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1ad17bf" officeooo:paragraph-rsid="01ad17bf"/>
    </style:style>
    <style:style style:name="P2" style:family="paragraph" style:parent-style-name="Heading_20_2">
      <style:text-properties officeooo:rsid="01b5defa" officeooo:paragraph-rsid="01b5defa"/>
    </style:style>
    <style:style style:name="P3" style:family="paragraph" style:parent-style-name="Text_20_body" style:list-style-name="L1">
      <style:text-properties officeooo:rsid="01addf69" officeooo:paragraph-rsid="01addf69"/>
    </style:style>
    <style:style style:name="P4" style:family="paragraph" style:parent-style-name="Text_20_body" style:list-style-name="L1">
      <style:paragraph-properties fo:text-align="justify" style:justify-single-word="false" style:writing-mode="lr-tb"/>
      <style:text-properties fo:font-style="normal" officeooo:rsid="01b0ce2e" officeooo:paragraph-rsid="01b0ce2e" style:font-style-asian="normal" style:font-style-complex="normal"/>
    </style:style>
    <style:style style:name="P5" style:family="paragraph" style:parent-style-name="Text_20_body" style:list-style-name="L1">
      <style:text-properties officeooo:rsid="01b0ce2e" officeooo:paragraph-rsid="01b0ce2e"/>
    </style:style>
    <style:style style:name="P6" style:family="paragraph" style:parent-style-name="Text_20_body" style:list-style-name="L1">
      <style:paragraph-properties style:writing-mode="lr-tb"/>
      <style:text-properties officeooo:rsid="01b0ce2e" officeooo:paragraph-rsid="01b0ce2e"/>
    </style:style>
    <style:style style:name="P7" style:family="paragraph" style:parent-style-name="Text_20_body" style:list-style-name="L1">
      <style:text-properties officeooo:paragraph-rsid="02c56cad"/>
    </style:style>
    <style:style style:name="P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 style:parent-style-name="Math" style:list-style-name="L1">
      <style:paragraph-properties fo:text-align="center" style:justify-single-word="false"/>
    </style:style>
    <style:style style:name="P11" style:family="paragraph" style:parent-style-name="Text_20_body" style:list-style-name="L2">
      <style:text-properties officeooo:rsid="01b620c9" officeooo:paragraph-rsid="01b620c9"/>
    </style:style>
    <style:style style:name="P12" style:family="paragraph" style:parent-style-name="Math" style:list-style-name="L2">
      <style:paragraph-properties fo:text-align="center" style:justify-single-word="false"/>
    </style:style>
    <style:style style:name="P13" style:family="paragraph" style:parent-style-name="Text_20_body" style:list-style-name="L2">
      <style:text-properties officeooo:rsid="01bc5b09" officeooo:paragraph-rsid="01bc5b09"/>
    </style:style>
    <style:style style:name="P14" style:family="paragraph" style:parent-style-name="Text_20_body" style:list-style-name="L2">
      <style:text-properties officeooo:rsid="01bf525e" officeooo:paragraph-rsid="02c56cad"/>
    </style:style>
    <style:style style:name="P15" style:family="paragraph" style:parent-style-name="Text_20_body" style:list-style-name="L2">
      <style:text-properties officeooo:rsid="01bf525e" officeooo:paragraph-rsid="01bf525e"/>
    </style:style>
    <style:style style:name="P16" style:family="paragraph" style:parent-style-name="Text_20_body" style:list-style-name="L3">
      <style:text-properties officeooo:rsid="01c3e327" officeooo:paragraph-rsid="01c3e327"/>
    </style:style>
    <style:style style:name="P17" style:family="paragraph" style:parent-style-name="Math" style:list-style-name="L3">
      <style:paragraph-properties fo:text-align="center" style:justify-single-word="false"/>
    </style:style>
    <style:style style:name="P18" style:family="paragraph" style:parent-style-name="Text_20_body" style:list-style-name="L3">
      <style:text-properties officeooo:rsid="01c618ac" officeooo:paragraph-rsid="02c56cad"/>
    </style:style>
    <style:style style:name="P19" style:family="paragraph" style:parent-style-name="Text_20_body" style:list-style-name="L3">
      <style:text-properties officeooo:rsid="01c7db12" officeooo:paragraph-rsid="02c56cad"/>
    </style:style>
    <style:style style:name="P20" style:family="paragraph" style:parent-style-name="Text_20_body" style:list-style-name="L3">
      <style:text-properties officeooo:rsid="01c8e40d" officeooo:paragraph-rsid="02c56cad"/>
    </style:style>
    <style:style style:name="P21" style:family="paragraph" style:parent-style-name="Text_20_body" style:list-style-name="L3">
      <style:text-properties officeooo:rsid="01c9f092" officeooo:paragraph-rsid="01c9f092"/>
    </style:style>
    <style:style style:name="P22" style:family="paragraph" style:parent-style-name="Text_20_body" style:list-style-name="L3">
      <style:text-properties officeooo:rsid="01cb5771" officeooo:paragraph-rsid="02c56cad"/>
    </style:style>
    <style:style style:name="P23" style:family="paragraph" style:parent-style-name="Text_20_body" style:list-style-name="L3">
      <style:text-properties officeooo:rsid="01d186c7" officeooo:paragraph-rsid="01d186c7"/>
    </style:style>
    <style:style style:name="P24" style:family="paragraph" style:parent-style-name="Text_20_body" style:list-style-name="L3">
      <style:text-properties officeooo:rsid="01d186c7" officeooo:paragraph-rsid="02c56cad"/>
    </style:style>
    <style:style style:name="P25" style:family="paragraph" style:parent-style-name="Text_20_body" style:list-style-name="L3">
      <style:text-properties officeooo:rsid="01d2d848" officeooo:paragraph-rsid="01d361f2"/>
    </style:style>
    <style:style style:name="P26" style:family="paragraph" style:parent-style-name="Math" style:list-style-name="L3">
      <style:text-properties officeooo:paragraph-rsid="02c56cad"/>
    </style:style>
    <style:style style:name="P27" style:family="paragraph" style:parent-style-name="Standard" style:list-style-name="L3">
      <style:text-properties officeooo:rsid="01d38270" officeooo:paragraph-rsid="01d38270"/>
    </style:style>
    <style:style style:name="P28" style:family="paragraph" style:parent-style-name="Standard" style:list-style-name="L3">
      <style:text-properties officeooo:rsid="01d4dada" officeooo:paragraph-rsid="01d4dada"/>
    </style:style>
    <style:style style:name="P29" style:family="paragraph" style:parent-style-name="Standard" style:list-style-name="L3">
      <style:text-properties officeooo:rsid="01d4dada" officeooo:paragraph-rsid="02c56cad"/>
    </style:style>
    <style:style style:name="P30" style:family="paragraph" style:parent-style-name="Text_20_body" style:list-style-name="L4">
      <style:text-properties officeooo:paragraph-rsid="01d57d81"/>
    </style:style>
    <style:style style:name="P31" style:family="paragraph" style:parent-style-name="Math" style:list-style-name="L4">
      <style:paragraph-properties fo:text-align="center" style:justify-single-word="false"/>
    </style:style>
    <style:style style:name="P32" style:family="paragraph" style:parent-style-name="Text_20_body" style:list-style-name="L4">
      <style:text-properties officeooo:rsid="01d85e71" officeooo:paragraph-rsid="02c56cad"/>
    </style:style>
    <style:style style:name="P33" style:family="paragraph" style:parent-style-name="Text_20_body" style:list-style-name="L4">
      <style:text-properties officeooo:rsid="01d9f7a3" officeooo:paragraph-rsid="02c56cad"/>
    </style:style>
    <style:style style:name="P34" style:family="paragraph" style:parent-style-name="Math">
      <style:paragraph-properties fo:text-align="center" style:justify-single-word="false"/>
    </style:style>
    <style:style style:name="P35" style:family="paragraph" style:parent-style-name="Text_20_body" style:list-style-name="L4">
      <style:text-properties officeooo:rsid="01db2308" officeooo:paragraph-rsid="01db2308"/>
    </style:style>
    <style:style style:name="P36" style:family="paragraph" style:parent-style-name="Text_20_body" style:list-style-name="L4">
      <style:text-properties officeooo:rsid="01efd825" officeooo:paragraph-rsid="01efd825"/>
    </style:style>
    <style:style style:name="P37" style:family="paragraph" style:parent-style-name="Text_20_body" style:list-style-name="L5">
      <style:text-properties officeooo:rsid="01efd825" officeooo:paragraph-rsid="02c56cad"/>
    </style:style>
    <style:style style:name="P38" style:family="paragraph" style:parent-style-name="Text_20_body" style:list-style-name="L6">
      <style:text-properties officeooo:rsid="01f034a0" officeooo:paragraph-rsid="02c56cad"/>
    </style:style>
    <style:style style:name="P39" style:family="paragraph" style:parent-style-name="Text_20_body" style:list-style-name="L4">
      <style:text-properties officeooo:rsid="01f1a422" officeooo:paragraph-rsid="01f1a422"/>
    </style:style>
    <style:style style:name="P40" style:family="paragraph" style:parent-style-name="Text_20_body" style:list-style-name="L7">
      <style:text-properties officeooo:rsid="01f2cf5c" officeooo:paragraph-rsid="02c56cad"/>
    </style:style>
    <style:style style:name="P41" style:family="paragraph" style:parent-style-name="Text_20_body" style:list-style-name="L8">
      <style:text-properties officeooo:rsid="01f2cf5c" officeooo:paragraph-rsid="02c56cad"/>
    </style:style>
    <style:style style:name="P42" style:family="paragraph" style:parent-style-name="Text_20_body" style:list-style-name="L9">
      <style:text-properties officeooo:rsid="01f580e7" officeooo:paragraph-rsid="01f580e7"/>
    </style:style>
    <style:style style:name="P43" style:family="paragraph" style:parent-style-name="Math" style:list-style-name="L9">
      <style:paragraph-properties fo:text-align="center" style:justify-single-word="false"/>
    </style:style>
    <style:style style:name="P44" style:family="paragraph" style:parent-style-name="Text_20_body" style:list-style-name="L9">
      <style:text-properties officeooo:rsid="01f7b8e8" officeooo:paragraph-rsid="01f7b8e8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paragraph-rsid="02c56cad"/>
    </style:style>
    <style:style style:name="P46" style:family="paragraph" style:parent-style-name="Text_20_body" style:list-style-name="L9">
      <style:paragraph-properties fo:text-align="justify" style:justify-single-word="false"/>
      <style:text-properties officeooo:rsid="01f8f165" officeooo:paragraph-rsid="01f8f165"/>
    </style:style>
    <style:style style:name="P47" style:family="paragraph" style:parent-style-name="Text_20_body" style:list-style-name="L9">
      <style:paragraph-properties fo:text-align="justify" style:justify-single-word="false"/>
      <style:text-properties officeooo:rsid="01fa9770" officeooo:paragraph-rsid="02c56cad"/>
    </style:style>
    <style:style style:name="P48" style:family="paragraph" style:parent-style-name="Text_20_body" style:list-style-name="L10">
      <style:text-properties officeooo:rsid="01ff632e" officeooo:paragraph-rsid="01ff632e"/>
    </style:style>
    <style:style style:name="P49" style:family="paragraph" style:parent-style-name="Math" style:list-style-name="L10">
      <style:paragraph-properties fo:text-align="center" style:justify-single-word="false"/>
    </style:style>
    <style:style style:name="P50" style:family="paragraph" style:parent-style-name="Text_20_body" style:list-style-name="L10">
      <style:text-properties officeooo:rsid="02112b23" officeooo:paragraph-rsid="02c56cad"/>
    </style:style>
    <style:style style:name="P51" style:family="paragraph" style:parent-style-name="Text_20_body" style:list-style-name="L10">
      <style:text-properties officeooo:rsid="02888479" officeooo:paragraph-rsid="02c56cad"/>
    </style:style>
    <style:style style:name="P52" style:family="paragraph" style:parent-style-name="Text_20_body" style:list-style-name="L10">
      <style:text-properties officeooo:rsid="028aba8e" officeooo:paragraph-rsid="02c56cad"/>
    </style:style>
    <style:style style:name="P53" style:family="paragraph" style:parent-style-name="Text_20_body" style:list-style-name="L10">
      <style:text-properties officeooo:rsid="021af1f2" officeooo:paragraph-rsid="021af1f2"/>
    </style:style>
    <style:style style:name="P54" style:family="paragraph" style:parent-style-name="Text_20_body" style:list-style-name="L10">
      <style:text-properties officeooo:rsid="021af1f2" officeooo:paragraph-rsid="02c56cad"/>
    </style:style>
    <style:style style:name="P55" style:family="paragraph" style:parent-style-name="Text_20_body" style:list-style-name="L11">
      <style:text-properties officeooo:rsid="021dd686" officeooo:paragraph-rsid="021dd686"/>
    </style:style>
    <style:style style:name="P56" style:family="paragraph" style:parent-style-name="Math" style:list-style-name="L11">
      <style:paragraph-properties fo:text-align="center" style:justify-single-word="false"/>
    </style:style>
    <style:style style:name="P57" style:family="paragraph" style:parent-style-name="Text_20_body" style:list-style-name="L11">
      <style:text-properties officeooo:rsid="021ecb01" officeooo:paragraph-rsid="021ecb01"/>
    </style:style>
    <style:style style:name="P58" style:family="paragraph" style:parent-style-name="Text_20_body" style:list-style-name="L11">
      <style:text-properties officeooo:rsid="021fba81" officeooo:paragraph-rsid="02c56cad"/>
    </style:style>
    <style:style style:name="P59" style:family="paragraph" style:parent-style-name="Heading_20_2">
      <style:text-properties officeooo:rsid="02295f77" officeooo:paragraph-rsid="02295f77"/>
    </style:style>
    <style:style style:name="P60" style:family="paragraph" style:parent-style-name="Text_20_body">
      <style:text-properties officeooo:rsid="029c6008" officeooo:paragraph-rsid="02c56cad"/>
    </style:style>
    <style:style style:name="P61" style:family="paragraph" style:parent-style-name="Text_20_body" style:list-style-name="L12">
      <style:text-properties officeooo:rsid="0222aae4" officeooo:paragraph-rsid="02c56cad"/>
    </style:style>
    <style:style style:name="P62" style:family="paragraph" style:parent-style-name="Math" style:list-style-name="L12">
      <style:paragraph-properties fo:text-align="center" style:justify-single-word="false"/>
    </style:style>
    <style:style style:name="P63" style:family="paragraph" style:parent-style-name="Standard" style:list-style-name="L12">
      <style:text-properties officeooo:rsid="022570ce" officeooo:paragraph-rsid="0226f590"/>
    </style:style>
    <style:style style:name="P64" style:family="paragraph" style:parent-style-name="Standard" style:list-style-name="L12">
      <style:text-properties officeooo:rsid="028eaba4" officeooo:paragraph-rsid="02c56cad" fo:background-color="transparent"/>
    </style:style>
    <style:style style:name="P65" style:family="paragraph" style:parent-style-name="Text_20_body" style:list-style-name="L12">
      <style:text-properties officeooo:rsid="029c6008" officeooo:paragraph-rsid="02c56cad"/>
    </style:style>
    <style:style style:name="P66" style:family="paragraph" style:parent-style-name="Text_20_body" style:list-style-name="L13">
      <style:text-properties officeooo:rsid="02295f77" officeooo:paragraph-rsid="02c56cad"/>
    </style:style>
    <style:style style:name="P67" style:family="paragraph" style:parent-style-name="Math" style:list-style-name="L13">
      <style:paragraph-properties fo:text-align="center" style:justify-single-word="false"/>
    </style:style>
    <style:style style:name="P68" style:family="paragraph" style:parent-style-name="Text_20_body" style:list-style-name="L13">
      <style:text-properties officeooo:rsid="02295f77" officeooo:paragraph-rsid="02295f77"/>
    </style:style>
    <style:style style:name="P69" style:family="paragraph" style:parent-style-name="Text_20_body" style:list-style-name="L14">
      <style:text-properties officeooo:rsid="02347cef" officeooo:paragraph-rsid="02c56cad"/>
    </style:style>
    <style:style style:name="P70" style:family="paragraph" style:parent-style-name="Text_20_body" style:list-style-name="L14">
      <style:text-properties officeooo:rsid="023489b1" officeooo:paragraph-rsid="02c56cad"/>
    </style:style>
    <style:style style:name="P71" style:family="paragraph" style:parent-style-name="Text_20_body" style:list-style-name="L14">
      <style:text-properties officeooo:rsid="023534b3" officeooo:paragraph-rsid="02c56cad"/>
    </style:style>
    <style:style style:name="P72" style:family="paragraph" style:parent-style-name="Text_20_body" style:list-style-name="L14">
      <style:text-properties officeooo:rsid="02390125" officeooo:paragraph-rsid="02c56cad"/>
    </style:style>
    <style:style style:name="P73" style:family="paragraph" style:parent-style-name="Text_20_body" style:list-style-name="L14">
      <style:text-properties officeooo:rsid="023b9091" officeooo:paragraph-rsid="02c56cad"/>
    </style:style>
    <style:style style:name="P74" style:family="paragraph" style:parent-style-name="Text_20_body" style:list-style-name="L14">
      <style:text-properties officeooo:rsid="024155f1" officeooo:paragraph-rsid="02c56cad"/>
    </style:style>
    <style:style style:name="P75" style:family="paragraph" style:parent-style-name="Heading_20_2">
      <style:text-properties officeooo:rsid="0242c5dd" officeooo:paragraph-rsid="0242c5dd"/>
    </style:style>
    <style:style style:name="P76" style:family="paragraph" style:parent-style-name="Text_20_body" style:list-style-name="L15">
      <style:text-properties officeooo:rsid="0242c5dd" officeooo:paragraph-rsid="0242c5dd"/>
    </style:style>
    <style:style style:name="P77" style:family="paragraph" style:parent-style-name="Math" style:list-style-name="L15">
      <style:paragraph-properties fo:text-align="center" style:justify-single-word="false"/>
    </style:style>
    <style:style style:name="P78" style:family="paragraph" style:parent-style-name="Text_20_body" style:list-style-name="L15">
      <style:text-properties officeooo:rsid="0252eea5" officeooo:paragraph-rsid="02c56cad"/>
    </style:style>
    <style:style style:name="P79" style:family="paragraph" style:parent-style-name="Heading_20_2">
      <style:text-properties officeooo:rsid="0256d54a" officeooo:paragraph-rsid="0256d54a"/>
    </style:style>
    <style:style style:name="P80" style:family="paragraph" style:parent-style-name="Text_20_body">
      <style:text-properties officeooo:rsid="02c06b4f" officeooo:paragraph-rsid="02c06b4f"/>
    </style:style>
    <style:style style:name="P81" style:family="paragraph" style:parent-style-name="Text_20_body" style:list-style-name="L16">
      <style:text-properties officeooo:rsid="0256d54a" officeooo:paragraph-rsid="0256d54a"/>
    </style:style>
    <style:style style:name="P82" style:family="paragraph" style:parent-style-name="Math" style:list-style-name="L16">
      <style:paragraph-properties fo:text-align="center" style:justify-single-word="false"/>
    </style:style>
    <style:style style:name="P83" style:family="paragraph" style:parent-style-name="Standard" style:list-style-name="L16">
      <style:text-properties officeooo:rsid="0257395d" officeooo:paragraph-rsid="0257395d"/>
    </style:style>
    <style:style style:name="P84" style:family="paragraph" style:parent-style-name="Heading_20_3">
      <style:text-properties officeooo:paragraph-rsid="0256d54a"/>
    </style:style>
    <style:style style:name="P85" style:family="paragraph" style:parent-style-name="Heading_20_4">
      <style:text-properties officeooo:rsid="0256d54a" officeooo:paragraph-rsid="0256d54a"/>
    </style:style>
    <style:style style:name="P86" style:family="paragraph" style:parent-style-name="Text_20_body" style:list-style-name="L17">
      <style:paragraph-properties fo:text-align="justify" style:justify-single-word="false"/>
      <style:text-properties officeooo:rsid="0256d54a" officeooo:paragraph-rsid="0256d54a"/>
    </style:style>
    <style:style style:name="P87" style:family="paragraph" style:parent-style-name="Math" style:list-style-name="L17">
      <style:paragraph-properties fo:text-align="center" style:justify-single-word="false"/>
    </style:style>
    <style:style style:name="P88" style:family="paragraph" style:parent-style-name="Text_20_body" style:list-style-name="L17">
      <style:paragraph-properties fo:text-align="justify" style:justify-single-word="false"/>
      <style:text-properties officeooo:paragraph-rsid="02c56cad"/>
    </style:style>
    <style:style style:name="P89" style:family="paragraph" style:parent-style-name="Text_20_body" style:list-style-name="L17">
      <style:paragraph-properties fo:text-align="justify" style:justify-single-word="false"/>
      <style:text-properties officeooo:rsid="025a6d27" officeooo:paragraph-rsid="02c56cad"/>
    </style:style>
    <style:style style:name="P90" style:family="paragraph" style:parent-style-name="Text_20_body" style:list-style-name="L18">
      <style:text-properties officeooo:rsid="02b43dde" officeooo:paragraph-rsid="02b43dde"/>
    </style:style>
    <style:style style:name="P91" style:family="paragraph" style:parent-style-name="Math" style:list-style-name="L18">
      <style:paragraph-properties fo:text-align="center" style:justify-single-word="false"/>
    </style:style>
    <style:style style:name="P92" style:family="paragraph" style:parent-style-name="Text_20_body" style:list-style-name="L18">
      <style:text-properties officeooo:rsid="02ba2959" officeooo:paragraph-rsid="02c56cad"/>
    </style:style>
    <style:style style:name="P93" style:family="paragraph" style:parent-style-name="Text_20_body" style:list-style-name="L19">
      <style:text-properties officeooo:rsid="025e26ea" officeooo:paragraph-rsid="025e26ea"/>
    </style:style>
    <style:style style:name="P94" style:family="paragraph" style:parent-style-name="Math" style:list-style-name="L19">
      <style:paragraph-properties fo:text-align="center" style:justify-single-word="false"/>
    </style:style>
    <style:style style:name="P95" style:family="paragraph" style:parent-style-name="Text_20_body" style:list-style-name="L19">
      <style:text-properties officeooo:rsid="025fb4ba" officeooo:paragraph-rsid="02c56cad"/>
    </style:style>
    <style:style style:name="P96" style:family="paragraph" style:parent-style-name="Text_20_body" style:list-style-name="L20">
      <style:text-properties officeooo:rsid="0260df88" officeooo:paragraph-rsid="0260df88"/>
    </style:style>
    <style:style style:name="P97" style:family="paragraph" style:parent-style-name="Math" style:list-style-name="L20">
      <style:paragraph-properties fo:text-align="center" style:justify-single-word="false"/>
    </style:style>
    <style:style style:name="P98" style:family="paragraph" style:parent-style-name="Text_20_body" style:list-style-name="L20">
      <style:text-properties officeooo:rsid="0260df88" officeooo:paragraph-rsid="02c56cad"/>
    </style:style>
    <style:style style:name="P99" style:family="paragraph" style:parent-style-name="Heading_20_4">
      <style:text-properties officeooo:paragraph-rsid="02c56cad"/>
    </style:style>
    <style:style style:name="P100" style:family="paragraph" style:parent-style-name="Text_20_body" style:list-style-name="L21">
      <style:text-properties officeooo:rsid="0261a12c" officeooo:paragraph-rsid="0261a12c"/>
    </style:style>
    <style:style style:name="P101" style:family="paragraph" style:parent-style-name="Math" style:list-style-name="L21">
      <style:paragraph-properties fo:text-align="center" style:justify-single-word="false"/>
    </style:style>
    <style:style style:name="P102" style:family="paragraph" style:parent-style-name="Standard" style:list-style-name="L21">
      <style:text-properties officeooo:rsid="02a1c285" officeooo:paragraph-rsid="02c56cad"/>
    </style:style>
    <style:style style:name="P103" style:family="paragraph" style:parent-style-name="Math" style:list-style-name="L21">
      <style:text-properties officeooo:paragraph-rsid="02c56cad"/>
    </style:style>
    <style:style style:name="P104" style:family="paragraph" style:parent-style-name="Standard" style:list-style-name="L21">
      <style:text-properties officeooo:rsid="02a1c285" officeooo:paragraph-rsid="02a1c285"/>
    </style:style>
    <style:style style:name="P105" style:family="paragraph" style:parent-style-name="Standard" style:list-style-name="L21">
      <style:text-properties officeooo:rsid="02a95de2" officeooo:paragraph-rsid="02c56cad"/>
    </style:style>
    <style:style style:name="P106" style:family="paragraph" style:parent-style-name="Standard" style:list-style-name="L21">
      <style:text-properties officeooo:rsid="02acbf8a" officeooo:paragraph-rsid="02c56cad"/>
    </style:style>
    <style:style style:name="P107" style:family="paragraph" style:parent-style-name="Standard" style:list-style-name="L21">
      <style:text-properties officeooo:rsid="02acbf8a" officeooo:paragraph-rsid="02acbf8a"/>
    </style:style>
    <style:style style:name="P108" style:family="paragraph" style:parent-style-name="Standard" style:list-style-name="L21">
      <style:text-properties officeooo:rsid="02ace78d" officeooo:paragraph-rsid="02c56cad"/>
    </style:style>
    <style:style style:name="P109" style:family="paragraph" style:parent-style-name="Standard" style:list-style-name="L2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2acbf8a" officeooo:paragraph-rsid="02c56cad"/>
    </style:style>
    <style:style style:name="P110" style:family="paragraph" style:parent-style-name="Standard" style:list-style-name="L2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2afdb41" officeooo:paragraph-rsid="02c56cad"/>
    </style:style>
    <style:style style:name="P111" style:family="paragraph" style:parent-style-name="Standard" style:list-style-name="L2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2b1c3b7" officeooo:paragraph-rsid="02b1c3b7"/>
    </style:style>
    <style:style style:name="P112" style:family="paragraph" style:parent-style-name="Standard" style:list-style-name="L2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2afdb5c" officeooo:paragraph-rsid="02c56cad"/>
    </style:style>
    <style:style style:name="P113" style:family="paragraph" style:parent-style-name="Standard" style:list-style-name="L2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2b43dde" officeooo:paragraph-rsid="02c56cad"/>
    </style:style>
    <style:style style:name="P114" style:family="paragraph" style:parent-style-name="Standard" style:list-style-name="L21">
      <style:text-properties officeooo:rsid="028094d0" officeooo:paragraph-rsid="02c56cad"/>
    </style:style>
    <style:style style:name="P115" style:family="paragraph" style:parent-style-name="Heading_20_2">
      <style:text-properties officeooo:rsid="0263ee9a" officeooo:paragraph-rsid="0263ee9a"/>
    </style:style>
    <style:style style:name="P116" style:family="paragraph" style:parent-style-name="Text_20_body" style:list-style-name="L22">
      <style:text-properties officeooo:rsid="0263ee9a" officeooo:paragraph-rsid="0263ee9a"/>
    </style:style>
    <style:style style:name="P117" style:family="paragraph" style:parent-style-name="Math" style:list-style-name="L22">
      <style:paragraph-properties fo:text-align="center" style:justify-single-word="false"/>
    </style:style>
    <style:style style:name="P118" style:family="paragraph" style:parent-style-name="Text_20_body" style:list-style-name="L22">
      <style:text-properties officeooo:rsid="0270c8ae" officeooo:paragraph-rsid="02c56cad"/>
    </style:style>
    <style:style style:name="P119" style:family="paragraph" style:parent-style-name="Text_20_body">
      <style:paragraph-properties fo:text-align="center" style:justify-single-word="false" fo:break-before="page"/>
      <style:text-properties officeooo:rsid="02c202dc" officeooo:paragraph-rsid="02c56cad"/>
    </style:style>
    <style:style style:name="T1" style:family="text">
      <style:text-properties officeooo:rsid="01b174a3"/>
    </style:style>
    <style:style style:name="T2" style:family="text">
      <style:text-properties officeooo:rsid="01b5f968"/>
    </style:style>
    <style:style style:name="T3" style:family="text">
      <style:text-properties officeooo:rsid="01c0be52"/>
    </style:style>
    <style:style style:name="T4" style:family="text">
      <style:text-properties officeooo:rsid="01c22f7e"/>
    </style:style>
    <style:style style:name="T5" style:family="text">
      <style:text-properties officeooo:rsid="01d38270"/>
    </style:style>
    <style:style style:name="T6" style:family="text">
      <style:text-properties officeooo:rsid="01d186c7"/>
    </style:style>
    <style:style style:name="T7" style:family="text">
      <style:text-properties officeooo:rsid="01d4dad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d57d81"/>
    </style:style>
    <style:style style:name="T10" style:family="text">
      <style:text-properties officeooo:rsid="01dd167c"/>
    </style:style>
    <style:style style:name="T11" style:family="text">
      <style:text-properties officeooo:rsid="01d9f7a3"/>
    </style:style>
    <style:style style:name="T12" style:family="text">
      <style:text-properties officeooo:rsid="01f2cf5c"/>
    </style:style>
    <style:style style:name="T13" style:family="text">
      <style:text-properties officeooo:rsid="01f7b8e8"/>
    </style:style>
    <style:style style:name="T14" style:family="text">
      <style:text-properties officeooo:rsid="01f3adc4"/>
    </style:style>
    <style:style style:name="T15" style:family="text">
      <style:text-properties officeooo:rsid="01f75a72"/>
    </style:style>
    <style:style style:name="T16" style:family="text">
      <style:text-properties officeooo:rsid="01f8f165"/>
    </style:style>
    <style:style style:name="T17" style:family="text">
      <style:text-properties officeooo:rsid="01fa9770"/>
    </style:style>
    <style:style style:name="T18" style:family="text">
      <style:text-properties officeooo:rsid="028cb585"/>
    </style:style>
    <style:style style:name="T19" style:family="text">
      <style:text-properties officeooo:rsid="028aba8e"/>
    </style:style>
    <style:style style:name="T20" style:family="text">
      <style:text-properties officeooo:rsid="027dbf0d"/>
    </style:style>
    <style:style style:name="T21" style:family="text">
      <style:text-properties officeooo:rsid="02984489"/>
    </style:style>
    <style:style style:name="T22" style:family="text">
      <style:text-properties officeooo:rsid="029a1142"/>
    </style:style>
    <style:style style:name="T23" style:family="text">
      <style:text-properties officeooo:rsid="029a2586"/>
    </style:style>
    <style:style style:name="T24" style:family="text">
      <style:text-properties officeooo:rsid="029bbdba"/>
    </style:style>
    <style:style style:name="T25" style:family="text">
      <style:text-properties officeooo:rsid="02bed57b"/>
    </style:style>
    <style:style style:name="T26" style:family="text">
      <style:text-properties officeooo:rsid="02c04c4d"/>
    </style:style>
    <style:style style:name="T27" style:family="text">
      <style:text-properties officeooo:rsid="02676775"/>
    </style:style>
    <style:style style:name="T28" style:family="text">
      <style:text-properties officeooo:rsid="023534b3"/>
    </style:style>
    <style:style style:name="T29" style:family="text">
      <style:text-properties officeooo:rsid="02374e33"/>
    </style:style>
    <style:style style:name="T30" style:family="text">
      <style:text-properties officeooo:rsid="0235fa69"/>
    </style:style>
    <style:style style:name="T31" style:family="text">
      <style:text-properties officeooo:rsid="0237ce3f"/>
    </style:style>
    <style:style style:name="T32" style:family="text">
      <style:text-properties officeooo:rsid="023afc14"/>
    </style:style>
    <style:style style:name="T33" style:family="text">
      <style:text-properties officeooo:rsid="023b64d3"/>
    </style:style>
    <style:style style:name="T34" style:family="text">
      <style:text-properties officeooo:rsid="023ea009"/>
    </style:style>
    <style:style style:name="T35" style:family="text">
      <style:text-properties officeooo:rsid="023f6f5b"/>
    </style:style>
    <style:style style:name="T36" style:family="text">
      <style:text-properties officeooo:rsid="028a10b5" fo:background-color="transparent" loext:char-shading-value="0"/>
    </style:style>
    <style:style style:name="T37" style:family="text">
      <style:text-properties officeooo:rsid="02535845"/>
    </style:style>
    <style:style style:name="T38" style:family="text">
      <style:text-properties officeooo:rsid="0256b2f8"/>
    </style:style>
    <style:style style:name="T39" style:family="text">
      <style:text-properties officeooo:rsid="02914c52"/>
    </style:style>
    <style:style style:name="T40" style:family="text">
      <style:text-properties fo:font-weight="bold" officeooo:rsid="0256b2f8" style:font-weight-asian="bold" style:font-weight-complex="bold"/>
    </style:style>
    <style:style style:name="T41" style:family="text">
      <style:text-properties fo:font-weight="normal" officeooo:rsid="0256b2f8" style:font-weight-asian="normal" style:font-weight-complex="normal"/>
    </style:style>
    <style:style style:name="T42" style:family="text">
      <style:text-properties officeooo:rsid="02744509"/>
    </style:style>
    <style:style style:name="T43" style:family="text">
      <style:text-properties officeooo:rsid="025e26ea"/>
    </style:style>
    <style:style style:name="T44" style:family="text">
      <style:text-properties officeooo:rsid="0257395d"/>
    </style:style>
    <style:style style:name="T45" style:family="text">
      <style:text-properties officeooo:rsid="02578532"/>
    </style:style>
    <style:style style:name="T46" style:family="text">
      <style:text-properties officeooo:rsid="02587d8d"/>
    </style:style>
    <style:style style:name="T47" style:family="text">
      <style:text-properties officeooo:rsid="025c7a8b"/>
    </style:style>
    <style:style style:name="T48" style:family="text">
      <style:text-properties officeooo:rsid="02b43dde"/>
    </style:style>
    <style:style style:name="T49" style:family="text">
      <style:text-properties officeooo:rsid="02b988bf"/>
    </style:style>
    <style:style style:name="T50" style:family="text">
      <style:text-properties officeooo:rsid="02acbf8a"/>
    </style:style>
    <style:style style:name="T51" style:family="text">
      <style:text-properties officeooo:rsid="02ae9009"/>
    </style:style>
    <style:style style:name="T52" style:family="text">
      <style:text-properties officeooo:rsid="02b2a9db"/>
    </style:style>
    <style:style style:name="T53" style:family="text">
      <style:text-properties officeooo:rsid="02b5fd9d"/>
    </style:style>
    <style:style style:name="T54" style:family="text">
      <style:text-properties officeooo:rsid="026c9f68"/>
    </style:style>
    <style:style style:name="T55" style:family="text">
      <style:text-properties officeooo:rsid="028094d0"/>
    </style:style>
    <style:style style:name="T56" style:family="text">
      <style:text-properties officeooo:rsid="0271505d"/>
    </style:style>
    <style:style style:name="T57" style:family="text">
      <style:text-properties officeooo:rsid="027f7289"/>
    </style:style>
    <style:style style:name="T58" style:family="text">
      <style:text-properties officeooo:rsid="02723092"/>
    </style:style>
    <style:style style:name="T59" style:family="text">
      <style:text-properties officeooo:rsid="02733d63"/>
    </style:style>
    <style:style style:name="T60" style:family="text">
      <style:text-properties fo:font-weight="bold" officeooo:rsid="02733d63" style:font-weight-asian="bold" style:font-weight-complex="bold"/>
    </style:style>
    <style:style style:name="T61" style:family="text">
      <style:text-properties fo:font-weight="normal" officeooo:rsid="02733d63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Bullet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א, י, ק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תרגיל בית 2</text:h>
      <text:h text:style-name="Heading_20_2" text:outline-level="2">מידע כללי</text:h>
      <text:p text:style-name="P1">מגיש: שחר פרץ</text:p>
      <text:p text:style-name="P1">מוגש עבור: נטלי שלום</text:p>
      <text:p text:style-name="P1">תאריך הגשה: יום רביעי, 22.11.2023</text:p>
      <text:h text:style-name="P2" text:outline-level="2">1. מציאת מידע על קבוצות נתונות</text:h>
      <text:list text:style-name="L1">
        <text:list-item>
          <text:p text:style-name="P3">כמות האיברים בכל אחת מהקבוצות:</text:p>
        </text:list-item>
      </text:list>
      <text:section text:style-name="Sect1" text:name="Section1">
        <text:list text:continue-numbering="true" text:style-name="L1">
          <text:list-header>
            <text:p text:style-name="P4">A. 3</text:p>
            <text:p text:style-name="P4">B. 3</text:p>
            <text:p text:style-name="P4">C. 3</text:p>
            <text:p text:style-name="P4">D. מבוטל</text:p>
            <text:p text:style-name="P4">E. 3</text:p>
          </text:list-header>
        </text:list>
      </text:section>
      <text:list text:continue-numbering="true" text:style-name="L1">
        <text:list-item>
          <text:p text:style-name="P5">נכון (T) או לא נכון (F):</text:p>
        </text:list-item>
      </text:list>
      <text:section text:style-name="Sect1" text:name="Section2">
        <text:list text:continue-numbering="true" text:style-name="L1">
          <text:list-header>
            <text:p text:style-name="P6">1. T</text:p>
            <text:p text:style-name="P6">2. F</text:p>
            <text:p text:style-name="P6">3. F</text:p>
            <text:p text:style-name="P6">4. T</text:p>
            <text:p text:style-name="P6">5. F</text:p>
          </text:list-header>
        </text:list>
      </text:section>
      <text:list text:continue-numbering="true" text:style-name="L1">
        <text:list-item>
          <text:p text:style-name="P7"><text:span text:style-name="T1">תתי הקבוצות של </text:span><text:span text:style-name="T1"><draw:g text:anchor-type="as-char" svg:y="-0.102in" draw:z-index="206" draw:name="Shape1" draw:style-name="gr1"><svg:title>TexMaths</svg:title><svg:desc>11§display§E§svg§600§FALSE§</svg:desc><draw:path draw:style-name="gr2" draw:text-style-name="P8" svg:width="0.0996in" svg:height="0.0862in" svg:x="0.0028in" svg:y="0.0075in" svg:viewBox="0 0 254 220" svg:d="M0 0c85 0 169 0 254 0 0 73 0 147 0 220-85 0-169 0-254 0 0-73 0-147 0-220z"><text:p/></draw:path><draw:path draw:style-name="gr3" draw:text-style-name="P9" svg:width="0.1091in" svg:height="0.102in" svg:x="0.0004in" svg:y="0in" svg:viewBox="0 0 278 260" svg:d="M257 170c0-1 1-2 1-4 0-1 0-5-4-5s-5 2-5 5c-25 57-39 82-104 82-19 0-37 0-56 0-6 0-6 0-9 0-3-1-4-1-4-4 0-2 0-2 2-9 8-34 16-69 25-104 12 0 25 0 39 0 31 0 31 7 31 17 0 2 0 7-3 19 0 2-1 3-1 4 0 2 2 5 6 5 3 0 4-3 5-8 8-30 15-59 22-89 0-2-2-4-4-4-4 0-5 2-6 6-8 30-15 39-49 39-12 0-24 0-37 0 8-31 16-62 24-93 3-14 4-15 19-15 19 0 37 0 54 0 47 0 59 11 59 43 0 9 0 10-2 20 0 2 0 5 0 7 0 1 1 5 5 5s4-3 5-10c2-23 6-45 8-67 1-10-1-10-10-10-65 0-129 0-193 0-8 0-12 0-12 8 0 4 3 4 11 4 14 0 25 0 25 7 0 2 0 2-2 10-18 66-34 134-51 201-4 15-4 18-35 18-7 0-11 0-11 8 0 4 3 4 11 4 66 0 133 0 199 0 8 0 8 0 12-7 12-27 23-54 35-83z"><text:p/></draw:path></draw:g></text:span><text:span text:style-name="T1">:</text:span></text:p>
          <text:p text:style-name="P10"><draw:g text:anchor-type="as-char" svg:y="-0.1902in" draw:z-index="82" draw:name="Shape2" draw:style-name="gr1"><svg:title>TexMaths</svg:title><svg:desc>11§latex§\begin{align*} 
\mathcal{P}(E) &amp;= \mathcal{P}(\{1, \{1, 2, 3\}, 3\}) \\
&amp;= \{\varnothing, \{1\}, \{\{1, 2, 3\}\}, \{3\}, \{1, 3\}, \{1, \{1, 2, 3\}\}, \{3, \{1, 2, 3\}\}, \{1, \{1, 2, 3\}, 3\}\}
\end{align*}§svg§600§FALSE§</svg:desc><draw:path draw:style-name="gr2" draw:text-style-name="P8" svg:width="5.3531in" svg:height="0.3642in" svg:x="0.0051in" svg:y="0.0079in" svg:viewBox="0 0 13598 926" svg:d="M0 0c4532 0 9066 0 13598 0 0 308 0 617 0 926-4532 0-9066 0-13598 0 0-309 0-618 0-926z"><text:p/></draw:path><draw:path draw:style-name="gr3" draw:text-style-name="P9" svg:width="0.1083in" svg:height="0.111in" svg:x="0.0004in" svg:y="0.0102in" svg:viewBox="0 0 276 283" svg:d="M127 0c-54 0-96 25-112 44-14 15-15 26-15 28s2 3 4 3c7 0 16-6 18-8 9-5 10-8 12-15 6-16 17-29 65-31-7 87-30 172-63 252-2 5-2 7-2 8s1 2 3 2c7 0 26-9 30-19 20-47 52-136 63-243 6 0 14 0 21 0 47 0 92 18 92 56 0 30-28 84-103 86-8 0-12 0-23 8-7 4-10 8-10 11 0 2 2 2 7 2 71 0 162-60 162-123 0-44-53-61-98-61-17 0-34 0-51 0z"><text:p/></draw:path><draw:path draw:style-name="gr3" draw:text-style-name="P9" svg:width="0.035in" svg:height="0.1516in" svg:x="0.1307in" svg:y="0in" svg:viewBox="0 0 90 386" svg:d="M90 383c0-1 0-2-6-9-49-48-61-122-61-180 0-69 14-136 62-184 5-4 5-4 5-6 0-3-2-4-4-4-3 0-39 26-62 75-20 43-24 86-24 119 0 29 4 76 25 120 23 47 58 72 61 72 2 0 4-1 4-3z"><text:p/></draw:path><draw:path draw:style-name="gr3" draw:text-style-name="P9" svg:width="0.1102in" svg:height="0.1028in" svg:x="0.1807in" svg:y="0.0106in" svg:viewBox="0 0 281 262" svg:d="M260 173c1-2 1-5 2-6 0-1 0-4-6-4-3 0-4 2-4 4-25 58-40 84-106 84-18 0-37 0-56 0-5 0-6 0-9-1-4 0-5-1-5-3s0-3 2-9c9-35 18-71 27-106 13 0 25 0 38 0 33 0 33 8 33 18 0 2 0 7-3 18-1 3-1 4-1 5 0 2 1 4 5 4 2 0 3-2 6-8 7-29 14-60 22-90 0-3-3-4-5-4-3 0-4 2-5 6-9 30-16 39-51 39-12 0-24 0-36 0 8-31 15-63 23-94 3-13 3-15 21-15 17 0 36 0 54 0 47 0 59 12 59 43 0 10 0 11-2 21 0 2 0 4 0 6s1 6 4 6c5 0 5-3 6-10 2-22 5-45 8-67 1-10-2-10-10-10-65 0-131 0-196 0-8 0-11 0-11 8 0 3 3 3 10 3 14 0 25 0 25 8 0 1 0 2-1 9-18 68-34 136-52 204-3 16-4 19-35 19-7 0-11 0-11 7 0 4 4 4 11 4 67 0 134 0 201 0 9 0 9 0 11-7 12-27 25-55 37-82z"><text:p/></draw:path><draw:path draw:style-name="gr3" draw:text-style-name="P9" svg:width="0.0346in" svg:height="0.1516in" svg:x="0.3051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9" svg:width="0.1004in" svg:height="0.035in" svg:x="0.4063in" svg:y="0.05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083in" svg:height="0.111in" svg:x="0.5614in" svg:y="0.0102in" svg:viewBox="0 0 276 283" svg:d="M127 0c-54 0-96 25-112 44-14 15-15 26-15 28s2 3 4 3c6 0 16-6 18-8 9-5 10-8 12-15 6-16 17-29 65-31-7 87-30 172-63 252-2 5-2 7-2 8s1 2 3 2c7 0 26-9 30-19 20-47 52-136 63-243 6 0 14 0 21 0 47 0 92 18 92 56 0 30-28 84-103 86-8 0-12 0-23 8-7 4-10 8-10 11 0 2 2 2 7 2 71 0 162-60 162-123 0-44-53-61-98-61-17 0-34 0-51 0z"><text:p/></draw:path><draw:path draw:style-name="gr3" draw:text-style-name="P9" svg:width="0.035in" svg:height="0.1516in" svg:x="0.6917in" svg:y="0in" svg:viewBox="0 0 90 386" svg:d="M90 383c0-1 0-2-6-9-49-48-62-122-62-180 0-69 15-136 63-184 5-4 5-4 5-6 0-3-2-4-4-4-3 0-39 26-62 75-20 43-24 86-24 119 0 29 4 76 25 120 23 47 58 72 61 72 2 0 4-1 4-3z"><text:p/></draw:path><draw:path draw:style-name="gr3" draw:text-style-name="P9" svg:width="0.0539in" svg:height="0.1516in" svg:x="0.7469in" svg:y="0in" svg:viewBox="0 0 138 386" svg:d="M81 52c0-16 11-41 53-43 2-1 4-2 4-5 0-4-4-4-8-4-39 0-74 20-74 48 0 30 0 59 0 88 0 16 0 28-15 40s-29 12-38 13c-1 0-3 1-3 5 0 3 2 3 7 3 25 2 44 17 48 35 1 5 1 5 1 19 0 25 0 51 0 76 0 16 0 28 19 44 14 11 41 15 55 15 4 0 8 0 8-4 0-3-3-3-7-4-24-2-43-14-48-34-2-3-2-4-2-18 0-28 0-54 0-81 0-17-2-24-15-37-8-8-19-12-30-14 32-9 45-28 45-50 0-31 0-61 0-92z"><text:p/></draw:path><draw:path draw:style-name="gr3" draw:text-style-name="P9" svg:width="0.05in" svg:height="0.1004in" svg:x="0.8256in" svg:y="0.0138in" svg:viewBox="0 0 128 256" svg:d="M79 10c0-10 0-10-9-10-24 24-58 24-70 24 0 5 0 8 0 12 8 0 31 0 51-10 0 68 0 134 0 201 0 13-1 18-37 18-4 0-7 0-12 0 0 4 0 7 0 11 13-1 48-1 63-1s49 0 63 1c0-4 0-7 0-11-5 0-8 0-12 0-36 0-37-4-37-18 0-73 0-144 0-217z"><text:p/></draw:path><draw:path draw:style-name="gr3" draw:text-style-name="P9" svg:width="0.0173in" svg:height="0.0453in" svg:x="0.9012in" svg:y="0.0984in" svg:viewBox="0 0 45 116" svg:d="M45 41c0-26-10-41-25-41-12 0-20 10-20 21 0 10 8 20 20 20 4 0 10-1 14-5 1-1 1-1 1-1 1 0 1 0 1 6 0 28-13 51-26 65-4 4-4 4-4 5 0 3 2 5 4 5 4 0 35-30 35-75z"><text:p/></draw:path><draw:path draw:style-name="gr3" draw:text-style-name="P9" svg:width="0.0539in" svg:height="0.1516in" svg:x="0.9665in" svg:y="0in" svg:viewBox="0 0 138 386" svg:d="M81 52c0-16 10-41 52-43 2-1 5-2 5-5 0-4-4-4-8-4-39 0-74 20-75 48 0 30 0 59 0 88 0 16 0 28-15 40-14 12-28 12-37 13-2 0-3 1-3 5 0 3 2 3 6 3 26 2 45 17 48 35 1 5 1 5 1 19 0 25 0 51 0 76 0 16 0 28 19 44 15 11 40 15 56 15 4 0 8 0 8-4 0-3-3-3-7-4-24-2-43-14-48-34-2-3-2-4-2-18 0-28 0-54 0-81 0-17-3-24-15-37-8-8-20-12-30-14 31-9 45-28 45-50 0-31 0-61 0-92z"><text:p/></draw:path><draw:path draw:style-name="gr3" draw:text-style-name="P9" svg:width="0.05in" svg:height="0.1004in" svg:x="1.0457in" svg:y="0.0138in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3" draw:text-style-name="P9" svg:width="0.0173in" svg:height="0.0453in" svg:x="1.1209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9" svg:width="0.0602in" svg:height="0.1004in" svg:x="1.1831in" svg:y="0.0138in" svg:viewBox="0 0 154 256" svg:d="M30 227c13-13 27-27 40-40 61-53 84-74 84-112 0-44-35-75-82-75-43 0-72 35-72 69 0 22 19 22 20 22 6 0 21-4 21-21 0-9-8-19-21-19-3 0-3 0-6 0 10-26 31-40 53-40 35 0 52 32 52 64 0 31-20 60-41 85-24 27-49 55-74 82-4 5-4 6-4 14 47 0 96 0 143 0 3-23 8-45 11-67-3 0-7 0-10 0-2 12-4 29-9 36-2 2-27 2-36 2-23 0-46 0-69 0z"><text:p/></draw:path><draw:path draw:style-name="gr3" draw:text-style-name="P9" svg:width="0.0173in" svg:height="0.0453in" svg:x="1.2646in" svg:y="0.0984in" svg:viewBox="0 0 45 116" svg:d="M45 41c0-26-10-41-24-41-13 0-21 10-21 21 0 10 8 20 21 20 4 0 10-1 13-5 1-1 1-1 2-1 0 2 1 0 1 6 0 28-14 51-26 65-4 4-4 4-4 5 0 3 2 5 3 5 4 0 35-30 35-75z"><text:p/></draw:path><draw:path draw:style-name="gr3" draw:text-style-name="P9" svg:width="0.063in" svg:height="0.1039in" svg:x="1.3256in" svg:y="0.0138in" svg:viewBox="0 0 161 265" svg:d="M96 121c32-11 54-37 54-68 0-32-34-53-71-53-39 0-69 23-69 52 0 13 9 21 20 21 12 0 20-9 20-20 0-20-18-20-25-20 12-19 38-24 52-24 17 0 37 9 37 44 0 4-1 26-11 44-12 19-24 20-34 20-3 0-12 1-15 1s-6 1-6 4c0 5 3 5 9 5s12 0 18 0c32 0 46 26 46 63 0 53-27 64-44 64-16 0-46-6-59-28 13 1 25-7 25-22 0-14-10-21-21-21-10 0-22 5-22 22 0 35 36 60 78 60 47 0 83-35 83-75 0-30-25-61-65-69z"><text:p/></draw:path><draw:path draw:style-name="gr3" draw:text-style-name="P9" svg:width="0.0539in" svg:height="0.1516in" svg:x="1.4063in" svg:y="0in" svg:viewBox="0 0 138 386" svg:d="M56 335c0 16-10 40-53 43-1 1-3 2-3 4 0 4 4 4 8 4 37 0 73-18 73-48s0-60 0-88c0-14 0-28 16-40 14-11 28-12 37-13 1 0 4-1 4-3 0-5-3-5-7-5-25-2-44-15-48-35-2-3-2-4-2-19 0-25 0-50 0-76 0-16 0-28-18-44-16-11-42-15-55-15-4 0-8 0-8 4s2 4 7 5c24 1 43 13 48 33 1 3 1 4 1 19 0 27 0 53 0 81 0 18 3 24 16 36 7 8 18 12 29 16-32 9-45 26-45 48 0 31 0 62 0 93z"><text:p/></draw:path><draw:path draw:style-name="gr3" draw:text-style-name="P9" svg:width="0.0173in" svg:height="0.0453in" svg:x="1.4846in" svg:y="0.0984in" svg:viewBox="0 0 45 116" svg:d="M45 41c0-26-10-41-25-41-12 0-20 10-20 21 0 10 8 20 20 20 5 0 10-1 14-5 1-1 1-1 1-1 1 0 1 0 1 6 0 28-13 51-26 65-4 4-4 4-4 5 0 3 2 5 4 5 4 0 35-30 35-75z"><text:p/></draw:path><draw:path draw:style-name="gr3" draw:text-style-name="P9" svg:width="0.063in" svg:height="0.1039in" svg:x="1.5453in" svg:y="0.0138in" svg:viewBox="0 0 161 265" svg:d="M97 121c31-11 54-37 54-68 0-32-34-53-72-53s-68 23-68 52c0 13 9 21 20 21 12 0 20-9 20-20 0-20-19-20-25-20 13-19 38-24 52-24 16 0 38 9 38 44 0 4-2 26-11 44-13 19-26 20-36 20-2 0-12 1-14 1-3 0-7 1-7 4 0 5 4 5 10 5s11 0 17 0c32 0 46 26 46 63 0 53-26 64-44 64-16 0-45-6-58-28 13 1 25-7 25-22 0-14-11-21-22-21-9 0-22 5-22 22 0 35 36 60 78 60 47 0 83-35 83-75 0-30-25-61-64-69z"><text:p/></draw:path><draw:path draw:style-name="gr3" draw:text-style-name="P9" svg:width="0.0539in" svg:height="0.1516in" svg:x="1.6264in" svg:y="0in" svg:viewBox="0 0 138 386" svg:d="M55 335c0 16-10 40-52 43-2 1-3 2-3 4 0 4 4 4 8 4 37 0 73-18 73-48s0-60 0-88c0-14 0-28 16-40 13-11 28-12 36-13 2 0 5-1 5-3 0-5-4-5-7-5-25-2-44-15-48-35-2-3-2-4-2-19 0-25 0-50 0-76 0-16 0-28-18-44-16-11-42-15-55-15-4 0-8 0-8 4s2 4 6 5c25 1 44 13 48 33 1 3 1 4 1 19 0 27 0 53 0 81 0 18 3 24 15 36 9 8 20 12 31 16-32 9-46 26-46 48 0 31 0 62 0 93z"><text:p/></draw:path><draw:path draw:style-name="gr3" draw:text-style-name="P9" svg:width="0.035in" svg:height="0.1516in" svg:x="1.7in" svg:y="0in" svg:viewBox="0 0 90 386" svg:d="M90 194c0-31-4-77-25-121-24-48-57-73-61-73-2 0-4 1-4 4 0 2 0 2 8 9 37 38 59 99 59 181 0 66-14 133-61 182-6 5-6 6-6 7 0 2 2 3 4 3 4 0 39-26 62-75 20-42 24-85 24-117z"><text:p/></draw:path><draw:path draw:style-name="gr3" draw:text-style-name="P9" svg:width="0.1004in" svg:height="0.035in" svg:x="0.4063in" svg:y="0.286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539in" svg:height="0.1516in" svg:x="0.5693in" svg:y="0.2283in" svg:viewBox="0 0 138 386" svg:d="M81 52c0-17 11-41 53-43 2-1 4-2 4-5 0-4-4-4-8-4-39 0-74 20-74 48 0 30 0 59 0 88 0 15 0 28-15 40-15 11-29 12-38 13-1 0-3 1-3 4 0 4 2 4 7 4 25 2 44 15 48 35 1 4 1 5 1 19 0 25 0 51 0 76 0 16 0 28 19 44 14 11 41 15 55 15 4 0 8 0 8-4 0-3-3-3-7-4-24-2-43-14-48-34-2-3-2-4-2-18 0-28 0-55 0-82 0-17-2-24-15-36-8-8-19-12-30-15 32-9 45-27 45-49 0-31 0-61 0-92z"><text:p/></draw:path><draw:path draw:style-name="gr3" draw:text-style-name="P9" svg:width="0.1008in" svg:height="0.089in" svg:x="0.6429in" svg:y="0.2528in" svg:viewBox="0 0 257 227" svg:d="M252 15c5-4 5-6 5-7 0-8-6-8-7-8-2 0-5 0-11 7-10 8-20 17-30 26-8-9-36-33-80-33-62 0-114 48-114 113 0 37 16 58 24 69-7 5-7 6-30 26-8 7-9 8-9 11 0 4 3 8 8 8 3 0 4 0 11-7 10-9 20-17 29-26 4 4 32 33 81 33 66 0 113-54 113-114 0-36-15-58-22-69 1-1 2-2 3-3 10-9 19-17 29-26zM50 172c-19-27-19-50-19-59 0-56 45-98 98-98 42 0 65 24 68 28-50 43-98 86-147 129zM208 55c12 17 19 36 19 58 0 55-44 98-98 98-41 0-64-24-68-27 49-43 97-86 147-129z"><text:p/></draw:path><draw:path draw:style-name="gr3" draw:text-style-name="P9" svg:width="0.0173in" svg:height="0.0453in" svg:x="0.7657in" svg:y="0.3256in" svg:viewBox="0 0 45 116" svg:d="M45 41c0-26-9-41-24-41-13 0-21 10-21 21 0 10 8 20 21 20 4 0 10-1 13-5 1-1 1-1 2-1 0 2 1 0 1 6 0 28-14 51-26 64-4 4-4 5-4 6 0 3 2 5 3 5 4 0 35-30 35-75z"><text:p/></draw:path><draw:path draw:style-name="gr3" draw:text-style-name="P9" svg:width="0.0539in" svg:height="0.1516in" svg:x="0.8311in" svg:y="0.2283in" svg:viewBox="0 0 138 386" svg:d="M83 52c0-17 9-41 51-43 2-1 4-2 4-5 0-4-4-4-7-4-40 0-75 20-75 48 0 30 0 59 0 88 0 15 0 28-15 40-13 11-29 12-37 13-2 0-4 1-4 4 0 4 3 4 7 4 25 2 44 15 48 35 1 4 1 5 1 19 0 25 0 51 0 76 0 16 0 28 19 44 15 11 41 15 56 15 3 0 7 0 7-4 0-3-3-3-6-4-25-2-44-14-48-34-1-3-1-4-1-18 0-28 0-55 0-82 0-17-4-24-16-36-9-8-20-12-31-15 32-9 47-27 47-49 0-31 0-61 0-92z"><text:p/></draw:path><draw:path draw:style-name="gr3" draw:text-style-name="P9" svg:width="0.05in" svg:height="0.1012in" svg:x="0.9098in" svg:y="0.2406in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9" svg:width="0.0539in" svg:height="0.1516in" svg:x="0.9835in" svg:y="0.2283in" svg:viewBox="0 0 138 386" svg:d="M56 335c0 15-11 40-53 43-2 1-3 2-3 4 0 4 4 4 8 4 37 0 73-18 73-48s0-60 0-88c0-16 0-28 16-40 13-12 28-12 37-13 1 0 4-1 4-4 0-4-3-4-7-4-25-2-44-16-48-35-2-4-2-4-2-19 0-25 0-50 0-76 0-16 0-28-18-44-16-12-42-15-55-15-4 0-8 0-8 4s2 4 7 5c24 1 43 13 47 33 2 3 2 4 2 19 0 26 0 53 0 80 0 17 2 24 16 37 7 8 18 12 29 15-32 8-45 27-45 49 0 31 0 62 0 93z"><text:p/></draw:path><draw:path draw:style-name="gr3" draw:text-style-name="P9" svg:width="0.0173in" svg:height="0.0453in" svg:x="1.0618in" svg:y="0.3256in" svg:viewBox="0 0 45 116" svg:d="M45 41c0-26-10-41-25-41-12 0-20 10-20 21 0 10 8 20 20 20 4 0 10-1 13-5 2-1 1-1 2-1s1 0 1 6c0 28-13 51-26 64-4 4-4 5-4 6 0 3 2 5 4 5 4 0 35-30 35-75z"><text:p/></draw:path><draw:path draw:style-name="gr3" draw:text-style-name="P9" svg:width="0.0539in" svg:height="0.1516in" svg:x="1.1276in" svg:y="0.2283in" svg:viewBox="0 0 138 386" svg:d="M81 52c0-17 10-41 52-43 2-1 5-2 5-5 0-4-4-4-8-4-39 0-74 20-75 48 0 30 0 59 0 88 0 15 0 28-15 40-14 11-28 12-37 13-2 0-3 1-3 4 0 4 2 4 6 4 26 2 45 15 48 35 1 4 1 5 1 19 0 25 0 51 0 76 0 16 0 28 19 44 15 11 40 15 56 15 4 0 8 0 8-4 0-3-4-3-7-4-24-2-43-14-48-34-2-3-2-4-2-18 0-28 0-55 0-82 0-17-3-24-15-36-8-8-20-12-30-15 31-9 45-27 45-49 0-31 0-61 0-92z"><text:p/></draw:path><draw:path draw:style-name="gr3" draw:text-style-name="P9" svg:width="0.0531in" svg:height="0.1516in" svg:x="1.2035in" svg:y="0.2283in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5-15-36-9-9-20-12-31-15 32-9 46-27 46-49 0-31 0-61 0-92z"><text:p/></draw:path><draw:path draw:style-name="gr3" draw:text-style-name="P9" svg:width="0.05in" svg:height="0.1012in" svg:x="1.2819in" svg:y="0.2406in" svg:viewBox="0 0 128 258" svg:d="M79 10c0-9 0-10-9-10-24 25-58 25-70 25 0 5 0 8 0 12 8 0 31 0 51-9 0 66 0 133 0 199 0 14-1 18-36 18-4 0-8 0-13 0 0 4 0 8 0 13 15-2 48-2 63-2s49 0 63 2c0-5 0-9 0-13-5 0-8 0-12 0-36 0-37-4-37-18 0-73 0-144 0-217z"><text:p/></draw:path><draw:path draw:style-name="gr3" draw:text-style-name="P9" svg:width="0.0173in" svg:height="0.0453in" svg:x="1.3579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06in" svg:height="0.1012in" svg:x="1.4197in" svg:y="0.2406in" svg:viewBox="0 0 155 258" svg:d="M30 228c14-13 27-27 42-40 60-53 83-74 83-113 0-44-35-75-82-75-44 0-73 36-73 70 0 22 20 22 21 22 7 0 20-5 20-20 0-10-7-20-20-20-3 0-4 0-6 0 9-26 30-40 53-40 35 0 52 32 52 63 0 32-20 61-41 86-25 27-49 55-75 82-4 5-4 6-4 15 48 0 96 0 144 0 3-24 8-46 11-68-3 0-6 0-10 0-2 13-4 29-9 35-2 3-28 3-36 3-23 0-47 0-70 0z"><text:p/></draw:path><draw:path draw:style-name="gr3" draw:text-style-name="P9" svg:width="0.0173in" svg:height="0.0453in" svg:x="1.5016in" svg:y="0.3256in" svg:viewBox="0 0 45 116" svg:d="M45 41c0-26-10-41-25-41-12 0-20 10-20 21 0 10 8 20 20 20 5 0 10-1 14-5 1-1 1-1 1-1 1 0 1 0 1 6 0 28-13 51-26 64-4 4-4 5-4 6 0 3 2 5 4 5 4 0 35-30 35-75z"><text:p/></draw:path><draw:path draw:style-name="gr3" draw:text-style-name="P9" svg:width="0.0626in" svg:height="0.1043in" svg:x="1.5626in" svg:y="0.2406in" svg:viewBox="0 0 160 266" svg:d="M96 122c32-11 54-37 54-68 0-32-34-54-72-54s-68 23-68 53c0 13 9 20 20 20 12 0 20-8 20-20 0-19-19-19-25-19 12-19 38-24 52-24 15 0 37 9 37 43 0 5-1 27-11 44-12 19-25 20-35 21-2 0-12 1-14 1-3 0-7 0-7 4 0 5 4 5 10 5s11 0 17 0c32 0 46 26 46 64 0 52-26 63-44 63-17 0-45-6-58-29 13 2 25-7 25-21 0-15-11-22-22-22-9 0-21 5-21 23 0 35 35 60 78 60 46 0 82-35 82-74 0-32-25-62-64-70z"><text:p/></draw:path><draw:path draw:style-name="gr3" draw:text-style-name="P9" svg:width="0.0539in" svg:height="0.1516in" svg:x="1.6433in" svg:y="0.2283in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2 24 15 37 9 8 20 12 31 15-32 8-46 27-46 49 0 31 0 62 0 93z"><text:p/></draw:path><draw:path draw:style-name="gr3" draw:text-style-name="P9" svg:width="0.0531in" svg:height="0.1516in" svg:x="1.7193in" svg:y="0.2283in" svg:viewBox="0 0 136 386" svg:d="M55 335c0 15-10 40-52 43-2 1-3 2-3 4 0 4 3 4 8 4 37 0 72-18 73-48 0-30 0-60 0-88 0-16 0-28 16-40 13-12 27-12 36-13 2 0 3-1 3-4 0-4-2-4-5-4-26-2-44-16-48-35-2-4-2-4-2-19 0-25 0-50 0-76 0-16 0-28-18-44-16-12-43-15-55-15-5 0-8 0-8 4s2 4 6 5c24 1 42 13 48 33 1 3 1 4 1 19 0 26 0 53 0 80 0 17 2 24 15 37 9 8 20 12 31 15-32 8-46 27-46 49 0 31 0 62 0 93z"><text:p/></draw:path><draw:path draw:style-name="gr3" draw:text-style-name="P9" svg:width="0.0173in" svg:height="0.0453in" svg:x="1.7972in" svg:y="0.3256in" svg:viewBox="0 0 45 116" svg:d="M45 41c0-26-10-41-24-41-13 0-21 10-21 21 0 10 8 20 21 20 4 0 10-1 13-5 1-1 1-1 2-1 0 2 1 0 1 6 0 28-14 51-26 64-4 4-4 5-4 6 0 3 2 5 3 5 4 0 35-30 35-75z"><text:p/></draw:path><draw:path draw:style-name="gr3" draw:text-style-name="P9" svg:width="0.0539in" svg:height="0.1516in" svg:x="1.863in" svg:y="0.2283in" svg:viewBox="0 0 138 386" svg:d="M83 52c0-17 9-41 51-43 2-1 4-2 4-5 0-4-4-4-8-4-39 0-74 20-74 48 0 30 0 59 0 88 0 15 0 28-15 40-13 11-29 12-37 13-2 0-4 1-4 4 0 4 3 4 7 4 25 2 44 15 48 35 1 4 1 5 1 19 0 25 0 51 0 76 0 16 0 28 19 44 15 11 41 15 55 15 4 0 8 0 8-4 0-3-3-3-6-4-25-2-44-14-48-34-1-3-1-4-1-18 0-28 0-55 0-82 0-17-4-25-16-36-9-9-20-12-31-15 32-9 47-27 47-49 0-31 0-61 0-92z"><text:p/></draw:path><draw:path draw:style-name="gr3" draw:text-style-name="P9" svg:width="0.0626in" svg:height="0.1043in" svg:x="1.9346in" svg:y="0.2406in" svg:viewBox="0 0 160 266" svg:d="M96 122c32-11 54-37 54-68 0-32-34-54-72-54s-68 23-68 53c0 13 9 20 20 20 12 0 20-8 20-20 0-19-19-19-25-19 12-19 38-24 52-24 15 0 37 9 37 43 0 5-1 27-11 44-12 19-25 20-35 21-2 0-12 1-14 1-3 0-6 0-6 4 0 5 3 5 9 5s11 0 17 0c32 0 46 26 46 64 0 52-26 63-43 63-18 0-46-6-59-29 13 2 25-7 25-21 0-15-11-22-22-22-9 0-21 5-21 23 0 35 35 60 78 60 46 0 82-35 82-74 0-32-25-62-64-70z"><text:p/></draw:path><draw:path draw:style-name="gr3" draw:text-style-name="P9" svg:width="0.0539in" svg:height="0.1516in" svg:x="2.0154in" svg:y="0.2283in" svg:viewBox="0 0 138 386" svg:d="M55 335c0 15-10 40-52 43-2 1-3 2-3 4 0 4 4 4 8 4 37 0 73-18 73-48s0-60 0-88c0-16 0-28 16-40 13-12 28-12 36-13 2 0 5-1 5-4 0-4-3-4-7-4-25-2-44-16-48-35-2-4-2-4-2-19 0-25 0-50 0-76 0-16 0-28-18-44-16-12-42-15-55-15-4 0-8 0-8 4s2 4 6 5c25 1 44 13 48 33 1 3 1 4 1 19 0 26 0 53 0 80 0 17 3 24 17 37 7 8 18 12 29 15-32 8-46 27-46 49 0 31 0 62 0 93z"><text:p/></draw:path><draw:path draw:style-name="gr3" draw:text-style-name="P9" svg:width="0.0177in" svg:height="0.0453in" svg:x="2.0933in" svg:y="0.3256in" svg:viewBox="0 0 46 116" svg:d="M46 41c0-26-10-41-25-41-12 0-21 10-21 21 0 10 9 20 21 20 4 0 10-1 13-5 1-1 1-1 2-1s1 0 1 6c0 28-13 51-26 64-4 4-4 5-4 6 0 3 2 5 4 5 3 0 35-30 35-75z"><text:p/></draw:path><draw:path draw:style-name="gr3" draw:text-style-name="P9" svg:width="0.0539in" svg:height="0.1516in" svg:x="2.1591in" svg:y="0.2283in" svg:viewBox="0 0 138 386" svg:d="M81 52c0-17 10-41 52-43 2-1 5-2 5-5 0-4-4-4-8-4-39 0-74 20-75 48 0 30 0 59 0 88 0 15 0 28-15 40-14 11-28 12-37 13-2 0-3 1-3 4 0 4 2 4 6 4 26 2 44 15 48 35 1 4 1 5 1 19 0 25 0 51 0 76 0 16 0 28 19 44 15 11 40 15 56 15 4 0 8 0 8-4 0-3-4-3-7-4-24-2-43-14-48-34-2-3-2-4-2-18 0-28 0-55 0-82 0-17-3-25-15-36-9-9-20-12-31-15 32-9 46-27 46-49 0-31 0-61 0-92z"><text:p/></draw:path><draw:path draw:style-name="gr3" draw:text-style-name="P9" svg:width="0.05in" svg:height="0.1012in" svg:x="2.2374in" svg:y="0.2406in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3" draw:text-style-name="P9" svg:width="0.0173in" svg:height="0.0453in" svg:x="2.3134in" svg:y="0.3256in" svg:viewBox="0 0 45 116" svg:d="M45 41c0-26-10-41-24-41-13 0-21 10-21 21 0 10 8 20 21 20 4 0 10-1 13-5 1-1 1-1 2-1 0 2 1 0 1 6 0 28-14 51-26 64-4 4-4 5-4 6 0 3 1 5 3 5 4 0 35-30 35-75z"><text:p/></draw:path><draw:path draw:style-name="gr3" draw:text-style-name="P9" svg:width="0.063in" svg:height="0.1043in" svg:x="2.3744in" svg:y="0.2406in" svg:viewBox="0 0 161 266" svg:d="M96 122c32-11 54-37 54-68 0-32-34-54-71-54-39 0-69 23-69 53 0 13 9 20 20 20 12 0 20-8 20-20 0-19-18-19-25-19 12-19 38-24 52-24 17 0 37 9 37 43 0 5-1 27-11 44-12 19-24 20-34 21-3 0-12 1-15 1s-6 0-6 4c0 5 3 5 9 5s12 0 18 0c31 0 45 26 45 64 0 52-26 63-43 63-16 0-46-6-59-29 13 2 25-7 25-21 0-15-10-22-21-22-10 0-22 5-22 23 0 35 36 60 78 60 47 0 83-35 83-74 0-32-25-62-65-70z"><text:p/></draw:path><draw:path draw:style-name="gr3" draw:text-style-name="P9" svg:width="0.0539in" svg:height="0.1516in" svg:x="2.4547in" svg:y="0.2283in" svg:viewBox="0 0 138 386" svg:d="M56 335c0 15-10 40-53 43-1 1-3 2-3 4 0 4 4 4 8 4 37 0 73-18 73-48s0-60 0-88c0-16 0-28 16-40 14-12 28-12 37-13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3" draw:text-style-name="P9" svg:width="0.0173in" svg:height="0.0453in" svg:x="2.5331in" svg:y="0.3256in" svg:viewBox="0 0 45 116" svg:d="M45 41c0-26-10-41-25-41-12 0-20 10-20 21 0 10 8 20 20 20 5 0 10-1 14-5 1-1 1-1 1-1 1 0 1 0 1 6 0 28-13 51-26 64-4 4-4 5-4 6 0 3 2 5 4 5 4 0 35-30 35-75z"><text:p/></draw:path><draw:path draw:style-name="gr3" draw:text-style-name="P9" svg:width="0.0539in" svg:height="0.1516in" svg:x="2.5988in" svg:y="0.2283in" svg:viewBox="0 0 138 386" svg:d="M81 52c0-17 10-41 53-43 1-1 4-2 4-5 0-4-4-4-8-4-39 0-74 20-74 48 0 30 0 59 0 88 0 15 0 28-15 40-15 11-29 12-38 13-2 0-3 1-3 4 0 4 2 4 7 4 25 2 44 15 48 35 1 4 1 5 1 19 0 25 0 51 0 76 0 16 0 28 18 44 15 11 40 15 56 15 4 0 8 0 8-4 0-3-3-3-7-4-24-2-43-14-48-34-2-3-2-4-2-18 0-28 0-55 0-82 0-17-3-24-15-36-8-8-19-12-30-15 32-9 45-27 45-49 0-31 0-61 0-92z"><text:p/></draw:path><draw:path draw:style-name="gr3" draw:text-style-name="P9" svg:width="0.05in" svg:height="0.1012in" svg:x="2.6776in" svg:y="0.2406in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3" draw:text-style-name="P9" svg:width="0.0173in" svg:height="0.0453in" svg:x="2.7524in" svg:y="0.3256in" svg:viewBox="0 0 45 116" svg:d="M45 41c0-26-9-41-24-41-13 0-21 10-21 21 0 10 8 20 21 20 4 0 10-1 13-5 1-1 1-1 2-1 0 2 1 0 1 6 0 28-14 51-26 64-4 4-4 5-4 6 0 3 2 5 4 5 3 0 34-30 34-75z"><text:p/></draw:path><draw:path draw:style-name="gr3" draw:text-style-name="P9" svg:width="0.0531in" svg:height="0.1516in" svg:x="2.8181in" svg:y="0.2283in" svg:viewBox="0 0 136 386" svg:d="M81 52c0-17 10-41 52-43 2-1 3-2 3-5 0-4-2-4-6-4-39 0-74 20-75 48 0 30 0 59 0 88 0 15 0 28-15 40-14 11-28 12-37 13-2 0-3 1-3 4 0 4 2 4 6 4 25 2 44 15 48 35 1 4 1 5 1 19 0 25 0 51 0 76 0 16 0 28 19 44 15 11 40 15 56 15 4 0 6 0 6-4 0-3-2-3-5-4-24-2-44-14-48-34-2-3-2-4-2-18 0-28 0-55 0-82 0-17-3-24-15-36-9-8-20-12-31-15 32-9 46-27 46-49 0-31 0-61 0-92z"><text:p/></draw:path><draw:path draw:style-name="gr3" draw:text-style-name="P9" svg:width="0.05in" svg:height="0.1012in" svg:x="2.8965in" svg:y="0.2406in" svg:viewBox="0 0 128 258" svg:d="M79 10c0-9 0-10-9-10-23 25-57 25-70 25 0 5 0 8 0 12 8 0 31 0 51-9 0 66 0 133 0 199 0 14-1 18-36 18-4 0-8 0-13 0 0 4 0 8 0 13 15-2 48-2 63-2s49 0 63 2c0-5 0-9 0-13-5 0-8 0-12 0-36 0-37-4-37-18 0-73 0-144 0-217z"><text:p/></draw:path><draw:path draw:style-name="gr3" draw:text-style-name="P9" svg:width="0.0173in" svg:height="0.0453in" svg:x="2.9724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02in" svg:height="0.1012in" svg:x="3.0346in" svg:y="0.2406in" svg:viewBox="0 0 154 258" svg:d="M30 228c13-13 27-27 40-40 61-53 84-74 84-113 0-44-35-75-82-75-43 0-72 36-72 70 0 22 19 22 20 22 6 0 20-5 20-20 0-10-7-20-20-20-3 0-5 0-6 0 9-26 30-40 53-40 35 0 52 32 52 63 0 32-20 61-41 86-25 27-49 55-75 82-3 5-3 6-3 15 47 0 96 0 143 0 3-24 8-46 11-68-3 0-7 0-10 0-2 13-4 29-9 35-2 3-27 3-36 3-23 0-46 0-69 0z"><text:p/></draw:path><draw:path draw:style-name="gr3" draw:text-style-name="P9" svg:width="0.0173in" svg:height="0.0453in" svg:x="3.1161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26in" svg:height="0.1043in" svg:x="3.1772in" svg:y="0.2406in" svg:viewBox="0 0 160 266" svg:d="M96 122c32-11 54-37 54-68 0-32-34-54-72-54s-68 23-68 53c0 13 9 20 20 20 12 0 20-8 20-20 0-19-19-19-25-19 12-19 38-24 52-24 15 0 37 9 37 43 0 5-1 27-11 44-12 19-25 20-34 21-3 0-13 1-15 1-3 0-6 0-6 4 0 5 3 5 9 5s11 0 17 0c32 0 46 26 46 64 0 52-26 63-43 63-18 0-46-6-59-29 13 2 25-7 25-21 0-15-10-22-22-22-9 0-21 5-21 23 0 35 35 60 78 60 46 0 82-35 82-74 0-32-25-62-64-70z"><text:p/></draw:path><draw:path draw:style-name="gr3" draw:text-style-name="P9" svg:width="0.0539in" svg:height="0.1516in" svg:x="3.2579in" svg:y="0.2283in" svg:viewBox="0 0 138 386" svg:d="M55 335c0 15-10 40-52 43-2 1-3 2-3 4 0 4 4 4 8 4 37 0 73-18 73-48s0-60 0-88c0-16 0-28 16-40 13-12 28-12 36-13 2 0 5-1 5-4 0-4-3-4-7-4-25-2-44-16-48-35-2-4-2-4-2-19 0-25 0-50 0-76 0-16 0-28-18-44-16-12-42-15-55-15-4 0-8 0-8 4s2 4 7 5c24 1 43 13 47 33 1 3 1 4 1 19 0 26 0 53 0 80 0 17 3 24 17 37 7 8 18 12 29 15-32 8-46 27-46 49 0 31 0 62 0 93z"><text:p/></draw:path><draw:path draw:style-name="gr3" draw:text-style-name="P9" svg:width="0.0531in" svg:height="0.1516in" svg:x="3.3343in" svg:y="0.2283in" svg:viewBox="0 0 136 386" svg:d="M55 335c0 15-10 40-52 43-2 1-3 2-3 4 0 4 3 4 8 4 37 0 72-18 73-48 0-30 0-60 0-88 0-16 0-28 16-40 13-12 27-12 36-13 2 0 3-1 3-4 0-4-2-4-5-4-25-2-44-16-48-35-2-4-2-4-2-19 0-25 0-50 0-76 0-16 0-28-18-44-16-12-42-15-55-15-5 0-8 0-8 4s2 4 6 5c24 1 44 13 48 33 1 3 1 4 1 19 0 26 0 53 0 80 0 17 3 24 15 37 9 8 20 12 31 15-32 8-46 27-46 49 0 31 0 62 0 93z"><text:p/></draw:path><draw:path draw:style-name="gr3" draw:text-style-name="P9" svg:width="0.0173in" svg:height="0.0453in" svg:x="3.4122in" svg:y="0.3256in" svg:viewBox="0 0 45 116" svg:d="M45 41c0-26-9-41-24-41-13 0-21 10-21 21 0 10 8 20 21 20 4 0 10-1 13-5 1-1 1-1 2-1 0 2 1 0 1 6 0 28-14 51-26 64-4 4-4 5-4 6 0 3 2 5 3 5 4 0 35-30 35-75z"><text:p/></draw:path><draw:path draw:style-name="gr3" draw:text-style-name="P9" svg:width="0.0531in" svg:height="0.1516in" svg:x="3.478in" svg:y="0.2283in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4-15-36-9-8-20-12-31-15 32-9 46-27 46-49 0-31 0-61 0-92z"><text:p/></draw:path><draw:path draw:style-name="gr3" draw:text-style-name="P9" svg:width="0.063in" svg:height="0.1043in" svg:x="3.5492in" svg:y="0.2406in" svg:viewBox="0 0 161 266" svg:d="M96 122c32-11 54-37 54-68 0-32-34-54-72-54s-68 23-68 53c0 13 9 20 20 20 12 0 20-8 20-20 0-19-18-19-25-19 12-19 38-24 52-24 15 0 37 9 37 43 0 5-1 27-11 44-12 19-25 20-34 21-3 0-13 1-15 1-3 0-6 0-6 4 0 5 3 5 9 5s12 0 18 0c31 0 45 26 45 64 0 52-26 63-43 63-16 0-46-6-59-29 13 2 25-7 25-21 0-15-10-22-22-22-9 0-21 5-21 23 0 35 35 60 78 60 47 0 83-35 83-74 0-32-26-62-65-70z"><text:p/></draw:path><draw:path draw:style-name="gr3" draw:text-style-name="P9" svg:width="0.0173in" svg:height="0.0453in" svg:x="3.6319in" svg:y="0.3256in" svg:viewBox="0 0 45 116" svg:d="M45 41c0-26-10-41-25-41-12 0-20 10-20 21 0 10 8 20 20 20 5 0 10-1 14-5 1-1 1-1 2-1 0 2 0 0 0 6 0 28-13 51-26 64-4 4-4 5-4 6 0 3 2 5 4 5 4 0 35-30 35-75z"><text:p/></draw:path><draw:path draw:style-name="gr3" draw:text-style-name="P9" svg:width="0.0539in" svg:height="0.1516in" svg:x="3.6972in" svg:y="0.2283in" svg:viewBox="0 0 138 386" svg:d="M81 52c0-17 10-41 53-43 1-1 4-2 4-5 0-4-4-4-8-4-39 0-74 20-74 48 0 30 0 59 0 88 0 15 0 28-15 40-15 11-29 12-38 13-1 0-3 1-3 4 0 4 2 4 7 4 25 2 44 15 48 35 1 4 1 5 1 19 0 25 0 51 0 76 0 16 0 28 19 44 14 11 41 15 55 15 4 0 8 0 8-4 0-3-3-3-7-4-24-2-43-14-48-34-2-3-2-4-2-18 0-28 0-55 0-82 0-17-3-24-15-36-8-8-19-12-30-15 32-9 45-27 45-49 0-31 0-61 0-92z"><text:p/></draw:path><draw:path draw:style-name="gr3" draw:text-style-name="P9" svg:width="0.05in" svg:height="0.1012in" svg:x="3.7764in" svg:y="0.2406in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9" svg:width="0.0177in" svg:height="0.0453in" svg:x="3.8516in" svg:y="0.3256in" svg:viewBox="0 0 46 116" svg:d="M46 41c0-26-10-41-25-41-12 0-21 10-21 21 0 10 9 20 21 20 4 0 10-1 13-5 1-1 1-1 2-1s1 0 1 6c0 28-13 51-26 64-4 4-4 5-4 6 0 3 2 5 4 5 4 0 35-30 35-75z"><text:p/></draw:path><draw:path draw:style-name="gr3" draw:text-style-name="P9" svg:width="0.0602in" svg:height="0.1012in" svg:x="3.9142in" svg:y="0.2406in" svg:viewBox="0 0 154 258" svg:d="M30 228c13-13 27-27 40-40 61-53 84-74 84-113 0-44-34-75-81-75-44 0-73 36-73 70 0 22 20 22 21 22 7 0 20-5 20-20 0-10-7-20-21-20-2 0-3 0-5 0 9-26 30-40 52-40 35 0 52 32 52 63 0 32-19 61-41 86-24 27-49 55-74 82-4 5-4 6-4 15 47 0 96 0 143 0 3-24 8-46 11-68-3 0-7 0-10 0-1 13-4 29-8 35-3 3-28 3-37 3-23 0-46 0-69 0z"><text:p/></draw:path><draw:path draw:style-name="gr3" draw:text-style-name="P9" svg:width="0.0177in" svg:height="0.0453in" svg:x="3.9953in" svg:y="0.3256in" svg:viewBox="0 0 46 116" svg:d="M46 41c0-26-10-41-25-41-13 0-21 10-21 21 0 10 8 20 21 20 4 0 10-1 13-5 1-1 1-1 2-1 0 2 1 0 1 6 0 28-14 51-26 64-4 4-4 5-4 6 0 3 2 5 4 5 3 0 35-30 35-75z"><text:p/></draw:path><draw:path draw:style-name="gr3" draw:text-style-name="P9" svg:width="0.063in" svg:height="0.1043in" svg:x="4.0563in" svg:y="0.2406in" svg:viewBox="0 0 161 266" svg:d="M96 122c32-11 54-37 54-68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0z"><text:p/></draw:path><draw:path draw:style-name="gr3" draw:text-style-name="P9" svg:width="0.0539in" svg:height="0.1516in" svg:x="4.137in" svg:y="0.2283in" svg:viewBox="0 0 138 386" svg:d="M56 335c0 15-10 40-52 43-2 1-4 2-4 4 0 4 4 4 8 4 38 0 73-18 75-48 0-30 0-60 0-88 0-16 0-28 15-40 13-12 27-12 36-13 2 0 4-1 4-4 0-4-3-4-6-4-26-2-45-16-48-35-1-4-1-4-1-19 0-25 0-50 0-76 0-16 0-28-19-44-16-12-43-15-56-15-4 0-8 0-8 4s3 4 7 5c24 1 43 13 48 33 1 3 1 4 1 19 0 26 0 53 0 80 0 17 3 24 16 37 7 8 19 12 29 15-31 8-45 27-45 49 0 31 0 62 0 93z"><text:p/></draw:path><draw:path draw:style-name="gr3" draw:text-style-name="P9" svg:width="0.0539in" svg:height="0.1516in" svg:x="4.2134in" svg:y="0.2283in" svg:viewBox="0 0 138 386" svg:d="M56 335c0 15-10 40-53 43-1 1-3 2-3 4 0 4 4 4 8 4 37 0 73-18 73-48s0-60 0-88c0-16 0-28 16-40 14-12 28-12 37-13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3" draw:text-style-name="P9" svg:width="0.0173in" svg:height="0.0453in" svg:x="4.2917in" svg:y="0.3256in" svg:viewBox="0 0 45 116" svg:d="M45 41c0-26-10-41-25-41-12 0-20 10-20 21 0 10 8 20 20 20 5 0 10-1 14-5 1-1 1-1 1-1 1 0 1 0 1 6 0 28-13 51-26 64-4 4-4 5-4 6 0 3 2 5 4 5 4 0 35-30 35-75z"><text:p/></draw:path><draw:path draw:style-name="gr3" draw:text-style-name="P9" svg:width="0.0539in" svg:height="0.1516in" svg:x="4.3571in" svg:y="0.2283in" svg:viewBox="0 0 138 386" svg:d="M81 52c0-17 10-41 53-43 1-1 4-2 4-5 0-4-4-4-8-4-39 0-74 20-74 48 0 30 0 59 0 88 0 15 0 28-15 40-15 11-29 12-38 13-2 0-3 1-3 4 0 4 2 4 7 4 25 2 44 15 48 35 1 4 1 5 1 19 0 25 0 51 0 76 0 16 0 28 18 44 15 11 40 15 56 15 4 0 8 0 8-4 0-3-3-3-7-4-24-2-43-14-48-34-2-3-2-4-2-18 0-28 0-55 0-82 0-17-3-24-15-36-8-8-19-12-30-15 32-9 45-27 45-49 0-31 0-61 0-92z"><text:p/></draw:path><draw:path draw:style-name="gr3" draw:text-style-name="P9" svg:width="0.05in" svg:height="0.1012in" svg:x="4.4358in" svg:y="0.2406in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3" draw:text-style-name="P9" svg:width="0.0173in" svg:height="0.0453in" svg:x="4.5114in" svg:y="0.3256in" svg:viewBox="0 0 45 116" svg:d="M45 41c0-26-9-41-24-41-13 0-21 10-21 21 0 10 8 20 21 20 4 0 10-1 13-5 1-1 1-1 2-1 0 2 1 0 1 6 0 28-14 51-26 64-4 4-4 5-4 6 0 3 2 5 4 5 3 0 34-30 34-75z"><text:p/></draw:path><draw:path draw:style-name="gr3" draw:text-style-name="P9" svg:width="0.0531in" svg:height="0.1516in" svg:x="4.5772in" svg:y="0.2283in" svg:viewBox="0 0 136 386" svg:d="M81 52c0-17 10-41 52-43 2-1 3-2 3-5 0-4-2-4-6-4-39 0-74 20-75 48 0 30 0 59 0 88 0 15 0 28-15 40-14 11-28 12-37 13-2 0-3 1-3 4 0 4 2 4 6 4 25 2 44 15 48 35 1 4 1 5 1 19 0 25 0 51 0 76 0 16 0 28 19 44 15 11 40 15 56 15 4 0 6 0 6-4 0-3-2-3-5-4-24-2-44-14-48-34-2-3-2-4-2-18 0-28 0-55 0-82 0-17-3-24-15-36-9-8-20-12-31-15 32-9 46-27 46-49 0-31 0-61 0-92z"><text:p/></draw:path><draw:path draw:style-name="gr3" draw:text-style-name="P9" svg:width="0.05in" svg:height="0.1012in" svg:x="4.6555in" svg:y="0.2406in" svg:viewBox="0 0 128 258" svg:d="M79 10c0-9 0-10-9-10-23 25-57 25-70 25 0 5 0 8 0 12 8 0 31 0 51-9 0 66 0 133 0 199 0 14-1 18-36 18-4 0-8 0-13 0 0 4 0 8 0 13 15-2 48-2 63-2s49 0 63 2c0-5 0-9 0-13-5 0-8 0-12 0-36 0-37-4-37-18 0-73 0-144 0-217z"><text:p/></draw:path><draw:path draw:style-name="gr3" draw:text-style-name="P9" svg:width="0.0173in" svg:height="0.0453in" svg:x="4.7311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02in" svg:height="0.1012in" svg:x="4.7937in" svg:y="0.2406in" svg:viewBox="0 0 154 258" svg:d="M30 228c13-13 27-27 40-40 61-53 84-74 84-113 0-44-35-75-82-75-43 0-72 36-72 70 0 22 19 22 20 22 6 0 20-5 20-20 0-10-7-20-20-20-3 0-5 0-6 0 9-26 30-40 53-40 35 0 52 32 52 63 0 32-20 61-41 86-25 27-49 55-75 82-3 5-3 6-3 15 47 0 96 0 143 0 3-24 8-46 11-68-3 0-7 0-10 0-2 13-4 29-9 35-2 3-27 3-36 3-23 0-46 0-69 0z"><text:p/></draw:path><draw:path draw:style-name="gr3" draw:text-style-name="P9" svg:width="0.0173in" svg:height="0.0453in" svg:x="4.8752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26in" svg:height="0.1043in" svg:x="4.9362in" svg:y="0.2406in" svg:viewBox="0 0 160 266" svg:d="M96 122c32-11 54-37 54-68 0-32-34-54-72-54s-68 23-68 53c0 13 9 20 20 20 12 0 20-8 20-20 0-19-19-19-25-19 12-19 38-24 52-24 15 0 37 9 37 43 0 5-1 27-11 44-12 19-25 20-34 21-3 0-13 1-15 1-3 0-6 0-6 4 0 5 3 5 9 5s11 0 17 0c32 0 46 26 46 64 0 52-26 63-43 63-18 0-46-6-59-29 13 2 25-7 25-21 0-15-10-22-22-22-9 0-21 5-21 23 0 35 35 60 78 60 47 0 82-35 82-74 0-32-25-62-64-70z"><text:p/></draw:path><draw:path draw:style-name="gr3" draw:text-style-name="P9" svg:width="0.0539in" svg:height="0.1516in" svg:x="5.0165in" svg:y="0.2283in" svg:viewBox="0 0 138 386" svg:d="M56 335c0 15-11 40-53 43-2 1-3 2-3 4 0 4 4 4 8 4 37 0 73-18 73-48s0-60 0-88c0-16 0-28 16-40 13-12 28-12 36-13 2 0 5-1 5-4 0-4-3-4-7-4-25-2-44-16-48-35-2-4-2-4-2-19 0-25 0-50 0-76 0-16 0-28-18-44-16-12-42-15-55-15-4 0-8 0-8 4s2 4 7 5c24 1 43 13 47 33 2 3 2 4 2 19 0 26 0 53 0 80 0 17 2 24 16 37 7 8 18 12 29 15-32 8-45 27-45 49 0 31 0 62 0 93z"><text:p/></draw:path><draw:path draw:style-name="gr3" draw:text-style-name="P9" svg:width="0.0173in" svg:height="0.0453in" svg:x="5.0949in" svg:y="0.3256in" svg:viewBox="0 0 45 116" svg:d="M45 41c0-26-10-41-25-41-12 0-20 10-20 21 0 10 8 20 20 20 4 0 10-1 13-5 2-1 1-1 2-1s1 0 1 6c0 28-13 51-26 64-4 4-4 5-4 6 0 3 2 5 4 5 4 0 35-30 35-75z"><text:p/></draw:path><draw:path draw:style-name="gr3" draw:text-style-name="P9" svg:width="0.063in" svg:height="0.1043in" svg:x="5.1555in" svg:y="0.2406in" svg:viewBox="0 0 161 266" svg:d="M96 122c32-11 55-37 55-68 0-32-34-54-72-54-39 0-68 23-68 53 0 13 8 20 20 20s20-8 20-20c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0z"><text:p/></draw:path><draw:path draw:style-name="gr3" draw:text-style-name="P9" svg:width="0.0531in" svg:height="0.1516in" svg:x="5.2366in" svg:y="0.2283in" svg:viewBox="0 0 136 386" svg:d="M55 335c0 15-10 40-52 43-2 1-3 2-3 4 0 4 3 4 8 4 37 0 72-18 73-48 0-30 0-60 0-88 0-16 0-28 16-40 13-12 27-12 36-13 2 0 3-1 3-4 0-4-2-4-5-4-26-2-44-16-48-35-2-4-2-4-2-19 0-25 0-50 0-76 0-16 0-28-18-44-16-12-42-15-55-15-5 0-8 0-8 4s2 4 6 5c24 1 44 13 48 33 1 3 1 4 1 19 0 26 0 53 0 80 0 17 3 24 15 37 9 8 20 12 31 15-32 8-46 27-46 49 0 31 0 62 0 93z"><text:p/></draw:path><draw:path draw:style-name="gr3" draw:text-style-name="P9" svg:width="0.0539in" svg:height="0.1516in" svg:x="5.3126in" svg:y="0.2283in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2 8-45 27-45 49 0 31 0 62 0 93z"><text:p/></draw:path></draw:g></text:p>
        </text:list-item>
      </text:list>
      <text:h text:style-name="P2" text:outline-level="2"><text:span text:style-name="T2">2. </text:span>הוכחת טענות בסיסיות</text:h>
      <text:h text:style-name="Heading_20_3" text:outline-level="3">סעיף א’</text:h>
      <text:list text:style-name="L2">
        <text:list-item>
          <text:p text:style-name="P11">צ.ל.:</text:p>
          <text:p text:style-name="P12"><draw:g text:anchor-type="as-char" svg:y="-0.3047in" draw:z-index="205" draw:name="Shape3" draw:style-name="gr1"><svg:title>TexMaths</svg:title><svg:desc>11§latex§\begin{align*}
A :&amp;= \{2, -1\} \\
B :&amp;= \left\{x \in \mathbb{Z} \mid x^2 &gt; x \right\} \\
A &amp;\subseteq  B \\
\end{align*}§svg§600§FALSE§</svg:desc><draw:path draw:style-name="gr2" draw:text-style-name="P8" svg:width="1.5008in" svg:height="0.5941in" svg:x="0.0016in" svg:y="0.0079in" svg:viewBox="0 0 3813 1510" svg:d="M1907 1510c-636 0-1271 0-1907 0 0-503 0-1007 0-1510 1271 0 2543 0 3813 0 0 503 0 1007 0 1510-636 0-1272 0-1906 0z"><text:p/></draw:path><draw:path draw:style-name="gr3" draw:text-style-name="P9" svg:width="0.1039in" svg:height="0.1087in" svg:x="0.0083in" svg:y="0.0051in" svg:viewBox="0 0 265 277" svg:d="M56 232c-15 27-31 32-47 33-6 0-9 0-9 8 0 2 2 4 6 4 9 0 22-1 33-1 13 0 26 1 38 1 2 0 8 0 8-7 0-5-4-5-7-5-9-1-17-4-17-14 0-5 2-9 5-14 10-17 19-33 29-50 32 0 65 0 96 0 2 9 7 62 7 65 0 12-20 13-27 13-6 0-10 0-10 8 0 4 3 2 5 4 17 0 33-1 49-1 9 0 34 1 44 1 2 0 6 0 6-7 0-5-3-5-9-5-24 0-24-3-25-14-8-80-15-161-23-241-1-8-1-10-8-10-5 0-7 3-10 7-45 74-89 150-134 225zM102 176c26-43 51-85 76-128 5 43 8 85 12 128-29 0-58 0-88 0z"><text:p/></draw:path><draw:path draw:style-name="gr3" draw:text-style-name="P9" svg:width="0.0157in" svg:height="0.0654in" svg:x="0.1724in" svg:y="0.0488in" svg:viewBox="0 0 41 167" svg:d="M41 21c0-11-9-21-20-21s-21 10-21 21 10 20 21 20 20-9 20-20zM41 146c0-11-9-21-20-21s-21 10-21 21 10 21 21 21 20-10 20-21z"><text:p/></draw:path><draw:path draw:style-name="gr3" draw:text-style-name="P9" svg:width="0.1004in" svg:height="0.035in" svg:x="0.2524in" svg:y="0.0583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9" svg:width="0.0539in" svg:height="0.1516in" svg:x="0.4154in" svg:y="0in" svg:viewBox="0 0 138 386" svg:d="M81 52c0-16 11-41 53-43 2 0 4-2 4-5 0-4-4-4-8-4-39 0-74 20-74 48 0 30 0 59 0 88 0 16 0 28-15 41-13 11-29 12-38 12-1 0-3 2-3 5s2 3 7 4c25 1 44 15 48 34 1 5 1 5 1 19 0 25 0 50 0 77 0 15 0 28 19 43 14 12 41 15 55 15 4 0 8 0 8-3 0-5-3-5-7-5-24-2-43-14-47-34-3-3-3-4-3-17 0-28 0-55 0-82 0-17-3-24-15-36-9-9-19-12-30-15 32-9 45-27 45-50 0-31 0-61 0-92z"><text:p/></draw:path><draw:path draw:style-name="gr3" draw:text-style-name="P9" svg:width="0.0602in" svg:height="0.1008in" svg:x="0.4882in" svg:y="0.0134in" svg:viewBox="0 0 154 257" svg:d="M30 228c14-13 27-28 42-41 59-53 82-74 82-112 0-44-34-75-81-75-44 0-73 35-73 69 0 22 20 22 21 22 7 0 20-4 20-21 0-9-7-19-20-19-3 0-4 0-6 0 9-25 30-39 52-39 35 0 52 31 52 63 0 31-19 61-40 85-25 27-49 56-75 83-4 3-4 5-4 14 48 0 96 0 144 0 3-23 7-45 10-68-3 0-5 0-9 0-2 12-5 29-9 35-3 4-28 4-36 4-23 0-47 0-70 0z"><text:p/></draw:path><draw:path draw:style-name="gr3" draw:text-style-name="P9" svg:width="0.0173in" svg:height="0.0453in" svg:x="0.5701in" svg:y="0.098in" svg:viewBox="0 0 45 116" svg:d="M45 41c0-26-10-41-25-41-12 0-20 10-20 21 0 10 8 21 20 21 4 0 10-2 14-6 1-1 1-1 1-1 1 0 1 0 1 6 0 28-13 51-26 65-4 4-4 4-4 6s2 4 4 4c4 0 35-30 35-75z"><text:p/></draw:path><draw:path draw:style-name="gr3" draw:text-style-name="P9" svg:width="0.0921in" svg:height="0.0055in" svg:x="0.637in" svg:y="0.0732in" svg:viewBox="0 0 235 15" svg:d="M222 15c7 0 13 0 13-7 0-8-6-8-13-8-69 0-139 0-209 0-6 0-13 0-13 8 0 7 7 7 13 7 70 0 140 0 209 0z"><text:p/></draw:path><draw:path draw:style-name="gr3" draw:text-style-name="P9" svg:width="0.05in" svg:height="0.1008in" svg:x="0.7559in" svg:y="0.0134in" svg:viewBox="0 0 128 257" svg:d="M79 10c0-10 0-10-9-10-24 24-58 24-70 24 0 5 0 8 0 12 8 0 31 0 51-10 0 68 0 134 0 201 0 13-1 18-37 18-4 0-7 0-12 0 0 5 0 8 0 12 15-1 48-1 63-1s49 0 63 1c0-4 0-7 0-12-5 0-8 0-12 0-36 0-37-4-37-18 0-73 0-144 0-217z"><text:p/></draw:path><draw:path draw:style-name="gr3" draw:text-style-name="P9" svg:width="0.0539in" svg:height="0.1516in" svg:x="0.8295in" svg:y="0in" svg:viewBox="0 0 138 386" svg:d="M55 336c0 15-10 39-52 42-2 0-3 2-3 5s4 3 8 3c37 0 73-19 73-48 0-30 0-60 0-88 0-15 0-28 16-40 13-11 28-12 36-12 2-1 5-2 5-4 0-5-4-5-7-5-25-1-44-15-48-34-2-4-2-5-2-20 0-25 0-50 0-76 0-16 0-28-18-42-16-13-42-17-55-17-4 0-8 0-8 4 0 5 2 5 6 5 25 1 44 14 48 33 1 4 1 4 1 19 0 27 0 53 0 81 0 18 3 24 15 36 9 8 20 12 31 16-32 8-46 26-46 48 0 31 0 62 0 94z"><text:p/></draw:path><draw:path draw:style-name="gr3" draw:text-style-name="P9" svg:width="0.1083in" svg:height="0.1035in" svg:x="0.0004in" svg:y="0.2575in" svg:viewBox="0 0 276 264" svg:d="M45 234c-3 15-4 18-35 18-7 0-10 0-10 8 0 4 3 4 10 4 46 0 92 0 139 0 60 0 106-46 106-84 0-27-23-50-60-53 40-8 81-37 81-73 0-29-25-54-72-54-43 0-87 0-130 0-7 0-11 0-11 8 0 4 3 4 11 4 1 0 7 0 14 1 8 0 11 1 11 6 0 2 0 3-1 7-18 70-35 139-53 208zM103 122c8-32 17-64 25-96 3-13 4-14 21-14 16 0 34 0 50 0 33 0 42 23 42 40 0 34-33 70-80 70-19 0-39 0-58 0zM87 252c-6 0-7 0-9 0-4-1-5-1-5-4 0-2 0-3 2-9 9-37 17-72 26-108 24 0 50 0 74 0 37 0 44 29 44 45 0 39-34 76-80 76-18 0-34 0-52 0z"><text:p/></draw:path><draw:path draw:style-name="gr3" draw:text-style-name="P9" svg:width="0.0157in" svg:height="0.065in" svg:x="0.1724in" svg:y="0.2957in" svg:viewBox="0 0 41 166" svg:d="M41 20c0-11-9-20-20-20s-21 9-21 20 10 21 21 21 20-10 20-21zM41 145c0-11-9-20-20-20s-21 9-21 20 10 21 21 21 20-10 20-21z"><text:p/></draw:path><draw:path draw:style-name="gr3" draw:text-style-name="P9" svg:width="0.1004in" svg:height="0.035in" svg:x="0.2524in" svg:y="0.3051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9" svg:width="0.0539in" svg:height="0.1819in" svg:x="0.422in" svg:y="0.2315in" svg:viewBox="0 0 138 463" svg:d="M55 171c0 26-13 41-52 57-2 0-3 2-3 4 0 3 0 5 3 6 52 19 52 40 52 62 0 36 0 71 0 106 1 11 7 25 23 37 20 13 51 20 54 20 4 0 6-1 6-4s-2-5-7-6c-11-4-42-16-47-40-1-5-1-5-1-19 0-32 0-64 0-95 0-21 0-48-64-67 64-19 64-45 64-67 0-32 0-63 0-95 0-20 0-41 51-60 4-1 4-3 4-4 0-4-2-6-6-6-2 0-57 13-70 39-7 11-7 15-7 31 0 33 0 68 0 101z"><text:p/></draw:path><draw:path draw:style-name="gr3" draw:text-style-name="P9" svg:width="0.0756in" svg:height="0.0685in" svg:x="0.4976in" svg:y="0.2941in" svg:viewBox="0 0 193 175" svg:d="M118 54c2-10 12-46 38-46 2 0 11 0 20 5-11 2-19 12-19 21 0 7 5 13 15 13 8 0 21-6 21-22 0-19-24-25-37-25-22 0-35 20-39 29-10-26-31-29-42-29-41 0-63 50-63 59 0 4 3 3 5 4 3 0 4 0 5-5 13-40 39-50 52-50 7 0 21 4 21 26 0 12-7 38-21 93-7 23-20 39-37 39-3 0-12 0-19-5 10-1 18-10 18-20 0-11-8-14-14-14-12 0-22 9-22 23 0 17 20 25 36 25 26 0 40-28 41-30 4 15 19 30 42 30 39 0 61-51 61-59 0-5-3-5-4-5-3 0-4 2-5 5-13 41-39 50-51 50-15 0-22-12-22-25 0-9 3-18 7-34 4-18 8-35 13-53z"><text:p/></draw:path><draw:path draw:style-name="gr3" draw:text-style-name="P9" svg:width="0.0756in" svg:height="0.0878in" svg:x="0.6354in" svg:y="0.2787in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3" draw:text-style-name="P9" svg:width="0.0921in" svg:height="0.1039in" svg:x="0.7701in" svg:y="0.2571in" svg:viewBox="0 0 235 265" svg:d="M220 14c3-5 3-5 3-6 0-8-5-8-13-8-59 0-118 0-177 0-12 0-12 1-13 12-2 18-3 34-6 52 0 2-1 3-1 5 0 5 5 7 7 7 4 0 6-2 6-6 3-9 6-26 29-40 22-15 50-16 63-16 10 0 21 0 31 0-49 80-97 158-146 237-3 5-3 6-3 8 0 6 7 6 13 6 66 0 132 0 198 0 12 0 12-1 13-11 4-25 8-50 11-76 0-4-3-6-6-6-7 0-7 3-8 11-6 32-37 69-92 69-18 0-37 0-54 0 48-79 97-158 145-238zM33 14c7 0 14 0 21 0-11 6-19 14-23 17 1-6 1-11 2-17zM165 14c13 0 26 0 40 0-49 80-98 159-147 238-13 0-26 0-39 0 48-79 98-158 146-238zM185 251c11-6 21-14 30-25 0 7-2 12-4 26-9 0-17 0-26 0z"><text:p/></draw:path><draw:path draw:style-name="gr3" draw:text-style-name="P9" svg:width="0.0055in" svg:height="0.1516in" svg:x="0.928in" svg:y="0.2472in" svg:viewBox="0 0 15 386" svg:d="M15 13c0-6 0-13-7-13-8 0-8 7-8 13 0 120 0 239 0 359 0 6 0 14 8 14 7 0 7-8 7-14 0-120 0-239 0-359z"><text:p/></draw:path><draw:path draw:style-name="gr3" draw:text-style-name="P9" svg:width="0.0756in" svg:height="0.0685in" svg:x="0.9984in" svg:y="0.2941in" svg:viewBox="0 0 193 175" svg:d="M119 54c2-10 11-46 37-46 2 0 12 0 20 5-11 2-19 12-19 21 0 7 5 13 15 13 8 0 21-6 21-22 0-19-22-25-36-25-23 0-36 20-40 29-10-26-31-29-42-29-41 0-63 50-63 59 0 4 5 4 6 4 2 0 3 0 4-5 13-40 39-50 52-50 7 0 21 4 21 26 0 12-7 38-21 93-6 23-20 39-37 39-2 0-11 0-19-5 10-1 18-10 18-20 0-11-8-14-14-14-12 0-22 9-22 23 0 17 20 25 36 25 27 0 40-28 41-30 6 15 19 30 42 30 41 0 63-51 63-59 0-5-5-5-6-5-3 0-4 2-4 5-14 41-40 50-52 50-15 0-21-12-21-25 0-9 2-18 7-34 4-18 8-35 13-53z"><text:p/></draw:path><draw:path draw:style-name="gr3" draw:text-style-name="P9" svg:width="0.0465in" svg:height="0.0701in" svg:x="1.0882in" svg:y="0.2283in" svg:viewBox="0 0 119 179" svg:d="M119 130c-3 0-6 0-9 0-1 6-3 22-7 25-2 1-23 1-27 1-17 0-33 0-50 0 29-25 38-33 54-45 20-16 39-33 39-58 0-33-29-53-63-53s-56 23-56 48c0 14 11 15 14 15 7 0 15-5 15-15 0-4-3-14-17-14 9-19 27-24 40-24 27 0 40 21 40 43 0 23-16 42-25 52-22 20-43 42-65 63-2 4-2 4-2 11 37 0 74 0 111 0 2-16 6-33 8-49z"><text:p/></draw:path><draw:path draw:style-name="gr3" draw:text-style-name="P9" svg:width="0.0929in" svg:height="0.0878in" svg:x="1.2043in" svg:y="0.2787in" svg:viewBox="0 0 237 224" svg:d="M229 121c4-2 8-4 8-9 0-4-4-6-8-9-72-33-142-67-214-100-5-3-5-3-7-3-4 0-8 3-8 8 0 3 2 6 8 9 68 31 135 63 203 95-68 32-135 64-203 96-6 3-8 5-8 9s4 7 8 7c2 0 2 0 7-3 72-33 142-67 214-100z"><text:p/></draw:path><draw:path draw:style-name="gr3" draw:text-style-name="P9" svg:width="0.0756in" svg:height="0.0685in" svg:x="1.3567in" svg:y="0.2941in" svg:viewBox="0 0 193 175" svg:d="M119 54c2-10 11-46 37-46 2 0 12 0 20 5-11 2-19 12-19 21 0 7 5 13 15 13 8 0 21-6 21-22 0-19-22-25-36-25-23 0-36 20-40 29-10-26-31-29-42-29-41 0-63 50-63 59 0 4 3 3 5 4 3 0 4 0 5-5 13-40 39-50 52-50 7 0 21 4 21 26 0 12-7 38-21 93-6 23-20 39-37 39-2 0-11 0-19-5 10-1 18-10 18-20 0-11-8-14-14-14-12 0-22 9-22 23 0 17 20 25 36 25 27 0 40-28 41-30 6 15 19 30 42 30 39 0 61-51 61-59 0-5-3-5-4-5-3 0-4 2-4 5-14 41-40 50-52 50-15 0-21-12-21-25 0-9 2-18 7-34 4-18 8-35 13-53z"><text:p/></draw:path><draw:path draw:style-name="gr3" draw:text-style-name="P9" svg:width="0.0539in" svg:height="0.1819in" svg:x="1.4567in" svg:y="0.2315in" svg:viewBox="0 0 138 463" svg:d="M83 294c0-12 0-37 49-56 4-3 6-3 6-6 0-1 0-3-4-4-51-21-51-42-51-64 0-35 0-72 0-107-2-21-19-32-25-36-16-12-49-21-54-21-3 0-4 2-4 6 0 3 1 4 4 5 51 19 51 39 51 59 0 32 0 63 0 95 0 22 0 48 63 67-63 21-63 43-63 67 0 31 0 63 0 95 0 20 0 41-49 59-5 1-6 3-6 6s1 4 4 4c2 0 52-9 71-34 8-12 8-20 8-35 0-34 0-67 0-100z"><text:p/></draw:path><draw:path draw:style-name="gr3" draw:text-style-name="P9" svg:width="0.1039in" svg:height="0.1087in" svg:x="0.0929in" svg:y="0.4803in" svg:viewBox="0 0 265 277" svg:d="M56 232c-15 27-31 32-47 33-6 0-9 0-9 8 0 2 2 4 6 4 9 0 22-1 33-1 13 0 26 1 38 1 2 0 8 0 8-7 0-5-4-5-7-5-9-1-17-4-17-14 0-5 2-9 5-14 10-17 19-32 29-49 33 0 65 0 98 0 0 8 5 61 5 64 0 12-20 13-27 13-6 0-9 0-9 8 0 4 3 2 4 4 17 0 33-1 49-1 9 0 34 1 44 1 2 0 6 0 6-7 0-5-3-5-9-5-23 0-23-3-25-14-8-80-15-161-23-241-1-8-1-10-8-10-5 0-7 3-10 7-45 74-89 150-134 225zM102 176c26-43 51-85 76-128 5 43 9 85 13 128-29 0-59 0-89 0z"><text:p/></draw:path><draw:path draw:style-name="gr3" draw:text-style-name="P9" svg:width="0.0929in" svg:height="0.1173in" svg:x="0.2563in" svg:y="0.4925in" svg:viewBox="0 0 237 299" svg:d="M223 15c7 0 14 0 14-7 0-8-7-8-14-8-35 0-69 0-104 0-66 0-119 51-119 112 0 62 54 112 119 112 35 0 69 0 104 0 7 0 14 0 14-7 0-8-7-8-14-8-34 0-69 0-103 0-62 0-105-45-105-97 0-53 44-97 105-97 34 0 69 0 103 0zM22 284c-7 0-14 0-14 8 0 7 7 7 14 7 67 0 134 0 201 0 7 0 14 0 14-7 0-8-7-8-14-8-67 0-134 0-201 0z"><text:p/></draw:path><draw:path draw:style-name="gr3" draw:text-style-name="P9" svg:width="0.1083in" svg:height="0.1035in" svg:x="0.411in" svg:y="0.485in" svg:viewBox="0 0 276 264" svg:d="M45 233c-3 16-4 19-35 19-7 0-10 0-10 8 0 4 3 4 10 4 46 0 92 0 139 0 60 0 106-46 106-84 0-27-23-50-60-55 40-6 81-35 81-72 0-29-26-53-72-53-43 0-87 0-130 0-7 0-11 0-11 8 0 4 3 4 11 4 1 0 7 0 14 0 8 1 11 1 11 7 0 1-1 2-2 7-18 70-34 138-52 207zM103 122c8-32 17-64 25-96 3-13 4-14 21-14 16 0 33 0 49 0 34 0 43 22 43 40 0 34-34 70-80 70-19 0-39 0-58 0zM86 252c-5 0-6 0-8-1-4 0-5 0-5-3 0-2 0-3 2-9 9-37 17-72 26-108 24 0 50 0 74 0 36 0 44 29 44 45 0 39-34 76-80 76-18 0-36 0-53 0z"><text:p/></draw:path></draw:g></text:p>
        </text:list-item>
        <text:list-item>
          <text:p text:style-name="P13">כלומר, לפי הגדרת הכלה ולפי עיקרון ההפרדה <text:span text:style-name="T3">(בהתאמה)</text:span>:</text:p>
          <text:p text:style-name="P12"><draw:g text:anchor-type="as-char" svg:y="-0.2043in" draw:z-index="81" draw:name="Shape4" draw:style-name="gr1"><svg:title>TexMaths</svg:title><svg:desc>11§latex§\begin{align*}
  &amp;\forall x \in A. x \in B \\
  \iff &amp;\forall x \in B. \left(x^2 &gt; x\right) \land (x &gt; \mathbb{Z})
\end{align*}§svg§600§FALSE§</svg:desc><draw:path draw:style-name="gr2" draw:text-style-name="P8" svg:width="2.1012in" svg:height="0.3921in" svg:x="0.0004in" svg:y="0.0071in" svg:viewBox="0 0 5338 997" svg:d="M0 0c1780 0 3558 0 5338 0 0 332 0 665 0 997-1780 0-3558 0-5338 0 0-332 0-665 0-997z"><text:p/></draw:path><draw:path draw:style-name="gr3" draw:text-style-name="P9" svg:width="0.0839in" svg:height="0.1083in" svg:x="0.3142in" svg:y="0.0035in" svg:viewBox="0 0 214 276" svg:d="M212 14c2-4 2-5 2-6 0-5-3-8-7-8-5 0-7 4-9 9-11 28-21 56-32 84-40 0-78 0-118 0-11-28-21-56-32-84-2-6-4-9-8-9-5 0-8 3-8 8 1 2 0 1 2 6 32 85 64 168 96 253 2 6 4 9 10 9 4 0 6-5 7-8 32-84 65-169 97-254zM55 109c35 0 69 0 104 0-17 46-34 91-51 137-18-46-35-91-53-137z"><text:p/></draw:path><draw:path draw:style-name="gr3" draw:text-style-name="P9" svg:width="0.0752in" svg:height="0.0685in" svg:x="0.4028in" svg:y="0.0417in" svg:viewBox="0 0 192 175" svg:d="M118 54c3-10 12-45 38-45 2 0 11 0 20 4-11 2-19 12-19 21 0 7 5 14 15 14 8 0 20-7 20-23 0-20-22-25-35-25-23 0-36 21-40 30-10-26-31-30-42-30-41 0-63 49-63 59 0 5 3 4 4 5 4 0 5-1 6-5 13-40 38-50 52-50 7 0 21 3 21 25 0 12-7 39-21 92-7 25-20 40-37 40-2 0-12 0-19-4 9-3 18-10 18-21s-9-14-14-14c-12 0-22 10-22 22 0 18 20 26 36 26 26 0 40-27 41-29 4 14 19 29 42 29 39 0 61-50 61-60 0-3-3-3-4-3-3 0-4 1-4 5-14 40-40 49-52 49-16 0-21-12-21-25 0-8 2-17 5-34 5-18 9-36 14-53z"><text:p/></draw:path><draw:path draw:style-name="gr3" draw:text-style-name="P9" svg:width="0.0752in" svg:height="0.0874in" svg:x="0.5406in" svg:y="0.0272in" svg:viewBox="0 0 192 223" svg:d="M179 120c7 0 13 0 13-8s-6-8-13-8c-55 0-109 0-164 0 5-51 50-89 104-89 20 0 40 0 60 0 7 0 13 0 13-7 0-8-6-8-13-8-20 0-40 0-60 0-67 0-119 49-119 112 0 62 52 111 119 111 20 0 40 0 60 0 7 0 13 0 13-8 0-7-6-7-13-7-20 0-40 0-60 0-54 0-99-37-104-88 55 0 109 0 164 0z"><text:p/></draw:path><draw:path draw:style-name="gr3" draw:text-style-name="P9" svg:width="0.1039in" svg:height="0.1083in" svg:x="0.6768in" svg:y="0in" svg:viewBox="0 0 265 276" svg:d="M55 232c-15 26-30 31-47 32-5 1-8 1-8 7 0 4 1 5 4 5 11 0 23-1 33-1 14 0 27 1 40 1 2 0 7 0 7-7 0-4-4-5-6-5-9 0-19-4-19-13 0-5 3-9 6-15 10-16 20-33 30-49 31 0 64 0 96 0 1 9 7 60 7 65 0 11-21 12-29 12-5 0-8 0-8 7 0 5 4 5 5 5 15 0 32-1 48-1 10 0 35 1 43 1 4 0 8 0 8-8 0-4-4-4-9-4-24 0-24-2-25-13-8-81-17-162-24-242 0-8 0-9-7-9-6 0-8 2-10 7-45 74-90 150-135 225zM101 175c25-42 52-85 77-127 5 42 8 85 12 127-29 0-59 0-89 0z"><text:p/></draw:path><draw:path draw:style-name="gr3" draw:text-style-name="P9" svg:width="0.0157in" svg:height="0.0157in" svg:x="0.7984in" svg:y="0.0925in" svg:viewBox="0 0 41 41" svg:d="M41 21c0-11-9-21-20-21s-21 10-21 21 10 20 21 20 20-9 20-20z"><text:p/></draw:path><draw:path draw:style-name="gr3" draw:text-style-name="P9" svg:width="0.0752in" svg:height="0.0685in" svg:x="0.8323in" svg:y="0.0417in" svg:viewBox="0 0 192 175" svg:d="M118 54c2-10 11-45 38-45 1 0 11 0 19 4-11 2-19 12-19 21 0 7 5 14 16 14 8 0 20-7 20-23 0-20-23-25-36-25-22 0-36 21-41 30-9-26-30-30-41-30-40 0-62 49-62 59 0 5 3 5 4 5 4 0 5-1 5-5 13-40 39-50 53-50 6 0 19 3 19 25 0 12-5 39-19 92-7 25-20 40-38 40-2 0-11 0-18-4 8-3 17-10 17-21s-9-14-14-14c-11 0-21 10-21 22 0 18 19 26 36 26 26 0 40-27 41-29 4 14 19 29 42 29 39 0 61-50 61-60 0-3-3-3-4-3-4 0-4 1-6 5-13 40-38 49-51 49-15 0-21-12-21-25 0-8 2-17 6-34 5-18 9-36 14-53z"><text:p/></draw:path><draw:path draw:style-name="gr3" draw:text-style-name="P9" svg:width="0.076in" svg:height="0.0874in" svg:x="0.9697in" svg:y="0.0272in" svg:viewBox="0 0 194 223" svg:d="M180 120c7 0 14 0 14-8s-7-8-14-8c-55 0-109 0-164 0 5-51 49-89 104-89 20 0 41 0 60 0 7 0 14 0 14-7 0-8-7-8-14-8-21 0-40 0-61 0-66 0-119 49-119 112 0 62 53 111 119 111 21 0 40 0 61 0 7 0 14 0 14-8 0-7-7-7-14-7-19 0-40 0-60 0-55 0-99-37-104-88 55 0 109 0 164 0z"><text:p/></draw:path><draw:path draw:style-name="gr3" draw:text-style-name="P9" svg:width="0.1083in" svg:height="0.1031in" svg:x="1.1071in" svg:y="0.0047in" svg:viewBox="0 0 276 263" svg:d="M45 233c-3 15-4 18-35 18-7 0-10 0-10 7 0 5 3 5 10 5 46 0 92 0 138 0 61 0 107-45 107-83 0-28-23-50-60-55 40-7 81-36 81-72 0-29-26-53-73-53-42 0-86 0-129 0-8 0-11 0-11 8 0 3 3 3 11 3 4 0 7 0 14 1s11 1 11 7c0 1-1 2-2 6-18 70-34 139-52 208zM103 122c8-32 17-64 25-96 3-13 4-15 20-15 17 0 33 0 50 0 34 0 43 23 43 41 0 34-34 70-82 70-18 0-37 0-56 0zM86 251c-6 0-6 0-8 0-4 0-5-2-5-4 0-1 0-2 2-9 9-36 17-71 26-107 24 0 49 0 73 0 37 0 45 28 45 45 0 37-34 75-80 75-18 0-36 0-53 0z"><text:p/></draw:path><draw:path draw:style-name="gr3" draw:text-style-name="P9" svg:width="0.1346in" svg:height="0.0831in" svg:x="0.0012in" svg:y="0.2752in" svg:viewBox="0 0 343 212" svg:d="M329 152c6 0 14 0 14-8s-8-8-14-8c-82 0-164 0-245 0-17-14-37-24-49-29 13-7 33-17 49-30 81 0 163 0 245 0 6 0 14 0 14-8 0-7-8-7-14-7-76 0-152 0-228 0 19-19 39-52 39-58 0-4-6-4-8-4-3 0-6 0-7 3-8 15-19 35-45 57-26 25-51 35-72 40-7 3-7 3-8 4 0 2 0 2 0 3s0 1 0 2l1 1c1 0 1 0 9 2 52 15 90 51 112 92 4 8 4 8 10 8 2 0 8 0 8-4 0-5-20-39-39-56 76 0 152 0 228 0z"><text:p/></draw:path><draw:path draw:style-name="gr3" draw:text-style-name="P9" svg:width="0.1346in" svg:height="0.0831in" svg:x="0.128in" svg:y="0.2752in" svg:viewBox="0 0 343 212" svg:d="M260 77c16 13 36 23 48 30-13 5-33 15-48 29-82 0-164 0-246 0-6 0-14 0-14 8s7 8 13 8c76 0 153 0 229 0-19 17-39 51-39 56 0 4 6 4 8 4s6 0 7-3c9-14 20-34 44-57 27-23 53-34 72-40 7-2 8-2 9-3 0-1 0-1 0-2s0-1 0-3l-1-1c-1 0-1-1-9-3-51-15-91-51-112-91-4-8-4-9-10-9-2 0-8 0-8 4 0 6 20 39 39 58-76 0-153 0-229 0-6 0-13 0-13 7 0 8 8 8 14 8 82 0 164 0 246 0z"><text:p/></draw:path><draw:path draw:style-name="gr3" draw:text-style-name="P9" svg:width="0.0839in" svg:height="0.1083in" svg:x="0.3142in" svg:y="0.25in" svg:viewBox="0 0 214 276" svg:d="M212 14c2-4 2-4 2-6 0-5-3-8-7-8-5 0-7 4-9 9-11 28-21 56-32 84-40 0-78 0-118 0-11-28-21-56-32-84-2-6-4-9-8-9-5 0-8 3-8 8 0 1 0 1 2 6 32 85 64 168 96 253 2 6 4 9 10 9 4 0 6-5 7-8 32-84 65-169 97-254zM55 109c35 0 69 0 104 0-17 46-34 91-51 137-18-46-35-91-53-137z"><text:p/></draw:path><draw:path draw:style-name="gr3" draw:text-style-name="P9" svg:width="0.0752in" svg:height="0.0685in" svg:x="0.4028in" svg:y="0.287in" svg:viewBox="0 0 192 175" svg:d="M118 54c3-10 12-45 38-45 2 0 11 0 20 5-11 1-19 11-19 21 0 6 5 13 15 13 8 0 20-6 20-23 0-20-22-25-35-25-23 0-36 21-40 30-10-26-31-30-42-30-41 0-63 51-63 59 0 5 3 4 4 5 4 0 5-1 6-5 13-40 38-50 52-50 7 0 21 3 21 26 0 11-7 38-21 91-7 25-20 41-37 41-2 0-12 0-19-5 9-3 18-10 18-21 0-10-9-14-14-14-12 0-22 10-22 22 0 18 20 26 36 26 26 0 40-27 41-29 4 14 19 29 42 29 39 0 61-50 61-60 0-3-3-3-4-3-3 0-4 1-4 5-14 40-40 50-52 50-16 0-21-13-21-26 0-8 2-17 5-33 5-18 9-37 14-54z"><text:p/></draw:path><draw:path draw:style-name="gr3" draw:text-style-name="P9" svg:width="0.0752in" svg:height="0.0878in" svg:x="0.5406in" svg:y="0.2724in" svg:viewBox="0 0 192 224" svg:d="M179 120c7 0 13 0 13-8s-6-8-13-8c-55 0-109 0-164 0 5-51 50-89 104-89 20 0 40 0 60 0 7 0 13 0 13-7 0-8-6-8-13-8-20 0-40 0-60 0-67 0-119 51-119 112 0 62 52 112 119 112 20 0 40 0 60 0 7 0 13 0 13-7 0-9-6-9-13-9-20 0-40 0-60 0-54 0-99-37-104-88 55 0 109 0 164 0z"><text:p/></draw:path><draw:path draw:style-name="gr3" draw:text-style-name="P9" svg:width="0.1083in" svg:height="0.1031in" svg:x="0.678in" svg:y="0.2516in" svg:viewBox="0 0 276 263" svg:d="M46 233c-4 15-5 19-35 19-7 0-11 0-11 7 0 4 3 4 11 4 46 0 91 0 137 0 62 0 107-45 107-83 0-28-22-50-59-55 39-7 80-35 80-72 0-29-25-53-71-53-43 0-87 0-130 0-8 0-12 0-12 8 0 4 4 4 11 4 1 0 8 0 15 0 7 1 10 1 10 7 0 1 0 2-1 7-18 70-34 138-52 207zM104 122c8-32 16-64 24-96 4-13 4-14 20-14 17 0 35 0 51 0 34 0 42 22 42 40 0 34-33 70-80 70-19 0-38 0-57 0zM87 252c-6 0-7 0-9-1-3 0-4 0-4-4 0-1 0-2 1-9 9-36 18-71 27-107 24 0 49 0 73 0 37 0 44 28 44 45 0 38-34 76-79 76-18 0-36 0-53 0z"><text:p/></draw:path><draw:path draw:style-name="gr3" draw:text-style-name="P9" svg:width="0.0157in" svg:height="0.0157in" svg:x="0.8075in" svg:y="0.339in" svg:viewBox="0 0 41 41" svg:d="M41 21c0-11-10-21-21-21-12 0-20 10-20 21s8 20 20 20c11 0 21-9 21-20z"><text:p/></draw:path><draw:path draw:style-name="gr3" draw:text-style-name="P9" svg:width="0.0394in" svg:height="0.1819in" svg:x="0.885in" svg:y="0.2252in" svg:viewBox="0 0 101 463" svg:d="M101 458c0-1-1-2-2-3-18-19-44-49-59-113-9-34-14-75-14-110 0-102 26-173 72-223 3-4 2-4 3-5 0-4-3-4-4-4-7 0-28 23-32 29-40 47-65 116-65 202 0 55 10 133 60 198 4 4 29 34 37 34 1 0 4 0 4-5z"><text:p/></draw:path><draw:path draw:style-name="gr3" draw:text-style-name="P9" svg:width="0.0752in" svg:height="0.0685in" svg:x="0.9362in" svg:y="0.287in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3" draw:text-style-name="P9" svg:width="0.0469in" svg:height="0.0705in" svg:x="1.0256in" svg:y="0.2217in" svg:viewBox="0 0 120 180" svg:d="M120 131c-3 0-7 0-10 0 0 5-3 22-7 24-2 2-23 2-26 2-17 0-34 0-51 0 29-25 39-33 55-46 20-15 39-32 39-58 0-32-29-53-64-53-33 0-56 24-56 48 0 15 12 16 14 16 7 0 15-5 15-15 0-4-3-14-16-14 8-19 27-25 40-25 26 0 40 21 40 43 0 24-16 43-25 51-22 22-43 43-65 65-3 2-3 4-3 11 37 0 74 0 111 0 3-16 6-33 9-49z"><text:p/></draw:path><draw:path draw:style-name="gr3" draw:text-style-name="P9" svg:width="0.0925in" svg:height="0.0878in" svg:x="1.1417in" svg:y="0.2724in" svg:viewBox="0 0 236 224" svg:d="M229 120c4-1 7-3 7-8 0-4-3-6-7-9-72-34-143-67-215-101-4-2-5-2-6-2-5 0-8 3-8 8 0 3 2 5 8 8 67 32 135 64 202 96-67 32-135 64-202 96-6 2-8 4-8 9 0 3 3 7 8 7 1 0 2 0 6-3 72-34 143-67 215-101z"><text:p/></draw:path><draw:path draw:style-name="gr3" draw:text-style-name="P9" svg:width="0.0752in" svg:height="0.0685in" svg:x="1.2941in" svg:y="0.287in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3" draw:text-style-name="P9" svg:width="0.0394in" svg:height="0.1819in" svg:x="1.3831in" svg:y="0.2252in" svg:viewBox="0 0 101 463" svg:d="M101 232c0-55-10-133-60-198-5-4-29-34-37-34-1 0-4 1-4 4 0 1 1 3 2 4 19 19 44 51 60 113 8 35 13 75 13 110 0 39-5 79-15 116-14 54-37 85-57 107-3 3-2 2-3 4 0 4 3 5 4 5 7 0 28-23 32-29 40-47 65-116 65-202z"><text:p/></draw:path><draw:path draw:style-name="gr3" draw:text-style-name="P9" svg:width="0.0846in" svg:height="0.0933in" svg:x="1.4886in" svg:y="0.2646in" svg:viewBox="0 0 216 238" svg:d="M117 8c-4-7-6-8-9-8-6 0-7 2-9 8-32 71-64 144-96 215-3 6-3 6-3 8 0 4 3 7 8 7 3 0 5 0 8-7 31-68 61-136 92-205 29 69 60 137 90 205 4 7 8 7 9 7 4 0 9-3 9-7 0-1 0-1-4-6-32-72-64-145-95-217z"><text:p/></draw:path><draw:path draw:style-name="gr3" draw:text-style-name="P9" svg:width="0.0346in" svg:height="0.1516in" svg:x="1.6303in" svg:y="0.2413in" svg:viewBox="0 0 89 386" svg:d="M89 382c0-1 0-2-7-8-47-49-60-122-60-181 0-67 15-134 63-182 4-6 4-6 4-7 0-3-1-4-3-4-5 0-39 26-62 76-20 42-24 84-24 117 0 30 4 77 25 120 23 47 56 73 61 73 2 0 3-1 3-4z"><text:p/></draw:path><draw:path draw:style-name="gr3" draw:text-style-name="P9" svg:width="0.0752in" svg:height="0.0685in" svg:x="1.6791in" svg:y="0.287in" svg:viewBox="0 0 192 175" svg:d="M118 54c2-10 11-45 38-45 2 0 11 0 20 5-11 1-19 11-19 21 0 6 5 13 15 13 8 0 20-6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5-12 40-38 50-50 50-16 0-22-13-22-26 0-8 2-17 6-33 5-18 9-37 14-54z"><text:p/></draw:path><draw:path draw:style-name="gr3" draw:text-style-name="P9" svg:width="0.0925in" svg:height="0.0878in" svg:x="1.8161in" svg:y="0.2724in" svg:viewBox="0 0 236 224" svg:d="M229 120c4-1 7-3 7-8 0-4-3-6-7-9-72-34-142-67-214-101-5-2-5-2-7-2-4 0-8 3-8 8 0 3 2 5 8 8 68 32 135 64 203 96-68 32-135 64-203 96-6 2-8 4-8 9 0 3 4 7 8 7 2 0 2 0 7-3 72-34 142-67 214-101z"><text:p/></draw:path><draw:path draw:style-name="gr3" draw:text-style-name="P9" svg:width="0.0921in" svg:height="0.1035in" svg:x="1.9685in" svg:y="0.2512in" svg:viewBox="0 0 235 264" svg:d="M220 14c3-5 3-6 3-7 0-7-5-7-13-7-59 0-118 0-177 0-12 0-12 1-13 11-2 18-4 35-6 53 0 1-1 3-1 4 0 6 5 8 7 8 3 0 6-3 6-6 3-10 6-26 29-41 22-15 49-16 63-16 10 0 21 0 30 0-48 79-96 158-145 238-3 4-3 5-3 6 0 7 7 7 13 7 66 0 132 0 198 0 12 0 12 0 13-10 4-26 8-52 11-77 0-3-3-7-6-7-7 0-7 5-8 12-7 31-37 69-92 69-19 0-37 0-55 0 48-80 98-158 146-237zM33 13c7 0 14 0 21 0v1c-11 6-19 12-23 17 1-6 1-12 2-18zM165 13c13 0 26 0 40 0-49 79-98 158-147 238-13 0-26 0-39 0 48-80 98-159 146-238zM185 251c11-7 21-15 29-26 0 8-1 12-3 26-9 0-17 0-26 0z"><text:p/></draw:path><draw:path draw:style-name="gr3" draw:text-style-name="P9" svg:width="0.035in" svg:height="0.1516in" svg:x="2.0744in" svg:y="0.2413in" svg:viewBox="0 0 90 386" svg:d="M90 193c0-30-4-76-25-120-23-48-56-73-61-73-2 0-4 2-4 4 0 1 0 1 8 9 38 39 60 99 60 180 0 66-14 135-63 183-5 4-5 5-5 6 0 3 2 4 4 4 5 0 39-27 62-75 20-43 24-86 24-118z"><text:p/></draw:path></draw:g></text:p>
        </text:list-item>
        <text:list-item>
          <text:p text:style-name="P14">ומשום שנתונים האיברים ב־<draw:g text:anchor-type="as-char" svg:y="-0.1083in" draw:z-index="204" draw:name="Shape5" draw:style-name="gr1"><svg:title>TexMaths</svg:title><svg:desc>11§display§A§svg§600§FALSE§</svg:desc><draw:path draw:style-name="gr2" draw:text-style-name="P8" svg:width="0.0929in" svg:height="0.0921in" svg:x="0.0031in" svg:y="0.0079in" svg:viewBox="0 0 237 235" svg:d="M0 0c79 0 158 0 237 0 0 78 0 157 0 235-79 0-158 0-237 0 0-78 0-157 0-235z"><text:p/></draw:path><draw:path draw:style-name="gr3" draw:text-style-name="P9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<text:span text:style-name="T4">נוכל להציב ו</text:span>להוכיח כי:</text:p>
          <text:p text:style-name="P12"><draw:g text:anchor-type="as-char" svg:y="-0.1319in" draw:z-index="79" draw:name="Shape6" draw:style-name="gr1"><svg:title>TexMaths</svg:title><svg:desc>11§display§2^2 &gt; 2 \land (-1)^2 &gt; -1 \land 2, -1 \in \Z§svg§600§FALSE§</svg:desc><draw:path draw:style-name="gr2" draw:text-style-name="P8" svg:width="2.1449in" svg:height="0.1543in" svg:x="0.0004in" svg:y="0.0079in" svg:viewBox="0 0 5449 393" svg:d="M0 0c1816 0 3632 0 5449 0 0 131 0 263 0 393-1817 0-3633 0-5449 0 0-130 0-262 0-393z"><text:p/></draw:path><draw:path draw:style-name="gr3" draw:text-style-name="P9" svg:width="0.0602in" svg:height="0.1in" svg:x="0.0004in" svg:y="0.0319in" svg:viewBox="0 0 154 255" svg:d="M30 225c13-12 27-25 40-38 61-53 84-74 84-112 0-44-35-75-82-75-43 0-72 35-72 70 0 21 19 21 20 21 6 0 20-4 20-20 0-11-7-20-20-20-3 0-5 0-6 1 9-26 30-40 53-40 35 0 52 31 52 63 0 30-20 61-41 85-25 27-49 54-75 81-3 4-3 5-3 14 47 0 96 0 143 0 3-22 8-44 11-66-3 0-7 0-10 0-2 12-4 27-9 34-2 2-27 2-36 2-23 0-46 0-69 0z"><text:p/></draw:path><draw:path draw:style-name="gr3" draw:text-style-name="P9" svg:width="0.0469in" svg:height="0.0701in" svg:x="0.0752in" svg:y="0in" svg:viewBox="0 0 120 179" svg:d="M120 130c-3 0-6 0-9 0-1 6-4 22-8 24-2 2-23 2-26 2-16 0-33 0-49 0 27-25 37-33 53-45 20-17 39-33 39-58 0-33-29-53-64-53-33 0-56 23-56 48 0 14 12 16 14 16 7 0 15-6 15-15 0-5-1-14-16-14 8-20 27-25 40-25 26 0 41 21 41 43 0 23-17 41-26 51-22 21-43 42-65 64-3 2-3 3-3 11 37 0 75 0 112 0 2-16 6-33 8-49z"><text:p/></draw:path><draw:path draw:style-name="gr3" draw:text-style-name="P9" svg:width="0.0929in" svg:height="0.087in" svg:x="0.1917in" svg:y="0.0516in" svg:viewBox="0 0 237 222" svg:d="M229 121c4-2 8-5 8-9s-4-7-8-9c-72-33-143-67-215-100-4-3-5-3-6-3-5 0-8 3-8 8 0 3 2 6 8 8 67 32 135 64 202 96-67 32-135 64-202 96-6 2-8 4-8 7 0 4 3 7 8 7 1 0 2 0 6-2 72-33 143-66 215-99z"><text:p/></draw:path><draw:path draw:style-name="gr3" draw:text-style-name="P9" svg:width="0.0606in" svg:height="0.1in" svg:x="0.3472in" svg:y="0.0319in" svg:viewBox="0 0 155 255" svg:d="M31 225c13-12 27-25 41-38 60-53 83-74 83-112 0-44-35-75-82-75-44 0-73 35-73 70 0 21 20 21 21 21 7 0 20-4 20-20 0-11-7-20-20-20-3 0-4 0-6 1 9-26 30-40 53-40 35 0 52 31 52 63 0 30-20 61-41 85-25 27-49 54-75 81-4 4-4 5-4 14 48 0 96 0 144 0 3-22 8-44 11-66-3 0-6 0-10 0-2 12-4 27-9 34-2 2-27 2-36 2-23 0-46 0-69 0z"><text:p/></draw:path><draw:path draw:style-name="gr3" draw:text-style-name="P9" svg:width="0.0843in" svg:height="0.0929in" svg:x="0.4583in" svg:y="0.0429in" svg:viewBox="0 0 215 237" svg:d="M117 8c-4-7-6-8-9-8-6 0-7 2-9 8-32 71-65 143-97 214-2 5-2 5-2 8 0 4 3 7 8 7 3 0 5-1 9-7 30-67 60-136 91-204 30 68 60 137 90 204 3 7 8 7 9 7 4 0 8-3 8-7 0-1 0-1-3-6-32-71-63-144-95-216z"><text:p/></draw:path><draw:path draw:style-name="gr3" draw:text-style-name="P9" svg:width="0.0346in" svg:height="0.1504in" svg:x="0.6004in" svg:y="0.0193in" svg:viewBox="0 0 89 383" svg:d="M89 379c0-1 0-1-6-8-49-48-61-122-61-179 0-67 15-134 63-182 4-5 4-6 4-7 0-2-1-3-3-3-5 0-39 26-62 75-20 43-24 84-24 117 0 29 4 76 25 119 23 47 56 72 61 72 2 0 3-1 3-4z"><text:p/></draw:path><draw:path draw:style-name="gr3" draw:text-style-name="P9" svg:width="0.0929in" svg:height="0.0055in" svg:x="0.6571in" svg:y="0.0917in" svg:viewBox="0 0 237 15" svg:d="M222 15c7 0 15 0 15-7 0-8-8-8-15-8-69 0-139 0-209 0-6 0-13 0-13 8 0 7 7 7 13 7 70 0 140 0 209 0z"><text:p/></draw:path><draw:path draw:style-name="gr3" draw:text-style-name="P9" svg:width="0.05in" svg:height="0.1in" svg:x="0.776in" svg:y="0.0319in" svg:viewBox="0 0 128 255" svg:d="M79 10c0-9 0-10-9-10-24 25-57 25-70 25 0 4 0 8 0 11 8 0 31 0 51-10 0 66 0 133 0 199 0 13-1 19-36 19-4 0-8 0-13 0 0 4 0 8 0 11 15-1 48-1 63-1s49 0 63 1c0-3 0-7 0-11-5 0-8 0-12 0-36 0-37-4-37-19 0-71 0-144 0-215z"><text:p/></draw:path><draw:path draw:style-name="gr3" draw:text-style-name="P9" svg:width="0.0346in" svg:height="0.1504in" svg:x="0.8476in" svg:y="0.0193in" svg:viewBox="0 0 89 383" svg:d="M89 192c0-29-4-77-25-119-23-49-56-73-61-73-2 0-3 1-3 3 0 1 0 2 7 9 38 39 60 100 60 180 0 65-14 132-63 182-4 4-4 4-4 5 0 3 1 4 3 4 5 0 39-26 62-74 20-43 24-86 24-117z"><text:p/></draw:path><draw:path draw:style-name="gr3" draw:text-style-name="P9" svg:width="0.0469in" svg:height="0.0701in" svg:x="0.9047in" svg:y="0in" svg:viewBox="0 0 120 179" svg:d="M120 130c-3 0-7 0-10 0 0 6-3 22-7 24-2 2-23 2-26 2-16 0-34 0-51 0 29-25 39-33 54-45 21-17 40-33 40-58 0-33-29-53-64-53-33 0-56 23-56 48 0 14 11 16 14 16 7 0 15-6 15-15 0-5-3-14-17-14 9-20 28-25 40-25 27 0 42 21 42 43 0 23-17 41-26 51-22 21-44 42-66 64-2 2-2 3-2 11 37 0 74 0 111 0 3-16 6-33 9-49z"><text:p/></draw:path><draw:path draw:style-name="gr3" draw:text-style-name="P9" svg:width="0.0929in" svg:height="0.087in" svg:x="1.0213in" svg:y="0.0516in" svg:viewBox="0 0 237 222" svg:d="M229 121c4-2 8-5 8-9s-4-7-8-9c-72-33-143-67-215-100-4-3-5-3-6-3-5 0-8 3-8 8 0 3 2 6 8 8 67 32 135 64 202 96-67 32-135 64-202 96-6 2-8 4-8 7 0 4 3 7 8 7 1 0 2 0 6-2 72-33 143-66 215-99z"><text:p/></draw:path><draw:path draw:style-name="gr3" draw:text-style-name="P9" svg:width="0.0921in" svg:height="0.0055in" svg:x="1.1815in" svg:y="0.0917in" svg:viewBox="0 0 235 15" svg:d="M222 15c7 0 13 0 13-7 0-8-6-8-13-8-69 0-139 0-209 0-6 0-13 0-13 8 0 7 7 7 13 7 70 0 140 0 209 0z"><text:p/></draw:path><draw:path draw:style-name="gr3" draw:text-style-name="P9" svg:width="0.05in" svg:height="0.1in" svg:x="1.3008in" svg:y="0.0319in" svg:viewBox="0 0 128 255" svg:d="M79 10c0-9 0-10-9-10-24 25-58 25-70 25 0 4 0 8 0 11 8 0 31 0 51-10 0 66 0 133 0 199 0 13-1 19-36 19-4 0-8 0-13 0 0 4 0 8 0 11 15-1 48-1 63-1s49 0 63 1c0-3 0-7 0-11-5 0-8 0-12 0-36 0-37-4-37-19 0-71 0-144 0-215z"><text:p/></draw:path><draw:path draw:style-name="gr3" draw:text-style-name="P9" svg:width="0.0843in" svg:height="0.0929in" svg:x="1.4055in" svg:y="0.0429in" svg:viewBox="0 0 215 237" svg:d="M117 8c-4-7-6-8-9-8-6 0-7 2-9 8-32 71-64 143-96 214-3 5-3 5-3 8 0 4 3 7 8 7 3 0 5-1 9-7 30-67 60-136 91-204 30 68 60 137 90 204 3 7 8 7 9 7 4 0 8-3 8-7 0-1 0-1-3-6-32-71-63-144-95-216z"><text:p/></draw:path><draw:path draw:style-name="gr3" draw:text-style-name="P9" svg:width="0.0602in" svg:height="0.1in" svg:x="1.5402in" svg:y="0.0319in" svg:viewBox="0 0 154 255" svg:d="M30 225c13-12 27-25 40-38 61-53 84-74 84-112 0-44-35-75-82-75-43 0-72 35-72 70 0 21 19 21 20 21 6 0 21-4 21-20 0-11-8-20-21-20-3 0-5 0-6 1 9-26 30-40 53-40 35 0 52 31 52 63 0 30-20 61-41 85-24 27-49 54-74 81-4 4-4 5-4 14 47 0 96 0 143 0 3-22 8-44 11-66-3 0-7 0-10 0-2 12-4 27-9 34-2 2-27 2-36 2-23 0-46 0-69 0z"><text:p/></draw:path><draw:path draw:style-name="gr3" draw:text-style-name="P9" svg:width="0.0173in" svg:height="0.0449in" svg:x="1.6217in" svg:y="0.1165in" svg:viewBox="0 0 45 115" svg:d="M45 41c0-26-10-41-24-41-13 0-21 10-21 21 0 10 8 20 21 20 4 0 9-1 13-5 1-1 1-1 2-1 0 2 0 0 0 6 0 28-13 51-25 64-4 4-4 5-4 6 0 3 1 4 3 4 4 0 35-29 35-74z"><text:p/></draw:path><draw:path draw:style-name="gr3" draw:text-style-name="P9" svg:width="0.0929in" svg:height="0.0055in" svg:x="1.6886in" svg:y="0.0917in" svg:viewBox="0 0 237 15" svg:d="M223 15c7 0 14 0 14-7 0-8-7-8-14-8-70 0-139 0-210 0-6 0-13 0-13 8 0 7 7 7 13 7 71 0 140 0 210 0z"><text:p/></draw:path><draw:path draw:style-name="gr3" draw:text-style-name="P9" svg:width="0.05in" svg:height="0.1in" svg:x="1.8083in" svg:y="0.0319in" svg:viewBox="0 0 128 255" svg:d="M79 10c0-9 0-10-9-10-24 25-58 25-70 25 0 4 0 8 0 11 8 0 30 0 51-10 0 66 0 133 0 199 0 13-1 19-37 19-4 0-7 0-12 0 0 4 0 8 0 11 13-1 48-1 63-1s48 0 63 1c0-3 0-7 0-11-5 0-9 0-14 0-34 0-35-4-35-19 0-71 0-144 0-215z"><text:p/></draw:path><draw:path draw:style-name="gr3" draw:text-style-name="P9" svg:width="0.0756in" svg:height="0.087in" svg:x="1.9256in" svg:y="0.0516in" svg:viewBox="0 0 193 222" svg:d="M179 120c7 0 14 0 14-8s-7-8-14-8c-55 0-109 0-164 0 5-51 50-89 104-89 20 0 41 0 60 0 7 0 14 0 14-7 0-8-7-8-14-8-19 0-40 0-60 0-66 0-119 51-119 112 0 62 53 110 119 110 20 0 41 0 60 0 7 0 14 0 14-7s-7-7-14-7c-19 0-40 0-60 0-54 0-99-37-104-88 55 0 109 0 164 0z"><text:p/></draw:path><draw:path draw:style-name="gr3" draw:text-style-name="P9" svg:width="0.0921in" svg:height="0.1031in" svg:x="2.0606in" svg:y="0.0287in" svg:viewBox="0 0 235 263" svg:d="M220 14c3-4 3-5 3-6 0-8-5-8-12-8-59 0-117 0-177 0-13 0-13 2-14 12-2 18-3 34-6 52 0 1-1 3-1 4 0 6 5 8 8 8s5-2 7-6c1-10 4-26 28-40 22-15 49-16 62-16 11 0 21 0 32 0-49 78-97 157-146 235-4 5-4 6-4 7 0 7 7 7 13 7 66 0 133 0 199 0 11 0 11 0 14-10 3-26 6-50 9-75 0-4-3-8-6-8-6 0-7 5-8 12-6 32-36 67-91 67-19 0-36 0-55 0 48-78 97-157 145-235zM33 14c7 0 14 0 21 0-11 6-18 13-23 18 1-6 1-12 2-18zM165 14c13 0 26 0 40 0-49 78-98 157-147 235-13 0-25 0-38 0 48-78 97-157 145-235zM186 249c11-6 21-14 30-25-1 8-3 12-4 25-8 0-17 0-26 0z"><text:p/></draw:path></draw:g></text:p>
        </text:list-item>
        <text:list-item>
          <text:p text:style-name="P15">זהו פסוק אמת, ולכן הטענה הוכחה. </text:p>
        </text:list-item>
      </text:list>
      <text:h text:style-name="Heading_20_3" text:outline-level="3"><text:soft-page-break/>סעיף ב’</text:h>
      <text:list text:style-name="L3">
        <text:list-item>
          <text:p text:style-name="P16">צ.ל.:</text:p>
          <text:p text:style-name="P17"><draw:g text:anchor-type="as-char" svg:y="-0.1319in" draw:z-index="194" draw:name="Shape7" draw:style-name="gr1"><svg:title>TexMaths</svg:title><svg:desc>11§display§A := \left\{n^2 + n \mid n \in \mathbb{N} \right\} \subseteq \mathbb{N}_\mathrm{even}§svg§600§FALSE§</svg:desc><draw:path draw:style-name="gr2" draw:text-style-name="P8" svg:width="2.0157in" svg:height="0.1709in" svg:x="0.0028in" svg:y="0.0083in" svg:viewBox="0 0 5121 435" svg:d="M2561 435c-854 0-1707 0-2561 0 0-145 0-291 0-435 1707 0 3414 0 5121 0 0 144 0 290 0 435-853 0-1707 0-2560 0z"><text:p/></draw:path><draw:path draw:style-name="gr3" draw:text-style-name="P9" svg:width="0.1039in" svg:height="0.1083in" svg:x="0.0004in" svg:y="0.0256in" svg:viewBox="0 0 265 276" svg:d="M55 233c-15 24-31 29-47 31-5 1-8 1-8 7 0 4 1 5 4 5 11 0 22-1 33-1 14 0 27 1 39 1 3 0 8 0 8-7 0-4-4-5-7-5-9 0-18-4-18-13 0-4 3-8 6-14 10-16 20-33 30-50 31 0 64 0 96 0 1 9 6 61 6 66 0 9-20 11-28 11-5 0-8 0-8 7 0 5 4 5 5 5 15 0 32-1 48-1 9 0 33 1 43 1 3 0 8 0 8-8 0-4-4-4-10-4-23 0-23-3-24-13-8-81-17-162-24-242 0-8 0-9-7-9-6 0-8 2-11 7-45 75-89 150-134 226zM101 175c25-43 52-86 77-128 5 42 8 85 12 128-29 0-59 0-89 0z"><text:p/></draw:path><draw:path draw:style-name="gr3" draw:text-style-name="P9" svg:width="0.0157in" svg:height="0.0654in" svg:x="0.1646in" svg:y="0.0689in" svg:viewBox="0 0 41 167" svg:d="M41 21c0-12-10-21-21-21s-20 9-20 21c0 11 9 20 20 20s21-9 21-20zM41 147c0-11-10-21-21-21s-20 10-20 21 9 20 20 20 21-9 21-20z"><text:p/></draw:path><draw:path draw:style-name="gr3" draw:text-style-name="P9" svg:width="0.1004in" svg:height="0.0358in" svg:x="0.2024in" svg:y="0.0783in" svg:viewBox="0 0 256 92" svg:d="M243 17c7 0 13-2 13-9 0-8-6-8-12-8-77 0-155 0-232 0-5 0-12 0-12 8 0 7 7 9 13 9 77 0 153 0 230 0zM244 92c6 0 12 0 12-8s-6-8-13-8c-77 0-153 0-230 0-6 0-13 0-13 8s7 8 12 8c77 0 155 0 232 0z"><text:p/></draw:path><draw:path draw:style-name="gr3" draw:text-style-name="P9" svg:width="0.0535in" svg:height="0.1819in" svg:x="0.3717in" svg:y="0.0051in" svg:viewBox="0 0 137 463" svg:d="M55 170c0 27-13 42-53 57-1 1-2 2-2 5s0 4 3 5c52 19 52 40 52 62 0 36 0 72 0 107 0 10 7 24 23 36 19 12 51 21 54 21 4 0 5-2 5-5 0-4-1-4-6-6-12-4-42-16-49-40-1-4-1-5-1-19 0-31 0-63 0-95 0-20 0-48-62-65 62-20 62-47 62-69 0-32 0-64 0-95 0-20 0-40 53-60 3 0 3-3 3-5 0-3-1-4-5-4-2 0-57 12-70 37-7 13-7 16-7 32 0 34 0 67 0 101z"><text:p/></draw:path><draw:path draw:style-name="gr3" draw:text-style-name="P9" svg:width="0.0819in" svg:height="0.0685in" svg:x="0.4472in" svg:y="0.0673in" svg:viewBox="0 0 209 175" svg:d="M23 149c-1 5-3 14-3 16 0 7 4 10 11 10 4 0 11-3 14-11 2-10 4-18 7-28 3-12 5-24 8-35 3-8 5-17 7-26 2-7 4-18 6-19 5-12 26-47 62-47 18 0 21 14 21 26 0 25-19 74-25 91-3 9-3 14-3 17 0 19 13 32 30 32 37 0 51-56 51-59 0-4-3-4-4-4-4 0-4 2-6 7-8 27-21 48-40 48-6 0-8-4-8-13 0-10 3-18 6-27 8-21 23-63 23-85 0-27-16-42-44-42-35 0-54 25-60 34-2-22-18-34-35-34-18 0-26 15-29 22-7 13-12 36-12 38 0 4 3 4 4 4 5 0 5-1 7-9 7-27 14-46 29-46 7 0 12 4 12 17 0 8-1 13-7 32-8 30-14 60-22 91z"><text:p/></draw:path><draw:path draw:style-name="gr3" draw:text-style-name="P9" svg:width="0.0469in" svg:height="0.0705in" svg:x="0.5409in" svg:y="0.0004in" svg:viewBox="0 0 120 180" svg:d="M120 131c-3 0-6 0-9 0-1 6-4 22-8 25-2 1-23 1-26 1-17 0-33 0-50 0 28-25 38-32 54-46 20-15 39-33 39-58 0-33-29-53-64-53-33 0-56 24-56 49 0 14 12 15 14 15 7 0 15-4 15-14 0-5-2-15-16-15 8-20 27-25 40-25 26 0 40 21 40 43 0 24-16 42-25 52-22 21-43 43-65 65-3 2-3 2-3 10 37 0 75 0 112 0 2-17 6-33 8-49z"><text:p/></draw:path><draw:path draw:style-name="gr3" draw:text-style-name="P9" svg:width="0.1008in" svg:height="0.1004in" svg:x="0.6449in" svg:y="0.0457in" svg:viewBox="0 0 257 256" svg:d="M136 137c37 0 72 0 108 0 6 0 13 0 13-8s-7-8-13-8c-36 0-71 0-108 0 0-36 0-72 0-109 0-5 0-12-7-12-8 0-8 7-8 12 0 37 0 73 0 109-36 0-72 0-108 0-5 0-13 0-13 8s8 8 13 8c36 0 72 0 108 0 0 35 0 71 0 108 0 5 0 11 8 11 7 0 7-6 7-11 0-37 0-73 0-108z"><text:p/></draw:path><draw:path draw:style-name="gr3" draw:text-style-name="P9" svg:width="0.0819in" svg:height="0.0685in" svg:x="0.7929in" svg:y="0.0673in" svg:viewBox="0 0 209 175" svg:d="M23 149c-1 5-3 14-3 16 0 7 4 10 11 10 4 0 11-3 14-11 2-10 4-18 7-28 3-12 5-24 8-35 3-8 5-17 7-26 1-7 4-18 6-19 5-12 26-47 62-47 18 0 21 14 21 26 0 25-19 74-25 91-3 9-3 14-3 17 0 19 13 32 30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" draw:text-style-name="P9" svg:width="0.0055in" svg:height="0.1516in" svg:x="0.9402in" svg:y="0.0201in" svg:viewBox="0 0 15 386" svg:d="M15 14c0-7 0-14-7-14-8 0-8 7-8 14 0 119 0 239 0 358 0 7 0 14 8 14 7 0 7-7 7-14 0-119 0-239 0-358z"><text:p/></draw:path><draw:path draw:style-name="gr3" draw:text-style-name="P9" svg:width="0.0819in" svg:height="0.0685in" svg:x="1.011in" svg:y="0.0673in" svg:viewBox="0 0 209 175" svg:d="M22 149c-1 5-3 14-3 16 0 7 5 10 11 10 5 0 12-3 14-11 1 0 5-18 8-28 3-12 5-24 8-35 3-8 5-17 7-26 1-7 4-18 4-19 7-12 27-47 64-47 17 0 21 14 21 26 0 25-20 74-25 91-3 9-5 14-5 17 0 19 15 32 32 32 37 0 51-56 51-59 0-4-3-4-4-4-5 0-5 2-6 7-8 27-21 48-40 48-6 0-9-4-9-13 0-10 3-18 7-27 7-21 23-63 23-85 0-27-16-42-44-42-35 0-54 25-60 34-2-22-18-34-35-34-19 0-26 15-30 22-6 13-11 36-11 38 0 4 3 4 4 4 4 0 5-1 7-9 7-27 14-46 27-46 9 0 13 4 13 17 0 8-2 13-6 32-8 30-15 60-23 91z"><text:p/></draw:path><draw:path draw:style-name="gr3" draw:text-style-name="P9" svg:width="0.076in" svg:height="0.0878in" svg:x="1.1524in" svg:y="0.0524in" svg:viewBox="0 0 194 224" svg:d="M179 120c7 0 15 0 15-8 0-7-8-7-15-7-54 0-109 0-163 0 5-53 49-90 104-90 20 0 39 0 59 0 7 0 15 0 15-7 0-8-8-8-15-8-20 0-40 0-60 0-66 0-119 50-119 112s53 112 119 112c20 0 40 0 60 0 7 0 15 0 15-8s-8-8-15-8c-20 0-39 0-59 0-55 0-99-36-104-88 54 0 109 0 163 0z"><text:p/></draw:path><draw:path draw:style-name="gr3" draw:text-style-name="P9" svg:width="0.1024in" svg:height="0.1063in" svg:x="1.2874in" svg:y="0.0299in" svg:viewBox="0 0 261 271" svg:d="M33 34c0 63 0 126 0 190 0 20-3 27-23 27-3 0-10 0-10 6 0 7 5 7 13 7 20 0 40 0 60 0 6 0 13 0 13-7 0-6-7-6-12-6-21 0-25-8-25-28 0-60 0-119 0-178 57 74 112 148 168 221 3 4 5 5 7 5 7 0 7-6 7-13 0-72 0-144 0-217 0-22 3-28 21-28 2 0 9 0 9-6 0-7-6-7-12-7-19 0-38 0-57 0-7 0-13 0-13 7 0 6 7 6 11 6 21 0 24 9 24 29 0 41 0 80 0 121-38-53-78-105-116-157-3-6-5-6-13-6-23 0-45 0-69 0-6 0-12 0-12 7 0 5 6 6 8 6 11 1 18 8 22 12-1 4-1 5-1 9zM218 245c-56-74-112-148-169-222-4-5-4-5-7-10 15 0 29 0 45 0 44 59 87 117 131 177 0 17 0 36 0 55z"><text:p/></draw:path><draw:path draw:style-name="gr3" draw:text-style-name="P9" svg:width="0.0535in" svg:height="0.1819in" svg:x="1.4106in" svg:y="0.0051in" svg:viewBox="0 0 137 463" svg:d="M82 293c0-13 0-37 50-56 5-1 5-1 5-5 0-1 0-4-2-5-53-20-53-41-53-63 0-36 0-71 0-107-1-21-17-33-24-37-16-11-48-20-53-20-4 0-5 2-5 4 0 5 2 5 4 6 52 20 52 39 52 61 0 30 0 62 0 94 0 21 0 48 63 67-63 21-63 42-63 66 0 32 0 64 0 95 0 21 0 40-49 59-5 2-7 2-7 6 0 3 1 5 5 5 24-12 52-10 70-35 7-11 7-20 7-34 0-33 0-66 0-101z"><text:p/></draw:path><draw:path draw:style-name="gr3" draw:text-style-name="P9" svg:width="0.0925in" svg:height="0.1169in" svg:x="1.537in" svg:y="0.0374in" svg:viewBox="0 0 236 298" svg:d="M223 15c7 0 13 0 13-7 0-8-6-8-13-8-35 0-69 0-104 0-66 0-119 51-119 111 0 63 54 113 119 113 35 0 69 0 104 0 7 0 13 0 13-8s-6-8-13-8c-34 0-69 0-103 0-62 0-105-45-105-96 0-52 44-97 105-97 34 0 69 0 103 0zM22 282c-7 0-14 0-14 8s7 8 14 8c67 0 134 0 201 0 7 0 13 0 13-8s-6-8-13-8c-67 0-134 0-201 0z"><text:p/></draw:path><draw:path draw:style-name="gr3" draw:text-style-name="P9" svg:width="0.1028in" svg:height="0.1063in" svg:x="1.689in" svg:y="0.0299in" svg:viewBox="0 0 262 271" svg:d="M33 34c0 63 0 126 0 190 0 20-2 27-22 27-4 0-11 0-11 6 0 7 5 7 13 7 20 0 40 0 60 0 7 0 13 0 13-7 0-6-7-6-12-6-21 0-25-8-25-28 0-60 0-119 0-178 57 74 112 148 168 221 3 4 5 5 7 5 7 0 7-6 7-13 0-72 0-144 0-217 0-22 3-28 22-28 2 0 9 0 9-6 0-7-7-7-13-7-19 0-38 0-57 0-7 0-13 0-13 7 0 6 7 6 11 6 22 0 24 9 24 29 0 41 0 80 0 121-38-53-78-105-116-157-3-6-5-6-13-6-22 0-45 0-67 0-8 0-14 0-14 7 0 5 6 6 8 6 11 1 19 8 22 12-1 4-1 5-1 9zM218 245c-56-74-112-148-169-222-3-5-3-5-7-10 15 0 31 0 46 0 43 59 87 117 130 177 0 17 0 36 0 55z"><text:p/></draw:path><draw:path draw:style-name="gr3" draw:text-style-name="P9" svg:width="0.0457in" svg:height="0.0484in" svg:x="1.7988in" svg:y="0.1091in" svg:viewBox="0 0 117 124" svg:d="M109 60c5 0 8 0 8-6 0-24-14-54-54-54-36 0-63 29-63 62 0 34 31 62 66 62 37 0 51-29 51-36 0-1-2-3-5-3-4 0-4 1-5 4-8 22-29 27-39 27-12 0-25-7-33-17-10-13-10-28-10-39 28 0 56 0 84 0zM25 53c4-39 28-45 38-45 33 0 34 37 35 45-24 0-49 0-73 0z"><text:p/></draw:path><draw:path draw:style-name="gr3" draw:text-style-name="P9" svg:width="0.0567in" svg:height="0.0465in" svg:x="1.852in" svg:y="0.1106in" svg:viewBox="0 0 145 119" svg:d="M120 26c8-16 21-16 25-16 0-3 0-7 0-10-6 1-13 1-20 1s-17 0-25-1c0 3 0 7 0 10 12 0 12 9 12 10s-1 4-2 8c-10 22-21 45-31 67-11-24-23-50-34-74 0-1-1-3-1-4 0-7 9-7 13-7 0-3 0-7 0-10-10 0-20 1-31 1-7 0-18 0-26-1 0 3 0 7 0 10 15 0 19 0 22 10 14 31 29 63 43 94 2 3 3 5 8 5s6-2 7-5c13-30 27-59 40-88z"><text:p/></draw:path><draw:path draw:style-name="gr3" draw:text-style-name="P9" svg:width="0.0457in" svg:height="0.0484in" svg:x="1.9138in" svg:y="0.1091in" svg:viewBox="0 0 117 124" svg:d="M109 60c5 0 8 0 8-6 0-24-14-54-54-54-36 0-63 29-63 62 0 34 31 62 66 62 37 0 51-29 51-36 0-1-2-3-5-3-4 0-4 1-5 4-8 22-29 27-39 27-13 0-25-7-33-17-10-13-10-28-10-39 28 0 56 0 84 0zM25 53c4-39 28-45 38-45 33 0 34 37 35 45-24 0-49 0-73 0z"><text:p/></draw:path><draw:path draw:style-name="gr3" draw:text-style-name="P9" svg:width="0.0567in" svg:height="0.0465in" svg:x="1.9697in" svg:y="0.1098in" svg:viewBox="0 0 145 119" svg:d="M124 36c0-23-11-36-40-36-22 0-37 12-44 25 0-8 0-16 0-25-14 1-27 1-40 2 0 4 0 7 0 10 18 0 20 2 20 16 0 23 0 47 0 70 0 11-2 11-20 11 0 3 0 7 0 10 10-1 20-1 31-1 10 0 28 1 31 1 0-3 0-7 0-10-18 0-20 0-20-11 0-16 0-33 0-49 0-28 22-42 39-42 20 0 22 15 22 29 0 21 0 41 0 62 0 11-3 11-21 11 0 3 0 7 0 10 2 0 20-1 31-1s30 1 32 1c0-3 0-7 0-10-17 0-21 0-21-11 0-21 0-41 0-62z"><text:p/></draw:path></draw:g></text:p>
        </text:list-item>
        <text:list-item>
          <text:p text:style-name="P18">ראשית כל, נוכיח כי <draw:g text:anchor-type="as-char" svg:y="-0.1335in" draw:z-index="203" draw:name="Shape8" draw:style-name="gr1"><svg:title>TexMaths</svg:title><svg:desc>11§display§\forall n \in \mathbb{N}. n^2 + n \in \mathbb{N}_{\mathrm{even}}§svg§600§FALSE§</svg:desc><draw:path draw:style-name="gr2" draw:text-style-name="P8" svg:width="1.4618in" svg:height="0.1409in" svg:x="0.0083in" svg:y="0.0075in" svg:viewBox="0 0 3714 359" svg:d="M1858 359c-620 0-1239 0-1858 0 0-120 0-239 0-359 1238 0 2476 0 3714 0 0 120 0 239 0 359-619 0-1238 0-1856 0z"><text:p/></draw:path><draw:path draw:style-name="gr3" draw:text-style-name="P9" svg:width="0.0846in" svg:height="0.1079in" svg:x="0.0004in" svg:y="0.0283in" svg:viewBox="0 0 216 275" svg:d="M213 14c3-4 3-5 3-6 0-5-4-8-8-8-6 0-8 4-10 9-11 28-21 56-32 85-40 0-78 0-118 0-11-29-21-57-32-85-1-6-3-9-8-9-4 0-8 3-8 8 1 2 0 1 2 6 32 84 65 168 97 252 2 5 3 9 9 9 5 0 6-4 9-8 31-84 64-169 96-253zM55 109c35 0 70 0 106 0-18 45-36 92-53 137-18-45-35-92-53-137z"><text:p/></draw:path><draw:path draw:style-name="gr3" draw:text-style-name="P9" svg:width="0.0819in" svg:height="0.0685in" svg:x="0.0898in" svg:y="0.0665in" svg:viewBox="0 0 209 175" svg:d="M22 148c-1 5-3 14-3 16 0 7 5 11 11 11 5 0 12-3 14-11 1-1 5-18 8-28 3-13 5-25 8-36 3-7 5-16 7-25 1-7 4-18 4-20 7-12 27-46 64-46 17 0 21 14 21 26 0 25-20 74-25 91-3 8-5 13-5 17 0 18 14 32 32 32 37 0 51-57 51-59 0-5-3-5-4-5-5 0-5 1-6 7-9 26-21 48-40 48-6 0-9-4-9-13s3-19 7-27c7-20 23-63 23-85 0-26-16-41-44-41-35 0-54 24-60 33-2-21-19-33-36-33-19 0-25 15-29 22-6 13-11 35-11 38s3 3 4 3c4 0 5 0 7-9 7-28 14-45 27-45 8 0 13 4 13 17 0 8-2 13-6 32-8 30-15 60-23 90z"><text:p/></draw:path><draw:path draw:style-name="gr3" draw:text-style-name="P9" svg:width="0.076in" svg:height="0.0874in" svg:x="0.2311in" svg:y="0.052in" svg:viewBox="0 0 194 223" svg:d="M179 119c7 0 15 0 15-8 0-7-8-7-15-7-55 0-109 0-164 0 6-52 50-89 105-89 20 0 39 0 59 0 7 0 15 0 15-7 0-8-8-8-15-8-20 0-40 0-60 0-66 0-119 50-119 111 0 62 53 112 119 112 20 0 40 0 60 0 7 0 15 0 15-8 0-7-8-7-15-7-20 0-39 0-59 0-55 0-99-37-105-89 55 0 109 0 164 0z"><text:p/></draw:path><draw:path draw:style-name="gr3" draw:text-style-name="P9" svg:width="0.1028in" svg:height="0.1059in" svg:x="0.3657in" svg:y="0.0299in" svg:viewBox="0 0 262 270" svg:d="M34 34c0 63 0 126 0 188 0 21-3 27-23 28-4 0-11 0-11 6 0 7 7 7 13 7 20 0 41 0 61 0 6 0 12 0 12-7 0-6-6-6-11-6-21-1-24-9-24-28 0-59 0-118 0-177 56 73 111 147 167 220 3 4 4 5 7 5 7 0 7-5 7-12 0-72 0-144 0-217 0-22 3-28 21-28 2 0 9 0 9-6 0-7-6-7-12-7-19 0-39 0-58 0-6 0-13 0-13 7 0 6 8 6 12 6 21 0 25 8 25 29 0 40 0 80 0 121-39-53-79-105-117-157-3-6-6-6-14-6-22 0-45 0-67 0-7 0-13 0-13 7 0 5 6 6 8 6 11 1 18 8 22 12-1 4-1 4-1 9zM219 244c-56-74-112-148-168-222-5-4-5-5-9-9 15 0 31 0 46 0 44 59 87 117 131 176 0 18 0 36 0 55z"><text:p/></draw:path><draw:path draw:style-name="gr3" draw:text-style-name="P9" svg:width="0.0157in" svg:height="0.0157in" svg:x="0.4854in" svg:y="0.1173in" svg:viewBox="0 0 41 41" svg:d="M41 20c0-11-10-20-21-20s-20 9-20 20 9 21 20 21 21-10 21-21z"><text:p/></draw:path><draw:path draw:style-name="gr3" draw:text-style-name="P9" svg:width="0.0823in" svg:height="0.0685in" svg:x="0.5189in" svg:y="0.0665in" svg:viewBox="0 0 210 175" svg:d="M23 148c-1 5-3 14-3 16 0 7 5 11 11 11 4 0 11-3 14-11 0-1 4-18 8-28 2-13 5-25 7-36 3-7 6-16 7-25 2-7 6-18 6-20 5-12 26-46 62-46 18 0 21 14 21 26 0 25-19 74-25 91-3 8-3 13-3 17 0 18 13 32 31 32 37 0 51-57 51-59 0-5-4-5-5-5-4 0-4 1-6 7-8 26-21 48-40 48-6 0-8-4-8-13s3-19 6-27c8-20 24-63 24-85 0-26-17-41-45-41-34 0-54 24-60 33-1-21-18-33-35-33-18 0-26 15-29 22-7 13-12 35-12 38s3 2 4 3c5 0 5 0 7-9 7-28 14-45 29-45 7 0 12 4 12 17 0 8-1 13-7 32-8 30-14 60-22 90z"><text:p/></draw:path><draw:path draw:style-name="gr3" draw:text-style-name="P9" svg:width="0.0469in" svg:height="0.0705in" svg:x="0.6122in" svg:y="0.0004in" svg:viewBox="0 0 120 180" svg:d="M120 130c-3 0-6 0-9 0-1 7-4 22-8 25-2 2-23 2-26 2-17 0-33 0-50 0 29-26 38-32 54-46 20-15 39-33 39-58 0-33-29-53-64-53-33 0-56 24-56 49 0 14 12 15 14 15 7 0 15-4 15-14 0-6-2-15-16-15 9-20 27-25 40-25 26 0 40 21 40 43 0 23-16 42-25 52-22 21-43 43-65 65-3 2-3 2-3 10 37 0 75 0 112 0 2-17 6-33 8-50z"><text:p/></draw:path><draw:path draw:style-name="gr3" draw:text-style-name="P9" svg:width="0.1008in" svg:height="0.1008in" svg:x="0.7161in" svg:y="0.0453in" svg:viewBox="0 0 257 257" svg:d="M136 137c37 0 72 0 108 0 6 0 13 0 13-8s-7-8-13-8c-36 0-71 0-108 0 0-36 0-71 0-108 0-5 0-13-7-13-8 0-8 8-8 13 0 37 0 72 0 108-36 0-72 0-108 0-5 0-13 0-13 8s8 8 13 8c36 0 72 0 108 0 0 35 0 71 0 107 0 5 0 13 8 13 7 0 7-8 7-13 0-36 0-72 0-107z"><text:p/></draw:path><draw:path draw:style-name="gr3" draw:text-style-name="P9" svg:width="0.0819in" svg:height="0.0685in" svg:x="0.8638in" svg:y="0.0665in" svg:viewBox="0 0 209 175" svg:d="M23 148c-1 5-3 14-3 16 0 7 5 11 11 11 4 0 11-3 14-11 0-1 4-18 7-28 3-13 5-25 8-36 3-7 5-16 7-25 2-7 4-18 6-20 5-12 26-46 62-46 18 0 21 14 21 26 0 25-19 74-25 91-3 8-3 13-3 17 0 18 13 32 30 32 37 0 51-57 51-59 0-5-3-5-4-5-4 0-4 1-6 7-8 26-21 48-40 48-6 0-8-4-8-13s3-19 6-27c8-20 23-63 23-85 0-26-16-41-44-41-35 0-54 24-60 33-2-21-18-33-35-33-18 0-26 15-29 22-7 13-12 35-12 38s3 2 4 3c5 0 5 0 7-9 7-28 14-45 29-45 7 0 12 4 12 17 0 8-1 13-7 32-8 30-14 60-22 90z"><text:p/></draw:path><draw:path draw:style-name="gr3" draw:text-style-name="P9" svg:width="0.076in" svg:height="0.0874in" svg:x="1.0055in" svg:y="0.052in" svg:viewBox="0 0 194 223" svg:d="M180 119c7 0 14 0 14-8 0-7-7-7-14-7-55 0-109 0-164 0 5-52 49-89 104-89 20 0 41 0 60 0 7 0 14 0 14-7 0-8-7-8-14-8-21 0-40 0-61 0-66 0-119 50-119 111 0 62 53 112 119 112 21 0 40 0 61 0 7 0 14 0 14-8 0-7-7-7-14-7-19 0-40 0-60 0-55 0-99-37-104-89 55 0 109 0 164 0z"><text:p/></draw:path><draw:path draw:style-name="gr3" draw:text-style-name="P9" svg:width="0.1028in" svg:height="0.1059in" svg:x="1.1406in" svg:y="0.0299in" svg:viewBox="0 0 262 270" svg:d="M33 34c0 63 0 126 0 188 0 21-2 27-22 28-4 0-11 0-11 6 0 7 5 7 13 7 20 0 40 0 60 0 7 0 13 0 13-7 0-6-7-6-12-6-21-1-25-9-25-28 0-59 0-118 0-177 57 73 112 147 168 220 3 4 5 5 7 5 7 0 7-5 7-12 0-72 0-144 0-217 0-22 3-28 22-28 2 0 9 0 9-6 0-7-7-7-13-7-19 0-38 0-57 0-6 0-13 0-13 7 0 6 7 6 11 6 22 0 26 8 26 29 0 40 0 80 0 121-40-53-79-105-118-157-3-6-5-6-13-6-22 0-45 0-67 0-8 0-14 0-14 7 0 5 6 6 8 6 11 1 19 8 22 12-1 4-1 4-1 9zM218 244c-56-74-112-148-169-222-3-4-3-5-7-9 15 0 31 0 46 0 43 59 87 117 130 176 0 18 0 36 0 55z"><text:p/></draw:path><draw:path draw:style-name="gr3" draw:text-style-name="P9" svg:width="0.0457in" svg:height="0.048in" svg:x="1.2504in" svg:y="0.1091in" svg:viewBox="0 0 117 123" svg:d="M109 58c5 0 8 0 8-5 0-24-14-53-54-53-36 0-63 28-63 62s31 61 66 61c37 0 51-29 51-35 0-1-2-4-5-4s-4 2-5 4c-8 22-29 27-39 27-12 0-24-6-33-17-10-12-10-29-10-40 28 0 56 0 84 0zM25 52c4-39 28-44 38-44 33 0 34 37 35 44-24 0-49 0-73 0z"><text:p/></draw:path><draw:path draw:style-name="gr3" draw:text-style-name="P9" svg:width="0.0567in" svg:height="0.0465in" svg:x="1.3039in" svg:y="0.1106in" svg:viewBox="0 0 145 119" svg:d="M120 26c8-16 21-17 25-17 0-3 0-6 0-9-6 0-13 1-20 1s-17-1-25-1c0 3 0 6 0 9 12 1 12 10 12 11s-1 3-2 8c-10 22-21 44-31 66-11-25-23-49-34-73 0-2-1-3-1-6 0-6 9-6 13-6 0-3 0-6 0-9-10 0-19 1-31 1-7 0-18-1-26-1 0 3 0 6 0 9 15 0 19 1 23 10 14 32 28 63 42 95 2 3 3 5 8 5s6-2 7-5c13-30 27-59 40-88z"><text:p/></draw:path><draw:path draw:style-name="gr3" draw:text-style-name="P9" svg:width="0.0457in" svg:height="0.048in" svg:x="1.3654in" svg:y="0.1091in" svg:viewBox="0 0 117 123" svg:d="M109 58c5 0 8 0 8-5 0-24-14-53-54-53-36 0-63 28-63 62s31 61 66 61c37 0 51-29 51-35 0-1-2-4-5-4-4 0-4 2-5 4-8 22-29 27-39 27-12 0-25-6-33-17-10-12-10-29-10-40 28 0 56 0 84 0zM25 52c4-39 28-44 38-44 33 0 34 37 35 44-24 0-49 0-73 0z"><text:p/></draw:path><draw:path draw:style-name="gr3" draw:text-style-name="P9" svg:width="0.0567in" svg:height="0.0465in" svg:x="1.4213in" svg:y="0.1094in" svg:viewBox="0 0 145 119" svg:d="M124 37c0-23-11-37-40-37-22 0-37 12-44 26 0-8 0-17 0-26-14 1-27 2-40 3 0 4 0 7 0 10 18 0 20 1 20 15 0 23 0 46 0 70 0 12-2 12-20 12 0 2 0 6 0 9 10-1 20-1 31-1 10 0 28 1 31 1 0-3 0-7 0-9-18 0-20 0-20-12 0-16 0-32 0-48 0-29 22-42 39-42 20 0 22 15 22 28 0 21 0 41 0 62 0 12-3 12-21 12 0 2 0 6 0 9 2 0 20-1 31-1s30 1 32 1c0-3 0-7 0-9-17 0-21 0-21-12 0-21 0-41 0-61z"><text:p/></draw:path></draw:g>:</text:p>
          <text:list>
            <text:list-item>
              <text:p text:style-name="P19">נפרק לשני מקרים: הראשון עבור <draw:g text:anchor-type="as-char" svg:y="-0.0681in" draw:z-index="202" draw:name="Shape9" draw:style-name="gr1"><svg:title>TexMaths</svg:title><svg:desc>11§display§n§svg§600§FALSE§</svg:desc><draw:path draw:style-name="gr2" draw:text-style-name="P8" svg:width="0.0705in" svg:height="0.052in" svg:x="0.0039in" svg:y="0.0071in" svg:viewBox="0 0 180 133" svg:d="M0 0c60 0 120 0 180 0 0 44 0 89 0 133-60 0-120 0-180 0 0-44 0-89 0-133z"><text:p/></draw:path><draw:path draw:style-name="gr3" draw:text-style-name="P9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זוגי והשני עבור <draw:g text:anchor-type="as-char" svg:y="-0.0681in" draw:z-index="201" draw:name="Shape10" draw:style-name="gr1"><svg:title>TexMaths</svg:title><svg:desc>11§display§n§svg§600§FALSE§</svg:desc><draw:path draw:style-name="gr2" draw:text-style-name="P8" svg:width="0.0705in" svg:height="0.052in" svg:x="0.0039in" svg:y="0.0071in" svg:viewBox="0 0 180 133" svg:d="M0 0c60 0 120 0 180 0 0 44 0 89 0 133-60 0-120 0-180 0 0-44 0-89 0-133z"><text:p/></draw:path><draw:path draw:style-name="gr3" draw:text-style-name="P9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אי־זוגי:</text:p>
              <text:list>
                <text:list-item>
                  <text:p text:style-name="P20">במקרה ש־<draw:g text:anchor-type="as-char" svg:y="-0.0681in" draw:z-index="200" draw:name="Shape11" draw:style-name="gr1"><svg:title>TexMaths</svg:title><svg:desc>11§display§n§svg§600§FALSE§</svg:desc><draw:path draw:style-name="gr2" draw:text-style-name="P8" svg:width="0.0705in" svg:height="0.052in" svg:x="0.0039in" svg:y="0.0071in" svg:viewBox="0 0 180 133" svg:d="M0 0c60 0 120 0 180 0 0 44 0 89 0 133-60 0-120 0-180 0 0-44 0-89 0-133z"><text:p/></draw:path><draw:path draw:style-name="gr3" draw:text-style-name="P9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 זוגי, אז <draw:g text:anchor-type="as-char" svg:y="-0.1327in" draw:z-index="198" draw:name="Shape12" draw:style-name="gr1"><svg:title>TexMaths</svg:title><svg:desc>11§display§n^2 + n = n \cdot n + n§svg§600§FALSE§</svg:desc><draw:path draw:style-name="gr2" draw:text-style-name="P8" svg:width="1.1886in" svg:height="0.1295in" svg:x="0.0039in" svg:y="0.0079in" svg:viewBox="0 0 3020 330" svg:d="M0 0c1006 0 2014 0 3020 0 0 110 0 220 0 330-1006 0-2014 0-3020 0 0-110 0-220 0-330z"><text:p/></draw:path><draw:path draw:style-name="gr3" draw:text-style-name="P9" svg:width="0.0823in" svg:height="0.0685in" svg:x="0.0004in" svg:y="0.0661in" svg:viewBox="0 0 210 175" svg:d="M23 147c-1 6-3 16-3 17 0 8 5 11 11 11 4 0 11-3 14-11 0-1 6-19 8-29 2-12 5-24 7-35 3-8 6-16 7-25 2-7 6-18 6-20 5-12 26-46 62-46 18 0 21 14 21 26 0 24-19 74-25 90-3 9-3 14-3 18 0 18 13 32 31 32 37 0 51-56 51-60s-4-4-5-4c-4 0-4 1-6 8-8 25-20 47-40 47-6 0-8-3-8-13 0-9 3-19 6-26 8-21 24-64 24-86 0-26-16-41-45-41-34 0-54 24-60 33-1-21-18-33-35-33-18 0-26 15-29 22-7 13-12 35-12 37 0 4 3 3 4 4 5 0 5 0 7-9 7-28 14-45 29-45 7 0 12 4 12 17 0 8-1 12-7 32-8 30-14 60-22 89z"><text:p/></draw:path><draw:path draw:style-name="gr3" draw:text-style-name="P9" svg:width="0.0469in" svg:height="0.0701in" svg:x="0.0941in" svg:y="0in" svg:viewBox="0 0 120 179" svg:d="M120 130c-3 0-6 0-9 0-1 6-3 22-8 25-2 1-23 1-26 1-17 0-33 0-50 0 29-25 38-33 54-45 20-16 39-33 39-58 0-33-29-53-63-53s-57 23-57 48c0 14 12 16 14 16 7 0 15-5 15-14 0-6-2-15-16-15 9-20 27-25 40-25 26 0 40 21 40 43 0 23-16 42-25 52-22 20-43 41-65 63-3 4-3 4-3 11 37 0 75 0 112 0 2-16 6-33 8-49z"><text:p/></draw:path><draw:path draw:style-name="gr3" draw:text-style-name="P9" svg:width="0.1008in" svg:height="0.1004in" svg:x="0.198in" svg:y="0.0445in" svg:viewBox="0 0 257 256" svg:d="M136 136c37 0 72 0 108 0 6 0 13 0 13-7 0-8-7-8-13-8-36 0-71 0-108 0 0-36 0-72 0-108 0-5 0-13-7-13-8 0-8 8-8 13 0 36 0 72 0 108-36 0-72 0-108 0-5 0-13 0-13 8 0 7 8 7 13 7 36 0 72 0 108 0 0 36 0 72 0 107 0 6 0 13 8 13 7 0 7-7 7-13 0-35 0-71 0-107z"><text:p/></draw:path><draw:path draw:style-name="gr3" draw:text-style-name="P9" svg:width="0.0823in" svg:height="0.0685in" svg:x="0.3461in" svg:y="0.0661in" svg:viewBox="0 0 210 175" svg:d="M23 147c-1 6-3 16-3 17 0 8 5 11 11 11 4 0 11-3 14-11 0-1 4-19 8-29 2-12 5-24 7-35 3-8 6-16 7-25 2-7 6-18 6-20 5-12 26-46 62-46 18 0 21 14 21 26 0 24-19 74-25 90-3 9-3 14-3 18 0 18 13 32 31 32 37 0 51-56 51-60s-4-4-5-4c-4 0-4 1-6 8-8 25-21 47-40 47-6 0-8-3-8-13 0-9 3-19 6-26 8-21 24-64 24-86 0-26-17-41-45-41-34 0-54 24-60 33-1-21-18-33-35-33-18 0-26 15-29 22-7 13-12 35-12 37 0 4 3 3 4 4 5 0 5 0 7-9 7-28 14-45 29-45 7 0 12 4 12 17 0 8-1 12-7 32-8 30-14 60-22 89z"><text:p/></draw:path><draw:path draw:style-name="gr3" draw:text-style-name="P9" svg:width="0.1008in" svg:height="0.035in" svg:x="0.4839in" svg:y="0.07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819in" svg:height="0.0685in" svg:x="0.6402in" svg:y="0.0661in" svg:viewBox="0 0 209 175" svg:d="M22 147c-1 6-3 16-3 17 0 8 5 11 11 11 5 0 12-3 14-11 1-1 5-19 8-29 3-12 5-24 8-35 3-8 5-16 7-25 1-7 4-18 4-20 7-12 27-46 64-46 17 0 21 14 21 26 0 24-20 74-25 90-3 9-5 14-5 18 0 18 14 32 32 32 37 0 51-56 51-60s-3-4-4-4c-5 0-5 1-6 8-9 25-21 47-40 47-6 0-9-3-9-13 0-9 3-19 7-26 7-21 23-64 23-86 0-26-16-41-44-41-35 0-54 24-60 33-2-21-19-33-36-33-19 0-25 15-29 22-7 13-11 35-11 37 0 4 3 4 4 4 4 0 5 0 7-9 7-28 14-45 27-45 8 0 13 4 13 17 0 8-2 12-6 32-8 30-15 60-23 89z"><text:p/></draw:path><draw:path draw:style-name="gr3" draw:text-style-name="P9" svg:width="0.0157in" svg:height="0.0157in" svg:x="0.774in" svg:y="0.0862in" svg:viewBox="0 0 41 41" svg:d="M41 20c0-11-10-20-21-20s-20 9-20 20 9 21 20 21 21-10 21-21z"><text:p/></draw:path><draw:path draw:style-name="gr3" draw:text-style-name="P9" svg:width="0.0823in" svg:height="0.0685in" svg:x="0.8409in" svg:y="0.0661in" svg:viewBox="0 0 210 175" svg:d="M23 147c-1 6-3 16-3 17 0 8 5 11 11 11 4 0 12-3 14-11 0-1 6-19 8-29 2-12 5-24 7-35 3-8 6-16 7-25 2-7 6-18 6-20 5-12 26-46 62-46 18 0 21 14 21 26 0 24-19 74-25 90-3 9-3 14-3 18 0 18 13 32 31 32 37 0 51-56 51-60s-4-4-5-4c-4 0-4 1-6 8-8 25-20 47-40 47-6 0-8-3-8-13 0-9 3-19 6-26 8-21 24-64 24-86 0-26-16-41-45-41-34 0-54 24-60 33-1-21-18-33-35-33-18 0-26 15-29 22-7 13-12 35-12 37 0 4 3 3 4 4 5 0 5 0 7-9 7-28 14-45 29-45 7 0 12 4 12 17 0 8-1 12-7 32-8 30-14 60-22 89z"><text:p/></draw:path><draw:path draw:style-name="gr3" draw:text-style-name="P9" svg:width="0.1004in" svg:height="0.1004in" svg:x="0.9705in" svg:y="0.0445in" svg:viewBox="0 0 256 256" svg:d="M136 136c37 0 72 0 108 0 6 0 12 0 12-7 0-8-6-8-12-8-36 0-71 0-108 0 0-36 0-72 0-108 0-5 0-13-7-13-8 0-8 8-8 13 0 36 0 72 0 108-36 0-73 0-109 0-5 0-12 0-12 8 0 7 7 7 12 7 36 0 73 0 109 0 0 36 0 72 0 107 0 6 0 13 8 13 7 0 7-7 7-13 0-35 0-71 0-107z"><text:p/></draw:path><draw:path draw:style-name="gr3" draw:text-style-name="P9" svg:width="0.0819in" svg:height="0.0685in" svg:x="1.1185in" svg:y="0.0661in" svg:viewBox="0 0 209 175" svg:d="M22 147c-1 6-3 16-3 17 0 8 5 11 11 11 5 0 12-3 14-11 1-1 5-19 8-29 3-12 5-24 8-35 3-8 5-16 7-25 1-7 4-18 4-20 7-12 27-46 64-46 17 0 21 14 21 26 0 24-20 74-25 90-3 9-5 14-5 18 0 18 14 32 32 32 37 0 51-56 51-60s-3-4-4-4c-5 0-5 1-6 8-9 25-21 47-40 47-6 0-9-3-9-13 0-9 3-19 7-26 7-21 23-64 23-86 0-26-16-41-44-41-35 0-54 24-60 33-2-21-19-33-36-33-19 0-25 15-29 22-7 13-11 35-11 37 0 4 3 4 4 4 4 0 5 0 7-9 7-28 14-45 27-45 8 0 13 4 13 17 0 8-2 12-6 32-8 30-15 60-23 89z"><text:p/></draw:path></draw:g><text:s/>ומכיוון שכפל מספרים זוגיים הוא מספר זוגי וחיבור זוגיים הוא זוגי אז הטענה נכונה. </text:p>
                </text:list-item>
                <text:list-item>
                  <text:p text:style-name="P20">במקרה ש־<draw:g text:anchor-type="as-char" svg:y="-0.0681in" draw:z-index="199" draw:name="Shape13" draw:style-name="gr1"><svg:title>TexMaths</svg:title><svg:desc>11§display§n§svg§600§FALSE§</svg:desc><draw:path draw:style-name="gr2" draw:text-style-name="P8" svg:width="0.0705in" svg:height="0.052in" svg:x="0.0039in" svg:y="0.0071in" svg:viewBox="0 0 180 133" svg:d="M0 0c60 0 120 0 180 0 0 44 0 89 0 133-60 0-120 0-180 0 0-44 0-89 0-133z"><text:p/></draw:path><draw:path draw:style-name="gr3" draw:text-style-name="P9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 אי־זוגי, אז <draw:g text:anchor-type="as-char" svg:y="-0.1339in" draw:z-index="197" draw:name="Shape14" draw:style-name="gr1"><svg:title>TexMaths</svg:title><svg:desc>11§display§n^2§svg§600§FALSE§</svg:desc><draw:path draw:style-name="gr2" draw:text-style-name="P8" svg:width="0.1283in" svg:height="0.1185in" svg:x="0.0039in" svg:y="0.0075in" svg:viewBox="0 0 327 302" svg:d="M165 302c-55 0-110 0-165 0 0-101 0-201 0-302 109 0 219 0 327 0 0 101 0 201 0 302-54 0-108 0-162 0z"><text:p/></draw:path><draw:path draw:style-name="gr3" draw:text-style-name="P9" svg:width="0.0819in" svg:height="0.0681in" svg:x="0.0004in" svg:y="0.0665in" svg:viewBox="0 0 209 174" svg:d="M23 147c-1 7-3 15-3 16 0 8 5 11 11 11 4 0 12-3 14-11 0-1 6-18 8-28 2-12 5-24 7-35 4-8 6-17 7-25 2-7 5-18 5-20 6-11 27-46 63-46 18 0 21 14 21 26 0 24-19 74-25 90-4 9-4 13-4 18 0 18 14 31 32 31 37 0 50-56 50-59 0-4-5-4-6-4-3 0-3 1-5 7-7 26-20 48-39 48-6 0-9-4-9-12 0-10 4-20 7-28 8-21 24-63 24-85 0-26-17-41-45-41-34 0-54 24-60 33-1-21-18-33-35-33-18 0-26 15-29 22-7 13-12 36-12 37 0 4 4 4 5 4 4 0 4 0 7-9 7-27 14-45 28-45 7 0 12 4 12 17 0 8-1 12-7 32-8 30-14 59-22 89z"><text:p/></draw:path><draw:path draw:style-name="gr3" draw:text-style-name="P9" svg:width="0.0469in" svg:height="0.0701in" svg:x="0.0933in" svg:y="0in" svg:viewBox="0 0 120 179" svg:d="M120 130c-4 0-7 0-10 0 0 6-3 21-7 25-2 1-23 1-26 1-17 0-33 0-50 0 28-26 38-32 54-45 20-16 39-33 39-58 0-33-29-53-64-53-33 0-56 24-56 48 0 15 12 16 14 16 7 0 15-5 15-15 0-5-2-14-16-14 8-20 27-25 40-25 26 0 40 21 40 43 0 23-16 41-25 51-22 21-43 43-65 65-3 2-3 2-3 10 37 0 74 0 111 0 2-17 5-33 9-49z"><text:p/></draw:path></draw:g><text:s/>אי־זוגי (כפל אי־זוגיים הוא אי זוגי) אך <draw:g text:anchor-type="as-char" svg:y="-0.1327in" draw:z-index="196" draw:name="Shape15" draw:style-name="gr1"><svg:title>TexMaths</svg:title><svg:desc>11§display§n^2 + n§svg§600§FALSE§</svg:desc><draw:path draw:style-name="gr2" draw:text-style-name="P8" svg:width="0.4157in" svg:height="0.1295in" svg:x="0.0039in" svg:y="0.0079in" svg:viewBox="0 0 1057 330" svg:d="M0 0c352 0 705 0 1057 0 0 110 0 220 0 330-352 0-705 0-1057 0 0-110 0-220 0-330z"><text:p/></draw:path><draw:path draw:style-name="gr3" draw:text-style-name="P9" svg:width="0.0823in" svg:height="0.0685in" svg:x="0.0004in" svg:y="0.0661in" svg:viewBox="0 0 210 175" svg:d="M23 147c-1 6-3 16-3 17 0 8 5 11 11 11 4 0 11-3 14-11 0-1 5-19 8-29 2-12 5-24 8-35 2-8 5-16 6-25 2-7 5-18 6-20 5-12 26-46 62-46 18 0 21 14 21 26 0 24-18 74-25 90-3 9-3 14-3 18 0 18 13 32 32 32 36 0 50-56 50-60s-4-4-5-4c-4 0-4 1-6 8-8 25-21 47-39 47-7 0-9-3-9-13 0-9 3-19 6-26 8-21 25-64 25-86 0-26-18-41-46-41-34 0-53 24-60 33-1-21-18-33-35-33-18 0-26 15-29 22-6 13-12 35-12 37 0 4 3 3 4 4 5 0 5 0 7-9 7-28 14-45 29-45 7 0 12 4 12 17 0 8-1 12-7 32-8 30-14 60-22 89z"><text:p/></draw:path><draw:path draw:style-name="gr3" draw:text-style-name="P9" svg:width="0.0469in" svg:height="0.0701in" svg:x="0.0941in" svg:y="0in" svg:viewBox="0 0 120 179" svg:d="M120 130c-3 0-6 0-9 0-1 6-4 22-8 25-2 1-23 1-26 1-16 0-33 0-49 0 27-25 37-33 53-45 20-16 39-33 39-58 0-33-29-53-64-53-33 0-56 23-56 48 0 14 12 16 14 16 7 0 15-5 15-14 0-6-1-15-16-15 8-20 27-25 40-25 26 0 41 21 41 43 0 23-17 42-26 52-22 20-43 41-65 63-3 4-3 4-3 11 37 0 75 0 112 0 2-16 6-33 8-49z"><text:p/></draw:path><draw:path draw:style-name="gr3" draw:text-style-name="P9" svg:width="0.1008in" svg:height="0.1004in" svg:x="0.198in" svg:y="0.0445in" svg:viewBox="0 0 257 256" svg:d="M136 136c37 0 72 0 108 0 6 0 13 0 13-7 0-8-7-8-13-8-36 0-71 0-108 0 0-36 0-72 0-108 0-5 0-13-7-13-8 0-8 8-8 13 0 36 0 72 0 108-36 0-71 0-108 0-5 0-13 0-13 8 0 7 8 7 13 7 37 0 72 0 108 0 0 36 0 72 0 107 0 6 0 13 8 13 7 0 7-7 7-13 0-35 0-71 0-107z"><text:p/></draw:path><draw:path draw:style-name="gr3" draw:text-style-name="P9" svg:width="0.0819in" svg:height="0.0685in" svg:x="0.3457in" svg:y="0.0661in" svg:viewBox="0 0 209 175" svg:d="M22 147c-1 6-3 16-3 17 0 8 5 11 11 11 5 0 12-3 14-11 1-1 6-19 8-29 3-12 5-24 9-35 2-8 4-16 6-25 1-7 5-18 5-20 6-12 26-46 63-46 17 0 21 14 21 26 0 24-20 74-25 90-3 9-4 14-4 18 0 18 13 32 31 32 37 0 51-56 51-60s-3-4-4-4c-5 0-5 1-6 8-9 25-21 47-39 47-7 0-10-3-10-13 0-9 3-19 7-26 7-21 23-64 23-86 0-26-16-41-44-41-35 0-53 24-60 33-2-21-18-33-35-33-19 0-26 15-30 22-5 13-11 35-11 37 0 4 3 4 4 4 4 0 5 0 7-9 7-28 14-45 28-45 8 0 12 4 12 17 0 8-1 12-6 32-8 30-15 60-23 89z"><text:p/></draw:path></draw:g><text:s/>זוגי (חיבור אי זוגיים הוא זוגי). לכן, הטענה נכונה גם במקרה הזה.</text:p>
                </text:list-item>
              </text:list>
            </text:list-item>
            <text:list-item>
              <text:p text:style-name="P20">לפי הגדרת <draw:g text:anchor-type="as-char" svg:y="-0.1043in" draw:z-index="195" draw:name="Shape16" draw:style-name="gr1"><svg:title>TexMaths</svg:title><svg:desc>11§display§\mathbb{N}_{\mathrm{even}}§svg§600§FALSE§</svg:desc><draw:path draw:style-name="gr2" draw:text-style-name="P8" svg:width="0.3248in" svg:height="0.1114in" svg:x="0.0043in" svg:y="0.0071in" svg:viewBox="0 0 826 284" svg:d="M414 284c-139 0-277 0-414 0 0-94 0-189 0-284 275 0 551 0 826 0 0 95 0 190 0 284-138 0-275 0-412 0z"><text:p/></draw:path><draw:path draw:style-name="gr3" draw:text-style-name="P9" svg:width="0.1024in" svg:height="0.1063in" svg:x="0.0004in" svg:y="0in" svg:viewBox="0 0 261 271" svg:d="M33 35c0 62 0 125 0 187 0 21-2 27-22 28-4 0-11 0-11 7 0 6 7 6 13 6 20 0 40 0 60 0 7 0 13 0 13-6 0-7-7-7-12-7-21-1-25-9-25-28 0-59 0-118 0-177 57 73 112 147 168 220 3 4 5 6 7 6 7 0 7-6 7-13 0-73 0-144 0-217 0-21 3-27 21-28 3 0 9 0 9-6 0-7-6-7-12-7-19 0-38 0-57 0-7 0-13 0-13 7 0 6 7 6 11 6 22 1 24 9 24 29 0 40 0 80 0 121-39-53-78-105-116-157-3-6-5-6-13-6-22 0-45 0-67 0-8 0-14 0-14 7 0 6 6 6 9 6 10 1 18 8 21 12-1 4-1 5-1 10zM218 244c-56-73-112-147-169-221-3-4-3-5-7-10 15 0 31 0 46 0 43 59 86 117 130 176 0 18 0 37 0 55z"><text:p/></draw:path><draw:path draw:style-name="gr3" draw:text-style-name="P9" svg:width="0.0457in" svg:height="0.048in" svg:x="0.1106in" svg:y="0.078in" svg:viewBox="0 0 117 123" svg:d="M109 60c5 0 8 0 8-7 0-23-15-53-54-53-36 0-63 29-63 62 0 34 30 61 66 61s51-29 51-35c0-1-2-3-6-3-3 0-3 1-4 3-9 22-29 27-39 27-13 0-25-6-33-16-10-13-10-30-10-39 28 0 56 0 84 0zM25 52c2-38 28-44 38-44 33 0 34 37 34 44-24 0-48 0-72 0z"><text:p/></draw:path><draw:path draw:style-name="gr3" draw:text-style-name="P9" svg:width="0.0567in" svg:height="0.0465in" svg:x="0.1638in" svg:y="0.0807in" svg:viewBox="0 0 145 119" svg:d="M120 26c8-16 21-16 25-16 0-3 0-7 0-10-6 0-14 1-21 1-6 0-17 0-24-1 0 3 0 7 0 10 11 0 11 9 11 10s0 4-2 8c-10 22-21 44-31 67-11-26-22-50-33-74-1-2-2-3-2-6 0-5 10-5 14-5 0-3 0-7 0-10-10 0-20 1-31 1-7 0-18 0-26-1 0 3 0 7 0 10 14 0 18 0 22 9 14 32 29 63 43 95 1 3 3 5 8 5 4 0 5-2 7-5 13-30 27-59 40-88z"><text:p/></draw:path><draw:path draw:style-name="gr3" draw:text-style-name="P9" svg:width="0.0449in" svg:height="0.048in" svg:x="0.2248in" svg:y="0.078in" svg:viewBox="0 0 115 123" svg:d="M108 60c5 0 7 0 7-7 0-23-13-53-53-53-36 0-62 29-62 62 0 34 30 61 66 61s49-29 49-35c0-1 0-3-4-3-3 0-4 1-5 3-8 22-29 27-39 27-12 0-24-6-33-16-10-13-10-30-10-39 28 0 56 0 84 0zM24 52c3-38 28-44 38-44 34 0 35 37 35 44-24 0-49 0-73 0z"><text:p/></draw:path><draw:path draw:style-name="gr3" draw:text-style-name="P9" svg:width="0.0567in" svg:height="0.0465in" svg:x="0.2803in" svg:y="0.0791in" svg:viewBox="0 0 145 119" svg:d="M124 37c0-23-11-37-39-37-23 0-38 12-44 26h-1c0-8 0-17 0-26-14 1-27 2-40 3 0 4 0 7 0 10 19 0 21 2 21 16 0 23 0 46 0 69 0 12-3 12-21 12 0 2 0 6 0 9 1 0 20-1 31-1 10 0 28 1 31 1 0-3 0-7 0-9-18 0-20 0-20-12 0-16 0-33 0-48 0-29 22-42 40-42 19 0 21 15 21 28 0 21 0 41 0 62 0 12-2 12-19 12 0 2 0 6 0 9 9-1 18-1 30-1 10 0 29 1 31 1 0-3 0-7 0-9-17 0-21 0-21-12 0-21 0-41 0-61z"><text:p/></draw:path></draw:g><text:s/>כקבוצה הכוללת בתוכה את כל האיברים הטבעיים הזוגיים, הטענה נכונה. </text:p>
            </text:list-item>
          </text:list>
        </text:list-item>
        <text:list-item>
          <text:p text:style-name="P21">נשתמש בלוגיקה כדי לנסח את הטענה שהוכחנו באופן שונה:</text:p>
          <text:p text:style-name="P17"><draw:g text:anchor-type="as-char" svg:y="-0.2165in" draw:z-index="188" draw:name="Shape17" draw:style-name="gr1"><svg:title>TexMaths</svg:title><svg:desc>11§latex§\begin{align*}
  &amp;\forall n \in \mathbb{N}. n^2 + n \in \mathbb{N}_{\mathrm{even}} \\
  \implies \lnot \big(&amp;\exists n \in \mathbb{N}. n^2 + n \notin \mathbb{N}_{\mathrm{even}} \big)
\end{align*}§svg§600§FALSE§</svg:desc><draw:path draw:style-name="gr2" draw:text-style-name="P8" svg:width="2.0217in" svg:height="0.4173in" svg:x="0.0004in" svg:y="0.0075in" svg:viewBox="0 0 5136 1061" svg:d="M0 0c1712 0 3425 0 5136 0 0 353 0 708 0 1061-1711 0-3424 0-5136 0 0-353 0-708 0-1061z"><text:p/></draw:path><draw:path draw:style-name="gr3" draw:text-style-name="P9" svg:width="0.0843in" svg:height="0.1083in" svg:x="0.4937in" svg:y="0.0283in" svg:viewBox="0 0 215 276" svg:d="M212 14c3-4 3-5 3-6 0-5-4-8-8-8-5 0-8 4-9 9-11 28-21 56-32 85-39 0-78 0-118 0-11-29-20-57-31-85-3-6-5-9-9-9-5 0-8 3-8 8 1 2 0 1 2 6 32 85 64 169 96 253 2 6 4 9 9 9s7-4 9-7c31-85 64-170 96-255zM55 109c35 0 69 0 105 0-18 46-36 91-53 138-18-47-34-92-52-138z"><text:p/></draw:path><draw:path draw:style-name="gr3" draw:text-style-name="P9" svg:width="0.0823in" svg:height="0.0685in" svg:x="0.5827in" svg:y="0.0665in" svg:viewBox="0 0 210 175" svg:d="M23 147c-1 7-3 16-3 18 0 7 5 10 11 10 4 0 11-3 14-11 2-10 5-19 8-29 2-11 5-23 8-34 2-9 5-17 6-26 2-7 6-18 6-19 5-12 26-47 62-47 18 0 21 14 21 26 0 24-18 74-25 90-3 9-3 14-3 18 0 19 13 32 32 32 36 0 50-56 50-59 0-5-4-5-5-5-4 0-4 2-6 8-8 26-21 47-39 47-7 0-9-3-9-12 0-10 3-19 6-27 8-21 25-63 25-85 0-27-18-42-46-42-34 0-53 24-60 34-1-22-18-34-35-34-18 0-26 15-29 22-6 13-12 36-12 37 0 5 3 4 4 5 5 0 5-1 7-9 7-27 14-46 29-46 7 0 12 4 12 17 0 8-1 13-7 32-8 30-14 60-22 89z"><text:p/></draw:path><draw:path draw:style-name="gr3" draw:text-style-name="P9" svg:width="0.0756in" svg:height="0.0874in" svg:x="0.7248in" svg:y="0.052in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3" draw:text-style-name="P9" svg:width="0.1028in" svg:height="0.1067in" svg:x="0.8594in" svg:y="0.0295in" svg:viewBox="0 0 262 272" svg:d="M34 34c0 63 0 127 0 189 0 20-3 28-23 28-4 0-11 0-11 7 0 6 7 6 13 6 20 0 41 0 61 0 6 0 12 0 12-6 0-7-6-7-11-7-22 0-25-9-25-29 0-59 0-117 0-177 56 74 111 148 167 221 3 5 5 6 9 6 6 0 6-7 6-13 0-73 0-146 0-218 0-22 3-28 21-28 2 0 9 0 9-6 0-7-6-7-13-7-19 0-38 0-56 0-7 0-14 0-14 7 0 6 8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9" svg:width="0.0161in" svg:height="0.0157in" svg:x="0.9783in" svg:y="0.1173in" svg:viewBox="0 0 42 41" svg:d="M42 21c0-12-10-21-21-21s-21 9-21 21c0 11 10 20 21 20s21-9 21-20z"><text:p/></draw:path><draw:path draw:style-name="gr3" draw:text-style-name="P9" svg:width="0.0819in" svg:height="0.0685in" svg:x="1.0118in" svg:y="0.0665in" svg:viewBox="0 0 209 175" svg:d="M23 147c-1 7-3 16-3 18 0 7 4 10 11 10 4 0 11-3 14-11 2-10 5-19 7-29 3-11 5-23 9-34 2-9 4-17 6-26 2-7 5-18 6-19 5-12 26-47 62-47 18 0 21 14 21 26 0 24-18 74-25 90-3 9-3 14-3 18 0 19 13 32 30 32 37 0 51-56 51-59 0-5-3-5-4-5-4 0-4 2-6 8-8 26-21 47-39 47-7 0-9-3-9-12 0-10 3-19 6-27 8-21 23-63 23-85 0-27-16-42-44-42-35 0-53 24-60 34-2-22-18-34-35-34-18 0-26 15-29 22-6 13-12 36-12 37 0 5 3 5 4 5 5 0 5-1 7-9 7-27 14-46 29-46 7 0 12 4 12 17 0 8-1 13-7 32-8 30-14 60-22 89z"><text:p/></draw:path><draw:path draw:style-name="gr3" draw:text-style-name="P9" svg:width="0.0469in" svg:height="0.0701in" svg:x="1.1055in" svg:y="0in" svg:viewBox="0 0 120 179" svg:d="M120 130c-3 0-6 0-9 0-1 6-4 22-8 25-2 1-23 1-26 1-16 0-33 0-49 0 27-25 37-32 53-45 20-15 39-33 39-58 0-33-29-53-64-53-33 0-56 23-56 48 0 15 12 16 14 16 7 0 15-5 15-14 0-6-1-15-16-15 8-20 27-25 40-25 26 0 41 21 41 43 0 23-17 42-26 52-22 22-43 42-65 64-3 3-3 3-3 10 37 0 75 0 112 0 2-16 6-33 8-49z"><text:p/></draw:path><draw:path draw:style-name="gr3" draw:text-style-name="P9" svg:width="0.1008in" svg:height="0.1012in" svg:x="1.2094in" svg:y="0.0445in" svg:viewBox="0 0 257 258" svg:d="M136 136c37 0 72 0 108 0 6 0 13 0 13-7 0-8-7-8-13-8-36 0-71 0-108 0 0-36 0-71 0-108 0-5 0-13-7-13-8 0-8 8-8 13 0 37 0 72 0 108-36 0-71 0-108 0-5 0-13 0-13 8 0 7 8 7 13 7 37 0 72 0 108 0 0 37 0 73 0 109 0 6 0 13 8 13 7 0 7-7 7-13 0-36 0-72 0-109z"><text:p/></draw:path><draw:path draw:style-name="gr3" draw:text-style-name="P9" svg:width="0.0823in" svg:height="0.0685in" svg:x="1.3575in" svg:y="0.0665in" svg:viewBox="0 0 210 175" svg:d="M23 147c-1 7-3 16-3 18 0 7 5 10 11 10 4 0 11-3 14-11 2-10 5-19 7-29 3-11 5-23 9-34 2-9 4-17 6-26 2-7 5-18 6-19 5-12 26-47 62-47 18 0 21 14 21 26 0 24-18 74-25 90-3 9-3 14-3 18 0 19 13 32 30 32 38 0 52-56 52-59 0-5-4-5-5-5-4 0-4 2-6 8-8 26-21 47-39 47-7 0-9-3-9-12 0-10 3-19 6-27 8-21 25-63 25-85 0-27-18-42-46-42-35 0-53 24-60 34-1-22-18-34-35-34-18 0-26 15-29 22-6 13-12 36-12 37 0 5 3 4 4 5 5 0 5-1 7-9 7-27 14-46 29-46 7 0 12 4 12 17 0 8-1 13-7 32-8 30-14 60-22 89z"><text:p/></draw:path><draw:path draw:style-name="gr3" draw:text-style-name="P9" svg:width="0.0756in" svg:height="0.0874in" svg:x="1.4996in" svg:y="0.052in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3" draw:text-style-name="P9" svg:width="0.1028in" svg:height="0.1067in" svg:x="1.6343in" svg:y="0.0295in" svg:viewBox="0 0 262 272" svg:d="M34 34c0 63 0 127 0 189 0 20-3 28-23 28-4 0-11 0-11 7 0 6 7 6 13 6 20 0 40 0 60 0 7 0 13 0 13-6 0-7-7-7-11-7-22 0-25-9-25-29 0-59 0-117 0-177 56 74 111 148 167 221 3 5 5 6 9 6 6 0 6-7 6-13 0-73 0-146 0-218 0-22 3-28 21-28 2 0 9 0 9-6 0-7-6-7-13-7-19 0-38 0-56 0-7 0-14 0-14 7 0 6 7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9" svg:width="0.0453in" svg:height="0.048in" svg:x="1.7445in" svg:y="0.1087in" svg:viewBox="0 0 116 123" svg:d="M108 59c5 0 8 0 8-6 0-23-14-53-54-53-36 0-62 29-62 62 0 34 30 61 66 61s50-28 50-35c0-1 0-3-5-3-3 0-4 1-4 4-9 22-30 25-40 25-12 0-24-5-33-15-10-13-10-30-10-40 28 0 56 0 84 0zM24 52c4-38 28-44 38-44 34 0 35 37 35 44-24 0-49 0-73 0z"><text:p/></draw:path><draw:path draw:style-name="gr3" draw:text-style-name="P9" svg:width="0.0567in" svg:height="0.0465in" svg:x="1.798in" svg:y="0.1102in" svg:viewBox="0 0 145 119" svg:d="M120 26c8-16 21-16 25-16 0-3 0-7 0-10-6 0-14 1-21 1s-17 0-24-1c0 3 0 7 0 10 11 0 11 9 11 10s0 4-2 8c-10 22-21 45-31 67-11-25-22-50-33-74-1-2-2-3-2-6 0-5 10-5 14-5 0-3 0-7 0-10-1 0-20 1-31 1-8 0-18 0-26-1 0 3 0 7 0 10 14 0 18 0 22 10 14 31 29 63 43 93 1 4 2 6 8 6 4 0 5-2 6-6 13-28 28-58 41-87z"><text:p/></draw:path><draw:path draw:style-name="gr3" draw:text-style-name="P9" svg:width="0.0453in" svg:height="0.048in" svg:x="1.8594in" svg:y="0.1087in" svg:viewBox="0 0 116 123" svg:d="M108 59c5 0 8 0 8-6 0-23-14-53-53-53-37 0-63 29-63 62 0 34 30 61 66 61s50-28 50-35c0-1 0-3-5-3-3 0-4 1-4 4-9 22-30 25-40 25-12 0-24-5-33-15-10-13-10-30-10-40 28 0 56 0 84 0zM24 52c4-38 28-44 39-44 33 0 34 37 34 44-24 0-49 0-73 0z"><text:p/></draw:path><draw:path draw:style-name="gr3" draw:text-style-name="P9" svg:width="0.0567in" svg:height="0.0469in" svg:x="1.915in" svg:y="0.1091in" svg:viewBox="0 0 145 120" svg:d="M125 37c0-23-12-37-40-37-22 0-37 13-44 26h-1c0-8 0-17 0-26-14 1-27 2-40 3 0 4 0 7 0 10 19 0 21 2 21 16 0 23 0 46 0 69 0 12-3 12-21 12 0 3 0 7 0 10 1 0 20-1 31-1 10 0 28 1 32 1 0-3 0-7 0-10-18 0-21 0-21-12 0-17 0-32 0-48 0-29 23-42 41-42s20 15 20 28c0 21 0 41 0 62 0 12-2 12-19 12 0 3 0 7 0 10 10 0 19-1 30-1 10 0 29 1 31 1 0-3 0-7 0-10-17 0-20 0-20-12 0-20 0-41 0-61z"><text:p/></draw:path><draw:path draw:style-name="gr3" draw:text-style-name="P9" svg:width="0.1004in" svg:height="0.035in" svg:x="0.0012in" svg:y="0.32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346in" svg:height="0.0831in" svg:x="0.0941in" svg:y="0.3in" svg:viewBox="0 0 343 212" svg:d="M260 77c16 13 36 23 48 30-13 5-33 15-48 29-82 0-164 0-246 0-6 0-14 0-14 8s7 8 13 8c76 0 153 0 229 0-19 17-38 52-38 56s4 4 7 4c2 0 6 0 7-3 9-14 19-35 44-57 27-23 53-34 72-40 7-2 6-2 8-3 1-1 1-1 1-2s0-1 0-2l-1-2c-1 0-1-1-9-3-51-15-91-50-112-92-4-8-4-8-10-8-3 0-7 0-7 4 0 6 19 39 38 58-76 0-153 0-229 0-6 0-13 0-13 7 0 8 8 8 14 8 82 0 164 0 246 0z"><text:p/></draw:path><draw:path draw:style-name="gr3" draw:text-style-name="P9" svg:width="0.0843in" svg:height="0.0402in" svg:x="0.3311in" svg:y="0.3256in" svg:viewBox="0 0 215 103" svg:d="M215 14c0-12-2-14-14-14-62 0-125 0-188 0-6 0-13 0-13 8 0 7 7 7 13 7 62 0 125 0 186 0 0 26 0 50 0 75 0 7 0 13 8 13s8-6 8-13c0-25 0-50 0-76z"><text:p/></draw:path><draw:path draw:style-name="gr3" draw:text-style-name="P9" svg:width="0.0394in" svg:height="0.1819in" svg:x="0.4469in" svg:y="0.2516in" svg:viewBox="0 0 101 463" svg:d="M101 459c0-1-1-2-2-3-18-19-44-50-59-114-10-35-14-75-14-110 0-102 25-173 72-223 3-3 3-5 3-6 0-3-3-3-4-3-7 0-28 23-32 29-40 47-65 116-65 202 0 55 10 133 61 198 3 5 28 34 36 34 1 0 4 0 4-4z"><text:p/></draw:path><draw:path draw:style-name="gr3" draw:text-style-name="P9" svg:width="0.0673in" svg:height="0.1047in" svg:x="0.502in" svg:y="0.2752in" svg:viewBox="0 0 172 267" svg:d="M172 13c0-12-1-13-14-13-48 0-96 0-145 0-6 0-13 0-13 8 0 7 7 7 13 7 48 0 96 0 143 0 0 38 0 74 0 112-46 0-91 0-137 0-7 0-13 0-13 7 0 8 6 8 13 8 46 0 91 0 137 0 0 36 0 73 0 110-47 0-95 0-143 0-6 0-13 0-13 8 0 7 7 7 13 7 49 0 97 0 145 0 13 0 14-1 14-13 0-80 0-160 0-241z"><text:p/></draw:path><draw:path draw:style-name="gr3" draw:text-style-name="P9" svg:width="0.0823in" svg:height="0.0685in" svg:x="0.5827in" svg:y="0.3134in" svg:viewBox="0 0 210 175" svg:d="M23 149c-1 5-3 14-3 16 0 7 5 10 11 10 4 0 11-2 14-11 2-10 5-19 8-29 2-11 5-23 8-34 2-9 5-17 6-26 2-7 6-18 6-19 5-12 26-47 62-47 18 0 21 14 21 27 0 23-18 73-25 89-3 9-3 15-3 19 0 18 13 31 32 31 36 0 50-56 50-59 0-4-4-4-5-4-4 0-4 1-6 7-8 26-21 48-39 48-7 0-9-4-9-13 0-10 3-19 6-27 8-21 25-63 25-85 0-27-18-42-46-42-34 0-53 25-60 34-1-22-18-34-35-34-18 0-26 15-29 22-6 13-12 36-12 37 0 5 3 4 4 5 5 0 5-1 7-9 7-27 14-46 29-46 7 0 12 5 12 17 0 9-1 13-7 33-8 30-14 60-22 90z"><text:p/></draw:path><draw:path draw:style-name="gr3" draw:text-style-name="P9" svg:width="0.0756in" svg:height="0.0874in" svg:x="0.7248in" svg:y="0.2984in" svg:viewBox="0 0 193 223" svg:d="M179 120c7 0 14 0 14-8 0-7-7-7-14-7-55 0-109 0-164 0 5-52 50-90 104-90 20 0 41 0 60 0 7 0 14 0 14-7 0-8-7-8-14-8-19 0-40 0-60 0-67 0-119 50-119 112s52 111 119 111c20 0 41 0 60 0 7 0 14 0 14-7 0-8-7-8-14-8-19 0-40 0-60 0-54 0-99-36-104-88 55 0 109 0 164 0z"><text:p/></draw:path><draw:path draw:style-name="gr3" draw:text-style-name="P9" svg:width="0.1028in" svg:height="0.1067in" svg:x="0.8594in" svg:y="0.276in" svg:viewBox="0 0 262 272" svg:d="M34 35c0 63 0 126 0 188 0 20-3 28-23 28-4 0-11 1-11 7s7 6 13 6c20 0 41 0 61 0 6 0 12 0 12-6s-6-7-11-7c-22 0-25-9-25-29 0-59 0-117 0-177 56 74 111 148 167 221 3 5 5 6 9 6 6 0 6-6 6-12 0-74 0-147 0-219 0-22 3-27 21-28 2 0 9 0 9-6 0-7-6-7-13-7-19 0-38 0-56 0-7 0-14 0-14 7 0 6 8 6 11 6 22 1 26 9 26 29 0 41 0 80 0 121-39-53-78-105-117-157-4-6-5-6-14-6-22 0-45 0-67 0-7 0-14 0-14 7 0 6 7 6 9 6 10 1 18 8 21 12 0 4 0 5 0 10zM218 245c-56-73-112-148-168-222-4-5-4-5-8-10 15 0 31 0 46 0 43 59 87 118 130 176 0 19 0 38 0 56z"><text:p/></draw:path><draw:path draw:style-name="gr3" draw:text-style-name="P9" svg:width="0.0161in" svg:height="0.0157in" svg:x="0.9783in" svg:y="0.3638in" svg:viewBox="0 0 42 41" svg:d="M42 21c0-11-10-21-21-21s-21 10-21 21 10 20 21 20 21-9 21-20z"><text:p/></draw:path><draw:path draw:style-name="gr3" draw:text-style-name="P9" svg:width="0.0819in" svg:height="0.0685in" svg:x="1.0118in" svg:y="0.3134in" svg:viewBox="0 0 209 175" svg:d="M23 149c-1 5-3 14-3 16 0 7 4 10 11 10 4 0 11-2 14-11 2-10 5-19 7-29 3-11 5-23 9-34 2-9 4-17 6-26 2-7 5-18 6-19 5-12 26-47 62-47 18 0 21 14 21 27 0 23-18 73-25 89-3 9-3 15-3 19 0 18 13 31 30 31 37 0 51-56 51-59 0-4-3-4-4-4-4 0-4 1-6 7-8 26-21 48-39 48-7 0-9-4-9-13 0-10 3-19 6-27 8-21 23-63 23-85 0-27-16-42-44-42-35 0-53 25-60 34-2-22-18-34-35-34-18 0-26 15-29 22-6 13-12 36-12 37 0 5 3 5 4 5 5 0 5-1 7-9 7-27 14-46 29-46 7 0 12 5 12 17 0 9-1 13-7 33-8 30-14 60-22 90z"><text:p/></draw:path><draw:path draw:style-name="gr3" draw:text-style-name="P9" svg:width="0.0469in" svg:height="0.0701in" svg:x="1.1055in" svg:y="0.2465in" svg:viewBox="0 0 120 179" svg:d="M120 131c-3 0-6 0-9 0-1 5-4 22-8 24-2 2-23 2-26 2-16 0-33 0-49 0 27-25 37-33 53-46 20-15 39-32 39-58 0-33-29-53-64-53-33 0-56 24-56 48 0 15 12 16 14 16 7 0 15-5 15-14 0-5-1-15-16-15 8-18 27-25 40-25 26 0 41 21 41 43 0 24-17 43-26 52-22 22-43 42-65 64-3 3-3 4-3 10 37 0 75 0 112 0 2-16 6-32 8-48z"><text:p/></draw:path><draw:path draw:style-name="gr3" draw:text-style-name="P9" svg:width="0.1008in" svg:height="0.1012in" svg:x="1.2094in" svg:y="0.2913in" svg:viewBox="0 0 257 258" svg:d="M136 136c37 0 72 0 108 0 6 0 13 0 13-7 0-8-7-8-13-8-36 0-71 0-108 0 0-36 0-73 0-109 0-5 0-12-7-12-8 0-8 7-8 12 0 36 0 73 0 109-36 0-71 0-108 0-5 0-13 0-13 8 0 7 8 7 13 7 37 0 72 0 108 0 0 37 0 72 0 108 0 6 0 14 8 14 7 0 7-8 7-14 0-36 0-71 0-108z"><text:p/></draw:path><draw:path draw:style-name="gr3" draw:text-style-name="P9" svg:width="0.0823in" svg:height="0.0685in" svg:x="1.3575in" svg:y="0.3134in" svg:viewBox="0 0 210 175" svg:d="M23 149c-1 5-3 14-3 16 0 7 5 10 11 10 4 0 11-2 14-11 2-10 5-19 7-29 3-11 5-23 9-34 2-9 4-17 6-26 2-7 5-18 6-19 5-12 26-47 62-47 18 0 21 14 21 27 0 23-18 73-25 89-3 9-3 15-3 19 0 18 13 31 30 31 38 0 52-56 52-59 0-4-4-4-5-4-4 0-4 1-6 7-8 26-21 48-39 48-7 0-9-4-9-13 0-10 3-19 6-27 8-21 25-63 25-85 0-27-18-42-46-42-35 0-53 25-60 34-1-22-18-34-35-34-18 0-26 15-29 22-6 13-12 36-12 37 0 5 3 4 4 5 5 0 5-1 7-9 7-27 14-46 29-46 7 0 12 5 12 17 0 9-1 13-7 33-8 30-14 60-22 90z"><text:p/></draw:path><draw:path draw:style-name="gr3" draw:text-style-name="P9" svg:width="0.0587in" svg:height="0.1516in" svg:x="1.5122in" svg:y="0.2665in" svg:viewBox="0 0 150 386" svg:d="M149 14c1-4 1-4 1-6 0-5-4-8-8-8-2 0-4 1-7 3-44 124-89 246-133 369-2 4-1 4-2 7 0 4 3 7 8 7 4 0 5-2 9-9 44-121 88-242 132-363z"><text:p/></draw:path><draw:path draw:style-name="gr3" draw:text-style-name="P9" svg:width="0.0756in" svg:height="0.0874in" svg:x="1.4996in" svg:y="0.2984in" svg:viewBox="0 0 193 223" svg:d="M179 120c7 0 14 0 14-8 0-7-7-7-14-7-55 0-109 0-164 0 5-52 50-90 104-90 20 0 41 0 60 0 7 0 14 0 14-7 0-8-7-8-14-8-21 0-40 0-61 0-66 0-118 50-118 112s52 111 118 111c21 0 40 0 61 0 7 0 14 0 14-7 0-8-7-8-14-8-19 0-40 0-60 0-54 0-99-36-104-88 55 0 109 0 164 0z"><text:p/></draw:path><draw:path draw:style-name="gr3" draw:text-style-name="P9" svg:width="0.1028in" svg:height="0.1067in" svg:x="1.6343in" svg:y="0.276in" svg:viewBox="0 0 262 272" svg:d="M34 35c0 63 0 126 0 188 0 20-3 28-23 28-4 0-11 1-11 7s7 6 13 6c20 0 40 0 60 0 7 0 13 0 13-6s-7-7-11-7c-22 0-25-9-25-29 0-59 0-117 0-177 56 74 111 148 167 221 3 5 5 6 9 6 6 0 6-6 6-12 0-74 0-147 0-219 0-22 3-27 21-28 2 0 9 0 9-6 0-7-6-7-13-7-19 0-38 0-56 0-7 0-14 0-14 7 0 6 7 6 11 6 22 1 26 9 26 29 0 41 0 80 0 121-39-53-78-105-117-157-4-6-5-6-14-6-22 0-45 0-67 0-7 0-14 0-14 7 0 6 7 6 9 6 10 1 18 8 21 12 0 4 0 5 0 10zM218 245c-56-73-112-148-168-222-4-5-4-5-8-10 15 0 31 0 46 0 43 59 87 118 130 176 0 19 0 38 0 56z"><text:p/></draw:path><draw:path draw:style-name="gr3" draw:text-style-name="P9" svg:width="0.0453in" svg:height="0.0484in" svg:x="1.7445in" svg:y="0.3551in" svg:viewBox="0 0 116 124" svg:d="M108 59c5 0 8 0 8-5 0-24-14-54-54-54-36 0-62 29-62 62 0 35 30 62 66 62s50-29 50-35c0-1 0-4-5-4-3 0-4 2-4 4-9 22-30 27-40 27-12 0-24-6-33-17-10-12-10-29-10-40 28 0 56 0 84 0zM24 53c4-39 28-45 38-45 34 0 35 38 35 45-24 0-49 0-73 0z"><text:p/></draw:path><draw:path draw:style-name="gr3" draw:text-style-name="P9" svg:width="0.0567in" svg:height="0.0469in" svg:x="1.798in" svg:y="0.3575in" svg:viewBox="0 0 145 120" svg:d="M120 26c8-16 21-16 25-16 0-3 0-7 0-10-6 1-14 1-21 1s-17 0-24-1c0 3 0 7 0 10 11 1 8 7 11 10 0 2 0 4-2 9-10 22-21 44-31 66-11-25-22-50-33-74-1-1-2-3-2-4 0-7 10-7 14-7 0-3 0-7 0-10-1 0-20 1-31 1-8 0-18 0-26-1 0 3 0 7 0 10 14 0 18 1 22 10 14 31 29 63 43 93 1 4 2 7 8 7 4 0 5-3 6-6 13-29 28-58 41-88z"><text:p/></draw:path><draw:path draw:style-name="gr3" draw:text-style-name="P9" svg:width="0.0453in" svg:height="0.0484in" svg:x="1.8594in" svg:y="0.3551in" svg:viewBox="0 0 116 124" svg:d="M108 59c5 0 8 0 8-5 0-24-14-54-53-54-37 0-63 29-63 62 0 35 30 62 66 62s50-29 50-35c0-1 0-4-5-4-3 0-4 2-4 4-9 22-30 27-40 27-12 0-24-6-33-17-10-12-10-29-10-40 28 0 56 0 84 0zM24 53c4-39 28-45 39-45 33 0 34 38 34 45-24 0-49 0-73 0z"><text:p/></draw:path><draw:path draw:style-name="gr3" draw:text-style-name="P9" svg:width="0.0567in" svg:height="0.0465in" svg:x="1.915in" svg:y="0.3559in" svg:viewBox="0 0 145 119" svg:d="M125 37c0-24-12-37-40-37-22 0-37 12-44 26h-1c0-8 0-17 0-26-14 1-27 1-40 2 0 4 0 7 0 10 19 0 21 2 21 16 0 23 0 47 0 70 0 11-3 11-21 11 0 3 0 7 0 10 1 0 20-1 31-1 10 0 28 1 32 1 0-3 0-7 0-10-18 0-21 0-21-11 0-17 0-33 0-50 0-27 23-40 41-40s20 14 20 28c0 21 0 41 0 62 0 11-2 11-19 11 0 3 0 7 0 10 10 0 19-1 30-1 10 0 29 1 31 1 0-3 0-7 0-10-17 0-20 0-20-11 0-20 0-41 0-61z"><text:p/></draw:path><draw:path draw:style-name="gr3" draw:text-style-name="P9" svg:width="0.0394in" svg:height="0.1819in" svg:x="1.9906in" svg:y="0.2516in" svg:viewBox="0 0 101 463" svg:d="M101 232c0-55-10-133-60-198-4-4-29-34-37-34-1 0-4 1-4 3 0 3 1 4 2 5 19 20 44 51 61 113 9 34 12 75 12 110 0 40-3 79-14 117-15 54-38 85-58 107-3 3-2 2-3 4 0 3 3 4 4 4 7 0 28-23 32-28 40-48 65-117 65-203z"><text:p/></draw:path></draw:g></text:p>
          <text:p text:style-name="P22">או במילים: "לא קיים מספר טבעי <draw:g text:anchor-type="as-char" svg:y="-0.0681in" draw:z-index="192" draw:name="Shape18" draw:style-name="gr1"><svg:title>TexMaths</svg:title><svg:desc>11§display§n§svg§600§FALSE§</svg:desc><draw:path draw:style-name="gr2" draw:text-style-name="P8" svg:width="0.0705in" svg:height="0.052in" svg:x="0.0039in" svg:y="0.0071in" svg:viewBox="0 0 180 133" svg:d="M0 0c60 0 120 0 180 0 0 44 0 89 0 133-60 0-120 0-180 0 0-44 0-89 0-133z"><text:p/></draw:path><draw:path draw:style-name="gr3" draw:text-style-name="P9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שעבורו <draw:g text:anchor-type="as-char" svg:y="-0.1327in" draw:z-index="193" draw:name="Shape19" draw:style-name="gr1"><svg:title>TexMaths</svg:title><svg:desc>11§display§n^2 + n§svg§600§FALSE§</svg:desc><draw:path draw:style-name="gr2" draw:text-style-name="P8" svg:width="0.4157in" svg:height="0.1295in" svg:x="0.0039in" svg:y="0.0079in" svg:viewBox="0 0 1057 330" svg:d="M0 0c352 0 705 0 1057 0 0 110 0 220 0 330-352 0-705 0-1057 0 0-110 0-220 0-330z"><text:p/></draw:path><draw:path draw:style-name="gr3" draw:text-style-name="P9" svg:width="0.0823in" svg:height="0.0685in" svg:x="0.0004in" svg:y="0.0661in" svg:viewBox="0 0 210 175" svg:d="M23 147c-1 6-3 16-3 17 0 8 5 11 11 11 4 0 11-3 14-11 0-1 5-19 8-29 2-12 5-24 8-35 2-8 5-16 6-25 2-7 5-18 6-20 5-12 26-46 62-46 18 0 21 14 21 26 0 24-18 74-25 90-3 9-3 14-3 18 0 18 13 32 32 32 36 0 50-56 50-60s-4-4-5-4c-4 0-4 1-6 8-8 25-21 47-39 47-7 0-9-3-9-13 0-9 3-19 6-26 8-21 25-64 25-86 0-26-18-41-46-41-34 0-53 24-60 33-1-21-18-33-35-33-18 0-26 15-29 22-6 13-12 35-12 37 0 4 3 3 4 4 5 0 5 0 7-9 7-28 14-45 29-45 7 0 12 4 12 17 0 8-1 12-7 32-8 30-14 60-22 89z"><text:p/></draw:path><draw:path draw:style-name="gr3" draw:text-style-name="P9" svg:width="0.0469in" svg:height="0.0701in" svg:x="0.0941in" svg:y="0in" svg:viewBox="0 0 120 179" svg:d="M120 130c-3 0-6 0-9 0-1 6-4 22-8 25-2 1-23 1-26 1-16 0-33 0-49 0 27-25 37-33 53-45 20-16 39-33 39-58 0-33-29-53-64-53-33 0-56 23-56 48 0 14 12 16 14 16 7 0 15-5 15-14 0-6-1-15-16-15 8-20 27-25 40-25 26 0 41 21 41 43 0 23-17 42-26 52-22 20-43 41-65 63-3 4-3 4-3 11 37 0 75 0 112 0 2-16 6-33 8-49z"><text:p/></draw:path><draw:path draw:style-name="gr3" draw:text-style-name="P9" svg:width="0.1008in" svg:height="0.1004in" svg:x="0.198in" svg:y="0.0445in" svg:viewBox="0 0 257 256" svg:d="M136 136c37 0 72 0 108 0 6 0 13 0 13-7 0-8-7-8-13-8-36 0-71 0-108 0 0-36 0-72 0-108 0-5 0-13-7-13-8 0-8 8-8 13 0 36 0 72 0 108-36 0-71 0-108 0-5 0-13 0-13 8 0 7 8 7 13 7 37 0 72 0 108 0 0 36 0 72 0 107 0 6 0 13 8 13 7 0 7-7 7-13 0-35 0-71 0-107z"><text:p/></draw:path><draw:path draw:style-name="gr3" draw:text-style-name="P9" svg:width="0.0819in" svg:height="0.0685in" svg:x="0.3457in" svg:y="0.0661in" svg:viewBox="0 0 209 175" svg:d="M22 147c-1 6-3 16-3 17 0 8 5 11 11 11 5 0 12-3 14-11 1-1 6-19 8-29 3-12 5-24 9-35 2-8 4-16 6-25 1-7 5-18 5-20 6-12 26-46 63-46 17 0 21 14 21 26 0 24-20 74-25 90-3 9-4 14-4 18 0 18 13 32 31 32 37 0 51-56 51-60s-3-4-4-4c-5 0-5 1-6 8-9 25-21 47-39 47-7 0-10-3-10-13 0-9 3-19 7-26 7-21 23-64 23-86 0-26-16-41-44-41-35 0-53 24-60 33-2-21-18-33-35-33-19 0-26 15-30 22-5 13-11 35-11 37 0 4 3 4 4 4 4 0 5 0 7-9 7-28 14-45 28-45 8 0 12 4 12 17 0 8-1 12-6 32-8 30-15 60-23 89z"><text:p/></draw:path></draw:g><text:s/>לא זוגי". <text:span text:style-name="T5">נכנה משפט זה משפט (1).</text:span></text:p>
        </text:list-item>
        <text:list-item>
          <text:p text:style-name="P21">לפי עיקרון ההחלפה:</text:p>
          <text:p text:style-name="P17"><draw:g text:anchor-type="as-char" svg:y="-0.1327in" draw:z-index="189" draw:name="Shape20" draw:style-name="gr1"><svg:title>TexMaths</svg:title><svg:desc>11§display§\forall x. (x \in A \iff \exists n \in \mathbb{N}. n^2 + n = x)§svg§600§FALSE§</svg:desc><draw:path draw:style-name="gr2" draw:text-style-name="P8" svg:width="2.3772in" svg:height="0.1555in" svg:x="0.0083in" svg:y="0.0083in" svg:viewBox="0 0 6039 396" svg:d="M3020 396c-1007 0-2013 0-3020 0 0-132 0-264 0-396 2013 0 4026 0 6039 0 0 132 0 264 0 396-1006 0-2013 0-3019 0z"><text:p/></draw:path><draw:path draw:style-name="gr3" draw:text-style-name="P9" svg:width="0.0846in" svg:height="0.1083in" svg:x="0.0004in" svg:y="0.0287in" svg:viewBox="0 0 216 276" svg:d="M213 14c3-4 3-5 3-6 0-5-4-8-8-8-6 0-8 4-10 9-11 28-21 56-32 85-38 0-78 0-116 0-11-29-22-57-33-85-2-6-4-9-9-9-4 0-8 3-8 8 1 2 0 1 2 6 32 84 65 169 97 253 2 5 3 9 9 9 5 0 6-5 9-9 32-84 65-169 96-253zM55 109c35 0 70 0 106 0-18 45-36 92-53 137-18-45-35-92-53-137z"><text:p/></draw:path><draw:path draw:style-name="gr3" draw:text-style-name="P9" svg:width="0.0756in" svg:height="0.0685in" svg:x="0.0898in" svg:y="0.0669in" svg:viewBox="0 0 193 175" svg:d="M118 54c2-10 11-45 38-45 1 0 11 0 19 4-11 2-19 12-19 21 0 7 5 15 16 15 7 0 21-8 21-24 0-19-24-25-37-25-22 0-36 21-40 30-10-26-31-30-42-30-40 0-62 50-62 60 0 4 3 4 5 4 3 0 4-1 4-4 13-41 38-51 52-51 7 0 21 3 21 25 0 12-7 39-21 93-6 24-20 40-37 40-2 0-11 0-19-5 9-2 18-10 18-21s-9-14-14-14c-12 0-21 11-21 23 0 18 19 25 36 25 26 0 40-27 41-29 4 14 18 29 42 29 39 0 61-49 61-59 0-5-3-5-4-5-4 0-4 3-5 5-14 42-40 51-52 51-14 0-21-13-21-26 0-9 2-16 7-34 4-18 8-35 13-53z"><text:p/></draw:path><draw:path draw:style-name="gr3" draw:text-style-name="P9" svg:width="0.0161in" svg:height="0.0157in" svg:x="0.185in" svg:y="0.1177in" svg:viewBox="0 0 42 41" svg:d="M42 21c0-12-10-21-21-21s-21 9-21 21c0 11 10 20 21 20s21-9 21-20z"><text:p/></draw:path><draw:path draw:style-name="gr3" draw:text-style-name="P9" svg:width="0.0346in" svg:height="0.1516in" svg:x="0.2295in" svg:y="0.0201in" svg:viewBox="0 0 89 386" svg:d="M89 382c0-2 0-2-6-8-49-50-61-123-61-181 0-67 14-135 63-183 4-4 4-4 4-6 0-3-1-4-3-4-5 0-39 26-62 75-20 43-24 86-24 118 0 31 4 76 25 120 23 48 56 73 61 73 2 0 3-1 3-4z"><text:p/></draw:path><draw:path draw:style-name="gr3" draw:text-style-name="P9" svg:width="0.0756in" svg:height="0.0685in" svg:x="0.278in" svg:y="0.0669in" svg:viewBox="0 0 193 175" svg:d="M118 54c2-10 11-45 38-45 1 0 11 0 19 4-11 2-19 12-19 21 0 7 5 15 16 15 7 0 21-8 21-24 0-19-24-25-37-25-22 0-36 21-40 30-10-26-31-30-42-30-40 0-62 50-62 60 0 4 3 4 5 4 3 0 4-1 4-4 13-41 40-51 52-51 7 0 21 3 21 25 0 12-7 39-21 93-6 24-19 40-37 40-2 0-11 0-18-5 8-2 17-10 17-21s-9-14-14-14c-12 0-21 11-21 23 0 18 19 25 36 25 26 0 40-27 41-29 4 14 19 29 42 29 39 0 61-49 61-59 0-5-3-5-4-5-4 0-4 3-5 5-14 42-39 51-52 51-14 0-21-13-21-26 0-9 2-16 7-34 4-18 8-35 13-53z"><text:p/></draw:path><draw:path draw:style-name="gr3" draw:text-style-name="P9" svg:width="0.076in" svg:height="0.0878in" svg:x="0.4154in" svg:y="0.052in" svg:viewBox="0 0 194 224" svg:d="M180 119c6 0 14 0 14-8 0-7-8-7-14-7-55 0-108 0-163 0 4-52 48-89 103-89 20 0 41 0 60 0 6 0 14 0 14-7 0-8-8-8-14-8-20 0-40 0-61 0-66 0-119 49-119 111s53 113 119 113c21 0 41 0 61 0 6 0 14 0 14-8s-8-8-14-8c-19 0-40 0-60 0-55 0-99-37-103-89 55 0 108 0 163 0z"><text:p/></draw:path><draw:path draw:style-name="gr3" draw:text-style-name="P9" svg:width="0.1039in" svg:height="0.1083in" svg:x="0.552in" svg:y="0.0252in" svg:viewBox="0 0 265 276" svg:d="M56 233c-15 24-31 29-48 31-5 1-8 1-8 7 0 2 2 5 6 5 9 0 22-1 33-1 12 0 26 1 38 1 2 0 8 0 8-8 0-3-4-4-7-4-9 0-17-4-17-14 0-4 2-9 4-14 10-15 20-32 30-49 32 0 65 0 96 0 2 8 7 60 7 64 0 11-20 13-27 13-6 0-10 0-10 7 0 5 3 4 5 5 17 0 33-1 49-1 9 0 34 1 44 1 2 0 6 0 6-8 0-4-3-4-9-4-24 0-24-3-25-14-8-80-15-161-23-241-1-8-1-9-8-9-5 0-7 2-10 7-45 75-89 150-134 226zM102 175c26-43 51-86 76-128 5 42 8 85 12 128-29 0-58 0-88 0z"><text:p/></draw:path><draw:path draw:style-name="gr3" draw:text-style-name="P9" svg:width="0.1346in" svg:height="0.0835in" svg:x="0.7539in" svg:y="0.0543in" svg:viewBox="0 0 343 213" svg:d="M330 151c7 0 13 0 13-8 0-7-6-7-13-7-82 0-164 0-246 0-16-14-36-24-49-30 15-6 33-16 49-30 82 0 164 0 246 0 7 0 13 0 13-8 0-7-6-7-13-7-76 0-153 0-229 0 19-18 39-52 39-57 0-4-5-4-7-4-3 0-6 0-8 3-7 15-18 36-44 58-26 23-52 34-72 39-7 3-7 4-8 4-1 1-1 1-1 2s0 2 1 3h1c0 1 1 1 8 3 53 16 91 51 113 92 4 9 5 9 10 9 2 0 7 0 7-5s-19-38-39-57c76 0 153 0 229 0z"><text:p/></draw:path><draw:path draw:style-name="gr3" draw:text-style-name="P9" svg:width="0.1346in" svg:height="0.0835in" svg:x="0.8807in" svg:y="0.0543in" svg:viewBox="0 0 343 213" svg:d="M259 76c16 14 36 24 49 30-14 6-33 16-49 30-82 0-164 0-246 0-6 0-13 0-13 7 0 8 7 8 13 8 76 0 153 0 229 0-19 19-38 52-38 57s4 5 6 5c3 0 6 0 8-3 8-15 19-36 44-58 26-24 53-34 72-40 7-2 7-3 8-3 1-1 1-2 1-3s0-1-1-2h-1c0-1-1-1-8-4-52-15-91-50-113-92-4-8-4-8-10-8-2 0-6 0-6 4 0 5 18 39 38 57-76 0-153 0-229 0-6 0-13 0-13 7 0 8 7 8 13 8 82 0 164 0 246 0z"><text:p/></draw:path><draw:path draw:style-name="gr3" draw:text-style-name="P9" svg:width="0.0677in" svg:height="0.1047in" svg:x="1.1173in" svg:y="0.0287in" svg:viewBox="0 0 173 267" svg:d="M173 13c0-12-1-13-15-13-48 0-95 0-144 0-6 0-14 0-14 8 0 7 8 7 14 7 48 0 96 0 143 0 0 37 0 73 0 111-46 0-91 0-137 0-7 0-14 0-14 7 0 8 7 8 14 8 46 0 91 0 137 0 0 37 0 74 0 110-47 0-95 0-143 0-6 0-14 0-14 8s8 8 14 8c49 0 96 0 144 0 14 0 15-1 15-14 0-80 0-160 0-240z"><text:p/></draw:path><draw:path draw:style-name="gr3" draw:text-style-name="P9" svg:width="0.0823in" svg:height="0.0685in" svg:x="1.1972in" svg:y="0.0669in" svg:viewBox="0 0 210 175" svg:d="M23 148c-1 6-3 15-3 16 0 8 5 11 11 11 4 0 12-3 14-11 0-1 6-18 8-28 3-12 5-24 9-35 2-8 4-17 6-26 1-7 5-18 5-19 5-12 26-47 62-47 18 0 21 14 21 26 0 25-18 74-24 91-4 9-4 13-4 17 0 19 13 32 32 32 36 0 50-56 50-59 0-5-3-5-4-5-5 0-5 1-7 8-8 27-20 48-38 48-7 0-10-4-10-13 0-10 3-19 6-27 8-21 25-63 25-85 0-27-17-42-46-42-34 0-52 24-59 34-2-22-19-34-36-34-18 0-26 15-29 22-6 13-12 36-12 38 0 4 4 4 6 4 3 0 3-1 6-9 7-27 14-46 28-46 7 0 12 4 12 17 0 8-1 13-7 32-8 30-14 60-22 90z"><text:p/></draw:path><draw:path draw:style-name="gr3" draw:text-style-name="P9" svg:width="0.076in" svg:height="0.0878in" svg:x="1.3394in" svg:y="0.052in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3" draw:text-style-name="P9" svg:width="0.1028in" svg:height="0.1063in" svg:x="1.474in" svg:y="0.0299in" svg:viewBox="0 0 262 271" svg:d="M34 34c0 63 0 126 0 190 0 19-3 25-23 26-4 0-11 0-11 7s7 7 13 7c20 0 41 0 61 0 6 0 12 0 12-7s-6-7-11-7c-22-1-24-9-24-27 0-60 0-119 0-178 55 73 111 147 166 220 4 5 5 6 9 6 6 0 6-6 6-13 0-72 0-144 0-217 0-22 3-28 21-28 2 0 9 0 9-6 0-7-6-7-12-7-19 0-39 0-57 0-7 0-14 0-14 7 0 6 8 6 12 6 21 0 25 8 25 29 0 40 0 80 0 121-39-53-78-105-117-157-4-6-5-6-14-6-22 0-45 0-67 0-7 0-12 0-12 7 0 5 5 6 7 6 10 1 18 8 22 12-1 4-1 4-1 9zM219 244c-56-74-112-148-168-222-5-4-5-4-9-9 15 0 31 0 46 0 44 59 87 117 131 177 0 17 0 36 0 54z"><text:p/></draw:path><draw:path draw:style-name="gr3" draw:text-style-name="P9" svg:width="0.0157in" svg:height="0.0157in" svg:x="1.5937in" svg:y="0.1177in" svg:viewBox="0 0 41 41" svg:d="M41 21c0-12-10-21-21-21s-20 9-20 21c0 11 9 20 20 20s21-9 21-20z"><text:p/></draw:path><draw:path draw:style-name="gr3" draw:text-style-name="P9" svg:width="0.0823in" svg:height="0.0685in" svg:x="1.6272in" svg:y="0.0669in" svg:viewBox="0 0 210 175" svg:d="M23 148c-1 6-3 15-3 16 0 8 5 11 11 11 4 0 11-3 14-11 0-1 5-18 8-28 2-12 5-24 8-35 2-8 5-17 6-26 2-7 6-18 6-19 5-12 26-47 62-47 18 0 21 14 21 26 0 25-18 74-25 91-3 9-3 13-3 17 0 19 13 32 32 32 36 0 50-56 50-59 0-5-4-5-5-5-4 0-4 1-6 8-8 27-21 48-39 48-7 0-9-4-9-13 0-10 3-19 6-27 8-21 25-63 25-85 0-27-18-42-46-42-34 0-53 24-60 34-1-22-18-34-35-34-18 0-26 15-29 22-6 13-12 36-12 38 0 4 3 3 4 4 5 0 5-1 7-9 7-27 14-46 29-46 7 0 12 4 12 17 0 8-1 13-7 32-8 30-14 60-22 90z"><text:p/></draw:path><draw:path draw:style-name="gr3" draw:text-style-name="P9" svg:width="0.0469in" svg:height="0.0705in" svg:x="1.7205in" svg:y="0.0004in" svg:viewBox="0 0 120 180" svg:d="M120 131c-3 0-6 0-9 0-1 6-3 21-8 24-2 2-23 2-26 2-16 0-33 0-49 0 28-25 37-32 53-46 20-15 39-33 39-58 0-33-29-53-63-53s-57 24-57 49c0 14 12 15 14 15 7 0 15-4 15-14 0-6-1-15-16-15 9-20 27-25 40-25 26 0 41 21 41 43 0 23-17 42-26 52-22 21-43 43-65 65-3 2-3 2-3 10 37 0 75 0 112 0 2-17 6-33 8-49z"><text:p/></draw:path><draw:path draw:style-name="gr3" draw:text-style-name="P9" svg:width="0.1008in" svg:height="0.1004in" svg:x="1.8244in" svg:y="0.0453in" svg:viewBox="0 0 257 256" svg:d="M136 136c37 0 72 0 108 0 6 0 13 0 13-8s-7-8-13-8c-36 0-71 0-108 0 0-36 0-71 0-108 0-5 0-12-7-12-8 0-8 7-8 12 0 37 0 72 0 108-36 0-71 0-108 0-5 0-13 0-13 8s8 8 13 8c37 0 72 0 108 0 0 36 0 72 0 108 0 5 0 12 8 12 7 0 7-7 7-12 0-36 0-72 0-108z"><text:p/></draw:path><draw:path draw:style-name="gr3" draw:text-style-name="P9" svg:width="0.0823in" svg:height="0.0685in" svg:x="1.9728in" svg:y="0.0669in" svg:viewBox="0 0 210 175" svg:d="M23 148c-1 6-3 15-3 16 0 8 5 11 11 11 4 0 11-3 14-11 0-1 5-18 8-28 2-12 5-24 8-35 2-8 5-17 6-26 2-7 6-18 6-19 5-12 26-47 62-47 18 0 21 14 21 26 0 25-18 74-25 91-3 9-3 13-3 17 0 19 13 32 32 32 36 0 50-56 50-59 0-5-4-5-5-5-4 0-4 1-6 8-8 27-20 48-39 48-7 0-9-4-9-13 0-10 3-19 6-27 8-21 25-63 25-85 0-27-17-42-46-42-34 0-53 24-60 34-1-22-18-34-35-34-18 0-26 15-29 22-6 13-12 36-12 38 0 4 3 3 4 4 5 0 5-1 7-9 7-27 14-46 29-46 7 0 12 4 12 17 0 8-1 13-7 32-8 30-14 60-22 90z"><text:p/></draw:path><draw:path draw:style-name="gr3" draw:text-style-name="P9" svg:width="0.1008in" svg:height="0.035in" svg:x="2.1106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756in" svg:height="0.0685in" svg:x="2.2673in" svg:y="0.0669in" svg:viewBox="0 0 193 175" svg:d="M118 54c2-10 11-45 38-45 1 0 11 0 19 4-11 2-19 12-19 21 0 7 5 15 16 15 7 0 21-8 21-24 0-19-24-25-37-25-22 0-36 21-40 30-10-26-31-30-42-30-40 0-63 50-63 60 0 4 4 4 6 4 3 0 4-1 4-4 13-41 38-51 52-51 7 0 21 3 21 25 0 12-7 39-21 93-6 24-20 40-37 40-2 0-11 0-19-5 9-2 18-10 18-21s-9-14-14-14c-12 0-21 11-21 23 0 18 19 25 36 25 26 0 39-27 41-29 4 14 18 29 41 29 40 0 62-49 62-59 0-5-3-5-5-5-3 0-3 3-4 5-14 42-40 51-52 51-16 0-21-13-21-26 0-9 2-16 7-34 4-18 8-35 13-53z"><text:p/></draw:path><draw:path draw:style-name="gr3" draw:text-style-name="P9" svg:width="0.035in" svg:height="0.1516in" svg:x="2.3583in" svg:y="0.0201in" svg:viewBox="0 0 90 386" svg:d="M90 193c0-30-4-76-25-120-24-48-57-73-61-73-2 0-4 1-4 4 0 2 0 2 8 9 37 38 59 99 59 180 0 65-14 133-61 182-6 5-6 5-6 7s2 4 4 4c4 0 39-27 62-76 20-42 24-84 24-117z"><text:p/></draw:path></draw:g></text:p>
        </text:list-item>
        <text:list-item>
          <text:p text:style-name="P21"><text:span text:style-name="T6">לפי </text:span>הגדרת ההכלה:</text:p>
          <text:p text:style-name="P17"><draw:g text:anchor-type="as-char" svg:y="-0.0661in" draw:z-index="191" draw:name="Shape21" draw:style-name="gr1"><svg:title>TexMaths</svg:title><svg:desc>11§latex§\forall x \in A. x \in \mathbb{N}_{\mathrm{even}}§svg§600§FALSE§</svg:desc><draw:path draw:style-name="gr2" draw:text-style-name="P8" svg:width="1.1126in" svg:height="0.1161in" svg:x="0.0083in" svg:y="0.0071in" svg:viewBox="0 0 2827 296" svg:d="M1414 296c-472 0-943 0-1414 0 0-99 0-197 0-296 942 0 1885 0 2827 0 0 99 0 197 0 296-471 0-942 0-1413 0z"><text:p/></draw:path><draw:path draw:style-name="gr3" draw:text-style-name="P9" svg:width="0.0846in" svg:height="0.1079in" svg:x="0.0004in" svg:y="0.0031in" svg:viewBox="0 0 216 275" svg:d="M213 14c3-4 3-4 3-6 0-5-4-8-8-8-6 0-8 4-10 9-11 28-21 56-32 84-39 0-78 0-118 0-11-28-20-56-31-84-2-6-4-9-9-9-4 0-8 3-8 8 0 1 0 1 2 6 32 84 65 168 97 252 2 4 3 9 9 9 5 0 6-5 9-9 32-84 65-168 96-252zM55 109c35 0 70 0 106 0-18 45-36 91-53 136-18-45-35-91-53-136z"><text:p/></draw:path><draw:path draw:style-name="gr3" draw:text-style-name="P9" svg:width="0.0756in" svg:height="0.0685in" svg:x="0.0898in" svg:y="0.0413in" svg:viewBox="0 0 193 175" svg:d="M118 54c2-10 11-45 38-45 1 0 11 0 19 4-11 2-19 12-19 21 0 7 5 14 16 14 7 0 21-7 21-23 0-20-24-25-37-25-22 0-36 21-40 30-10-26-31-30-42-30-40 0-62 49-62 59 0 5 3 5 5 5 3 0 4-1 4-5 13-40 38-50 52-50 7 0 21 3 21 25 0 12-7 39-21 92-6 23-20 40-37 40-2 0-11 0-19-6 9-1 18-9 18-19 0-11-9-15-14-15-12 0-21 10-21 23 0 18 19 26 36 26 26 0 39-28 41-30 4 14 18 30 41 30 40 0 62-50 62-60 0-4-3-4-5-4-3 0-3 2-4 4-14 42-40 51-52 51-16 0-21-12-21-25 0-9 2-18 7-34 4-18 8-36 13-53z"><text:p/></draw:path><draw:path draw:style-name="gr3" draw:text-style-name="P9" svg:width="0.076in" svg:height="0.087in" svg:x="0.2272in" svg:y="0.0268in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3" draw:text-style-name="P9" svg:width="0.1039in" svg:height="0.1079in" svg:x="0.3634in" svg:y="0in" svg:viewBox="0 0 265 275" svg:d="M56 231c-16 25-31 31-48 32-5 0-8 0-8 7 0 3 2 5 6 5 9 0 22-1 33-1 12 0 26 1 38 1 2 0 8 0 8-8 0-4-5-4-7-4-9-1-19-4-19-14 0-4 4-8 6-14 10-16 20-33 30-49 32 0 65 0 96 0 2 7 7 60 7 63 0 13-20 14-27 14-6 0-10 0-10 7 0 5 4 5 5 5 16 0 33-1 49-1 9 0 34 1 44 1 2 0 6 0 6-8 0-4-4-4-9-4-24 0-24-3-25-15-8-79-15-159-23-238-1-8-1-10-8-10-6 0-7 3-10 7-45 74-89 149-134 224zM102 175c26-43 51-85 76-127 5 42 8 84 12 127-29 0-58 0-88 0z"><text:p/></draw:path><draw:path draw:style-name="gr3" draw:text-style-name="P9" svg:width="0.0161in" svg:height="0.0157in" svg:x="0.485in" svg:y="0.0921in" svg:viewBox="0 0 42 41" svg:d="M42 20c0-11-10-20-21-20s-21 9-21 20 10 21 21 21 21-10 21-21z"><text:p/></draw:path><draw:path draw:style-name="gr3" draw:text-style-name="P9" svg:width="0.0756in" svg:height="0.0685in" svg:x="0.5189in" svg:y="0.0413in" svg:viewBox="0 0 193 175" svg:d="M118 54c2-10 11-45 38-45 2 0 11 0 19 4-10 2-18 12-18 21 0 7 4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3" draw:text-style-name="P9" svg:width="0.076in" svg:height="0.087in" svg:x="0.6559in" svg:y="0.0268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9" svg:width="0.1028in" svg:height="0.1059in" svg:x="0.7909in" svg:y="0.0043in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9 8 22 12-1 4-1 5-1 10zM218 243c-56-73-112-146-168-220-4-5-4-5-8-10 15 0 31 0 46 0 43 58 87 117 130 175 0 19 0 37 0 55z"><text:p/></draw:path><draw:path draw:style-name="gr3" draw:text-style-name="P9" svg:width="0.0457in" svg:height="0.048in" svg:x="0.9012in" svg:y="0.0835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9" svg:width="0.0567in" svg:height="0.0465in" svg:x="0.9543in" svg:y="0.0843in" svg:viewBox="0 0 145 119" svg:d="M120 26c8-16 21-16 25-16 0-3 0-7 0-10-6 0-13 1-20 1s-17-1-25-1c0 3 0 7 0 10 12 0 12 9 12 10s-1 4-2 7c-10 22-21 44-31 67-11-25-23-49-34-73 0-2-1-3-1-6 0-5 9-5 13-5 0-3 0-7 0-10-10 0-20 1-31 1-7 0-18-1-26-1 0 3 0 7 0 10 15 0 19 0 22 9 14 32 29 62 43 94 2 3 3 6 8 6s6-3 7-6c14-29 27-58 40-87z"><text:p/></draw:path><draw:path draw:style-name="gr3" draw:text-style-name="P9" svg:width="0.0457in" svg:height="0.048in" svg:x="1.0157in" svg:y="0.0835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9" svg:width="0.0567in" svg:height="0.0465in" svg:x="1.0717in" svg:y="0.0835in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</text:p>
        </text:list-item>
        <text:list-item>
          <text:p text:style-name="P23">נניח בשלילה שטענה זו שגויה:</text:p>
          <text:list>
            <text:list-item>
              <text:p text:style-name="P24">לפיכך, <draw:g text:anchor-type="as-char" svg:y="-0.1256in" draw:z-index="190" draw:name="Shape22" draw:style-name="gr1"><svg:title>TexMaths</svg:title><svg:desc>11§display§\exists x \in A. x \notin \mathbb{N}_{\mathrm{even}}§svg§600§FALSE§</svg:desc><draw:path draw:style-name="gr2" draw:text-style-name="P8" svg:width="1.1126in" svg:height="0.1358in" svg:x="0.0004in" svg:y="0.0079in" svg:viewBox="0 0 2827 346" svg:d="M1414 346c-472 0-943 0-1414 0 0-116 0-230 0-346 942 0 1885 0 2827 0 0 116 0 230 0 346-471 0-942 0-1413 0z"><text:p/></draw:path><draw:path draw:style-name="gr3" draw:text-style-name="P9" svg:width="0.0673in" svg:height="0.1043in" svg:x="0.0012in" svg:y="0.009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9" svg:width="0.0756in" svg:height="0.0685in" svg:x="0.0819in" svg:y="0.0472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9" svg:width="0.076in" svg:height="0.087in" svg:x="0.2193in" svg:y="0.0319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9" svg:width="0.1039in" svg:height="0.1079in" svg:x="0.3555in" svg:y="0.0051in" svg:viewBox="0 0 265 275" svg:d="M56 231c-16 26-31 31-48 32-5 1-8 1-8 8 0 2 2 4 6 4 9 0 22-1 33-1 12 0 26 1 38 1 2 0 8 0 8-7 0-4-5-5-7-5-9 0-19-3-19-13 0-4 4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9" svg:width="0.0161in" svg:height="0.0157in" svg:x="0.4776in" svg:y="0.098in" svg:viewBox="0 0 42 41" svg:d="M42 21c0-12-10-21-21-21s-21 9-21 21c0 11 10 20 21 20s21-9 21-20z"><text:p/></draw:path><draw:path draw:style-name="gr3" draw:text-style-name="P9" svg:width="0.0756in" svg:height="0.0685in" svg:x="0.511in" svg:y="0.0472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9" svg:width="0.0587in" svg:height="0.1512in" svg:x="0.661in" svg:y="0.0004in" svg:viewBox="0 0 150 385" svg:d="M147 15c3-5 3-6 3-7 0-5-4-8-8-8-2 0-6 1-7 3-45 123-89 245-134 367-1 5-1 7-1 8 0 4 3 7 8 7 4 0 5-3 7-10 44-120 88-240 132-360z"><text:p/></draw:path><draw:path draw:style-name="gr3" draw:text-style-name="P9" svg:width="0.076in" svg:height="0.087in" svg:x="0.648in" svg:y="0.0319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9" svg:width="0.1028in" svg:height="0.1063in" svg:x="0.7831in" svg:y="0.0106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" draw:text-style-name="P9" svg:width="0.0457in" svg:height="0.048in" svg:x="0.8933in" svg:y="0.0894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" draw:text-style-name="P9" svg:width="0.0567in" svg:height="0.0465in" svg:x="0.9465in" svg:y="0.0906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3" draw:text-style-name="P9" svg:width="0.0457in" svg:height="0.048in" svg:x="1.0079in" svg:y="0.0894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" draw:text-style-name="P9" svg:width="0.0567in" svg:height="0.0465in" svg:x="1.0638in" svg:y="0.0902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. </text:p>
            </text:list-item>
            <text:list-item>
              <text:p text:style-name="P25">לפי הטענה שנובעת מעיקרון ההחלפה נובע כי:</text:p>
              <text:p text:style-name="P26"><draw:g text:anchor-type="as-char" svg:y="-0.2091in" draw:z-index="187" draw:name="Shape23" draw:style-name="gr1"><svg:title>TexMaths</svg:title><svg:desc>11§latex§\begin{alignat*}{1}
  \forall x. (&amp;\exists n \in \mathbb{N}. n^2 + n = x) \rightarrow  (x \notin \mathbb{N}_{\mathrm{even}}) \\
  \implies &amp;\exists n \in \mathbb{N}. n^2 + n \notin \mathbb{N}_{\mathrm{even}}
\end{align*}

§svg§600§FALSE§</svg:desc><draw:path draw:style-name="gr2" draw:text-style-name="P8" svg:width="2.5374in" svg:height="0.402in" svg:x="0.0004in" svg:y="0.0079in" svg:viewBox="0 0 6446 1022" svg:d="M0 0c2148 0 4297 0 6446 0 0 341 0 681 0 1022-2149 0-4298 0-6446 0 0-341 0-681 0-1022z"><text:p/></draw:path><draw:path draw:style-name="gr3" draw:text-style-name="P9" svg:width="0.0846in" svg:height="0.1087in" svg:x="0.0071in" svg:y="0.028in" svg:viewBox="0 0 216 277" svg:d="M213 15c3-4 3-5 3-6 0-5-4-9-8-9-6 0-8 6-9 10-11 29-21 56-32 85-39 0-78 0-118 0-11-29-20-56-31-85-3-6-5-10-10-10-4 0-8 4-8 9 1 2 0 1 3 6 32 85 64 169 96 254 2 5 4 8 9 8s6-4 9-8c31-85 64-169 96-254zM55 110c35 0 70 0 106 0-18 46-36 91-53 138-18-47-35-92-53-138z"><text:p/></draw:path><draw:path draw:style-name="gr3" draw:text-style-name="P9" svg:width="0.0752in" svg:height="0.0685in" svg:x="0.0961in" svg:y="0.0661in" svg:viewBox="0 0 192 175" svg:d="M118 54c2-10 11-45 38-45 2 0 11 0 19 4-10 2-19 12-19 21 0 7 5 13 16 13 8 0 20-6 20-22 0-19-23-25-36-25-22 0-36 21-41 30-9-27-30-30-41-30-40 0-62 50-62 59 0 5 3 5 4 5 4 0 5-1 6-5 12-41 38-50 52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3" draw:text-style-name="P9" svg:width="0.0157in" svg:height="0.0157in" svg:x="0.1917in" svg:y="0.1173in" svg:viewBox="0 0 41 41" svg:d="M41 21c0-12-10-21-21-21s-20 9-20 21c0 11 9 20 20 20s21-9 21-20z"><text:p/></draw:path><draw:path draw:style-name="gr3" draw:text-style-name="P9" svg:width="0.0346in" svg:height="0.1516in" svg:x="0.2362in" svg:y="0.0197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9" svg:width="0.0673in" svg:height="0.1055in" svg:x="0.2886in" svg:y="0.028in" svg:viewBox="0 0 172 269" svg:d="M172 14c0-12-2-14-14-14-48 0-96 0-145 0-6 0-13 0-13 9 0 8 7 8 13 8 47 0 96 0 143 0 0 36 0 73 0 110-46 0-91 0-137 0-7 0-14 0-14 7 0 8 7 8 14 8 46 0 91 0 137 0 0 36 0 74 0 111-47 0-96 0-143 0-6 0-13 0-13 8s7 8 13 8c49 0 97 0 145 0 12 0 14-2 14-15 0-80 0-159 0-240z"><text:p/></draw:path><draw:path draw:style-name="gr3" draw:text-style-name="P9" svg:width="0.0823in" svg:height="0.0685in" svg:x="0.3689in" svg:y="0.0661in" svg:viewBox="0 0 210 175" svg:d="M23 147c-1 7-3 16-3 18 0 7 5 10 11 10 4 0 11-3 14-11 0-1 4-19 8-29 2-11 5-23 7-34 3-9 5-17 7-26 2-7 4-18 6-19 5-12 26-47 62-47 18 0 21 14 21 26 0 24-19 74-25 90-3 9-3 14-3 18 0 19 13 32 31 32 37 0 51-56 51-59 0-5-4-5-5-5-4 0-4 1-6 8-8 26-21 47-40 47-6 0-8-3-8-12 0-10 3-20 6-27 8-21 24-63 24-85 0-27-17-42-45-42-34 0-54 24-60 33-1-21-18-33-35-33-18 0-26 15-29 22-7 13-12 36-12 37 0 5 3 4 4 5 5 0 5-1 7-10 7-26 14-45 29-45 7 0 12 4 12 17 0 8-1 13-7 32-8 30-14 60-22 89z"><text:p/></draw:path><draw:path draw:style-name="gr3" draw:text-style-name="P9" svg:width="0.0752in" svg:height="0.0874in" svg:x="0.511in" svg:y="0.0516in" svg:viewBox="0 0 192 223" svg:d="M179 119c7 0 13 0 13-8s-6-8-13-8c-55 0-109 0-164 0 5-51 50-88 104-88 20 0 40 0 60 0 7 0 13 0 13-7 0-8-6-8-13-8-21 0-40 0-61 0-66 0-118 48-118 111 0 62 52 112 118 112 21 0 40 0 61 0 7 0 13 0 13-7 0-8-6-8-13-8-20 0-40 0-60 0-54 0-99-37-104-89 55 0 109 0 164 0z"><text:p/></draw:path><draw:path draw:style-name="gr3" draw:text-style-name="P9" svg:width="0.1028in" svg:height="0.1067in" svg:x="0.6457in" svg:y="0.0295in" svg:viewBox="0 0 262 272" svg:d="M34 34c0 63 0 127 0 189 0 20-3 27-23 28-4 0-11 0-11 7 0 6 7 6 13 6 20 0 40 0 60 0 7 0 13 0 13-6 0-7-7-7-11-7-22-1-26-9-26-29 0-59 0-117 0-177 57 74 112 148 168 221 3 5 5 6 8 6 7 0 7-7 7-13 0-73 0-146 0-218 0-22 3-28 21-28 2 0 9 0 9-6 0-7-6-7-13-7-19 0-38 0-57 0-6 0-13 0-13 7 0 6 7 6 11 6 22 0 26 8 26 29 0 41 0 80 0 121-39-53-79-105-117-157-4-6-6-6-14-6-22 0-45 0-67 0-7 0-14 0-14 7 0 5 7 6 9 6 10 1 18 8 21 12 0 4 0 4 0 9zM218 244c-56-73-112-148-169-222-3-4-3-5-7-9 15 0 31 0 46 0 43 59 87 118 130 176 0 18 0 37 0 55z"><text:p/></draw:path><draw:path draw:style-name="gr3" draw:text-style-name="P9" svg:width="0.0161in" svg:height="0.0157in" svg:x="0.765in" svg:y="0.1173in" svg:viewBox="0 0 42 41" svg:d="M42 21c0-12-10-21-21-21s-21 9-21 21c0 11 10 20 21 20s21-9 21-20z"><text:p/></draw:path><draw:path draw:style-name="gr3" draw:text-style-name="P9" svg:width="0.0819in" svg:height="0.0685in" svg:x="0.7984in" svg:y="0.0661in" svg:viewBox="0 0 209 175" svg:d="M23 147c-1 7-4 16-4 18 0 7 5 10 12 10 4 0 11-3 14-11 0-1 4-19 7-29 3-11 5-23 8-34 3-9 5-17 7-26 1-7 4-18 6-19 5-12 25-47 62-47 18 0 21 14 21 26 0 24-19 74-25 90-3 9-5 14-5 18 0 19 15 32 32 32 37 0 51-56 51-59 0-5-3-5-4-5-4 0-4 1-6 8-8 26-21 47-40 47-6 0-8-3-8-12 0-10 3-20 6-27 8-21 23-63 23-85 0-27-16-42-44-42-35 0-54 24-60 33-2-21-18-33-35-33-18 0-26 15-30 22-6 13-11 36-11 37 0 5 3 5 4 5 5 0 5-1 7-10 7-26 14-45 29-45 7 0 12 4 12 17 0 8-1 13-7 32-8 30-14 60-22 89z"><text:p/></draw:path><draw:path draw:style-name="gr3" draw:text-style-name="P9" svg:width="0.0469in" svg:height="0.0701in" svg:x="0.8921in" svg:y="0in" svg:viewBox="0 0 120 179" svg:d="M120 130c-3 0-7 0-10 0 0 6-3 22-7 25-2 1-23 1-26 1-17 0-34 0-51 0 29-25 39-32 55-45 20-15 39-33 39-58 0-33-29-53-64-53-33 0-56 23-56 48 0 15 12 16 14 16 7 0 15-5 15-14 0-6-3-15-16-15 8-20 27-25 40-25 26 0 40 21 40 43 0 23-16 42-25 52-22 22-43 42-65 64-3 3-3 3-3 10 37 0 74 0 111 0 3-16 6-33 9-49z"><text:p/></draw:path><draw:path draw:style-name="gr3" draw:text-style-name="P9" svg:width="0.1008in" svg:height="0.1012in" svg:x="0.9961in" svg:y="0.0445in" svg:viewBox="0 0 257 258" svg:d="M136 136c37 0 72 0 108 0 6 0 13 0 13-7 0-8-7-8-13-8-36 0-71 0-108 0 0-36 0-71 0-108 0-5 0-13-7-13-8 0-8 8-8 13 0 37 0 72 0 108-36 0-72 0-108 0-5 0-13 0-13 8 0 7 8 7 13 7 36 0 72 0 108 0 0 37 0 73 0 109 0 6 0 13 8 13 7 0 7-7 7-13 0-36 0-72 0-109z"><text:p/></draw:path><draw:path draw:style-name="gr3" draw:text-style-name="P9" svg:width="0.0819in" svg:height="0.0685in" svg:x="1.1441in" svg:y="0.0661in" svg:viewBox="0 0 209 175" svg:d="M23 147c-1 7-4 16-4 18 0 7 5 10 12 10 4 0 11-3 14-11 0-1 4-19 7-29 3-11 5-23 8-34 3-9 5-17 7-26 1-7 4-18 6-19 5-12 25-47 62-47 18 0 21 14 21 26 0 24-19 74-25 90-3 9-5 14-5 18 0 19 15 32 32 32 37 0 51-56 51-59 0-5-3-5-4-5-4 0-4 1-6 8-8 26-21 47-40 47-6 0-8-3-8-12 0-10 3-20 6-27 8-21 23-63 23-85 0-27-16-42-44-42-35 0-54 24-60 33-2-21-18-33-35-33-18 0-26 15-30 22-6 13-11 36-11 37 0 5 3 5 4 5 5 0 5-1 7-10 7-26 14-45 29-45 7 0 12 4 12 17 0 8-1 13-7 32-8 30-14 60-22 89z"><text:p/></draw:path><draw:path draw:style-name="gr3" draw:text-style-name="P9" svg:width="0.1004in" svg:height="0.035in" svg:x="1.2815in" svg:y="0.077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9" svg:width="0.0752in" svg:height="0.0685in" svg:x="1.4378in" svg:y="0.0661in" svg:viewBox="0 0 192 175" svg:d="M118 54c3-10 12-45 38-45 2 0 11 0 20 4-11 2-19 12-19 21 0 7 5 13 15 13 8 0 20-6 20-22 0-19-23-25-35-25-23 0-36 21-40 30-10-27-31-30-42-30-41 0-63 50-63 59 0 5 3 4 4 5 4 0 5-1 6-5 13-41 38-50 52-50 7 0 21 3 21 25 0 12-7 39-21 93-7 24-20 39-37 39-3 0-12 0-19-4 9-2 18-10 18-21s-9-14-14-14c-12 0-22 11-22 23 0 17 20 25 36 25 26 0 40-28 41-30 4 15 19 30 42 30 39 0 61-50 61-59 0-5-3-5-4-5-3 0-4 2-4 5-14 41-40 50-52 50-16 0-22-12-22-25 0-9 3-17 6-34 5-18 9-35 14-53z"><text:p/></draw:path><draw:path draw:style-name="gr3" draw:text-style-name="P9" svg:width="0.0346in" svg:height="0.1516in" svg:x="1.5291in" svg:y="0.0197in" svg:viewBox="0 0 89 386" svg:d="M89 193c0-30-3-77-25-120-23-48-56-73-61-73-2 0-3 1-3 3 0 1 0 3 8 9 37 39 59 100 59 181 0 66-14 134-63 182-4 6-4 6-4 7 0 2 1 4 3 4 5 0 40-26 62-76 20-41 24-84 24-117z"><text:p/></draw:path><draw:path draw:style-name="gr3" draw:text-style-name="P9" svg:width="0.1346in" svg:height="0.0787in" svg:x="1.6299in" svg:y="0.0559in" svg:viewBox="0 0 343 201" svg:d="M301 108c-21 16-32 33-34 37-17 27-21 51-21 52 0 4 5 4 8 4 7 0 7-1 9-7 9-38 31-71 75-88 4-1 5-4 5-6 0-3-2-3-2-4-18-6-64-26-79-90-1-5-1-6-8-6-3 0-8 0-8 4 0 2 4 26 20 51 8 12 19 25 35 37-95 0-191 0-287 0-6 0-14 0-14 8s8 8 14 8c96 0 192 0 287 0z"><text:p/></draw:path><draw:path draw:style-name="gr3" draw:text-style-name="P9" svg:width="0.0346in" svg:height="0.1516in" svg:x="1.8315in" svg:y="0.0197in" svg:viewBox="0 0 89 386" svg:d="M89 382c0-1 0-1-7-8-48-49-60-122-60-181 0-68 15-135 63-183 4-4 4-6 4-7 0-2-1-3-3-3-5 0-39 26-62 75-20 43-24 86-24 118 0 30 4 77 25 121 23 47 56 72 61 72 2 0 3-1 3-4z"><text:p/></draw:path><draw:path draw:style-name="gr3" draw:text-style-name="P9" svg:width="0.0752in" svg:height="0.0685in" svg:x="1.8799in" svg:y="0.0661in" svg:viewBox="0 0 192 175" svg:d="M118 54c2-10 11-45 38-45 2 0 11 0 19 4-10 2-18 12-18 21 0 7 4 13 15 13 8 0 20-6 20-22 0-19-23-25-36-25-22 0-35 21-41 30-8-27-29-30-41-30-40 0-62 50-62 59 0 5 3 5 4 5 4 0 5-1 6-5 13-41 38-50 52-50 6 0 21 3 21 25 0 12-7 39-21 93-7 24-20 39-38 39-2 0-11 0-18-4 9-2 17-10 17-21s-8-14-14-14c-11 0-21 11-21 23 0 17 19 25 36 25 26 0 40-28 41-30 4 15 19 30 42 30 39 0 61-50 61-59 0-5-3-5-4-5-3 0-4 2-6 5-12 41-38 50-51 50-15 0-21-12-21-25 0-9 2-17 6-34 5-18 9-35 14-53z"><text:p/></draw:path><draw:path draw:style-name="gr3" draw:text-style-name="P9" svg:width="0.0587in" svg:height="0.1516in" svg:x="2.0303in" svg:y="0.0197in" svg:viewBox="0 0 150 386" svg:d="M147 14c3-4 1-4 3-6 0-5-4-8-8-8-2 0-6 1-7 3-45 124-89 246-134 369-1 4-1 4-1 7 0 4 3 7 8 7 4 0 5-3 7-10 44-121 88-241 132-362z"><text:p/></draw:path><draw:path draw:style-name="gr3" draw:text-style-name="P9" svg:width="0.076in" svg:height="0.0874in" svg:x="2.0173in" svg:y="0.0516in" svg:viewBox="0 0 194 223" svg:d="M180 119c7 0 14 0 14-8s-7-8-14-8c-55 0-109 0-164 0 5-51 49-88 104-88 20 0 41 0 60 0 7 0 14 0 14-7 0-8-7-8-14-8-21 0-40 0-61 0-66 0-119 48-119 111 0 62 53 112 119 112 21 0 40 0 61 0 7 0 14 0 14-7 0-8-7-8-14-8-19 0-40 0-60 0-55 0-99-37-104-89 55 0 109 0 164 0z"><text:p/></draw:path><draw:path draw:style-name="gr3" draw:text-style-name="P9" svg:width="0.1028in" svg:height="0.1067in" svg:x="2.1524in" svg:y="0.0295in" svg:viewBox="0 0 262 272" svg:d="M33 34c0 63 0 127 0 189 0 20-2 27-22 28-4 0-11 0-11 7 0 6 5 6 13 6 20 0 40 0 60 0 7 0 13 0 13-6 0-7-7-7-12-7-21-1-25-9-25-29 0-59 0-117 0-177 57 74 112 148 168 221 3 5 5 6 7 6 7 0 7-7 7-13 0-73 0-146 0-218 0-22 3-28 22-28 2 0 9 0 9-6 0-7-7-7-13-7-19 0-38 0-57 0-7 0-13 0-13 7 0 6 7 6 11 6 22 0 24 8 24 29 0 41 0 80 0 121-38-53-78-105-116-157-3-6-5-6-13-6-22 0-45 0-67 0-8 0-14 0-14 7 0 5 6 6 8 6 11 1 19 8 22 12-1 4-1 4-1 9zM218 244c-56-73-112-148-169-222-3-4-3-5-7-9 15 0 31 0 46 0 43 59 87 118 130 176 0 18 0 37 0 55z"><text:p/></draw:path><draw:path draw:style-name="gr3" draw:text-style-name="P9" svg:width="0.0457in" svg:height="0.048in" svg:x="2.2622in" svg:y="0.1087in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3" draw:text-style-name="P9" svg:width="0.0567in" svg:height="0.0465in" svg:x="2.3154in" svg:y="0.1098in" svg:viewBox="0 0 145 119" svg:d="M120 26c8-16 21-16 25-16 0-3 0-7 0-10-6 0-13 1-20 1s-17 0-25-1c0 3 0 7 0 10 12 0 12 9 12 10s-1 4-2 8c-10 22-21 45-31 67-11-25-23-50-34-74 0-2-1-3-1-6 0-5 9-5 13-5 0-3 0-7 0-10-10 0-19 1-31 1-7 0-18 0-26-1 0 3 0 7 0 10 15 0 19 0 22 10 14 31 29 63 43 93 2 4 3 6 8 6s6-2 7-6c13-28 27-58 40-87z"><text:p/></draw:path><draw:path draw:style-name="gr3" draw:text-style-name="P9" svg:width="0.0457in" svg:height="0.048in" svg:x="2.3772in" svg:y="0.1087in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3" draw:text-style-name="P9" svg:width="0.0567in" svg:height="0.0469in" svg:x="2.4331in" svg:y="0.1091in" svg:viewBox="0 0 145 120" svg:d="M124 37c0-23-11-37-40-37-22 0-37 12-44 26 0-8 0-17 0-26-14 1-27 2-40 3 0 4 0 7 0 10 18 0 20 2 20 16 0 23 0 46 0 69 0 12-2 12-20 12 0 3 0 7 0 10 10 0 20-1 31-1 10 0 28 1 31 1 0-3 0-7 0-10-18 0-20 0-20-12 0-17 0-32 0-48 0-29 22-42 40-42 19 0 21 15 21 28 0 21 0 41 0 62 0 12-3 12-21 12 0 3 0 7 0 10 2 0 20-1 32-1 10 0 29 1 31 1 0-3 0-7 0-10-17 0-21 0-21-12 0-20 0-41 0-61z"><text:p/></draw:path><draw:path draw:style-name="gr3" draw:text-style-name="P9" svg:width="0.035in" svg:height="0.1516in" svg:x="2.5102in" svg:y="0.0197in" svg:viewBox="0 0 90 386" svg:d="M90 193c0-30-4-77-25-120-23-48-56-73-61-73-2 0-4 1-4 3 0 1 0 3 8 9 38 39 60 100 60 181 0 66-14 134-63 182-5 6-5 6-5 7 0 2 2 4 4 4 5 0 39-26 62-76 20-41 24-84 24-117z"><text:p/></draw:path><draw:path draw:style-name="gr3" draw:text-style-name="P9" svg:width="0.1004in" svg:height="0.0354in" svg:x="0.0012in" svg:y="0.324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9" svg:width="0.1346in" svg:height="0.0831in" svg:x="0.0941in" svg:y="0.3004in" svg:viewBox="0 0 343 212" svg:d="M260 76c16 14 36 24 48 30-14 6-33 16-48 30-82 0-164 0-246 0-6 0-14 0-14 8s7 8 13 8c76 0 153 0 229 0-19 17-39 52-39 56s5 4 8 4c2 0 6 0 7-3 9-14 18-35 44-57 27-24 53-34 72-40 7-2 6-2 8-3 1-1 1-2 1-3s0-1 0-3h-1c-1-1-1-1-9-3-51-15-91-50-112-92-4-8-5-8-10-8-3 0-8 0-8 4 0 5 20 39 39 57-76 0-153 0-229 0-6 0-13 0-13 7 0 8 8 8 14 8 82 0 164 0 246 0z"><text:p/></draw:path><draw:path draw:style-name="gr3" draw:text-style-name="P9" svg:width="0.0673in" svg:height="0.1047in" svg:x="0.2886in" svg:y="0.2748in" svg:viewBox="0 0 172 267" svg:d="M172 13c0-12-2-13-14-13-48 0-96 0-145 0-6 0-13 0-13 8 0 7 7 7 13 7 47 0 96 0 143 0 0 37 0 74 0 110-46 0-91 0-137 0-7 0-14 0-14 8s7 8 14 8c46 0 91 0 137 0 0 36 0 74 0 111-47 0-96 0-143 0-6 0-13 0-13 8 0 7 7 7 13 7 49 0 97 0 145 0 12 0 14-1 14-13 0-80 0-160 0-241z"><text:p/></draw:path><draw:path draw:style-name="gr3" draw:text-style-name="P9" svg:width="0.0823in" svg:height="0.0685in" svg:x="0.3689in" svg:y="0.313in" svg:viewBox="0 0 210 175" svg:d="M23 149c-1 5-3 14-3 16 0 7 5 10 11 10 4 0 11-3 14-11 2-10 4-19 8-29 2-11 5-23 7-34 3-9 5-17 7-26 2-7 4-18 6-19 5-12 26-47 62-47 18 0 21 14 21 26 0 24-19 74-25 90-3 9-3 14-3 18 0 19 13 32 31 32 37 0 51-56 51-59 0-4-4-4-5-4-4 0-4 1-6 7-8 26-21 47-40 47-6 0-8-3-8-12 0-10 3-19 6-27 8-21 24-63 24-85 0-27-17-42-45-42-34 0-54 25-60 34-1-22-18-34-35-34-18 0-26 15-29 22-7 13-12 36-12 37 0 5 3 4 4 5 5 0 5-1 7-9 7-27 14-46 29-46 7 0 12 4 12 17 0 8-1 13-7 32-8 30-14 61-22 91z"><text:p/></draw:path><draw:path draw:style-name="gr3" draw:text-style-name="P9" svg:width="0.0752in" svg:height="0.0874in" svg:x="0.511in" svg:y="0.298in" svg:viewBox="0 0 192 223" svg:d="M179 119c7 0 13 0 13-8s-6-8-13-8c-55 0-109 0-164 0 5-51 50-88 104-88 20 0 40 0 60 0 7 0 13 0 13-7 0-8-6-8-13-8-21 0-40 0-61 0-66 0-118 48-118 111 0 62 52 112 118 112 21 0 40 0 61 0 7 0 13 0 13-7 0-8-6-8-13-8-20 0-40 0-60 0-54 0-99-36-104-89 55 0 109 0 164 0z"><text:p/></draw:path><draw:path draw:style-name="gr3" draw:text-style-name="P9" svg:width="0.1028in" svg:height="0.1067in" svg:x="0.6457in" svg:y="0.276in" svg:viewBox="0 0 262 272" svg:d="M34 34c0 63 0 127 0 189 0 20-3 28-23 28-4 0-11 0-11 7 0 6 7 6 13 6 20 0 40 0 60 0 7 0 13 0 13-6 0-7-7-7-11-7-22 0-26-9-26-29 0-59 0-117 0-177 57 74 112 148 168 221 3 5 5 6 8 6 7 0 7-7 7-13 0-73 0-146 0-218 0-22 3-28 21-28 2 0 9 0 9-6 0-7-6-7-13-7-19 0-38 0-57 0-6 0-13 0-13 7 0 6 7 6 11 6 22 0 26 8 26 29 0 41 0 80 0 121-39-53-79-105-117-157-4-6-6-6-14-6-22 0-45 0-67 0-7 0-14 0-14 7 0 5 7 6 9 6 10 1 18 8 21 12 0 4 0 4 0 9zM218 244c-56-73-112-148-169-222-3-4-3-4-7-9 15 0 31 0 46 0 43 59 87 118 130 176 0 18 0 37 0 55z"><text:p/></draw:path><draw:path draw:style-name="gr3" draw:text-style-name="P9" svg:width="0.0161in" svg:height="0.0157in" svg:x="0.765in" svg:y="0.3642in" svg:viewBox="0 0 42 41" svg:d="M42 21c0-12-10-21-21-21s-21 9-21 21c0 11 10 20 21 20s21-9 21-20z"><text:p/></draw:path><draw:path draw:style-name="gr3" draw:text-style-name="P9" svg:width="0.0819in" svg:height="0.0685in" svg:x="0.7984in" svg:y="0.313in" svg:viewBox="0 0 209 175" svg:d="M23 149c-1 5-4 14-4 16 0 7 5 10 12 10 4 0 11-3 14-11 2-10 4-19 7-29 3-11 5-23 8-34 3-9 5-17 7-26 1-7 4-18 6-19 5-12 25-47 62-47 18 0 21 14 21 26 0 24-19 74-25 90-3 9-5 14-5 18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1-22 91z"><text:p/></draw:path><draw:path draw:style-name="gr3" draw:text-style-name="P9" svg:width="0.0469in" svg:height="0.0701in" svg:x="0.8921in" svg:y="0.2465in" svg:viewBox="0 0 120 179" svg:d="M120 131c-3 0-7 0-10 0 0 5-3 21-7 24-2 1-23 1-26 1-17 0-34 0-51 0 29-24 39-32 55-45 20-15 39-33 39-58 0-33-29-53-64-53-33 0-56 23-56 48 0 15 12 16 14 16 7 0 15-5 15-14 0-6-3-15-16-15 8-20 27-25 40-25 26 0 40 21 40 43 0 23-16 42-25 52-22 22-43 42-65 64-3 3-3 3-3 10 37 0 74 0 111 0 3-16 6-32 9-48z"><text:p/></draw:path><draw:path draw:style-name="gr3" draw:text-style-name="P9" svg:width="0.1008in" svg:height="0.1004in" svg:x="0.9961in" svg:y="0.2917in" svg:viewBox="0 0 257 256" svg:d="M136 135c37 0 72 0 108 0 6 0 13 0 13-7 0-8-7-8-13-8-36 0-71 0-108 0 0-36 0-72 0-108 0-5 0-12-7-12-8 0-8 7-8 12 0 36 0 72 0 108-36 0-72 0-108 0-5 0-13 0-13 8 0 7 8 7 13 7 36 0 72 0 108 0 0 37 0 73 0 109 0 6 0 12 8 12 7 0 7-6 7-12 0-36 0-72 0-109z"><text:p/></draw:path><draw:path draw:style-name="gr3" draw:text-style-name="P9" svg:width="0.0819in" svg:height="0.0685in" svg:x="1.1441in" svg:y="0.313in" svg:viewBox="0 0 209 175" svg:d="M23 149c-1 5-4 14-4 16 0 7 5 10 12 10 4 0 11-3 14-11 2-10 4-19 7-29 3-11 5-23 8-34 3-9 5-17 7-26 1-7 4-18 6-19 5-12 25-47 62-47 18 0 21 14 21 26 0 24-19 74-25 90-3 9-5 14-5 18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1-22 91z"><text:p/></draw:path><draw:path draw:style-name="gr3" draw:text-style-name="P9" svg:width="0.0587in" svg:height="0.1516in" svg:x="1.2984in" svg:y="0.2661in" svg:viewBox="0 0 150 386" svg:d="M147 14c3-4 1-4 3-6 0-5-4-8-8-8-2 0-6 1-7 3-45 124-89 246-134 369-1 4-1 4-1 7 0 4 3 7 8 7 4 0 5-2 7-9 44-121 88-242 132-363z"><text:p/></draw:path><draw:path draw:style-name="gr3" draw:text-style-name="P9" svg:width="0.076in" svg:height="0.0874in" svg:x="1.2854in" svg:y="0.298in" svg:viewBox="0 0 194 223" svg:d="M180 119c7 0 14 0 14-8s-7-8-14-8c-55 0-109 0-164 0 5-51 49-88 104-88 20 0 41 0 60 0 7 0 14 0 14-7 0-8-7-8-14-8-21 0-40 0-61 0-66 0-119 48-119 111 0 62 53 112 119 112 21 0 40 0 61 0 7 0 14 0 14-7 0-8-7-8-14-8-19 0-40 0-60 0-55 0-99-36-104-89 55 0 109 0 164 0z"><text:p/></draw:path><draw:path draw:style-name="gr3" draw:text-style-name="P9" svg:width="0.1028in" svg:height="0.1067in" svg:x="1.4205in" svg:y="0.276in" svg:viewBox="0 0 262 272" svg:d="M33 34c0 63 0 127 0 189 0 20-2 28-22 28-4 0-11 0-11 7 0 6 5 6 13 6 20 0 40 0 60 0 7 0 13 0 13-6 0-7-7-7-12-7-21 0-25-9-25-29 0-59 0-117 0-177 57 74 112 148 168 221 3 5 5 6 7 6 7 0 7-7 7-13 0-73 0-146 0-218 0-22 3-28 22-28 2 0 9 0 9-6 0-7-7-7-13-7-19 0-38 0-57 0-7 0-13 0-13 7 0 6 7 6 11 6 22 0 24 8 24 29 0 41 0 80 0 121-38-53-78-105-116-157-3-6-5-6-13-6-22 0-45 0-67 0-8 0-14 0-14 7 0 5 6 6 8 6 11 1 19 8 22 12-1 4-1 4-1 9zM218 244c-56-73-112-148-169-222-3-4-3-4-7-9 15 0 31 0 46 0 43 59 87 118 130 176 0 18 0 37 0 55z"><text:p/></draw:path><draw:path draw:style-name="gr3" draw:text-style-name="P9" svg:width="0.0457in" svg:height="0.048in" svg:x="1.5303in" svg:y="0.3555in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3" draw:text-style-name="P9" svg:width="0.0567in" svg:height="0.0465in" svg:x="1.5839in" svg:y="0.3571in" svg:viewBox="0 0 145 119" svg:d="M120 26c8-16 21-16 25-16 0-3 0-7 0-10-6 0-13 1-20 1s-17 0-25-1c0 3 0 7 0 10 12 0 12 9 12 10s-1 4-2 8c-10 22-21 45-31 67-11-25-23-50-34-74 0-2-1-3-1-6 0-5 9-5 13-5 0-3 0-7 0-10-10 0-19 1-31 1-7 0-18 0-26-1 0 3 0 7 0 10 15 0 19 0 22 10 14 31 29 63 43 93 2 4 3 6 8 6s6-2 7-6c13-28 27-58 40-87z"><text:p/></draw:path><draw:path draw:style-name="gr3" draw:text-style-name="P9" svg:width="0.0457in" svg:height="0.048in" svg:x="1.6453in" svg:y="0.3555in" svg:viewBox="0 0 117 123" svg:d="M109 59c5 0 8 0 8-6 0-23-14-53-54-53-36 0-63 29-63 62 0 34 31 61 66 61 37 0 51-28 51-35 0-1-2-3-5-3-4 0-4 1-5 4-8 22-29 25-39 25-12 0-25-5-33-15-10-13-10-30-10-40 28 0 56 0 84 0zM25 52c4-38 28-44 38-44 33 0 34 37 35 44-24 0-49 0-73 0z"><text:p/></draw:path><draw:path draw:style-name="gr3" draw:text-style-name="P9" svg:width="0.0567in" svg:height="0.0465in" svg:x="1.7012in" svg:y="0.3563in" svg:viewBox="0 0 145 119" svg:d="M124 36c0-23-11-36-40-36-22 0-37 12-44 25 0-8 0-16 0-25-14 1-27 1-40 2 0 4 0 7 0 10 18 0 20 2 20 16 0 23 0 46 0 69 0 12-2 12-20 12 0 3 0 7 0 10 10 0 20-1 31-1 10 0 28 1 31 1 0-3 0-7 0-10-18 0-20 0-20-12 0-17 0-32 0-49 0-28 22-41 40-41 19 0 21 15 21 28 0 21 0 41 0 62 0 12-3 12-21 12 0 3 0 7 0 10 2 0 20-1 32-1 10 0 29 1 31 1 0-3 0-7 0-10-17 0-21 0-21-12 0-20 0-41 0-61z"><text:p/></draw:path></draw:g><text:s/></text:p>
            </text:list-item>
            <text:list-item>
              <text:p text:style-name="P27">שסותר את משפט (1), <text:span text:style-name="T7">לכן הנחת השלילה שגויה.</text:span></text:p>
            </text:list-item>
          </text:list>
        </text:list-item>
        <text:list-item>
          <text:p text:style-name="P28">משום שהנחת השלילה שגויה אז הטענה נכונה, לפי הגדרת טענת השלילה כהיפוך לטענה שאנחנו צריכים להוכיח. </text:p>
        </text:list-item>
        <text:list-item>
          <text:p text:style-name="P29"><text:span text:style-name="T8">מש"ל</text:span> <draw:g text:anchor-type="as-char" svg:y="-0.1043in" draw:z-index="186" draw:name="Shape24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ג’</text:h>
      <text:list text:style-name="L4">
        <text:list-item>
          <text:p text:style-name="P30"><text:span text:style-name="T9">צ.ל. </text:span><text:span text:style-name="T10">+ שקילות לפי הכלה דו כיוונית</text:span><text:span text:style-name="T9">:</text:span></text:p>
          <text:p text:style-name="P31"><text:soft-page-break/><draw:g text:anchor-type="as-char" svg:y="-0.3043in" draw:z-index="182" draw:name="Shape25" draw:style-name="gr1"><svg:title>TexMaths</svg:title><svg:desc>11§latex§\begin{alignat*}{3}
  &amp;A := \left\{|x| \colon x \in \mathbb{R} \right\} = [0, \infty) \\
  \iff (&amp;A \subseteq [0, \infty)) \land
        ([0, \infty) \subseteq A)\\
  \iff (&amp;\forall n \in A. n \in [0, \infty)) \land
        (\forall n \in [0, \infty). n \in A)
\end{alignat*}§svg§600§FALSE§</svg:desc><draw:path draw:style-name="gr2" draw:text-style-name="P8" svg:width="3.1236in" svg:height="0.5917in" svg:x="0.0004in" svg:y="0.0071in" svg:viewBox="0 0 7935 1504" svg:d="M0 0c2646 0 5290 0 7935 0 0 501 0 1003 0 1504-2645 0-5289 0-7935 0 0-501 0-1003 0-1504z"><text:p/></draw:path><draw:path draw:style-name="gr3" draw:text-style-name="P9" svg:width="0.1039in" svg:height="0.1083in" svg:x="0.4205in" svg:y="0.0047in" svg:viewBox="0 0 265 276" svg:d="M56 232c-15 26-31 31-47 33-5 0-9 0-9 8 0 2 2 3 5 3 10 0 22-1 33-1 14 0 27 1 39 1 2 0 8 0 8-7 0-4-4-4-7-4-9-1-17-4-17-14 0-5 2-9 5-15 10-16 20-33 30-49 32 0 65 0 96 0 0 9 6 60 6 65 0 11-20 13-28 13-5 0-8 0-8 8 0 3 4 3 5 3 16 0 32-1 47-1 10 0 35 1 44 1 3 0 7 0 7-8 0-3-3-3-9-3-23 0-23-3-24-14-8-81-16-162-24-242-1-8-1-9-8-9-5 0-8 2-10 7-45 74-89 150-134 225zM102 175c26-43 51-85 76-128 5 43 9 85 13 128-29 0-59 0-89 0z"><text:p/></draw:path><draw:path draw:style-name="gr3" draw:text-style-name="P9" svg:width="0.0157in" svg:height="0.065in" svg:x="0.585in" svg:y="0.048in" svg:viewBox="0 0 41 166" svg:d="M41 21c0-12-10-21-21-21s-20 9-20 21c0 11 9 20 20 20s21-9 21-20zM41 146c0-11-10-21-21-21s-20 10-20 21 9 20 20 20 21-9 21-20z"><text:p/></draw:path><draw:path draw:style-name="gr3" draw:text-style-name="P9" svg:width="0.1004in" svg:height="0.035in" svg:x="0.6228in" svg:y="0.057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535in" svg:height="0.1516in" svg:x="0.7854in" svg:y="0in" svg:viewBox="0 0 137 386" svg:d="M81 52c0-16 10-41 53-43 1-1 3-2 3-5 0-4-3-4-7-4-39 0-74 20-74 48 0 30 0 59 0 88 0 16 0 28-15 41-15 11-29 11-38 12-1 0-3 2-3 4 0 4 2 4 7 4 25 2 44 16 48 35 1 4 1 4 1 19 0 25 0 50 0 77 0 15 0 28 19 42 14 11 39 16 55 16 4 0 7 0 7-5 0-3-2-3-6-3-24-2-43-14-48-34-2-3-2-4-2-19 0-27 0-53 0-80 0-17-3-24-15-37-8-8-19-12-30-15 32-8 45-27 45-49 0-31 0-62 0-92z"><text:p/></draw:path><draw:path draw:style-name="gr3" draw:text-style-name="P9" svg:width="0.0055in" svg:height="0.1516in" svg:x="0.8689in" svg:y="0in" svg:viewBox="0 0 15 386" svg:d="M15 14c0-7 0-14-7-14-8 0-8 7-8 14 0 120 0 239 0 359 0 6 0 13 8 13 7 0 7-7 7-13 0-120 0-239 0-359z"><text:p/></draw:path><draw:path draw:style-name="gr3" draw:text-style-name="P9" svg:width="0.0752in" svg:height="0.0685in" svg:x="0.8972in" svg:y="0.0461in" svg:viewBox="0 0 192 175" svg:d="M119 54c2-10 11-45 37-45 2 0 11 0 20 4-11 2-19 12-19 21 0 7 5 14 15 14 8 0 20-7 20-23 0-20-22-25-35-25-23 0-36 21-40 30-10-26-31-30-42-30-41 0-63 49-63 59 0 5 3 4 4 5 4 0 5-1 6-5 13-40 38-50 52-50 7 0 21 3 21 25 0 12-7 39-21 92-7 25-20 41-37 41-2 0-11 0-19-5 9-3 18-10 18-21 0-10-9-13-14-13-12 0-22 9-22 21 0 18 20 26 36 26 27 0 40-27 41-29 4 14 19 29 42 29 39 0 61-50 61-60 0-3-3-3-4-3-3 0-4 1-4 5-14 40-40 50-52 50-16 0-21-13-21-26 0-8 2-17 7-34 4-18 8-36 13-53z"><text:p/></draw:path><draw:path draw:style-name="gr3" draw:text-style-name="P9" svg:width="0.0055in" svg:height="0.1516in" svg:x="0.9984in" svg:y="0in" svg:viewBox="0 0 15 386" svg:d="M15 14c0-7 0-14-7-14-8 0-8 7-8 14 0 120 0 239 0 359 0 6 0 13 8 13 7 0 7-7 7-13 0-120 0-239 0-359z"><text:p/></draw:path><draw:path draw:style-name="gr3" draw:text-style-name="P9" svg:width="0.0157in" svg:height="0.065in" svg:x="1.0524in" svg:y="0.048in" svg:viewBox="0 0 41 166" svg:d="M41 21c0-12-10-21-21-21-12 0-20 9-20 21 0 11 8 20 20 20 11 0 21-9 21-20zM41 146c0-11-10-21-21-21-12 0-20 10-20 21s8 20 20 20c11 0 21-9 21-20z"><text:p/></draw:path><draw:path draw:style-name="gr3" draw:text-style-name="P9" svg:width="0.0752in" svg:height="0.0685in" svg:x="1.137in" svg:y="0.0461in" svg:viewBox="0 0 192 175" svg:d="M118 54c2-10 11-45 38-45 1 0 11 0 19 4-11 2-19 12-19 21 0 7 5 14 16 14 7 0 20-7 20-23 0-20-23-25-36-25-22 0-36 21-40 30-10-26-31-30-42-30-41 0-63 49-63 59 0 5 4 5 6 5s4-1 4-5c13-40 38-50 52-50 7 0 20 3 20 25 0 12-6 39-20 92-6 25-20 41-37 41-2 0-11 0-19-5 9-3 18-10 18-21 0-10-9-13-14-13-12 0-21 9-21 21 0 18 19 26 36 26 26 0 39-27 40-29 5 14 19 29 42 29 40 0 62-50 62-60 0-3-3-3-5-3-3 0-3 1-5 5-13 40-39 50-51 50-16 0-21-13-21-26 0-8 2-17 6-34 5-18 9-36 14-53z"><text:p/></draw:path><draw:path draw:style-name="gr3" draw:text-style-name="P9" svg:width="0.076in" svg:height="0.0874in" svg:x="1.274in" svg:y="0.0315in" svg:viewBox="0 0 194 223" svg:d="M179 120c7 0 15 0 15-8s-8-8-15-8c-55 0-109 0-164 0 6-51 50-89 105-89 20 0 39 0 59 0 7 0 15 0 15-7 0-8-8-8-15-8-20 0-40 0-60 0-66 0-119 49-119 112 0 62 53 111 119 111 20 0 40 0 60 0 7 0 15 0 15-8 0-7-8-7-15-7-20 0-39 0-59 0-55 0-99-37-105-88 55 0 109 0 164 0z"><text:p/></draw:path><draw:path draw:style-name="gr3" draw:text-style-name="P9" svg:width="0.1043in" svg:height="0.1035in" svg:x="1.4075in" svg:y="0.0098in" svg:viewBox="0 0 266 264" svg:d="M98 143c4 0 10 0 14 0 19 30 39 60 57 90 5 6 14 21 18 26 3 5 4 5 13 5 18 0 35 0 53 0 7 0 13 0 13-7 0-3-2-5-6-6-15-4-33-29-42-41-4-4-22-30-49-71 36-6 69-21 69-66 0-54-58-73-103-73-40 0-81 0-122 0-6 0-13 0-13 7 0 6 8 6 11 6 22 0 24 3 24 22 0 65 0 129 0 194 0 19-2 22-24 22-3 0-11 0-11 6 0 7 7 7 13 7 35 0 72 0 107 0 6 0 12 0 12-7 0-6-7-6-11-6-22 0-23-4-23-22 0-29 0-58 0-86zM173 124c11-14 12-35 12-51 0-19-3-40-16-55 17 3 54 15 54 55 0 24-11 44-50 51zM98 34c0-8 0-21 24-21 33 0 48 13 48 60 0 49-12 57-72 57 0-32 0-64 0-96zM45 251c3-7 3-18 3-21 0-65 0-131 0-196 0-3 0-14-3-21 14 0 30 0 44 0-4 7-4 14-4 20 0 66 0 131 0 197 0 3 0 14 2 21-14 0-28 0-42 0zM128 143c2 0 4-1 7-1 6 0 15 0 20-1 6 8 47 78 79 110-12 0-25 0-37 0-23-37-46-72-69-108z"><text:p/></draw:path><draw:path draw:style-name="gr3" draw:text-style-name="P9" svg:width="0.0539in" svg:height="0.1516in" svg:x="1.526in" svg:y="0in" svg:viewBox="0 0 138 386" svg:d="M55 335c0 16-10 40-52 43-2 0-3 1-3 3 0 5 4 5 8 5 37 0 73-19 73-49 0-29 0-59 0-87 0-15 0-28 16-40 13-11 28-12 36-13 2 0 5-1 5-4 0-4-4-4-7-4-25-2-44-15-49-34-1-4-1-6-1-20 0-25 0-50 0-76 0-16 0-28-18-44-16-11-42-15-55-15-4 0-8 0-8 4s2 4 6 5c25 1 44 13 48 33 1 3 1 4 1 18 0 28 0 54 0 82 0 17 3 24 15 36 9 8 20 12 31 15-32 9-46 27-46 49 0 31 0 61 0 93z"><text:p/></draw:path><draw:path draw:style-name="gr3" draw:text-style-name="P9" svg:width="0.1008in" svg:height="0.035in" svg:x="1.6413in" svg:y="0.0579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9" svg:width="0.0205in" svg:height="0.1516in" svg:x="1.8114in" svg:y="0in" svg:viewBox="0 0 53 386" svg:d="M53 386c0-6 0-11 0-16-12 0-26 0-38 0 0-118 0-236 0-355 12 0 26 0 38 0 0-5 0-10 0-15-18 0-35 0-53 0 0 129 0 257 0 386 18 0 35 0 53 0z"><text:p/></draw:path><draw:path draw:style-name="gr3" draw:text-style-name="P9" svg:width="0.0638in" svg:height="0.1039in" svg:x="1.8417in" svg:y="0.013in" svg:viewBox="0 0 163 265" svg:d="M163 133c0-31-2-62-16-90-17-38-49-43-66-43-23 0-51 10-67 45-12 28-14 57-14 88 0 29 1 64 18 93 16 31 45 39 63 39 21 0 51-8 68-45 12-27 14-56 14-87zM81 256c-15 0-38-9-45-46-4-23-4-58-4-81 0-26 0-51 3-72 8-46 37-49 46-49 13 0 39 7 46 45 4 22 4 51 4 76 0 28 0 55-4 80-6 36-28 47-46 47z"><text:p/></draw:path><draw:path draw:style-name="gr3" draw:text-style-name="P9" svg:width="0.0173in" svg:height="0.0449in" svg:x="1.9252in" svg:y="0.098in" svg:viewBox="0 0 45 115" svg:d="M45 41c0-26-9-41-24-41-13 0-21 10-21 21 0 10 8 20 21 20 4 0 10-1 13-5 1-1 1-1 2-1 0 2 1 0 1 6 0 28-14 51-26 65-4 4-4 4-4 5 0 3 2 4 3 4 4 0 35-29 35-74z"><text:p/></draw:path><draw:path draw:style-name="gr3" draw:text-style-name="P9" svg:width="0.1346in" svg:height="0.0685in" svg:x="1.9882in" svg:y="0.0461in" svg:viewBox="0 0 343 175" svg:d="M175 66c-21-26-25-32-38-42-22-16-43-24-63-24-45 0-74 43-74 88 0 44 29 87 73 87s77-35 95-66c21 26 26 32 38 42 22 17 43 24 62 24 45 0 75-42 75-87s-28-88-72-88c-45 0-77 35-96 66zM185 79c15-27 44-67 88-67 41 0 61 41 61 76 0 37-25 68-59 68-23 0-40-15-48-24-10-10-19-22-42-53zM158 96c-16 28-45 67-88 67-41 0-62-40-62-75 0-39 26-69 60-69 22 0 40 16 48 24 9 11 18 23 42 53z"><text:p/></draw:path><draw:path draw:style-name="gr3" draw:text-style-name="P9" svg:width="0.0346in" svg:height="0.1516in" svg:x="2.1406in" svg:y="0in" svg:viewBox="0 0 89 386" svg:d="M89 193c0-30-4-76-25-120-23-48-56-73-61-73-2 0-3 1-3 4 0 1 0 1 7 9 38 38 60 99 60 180 0 66-14 135-63 183-4 4-4 5-4 7s1 3 3 3c5 0 39-27 62-75 20-43 24-86 24-118z"><text:p/></draw:path><draw:path draw:style-name="gr3" draw:text-style-name="P9" svg:width="0.1346in" svg:height="0.0831in" svg:x="0.0012in" svg:y="0.2626in" svg:viewBox="0 0 343 212" svg:d="M329 152c6 0 14 0 14-8s-8-8-14-8c-82 0-164 0-245 0-17-14-37-24-49-29 13-7 33-17 49-31 81 0 163 0 245 0 6 0 14 0 14-8s-8-8-14-8c-76 0-152 0-228 0 19-17 39-51 39-56 0-4-6-4-8-4-3 0-6 0-7 3-8 15-19 35-45 57-26 24-51 35-72 40-7 2-7 3-8 3 0 1 0 3 0 4s0 1 0 2h1c1 1 1 1 9 3 52 16 90 51 112 92 4 8 4 8 10 8 2 0 8 0 8-4 0-5-20-39-39-56 76 0 152 0 228 0z"><text:p/></draw:path><draw:path draw:style-name="gr3" draw:text-style-name="P9" svg:width="0.1346in" svg:height="0.0831in" svg:x="0.128in" svg:y="0.2626in" svg:viewBox="0 0 343 212" svg:d="M260 76c16 14 36 24 48 31-13 5-33 15-48 29-82 0-164 0-246 0-6 0-14 0-14 8s7 8 13 8c76 0 153 0 229 0-19 17-38 51-38 56 0 4 5 4 7 4s6 0 7-3c9-14 20-35 44-57 27-23 53-34 72-40 7-2 8-3 9-3 0-1 0-1 0-2s0-3 0-4h-1c-1-1-1-1-9-3-51-15-91-51-112-92-4-8-4-8-10-8-2 0-7 0-7 4 0 5 19 39 38 56-76 0-153 0-229 0-6 0-13 0-13 8s8 8 14 8c82 0 164 0 246 0z"><text:p/></draw:path><draw:path draw:style-name="gr3" draw:text-style-name="P9" svg:width="0.035in" svg:height="0.1516in" svg:x="0.3713in" svg:y="0.228in" svg:viewBox="0 0 90 386" svg:d="M90 383c0-2 0-3-6-9-49-49-61-122-61-181 0-68 14-135 62-183 5-5 5-6 5-7 0-2-2-3-4-3-4 0-39 26-62 75-20 43-24 85-24 118 0 30 4 76 25 120 24 48 57 73 61 73 2 0 4-1 4-3z"><text:p/></draw:path><draw:path draw:style-name="gr3" draw:text-style-name="P9" svg:width="0.1039in" svg:height="0.1083in" svg:x="0.4205in" svg:y="0.2335in" svg:viewBox="0 0 265 276" svg:d="M56 232c-15 25-31 31-47 32-5 1-9 1-9 8 0 3 2 4 5 4 10 0 22-1 33-1 14 0 27 1 39 1 2 0 8 0 8-7 0-4-4-5-7-5-9 0-17-3-17-13 0-5 2-9 5-15 10-16 20-33 30-49 32 0 65 0 96 0 0 9 6 60 6 65 0 11-20 12-28 12-5 0-8 0-8 8 0 4 4 4 5 4 16 0 32-1 47-1 10 0 35 1 44 1 3 0 7 0 7-8 0-4-3-4-9-4-23 0-23-2-24-13-8-81-16-162-24-242-1-8-1-9-8-9-5 0-8 2-10 7-45 74-89 150-134 225zM102 175c26-43 51-85 76-128 5 43 9 85 13 128-29 0-59 0-89 0z"><text:p/></draw:path><draw:path draw:style-name="gr3" draw:text-style-name="P9" svg:width="0.0929in" svg:height="0.1169in" svg:x="0.5843in" svg:y="0.2453in" svg:viewBox="0 0 237 298" svg:d="M223 15c7 0 14 0 14-7 0-8-7-8-14-8-35 0-69 0-104 0-66 0-119 51-119 111 0 63 54 112 119 112 35 0 69 0 104 0 7 0 14 0 14-8 0-7-7-7-14-7-34 0-69 0-103 0-61 0-103-45-103-96 0-53 43-97 103-97 34 0 69 0 103 0zM22 283c-7 0-14 0-14 7 0 8 7 8 14 8 67 0 134 0 201 0 7 0 14 0 14-8 0-7-7-7-14-7-67 0-134 0-201 0z"><text:p/></draw:path><draw:path draw:style-name="gr3" draw:text-style-name="P9" svg:width="0.0205in" svg:height="0.1516in" svg:x="0.7504in" svg:y="0.228in" svg:viewBox="0 0 53 386" svg:d="M53 386c0-6 0-11 0-16-12 0-25 0-38 0 0-118 0-236 0-355 13 0 26 0 38 0 0-5 0-10 0-15-18 0-35 0-53 0 0 129 0 257 0 386 18 0 35 0 53 0z"><text:p/></draw:path><draw:path draw:style-name="gr3" draw:text-style-name="P9" svg:width="0.0634in" svg:height="0.1043in" svg:x="0.7807in" svg:y="0.2402in" svg:viewBox="0 0 162 266" svg:d="M162 134c0-31-1-61-16-90-17-37-49-44-65-44-23 0-51 11-67 46-13 27-14 57-14 88 0 29 1 64 17 94s45 38 63 38c21 0 51-8 67-45 14-26 15-56 15-87zM80 257c-14 0-37-9-44-46-4-23-4-59-4-81 0-26 0-51 3-72 7-46 36-49 45-49 13 0 39 6 46 45 4 22 4 52 4 76 0 28 0 55-5 79-5 37-27 48-45 48z"><text:p/></draw:path><draw:path draw:style-name="gr3" draw:text-style-name="P9" svg:width="0.0173in" svg:height="0.0449in" svg:x="0.8642in" svg:y="0.3252in" svg:viewBox="0 0 45 115" svg:d="M45 41c0-26-10-41-25-41-12 0-20 10-20 21 0 10 8 20 20 20 5 0 10-1 14-5 1-1 1-1 1-1 1 0 1 0 1 6 0 28-13 51-26 65-4 3-4 4-4 5 0 3 2 4 4 4 4 0 35-29 35-74z"><text:p/></draw:path><draw:path draw:style-name="gr3" draw:text-style-name="P9" svg:width="0.1346in" svg:height="0.0685in" svg:x="0.9268in" svg:y="0.2748in" svg:viewBox="0 0 343 175" svg:d="M175 66c-21-26-25-32-37-42-22-17-43-24-63-24-45 0-75 43-75 88 0 44 28 87 73 87 44 0 77-35 95-66 21 26 26 32 38 42 22 17 44 24 63 24 46 0 74-42 74-88 0-44-28-87-72-87s-77 35-96 66zM185 79c16-27 45-67 88-67 42 0 63 41 63 75 0 38-27 69-61 69-22 0-40-15-47-24-10-10-19-22-43-53zM158 96c-15 27-44 67-88 67-40 0-61-41-61-75 0-39 25-69 59-69 23 0 40 16 49 24 9 11 18 22 41 53z"><text:p/></draw:path><draw:path draw:style-name="gr3" draw:text-style-name="P9" svg:width="0.035in" svg:height="0.1516in" svg:x="1.0791in" svg:y="0.228in" svg:viewBox="0 0 90 386" svg:d="M90 193c0-30-4-76-26-120-23-48-56-73-60-73-2 0-4 1-4 3 0 1 0 2 8 9 37 39 59 100 59 181 0 66-14 133-61 183-6 4-6 5-6 7s2 3 4 3c4 0 39-27 62-75 19-43 24-86 24-118z"><text:p/></draw:path><draw:path draw:style-name="gr3" draw:text-style-name="P9" svg:width="0.0346in" svg:height="0.1516in" svg:x="1.1386in" svg:y="0.228in" svg:viewBox="0 0 89 386" svg:d="M89 193c0-30-4-76-25-120-23-48-56-73-61-73-2 0-3 1-3 3 0 1 0 2 7 9 38 39 60 100 60 181 0 66-14 133-63 183-4 4-4 5-4 7s1 3 3 3c5 0 39-27 62-75 20-43 24-86 24-118z"><text:p/></draw:path><draw:path draw:style-name="gr3" draw:text-style-name="P9" svg:width="0.0839in" svg:height="0.0941in" svg:x="1.2311in" svg:y="0.2512in" svg:viewBox="0 0 214 240" svg:d="M117 9c-4-7-6-9-9-9-6 0-7 3-9 9-32 71-65 144-97 215-2 6-2 6-2 8 0 4 3 8 8 8 2 0 5-1 9-8 30-68 60-136 91-205 29 69 60 137 90 205 3 8 8 8 9 8 4 0 7-4 7-8 0-1 1-1-2-7-32-72-63-144-95-216z"><text:p/></draw:path><draw:path draw:style-name="gr3" draw:text-style-name="P9" svg:width="0.0346in" svg:height="0.1516in" svg:x="1.3732in" svg:y="0.228in" svg:viewBox="0 0 89 386" svg:d="M89 383c0-2 0-3-7-9-48-49-60-122-60-181 0-68 14-135 63-183 4-5 4-6 4-7 0-2-1-3-3-3-5 0-39 26-62 75-20 43-24 85-24 118 0 30 4 76 25 120 23 48 56 73 61 73 2 0 3-1 3-3z"><text:p/></draw:path><draw:path draw:style-name="gr3" draw:text-style-name="P9" svg:width="0.0205in" svg:height="0.1516in" svg:x="1.435in" svg:y="0.228in" svg:viewBox="0 0 53 386" svg:d="M53 386c0-6 0-11 0-16-12 0-25 0-38 0 0-118 0-236 0-355 13 0 26 0 38 0 0-5 0-10 0-15-18 0-35 0-53 0 0 129 0 257 0 386 18 0 35 0 53 0z"><text:p/></draw:path><draw:path draw:style-name="gr3" draw:text-style-name="P9" svg:width="0.0638in" svg:height="0.1043in" svg:x="1.4654in" svg:y="0.2402in" svg:viewBox="0 0 163 266" svg:d="M163 134c0-31-2-61-16-90-17-37-49-44-66-44-23 0-51 11-67 46-12 27-14 57-14 88 0 29 1 64 18 94 16 30 44 38 63 38 21 0 50-8 67-45 13-26 15-56 15-87zM81 257c-15 0-38-9-45-46-4-23-4-59-4-81 0-26 0-51 3-72 8-46 37-49 46-49 13 0 38 6 46 45 4 22 4 52 4 76 0 28 0 55-4 79-7 37-29 48-46 48z"><text:p/></draw:path><draw:path draw:style-name="gr3" draw:text-style-name="P9" svg:width="0.0173in" svg:height="0.0449in" svg:x="1.5488in" svg:y="0.3252in" svg:viewBox="0 0 45 115" svg:d="M45 41c0-26-10-41-24-41-13 0-21 10-21 21 0 10 8 20 21 20 4 0 9-1 13-5 1-1 1-1 2-1 0 2 0 0 0 6 0 28-13 51-25 65-4 3-4 4-4 5 0 3 1 4 3 4 4 0 35-29 35-74z"><text:p/></draw:path><draw:path draw:style-name="gr3" draw:text-style-name="P9" svg:width="0.135in" svg:height="0.0685in" svg:x="1.611in" svg:y="0.2748in" svg:viewBox="0 0 344 175" svg:d="M176 66c-21-26-26-32-38-42-21-17-43-24-63-24-45 0-75 43-75 88 0 44 29 87 74 87 44 0 76-35 95-66 21 26 26 32 38 42 21 17 43 24 62 24 46 0 75-42 75-88 0-44-29-87-73-87-45 0-76 35-95 66zM186 79c15-27 44-67 88-67 41 0 61 41 61 75 0 38-26 69-59 69-23 0-41-15-48-24-10-10-19-22-42-53zM158 96c-15 27-44 67-88 67-40 0-61-41-61-75 0-39 26-69 60-69 22 0 40 16 48 24 9 11 18 22 41 53z"><text:p/></draw:path><draw:path draw:style-name="gr3" draw:text-style-name="P9" svg:width="0.035in" svg:height="0.1516in" svg:x="1.7634in" svg:y="0.228in" svg:viewBox="0 0 90 386" svg:d="M90 193c0-30-4-76-25-120-23-48-57-73-61-73-2 0-4 1-4 3 0 1 0 2 8 9 38 39 60 100 60 181 0 66-14 133-62 183-6 4-6 5-6 7s2 3 4 3c4 0 39-27 62-75 20-43 24-86 24-118z"><text:p/></draw:path><draw:path draw:style-name="gr3" draw:text-style-name="P9" svg:width="0.0925in" svg:height="0.1169in" svg:x="1.8693in" svg:y="0.2453in" svg:viewBox="0 0 236 298" svg:d="M222 15c7 0 14 0 14-7 0-8-7-8-14-8-34 0-69 0-103 0-67 0-119 51-119 111 0 63 53 112 119 112 34 0 69 0 103 0 7 0 14 0 14-8 0-7-7-7-14-7-34 0-69 0-103 0-61 0-104-45-104-96 0-53 44-97 104-97 34 0 69 0 103 0zM21 283c-7 0-13 0-13 7 0 8 6 8 13 8 67 0 134 0 201 0 7 0 14 0 14-8 0-7-7-7-14-7-67 0-134 0-201 0z"><text:p/></draw:path><draw:path draw:style-name="gr3" draw:text-style-name="P9" svg:width="0.1039in" svg:height="0.1083in" svg:x="2.0224in" svg:y="0.2335in" svg:viewBox="0 0 265 276" svg:d="M56 232c-16 25-31 31-48 32-5 1-8 1-8 8 0 3 2 4 4 4 11 0 24-1 35-1 12 0 26 1 38 1 2 0 8 0 8-7 0-4-5-5-7-5-9 0-19-3-19-13 0-5 3-9 6-15 10-16 20-33 30-49 31 0 65 0 96 0 2 9 7 60 7 65 0 11-20 12-27 12-6 0-10 0-10 8 0 4 4 4 5 4 15 0 33-1 48-1 10 0 35 1 44 1 3 0 7 0 7-8 0-4-4-4-9-4-24 0-24-2-25-13-8-81-15-162-23-242-1-8-1-9-8-9-6 0-8 2-10 7-45 74-89 150-134 225zM102 175c26-43 51-85 76-128 5 43 8 85 12 128-29 0-58 0-88 0z"><text:p/></draw:path><draw:path draw:style-name="gr3" draw:text-style-name="P9" svg:width="0.035in" svg:height="0.1516in" svg:x="2.1398in" svg:y="0.228in" svg:viewBox="0 0 90 386" svg:d="M90 193c0-30-4-76-25-120-24-48-57-73-61-73-2 0-4 1-4 3 0 1 0 2 8 9 37 39 59 100 59 181 0 66-14 133-62 183-5 4-5 5-5 7s2 3 4 3c4 0 39-27 62-75 20-43 24-86 24-118z"><text:p/></draw:path><draw:path draw:style-name="gr3" draw:text-style-name="P9" svg:width="0.1346in" svg:height="0.0831in" svg:x="0.0012in" svg:y="0.4898in" svg:viewBox="0 0 343 212" svg:d="M329 151c6 0 14 0 14-8s-8-8-14-8c-82 0-164 0-245 0-17-13-37-23-49-29 13-6 33-16 49-30 81 0 163 0 245 0 6 0 14 0 14-8s-8-8-14-8c-76 0-152 0-228 0 19-17 39-51 39-56 0-4-6-4-8-4-3 0-6 0-7 3-8 15-19 35-45 57-26 24-51 35-72 40-7 2-7 3-8 3 0 1 0 1 0 3 0 1 0 1 0 2l1 1c1 1 1 1 9 3 52 16 90 51 112 92 4 8 4 8 10 8 2 0 8 0 8-4 0-5-20-39-39-57 76 0 152 0 228 0z"><text:p/></draw:path><draw:path draw:style-name="gr3" draw:text-style-name="P9" svg:width="0.1346in" svg:height="0.0831in" svg:x="0.128in" svg:y="0.4898in" svg:viewBox="0 0 343 212" svg:d="M260 76c16 14 36 24 48 30-13 6-33 16-48 29-82 0-164 0-246 0-6 0-14 0-14 8s7 8 13 8c76 0 153 0 229 0-19 18-38 52-38 57 0 4 5 4 7 4s6 0 7-3c9-14 20-35 44-57 27-24 53-34 72-40 7-2 8-3 9-4 0-1 0-1 0-2 0-2 0-2 0-3h-1c-1-1-1-1-9-3-51-15-91-51-112-92-4-8-4-8-10-8-2 0-7 0-7 4 0 5 19 39 38 56-76 0-153 0-229 0-6 0-13 0-13 8s8 8 14 8c82 0 164 0 246 0z"><text:p/></draw:path><draw:path draw:style-name="gr3" draw:text-style-name="P9" svg:width="0.035in" svg:height="0.1516in" svg:x="0.3713in" svg:y="0.4551in" svg:viewBox="0 0 90 386" svg:d="M90 381c0-1 0-1-6-7-49-49-61-122-61-182 0-67 14-134 62-182 5-5 5-6 5-7 0-2-2-3-4-3-4 0-39 26-62 75-20 43-24 85-24 117 0 31 4 77 25 121 24 48 57 73 61 73 2 0 4-1 4-5z"><text:p/></draw:path><draw:path draw:style-name="gr3" draw:text-style-name="P9" svg:width="0.0846in" svg:height="0.1087in" svg:x="0.4154in" svg:y="0.4634in" svg:viewBox="0 0 216 277" svg:d="M213 15c3-4 3-5 3-7 0-4-4-8-9-8s-7 5-9 9c-11 28-21 57-32 86-40 0-78 0-118 0-11-29-20-58-31-86-3-5-4-9-9-9-4 0-8 4-8 8 0 1 0 2 2 7 32 85 65 169 97 253 1 6 3 9 9 9 5 0 6-4 9-8 31-84 64-169 96-254zM55 110c35 0 70 0 106 0-18 46-36 91-53 137-18-46-35-91-53-137z"><text:p/></draw:path><draw:path draw:style-name="gr3" draw:text-style-name="P9" svg:width="0.0819in" svg:height="0.0685in" svg:x="0.5047in" svg:y="0.5028in" svg:viewBox="0 0 209 175" svg:d="M22 147c-1 7-3 16-3 18 0 6 5 10 11 10 5 0 12-4 14-11 1 0 6-19 8-29 3-11 5-23 8-34 3-9 5-17 7-26 1-7 4-18 4-19 7-12 27-47 64-47 17 0 21 14 21 26 0 24-20 74-25 90-3 9-4 14-4 18 0 19 13 32 31 32 37 0 51-56 51-60s-3-4-4-4c-5 0-5 2-6 8-9 26-21 47-39 47-7 0-10-3-10-12 0-10 3-19 7-28 7-20 23-62 23-84 0-27-16-42-44-42-35 0-54 24-60 33-2-21-19-33-36-33-19 0-25 15-29 22-7 13-11 36-11 37 0 5 3 5 4 5 4 0 5-1 7-10 7-27 14-45 27-45 8 0 13 4 13 17 0 8-2 12-6 32-8 30-15 60-23 89z"><text:p/></draw:path><draw:path draw:style-name="gr3" draw:text-style-name="P9" svg:width="0.076in" svg:height="0.0874in" svg:x="0.6461in" svg:y="0.487in" svg:viewBox="0 0 194 223" svg:d="M179 119c7 0 15 0 15-8s-8-8-15-8c-55 0-109 0-164 0 6-51 50-88 105-88 20 0 39 0 59 0 7 0 15 0 15-7 0-8-8-8-15-8-20 0-40 0-60 0-66 0-119 48-119 111 0 62 53 112 119 112 20 0 40 0 60 0 7 0 15 0 15-8 0-7-8-7-15-7-20 0-39 0-59 0-55 0-99-38-105-89 55 0 109 0 164 0z"><text:p/></draw:path><draw:path draw:style-name="gr3" draw:text-style-name="P9" svg:width="0.1039in" svg:height="0.1083in" svg:x="0.7827in" svg:y="0.4602in" svg:viewBox="0 0 265 276" svg:d="M56 232c-15 25-31 31-48 32-5 1-8 1-8 8 0 2 2 4 6 4 9 0 21-1 32-1 13 0 27 1 39 1 2 0 8 0 8-7 0-4-4-5-7-5-9 0-18-3-18-13 0-5 3-9 5-15 10-16 20-33 30-49 32 0 64 0 96 0 1 8 7 60 7 65 0 11-20 12-28 12-5 0-9 0-9 8 0 4 4 4 5 4 17 0 33-1 49-1 9 0 34 1 44 1 2 0 6 0 6-8 0-4-3-4-9-4-24 0-24-2-25-13-8-81-15-162-23-242-1-8-1-9-8-9-6 0-7 2-10 7-45 74-89 150-134 225zM102 175c26-43 51-85 76-128 5 43 8 85 12 128-29 0-58 0-88 0z"><text:p/></draw:path><draw:path draw:style-name="gr3" draw:text-style-name="P9" svg:width="0.0157in" svg:height="0.0157in" svg:x="0.9047in" svg:y="0.5535in" svg:viewBox="0 0 41 41" svg:d="M41 21c0-12-10-21-21-21s-20 9-20 21c0 11 9 20 20 20s21-9 21-20z"><text:p/></draw:path><draw:path draw:style-name="gr3" draw:text-style-name="P9" svg:width="0.0823in" svg:height="0.0685in" svg:x="0.9382in" svg:y="0.5028in" svg:viewBox="0 0 210 175" svg:d="M23 147c-1 7-3 16-3 18 0 6 5 10 11 10 4 0 11-4 14-11 2-10 4-19 8-29 2-11 5-23 7-34 3-9 6-17 7-26 2-7 4-18 6-19 5-12 26-47 62-47 18 0 21 14 21 26 0 24-19 74-25 90-3 9-3 14-3 18 0 19 13 32 31 32 37 0 51-56 51-60s-4-4-5-4c-4 0-4 2-6 8-8 26-21 47-40 47-6 0-8-3-8-12 0-10 3-19 6-28 8-20 24-62 24-84 0-27-17-42-45-42-34 0-54 24-60 33-1-21-18-33-35-33-18 0-26 15-29 22-7 13-12 36-12 37 0 5 3 4 4 5 5 0 5-1 7-10 7-27 14-45 29-45 7 0 12 4 12 17 0 8-1 12-7 32-8 30-14 60-22 89z"><text:p/></draw:path><draw:path draw:style-name="gr3" draw:text-style-name="P9" svg:width="0.0752in" svg:height="0.0874in" svg:x="1.0799in" svg:y="0.487in" svg:viewBox="0 0 192 223" svg:d="M179 119c7 0 13 0 13-8s-6-8-13-8c-55 0-109 0-164 0 5-51 50-88 104-88 20 0 40 0 60 0 7 0 13 0 13-7 0-8-6-8-13-8-20 0-40 0-60 0-67 0-119 48-119 111 0 62 52 112 119 112 20 0 40 0 60 0 7 0 13 0 13-8 0-7-6-7-13-7-20 0-40 0-60 0-54 0-99-38-104-89 55 0 109 0 164 0z"><text:p/></draw:path><draw:path draw:style-name="gr3" draw:text-style-name="P9" svg:width="0.0205in" svg:height="0.1516in" svg:x="1.2291in" svg:y="0.4551in" svg:viewBox="0 0 53 386" svg:d="M53 386c0-6 0-11 0-16-12 0-26 0-38 0 0-118 0-236 0-355 12 0 26 0 38 0 0-5 0-10 0-15-18 0-35 0-53 0 0 129 0 257 0 386 18 0 35 0 53 0z"><text:p/></draw:path><draw:path draw:style-name="gr3" draw:text-style-name="P9" svg:width="0.0638in" svg:height="0.1043in" svg:x="1.2594in" svg:y="0.4685in" svg:viewBox="0 0 163 266" svg:d="M163 134c0-31-2-61-16-90-18-37-49-44-66-44-23 0-51 10-67 46-13 27-14 57-14 88 0 29 1 64 17 92 17 32 45 40 63 40 21 0 51-8 69-45 12-26 14-56 14-87zM80 257c-14 0-37-10-44-46-4-23-4-59-4-81 0-26 0-51 3-72 7-46 37-49 45-49 14 0 39 6 46 45 4 22 4 50 4 76 0 28 0 55-4 79-6 37-28 48-46 48z"><text:p/></draw:path><draw:path draw:style-name="gr3" draw:text-style-name="P9" svg:width="0.0173in" svg:height="0.0449in" svg:x="1.3425in" svg:y="0.5535in" svg:viewBox="0 0 45 115" svg:d="M45 41c0-26-10-41-24-41-13 0-21 10-21 21 0 10 8 20 21 20 4 0 9-1 13-5 1-1 1-1 2-1 0 2 0 0 0 6 0 28-13 50-26 63-5 4-3 6-3 7 0 3 1 4 3 4 4 0 35-29 35-74z"><text:p/></draw:path><draw:path draw:style-name="gr3" draw:text-style-name="P9" svg:width="0.135in" svg:height="0.0685in" svg:x="1.4055in" svg:y="0.5028in" svg:viewBox="0 0 344 175" svg:d="M175 66c-21-26-25-32-38-42-20-17-42-24-62-24-45 0-75 43-75 88 0 44 29 87 74 87 44 0 76-35 94-66 21 26 27 32 38 42 22 17 44 24 64 24 45 0 74-43 74-88 0-44-29-87-73-87-45 0-76 35-96 66zM185 79c16-27 45-67 89-67 41 0 62 41 62 75 0 38-27 69-61 69-22 0-40-16-47-24-10-10-19-22-43-53zM158 96c-15 27-44 67-88 67-40 0-61-41-61-75 0-39 25-69 59-69 23 0 41 16 49 24 9 10 18 22 41 53z"><text:p/></draw:path><draw:path draw:style-name="gr3" draw:text-style-name="P9" svg:width="0.035in" svg:height="0.1516in" svg:x="1.5579in" svg:y="0.4551in" svg:viewBox="0 0 90 386" svg:d="M90 192c0-29-4-77-25-119-23-48-57-73-61-73-2 0-4 1-4 3 0 1 0 2 8 9 37 39 59 100 59 180 0 66-14 134-61 184-6 4-6 4-6 5 0 4 2 5 4 5 4 0 39-27 62-75 20-43 24-86 24-119z"><text:p/></draw:path><draw:path draw:style-name="gr3" draw:text-style-name="P9" svg:width="0.0346in" svg:height="0.1516in" svg:x="1.6165in" svg:y="0.4551in" svg:viewBox="0 0 89 386" svg:d="M89 192c0-29-3-77-25-119-23-48-56-73-61-73-2 0-3 1-3 3 0 1 0 2 8 9 37 39 59 100 59 180 0 66-14 134-61 184-6 4-6 4-6 5 0 4 1 5 3 5 5 0 40-27 62-75 20-43 24-86 24-119z"><text:p/></draw:path><draw:path draw:style-name="gr3" draw:text-style-name="P9" svg:width="0.0843in" svg:height="0.0941in" svg:x="1.7094in" svg:y="0.478in" svg:viewBox="0 0 215 240" svg:d="M117 9c-4-7-6-9-9-9-6 0-7 3-9 9-32 71-65 144-97 215-2 5-2 6-2 8 0 4 3 8 8 8 2 0 5-1 9-8 30-68 60-137 91-206 30 69 60 138 90 206 3 8 8 8 9 8 4 0 8-4 8-8 0-1 0-2-3-7-32-72-63-144-95-216z"><text:p/></draw:path><draw:path draw:style-name="gr3" draw:text-style-name="P9" svg:width="0.0346in" svg:height="0.1516in" svg:x="1.8516in" svg:y="0.4551in" svg:viewBox="0 0 89 386" svg:d="M89 381c0-1 0-1-7-7-48-49-60-122-60-182 0-67 15-134 63-182 4-5 4-6 4-7 0-2-1-3-3-3-5 0-39 26-62 75-20 43-24 85-24 117 0 31 4 77 25 121 23 48 56 73 61 73 2 0 3-1 3-5z"><text:p/></draw:path><draw:path draw:style-name="gr3" draw:text-style-name="P9" svg:width="0.0839in" svg:height="0.1087in" svg:x="1.8957in" svg:y="0.4634in" svg:viewBox="0 0 214 277" svg:d="M212 15c2-4 2-5 2-7 0-4-3-8-7-8-6 0-8 5-9 9-11 28-21 57-32 86-40 0-78 0-118 0-11-29-20-58-31-86-3-5-5-9-9-9-5 0-8 4-8 8 0 1 0 2 2 7 32 85 64 169 96 253 2 6 4 9 9 9s7-4 9-8c31-84 64-169 96-254zM55 110c35 0 69 0 104 0-17 46-35 91-52 137-18-46-34-91-52-137z"><text:p/></draw:path><draw:path draw:style-name="gr3" draw:text-style-name="P9" svg:width="0.0823in" svg:height="0.0685in" svg:x="1.9843in" svg:y="0.5028in" svg:viewBox="0 0 210 175" svg:d="M23 147c-1 7-3 16-3 18 0 6 5 10 11 10 4 0 11-4 14-11 2-10 5-19 8-29 2-11 5-23 8-34 2-9 4-17 6-26 2-7 4-18 6-19 5-12 26-47 62-47 18 0 21 14 21 26 0 24-19 74-25 90-3 9-3 14-3 18 0 19 13 32 32 32 36 0 50-56 50-60s-4-4-5-4c-4 0-4 2-6 8-8 26-21 47-39 47-7 0-9-3-9-12 0-10 3-19 6-28 8-20 25-62 25-84 0-27-18-42-46-42-35 0-53 24-60 33-1-21-18-33-35-33-18 0-26 15-29 22-6 13-12 36-12 37 0 5 3 4 4 5 5 0 5-1 7-10 7-27 14-45 29-45 7 0 12 4 12 17 0 8-1 12-7 32-8 30-14 60-22 89z"><text:p/></draw:path><draw:path draw:style-name="gr3" draw:text-style-name="P9" svg:width="0.0756in" svg:height="0.0874in" svg:x="2.1264in" svg:y="0.487in" svg:viewBox="0 0 193 223" svg:d="M179 119c7 0 14 0 14-8s-7-8-14-8c-55 0-109 0-164 0 5-51 50-88 104-88 20 0 41 0 60 0 7 0 14 0 14-7 0-8-7-8-14-8-21 0-40 0-61 0-66 0-118 48-118 111 0 62 52 112 118 112 21 0 40 0 61 0 7 0 14 0 14-8 0-7-7-7-14-7-19 0-40 0-60 0-54 0-99-38-104-89 55 0 109 0 164 0z"><text:p/></draw:path><draw:path draw:style-name="gr3" draw:text-style-name="P9" svg:width="0.0205in" svg:height="0.1516in" svg:x="2.2752in" svg:y="0.4551in" svg:viewBox="0 0 53 386" svg:d="M53 386c0-6 0-11 0-16-12 0-25 0-38 0 0-118 0-236 0-355 13 0 26 0 38 0 0-5 0-10 0-15-18 0-35 0-53 0 0 129 0 257 0 386 18 0 35 0 53 0z"><text:p/></draw:path><draw:path draw:style-name="gr3" draw:text-style-name="P9" svg:width="0.0638in" svg:height="0.1043in" svg:x="2.3055in" svg:y="0.4685in" svg:viewBox="0 0 163 266" svg:d="M163 134c0-31-2-61-16-90-18-37-49-44-66-44-23 0-51 10-67 46-13 27-14 57-14 88 0 29 1 64 17 92 17 32 45 40 63 40 21 0 51-8 68-45 13-26 15-56 15-87zM80 257c-14 0-37-10-44-46-4-23-4-59-4-81 0-26 0-51 3-72 7-46 36-49 45-49 13 0 39 6 46 45 4 22 4 50 4 76 0 28 0 55-4 79-6 37-28 48-46 48z"><text:p/></draw:path><draw:path draw:style-name="gr3" draw:text-style-name="P9" svg:width="0.0173in" svg:height="0.0449in" svg:x="2.389in" svg:y="0.5535in" svg:viewBox="0 0 45 115" svg:d="M45 41c0-26-10-41-25-41-12 0-20 10-20 21 0 10 8 20 20 20 5 0 10-1 14-5 1-1 1-1 2-1 0 2 0 0 0 6 0 28-13 51-26 63-4 5-4 6-4 7 0 3 2 4 4 4 4 0 35-29 35-74z"><text:p/></draw:path><draw:path draw:style-name="gr3" draw:text-style-name="P9" svg:width="0.135in" svg:height="0.0685in" svg:x="2.4516in" svg:y="0.5028in" svg:viewBox="0 0 344 175" svg:d="M175 66c-21-26-25-32-38-42-20-17-42-24-62-24-45 0-75 43-75 88 0 44 29 87 74 87 44 0 76-35 94-66 21 26 27 32 38 42 22 17 44 24 63 24 46 0 75-43 75-88 0-44-29-87-73-87-45 0-76 35-96 66zM185 79c16-27 45-67 89-67 41 0 61 41 61 75 0 38-26 69-60 69-22 0-40-16-47-24-10-10-19-22-43-53zM158 96c-15 27-44 67-88 67-40 0-61-41-61-75 0-39 25-69 59-69 23 0 41 16 49 24 9 10 18 22 41 53z"><text:p/></draw:path><draw:path draw:style-name="gr3" draw:text-style-name="P9" svg:width="0.035in" svg:height="0.1516in" svg:x="2.6039in" svg:y="0.4551in" svg:viewBox="0 0 90 386" svg:d="M90 192c0-29-4-77-25-119-24-48-57-73-61-73-2 0-4 1-4 3 0 1 0 2 8 9 37 39 59 100 59 180 0 66-14 134-62 184-5 4-5 4-5 5 0 4 2 5 4 5 4 0 39-27 62-75 20-43 24-86 24-119z"><text:p/></draw:path><draw:path draw:style-name="gr3" draw:text-style-name="P9" svg:width="0.0157in" svg:height="0.0157in" svg:x="2.6677in" svg:y="0.5535in" svg:viewBox="0 0 41 41" svg:d="M41 21c0-12-9-21-20-21s-21 9-21 21c0 11 10 20 21 20s20-9 20-20z"><text:p/></draw:path><draw:path draw:style-name="gr3" draw:text-style-name="P9" svg:width="0.0819in" svg:height="0.0685in" svg:x="2.7016in" svg:y="0.5028in" svg:viewBox="0 0 209 175" svg:d="M22 147c-1 7-3 16-3 18 0 6 5 10 11 10 5 0 12-4 14-11 1 0 5-19 8-29 3-11 5-23 9-34 2-9 4-17 6-26 1-7 5-18 5-19 6-12 26-47 63-47 17 0 21 14 21 26 0 24-20 74-25 90-3 9-4 14-4 18 0 19 14 32 31 32 37 0 51-56 51-60s-3-4-4-4c-5 0-5 2-6 8-8 26-21 47-40 47-6 0-9-3-9-12 0-10 4-19 7-28 7-20 23-62 23-84 0-27-16-42-44-42-35 0-54 24-60 33-2-21-18-33-35-33-19 0-26 15-30 22-6 13-11 36-11 37 0 5 3 5 4 5 4 0 5-1 7-10 7-27 14-45 29-45 7 0 11 4 11 17 0 8-2 12-6 32-8 30-15 60-23 89z"><text:p/></draw:path><draw:path draw:style-name="gr3" draw:text-style-name="P9" svg:width="0.076in" svg:height="0.0874in" svg:x="2.8433in" svg:y="0.487in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3" draw:text-style-name="P9" svg:width="0.1039in" svg:height="0.1083in" svg:x="2.9795in" svg:y="0.4602in" svg:viewBox="0 0 265 276" svg:d="M56 232c-15 25-31 31-47 32-6 1-9 1-9 8 0 2 2 4 5 4 10 0 22-1 33-1 14 0 27 1 39 1 2 0 8 0 8-7 0-4-4-5-7-5-9 0-18-3-18-13 0-5 3-9 6-15 10-16 19-33 29-49 32 0 64 0 96 0 1 8 7 60 7 65 0 11-20 12-27 12-6 0-10 0-10 8 0 4 3 2 5 4 17 0 33-1 49-1 9 0 34 1 44 1 2 0 6 0 6-8 0-4-3-4-9-4-24 0-24-2-25-13-8-81-15-162-23-242-1-8-1-9-8-9-5 0-8 2-10 7-45 74-89 150-134 225zM102 175c26-43 51-85 76-128 5 43 8 85 12 128-29 0-58 0-88 0z"><text:p/></draw:path><draw:path draw:style-name="gr3" draw:text-style-name="P9" svg:width="0.035in" svg:height="0.1516in" svg:x="3.0969in" svg:y="0.4551in" svg:viewBox="0 0 90 386" svg:d="M90 192c0-29-4-77-25-119-23-48-56-73-61-73-2 0-4 1-4 3 0 1 0 2 8 9 38 39 60 100 60 180 0 66-14 134-62 184-6 4-6 4-6 5 0 4 2 5 4 5 5 0 39-27 62-75 20-43 24-86 24-119z"><text:p/></draw:path></draw:g></text:p>
        </text:list-item>
        <text:list-item>
          <text:p text:style-name="P32">כמו כן ניתן להגדיר את הטווח בין <draw:g text:anchor-type="as-char" svg:y="-0.1043in" draw:z-index="184" draw:name="Shape26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text:s/>ל־<draw:g text:anchor-type="as-char" svg:y="-0.0681in" draw:z-index="185" draw:name="Shape27" draw:style-name="gr1"><svg:title>TexMaths</svg:title><svg:desc>11§display§\infty§svg§600§FALSE§</svg:desc><draw:path draw:style-name="gr2" draw:text-style-name="P8" svg:width="0.1264in" svg:height="0.052in" svg:x="0.0004in" svg:y="0.0071in" svg:viewBox="0 0 322 133" svg:d="M0 0c107 0 215 0 322 0 0 44 0 89 0 133-107 0-215 0-322 0 0-44 0-89 0-133z"><text:p/></draw:path><draw:path draw:style-name="gr3" draw:text-style-name="P9" svg:width="0.1339in" svg:height="0.0677in" svg:x="0.0008in" svg:y="0in" svg:viewBox="0 0 341 173" svg:d="M174 66c-20-26-25-32-37-42-22-17-43-24-62-24-45 0-75 42-75 87 0 43 29 86 73 86s76-35 95-66c20 26 24 32 36 42 22 17 43 24 62 24 45 0 75-42 75-86s-27-87-72-87c-44 0-77 35-95 66zM183 79c17-28 45-67 88-67 40 0 61 40 61 75 0 36-25 67-59 67-22 0-39-15-48-24-9-10-18-22-42-51zM158 94c-15 28-44 67-88 67-40 0-61-40-61-74 0-37 25-68 59-68 23 0 39 15 48 24 10 10 19 22 42 51z"><text:p/></draw:path></draw:g> כך, <text:span text:style-name="T11">לפי הגדרת טווח ולפי הגדרת עיקרון ההפרדה</text:span>:</text:p>
          <text:p text:style-name="P31"><draw:g text:anchor-type="as-char" svg:y="-0.1134in" draw:z-index="177" draw:name="Shape28" draw:style-name="gr1"><svg:title>TexMaths</svg:title><svg:desc>11§display§n \in [0, \infty) \iff n \in \{n \in \mathbb{R} \mid n \le 0\} \iff n \in \mathbb{R} \land n \ge 0§svg§600§FALSE§</svg:desc><draw:path draw:style-name="gr2" draw:text-style-name="P8" svg:width="3.7898in" svg:height="0.1358in" svg:x="0.0039in" svg:y="0.0071in" svg:viewBox="0 0 9627 346" svg:d="M4814 346c-1605 0-3209 0-4814 0 0-116 0-230 0-346 3209 0 6418 0 9627 0 0 116 0 230 0 346-1604 0-3209 0-4813 0z"><text:p/></draw:path><draw:path draw:style-name="gr3" draw:text-style-name="P9" svg:width="0.0823in" svg:height="0.0685in" svg:x="0.0004in" svg:y="0.0461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" draw:text-style-name="P9" svg:width="0.076in" svg:height="0.087in" svg:x="0.1425in" svg:y="0.0311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9" svg:width="0.0205in" svg:height="0.1512in" svg:x="0.2913in" svg:y="0in" svg:viewBox="0 0 53 385" svg:d="M53 385c0-5 0-10 0-15-12 0-25 0-38 0 0-118 0-237 0-355 13 0 26 0 38 0 0-5 0-9 0-15-18 0-35 0-53 0 0 129 0 257 0 385 18 0 35 0 53 0z"><text:p/></draw:path><draw:path draw:style-name="gr3" draw:text-style-name="P9" svg:width="0.0638in" svg:height="0.1035in" svg:x="0.3217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9" svg:width="0.0173in" svg:height="0.0453in" svg:x="0.4051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9" svg:width="0.1346in" svg:height="0.0685in" svg:x="0.4681in" svg:y="0.0461in" svg:viewBox="0 0 343 175" svg:d="M175 66c-21-26-25-32-37-42-22-17-44-24-64-24-45 0-74 43-74 88 0 44 29 87 73 87s77-35 95-66c21 26 26 32 38 42 22 17 43 24 62 24 46 0 75-43 75-88 0-44-28-87-72-87-45 0-77 35-96 66zM185 79c15-27 44-67 88-67 41 0 61 41 61 75 0 39-25 69-59 69-23 0-40-16-48-24-10-10-19-22-42-53zM158 96c-16 27-45 67-89 67-40 0-61-41-61-75 0-38 26-69 60-69 22 0 40 16 48 24 9 11 18 22 42 53z"><text:p/></draw:path><draw:path draw:style-name="gr3" draw:text-style-name="P9" svg:width="0.0346in" svg:height="0.1512in" svg:x="0.620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9" svg:width="0.1346in" svg:height="0.0827in" svg:x="0.7642in" svg:y="0.0335in" svg:viewBox="0 0 343 211" svg:d="M330 152c7 0 13 0 13-8 0-9-6-9-13-9-82 0-164 0-246 0-16-13-36-23-49-28 15-7 33-17 49-30 82 0 164 0 246 0 7 0 13-1 13-9 0-9-6-7-13-7-76 0-153 0-229 0 19-18 39-52 39-57 0-4-5-4-7-4-3 0-6 0-8 3-7 15-18 36-44 58-26 24-52 34-72 39-7 2-7 3-8 3-1 2-1 3-1 4 0 0 0 1 1 2h1c0 1 1 1 8 3 53 16 91 51 113 93 4 6 5 6 10 6 2 0 7 0 7-3 0-4-20-38-39-56 76 0 153 0 229 0z"><text:p/></draw:path><draw:path draw:style-name="gr3" draw:text-style-name="P9" svg:width="0.1346in" svg:height="0.0827in" svg:x="0.8909in" svg:y="0.0335in" svg:viewBox="0 0 343 211" svg:d="M259 77c16 13 36 23 49 30-14 5-33 15-49 28-82 0-164 0-246 0-6 0-13 0-13 9 0 8 7 8 13 8 76 0 153 0 229 0-19 18-38 52-38 56 0 3 4 3 6 3 3 0 6 0 8-3 8-13 19-34 44-56 26-24 53-34 72-40 7-2 7-3 8-3 1-1 1-2 1-2 0-1 0-2-1-4h-1c0-1-1-1-8-3-52-15-91-50-113-92-4-8-4-8-10-8-2 0-6 0-6 4 0 5 18 39 38 57-76 0-153 0-229 0-6 0-13-2-13 7 0 8 7 9 13 9 82 0 164 0 246 0z"><text:p/></draw:path><draw:path draw:style-name="gr3" draw:text-style-name="P9" svg:width="0.0823in" svg:height="0.0685in" svg:x="1.1236in" svg:y="0.0461in" svg:viewBox="0 0 210 175" svg:d="M23 148c-1 6-3 15-3 17 0 7 5 10 11 10 4 0 12-3 14-11 0-1 6-19 8-29 2-12 5-23 8-34 2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9" svg:width="0.0756in" svg:height="0.087in" svg:x="1.2654in" svg:y="0.0311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9" svg:width="0.0539in" svg:height="0.1512in" svg:x="1.4075in" svg:y="0in" svg:viewBox="0 0 138 385" svg:d="M81 52c0-16 10-41 52-43 2 0 5-2 5-5 0-4-4-4-8-4-39 0-74 20-75 48 0 29 0 59 0 89 0 15 0 27-15 39-14 12-28 12-37 13-2 0-3 1-3 5 0 3 2 3 6 3 26 2 44 14 48 34 1 4 1 5 1 19 0 25 0 51 0 76 0 16 0 29 19 43 15 12 40 16 56 16 4 0 8 0 8-4s-4-4-7-4c-24-2-43-15-48-33-2-5-2-5-2-19 0-27 0-54 0-82 0-17-3-24-15-35-9-8-20-12-31-14 32-10 46-28 46-50 0-31 0-61 0-92z"><text:p/></draw:path><draw:path draw:style-name="gr3" draw:text-style-name="P9" svg:width="0.0823in" svg:height="0.0685in" svg:x="1.4768in" svg:y="0.0461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9" svg:width="0.076in" svg:height="0.087in" svg:x="1.6189in" svg:y="0.0311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9" svg:width="0.1043in" svg:height="0.1031in" svg:x="1.7524in" svg:y="0.0098in" svg:viewBox="0 0 266 263" svg:d="M98 143c4 0 9 0 13 0 20 30 39 60 58 88 5 7 14 22 18 28 2 4 3 4 13 4 18 0 35 0 53 0 7 0 13 0 13-6 0-4-2-6-6-7-15-3-33-29-42-41-3-3-22-28-49-70 35-6 69-21 69-66 0-54-58-73-103-73-40 0-81 0-122 0-6 0-13 0-13 7 0 6 8 6 11 6 22 0 24 4 24 22 0 64 0 129 0 193 0 19-2 22-24 22-3 0-11 0-11 7 0 6 7 6 13 6 35 0 71 0 106 0 8 0 13 0 13-6 0-7-7-7-11-7-22 0-23-3-23-22 0-28 0-56 0-85zM173 124c10-14 12-35 12-51 0-19-3-40-16-55 17 3 54 15 54 55 0 24-11 44-50 51zM98 34c0-8 0-21 24-21 32 0 49 15 49 60 0 49-13 57-73 57 0-32 0-64 0-96zM45 250c3-7 3-18 3-21 0-64 0-129 0-194 0-4 0-14-3-22 14 0 30 0 44 0-5 7-5 15-5 20 0 65 0 131 0 196 0 3 0 14 3 21-14 0-28 0-42 0zM128 143c2 0 4-1 7-1 6 0 15 0 20-1 6 9 47 77 79 109-12 0-25 0-37 0-23-35-46-72-69-107z"><text:p/></draw:path><draw:path draw:style-name="gr3" draw:text-style-name="P9" svg:width="0.0055in" svg:height="0.1512in" svg:x="1.9201in" svg:y="0in" svg:viewBox="0 0 15 385" svg:d="M15 14c0-6 0-14-7-14-8 0-8 8-8 14 0 119 0 238 0 357 0 7 0 14 8 14 7 0 7-7 7-14 0-119 0-238 0-357z"><text:p/></draw:path><draw:path draw:style-name="gr3" draw:text-style-name="P9" svg:width="0.0823in" svg:height="0.0685in" svg:x="1.9906in" svg:y="0.0461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3" draw:text-style-name="P9" svg:width="0.0929in" svg:height="0.1165in" svg:x="2.1327in" svg:y="0.0165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" draw:text-style-name="P9" svg:width="0.0638in" svg:height="0.1035in" svg:x="2.2862in" svg:y="0.013in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" draw:text-style-name="P9" svg:width="0.0539in" svg:height="0.1512in" svg:x="2.3677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9" svg:width="0.1346in" svg:height="0.0827in" svg:x="2.526in" svg:y="0.0335in" svg:viewBox="0 0 343 211" svg:d="M330 152c7 0 13 0 13-8 0-9-6-9-14-9-81 0-164 0-245 0-16-13-36-23-49-28 15-7 33-17 49-30 81 0 164 0 245 0 8 0 14-1 14-9 0-9-6-7-13-7-76 0-153 0-229 0 19-18 39-52 39-57 0-4-5-4-7-4-3 0-6 0-8 3-7 15-18 36-44 58-26 24-52 34-72 39-7 2-6 2-8 3-1 2-1 3-1 4 0 0 0 1 0 2h1c1 1 2 1 9 3 53 16 91 51 112 93 5 6 6 6 11 6 2 0 7 0 7-3 0-4-20-38-39-56 76 0 153 0 229 0z"><text:p/></draw:path><draw:path draw:style-name="gr3" draw:text-style-name="P9" svg:width="0.1346in" svg:height="0.0827in" svg:x="2.6528in" svg:y="0.0335in" svg:viewBox="0 0 343 211" svg:d="M259 77c16 13 36 23 49 30-14 5-33 15-49 28-82 0-164 0-246 0-6 0-13 0-13 9 0 8 7 8 13 8 76 0 153 0 229 0-19 18-40 52-40 56 0 3 6 3 8 3 3 0 6 0 8-3 8-13 19-34 44-56 26-24 53-34 72-40 7-2 7-3 8-3 1-1 1-2 1-2 0-1 0-2-1-4h-1c0-1-1-1-8-3-52-15-91-50-113-92-4-8-4-8-10-8-2 0-8 0-8 4 0 5 20 39 40 57-76 0-153 0-229 0-6 0-13-2-13 7 0 8 7 9 13 9 82 0 164 0 246 0z"><text:p/></draw:path><draw:path draw:style-name="gr3" draw:text-style-name="P9" svg:width="0.0823in" svg:height="0.0685in" svg:x="2.8854in" svg:y="0.0461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9" svg:width="0.0756in" svg:height="0.087in" svg:x="3.0276in" svg:y="0.0311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9" svg:width="0.1039in" svg:height="0.1031in" svg:x="3.1606in" svg:y="0.0098in" svg:viewBox="0 0 265 263" svg:d="M98 143c4 0 9 0 13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3" draw:text-style-name="P9" svg:width="0.0843in" svg:height="0.0937in" svg:x="3.3106in" svg:y="0.022in" svg:viewBox="0 0 215 239" svg:d="M116 9c-3-7-6-9-9-9-5 0-6 3-8 9-32 71-65 143-97 215-2 4-2 5-2 7 0 5 3 8 8 8 2 0 5-1 9-8 29-67 60-135 90-203 31 68 60 136 91 203 3 8 8 8 9 8 4 0 8-3 8-8 0-1 0-2-3-6-32-72-65-145-96-216z"><text:p/></draw:path><draw:path draw:style-name="gr3" draw:text-style-name="P9" svg:width="0.0819in" svg:height="0.0685in" svg:x="3.4417in" svg:y="0.0461in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9" svg:width="0.0929in" svg:height="0.1165in" svg:x="3.5835in" svg:y="0.0165in" svg:viewBox="0 0 237 297" svg:d="M229 121c5-3 8-5 8-9s-2-6-8-9c-72-34-142-67-214-100-5-3-6-3-7-3-5 0-8 3-8 8 0 4 3 6 8 9 68 31 135 62 203 94-67 32-135 64-202 96-8 2-9 5-9 8 0 4 4 7 8 7 1 0 2 0 7-2 72-33 142-66 214-99zM223 297c7 0 14 0 14-7 0-8-8-8-15-8-69 0-138 0-208 0-5 0-14 0-14 8 0 7 8 7 14 7 70 0 140 0 209 0z"><text:p/></draw:path><draw:path draw:style-name="gr3" draw:text-style-name="P9" svg:width="0.0638in" svg:height="0.1035in" svg:x="3.7378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p>
        </text:list-item>
        <text:list-item>
          <text:p text:style-name="P33">וניתן להגדיר כך את <draw:g text:anchor-type="as-char" svg:y="-0.1083in" draw:z-index="183" draw:name="Shape29" draw:style-name="gr1"><svg:title>TexMaths</svg:title><svg:desc>11§display§A§svg§600§FALSE§</svg:desc><draw:path draw:style-name="gr2" draw:text-style-name="P8" svg:width="0.0929in" svg:height="0.0921in" svg:x="0.0031in" svg:y="0.0079in" svg:viewBox="0 0 237 235" svg:d="M0 0c79 0 158 0 237 0 0 78 0 157 0 235-79 0-158 0-237 0 0-78 0-157 0-235z"><text:p/></draw:path><draw:path draw:style-name="gr3" draw:text-style-name="P9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לפי עקרון ההחלפה:</text:p>
        </text:list-item>
      </text:list>
      <text:p text:style-name="P34"><draw:g text:anchor-type="as-char" svg:y="-0.1134in" draw:z-index="80" draw:name="Shape30" draw:style-name="gr1"><svg:title>TexMaths</svg:title><svg:desc>11§display§n \in A \iff \exists x \in \mathbb{R}. n = |x|§svg§600§FALSE§</svg:desc><draw:path draw:style-name="gr2" draw:text-style-name="P8" svg:width="1.7811in" svg:height="0.1358in" svg:x="0.0039in" svg:y="0.0071in" svg:viewBox="0 0 4525 346" svg:d="M2263 346c-755 0-1508 0-2263 0 0-116 0-230 0-346 1508 0 3017 0 4525 0 0 116 0 230 0 346-754 0-1508 0-2262 0z"><text:p/></draw:path><draw:path draw:style-name="gr3" draw:text-style-name="P9" svg:width="0.0823in" svg:height="0.0685in" svg:x="0.0004in" svg:y="0.0461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" draw:text-style-name="P9" svg:width="0.076in" svg:height="0.087in" svg:x="0.1425in" svg:y="0.0311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9" svg:width="0.1039in" svg:height="0.1079in" svg:x="0.2791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9" svg:width="0.1346in" svg:height="0.0827in" svg:x="0.4807in" svg:y="0.0335in" svg:viewBox="0 0 343 211" svg:d="M330 152c7 0 13 0 13-8 0-9-6-9-13-9-82 0-164 0-246 0-16-13-36-23-49-28 15-7 33-17 49-30 82 0 164 0 246 0 7 0 13-1 13-9 0-9-6-7-13-7-76 0-153 0-229 0 19-18 39-52 39-57 0-4-5-4-7-4-3 0-6 0-8 3-7 15-18 36-44 58-26 24-52 34-72 39-7 2-7 3-8 3-1 2-1 3-1 4 0 0 0 1 0 2 1 0 1 0 2 0 0 1 1 1 8 3 53 16 91 51 113 93 4 6 5 6 10 6 2 0 7 0 7-3 0-4-20-38-39-56 76 0 153 0 229 0z"><text:p/></draw:path><draw:path draw:style-name="gr3" draw:text-style-name="P9" svg:width="0.1346in" svg:height="0.0827in" svg:x="0.6079in" svg:y="0.0335in" svg:viewBox="0 0 343 211" svg:d="M259 77c16 13 36 23 49 30-14 5-33 15-49 28-82 0-164 0-246 0-6 0-13 0-13 9 0 8 7 8 13 8 76 0 153 0 229 0-19 18-40 52-40 56 0 3 6 3 8 3 3 0 6 0 8-3 8-13 19-34 44-56 26-24 53-34 72-40 7-2 7-3 8-3 1-1 1-2 1-2 0-1 0-2-1-4h-1c0-1-1-1-8-3-52-15-91-50-113-92-4-8-4-8-10-8-2 0-8 0-8 4 0 5 20 39 40 57-76 0-153 0-229 0-6 0-13-2-13 7 0 8 7 9 13 9 82 0 164 0 246 0z"><text:p/></draw:path><draw:path draw:style-name="gr3" draw:text-style-name="P9" svg:width="0.0677in" svg:height="0.1043in" svg:x="0.8441in" svg:y="0.0079in" svg:viewBox="0 0 173 266" svg:d="M173 13c0-12-1-13-15-13-48 0-95 0-144 0-6 0-14 0-14 8 0 7 8 7 14 7 48 0 96 0 143 0 0 37 0 73 0 111-46 0-92 0-138 0-6 0-13-2-13 7 0 8 7 9 13 9 46 0 92 0 138 0 0 36 0 73 0 109-47 0-95 0-143 0-6 0-14 0-14 8 0 7 8 7 14 7 49 0 96 0 144 0 14 0 15-1 15-13 0-79 0-159 0-240z"><text:p/></draw:path><draw:path draw:style-name="gr3" draw:text-style-name="P9" svg:width="0.0756in" svg:height="0.0685in" svg:x="0.9244in" svg:y="0.0461in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9" svg:width="0.076in" svg:height="0.087in" svg:x="1.0622in" svg:y="0.0311in" svg:viewBox="0 0 194 222" svg:d="M179 120c7 0 15 0 15-8 0-9-8-9-15-9-55 0-109 0-164 0 5-50 50-88 104-88 20 0 41 0 60 0 7 0 15 0 15-7 0-8-8-8-15-8-19 0-40 0-60 0-66 0-119 50-119 112s53 110 119 110c20 0 41 0 60 0 7 0 15 0 15-7s-8-7-15-7c-19 0-40 0-60 0-54 0-99-37-104-88 55 0 109 0 164 0z"><text:p/></draw:path><draw:path draw:style-name="gr3" draw:text-style-name="P9" svg:width="0.1043in" svg:height="0.1031in" svg:x="1.1957in" svg:y="0.0098in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3 124c10-14 11-35 11-51 0-19-2-40-15-55 16 3 54 15 54 55 0 24-11 44-50 51zM98 34c0-8 0-21 24-21 32 0 49 15 49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9" svg:width="0.0157in" svg:height="0.0157in" svg:x="1.3161in" svg:y="0.0972in" svg:viewBox="0 0 41 41" svg:d="M41 21c0-12-10-21-21-21s-20 9-20 21c0 11 9 20 20 20s21-9 21-20z"><text:p/></draw:path><draw:path draw:style-name="gr3" draw:text-style-name="P9" svg:width="0.0823in" svg:height="0.0685in" svg:x="1.3496in" svg:y="0.0461in" svg:viewBox="0 0 210 175" svg:d="M23 148c-1 6-3 15-3 17 0 7 5 10 11 10 4 0 11-3 14-11 0-1 5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" draw:text-style-name="P9" svg:width="0.1008in" svg:height="0.0354in" svg:x="1.48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9" svg:width="0.0055in" svg:height="0.1512in" svg:x="1.6575in" svg:y="0in" svg:viewBox="0 0 15 385" svg:d="M15 14c0-6 0-14-7-14-8 0-8 8-8 14 0 119 0 238 0 357 0 7 0 14 8 14 7 0 7-7 7-14 0-119 0-238 0-357z"><text:p/></draw:path><draw:path draw:style-name="gr3" draw:text-style-name="P9" svg:width="0.0756in" svg:height="0.0685in" svg:x="1.6862in" svg:y="0.0461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9" svg:width="0.0055in" svg:height="0.1512in" svg:x="1.787in" svg:y="0in" svg:viewBox="0 0 15 385" svg:d="M15 14c0-6 0-14-7-14-8 0-8 8-8 14 0 119 0 238 0 357 0 7 0 14 8 14 7 0 7-7 7-14 0-119 0-238 0-357z"><text:p/></draw:path></draw:g></text:p>
      <text:list xml:id="list202934393205055" text:continue-numbering="true" text:style-name="L4">
        <text:list-item>
          <text:p text:style-name="P35">נציב את (ii) ואת (iii) ב־(i):</text:p>
          <text:p text:style-name="P31"><draw:g text:anchor-type="as-char" svg:y="-0.1902in" draw:z-index="178" draw:name="Shape31" draw:style-name="gr1"><svg:title>TexMaths</svg:title><svg:desc>11§latex§\begin{alignat*}{9}
  \forall n. &amp;((\exists x \in \mathbb{R}. n = |x|) &amp;&amp;\rightarrow \; &amp;&amp;(n \in \mathbb{R} \land n \ge 0)) \\
                  \land &amp;((n \in \mathbb{R} \land n \ge 0) &amp;&amp;\rightarrow \; &amp;&amp;(\exists x \in \mathbb{R}. n = |x|))
\end{align*}§svg§600§FALSE§</svg:desc><draw:path draw:style-name="gr2" draw:text-style-name="P8" svg:width="2.7291in" svg:height="0.3642in" svg:x="0.0079in" svg:y="0.0079in" svg:viewBox="0 0 6933 926" svg:d="M0 0c2311 0 4622 0 6933 0 0 308 0 617 0 926-2311 0-4622 0-6933 0 0-309 0-618 0-926z"><text:p/></draw:path><draw:path draw:style-name="gr3" draw:text-style-name="P9" svg:width="0.0839in" svg:height="0.1083in" svg:x="0in" svg:y="0.0087in" svg:viewBox="0 0 214 276" svg:d="M213 14c1-4 1-5 1-6 0-5-2-8-7-8s-7 4-9 9c-11 28-21 56-32 85-40 0-78 0-118 0-11-29-21-57-32-85-2-6-3-9-8-9-4 0-8 3-8 8 1 2 0 1 2 6 32 85 65 169 97 253 1 6 3 9 9 9 5 0 6-4 7-7 33-85 65-170 98-255zM55 109c35 0 69 0 104 0-17 46-34 91-51 138-18-47-35-92-53-138z"><text:p/></draw:path><draw:path draw:style-name="gr3" draw:text-style-name="P9" svg:width="0.0823in" svg:height="0.0685in" svg:x="0.0886in" svg:y="0.0469in" svg:viewBox="0 0 210 175" svg:d="M23 149c-1 5-3 14-3 16 0 7 5 10 11 10 4 0 12-3 14-11 1 0 6-19 8-29 3-11 5-23 9-34 2-9 4-17 6-26 1-7 5-18 5-19 5-12 26-47 62-47 18 0 21 14 21 26 0 24-19 74-24 90-4 9-4 15-4 18 0 19 13 32 31 32 37 0 51-56 51-59 0-4-3-4-4-4-5 0-5 1-7 7-8 26-20 48-38 48-7 0-10-4-10-13 0-10 3-19 6-27 8-21 24-63 24-85 0-27-16-42-45-42-34 0-52 25-59 34-2-22-19-34-36-34-18 0-26 15-29 22-7 13-12 36-12 37 0 5 4 5 5 5 4 0 4-1 7-9 7-27 14-46 28-46 7 0 12 4 12 17 0 8-1 13-6 33-8 30-15 60-23 90z"><text:p/></draw:path><draw:path draw:style-name="gr3" draw:text-style-name="P9" svg:width="0.0161in" svg:height="0.0157in" svg:x="0.189in" svg:y="0.0984in" svg:viewBox="0 0 42 41" svg:d="M42 21c0-11-10-21-21-21s-21 10-21 21 10 20 21 20 21-9 21-20z"><text:p/></draw:path><draw:path draw:style-name="gr3" draw:text-style-name="P9" svg:width="0.0346in" svg:height="0.1516in" svg:x="0.2335in" svg:y="0in" svg:viewBox="0 0 89 386" svg:d="M89 383c0-1 0-2-7-9-48-48-60-122-60-180 0-69 14-136 62-184 5-4 5-4 5-6 0-3-1-4-3-4-5 0-40 26-62 75-20 43-24 86-24 119 0 29 3 76 25 120 23 47 56 72 61 72 2 0 3-1 3-3z"><text:p/></draw:path><draw:path draw:style-name="gr3" draw:text-style-name="P9" svg:width="0.035in" svg:height="0.1516in" svg:x="0.2921in" svg:y="0in" svg:viewBox="0 0 90 386" svg:d="M90 383c0-1 0-2-6-9-49-48-61-122-61-180 0-69 14-136 62-184 5-4 5-4 5-6 0-3-2-4-4-4-4 0-39 26-62 75-20 43-24 86-24 119 0 29 4 76 25 120 23 47 57 72 61 72 2 0 4-1 4-3z"><text:p/></draw:path><draw:path draw:style-name="gr3" draw:text-style-name="P9" svg:width="0.0677in" svg:height="0.1047in" svg:x="0.3449in" svg:y="0.0087in" svg:viewBox="0 0 173 267" svg:d="M173 13c0-12-1-13-15-13-48 0-95 0-144 0-6 0-14 0-14 8 0 7 8 7 14 7 48 0 96 0 143 0 0 38 0 74 0 112-46 0-91 0-137 0-7 0-15 0-15 7 0 8 8 8 15 8 46 0 91 0 137 0 0 36 0 73 0 110-47 0-95 0-143 0-6 0-14 0-14 8 0 7 8 7 14 7 49 0 96 0 144 0 14 0 15-1 15-13 0-80 0-160 0-241z"><text:p/></draw:path><draw:path draw:style-name="gr3" draw:text-style-name="P9" svg:width="0.0752in" svg:height="0.0685in" svg:x="0.4252in" svg:y="0.0469in" svg:viewBox="0 0 192 175" svg:d="M119 54c2-10 11-45 37-45 2 0 12 0 20 4-11 2-19 12-19 21 0 7 5 14 15 14 8 0 20-7 20-23 0-19-22-25-35-25-23 0-36 21-40 30-10-26-31-30-42-30-41 0-63 50-63 59 0 5 4 5 6 5s3-1 4-5c13-40 38-50 52-50 7 0 21 3 21 25 0 12-7 39-21 93-6 24-20 40-37 40-2 0-11 0-19-5 9-2 18-10 18-21 0-10-9-13-14-13-12 0-22 10-22 22 0 17 20 25 36 25 27 0 40-26 41-29 5 15 19 29 42 29 40 0 62-50 62-59 0-4-4-4-5-4-3 0-4 1-4 5-14 40-40 50-52 50-16 0-21-13-21-26 0-8 2-17 7-34 4-18 8-35 13-53z"><text:p/></draw:path><draw:path draw:style-name="gr3" draw:text-style-name="P9" svg:width="0.076in" svg:height="0.0874in" svg:x="0.563in" svg:y="0.0319in" svg:viewBox="0 0 194 223" svg:d="M179 120c7 0 15 0 15-8 0-7-8-7-15-7-55 0-109 0-164 0 6-52 50-90 104-90 20 0 40 0 60 0 7 0 15 0 15-7 0-8-8-8-15-8-20 0-40 0-60 0-66 0-119 50-119 112s53 111 119 111c20 0 40 0 60 0 7 0 15 0 15-7 0-8-8-8-15-8-20 0-40 0-60 0-54 0-98-36-104-88 55 0 109 0 164 0z"><text:p/></draw:path><draw:path draw:style-name="gr3" draw:text-style-name="P9" svg:width="0.1043in" svg:height="0.1035in" svg:x="0.6965in" svg:y="0.0102in" svg:viewBox="0 0 266 264" svg:d="M98 143c4 0 9 0 13 0 20 30 39 60 58 90 5 6 14 21 18 27 2 4 3 4 13 4 18 0 35 0 53 0 7 0 13 0 13-6 0-4-2-6-6-7-15-3-33-29-42-41-4-4-22-30-49-71 34-6 69-21 69-66 0-54-58-73-104-73-41 0-80 0-121 0-6 0-13 0-13 7 0 6 8 6 11 6 22 0 23 4 23 22 0 65 0 129 0 194 0 20-1 22-23 22-3 0-11 0-11 7 0 6 7 6 13 6 35 0 71 0 106 0 7 0 13 0 13-6 0-7-7-7-11-7-22 0-23-3-23-22 0-29 0-57 0-86zM173 124c10-14 11-35 11-51 0-19-3-40-15-55 17 3 54 15 54 55 0 24-11 44-50 51zM98 34c0-8 0-21 24-21 32 0 48 13 48 60 0 49-12 57-72 57 0-32 0-64 0-96zM45 251c3-7 3-18 3-21 0-66 0-131 0-196 0-3 0-14-3-21 14 0 30 0 44 0-5 7-5 15-5 20 0 66 0 131 0 197 0 3 0 14 3 21-14 0-28 0-42 0zM128 143c2 0 4-1 6-1 7 0 14 0 21-1 6 9 47 78 79 110-12 0-25 0-37 0-23-36-46-73-69-108z"><text:p/></draw:path><draw:path draw:style-name="gr3" draw:text-style-name="P9" svg:width="0.0157in" svg:height="0.0157in" svg:x="0.8169in" svg:y="0.0984in" svg:viewBox="0 0 41 41" svg:d="M41 21c0-11-10-21-21-21s-20 10-20 21 9 20 20 20 21-9 21-20z"><text:p/></draw:path><draw:path draw:style-name="gr3" draw:text-style-name="P9" svg:width="0.0823in" svg:height="0.0685in" svg:x="0.8504in" svg:y="0.0469in" svg:viewBox="0 0 210 175" svg:d="M23 149c-1 5-3 14-3 16 0 7 5 10 11 10 4 0 11-3 14-11 2-10 4-19 8-29 2-11 5-23 7-34 3-9 6-17 7-26 2-7 6-18 6-19 5-12 26-47 62-47 18 0 21 14 21 26 0 24-19 74-25 90-3 9-3 15-3 18 0 19 13 32 31 32 37 0 51-56 51-59 0-4-4-4-5-4-4 0-4 1-6 7-8 26-20 48-40 48-6 0-8-4-8-13 0-10 3-19 6-27 8-21 24-63 24-85 0-27-16-42-45-42-34 0-54 25-60 34-1-22-18-34-35-34-18 0-26 15-29 22-7 13-12 36-12 37 0 5 3 4 4 5 5 0 5-1 7-9 7-27 14-46 29-46 7 0 12 4 12 17 0 8-1 13-7 33-8 30-14 60-22 90z"><text:p/></draw:path><draw:path draw:style-name="gr3" draw:text-style-name="P9" svg:width="0.1008in" svg:height="0.035in" svg:x="0.9882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055in" svg:height="0.1516in" svg:x="1.1583in" svg:y="0in" svg:viewBox="0 0 15 386" svg:d="M15 14c0-7 0-14-7-14-8 0-8 7-8 14 0 120 0 239 0 359 0 7 0 13 8 13 7 0 7-6 7-13 0-120 0-239 0-359z"><text:p/></draw:path><draw:path draw:style-name="gr3" draw:text-style-name="P9" svg:width="0.0752in" svg:height="0.0685in" svg:x="1.187in" svg:y="0.0469in" svg:viewBox="0 0 192 175" svg:d="M118 54c3-10 12-45 38-45 2 0 11 0 20 4-11 2-19 12-19 21 0 7 5 14 15 14 8 0 20-7 20-23 0-19-23-25-35-25-23 0-36 21-40 30-10-26-31-30-42-30-41 0-63 50-63 59 0 5 3 4 4 5 4 0 5-1 6-5 13-40 38-50 52-50 7 0 21 3 21 25 0 12-7 39-21 93-7 24-20 40-37 40-3 0-12 0-19-5 9-2 18-10 18-21 0-10-9-13-14-13-12 0-22 10-22 22 0 17 20 25 36 25 26 0 40-26 41-29 4 15 19 29 42 29 39 0 61-50 61-59 0-4-3-4-4-4-3 0-4 1-4 5-14 40-40 50-52 50-16 0-22-13-22-26 0-8 3-17 6-34 5-18 9-35 14-53z"><text:p/></draw:path><draw:path draw:style-name="gr3" draw:text-style-name="P9" svg:width="0.0055in" svg:height="0.1516in" svg:x="1.2878in" svg:y="0in" svg:viewBox="0 0 15 386" svg:d="M15 14c0-7 0-14-7-14-8 0-8 7-8 14 0 120 0 239 0 359 0 7 0 13 8 13 7 0 7-6 7-13 0-120 0-239 0-359z"><text:p/></draw:path><draw:path draw:style-name="gr3" draw:text-style-name="P9" svg:width="0.035in" svg:height="0.1516in" svg:x="1.3205in" svg:y="0in" svg:viewBox="0 0 90 386" svg:d="M90 194c0-31-4-77-25-121-23-48-56-73-61-73-2 0-4 1-4 4 0 2 0 2 8 9 38 38 60 99 60 181 0 66-14 133-63 182-5 5-5 6-5 7 0 2 2 3 4 3 5 0 39-26 62-75 20-42 24-85 24-117z"><text:p/></draw:path><draw:path draw:style-name="gr3" draw:text-style-name="P9" svg:width="0.1346in" svg:height="0.0787in" svg:x="1.4213in" svg:y="0.0366in" svg:viewBox="0 0 343 201" svg:d="M301 109c-22 15-32 32-35 36-17 28-13 34-20 52 0 4 5 4 8 4 7 0 7 0 8-7 9-38 32-71 76-88 4-1 5-3 5-5 0-3-2-4-3-4-17-7-64-27-78-91-1-5-1-6-8-6-3 0-8 0-8 4 0 2 4 26 19 52 8 11 20 24 36 38-95 0-191 0-287 0-7 0-14 0-14 7 0 8 7 8 14 8 96 0 192 0 287 0z"><text:p/></draw:path><draw:path draw:style-name="gr3" draw:text-style-name="P9" svg:width="0.0346in" svg:height="0.1516in" svg:x="1.6224in" svg:y="0in" svg:viewBox="0 0 89 386" svg:d="M89 383c0-1 0-2-7-9-48-48-60-122-60-180 0-69 14-136 62-184 5-4 5-4 5-6 0-3-1-4-3-4-5 0-40 26-62 75-20 43-24 86-24 119 0 29 3 76 25 120 23 47 56 72 61 72 2 0 3-1 3-3z"><text:p/></draw:path><draw:path draw:style-name="gr3" draw:text-style-name="P9" svg:width="0.0819in" svg:height="0.0685in" svg:x="1.6709in" svg:y="0.0469in" svg:viewBox="0 0 209 175" svg:d="M22 149c-1 5-3 14-3 16 0 7 5 10 11 10 5 0 12-3 14-11 1 0 5-19 8-29 3-11 5-23 8-34 3-9 5-17 7-26 1-7 4-18 4-19 7-12 27-47 64-47 17 0 21 14 21 26 0 24-20 74-25 90-3 9-5 15-5 18 0 19 14 32 32 32 37 0 51-56 51-59 0-4-3-4-4-4-5 0-5 1-6 7-8 26-21 48-40 48-6 0-9-4-9-13 0-10 3-19 7-27 7-21 23-63 23-85 0-27-16-42-44-42-35 0-54 25-60 34-2-22-19-34-36-34-19 0-25 15-29 22-7 13-11 36-11 37 0 5 3 5 4 5 4 0 5-1 7-9 7-27 14-46 27-46 8 0 13 4 13 17 0 8-2 13-6 33-8 30-15 60-23 90z"><text:p/></draw:path><draw:path draw:style-name="gr3" draw:text-style-name="P9" svg:width="0.076in" svg:height="0.0874in" svg:x="1.8126in" svg:y="0.0319in" svg:viewBox="0 0 194 223" svg:d="M179 120c7 0 15 0 15-8 0-7-8-7-15-7-55 0-109 0-164 0 6-52 50-90 105-90 20 0 39 0 59 0 7 0 15 0 15-7 0-8-8-8-15-8-20 0-40 0-60 0-66 0-119 50-119 112s53 111 119 111c20 0 40 0 60 0 7 0 15 0 15-7 0-8-8-8-15-8-20 0-39 0-59 0-55 0-99-36-105-88 55 0 109 0 164 0z"><text:p/></draw:path><draw:path draw:style-name="gr3" draw:text-style-name="P9" svg:width="0.1043in" svg:height="0.1035in" svg:x="1.9461in" svg:y="0.0102in" svg:viewBox="0 0 266 264" svg:d="M98 143c4 0 10 0 14 0 19 30 39 60 57 90 5 6 14 21 18 27 3 4 4 4 13 4 18 0 35 0 53 0 8 0 13 0 13-6 0-4-2-6-5-7-15-3-34-29-43-41-4-4-22-30-49-71 36-6 69-21 69-66 0-54-58-73-103-73-40 0-81 0-122 0-6 0-13 0-13 7 0 6 8 6 11 6 22 0 24 4 24 22 0 65 0 129 0 194 0 20-2 22-24 22-3 0-11 0-11 7 0 6 7 6 13 6 35 0 72 0 107 0 6 0 12 0 12-6 0-7-7-7-11-7-22 0-23-3-23-22 0-29 0-57 0-86zM173 124c11-14 12-35 12-51 0-19-2-40-16-55 17 3 55 15 55 55 0 24-12 44-51 51zM98 34c0-8 0-21 24-21 33 0 48 13 48 60 0 49-12 57-72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" draw:text-style-name="P9" svg:width="0.0839in" svg:height="0.0941in" svg:x="2.0957in" svg:y="0.0228in" svg:viewBox="0 0 214 240" svg:d="M117 9c-4-7-6-9-9-9-6 0-7 3-9 9-32 71-65 144-97 216-2 5-2 5-2 7 0 5 3 8 8 8 2 0 5-1 8-8 31-68 61-136 92-204 29 68 60 136 90 204 3 8 8 8 9 8 4 0 7-3 7-8 0-1 0-1-2-6-32-73-64-145-95-217z"><text:p/></draw:path><draw:path draw:style-name="gr3" draw:text-style-name="P9" svg:width="0.0823in" svg:height="0.0685in" svg:x="2.2272in" svg:y="0.0469in" svg:viewBox="0 0 210 175" svg:d="M23 149c-1 5-3 14-3 16 0 7 5 10 11 10 4 0 11-3 14-11 2-10 6-19 8-29 2-11 5-23 7-34 3-9 6-17 7-26 2-7 6-18 6-19 5-12 26-47 62-47 18 0 21 14 21 26 0 24-19 74-25 90-3 9-3 15-3 18 0 19 13 32 31 32 37 0 51-56 51-59 0-4-4-4-5-4-4 0-4 1-6 7-8 26-20 48-40 48-6 0-8-4-8-13 0-10 3-19 6-27 8-21 24-63 24-85 0-27-16-42-45-42-34 0-54 25-60 34-1-22-18-34-35-34-18 0-26 15-29 22-7 13-12 36-12 37 0 5 3 4 4 5 5 0 5-1 7-9 7-27 14-46 29-46 7 0 12 4 12 17 0 8-1 13-7 33-8 30-14 60-22 90z"><text:p/></draw:path><draw:path draw:style-name="gr3" draw:text-style-name="P9" svg:width="0.0921in" svg:height="0.1173in" svg:x="2.3689in" svg:y="0.0173in" svg:viewBox="0 0 235 299" svg:d="M228 121c5-2 7-5 7-9s-1-6-7-9c-71-34-142-67-213-101-5-2-5-1-7-2-6 0-8 3-8 8 0 4 2 6 7 9 68 31 135 63 203 95-67 32-135 63-202 95-8 3-8 7-8 9 0 4 3 7 8 7 1 0 1 0 6-2 72-34 142-67 214-100zM222 299c7 0 13-1 13-8 0-9-7-8-13-8-69 0-140 0-209 0-5 0-13-1-13 8 0 7 7 8 13 8 69 0 140 0 209 0z"><text:p/></draw:path><draw:path draw:style-name="gr3" draw:text-style-name="P9" svg:width="0.0638in" svg:height="0.1039in" svg:x="2.5228in" svg:y="0.0138in" svg:viewBox="0 0 163 265" svg:d="M163 133c0-31-2-61-16-90-17-37-49-43-66-43-23 0-50 10-67 45-12 28-14 57-14 88 0 29 2 64 18 94 16 31 45 38 63 38 21 0 51-7 67-45 13-26 15-56 15-87zM81 256c-15 0-38-8-45-46-4-23-4-58-4-81 0-26 0-51 3-72 8-46 36-49 46-49 14 0 39 7 45 45 5 22 5 52 5 76 0 28 0 55-5 80-5 36-27 47-45 47z"><text:p/></draw:path><draw:path draw:style-name="gr3" draw:text-style-name="P9" svg:width="0.035in" svg:height="0.1516in" svg:x="2.6016in" svg:y="0in" svg:viewBox="0 0 90 386" svg:d="M90 194c0-31-4-77-26-121-23-48-56-73-60-73-2 0-4 1-4 4 0 2 0 2 8 9 37 38 59 99 59 181 0 66-14 133-62 182-5 5-5 6-5 7 0 2 2 3 4 3 4 0 39-26 62-75 19-42 24-85 24-117z"><text:p/></draw:path><draw:path draw:style-name="gr3" draw:text-style-name="P9" svg:width="0.0346in" svg:height="0.1516in" svg:x="2.661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9" svg:width="0.0839in" svg:height="0.0941in" svg:x="0.1252in" svg:y="0.2516in" svg:viewBox="0 0 214 240" svg:d="M117 9c-4-7-6-9-10-9-5 0-6 3-8 9-32 71-65 144-97 216-2 4-2 5-2 7 0 5 3 8 8 8 2 0 5-1 8-8 30-69 61-137 91-206 30 69 60 137 91 206 3 8 8 8 9 8 4 0 7-3 7-8 0-1 0-2-2-6-32-73-64-145-95-217z"><text:p/></draw:path><draw:path draw:style-name="gr3" draw:text-style-name="P9" svg:width="0.0346in" svg:height="0.1516in" svg:x="0.2335in" svg:y="0.2283in" svg:viewBox="0 0 89 386" svg:d="M89 382c0-1 0-1-7-8-48-48-60-122-60-181 0-68 14-135 62-183 5-4 5-6 5-7 0-2-1-3-3-3-5 0-40 26-62 75-20 43-24 86-24 118 0 30 3 77 25 121 23 47 56 72 61 72 2 0 3-1 3-4z"><text:p/></draw:path><draw:path draw:style-name="gr3" draw:text-style-name="P9" svg:width="0.035in" svg:height="0.1516in" svg:x="0.2921in" svg:y="0.2283in" svg:viewBox="0 0 90 386" svg:d="M90 382c0-1 0-1-6-8-49-48-61-122-61-181 0-68 14-135 62-183 5-4 5-6 5-7 0-2-2-3-4-3-4 0-39 26-62 75-20 43-24 86-24 118 0 30 4 77 25 121 23 47 57 72 61 72 2 0 4-1 4-4z"><text:p/></draw:path><draw:path draw:style-name="gr3" draw:text-style-name="P9" svg:width="0.0823in" svg:height="0.0685in" svg:x="0.3409in" svg:y="0.2752in" svg:viewBox="0 0 210 175" svg:d="M23 147c-1 7-3 16-3 18 0 7 5 10 11 10 4 0 12-3 14-11 2-10 6-19 8-29 2-11 5-23 7-34 4-9 6-17 7-26 2-7 6-18 6-19 5-12 26-47 62-47 18 0 21 14 21 26 0 24-19 74-25 90-3 9-3 14-3 18 0 19 13 32 31 32 37 0 51-56 51-59 0-5-3-5-5-5-4 0-4 2-6 8-8 26-20 47-40 47-6 0-8-3-8-12 0-10 3-19 6-27 8-21 24-63 24-85 0-27-16-42-45-42-34 0-54 24-60 34-1-22-18-34-35-34-18 0-26 15-29 22-7 13-12 36-12 37 0 5 3 4 4 5 5 0 5-1 7-10 7-26 14-45 29-45 7 0 12 4 12 17 0 8-1 13-7 32-8 30-14 60-22 89z"><text:p/></draw:path><draw:path draw:style-name="gr3" draw:text-style-name="P9" svg:width="0.0752in" svg:height="0.0874in" svg:x="0.4827in" svg:y="0.2602in" svg:viewBox="0 0 192 223" svg:d="M179 119c7 0 13 0 13-8s-6-8-13-8c-55 0-109 0-164 0 5-51 50-88 104-88 20 0 40 0 60 0 7 0 13 0 13-7 0-8-6-8-13-8-20 0-40 0-60 0-66 0-119 48-119 111 0 62 53 112 119 112 20 0 40 0 60 0 7 0 13 0 13-7 0-8-6-8-13-8-20 0-40 0-60 0-54 0-99-37-104-89 55 0 109 0 164 0z"><text:p/></draw:path><draw:path draw:style-name="gr3" draw:text-style-name="P9" svg:width="0.1039in" svg:height="0.1035in" svg:x="0.6161in" svg:y="0.2378in" svg:viewBox="0 0 265 264" svg:d="M98 143c4 0 9 0 13 0 20 30 39 60 58 89 4 7 14 22 18 28 2 4 3 4 12 4 18 0 36 0 54 0 7 0 12 0 12-6 0-4-2-6-5-7-15-3-33-29-42-41-4-4-22-30-49-71 34-7 67-21 67-67 0-54-56-72-102-72-41 0-80 0-121 0-6 0-13 0-13 7 0 6 8 6 11 6 22 0 23 2 23 22 0 65 0 129 0 194 0 19-1 22-23 22-3 0-11 0-11 7 0 6 7 6 13 6 35 0 71 0 106 0 7 0 13 0 13-6 0-7-7-7-11-7-22 0-23-3-23-22 0-29 0-57 0-86zM172 124c11-14 12-35 12-51 0-19-3-40-15-55 16 3 54 15 54 54 0 25-11 45-51 52zM98 34c0-8 0-21 23-21 33 0 49 13 49 60 0 49-12 57-72 57 0-32 0-64 0-96zM45 251c3-7 3-18 3-21 0-66 0-131 0-196 0-3 0-14-3-21 14 0 30 0 44 0-5 7-5 15-5 20 0 66 0 131 0 197 0 3 0 14 3 21-14 0-28 0-42 0zM128 143c2 0 4-1 6-1 7 0 14 0 21-1 6 9 47 78 79 110-12 0-25 0-37 0-23-36-46-73-69-108z"><text:p/></draw:path><draw:path draw:style-name="gr3" draw:text-style-name="P9" svg:width="0.0839in" svg:height="0.0941in" svg:x="0.7661in" svg:y="0.2516in" svg:viewBox="0 0 214 240" svg:d="M115 9c-2-7-5-9-8-9-5 0-6 3-8 9-32 71-65 144-97 216-2 4-2 5-2 7 0 5 3 8 8 8 2 0 5-1 8-8 30-69 61-137 91-206 30 69 60 137 91 206 3 8 8 8 9 8 4 0 7-3 7-8 0-1 0-2-2-6-32-73-65-145-97-217z"><text:p/></draw:path><draw:path draw:style-name="gr3" draw:text-style-name="P9" svg:width="0.0819in" svg:height="0.0685in" svg:x="0.8972in" svg:y="0.2752in" svg:viewBox="0 0 209 175" svg:d="M23 147c-1 7-4 16-4 18 0 7 5 10 12 10 4 0 11-3 14-11 2-10 4-19 7-29 3-11 5-23 8-34 3-9 5-17 7-26 1-7 4-18 6-19 5-12 25-47 62-47 18 0 21 14 21 26 0 24-19 74-25 90-3 9-5 14-5 18 0 19 15 32 32 32 37 0 51-56 51-59 0-5-3-5-4-5-4 0-4 2-6 8-8 26-21 47-40 47-6 0-8-3-8-12 0-10 3-19 6-27 8-21 23-63 23-85 0-27-16-42-44-42-35 0-54 24-60 34-2-22-18-34-35-34-18 0-26 15-30 22-6 13-11 36-11 37 0 5 3 5 4 5 5 0 5-1 7-10 7-26 14-45 29-45 7 0 12 4 12 17 0 8-1 13-7 32-8 30-14 60-22 89z"><text:p/></draw:path><draw:path draw:style-name="gr3" draw:text-style-name="P9" svg:width="0.0925in" svg:height="0.1169in" svg:x="1.039in" svg:y="0.2457in" svg:viewBox="0 0 236 298" svg:d="M229 120c5-2 7-4 7-8s-1-6-7-9c-72-34-142-67-214-101-5-2-6-2-7-2-5 0-8 3-8 8 0 4 3 6 8 9 68 31 135 62 203 94-67 32-135 64-202 96-8 3-9 7-9 9 0 4 4 7 8 7 1 0 2 0 7-2 72-34 142-67 214-101zM223 298c7 0 13 0 13-7 0-8-7-8-14-8-69 0-138 0-208 0-5 0-14 0-14 8 0 7 8 7 14 7 70 0 140 0 209 0z"><text:p/></draw:path><draw:path draw:style-name="gr3" draw:text-style-name="P9" svg:width="0.0638in" svg:height="0.1043in" svg:x="1.1929in" svg:y="0.2406in" svg:viewBox="0 0 163 266" svg:d="M163 134c0-31-2-61-16-90-17-37-49-44-66-44-23 0-51 10-67 46-12 27-14 57-14 88 0 29 1 64 18 93 16 32 44 39 63 39 21 0 50-7 67-45 13-26 15-56 15-87zM81 258c-15 0-38-10-45-47-4-23-4-59-4-81 0-25 0-51 3-72 7-46 36-49 46-49 12 0 38 6 45 45 5 22 5 51 5 76 0 28 0 55-5 79-6 38-28 49-45 49z"><text:p/></draw:path><draw:path draw:style-name="gr3" draw:text-style-name="P9" svg:width="0.0346in" svg:height="0.1516in" svg:x="1.2717in" svg:y="0.2283in" svg:viewBox="0 0 89 386" svg:d="M89 193c0-30-4-76-25-120-23-48-56-73-61-73-2 0-3 1-3 3 0 1 0 3 8 9 37 39 59 100 59 181 0 66-14 134-63 183-4 5-4 5-4 6 0 3 1 4 3 4 5 0 39-26 62-75 20-42 24-85 24-118z"><text:p/></draw:path><draw:path draw:style-name="gr3" draw:text-style-name="P9" svg:width="0.1346in" svg:height="0.0787in" svg:x="1.4213in" svg:y="0.2642in" svg:viewBox="0 0 343 201" svg:d="M301 108c-22 16-32 33-35 37-17 27-20 51-20 52 0 4 5 4 8 4 7 0 7-1 8-7 9-38 32-71 76-88 4-1 5-4 5-6 0-3-2-3-3-3-17-7-64-27-78-91-1-5-1-6-8-6-3 0-8 0-8 4 0 2 4 26 19 51 8 12 20 25 36 37-95 0-191 0-287 0-7 0-14 0-14 8s7 8 14 8c96 0 192 0 287 0z"><text:p/></draw:path><draw:path draw:style-name="gr3" draw:text-style-name="P9" svg:width="0.0346in" svg:height="0.1516in" svg:x="1.6224in" svg:y="0.2283in" svg:viewBox="0 0 89 386" svg:d="M89 382c0-1 0-1-7-8-48-48-60-122-60-181 0-68 14-135 62-183 5-4 5-6 5-7 0-2-1-3-3-3-5 0-40 26-62 75-20 43-24 86-24 118 0 30 3 77 25 121 23 47 56 72 61 72 2 0 3-1 3-4z"><text:p/></draw:path><draw:path draw:style-name="gr3" draw:text-style-name="P9" svg:width="0.0673in" svg:height="0.1055in" svg:x="1.6748in" svg:y="0.2366in" svg:viewBox="0 0 172 269" svg:d="M172 14c0-12-2-14-14-14-48 0-96 0-145 0-6 0-13 0-13 8 0 7 7 9 13 9 47 0 96 0 143 0 0 36 0 73 0 110-46 0-91 0-137 0-7 0-14 0-14 7 0 8 7 8 14 8 46 0 91 0 137 0 0 36 0 74 0 111-47 0-96 0-143 0-6 0-13 0-13 8s7 8 13 8c49 0 97 0 145 0 12 0 14-2 14-14 0-80 0-160 0-241z"><text:p/></draw:path><draw:path draw:style-name="gr3" draw:text-style-name="P9" svg:width="0.0752in" svg:height="0.0685in" svg:x="1.7555in" svg:y="0.2752in" svg:viewBox="0 0 192 175" svg:d="M118 54c2-10 11-45 38-45 2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3 0-4 2-6 5-12 41-38 50-51 50-15 0-21-12-21-25 0-9 2-17 6-34 5-18 9-35 14-53z"><text:p/></draw:path><draw:path draw:style-name="gr3" draw:text-style-name="P9" svg:width="0.076in" svg:height="0.0874in" svg:x="1.8929in" svg:y="0.2602in" svg:viewBox="0 0 194 223" svg:d="M180 119c7 0 14 0 14-8s-7-8-14-8c-55 0-109 0-164 0 5-51 49-88 104-88 20 0 41 0 60 0 7 0 14 0 14-7 0-8-7-8-14-8-21 0-40 0-61 0-66 0-119 48-119 111 0 62 53 112 119 112 21 0 40 0 61 0 7 0 14 0 14-7 0-8-7-8-14-8-19 0-40 0-60 0-55 0-99-37-104-89 55 0 109 0 164 0z"><text:p/></draw:path><draw:path draw:style-name="gr3" draw:text-style-name="P9" svg:width="0.1039in" svg:height="0.1035in" svg:x="2.0264in" svg:y="0.2378in" svg:viewBox="0 0 265 264" svg:d="M97 143c4 0 10 0 14 0 19 30 39 60 57 89 5 7 13 22 18 28 3 4 4 4 13 4 18 0 35 0 53 0 8 0 13 0 13-6 0-4-2-6-5-7-15-3-35-29-43-41-3-4-22-30-49-71 35-7 68-21 68-67 0-54-57-72-102-72-41 0-81 0-122 0-7 0-12 0-12 7 0 6 7 6 10 6 22 0 24 2 24 22 0 65 0 129 0 194 0 19-2 22-24 22-3 0-10 0-10 7 0 6 5 6 12 6 35 0 72 0 107 0 6 0 12 0 12-6 0-7-7-7-10-7-23 0-24-3-24-22 0-29 0-57 0-86zM172 124c11-14 12-35 12-51 0-19-3-40-16-55 17 3 55 15 55 54 0 25-12 45-51 52zM97 34c0-8 0-21 24-21 33 0 48 13 48 60 0 49-11 57-72 57 0-32 0-64 0-96zM44 251c3-7 3-18 3-21 0-66 0-131 0-196 0-3 0-14-3-21 14 0 30 0 44 0-4 7-4 15-4 20 0 66 0 131 0 197 0 3 0 14 3 21-14 0-29 0-43 0zM126 143c4 0 5-1 8-1 6 0 14 0 20-1 5 9 47 78 79 110-12 0-25 0-37 0-23-36-46-73-70-108z"><text:p/></draw:path><draw:path draw:style-name="gr3" draw:text-style-name="P9" svg:width="0.0157in" svg:height="0.0157in" svg:x="2.1469in" svg:y="0.3256in" svg:viewBox="0 0 41 41" svg:d="M41 21c0-12-9-21-20-21-12 0-21 9-21 21 0 11 9 20 21 20 11 0 20-9 20-20z"><text:p/></draw:path><draw:path draw:style-name="gr3" draw:text-style-name="P9" svg:width="0.0823in" svg:height="0.0685in" svg:x="2.1803in" svg:y="0.2752in" svg:viewBox="0 0 210 175" svg:d="M23 147c-1 7-3 16-3 18 0 7 5 10 11 10 4 0 12-3 14-11 1 0 6-19 8-29 3-11 5-23 9-34 2-9 4-17 6-26 1-7 5-18 5-19 5-12 26-47 62-47 18 0 21 14 21 26 0 24-19 74-24 90-4 9-4 14-4 18 0 19 13 32 31 32 37 0 51-56 51-59 0-5-3-5-4-5-5 0-5 2-7 8-8 26-20 47-38 47-7 0-10-3-10-12 0-10 3-19 7-27 7-21 23-63 23-85 0-27-16-42-44-42-35 0-53 24-60 34-2-22-19-34-36-34-19 0-25 15-29 22-7 13-12 36-12 37 0 5 4 5 5 5 4 0 5-1 7-10 7-26 14-45 28-45 7 0 12 4 12 17 0 8-1 13-6 32-8 30-15 60-23 89z"><text:p/></draw:path><draw:path draw:style-name="gr3" draw:text-style-name="P9" svg:width="0.1004in" svg:height="0.035in" svg:x="2.3185in" svg:y="0.286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9" svg:width="0.0055in" svg:height="0.1516in" svg:x="2.4886in" svg:y="0.2283in" svg:viewBox="0 0 15 386" svg:d="M15 13c0-6 0-13-7-13-8 0-8 7-8 13 0 120 0 239 0 359 0 8 0 14 8 14 7 0 7-6 7-14 0-120 0-239 0-359z"><text:p/></draw:path><draw:path draw:style-name="gr3" draw:text-style-name="P9" svg:width="0.0752in" svg:height="0.0685in" svg:x="2.5173in" svg:y="0.2752in" svg:viewBox="0 0 192 175" svg:d="M118 54c2-10 11-45 38-45 1 0 11 0 19 4-11 2-19 12-19 21 0 7 5 14 16 14 7 0 20-7 20-23 0-19-23-25-36-25-23 0-36 21-41 30-9-27-30-30-41-30-41 0-63 50-63 59 0 5 4 5 5 5 3 0 5-1 5-5 13-41 38-50 52-50 7 0 20 3 20 25 0 12-6 39-20 93-6 24-20 39-37 39-2 0-11 0-20-4 10-2 19-10 19-21s-9-13-14-13c-12 0-21 10-21 22 0 17 19 25 36 25 26 0 39-28 40-30 5 15 19 30 42 30 40 0 62-50 62-59 0-5-4-5-5-5-3 0-3 2-5 5-13 41-39 50-51 50-16 0-21-12-21-25 0-9 2-17 6-34 5-18 9-35 14-53z"><text:p/></draw:path><draw:path draw:style-name="gr3" draw:text-style-name="P9" svg:width="0.0055in" svg:height="0.1516in" svg:x="2.6177in" svg:y="0.2283in" svg:viewBox="0 0 15 386" svg:d="M15 13c0-6 0-13-7-13-8 0-8 7-8 13 0 120 0 239 0 359 0 8 0 14 8 14 7 0 7-6 7-14 0-120 0-239 0-359z"><text:p/></draw:path><draw:path draw:style-name="gr3" draw:text-style-name="P9" svg:width="0.0346in" svg:height="0.1516in" svg:x="2.6504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9" svg:width="0.035in" svg:height="0.1516in" svg:x="2.7094in" svg:y="0.2283in" svg:viewBox="0 0 90 386" svg:d="M90 193c0-30-4-76-25-120-23-48-56-73-61-73-2 0-4 1-4 3 0 1 0 3 8 9 38 39 60 100 60 181 0 66-14 134-63 183-5 5-5 5-5 6 0 3 2 4 4 4 5 0 39-26 62-75 20-42 24-85 24-118z"><text:p/></draw:path></draw:g></text:p>
        </text:list-item>
        <text:list-item>
          <text:p text:style-name="P36">נוכיח בחלוקה למקרים כי הערך המוחלט של כל מספר <text:span text:style-name="T12">גדול מ־0</text:span> (הדבר הראשון שצריך להוכיח):</text:p>
        </text:list-item>
      </text:list>
      <text:list text:style-name="L5">
        <text:list-item>
          <text:list>
            <text:list-item>
              <text:p text:style-name="P37">אם המספר גדול מ־<draw:g text:anchor-type="as-char" svg:y="-0.1043in" draw:z-index="179" draw:name="Shape32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הטענה מתקיימת באופן <text:span text:style-name="T13">טריוואלי</text:span>.</text:p>
            </text:list-item>
          </text:list>
        </text:list-item>
      </text:list>
      <text:list text:style-name="L6">
        <text:list-item>
          <text:list>
            <text:list-item>
              <text:p text:style-name="P38">אם המספר קטן מ־<draw:g text:anchor-type="as-char" svg:y="-0.1043in" draw:z-index="181" draw:name="Shape33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לפי הגדרת הערך המוחלט הערך המוחלט של המספר גדול מ־<draw:g text:anchor-type="as-char" svg:y="-0.1043in" draw:z-index="180" draw:name="Shape34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ולכן הטענה נכונה באופן טריוואלי. </text:p>
            </text:list-item>
          </text:list>
        </text:list-item>
      </text:list>
      <text:list text:continue-list="list202934393205055" text:style-name="L4">
        <text:list-item>
          <text:p text:style-name="P39">נוכיח כי <text:span text:style-name="T12">מספר ממשי גדול מ־0 הוא הערך המוחלט של ממשי כלשהו.</text:span></text:p>
        </text:list-item>
      </text:list>
      <text:list text:style-name="L7">
        <text:list-item>
          <text:list>
            <text:list-item>
              <text:p text:style-name="P40">במילים אחרות, יהי <draw:g text:anchor-type="as-char" svg:y="-0.1035in" draw:z-index="176" draw:name="Shape35" draw:style-name="gr1"><svg:title>TexMaths</svg:title><svg:desc>11§display§x \in \mathbb{R}§svg§600§FALSE§</svg:desc><draw:path draw:style-name="gr2" draw:text-style-name="P8" svg:width="0.3634in" svg:height="0.0933in" svg:x="0.0039in" svg:y="0.0075in" svg:viewBox="0 0 924 238" svg:d="M462 238c-154 0-308 0-462 0 0-79 0-159 0-238 308 0 616 0 924 0 0 79 0 159 0 238-154 0-308 0-462 0z"><text:p/></draw:path><draw:path draw:style-name="gr3" draw:text-style-name="P9" svg:width="0.0752in" svg:height="0.0677in" svg:x="0.0004in" svg:y="0.037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" draw:text-style-name="P9" svg:width="0.0752in" svg:height="0.087in" svg:x="0.1382in" svg:y="0.022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9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אם <draw:g text:anchor-type="as-char" svg:y="-0.0681in" draw:z-index="175" draw:name="Shape36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גדול מ־<draw:g text:anchor-type="as-char" svg:y="-0.1043in" draw:z-index="174" draw:name="Shape37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אז <draw:g text:anchor-type="as-char" svg:y="-0.1134in" draw:z-index="173" draw:name="Shape38" draw:style-name="gr1"><svg:title>TexMaths</svg:title><svg:desc>11§display§x = |x|§svg§600§FALSE§</svg:desc><draw:path draw:style-name="gr2" draw:text-style-name="P8" svg:width="0.4268in" svg:height="0.1358in" svg:x="0.0035in" svg:y="0.0071in" svg:viewBox="0 0 1085 346" svg:d="M0 0c362 0 723 0 1085 0 0 116 0 230 0 346-362 0-723 0-1085 0 0-116 0-230 0-346z"><text:p/></draw:path><draw:path draw:style-name="gr3" draw:text-style-name="P9" svg:width="0.0752in" svg:height="0.0681in" svg:x="0in" svg:y="0.0461in" svg:viewBox="0 0 192 174" svg:d="M118 54c2-10 11-46 38-46 2 0 11 0 20 5-11 2-19 12-19 21 0 7 5 13 14 13s21-6 21-22c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5 1-6 5-12 40-38 50-50 50-16 0-22-13-22-25 0-9 2-18 6-34 5-18 9-35 14-53z"><text:p/></draw:path><draw:path draw:style-name="gr3" draw:text-style-name="P9" svg:width="0.1004in" svg:height="0.035in" svg:x="0.1335in" svg:y="0.0575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9" svg:width="0.0055in" svg:height="0.1512in" svg:x="0.3035in" svg:y="0in" svg:viewBox="0 0 15 385" svg:d="M15 14c0-7 0-14-7-14-8 0-8 7-8 14 0 119 0 238 0 357 0 8 0 14 8 14 7 0 7-6 7-14 0-119 0-238 0-357z"><text:p/></draw:path><draw:path draw:style-name="gr3" draw:text-style-name="P9" svg:width="0.0752in" svg:height="0.0681in" svg:x="0.3319in" svg:y="0.0461in" svg:viewBox="0 0 192 174" svg:d="M118 54c2-10 11-46 38-46 1 0 11 0 19 5-11 2-19 12-19 21 0 7 4 13 15 13 8 0 21-6 21-22 0-19-23-25-36-25-22 0-36 20-41 29-9-26-30-29-41-29-40 0-62 50-62 59 0 4 3 4 4 4 4 0 5-1 5-5 13-40 38-50 52-50 7 0 20 4 20 26 0 12-6 38-20 92-6 24-20 40-37 40-2 0-11 0-20-5 10-2 19-10 19-21 0-10-9-13-14-13-12 0-21 10-21 22 0 17 19 25 36 25 26 0 39-26 41-29 4 15 18 29 41 29 40 0 62-50 62-59 0-4-4-4-5-4-4 0-4 1-5 5-13 40-39 50-51 50-16 0-21-13-21-25 0-9 2-18 6-34 5-18 9-35 14-53z"><text:p/></draw:path><draw:path draw:style-name="gr3" draw:text-style-name="P9" svg:width="0.0055in" svg:height="0.1512in" svg:x="0.4323in" svg:y="0in" svg:viewBox="0 0 15 385" svg:d="M15 14c0-7 0-14-7-14-8 0-8 7-8 14 0 119 0 238 0 357 0 8 0 14 8 14 7 0 7-6 7-14 0-119 0-238 0-357z"><text:p/></draw:path></draw:g>. משום שידוע שהוא גדול מ־<draw:g text:anchor-type="as-char" svg:y="-0.1043in" draw:z-index="172" draw:name="Shape39" draw:style-name="gr1"><svg:title>TexMaths</svg:title><svg:desc>11§display§0§svg§600§FALSE§</svg:desc><draw:path draw:style-name="gr2" draw:text-style-name="P8" svg:width="0.0539in" svg:height="0.0882in" svg:x="0.0024in" svg:y="0.0071in" svg:viewBox="0 0 138 225" svg:d="M0 0c46 0 92 0 138 0 0 75 0 150 0 225-46 0-92 0-138 0 0-75 0-150 0-225z"><text:p/></draw:path><draw:path draw:style-name="gr3" draw:text-style-name="P9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לפי הגדרת הערך המוחלט, <draw:g text:anchor-type="as-char" svg:y="-0.0681in" draw:z-index="171" draw:name="Shape40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שווה לערך המוחלט של עצמו.</text:p>
            </text:list-item>
          </text:list>
        </text:list-item>
      </text:list>
      <text:list text:style-name="L8">
        <text:list-item>
          <text:p text:style-name="P41">טענות (v) ו־(vi) מוכיחות את (v) אשר שקול לטענה שצ.ל., לכן <text:span text:style-name="T14">– </text:span><text:span text:style-name="T8">מש"ל</text:span> <draw:g text:anchor-type="as-char" svg:y="-0.1043in" draw:z-index="170" draw:name="Shape41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2" text:outline-level="2">3. הפשטת והוכחת טענות</text:h>
      <text:h text:style-name="Heading_20_3" text:outline-level="3">סעיף א’</text:h>
      <text:list text:style-name="L9">
        <text:list-item>
          <text:p text:style-name="P42"><text:span text:style-name="T15">נטען</text:span>:</text:p>
          <text:p text:style-name="P43"><draw:g text:anchor-type="as-char" svg:y="-0.1134in" draw:z-index="169" draw:name="Shape42" draw:style-name="gr1"><svg:title>TexMaths</svg:title><svg:desc>11§display§A := \left\{x \in \mathbb{Z} \colon \exists y \in \mathbb{Z}. (x = y + 1) \right\} = \mathbb{Z}§svg§600§FALSE§</svg:desc><draw:path draw:style-name="gr2" draw:text-style-name="P8" svg:width="2.524in" svg:height="0.1354in" svg:x="0.0031in" svg:y="0.0071in" svg:viewBox="0 0 6412 345" svg:d="M0 0c2137 0 4275 0 6412 0 0 115 0 230 0 345-2137 0-4275 0-6412 0 0-115 0-230 0-345z"><text:p/></draw:path><draw:path draw:style-name="gr3" draw:text-style-name="P9" svg:width="0.1039in" svg:height="0.1079in" svg:x="0.0004in" svg:y="0.0047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3 0-23-3-25-14-8-79-15-160-23-240-1-8-1-9-8-9-5 0-7 2-10 7-45 74-89 149-134 223zM102 175c26-43 51-86 76-128 5 42 9 85 13 128-29 0-59 0-89 0z"><text:p/></draw:path><draw:path draw:style-name="gr3" draw:text-style-name="P9" svg:width="0.0161in" svg:height="0.065in" svg:x="0.1646in" svg:y="0.048in" svg:viewBox="0 0 42 166" svg:d="M42 20c0-11-10-20-21-20s-21 9-21 20 10 21 21 21 21-10 21-21zM42 145c0-11-10-21-21-21s-21 10-21 21 10 21 21 21 21-10 21-21z"><text:p/></draw:path><draw:path draw:style-name="gr3" draw:text-style-name="P9" svg:width="0.1008in" svg:height="0.035in" svg:x="0.2024in" svg:y="0.057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9" svg:width="0.0539in" svg:height="0.1508in" svg:x="0.3657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9" svg:width="0.0756in" svg:height="0.0681in" svg:x="0.4354in" svg:y="0.0461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9" svg:width="0.076in" svg:height="0.087in" svg:x="0.5724in" svg:y="0.0311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9" svg:width="0.0917in" svg:height="0.1031in" svg:x="0.7083in" svg:y="0.0098in" svg:viewBox="0 0 234 263" svg:d="M219 13c3-4 3-5 3-6 0-7-5-7-12-7-59 0-118 0-177 0-12 0-12 1-13 11-2 18-5 34-7 52 0 1 0 3 0 5 0 6 4 7 7 7s5-2 6-6c2-8 5-26 29-40 22-15 50-16 62-16 11 0 21 0 32 0-49 78-97 158-146 236-3 4-3 5-3 6 0 8 6 8 13 8 66 0 132 0 198 0 11 0 11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3" draw:text-style-name="P9" svg:width="0.0161in" svg:height="0.065in" svg:x="0.835in" svg:y="0.048in" svg:viewBox="0 0 42 166" svg:d="M42 20c0-11-10-20-21-20s-21 9-21 20 10 21 21 21 21-10 21-21zM42 145c0-11-10-21-21-21s-21 10-21 21 10 21 21 21 21-10 21-21z"><text:p/></draw:path><draw:path draw:style-name="gr3" draw:text-style-name="P9" svg:width="0.0677in" svg:height="0.1043in" svg:x="0.9232in" svg:y="0.0083in" svg:viewBox="0 0 173 266" svg:d="M173 13c0-12-1-13-15-13-48 0-96 0-145 0-5 0-13 0-13 8 0 7 8 7 13 7 49 0 96 0 144 0 0 37 0 73 0 111-46 0-92 0-138 0-7 0-13 0-13 7 0 8 6 8 13 8 46 0 92 0 138 0 0 36 0 73 0 109-48 0-95 0-144 0-5 0-13 0-13 8s8 8 13 8c49 0 97 0 145 0 14 0 15-2 15-14 0-79 0-160 0-239z"><text:p/></draw:path><draw:path draw:style-name="gr3" draw:text-style-name="P9" svg:width="0.0697in" svg:height="0.0972in" svg:x="1.0039in" svg:y="0.0461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3" draw:text-style-name="P9" svg:width="0.0756in" svg:height="0.087in" svg:x="1.1346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9" svg:width="0.0921in" svg:height="0.1031in" svg:x="1.2693in" svg:y="0.0098in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draw:path draw:style-name="gr3" draw:text-style-name="P9" svg:width="0.0157in" svg:height="0.0161in" svg:x="1.3799in" svg:y="0.0972in" svg:viewBox="0 0 41 42" svg:d="M41 21c0-11-9-21-20-21-12 0-21 10-21 21s9 21 21 21c11 0 20-10 20-21z"><text:p/></draw:path><draw:path draw:style-name="gr3" draw:text-style-name="P9" svg:width="0.035in" svg:height="0.1508in" svg:x="1.424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9" svg:width="0.0756in" svg:height="0.0681in" svg:x="1.4724in" svg:y="0.0461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1-13-21-25 0-9 2-18 6-34 4-18 8-35 13-53z"><text:p/></draw:path><draw:path draw:style-name="gr3" draw:text-style-name="P9" svg:width="0.1008in" svg:height="0.035in" svg:x="1.6059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697in" svg:height="0.0972in" svg:x="1.7626in" svg:y="0.0461in" svg:viewBox="0 0 178 248" svg:d="M176 23c2-5 2-5 2-9 0-6-5-10-12-10-3 0-10 3-13 8-1 2-3 14-6 21-2 10-5 20-7 31-6 23-12 46-18 69-1 6-17 33-43 33-20 0-24-17-24-32 0-17 7-40 20-75 5-16 8-20 8-28 0-17-13-31-32-31-37 0-51 56-51 59 0 4 3 4 4 4 4 0 5-1 6-7 11-36 26-48 40-48 3 0 9 0 9 13 0 9-4 20-6 26-16 41-23 63-23 82 0 34 25 45 47 45 15 0 29-7 40-17-6 20-10 38-26 58-10 13-25 25-43 25-5 0-22-2-28-16 5 0 11 0 16-5 4-4 8-9 8-16 0-11-11-13-14-13-9 0-22 6-22 25 0 18 16 33 40 33 40 0 81-36 92-77 12-50 24-99 36-148z"><text:p/></draw:path><draw:path draw:style-name="gr3" draw:text-style-name="P9" svg:width="0.1008in" svg:height="0.1008in" svg:x="1.8807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9" svg:width="0.05in" svg:height="0.1008in" svg:x="2.0378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3" draw:text-style-name="P9" svg:width="0.0346in" svg:height="0.1508in" svg:x="2.109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9" svg:width="0.0531in" svg:height="0.1508in" svg:x="2.1709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9" svg:width="0.1008in" svg:height="0.035in" svg:x="2.2862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921in" svg:height="0.1031in" svg:x="2.4425in" svg:y="0.0098in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/draw:g></text:p>
        </text:list-item>
        <text:list-item>
          <text:p text:style-name="P44">נפשט, לפי הגדרת הכלה ועיקרון ההפרדה:</text:p>
          <text:p text:style-name="P43"><draw:g text:anchor-type="as-char" svg:y="-0.2965in" draw:z-index="156" draw:name="Shape43" draw:style-name="gr1"><svg:title>TexMaths</svg:title><svg:desc>11§latex§\begin{align*}
  &amp;P_1 := (\forall z \in \mathbb{Z}. (z \in \mathbb{Z} \land (\exists y. z = y + 1))) \\
  &amp;P_2 := (\forall z \in \mathbb{Z}. (\exists y \in \mathbb{Z} z = y + 1) \rightarrow z \in \mathbb{Z}) \\
  &amp;P_1 \land P_2
\end{align*}§svg§600§FALSE§</svg:desc><draw:path draw:style-name="gr2" draw:text-style-name="P8" svg:width="2.7843in" svg:height="0.5772in" svg:x="0.0024in" svg:y="0.0083in" svg:viewBox="0 0 7073 1467" svg:d="M3537 1467c-1179 0-2358 0-3537 0 0-489 0-978 0-1467 2358 0 4715 0 7073 0 0 489 0 978 0 1467-1179 0-2358 0-3536 0z"><text:p/></draw:path><draw:path draw:style-name="gr3" draw:text-style-name="P9" svg:width="0.1083in" svg:height="0.1035in" svg:x="0.0004in" svg:y="0.0106in" svg:viewBox="0 0 276 264" svg:d="M102 142c22 0 43 0 65 0 55 0 109-41 109-84 0-29-25-58-76-58-42 0-83 0-125 0-8 0-11 0-11 7 0 5 3 5 11 5 4 0 12 0 16 0 6 1 9 2 9 7 0 1-1 2-2 7-18 70-34 138-52 207-3 16-4 19-35 19-7 0-11 0-11 7 0 5 5 5 7 5 9 0 37-1 48-1 9 0 16 0 25 0 8 0 17 1 26 1 2 0 7 0 7-8 0-4-4-4-11-4-14 0-25 0-25-8 0-2 1-3 1-6 8-32 17-64 24-96zM130 26c3-13 4-14 21-14 12 0 25 0 37 0 32 0 53 10 53 36 0 16-9 49-23 63-20 18-43 20-60 20-18 0-36 0-55 0 9-35 18-69 27-105z"><text:p/></draw:path><draw:path draw:style-name="gr3" draw:text-style-name="P9" svg:width="0.0382in" svg:height="0.0701in" svg:x="0.1039in" svg:y="0.0669in" svg:viewBox="0 0 98 179" svg:d="M60 8c0-8 0-8-7-8-18 18-42 18-53 18 0 3 0 6 0 10 7 0 24 0 38-8 0 46 0 91 0 137 0 9 0 12-26 12-3 0-8 0-11 0 0 4 0 7 0 10 6 0 39-1 48-1s43 1 49 1c0-3 0-6 0-10-3 0-7 0-10 0-28 0-28-3-28-12 0-49 0-100 0-149z"><text:p/></draw:path><draw:path draw:style-name="gr3" draw:text-style-name="P9" svg:width="0.0161in" svg:height="0.0654in" svg:x="0.2157in" svg:y="0.0488in" svg:viewBox="0 0 42 167" svg:d="M42 21c0-11-10-21-21-21s-21 10-21 21 10 20 21 20 21-9 21-20zM42 146c0-11-10-21-21-21s-21 10-21 21 10 21 21 21 21-10 21-21z"><text:p/></draw:path><draw:path draw:style-name="gr3" draw:text-style-name="P9" svg:width="0.1008in" svg:height="0.035in" svg:x="0.2531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9" svg:width="0.035in" svg:height="0.1516in" svg:x="0.4205in" svg:y="0.0004in" svg:viewBox="0 0 90 386" svg:d="M90 383c0-1 0-2-6-9-49-48-61-121-61-180 0-67 14-135 62-183 5-5 5-5 5-7 0-3-1-4-3-4-5 0-40 26-62 76-20 42-25 85-25 118 0 29 4 77 26 120 23 48 56 72 61 72 2 0 3-1 3-3z"><text:p/></draw:path><draw:path draw:style-name="gr3" draw:text-style-name="P9" svg:width="0.0846in" svg:height="0.1083in" svg:x="0.4646in" svg:y="0.0091in" svg:viewBox="0 0 216 276" svg:d="M213 14c3-4 3-4 3-6 0-5-4-8-8-8-6 0-8 4-9 9-11 28-22 56-33 85-38 0-78 0-117 0-11-29-22-57-33-85-1-6-3-9-8-9-4 0-8 3-8 8 0 1 0 1 2 6 32 85 65 169 97 253 2 6 3 9 9 9 5 0 6-4 9-7 31-85 64-170 96-255zM55 109c35 0 70 0 106 0-18 46-36 91-53 138-18-47-35-92-53-138z"><text:p/></draw:path><draw:path draw:style-name="gr3" draw:text-style-name="P9" svg:width="0.0642in" svg:height="0.0685in" svg:x="0.5559in" svg:y="0.0472in" svg:viewBox="0 0 164 175" svg:d="M34 139c21-22 33-32 46-44 13-11 24-21 39-34 36-37 45-55 45-57 0-4-3-4-5-4-3 0-4 1-5 4-12 19-21 26-30 26-10 0-13-7-20-13-6-9-13-17-26-17-29 0-46 36-46 44 0 2 1 4 4 4 4 0 5-1 5-4 7-18 29-18 33-18 8 0 15 3 24 6 15 5 20 5 30 5-14 18-47 46-53 51-12 11-23 22-35 33-27 25-40 47-40 51 0 3 3 3 4 3 4 0 4 0 7-4 9-14 20-25 32-25 10 0 13 4 23 15 7 8 13 14 24 14 39 0 61-48 61-59 0-2-1-4-5-4-3 0-4 2-5 5-9 25-33 33-46 33-8 0-15-3-24-6-13-4-18-6-26-6-1 0-7 0-11 1z"><text:p/></draw:path><draw:path draw:style-name="gr3" draw:text-style-name="P9" svg:width="0.076in" svg:height="0.0882in" svg:x="0.6815in" svg:y="0.0323in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3" draw:text-style-name="P9" svg:width="0.0921in" svg:height="0.1039in" svg:x="0.8169in" svg:y="0.0102in" svg:viewBox="0 0 235 265" svg:d="M219 14c4-5 4-6 4-7 0-7-6-7-13-7-59 0-118 0-177 0-12 0-12 1-13 11-2 18-4 35-6 53 0 1-1 3-1 4 0 6 5 8 7 8 3 0 5-3 6-6 3-9 6-26 29-41 22-15 49-16 63-16 10 0 21 0 30 0-48 79-96 159-145 238-3 5-3 5-3 7 0 7 5 7 13 7 66 0 132 0 198 0 12 0 12-1 13-11 4-25 8-50 11-76 0-4-4-7-6-7-7 0-7 4-8 12-7 32-37 68-92 68-19 0-37 0-55 0 48-79 96-157 145-237zM33 13c7 0 13 0 20 0v1c-10 6-18 12-22 17 1-6 1-12 2-18zM165 13c13 0 25 0 38 0-48 79-96 159-145 238-13 0-26 0-39 0 48-79 98-159 146-238zM185 251c11-7 21-14 29-25 0 7-1 12-3 25-9 0-17 0-26 0z"><text:p/></draw:path><draw:path draw:style-name="gr3" draw:text-style-name="P9" svg:width="0.0157in" svg:height="0.0161in" svg:x="0.9276in" svg:y="0.0984in" svg:viewBox="0 0 41 42" svg:d="M41 21c0-11-10-21-21-21s-20 10-20 21 9 21 20 21 21-10 21-21z"><text:p/></draw:path><draw:path draw:style-name="gr3" draw:text-style-name="P9" svg:width="0.0346in" svg:height="0.1516in" svg:x="0.9717in" svg:y="0.0004in" svg:viewBox="0 0 89 386" svg:d="M89 383c0-1 0-2-7-9-48-48-60-121-60-180 0-67 14-135 63-183 4-5 4-5 4-7 0-3-1-4-3-4-5 0-39 26-62 76-20 42-24 85-24 118 0 29 4 77 25 120 23 48 56 72 61 72 2 0 3-1 3-3z"><text:p/></draw:path><draw:path draw:style-name="gr3" draw:text-style-name="P9" svg:width="0.0642in" svg:height="0.0685in" svg:x="1.0224in" svg:y="0.0472in" svg:viewBox="0 0 164 175" svg:d="M34 139c21-22 33-32 46-44 13-11 24-21 39-34 36-37 45-55 45-57 0-4-3-4-5-4-3 0-4 1-5 4-12 19-21 26-30 26-10 0-13-7-20-13-6-9-13-17-26-17-29 0-46 36-46 44 0 2 1 4 4 4 4 0 5-1 5-4 7-18 29-18 33-18 8 0 15 3 24 6 15 5 20 5 30 5-14 18-47 46-53 51-12 11-23 22-35 33-27 25-40 47-40 51 0 3 3 3 4 3 4 0 4 0 7-4 9-14 20-25 32-25 10 0 13 4 23 15 7 8 13 14 24 14 39 0 61-48 61-59 0-2-1-4-5-4-3 0-4 2-5 5-9 25-33 33-46 33-8 0-15-3-24-6-13-4-18-6-26-6-1 0-7 0-11 1z"><text:p/></draw:path><draw:path draw:style-name="gr3" draw:text-style-name="P9" svg:width="0.076in" svg:height="0.0882in" svg:x="1.148in" svg:y="0.0323in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3" draw:text-style-name="P9" svg:width="0.0921in" svg:height="0.1039in" svg:x="1.2835in" svg:y="0.0102in" svg:viewBox="0 0 235 265" svg:d="M219 14c4-5 4-6 4-7 0-7-6-7-13-7-59 0-118 0-177 0-12 0-12 1-13 11-2 18-4 35-6 53 0 1-1 3-1 4 0 6 5 8 7 8 3 0 5-3 6-6 3-9 6-26 29-41 22-15 49-16 63-16 10 0 21 0 30 0-48 79-96 159-145 238-3 5-3 5-3 7 0 7 5 7 13 7 66 0 132 0 198 0 12 0 12-1 13-11 4-25 8-50 11-76 0-4-4-7-6-7-7 0-7 4-8 12-7 32-37 68-92 68-19 0-37 0-55 0 48-79 96-157 145-237zM33 13c7 0 13 0 20 0v1c-10 6-18 12-22 17 1-6 1-12 2-18zM165 13c13 0 25 0 38 0-48 79-96 159-145 238-13 0-26 0-39 0 48-79 98-159 146-238zM185 251c11-7 21-14 29-25 0 7-1 12-3 25-9 0-17 0-26 0z"><text:p/></draw:path><draw:path draw:style-name="gr3" draw:text-style-name="P9" svg:width="0.0839in" svg:height="0.0937in" svg:x="1.4224in" svg:y="0.0236in" svg:viewBox="0 0 214 239" svg:d="M117 8c-4-7-6-8-10-8-5 0-6 2-8 8-32 71-65 144-97 215-2 6-2 7-2 8 0 5 3 8 8 8 2 0 5 0 8-8 30-68 61-136 91-205 30 69 60 137 91 205 3 8 8 8 9 8 4 0 7-3 7-8-1-2 0-1-2-5-32-73-64-146-95-218z"><text:p/></draw:path><draw:path draw:style-name="gr3" draw:text-style-name="P9" svg:width="0.0346in" svg:height="0.1516in" svg:x="1.5646in" svg:y="0.0004in" svg:viewBox="0 0 89 386" svg:d="M89 383c0-1 0-2-7-9-48-48-60-121-60-180 0-67 14-135 63-183 4-5 4-5 4-7 0-3-1-4-3-4-5 0-40 26-62 76-20 42-24 85-24 118 0 29 3 77 25 120 23 48 56 72 61 72 2 0 3-1 3-3z"><text:p/></draw:path><draw:path draw:style-name="gr3" draw:text-style-name="P9" svg:width="0.0673in" svg:height="0.1055in" svg:x="1.6169in" svg:y="0.0091in" svg:viewBox="0 0 172 269" svg:d="M172 14c0-13-2-14-14-14-48 0-96 0-145 0-6 0-13 0-13 8 0 7 7 7 13 7 47 0 96 0 143 0 0 38 0 74 0 112-46 0-91 0-137 0-7 0-14 0-14 7 0 8 7 8 14 8 46 0 91 0 137 0 0 37 0 74 0 111-47 0-96 0-143 0-6 0-13 0-13 8s7 8 13 8c49 0 97 0 145 0 12 0 14-2 14-15 0-80 0-159 0-240z"><text:p/></draw:path><draw:path draw:style-name="gr3" draw:text-style-name="P9" svg:width="0.0697in" svg:height="0.0984in" svg:x="1.6972in" svg:y="0.0472in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7 39-17-6 20-10 39-26 60-10 13-24 24-42 24-5 0-23-1-29-16 5 0 11 0 16-5 4-3 8-9 8-16 0-11-11-14-14-14-9 0-22 7-22 26 0 20 17 34 41 34 40 0 80-35 91-79 12-50 24-98 36-148z"><text:p/></draw:path><draw:path draw:style-name="gr3" draw:text-style-name="P9" svg:width="0.0157in" svg:height="0.0161in" svg:x="1.7862in" svg:y="0.0984in" svg:viewBox="0 0 41 42" svg:d="M41 21c0-11-10-21-21-21-12 0-20 10-20 21s8 21 20 21c11 0 21-10 21-21z"><text:p/></draw:path><draw:path draw:style-name="gr3" draw:text-style-name="P9" svg:width="0.0642in" svg:height="0.0685in" svg:x="1.8217in" svg:y="0.0472in" svg:viewBox="0 0 164 175" svg:d="M35 139c21-22 32-32 46-44 12-11 25-21 38-34 37-37 45-55 45-57 0-4-3-4-5-4s-3 1-5 4c-11 19-20 26-29 26-10 0-14-7-19-13-8-9-15-17-27-17-30 0-47 36-47 44 0 2 0 4 4 4s5-1 6-4c7-18 29-18 33-18 7 0 15 3 24 6 15 5 20 5 30 5-15 18-47 46-54 51-11 11-23 22-34 33-27 25-41 47-41 51 0 3 4 3 5 3 3 0 4 0 6-4 9-14 21-25 33-25 9 0 13 4 22 15 7 8 14 14 25 14 39 0 61-48 61-59 0-2-1-4-5-4-3 0-4 2-5 5-9 25-34 33-46 33-8 0-16-3-23-6-14-4-19-6-28-6-3 0-7 0-10 1z"><text:p/></draw:path><draw:path draw:style-name="gr3" draw:text-style-name="P9" svg:width="0.1008in" svg:height="0.035in" svg:x="1.9433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9" svg:width="0.0697in" svg:height="0.0984in" svg:x="2.1in" svg:y="0.0472in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7 39-17-6 20-10 39-26 60-10 13-24 24-43 24-4 0-22-1-28-16 5 0 11 0 16-5 4-3 8-9 8-16 0-11-11-14-14-14-9 0-22 7-22 26 0 20 17 34 40 34 41 0 81-35 92-79 12-50 24-98 36-148z"><text:p/></draw:path><draw:path draw:style-name="gr3" draw:text-style-name="P9" svg:width="0.1008in" svg:height="0.1012in" svg:x="2.2177in" svg:y="0.0264in" svg:viewBox="0 0 257 258" svg:d="M136 136c37 0 72 0 108 0 6 0 13 0 13-7 0-8-7-8-13-8-36 0-71 0-108 0 0-36 0-73 0-109 0-4 0-12-7-12-8 0-8 8-8 12 0 36 0 73 0 109-36 0-72 0-108 0-5 0-13 0-13 8 0 7 8 7 13 7 36 0 72 0 108 0 0 37 0 72 0 108 0 6 0 14 8 14 7 0 7-8 7-14 0-36 0-71 0-108z"><text:p/></draw:path><draw:path draw:style-name="gr3" draw:text-style-name="P9" svg:width="0.05in" svg:height="0.1012in" svg:x="2.3748in" svg:y="0.0138in" svg:viewBox="0 0 128 258" svg:d="M79 10c0-10 0-10-9-10-23 24-57 24-70 24 0 5 0 8 0 12 8 0 31 0 51-10 0 68 0 134 0 201 0 13-2 18-36 18-4 0-8 0-13 0 0 5 0 8 0 13 14-2 47-2 63-2 15 0 49 0 63 2 0-5 0-8 0-13-5 0-8 0-13 0-35 0-36-4-36-18 0-73 0-144 0-217z"><text:p/></draw:path><draw:path draw:style-name="gr3" draw:text-style-name="P9" svg:width="0.0346in" svg:height="0.1516in" svg:x="2.4465in" svg:y="0.0004in" svg:viewBox="0 0 89 386" svg:d="M89 194c0-31-3-77-25-121-23-48-56-73-61-73-2 0-3 2-3 4s0 2 8 9c37 39 59 99 59 181 0 66-14 134-63 182-4 5-4 6-4 7 0 2 1 3 3 3 5 0 40-25 62-75 20-42 24-85 24-117z"><text:p/></draw:path><draw:path draw:style-name="gr3" draw:text-style-name="P9" svg:width="0.0346in" svg:height="0.1516in" svg:x="2.5055in" svg:y="0.0004in" svg:viewBox="0 0 89 386" svg:d="M89 194c0-31-4-77-25-121-23-48-56-73-61-73-2 0-3 2-3 4s0 2 7 9c38 39 60 99 60 181 0 66-14 134-63 182-4 5-4 6-4 7 0 2 1 3 3 3 5 0 39-25 62-75 20-42 24-85 24-117z"><text:p/></draw:path><draw:path draw:style-name="gr3" draw:text-style-name="P9" svg:width="0.035in" svg:height="0.1516in" svg:x="2.5646in" svg:y="0.0004in" svg:viewBox="0 0 90 386" svg:d="M90 194c0-31-4-77-25-121-24-48-57-73-61-73-2 0-4 2-4 4s0 2 8 9c37 39 59 99 59 181 0 66-14 134-62 182-5 5-5 6-5 7 0 2 2 3 4 3 4 0 39-25 62-75 20-42 24-85 24-117z"><text:p/></draw:path><draw:path draw:style-name="gr3" draw:text-style-name="P9" svg:width="0.1083in" svg:height="0.1031in" svg:x="0.0004in" svg:y="0.239in" svg:viewBox="0 0 276 263" svg:d="M102 141c22 0 43 0 65 0 55 0 109-40 109-83 0-30-25-58-76-58-42 0-83 0-125 0-8 0-11 0-11 7 0 4 3 4 11 4 4 0 12 1 16 1 6 1 9 2 9 7 0 1-1 2-2 6-18 70-34 139-52 208-3 16-4 18-35 18-7 0-11 0-11 8 0 4 5 4 7 4 9 0 37-1 48-1 9 0 16 1 25 1 8 0 17 0 26 0 2 0 7 0 7-8 0-4-4-4-11-4-14 0-25 0-25-7 0-2 1-4 1-6 8-32 17-65 24-97zM130 26c3-14 4-15 21-15 12 0 25 0 37 0 32 0 53 11 53 37 0 16-9 49-23 63-20 17-43 20-60 20-18 0-36 0-55 0 9-35 18-69 27-105z"><text:p/></draw:path><draw:path draw:style-name="gr3" draw:text-style-name="P9" svg:width="0.0469in" svg:height="0.0701in" svg:x="0.0988in" svg:y="0.2949in" svg:viewBox="0 0 120 179" svg:d="M120 130c-3 0-6 0-9 0-1 6-3 22-8 25-2 1-23 1-26 1-17 0-33 0-50 0 29-25 38-33 54-45 20-16 39-33 39-58 0-33-29-53-63-53s-57 23-57 48c0 14 12 16 14 16 7 0 15-6 15-14 0-6-2-15-16-15 9-20 27-25 40-25 26 0 40 21 40 43 0 23-16 42-25 52-22 20-43 42-65 63-3 4-3 4-3 11 37 0 75 0 112 0 2-16 6-33 8-49z"><text:p/></draw:path><draw:path draw:style-name="gr3" draw:text-style-name="P9" svg:width="0.0161in" svg:height="0.065in" svg:x="0.2157in" svg:y="0.2772in" svg:viewBox="0 0 42 166" svg:d="M42 21c0-12-10-21-21-21s-21 9-21 21c0 11 10 20 21 20s21-9 21-20zM42 146c0-11-10-21-21-21s-21 10-21 21 10 20 21 20 21-9 21-20z"><text:p/></draw:path><draw:path draw:style-name="gr3" draw:text-style-name="P9" svg:width="0.1008in" svg:height="0.0354in" svg:x="0.2531in" svg:y="0.2866in" svg:viewBox="0 0 257 91" svg:d="M244 17c6 0 13-2 13-9 0-8-7-8-12-8-77 0-155 0-232 0-5 0-13 0-13 8 0 7 8 9 13 9 77 0 154 0 231 0zM245 91c5 0 12 0 12-7 0-8-7-8-13-8-77 0-154 0-231 0-5 0-13 0-13 8 0 7 8 7 13 7 77 0 155 0 232 0z"><text:p/></draw:path><draw:path draw:style-name="gr3" draw:text-style-name="P9" svg:width="0.035in" svg:height="0.1516in" svg:x="0.4205in" svg:y="0.2291in" svg:viewBox="0 0 90 386" svg:d="M90 383c0-1 0-2-6-9-49-48-61-122-61-180 0-69 14-136 62-184 5-4 5-4 5-7 0-2-1-3-3-3-5 0-40 26-62 75-20 43-25 86-25 119 0 29 4 76 26 120 23 47 56 72 61 72 2 0 3-1 3-3z"><text:p/></draw:path><draw:path draw:style-name="gr3" draw:text-style-name="P9" svg:width="0.0846in" svg:height="0.1083in" svg:x="0.4646in" svg:y="0.2374in" svg:viewBox="0 0 216 276" svg:d="M213 14c3-4 3-5 3-6 0-5-4-8-8-8-6 0-8 4-9 9-11 28-22 56-33 85-38 0-78 0-117 0-11-29-22-57-33-85-1-6-3-9-8-9-4 0-8 3-8 8 1 2 0 1 2 6 32 85 65 169 97 253 2 6 3 9 9 9 5 0 6-4 9-7 31-85 64-170 96-255zM55 109c35 0 70 0 106 0-18 46-36 91-53 138-18-47-35-92-53-138z"><text:p/></draw:path><draw:path draw:style-name="gr3" draw:text-style-name="P9" svg:width="0.0642in" svg:height="0.0685in" svg:x="0.5559in" svg:y="0.276in" svg:viewBox="0 0 164 175" svg:d="M34 139c21-22 33-32 46-44 13-11 24-21 39-34 36-37 45-55 45-57 0-4-3-4-5-4-3 0-4 1-5 4-12 19-21 25-30 25-10 0-13-6-20-12-6-9-13-17-26-17-29 0-46 36-46 44 0 2 1 4 4 4 4 0 5-2 5-4 7-18 29-18 33-18 8 0 15 3 24 6 15 5 20 5 30 5-14 17-47 46-53 51-12 11-23 22-35 33-27 25-40 47-40 51 0 3 3 3 4 3 4 0 4 0 7-4 9-15 20-25 32-25 10 0 13 4 23 15 7 8 13 14 24 14 39 0 61-48 61-59 0-3-1-4-5-4-3 0-4 2-5 5-9 25-33 33-46 33-8 0-15-3-24-6-13-4-18-6-26-6-1 0-7 0-11 1z"><text:p/></draw:path><draw:path draw:style-name="gr3" draw:text-style-name="P9" svg:width="0.076in" svg:height="0.0874in" svg:x="0.6815in" svg:y="0.2606in" svg:viewBox="0 0 194 223" svg:d="M180 120c7 0 14 0 14-8 0-7-7-7-14-7-55 0-109 0-164 0 5-53 49-90 104-90 20 0 41 0 60 0 7 0 14 0 14-7 0-8-7-8-14-8-21 0-40 0-61 0-66 0-119 50-119 112s53 111 119 111c21 0 40 0 61 0 7 0 14 0 14-7 0-8-7-8-14-8-19 0-40 0-60 0-55 0-99-36-104-88 55 0 109 0 164 0z"><text:p/></draw:path><draw:path draw:style-name="gr3" draw:text-style-name="P9" svg:width="0.0921in" svg:height="0.1035in" svg:x="0.8169in" svg:y="0.2386in" svg:viewBox="0 0 235 264" svg:d="M219 13c4-4 4-5 4-6 0-7-6-7-13-7-59 0-118 0-177 0-12 0-12 1-13 11-2 18-4 34-6 52 0 2-1 3-1 5 0 6 5 8 7 8 3 0 5-3 6-7 3-8 6-26 29-40 22-15 49-16 63-16 10 0 21 0 30 0-48 79-96 159-145 238-3 4-3 5-3 7 0 6 5 6 13 6 66 0 132 0 198 0 12 0 12 0 13-10 4-25 8-52 11-77 0-4-4-6-6-6-7 0-7 4-8 12-7 31-37 68-92 68-19 0-37 0-55 0 48-79 96-159 145-238zM33 13c7 0 13 0 20 0-10 7-18 13-22 18 1-6 1-12 2-18zM165 13c13 0 25 0 38 0-48 79-96 159-145 238-13 0-26 0-39 0 48-79 98-159 146-238zM185 251c11-7 21-15 29-25 0 7-1 11-3 25-9 0-17 0-26 0z"><text:p/></draw:path><draw:path draw:style-name="gr3" draw:text-style-name="P9" svg:width="0.0157in" svg:height="0.0157in" svg:x="0.9276in" svg:y="0.3264in" svg:viewBox="0 0 41 41" svg:d="M41 21c0-11-10-21-21-21s-20 10-20 21 9 20 20 20 21-9 21-20z"><text:p/></draw:path><draw:path draw:style-name="gr3" draw:text-style-name="P9" svg:width="0.0346in" svg:height="0.1516in" svg:x="0.9717in" svg:y="0.2291in" svg:viewBox="0 0 89 386" svg:d="M89 383c0-1 0-2-7-9-48-48-60-122-60-180 0-69 14-136 63-184 4-4 4-4 4-7 0-2-1-3-3-3-5 0-39 26-62 75-20 43-24 86-24 119 0 29 4 76 25 120 23 47 56 72 61 72 2 0 3-1 3-3z"><text:p/></draw:path><draw:path draw:style-name="gr3" draw:text-style-name="P9" svg:width="0.0673in" svg:height="0.1047in" svg:x="1.024in" svg:y="0.2374in" svg:viewBox="0 0 172 267" svg:d="M172 13c0-12-2-13-14-13-48 0-96 0-145 0-6 0-13 0-13 8 0 7 7 7 13 7 47 0 96 0 143 0 0 37 0 74 0 110-46 0-91 0-137 0-7 0-14-1-14 8 0 8 7 9 14 9 46 0 91 0 137 0 0 36 0 74 0 110-47 0-96 0-143 0-6 0-13 0-13 8 0 7 7 7 13 7 49 0 97 0 145 0 12 0 14-1 14-13 0-80 0-160 0-241z"><text:p/></draw:path><draw:path draw:style-name="gr3" draw:text-style-name="P9" svg:width="0.0697in" svg:height="0.098in" svg:x="1.1047in" svg:y="0.276in" svg:viewBox="0 0 178 250" svg:d="M177 24c1-5 1-6 1-10 0-6-5-10-11-10-4 0-10 3-13 8-1 2-4 14-6 21-3 10-5 21-7 31-6 23-12 47-18 70-2 6-19 32-44 32-20 0-24-16-24-31 0-17 7-41 20-76 6-15 7-19 7-27 0-18-12-32-31-32-37 0-51 56-51 59 0 5 3 4 4 5 5 0 5-1 7-8 10-36 25-47 38-47 4 0 10 0 10 12 0 10-3 20-6 27-16 41-22 63-22 81 0 35 24 46 47 46 14 0 28-7 39-18-5 21-10 40-26 60-10 13-24 25-42 25-5 0-23-1-29-16 6 0 11 0 16-5 5-4 8-9 8-16 0-12-10-14-14-14-9 0-22 7-22 26s17 33 41 33c40 0 80-35 91-78 12-50 25-98 37-148z"><text:p/></draw:path><draw:path draw:style-name="gr3" draw:text-style-name="P9" svg:width="0.0752in" svg:height="0.0874in" svg:x="1.2354in" svg:y="0.2606in" svg:viewBox="0 0 192 223" svg:d="M179 120c7 0 13 0 13-8 0-7-6-7-13-7-55 0-109 0-164 0 5-53 50-90 104-90 20 0 40 0 60 0 7 0 13 0 13-7 0-8-6-8-13-8-21 0-40 0-61 0-66 0-118 50-118 112s52 111 118 111c21 0 40 0 61 0 7 0 13 0 13-7 0-8-6-8-13-8-20 0-40 0-60 0-54 0-99-36-104-88 55 0 109 0 164 0z"><text:p/></draw:path><draw:path draw:style-name="gr3" draw:text-style-name="P9" svg:width="0.0921in" svg:height="0.1035in" svg:x="1.3705in" svg:y="0.2386in" svg:viewBox="0 0 235 264" svg:d="M220 13c3-4 3-5 3-6 0-7-5-7-13-7-59 0-118 0-177 0-12 0-12 1-13 11-2 18-4 34-6 52 0 2-1 3-1 5 0 6 5 8 7 8 4 0 6-3 6-7 3-8 6-26 29-40 22-15 49-16 63-16 10 0 21 0 30 0-48 79-96 159-145 238-3 4-3 5-3 7 0 6 7 6 13 6 66 0 132 0 198 0 12 0 12 0 13-10 4-25 8-52 11-77 0-4-3-6-6-6-6 0-7 4-8 12-7 31-37 68-92 68-18 0-37 0-54 0 48-79 97-159 145-238zM33 13c7 0 14 0 21 0-11 7-19 13-23 18 1-6 1-12 2-18zM165 13c13 0 26 0 40 0-49 79-98 159-147 238-13 0-26 0-39 0 48-79 98-159 146-238zM185 251c11-7 21-15 31-25-2 7-3 11-5 25-9 0-17 0-26 0z"><text:p/></draw:path><draw:path draw:style-name="gr3" draw:text-style-name="P9" svg:width="0.0642in" svg:height="0.0685in" svg:x="1.474in" svg:y="0.276in" svg:viewBox="0 0 164 175" svg:d="M34 139c21-22 32-32 46-44 13-11 24-21 39-34 36-37 45-55 45-57 0-4-3-4-5-4-3 0-4 1-5 4-12 19-21 25-30 25-10 0-13-6-20-12-6-9-13-17-26-17-29 0-47 36-47 44 0 2 2 4 5 4 4 0 5-2 5-4 7-18 29-18 33-18 8 0 15 3 24 6 15 5 20 5 30 5-14 17-47 46-54 51-11 11-23 22-34 33-27 25-40 47-40 51 0 3 3 3 4 3 4 0 4 0 7-4 9-15 20-25 32-25 9 0 13 4 23 15 7 8 13 14 24 14 39 0 61-48 61-59 0-3-1-4-5-4-3 0-4 2-5 5-9 25-33 33-46 33-8 0-15-3-24-6-13-4-18-6-26-6-1 0-8 0-11 1z"><text:p/></draw:path><draw:path draw:style-name="gr3" draw:text-style-name="P9" svg:width="0.1004in" svg:height="0.0354in" svg:x="1.5957in" svg:y="0.2866in" svg:viewBox="0 0 256 91" svg:d="M244 17c6 0 12-2 12-9 0-8-6-8-12-8-77 0-155 0-232 0-5 0-12 0-12 8 0 7 7 9 13 9 77 0 154 0 231 0zM244 91c6 0 12 0 12-7 0-8-6-8-12-8-77 0-154 0-231 0-6 0-13 0-13 8 0 7 7 7 12 7 77 0 155 0 232 0z"><text:p/></draw:path><draw:path draw:style-name="gr3" draw:text-style-name="P9" svg:width="0.0697in" svg:height="0.098in" svg:x="1.752in" svg:y="0.276in" svg:viewBox="0 0 178 250" svg:d="M177 24c1-5 1-6 1-10 0-6-5-10-11-10-3 0-10 3-13 8-1 2-4 14-6 21-3 10-5 21-7 31-6 23-12 47-18 70-1 6-19 32-44 32-20 0-24-16-24-31 0-17 7-41 20-76 6-15 7-19 7-27 0-18-12-32-30-32-38 0-52 56-52 59 0 5 3 4 4 5 5 0 5-1 7-8 11-36 26-47 40-47 2 0 8 0 8 12 0 10-3 20-6 27-16 41-22 63-22 81 0 35 24 46 47 46 15 0 29-7 39-18-5 21-9 40-25 60-11 13-25 25-43 25-5 0-23-1-29-16 6 0 11 0 16-5 5-4 8-9 8-16 0-12-10-14-14-14-9 0-21 7-21 26s16 33 40 33c40 0 80-35 91-78 12-50 25-98 37-148z"><text:p/></draw:path><draw:path draw:style-name="gr3" draw:text-style-name="P9" svg:width="0.1004in" svg:height="0.1004in" svg:x="1.8701in" svg:y="0.2547in" svg:viewBox="0 0 256 256" svg:d="M136 136c37 0 72 0 108 0 6 0 12 0 12-7 0-8-6-8-12-8-36 0-71 0-108 0 0-36 0-73 0-109 0-5 0-12-7-12-8 0-8 7-8 12 0 36 0 73 0 109-36 0-73 0-109 0-5 0-12 0-12 8 0 7 7 7 12 7 36 0 73 0 109 0 0 37 0 72 0 108 0 6 0 12 8 12 7 0 7-6 7-12 0-36 0-71 0-108z"><text:p/></draw:path><draw:path draw:style-name="gr3" draw:text-style-name="P9" svg:width="0.05in" svg:height="0.1012in" svg:x="2.0272in" svg:y="0.2413in" svg:viewBox="0 0 128 258" svg:d="M79 11c0-10 0-11-9-11-24 25-58 25-70 25 0 5 0 8 0 12 8 0 30 0 51-9 0 67 0 133 0 200 0 13-2 17-37 17-4 0-7 0-12 0 0 5 0 8 0 13 13-2 47-2 63-2 15 0 48 0 63 2 0-5 0-8 0-13-5 0-9 0-14 0-34 0-35-3-35-17 0-73 0-144 0-217z"><text:p/></draw:path><draw:path draw:style-name="gr3" draw:text-style-name="P9" svg:width="0.035in" svg:height="0.1516in" svg:x="2.0984in" svg:y="0.2291in" svg:viewBox="0 0 90 386" svg:d="M90 194c0-31-4-77-25-121-24-48-57-73-61-73-2 0-4 1-4 3 0 3 0 3 8 10 37 38 59 99 59 181 0 66-14 133-62 182-5 5-5 6-5 7 0 2 2 3 4 3 4 0 39-26 62-75 20-42 24-85 24-117z"><text:p/></draw:path><draw:path draw:style-name="gr3" draw:text-style-name="P9" svg:width="0.1346in" svg:height="0.0787in" svg:x="2.1996in" svg:y="0.265in" svg:viewBox="0 0 343 201" svg:d="M301 109c-22 15-32 32-35 36-17 28-14 34-21 52 0 4 6 4 8 4 7 0 8 0 9-7 9-38 32-71 76-88 4-1 5-3 5-5 0-3-2-4-3-4-17-7-64-27-78-91-1-5-2-6-9-6-2 0-8 0-8 4 0 2 4 26 20 51 8 12 19 25 36 39-95 0-192 0-288 0-6 0-13 0-13 7 0 8 7 8 13 8 96 0 193 0 288 0z"><text:p/></draw:path><draw:path draw:style-name="gr3" draw:text-style-name="P9" svg:width="0.0642in" svg:height="0.0685in" svg:x="2.3921in" svg:y="0.276in" svg:viewBox="0 0 164 175" svg:d="M34 139c21-22 32-32 46-44 13-11 24-21 39-34 36-37 45-55 45-57 0-4-3-3-5-4-3 0-4 1-6 4-11 19-20 25-29 25-10 0-14-6-20-12-6-9-13-17-26-17-29 0-47 36-47 44 0 2 1 4 5 4s5-2 5-4c7-18 29-18 33-18 7 0 15 3 24 6 15 5 20 5 30 5-14 17-47 46-54 51-11 11-23 22-34 33-27 25-40 47-40 51 0 3 3 3 4 3 4 0 4 0 6-4 10-15 21-25 33-25 9 0 13 4 23 15 7 8 13 14 24 14 39 0 61-48 61-59 0-3-1-4-5-4-3 0-4 2-5 5-9 25-33 33-46 33-8 0-15-3-24-6-13-4-18-6-26-6-1 0-8 0-11 1z"><text:p/></draw:path><draw:path draw:style-name="gr3" draw:text-style-name="P9" svg:width="0.076in" svg:height="0.0874in" svg:x="2.5177in" svg:y="0.2606in" svg:viewBox="0 0 194 223" svg:d="M180 120c7 0 14 0 14-8 0-7-7-7-14-7-55 0-109 0-164 0 5-53 49-90 104-90 20 0 41 0 60 0 7 0 14 0 14-7 0-8-7-8-14-8-21 0-40 0-61 0-66 0-119 50-119 112s53 111 119 111c21 0 40 0 61 0 7 0 14 0 14-7 0-8-7-8-14-8-19 0-40 0-60 0-55 0-99-36-104-88 55 0 109 0 164 0z"><text:p/></draw:path><draw:path draw:style-name="gr3" draw:text-style-name="P9" svg:width="0.0917in" svg:height="0.1035in" svg:x="2.6535in" svg:y="0.2386in" svg:viewBox="0 0 234 264" svg:d="M219 13c4-4 4-5 4-6 0-7-6-7-13-7-59 0-118 0-177 0-12 0-12 1-13 11-2 18-5 34-7 52 0 2 0 3 0 5 0 6 5 8 7 8 3 0 5-3 6-7 1-8 6-26 29-40 22-15 49-16 63-16 10 0 21 0 30 0-48 79-96 159-145 238-3 4-3 5-3 7 0 6 5 6 13 6 66 0 132 0 198 0 12 0 12 0 13-10 4-25 7-52 10-77 0-4-3-6-6-6-6 0-7 4-8 12-7 31-36 68-91 68-19 0-37 0-55 0 48-79 96-159 145-238zM33 13c7 0 13 0 20 0-10 7-18 13-22 18 1-6 1-12 2-18zM164 13c13 0 26 0 39 0-48 79-96 159-145 238-13 0-26 0-39 0 48-79 96-159 145-238zM185 251c11-7 21-15 29-25-1 7-1 11-3 25-9 0-17 0-26 0z"><text:p/></draw:path><draw:path draw:style-name="gr3" draw:text-style-name="P9" svg:width="0.035in" svg:height="0.1516in" svg:x="2.7591in" svg:y="0.2291in" svg:viewBox="0 0 90 386" svg:d="M90 194c0-31-4-77-25-121-24-48-57-73-61-73-2 0-4 1-4 3 0 3 0 3 8 10 37 38 59 99 59 181 0 66-14 133-62 182-5 5-5 6-5 7 0 2 2 3 4 3 4 0 39-26 62-75 20-42 24-85 24-117z"><text:p/></draw:path><draw:path draw:style-name="gr3" draw:text-style-name="P9" svg:width="0.1083in" svg:height="0.1035in" svg:x="0.0004in" svg:y="0.4669in" svg:viewBox="0 0 276 264" svg:d="M102 142c22 0 43 0 65 0 55 0 109-40 109-84 0-29-25-58-76-58-42 0-83 0-125 0-8 0-11 0-11 8 0 4 3 4 11 4 4 0 12 0 16 1 6 1 9 2 9 6 0 2-1 3-2 7-18 70-34 139-52 208-3 15-4 18-35 18-7 0-11 0-11 8 0 4 5 4 7 4 9 0 37-1 48-1 9 0 16 0 25 0 8 0 17 1 26 1 2 0 7 0 7-8 0-4-4-4-11-4-14 0-25 0-25-7 0-2 1-4 1-6 8-32 17-65 24-97zM130 26c3-13 4-14 21-14 12 0 25 0 37 0 32 0 53 11 53 38 0 15-9 48-23 61-20 18-43 21-60 21-18 0-36 0-55 0 9-35 18-70 27-106z"><text:p/></draw:path><draw:path draw:style-name="gr3" draw:text-style-name="P9" svg:width="0.0382in" svg:height="0.0701in" svg:x="0.1039in" svg:y="0.5228in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3" draw:text-style-name="P9" svg:width="0.0839in" svg:height="0.0941in" svg:x="0.2028in" svg:y="0.4795in" svg:viewBox="0 0 214 240" svg:d="M117 8c-4-6-6-8-9-8-6 0-7 3-9 8-32 72-65 144-97 217-2 4-2 5-2 7 0 5 3 8 8 8 2 0 5-1 8-9 31-68 61-136 92-205 29 69 60 137 90 205 3 9 8 9 9 9 4 0 7-3 7-8 0-1 0-2-2-6-32-73-64-146-95-218z"><text:p/></draw:path><draw:path draw:style-name="gr3" draw:text-style-name="P9" svg:width="0.1083in" svg:height="0.1035in" svg:x="0.3354in" svg:y="0.4669in" svg:viewBox="0 0 276 264" svg:d="M101 142c22 0 44 0 66 0 55 0 109-40 109-84 0-29-25-58-76-58-42 0-83 0-125 0-8 0-12 0-12 8 0 4 3 4 12 4 4 0 11 0 16 1 6 1 8 2 8 6 0 2 0 3-1 7-18 70-34 139-52 208-4 15-4 18-35 18-7 0-11 0-11 8 0 4 4 4 5 4 11 0 39-1 50-1 8 0 16 0 24 0 9 0 18 1 25 1 4 0 8 0 8-8 0-4-3-4-11-4-14 0-24 0-24-7 0-2 0-4 1-6 8-32 15-65 23-97zM130 26c3-13 4-14 21-14 12 0 24 0 36 0 33 0 53 11 53 38 0 15-8 48-22 61-20 18-43 21-61 21-17 0-36 0-54 0 9-35 18-70 27-106z"><text:p/></draw:path><draw:path draw:style-name="gr3" draw:text-style-name="P9" svg:width="0.0469in" svg:height="0.0701in" svg:x="0.4339in" svg:y="0.5228in" svg:viewBox="0 0 120 179" svg:d="M120 130c-3 0-7 0-10 0 0 5-3 22-7 24-2 2-23 2-26 2-17 0-34 0-51 0 29-25 39-33 55-45 20-16 39-33 39-59 0-32-29-52-64-52-33 0-56 23-56 48 0 14 12 15 14 15 7 0 15-5 15-15 0-4-3-14-16-14 8-19 27-25 40-25 26 0 40 22 40 43 0 24-16 43-25 53-22 20-43 42-65 63-3 3-3 4-3 11 37 0 74 0 111 0 3-16 6-33 9-49z"><text:p/></draw:path></draw:g></text:p>
        </text:list-item>
        <text:list-item>
          <text:p text:style-name="P45"><draw:g text:anchor-type="as-char" svg:y="-0.1035in" draw:z-index="168" draw:name="Shape44" draw:style-name="gr1"><svg:title>TexMaths</svg:title><svg:desc>11§display§P_2§svg§600§FALSE§</svg:desc><draw:path draw:style-name="gr2" draw:text-style-name="P8" svg:width="0.1343in" svg:height="0.1098in" svg:x="0.0024in" svg:y="0.0071in" svg:viewBox="0 0 342 280" svg:d="M0 0c114 0 228 0 342 0 0 93 0 186 0 280-114 0-228 0-342 0 0-94 0-187 0-280z"><text:p/></draw:path><draw:path draw:style-name="gr3" draw:text-style-name="P9" svg:width="0.1071in" svg:height="0.1024in" svg:x="0.0004in" svg:y="0in" svg:viewBox="0 0 273 261" svg:d="M101 142c22 0 44 0 65 0 54 0 107-41 107-84 0-29-25-58-76-58-40 0-82 0-123 0-7 0-12 0-12 8 0 4 4 4 11 4 6 0 12 0 17 1 6 0 9 1 9 6 0 2 0 3-2 7-17 68-33 137-51 205-4 16-4 19-35 19-7 0-11 0-11 7 0 4 4 4 5 4 11 0 39-1 50-1 7 0 16 1 24 1 9 0 17 0 25 0 2 0 8 0 8-8 0-3-4-3-11-3-14 0-25 0-25-8 0-2 1-4 1-6 7-32 15-64 24-94zM128 26c5-13 5-14 21-14 12 0 24 0 37 0 31 0 52 10 52 37 0 15-8 48-23 62-19 17-42 21-58 21-19 0-37 0-54 0 8-35 16-71 25-106z"><text:p/></draw:path><draw:path draw:style-name="gr3" draw:text-style-name="P9" svg:width="0.0461in" svg:height="0.0697in" svg:x="0.098in" svg:y="0.0559in" svg:viewBox="0 0 118 178" svg:d="M118 129c-3 0-6 0-8 0-2 7-5 22-8 26-2 1-23 1-26 1-17 0-33 0-50 0 29-25 38-33 54-45 20-17 38-33 38-58 0-33-28-53-62-53s-56 23-56 48c0 15 11 16 14 16 6 0 14-5 14-15 0-5-2-14-16-14 9-20 26-25 39-25 27 0 41 21 41 43 0 23-16 41-25 51-22 21-43 42-65 63-2 3-2 3-2 11 37 0 73 0 111 0 2-17 4-32 7-49z"><text:p/></draw:path></draw:g><text:s/><text:span text:style-name="T16">נכון באופן טריוואלי. נותר להוכיח את </text:span><text:span text:style-name="T16"><draw:g text:anchor-type="as-char" svg:y="-0.1035in" draw:z-index="167" draw:name="Shape45" draw:style-name="gr1"><svg:title>TexMaths</svg:title><svg:desc>11§display§P_1§svg§600§FALSE§</svg:desc><draw:path draw:style-name="gr2" draw:text-style-name="P8" svg:width="0.1315in" svg:height="0.1098in" svg:x="0.0024in" svg:y="0.0071in" svg:viewBox="0 0 335 280" svg:d="M0 0c111 0 224 0 335 0 0 93 0 186 0 280-111 0-224 0-335 0 0-94 0-187 0-280z"><text:p/></draw:path><draw:path draw:style-name="gr3" draw:text-style-name="P9" svg:width="0.1079in" svg:height="0.1024in" svg:x="0.0004in" svg:y="0in" svg:viewBox="0 0 275 261" svg:d="M102 142c22 0 44 0 66 0 54 0 107-41 107-84 0-29-26-58-76-58-41 0-83 0-124 0-8 0-12 0-12 8 0 4 3 4 11 4 5 0 12 0 16 1 7 0 9 1 9 6 0 2 0 3-1 7-17 68-35 137-52 205-4 16-4 19-35 19-7 0-11 0-11 7 0 4 4 4 6 4 11 0 38-1 49-1 8 0 17 1 24 1 9 0 18 0 26 0 2 0 8 0 8-8 0-3-4-3-11-3-15 0-26 0-26-8 0-2 1-4 1-6 8-32 16-64 25-94zM129 26c4-13 4-14 21-14 12 0 24 0 38 0 30 0 51 10 51 37 0 15-7 48-23 62-20 17-42 21-58 21-19 0-37 0-54 0 7-35 16-71 25-106z"><text:p/></draw:path><draw:path draw:style-name="gr3" draw:text-style-name="P9" svg:width="0.0382in" svg:height="0.0697in" svg:x="0.1035in" svg:y="0.0559in" svg:viewBox="0 0 98 178" svg:d="M61 8c0-8 0-8-8-8-18 18-42 18-53 18 0 3 0 6 0 9 7 0 24 0 39-7 0 45 0 91 0 137 0 8 0 11-27 11-3 0-8 0-11 0 0 3 0 6 0 10 6 0 39-1 49-1 8 0 43 1 48 1 0-4 0-7 0-10-3 0-6 0-10 0-27 0-27-3-27-11 0-51 0-100 0-149z"><text:p/></draw:path></draw:g></text:span><text:span text:style-name="T16">:</text:span></text:p>
          <text:list>
            <text:list-item>
              <text:p text:style-name="P46">נפשט:</text:p>
              <text:p text:style-name="P43"><text:soft-page-break/><draw:g text:anchor-type="as-char" svg:y="-0.2965in" draw:z-index="155" draw:name="Shape46" draw:style-name="gr1"><svg:title>TexMaths</svg:title><svg:desc>11§latex§\begin{align*}
  &amp;Q_1 := \forall z \in \mathbb{Z}. z \in \mathbb{Z}  \\
  &amp;Q_2 := \forall z \in \mathbb{Z}. (\exists y. z = y +1) \\
  &amp;Q_1 \land Q_2
\end{align*}§svg§600§FALSE§</svg:desc><draw:path draw:style-name="gr2" draw:text-style-name="P8" svg:width="1.8413in" svg:height="0.5768in" svg:x="0.0008in" svg:y="0.0079in" svg:viewBox="0 0 4678 1466" svg:d="M0 0c1560 0 3118 0 4678 0 0 489 0 977 0 1466-1560 0-3118 0-4678 0 0-489 0-977 0-1466z"><text:p/></draw:path><draw:path draw:style-name="gr3" draw:text-style-name="P9" svg:width="0.1047in" svg:height="0.1366in" svg:x="0.0004in" svg:y="0in" svg:viewBox="0 0 267 348" svg:d="M151 270c59-22 116-92 116-167 0-61-40-103-99-103-82 0-168 88-168 178 0 64 44 103 99 103 10 0 23-1 38-6-2 24-2 24-2 30 0 12 0 43 32 43 46 0 65-72 65-75s-2-4-4-4c-4 0-4 2-5 4-9 27-32 37-45 37-17 0-24-11-27-40zM77 267c-30-12-43-42-43-77 0-26 10-81 40-123 28-39 65-57 92-57 39 0 67 30 67 81 0 39-20 129-85 165-2-13-5-40-34-40-19 0-39 18-39 38 0 8 2 12 2 13zM101 271c-5 0-17 0-17-17 0-15 14-31 30-31 17 0 25 10 25 33 0 6-2 7-5 8-10 5-22 7-33 7z"><text:p/></draw:path><draw:path draw:style-name="gr3" draw:text-style-name="P9" svg:width="0.0382in" svg:height="0.0701in" svg:x="0.1252in" svg:y="0.0594in" svg:viewBox="0 0 98 179" svg:d="M60 8c0-8 0-8-7-8-18 17-42 18-53 18 0 3 0 6 0 10 5 0 24 0 38-8 0 46 0 91 0 137 0 9 0 12-26 12-3 0-8 0-11 0 0 4 0 7 0 10 6 0 39-1 48-1s43 1 49 1c0-3 0-6 0-10-3 0-7 0-10 0-28 0-28-3-28-12 0-49 0-100 0-149z"><text:p/></draw:path><draw:path draw:style-name="gr3" draw:text-style-name="P9" svg:width="0.0157in" svg:height="0.0654in" svg:x="0.237in" svg:y="0.0413in" svg:viewBox="0 0 41 167" svg:d="M41 21c0-11-9-21-20-21s-21 10-21 21 10 20 21 20 20-9 20-20zM41 146c0-11-9-21-20-21s-21 10-21 21 10 21 21 21 20-10 20-21z"><text:p/></draw:path><draw:path draw:style-name="gr3" draw:text-style-name="P9" svg:width="0.1008in" svg:height="0.035in" svg:x="0.2744in" svg:y="0.0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846in" svg:height="0.1083in" svg:x="0.4268in" svg:y="0.002in" svg:viewBox="0 0 216 276" svg:d="M213 14c3-4 3-4 3-6 0-5-4-8-8-8-6 0-8 4-9 9-11 28-21 56-32 85-39 0-78 0-118 0-11-29-20-57-31-85-3-6-5-9-9-9-5 0-9 3-9 8 0 1 0 1 3 6 32 85 64 169 96 253 2 6 4 9 9 9s6-4 9-7c31-85 64-170 96-255zM55 109c35 0 70 0 106 0-18 46-36 91-53 138-18-47-35-92-53-138z"><text:p/></draw:path><draw:path draw:style-name="gr3" draw:text-style-name="P9" svg:width="0.0642in" svg:height="0.0685in" svg:x="0.5181in" svg:y="0.0402in" svg:viewBox="0 0 164 175" svg:d="M34 139c21-22 33-32 46-44 13-11 24-21 39-34 36-37 45-55 45-57 0-4-3-4-5-4-3 0-4 1-5 4-12 19-21 26-30 26-10 0-13-7-20-13-6-9-13-17-26-17-29 0-46 36-46 44 0 2 1 4 4 4 4 0 5-2 5-4 7-18 29-18 33-18 8 0 15 3 24 6 15 5 20 5 30 5-14 17-47 46-53 51-12 11-23 22-35 33-27 25-40 47-40 51 0 3 3 3 4 3 4 0 5 0 7-4 9-14 20-25 32-25 10 0 13 4 23 15 7 8 13 14 24 14 39 0 62-48 62-59 0-2-2-4-6-4-3 0-4 2-5 5-9 25-33 33-46 33-8 0-15-3-24-6-12-4-18-6-26-6-1 0-7 0-11 1z"><text:p/></draw:path><draw:path draw:style-name="gr3" draw:text-style-name="P9" svg:width="0.076in" svg:height="0.0882in" svg:x="0.6437in" svg:y="0.0256in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3" draw:text-style-name="P9" svg:width="0.0917in" svg:height="0.1039in" svg:x="0.7791in" svg:y="0.0031in" svg:viewBox="0 0 234 265" svg:d="M219 14c4-5 4-6 4-7 0-7-6-7-13-7-59 0-118 0-177 0-12 0-12 1-13 11-2 18-5 35-7 53 0 1 0 3 0 4 0 6 5 8 7 8 3 0 5-3 6-6 1-9 6-26 29-41 22-15 49-16 63-16 10 0 21 0 30 0-48 79-96 159-145 238-3 4-3 5-3 7 0 7 5 7 13 7 66 0 132 0 198 0 12 0 12-1 13-11 4-25 7-50 10-76 0-4-3-7-6-7-6 0-7 4-8 12-7 32-36 68-91 68-19 0-37 0-55 0 48-79 96-157 145-237zM33 13c7 0 13 0 20 0v1c-10 6-18 12-22 17 1-6 1-12 2-18zM164 13c13 0 26 0 39 0-48 79-96 159-145 238-13 0-26 0-39 0 48-79 96-159 145-238zM185 251c11-7 21-14 29-25-1 7-1 12-3 25-9 0-17 0-26 0z"><text:p/></draw:path><draw:path draw:style-name="gr3" draw:text-style-name="P9" svg:width="0.0161in" svg:height="0.0161in" svg:x="0.889in" svg:y="0.0909in" svg:viewBox="0 0 42 42" svg:d="M42 21c0-11-10-21-21-21s-21 10-21 21 10 21 21 21 21-10 21-21z"><text:p/></draw:path><draw:path draw:style-name="gr3" draw:text-style-name="P9" svg:width="0.0642in" svg:height="0.0685in" svg:x="0.9244in" svg:y="0.0402in" svg:viewBox="0 0 164 175" svg:d="M35 139c21-22 32-32 45-44 13-11 24-21 39-34 36-37 45-55 45-57 0-4-3-4-5-4s-3 1-5 4c-12 19-21 26-30 26-10 0-13-7-20-13-6-9-13-17-26-17-29 0-46 36-46 44 0 2 1 4 4 4 4 0 5-2 6-4 6-18 29-18 32-18 8 0 15 3 25 6 15 5 19 5 30 5-15 17-48 46-54 51-12 11-23 22-35 33-27 25-40 47-40 51 0 3 3 3 4 3 4 0 5 0 7-4 9-14 20-25 33-25 9 0 12 4 22 15 7 8 13 14 24 14 39 0 62-48 62-59 0-2-2-4-6-4-3 0-3 2-4 5-10 25-34 33-47 33-8 0-15-3-22-6-14-4-20-6-28-6-1 0-7 0-10 1z"><text:p/></draw:path><draw:path draw:style-name="gr3" draw:text-style-name="P9" svg:width="0.076in" svg:height="0.0882in" svg:x="1.05in" svg:y="0.0256in" svg:viewBox="0 0 194 225" svg:d="M180 120c7 0 14 0 14-8 0-7-7-7-14-7-55 0-109 0-164 0 5-52 49-90 104-90 20 0 41 0 60 0 7 0 14 0 14-7 0-8-7-8-14-8-21 0-40 0-61 0-66 0-119 51-119 112 0 62 53 113 119 113 21 0 40 0 61 0 7 0 14 0 14-8s-7-8-14-8c-19 0-40 0-60 0-55 0-99-37-104-89 55 0 109 0 164 0z"><text:p/></draw:path><draw:path draw:style-name="gr3" draw:text-style-name="P9" svg:width="0.0921in" svg:height="0.1039in" svg:x="1.1858in" svg:y="0.0031in" svg:viewBox="0 0 235 265" svg:d="M220 14c3-5 3-6 3-7 0-7-6-7-13-7-59 0-118 0-177 0-12 0-12 1-13 11-2 18-4 35-6 53 0 1-1 3-1 4 0 6 5 8 7 8 3 0 5-3 6-6 3-9 6-26 29-41 22-15 49-16 63-16 10 0 21 0 30 0-48 79-96 159-145 238-3 4-3 5-3 7 0 7 7 7 13 7 66 0 132 0 198 0 12 0 12-1 13-11 4-25 8-50 11-76 0-4-4-7-6-7-7 0-7 4-8 12-7 32-37 68-92 68-19 0-37 0-55 0 48-79 98-157 146-237zM33 13c7 0 13 0 20 0v1c-10 6-18 12-22 17 1-6 1-12 2-18zM165 13c13 0 25 0 38 0-48 79-96 159-145 238-13 0-26 0-39 0 48-79 98-159 146-238zM185 251c11-7 21-14 29-25 0 7-1 12-3 25-9 0-17 0-26 0z"><text:p/></draw:path><draw:path draw:style-name="gr3" draw:text-style-name="P9" svg:width="0.1047in" svg:height="0.1362in" svg:x="0.0004in" svg:y="0.2283in" svg:viewBox="0 0 267 347" svg:d="M151 270c59-23 116-92 116-167 0-61-40-103-99-103-82 0-168 87-168 177 0 64 44 104 99 104 10 0 23-1 38-6-2 23-2 24-2 30 0 12 0 42 32 42 46 0 65-71 65-75 0-2-2-3-4-3-4 0-4 1-5 4-9 26-32 36-45 36-17 0-24-10-27-39zM77 266c-30-12-43-41-43-77 0-26 10-81 40-123 28-38 65-57 92-57 39 0 67 31 67 82 0 39-20 129-85 165-2-13-5-41-34-41-19 0-39 19-39 39 0 8 1 8 2 12zM101 271c-5 0-17 0-17-17 0-15 14-31 30-31 17 0 25 9 25 33 0 6-2 6-5 8-10 5-22 7-33 7z"><text:p/></draw:path><draw:path draw:style-name="gr3" draw:text-style-name="P9" svg:width="0.0469in" svg:height="0.0701in" svg:x="0.1201in" svg:y="0.2878in" svg:viewBox="0 0 120 179" svg:d="M120 130c-3 0-6 0-9 0-1 6-4 22-8 25-2 1-23 1-26 1-17 0-33 0-50 0 28-25 38-33 54-45 20-16 39-33 39-58 0-33-29-53-64-53-33 0-56 23-56 48 0 14 12 15 14 15 7 0 15-5 15-15 0-4-2-14-16-14 8-19 27-24 40-24 26 0 40 21 40 43 0 23-16 42-25 52-22 20-43 42-65 63-3 4-3 4-3 11 37 0 75 0 112 0 2-16 6-33 8-49z"><text:p/></draw:path><draw:path draw:style-name="gr3" draw:text-style-name="P9" svg:width="0.0157in" svg:height="0.065in" svg:x="0.237in" svg:y="0.2697in" svg:viewBox="0 0 41 166" svg:d="M41 20c0-11-9-20-20-20s-21 8-21 20c0 11 10 21 21 21s20-9 20-21zM41 146c0-12-9-21-20-21s-21 9-21 21c0 11 10 20 21 20s20-9 20-20z"><text:p/></draw:path><draw:path draw:style-name="gr3" draw:text-style-name="P9" svg:width="0.1008in" svg:height="0.0354in" svg:x="0.2744in" svg:y="0.2795in" svg:viewBox="0 0 257 91" svg:d="M244 15c6 0 13 0 13-7 0-8-7-8-13-8-77 0-154 0-231 0-5 0-13 0-13 8 0 7 8 7 13 7 77 0 154 0 231 0zM244 91c6 0 13-1 13-8 0-9-7-8-13-8-77 0-154 0-231 0-5 0-13-1-13 8 0 7 8 8 13 8 77 0 154 0 231 0z"><text:p/></draw:path><draw:path draw:style-name="gr3" draw:text-style-name="P9" svg:width="0.0846in" svg:height="0.1083in" svg:x="0.4268in" svg:y="0.2299in" svg:viewBox="0 0 216 276" svg:d="M213 14c3-4 3-5 3-6 0-5-4-8-8-8-6 0-8 4-9 9-11 28-21 56-32 85-39 0-78 0-118 0-11-29-20-57-31-85-3-6-5-9-9-9-5 0-9 3-9 8 1 2 0 1 3 6 32 85 64 169 96 253 2 6 4 9 9 9s6-4 9-7c31-85 64-170 96-255zM55 109c35 0 70 0 106 0-18 46-36 91-53 138-18-47-35-92-53-138z"><text:p/></draw:path><draw:path draw:style-name="gr3" draw:text-style-name="P9" svg:width="0.0642in" svg:height="0.0685in" svg:x="0.5181in" svg:y="0.2681in" svg:viewBox="0 0 164 175" svg:d="M34 139c21-22 33-32 46-44s24-21 39-36c36-35 45-53 45-55 0-4-3-4-5-4-3 0-4 1-5 4-12 19-21 25-30 25-10 0-13-6-20-12-6-9-13-17-26-17-29 0-46 36-46 44 0 2 1 4 4 4 4 0 5-2 5-4 7-18 29-18 33-18 8 0 15 3 24 6 15 5 20 5 30 5-14 17-47 44-53 51-12 11-23 22-35 33-27 25-40 47-40 51 0 3 3 3 4 3 4 0 5-1 7-4 9-15 20-25 32-25 10 0 13 4 23 15 7 7 13 14 24 14 39 0 62-50 62-59 0-3-2-5-6-5-3 0-4 3-5 6-9 25-33 33-46 33-8 0-15-4-24-6-12-5-18-6-26-6-1 0-7 0-11 1z"><text:p/></draw:path><draw:path draw:style-name="gr3" draw:text-style-name="P9" svg:width="0.076in" svg:height="0.0874in" svg:x="0.6437in" svg:y="0.2535in" svg:viewBox="0 0 194 223" svg:d="M180 119c7 0 14 0 14-8s-7-8-14-8c-55 0-109 0-164 0 5-51 49-88 104-88 20 0 41 0 60 0 7 0 14 0 14-7 0-8-7-8-14-8-21 0-40 0-61 0-66 0-119 48-119 111 0 62 53 112 119 112 21 0 40 0 61 0 7 0 14 0 14-7 0-8-7-8-14-8-19 0-40 0-60 0-55 0-99-36-104-89 55 0 109 0 164 0z"><text:p/></draw:path><draw:path draw:style-name="gr3" draw:text-style-name="P9" svg:width="0.0917in" svg:height="0.1035in" svg:x="0.7791in" svg:y="0.2311in" svg:viewBox="0 0 234 264" svg:d="M219 13c4-4 4-5 4-6 0-7-6-7-13-7-59 0-118 0-177 0-12 0-12 1-13 11-2 18-5 34-7 52 0 2 0 3 0 5 0 6 5 8 7 8 3 0 5-3 6-7 1-8 6-26 29-40 22-15 49-16 63-16 10 0 21 0 30 0-48 79-96 159-145 238-3 4-3 5-3 7 0 6 5 6 13 6 66 0 132 0 198 0 12 0 12 0 13-11 4-25 7-51 10-76 0-4-3-6-6-6-6 0-7 3-8 11-7 31-36 69-91 69-19 0-37 0-55 0 48-79 96-159 145-238zM33 13c7 0 13 0 20 0-10 7-18 13-22 18 1-6 1-12 2-18zM164 13c13 0 26 0 39 0-48 79-96 159-145 238-13 0-26 0-39 0 48-79 96-159 145-238zM185 251c11-7 21-15 29-26-1 7-1 12-3 26-9 0-17 0-26 0z"><text:p/></draw:path><draw:path draw:style-name="gr3" draw:text-style-name="P9" svg:width="0.0161in" svg:height="0.0157in" svg:x="0.889in" svg:y="0.3193in" svg:viewBox="0 0 42 41" svg:d="M42 21c0-12-10-21-21-21s-21 9-21 21c0 11 10 20 21 20s21-9 21-20z"><text:p/></draw:path><draw:path draw:style-name="gr3" draw:text-style-name="P9" svg:width="0.0346in" svg:height="0.1516in" svg:x="0.9331in" svg:y="0.222in" svg:viewBox="0 0 89 386" svg:d="M89 382c0-1 0-1-7-8-48-48-60-122-60-181 0-68 14-135 63-183 4-4 4-6 4-7 0-2-1-3-3-3-5 0-40 26-62 75-20 43-24 86-24 118 0 30 3 77 25 121 23 47 56 72 61 72 2 0 3-1 3-4z"><text:p/></draw:path><draw:path draw:style-name="gr3" draw:text-style-name="P9" svg:width="0.0673in" svg:height="0.1047in" svg:x="0.9858in" svg:y="0.2299in" svg:viewBox="0 0 172 267" svg:d="M172 13c0-12-2-13-14-13-48 0-96 0-145 0-6 0-13 0-13 8 0 7 7 7 13 7 47 0 96 0 143 0 0 37 0 74 0 110-46 0-91 0-137 0-7 0-14 0-14 8s7 8 14 8c46 0 91 0 137 0 0 37 0 74 0 111-47 0-96 0-143 0-6 0-13 0-13 8 0 7 7 7 13 7 49 0 97 0 145 0 12 0 14-1 14-13 0-80 0-160 0-241z"><text:p/></draw:path><draw:path draw:style-name="gr3" draw:text-style-name="P9" svg:width="0.0697in" svg:height="0.098in" svg:x="1.0661in" svg:y="0.2681in" svg:viewBox="0 0 178 250" svg:d="M176 23c2-4 2-5 2-9 0-6-5-10-11-10-4 0-11 3-14 8 0 2-3 14-6 21-2 10-5 21-7 31-6 23-11 47-17 70-2 6-19 32-44 32-20 0-24-16-24-31 0-17 7-41 20-76 6-15 7-19 7-27 0-18-12-32-31-32-37 0-51 56-51 59 0 5 3 5 4 5 5 0 5-1 7-8 10-36 25-47 38-47 4 0 10 0 10 12 0 10-4 20-6 27-16 41-22 63-22 81 0 35 24 46 46 46 15 0 29-7 40-18-6 21-10 40-26 60-10 13-24 24-43 24-4 0-22-1-28-15 5 0 11 0 16-5 4-4 8-9 8-16 0-12-11-14-14-14-9 0-22 6-22 26 0 19 17 33 40 33 41 0 81-35 92-78 12-50 24-99 36-149z"><text:p/></draw:path><draw:path draw:style-name="gr3" draw:text-style-name="P9" svg:width="0.0157in" svg:height="0.0157in" svg:x="1.1551in" svg:y="0.3193in" svg:viewBox="0 0 41 41" svg:d="M41 21c0-12-10-21-21-21-12 0-20 9-20 21 0 11 8 20 20 20 11 0 21-9 21-20z"><text:p/></draw:path><draw:path draw:style-name="gr3" draw:text-style-name="P9" svg:width="0.0642in" svg:height="0.0685in" svg:x="1.1906in" svg:y="0.2681in" svg:viewBox="0 0 164 175" svg:d="M35 139c21-22 32-32 46-44 12-12 23-21 38-36 36-35 45-53 45-55 0-4-3-4-5-4s-3 1-5 4c-11 19-20 25-29 25-10 0-14-6-19-12-8-9-15-17-27-17-30 0-47 36-47 44 0 2 1 4 4 4 4 0 5-2 6-4 7-18 29-18 33-18 7 0 15 3 24 6 15 5 20 5 30 5-15 17-47 44-54 51-12 11-23 22-35 33-26 25-40 47-40 51 0 3 3 2 4 3 4 0 5-1 7-4 9-15 21-25 33-25 9 0 13 4 22 15 7 7 14 14 25 14 39 0 61-50 61-59 0-3-1-5-5-5-3 0-4 3-5 6-9 25-34 33-46 33-8 0-16-4-23-6-14-5-19-6-28-6-3 0-7 0-10 1z"><text:p/></draw:path><draw:path draw:style-name="gr3" draw:text-style-name="P9" svg:width="0.1008in" svg:height="0.0354in" svg:x="1.3122in" svg:y="0.2795in" svg:viewBox="0 0 257 91" svg:d="M244 15c6 0 13 0 13-7 0-8-7-8-13-8-77 0-154 0-231 0-5 0-13 0-13 8 0 7 8 7 13 7 77 0 154 0 231 0zM244 91c6 0 13-1 13-8 0-9-7-8-13-8-77 0-154 0-231 0-5 0-13-1-13 8 0 7 8 8 13 8 77 0 154 0 231 0z"><text:p/></draw:path><draw:path draw:style-name="gr3" draw:text-style-name="P9" svg:width="0.0697in" svg:height="0.098in" svg:x="1.4689in" svg:y="0.2681in" svg:viewBox="0 0 178 250" svg:d="M176 23c2-4 2-5 2-9 0-6-5-10-12-10-3 0-10 3-13 8-1 2-3 14-6 21-2 10-5 21-7 31-6 23-12 47-18 70-1 6-18 32-43 32-20 0-24-16-24-31 0-17 7-41 20-76 5-15 7-19 7-27 0-18-12-32-31-32-37 0-51 56-51 59 0 5 3 5 4 5 4 0 5-1 6-8 11-36 26-47 39-47 4 0 10 0 10 12 0 10-4 20-6 27-16 41-23 63-23 81 0 35 25 46 47 46 15 0 29-7 40-18-6 21-10 40-26 60-10 13-25 24-43 24-5 0-22-1-28-15 5 0 11 0 16-5 4-4 8-9 8-16 0-12-11-14-14-14-9 0-22 6-22 26 0 19 16 33 40 33 40 0 81-35 91-78 12-50 25-99 37-149z"><text:p/></draw:path><draw:path draw:style-name="gr3" draw:text-style-name="P9" svg:width="0.1008in" svg:height="0.1004in" svg:x="1.5866in" svg:y="0.2469in" svg:viewBox="0 0 257 256" svg:d="M136 135c37 0 72 0 108 0 6 0 13 0 13-7 0-8-7-8-13-8-36 0-71 0-108 0 0-36 0-72 0-108 0-5 0-12-7-12-8 0-8 7-8 12 0 36 0 72 0 108-36 0-72 0-108 0-5 0-13 0-13 8 0 7 8 7 13 7 36 0 72 0 108 0 0 37 0 73 0 109 0 6 0 12 8 12 7 0 7-6 7-12 0-36 0-72 0-109z"><text:p/></draw:path><draw:path draw:style-name="gr3" draw:text-style-name="P9" svg:width="0.05in" svg:height="0.1012in" svg:x="1.7441in" svg:y="0.2339in" svg:viewBox="0 0 128 258" svg:d="M79 10c0-9 0-10-9-10-24 25-58 25-70 25 0 5 0 8 0 12 8 0 31 0 51-9 0 66 0 133 0 199 0 14-2 18-37 18-4 0-7 0-12 0 0 5 0 8 0 13 13-2 47-2 63-2 15 0 49 0 63 2 0-5 0-8 0-13-5 0-8 0-13 0-35 0-36-4-36-18 0-73 0-144 0-217z"><text:p/></draw:path><draw:path draw:style-name="gr3" draw:text-style-name="P9" svg:width="0.035in" svg:height="0.1516in" svg:x="1.815in" svg:y="0.222in" svg:viewBox="0 0 90 386" svg:d="M90 193c0-30-4-76-25-120-23-48-56-73-61-73-2 0-4 1-4 3 0 1 0 3 8 9 38 39 60 100 60 181 0 66-14 134-63 183-5 5-5 5-5 6 0 3 2 4 4 4 5 0 39-26 62-75 20-42 24-85 24-118z"><text:p/></draw:path><draw:path draw:style-name="gr3" draw:text-style-name="P9" svg:width="0.1047in" svg:height="0.1366in" svg:x="0.0004in" svg:y="0.4559in" svg:viewBox="0 0 267 348" svg:d="M151 271c59-23 116-92 116-166 0-63-40-105-99-105-82 0-168 88-168 178 0 64 44 104 99 104 10 0 23-2 38-7-2 24-2 25-2 30 0 13 0 43 32 43 46 0 65-71 65-75 0-3-2-4-4-4-4 0-4 2-5 4-9 27-32 37-45 37-17 0-24-11-27-39zM77 267c-30-12-43-41-43-77 0-26 10-81 40-123 28-39 65-57 92-57 39 0 67 31 67 82 0 39-20 129-85 166-2-14-5-42-34-42-19 0-39 18-39 39 0 8 1 8 2 12zM101 272c-5 0-17 0-17-17 0-15 14-30 30-30 17 0 25 8 25 31 0 7-2 7-5 9-10 4-22 7-33 7z"><text:p/></draw:path><draw:path draw:style-name="gr3" draw:text-style-name="P9" svg:width="0.0382in" svg:height="0.0705in" svg:x="0.1252in" svg:y="0.515in" svg:viewBox="0 0 98 180" svg:d="M60 8c0-7 0-8-7-8-18 18-42 18-53 18 0 3 0 6 0 10 5 0 24 0 38-8 0 46 0 91 0 137 0 10 0 14-26 14-3 0-8 0-11 0 0 3 0 6 0 9 6-1 39-1 48-1s43 0 49 1c0-3 0-6 0-9-3 0-7 0-10 0-28 0-28-4-28-14 0-49 0-100 0-149z"><text:p/></draw:path><draw:path draw:style-name="gr3" draw:text-style-name="P9" svg:width="0.0839in" svg:height="0.0941in" svg:x="0.224in" svg:y="0.472in" svg:viewBox="0 0 214 240" svg:d="M117 8c-4-7-6-8-10-8-5 0-6 2-8 8-32 72-65 144-97 217-2 4-2 5-2 7 0 4 3 8 8 8 2 0 5-1 8-9 30-68 61-136 91-205 30 69 60 137 91 205 3 9 8 9 9 9 4 0 7-4 7-8 0-1 0-2-2-6-32-73-64-146-95-218z"><text:p/></draw:path><draw:path draw:style-name="gr3" draw:text-style-name="P9" svg:width="0.1047in" svg:height="0.1366in" svg:x="0.3583in" svg:y="0.4559in" svg:viewBox="0 0 267 348" svg:d="M151 271c59-23 116-92 116-166 0-63-40-105-99-105-83 0-168 88-168 178 0 64 43 104 99 104 10 0 23-2 37-7-1 24-1 25-1 30 0 13 0 43 32 43 46 0 65-71 65-75 0-3-3-4-4-4-4 0-5 2-5 4-10 27-32 37-45 37-19 0-24-11-27-39zM77 267c-30-12-43-41-43-77 0-26 10-81 40-123 27-39 63-57 92-57 39 0 67 31 67 82 0 39-20 129-85 166-2-14-5-42-34-42-21 0-39 18-39 39 0 8 1 8 2 12zM101 272c-5 0-17 0-17-17 0-15 14-30 30-30 17 0 23 8 23 31 0 7 0 7-3 9-11 4-22 7-33 7z"><text:p/></draw:path><draw:path draw:style-name="gr3" draw:text-style-name="P9" svg:width="0.0469in" svg:height="0.0705in" svg:x="0.4776in" svg:y="0.515in" svg:viewBox="0 0 120 180" svg:d="M120 131c-3 0-7 0-10 0 0 5-3 22-7 24-2 2-23 2-26 2-17 0-34 0-51 0 29-25 39-33 55-46 20-15 39-32 39-58 0-32-29-53-64-53-33 0-56 24-56 48 0 15 12 16 14 16 7 0 15-5 15-14 0-5-3-15-16-15 8-18 27-25 40-25 26 0 40 21 40 43 0 24-16 43-25 52-22 22-43 42-65 64-3 3-3 4-3 11 37 0 74 0 111 0 3-16 6-33 9-49z"><text:p/></draw:path></draw:g></text:p>
            </text:list-item>
            <text:list-item>
              <text:p text:style-name="P45"><draw:g text:anchor-type="as-char" svg:y="-0.1063in" draw:z-index="166" draw:name="Shape47" draw:style-name="gr1"><svg:title>TexMaths</svg:title><svg:desc>11§display§Q_2§svg§600§FALSE§</svg:desc><draw:path draw:style-name="gr2" draw:text-style-name="P8" svg:width="0.1575in" svg:height="0.1201in" svg:x="0.0008in" svg:y="0.0071in" svg:viewBox="0 0 401 306" svg:d="M0 0c133 0 268 0 401 0 0 102 0 204 0 306-133 0-268 0-401 0 0-102 0-204 0-306z"><text:p/></draw:path><draw:path draw:style-name="gr3" draw:text-style-name="P9" svg:width="0.1039in" svg:height="0.1358in" svg:x="0.0004in" svg:y="0in" svg:viewBox="0 0 265 346" svg:d="M151 269c59-23 114-92 114-165 0-62-40-104-96-104-84 0-169 88-169 176 0 64 43 104 99 104 10 0 23-3 38-7-2 24-2 25-2 30 0 13 0 43 32 43 47 0 63-71 63-75 0-2-2-3-3-3-3 0-5 1-6 3-7 27-29 37-44 37-17 0-23-10-26-39zM77 265c-30-12-43-41-43-77 0-25 10-80 40-121 27-39 64-57 92-57 39 0 66 30 66 81 0 39-18 128-83 164-3-13-6-41-34-41-21 0-40 19-40 39 0 8 1 9 2 12zM101 270c-5 0-17 0-17-17 0-15 14-31 31-31 16 0 23 9 23 33 0 6 0 6-5 8-10 5-21 7-32 7z"><text:p/></draw:path><draw:path draw:style-name="gr3" draw:text-style-name="P9" svg:width="0.0465in" svg:height="0.0697in" svg:x="0.1197in" svg:y="0.0594in" svg:viewBox="0 0 119 178" svg:d="M119 130c-3 0-7 0-9 0-1 5-4 22-8 24-2 2-23 2-26 2-17 0-33 0-50 0 29-25 38-33 54-45 20-16 39-33 39-58 0-33-29-53-63-53s-56 23-56 48c0 14 11 15 14 15 6 0 15-5 15-15 0-4-3-14-17-14 9-19 27-24 40-24 26 0 41 21 41 43 0 23-17 42-26 52-22 21-43 41-65 63-2 3-2 4-2 10 37 0 74 0 111 0 2-15 5-32 8-48z"><text:p/></draw:path></draw:g><text:s/><text:span text:style-name="T17">טאוטולוגיה. נותר להוכיח את </text:span><text:span text:style-name="T17"><draw:g text:anchor-type="as-char" svg:y="-0.1063in" draw:z-index="165" draw:name="Shape48" draw:style-name="gr1"><svg:title>TexMaths</svg:title><svg:desc>11§display§Q_1§svg§600§FALSE§</svg:desc><draw:path draw:style-name="gr2" draw:text-style-name="P8" svg:width="0.1535in" svg:height="0.1201in" svg:x="0.0008in" svg:y="0.0071in" svg:viewBox="0 0 391 306" svg:d="M0 0c131 0 260 0 391 0 0 102 0 204 0 306-131 0-260 0-391 0 0-102 0-204 0-306z"><text:p/></draw:path><draw:path draw:style-name="gr3" draw:text-style-name="P9" svg:width="0.1039in" svg:height="0.1358in" svg:x="0.0004in" svg:y="0in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3" draw:text-style-name="P9" svg:width="0.0382in" svg:height="0.0697in" svg:x="0.124in" svg:y="0.0594in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7">. הוכחה ל־</text:span><text:span text:style-name="T17"><draw:g text:anchor-type="as-char" svg:y="-0.1063in" draw:z-index="164" draw:name="Shape49" draw:style-name="gr1"><svg:title>TexMaths</svg:title><svg:desc>11§display§Q_1§svg§600§FALSE§</svg:desc><draw:path draw:style-name="gr2" draw:text-style-name="P8" svg:width="0.1535in" svg:height="0.1201in" svg:x="0.0008in" svg:y="0.0071in" svg:viewBox="0 0 391 306" svg:d="M0 0c131 0 260 0 391 0 0 102 0 204 0 306-131 0-260 0-391 0 0-102 0-204 0-306z"><text:p/></draw:path><draw:path draw:style-name="gr3" draw:text-style-name="P9" svg:width="0.1039in" svg:height="0.1358in" svg:x="0.0004in" svg:y="0in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3" draw:text-style-name="P9" svg:width="0.0382in" svg:height="0.0697in" svg:x="0.124in" svg:y="0.0594in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7">: יהי </text:span><text:span text:style-name="T17"><draw:g text:anchor-type="as-char" svg:y="-0.0681in" draw:z-index="163" draw:name="Shape50" draw:style-name="gr1"><svg:title>TexMaths</svg:title><svg:desc>11§display§z§svg§600§FALSE§</svg:desc><draw:path draw:style-name="gr2" draw:text-style-name="P8" svg:width="0.0539in" svg:height="0.052in" svg:x="0.0016in" svg:y="0.0071in" svg:viewBox="0 0 138 133" svg:d="M0 0c46 0 92 0 138 0 0 44 0 89 0 133-46 0-92 0-138 0 0-44 0-89 0-133z"><text:p/></draw:path><draw:path draw:style-name="gr3" draw:text-style-name="P9" svg:width="0.063in" svg:height="0.0677in" svg:x="0.0004in" svg:y="0in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/text:span><text:span text:style-name="T17">. עבור </text:span><text:span text:style-name="T17"><draw:g text:anchor-type="as-char" svg:y="-0.0681in" draw:z-index="162" draw:name="Shape51" draw:style-name="gr1"><svg:title>TexMaths</svg:title><svg:desc>11§display§z§svg§600§FALSE§</svg:desc><draw:path draw:style-name="gr2" draw:text-style-name="P8" svg:width="0.0539in" svg:height="0.052in" svg:x="0.0016in" svg:y="0.0071in" svg:viewBox="0 0 138 133" svg:d="M0 0c46 0 92 0 138 0 0 44 0 89 0 133-46 0-92 0-138 0 0-44 0-89 0-133z"><text:p/></draw:path><draw:path draw:style-name="gr3" draw:text-style-name="P9" svg:width="0.063in" svg:height="0.0677in" svg:x="0.0004in" svg:y="0in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/text:span><text:span text:style-name="T17"><text:s/>קיים </text:span><text:span text:style-name="T17"><draw:g text:anchor-type="as-char" svg:y="-0.1008in" draw:z-index="161" draw:name="Shape52" draw:style-name="gr1"><svg:title>TexMaths</svg:title><svg:desc>11§display§y = z - 1§svg§600§FALSE§</svg:desc><draw:path draw:style-name="gr2" draw:text-style-name="P8" svg:width="0.5937in" svg:height="0.1161in" svg:x="0.0039in" svg:y="0.0075in" svg:viewBox="0 0 1509 296" svg:d="M754 296c-251 0-502 0-754 0 0-99 0-197 0-296 503 0 1006 0 1509 0 0 99 0 197 0 296-252 0-504 0-755 0z"><text:p/></draw:path><draw:path draw:style-name="gr3" draw:text-style-name="P9" svg:width="0.0697in" svg:height="0.0972in" svg:x="0.0004in" svg:y="0.0339in" svg:viewBox="0 0 178 248" svg:d="M177 23c1-5 1-5 1-9 0-6-5-10-11-10-3 0-10 3-13 8-1 2-4 14-6 21-3 10-5 21-7 31-6 23-12 46-18 69-1 5-17 33-44 33-19 0-23-17-23-31 0-19 7-42 20-76 5-16 8-19 8-27 0-18-14-32-32-32-38 0-52 56-52 59 0 4 4 4 5 4 4 0 4 0 6-7 11-36 26-47 40-47 3 0 9 0 9 12 0 10-4 20-6 26-17 41-23 63-23 82 0 34 24 46 47 46 15 0 29-7 39-18-5 20-9 37-25 58-10 14-25 25-43 25-5 0-23-2-29-17 6 0 12 0 16-4 5-4 8-9 8-16 0-12-10-14-14-14-9 0-21 7-21 25 0 20 16 34 40 34 40 0 80-35 91-78 12-49 25-99 37-147z"><text:p/></draw:path><draw:path draw:style-name="gr3" draw:text-style-name="P9" svg:width="0.1008in" svg:height="0.035in" svg:x="0.1268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638in" svg:height="0.0685in" svg:x="0.2858in" svg:y="0.0339in" svg:viewBox="0 0 163 175" svg:d="M34 138c21-23 32-31 46-43 0-2 24-21 38-36 37-35 45-54 45-56 0-3-2-2-4-3-3 0-4 0-6 4-11 18-20 25-29 25s-14-6-20-13c-7-8-14-16-26-16-30 0-47 35-47 44 0 2 1 4 5 4s4-2 5-4c7-18 29-19 33-19 7 0 15 4 24 7 15 5 20 5 30 5-14 17-47 44-54 51-11 10-23 21-34 32-27 26-40 48-40 50 0 5 3 5 4 5 4 0 4-1 6-6 9-13 21-24 33-24 9 0 13 4 23 15 7 8 13 15 24 15 39 0 61-50 61-60 0-2-1-4-5-4-3 0-4 2-5 5-9 26-33 32-46 32-8 0-15-2-24-4-13-6-18-7-26-7-1 0-8 0-11 1z"><text:p/></draw:path><draw:path draw:style-name="gr3" draw:text-style-name="P9" svg:width="0.0925in" svg:height="0.0055in" svg:x="0.4024in" svg:y="0.0602in" svg:viewBox="0 0 236 15" svg:d="M223 15c7 0 13 0 13-7 0-8-6-8-13-8-69 0-139 0-209 0-6 0-14 0-14 8 0 7 8 7 14 7 70 0 140 0 209 0z"><text:p/></draw:path><draw:path draw:style-name="gr3" draw:text-style-name="P9" svg:width="0.05in" svg:height="0.1004in" svg:x="0.5555in" svg:y="0.0004in" svg:viewBox="0 0 128 256" svg:d="M79 10c0-9 0-10-9-10-24 25-58 25-70 25 0 5 0 8 0 12 8 0 31 0 51-11 0 66 0 133 0 199 0 15-2 19-37 19-4 0-7 0-12 0 0 4 0 9 0 12 13-1 47-1 63-1 15 0 48 0 63 1 0-3 0-8 0-12-5 0-8 0-13 0-35 0-36-4-36-19 0-71 0-144 0-215z"><text:p/></draw:path></draw:g></text:span><text:span text:style-name="T17">. לפיכך, </text:span><text:span text:style-name="T17"><draw:g text:anchor-type="as-char" svg:y="-0.1008in" draw:z-index="160" draw:name="Shape53" draw:style-name="gr1"><svg:title>TexMaths</svg:title><svg:desc>11§display§y + 1 = z§svg§600§FALSE§</svg:desc><draw:path draw:style-name="gr2" draw:text-style-name="P8" svg:width="0.5996in" svg:height="0.1154in" svg:x="0.0039in" svg:y="0.0071in" svg:viewBox="0 0 1524 294" svg:d="M0 0c508 0 1015 0 1524 0 0 98 0 197 0 294-509 0-1016 0-1524 0 0-97 0-196 0-294z"><text:p/></draw:path><draw:path draw:style-name="gr3" draw:text-style-name="P9" svg:width="0.0697in" svg:height="0.0972in" svg:x="0.0004in" svg:y="0.0335in" svg:viewBox="0 0 178 248" svg:d="M177 24c1-5 1-6 1-9 0-7-5-11-11-11-4 0-10 3-13 9-1 1-4 13-6 21-3 10-5 20-7 31-6 23-12 46-18 69-2 6-18 32-44 32-20 0-24-17-24-31 0-17 7-42 20-76 6-15 7-19 7-27 0-18-12-32-30-32-38 0-52 56-52 59 0 5 3 3 4 5 5 0 5-1 7-7 11-36 26-48 38-48 4 0 10 0 10 12 0 10-3 20-6 27-16 41-22 63-22 81 0 35 24 45 47 45 14 0 28-6 39-17-5 20-10 39-26 58-10 14-24 25-42 25-5 0-23-2-29-16 6 0 11 0 16-5 5-4 8-8 8-16 0-12-10-13-14-13-9 0-21 6-21 25s16 33 40 33c40 0 80-35 91-78 12-48 25-97 37-146z"><text:p/></draw:path><draw:path draw:style-name="gr3" draw:text-style-name="P9" svg:width="0.1004in" svg:height="0.1in" svg:x="0.1185in" svg:y="0.0126in" svg:viewBox="0 0 256 255" svg:d="M135 136c37 0 72 0 108 0 6 0 13 0 13-7 0-8-7-8-13-8-36 0-71 0-108 0 0-36 0-72 0-108 0-5 0-13-7-13-8 0-8 8-8 13 0 36 0 72 0 108-36 0-72 0-108 0-5 0-12 0-12 8 0 7 7 7 12 7 36 0 72 0 108 0 0 35 0 72 0 107 0 5 0 12 8 12 7 0 7-7 7-12 0-35 0-72 0-107z"><text:p/></draw:path><draw:path draw:style-name="gr3" draw:text-style-name="P9" svg:width="0.05in" svg:height="0.1in" svg:x="0.2756in" svg:y="0in" svg:viewBox="0 0 128 255" svg:d="M79 10c0-9 0-10-9-10-24 24-57 24-70 24 0 5 0 8 0 12 8 0 31 0 51-10 0 66 0 133 0 199 0 13-2 18-36 18-4 0-8 0-13 0 0 4 0 9 0 12 15-1 47-1 63-1 15 0 49 0 63 1 0-3 0-8 0-12-5 0-8 0-13 0-35 0-36-3-36-18 0-71 0-144 0-215z"><text:p/></draw:path><draw:path draw:style-name="gr3" draw:text-style-name="P9" svg:width="0.1004in" svg:height="0.035in" svg:x="0.3886in" svg:y="0.0453in" svg:viewBox="0 0 256 90" svg:d="M244 15c6 0 12 0 12-7 0-8-6-8-12-8-77 0-154 0-231 0-5 0-13 0-13 8 0 7 8 7 13 7 77 0 154 0 231 0zM244 90c6 0 12 0 12-8 0-7-6-7-12-7-77 0-154 0-231 0-5 0-13 0-13 7 0 8 8 8 13 8 77 0 154 0 231 0z"><text:p/></draw:path><draw:path draw:style-name="gr3" draw:text-style-name="P9" svg:width="0.0642in" svg:height="0.0681in" svg:x="0.5469in" svg:y="0.0335in" svg:viewBox="0 0 164 174" svg:d="M35 138c21-22 32-31 45-43 14-13 24-21 39-35 36-36 45-55 45-56 0-4-3-4-5-4s-3 1-5 4c-12 19-20 26-29 26s-14-7-19-14c-8-8-15-16-28-16-28 0-46 36-46 44 0 2 1 4 4 4 4 0 5-2 6-4 6-18 29-18 33-18 7 0 15 3 24 6 15 5 20 5 30 5-15 17-47 45-54 51-12 11-23 22-35 33-27 25-40 47-40 49 0 4 3 3 4 4 4 0 5-1 7-5 9-13 21-23 33-23 9 0 12 3 22 14 7 8 13 14 25 14 38 0 61-48 61-59 0-2-2-3-5-3-4 0-4 2-5 4-9 26-34 33-47 33-8 0-15-2-22-5-14-4-19-7-28-7-1 0-6 0-10 1z"><text:p/></draw:path></draw:g></text:span><text:span text:style-name="T17"><text:s/>כלומר </text:span><text:span text:style-name="T17"><draw:g text:anchor-type="as-char" svg:y="-0.1016in" draw:z-index="159" draw:name="Shape54" draw:style-name="gr1"><svg:title>TexMaths</svg:title><svg:desc>11§display§\tilde{y} = z + 1§svg§600§FALSE§</svg:desc><draw:path draw:style-name="gr2" draw:text-style-name="P8" svg:width="0.5937in" svg:height="0.1161in" svg:x="0.0039in" svg:y="0.0071in" svg:viewBox="0 0 1509 296" svg:d="M756 296c-252 0-504 0-756 0 0-99 0-197 0-296 503 0 1006 0 1509 0 0 99 0 197 0 296-251 0-503 0-753 0z"><text:p/></draw:path><draw:path draw:style-name="gr3" draw:text-style-name="P9" svg:width="0.0504in" svg:height="0.0138in" svg:x="0.0189in" svg:y="0in" svg:viewBox="0 0 129 36" svg:d="M129 5c-3-2-4-3-6-5 0 1-15 19-32 19-9 0-18-6-25-10-10-6-18-9-24-9-15 0-22 9-42 30 2 2 4 4 7 6 0-1 14-18 31-18 9 0 19 5 26 9 10 6 17 9 24 9 14 0 22-9 41-31z"><text:p/></draw:path><draw:path draw:style-name="gr3" draw:text-style-name="P9" svg:width="0.0697in" svg:height="0.0972in" svg:x="0.0004in" svg:y="0.0335in" svg:viewBox="0 0 178 248" svg:d="M177 24c1-5 1-6 1-9 0-7-5-11-11-11-3 0-10 3-13 9-1 1-4 13-6 20-3 11-5 21-7 31-6 23-12 46-18 69-1 7-17 33-44 33-19 0-23-17-23-31 0-17 7-42 20-76 5-15 8-19 8-27 0-18-14-32-32-32-38 0-52 56-52 59 0 5 4 5 5 5 4 0 4-1 6-8 11-35 26-47 40-47 3 0 9 0 9 12 0 10-4 20-6 27-17 41-23 63-23 81 0 34 24 46 47 46 15 0 29-7 39-18-5 20-9 39-25 58-10 14-25 25-43 25-5 0-23-2-29-17 6 0 12 0 16-4 5-4 8-8 8-16 0-12-10-13-14-13-9 0-21 6-21 24 0 20 16 34 40 34 40 0 80-35 91-78 12-49 25-97 37-146z"><text:p/></draw:path><draw:path draw:style-name="gr3" draw:text-style-name="P9" svg:width="0.1008in" svg:height="0.0346in" svg:x="0.1268in" svg:y="0.0453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3" draw:text-style-name="P9" svg:width="0.0638in" svg:height="0.0685in" svg:x="0.2858in" svg:y="0.0335in" svg:viewBox="0 0 163 175" svg:d="M34 138c21-22 32-31 46-43 12-13 24-21 38-35 37-36 45-55 45-56 0-4-2-3-4-4-3 0-4 1-6 4-11 19-20 26-29 26s-14-7-20-14c-7-8-14-16-26-16-30 0-47 36-47 44 0 2 1 4 5 4s4-2 5-4c7-18 29-18 33-18 7 0 15 3 24 6 15 5 20 5 30 5-14 17-47 45-54 51-11 11-23 22-34 33-27 25-40 47-40 49 0 5 3 5 4 5 4 0 4-1 6-6 9-13 21-23 33-23 9 0 13 3 23 14 7 8 13 15 24 15 39 0 61-50 61-60 0-2-1-4-5-4-3 0-4 3-5 5-9 26-33 32-46 32-8 0-15-2-24-4-13-6-18-7-26-7-1 0-8 0-11 1z"><text:p/></draw:path><draw:path draw:style-name="gr3" draw:text-style-name="P9" svg:width="0.1008in" svg:height="0.1in" svg:x="0.3984in" svg:y="0.013in" svg:viewBox="0 0 257 255" svg:d="M136 136c37 0 72 0 108 0 6 0 13 0 13-7 0-8-7-8-13-8-36 0-71 0-108 0 0-36 0-73 0-109 0-4 0-12-7-12-8 0-8 8-8 12 0 36 0 73 0 109-36 0-72 0-108 0-5 0-13 0-13 8 0 7 8 7 13 7 36 0 72 0 108 0 0 35 0 72 0 107 0 4 0 12 8 12 7 0 7-8 7-12 0-35 0-72 0-107z"><text:p/></draw:path><draw:path draw:style-name="gr3" draw:text-style-name="P9" svg:width="0.05in" svg:height="0.1in" svg:x="0.5555in" svg:y="0.0004in" svg:viewBox="0 0 128 255" svg:d="M79 10c0-9 0-10-9-10-24 24-58 24-70 24 0 5 0 8 0 12 8 0 31 0 51-10 0 66 0 132 0 198 0 14-2 19-37 19-4 0-7 0-12 0 0 4 0 9 0 12 13-1 47-1 63-1 15 0 48 0 63 1 0-3 0-8 0-12-5 0-8 0-13 0-35 0-36-5-36-19 0-71 0-143 0-214z"><text:p/></draw:path></draw:g></text:span><text:span text:style-name="T17">. לכן, </text:span><text:span text:style-name="T17"><draw:g text:anchor-type="as-char" svg:y="-0.1063in" draw:z-index="158" draw:name="Shape55" draw:style-name="gr1"><svg:title>TexMaths</svg:title><svg:desc>11§display§Q_1§svg§600§FALSE§</svg:desc><draw:path draw:style-name="gr2" draw:text-style-name="P8" svg:width="0.1535in" svg:height="0.1201in" svg:x="0.0008in" svg:y="0.0071in" svg:viewBox="0 0 391 306" svg:d="M0 0c131 0 260 0 391 0 0 102 0 204 0 306-131 0-260 0-391 0 0-102 0-204 0-306z"><text:p/></draw:path><draw:path draw:style-name="gr3" draw:text-style-name="P9" svg:width="0.1039in" svg:height="0.1358in" svg:x="0.0004in" svg:y="0in" svg:viewBox="0 0 265 346" svg:d="M149 269c61-23 116-92 116-165 0-62-41-104-97-104-83 0-168 88-168 176 0 64 43 104 99 104 10 0 23-3 37-7-1 24-1 25-1 30 0 13 0 43 32 43 46 0 63-71 63-75 0-2-2-3-4-3-3 0-4 1-5 3-8 27-30 37-44 37-18 0-23-10-28-39zM77 265c-30-12-43-41-43-77 0-25 10-80 40-121 27-39 63-57 92-57 38 0 65 30 65 81 0 39-18 128-83 164-2-13-6-41-34-41-21 0-39 19-39 39 0 8 1 9 2 12zM101 270c-5 0-17 0-17-17 0-15 14-31 30-31 17 0 23 9 23 33 0 6 0 6-4 8-10 5-21 7-32 7z"><text:p/></draw:path><draw:path draw:style-name="gr3" draw:text-style-name="P9" svg:width="0.0382in" svg:height="0.0697in" svg:x="0.124in" svg:y="0.0594in" svg:viewBox="0 0 98 178" svg:d="M60 8c0-8 0-8-7-8-18 17-42 17-53 17 0 3 0 6 0 9 7 0 24 0 38-7 0 45 0 91 0 137 0 10 0 14-26 14-3 0-8 0-11 0 0 3 0 5 0 8 6-1 39-1 48-1s43 0 49 1c0-3 0-5 0-8-3 0-7 0-10 0-28 0-28-4-28-14 0-49 0-99 0-148z"><text:p/></draw:path></draw:g></text:span><text:span text:style-name="T17"><text:s/>הוכח.</text:span></text:p>
            </text:list-item>
          </text:list>
        </text:list-item>
        <text:list-item>
          <text:p text:style-name="P47">לכן, <draw:g text:anchor-type="as-char" svg:y="-0.1035in" draw:z-index="157" draw:name="Shape56" draw:style-name="gr1"><svg:title>TexMaths</svg:title><svg:desc>11§display§P_1§svg§600§FALSE§</svg:desc><draw:path draw:style-name="gr2" draw:text-style-name="P8" svg:width="0.1315in" svg:height="0.1098in" svg:x="0.0024in" svg:y="0.0071in" svg:viewBox="0 0 335 280" svg:d="M0 0c111 0 224 0 335 0 0 93 0 186 0 280-111 0-224 0-335 0 0-94 0-187 0-280z"><text:p/></draw:path><draw:path draw:style-name="gr3" draw:text-style-name="P9" svg:width="0.1079in" svg:height="0.1024in" svg:x="0.0004in" svg:y="0in" svg:viewBox="0 0 275 261" svg:d="M102 142c22 0 44 0 66 0 54 0 107-41 107-84 0-29-26-58-76-58-41 0-83 0-124 0-8 0-12 0-12 8 0 4 3 4 11 4 5 0 12 0 16 1 7 0 9 1 9 6 0 2 0 3-1 7-17 68-35 137-52 205-4 16-4 19-35 19-7 0-11 0-11 7 0 4 4 4 6 4 11 0 38-1 49-1 8 0 17 1 24 1 9 0 18 0 26 0 2 0 8 0 8-8 0-3-4-3-11-3-15 0-26 0-26-8 0-2 1-4 1-6 8-32 16-64 25-94zM129 26c4-13 4-14 21-14 12 0 24 0 38 0 30 0 51 10 51 37 0 15-7 48-23 62-20 17-42 21-58 21-19 0-37 0-54 0 7-35 16-71 25-106z"><text:p/></draw:path><draw:path draw:style-name="gr3" draw:text-style-name="P9" svg:width="0.0382in" svg:height="0.0697in" svg:x="0.1035in" svg:y="0.0559in" svg:viewBox="0 0 98 178" svg:d="M61 8c0-8 0-8-8-8-18 18-42 18-53 18 0 3 0 6 0 9 7 0 24 0 39-7 0 45 0 91 0 137 0 8 0 11-27 11-3 0-8 0-11 0 0 3 0 6 0 10 6 0 39-1 49-1 8 0 43 1 48 1 0-4 0-7 0-10-3 0-6 0-10 0-27 0-27-3-27-11 0-51 0-100 0-149z"><text:p/></draw:path></draw:g><text:s/>הוכח ומסיבה זו הטענה כולה הוכחה. </text:p>
        </text:list-item>
      </text:list>
      <text:h text:style-name="Heading_20_3" text:outline-level="3">סעיף ב’</text:h>
      <text:list text:style-name="L10">
        <text:list-item>
          <text:p text:style-name="P48">נטען:</text:p>
          <text:p text:style-name="P49"><draw:g text:anchor-type="as-char" svg:y="-0.3866in" draw:z-index="43" draw:name="Shape57" draw:style-name="gr1"><svg:title>TexMaths</svg:title><svg:desc>11§latex§\begin{align}
  &amp;\; A := \Big\{x \in \Q \colon \tfrac{x}{\sqrt{2}} \in \Q \Big\} = \emptyset \\
  \iff &amp;\forall x \in A. x \in \emptyset \\
  \iff &amp;\forall x \in \Q. \rightarrow \tfrac{x}{\sqrt{2}} \in \Q. x \in \emptyset
\end{align}§svg§600§FALSE§</svg:desc><draw:path draw:style-name="gr2" draw:text-style-name="P8" svg:width="3.676in" svg:height="0.7571in" svg:x="0.0004in" svg:y="0.0075in" svg:viewBox="0 0 9338 1924" svg:d="M0 0c3113 0 6226 0 9338 0 0 641 0 1282 0 1924-3112 0-6225 0-9338 0 0-642 0-1283 0-1924z"><text:p/></draw:path><draw:path draw:style-name="gr3" draw:text-style-name="P9" svg:width="0.1039in" svg:height="0.1087in" svg:x="0.3618in" svg:y="0.0665in" svg:viewBox="0 0 265 277" svg:d="M55 233c-15 25-30 31-47 32-5 0-8 0-8 8 0 2 2 4 4 4 11 0 23-1 34-1 13 0 26 1 39 1 2 0 7 0 7-8 0-4-4-4-6-4-9-1-19-3-19-13 0-5 3-9 6-14 10-17 20-33 30-50 31 0 64 0 96 0 1 8 7 61 7 65 0 11-21 12-29 12-4 0-8 0-8 8 0 4 4 4 5 4 15 0 32-1 48-1 10 0 35 1 44 1 3 0 7 0 7-8 0-4-4-4-9-4-24 0-24-2-25-14-8-81-15-161-23-241-1-8-1-10-8-10-6 0-8 3-10 7-45 75-90 150-135 226zM102 176c26-43 51-85 76-128 5 43 8 85 12 128-29 0-58 0-88 0z"><text:p/></draw:path><draw:path draw:style-name="gr3" draw:text-style-name="P9" svg:width="0.0157in" svg:height="0.065in" svg:x="0.5256in" svg:y="0.1102in" svg:viewBox="0 0 41 166" svg:d="M41 20c0-11-9-20-20-20-12 0-21 9-21 20s9 21 21 21c11 0 20-10 20-21zM41 145c0-11-9-20-20-20-12 0-21 8-21 20 0 11 9 21 21 21 11 0 20-9 20-21z"><text:p/></draw:path><draw:path draw:style-name="gr3" draw:text-style-name="P9" svg:width="0.1008in" svg:height="0.035in" svg:x="0.5634in" svg:y="0.119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646in" svg:height="0.2732in" svg:x="0.7335in" svg:y="0in" svg:viewBox="0 0 165 695" svg:d="M98 454c0-24 0-29-5-40-12-36-46-57-71-66 45-19 67-46 74-72 1-4 2-12 2-13 0-58 0-117 0-175 0-32 25-56 61-72 6-2 6-3 6-8 0-8 0-8-8-8-11 0-39 14-55 26-13 10-34 32-34 59 0 30 0 62 0 93 0 20 0 40 0 60 0 34 0 47-20 71-5 6-16 18-43 30-5 2-5 3-5 9 0 5 0 6 8 9 41 19 60 52 60 76 0 53 0 107 0 161 0 19 0 42 20 61 9 9 16 17 35 27 5 3 24 13 34 13 8 0 8 0 8-8 0-5 0-6-3-7-22-10-58-28-64-64 0-5 0-18 0-27 0-45 0-90 0-135z"><text:p/></draw:path><draw:path draw:style-name="gr3" draw:text-style-name="P9" svg:width="0.0752in" svg:height="0.0685in" svg:x="0.8217in" svg:y="0.1075in" svg:viewBox="0 0 192 175" svg:d="M118 54c2-10 11-46 38-46 1 0 11 0 19 5-11 2-19 12-19 21 0 7 5 13 16 13 7 0 20-6 20-22 0-20-23-25-36-25-22 0-36 20-41 29-9-26-30-29-41-29-40 0-62 49-62 59 0 4 3 4 4 4 4 0 5 0 5-5 13-40 39-50 52-50 7 0 20 4 20 26 0 12-5 37-20 92-6 24-19 40-37 40-2 0-11 0-18-4 8-3 17-11 17-21 0-11-9-15-14-15-11 0-21 10-21 24 0 17 19 25 36 25 26 0 40-28 41-30 4 14 19 30 42 30 39 0 61-50 61-60 0-4-3-4-4-4-4 0-4 2-6 4-13 42-38 51-51 51-15 0-21-12-21-25 0-9 2-17 6-34 5-18 9-36 14-53z"><text:p/></draw:path><draw:path draw:style-name="gr3" draw:text-style-name="P9" svg:width="0.076in" svg:height="0.0878in" svg:x="0.9587in" svg:y="0.0929in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3" draw:text-style-name="P9" svg:width="0.1083in" svg:height="0.1339in" svg:x="1.0949in" svg:y="0.0685in" svg:viewBox="0 0 276 341" svg:d="M173 275c54-11 103-54 103-135 0-98-68-140-137-140-72 0-139 44-139 140 0 82 49 122 96 133 17 40 56 68 103 68 20 0 41-4 61-12 7-2 11-5 11-9 0-5-4-7-7-7-1 0-1 0-3 2-11 2-16 2-22 2-36 0-58-22-66-42zM85 24c-23 28-30 73-30 116 0 37 4 85 30 115-27-10-71-41-71-115 0-80 48-108 71-117zM191 23c27 10 71 41 71 117 0 78-48 106-71 115 25-27 30-72 30-115 0-39-4-86-30-116zM139 265c-63 0-71-81-71-125 0-47 8-127 71-127 62 0 69 82 69 127 0 46-8 125-69 125zM112 277c11 2 25 2 27 2 1 0 9 0 20-1 10 24 29 39 48 46 4 3 3 2 4 3 0 1-6 1-12 1-33 0-66-16-87-51z"><text:p/></draw:path><draw:path draw:style-name="gr3" draw:text-style-name="P9" svg:width="0.0161in" svg:height="0.065in" svg:x="1.2382in" svg:y="0.1102in" svg:viewBox="0 0 42 166" svg:d="M42 20c0-11-10-20-21-20s-21 9-21 20 10 21 21 21 21-10 21-21zM42 145c0-11-10-20-21-20s-21 8-21 20c0 11 10 21 21 21s21-9 21-21z"><text:p/></draw:path><draw:path draw:style-name="gr3" draw:text-style-name="P9" svg:width="0.0563in" svg:height="0.0476in" svg:x="1.3874in" svg:y="0.0685in" svg:viewBox="0 0 144 122" svg:d="M54 91c-2 9-11 23-25 23-2 0-9 0-15-3 11-3 12-13 12-15 0-6-5-10-11-10-7 0-15 6-15 16 0 13 15 20 29 20 12 0 23-8 29-19 7 15 22 19 32 19 32 0 49-34 49-41 0-4-4-4-5-4-4 0-4 2-5 5-6 18-22 32-38 32-10 0-16-6-16-17 0-7 6-31 14-62 6-21 18-27 26-27 2 0 9 0 16 4-9 2-12 10-12 14 0 7 4 10 11 10 5 0 14-4 14-16 0-16-16-20-27-20-14 0-25 9-31 20-5-11-17-20-32-20-31 0-49 33-49 42 0 3 5 3 6 3 3 0 3-1 4-4 7-21 25-33 38-33 9 0 16 5 16 17 0 6-3 20-5 29-4 12-7 25-10 37z"><text:p/></draw:path><draw:path draw:style-name="gr3" draw:text-style-name="P9" svg:width="0.1602in" svg:height="0.0055in" svg:x="1.3362in" svg:y="0.1339in" svg:viewBox="0 0 408 15" svg:d="M0 0c136 0 272 0 408 0 0 5 0 10 0 15-136 0-272 0-408 0 0-5 0-10 0-15z"><text:p/></draw:path><draw:path draw:style-name="gr3" draw:text-style-name="P9" svg:width="0.0921in" svg:height="0.1063in" svg:x="1.3465in" svg:y="0.1516in" svg:viewBox="0 0 235 271" svg:d="M95 241c-18-35-36-69-53-105-1-3-2-4-5-4-1 0-1 0-4 2-10 7-19 12-29 19-4 2-4 3-4 4 0 2 2 5 4 5 1 0 1 0 5-4 3-2 11-6 14-8 20 38 40 78 59 116 3 5 3 5 7 5 2 0 6 0 8-6 45-85 91-168 136-253 2-3 2-4 2-5 0-5-3-7-6-7-5 0-6 2-7 5-43 79-85 158-127 236z"><text:p/></draw:path><draw:path draw:style-name="gr3" draw:text-style-name="P9" svg:width="0.0602in" svg:height="0.0047in" svg:x="1.4366in" svg:y="0.1516in" svg:viewBox="0 0 154 13" svg:d="M0 0c52 0 102 0 154 0 0 4 0 9 0 13-52 0-102 0-154 0 0-4 0-9 0-13z"><text:p/></draw:path><draw:path draw:style-name="gr3" draw:text-style-name="P9" svg:width="0.0465in" svg:height="0.0701in" svg:x="1.4433in" svg:y="0.1748in" svg:viewBox="0 0 119 179" svg:d="M119 130c-4 0-6 0-9 0-1 6-3 22-7 24-2 2-23 2-27 2-17 0-33 0-50 0 29-25 38-33 54-45 20-16 39-33 39-58 0-33-29-53-63-53s-56 23-56 48c0 14 11 15 14 15 7 0 15-5 15-15 0-4-3-14-17-14 9-19 26-25 40-25 27 0 40 22 40 44 0 23-16 42-25 51-22 21-43 43-65 64-2 2-2 4-2 11 37 0 74 0 111 0 2-16 6-33 8-49z"><text:p/></draw:path><draw:path draw:style-name="gr3" draw:text-style-name="P9" svg:width="0.076in" svg:height="0.0878in" svg:x="1.5701in" svg:y="0.0929in" svg:viewBox="0 0 194 224" svg:d="M180 120c6 0 14 0 14-8s-8-8-14-8c-55 0-109 0-164 0 5-51 49-89 104-89 20 0 41 0 60 0 6 0 14 0 14-7 0-8-8-8-14-8-21 0-40 0-61 0-66 0-119 51-119 112 0 62 53 112 119 112 21 0 40 0 61 0 6 0 14 0 14-7 0-8-8-8-14-8-19 0-40 0-60 0-55 0-99-37-104-89 55 0 109 0 164 0z"><text:p/></draw:path><draw:path draw:style-name="gr3" draw:text-style-name="P9" svg:width="0.1083in" svg:height="0.1339in" svg:x="1.7063in" svg:y="0.0685in" svg:viewBox="0 0 276 341" svg:d="M173 275c54-11 103-54 103-135 0-98-69-140-137-140-72 0-139 44-139 140 0 82 49 122 96 133 17 40 55 68 103 68 20 0 41-4 61-12 7-2 11-5 11-9 0-5-4-7-7-7-1 0-1 0-3 2-11 2-16 2-22 2-36 0-58-22-66-42zM85 24c-23 28-30 73-30 116 0 37 4 85 30 115-27-10-71-41-71-115 0-80 48-108 71-117zM191 23c27 10 71 41 71 117 0 78-48 106-71 115 23-27 30-72 30-115 0-39-4-86-30-116zM139 265c-63 0-71-81-71-125 0-47 8-127 71-127 61 0 69 82 69 127 0 46-8 125-69 125zM112 277c11 2 25 2 27 2 1 0 9 0 20-1 10 24 29 39 48 46 4 3 3 2 4 3 0 1-6 1-12 1-33 0-66-16-87-51z"><text:p/></draw:path><draw:path draw:style-name="gr3" draw:text-style-name="P9" svg:width="0.0646in" svg:height="0.2732in" svg:x="1.8378in" svg:y="0in" svg:viewBox="0 0 165 695" svg:d="M98 458c0-35 0-48 20-72 4-4 16-18 41-30 6-2 6-3 6-8s0-5 0-7c-1 0-1 0-8-3-40-19-59-52-59-76 0-54 0-107 0-161 0-19 0-42-20-61-9-9-16-17-35-27-5-2-24-13-35-13-7 0-8 0-8 8 0 5 0 6 3 7 16 7 57 25 64 64 1 5 1 18 1 27 0 45 0 90 0 135 0 24 0 30 3 41 13 35 47 56 72 66-44 18-66 45-73 71-1 4-2 12-2 13 0 59 0 117 0 175 0 31-24 55-61 72-7 2-7 3-7 8 0 8 1 8 8 8 11 0 39-14 56-26 13-10 33-32 34-59 0-30 0-61 0-93 0-20 0-40 0-59z"><text:p/></draw:path><draw:path draw:style-name="gr3" draw:text-style-name="P9" svg:width="0.1004in" svg:height="0.035in" svg:x="1.9717in" svg:y="0.119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61in" svg:height="0.1287in" svg:x="2.1311in" svg:y="0.0575in" svg:viewBox="0 0 156 328" svg:d="M131 8c0-5-2-8-8-8-5 0-6 4-9 12-4 15-1 2-5 18-5-3-17-9-31-9-22 0-47 12-62 42-15 32-16 66-16 102 0 24 0 93 33 124-9 30-9 30-9 31 0 4 3 8 8 8s6-4 9-12c5-16 1-3 5-18 9 6 21 9 32 9 43 0 59-36 67-55 10-28 11-60 11-87 0-29 0-94-34-125 3-11 6-21 9-32zM38 271c-13-27-13-74-13-110 0-32 0-59 6-84 7-35 29-47 47-47 8 0 18 2 28 11-22 77-46 153-68 230zM118 56c12 22 12 67 12 105 0 27 0 56-5 82-6 41-27 55-47 55-10 0-19-3-27-11 22-77 45-154 67-231z"><text:p/></draw:path><draw:path draw:style-name="gr3" draw:text-style-name="P9" svg:width="0.0346in" svg:height="0.1516in" svg:x="3.5209in" svg:y="0.061in" svg:viewBox="0 0 89 386" svg:d="M89 382c0-1 0-1-7-8-48-50-60-122-60-182 0-67 15-134 63-182 4-5 4-6 4-7 0-2-1-3-3-3-5 0-39 25-62 75-20 43-24 86-24 117s4 77 25 121c23 48 56 73 61 73 2 0 3-1 3-4z"><text:p/></draw:path><draw:path draw:style-name="gr3" draw:text-style-name="P9" svg:width="0.05in" svg:height="0.1008in" svg:x="3.5783in" svg:y="0.074in" svg:viewBox="0 0 128 257" svg:d="M79 10c0-9 0-10-9-10-24 25-58 25-70 25 0 4 0 8 0 11 8 0 31 0 51-10 0 67 0 133 0 201 0 14-2 18-37 18-4 0-7 0-12 0 0 5 0 8 0 12 13-1 47-1 63-1 15 0 49 0 63 1 0-4 0-7 0-12-5 0-8 0-13 0-35 0-36-4-36-18 0-73 0-145 0-217z"><text:p/></draw:path><draw:path draw:style-name="gr3" draw:text-style-name="P9" svg:width="0.035in" svg:height="0.1516in" svg:x="3.6492in" svg:y="0.061in" svg:viewBox="0 0 90 386" svg:d="M90 192c0-29-4-77-25-119-23-49-57-73-61-73-2 0-4 1-4 3 0 1 0 2 8 9 38 39 60 100 60 180 0 66-14 135-63 183-5 6-5 6-5 7 0 2 2 4 4 4 4 0 39-26 62-76 20-42 24-85 24-118z"><text:p/></draw:path><draw:path draw:style-name="gr3" draw:text-style-name="P9" svg:width="0.1346in" svg:height="0.0831in" svg:x="0.0012in" svg:y="0.3835in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3" draw:text-style-name="P9" svg:width="0.1346in" svg:height="0.0831in" svg:x="0.128in" svg:y="0.3835in" svg:viewBox="0 0 343 212" svg:d="M260 76c16 14 36 24 48 30-13 6-33 16-48 29-82 0-164 0-246 0-6 0-14 0-14 8s8 8 13 8c76 0 153 0 229 0-19 17-39 51-39 57 0 4 6 4 8 4 3 0 6 0 7-3 9-14 20-35 44-57 27-24 53-34 73-41 6-2 7-2 8-3 0-1 0-1 0-2 0-2 0-2 0-3l-1-1c-1 0-1 0-9-2-51-15-90-51-112-92-4-8-4-8-10-8-2 0-8 0-8 3 0 6 20 40 39 57-76 0-153 0-229 0-5 0-13 0-13 8s8 8 14 8c82 0 164 0 246 0z"><text:p/></draw:path><draw:path draw:style-name="gr3" draw:text-style-name="P9" svg:width="0.0839in" svg:height="0.1087in" svg:x="0.3142in" svg:y="0.3575in" svg:viewBox="0 0 214 277" svg:d="M213 15c1-4 1-5 1-7 0-4-3-8-7-8-5 0-7 4-9 9-11 28-21 57-32 86-40 0-78 0-118 0-11-29-21-58-32-86-2-6-4-9-8-9-5 0-8 4-8 8 0 1 0 2 2 7 32 85 65 169 97 253 1 6 3 9 9 9 5 0 6-4 7-9 33-84 65-168 98-253zM55 110c35 0 69 0 104 0-17 46-34 91-51 137-18-46-35-91-53-137z"><text:p/></draw:path><draw:path draw:style-name="gr3" draw:text-style-name="P9" svg:width="0.0752in" svg:height="0.0685in" svg:x="0.4028in" svg:y="0.3957in" svg:viewBox="0 0 192 175" svg:d="M119 54c2-10 11-46 37-46 2 0 11 0 20 5-11 2-19 12-19 21 0 7 5 13 15 13 8 0 20-6 20-22 0-20-22-25-35-25-23 0-36 20-40 29-10-26-31-29-42-29-41 0-63 49-63 59 0 4 3 3 4 4 4 0 5 0 6-5 13-40 38-50 52-50 7 0 21 4 21 26 0 12-7 37-21 92-7 24-20 40-37 40-2 0-11 0-19-4 9-3 18-11 18-21 0-11-9-15-14-15-12 0-22 10-22 24 0 17 20 25 36 25 27 0 40-28 41-30 4 14 19 30 42 30 39 0 61-50 61-60 0-4-3-4-4-4-3 0-4 2-4 4-14 42-40 51-52 51-16 0-21-12-21-25 0-9 2-17 7-34 4-18 8-36 13-53z"><text:p/></draw:path><draw:path draw:style-name="gr3" draw:text-style-name="P9" svg:width="0.0752in" svg:height="0.0878in" svg:x="0.5406in" svg:y="0.3807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9" svg:width="0.1039in" svg:height="0.1087in" svg:x="0.6768in" svg:y="0.3539in" svg:viewBox="0 0 265 277" svg:d="M55 233c-15 25-30 31-47 32-5 0-8 0-8 8 0 2 2 4 4 4 11 0 23-1 34-1 13 0 26 1 39 1 2 0 7 0 7-8 0-4-4-4-6-4-9-1-19-3-19-13 0-5 3-9 6-14 10-17 20-33 30-50 31 0 64 0 96 0 1 8 7 61 7 65 0 11-21 12-29 12-5 0-8 0-8 8 0 4 4 4 5 4 15 0 32-1 48-1 10 0 35 1 44 1 3 0 7 0 7-8 0-4-4-4-9-4-24 0-24-2-25-14-8-81-15-161-23-241-1-8-1-10-8-10-6 0-8 3-10 7-45 75-90 150-135 226zM102 176c26-43 51-85 76-128 5 43 8 85 12 128-29 0-58 0-88 0z"><text:p/></draw:path><draw:path draw:style-name="gr3" draw:text-style-name="P9" svg:width="0.0161in" svg:height="0.0157in" svg:x="0.7984in" svg:y="0.4457in" svg:viewBox="0 0 42 41" svg:d="M42 20c0-11-10-20-21-20s-21 8-21 20c0 11 10 21 21 21s21-9 21-21z"><text:p/></draw:path><draw:path draw:style-name="gr3" draw:text-style-name="P9" svg:width="0.0752in" svg:height="0.0685in" svg:x="0.8323in" svg:y="0.3957in" svg:viewBox="0 0 192 175" svg:d="M118 54c2-10 11-46 38-46 2 0 11 0 19 5-10 2-18 12-18 21 0 7 4 13 15 13 8 0 20-6 20-22 0-20-23-25-36-25-22 0-35 20-41 29-8-26-29-29-41-29-40 0-62 49-62 59 0 4 3 4 4 4 4 0 5 0 6-5 12-40 38-50 52-50 6 0 21 4 21 26 0 12-7 37-21 92-7 24-20 40-38 40-2 0-11 0-18-4 8-3 17-11 17-21 0-11-9-15-14-15-11 0-21 10-21 24 0 17 19 25 36 25 26 0 40-28 41-30 4 14 19 30 42 30 39 0 61-50 61-60 0-4-3-4-4-4-3 0-4 2-6 4-12 42-38 51-51 51-15 0-21-12-21-25 0-9 2-17 6-34 5-18 9-36 14-53z"><text:p/></draw:path><draw:path draw:style-name="gr3" draw:text-style-name="P9" svg:width="0.076in" svg:height="0.0878in" svg:x="0.9697in" svg:y="0.3807in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3" draw:text-style-name="P9" svg:width="0.061in" svg:height="0.1287in" svg:x="1.1083in" svg:y="0.3457in" svg:viewBox="0 0 156 328" svg:d="M131 8c0-5-2-8-8-8-5 0-6 4-9 12-4 15-1 2-5 18-5-3-17-9-31-9-22 0-47 12-62 42-15 32-16 66-16 102 0 24 0 93 33 124-9 30-9 30-9 31 0 4 3 8 8 8s6-4 10-12c4-16 0-3 4-18 10 6 21 9 32 9 43 0 59-36 67-55 10-28 11-60 11-87 0-29 0-94-34-125 3-11 6-21 9-32zM38 271c-13-27-13-74-13-110 0-32 0-59 6-84 7-35 29-47 47-47 8 0 18 2 28 11-22 77-46 153-68 230zM118 56c12 22 12 67 12 105 0 27 0 56-5 82-6 41-27 55-47 55-10 0-19-3-27-11 22-77 45-154 67-231z"><text:p/></draw:path><draw:path draw:style-name="gr3" draw:text-style-name="P9" svg:width="0.0346in" svg:height="0.1516in" svg:x="3.5209in" svg:y="0.3484in" svg:viewBox="0 0 89 386" svg:d="M89 382c0-1 0-1-7-8-48-50-60-122-60-182 0-67 15-134 63-182 4-5 4-6 4-7 0-2-1-3-3-3-5 0-39 25-62 75-20 43-24 86-24 117s4 77 25 121c23 48 56 73 61 73 2 0 3-1 3-4z"><text:p/></draw:path><draw:path draw:style-name="gr3" draw:text-style-name="P9" svg:width="0.0606in" svg:height="0.1008in" svg:x="3.572in" svg:y="0.361in" svg:viewBox="0 0 155 257" svg:d="M30 228c14-14 27-27 41-40 60-54 84-75 84-113 0-44-35-75-82-75-44 0-73 35-73 70 0 21 20 21 21 21 6 0 20-4 20-20 0-9-7-20-20-20-3 0-5 0-6 1 9-26 30-40 52-40 35 0 53 31 53 63 0 31-20 61-41 86-25 27-49 55-75 82-4 4-4 6-4 14 48 0 96 0 144 0 3-22 8-45 11-67-3 0-7 0-10 0-2 11-4 29-9 34-2 4-28 4-36 4-23 0-47 0-70 0z"><text:p/></draw:path><draw:path draw:style-name="gr3" draw:text-style-name="P9" svg:width="0.035in" svg:height="0.1516in" svg:x="3.6492in" svg:y="0.3484in" svg:viewBox="0 0 90 386" svg:d="M90 192c0-29-4-77-25-119-23-49-57-73-61-73-2 0-4 1-4 3 0 1 0 2 8 9 38 39 60 100 60 180 0 66-14 135-63 183-5 6-5 6-5 7 0 2 2 4 4 4 4 0 39-26 62-76 20-42 24-85 24-118z"><text:p/></draw:path><draw:path draw:style-name="gr3" draw:text-style-name="P9" svg:width="0.1346in" svg:height="0.0831in" svg:x="0.0012in" svg:y="0.6102in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3" draw:text-style-name="P9" svg:width="0.1346in" svg:height="0.0831in" svg:x="0.128in" svg:y="0.6102in" svg:viewBox="0 0 343 212" svg:d="M260 76c16 14 36 24 48 30-13 6-33 16-48 29-82 0-164 0-246 0-6 0-14 0-14 8s8 8 13 8c76 0 153 0 229 0-19 17-39 51-39 57 0 4 6 4 8 4 3 0 6 0 7-3 9-14 20-35 44-57 27-24 53-34 73-41 6-2 7-2 8-3 0-1 0-1 0-2 0-2 0-2 0-3l-1-1c-1 0-1 0-9-2-51-16-90-51-112-92-4-8-4-8-10-8-2 0-8 0-8 3 0 6 20 40 39 57-76 0-153 0-229 0-5 0-13 0-13 8s8 8 14 8c82 0 164 0 246 0z"><text:p/></draw:path><draw:path draw:style-name="gr3" draw:text-style-name="P9" svg:width="0.0839in" svg:height="0.1087in" svg:x="0.3142in" svg:y="0.5843in" svg:viewBox="0 0 214 277" svg:d="M213 15c1-4 1-5 1-7 0-4-3-8-7-8-5 0-7 4-9 9-11 28-21 57-32 86-40 0-78 0-118 0-11-29-21-58-32-86-2-6-4-9-8-9-5 0-8 4-8 8 0 1 0 2 2 7 32 85 65 169 97 253 1 6 3 9 9 9 5 0 6-4 7-9 33-84 65-168 98-253zM55 110c35 0 69 0 104 0-17 46-34 91-51 137-18-46-35-91-53-137z"><text:p/></draw:path><draw:path draw:style-name="gr3" draw:text-style-name="P9" svg:width="0.0752in" svg:height="0.0685in" svg:x="0.4028in" svg:y="0.6228in" svg:viewBox="0 0 192 175" svg:d="M119 54c2-10 11-46 37-46 2 0 11 0 20 5-11 2-19 12-19 21 0 7 5 13 15 13 8 0 20-6 20-22 0-20-22-25-35-25-23 0-36 20-40 29-10-26-31-29-42-29-41 0-63 49-63 59 0 4 3 3 4 4 4 0 5 0 6-5 13-40 38-50 52-50 7 0 21 4 21 26 0 12-7 37-21 92-7 24-20 40-37 40-2 0-11 0-19-4 9-3 18-11 18-21 0-11-9-15-14-15-12 0-22 10-22 24 0 17 20 25 36 25 27 0 40-28 41-30 4 14 19 30 42 30 39 0 61-50 61-60 0-4-3-4-4-4-3 0-4 2-4 4-14 42-40 51-52 51-16 0-21-12-21-25 0-9 2-18 7-34 4-18 8-36 13-53z"><text:p/></draw:path><draw:path draw:style-name="gr3" draw:text-style-name="P9" svg:width="0.0752in" svg:height="0.0878in" svg:x="0.5406in" svg:y="0.6079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9" svg:width="0.1079in" svg:height="0.1339in" svg:x="0.6764in" svg:y="0.5839in" svg:viewBox="0 0 275 341" svg:d="M172 275c55-11 103-54 103-135 0-98-68-140-138-140s-137 44-137 139c0 83 49 123 96 134 16 40 55 68 103 68 19 0 41-4 61-12 6-2 11-5 11-9s-4-7-7-7c-1 0-1 0-4 2-11 2-15 2-21 2-36 0-58-22-67-42zM85 24c-25 28-30 73-30 115 0 38 4 86 30 116-27-10-72-41-72-115 0-80 49-108 71-117zM191 23c27 10 71 41 71 116 0 79-49 107-72 116 24-27 31-74 31-115 0-39-4-87-30-116zM137 265c-62 0-69-81-69-125 0-47 8-127 69-127 63 0 70 82 70 126 0 47-8 126-70 126zM112 277c11 2 17 1 25 2 3 0 10 0 21-1 11 24 29 39 49 46 3 3 3 2 4 3 0 1-8 1-12 1-33 0-67-16-87-51z"><text:p/></draw:path><draw:path draw:style-name="gr3" draw:text-style-name="P9" svg:width="0.0157in" svg:height="0.0157in" svg:x="0.8028in" svg:y="0.6748in" svg:viewBox="0 0 41 41" svg:d="M41 20c0-11-9-20-20-20-12 0-21 8-21 20 0 11 9 21 21 21 11 0 20-9 20-21z"><text:p/></draw:path><draw:path draw:style-name="gr3" draw:text-style-name="P9" svg:width="0.1346in" svg:height="0.0791in" svg:x="0.8827in" svg:y="0.613in" svg:viewBox="0 0 343 202" svg:d="M301 109c-21 16-32 32-34 37-17 27-21 51-21 52 0 4 5 4 8 4 7 0 7-1 9-7 9-39 31-71 75-88 4-3 5-4 5-6 0-3-2-3-2-4-18-7-64-26-79-90-1-5-1-7-8-7-3 0-8 0-8 5 7 17 4 26 20 51 8 12 19 25 35 37-95 0-191 0-287 0-6 0-14 0-14 8s8 8 14 8c96 0 192 0 287 0z"><text:p/></draw:path><draw:path draw:style-name="gr3" draw:text-style-name="P9" svg:width="0.0563in" svg:height="0.0476in" svg:x="1.1382in" svg:y="0.5839in" svg:viewBox="0 0 144 122" svg:d="M54 91c-2 9-11 23-25 23-2 0-9 0-15-3 11-3 12-13 12-15 0-6-4-10-11-10s-15 6-15 16c0 13 15 20 29 20 12 0 23-8 29-19 7 15 22 19 33 19 31 0 48-34 48-42 0-3-4-3-5-3-4 0-4 2-5 4-6 19-22 33-37 33-11 0-17-6-17-17 0-7 6-32 14-62 6-21 18-27 26-27 2 0 10 0 16 4-9 2-12 10-12 14 0 6 4 10 11 10 5 0 14-5 14-16 0-16-16-20-27-20-14 0-25 9-31 20-5-11-17-20-32-20-31 0-47 33-47 42 0 3 3 3 4 3 3 0 3-1 4-4 8-21 25-33 38-33 9 0 16 5 16 17 0 6-3 20-5 29-4 12-7 25-10 37z"><text:p/></draw:path><draw:path draw:style-name="gr3" draw:text-style-name="P9" svg:width="0.1602in" svg:height="0.0055in" svg:x="1.087in" svg:y="0.6488in" svg:viewBox="0 0 408 15" svg:d="M0 0c136 0 272 0 408 0 0 5 0 10 0 15-136 0-272 0-408 0 0-5 0-10 0-15z"><text:p/></draw:path><draw:path draw:style-name="gr3" draw:text-style-name="P9" svg:width="0.0921in" svg:height="0.1063in" svg:x="1.0969in" svg:y="0.6665in" svg:viewBox="0 0 235 271" svg:d="M95 241c-18-35-36-69-53-105-1-3-2-4-5-4-1 0-1 0-4 2-10 7-19 12-29 19-4 2-4 3-4 4 0 2 2 5 4 5 1 0 1 0 6-4 2-2 10-6 13-8 20 38 40 78 59 116 3 5 3 5 7 5 2 0 6 0 8-6 45-85 91-168 136-253 2-3 2-4 2-5 0-5-3-7-6-7-5 0-6 2-7 5-43 79-85 158-127 236z"><text:p/></draw:path><draw:path draw:style-name="gr3" draw:text-style-name="P9" svg:width="0.0602in" svg:height="0.0047in" svg:x="1.187in" svg:y="0.6665in" svg:viewBox="0 0 154 13" svg:d="M0 0c52 0 102 0 154 0 0 4 0 9 0 13-52 0-102 0-154 0 0-4 0-9 0-13z"><text:p/></draw:path><draw:path draw:style-name="gr3" draw:text-style-name="P9" svg:width="0.0465in" svg:height="0.0701in" svg:x="1.1941in" svg:y="0.6898in" svg:viewBox="0 0 119 179" svg:d="M119 130c-4 0-6 0-9 0-1 5-3 22-7 24-2 2-23 2-27 2-17 0-33 0-50 0 29-25 38-33 54-45 20-16 39-33 39-59 0-32-29-52-63-52s-56 23-56 48c0 14 11 15 14 15 7 0 15-5 15-15 0-4-3-14-17-14 9-19 28-25 40-25 27 0 40 22 40 43 0 24-16 43-25 52-22 21-43 43-65 64-2 2-2 4-2 11 37 0 74 0 111 0 2-16 6-33 8-49z"><text:p/></draw:path><draw:path draw:style-name="gr3" draw:text-style-name="P9" svg:width="0.076in" svg:height="0.0878in" svg:x="1.3209in" svg:y="0.6079in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3" draw:text-style-name="P9" svg:width="0.1083in" svg:height="0.1339in" svg:x="1.4567in" svg:y="0.5839in" svg:viewBox="0 0 276 341" svg:d="M173 275c54-11 103-54 103-135 0-98-68-140-137-140-72 0-139 44-139 139 0 83 49 123 96 134 17 40 56 68 103 68 20 0 41-4 61-12 7-2 11-5 11-9s-4-7-7-7c-1 0-1 0-3 2-11 2-16 2-22 2-36 0-58-22-66-42zM85 24c-23 28-30 73-30 115 0 38 4 86 30 116-27-10-71-41-71-115 0-80 48-108 71-117zM191 23c27 10 71 41 71 116 0 79-48 107-71 116 25-27 30-74 30-115 0-39-4-87-30-116zM139 265c-63 0-71-81-71-125 0-47 8-127 71-127 62 0 69 82 69 126 0 47-8 126-69 126zM112 277c11 2 25 2 27 2 1 0 9 0 20-1 10 24 29 39 48 46 4 3 3 2 4 3 0 1-6 1-12 1-33 0-66-16-87-51z"><text:p/></draw:path><draw:path draw:style-name="gr3" draw:text-style-name="P9" svg:width="0.0161in" svg:height="0.0157in" svg:x="1.5831in" svg:y="0.6748in" svg:viewBox="0 0 42 41" svg:d="M42 20c0-11-10-20-21-20s-21 8-21 20c0 11 10 21 21 21s21-9 21-21z"><text:p/></draw:path><draw:path draw:style-name="gr3" draw:text-style-name="P9" svg:width="0.0752in" svg:height="0.0685in" svg:x="1.6169in" svg:y="0.6228in" svg:viewBox="0 0 192 175" svg:d="M118 54c2-10 11-46 38-46 2 0 11 0 20 5-11 2-19 12-19 21 0 7 5 13 15 13 8 0 20-6 20-22 0-20-23-25-36-25-22 0-35 20-41 29-8-26-29-29-40-29-41 0-63 49-63 59 0 4 3 4 4 4 4 0 5 0 6-5 13-40 38-50 52-50 6 0 21 4 21 26 0 12-7 37-21 92-7 24-20 40-38 40-2 0-11 0-18-4 9-3 17-11 17-21 0-11-8-15-14-15-11 0-21 10-21 24 0 17 20 25 36 25 26 0 40-28 41-30 4 14 19 30 42 30 39 0 61-50 61-60 0-4-3-4-4-4-3 0-4 2-6 4-12 42-38 51-50 51-16 0-22-12-22-25 0-9 2-18 6-34 5-18 9-36 14-53z"><text:p/></draw:path><draw:path draw:style-name="gr3" draw:text-style-name="P9" svg:width="0.076in" svg:height="0.0878in" svg:x="1.7543in" svg:y="0.6079in" svg:viewBox="0 0 194 224" svg:d="M180 120c7 0 14 0 14-8s-7-8-14-8c-55 0-109 0-164 0 5-51 50-89 104-89 20 0 41 0 60 0 7 0 14 0 14-7 0-8-7-8-14-8-21 0-40 0-61 0-66 0-119 51-119 112 0 62 53 112 119 112 21 0 40 0 61 0 7 0 14 0 14-7 0-8-7-8-14-8-19 0-40 0-60 0-54 0-99-37-104-89 55 0 109 0 164 0z"><text:p/></draw:path><draw:path draw:style-name="gr3" draw:text-style-name="P9" svg:width="0.061in" svg:height="0.1287in" svg:x="1.8925in" svg:y="0.5728in" svg:viewBox="0 0 156 328" svg:d="M132 8c0-5-3-8-8-8-6 0-7 4-10 12-4 15-1 2-4 18-6-3-18-9-32-9-22 0-47 12-62 42s-16 66-16 102c0 24 0 93 33 124-9 30-9 30-9 31 0 4 3 8 8 8 6 0 8-4 10-12 4-16 0-3 4-18 10 6 21 9 32 9 43 0 61-36 67-55 10-28 11-60 11-87 0-29 0-94-34-125 3-11 7-21 10-32zM38 271c-13-27-13-74-13-110 0-32 0-59 6-84 7-35 29-47 47-47 8 0 18 2 28 11-22 77-46 153-68 230zM118 56c13 22 13 67 13 105 0 27 0 56-6 82-6 41-27 55-47 55-9 0-19-3-27-11 22-77 45-154 67-231z"><text:p/></draw:path><draw:path draw:style-name="gr3" draw:text-style-name="P9" svg:width="0.0346in" svg:height="0.1516in" svg:x="3.5209in" svg:y="0.576in" svg:viewBox="0 0 89 386" svg:d="M89 382c0-1 0-1-7-8-48-50-60-122-60-182 0-67 15-134 63-182 4-5 4-6 4-7 0-2-1-3-3-3-5 0-39 25-62 75-20 43-24 86-24 117s4 77 25 121c23 48 56 73 61 73 2 0 3-1 3-4z"><text:p/></draw:path><draw:path draw:style-name="gr3" draw:text-style-name="P9" svg:width="0.063in" svg:height="0.1043in" svg:x="3.5709in" svg:y="0.5894in" svg:viewBox="0 0 161 266" svg:d="M97 121c31-10 54-37 54-68s-34-53-72-53-68 23-68 53c0 12 9 20 20 20 12 0 20-9 20-20 0-19-19-19-25-19 12-20 38-24 52-24 15 0 37 9 37 43 0 4-1 27-11 44-12 18-25 20-35 20-2 1-12 2-14 2-3 0-7 0-7 4 0 5 4 5 10 5s11 0 17 0c32 0 46 25 46 63 0 53-26 64-44 64-17 0-45-6-58-30 13 3 25-6 25-20 0-15-11-22-22-22-9 0-22 5-22 23 0 35 36 60 78 60 47 0 83-35 83-75 0-32-25-61-64-70z"><text:p/></draw:path><draw:path draw:style-name="gr3" draw:text-style-name="P9" svg:width="0.035in" svg:height="0.1516in" svg:x="3.6492in" svg:y="0.576in" svg:viewBox="0 0 90 386" svg:d="M90 192c0-29-4-77-25-119-23-49-57-73-61-73-2 0-4 1-4 3 0 1 0 2 8 9 38 39 60 100 60 180 0 66-14 135-63 183-5 6-5 6-5 7 0 2 2 4 4 4 4 0 39-26 62-76 20-42 24-85 24-118z"><text:p/></draw:path></draw:g></text:p>
        </text:list-item>
        <text:list-item>
          <text:p text:style-name="P50">המעבר בין <draw:g text:anchor-type="as-char" svg:y="-0.1134in" draw:z-index="154" draw:name="Shape58" draw:style-name="gr1"><svg:title>TexMaths</svg:title><svg:desc>11§display§(1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492in" svg:height="0.1008in" svg:x="0.0654in" svg:y="0.0126in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153" draw:name="Shape59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נכון לפי הכלה דו כיוונית + הגדרת הכלה, והמעבר בין <draw:g text:anchor-type="as-char" svg:y="-0.1134in" draw:z-index="152" draw:name="Shape60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151" draw:name="Shape61" draw:style-name="gr1"><svg:title>TexMaths</svg:title><svg:desc>11§display§(3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26in" svg:height="0.1035in" svg:x="0.0579in" svg:y="0.0126in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נכון לפי עקרון ההפרדה.</text:p>
        </text:list-item>
        <text:list-item>
          <text:p text:style-name="P51">נניח בשלילה ש־<draw:g text:anchor-type="as-char" svg:y="-0.1063in" draw:z-index="55" draw:name="Shape62" draw:style-name="gr1"><svg:title>TexMaths</svg:title><svg:desc>11§display§\exists x \in \Q. \tfrac{x}{\sqrt{2}} \in \Q§svg§600§FALSE§</svg:desc><draw:path draw:style-name="gr2" draw:text-style-name="P8" svg:width="0.998in" svg:height="0.1732in" svg:x="0.0004in" svg:y="0.0071in" svg:viewBox="0 0 2536 441" svg:d="M0 0c845 0 1691 0 2536 0 0 148 0 294 0 441-845 0-1691 0-2536 0 0-147 0-293 0-441z"><text:p/></draw:path><draw:path draw:style-name="gr3" draw:text-style-name="P9" svg:width="0.0677in" svg:height="0.1043in" svg:x="0.0008in" svg:y="0.002in" svg:viewBox="0 0 173 266" svg:d="M173 13c0-12-1-13-15-13-48 0-95 0-144 0-6 0-14 0-14 8 0 7 8 7 14 7 48 0 96 0 143 0 0 37 0 73 0 110-46 0-91 0-137 0-7 0-14 0-14 8s7 8 14 8c46 0 91 0 137 0 0 36 0 74 0 110-47 0-95 0-143 0-6 0-14 0-14 8 0 7 8 7 14 7 49 0 96 0 144 0 14 0 15-1 15-13 0-79 0-159 0-240z"><text:p/></draw:path><draw:path draw:style-name="gr3" draw:text-style-name="P9" svg:width="0.0756in" svg:height="0.0685in" svg:x="0.0815in" svg:y="0.0398in" svg:viewBox="0 0 193 175" svg:d="M118 54c3-10 12-45 38-45 2 0 11 0 20 4-11 2-19 12-19 21 0 7 5 14 15 14 8 0 21-7 21-23 0-19-22-25-36-25-23 0-36 21-40 30-10-27-31-30-42-30-41 0-63 50-63 59 0 5 3 4 5 5 3 0 4-1 5-5 13-41 39-50 52-50 7 0 21 3 21 25 0 12-7 39-21 93-7 24-20 39-37 39-2 0-11 0-19-4 10-2 18-10 18-21s-8-14-14-14c-12 0-22 11-22 23 0 17 20 25 36 25 27 0 40-27 41-30 4 15 19 30 42 30 39 0 61-50 61-59 0-5-3-5-4-5-3 0-4 2-4 5-14 41-40 50-52 50-15 0-21-12-21-25 0-9 2-17 7-34 4-18 7-35 12-53z"><text:p/></draw:path><draw:path draw:style-name="gr3" draw:text-style-name="P9" svg:width="0.0756in" svg:height="0.0874in" svg:x="0.2193in" svg:y="0.0252in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3" draw:text-style-name="P9" svg:width="0.1079in" svg:height="0.1335in" svg:x="0.3551in" svg:y="0in" svg:viewBox="0 0 275 340" svg:d="M172 274c55-11 103-53 103-134 0-97-68-140-137-140-71 0-138 44-138 140 0 82 50 121 95 133 17 40 56 67 103 67 20 0 41-4 61-12 7-2 11-3 11-9 0-4-4-6-7-6-1 1-1 0-3 1-11 2-16 2-21 2-37 0-59-22-67-42zM84 24c-23 28-30 73-30 116 0 37 5 86 31 114-28-10-72-39-72-114 0-79 49-108 71-116zM191 24c26 10 71 41 71 116 0 78-49 105-72 114 25-26 30-71 30-114 0-38-4-86-30-116zM138 265c-63 0-70-81-70-125 0-46 8-127 70-127s69 83 69 127c0 46-8 125-69 125zM112 276c10 3 24 3 26 3s9 0 20-2c10 25 29 39 48 47 4 2 3 2 4 2 0 1-6 1-12 1-33 0-66-15-86-51z"><text:p/></draw:path><draw:path draw:style-name="gr3" draw:text-style-name="P9" svg:width="0.0157in" svg:height="0.0157in" svg:x="0.4819in" svg:y="0.0909in" svg:viewBox="0 0 41 41" svg:d="M41 21c0-12-10-21-21-21s-20 9-20 21c0 11 9 20 20 20s21-9 21-20z"><text:p/></draw:path><draw:path draw:style-name="gr3" draw:text-style-name="P9" svg:width="0.0563in" svg:height="0.0472in" svg:x="0.5795in" svg:y="0.0004in" svg:viewBox="0 0 144 121" svg:d="M54 90c-2 9-12 23-25 23-1 0-9 0-15-3 11-3 11-13 11-14 0-7-4-11-10-11-7 0-15 6-15 16 0 15 14 20 28 20 13 0 24-8 30-19 7 15 21 19 32 19 32 0 49-33 49-41 0-3-4-2-5-3-4 0-4 1-5 4-6 19-22 32-38 32-11 0-16-6-16-16 0-8 6-32 14-63 6-20 18-27 27-27 1 0 8 0 14 4-8 2-11 10-11 14 0 7 3 10 10 10 5 0 15-4 15-16 0-15-17-19-27-19-15 0-26 9-31 19-5-11-18-19-32-19-31 0-48 33-48 41 0 3 3 2 4 3 4 0 4-1 5-4 7-21 25-33 38-33 9 0 16 5 16 18 0 6-3 19-6 28-4 12-6 25-9 37z"><text:p/></draw:path><draw:path draw:style-name="gr3" draw:text-style-name="P9" svg:width="0.1602in" svg:height="0.0055in" svg:x="0.5283in" svg:y="0.0657in" svg:viewBox="0 0 408 15" svg:d="M0 0c136 0 272 0 408 0 0 6 0 10 0 15-136 0-272 0-408 0 0-5 0-9 0-15z"><text:p/></draw:path><draw:path draw:style-name="gr3" draw:text-style-name="P9" svg:width="0.0921in" svg:height="0.1059in" svg:x="0.5386in" svg:y="0.0831in" svg:viewBox="0 0 235 270" svg:d="M95 241c-18-35-36-70-53-105-1-3-2-4-5-4-1 0-2 0-4 2-10 6-19 12-29 19-4 2-3 2-4 4 0 3 1 5 4 5 2 0 2 0 5-2 3-3 11-8 14-10 20 38 40 77 60 115 2 5 2 5 6 5 2 0 6 0 8-6 45-83 91-168 136-252 2-3 2-3 2-5 0-5-4-7-6-7-5 0-6 2-8 6-42 78-85 156-126 235z"><text:p/></draw:path><draw:path draw:style-name="gr3" draw:text-style-name="P9" svg:width="0.0602in" svg:height="0.0047in" svg:x="0.6283in" svg:y="0.0831in" svg:viewBox="0 0 154 13" svg:d="M0 0c52 0 102 0 154 0 0 4 0 9 0 13-52 0-102 0-154 0 0-4 0-9 0-13z"><text:p/></draw:path><draw:path draw:style-name="gr3" draw:text-style-name="P9" svg:width="0.0469in" svg:height="0.0701in" svg:x="0.635in" svg:y="0.1059in" svg:viewBox="0 0 120 179" svg:d="M120 130c-3 0-6 0-9 0-1 7-4 22-8 24-2 2-23 2-26 2-16 0-33 0-49 0 28-25 37-33 53-45 20-16 39-33 39-58 0-33-29-53-64-53-33 0-56 23-56 48 0 14 12 15 14 15 7 0 15-5 15-15 0-4-1-14-16-14 9-19 27-24 40-24 26 0 41 21 41 43 0 23-17 42-26 52-22 20-43 41-65 63-3 3-3 4-3 11 37 0 75 0 112 0 2-16 6-33 8-49z"><text:p/></draw:path><draw:path draw:style-name="gr3" draw:text-style-name="P9" svg:width="0.0756in" svg:height="0.0874in" svg:x="0.7622in" svg:y="0.0252in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3" draw:text-style-name="P9" svg:width="0.1079in" svg:height="0.1335in" svg:x="0.8984in" svg:y="0in" svg:viewBox="0 0 275 340" svg:d="M172 274c55-11 103-53 103-134 0-97-68-140-137-140-71 0-138 44-138 140 0 82 50 121 95 133 17 40 56 67 103 67 20 0 41-4 62-12 6-2 10-3 10-9 0-4-4-6-7-6-1 1-1 0-3 1-11 2-16 2-21 2-37 0-59-22-67-42zM84 24c-23 28-30 73-30 116 0 37 5 86 31 114-27-10-72-39-72-114 0-79 49-108 71-116zM191 24c26 10 71 41 71 116 0 78-49 105-72 114 25-26 30-71 30-114 0-38-4-86-30-116zM138 265c-63 0-70-81-70-125 0-46 8-127 70-127s69 83 69 127c0 46-8 125-69 125zM112 276c11 3 17 3 26 3 2 0 9 0 20-2 10 25 29 39 48 47 4 2 3 2 4 2 0 1-6 1-12 1-32 0-66-15-86-51z"><text:p/></draw:path></draw:g>:</text:p>
          <text:list>
            <text:list-item>
              <text:p text:style-name="P51">נניח שקיים פתרון ל־<draw:g text:anchor-type="as-char" svg:y="-0.1063in" draw:z-index="54" draw:name="Shape63" draw:style-name="gr1"><svg:title>TexMaths</svg:title><svg:desc>11§display§\tfrac{x}{\sqrt{2}}§svg§600§FALSE§</svg:desc><draw:path draw:style-name="gr2" draw:text-style-name="P8" svg:width="0.1437in" svg:height="0.1728in" svg:x="0.0079in" svg:y="0.0071in" svg:viewBox="0 0 366 440" svg:d="M0 0c122 0 244 0 366 0 0 146 0 294 0 440-122 0-244 0-366 0 0-146 0-294 0-440z"><text:p/></draw:path><draw:path draw:style-name="gr3" draw:text-style-name="P9" svg:width="0.0567in" svg:height="0.0476in" svg:x="0.0508in" svg:y="0in" svg:viewBox="0 0 145 122" svg:d="M55 90c-3 10-12 25-25 25-1 0-10 0-16-5 11-3 12-13 12-14 0-7-4-10-11-10s-15 7-15 16c0 14 15 20 29 20 12 0 23-7 30-20 6 15 21 20 32 20 31 0 48-34 48-42 0-3-4-3-5-3-3 0-4 1-5 4-6 19-22 34-37 34-11 0-16-8-16-18 0-8 7-32 14-62 5-21 17-27 27-27 4 1 8 0 14 3-9 3-12 10-12 15 0 6 4 10 11 10 5 0 15-5 15-16 0-16-17-20-28-20-14 0-25 9-30 19-6-11-18-19-33-19-30 0-47 33-47 42 0 3 3 3 4 3 3 0 4-1 6-4 6-22 23-33 36-33 9 0 16 4 16 17 0 6-3 19-5 29-3 12-6 24-9 36z"><text:p/></draw:path><draw:path draw:style-name="gr3" draw:text-style-name="P9" svg:width="0.1594in" svg:height="0.0055in" svg:x="0in" svg:y="0.0661in" svg:viewBox="0 0 406 15" svg:d="M0 0c135 0 271 0 406 0 0 6 0 10 0 15-135 0-271 0-406 0 0-5 0-9 0-15z"><text:p/></draw:path><draw:path draw:style-name="gr3" draw:text-style-name="P9" svg:width="0.0913in" svg:height="0.1055in" svg:x="0.0098in" svg:y="0.0835in" svg:viewBox="0 0 233 269" svg:d="M95 240c-18-35-36-70-53-105-2-3-2-4-5-4-1 0-2 0-4 2-10 6-20 12-30 19-3 2-2 2-3 4 0 3 1 5 3 5 1 0 3 0 6-2 3-3 11-8 14-10 20 38 40 77 60 115 1 5 2 5 5 5s6 0 9-6c45-84 90-167 134-251 2-4 2-4 2-5 0-5-3-7-6-7-5 0-6 2-7 6-42 78-84 156-125 234z"><text:p/></draw:path><draw:path draw:style-name="gr3" draw:text-style-name="P9" svg:width="0.0602in" svg:height="0.0047in" svg:x="0.0992in" svg:y="0.0835in" svg:viewBox="0 0 154 13" svg:d="M0 0c52 0 102 0 154 0 0 4 0 9 0 13-52 0-102 0-154 0 0-4 0-9 0-13z"><text:p/></draw:path><draw:path draw:style-name="gr3" draw:text-style-name="P9" svg:width="0.0465in" svg:height="0.0701in" svg:x="0.1063in" svg:y="0.1055in" svg:viewBox="0 0 119 179" svg:d="M119 130c-3 0-7 0-9 0-1 7-3 22-8 25-1 1-22 1-26 1-17 0-33 0-50 0 29-25 38-33 54-45 20-16 39-33 39-58 0-33-29-53-63-53s-56 23-56 48c0 14 11 16 14 16 7 0 15-6 15-14 0-6-3-15-17-15 9-20 28-25 40-25 27 0 40 21 40 43 0 23-16 42-25 52-22 21-43 41-65 63-2 4-2 4-2 11 37 0 74 0 111 0 2-16 5-33 8-49z"><text:p/></draw:path></draw:g> (אני לא עומד להוכיח את זה) ונסמן אותו ב־<draw:g text:anchor-type="as-char" svg:y="-0.0681in" draw:z-index="53" draw:name="Shape64" draw:style-name="gr1"><svg:title>TexMaths</svg:title><svg:desc>11§display§y§svg§600§FALSE§</svg:desc><draw:path draw:style-name="gr2" draw:text-style-name="P8" svg:width="0.0579in" svg:height="0.0819in" svg:x="0.0039in" svg:y="0.0075in" svg:viewBox="0 0 148 209" svg:d="M75 209c-26 0-50 0-75 0 0-69 0-140 0-209 49 0 99 0 148 0 0 69 0 140 0 209-24 0-49 0-73 0z"><text:p/></draw:path><draw:path draw:style-name="gr3" draw:text-style-name="P9" svg:width="0.0693in" svg:height="0.0976in" svg:x="0.0004in" svg:y="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. מתוך הנחת השלילה, <draw:g text:anchor-type="as-char" svg:y="-0.1075in" draw:z-index="52" draw:name="Shape65" draw:style-name="gr1"><svg:title>TexMaths</svg:title><svg:desc>11§display§y \in \Q§svg§600§FALSE§</svg:desc><draw:path draw:style-name="gr2" draw:text-style-name="P8" svg:width="0.3626in" svg:height="0.1213in" svg:x="0.0039in" svg:y="0.0075in" svg:viewBox="0 0 922 309" svg:d="M0 0c307 0 615 0 922 0 0 103 0 206 0 309-307 0-615 0-922 0 0-103 0-206 0-309z"><text:p/></draw:path><draw:path draw:style-name="gr3" draw:text-style-name="P9" svg:width="0.0697in" svg:height="0.0972in" svg:x="0.0004in" svg:y="0.0402in" svg:viewBox="0 0 178 248" svg:d="M177 23c1-5 1-6 1-9 0-6-5-10-11-10-4 0-10 3-14 8 0 2-3 13-4 21-4 10-6 20-8 31-6 23-12 46-18 69-2 6-18 32-44 32-20 0-24-16-24-31 0-17 7-42 20-75 6-16 8-20 8-28 0-17-13-31-32-31-37 0-51 55-51 59s3 3 4 4c5 0 5-1 7-7 10-36 26-48 39-48 3 0 9 0 9 13 0 9-3 19-6 26-16 41-22 63-22 82 0 34 24 45 47 45 14 0 28-7 39-18-5 20-10 39-26 59-10 13-24 24-41 24-6 0-24-1-30-16 6 0 11 0 16-5 5-3 8-8 8-16 0-12-10-13-14-13-9 0-21 6-21 26 0 18 16 33 41 33 39 0 79-36 90-77 12-50 24-99 37-148z"><text:p/></draw:path><draw:path draw:style-name="gr3" draw:text-style-name="P9" svg:width="0.076in" svg:height="0.087in" svg:x="0.1307in" svg:y="0.0252in" svg:viewBox="0 0 194 222" svg:d="M179 120c7 0 15 0 15-8 0-7-8-7-15-7-54 0-109 0-162 0 4-52 48-90 103-90 20 0 40 0 59 0 7 0 15 0 15-7 0-8-8-8-15-8-19 0-40 0-60 0-66 0-119 51-119 112 0 62 53 110 119 110 20 0 41 0 60 0 7 0 15 0 15-7 0-8-8-8-15-8-19 0-39 0-59 0-55 0-99-35-103-87 53 0 108 0 162 0z"><text:p/></draw:path><draw:path draw:style-name="gr3" draw:text-style-name="P9" svg:width="0.1079in" svg:height="0.1331in" svg:x="0.2665in" svg:y="0in" svg:viewBox="0 0 275 339" svg:d="M172 273c55-11 103-54 103-133 0-98-68-140-137-140-71 0-138 44-138 139 0 81 50 121 95 133 17 39 56 67 104 67 19 0 40-5 61-12 6-2 10-4 10-9 0-4-4-7-7-7-1 0-1 0-3 1-11 3-16 3-21 3-37 0-59-22-67-42zM85 24c-24 28-30 73-30 115 0 37 4 84 30 115-27-11-72-41-72-114 0-80 49-108 71-116zM191 24c26 9 71 40 71 115 0 78-49 106-72 115 25-29 31-74 31-114 0-39-5-86-31-116zM138 264c-63 0-70-81-70-124 0-47 8-127 70-127s69 82 69 126c0 45-8 125-69 125zM112 275c11 2 17 2 26 2 2 0 9 0 20-1 10 24 29 39 49 46 3 2 2 1 3 2 0 2-6 2-11 2-33 0-67-16-87-51z"><text:p/></draw:path></draw:g>.</text:p>
            </text:list-item>
            <text:list-item>
              <text:p text:style-name="P51">נסכם: <draw:g text:anchor-type="as-char" svg:y="-0.1063in" draw:z-index="51" draw:name="Shape66" draw:style-name="gr1"><svg:title>TexMaths</svg:title><svg:desc>11§display§\tfrac{x}{\sqrt{2}} = y§svg§600§FALSE§</svg:desc><draw:path draw:style-name="gr2" draw:text-style-name="P8" svg:width="0.4394in" svg:height="0.1728in" svg:x="0.0079in" svg:y="0.0071in" svg:viewBox="0 0 1117 440" svg:d="M0 0c373 0 744 0 1117 0 0 146 0 294 0 440-373 0-744 0-1117 0 0-146 0-294 0-440z"><text:p/></draw:path><draw:path draw:style-name="gr3" draw:text-style-name="P9" svg:width="0.0563in" svg:height="0.0476in" svg:x="0.0512in" svg:y="0in" svg:viewBox="0 0 144 122" svg:d="M54 90c-3 10-12 25-25 25-2 0-9 0-15-5 11-3 11-13 11-14 0-7-4-10-10-10-7 0-15 7-15 16 0 14 14 20 27 20 14 0 25-7 31-20 7 15 21 20 32 20 31 0 47-34 47-42 0-3-3-3-4-3-3 0-3 1-4 4-6 19-22 34-38 34-11 0-16-8-16-18 0-8 6-32 14-62 6-21 18-27 26-27 5 1 9 0 15 3-9 3-12 10-12 15 0 6 4 10 11 10 5 0 15-5 15-16 0-16-18-20-29-20-13 0-24 9-29 19-6-11-18-19-33-19-30 0-48 33-48 42 0 3 4 2 5 3 4 0 4-1 5-4 7-22 25-33 38-33 9 0 15 4 15 17 0 6-3 19-5 29-4 12-6 24-9 36z"><text:p/></draw:path><draw:path draw:style-name="gr3" draw:text-style-name="P9" svg:width="0.1602in" svg:height="0.0055in" svg:x="0in" svg:y="0.0661in" svg:viewBox="0 0 408 15" svg:d="M0 0c136 0 271 0 408 0 0 6 0 10 0 15-137 0-272 0-408 0 0-5 0-9 0-15z"><text:p/></draw:path><draw:path draw:style-name="gr3" draw:text-style-name="P9" svg:width="0.0917in" svg:height="0.1055in" svg:x="0.0098in" svg:y="0.0835in" svg:viewBox="0 0 234 269" svg:d="M95 240c-18-35-36-70-53-105-2-3-2-4-5-4-1 0-2 0-4 2-10 6-19 12-29 19-4 2-3 2-4 4 0 3 1 5 4 5 1 0 1 0 5-2 3-3 11-8 14-10 20 38 40 77 59 115 3 5 3 5 6 5s5 0 9-6c45-84 90-167 135-251 2-4 2-4 2-5 0-5-3-7-5-7-5 0-6 2-8 6-42 78-85 156-126 234z"><text:p/></draw:path><draw:path draw:style-name="gr3" draw:text-style-name="P9" svg:width="0.0602in" svg:height="0.0047in" svg:x="0.1in" svg:y="0.0835in" svg:viewBox="0 0 154 13" svg:d="M0 0c52 0 102 0 154 0 0 4 0 9 0 13-52 0-102 0-154 0 0-4 0-9 0-13z"><text:p/></draw:path><draw:path draw:style-name="gr3" draw:text-style-name="P9" svg:width="0.0469in" svg:height="0.0701in" svg:x="0.1063in" svg:y="0.1055in" svg:viewBox="0 0 120 179" svg:d="M120 130c-4 0-7 0-10 0 0 7-3 22-7 25-2 1-23 1-26 1-17 0-34 0-51 0 29-25 39-33 55-45 20-16 39-33 39-58 0-33-29-53-64-53-33 0-56 23-56 48 0 14 12 16 14 16 7 0 15-6 15-14 0-6-3-15-16-15 8-20 27-25 40-25 26 0 40 21 40 43 0 23-16 42-25 52-22 21-43 41-65 63-3 4-3 4-3 11 37 0 74 0 111 0 3-16 5-33 9-49z"><text:p/></draw:path><draw:path draw:style-name="gr3" draw:text-style-name="P9" svg:width="0.1004in" svg:height="0.035in" svg:x="0.2287in" svg:y="0.0512in" svg:viewBox="0 0 256 90" svg:d="M244 15c5 0 12 0 12-7 0-8-7-8-12-8-77 0-154 0-231 0-5 0-13 0-13 8 0 7 8 7 13 7 77 0 154 0 231 0zM244 90c5 0 12 0 12-7 0-8-7-8-12-8-77 0-154 0-231 0-5 0-13 0-13 8 0 7 8 7 13 7 77 0 154 0 231 0z"><text:p/></draw:path><draw:path draw:style-name="gr3" draw:text-style-name="P9" svg:width="0.0697in" svg:height="0.0976in" svg:x="0.385in" svg:y="0.0394in" svg:viewBox="0 0 178 249" svg:d="M177 24c1-5 1-6 1-9 0-7-5-11-11-11-4 0-10 3-13 9-1 1-5 13-6 20-3 11-5 21-7 32-6 23-12 46-18 69-2 6-19 32-44 32-20 0-24-16-24-31 0-17 7-41 20-76 6-15 7-19 7-27 0-18-12-32-31-32-37 0-51 56-51 59 0 5 3 4 4 5 5 0 5-1 7-7 10-36 25-48 38-48 4 0 10 0 10 12 0 10-3 20-6 27-16 41-22 63-22 81 0 35 24 46 47 46 14 0 28-7 38-18-4 21-9 40-25 60-10 13-24 24-42 24-5 0-23-1-29-15 6 0 11 0 16-5 5-4 8-8 8-16 0-12-10-13-14-13-9 0-21 6-21 25s16 32 40 32c40 0 80-34 91-77 12-50 25-98 37-148z"><text:p/></draw:path></draw:g><text:s/>נכפיל את המשוואה ב־<draw:g text:anchor-type="as-char" svg:y="-0.1134in" draw:z-index="49" draw:name="Shape67" draw:style-name="gr1"><svg:title>TexMaths</svg:title><svg:desc>11§display§\tfrac{y}{\sqrt{2}}§svg§600§FALSE§</svg:desc><draw:path draw:style-name="gr2" draw:text-style-name="P8" svg:width="0.1437in" svg:height="0.1803in" svg:x="0.0079in" svg:y="0.0071in" svg:viewBox="0 0 366 459" svg:d="M0 0c122 0 244 0 366 0 0 153 0 306 0 459-122 0-244 0-366 0 0-153 0-306 0-459z"><text:p/></draw:path><draw:path draw:style-name="gr3" draw:text-style-name="P9" svg:width="0.0543in" svg:height="0.0677in" svg:x="0.0524in" svg:y="0in" svg:viewBox="0 0 139 173" svg:d="M138 18c1-5 1-5 1-7 0-6-5-9-9-9-3 0-9 2-11 7-1 2-3 11-5 16-2 8-4 15-5 22-2 7-10 41-11 43-11 8-12 24-33 24-19 0-19-17-19-23 0-14 7-31 15-51 3-9 4-13 4-17 0-13-11-23-25-23-28 0-40 36-40 42 0 3 3 3 4 3 5 0 5-2 6-4 7-23 18-33 29-33 4 0 6 3 6 8 0 7-2 13-3 17-13 33-16 43-16 54 0 5 0 17 10 26 9 7 20 9 28 9 11 0 20-5 28-12-3 14-5 25-17 39-7 8-18 17-32 17-2 0-14 0-21-9 15-1 10-10 15-14 0-9-7-11-11-11-6 0-15 5-15 18s13 23 32 23c27 0 60-20 69-54 8-35 17-67 26-101z"><text:p/></draw:path><draw:path draw:style-name="gr3" draw:text-style-name="P9" svg:width="0.1594in" svg:height="0.0055in" svg:x="0in" svg:y="0.0736in" svg:viewBox="0 0 406 15" svg:d="M0 0c135 0 271 0 406 0 0 5 0 10 0 15-135 0-271 0-406 0 0-5 0-10 0-15z"><text:p/></draw:path><draw:path draw:style-name="gr3" draw:text-style-name="P9" svg:width="0.0913in" svg:height="0.1051in" svg:x="0.0098in" svg:y="0.0902in" svg:viewBox="0 0 233 268" svg:d="M95 239c-18-35-36-70-53-104-2-3-2-4-5-4-1 0-2 0-4 2-10 5-20 12-30 18-3 4-2 3-3 5 0 2 1 4 3 4 1 0 3 0 6-2s11-8 14-10c20 39 40 77 60 115 1 5 2 5 5 5s6 0 9-6c45-83 90-167 134-250 2-3 2-4 2-5 0-5-3-7-6-7-5 0-6 2-7 5-42 78-84 156-125 234z"><text:p/></draw:path><draw:path draw:style-name="gr3" draw:text-style-name="P9" svg:width="0.0602in" svg:height="0.0047in" svg:x="0.0992in" svg:y="0.0902in" svg:viewBox="0 0 154 13" svg:d="M0 0c52 0 102 0 154 0 0 4 0 9 0 13-52 0-102 0-154 0 0-4 0-9 0-13z"><text:p/></draw:path><draw:path draw:style-name="gr3" draw:text-style-name="P9" svg:width="0.0465in" svg:height="0.0701in" svg:x="0.1063in" svg:y="0.113in" svg:viewBox="0 0 119 179" svg:d="M119 129c-3 0-7 0-9 0-1 7-3 22-8 26-1 1-22 1-26 1-17 0-33 0-50 0 29-25 38-33 54-45 20-17 39-33 39-58 0-33-29-53-63-53s-56 23-56 48c0 13 11 16 14 16 7 0 15-5 15-15 0-5-3-14-17-14 9-20 28-25 40-25 27 0 40 21 40 43 0 23-16 41-25 51-22 21-43 42-65 64-2 3-2 3-2 11 37 0 74 0 111 0 2-17 5-33 8-50z"><text:p/></draw:path></draw:g>, כלומר <draw:g text:anchor-type="as-char" svg:y="-0.1417in" draw:z-index="50" draw:name="Shape68" draw:style-name="gr1"><svg:title>TexMaths</svg:title><svg:desc>11§display§\tfrac{x}{y} = \sqrt{2}§svg§600§FALSE§</svg:desc><draw:path draw:style-name="gr2" draw:text-style-name="P8" svg:width="0.4768in" svg:height="0.1969in" svg:x="0.0079in" svg:y="0.0071in" svg:viewBox="0 0 1212 501" svg:d="M0 0c404 0 808 0 1212 0 0 167 0 334 0 501-404 0-808 0-1212 0 0-167 0-334 0-501z"><text:p/></draw:path><draw:path draw:style-name="gr3" draw:text-style-name="P9" svg:width="0.0563in" svg:height="0.0476in" svg:x="0.0051in" svg:y="0.0327in" svg:viewBox="0 0 144 122" svg:d="M54 90c-2 9-11 24-25 24-1 0-9 0-15-4 11-3 12-13 12-14 0-7-5-10-11-10-7 0-15 6-15 16 0 14 15 20 29 20 12 0 23-9 29-20 7 15 22 20 32 20 32 0 49-34 49-42 0-3-4-2-5-3-4 0-4 1-5 4-6 19-22 33-38 33-10 0-16-7-16-17 0-8 6-32 14-62 6-21 18-27 27-27 1 0 8 0 15 3-9 2-12 10-12 15 0 6 4 10 11 10 5 0 14-5 14-16 0-16-16-20-27-20-15 0-25 9-31 19-5-11-18-19-32-19-31 0-48 33-48 41 0 4 4 4 5 4 3 0 3-1 4-5 7-21 25-32 38-32 9 0 16 4 16 17 0 6-3 19-5 28-3 12-7 25-10 37z"><text:p/></draw:path><draw:path draw:style-name="gr3" draw:text-style-name="P9" svg:width="0.0685in" svg:height="0.0055in" svg:x="0in" svg:y="0.098in" svg:viewBox="0 0 175 15" svg:d="M0 0c58 0 117 0 175 0 0 6 0 10 0 15-58 0-117 0-175 0 0-5 0-9 0-15z"><text:p/></draw:path><draw:path draw:style-name="gr3" draw:text-style-name="P9" svg:width="0.0543in" svg:height="0.0681in" svg:x="0.0071in" svg:y="0.1445in" svg:viewBox="0 0 139 174" svg:d="M138 17c1-4 1-4 1-6 0-5-5-9-9-9-3 0-9 1-12 7 0 2-2 10-4 15-2 8-4 16-6 23-1 7-10 40-10 43-1 0-13 24-34 24-18 0-18-17-18-23 0-14 6-32 15-51 3-9 4-12 4-17 0-13-11-23-26-23-27 0-39 36-39 41 0 3 3 3 4 3 4 0 4-1 5-3 6-23 19-33 30-33 4 0 6 2 6 9 0 6-2 12-4 15-12 33-16 43-16 55 0 4 0 18 11 26 8 7 20 8 27 8 11 0 21-3 29-12-3 15-6 26-17 40-8 8-19 17-33 17-1 0-14 0-20-9 14-1 10-10 14-14 0-9-7-11-10-11-6 0-16 6-16 18 0 14 13 24 33 24 26 0 60-21 68-55 9-34 18-68 27-102z"><text:p/></draw:path><draw:path draw:style-name="gr3" draw:text-style-name="P9" svg:width="0.1004in" svg:height="0.035in" svg:x="0.1382in" svg:y="0.08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185in" svg:height="0.1512in" svg:x="0.3008in" svg:y="0in" svg:viewBox="0 0 302 385" svg:d="M122 345c-22-50-45-101-67-150-3-6-5-6-7-6-2 1-2 0-6 4-12 8-24 17-36 27-6 3-6 5-6 6 0 2 1 4 4 4s9-5 14-8c2-2 7-6 12-10 25 55 50 112 76 167 3 6 4 6 8 6 6 0 7-3 9-9 59-120 117-241 176-361 3-5 3-6 3-7 0-4-4-8-8-8-3 0-6 2-9 8-55 112-109 224-163 337z"><text:p/></draw:path><draw:path draw:style-name="gr3" draw:text-style-name="P9" svg:width="0.076in" svg:height="0.0055in" svg:x="0.4165in" svg:y="0in" svg:viewBox="0 0 194 15" svg:d="M0 0c65 0 129 0 194 0 0 6 0 10 0 15-65 0-129 0-194 0 0-5 0-9 0-15z"><text:p/></draw:path><draw:path draw:style-name="gr3" draw:text-style-name="P9" svg:width="0.0602in" svg:height="0.1004in" svg:x="0.4244in" svg:y="0.0382in" svg:viewBox="0 0 154 256" svg:d="M30 227c13-13 27-27 40-40 61-53 84-74 84-112 0-44-35-75-81-75-44 0-73 35-73 69 0 22 20 22 21 22 7 0 20-4 20-21 0-9-7-19-21-19-3 0-3 0-5 0 9-26 30-39 52-39 35 0 52 31 52 63 0 31-19 60-41 85-24 27-49 55-74 82-4 5-4 6-4 14 47 0 96 0 143 0 3-23 8-45 11-67-3 0-6 0-10 0-1 12-4 29-8 34-3 4-28 4-37 4-23 0-46 0-69 0z"><text:p/></draw:path></draw:g>. נניח ש־<draw:g text:anchor-type="as-char" svg:y="-0.139in" draw:z-index="48" draw:name="Shape69" draw:style-name="gr1"><svg:title>TexMaths</svg:title><svg:desc>11§display§\sqrt{2}§svg§600§FALSE§</svg:desc><draw:path draw:style-name="gr2" draw:text-style-name="P8" svg:width="0.1858in" svg:height="0.1358in" svg:x="0.0004in" svg:y="0.0075in" svg:viewBox="0 0 473 346" svg:d="M237 346c-79 0-158 0-237 0 0-116 0-230 0-346 158 0 315 0 473 0 0 116 0 230 0 346-79 0-158 0-236 0z"><text:p/></draw:path><draw:path draw:style-name="gr3" draw:text-style-name="P9" svg:width="0.1173in" svg:height="0.1512in" svg:x="0.0039in" svg:y="0.0004in" svg:viewBox="0 0 299 385" svg:d="M122 345c-23-50-45-99-68-149-3-7-5-7-6-7s-2 0-6 4c-12 8-26 17-38 26-4 5-4 6-4 7s1 4 3 4 9-5 13-9c3-2 9-6 13-10 25 57 51 113 76 168 3 6 5 6 8 6 6 0 7-2 10-7 58-121 116-241 174-363 2-5 2-6 2-7 0-4-2-8-8-8-2 0-5 2-9 9-52 112-106 223-160 336z"><text:p/></draw:path><draw:path draw:style-name="gr3" draw:text-style-name="P9" svg:width="0.0756in" svg:height="0.0055in" svg:x="0.1185in" svg:y="0.0004in" svg:viewBox="0 0 193 15" svg:d="M97 15c-32 0-65 0-97 0 0-5 0-9 0-15 65 0 129 0 193 0 0 6 0 10 0 15-33 0-64 0-96 0z"><text:p/></draw:path><draw:path draw:style-name="gr3" draw:text-style-name="P9" svg:width="0.0602in" svg:height="0.1in" svg:x="0.1264in" svg:y="0.0386in" svg:viewBox="0 0 154 255" svg:d="M30 226c13-14 27-26 40-39 61-53 84-74 84-112 0-44-35-75-82-75-43 0-72 35-72 69 0 22 20 22 21 22 6 0 20-4 20-21 0-9-8-19-21-19-4 0-4 0-5 0 9-25 30-39 52-39 35 0 52 31 52 63 0 31-20 62-41 85-24 27-49 54-74 81-4 5-4 6-4 14 47 0 94 0 143 0 3-22 6-44 11-66-4 0-7 0-10 0-2 12-4 28-9 35-2 2-27 2-36 2-23 0-46 0-69 0z"><text:p/></draw:path></draw:g> הוא <text:span text:style-name="T18">אי־</text:span>רציונלי (אני לא עומד להוכיח גם את זה) וזה עומד בסתירה לכך שהוא מהווה תוצאת חילוק של שני רציולים. <text:span text:style-name="T19">כלומר, טענת השלילה נשללה. </text:span></text:p>
            </text:list-item>
          </text:list>
        </text:list-item>
        <text:list-item>
          <text:p text:style-name="P52">השלילה לטענת השלילה היא <draw:g text:anchor-type="as-char" svg:y="-0.1134in" draw:z-index="45" draw:name="Shape70" draw:style-name="gr1"><svg:title>TexMaths</svg:title><svg:desc>11§display§\forall q \in \Q. \tfrac{x}{\sqrt{2}} \notin \Q§svg§600§FALSE§</svg:desc><draw:path draw:style-name="gr2" draw:text-style-name="P8" svg:width="0.9846in" svg:height="0.1803in" svg:x="0.0083in" svg:y="0.0071in" svg:viewBox="0 0 2502 459" svg:d="M1252 459c-418 0-835 0-1252 0 0-153 0-306 0-459 834 0 1668 0 2502 0 0 153 0 306 0 459-417 0-834 0-1250 0z"><text:p/></draw:path><draw:path draw:style-name="gr3" draw:text-style-name="P9" svg:width="0.0846in" svg:height="0.1079in" svg:x="0.0004in" svg:y="0.0079in" svg:viewBox="0 0 216 275" svg:d="M213 14c3-4 3-4 3-6 0-5-4-8-9-8s-7 4-9 9c-11 28-21 56-32 85-39 0-78 0-118 0-11-29-20-57-31-85-2-6-4-9-9-9-4 0-8 3-8 8 0 1 0 1 2 6 32 84 65 169 97 253 2 5 3 8 9 8 5 0 6-4 9-7 32-84 65-169 96-254zM55 109c35 0 70 0 106 0-18 45-36 91-53 138-18-47-35-93-53-138z"><text:p/></draw:path><draw:path draw:style-name="gr3" draw:text-style-name="P9" svg:width="0.0626in" svg:height="0.0965in" svg:x="0.0909in" svg:y="0.0461in" svg:viewBox="0 0 160 246" svg:d="M160 4c0-1-2-3-4-3-4 0-20 16-26 27-9-21-24-28-36-28-46 0-94 57-94 113 0 38 23 62 52 62 16 0 32-9 45-23-3 13-17 66-18 69-2 11-5 13-27 13-5 0-9 0-9 7 0 1 0 5 5 5 13 0 26-1 39-1s26 1 40 1c2 0 6 0 6-8 0-4-3-4-10-4-18 0-18-3-18-6s1-5 2-9c17-71 35-143 53-215zM53 166c-23 0-25-29-25-36 0-18 12-61 17-76 12-29 33-45 49-45 25 0 30 31 30 34 0 2-22 87-23 88-5 11-27 35-48 35z"><text:p/></draw:path><draw:path draw:style-name="gr3" draw:text-style-name="P9" svg:width="0.076in" svg:height="0.0878in" svg:x="0.213in" svg:y="0.0311in" svg:viewBox="0 0 194 224" svg:d="M180 120c7 0 14 0 14-8s-7-8-14-8c-55 0-108 0-163 0 4-51 48-89 103-89 20 0 41 0 60 0 7 0 14 0 14-7 0-8-7-8-14-8-20 0-40 0-61 0-66 0-119 50-119 112s53 112 119 112c21 0 41 0 61 0 7 0 14 0 14-8s-7-8-14-8c-19 0-40 0-60 0-55 0-99-36-103-88 55 0 108 0 163 0z"><text:p/></draw:path><draw:path draw:style-name="gr3" draw:text-style-name="P9" svg:width="0.1079in" svg:height="0.1335in" svg:x="0.3496in" svg:y="0.0067in" svg:viewBox="0 0 275 340" svg:d="M172 274c54-10 103-53 103-134 0-97-68-140-137-140-72 0-138 45-138 140 0 83 50 122 95 133 17 40 56 67 103 67 20 0 41-4 61-12 7-2 11-3 11-9 0-4-4-6-7-6-1 0-1 0-3 1-11 2-16 2-22 2-36 0-58-22-66-42zM84 24c-23 28-30 73-30 116 0 37 4 86 31 116-28-10-72-41-72-116 0-78 48-107 71-116zM190 24c27 10 71 41 71 116 0 78-48 107-71 116 25-28 30-73 30-116 0-38-4-86-30-116zM138 265c-63 0-71-81-71-125 0-46 8-126 71-126 62 0 69 82 69 126 0 46-8 125-69 125zM111 276c11 3 25 3 27 3 1 0 9 0 20-1 10 24 29 38 48 46 4 2 3 2 4 2 0 1-6 1-12 1-33 0-66-15-87-51z"><text:p/></draw:path><draw:path draw:style-name="gr3" draw:text-style-name="P9" svg:width="0.0161in" svg:height="0.0157in" svg:x="0.4756in" svg:y="0.098in" svg:viewBox="0 0 42 41" svg:d="M42 21c0-12-10-21-21-21s-21 9-21 21c0 11 10 20 21 20s21-9 21-20z"><text:p/></draw:path><draw:path draw:style-name="gr3" draw:text-style-name="P9" svg:width="0.0567in" svg:height="0.0476in" svg:x="0.5736in" svg:y="0.0071in" svg:viewBox="0 0 145 122" svg:d="M55 90c-3 9-12 25-25 25-1 0-9 0-16-5 12-3 12-13 12-14 0-7-4-10-11-10-6 0-15 7-15 16 0 14 15 20 29 20 13 0 24-9 30-20 7 15 21 20 32 20 31 0 48-34 48-42 0-3-4-3-5-3-3 0-3 1-4 5-6 18-22 33-38 33-11 0-16-8-16-18 0-8 7-32 14-62 6-21 18-27 27-27 4 1 8 0 14 3-9 2-12 10-12 15 0 6 4 10 11 10 5 0 15-5 15-16 0-16-17-20-28-20-14 0-25 9-30 19-6-11-18-19-33-19-30 0-47 33-47 41 0 4 3 3 4 4 3 0 4-1 6-5 6-21 24-32 37-32 9 0 15 4 15 17 0 6-3 19-5 28-3 12-6 25-9 37z"><text:p/></draw:path><draw:path draw:style-name="gr3" draw:text-style-name="P9" svg:width="0.1602in" svg:height="0.0063in" svg:x="0.5228in" svg:y="0.072in" svg:viewBox="0 0 408 17" svg:d="M204 17c-69 0-136 0-204 0 0-6 0-11 0-17 136 0 272 0 408 0 0 6 0 11 0 17-68 0-136 0-204 0z"><text:p/></draw:path><draw:path draw:style-name="gr3" draw:text-style-name="P9" svg:width="0.0917in" svg:height="0.1059in" svg:x="0.5327in" svg:y="0.0898in" svg:viewBox="0 0 234 270" svg:d="M95 241c-18-35-36-70-53-104-2-4-2-5-5-5-1 0-2 0-4 2-10 6-20 13-30 19-3 2-3 3-3 5s1 4 3 4c1 0 3 0 6-3s11-7 14-9c20 38 40 77 60 115 2 4 2 5 5 5s6 0 9-6c45-83 90-168 135-252 2-3 2-3 2-5 0-4-3-7-5-7-5 0-6 3-8 7-42 78-85 156-126 234z"><text:p/></draw:path><draw:path draw:style-name="gr3" draw:text-style-name="P9" svg:width="0.0602in" svg:height="0.0047in" svg:x="0.6228in" svg:y="0.0898in" svg:viewBox="0 0 154 13" svg:d="M77 13c-25 0-52 0-77 0 0-4 0-9 0-13 52 0 102 0 154 0 0 4 0 9 0 13-25 0-52 0-77 0z"><text:p/></draw:path><draw:path draw:style-name="gr3" draw:text-style-name="P9" svg:width="0.0469in" svg:height="0.0705in" svg:x="0.6291in" svg:y="0.1126in" svg:viewBox="0 0 120 180" svg:d="M120 130c-3 0-7 0-10 0 0 5-3 22-7 24-2 2-23 2-26 2-16 0-33 0-49 0 27-25 37-33 53-45 20-16 39-33 39-58 0-33-29-53-64-53-33 0-56 23-56 48 0 14 12 15 14 15 7 0 15-5 15-15 0-4-1-14-16-14 8-19 27-24 40-24 26 0 41 21 41 43 0 23-17 42-26 52-22 21-43 42-65 64-3 2-3 3-3 11 37 0 74 0 111 0 3-17 6-33 9-50z"><text:p/></draw:path><draw:path draw:style-name="gr3" draw:text-style-name="P9" svg:width="0.0587in" svg:height="0.1516in" svg:x="0.7693in" svg:y="0in" svg:viewBox="0 0 150 386" svg:d="M149 15c1-5 1-6 1-7 0-5-4-8-8-8-2 0-6 1-7 3-45 123-89 246-134 368-1 5-1 6-1 7 0 4 3 8 8 8 4 0 5-4 7-10 44-120 90-241 134-361z"><text:p/></draw:path><draw:path draw:style-name="gr3" draw:text-style-name="P9" svg:width="0.0756in" svg:height="0.0878in" svg:x="0.7567in" svg:y="0.0311in" svg:viewBox="0 0 193 224" svg:d="M179 120c7 0 14 0 14-8s-7-8-14-8c-55 0-109 0-164 0 5-51 50-89 104-89 20 0 41 0 60 0 7 0 14 0 14-7 0-8-7-8-14-8-21 0-40 0-61 0-66 0-118 50-118 112s52 112 118 112c21 0 40 0 61 0 7 0 14 0 14-8s-7-8-14-8c-19 0-40 0-60 0-54 0-99-36-104-88 55 0 109 0 164 0z"><text:p/></draw:path><draw:path draw:style-name="gr3" draw:text-style-name="P9" svg:width="0.1079in" svg:height="0.1335in" svg:x="0.8925in" svg:y="0.0067in" svg:viewBox="0 0 275 340" svg:d="M172 274c55-10 103-53 103-134 0-97-68-140-137-140-72 0-138 45-138 140 0 83 50 122 95 133 17 40 56 67 103 67 20 0 41-4 61-12 7-2 11-3 11-9 0-4-4-6-7-6-1 1-1 0-3 1-11 2-16 2-22 2-36 0-58-22-66-42zM84 24c-23 28-30 73-30 116 0 37 4 86 31 116-28-10-72-41-72-116 0-78 49-107 71-116zM191 24c26 10 70 41 70 116 0 78-48 107-71 116 25-28 30-73 30-116 0-38-4-86-30-116zM138 265c-63 0-70-81-70-125 0-46 8-126 70-126s69 82 69 126c0 46-8 125-69 125zM112 276c10 3 24 3 26 3 1 0 9 0 20-1 10 24 29 38 48 46 4 2 3 2 4 2 0 1-6 1-12 1-33 0-66-15-86-51z"><text:p/></draw:path></draw:g>, כלומר לא קיים אף <draw:g text:anchor-type="as-char" svg:y="-0.0681in" draw:z-index="44" draw:name="Shape71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המקיים את הכמת שבטענה שצ.ל. ולכן הטענה נכונה באופן ריק. </text:p>
        </text:list-item>
        <text:list-item>
          <text:p text:style-name="P53">הוכחנו את שני החלקים של ההכלה הדו כיוונית, אשר שקולה לטענה שצ.ל., לכן הטענה הוכחה. </text:p>
        </text:list-item>
        <text:list-item>
          <text:p text:style-name="P54"><text:span text:style-name="T8">מש"ל</text:span> <draw:g text:anchor-type="as-char" svg:y="-0.1043in" draw:z-index="150" draw:name="Shape72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ג’</text:h>
      <text:list text:style-name="L11">
        <text:list-item>
          <text:p text:style-name="P55">נטען:</text:p>
          <text:p text:style-name="P56"><draw:g text:anchor-type="as-char" svg:y="-0.1319in" draw:z-index="148" draw:name="Shape73" draw:style-name="gr1"><svg:title>TexMaths</svg:title><svg:desc>11§display§A := \big\{x \in \N \colon x^2 -5x =14 \big\} = \{7\}§svg§600§FALSE§</svg:desc><draw:path draw:style-name="gr2" draw:text-style-name="P8" svg:width="2.2925in" svg:height="0.1709in" svg:x="0.0028in" svg:y="0.0083in" svg:viewBox="0 0 5824 435" svg:d="M2912 435c-971 0-1941 0-2912 0 0-145 0-291 0-435 1941 0 3883 0 5824 0 0 144 0 290 0 435-970 0-1941 0-2912 0z"><text:p/></draw:path><draw:path draw:style-name="gr3" draw:text-style-name="P9" svg:width="0.1039in" svg:height="0.1083in" svg:x="0.0004in" svg:y="0.0256in" svg:viewBox="0 0 265 276" svg:d="M55 233c-15 24-31 29-47 31-5 1-8 1-8 7 0 4 1 5 4 5 11 0 22-1 33-1 14 0 27 1 39 1 3 0 8 0 8-7 0-4-4-5-6-5-10 0-19-4-19-13 0-4 3-8 6-14 10-16 20-33 30-50 31 0 64 0 96 0 1 9 6 61 6 66 0 9-20 11-28 11-5 0-8 0-8 7 0 5 4 5 5 5 15 0 32-1 48-1 9 0 33 1 43 1 3 0 8 0 8-8 0-4-4-4-10-4-23 0-23-3-24-13-8-81-17-162-24-242 0-8 0-9-7-9-6 0-8 2-11 7-45 75-89 150-134 226zM101 175c25-43 52-86 77-128 5 42 8 85 12 128-29 0-59 0-89 0z"><text:p/></draw:path><draw:path draw:style-name="gr3" draw:text-style-name="P9" svg:width="0.0157in" svg:height="0.0654in" svg:x="0.1646in" svg:y="0.0689in" svg:viewBox="0 0 41 167" svg:d="M41 21c0-12-10-21-21-21s-20 9-20 21c0 11 9 20 20 20s21-9 21-20zM41 147c0-11-10-21-21-21s-20 10-20 21 9 20 20 20 21-9 21-20z"><text:p/></draw:path><draw:path draw:style-name="gr3" draw:text-style-name="P9" svg:width="0.1004in" svg:height="0.0358in" svg:x="0.2024in" svg:y="0.0783in" svg:viewBox="0 0 256 92" svg:d="M243 17c7 0 13-2 13-9 0-8-6-8-12-8-77 0-155 0-232 0-5 0-12 0-12 8 0 7 7 9 13 9 77 0 153 0 230 0zM244 92c6 0 12 0 12-8s-6-8-13-8c-77 0-153 0-230 0-6 0-13 0-13 8s7 8 12 8c77 0 155 0 232 0z"><text:p/></draw:path><draw:path draw:style-name="gr3" draw:text-style-name="P9" svg:width="0.0535in" svg:height="0.1819in" svg:x="0.3717in" svg:y="0.0051in" svg:viewBox="0 0 137 463" svg:d="M55 170c0 27-13 42-53 57-1 1-2 2-2 5s0 4 3 5c52 19 52 40 52 62 0 36 0 72 0 107 1 10 7 24 23 36 19 12 51 21 54 21 4 0 5-2 5-5 0-4-1-4-6-6-12-4-42-16-49-40-1-4-1-5-1-19 0-31 0-63 0-95 0-20 0-48-62-65 62-20 62-47 62-69 0-32 0-64 0-95 0-20 0-40 53-60 3 0 3-3 3-5 0-3-1-4-5-4-2 0-57 12-70 37-7 13-7 16-7 32 0 34 0 67 0 101z"><text:p/></draw:path><draw:path draw:style-name="gr3" draw:text-style-name="P9" svg:width="0.0752in" svg:height="0.0685in" svg:x="0.4472in" svg:y="0.0673in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6 41-29 4 14 19 29 42 29 39 0 61-49 61-59 0-4-3-4-4-4-3 0-4 2-6 4-12 42-38 51-50 51-16 0-22-13-22-26 0-8 2-16 6-34 5-18 9-35 14-53z"><text:p/></draw:path><draw:path draw:style-name="gr3" draw:text-style-name="P9" svg:width="0.076in" svg:height="0.0878in" svg:x="0.5846in" svg:y="0.0524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" draw:text-style-name="P9" svg:width="0.1028in" svg:height="0.1063in" svg:x="0.7197in" svg:y="0.0299in" svg:viewBox="0 0 262 271" svg:d="M33 34c0 63 0 126 0 190 0 20-2 27-22 27-4 0-11 0-11 6 0 7 5 7 13 7 20 0 40 0 60 0 7 0 13 0 13-7 0-6-7-6-12-6-21 0-25-8-25-28 0-60 0-119 0-178 57 74 112 148 168 221 3 4 5 5 7 5 7 0 7-6 7-13 0-72 0-144 0-217 0-22 4-28 22-28 2 0 9 0 9-6 0-7-7-7-13-7-19 0-38 0-57 0-6 0-13 0-13 7 0 6 7 6 11 6 22 0 26 9 26 29 0 41 0 80 0 121-40-53-79-105-118-157-3-6-5-6-13-6-22 0-45 0-67 0-8 0-14 0-14 7 0 5 6 6 8 6 11 1 19 8 22 12-1 4-1 5-1 9zM218 245c-56-74-112-148-169-222-3-5-3-5-7-10 15 0 31 0 46 0 43 59 87 117 130 177 0 17 0 36 0 55z"><text:p/></draw:path><draw:path draw:style-name="gr3" draw:text-style-name="P9" svg:width="0.0157in" svg:height="0.0654in" svg:x="0.8555in" svg:y="0.0689in" svg:viewBox="0 0 41 167" svg:d="M41 21c0-12-9-21-20-21s-21 9-21 21c0 11 10 20 21 20s20-9 20-20zM41 147c0-11-9-21-20-21s-21 10-21 21 10 20 21 20 20-9 20-20z"><text:p/></draw:path><draw:path draw:style-name="gr3" draw:text-style-name="P9" svg:width="0.0752in" svg:height="0.0685in" svg:x="0.9402in" svg:y="0.0673in" svg:viewBox="0 0 192 175" svg:d="M118 54c2-10 11-45 38-45 2 0 11 0 19 4-10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6 41-29 4 14 19 29 42 29 39 0 61-49 61-59 0-4-3-4-4-4-3 0-4 2-6 4-12 42-38 51-51 51-15 0-21-13-21-26 0-8 2-16 6-34 5-18 9-35 14-53z"><text:p/></draw:path><draw:path draw:style-name="gr3" draw:text-style-name="P9" svg:width="0.0469in" svg:height="0.0705in" svg:x="1.0291in" svg:y="0.0004in" svg:viewBox="0 0 120 180" svg:d="M120 131c-3 0-7 0-10 0 0 6-3 22-7 25-2 1-23 1-26 1-17 0-34 0-51 0 29-25 39-32 54-46 21-15 40-33 40-58 0-33-29-53-64-53-33 0-56 24-56 49 0 14 12 15 14 15 7 0 15-4 15-14 0-5-3-15-16-15 8-20 27-25 39-25 27 0 41 21 41 43 0 24-16 42-25 52-22 21-44 43-66 65-2 2-2 2-2 10 37 0 74 0 111 0 3-17 6-33 9-49z"><text:p/></draw:path><draw:path draw:style-name="gr3" draw:text-style-name="P9" svg:width="0.0925in" svg:height="0.0055in" svg:x="1.137in" svg:y="0.0937in" svg:viewBox="0 0 236 15" svg:d="M223 15c7 0 13 0 13-7 0-8-6-8-13-8-69 0-139 0-209 0-6 0-14 0-14 8 0 7 8 7 14 7 70 0 140 0 209 0z"><text:p/></draw:path><draw:path draw:style-name="gr3" draw:text-style-name="P9" svg:width="0.0602in" svg:height="0.1039in" svg:x="1.2839in" svg:y="0.0331in" svg:viewBox="0 0 154 265" svg:d="M154 180c0-47-32-85-73-85-18 0-35 5-49 20 0-26 0-51 0-76 8 2 21 5 33 5 47 0 75-35 75-41 0-2-1-3-5-3-1 0-1 0-3 1-8 3-26 11-53 11-15 0-33-3-50-11-4-1-4-1-5-1-4 0-4 3-4 9 0 38 0 76 0 115 0 7 0 9 5 9 2 0 4-1 6-3 3-5 17-26 49-26 20 0 30 17 33 24 6 14 7 30 7 48 0 15 0 38-9 53-10 16-24 25-42 25-28 0-50-19-57-42 1 0 2 1 7 1 13 0 19-11 19-20 0-10-6-19-19-19-6 0-19 4-19 21 0 33 26 70 70 70s84-37 84-85z"><text:p/></draw:path><draw:path draw:style-name="gr3" draw:text-style-name="P9" svg:width="0.0752in" svg:height="0.0685in" svg:x="1.3567in" svg:y="0.0673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3-14-13c-12 0-22 10-22 22 0 18 20 25 36 25 27 0 40-26 41-29 5 14 19 29 42 29 39 0 61-49 61-59 0-4-3-4-4-4-3 0-4 2-4 4-14 42-40 51-52 51-16 0-21-13-21-26 0-8 2-16 7-34 4-18 8-35 13-53z"><text:p/></draw:path><draw:path draw:style-name="gr3" draw:text-style-name="P9" svg:width="0.1008in" svg:height="0.0358in" svg:x="1.4902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9" svg:width="0.05in" svg:height="0.1004in" svg:x="1.6559in" svg:y="0.0331in" svg:viewBox="0 0 128 256" svg:d="M79 10c0-10 0-10-9-10-24 24-58 24-70 24 0 5 0 8 0 12 8 0 31 0 51-10 0 67 0 134 0 201 0 13-2 18-37 18-4 0-7 0-12 0 0 3 0 8 0 11 13-1 47-1 63-1 15 0 48 0 63 1 0-3 0-8 0-11-5 0-8 0-13 0-35 0-36-3-36-18 0-73 0-144 0-217z"><text:p/></draw:path><draw:path draw:style-name="gr3" draw:text-style-name="P9" svg:width="0.0673in" svg:height="0.102in" svg:x="1.7224in" svg:y="0.0315in" svg:viewBox="0 0 172 260" svg:d="M103 197c0 11 0 22 0 35 0 14-1 17-29 17-4 0-6 0-9 0 0 4 0 8 0 11 16-1 36-1 53-1 16 0 36 0 52 1 0-3 0-7 0-11-3 0-5 0-8 0-29 0-29-3-29-17 0-13 0-24 0-35 13 0 25 0 39 0 0-4 0-8 0-12-14 0-26 0-39 0 0-58 0-117 0-175 0-8 0-10-7-10-3 0-4 0-7 4-40 61-79 121-119 181 0 4 0 8 0 12 34 0 69 0 103 0zM106 185c-32 0-63 0-95 0 32-48 63-96 95-143 0 47 0 95 0 143z"><text:p/></draw:path><draw:path draw:style-name="gr3" draw:text-style-name="P9" svg:width="0.0535in" svg:height="0.1819in" svg:x="1.8118in" svg:y="0.0051in" svg:viewBox="0 0 137 463" svg:d="M81 293c0-13 0-37 50-56 5-1 6-1 6-5 0-1 0-4-3-5-53-20-53-41-53-63 0-36 0-71 0-107 0-21-17-33-23-37-16-11-49-20-54-20-3 0-4 2-4 4 0 5 1 5 4 6 51 20 51 39 51 61 0 30 0 62 0 94 0 21 0 48 63 67-63 21-63 42-63 66 0 32 0 64 0 95 0 21 0 40-50 59-4 2-5 2-5 6 0 3 1 5 4 5 1 0 52-10 70-35 7-11 7-20 7-34 0-33 0-66 0-101z"><text:p/></draw:path><draw:path draw:style-name="gr3" draw:text-style-name="P9" svg:width="0.1008in" svg:height="0.0358in" svg:x="1.9339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9" svg:width="0.0531in" svg:height="0.1516in" svg:x="2.0972in" svg:y="0.0201in" svg:viewBox="0 0 136 386" svg:d="M81 52c0-16 10-41 52-43 2-1 3-2 3-5 0-4-2-4-6-4-39 0-74 20-75 49 0 29 0 58 0 88 0 15 0 27-15 39-14 13-28 13-37 14-2 0-3 1-3 4s2 3 5 3c26 3 44 16 49 36 1 3 1 4 1 18 0 25 0 50 0 75 0 17 0 29 19 45 15 11 40 15 56 15 4 0 6 0 6-4s-2-4-5-5c-24-1-44-13-49-33-1-3-1-4-1-19 0-26 0-53 0-79 0-19-3-25-15-38-9-7-20-12-31-14 32-10 46-27 46-50 0-30 0-61 0-92z"><text:p/></draw:path><draw:path draw:style-name="gr3" draw:text-style-name="P9" svg:width="0.0646in" svg:height="0.1055in" svg:x="2.1709in" svg:y="0.0315in" svg:viewBox="0 0 165 269" svg:d="M162 26c3-5 3-5 3-14-31 0-63 0-94 0-47 0-47-4-49-12-3 0-7 0-10 0-4 26-8 53-12 79 3 0 7 0 10 0 1-5 4-29 9-35 3-2 33-2 38-2 27 0 53 0 79 0-3 7-34 48-43 62-35 52-47 106-47 145 0 4 0 20 18 20 17 0 17-16 17-20 0-6 0-13 0-20 0-22 1-43 5-64 1-8 6-41 24-66 18-24 34-48 52-73z"><text:p/></draw:path><draw:path draw:style-name="gr3" draw:text-style-name="P9" svg:width="0.0535in" svg:height="0.1516in" svg:x="2.2492in" svg:y="0.0201in" svg:viewBox="0 0 137 386" svg:d="M56 334c0 16-11 41-53 43-2 1-3 2-3 5 0 4 4 4 8 4 37 0 73-19 73-49 0-28 0-58 0-87 0-15 0-27 16-39 14-12 28-12 37-14 1 0 3-1 3-3 0-4-2-4-6-4-25-3-44-16-49-36-1-3-1-4-1-18 0-26 0-51 0-76 0-17 0-29-18-45-16-11-42-15-55-15-4 0-8 0-8 4s2 4 7 5c24 1 42 13 48 33 1 3 1 4 1 19 0 26 0 54 0 81 0 18 2 23 15 37 8 6 19 12 30 15-32 9-45 27-45 49 0 29 0 60 0 91z"><text:p/></draw:path></draw:g></text:p>
        </text:list-item>
        <text:list-item>
          <text:p text:style-name="P57">מתוך עקרון ההפרדה:</text:p>
          <text:p text:style-name="P56"><draw:g text:anchor-type="as-char" svg:y="-0.0693in" draw:z-index="149" draw:name="Shape74" draw:style-name="gr1"><svg:title>TexMaths</svg:title><svg:desc>11§latex§\begin{align*}
  x \in A \iff x \in \N \land x^2 - 5x =14
\end{align*}§svg§600§FALSE§</svg:desc><draw:path draw:style-name="gr2" draw:text-style-name="P8" svg:width="2.226in" svg:height="0.1228in" svg:x="0.0039in" svg:y="0.0079in" svg:viewBox="0 0 5655 313" svg:d="M2828 313c-943 0-1885 0-2828 0 0-104 0-209 0-313 1885 0 3770 0 5655 0 0 104 0 209 0 313-942 0-1885 0-2827 0z"><text:p/></draw:path><draw:path draw:style-name="gr3" draw:text-style-name="P9" svg:width="0.0756in" svg:height="0.0685in" svg:x="0.0004in" svg:y="0.0665in" svg:viewBox="0 0 193 175" svg:d="M119 54c2-10 11-45 37-45 2 0 12 0 20 4-11 2-19 12-19 21 0 7 5 13 15 13 8 0 21-6 21-22 0-20-22-25-36-25-23 0-36 20-40 30-10-27-31-30-42-30-41 0-63 49-63 59 0 4 5 4 6 4 2 0 3 0 4-4 13-41 39-50 52-50 7 0 21 3 21 25 0 12-7 37-21 91-6 24-20 41-37 41-2 0-11 0-19-6 10-1 18-9 18-20 0-10-8-14-14-14-12 0-22 10-22 23 0 18 20 26 36 26 27 0 40-28 41-30 6 14 19 30 42 30 39 0 63-51 63-60 0-4-5-4-6-4-3 0-4 2-4 4-14 42-40 51-52 51-15 0-21-12-21-25 0-9 2-18 7-34 4-18 8-36 13-53z"><text:p/></draw:path><draw:path draw:style-name="gr3" draw:text-style-name="P9" svg:width="0.076in" svg:height="0.087in" svg:x="0.1382in" svg:y="0.052in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3" draw:text-style-name="P9" svg:width="0.1039in" svg:height="0.1079in" svg:x="0.2744in" svg:y="0.0252in" svg:viewBox="0 0 265 275" svg:d="M55 230c-15 26-30 32-47 33-5 0-8 0-8 7 0 3 2 5 4 5 11 0 24-1 35-1 12 0 26 1 38 1 2 0 7 0 7-8 0-4-4-4-6-4-9-1-19-5-19-14 0-5 3-8 6-14 10-16 20-33 30-48 32 0 65 0 96 0 2 6 7 59 7 62 0 13-20 14-29 14-4 0-8 0-8 7 0 5 4 5 5 5 16 0 32-1 49-1 9 0 34 1 44 1 2 0 6 0 6-8 0-4-4-4-9-4-24 0-24-4-25-15-8-79-15-159-23-239-1-8-1-9-8-9-6 0-7 2-10 7-45 74-90 149-135 223zM102 175c26-43 51-86 76-128 5 42 8 85 12 128-29 0-58 0-88 0z"><text:p/></draw:path><draw:path draw:style-name="gr3" draw:text-style-name="P9" svg:width="0.1346in" svg:height="0.0827in" svg:x="0.4764in" svg:y="0.0543in" svg:viewBox="0 0 343 211" svg:d="M330 151c7 0 13 0 13-8s-6-8-14-8c-81 0-164 0-245 0-16-13-36-24-49-30 15-5 33-16 49-29 81 0 164 0 245 0 8 0 14 0 14-8s-6-8-13-8c-76 0-153 0-229 0 19-17 39-51 39-56 0-4-5-4-7-4-3 0-6 0-8 3-7 15-18 34-44 57-26 24-52 35-72 40-7 2-8 2-8 3-1 0-1 1-1 2 0 2 0 2 0 3 0 0 1 0 1 1 1 0 1 1 9 3 53 15 91 51 112 90 5 8 6 9 11 9 2 0 7 0 7-4 0-6-20-38-39-56 76 0 153 0 229 0z"><text:p/></draw:path><draw:path draw:style-name="gr3" draw:text-style-name="P9" svg:width="0.1346in" svg:height="0.0827in" svg:x="0.6031in" svg:y="0.0543in" svg:viewBox="0 0 343 211" svg:d="M259 76c16 14 36 24 49 29-14 7-33 17-49 30-82 0-164 0-246 0-6 0-13 0-13 8s7 8 13 8c76 0 153 0 229 0-19 17-40 50-40 56 0 4 6 4 8 4 3 0 6 0 8-3 8-16 19-34 44-56 26-25 53-34 72-41 7-2 7-2 8-3 1 0 1-1 1-3 0-1 0-1-1-2 0-1-1-1-1-1-1 0-1 0-9-2-51-15-90-51-112-92-4-8-4-8-10-8-2 0-8 0-8 4 0 5 20 39 40 56-76 0-153 0-229 0-6 0-13 0-13 8s7 8 13 8c82 0 164 0 246 0z"><text:p/></draw:path><draw:path draw:style-name="gr3" draw:text-style-name="P9" svg:width="0.0756in" svg:height="0.0685in" svg:x="0.8358in" svg:y="0.0665in" svg:viewBox="0 0 193 175" svg:d="M118 54c2-10 11-45 38-45 2 0 11 0 20 4-11 2-19 12-19 21 0 7 5 13 15 13 8 0 21-6 21-22 0-20-24-25-37-25-22 0-35 20-40 30-9-27-30-30-41-30-41 0-63 49-63 59 0 4 3 4 5 4 3 0 4 0 5-4 13-41 39-50 52-50 6 0 21 3 21 25 0 12-7 37-21 91-7 24-20 41-38 41-2 0-11 0-18-6 10-1 17-9 17-20 0-10-7-14-14-14-11 0-21 10-21 23 0 18 20 26 36 26 26 0 40-28 41-30 4 14 19 30 42 30 39 0 61-51 61-60 0-4-3-4-4-4-3 0-4 2-5 4-13 42-39 51-51 51-15 0-22-12-22-25 0-9 2-18 7-34 4-18 8-36 13-53z"><text:p/></draw:path><draw:path draw:style-name="gr3" draw:text-style-name="P9" svg:width="0.076in" svg:height="0.087in" svg:x="0.9732in" svg:y="0.052in" svg:viewBox="0 0 194 222" svg:d="M180 119c7 0 14 0 14-8s-7-8-14-8c-55 0-108 0-163 0 4-51 49-88 103-88 20 0 41 0 60 0 7 0 14 0 14-7 0-8-7-8-14-8-20 0-40 0-61 0-66 0-119 49-119 111s53 111 119 111c21 0 41 0 61 0 7 0 14 0 14-8 0-7-7-7-14-7-19 0-40 0-60 0-54 0-99-37-103-88 55 0 108 0 163 0z"><text:p/></draw:path><draw:path draw:style-name="gr3" draw:text-style-name="P9" svg:width="0.1028in" svg:height="0.1055in" svg:x="1.1083in" svg:y="0.0291in" svg:viewBox="0 0 262 269" svg:d="M34 34c0 63 0 125 0 187 0 21-3 27-23 28-4 0-11 0-11 6 0 8 7 8 13 8 20 0 40 0 60 0 7 0 13 0 13-8 0-6-7-6-12-6-21-1-24-8-24-28 0-58 0-118 0-176 56 73 111 146 167 219 3 4 5 5 9 5 5 0 5-5 5-12 0-71 0-144 0-216 0-22 4-28 22-28 2 0 9 0 9-6 0-7-6-7-13-7-19 0-38 0-56 0-7 0-14 0-14 7 0 6 7 6 11 6 22 0 26 8 26 29 0 39 0 80 0 121-39-53-78-105-117-158-4-5-5-5-14-5-22 0-45 0-67 0-8 0-14 0-14 7 0 5 6 6 9 6 10 1 18 8 21 12 0 4 0 4 0 9zM218 243c-56-74-112-147-168-221-4-4-4-6-8-9 15 0 31 0 46 0 43 58 87 117 130 175 0 17 0 36 0 55z"><text:p/></draw:path><draw:path draw:style-name="gr3" draw:text-style-name="P9" svg:width="0.0846in" svg:height="0.0933in" svg:x="1.2559in" svg:y="0.0425in" svg:viewBox="0 0 216 238" svg:d="M117 9c-4-7-6-9-9-9-5 0-7 3-9 9-32 71-64 143-96 213-2 5-3 7-3 8 0 4 4 8 8 8 3 0 6-1 10-8 29-67 60-135 90-204 31 69 60 137 91 204 3 8 7 8 9 8 4 0 8-4 8-8-1-1 0-1-3-6-31-71-64-144-96-215z"><text:p/></draw:path><draw:path draw:style-name="gr3" draw:text-style-name="P9" svg:width="0.0756in" svg:height="0.0685in" svg:x="1.3878in" svg:y="0.0665in" svg:viewBox="0 0 193 175" svg:d="M118 54c2-10 11-45 38-45 1 0 11 0 19 4-11 2-19 12-19 21 0 7 5 13 16 13 7 0 21-6 21-22 0-20-24-25-37-25-22 0-36 20-40 30-10-27-31-30-42-30-40 0-62 49-62 59 0 4 3 4 5 4 3 0 4 0 4-4 13-41 38-50 52-50 7 0 21 3 21 25 0 12-7 37-21 91-6 24-20 41-37 41-2 0-11 0-19-6 9-1 18-9 18-20 0-10-9-14-14-14-12 0-21 10-21 23 0 18 19 26 36 26 26 0 40-28 41-30 4 14 18 30 42 30 39 0 61-51 61-60 0-4-3-4-4-4-4 0-4 2-5 4-14 42-40 51-52 51-14 0-21-12-21-25 0-9 2-18 7-34 4-18 8-36 13-53z"><text:p/></draw:path><draw:path draw:style-name="gr3" draw:text-style-name="P9" svg:width="0.0469in" svg:height="0.0701in" svg:x="1.4768in" svg:y="0in" svg:viewBox="0 0 120 179" svg:d="M120 130c-3 0-7 0-10 0-1 6-3 22-7 25-2 1-23 1-27 1-17 0-33 0-50 0 29-25 39-32 54-45 21-15 40-33 40-58 0-33-30-53-64-53s-56 24-56 48c0 15 11 16 14 16 7 0 15-5 15-15 0-5-3-14-17-14 9-20 28-25 40-25 27 0 42 21 42 43 0 23-18 42-26 51-22 21-44 43-66 65-2 2-2 2-2 10 37 0 74 0 111 0 3-16 6-33 9-49z"><text:p/></draw:path><draw:path draw:style-name="gr3" draw:text-style-name="P9" svg:width="0.0929in" svg:height="0.0055in" svg:x="1.5846in" svg:y="0.0925in" svg:viewBox="0 0 237 15" svg:d="M223 15c7 0 14 0 14-7 0-8-7-8-14-8-69 0-139 0-209 0-6 0-14 0-14 8 0 7 8 7 14 7 70 0 140 0 209 0z"><text:p/></draw:path><draw:path draw:style-name="gr3" draw:text-style-name="P9" svg:width="0.0602in" svg:height="0.1039in" svg:x="1.7319in" svg:y="0.0319in" svg:viewBox="0 0 154 265" svg:d="M154 179c0-45-32-83-74-83-17 0-35 5-48 18 0-25 0-50 0-74 8 2 20 5 33 5 47 0 75-35 75-41 0-2-2-4-5-4-1 0-1 0-3 1-8 4-26 12-53 12-15 0-33-3-50-11-4-1-5-1-6-1-3 0-3 3-3 9 0 38 0 76 0 114 0 7 0 10 5 10 3 0 4-1 5-3 4-7 18-28 50-28 20 0 30 18 33 26 6 14 7 28 7 48 0 13 0 35-9 52-10 15-24 25-42 25-28 0-50-21-57-44 1 1 2 1 7 1 13 0 20-10 20-19 0-7-7-17-20-17-6 0-19 2-19 18 0 34 26 72 70 72s84-38 84-86z"><text:p/></draw:path><draw:path draw:style-name="gr3" draw:text-style-name="P9" svg:width="0.0756in" svg:height="0.0685in" svg:x="1.8047in" svg:y="0.0665in" svg:viewBox="0 0 193 175" svg:d="M119 54c2-10 11-45 37-45 2 0 12 0 20 4-11 2-19 12-19 21 0 7 5 13 15 13 8 0 21-6 21-22 0-20-22-25-36-25-23 0-36 20-40 30-10-27-31-30-42-30-41 0-63 49-63 59 0 4 3 3 5 4 3 0 4 0 5-4 13-41 39-50 52-50 7 0 21 3 21 25 0 12-7 37-21 91-7 24-20 41-37 41-2 0-11 0-19-6 10-1 18-9 18-20 0-10-8-14-14-14-12 0-22 10-22 23 0 18 20 26 36 26 27 0 40-28 41-30 4 14 19 30 42 30 39 0 61-51 61-60 0-4-3-4-4-4-3 0-4 2-4 4-14 42-40 51-52 51-15 0-21-12-21-25 0-9 2-18 7-34 4-18 8-36 13-53z"><text:p/></draw:path><draw:path draw:style-name="gr3" draw:text-style-name="P9" svg:width="0.1008in" svg:height="0.035in" svg:x="1.9382in" svg:y="0.07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5in" svg:height="0.1004in" svg:x="2.1039in" svg:y="0.0319in" svg:viewBox="0 0 128 256" svg:d="M79 10c0-9 0-10-9-10-24 25-58 25-70 25 0 5 0 8 0 12 8 0 31 0 51-10 0 66 0 132 0 198 0 15-1 19-37 19-4 0-7 0-12 0 0 4 0 9 0 12 13-1 48-1 63-1s48 0 63 1c0-3 0-8 0-12-5 0-8 0-12 0-36 0-37-4-37-19 0-71 0-144 0-215z"><text:p/></draw:path><draw:path draw:style-name="gr3" draw:text-style-name="P9" svg:width="0.0673in" svg:height="0.1016in" svg:x="2.1705in" svg:y="0.0311in" svg:viewBox="0 0 172 259" svg:d="M103 196c0 11 0 22 0 33 0 14-1 18-29 18-4 0-6 0-9 0 0 5 0 9 0 12 16-1 36-1 53-1 16 0 36 0 53 1 0-3 0-7 0-12-4 0-6 0-9 0-29 0-29-4-29-18 0-11 0-22 0-33 13 0 25 0 39 0 0-4 0-8 0-11-14 0-26 0-39 0 0-59 0-117 0-175 0-8 0-10-6-10-4 0-5 0-8 4-40 60-79 120-119 181 0 3 0 7 0 11 34 0 69 0 103 0zM106 185c-32 0-63 0-95 0 32-49 63-97 95-144 0 47 0 95 0 144z"><text:p/></draw:path></draw:g></text:p>
        </text:list-item>
        <text:list-item>
          <text:p text:style-name="P58">נמצא מספרים שמקיימים זאת. לפי הגדרת משוואה ריבועית, ישנם שני ערכי <draw:g text:anchor-type="as-char" svg:y="-0.0681in" draw:z-index="147" draw:name="Shape75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פשריים המקיימים <draw:g text:anchor-type="as-char" svg:y="-0.1244in" draw:z-index="146" draw:name="Shape76" draw:style-name="gr1"><svg:title>TexMaths</svg:title><svg:desc>11§display§x^2 - 5x =14§svg§600§FALSE§</svg:desc><draw:path draw:style-name="gr2" draw:text-style-name="P8" svg:width="0.8382in" svg:height="0.1205in" svg:x="0.0039in" svg:y="0.0091in" svg:viewBox="0 0 2130 307" svg:d="M1066 307c-356 0-711 0-1066 0 0-102 0-205 0-307 710 0 1420 0 2130 0 0 102 0 205 0 307-355 0-710 0-1064 0z"><text:p/></draw:path><draw:path draw:style-name="gr3" draw:text-style-name="P9" svg:width="0.0752in" svg:height="0.0685in" svg:x="0.0004in" svg:y="0.0661in" svg:viewBox="0 0 192 175" svg:d="M119 54c2-10 11-45 37-45 2 0 12 0 20 4-11 2-19 12-19 21 0 7 5 14 15 14 8 0 20-7 20-23 0-19-22-25-35-25-23 0-36 21-40 30-10-26-31-30-42-30-41 0-63 50-63 59 0 5 4 5 6 5s3-1 4-5c13-40 38-50 52-50 7 0 21 3 21 25 0 12-7 39-21 93-6 23-20 39-37 39-2 0-11 0-19-4 9-2 18-10 18-21s-9-14-14-14c-12 0-22 11-22 23 0 17 20 25 36 25 27 0 40-27 41-30 5 15 19 30 42 30 39 0 61-49 61-59 0-5-3-5-4-5-3 0-4 2-4 5-14 41-40 50-52 50-16 0-21-12-21-25 0-9 2-17 7-34 4-18 8-35 13-53z"><text:p/></draw:path><draw:path draw:style-name="gr3" draw:text-style-name="P9" svg:width="0.0469in" svg:height="0.0701in" svg:x="0.0898in" svg:y="0in" svg:viewBox="0 0 120 179" svg:d="M120 131c-3 0-6 0-9 0-1 6-3 21-8 24-2 1-22 1-26 1-17 0-33 0-50 0 29-24 38-32 54-45 20-15 39-33 39-58 0-33-29-53-63-53s-57 24-57 48c0 15 12 16 15 16 6 0 15-5 15-14 0-6-3-15-17-15 9-20 27-25 40-25 27 0 40 21 40 43 0 23-16 42-25 52-22 21-43 43-65 65-3 2-3 2-3 9 37 0 75 0 112 0 2-16 6-33 8-48z"><text:p/></draw:path><draw:path draw:style-name="gr3" draw:text-style-name="P9" svg:width="0.0921in" svg:height="0.0055in" svg:x="0.198in" svg:y="0.0921in" svg:viewBox="0 0 235 15" svg:d="M222 15c7 0 13 0 13-7 0-8-6-8-13-8-69 0-140 0-209 0-6 0-13 0-13 8 0 7 7 7 13 7 69 0 140 0 209 0z"><text:p/></draw:path><draw:path draw:style-name="gr3" draw:text-style-name="P9" svg:width="0.0606in" svg:height="0.1039in" svg:x="0.3449in" svg:y="0.0323in" svg:viewBox="0 0 155 265" svg:d="M155 181c0-47-32-85-74-85-18 0-35 5-49 20 0-26 0-51 0-76 8 2 21 5 33 5 47 0 75-35 75-41 0-2-1-4-5-4-1 1-1 0-2 2-8 4-27 11-53 11-15 0-33-3-51-11-4-1-4-1-5-1-4 0-4 3-4 9 0 38 0 76 0 114 0 7 0 10 5 10 4 0 4-1 6-3 4-7 18-27 49-27 20 0 30 18 33 25 7 14 7 30 7 48 0 12 0 36-9 52-9 15-23 25-42 25-27 0-49-21-56-43 1 0 2 0 7 0 12 0 18-8 18-18 0-9-6-18-18-18-6 0-20 2-20 20 0 33 27 70 70 70 45 0 85-37 85-84z"><text:p/></draw:path><draw:path draw:style-name="gr3" draw:text-style-name="P9" svg:width="0.0752in" svg:height="0.0685in" svg:x="0.4177in" svg:y="0.0661in" svg:viewBox="0 0 192 175" svg:d="M118 54c2-10 11-45 38-45 1 0 11 0 19 4-11 2-19 12-19 21 0 7 5 14 16 14 7 0 20-7 20-23 0-19-23-25-36-25-22 0-36 21-41 30-9-26-30-30-41-30-40 0-62 50-62 59 0 5 3 5 4 5 4 0 5-1 5-5 13-40 39-50 52-50 7 0 20 3 20 25 0 12-6 39-20 93-6 23-19 39-37 39-2 0-11 0-18-4 8-2 17-10 17-21s-9-14-14-14c-11 0-21 11-21 23 0 17 19 25 36 25 26 0 40-27 41-30 4 15 19 30 42 30 39 0 61-49 61-59 0-5-3-5-4-5-4 0-4 2-6 5-13 41-38 50-51 50-15 0-21-12-21-25 0-9 2-17 6-34 5-18 9-35 14-53z"><text:p/></draw:path><draw:path draw:style-name="gr3" draw:text-style-name="P9" svg:width="0.1004in" svg:height="0.035in" svg:x="0.5508in" svg:y="0.077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9" svg:width="0.05in" svg:height="0.1008in" svg:x="0.7161in" svg:y="0.0319in" svg:viewBox="0 0 128 257" svg:d="M79 11c0-10 0-11-9-11-24 25-58 25-70 25 0 5 0 8 0 12 8 0 31 0 51-9 0 66 0 132 0 198 0 14-2 18-37 18-4 0-7 0-12 0 0 5 0 9 0 13 13-2 47-2 63-2 15 0 49 0 63 2 0-4 0-8 0-13-5 0-8 0-13 0-35 0-36-4-36-18 0-72 0-143 0-215z"><text:p/></draw:path><draw:path draw:style-name="gr3" draw:text-style-name="P9" svg:width="0.0673in" svg:height="0.102in" svg:x="0.7831in" svg:y="0.0307in" svg:viewBox="0 0 172 260" svg:d="M103 196c0 12 0 23 0 34 0 13-1 18-29 18-3 0-6 0-8 0 0 4 0 9 0 12 15-1 35-1 52-1 16 0 36 0 52 1 0-3 0-8 0-12-3 0-5 0-8 0-29 0-29-5-29-18 0-11 0-22 0-34 13 0 25 0 39 0 0-3 0-8 0-11-14 0-26 0-39 0 0-58 0-117 0-175 0-8 0-10-7-10-3 0-4 0-7 4-40 60-79 120-119 181 0 3 0 8 0 11 34 0 69 0 103 0zM106 185c-32 0-63 0-95 0 32-48 63-97 95-144 0 47 0 96 0 144z"><text:p/></draw:path></draw:g><text:s/>(הם 7, -5) אך רק אחד מהם הוא טבעי, כלומר האיבר היחיד המתאים להגדרת הקבוצה הוא <draw:g text:anchor-type="as-char" svg:y="-0.1063in" draw:z-index="145" draw:name="Shape77" draw:style-name="gr1"><svg:title>TexMaths</svg:title><svg:desc>11§display§7§svg§600§FALSE§</svg:desc><draw:path draw:style-name="gr2" draw:text-style-name="P8" svg:width="0.0579in" svg:height="0.0902in" svg:x="0in" svg:y="0.0071in" svg:viewBox="0 0 148 230" svg:d="M74 230c-24 0-50 0-74 0 0-77 0-153 0-230 50 0 98 0 148 0 0 77 0 153 0 230-24 0-50 0-74 0z"><text:p/></draw:path><draw:path draw:style-name="gr3" draw:text-style-name="P9" svg:width="0.065in" svg:height="0.1059in" svg:x="0.0008in" svg:y="0in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. לפי זאת, הטענה הוכחה. </text:p>
        </text:list-item>
      </text:list>
      <text:h text:style-name="P59" text:outline-level="2"><text:soft-page-break/>4. ניתוח קבוצה</text:h>
      <text:p text:style-name="P60">לצורך הנוחות, להלן הגדרה של <draw:g text:anchor-type="as-char" svg:y="-0.1035in" draw:z-index="35" draw:name="Shape78" draw:style-name="gr1"><svg:title>TexMaths</svg:title><svg:desc>11§display§B§svg§600§FALSE§</svg:desc><draw:path draw:style-name="gr2" draw:text-style-name="P8" svg:width="0.0988in" svg:height="0.0878in" svg:x="0.0012in" svg:y="0.0071in" svg:viewBox="0 0 252 224" svg:d="M0 0c83 0 168 0 252 0 0 75 0 149 0 224-84 0-169 0-252 0 0-75 0-149 0-224z"><text:p/></draw:path><draw:path draw:style-name="gr3" draw:text-style-name="P9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:</text:p>
      <text:p text:style-name="P34"><draw:g text:anchor-type="as-char" svg:y="-0.1283in" draw:z-index="3" draw:name="Shape79" draw:style-name="gr1"><svg:title>TexMaths</svg:title><svg:desc>11§display§B = \big\{ \{x \in A \colon a \mid x\} \colon a \in \N_+ \big\}§svg§600§FALSE§</svg:desc><draw:path draw:style-name="gr2" draw:text-style-name="P8" svg:width="2.0004in" svg:height="0.1661in" svg:x="0.0016in" svg:y="0.0079in" svg:viewBox="0 0 5082 423" svg:d="M2542 423c-848 0-1695 0-2542 0 0-141 0-282 0-423 1694 0 3388 0 5082 0 0 141 0 282 0 423-847 0-1694 0-2540 0z"><text:p/></draw:path><draw:path draw:style-name="gr3" draw:text-style-name="P9" svg:width="0.1083in" svg:height="0.1028in" svg:x="0.0004in" svg:y="0.026in" svg:viewBox="0 0 276 262" svg:d="M45 233c-3 15-4 17-35 17-7 0-10 0-10 9 0 3 3 3 10 3 46 0 92 0 138 0 61 0 107-44 107-81 0-29-22-51-60-56 40-7 81-35 81-72 0-29-25-53-71-53-44 0-87 0-131 0-7 0-11 0-11 8 0 4 3 4 11 4 1 0 7 0 14 0 8 1 11 1 11 7 0 1 0 2-1 7-18 69-35 138-53 207zM103 122c8-32 17-64 25-96 3-13 4-14 20-14 17 0 35 0 51 0 34 0 42 22 42 40 0 34-33 70-80 70-19 0-39 0-58 0zM87 250c-6 0-7 0-9 0-4 0-5-1-5-3s0-2 2-8c9-36 17-73 26-108 24 0 50 0 74 0 37 0 44 29 44 45 0 38-34 74-80 74-18 0-35 0-52 0z"><text:p/></draw:path><draw:path draw:style-name="gr3" draw:text-style-name="P9" svg:width="0.1004in" svg:height="0.035in" svg:x="0.1681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535in" svg:height="0.1815in" svg:x="0.3374in" svg:y="0in" svg:viewBox="0 0 137 462" svg:d="M55 170c0 27-13 41-53 57-1 1-2 2-2 4 0 3 0 5 3 6 52 18 52 39 52 61 0 37 0 72 0 107 0 10 7 24 23 36 19 13 51 21 54 21 4 0 5-2 5-5s-1-3-6-6c-12-4-42-16-49-39-1-5-1-6-1-20 0-31 0-63 0-95 0-20 0-48-62-65 62-20 62-46 62-67 0-32 0-64 0-95 0-22 0-41 53-60 3-1 2-3 3-4 0-4-1-6-5-6-2 0-57 12-70 39-7 11-7 14-7 30 0 33 0 66 0 101z"><text:p/></draw:path><draw:path draw:style-name="gr3" draw:text-style-name="P9" svg:width="0.0535in" svg:height="0.1512in" svg:x="0.4197in" svg:y="0.0154in" svg:viewBox="0 0 137 385" svg:d="M81 52c0-16 10-41 53-43 1 0 3-2 3-5 0-4-3-4-7-4-39 0-74 20-74 48 0 30 0 59 0 89 0 15 0 27-15 40-15 11-29 11-38 12-1 0-3 3-3 5 0 3 2 3 7 4 25 1 44 16 48 34 1 5 1 5 1 18 0 25 0 51 0 76 0 16 0 28 19 44 14 11 39 15 55 15 4 0 7 0 7-4 0-3-2-3-6-5-24-1-43-13-49-33-1-3-1-4-1-18 0-27 0-53 0-80 0-17-3-24-15-37-8-8-19-12-30-14 32-9 45-28 45-50 0-31 0-61 0-92z"><text:p/></draw:path><draw:path draw:style-name="gr3" draw:text-style-name="P9" svg:width="0.0752in" svg:height="0.0685in" svg:x="0.4894in" svg:y="0.0618in" svg:viewBox="0 0 192 175" svg:d="M118 54c2-10 11-45 38-45 1 0 11 0 19 5-11 1-19 11-19 21 0 6 5 13 16 13 7 0 20-6 20-23 0-19-23-25-36-25-22 0-36 21-41 30-9-26-30-30-41-30-40 0-62 51-62 59 0 5 3 5 4 5 4 0 5-1 5-5 13-40 38-50 52-50 7 0 20 3 20 26 0 11-6 38-20 92-6 24-19 40-37 40-2 0-11 0-20-5 10-2 19-10 19-21 0-10-9-13-14-13-12 0-21 10-21 22 0 17 19 25 36 25 26 0 40-26 41-29 4 15 18 29 42 29 39 0 61-50 61-59 0-4-3-4-4-4-4 0-4 1-6 5-13 40-39 50-51 50-15 0-21-13-21-26 0-8 2-17 6-34 5-18 9-35 14-53z"><text:p/></draw:path><draw:path draw:style-name="gr3" draw:text-style-name="P9" svg:width="0.076in" svg:height="0.0874in" svg:x="0.6268in" svg:y="0.0472in" svg:viewBox="0 0 194 223" svg:d="M179 120c7 0 15 0 15-8 0-7-8-7-15-7-55 0-109 0-164 0 6-52 50-90 105-90 20 0 39 0 59 0 7 0 15 0 15-7 0-8-8-8-15-8-20 0-40 0-60 0-66 0-119 51-119 112 0 62 53 111 119 111 20 0 40 0 60 0 7 0 15 0 15-7 0-8-8-8-15-8-20 0-39 0-59 0-55 0-99-36-105-88 55 0 109 0 164 0z"><text:p/></draw:path><draw:path draw:style-name="gr3" draw:text-style-name="P9" svg:width="0.1039in" svg:height="0.1079in" svg:x="0.763in" svg:y="0.0205in" svg:viewBox="0 0 265 275" svg:d="M56 232c-15 26-31 30-48 31-5 1-8 1-8 9 0 2 2 3 5 3 10 0 22-1 33-1 13 0 27 1 39 1 2 0 8 0 8-6 0-5-5-6-7-6-9 0-19-3-19-13 0-3 4-8 6-13 10-17 20-33 30-50 31 0 64 0 96 0 1 9 7 60 7 64 0 11-20 12-28 12-5 0-9 0-9 9 0 3 4 3 5 3 17 0 33-1 48-1 10 0 35 1 44 1 3 0 7 0 7-7 0-5-3-5-9-5-24 0-24-2-25-13-8-79-15-160-23-240-1-8-1-10-8-10-6 0-8 3-10 7-45 74-89 149-134 225zM102 175c26-43 51-85 76-127 5 42 8 84 12 127-29 0-58 0-88 0z"><text:p/></draw:path><draw:path draw:style-name="gr3" draw:text-style-name="P9" svg:width="0.0157in" svg:height="0.065in" svg:x="0.902in" svg:y="0.0642in" svg:viewBox="0 0 41 166" svg:d="M41 21c0-11-10-21-21-21s-20 10-20 21 9 20 20 20 21-9 21-20zM41 146c0-11-10-21-21-21s-20 10-20 21 9 20 20 20 21-9 21-20z"><text:p/></draw:path><draw:path draw:style-name="gr3" draw:text-style-name="P9" svg:width="0.0693in" svg:height="0.0685in" svg:x="0.9878in" svg:y="0.0618in" svg:viewBox="0 0 177 175" svg:d="M129 25c-7-14-18-25-36-25-45 0-93 57-93 113 0 37 21 62 52 62 7 0 26-1 49-29 3 17 18 29 35 29 15 0 23-9 29-21 7-14 12-37 12-38 0-4-3-4-4-4-5 0-5 1-6 7-6 25-13 48-30 48-9 0-11-11-11-18 0-8 0-11 5-29 4-15 5-20 9-34 4-18 10-36 14-54 2-11 2-12 2-13 0-7-4-11-11-11-10 0-15 9-16 17zM103 125c-2 7-2 8-7 15-17 21-33 27-43 27-20 0-26-22-26-36 0-20 13-67 21-85 12-23 30-37 45-37 26 0 31 32 31 34s-1 4-1 7c-6 25-13 50-20 75z"><text:p/></draw:path><draw:path draw:style-name="gr3" draw:text-style-name="P9" svg:width="0.0055in" svg:height="0.1512in" svg:x="1.122in" svg:y="0.0154in" svg:viewBox="0 0 15 385" svg:d="M15 14c0-6 0-14-7-14-8 0-8 8-8 14 0 119 0 238 0 357 0 8 0 14 8 14 7 0 7-6 7-14 0-119 0-238 0-357z"><text:p/></draw:path><draw:path draw:style-name="gr3" draw:text-style-name="P9" svg:width="0.0752in" svg:height="0.0685in" svg:x="1.1929in" svg:y="0.0618in" svg:viewBox="0 0 192 175" svg:d="M118 54c2-10 11-45 38-45 1 0 11 0 19 5-11 1-19 11-19 21 0 6 5 13 16 13 7 0 20-6 20-23 0-19-23-25-36-25-22 0-36 21-41 30-9-26-30-30-41-30-40 0-62 51-62 59 0 5 3 5 4 5 4 0 5-1 5-5 13-40 39-50 52-50 7 0 20 3 20 26 0 11-6 38-20 92-6 24-19 40-37 40-2 0-11 0-18-5 8-2 17-10 17-21 0-10-9-13-14-13-11 0-21 10-21 22 0 17 19 25 36 25 26 0 40-26 41-29 4 15 19 29 42 29 39 0 61-50 61-59 0-4-3-4-4-4-4 0-4 1-6 5-13 40-38 50-51 50-15 0-21-13-21-26 0-8 2-17 6-34 5-18 9-35 14-53z"><text:p/></draw:path><draw:path draw:style-name="gr3" draw:text-style-name="P9" svg:width="0.0531in" svg:height="0.1512in" svg:x="1.2866in" svg:y="0.0154in" svg:viewBox="0 0 136 385" svg:d="M55 334c0 15-10 40-52 42-2 2-3 3-3 5 0 4 4 4 8 4 37 0 72-18 73-48 0-29 0-58 0-88 0-13 0-27 16-39 13-11 27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3" draw:text-style-name="P9" svg:width="0.0161in" svg:height="0.065in" svg:x="1.3815in" svg:y="0.0642in" svg:viewBox="0 0 42 166" svg:d="M42 21c0-11-10-21-21-21s-21 10-21 21 10 20 21 20 21-9 21-20zM42 146c0-11-10-21-21-21s-21 10-21 21 10 20 21 20 21-9 21-20z"><text:p/></draw:path><draw:path draw:style-name="gr3" draw:text-style-name="P9" svg:width="0.0693in" svg:height="0.0685in" svg:x="1.4677in" svg:y="0.0618in" svg:viewBox="0 0 177 175" svg:d="M129 25c-7-14-19-25-36-25-46 0-93 57-93 113 0 37 21 62 52 62 7 0 26-1 49-29 3 17 17 29 35 29 15 0 23-9 29-21 7-14 12-37 12-38 0-4-3-4-4-4-5 0-5 1-6 7-6 25-14 48-30 48-11 0-12-11-12-18 0-8 1-11 6-29 4-15 5-20 9-34 4-18 8-36 13-54 3-11 3-12 3-13 0-7-4-11-11-11-10 0-15 9-16 17zM103 125c-2 7-2 8-7 15-17 21-33 27-44 27-19 0-25-22-25-36 0-20 13-67 21-85 12-23 30-37 45-37 26 0 31 32 31 34s-1 4-1 7c-6 25-13 50-20 75z"><text:p/></draw:path><draw:path draw:style-name="gr3" draw:text-style-name="P9" svg:width="0.076in" svg:height="0.0874in" svg:x="1.5969in" svg:y="0.0472in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3" draw:text-style-name="P9" svg:width="0.1028in" svg:height="0.1063in" svg:x="1.7319in" svg:y="0.0256in" svg:viewBox="0 0 262 271" svg:d="M33 35c0 63 0 126 0 188 0 20-3 27-22 27-4 0-11 0-11 6 0 7 5 7 13 7 20 0 40 0 60 0 6 0 13 0 13-7 0-6-7-6-12-6-21 0-25-8-25-28 0-59 0-119 0-177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4c-56-73-112-147-169-221-3-4-3-5-7-10 15 0 31 0 46 0 43 59 87 117 130 176 0 18 0 37 0 55z"><text:p/></draw:path><draw:path draw:style-name="gr3" draw:text-style-name="P9" svg:width="0.078in" svg:height="0.078in" svg:x="1.8453in" svg:y="0.0866in" svg:viewBox="0 0 199 199" svg:d="M107 106c27 0 55 0 82 0 3 0 10 0 10-6 0-8-7-8-10-8-27 0-55 0-82 0 0-27 0-55 0-82 0-3 0-10-7-10s-7 7-7 10c0 27 0 55 0 82-27 0-56 0-83 0-3 0-10 0-10 7s7 7 10 7c27 0 56 0 83 0 0 27 0 55 0 83 0 4 0 10 6 10 8 0 8-6 8-10 0-28 0-56 0-83z"><text:p/></draw:path><draw:path draw:style-name="gr3" draw:text-style-name="P9" svg:width="0.0535in" svg:height="0.1815in" svg:x="1.9563in" svg:y="0in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1-35 7-11 7-20 7-34 0-33 0-66 0-100z"><text:p/></draw:path></draw:g></text:p>
      <text:list text:style-name="L12">
        <text:list-item>
          <text:p text:style-name="P61">האיברים ב־<draw:g text:anchor-type="as-char" svg:y="-0.1035in" draw:z-index="144" draw:name="Shape80" draw:style-name="gr1"><svg:title>TexMaths</svg:title><svg:desc>11§display§B§svg§600§FALSE§</svg:desc><draw:path draw:style-name="gr2" draw:text-style-name="P8" svg:width="0.0988in" svg:height="0.0878in" svg:x="0.0012in" svg:y="0.0071in" svg:viewBox="0 0 252 224" svg:d="M0 0c83 0 168 0 252 0 0 75 0 149 0 224-84 0-169 0-252 0 0-75 0-149 0-224z"><text:p/></draw:path><draw:path draw:style-name="gr3" draw:text-style-name="P9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, מפורשות:</text:p>
          <text:p text:style-name="P62"><draw:g text:anchor-type="as-char" svg:y="-0.1283in" draw:z-index="56" draw:name="Shape81" draw:style-name="gr1"><svg:title>TexMaths</svg:title><svg:desc>11§display§B = \big\{ \{2, 4, \dots, 100\}, \{3, 6, \dots, 99\}, \{4, 8, \dots, 100\}, \dots \{100\}, \emptyset \big\}§svg§600§FALSE§</svg:desc><draw:path draw:style-name="gr2" draw:text-style-name="P8" svg:width="4.1394in" svg:height="0.1661in" svg:x="0.0016in" svg:y="0.0079in" svg:viewBox="0 0 10515 423" svg:d="M5258 423c-1753 0-3506 0-5258 0 0-141 0-282 0-423 3505 0 7010 0 10515 0 0 141 0 282 0 423-1753 0-3505 0-5257 0z"><text:p/></draw:path><draw:path draw:style-name="gr3" draw:text-style-name="P9" svg:width="0.1083in" svg:height="0.1028in" svg:x="0.0004in" svg:y="0.026in" svg:viewBox="0 0 276 262" svg:d="M45 233c-3 15-4 17-35 17-6 0-10 0-10 9 0 3 3 3 10 3 46 0 92 0 138 0 61 0 107-44 107-81 0-29-22-51-60-56 40-7 81-35 81-72 0-29-25-53-71-53-44 0-87 0-131 0-7 0-11 0-11 8 0 4 3 4 11 4 1 0 7 0 14 0 8 1 11 1 11 7 0 1 0 2-1 7-18 69-35 138-53 207zM104 122c8-32 16-64 24-96 3-13 4-14 20-14 17 0 35 0 51 0 34 0 42 22 42 40 0 34-33 70-80 70-19 0-38 0-57 0zM87 250c-6 0-7 0-9 0-4 0-5-1-5-3s0-2 2-8c9-36 17-73 26-108 24 0 50 0 74 0 37 0 44 29 44 45 0 38-34 74-80 74-18 0-35 0-52 0z"><text:p/></draw:path><draw:path draw:style-name="gr3" draw:text-style-name="P9" svg:width="0.1004in" svg:height="0.035in" svg:x="0.1681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535in" svg:height="0.1815in" svg:x="0.3374in" svg:y="0in" svg:viewBox="0 0 137 462" svg:d="M55 170c0 27-13 41-53 57-1 1-2 2-2 4 0 3 0 5 3 6 52 18 52 39 52 61 0 37 0 72 0 107 1 10 7 24 23 36 20 13 51 21 54 21 4 0 5-2 5-5s-1-3-6-6c-11-4-42-16-47-39-2-5-2-6-2-20 0-31 0-63 0-95 0-20 0-48-63-65 63-20 63-46 63-67 0-32 0-64 0-95 0-22 0-41 52-60 3-1 2-3 3-4 0-4-1-6-5-6-2 0-57 12-70 39-7 11-7 14-7 30 0 33 0 66 0 101z"><text:p/></draw:path><draw:path draw:style-name="gr3" draw:text-style-name="P9" svg:width="0.0535in" svg:height="0.1512in" svg:x="0.4197in" svg:y="0.0154in" svg:viewBox="0 0 137 385" svg:d="M81 52c0-16 11-41 53-43 2 0 3-2 3-5 0-4-3-4-7-4-39 0-74 20-74 48 0 30 0 59 0 89 0 15 0 27-15 40-14 11-29 11-38 12-1 0-3 3-3 5 0 3 2 3 7 4 25 1 44 16 48 34 1 5 1 5 1 18 0 25 0 51 0 76 0 16 0 28 19 44 14 11 40 15 55 15 4 0 7 0 7-4 0-3-2-3-6-5-24-1-43-13-49-33-1-3-1-4-1-18 0-27 0-53 0-80 0-17-2-24-15-37-8-8-19-12-30-14 32-9 45-28 45-50 0-31 0-61 0-92z"><text:p/></draw:path><draw:path draw:style-name="gr3" draw:text-style-name="P9" svg:width="0.0602in" svg:height="0.1in" svg:x="0.4925in" svg:y="0.0283in" svg:viewBox="0 0 154 255" svg:d="M30 227c14-13 27-27 41-40 60-53 83-74 83-112 0-44-34-75-81-75-44 0-73 35-73 69 0 22 20 22 21 22 6 0 20-4 20-21 0-9-7-19-20-19-3 0-5 0-6 0 9-25 30-39 52-39 35 0 52 31 52 63 0 31-19 62-40 85-25 27-49 55-75 82-4 3-4 5-4 13 48 0 96 0 144 0 3-22 7-44 10-66-3 0-6 0-9 0-2 12-5 29-9 36-3 2-28 2-36 2-23 0-47 0-70 0z"><text:p/></draw:path><draw:path draw:style-name="gr3" draw:text-style-name="P9" svg:width="0.0173in" svg:height="0.0453in" svg:x="0.5744in" svg:y="0.1134in" svg:viewBox="0 0 45 116" svg:d="M45 41c0-26-10-41-25-41-12 0-20 10-20 21 0 10 8 20 20 20 4 0 10-1 14-5 1-1 1-1 1-1 1 0 1 0 1 6 0 28-13 51-26 65-5 3-5 4-5 5 0 3 3 5 5 5 4 0 35-30 35-75z"><text:p/></draw:path><draw:path draw:style-name="gr3" draw:text-style-name="P9" svg:width="0.0673in" svg:height="0.102in" svg:x="0.6327in" svg:y="0.0264in" svg:viewBox="0 0 172 260" svg:d="M103 197c0 11 0 22 0 34 0 14-1 17-29 17-3 0-6 0-8 0 0 4 0 8 0 12 15-1 35-1 52-1 16 0 37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3" draw:text-style-name="P9" svg:width="0.0177in" svg:height="0.0453in" svg:x="0.7177in" svg:y="0.1134in" svg:viewBox="0 0 46 116" svg:d="M46 41c0-26-10-41-25-41-12 0-21 10-21 21 0 10 9 20 21 20 4 0 10-1 13-5 1-1 1-1 2-1s1 0 1 6c0 28-13 51-26 65-4 3-4 4-4 5 0 3 2 5 4 5 3 0 35-30 35-75z"><text:p/></draw:path><draw:path draw:style-name="gr3" draw:text-style-name="P9" svg:width="0.0157in" svg:height="0.0157in" svg:x="0.7854in" svg:y="0.1134in" svg:viewBox="0 0 41 41" svg:d="M41 21c0-11-10-21-21-21s-20 10-20 21 9 20 20 20 21-9 21-20z"><text:p/></draw:path><draw:path draw:style-name="gr3" draw:text-style-name="P9" svg:width="0.0157in" svg:height="0.0157in" svg:x="0.8531in" svg:y="0.1134in" svg:viewBox="0 0 41 41" svg:d="M41 21c0-11-10-21-21-21-12 0-20 10-20 21s8 20 20 20c11 0 21-9 21-20z"><text:p/></draw:path><draw:path draw:style-name="gr3" draw:text-style-name="P9" svg:width="0.0157in" svg:height="0.0157in" svg:x="0.9209in" svg:y="0.1134in" svg:viewBox="0 0 41 41" svg:d="M41 21c0-11-9-21-20-21-12 0-21 10-21 21s9 20 21 20c11 0 20-9 20-20z"><text:p/></draw:path><draw:path draw:style-name="gr3" draw:text-style-name="P9" svg:width="0.0173in" svg:height="0.0453in" svg:x="0.9882in" svg:y="0.1134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5in" svg:height="0.1in" svg:x="1.0563in" svg:y="0.0283in" svg:viewBox="0 0 128 255" svg:d="M79 10c0-10 0-10-9-10-23 24-57 24-70 24 0 5 0 8 0 12 8 0 31 0 51-10 0 66 0 134 0 201 0 13-2 17-36 17-4 0-7 0-12 0 0 4 0 8 0 11 13-1 45-1 62-1 15 0 49 0 63 1 0-3 0-7 0-11-5 0-8 0-13 0-34 0-36-3-36-17 0-73 0-146 0-217z"><text:p/></draw:path><draw:path draw:style-name="gr3" draw:text-style-name="P9" svg:width="0.0638in" svg:height="0.1035in" svg:x="1.1252in" svg:y="0.0283in" svg:viewBox="0 0 163 264" svg:d="M163 133c0-31-2-61-17-90-17-37-48-43-65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3" draw:text-style-name="P9" svg:width="0.0638in" svg:height="0.1035in" svg:x="1.2008in" svg:y="0.0283in" svg:viewBox="0 0 163 264" svg:d="M163 133c0-31-2-61-16-90-17-37-49-43-66-43-23 0-50 10-67 45-12 28-14 57-14 88 0 29 2 64 18 94 16 29 45 37 63 37 21 0 51-8 67-44 13-26 15-56 15-87zM81 255c-15 0-37-8-45-45-4-23-4-58-4-81 0-26 0-51 3-72 8-45 36-49 46-49 14 0 39 7 47 46 3 21 3 51 3 75 0 28 0 55-5 80-5 36-27 46-45 46z"><text:p/></draw:path><draw:path draw:style-name="gr3" draw:text-style-name="P9" svg:width="0.0531in" svg:height="0.1512in" svg:x="1.2823in" svg:y="0.0154in" svg:viewBox="0 0 136 385" svg:d="M55 334c0 15-10 40-52 42-2 2-3 3-3 5 0 4 3 4 8 4 37 0 72-18 73-48 0-29 0-58 0-88 0-13 0-27 16-39 13-11 27-12 36-12 2-1 3-2 3-4 0-5-2-5-5-5-25-2-44-15-49-34-1-4-1-5-1-20 0-25 0-50 0-76 0-16 0-28-18-42-16-13-42-17-55-17-5 0-8 0-8 4 0 5 2 5 5 5 25 1 44 14 49 34 1 3 1 3 1 18 0 26 0 53 0 81 0 18 3 24 15 36 9 8 20 12 31 16-32 9-46 26-46 48 0 30 0 61 0 92z"><text:p/></draw:path><draw:path draw:style-name="gr3" draw:text-style-name="P9" svg:width="0.0173in" svg:height="0.0453in" svg:x="1.3602in" svg:y="0.1134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535in" svg:height="0.1512in" svg:x="1.4256in" svg:y="0.0154in" svg:viewBox="0 0 137 385" svg:d="M82 52c0-16 10-41 52-43 2 0 3-2 3-5 0-4-3-4-6-4-40 0-75 20-75 48 0 30 0 59 0 89 0 15 0 27-15 40-14 11-29 11-37 12-2 0-4 3-4 5 0 3 3 3 7 4 25 1 44 16 48 34 1 5 1 5 1 18 0 25 0 51 0 76 0 16 0 28 19 44 15 11 40 15 56 15 3 0 6 0 6-4 0-3-2-3-5-5-25-1-44-13-48-33-2-3-2-4-2-18 0-27 0-53 0-80 0-17-2-25-15-37-9-9-20-12-31-14 32-9 46-28 46-50 0-31 0-61 0-92z"><text:p/></draw:path><draw:path draw:style-name="gr3" draw:text-style-name="P9" svg:width="0.063in" svg:height="0.1035in" svg:x="1.4976in" svg:y="0.0283in" svg:viewBox="0 0 161 264" svg:d="M96 121c32-11 54-37 54-68 0-32-35-53-72-53-38 0-68 23-68 52 0 13 9 21 20 21 12 0 19-9 19-20 0-20-18-20-24-20 12-19 38-23 52-23 15 0 37 8 37 43 0 4-1 26-11 44-12 19-25 20-34 20-3 0-13 1-15 1-3 0-6 1-6 4 0 5 3 5 9 5s11 0 17 0c32 0 46 26 46 63 0 53-27 63-43 63-18 0-46-6-59-27 13 1 25-7 25-22 0-14-10-21-22-21-9 0-21 5-21 22 0 35 35 59 78 59 47 0 83-34 83-74 0-30-26-61-65-69z"><text:p/></draw:path><draw:path draw:style-name="gr3" draw:text-style-name="P9" svg:width="0.0173in" svg:height="0.0453in" svg:x="1.5803in" svg:y="0.1134in" svg:viewBox="0 0 45 116" svg:d="M45 41c0-26-10-41-25-41-12 0-20 10-20 21 0 10 8 20 20 20 5 0 10-1 14-5 1-1 1-1 2-1 0 2 0 0 0 6 0 28-13 51-26 65-5 3-5 4-5 5 0 3 3 5 5 5 4 0 35-30 35-75z"><text:p/></draw:path><draw:path draw:style-name="gr3" draw:text-style-name="P9" svg:width="0.0622in" svg:height="0.1035in" svg:x="1.6413in" svg:y="0.0283in" svg:viewBox="0 0 159 264" svg:d="M34 130c0-3 0-7 0-9 0-98 48-111 68-111 9 0 26 2 34 15-6 0-22 0-22 17 0 12 10 17 18 17 7 0 19-3 19-17 0-23-18-42-50-42-49 0-101 50-101 135 0 103 44 129 80 129 43 0 79-35 79-86 0-49-34-86-77-86-26 0-40 19-48 38zM80 253c-24 0-36-22-38-27-7-19-7-50-7-56 0-30 12-69 47-69 6 0 25 0 36 23 7 15 7 35 7 53 0 19 0 39-6 52-12 23-30 24-39 24z"><text:p/></draw:path><draw:path draw:style-name="gr3" draw:text-style-name="P9" svg:width="0.0173in" svg:height="0.0453in" svg:x="1.724in" svg:y="0.1134in" svg:viewBox="0 0 45 116" svg:d="M45 41c0-26-10-41-25-41-12 0-20 10-20 21 0 10 8 20 20 20 5 0 10-1 14-5 1-1 1-1 1-1 1 0 1 0 1 6 0 28-13 51-26 65-5 3-5 4-5 5 0 3 3 5 5 5 4 0 35-30 35-75z"><text:p/></draw:path><draw:path draw:style-name="gr3" draw:text-style-name="P9" svg:width="0.0157in" svg:height="0.0157in" svg:x="1.7917in" svg:y="0.1134in" svg:viewBox="0 0 41 41" svg:d="M41 21c0-11-9-21-20-21-12 0-21 10-21 21s9 20 21 20c11 0 20-9 20-20z"><text:p/></draw:path><draw:path draw:style-name="gr3" draw:text-style-name="P9" svg:width="0.0157in" svg:height="0.0157in" svg:x="1.8591in" svg:y="0.1134in" svg:viewBox="0 0 41 41" svg:d="M41 21c0-11-9-21-20-21s-21 10-21 21 10 20 21 20 20-9 20-20z"><text:p/></draw:path><draw:path draw:style-name="gr3" draw:text-style-name="P9" svg:width="0.0161in" svg:height="0.0157in" svg:x="1.9268in" svg:y="0.1134in" svg:viewBox="0 0 42 41" svg:d="M42 21c0-11-10-21-21-21s-21 10-21 21 10 20 21 20 21-9 21-20z"><text:p/></draw:path><draw:path draw:style-name="gr3" draw:text-style-name="P9" svg:width="0.0177in" svg:height="0.0453in" svg:x="1.9941in" svg:y="0.1134in" svg:viewBox="0 0 46 116" svg:d="M46 41c0-26-10-41-25-41-13 0-21 10-21 21 0 10 8 20 21 20 4 0 10-1 13-5 1-1 1-1 2-1 0 2 1 0 1 6 0 28-13 51-26 65-4 3-4 4-4 5 0 3 2 5 4 5 3 0 35-30 35-75z"><text:p/></draw:path><draw:path draw:style-name="gr3" draw:text-style-name="P9" svg:width="0.063in" svg:height="0.1035in" svg:x="2.0555in" svg:y="0.0283in" svg:viewBox="0 0 161 264" svg:d="M125 134c0 4 0 8 0 12 0 91-39 107-62 107-7 0-27 0-38-12 17 0 20-12 20-18 0-12-9-18-18-18-5 0-17 4-17 18 0 26 21 41 54 41 49 0 97-52 97-134 0-104-44-130-80-130-21 0-39 7-56 24-16 18-25 33-25 63 0 48 34 86 77 86 24 0 40-17 48-39zM78 164c-7 0-24 0-36-24-7-15-7-34-7-53 0-21 0-39 8-53 11-20 25-24 38-24 18 0 31 12 38 30 4 12 6 37 6 55 0 32-13 69-47 69z"><text:p/></draw:path><draw:path draw:style-name="gr3" draw:text-style-name="P9" svg:width="0.063in" svg:height="0.1035in" svg:x="2.1311in" svg:y="0.0283in" svg:viewBox="0 0 161 264" svg:d="M125 134c0 4 0 8 0 12 0 91-39 107-62 107-7 0-28 0-38-12 17 0 20-12 20-18 0-12-9-18-18-18-6 0-17 4-17 18 0 26 21 41 54 41 49 0 97-52 97-134 0-104-46-130-80-130-21 0-40 7-57 24-15 18-24 33-24 63 0 48 34 86 77 86 24 0 40-17 48-39zM78 164c-7 0-24 0-36-24-7-15-7-34-7-53 0-21 0-39 8-53 10-20 25-24 38-24 18 0 31 12 38 30 4 12 5 37 5 55 0 32-13 69-46 69z"><text:p/></draw:path><draw:path draw:style-name="gr3" draw:text-style-name="P9" svg:width="0.0535in" svg:height="0.1512in" svg:x="2.2118in" svg:y="0.0154in" svg:viewBox="0 0 137 385" svg:d="M56 334c0 15-10 40-53 42-1 2-3 3-3 5 0 4 4 4 8 4 37 0 73-18 73-48 0-29 0-58 0-88 0-13 0-27 16-39 14-11 28-12 37-12 1-1 3-2 3-4 0-5-2-5-6-5-25-2-44-15-49-34-1-4-1-5-1-20 0-25 0-50 0-76 0-16 0-28-18-42-16-13-42-17-55-17-4 0-8 0-8 4 0 5 2 5 7 5 24 1 42 14 48 34 1 3 1 3 1 18 0 26 0 53 0 81 0 18 3 24 15 36 8 8 19 12 30 16-32 9-45 26-45 48 0 30 0 61 0 92z"><text:p/></draw:path><draw:path draw:style-name="gr3" draw:text-style-name="P9" svg:width="0.0173in" svg:height="0.0453in" svg:x="2.2902in" svg:y="0.1134in" svg:viewBox="0 0 45 116" svg:d="M45 41c0-26-10-41-25-41-12 0-20 10-20 21 0 10 8 20 20 20 5 0 10-1 14-5 1-1 1-1 1-1 1 0 1 0 1 6 0 28-13 51-26 65-5 3-5 4-5 5 0 3 3 5 5 5 4 0 35-30 35-75z"><text:p/></draw:path><draw:path draw:style-name="gr3" draw:text-style-name="P9" svg:width="0.0535in" svg:height="0.1512in" svg:x="2.3555in" svg:y="0.0154in" svg:viewBox="0 0 137 385" svg:d="M81 52c0-16 10-41 53-43 1 0 3-2 3-5 0-4-3-4-7-4-39 0-74 20-74 48 0 30 0 59 0 89 0 15 0 27-15 40-15 11-29 11-38 12-2 0-3 3-3 5 0 3 2 3 7 4 25 1 44 16 48 34 1 5 1 5 1 18 0 25 0 51 0 76 0 16 0 28 19 44 14 11 39 15 55 15 4 0 7 0 7-4 0-3-2-3-6-5-24-1-43-13-49-33-1-3-1-4-1-18 0-27 0-53 0-80 0-17-3-24-15-37-8-8-19-12-30-14 32-9 45-28 45-50 0-31 0-61 0-92z"><text:p/></draw:path><draw:path draw:style-name="gr3" draw:text-style-name="P9" svg:width="0.0673in" svg:height="0.102in" svg:x="2.4248in" svg:y="0.0264in" svg:viewBox="0 0 172 260" svg:d="M103 197c0 11 0 22 0 34 0 14-1 17-29 17-3 0-6 0-8 0 0 4 0 8 0 12 15-1 35-1 52-1 16 0 36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3" draw:text-style-name="P9" svg:width="0.0173in" svg:height="0.0453in" svg:x="2.5094in" svg:y="0.1134in" svg:viewBox="0 0 45 116" svg:d="M45 41c0-26-9-41-24-41-13 0-21 10-21 21 0 10 8 20 21 20 4 0 10-1 13-5 1-1 1-1 2-1 0 2 1 0 1 6 0 28-13 51-26 65-4 3-4 4-4 5 0 3 2 5 4 5 3 0 34-30 34-75z"><text:p/></draw:path><draw:path draw:style-name="gr3" draw:text-style-name="P9" svg:width="0.063in" svg:height="0.1035in" svg:x="2.5709in" svg:y="0.0283in" svg:viewBox="0 0 161 264" svg:d="M47 80c-18-11-20-24-20-30 0-25 26-40 53-40 28 0 53 20 53 47 0 22-15 41-38 54-16-11-32-21-48-31zM103 117c28-15 47-34 47-60 0-35-35-57-70-57-38 0-69 29-69 64 0 8 0 24 16 43 5 4 19 14 29 21-23 11-56 33-56 70 0 42 40 66 80 66 44 0 81-31 81-72 0-14-5-31-19-48-8-7-14-12-39-27zM65 133c15 10 32 20 47 30 11 8 29 20 29 43 0 28-29 47-61 47-33 0-60-22-60-55 0-22 12-46 45-65z"><text:p/></draw:path><draw:path draw:style-name="gr3" draw:text-style-name="P9" svg:width="0.0173in" svg:height="0.0453in" svg:x="2.6535in" svg:y="0.1134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161in" svg:height="0.0157in" svg:x="2.7209in" svg:y="0.1134in" svg:viewBox="0 0 42 41" svg:d="M42 21c0-11-10-21-21-21s-21 10-21 21 10 20 21 20 21-9 21-20z"><text:p/></draw:path><draw:path draw:style-name="gr3" draw:text-style-name="P9" svg:width="0.0157in" svg:height="0.0157in" svg:x="2.789in" svg:y="0.1134in" svg:viewBox="0 0 41 41" svg:d="M41 21c0-11-10-21-21-21s-20 10-20 21 9 20 20 20 21-9 21-20z"><text:p/></draw:path><draw:path draw:style-name="gr3" draw:text-style-name="P9" svg:width="0.0157in" svg:height="0.0157in" svg:x="2.8567in" svg:y="0.1134in" svg:viewBox="0 0 41 41" svg:d="M41 21c0-11-10-21-21-21-12 0-20 10-20 21s8 20 20 20c11 0 21-9 21-20z"><text:p/></draw:path><draw:path draw:style-name="gr3" draw:text-style-name="P9" svg:width="0.0173in" svg:height="0.0453in" svg:x="2.924in" svg:y="0.1134in" svg:viewBox="0 0 45 116" svg:d="M45 41c0-26-10-41-24-41-13 0-21 10-21 21 0 10 8 20 21 20 4 0 9-1 13-5 1-1 1-1 2-1 0 2 0 0 0 6 0 28-13 51-26 65-3 3-3 4-3 5 0 3 1 5 3 5 4 0 35-30 35-75z"><text:p/></draw:path><draw:path draw:style-name="gr3" draw:text-style-name="P9" svg:width="0.05in" svg:height="0.1in" svg:x="2.9921in" svg:y="0.0283in" svg:viewBox="0 0 128 255" svg:d="M79 10c0-10 0-10-9-10-24 24-58 24-70 24 0 5 0 8 0 12 8 0 31 0 51-10 0 66 0 134 0 201 0 13-2 17-36 17-4 0-8 0-13 0 0 4 0 8 0 11 14-1 47-1 63-1 15 0 49 0 63 1 0-3 0-7 0-11-5 0-8 0-13 0-35 0-36-3-36-17 0-73 0-146 0-217z"><text:p/></draw:path><draw:path draw:style-name="gr3" draw:text-style-name="P9" svg:width="0.0638in" svg:height="0.1035in" svg:x="3.0606in" svg:y="0.0283in" svg:viewBox="0 0 163 264" svg:d="M163 133c0-31-1-61-16-90-17-37-49-43-65-43-24 0-51 10-68 45-12 28-14 57-14 88 0 29 2 64 18 94 16 29 45 37 63 37 21 0 51-8 67-44 14-26 15-56 15-87zM81 255c-15 0-37-8-45-45-3-23-3-58-3-81 0-26 0-51 2-72 8-45 36-49 46-49 14 0 39 7 47 46 3 21 3 51 3 75 0 28 0 55-5 80-5 36-27 46-45 46z"><text:p/></draw:path><draw:path draw:style-name="gr3" draw:text-style-name="P9" svg:width="0.0638in" svg:height="0.1035in" svg:x="3.1366in" svg:y="0.0283in" svg:viewBox="0 0 163 264" svg:d="M163 133c0-31-2-61-16-90-17-37-49-43-66-43-23 0-51 10-67 45-12 28-14 57-14 88 0 29 1 64 18 94 16 29 45 37 63 37 21 0 51-8 67-44 13-26 15-56 15-87zM81 255c-15 0-38-8-45-45-4-23-4-58-4-81 0-26 0-51 3-72 8-45 36-49 46-49 12 0 39 7 45 46 5 21 5 51 5 75 0 28 0 55-5 80-5 36-27 46-45 46z"><text:p/></draw:path><draw:path draw:style-name="gr3" draw:text-style-name="P9" svg:width="0.0535in" svg:height="0.1512in" svg:x="3.2177in" svg:y="0.0154in" svg:viewBox="0 0 137 385" svg:d="M56 334c0 15-10 40-52 42-2 2-4 3-4 5 0 4 4 4 8 4 38 0 73-18 74-48 0-29 0-58 0-88 0-13 0-27 16-39 13-11 27-12 36-12 2-1 3-2 3-4 0-5-2-5-5-5-26-2-45-15-48-34-2-4-2-5-2-20 0-25 0-50 0-76 0-16 0-28-18-42-16-13-43-17-56-17-4 0-8 0-8 4 0 5 2 5 7 5 24 1 42 14 48 34 1 3 1 3 1 18 0 26 0 53 0 81 0 18 3 24 15 36 8 8 20 12 30 16-31 9-45 26-45 48 0 30 0 61 0 92z"><text:p/></draw:path><draw:path draw:style-name="gr3" draw:text-style-name="P9" svg:width="0.0173in" svg:height="0.0453in" svg:x="3.2961in" svg:y="0.1134in" svg:viewBox="0 0 45 116" svg:d="M45 41c0-26-10-41-24-41-13 0-21 10-21 21 0 10 8 20 21 20 4 0 9-1 13-5 1-1 1-1 2-1 0 2 0 0 0 6 0 28-13 51-25 65-4 3-4 4-4 5 0 3 1 5 3 5 4 0 35-30 35-75z"><text:p/></draw:path><draw:path draw:style-name="gr3" draw:text-style-name="P9" svg:width="0.0157in" svg:height="0.0157in" svg:x="3.3638in" svg:y="0.1134in" svg:viewBox="0 0 41 41" svg:d="M41 21c0-11-9-21-20-21s-21 10-21 21 10 20 21 20 20-9 20-20z"><text:p/></draw:path><draw:path draw:style-name="gr3" draw:text-style-name="P9" svg:width="0.0161in" svg:height="0.0157in" svg:x="3.4311in" svg:y="0.1134in" svg:viewBox="0 0 42 41" svg:d="M42 21c0-11-10-21-21-21s-21 10-21 21 10 20 21 20 21-9 21-20z"><text:p/></draw:path><draw:path draw:style-name="gr3" draw:text-style-name="P9" svg:width="0.0157in" svg:height="0.0157in" svg:x="3.4992in" svg:y="0.1134in" svg:viewBox="0 0 41 41" svg:d="M41 21c0-11-10-21-21-21s-20 10-20 21 9 20 20 20 21-9 21-20z"><text:p/></draw:path><draw:path draw:style-name="gr3" draw:text-style-name="P9" svg:width="0.0535in" svg:height="0.1512in" svg:x="3.5646in" svg:y="0.0154in" svg:viewBox="0 0 137 385" svg:d="M81 52c0-16 10-41 52-43 2 0 4-2 4-5 0-4-3-4-7-4-39 0-74 20-75 48 0 30 0 59 0 89 0 15 0 27-15 40-14 11-28 11-37 12-2 0-3 3-3 5 0 3 2 3 5 4 27 1 46 16 49 34 1 5 1 5 1 18 0 25 0 51 0 76 0 16 0 28 19 44 15 11 40 15 56 15 4 0 7 0 7-4 0-3-3-3-6-5-24-1-43-13-49-33-1-3-1-4-1-18 0-27 0-53 0-80 0-17-3-24-15-37-8-8-20-12-30-14 31-9 45-28 45-50 0-31 0-61 0-92z"><text:p/></draw:path><draw:path draw:style-name="gr3" draw:text-style-name="P9" svg:width="0.0492in" svg:height="0.1in" svg:x="3.6433in" svg:y="0.0283in" svg:viewBox="0 0 126 255" svg:d="M79 10c0-10 0-10-10-10-23 24-57 24-69 24 0 5 0 8 0 12 8 0 30 0 51-10 0 66 0 134 0 201 0 13-3 17-37 17-4 0-7 0-12 0 0 4 0 8 0 11 13-1 46-1 63-1 15 0 48 0 61 1 0-3 0-7 0-11-4 0-7 0-12 0-34 0-35-3-35-17 0-73 0-146 0-217z"><text:p/></draw:path><draw:path draw:style-name="gr3" draw:text-style-name="P9" svg:width="0.0638in" svg:height="0.1035in" svg:x="3.7118in" svg:y="0.0283in" svg:viewBox="0 0 163 264" svg:d="M163 133c0-31-2-61-16-90-18-37-49-43-66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3" draw:text-style-name="P9" svg:width="0.0638in" svg:height="0.1035in" svg:x="3.7874in" svg:y="0.0283in" svg:viewBox="0 0 163 264" svg:d="M163 133c0-31-1-61-16-90-17-37-49-43-65-43-24 0-51 10-68 45-12 28-14 57-14 88 0 29 2 64 18 94 16 29 45 37 63 37 21 0 51-8 67-44 14-26 15-56 15-87zM81 255c-15 0-37-8-45-45-3-23-3-58-3-81 0-26 0-51 2-72 8-45 36-49 46-49 14 0 39 7 47 46 3 21 3 51 3 75 0 28 0 55-5 80-5 36-27 46-45 46z"><text:p/></draw:path><draw:path draw:style-name="gr3" draw:text-style-name="P9" svg:width="0.0531in" svg:height="0.1512in" svg:x="3.8689in" svg:y="0.0154in" svg:viewBox="0 0 136 385" svg:d="M55 334c0 15-10 40-52 42-2 2-3 3-3 5 0 4 4 4 8 4 37 0 72-18 73-48 0-29 0-58 0-88 0-13 0-27 16-39 13-11 28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3" draw:text-style-name="P9" svg:width="0.0173in" svg:height="0.0453in" svg:x="3.9469in" svg:y="0.1134in" svg:viewBox="0 0 45 116" svg:d="M45 41c0-26-9-41-24-41-13 0-21 10-21 21 0 10 8 20 21 20 4 0 10-1 13-5 1-1 1-1 2-1 0 2 1 0 1 6 0 28-14 51-26 65-4 3-4 4-4 5 0 3 2 5 3 5 4 0 35-30 35-75z"><text:p/></draw:path><draw:path draw:style-name="gr3" draw:text-style-name="P9" svg:width="0.061in" svg:height="0.1283in" svg:x="4.0091in" svg:y="0.0126in" svg:viewBox="0 0 156 327" svg:d="M132 8c0-5-3-8-8-8-6 0-7 3-10 12-4 16-1 2-4 18-6-4-18-9-32-9-22 0-47 12-62 42-14 31-16 66-16 101 0 24 0 94 33 123-9 30-9 31-9 32 0 5 3 8 8 8 6 0 8-4 10-12 4-17 0-2 4-18 10 5 21 8 32 8 43 0 61-36 67-55 10-25 11-57 11-86s0-92-33-124c3-11 6-21 9-32zM38 270c-13-26-13-74-13-110 0-31 0-58 6-83 7-36 29-47 47-47 8 0 18 2 28 11-22 76-46 153-68 229zM118 56c13 22 13 67 13 104 0 28 0 57-6 82-6 40-27 54-47 54-9 0-19-2-27-11 22-76 45-153 67-229z"><text:p/></draw:path><draw:path draw:style-name="gr3" draw:text-style-name="P9" svg:width="0.0535in" svg:height="0.1815in" svg:x="4.0949in" svg:y="0in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0-35 8-11 8-20 8-34 0-33 0-66 0-100z"><text:p/></draw:path></draw:g></text:p>
          <text:p text:style-name="P63">ישנם <text:span text:style-name="T20">101 איברים בקבוצה.</text:span></text:p>
          <text:p text:style-name="P64">נוכל לדעת כי <draw:g text:anchor-type="as-char" svg:y="-0.1083in" draw:z-index="42" draw:name="Shape82" draw:style-name="gr1"><svg:title>TexMaths</svg:title><svg:desc>11§display§A \in B§svg§600§FALSE§</svg:desc><draw:path draw:style-name="gr2" draw:text-style-name="P8" svg:width="0.398in" svg:height="0.0988in" svg:x="0.0031in" svg:y="0.0079in" svg:viewBox="0 0 1012 252" svg:d="M0 0c337 0 675 0 1012 0 0 84 0 168 0 252-337 0-675 0-1012 0 0-84 0-168 0-252z"><text:p/></draw:path><draw:path draw:style-name="gr3" draw:text-style-name="P9" svg:width="0.1039in" svg:height="0.1087in" svg:x="0.0004in" svg:y="0in" svg:viewBox="0 0 265 277" svg:d="M56 232c-15 26-31 31-47 32-6 0-9 0-9 8 0 2 2 5 5 5 10 0 22-1 33-1 14 0 27 1 39 1 2 0 8 0 8-8 0-5-4-5-7-5-9-1-18-3-18-13 0-4 3-9 6-14 10-17 19-33 29-50 31 0 64 0 96 0 1 8 7 61 7 65 0 11-20 12-28 12-5 0-10 0-10 8 0 5 4 4 6 5 16 0 33-1 48-1 10 0 34 1 44 1 2 0 7 0 7-8 0-5-3-5-9-5-24 0-24-2-25-14-8-81-16-160-23-241-1-8-1-9-8-9-5 0-8 2-10 7-45 75-89 150-134 225zM102 175c25-42 51-85 76-127 3 42 8 85 12 127-30 0-58 0-88 0z"><text:p/></draw:path><draw:path draw:style-name="gr3" draw:text-style-name="P9" svg:width="0.0756in" svg:height="0.0878in" svg:x="0.1642in" svg:y="0.0268in" svg:viewBox="0 0 193 224" svg:d="M179 120c7 0 14 0 14-8s-7-8-14-8c-55 0-109 0-164 0 6-52 50-89 105-89 20 0 39 0 59 0 7 0 14 0 14-7 0-8-7-8-14-8-20 0-41 0-60 0-66 0-119 50-119 112 0 61 53 112 119 112 19 0 40 0 60 0 7 0 14 0 14-8s-7-8-14-8c-20 0-39 0-59 0-55 0-99-38-105-88 55 0 109 0 164 0z"><text:p/></draw:path><draw:path draw:style-name="gr3" draw:text-style-name="P9" svg:width="0.1083in" svg:height="0.1031in" svg:x="0.3008in" svg:y="0.0051in" svg:viewBox="0 0 276 263" svg:d="M46 234c-4 14-4 17-35 17-7 0-11 0-11 8 0 4 3 4 11 4 46 0 91 0 137 0 62 0 107-45 107-84 0-27-22-48-59-53 39-8 80-36 80-73 0-29-25-53-72-53-42 0-86 0-129 0-8 0-11 0-11 8 0 3 3 3 10 3 1 0 8 0 15 1s10 1 10 7c0 1 0 2-1 6-18 70-34 139-52 209zM104 123c8-32 17-64 25-96 3-15 3-16 19-16 17 0 33 0 51 0 34 0 42 23 42 41 0 33-33 71-81 71-18 0-37 0-56 0zM87 251c-6 0-7 0-9 0-3-1-4-1-4-4 0-1 0-1 1-9 9-35 18-72 27-107 24 0 49 0 73 0 37 0 44 27 44 44 0 39-34 76-79 76-18 0-36 0-53 0z"><text:p/></draw:path></draw:g><text:s/>כי זה אומר <text:span text:style-name="T21">לפי עקרון ההחלפה </text:span><text:span text:style-name="T21"><draw:g text:anchor-type="as-char" svg:y="-0.1134in" draw:z-index="37" draw:name="Shape83" draw:style-name="gr1"><svg:title>TexMaths</svg:title><svg:desc>11§display§\exists n \in \N_+. \{x \in A \colon a \mid x\} = A§svg§600§FALSE§</svg:desc><draw:path draw:style-name="gr2" draw:text-style-name="P8" svg:width="1.8551in" svg:height="0.1358in" svg:x="0.0004in" svg:y="0.0071in" svg:viewBox="0 0 4713 346" svg:d="M2357 346c-786 0-1572 0-2357 0 0-116 0-230 0-346 1571 0 3142 0 4713 0 0 116 0 230 0 346-786 0-1571 0-2356 0z"><text:p/></draw:path><draw:path draw:style-name="gr3" draw:text-style-name="P9" svg:width="0.0673in" svg:height="0.1043in" svg:x="0.0012in" svg:y="0.0079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9" svg:width="0.0819in" svg:height="0.0685in" svg:x="0.0819in" svg:y="0.0461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8 0 12 4 12 17 0 8-1 13-6 32-8 30-15 60-23 90z"><text:p/></draw:path><draw:path draw:style-name="gr3" draw:text-style-name="P9" svg:width="0.076in" svg:height="0.087in" svg:x="0.2236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9" svg:width="0.1028in" svg:height="0.1063in" svg:x="0.3587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9" svg:width="0.078in" svg:height="0.078in" svg:x="0.472in" svg:y="0.0709in" svg:viewBox="0 0 199 199" svg:d="M106 106c27 0 56 0 83 0 4 0 10 0 10-7s-6-7-10-7c-27 0-56 0-83 0 0-27 0-55 0-82 0-3 0-10-6-10-8 0-8 6-8 10 0 27 0 55 0 82-27 0-55 0-82 0-3 0-10 0-10 7s6 7 10 7c27 0 55 0 82 0 0 27 0 55 0 83 0 4 0 10 7 10s7-6 7-10c0-28 0-56 0-83z"><text:p/></draw:path><draw:path draw:style-name="gr3" draw:text-style-name="P9" svg:width="0.0157in" svg:height="0.0157in" svg:x="0.5787in" svg:y="0.0972in" svg:viewBox="0 0 41 41" svg:d="M41 21c0-12-9-21-20-21s-21 9-21 21c0 11 10 20 21 20s20-9 20-20z"><text:p/></draw:path><draw:path draw:style-name="gr3" draw:text-style-name="P9" svg:width="0.0539in" svg:height="0.1512in" svg:x="0.6189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9" svg:width="0.0756in" svg:height="0.0685in" svg:x="0.6882in" svg:y="0.0461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9" svg:width="0.0756in" svg:height="0.087in" svg:x="0.826in" svg:y="0.0311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9" svg:width="0.1039in" svg:height="0.1079in" svg:x="0.9618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4 1 2 0 6 0 6-7 0-5-4-5-9-5-24 0-24-2-25-13-8-79-16-160-24-240 0-8 0-10-7-10-6 0-7 3-10 7-45 74-90 149-135 224zM102 175c26-43 51-85 76-127 5 42 8 84 12 127-29 0-58 0-88 0z"><text:p/></draw:path><draw:path draw:style-name="gr3" draw:text-style-name="P9" svg:width="0.0161in" svg:height="0.065in" svg:x="1.1004in" svg:y="0.048in" svg:viewBox="0 0 42 166" svg:d="M42 21c0-12-10-21-21-21s-21 9-21 21c0 11 10 20 21 20s21-9 21-20zM42 146c0-12-10-20-21-20s-21 8-21 20c0 11 10 20 21 20s21-9 21-20z"><text:p/></draw:path><draw:path draw:style-name="gr3" draw:text-style-name="P9" svg:width="0.0693in" svg:height="0.0685in" svg:x="1.1866in" svg:y="0.0461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9" svg:width="0.0055in" svg:height="0.1512in" svg:x="1.3213in" svg:y="0in" svg:viewBox="0 0 15 385" svg:d="M15 14c0-6 0-14-7-14-8 0-8 8-8 14 0 119 0 238 0 357 0 7 0 14 8 14 7 0 7-7 7-14 0-119 0-238 0-357z"><text:p/></draw:path><draw:path draw:style-name="gr3" draw:text-style-name="P9" svg:width="0.0756in" svg:height="0.0685in" svg:x="1.3925in" svg:y="0.0461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" draw:text-style-name="P9" svg:width="0.0531in" svg:height="0.1512in" svg:x="1.4858in" svg:y="0in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9" svg:width="0.1008in" svg:height="0.0354in" svg:x="1.601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9" svg:width="0.1039in" svg:height="0.1079in" svg:x="1.7594in" svg:y="0.0043in" svg:viewBox="0 0 265 275" svg:d="M55 231c-15 26-30 31-47 32-5 1-8 1-8 8 0 2 1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span><text:span text:style-name="T21">. נציב </text:span><text:span text:style-name="T21"><draw:g text:anchor-type="as-char" svg:y="-0.102in" draw:z-index="40" draw:name="Shape84" draw:style-name="gr1"><svg:title>TexMaths</svg:title><svg:desc>11§display§n = 1§svg§600§FALSE§</svg:desc><draw:path draw:style-name="gr2" draw:text-style-name="P8" svg:width="0.3417in" svg:height="0.0858in" svg:x="0.0039in" svg:y="0.0075in" svg:viewBox="0 0 869 219" svg:d="M0 0c290 0 580 0 869 0 0 73 0 146 0 219-289 0-579 0-869 0 0-73 0-146 0-219z"><text:p/></draw:path><draw:path draw:style-name="gr3" draw:text-style-name="P9" svg:width="0.0819in" svg:height="0.0677in" svg:x="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9" svg:width="0.1008in" svg:height="0.035in" svg:x="0.1386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9" svg:width="0.05in" svg:height="0.1in" svg:x="0.3035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21">, </text:span><text:span text:style-name="T22">ונמצא שהוא מקיים את </text:span><text:span text:style-name="T22"><draw:g text:anchor-type="as-char" svg:y="-0.1283in" draw:z-index="39" draw:name="Shape85" draw:style-name="gr1"><svg:title>TexMaths</svg:title><svg:desc>11§display§\big\{x \in A \colon 1\mid x \big\}§svg§600§FALSE§</svg:desc><draw:path draw:style-name="gr2" draw:text-style-name="P8" svg:width="0.9307in" svg:height="0.1661in" svg:x="0.0004in" svg:y="0.0079in" svg:viewBox="0 0 2365 423" svg:d="M1183 423c-395 0-789 0-1183 0 0-141 0-282 0-423 789 0 1576 0 2365 0 0 141 0 282 0 423-394 0-789 0-1182 0z"><text:p/></draw:path><draw:path draw:style-name="gr3" draw:text-style-name="P9" svg:width="0.0539in" svg:height="0.1815in" svg:x="0.0098in" svg:y="0in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3" draw:text-style-name="P9" svg:width="0.0756in" svg:height="0.0685in" svg:x="0.0858in" svg:y="0.0618in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3" draw:text-style-name="P9" svg:width="0.0756in" svg:height="0.0874in" svg:x="0.2236in" svg:y="0.0472in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3" draw:text-style-name="P9" svg:width="0.1039in" svg:height="0.1079in" svg:x="0.3598in" svg:y="0.0205in" svg:viewBox="0 0 265 275" svg:d="M55 232c-15 26-30 30-47 31-5 1-8 1-8 9 0 2 1 3 4 3 11 0 24-1 35-1 12 0 25 1 38 1 2 0 7 0 7-6 0-5-4-6-6-6-9 0-19-3-19-13 0-3 3-8 6-13 10-17 20-33 30-50 32 0 65 0 96 0 2 9 7 60 7 64 0 11-21 12-29 12-5 0-8 0-8 9 0 3 4 3 5 3 16 0 32-1 49-1 9 0 34 1 42 1 4 0 8 0 8-7 0-5-4-5-9-5-24 0-24-2-25-13-8-79-16-160-24-240 0-8 0-10-7-10-6 0-7 3-10 7-45 74-90 149-135 225zM101 175c26-43 52-85 77-127 5 42 8 84 12 127-29 0-59 0-89 0z"><text:p/></draw:path><draw:path draw:style-name="gr3" draw:text-style-name="P9" svg:width="0.0157in" svg:height="0.065in" svg:x="0.498in" svg:y="0.0642in" svg:viewBox="0 0 41 166" svg:d="M41 21c0-11-9-21-20-21s-21 10-21 21 10 20 21 20 20-9 20-20zM41 146c0-11-9-21-20-21s-21 10-21 21 10 20 21 20 20-9 20-20z"><text:p/></draw:path><draw:path draw:style-name="gr3" draw:text-style-name="P9" svg:width="0.05in" svg:height="0.1in" svg:x="0.5917in" svg:y="0.0283in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3" draw:text-style-name="P9" svg:width="0.0055in" svg:height="0.1512in" svg:x="0.7146in" svg:y="0.0154in" svg:viewBox="0 0 15 385" svg:d="M15 14c0-6 0-14-7-14-8 0-8 8-8 14 0 119 0 238 0 357 0 8 0 14 8 14 7 0 7-6 7-14 0-119 0-238 0-357z"><text:p/></draw:path><draw:path draw:style-name="gr3" draw:text-style-name="P9" svg:width="0.0756in" svg:height="0.0685in" svg:x="0.7854in" svg:y="0.0618in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3" draw:text-style-name="P9" svg:width="0.0539in" svg:height="0.1815in" svg:x="0.8854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span><text:span text:style-name="T22">, </text:span><text:span text:style-name="T23">ומכיוון ש־</text:span><text:span text:style-name="T23"><draw:g text:anchor-type="as-char" svg:y="-0.1134in" draw:z-index="38" draw:name="Shape86" draw:style-name="gr1"><svg:title>TexMaths</svg:title><svg:desc>11§display§1 \mid x§svg§600§FALSE§</svg:desc><draw:path draw:style-name="gr2" draw:text-style-name="P8" svg:width="0.2665in" svg:height="0.1354in" svg:x="0.0004in" svg:y="0.0071in" svg:viewBox="0 0 678 345" svg:d="M0 0c226 0 452 0 678 0 0 115 0 230 0 345-226 0-452 0-678 0 0-115 0-230 0-345z"><text:p/></draw:path><draw:path draw:style-name="gr3" draw:text-style-name="P9" svg:width="0.05in" svg:height="0.1008in" svg:x="0.0059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9" svg:width="0.0055in" svg:height="0.1508in" svg:x="0.1291in" svg:y="0in" svg:viewBox="0 0 15 384" svg:d="M15 14c0-7 0-14-7-14-8 0-8 7-8 14 0 119 0 237 0 356 0 8 0 14 8 14 7 0 7-6 7-14 0-119 0-237 0-356z"><text:p/></draw:path><draw:path draw:style-name="gr3" draw:text-style-name="P9" svg:width="0.0756in" svg:height="0.0681in" svg:x="0.1992in" svg:y="0.0461in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3-13-12 0-22 10-22 22 0 17 20 25 36 25 26 0 40-26 41-29 4 15 19 29 42 29 39 0 61-50 61-59 0-4-3-4-4-4-3 0-4 1-5 5-13 40-39 50-51 50-15 0-22-13-22-25 0-9 2-18 7-34 4-18 8-35 13-53z"><text:p/></draw:path></draw:g></text:span><text:span text:style-name="T23"> הוא טואוטולוגיה (כל מספר טבעי מתחלק ב־1) </text:span><text:span text:style-name="T24">קיבלנו </text:span><text:span text:style-name="T24"><draw:g text:anchor-type="as-char" svg:y="-0.1083in" draw:z-index="36" draw:name="Shape87" draw:style-name="gr1"><svg:title>TexMaths</svg:title><svg:desc>11§display§A = A§svg§600§FALSE§</svg:desc><draw:path draw:style-name="gr2" draw:text-style-name="P8" svg:width="0.4102in" svg:height="0.0921in" svg:x="0.0031in" svg:y="0.0079in" svg:viewBox="0 0 1043 235" svg:d="M0 0c348 0 695 0 1043 0 0 78 0 157 0 235-348 0-695 0-1043 0 0-78 0-157 0-235z"><text:p/></draw:path><draw:path draw:style-name="gr3" draw:text-style-name="P9" svg:width="0.1039in" svg:height="0.1079in" svg:x="0.0004in" svg:y="0in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3" draw:text-style-name="P9" svg:width="0.1004in" svg:height="0.035in" svg:x="0.1602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1039in" svg:height="0.1079in" svg:x="0.3169in" svg:y="0in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24"><text:s/>שזה פסוק אמת. <text:s/></text:span></text:p>
        </text:list-item>
        <text:list-item>
          <text:p text:style-name="P65">יש <text:span text:style-name="T25">50 סינגלטונים (מ־51 עד 100 כולל) </text:span><text:span text:style-name="T26">ב־</text:span><text:span text:style-name="T26"><draw:g text:anchor-type="as-char" svg:y="-0.1035in" draw:z-index="1" draw:name="Shape88" draw:style-name="gr1"><svg:title>TexMaths</svg:title><svg:desc>11§display§B§svg§600§FALSE§</svg:desc><draw:path draw:style-name="gr2" draw:text-style-name="P8" svg:width="0.0988in" svg:height="0.0878in" svg:x="0.0012in" svg:y="0.0071in" svg:viewBox="0 0 252 224" svg:d="M0 0c83 0 168 0 252 0 0 75 0 149 0 224-84 0-169 0-252 0 0-75 0-149 0-224z"><text:p/></draw:path><draw:path draw:style-name="gr3" draw:text-style-name="P9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25">, כי עבור כל </text:span><text:span text:style-name="T25"><draw:g text:anchor-type="as-char" svg:y="-0.0681in" draw:z-index="2" draw:name="Shape89" draw:style-name="gr1"><svg:title>TexMaths</svg:title><svg:desc>11§display§a§svg§600§FALSE§</svg:desc><draw:path draw:style-name="gr2" draw:text-style-name="P8" svg:width="0.0591in" svg:height="0.052in" svg:x="0.0024in" svg:y="0.0071in" svg:viewBox="0 0 151 133" svg:d="M0 0c51 0 100 0 151 0 0 44 0 89 0 133-51 0-100 0-151 0 0-44 0-89 0-133z"><text:p/></draw:path><draw:path draw:style-name="gr3" draw:text-style-name="P9" svg:width="0.0685in" svg:height="0.0677in" svg:x="0.0004in" svg:y="0in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/text:span><text:span text:style-name="T25"><text:s/>בטווח הזה הוא מחלק רק מספר 1 בין 1 ל־100 (שהוא המספר עצמו). </text:span></text:p>
        </text:list-item>
      </text:list>
      <text:h text:style-name="P59" text:outline-level="2">5. כתיבה פורמלית של קבוצות</text:h>
      <text:list text:style-name="L13">
        <text:list-item>
          <text:p text:style-name="P66">קבוצת הטבעיים המתחלקים ללא שארית ב־<draw:g text:anchor-type="as-char" svg:y="-0.102in" draw:z-index="142" draw:name="Shape90" draw:style-name="gr1"><svg:title>TexMaths</svg:title><svg:desc>11§display§14§svg§600§FALSE§</svg:desc><draw:path draw:style-name="gr2" draw:text-style-name="P8" svg:width="0.1307in" svg:height="0.0858in" svg:x="0.0004in" svg:y="0.0075in" svg:viewBox="0 0 333 219" svg:d="M0 0c111 0 222 0 333 0 0 73 0 146 0 219-111 0-222 0-333 0 0-73 0-146 0-219z"><text:p/></draw:path><draw:path draw:style-name="gr3" draw:text-style-name="P9" svg:width="0.0496in" svg:height="0.1in" svg:x="0.0059in" svg:y="0.002in" svg:viewBox="0 0 127 255" svg:d="M79 10c0-9 0-10-9-10-24 24-58 24-70 24 0 5 0 8 0 12 8 0 31 0 51-10 0 66 0 132 0 198 0 14-2 18-37 18-4 0-7 0-12 0 0 5 0 8 0 13 14-2 47-2 63-2 15 0 48 0 62 2 0-5 0-8 0-13-4 0-8 0-12 0-35 0-36-4-36-18 0-72 0-143 0-214z"><text:p/></draw:path><draw:path draw:style-name="gr3" draw:text-style-name="P9" svg:width="0.0665in" svg:height="0.1016in" svg:x="0.0724in" svg:y="0in" svg:viewBox="0 0 170 259" svg:d="M102 195c0 12 0 23 0 34 0 13-1 18-29 18-4 0-6 0-8 0 0 4 0 8 0 12 15-1 35-1 51-1s38 0 53 1c0-4 0-8 0-12-3 0-5 0-7 0-29 0-30-5-30-18 0-11 0-22 0-34 12 0 25 0 38 0 0-3 0-7 0-12-13 0-26 0-38 0 0-57 0-115 0-173 0-8 0-10-7-10-3 0-4 0-7 4-40 60-78 120-118 179 0 5 0 9 0 12 34 0 68 0 102 0zM104 183c-31 0-62 0-93 0 31-47 62-94 93-141 0 47 0 94 0 141z"><text:p/></draw:path></draw:g> וב־<draw:g text:anchor-type="as-char" svg:y="-0.1043in" draw:z-index="143" draw:name="Shape91" draw:style-name="gr1"><svg:title>TexMaths</svg:title><svg:desc>11§display§6§svg§600§FALSE§</svg:desc><draw:path draw:style-name="gr2" draw:text-style-name="P8" svg:width="0.0528in" svg:height="0.0882in" svg:x="0.0016in" svg:y="0.0071in" svg:viewBox="0 0 135 225" svg:d="M0 0c45 0 90 0 135 0 0 75 0 150 0 225-45 0-90 0-135 0 0-75 0-150 0-225z"><text:p/></draw:path><draw:path draw:style-name="gr3" draw:text-style-name="P9" svg:width="0.0618in" svg:height="0.1039in" svg:x="0.0004in" svg:y="0in" svg:viewBox="0 0 158 265" svg:d="M34 130c0-3 0-6 0-9 0-98 48-111 66-111 10 0 26 2 34 15-5 0-21 0-21 18 0 11 9 18 18 18 6 0 17-5 17-19 0-23-16-42-48-42-48 0-100 50-100 135 0 102 44 130 80 130 42 0 78-37 78-87 0-49-34-85-76-85-26 0-40 19-48 37zM80 254c-24 0-36-23-38-29-7-19-7-50-7-56 0-30 12-68 47-68 6 0 22 0 34 24 7 13 7 33 7 51 0 19 0 39-5 52-13 23-30 26-38 26z"><text:p/></draw:path></draw:g>:</text:p>
          <text:p text:style-name="P67"><draw:g text:anchor-type="as-char" svg:y="-0.1283in" draw:z-index="60" draw:name="Shape92" draw:style-name="gr1"><svg:title>TexMaths</svg:title><svg:desc>11§display§\big\{x \in \N \colon 6 \mid x \land 14 \mid x \big\}§svg§600§FALSE§</svg:desc><draw:path draw:style-name="gr2" draw:text-style-name="P8" svg:width="1.4614in" svg:height="0.1661in" svg:x="0.0004in" svg:y="0.0079in" svg:viewBox="0 0 3713 423" svg:d="M1856 423c-619 0-1237 0-1856 0 0-141 0-282 0-423 1237 0 2476 0 3713 0 0 141 0 282 0 423-619 0-1238 0-1857 0z"><text:p/></draw:path><draw:path draw:style-name="gr3" draw:text-style-name="P9" svg:width="0.0535in" svg:height="0.1815in" svg:x="0.0098in" svg:y="0in" svg:viewBox="0 0 137 462" svg:d="M56 170c0 27-14 41-53 57-2 1-3 2-3 4 0 3 1 5 3 6 53 18 53 39 53 61 0 37 0 72 0 107 0 10 6 24 23 36 19 13 50 21 53 21 4 0 5-2 5-5s-1-3-6-6c-11-4-42-16-47-39-2-5-2-6-2-20 0-31 0-63 0-95 0-20 0-48-62-65 62-20 62-46 62-67 0-32 0-64 0-95 0-22 0-41 53-60 2-1 1-3 2-4 0-4-1-6-5-6-2 0-57 12-70 39-6 11-6 14-6 30 0 33 0 66 0 101z"><text:p/></draw:path><draw:path draw:style-name="gr3" draw:text-style-name="P9" svg:width="0.0752in" svg:height="0.0685in" svg:x="0.0858in" svg:y="0.0618in" svg:viewBox="0 0 192 175" svg:d="M119 54c2-10 11-45 37-45 2 0 12 0 20 5-11 1-19 11-19 21 0 6 5 13 15 13 8 0 20-6 20-23 0-19-22-25-35-25-23 0-36 21-40 30-10-26-31-30-42-30-41 0-63 51-63 59 0 5 4 5 6 5s3-1 4-5c13-40 38-50 52-50 7 0 21 3 21 26 0 11-7 38-21 92-6 24-20 40-37 40-2 0-11 0-19-5 9-2 18-10 18-21 0-10-9-13-14-13-12 0-22 10-22 22 0 17 20 25 36 25 27 0 40-26 41-29 5 15 19 29 42 29 39 0 62-50 62-59 0-4-4-4-5-4-3 0-4 1-4 5-14 40-40 50-52 50-16 0-21-13-21-26 0-8 2-17 7-34 4-18 8-35 13-53z"><text:p/></draw:path><draw:path draw:style-name="gr3" draw:text-style-name="P9" svg:width="0.076in" svg:height="0.0874in" svg:x="0.2236in" svg:y="0.0472in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3" draw:text-style-name="P9" svg:width="0.1028in" svg:height="0.1063in" svg:x="0.3583in" svg:y="0.0256in" svg:viewBox="0 0 262 271" svg:d="M34 35c0 63 0 126 0 188 0 20-3 27-23 27-4 0-11 0-11 6 0 7 7 7 13 7 20 0 41 0 61 0 6 0 12 0 12-7 0-6-6-6-11-6-22 0-24-8-24-28 0-59 0-119 0-177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4c-56-73-112-147-168-221-5-4-5-5-9-10 15 0 31 0 46 0 44 59 87 117 131 176 0 18 0 37 0 55z"><text:p/></draw:path><draw:path draw:style-name="gr3" draw:text-style-name="P9" svg:width="0.0157in" svg:height="0.065in" svg:x="0.4945in" svg:y="0.0642in" svg:viewBox="0 0 41 166" svg:d="M41 21c0-11-10-21-21-21s-20 10-20 21 9 20 20 20 21-9 21-20zM41 146c0-11-10-21-21-21s-20 10-20 21 9 20 20 20 21-9 21-20z"><text:p/></draw:path><draw:path draw:style-name="gr3" draw:text-style-name="P9" svg:width="0.063in" svg:height="0.1035in" svg:x="0.5807in" svg:y="0.0283in" svg:viewBox="0 0 161 264" svg:d="M34 130c0-3 0-7 0-9 0-98 48-111 68-111 9 0 26 2 34 15-5 0-21 0-21 17 0 12 9 17 18 17 6 0 18-3 18-17 0-23-18-42-50-42-49 0-101 50-101 135 0 103 45 129 80 129 43 0 81-35 81-86 0-49-36-86-79-86-25 0-39 19-48 38zM80 253c-24 0-35-22-37-27-8-19-8-50-8-56 0-30 12-69 47-69 7 0 25 0 37 23 6 15 6 35 6 53 0 19 0 39-6 52-11 23-30 24-39 24z"><text:p/></draw:path><draw:path draw:style-name="gr3" draw:text-style-name="P9" svg:width="0.0055in" svg:height="0.1512in" svg:x="0.7106in" svg:y="0.0154in" svg:viewBox="0 0 15 385" svg:d="M15 14c0-6 0-14-7-14-8 0-8 8-8 14 0 119 0 238 0 357 0 8 0 14 8 14 7 0 7-6 7-14 0-119 0-238 0-357z"><text:p/></draw:path><draw:path draw:style-name="gr3" draw:text-style-name="P9" svg:width="0.0752in" svg:height="0.0685in" svg:x="0.7811in" svg:y="0.0618in" svg:viewBox="0 0 192 175" svg:d="M118 54c2-10 11-45 38-45 2 0 11 0 19 5-10 1-19 11-19 21 0 6 5 13 16 13 8 0 20-6 20-23 0-19-23-25-36-25-22 0-36 21-41 30-9-26-30-30-41-30-40 0-62 51-62 59 0 5 3 5 4 5 4 0 5-1 5-5 13-40 39-50 53-50 6 0 21 3 21 26 0 11-7 38-21 92-7 24-20 40-38 40-2 0-11 0-18-5 8-2 17-10 17-21 0-10-9-13-14-13-11 0-21 10-21 22 0 17 19 25 36 25 26 0 40-26 41-29 4 15 19 29 42 29 39 0 61-50 61-59 0-4-3-4-4-4-3 0-4 1-6 5-12 40-38 50-51 50-15 0-21-13-21-26 0-8 2-17 6-34 5-18 9-35 14-53z"><text:p/></draw:path><draw:path draw:style-name="gr3" draw:text-style-name="P9" svg:width="0.0839in" svg:height="0.0937in" svg:x="0.9059in" svg:y="0.039in" svg:viewBox="0 0 214 239" svg:d="M117 8c-4-7-6-8-9-8-6 0-7 2-9 8-32 71-65 143-97 215-2 6-2 6-2 8 0 5 3 8 8 8 2 0 5-1 8-8 31-68 61-136 92-205 29 69 60 137 90 205 3 8 8 8 9 8 4 0 7-3 7-8 0-1 0-1-2-6-32-73-64-145-95-217z"><text:p/></draw:path><draw:path draw:style-name="gr3" draw:text-style-name="P9" svg:width="0.05in" svg:height="0.1in" svg:x="1.0461in" svg:y="0.0283in" svg:viewBox="0 0 128 255" svg:d="M79 10c0-10 0-10-9-10-24 24-58 24-70 24 0 5 0 8 0 12 8 0 31 0 51-10 0 66 0 134 0 201 0 13-2 17-36 17-4 0-8 0-13 0 0 4 0 8 0 11 14-1 47-1 63-1 15 0 49 0 63 1 0-3 0-7 0-11-5 0-8 0-13 0-35 0-36-3-36-17 0-73 0-146 0-217z"><text:p/></draw:path><draw:path draw:style-name="gr3" draw:text-style-name="P9" svg:width="0.0673in" svg:height="0.102in" svg:x="1.113in" svg:y="0.0264in" svg:viewBox="0 0 172 260" svg:d="M103 197c0 11 0 22 0 34 0 14-1 17-29 17-3 0-6 0-8 0 0 4 0 8 0 12 15-1 35-1 52-1 15 0 37 0 52 1 0-4 0-8 0-12-2 0-5 0-7 0-29 0-30-3-30-17 0-12 0-23 0-34 13 0 25 0 39 0 0-4 0-8 0-11-14 0-26 0-39 0 0-59 0-118 0-176 0-8 0-10-7-10-3 0-4 0-7 4-40 61-79 121-119 182 0 3 0 7 0 11 34 0 69 0 103 0zM106 186c-32 0-63 0-95 0 32-48 63-97 95-144 0 47 0 96 0 144z"><text:p/></draw:path><draw:path draw:style-name="gr3" draw:text-style-name="P9" svg:width="0.0055in" svg:height="0.1512in" svg:x="1.2453in" svg:y="0.0154in" svg:viewBox="0 0 15 385" svg:d="M15 14c0-6 0-14-7-14-8 0-8 8-8 14 0 119 0 238 0 357 0 8 0 14 8 14 7 0 7-6 7-14 0-119 0-238 0-357z"><text:p/></draw:path><draw:path draw:style-name="gr3" draw:text-style-name="P9" svg:width="0.0752in" svg:height="0.0685in" svg:x="1.3157in" svg:y="0.0618in" svg:viewBox="0 0 192 175" svg:d="M118 54c3-10 12-45 38-45 2 0 11 0 20 5-11 1-19 11-19 21 0 6 5 13 15 13 8 0 20-6 20-23 0-19-22-25-35-25-23 0-36 21-40 30-10-26-31-30-42-30-41 0-63 51-63 59 0 5 3 4 4 5 4 0 5-1 6-5 13-40 38-50 52-50 7 0 21 3 21 26 0 11-7 38-21 92-7 24-20 40-37 40-2 0-11 0-19-5 9-2 18-10 18-21 0-10-9-13-14-13-12 0-22 10-22 22 0 17 20 25 36 25 27 0 40-26 41-29 4 15 19 29 42 29 39 0 61-50 61-59 0-4-3-4-4-4-3 0-4 1-4 5-14 40-40 50-52 50-16 0-21-13-21-26 0-8 2-17 7-34 4-18 7-35 12-53z"><text:p/></draw:path><draw:path draw:style-name="gr3" draw:text-style-name="P9" svg:width="0.0535in" svg:height="0.1815in" svg:x="1.4157in" svg:y="0in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0-35 8-11 8-20 8-34 0-33 0-66 0-100z"><text:p/></draw:path></draw:g></text:p>
        </text:list-item>
        <text:list-item>
          <text:p text:style-name="P68">קבוצה המתקבלת מהחלפה של של כל מספר שלם בקבוצת הממשיים שקטנים ממנו:</text:p>
          <text:p text:style-name="P67"><draw:g text:anchor-type="as-char" svg:y="-0.1283in" draw:z-index="141" draw:name="Shape93" draw:style-name="gr1"><svg:title>TexMaths</svg:title><svg:desc>11§display§\big\{ \{ x \in \N \colon x &lt; a \} \colon a \in \N \big\}§svg§600§FALSE§</svg:desc><draw:path draw:style-name="gr2" draw:text-style-name="P8" svg:width="1.6457in" svg:height="0.1661in" svg:x="0.0004in" svg:y="0.0079in" svg:viewBox="0 0 4181 423" svg:d="M2092 423c-698 0-1394 0-2092 0 0-141 0-282 0-423 1394 0 2787 0 4181 0 0 141 0 282 0 423-696 0-1393 0-2089 0z"><text:p/></draw:path><draw:path draw:style-name="gr3" draw:text-style-name="P9" svg:width="0.0539in" svg:height="0.1815in" svg:x="0.0098in" svg:y="0in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3" draw:text-style-name="P9" svg:width="0.0539in" svg:height="0.1512in" svg:x="0.0921in" svg:y="0.0154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3" draw:text-style-name="P9" svg:width="0.0756in" svg:height="0.0685in" svg:x="0.1622in" svg:y="0.0618in" svg:viewBox="0 0 193 175" svg:d="M118 54c2-10 11-45 38-45 2 0 11 0 20 5-11 1-19 11-19 21 0 6 5 13 15 13 8 0 21-6 21-23 0-19-24-25-37-25-22 0-35 21-40 30-9-26-30-30-41-30-41 0-63 51-63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9" svg:width="0.076in" svg:height="0.0874in" svg:x="0.2992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28in" svg:height="0.1063in" svg:x="0.4346in" svg:y="0.0256in" svg:viewBox="0 0 262 271" svg:d="M33 35c0 63 0 126 0 188 0 20-2 27-22 27-4 0-11 0-11 6 0 7 7 7 13 7 20 0 40 0 60 0 7 0 13 0 13-7 0-6-7-6-12-6-21 0-24-8-24-28 0-59 0-119 0-177 56 74 111 148 167 220 3 5 5 6 7 6 7 0 7-7 7-13 0-72 0-145 0-217 0-21 4-27 22-28 2 0 9 0 9-6 0-7-7-7-13-7-19 0-38 0-56 0-7 0-14 0-14 7 0 6 7 6 11 6 22 1 26 9 26 29 0 39 0 80 0 121-40-53-78-105-118-157-3-6-4-6-13-6-22 0-45 0-67 0-8 0-14 0-14 7 0 6 6 6 8 6 11 1 19 8 22 12-1 4-1 5-1 10zM218 244c-56-73-112-147-168-221-4-4-4-5-8-10 15 0 31 0 46 0 43 59 87 117 130 176 0 18 0 37 0 55z"><text:p/></draw:path><draw:path draw:style-name="gr3" draw:text-style-name="P9" svg:width="0.0157in" svg:height="0.065in" svg:x="0.5705in" svg:y="0.0642in" svg:viewBox="0 0 41 166" svg:d="M41 21c0-11-9-21-20-21s-21 10-21 21 10 20 21 20 20-9 20-20zM41 146c0-11-9-21-20-21s-21 10-21 21 10 20 21 20 20-9 20-20z"><text:p/></draw:path><draw:path draw:style-name="gr3" draw:text-style-name="P9" svg:width="0.0756in" svg:height="0.0685in" svg:x="0.6551in" svg:y="0.0618in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9" svg:width="0.0929in" svg:height="0.0874in" svg:x="0.7921in" svg:y="0.0472in" svg:viewBox="0 0 237 223" svg:d="M229 17c4-3 8-5 8-9 0-5-4-8-8-8-1 0-2 0-7 2-71 34-143 67-214 101-5 3-8 4-8 9s3 7 8 8c71 33 143 67 214 101 5 2 6 2 7 2 4 0 8-4 8-7 0-5-4-6-8-8-67-32-135-64-203-96 68-32 136-64 203-95z"><text:p/></draw:path><draw:path draw:style-name="gr3" draw:text-style-name="P9" svg:width="0.0693in" svg:height="0.0685in" svg:x="0.9461in" svg:y="0.0618in" svg:viewBox="0 0 177 175" svg:d="M129 25c-7-14-19-25-35-25-46 0-94 57-94 113 0 37 21 62 52 62 7 0 26-1 49-29 4 17 17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9" svg:width="0.0539in" svg:height="0.1512in" svg:x="1.0315in" svg:y="0.0154in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3" draw:text-style-name="P9" svg:width="0.0157in" svg:height="0.065in" svg:x="1.1268in" svg:y="0.0642in" svg:viewBox="0 0 41 166" svg:d="M41 21c0-11-10-21-21-21s-20 10-20 21 9 20 20 20 21-9 21-20zM41 146c0-11-10-21-21-21s-20 10-20 21 9 20 20 20 21-9 21-20z"><text:p/></draw:path><draw:path draw:style-name="gr3" draw:text-style-name="P9" svg:width="0.0693in" svg:height="0.0685in" svg:x="1.2126in" svg:y="0.0618in" svg:viewBox="0 0 177 175" svg:d="M129 25c-7-14-18-25-35-25-46 0-94 57-94 113 0 37 21 62 52 62 7 0 26-1 50-29 3 17 17 29 36 29 13 0 22-9 28-21 6-14 11-37 11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3" draw:text-style-name="P9" svg:width="0.0756in" svg:height="0.0874in" svg:x="1.3421in" svg:y="0.0472in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9" svg:width="0.1028in" svg:height="0.1063in" svg:x="1.4768in" svg:y="0.0256in" svg:viewBox="0 0 262 271" svg:d="M34 35c0 63 0 126 0 188 0 20-3 27-23 27-4 0-11 0-11 6 0 7 7 7 13 7 20 0 40 0 60 0 7 0 13 0 13-7 0-6-7-6-12-6-21 0-24-8-24-28 0-59 0-119 0-177 56 74 111 148 167 220 3 5 5 6 9 6 5 0 5-7 5-13 0-72 0-145 0-217 0-21 4-27 22-28 2 0 9 0 9-6 0-7-6-7-13-7-19 0-38 0-56 0-7 0-14 0-14 7 0 6 7 6 11 6 22 1 26 9 26 29 0 39 0 80 0 121-39-53-78-105-117-157-4-6-5-6-14-6-22 0-45 0-67 0-8 0-14 0-14 7 0 6 6 6 9 6 10 1 18 8 21 12 0 4 0 5 0 10zM218 244c-56-73-112-147-168-221-4-4-4-5-8-10 15 0 31 0 46 0 43 59 87 117 130 176 0 18 0 37 0 55z"><text:p/></draw:path><draw:path draw:style-name="gr3" draw:text-style-name="P9" svg:width="0.0539in" svg:height="0.1815in" svg:x="1.6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68">קבוצה המתקבלת מהחלפה של כל מספר ממשי בריבועו:</text:p>
          <text:p text:style-name="P67"><draw:g text:anchor-type="as-char" svg:y="-0.1319in" draw:z-index="139" draw:name="Shape94" draw:style-name="gr1"><svg:title>TexMaths</svg:title><svg:desc>11§display§\left\{x^2 \colon x \in \R \right\}§svg§600§FALSE§</svg:desc><draw:path draw:style-name="gr2" draw:text-style-name="P8" svg:width="0.7917in" svg:height="0.1709in" svg:x="0.0004in" svg:y="0.0083in" svg:viewBox="0 0 2012 435" svg:d="M1007 435c-336 0-671 0-1007 0 0-145 0-291 0-435 671 0 1341 0 2012 0 0 144 0 290 0 435-335 0-671 0-1005 0z"><text:p/></draw:path><draw:path draw:style-name="gr3" draw:text-style-name="P9" svg:width="0.0539in" svg:height="0.1819in" svg:x="0.0098in" svg:y="0.0051in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3" draw:text-style-name="P9" svg:width="0.0756in" svg:height="0.0685in" svg:x="0.0858in" svg:y="0.0673in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1 0-19-5 10-2 18-10 18-21s-8-13-14-13c-12 0-22 10-22 22 0 18 20 25 36 25 27 0 40-26 41-29 4 14 19 29 42 29 39 0 61-49 61-59 0-4-3-4-4-4-3 0-4 2-4 4-14 42-40 51-52 51-15 0-21-13-21-26 0-8 2-16 7-34 4-18 7-35 12-53z"><text:p/></draw:path><draw:path draw:style-name="gr3" draw:text-style-name="P9" svg:width="0.0469in" svg:height="0.0705in" svg:x="0.1752in" svg:y="0.0004in" svg:viewBox="0 0 120 180" svg:d="M120 131c-3 0-6 0-9 0-1 6-3 22-8 25-2 1-23 1-26 1-16 0-33 0-49 0 28-25 37-32 53-46 20-15 39-33 39-58 0-33-29-53-63-53s-57 24-57 49c0 14 12 15 14 15 7 0 15-4 15-14 0-5-1-15-16-15 9-20 27-25 40-25 26 0 41 21 41 43 0 24-17 42-26 52-22 21-43 43-65 65-3 2-3 2-3 10 37 0 75 0 112 0 2-17 6-33 8-49z"><text:p/></draw:path><draw:path draw:style-name="gr3" draw:text-style-name="P9" svg:width="0.0157in" svg:height="0.0654in" svg:x="0.2669in" svg:y="0.0689in" svg:viewBox="0 0 41 167" svg:d="M41 21c0-12-10-21-21-21-12 0-20 9-20 21 0 11 8 20 20 20 11 0 21-9 21-20zM41 147c0-11-10-21-21-21-12 0-20 10-20 21s8 20 20 20c11 0 21-9 21-20z"><text:p/></draw:path><draw:path draw:style-name="gr3" draw:text-style-name="P9" svg:width="0.0756in" svg:height="0.0685in" svg:x="0.3508in" svg:y="0.0673in" svg:viewBox="0 0 193 175" svg:d="M119 54c2-10 11-45 37-45 2 0 11 0 20 4-11 2-19 12-19 21 0 7 5 15 15 15 8 0 21-8 21-24 0-19-22-25-36-25-23 0-36 21-40 30-10-26-31-30-42-30-41 0-63 50-63 60 0 4 3 3 5 4 3 0 4-1 5-4 13-41 39-51 52-51 7 0 21 3 21 25 0 12-7 39-21 93-6 24-20 40-37 40-2 0-11 0-19-5 10-2 18-10 18-21s-8-13-14-13c-12 0-22 10-22 22 0 18 20 25 36 25 27 0 40-26 41-29 6 14 19 29 42 29 39 0 61-49 61-59 0-4-3-4-4-4-3 0-4 2-4 4-14 42-40 51-52 51-15 0-21-13-21-26 0-8 2-16 7-34 4-18 8-35 13-53z"><text:p/></draw:path><draw:path draw:style-name="gr3" draw:text-style-name="P9" svg:width="0.0756in" svg:height="0.0878in" svg:x="0.4882in" svg:y="0.0524in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3" draw:text-style-name="P9" svg:width="0.1039in" svg:height="0.1035in" svg:x="0.6217in" svg:y="0.0299in" svg:viewBox="0 0 265 264" svg:d="M97 143c4 0 10 0 14 0 20 30 39 60 58 91 4 5 14 20 18 25 2 5 3 5 12 5 18 0 36 0 54 0 7 0 12 0 12-7 0-3-2-6-5-6-15-3-33-28-43-40-2-5-22-30-48-72 35-6 68-21 68-67 0-53-57-72-103-72-40 0-80 0-121 0-6 0-13 0-13 7 0 6 8 6 10 6 22 0 24 4 24 22 0 64 0 129 0 194 0 20-2 22-24 22-2 0-10 0-10 6 0 7 7 7 13 7 35 0 71 0 106 0 6 0 13 0 13-7 0-6-7-6-11-6-22 0-24-3-24-22 0-28 0-57 0-86zM172 125c11-15 12-36 12-52 0-19-2-40-15-55 16 3 54 15 54 54 0 25-12 45-51 53zM97 34c0-8 0-21 24-21 33 0 50 13 50 60 0 49-13 57-74 57 0-32 0-64 0-96zM45 251c2-6 2-17 2-20 0-67 0-132 0-197 0-3 0-14-2-21 14 0 30 0 44 0-5 7-5 15-5 20 0 65 0 131 0 198 0 3 0 14 3 20-14 0-28 0-42 0zM128 143c2 0 3-1 6-1 6 0 15 0 20-1 7 9 48 78 80 110-12 0-25 0-37 0-23-36-46-72-69-108z"><text:p/></draw:path><draw:path draw:style-name="gr3" draw:text-style-name="P9" svg:width="0.0539in" svg:height="0.1819in" svg:x="0.7465in" svg:y="0.0051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1-35 8-11 8-20 8-34 0-33 0-66 0-101z"><text:p/></draw:path></draw:g></text:p>
        </text:list-item>
        <text:list-item>
          <text:p text:style-name="P68">קבוצת הממשיים שאינם רציונלים:</text:p>
          <text:p text:style-name="P67"><draw:g text:anchor-type="as-char" svg:y="-0.1283in" draw:z-index="78" draw:name="Shape95" draw:style-name="gr1"><svg:title>TexMaths</svg:title><svg:desc>11§display§\big\{x \in \R \colon x \notin \Q \big\}§svg§600§FALSE§</svg:desc><draw:path draw:style-name="gr2" draw:text-style-name="P8" svg:width="1.028in" svg:height="0.1661in" svg:x="0.0004in" svg:y="0.0079in" svg:viewBox="0 0 2612 423" svg:d="M1307 423c-436 0-871 0-1307 0 0-141 0-282 0-423 870 0 1742 0 2612 0 0 141 0 282 0 423-435 0-870 0-1305 0z"><text:p/></draw:path><draw:path draw:style-name="gr3" draw:text-style-name="P9" svg:width="0.0539in" svg:height="0.1815in" svg:x="0.0098in" svg:y="0in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3" draw:text-style-name="P9" svg:width="0.0756in" svg:height="0.0685in" svg:x="0.0858in" svg:y="0.0618in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3-21-26 0-8 2-17 7-34 4-18 7-35 12-53z"><text:p/></draw:path><draw:path draw:style-name="gr3" draw:text-style-name="P9" svg:width="0.0756in" svg:height="0.0874in" svg:x="0.2236in" svg:y="0.0472in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9" svg:width="0.1039in" svg:height="0.1031in" svg:x="0.3571in" svg:y="0.0256in" svg:viewBox="0 0 265 263" svg:d="M97 143c4 0 10 0 14 0 20 30 39 60 58 90 4 6 14 20 18 26 2 4 3 4 12 4 18 0 36 0 54 0 7 0 12 0 12-7 0-3-2-5-5-6-15-3-33-28-43-40-2-4-22-29-48-71 35-6 68-21 68-66 0-54-57-73-103-73-40 0-80 0-121 0-6 0-13 0-13 7 0 6 8 6 10 6 22 0 24 4 24 22 0 64 0 129 0 194 0 19-2 21-24 21-2 0-10 0-10 6 0 7 7 7 13 7 35 0 71 0 106 0 6 0 13 0 13-7 0-6-7-6-11-6-22 0-24-3-24-21 0-29 0-57 0-86zM172 124c11-14 12-35 12-51 0-19-2-39-15-55 16 3 54 15 54 55 0 24-12 44-51 51zM97 34c0-8 0-21 24-21 33 0 50 15 50 60 0 49-13 57-74 57 0-32 0-64 0-96zM45 250c2-6 2-17 2-20 0-65 0-130 0-195 0-4 0-14-2-22 14 0 30 0 44 0-5 7-5 15-5 20 0 65 0 131 0 197 0 3 0 14 3 20-14 0-28 0-42 0zM127 143c3 0 4 0 7 0 6 0 15-1 20-2 7 10 48 78 80 109-12 0-25 0-37 0-23-35-47-72-70-107z"><text:p/></draw:path><draw:path draw:style-name="gr3" draw:text-style-name="P9" svg:width="0.0157in" svg:height="0.065in" svg:x="0.4941in" svg:y="0.0642in" svg:viewBox="0 0 41 166" svg:d="M41 21c0-11-9-21-20-21s-21 10-21 21 10 20 21 20 20-9 20-20zM41 146c0-11-9-21-20-21s-21 10-21 21 10 20 21 20 20-9 20-20z"><text:p/></draw:path><draw:path draw:style-name="gr3" draw:text-style-name="P9" svg:width="0.0756in" svg:height="0.0685in" svg:x="0.5783in" svg:y="0.0618in" svg:viewBox="0 0 193 175" svg:d="M118 54c2-10 11-45 38-45 2 0 11 0 19 5-10 1-19 11-19 21 0 6 5 13 16 13 8 0 21-6 21-23 0-19-24-25-37-25-22 0-36 21-40 30-10-26-31-30-42-30-40 0-62 51-62 59 0 5 3 5 5 5 3 0 4-1 5-5 12-40 39-50 52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9" svg:width="0.0591in" svg:height="0.1512in" svg:x="0.7283in" svg:y="0.0154in" svg:viewBox="0 0 151 385" svg:d="M149 15c2-5 2-6 2-7 0-5-4-8-8-8-2 0-5 1-7 3-45 122-89 246-134 368-2 4-1 4-2 7 0 4 4 7 8 7 5 0 6-2 9-9 44-120 88-241 132-361z"><text:p/></draw:path><draw:path draw:style-name="gr3" draw:text-style-name="P9" svg:width="0.076in" svg:height="0.0874in" svg:x="0.7157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83in" svg:height="0.1335in" svg:x="0.8516in" svg:y="0.0224in" svg:viewBox="0 0 276 340" svg:d="M173 275c54-12 103-54 103-135 0-97-69-140-138-140-71 0-138 45-138 140 0 82 50 121 96 133 17 40 55 67 103 67 20 0 41-3 61-11 6-3 11-3 11-9 0-4-4-7-7-7-1 0-1 0-4 1-10 2-15 2-21 2-35 0-57-22-66-41zM85 25c-23 27-30 72-30 115 0 37 4 86 30 115-27-10-71-40-71-115 0-78 48-107 71-116zM191 24c27 10 71 41 71 116 0 79-47 107-71 115 24-27 30-72 30-115 0-38-4-86-30-115zM138 265c-62 0-70-81-70-125 0-46 8-126 70-126s70 82 70 126c0 46-8 125-70 125zM112 276c11 3 17 3 26 3 2 0 11 0 20-2 11 25 29 39 49 47 3 2 3 2 4 2 0 1-6 1-12 1-33 0-66-15-87-51z"><text:p/></draw:path><draw:path draw:style-name="gr3" draw:text-style-name="P9" svg:width="0.0539in" svg:height="0.1815in" svg:x="0.9827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68">הקבוצה המתקבלת מהחלפה של כל מספר טבעי בקבוצת המחלקים אותו:</text:p>
          <text:p text:style-name="P67"><draw:g text:anchor-type="as-char" svg:y="-0.1283in" draw:z-index="140" draw:name="Shape96" draw:style-name="gr1"><svg:title>TexMaths</svg:title><svg:desc>11§display§\big\{ \{ x \in \N \colon x \mid a \} \colon a \in \N \big\}§svg§600§FALSE§</svg:desc><draw:path draw:style-name="gr2" draw:text-style-name="P8" svg:width="1.5693in" svg:height="0.1661in" svg:x="0.0004in" svg:y="0.0079in" svg:viewBox="0 0 3987 423" svg:d="M1995 423c-666 0-1330 0-1995 0 0-141 0-282 0-423 1329 0 2658 0 3987 0 0 141 0 282 0 423-664 0-1329 0-1992 0z"><text:p/></draw:path><draw:path draw:style-name="gr3" draw:text-style-name="P9" svg:width="0.0539in" svg:height="0.1815in" svg:x="0.0098in" svg:y="0in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3" draw:text-style-name="P9" svg:width="0.0539in" svg:height="0.1512in" svg:x="0.0921in" svg:y="0.0154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3" draw:text-style-name="P9" svg:width="0.0756in" svg:height="0.0685in" svg:x="0.1622in" svg:y="0.0618in" svg:viewBox="0 0 193 175" svg:d="M118 54c2-10 11-45 38-45 2 0 11 0 20 5-11 1-19 11-19 21 0 6 5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9" svg:width="0.076in" svg:height="0.0874in" svg:x="0.2992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28in" svg:height="0.1063in" svg:x="0.4346in" svg:y="0.0256in" svg:viewBox="0 0 262 271" svg:d="M33 35c0 63 0 126 0 188 0 20-2 27-22 27-4 0-11 0-11 6 0 7 6 7 13 7 20 0 40 0 60 0 7 0 13 0 13-7 0-6-7-6-12-6-21 0-24-8-24-28 0-59 0-119 0-177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4c-56-73-112-147-168-221-4-4-4-5-8-10 15 0 31 0 46 0 43 59 87 117 130 176 0 18 0 37 0 55z"><text:p/></draw:path><draw:path draw:style-name="gr3" draw:text-style-name="P9" svg:width="0.0157in" svg:height="0.065in" svg:x="0.5705in" svg:y="0.0642in" svg:viewBox="0 0 41 166" svg:d="M41 21c0-11-9-21-20-21-12 0-21 10-21 21s9 20 21 20c11 0 20-9 20-20zM41 146c0-11-9-21-20-21-12 0-21 10-21 21s9 20 21 20c11 0 20-9 20-20z"><text:p/></draw:path><draw:path draw:style-name="gr3" draw:text-style-name="P9" svg:width="0.0756in" svg:height="0.0685in" svg:x="0.6551in" svg:y="0.0618in" svg:viewBox="0 0 193 175" svg:d="M118 54c2-10 11-45 38-45 1 0 11 0 19 5-11 1-19 11-19 21 0 6 5 13 16 13 7 0 21-6 21-23 0-19-24-25-37-25-22 0-36 21-40 30-10-26-31-30-42-30-40 0-62 51-62 59 0 5 3 5 5 5 3 0 4-1 4-5 13-40 38-50 52-50 7 0 21 3 21 26 0 11-7 38-21 92-6 24-19 40-37 40-2 0-11 0-19-5 9-2 18-10 18-21 0-10-9-13-14-13-12 0-21 10-21 22 0 17 19 25 36 25 26 0 40-26 41-29 4 15 18 29 42 29 39 0 61-50 61-59 0-4-3-4-4-4-4 0-4 1-5 5-14 40-40 50-52 50-14 0-21-13-21-26 0-8 2-17 7-34 4-18 8-35 13-53z"><text:p/></draw:path><draw:path draw:style-name="gr3" draw:text-style-name="P9" svg:width="0.0055in" svg:height="0.1512in" svg:x="0.7976in" svg:y="0.0154in" svg:viewBox="0 0 15 385" svg:d="M15 14c0-6 0-14-7-14-8 0-8 8-8 14 0 119 0 238 0 357 0 8 0 14 8 14 7 0 7-6 7-14 0-119 0-238 0-357z"><text:p/></draw:path><draw:path draw:style-name="gr3" draw:text-style-name="P9" svg:width="0.0693in" svg:height="0.0685in" svg:x="0.8697in" svg:y="0.0618in" svg:viewBox="0 0 177 175" svg:d="M129 25c-7-14-18-25-35-25-46 0-94 57-94 113 0 37 21 62 52 62 7 0 26-1 50-29 3 17 17 29 34 29 15 0 24-9 29-21 7-14 12-37 12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3" draw:text-style-name="P9" svg:width="0.0539in" svg:height="0.1512in" svg:x="0.9551in" svg:y="0.0154in" svg:viewBox="0 0 138 385" svg:d="M56 334c0 15-10 40-53 42-2 2-3 3-3 5 0 4 4 4 8 4 37 0 73-18 73-48 0-29 0-58 0-88 0-13 0-27 16-39 14-11 28-12 37-12 1-1 4-2 4-4 0-5-3-5-7-5-25-2-44-15-48-34-2-4-2-5-2-20 0-25 0-50 0-76 0-16 0-28-18-42-16-13-42-17-55-17-4 0-8 0-8 4 0 5 2 5 7 5 24 1 43 14 48 34 1 3 1 3 1 18 0 26 0 53 0 81 0 18 2 24 16 36 7 8 18 12 29 16-32 9-45 26-45 48 0 30 0 61 0 92z"><text:p/></draw:path><draw:path draw:style-name="gr3" draw:text-style-name="P9" svg:width="0.0157in" svg:height="0.065in" svg:x="1.0504in" svg:y="0.0642in" svg:viewBox="0 0 41 166" svg:d="M41 21c0-11-10-21-21-21s-20 10-20 21 9 20 20 20 21-9 21-20zM41 146c0-11-10-21-21-21s-20 10-20 21 9 20 20 20 21-9 21-20z"><text:p/></draw:path><draw:path draw:style-name="gr3" draw:text-style-name="P9" svg:width="0.0693in" svg:height="0.0685in" svg:x="1.1362in" svg:y="0.0618in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3" draw:text-style-name="P9" svg:width="0.0756in" svg:height="0.0874in" svg:x="1.2657in" svg:y="0.0472in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9" svg:width="0.1028in" svg:height="0.1063in" svg:x="1.4004in" svg:y="0.0256in" svg:viewBox="0 0 262 271" svg:d="M34 35c0 63 0 126 0 188 0 20-3 27-23 27-4 0-11 0-11 6 0 7 7 7 13 7 20 0 40 0 60 0 7 0 13 0 13-7 0-6-7-6-11-6-22 0-25-8-25-28 0-59 0-119 0-177 56 74 111 148 167 220 3 5 5 6 9 6 5 0 5-7 5-13 0-72 0-145 0-217 0-21 4-27 22-28 2 0 9 0 9-6 0-7-6-7-13-7-19 0-38 0-56 0-7 0-14 0-14 7 0 6 7 6 11 6 22 1 26 9 26 29 0 39 0 80 0 121-39-53-78-105-117-157-4-6-5-6-14-6-22 0-45 0-67 0-7 0-14 0-14 7 0 6 7 6 9 6 10 1 18 8 21 12 0 4 0 5 0 10zM218 244c-56-73-112-147-168-221-4-4-4-5-8-10 15 0 31 0 46 0 43 59 87 117 130 176 0 18 0 37 0 55z"><text:p/></draw:path><draw:path draw:style-name="gr3" draw:text-style-name="P9" svg:width="0.0539in" svg:height="0.1815in" svg:x="1.524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68">הקבוצה המתקבלת מהחלפת ממשי בחזקה השלישית שלו:</text:p>
          <text:p text:style-name="P67"><draw:g text:anchor-type="as-char" svg:y="-0.1319in" draw:z-index="138" draw:name="Shape97" draw:style-name="gr1"><svg:title>TexMaths</svg:title><svg:desc>11§display§\left\{x^3 \colon x \in \R \right\}§svg§600§FALSE§</svg:desc><draw:path draw:style-name="gr2" draw:text-style-name="P8" svg:width="0.7917in" svg:height="0.1709in" svg:x="0.0004in" svg:y="0.0083in" svg:viewBox="0 0 2012 435" svg:d="M1007 435c-336 0-671 0-1007 0 0-145 0-291 0-435 671 0 1341 0 2012 0 0 144 0 290 0 435-335 0-671 0-1005 0z"><text:p/></draw:path><draw:path draw:style-name="gr3" draw:text-style-name="P9" svg:width="0.0539in" svg:height="0.1819in" svg:x="0.0098in" svg:y="0.0051in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3" draw:text-style-name="P9" svg:width="0.0756in" svg:height="0.0685in" svg:x="0.0858in" svg:y="0.0673in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1 0-19-5 10-2 18-10 18-21s-8-13-14-13c-12 0-22 10-22 22 0 18 20 25 36 25 27 0 40-26 41-29 4 14 19 29 42 29 39 0 61-49 61-59 0-4-3-4-4-4-3 0-4 2-4 4-14 42-40 51-52 51-15 0-21-13-21-26 0-8 2-16 7-34 4-18 7-35 12-53z"><text:p/></draw:path><draw:path draw:style-name="gr3" draw:text-style-name="P9" svg:width="0.0484in" svg:height="0.0724in" svg:x="0.174in" svg:y="0.0004in" svg:viewBox="0 0 124 185" svg:d="M59 89c21 0 37 16 37 44 0 34-20 43-35 43-11 0-35-2-47-18 14 0 16-9 16-16s-6-14-15-14c-7 0-15 4-15 15 0 26 29 42 62 42 37 0 62-25 62-52 0-21-16-41-46-48 28-10 39-31 39-48 0-20-26-37-55-37-30 0-53 14-53 36 0 9 5 15 14 15 8 0 13-6 13-14 0-7-5-14-13-14 9-12 28-15 38-15 12 0 29 6 29 29 0 12-4 25-11 32-9 12-16 12-29 13-7 0-8 0-9 1-1 0-4 0-4 3s4 3 8 3c5 0 10 0 14 0z"><text:p/></draw:path><draw:path draw:style-name="gr3" draw:text-style-name="P9" svg:width="0.0157in" svg:height="0.0654in" svg:x="0.2669in" svg:y="0.0689in" svg:viewBox="0 0 41 167" svg:d="M41 21c0-12-10-21-21-21-12 0-20 9-20 21 0 11 8 20 20 20 11 0 21-9 21-20zM41 147c0-11-10-21-21-21-12 0-20 10-20 21s8 20 20 20c11 0 21-9 21-20z"><text:p/></draw:path><draw:path draw:style-name="gr3" draw:text-style-name="P9" svg:width="0.0756in" svg:height="0.0685in" svg:x="0.3508in" svg:y="0.0673in" svg:viewBox="0 0 193 175" svg:d="M119 54c2-10 11-45 37-45 2 0 11 0 20 4-11 2-19 12-19 21 0 7 5 15 15 15 8 0 21-8 21-24 0-19-22-25-36-25-23 0-36 21-40 30-10-26-31-30-42-30-41 0-63 50-63 60 0 4 3 3 5 4 3 0 4-1 5-4 13-41 39-51 52-51 7 0 21 3 21 25 0 12-7 39-21 93-6 24-20 40-37 40-2 0-11 0-19-5 10-2 18-10 18-21s-8-13-14-13c-12 0-22 10-22 22 0 18 20 25 36 25 27 0 40-26 41-29 6 14 19 29 42 29 39 0 61-49 61-59 0-4-3-4-4-4-3 0-4 2-4 4-14 42-40 51-52 51-15 0-21-13-21-26 0-8 2-16 7-34 4-18 8-35 13-53z"><text:p/></draw:path><draw:path draw:style-name="gr3" draw:text-style-name="P9" svg:width="0.0756in" svg:height="0.0878in" svg:x="0.4882in" svg:y="0.0524in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3" draw:text-style-name="P9" svg:width="0.1039in" svg:height="0.1035in" svg:x="0.6217in" svg:y="0.0299in" svg:viewBox="0 0 265 264" svg:d="M97 143c4 0 10 0 14 0 20 30 39 60 58 91 4 5 14 20 18 25 2 5 3 5 12 5 18 0 36 0 54 0 7 0 12 0 12-7 0-3-2-6-5-6-15-3-33-28-43-40-2-5-22-30-48-72 35-6 68-21 68-67 0-53-57-72-103-72-40 0-80 0-121 0-6 0-13 0-13 7 0 6 8 6 10 6 22 0 24 4 24 22 0 64 0 129 0 194 0 20-2 22-24 22-2 0-10 0-10 6 0 7 7 7 13 7 35 0 71 0 106 0 6 0 13 0 13-7 0-6-7-6-11-6-22 0-24-3-24-22 0-28 0-57 0-86zM172 125c11-15 12-36 12-52 0-19-2-40-15-55 16 3 54 15 54 54 0 25-12 45-51 53zM97 34c0-8 0-21 24-21 33 0 50 13 50 60 0 49-13 57-74 57 0-32 0-64 0-96zM45 251c2-6 2-17 2-20 0-67 0-132 0-197 0-3 0-14-2-21 14 0 30 0 44 0-5 7-5 15-5 20 0 65 0 131 0 198 0 3 0 14 3 20-14 0-28 0-42 0zM128 143c2 0 3-1 6-1 6 0 15 0 20-1 7 9 48 78 80 110-12 0-25 0-37 0-23-36-46-72-69-108z"><text:p/></draw:path><draw:path draw:style-name="gr3" draw:text-style-name="P9" svg:width="0.0539in" svg:height="0.1819in" svg:x="0.7465in" svg:y="0.0051in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1-35 8-11 8-20 8-34 0-33 0-66 0-101z"><text:p/></draw:path></draw:g></text:p>
        </text:list-item>
      </text:list>
      <text:h text:style-name="Heading_20_2" text:outline-level="2">6. קביעת נכונות טענות</text:h>
      <text:list text:style-name="L14">
        <text:list-item>
          <text:p text:style-name="P69"><text:span text:style-name="T27">לא </text:span>נכון – לפי הגדרת קבוצת חזקה, <draw:g text:anchor-type="as-char" svg:y="-0.1134in" draw:z-index="77" draw:name="Shape98" draw:style-name="gr1"><svg:title>TexMaths</svg:title><svg:desc>11§display§\{4, 7\} \subseteq \powerset(\{1, 4, 7\}) \implies \{4, 7\} \in \{1, 4, 7\}§svg§600§FALSE§</svg:desc><draw:path draw:style-name="gr2" draw:text-style-name="P8" svg:width="2.7882in" svg:height="0.1358in" svg:x="0.0004in" svg:y="0.0071in" svg:viewBox="0 0 7083 346" svg:d="M3542 346c-1181 0-2362 0-3542 0 0-116 0-230 0-346 2361 0 4722 0 7083 0 0 116 0 230 0 346-1180 0-2361 0-3541 0z"><text:p/></draw:path><draw:path draw:style-name="gr3" draw:text-style-name="P9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4-2-44-15-49-33-1-5-1-5-1-19 0-27 0-54 0-82 0-17-3-24-15-35-9-8-20-12-31-15 32-9 46-27 46-49 0-31 0-61 0-92z"><text:p/></draw:path><draw:path draw:style-name="gr3" draw:text-style-name="P9" svg:width="0.0669in" svg:height="0.102in" svg:x="0.0732in" svg:y="0.0102in" svg:viewBox="0 0 171 260" svg:d="M102 197c0 11 0 22 0 33 0 13 0 18-28 18-4 0-6 0-9 0 0 4 0 9 0 12 16-1 36-1 53-1 15 0 36 0 51 1 0-3 0-8 0-12-2 0-5 0-7 0-29 0-30-5-30-18 0-11 0-22 0-33 13 0 25 0 39 0 0-4 0-9 0-12-14 0-26 0-39 0 0-58 0-117 0-175 0-8 0-10-5-10-4 0-6 0-8 4-40 61-79 120-119 181 0 3 0 8 0 12 34 0 68 0 102 0zM105 185c-31 0-63 0-94 0 31-48 63-96 94-143 0 47 0 95 0 143z"><text:p/></draw:path><draw:path draw:style-name="gr3" draw:text-style-name="P9" svg:width="0.0173in" svg:height="0.0453in" svg:x="0.1583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9" svg:width="0.0646in" svg:height="0.1055in" svg:x="0.2213in" svg:y="0.0102in" svg:viewBox="0 0 165 269" svg:d="M162 26c3-5 3-5 3-14-31 0-63 0-94 0-47 0-48-4-49-12-3 0-7 0-10 0-4 26-8 53-12 79 3 0 5 0 9 0 1-5 5-29 10-35 3-2 33-2 38-2 27 0 53 0 79 0-4 6-34 48-43 61-35 52-47 105-47 145 0 3 0 21 18 21 17 0 17-18 17-21 0-7 0-13 0-20 0-21 2-42 5-63 1-9 6-42 24-66s34-48 52-73z"><text:p/></draw:path><draw:path draw:style-name="gr3" draw:text-style-name="P9" svg:width="0.0539in" svg:height="0.1512in" svg:x="0.2996in" svg:y="0in" svg:viewBox="0 0 138 385" svg:d="M55 334c0 15-10 40-52 43-2 0-3 2-3 4 0 4 4 4 8 4 37 0 73-18 73-48 0-29 0-58 0-88 0-16 0-28 16-40 13-11 28-11 36-12 2 0 5-1 5-4 0-4-4-4-7-4-25-2-44-15-49-35-1-3-1-4-1-19 0-25 0-50 0-76 0-16 0-28-18-42-16-13-42-17-55-17-4 0-8 0-8 4 0 5 2 5 5 5 26 1 45 14 49 33 1 4 1 4 1 19 0 26 0 54 0 81 0 18 3 23 17 36 7 7 18 12 29 15-32 10-46 26-46 48 0 31 0 62 0 93z"><text:p/></draw:path><draw:path draw:style-name="gr3" draw:text-style-name="P9" svg:width="0.0925in" svg:height="0.1165in" svg:x="0.4197in" svg:y="0.0165in" svg:viewBox="0 0 236 297" svg:d="M222 15c7 0 14 0 14-7 0-8-7-8-14-8-34 0-69 0-103 0-67 0-119 51-119 111 0 63 54 111 119 111 34 0 69 0 103 0 7 0 14 0 14-7s-7-7-14-7c-34 0-68 0-102 0-62 0-105-45-105-96 0-53 44-97 105-97 34 0 68 0 102 0zM21 282c-7 0-13 0-13 8 0 7 6 7 13 7 67 0 134 0 201 0 7 0 14 0 14-7 0-8-7-8-14-8-67 0-134 0-201 0z"><text:p/></draw:path><draw:path draw:style-name="gr3" draw:text-style-name="P9" svg:width="0.1079in" svg:height="0.1106in" svg:x="0.5709in" svg:y="0.0098in" svg:viewBox="0 0 275 282" svg:d="M127 0c-54 0-96 26-112 44-14 15-15 26-15 28s2 3 4 3c6 0 15-6 18-8 9-5 10-8 12-15 6-16 17-29 65-31-8 87-31 172-63 251-2 5-1 4-2 7 0 1 1 3 3 3 7 0 26-9 30-19 20-47 52-135 63-242 6 0 14 0 21 0 46 0 92 18 92 57 0 29-28 83-103 85-8 0-12 0-23 8-7 4-10 8-10 11 0 2 2 2 6 2 71 0 162-60 162-123 0-44-52-61-97-61-17 0-34 0-51 0z"><text:p/></draw:path><draw:path draw:style-name="gr3" draw:text-style-name="P9" svg:width="0.0346in" svg:height="0.1512in" svg:x="0.7012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9" svg:width="0.0535in" svg:height="0.1512in" svg:x="0.7563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" draw:text-style-name="P9" svg:width="0.05in" svg:height="0.1in" svg:x="0.835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9" svg:width="0.0177in" svg:height="0.0453in" svg:x="0.910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9" svg:width="0.0673in" svg:height="0.102in" svg:x="0.9693in" svg:y="0.0102in" svg:viewBox="0 0 172 260" svg:d="M103 197c0 11 0 22 0 33 0 13-1 18-29 18-2 0-6 0-8 0 0 4 0 9 0 12 15-1 35-1 52-1 16 0 36 0 53 1 0-3 0-8 0-12-4 0-6 0-9 0-29 0-29-5-29-18 0-11 0-22 0-33 13 0 25 0 39 0 0-4 0-9 0-12-14 0-26 0-39 0 0-58 0-117 0-175 0-8 0-10-6-10-4 0-5 0-8 4-40 61-79 120-119 181 0 3 0 8 0 12 34 0 69 0 103 0zM106 185c-32 0-63 0-95 0 32-48 63-96 95-143 0 47 0 95 0 143z"><text:p/></draw:path><draw:path draw:style-name="gr3" draw:text-style-name="P9" svg:width="0.0173in" svg:height="0.0453in" svg:x="1.053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9" svg:width="0.065in" svg:height="0.1055in" svg:x="1.1173in" svg:y="0.0102in" svg:viewBox="0 0 166 269" svg:d="M163 26c3-5 3-5 3-14-32 0-63 0-95 0-47 0-47-4-49-12-3 0-6 0-9 0-4 26-9 53-13 79 3 0 7 0 10 0 1-5 4-29 10-35 2-2 32-2 37-2 27 0 54 0 80 0-4 6-35 48-43 61-35 52-48 105-48 145 0 3 0 21 18 21 17 0 17-18 17-21 0-7 0-13 0-20 0-21 3-42 5-63 2-9 8-42 24-66 18-24 35-48 53-73z"><text:p/></draw:path><draw:path draw:style-name="gr3" draw:text-style-name="P9" svg:width="0.0535in" svg:height="0.1512in" svg:x="1.1957in" svg:y="0in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20 12 30 15-31 10-45 26-45 48 0 31 0 62 0 93z"><text:p/></draw:path><draw:path draw:style-name="gr3" draw:text-style-name="P9" svg:width="0.0346in" svg:height="0.1512in" svg:x="1.269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9" svg:width="0.1008in" svg:height="0.0354in" svg:x="1.412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9" svg:width="0.1346in" svg:height="0.0827in" svg:x="1.5059in" svg:y="0.0335in" svg:viewBox="0 0 343 211" svg:d="M259 77c16 13 36 23 49 29-14 6-33 16-49 29-82 0-164 0-246 0-6 0-13 0-13 9 0 8 7 8 13 8 76 0 153 0 229 0-19 18-39 52-39 56 0 3 5 3 7 3 3 0 6 0 8-3 8-13 18-34 44-56 26-24 53-34 72-40 7-2 7-3 8-3 1-1 1-2 1-3s0-1-1-3h-1c0-1-1-1-8-3-52-15-91-50-113-92-4-8-4-8-10-8-2 0-7 0-7 4 0 5 19 39 39 57-76 0-153 0-229 0-6 0-13-2-13 7 0 8 7 9 13 9 82 0 164 0 246 0z"><text:p/></draw:path><draw:path draw:style-name="gr3" draw:text-style-name="P9" svg:width="0.0539in" svg:height="0.1512in" svg:x="1.7449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4-15-35-8-8-19-12-30-15 32-9 45-27 45-49 0-31 0-61 0-92z"><text:p/></draw:path><draw:path draw:style-name="gr3" draw:text-style-name="P9" svg:width="0.0665in" svg:height="0.102in" svg:x="1.8146in" svg:y="0.0102in" svg:viewBox="0 0 170 260" svg:d="M102 197c0 11 0 22 0 33 0 13-1 18-29 18-3 0-6 0-8 0 0 4 0 9 0 12 15-1 35-1 52-1 15 0 37 0 52 1 0-3 0-8 0-12-2 0-5 0-7 0-29 0-30-5-30-18 0-11 0-22 0-33 13 0 25 0 38 0 0-4 0-9 0-12-13 0-25 0-38 0 0-58 0-117 0-175 0-8 0-10-7-10-3 0-4 0-7 4-40 61-78 120-118 181 0 3 0 8 0 12 34 0 68 0 102 0zM104 185c-31 0-62 0-94 0 32-48 63-96 94-143 0 47 0 95 0 143z"><text:p/></draw:path><draw:path draw:style-name="gr3" draw:text-style-name="P9" svg:width="0.0173in" svg:height="0.0453in" svg:x="1.8996in" svg:y="0.0972in" svg:viewBox="0 0 45 116" svg:d="M45 41c0-26-10-41-25-41-12 0-20 10-20 21 0 10 8 20 20 20 4 0 10-1 14-5 1-1 1-1 1-1 1 0 1 0 1 6 0 28-13 51-26 64-5 4-4 5-4 6 0 2 2 5 4 5 4 0 35-30 35-75z"><text:p/></draw:path><draw:path draw:style-name="gr3" draw:text-style-name="P9" svg:width="0.065in" svg:height="0.1055in" svg:x="1.9622in" svg:y="0.0102in" svg:viewBox="0 0 166 269" svg:d="M163 26c3-5 3-5 3-14-31 0-63 0-93 0-48 0-49-4-50-12-3 0-7 0-10 0-4 26-9 53-13 79 3 0 7 0 10 0 1-5 4-29 10-35 2-2 33-2 37-2 27 0 54 0 80 0-4 6-35 48-42 61-36 52-49 105-49 145 0 3 0 21 19 21 18 0 17-18 17-21 0-7 0-13 0-20 0-21 2-42 5-63 1-9 7-42 23-66 18-24 35-48 53-73z"><text:p/></draw:path><draw:path draw:style-name="gr3" draw:text-style-name="P9" svg:width="0.0531in" svg:height="0.1512in" svg:x="2.0409in" svg:y="0in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9" svg:width="0.0756in" svg:height="0.087in" svg:x="2.161in" svg:y="0.0311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9" svg:width="0.0535in" svg:height="0.1512in" svg:x="2.3031in" svg:y="0in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1-15 32-9 46-27 46-49 0-31 0-61 0-92z"><text:p/></draw:path><draw:path draw:style-name="gr3" draw:text-style-name="P9" svg:width="0.05in" svg:height="0.1in" svg:x="2.3815in" svg:y="0.013in" svg:viewBox="0 0 128 255" svg:d="M80 10c0-10 0-10-10-10-23 24-57 24-70 24 0 5 0 8 0 12 9 0 31 0 52-10 0 66 0 133 0 199 0 14-3 18-37 18-4 0-7 0-12 0 0 5 0 9 0 12 14-1 46-1 63-1 15 0 48 0 62 1 0-3 0-7 0-12-5 0-8 0-13 0-34 0-35-4-35-18 0-72 0-144 0-215z"><text:p/></draw:path><draw:path draw:style-name="gr3" draw:text-style-name="P9" svg:width="0.0173in" svg:height="0.0453in" svg:x="2.4571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9" svg:width="0.0673in" svg:height="0.102in" svg:x="2.5161in" svg:y="0.0102in" svg:viewBox="0 0 172 260" svg:d="M102 197c0 11 0 22 0 33 0 13 0 18-28 18-4 0-6 0-9 0 0 4 0 9 0 12 16-1 36-1 53-1 16 0 36 0 52 1 0-3 0-8 0-12-3 0-5 0-8 0-29 0-30-5-30-18 0-11 0-22 0-33 13 0 26 0 40 0 0-4 0-9 0-12-14 0-27 0-40 0 0-58 0-117 0-175 0-8 0-10-6-10-3 0-4 0-7 4-40 61-79 120-119 181 0 3 0 8 0 12 34 0 68 0 102 0zM106 185c-32 0-63 0-95 0 32-48 63-96 95-143 0 47 0 95 0 143z"><text:p/></draw:path><draw:path draw:style-name="gr3" draw:text-style-name="P9" svg:width="0.0173in" svg:height="0.0453in" svg:x="2.6012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9" svg:width="0.0646in" svg:height="0.1055in" svg:x="2.6642in" svg:y="0.0102in" svg:viewBox="0 0 165 269" svg:d="M162 26c3-5 3-5 3-14-31 0-63 0-94 0-47 0-48-4-49-12-3 0-7 0-10 0-4 26-8 53-12 79 3 0 5 0 9 0 2-5 5-29 10-35 3-2 33-2 38-2 27 0 53 0 79 0-3 6-34 48-43 61-35 52-47 105-47 145 0 3 0 21 18 21 17 0 17-18 17-21 0-7 0-13 0-20 0-21 2-42 5-63 1-9 6-42 24-66s34-48 52-73z"><text:p/></draw:path><draw:path draw:style-name="gr3" draw:text-style-name="P9" svg:width="0.0535in" svg:height="0.1512in" svg:x="2.7425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אשר <text:span text:style-name="T27">אינו מתקיים. </text:span></text:p>
        </text:list-item>
        <text:list-item>
          <text:p text:style-name="P69"><text:soft-page-break/>נכון – לפי הגדרת עקרון ההפרדה, <draw:g text:anchor-type="as-char" svg:y="-0.1272in" draw:z-index="137" draw:name="Shape99" draw:style-name="gr1"><svg:title>TexMaths</svg:title><svg:desc>11§display§7 \in \R \land 7^3 -5\cdot 7^2 - 10 \cdot 7 -28 = 0§svg§600§FALSE§</svg:desc><draw:path draw:style-name="gr2" draw:text-style-name="P8" svg:width="2.3209in" svg:height="0.1228in" svg:x="0.0004in" svg:y="0.0075in" svg:viewBox="0 0 5896 313" svg:d="M2948 313c-983 0-1966 0-2948 0 0-104 0-209 0-313 1966 0 3930 0 5896 0 0 104 0 209 0 313-982 0-1966 0-2948 0z"><text:p/></draw:path><draw:path draw:style-name="gr3" draw:text-style-name="P9" svg:width="0.065in" svg:height="0.1051in" svg:x="0.0012in" svg:y="0.0307in" svg:viewBox="0 0 166 268" svg:d="M162 25c4-4 4-5 4-13-32 0-63 0-94 0-48 0-48-4-50-12-3 0-5 0-9 0-4 26-9 53-13 79 3 0 7 0 10 0 1-6 4-31 9-35 3-2 33-2 38-2 27 0 54 0 81 0-5 6-36 48-44 60-35 53-48 105-48 144 0 5 0 22 18 22 17 0 17-17 17-22 0-6 0-13 0-20 0-21 2-40 5-61 2-9 8-42 24-66 18-25 34-50 52-74z"><text:p/></draw:path><draw:path draw:style-name="gr3" draw:text-style-name="P9" svg:width="0.0756in" svg:height="0.087in" svg:x="0.124in" svg:y="0.052in" svg:viewBox="0 0 193 222" svg:d="M179 119c7 0 14 0 14-8s-7-8-14-8c-55 0-109 0-164 0 5-51 50-88 104-88 20 0 41 0 60 0 7 0 14 0 14-7 0-8-7-8-14-8-19 0-40 0-60 0-67 0-119 49-119 111s52 111 119 111c20 0 41 0 60 0 7 0 14 0 14-8 0-7-7-7-14-7-19 0-40 0-60 0-54 0-99-37-104-88 55 0 109 0 164 0z"><text:p/></draw:path><draw:path draw:style-name="gr3" draw:text-style-name="P9" svg:width="0.1039in" svg:height="0.1031in" svg:x="0.2571in" svg:y="0.0299in" svg:viewBox="0 0 265 263" svg:d="M98 143c4 0 9 0 13 0 20 30 39 58 58 88 4 6 14 21 18 27 2 5 3 5 12 5 18 0 36 0 54 0 7 0 12 0 12-8 0-2-2-6-5-6-15-3-33-28-42-41-3-4-23-28-49-70 35-6 68-20 68-67 0-52-57-71-103-71-40 0-80 0-121 0-6 0-13 0-13 7 0 6 8 6 11 6 22 0 23 2 23 22 0 64 0 129 0 192 0 19-1 22-23 22-3 0-11 0-11 6 0 8 7 8 13 8 35 0 71 0 106 0 8 0 13 0 13-8 0-6-7-6-11-6-22 0-23-3-23-22 0-28 0-56 0-84zM172 124c11-14 12-35 12-51 0-19-2-40-15-55 16 3 54 15 54 53 0 26-11 45-51 53zM98 34c0-8 0-21 23-21 33 0 50 13 50 60 0 49-13 56-73 56 0-32 0-64 0-95zM45 249c3-7 3-18 3-22 0-63 0-128 0-193 0-3 0-14-3-21 14 0 30 0 44 0-5 7-5 14-5 20 0 65 0 130 0 194 0 5 0 15 3 22-14 0-28 0-42 0zM128 143c2-1 4-1 6-1 7 0 15-1 21-1 6 8 47 75 79 108-12 0-25 0-37 0-23-35-46-71-69-106z"><text:p/></draw:path><draw:path draw:style-name="gr3" draw:text-style-name="P9" svg:width="0.0843in" svg:height="0.0933in" svg:x="0.4071in" svg:y="0.0425in" svg:viewBox="0 0 215 238" svg:d="M116 9c-3-7-6-9-9-9-5 0-6 3-8 9-32 71-65 143-97 213-2 5-2 7-2 8 0 4 3 8 8 8 2 0 5-1 9-8 29-67 60-135 90-204 31 69 60 137 91 204 3 8 8 8 9 8 4 0 8-4 8-8-2-1 0-1-3-6-32-71-65-144-96-215z"><text:p/></draw:path><draw:path draw:style-name="gr3" draw:text-style-name="P9" svg:width="0.065in" svg:height="0.1051in" svg:x="0.5421in" svg:y="0.0307in" svg:viewBox="0 0 166 268" svg:d="M163 25c3-4 3-5 3-13-31 0-63 0-93 0-48 0-49-4-50-12-3 0-6 0-10 0-4 26-9 53-13 79 3 0 7 0 10 0 1-6 4-31 10-35 2-2 33-2 37-2 27 0 54 0 81 0-5 6-36 48-43 60-36 53-49 105-49 144 0 5 0 22 19 22 18 0 18-17 18-22 0-6 0-13 0-20 0-21 1-40 4-61 1-9 7-42 23-66 18-25 35-50 53-74z"><text:p/></draw:path><draw:path draw:style-name="gr3" draw:text-style-name="P9" svg:width="0.0484in" svg:height="0.0724in" svg:x="0.6157in" svg:y="0.0004in" svg:viewBox="0 0 124 185" svg:d="M59 89c21 0 36 14 36 44 0 33-19 43-36 43-9 0-34-3-45-19 12-1 16-10 16-15 0-9-7-15-16-15-6 0-14 5-14 16 0 25 28 42 61 42 37 0 63-26 63-52 0-21-17-43-47-48 29-11 39-31 39-48 0-21-26-37-55-37-31 0-53 14-53 36 0 9 6 15 14 15 9 0 14-7 14-14 0-8-5-14-14-14 10-12 29-15 39-15 12 0 28 6 28 29 0 11-3 25-11 32-9 11-16 11-30 12-6 0-6 0-8 1-1 2-3 0-3 4 0 3 3 3 7 3 6 0 10 0 15 0z"><text:p/></draw:path><draw:path draw:style-name="gr3" draw:text-style-name="P9" svg:width="0.0929in" svg:height="0.0055in" svg:x="0.7244in" svg:y="0.0921in" svg:viewBox="0 0 237 15" svg:d="M223 15c7 0 14 0 14-7 0-8-7-8-14-8-69 0-139 0-209 0-6 0-14 0-14 8 0 7 8 7 14 7 70 0 140 0 209 0z"><text:p/></draw:path><draw:path draw:style-name="gr3" draw:text-style-name="P9" svg:width="0.0602in" svg:height="0.1039in" svg:x="0.8717in" svg:y="0.0327in" svg:viewBox="0 0 154 265" svg:d="M154 179c0-45-32-83-74-83-17 0-34 5-48 18 0-25 0-50 0-74 8 2 20 5 33 5 47 0 75-35 75-41 0-2-1-4-5-4-1 0-1 0-3 1-8 4-26 12-53 12-15 0-33-3-50-11-4-1-5-1-6-1-3 0-3 3-3 9 0 38 0 76 0 114 0 7 0 10 5 10 3 0 4-1 5-3 4-7 18-28 50-28 20 0 30 18 33 26 6 14 7 28 7 48 0 13 0 35-9 52-10 15-24 25-42 25-28 0-50-21-57-44 1 1 2 1 7 1 13 0 20-10 20-19 0-7-7-17-20-17-6 0-19 2-19 18 0 34 26 72 70 72s84-38 84-86z"><text:p/></draw:path><draw:path draw:style-name="gr3" draw:text-style-name="P9" svg:width="0.0161in" svg:height="0.0157in" svg:x="0.987in" svg:y="0.0866in" svg:viewBox="0 0 42 41" svg:d="M42 20c0-11-10-20-21-20s-21 9-21 20 10 21 21 21 21-10 21-21z"><text:p/></draw:path><draw:path draw:style-name="gr3" draw:text-style-name="P9" svg:width="0.0646in" svg:height="0.1051in" svg:x="1.0591in" svg:y="0.0307in" svg:viewBox="0 0 165 268" svg:d="M162 25c3-4 3-5 3-13-31 0-63 0-93 0-48 0-49-4-50-12-3 0-7 0-10 0-4 26-8 53-12 79 3 0 6 0 9 0 1-6 5-31 10-35 3-2 33-2 38-2 27 0 53 0 79 0-3 6-34 48-42 60-36 53-48 105-48 144 0 5 0 22 18 22 17 0 17-17 17-22 0-6 0-13 0-20 0-21 2-40 5-61 1-9 6-42 24-66 18-25 34-50 52-74z"><text:p/></draw:path><draw:path draw:style-name="gr3" draw:text-style-name="P9" svg:width="0.0469in" svg:height="0.0701in" svg:x="1.1331in" svg:y="0.0004in" svg:viewBox="0 0 120 179" svg:d="M120 130c-3 0-6 0-9 0-1 6-4 22-8 25-2 1-23 1-26 1-16 0-33 0-49 0 27-25 37-32 53-45 20-15 39-33 39-58 0-33-29-53-64-53-33 0-56 24-56 48 0 15 12 16 14 16 7 0 15-5 15-15 0-5-1-14-16-14 8-20 27-25 40-25 26 0 41 21 41 43 0 23-17 42-26 51-22 21-43 43-65 65-3 2-3 2-3 10 37 0 75 0 112 0 2-16 6-33 8-49z"><text:p/></draw:path><draw:path draw:style-name="gr3" draw:text-style-name="P9" svg:width="0.0921in" svg:height="0.0055in" svg:x="1.2409in" svg:y="0.0921in" svg:viewBox="0 0 235 15" svg:d="M222 15c7 0 13 0 13-7 0-8-6-8-13-8-69 0-139 0-209 0-6 0-13 0-13 8 0 7 7 7 13 7 70 0 140 0 209 0z"><text:p/></draw:path><draw:path draw:style-name="gr3" draw:text-style-name="P9" svg:width="0.05in" svg:height="0.1004in" svg:x="1.3937in" svg:y="0.0327in" svg:viewBox="0 0 128 256" svg:d="M79 10c0-9 0-10-9-10-24 25-58 25-70 25 0 5 0 8 0 12 8 0 31 0 51-10 0 66 0 132 0 198 0 15-1 19-37 19-4 0-7 0-12 0 0 4 0 9 0 12 13-1 48-1 63-1s49 0 63 1c0-3 0-8 0-12-5 0-8 0-12 0-36 0-37-4-37-19 0-71 0-144 0-215z"><text:p/></draw:path><draw:path draw:style-name="gr3" draw:text-style-name="P9" svg:width="0.0638in" svg:height="0.1039in" svg:x="1.4622in" svg:y="0.0327in" svg:viewBox="0 0 163 265" svg:d="M163 134c0-31-2-61-16-90-17-37-49-44-66-44-23 0-50 10-67 46-12 27-14 57-14 88 0 29 2 62 18 91 16 31 45 40 63 40 21 0 51-9 68-45 12-27 14-56 14-86zM81 256c-15 0-37-10-45-47-4-22-4-57-4-80 0-25 0-50 3-71 8-46 37-49 46-49 14 0 39 6 46 45 4 22 4 50 4 75 0 29 0 56-4 79-6 36-28 48-46 48z"><text:p/></draw:path><draw:path draw:style-name="gr3" draw:text-style-name="P9" svg:width="0.0157in" svg:height="0.0157in" svg:x="1.5795in" svg:y="0.0866in" svg:viewBox="0 0 41 41" svg:d="M41 20c0-11-10-20-21-20s-20 9-20 20 9 21 20 21 21-10 21-21z"><text:p/></draw:path><draw:path draw:style-name="gr3" draw:text-style-name="P9" svg:width="0.0646in" svg:height="0.1051in" svg:x="1.6508in" svg:y="0.0307in" svg:viewBox="0 0 165 268" svg:d="M162 25c3-4 3-5 3-13-31 0-63 0-93 0-48 0-49-4-50-12-3 0-7 0-10 0-4 26-8 53-12 79 3 0 6 0 9 0 2-6 5-31 10-35 3-2 33-2 38-2 27 0 53 0 79 0-3 6-34 48-42 60-36 53-48 105-48 144 0 5 0 22 18 22 17 0 17-17 17-22 0-6 0-13 0-20 0-21 2-40 5-61 1-9 6-42 24-66 18-25 34-50 52-74z"><text:p/></draw:path><draw:path draw:style-name="gr3" draw:text-style-name="P9" svg:width="0.0929in" svg:height="0.0055in" svg:x="1.765in" svg:y="0.0921in" svg:viewBox="0 0 237 15" svg:d="M222 15c7 0 15 0 15-7 0-8-8-8-15-8-69 0-139 0-209 0-6 0-13 0-13 8 0 7 7 7 13 7 70 0 140 0 209 0z"><text:p/></draw:path><draw:path draw:style-name="gr3" draw:text-style-name="P9" svg:width="0.0602in" svg:height="0.1004in" svg:x="1.9122in" svg:y="0.0327in" svg:viewBox="0 0 154 256" svg:d="M30 226c13-13 27-26 40-38 61-54 84-75 84-113 0-44-35-75-82-75-43 0-72 36-72 70 0 21 19 21 20 21 6 0 21-4 21-20 0-9-8-19-21-19-3 0-3 0-6 0 10-26 31-40 53-40 35 0 52 32 52 63 0 30-20 61-41 85-24 28-49 54-74 82-4 4-4 4-4 14 47 0 96 0 143 0 3-22 8-44 11-66-3 0-7 0-10 0-2 10-4 28-9 33-2 3-27 3-36 3-23 0-46 0-69 0z"><text:p/></draw:path><draw:path draw:style-name="gr3" draw:text-style-name="P9" svg:width="0.0626in" svg:height="0.1039in" svg:x="1.987in" svg:y="0.0327in" svg:viewBox="0 0 160 265" svg:d="M46 81c-17-12-18-25-18-32 0-23 24-39 51-39 29 0 54 20 54 48 0 22-15 40-38 54-17-11-32-21-49-31zM102 118c29-15 48-34 48-60 0-36-34-58-70-58-38 0-70 29-70 65 0 6 1 24 18 42 3 5 17 14 27 20-22 13-55 33-55 71 0 40 39 67 79 67 44 0 81-33 81-74 0-13-4-29-19-46-7-9-13-12-39-27zM64 134c16 10 32 20 48 30 10 7 29 18 29 41 0 28-29 49-61 49-33 0-61-24-61-56 0-21 12-46 45-64z"><text:p/></draw:path><draw:path draw:style-name="gr3" draw:text-style-name="P9" svg:width="0.1008in" svg:height="0.035in" svg:x="2.1075in" svg:y="0.0776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9" svg:width="0.0638in" svg:height="0.1039in" svg:x="2.2654in" svg:y="0.0327in" svg:viewBox="0 0 163 265" svg:d="M163 134c0-31-2-61-16-90-17-37-49-44-66-44-23 0-51 10-67 46-12 27-14 57-14 88 0 29 1 62 18 91 16 31 44 40 63 40 21 0 50-9 68-45 12-27 14-56 14-86zM81 256c-15 0-38-10-45-47-4-22-4-57-4-80 0-25 0-50 3-71 7-46 37-49 46-49 13 0 38 6 46 45 4 22 4 50 4 75 0 29 0 56-4 79-7 36-29 48-46 48z"><text:p/></draw:path></draw:g>, אשר שניהם פסוקי אמת (לפי הצבה + הגדרת קבוצת הממשיים).</text:p>
        </text:list-item>
        <text:list-item>
          <text:p text:style-name="P70">נכון – לפי עקרון ההחלפה, <draw:g text:anchor-type="as-char" svg:y="-0.1272in" draw:z-index="134" draw:name="Shape100" draw:style-name="gr1"><svg:title>TexMaths</svg:title><svg:desc>11§display§\exists x \in \R. x^3 -5x^2 -10x -20 = 8§svg§600§FALSE§</svg:desc><draw:path draw:style-name="gr2" draw:text-style-name="P8" svg:width="2.1016in" svg:height="0.1228in" svg:x="0.0004in" svg:y="0.0075in" svg:viewBox="0 0 5339 313" svg:d="M2670 313c-890 0-1780 0-2670 0 0-104 0-209 0-313 1780 0 3559 0 5339 0 0 104 0 209 0 313-890 0-1780 0-2669 0z"><text:p/></draw:path><draw:path draw:style-name="gr3" draw:text-style-name="P9" svg:width="0.0673in" svg:height="0.1043in" svg:x="0.0012in" svg:y="0.0283in" svg:viewBox="0 0 172 266" svg:d="M172 13c0-12-2-13-14-13-48 0-96 0-145 0-6 0-13 0-13 8 0 7 7 7 13 7 47 0 96 0 143 0 0 37 0 73 0 110-46 0-91 0-137 0-7 0-15 0-15 8s8 8 15 8c46 0 91 0 137 0 0 36 0 73 0 110-47 0-96 0-143 0-6 0-13 0-13 7 0 8 7 8 13 8 49 0 97 0 145 0 12 0 14-1 14-14 0-79 0-160 0-239z"><text:p/></draw:path><draw:path draw:style-name="gr3" draw:text-style-name="P9" svg:width="0.0752in" svg:height="0.0685in" svg:x="0.0819in" svg:y="0.0665in" svg:viewBox="0 0 192 175" svg:d="M118 54c2-10 11-45 38-45 1 0 11 0 19 4-11 2-19 12-19 21 0 7 5 13 16 13 7 0 20-6 20-22 0-20-23-25-36-25-22 0-36 20-41 30-9-27-30-30-41-30-40 0-62 49-62 59 0 4 3 4 4 4 4 0 5 0 5-4 13-41 38-50 52-50 7 0 20 3 20 25 0 12-6 37-20 91-6 24-20 41-37 41-2 0-11 0-20-6 10-1 19-9 19-20 0-10-9-14-14-14-12 0-21 10-21 23 0 18 19 26 36 26 26 0 39-28 41-30 4 14 18 30 42 30 39 0 61-51 61-60 0-4-3-4-4-4-4 0-4 2-6 4-13 42-39 51-51 51-15 0-21-12-21-25 0-9 2-18 6-34 5-18 9-36 14-53z"><text:p/></draw:path><draw:path draw:style-name="gr3" draw:text-style-name="P9" svg:width="0.076in" svg:height="0.087in" svg:x="0.2193in" svg:y="0.052in" svg:viewBox="0 0 194 222" svg:d="M179 119c7 0 15 0 15-8s-8-8-15-8c-55 0-109 0-164 0 6-51 50-88 105-88 20 0 39 0 59 0 7 0 15 0 15-7 0-8-8-8-15-8-20 0-40 0-60 0-66 0-119 49-119 111s53 111 119 111c20 0 40 0 60 0 7 0 15 0 15-8 0-7-8-7-15-7-20 0-39 0-59 0-55 0-99-37-105-88 55 0 109 0 164 0z"><text:p/></draw:path><draw:path draw:style-name="gr3" draw:text-style-name="P9" svg:width="0.1043in" svg:height="0.1031in" svg:x="0.3524in" svg:y="0.0299in" svg:viewBox="0 0 266 263" svg:d="M98 143c4 0 10 0 14 0 19 30 39 58 57 88 5 6 14 21 18 27 3 5 4 5 13 5 18 0 35 0 53 0 7 0 13 0 13-8 0-2-2-6-6-6-15-3-33-28-42-41-4-4-22-28-49-70 36-6 69-20 69-67 0-52-58-71-103-71-40 0-81 0-122 0-6 0-13 0-13 7 0 6 8 6 11 6 22 0 24 2 24 22 0 64 0 129 0 192 0 19-2 22-24 22-3 0-11 0-11 6 0 8 7 8 13 8 35 0 72 0 107 0 6 0 12 0 12-8 0-6-7-6-11-6-22 0-23-3-23-22 0-28 0-56 0-84zM173 124c11-14 12-35 12-51 0-19-4-40-16-55 17 3 54 15 54 53 0 26-11 45-50 53zM98 34c0-8 0-21 24-21 33 0 48 13 48 60 0 49-12 56-72 56 0-32 0-64 0-95zM45 249c3-7 3-18 3-22 0-63 0-128 0-193 0-3 0-14-3-21 14 0 30 0 44 0-4 7-4 14-4 20 0 65 0 130 0 194 0 5 0 15 2 22-14 0-28 0-42 0zM128 143c2-1 4-1 7-1 6 0 15-1 20-1 6 8 47 75 79 108-12 0-25 0-37 0-23-35-46-71-69-106z"><text:p/></draw:path><draw:path draw:style-name="gr3" draw:text-style-name="P9" svg:width="0.0157in" svg:height="0.0157in" svg:x="0.4732in" svg:y="0.1165in" svg:viewBox="0 0 41 41" svg:d="M41 20c0-11-10-20-21-20-12 0-20 9-20 20s8 21 20 21c11 0 21-10 21-21z"><text:p/></draw:path><draw:path draw:style-name="gr3" draw:text-style-name="P9" svg:width="0.0752in" svg:height="0.0685in" svg:x="0.5067in" svg:y="0.0665in" svg:viewBox="0 0 192 175" svg:d="M118 54c3-10 12-45 38-45 2 0 11 0 20 4-11 2-19 12-19 21 0 7 5 13 15 13 8 0 20-6 20-22 0-20-22-25-35-25-23 0-36 20-40 30-10-27-31-30-42-30-41 0-63 49-63 59 0 4 3 3 4 4 4 0 5 0 6-4 13-41 38-50 52-50 7 0 21 3 21 25 0 12-7 37-21 91-7 24-20 41-37 41-2 0-12 0-19-6 9-1 18-9 18-20 0-10-9-14-14-14-12 0-22 10-22 23 0 18 20 26 36 26 27 0 40-28 41-30 4 14 19 30 42 30 39 0 61-51 61-60 0-4-3-4-4-4-3 0-4 2-4 4-14 42-40 51-52 51-16 0-21-12-21-25 0-9 2-18 7-34 4-18 7-36 12-53z"><text:p/></draw:path><draw:path draw:style-name="gr3" draw:text-style-name="P9" svg:width="0.0484in" svg:height="0.0724in" svg:x="0.5949in" svg:y="0.0004in" svg:viewBox="0 0 124 185" svg:d="M59 89c21 0 37 14 37 44 0 33-20 43-36 43-11 0-34-3-46-19 13-1 17-10 17-15 0-9-7-15-16-15-7 0-15 5-15 16 0 25 29 42 62 42 37 0 62-26 62-52 0-21-16-43-46-48 28-11 39-31 39-48 0-21-26-37-55-37-30 0-53 14-53 36 0 9 5 15 14 15 8 0 13-7 13-14 0-8-5-14-13-14 9-12 28-15 37-15 13 0 30 6 30 29 0 11-4 25-11 32-9 11-16 11-30 12-6 0-7 0-8 1-1 0-4 0-4 4 0 3 4 3 8 3s10 0 14 0z"><text:p/></draw:path><draw:path draw:style-name="gr3" draw:text-style-name="P9" svg:width="0.0925in" svg:height="0.0055in" svg:x="0.7043in" svg:y="0.0921in" svg:viewBox="0 0 236 15" svg:d="M222 15c7 0 14 0 14-7 0-8-7-8-14-8-69 0-140 0-209 0-6 0-13 0-13 8 0 7 7 7 13 7 69 0 140 0 209 0z"><text:p/></draw:path><draw:path draw:style-name="gr3" draw:text-style-name="P9" svg:width="0.0602in" svg:height="0.1039in" svg:x="0.8516in" svg:y="0.0327in" svg:viewBox="0 0 154 265" svg:d="M154 179c0-45-32-83-74-83-18 0-35 5-49 18 0-25 0-50 0-74 7 2 21 5 33 5 47 0 75-35 75-41 0-2-2-4-4-4-1 0-1 0-3 1-8 4-26 12-53 12-15 0-33-3-52-11-3-1-3-1-4-1-3 0-3 3-3 9 0 38 0 76 0 114 0 7 0 10 4 10 3 0 5-1 6-3 4-7 18-28 49-28 21 0 30 18 33 26 7 14 8 28 8 48 0 13 0 35-10 52-9 15-23 25-42 25-27 0-49-21-56-44 1 1 2 1 7 1 12 0 18-10 18-19 0-7-6-17-18-17-6 0-19 2-19 18 0 34 26 72 69 72 45 0 85-38 85-86z"><text:p/></draw:path><draw:path draw:style-name="gr3" draw:text-style-name="P9" svg:width="0.0752in" svg:height="0.0685in" svg:x="0.924in" svg:y="0.0665in" svg:viewBox="0 0 192 175" svg:d="M118 54c2-10 11-45 38-45 2 0 11 0 19 4-10 2-18 12-18 21 0 7 4 13 15 13 8 0 20-6 20-22 0-20-23-25-36-25-22 0-35 20-41 30-8-27-29-30-41-30-40 0-62 49-62 59 0 4 3 4 4 4 4 0 5 0 6-4 13-41 38-50 52-50 6 0 21 3 21 25 0 12-7 37-21 91-7 24-20 41-38 41-2 0-11 0-18-6 9-1 17-9 17-20 0-10-8-14-14-14-11 0-21 10-21 23 0 18 19 26 36 26 26 0 40-28 41-30 4 14 19 30 42 30 39 0 61-51 61-60 0-4-3-4-4-4-3 0-4 2-6 4-12 42-38 51-51 51-15 0-21-12-21-25 0-9 2-18 6-34 5-18 9-36 14-53z"><text:p/></draw:path><draw:path draw:style-name="gr3" draw:text-style-name="P9" svg:width="0.0469in" svg:height="0.0701in" svg:x="1.0134in" svg:y="0.0004in" svg:viewBox="0 0 120 179" svg:d="M120 130c-3 0-7 0-10 0 0 6-3 22-7 25-2 1-23 1-26 1-17 0-34 0-51 0 29-25 39-32 55-45 20-15 39-33 39-58 0-33-29-53-64-53-33 0-56 24-56 48 0 15 12 16 14 16 7 0 15-5 15-15 0-5-3-14-16-14 8-20 27-25 40-25 26 0 40 21 40 43 0 23-16 42-25 51-22 21-44 43-66 65-2 2-2 2-2 10 37 0 74 0 111 0 3-16 6-33 9-49z"><text:p/></draw:path><draw:path draw:style-name="gr3" draw:text-style-name="P9" svg:width="0.0925in" svg:height="0.0055in" svg:x="1.1209in" svg:y="0.0921in" svg:viewBox="0 0 236 15" svg:d="M223 15c7 0 13 0 13-7 0-8-6-8-13-8-69 0-139 0-209 0-6 0-14 0-14 8 0 7 8 7 14 7 70 0 140 0 209 0z"><text:p/></draw:path><draw:path draw:style-name="gr3" draw:text-style-name="P9" svg:width="0.05in" svg:height="0.1004in" svg:x="1.274in" svg:y="0.0327in" svg:viewBox="0 0 128 256" svg:d="M79 10c0-9 0-10-9-10-24 25-58 25-70 25 0 5 0 8 0 12 8 0 31 0 51-10 0 66 0 132 0 198 0 15-2 19-37 19-4 0-7 0-12 0 0 4 0 9 0 12 13-1 47-1 63-1 15 0 49 0 63 1 0-3 0-8 0-12-5 0-8 0-13 0-35 0-36-4-36-19 0-71 0-144 0-215z"><text:p/></draw:path><draw:path draw:style-name="gr3" draw:text-style-name="P9" svg:width="0.0638in" svg:height="0.1039in" svg:x="1.3425in" svg:y="0.0327in" svg:viewBox="0 0 163 265" svg:d="M163 134c0-31-2-61-16-90-17-37-49-44-66-44-23 0-51 10-67 46-12 27-14 57-14 88 0 29 1 62 18 91 16 31 45 40 63 40 21 0 51-9 67-45 13-27 15-56 15-86zM81 256c-15 0-38-10-45-47-4-22-4-57-4-80 0-25 0-50 3-71 8-46 36-49 46-49 12 0 39 6 45 45 5 22 5 50 5 75 0 29 0 56-5 79-5 36-27 48-45 48z"><text:p/></draw:path><draw:path draw:style-name="gr3" draw:text-style-name="P9" svg:width="0.0752in" svg:height="0.0685in" svg:x="1.4169in" svg:y="0.0665in" svg:viewBox="0 0 192 175" svg:d="M118 54c2-10 12-45 38-45 2 0 11 0 20 4-11 2-19 12-19 21 0 7 5 13 15 13 8 0 20-6 20-22 0-20-23-25-35-25-23 0-36 20-40 30-10-27-31-30-42-30-41 0-63 49-63 59 0 4 3 3 4 4 4 0 5 0 6-4 13-41 38-50 52-50 7 0 21 3 21 25 0 12-7 37-21 91-7 24-20 41-37 41-3 0-12 0-19-6 9-1 18-9 18-20 0-10-9-14-14-14-12 0-22 10-22 23 0 18 20 26 36 26 26 0 40-28 41-30 4 14 19 30 42 30 39 0 61-51 61-60 0-4-3-4-4-4-3 0-4 2-4 4-14 42-40 51-52 51-16 0-22-12-22-25 0-9 3-18 6-34 5-18 9-36 14-53z"><text:p/></draw:path><draw:path draw:style-name="gr3" draw:text-style-name="P9" svg:width="0.0925in" svg:height="0.0055in" svg:x="1.5461in" svg:y="0.0921in" svg:viewBox="0 0 236 15" svg:d="M222 15c7 0 14 0 14-7 0-8-7-8-14-8-69 0-140 0-209 0-6 0-13 0-13 8 0 7 7 7 13 7 69 0 140 0 209 0z"><text:p/></draw:path><draw:path draw:style-name="gr3" draw:text-style-name="P9" svg:width="0.0602in" svg:height="0.1004in" svg:x="1.6933in" svg:y="0.0327in" svg:viewBox="0 0 154 256" svg:d="M30 226c13-13 27-26 40-38 61-54 84-75 84-113 0-44-35-75-81-75-44 0-73 36-73 70 0 21 19 21 20 21 6 0 21-4 21-20 0-9-8-19-21-19-4 0-4 0-5 0 9-26 30-40 52-40 35 0 52 32 52 63 0 30-19 61-41 85-24 28-49 54-74 82-4 4-4 4-4 14 47 0 96 0 143 0 3-22 8-44 11-66-3 0-7 0-10 0-1 10-4 28-8 33-3 3-28 3-37 3-23 0-46 0-69 0z"><text:p/></draw:path><draw:path draw:style-name="gr3" draw:text-style-name="P9" svg:width="0.0638in" svg:height="0.1039in" svg:x="1.7677in" svg:y="0.0327in" svg:viewBox="0 0 163 265" svg:d="M163 134c0-31-2-61-16-90-18-37-49-44-66-44-23 0-51 10-67 46-13 27-14 57-14 88 0 29 1 62 18 91 16 31 44 40 62 40 21 0 51-9 68-45 13-27 15-56 15-86zM80 256c-14 0-37-10-44-47-4-22-4-57-4-80 0-25 0-50 3-71 7-46 36-49 45-49 13 0 39 6 46 45 4 22 4 50 4 75 0 29 0 56-4 79-6 36-28 48-46 48z"><text:p/></draw:path><draw:path draw:style-name="gr3" draw:text-style-name="P9" svg:width="0.1008in" svg:height="0.035in" svg:x="1.8886in" svg:y="0.077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63in" svg:height="0.1039in" svg:x="2.0469in" svg:y="0.0327in" svg:viewBox="0 0 161 265" svg:d="M46 81c-17-12-19-25-19-32 0-23 26-39 53-39 28 0 53 20 53 48 0 22-15 40-38 54-17-11-32-21-49-31zM103 118c28-15 47-34 47-60 0-36-35-58-70-58-38 0-70 29-70 65 0 6 1 24 17 42 5 5 19 14 29 20-23 13-56 33-56 71 0 40 40 67 80 67 43 0 81-33 81-74 0-13-5-29-19-46-8-9-14-12-39-27zM65 134c15 10 32 20 47 30 11 7 29 18 29 41 0 28-29 49-61 49-33 0-60-24-60-56 0-21 12-46 45-64z"><text:p/></draw:path></draw:g>. נציב <draw:g text:anchor-type="as-char" svg:y="-0.1047in" draw:z-index="136" draw:name="Shape101" draw:style-name="gr1"><svg:title>TexMaths</svg:title><svg:desc>11§display§x = 7§svg§600§FALSE§</svg:desc><draw:path draw:style-name="gr2" draw:text-style-name="P8" svg:width="0.3469in" svg:height="0.0894in" svg:x="0.0039in" svg:y="0.0079in" svg:viewBox="0 0 882 228" svg:d="M441 228c-147 0-294 0-441 0 0-76 0-152 0-228 294 0 589 0 882 0 0 76 0 152 0 228-147 0-294 0-441 0z"><text:p/></draw:path><draw:path draw:style-name="gr3" draw:text-style-name="P9" svg:width="0.0756in" svg:height="0.0677in" svg:x="0.0004in" svg:y="0.0354in" svg:viewBox="0 0 193 173" svg:d="M118 54c3-10 12-45 38-45 2 0 11 0 20 4-11 2-19 12-19 21 0 6 5 14 15 14 8 0 21-8 21-23 0-20-24-25-37-25-22 0-35 21-39 30-10-26-31-30-42-30-41 0-63 49-63 59 0 4 3 2 5 4 3 0 4-1 5-4 13-40 39-50 52-50 7 0 21 3 21 25 0 12-7 38-21 92-7 23-20 38-37 38-2 0-11 0-19-4 10-2 18-10 18-20 0-11-8-14-14-14-12 0-22 11-22 23 0 16 20 24 36 24 27 0 40-26 41-29 4 14 19 29 42 29 39 0 61-48 61-58 0-4-3-4-4-4-3 0-4 2-5 4-13 40-39 49-51 49-15 0-21-12-21-24 0-9 2-16 6-34 4-17 8-35 13-52z"><text:p/></draw:path><draw:path draw:style-name="gr3" draw:text-style-name="P9" svg:width="0.1004in" svg:height="0.035in" svg:x="0.1339in" svg:y="0.0465in" svg:viewBox="0 0 256 90" svg:d="M243 15c7 0 13 0 13-7 0-8-6-8-12-8-78 0-155 0-232 0-4 0-12 0-12 8 0 7 8 7 13 7 77 0 153 0 230 0zM244 90c6 0 12 0 12-8s-6-8-13-8c-77 0-153 0-230 0-5 0-13 0-13 8s8 8 12 8c77 0 154 0 232 0z"><text:p/></draw:path><draw:path draw:style-name="gr3" draw:text-style-name="P9" svg:width="0.065in" svg:height="0.1047in" svg:x="0.2937in" svg:y="0in" svg:viewBox="0 0 166 267" svg:d="M163 26c3-5 3-5 3-14-31 0-63 0-93 0-48 0-49-4-50-12-3 0-6 0-10 0-4 26-9 53-13 79 3 0 7 0 10 0 1-6 4-30 10-35 2-2 33-2 37-2 27 0 54 0 81 0-5 6-36 48-43 61-36 50-49 104-49 143 0 3 0 21 19 21 18 0 18-18 18-21 0-6 0-13 0-19 0-22 1-43 4-64 1-9 7-40 23-65 18-24 35-48 53-72z"><text:p/></draw:path></draw:g>, <text:span text:style-name="T28">כך</text:span> <text:span text:style-name="T28">ש</text:span>הביטוי <text:span text:style-name="T28">פסוק אמת</text:span> והטענה הוכחה (<draw:g text:anchor-type="as-char" svg:y="-0.1272in" draw:z-index="135" draw:name="Shape102" draw:style-name="gr1"><svg:title>TexMaths</svg:title><svg:desc>11§display§\exists \tilde{x} \in \R. \tilde{x}^3 -5\tilde{x}^2 -10\tilde{x} -20 = 8§svg§600§FALSE§</svg:desc><draw:path draw:style-name="gr2" draw:text-style-name="P8" svg:width="2.1016in" svg:height="0.1228in" svg:x="0.0004in" svg:y="0.0071in" svg:viewBox="0 0 5339 313" svg:d="M0 0c1780 0 3559 0 5339 0 0 104 0 209 0 313-1780 0-3559 0-5339 0 0-104 0-209 0-313z"><text:p/></draw:path><draw:path draw:style-name="gr3" draw:text-style-name="P9" svg:width="0.0677in" svg:height="0.1047in" svg:x="0.0008in" svg:y="0.028in" svg:viewBox="0 0 173 267" svg:d="M173 14c0-12-1-14-15-14-48 0-95 0-144 0-6 0-14 0-14 8 0 7 8 7 14 7 48 0 96 0 143 0 0 38 0 74 0 111-46 0-91 0-137 0-7 0-15 0-15 8s8 8 15 8c46 0 91 0 137 0 0 36 0 73 0 110-47 0-95 0-143 0-6 0-14 0-14 7 0 8 8 8 14 8 49 0 96 0 144 0 14 0 15-1 15-14 0-79 0-160 0-239z"><text:p/></draw:path><draw:path draw:style-name="gr3" draw:text-style-name="P9" svg:width="0.0504in" svg:height="0.0134in" svg:x="0.0996in" svg:y="0.0323in" svg:viewBox="0 0 129 35" svg:d="M129 5c-3-2-5-3-7-5-11 5-14 18-32 18-9 0-19-6-25-9-10-7-17-9-23-9-16 0-22 8-42 30 2 2 3 3 5 5 11-6 16-19 32-19 9 0 19 7 26 10 10 7 17 9 24 9 14 0 22-9 42-30z"><text:p/></draw:path><draw:path draw:style-name="gr3" draw:text-style-name="P9" svg:width="0.0752in" svg:height="0.0685in" svg:x="0.0815in" svg:y="0.0661in" svg:viewBox="0 0 192 175" svg:d="M119 54c2-10 11-45 37-45 2 0 12 0 20 4-11 2-19 12-19 21 0 7 5 13 15 13 8 0 20-6 20-22 0-20-22-25-35-25-23 0-36 20-40 30-10-27-31-30-42-30-41 0-63 49-63 59 0 4 4 4 6 4s3 0 4-4c13-41 38-50 52-50 7 0 21 3 21 25 0 12-7 37-21 92-6 23-20 40-37 40-2 0-11 0-19-4 9-3 18-11 18-21 0-11-9-15-14-15-12 0-22 10-22 23 0 18 20 26 36 26 27 0 40-28 41-30 5 14 19 30 42 30 40 0 62-50 62-60 0-4-4-4-5-4-3 0-4 2-4 4-14 42-40 51-52 51-16 0-21-12-21-25 0-9 2-17 7-34 4-18 8-36 13-53z"><text:p/></draw:path><draw:path draw:style-name="gr3" draw:text-style-name="P9" svg:width="0.076in" svg:height="0.0874in" svg:x="0.2193in" svg:y="0.0512in" svg:viewBox="0 0 194 223" svg:d="M179 120c7 0 15 0 15-8s-8-8-15-8c-55 0-109 0-164 0 5-51 50-88 104-88 20 0 40 0 60 0 7 0 15 0 15-7 0-9-8-9-15-9-20 0-40 0-60 0-66 0-119 51-119 112 0 62 53 111 119 111 20 0 40 0 60 0 7 0 15 0 15-8 0-7-8-7-15-7-20 0-40 0-60 0-54 0-99-37-104-88 55 0 109 0 164 0z"><text:p/></draw:path><draw:path draw:style-name="gr3" draw:text-style-name="P9" svg:width="0.1043in" svg:height="0.1031in" svg:x="0.3524in" svg:y="0.0295in" svg:viewBox="0 0 266 263" svg:d="M98 143c4 0 9 0 13 0 20 30 39 58 58 88 5 6 14 21 18 27 2 5 3 5 13 5 18 0 35 0 53 0 7 0 13 0 13-7 0-3-2-7-6-7-15-3-33-28-42-41-4-4-22-29-49-70 34-6 69-20 69-67 0-53-58-71-104-71-41 0-80 0-121 0-6 0-13 0-13 7 0 6 8 6 11 6 22 0 23 2 23 22 0 64 0 129 0 192 0 19-1 22-23 22-3 0-11 0-11 7s7 7 13 7c35 0 71 0 106 0 7 0 13 0 13-7s-7-7-11-7c-22 0-23-3-23-22 0-28 0-56 0-84zM173 124c10-14 11-35 11-51 0-19-3-40-15-55 17 3 54 15 54 53 0 26-11 45-50 53zM98 34c0-9 0-21 24-21 32 0 48 13 48 60 0 49-12 57-72 57 0-32 0-64 0-96zM45 249c3-7 3-17 3-22 0-63 0-128 0-193 0-3 0-14-3-21 14 0 30 0 44 0-5 7-5 14-5 20 0 65 0 130 0 194 0 5 0 15 3 22-14 0-28 0-42 0zM128 143c2-1 4-1 6-1 7 0 14-1 21-1 6 8 47 77 79 108-12 0-25 0-37 0-23-35-46-71-69-106z"><text:p/></draw:path><draw:path draw:style-name="gr3" draw:text-style-name="P9" svg:width="0.0157in" svg:height="0.0157in" svg:x="0.4732in" svg:y="0.1161in" svg:viewBox="0 0 41 41" svg:d="M41 20c0-11-10-20-21-20s-20 8-20 20c0 11 9 21 20 21s21-9 21-21z"><text:p/></draw:path><draw:path draw:style-name="gr3" draw:text-style-name="P9" svg:width="0.0508in" svg:height="0.0134in" svg:x="0.5244in" svg:y="0.0323in" svg:viewBox="0 0 130 35" svg:d="M130 5c-2-2-5-3-7-5-11 5-14 18-32 18-9 0-18-6-25-9-10-7-18-9-24-9-15 0-22 8-42 30 2 2 4 3 7 5 11-6 14-19 31-19 9 0 19 7 26 10 10 7 17 9 24 9 14 0 22-9 42-30z"><text:p/></draw:path><draw:path draw:style-name="gr3" draw:text-style-name="P9" svg:width="0.0752in" svg:height="0.0685in" svg:x="0.5067in" svg:y="0.0661in" svg:viewBox="0 0 192 175" svg:d="M118 54c2-10 12-45 38-45 2 0 11 0 20 4-11 2-19 12-19 21 0 7 5 13 15 13 8 0 20-6 20-22 0-20-23-25-35-25-23 0-36 20-40 30-10-27-31-30-42-30-41 0-63 49-63 59 0 4 3 3 4 4 4 0 5 0 6-4 13-41 38-50 52-50 7 0 21 3 21 25 0 12-7 37-21 92-7 23-20 40-37 40-3 0-12 0-19-4 9-3 18-11 18-21 0-11-9-15-14-15-12 0-22 10-22 23 0 18 20 26 36 26 26 0 40-28 41-30 4 14 19 30 42 30 39 0 61-50 61-60 0-4-3-4-4-4-3 0-4 2-4 4-14 42-40 51-52 51-16 0-22-12-22-25 0-9 3-17 6-34 5-18 9-36 14-53z"><text:p/></draw:path><draw:path draw:style-name="gr3" draw:text-style-name="P9" svg:width="0.0484in" svg:height="0.072in" svg:x="0.5949in" svg:y="0in" svg:viewBox="0 0 124 184" svg:d="M59 89c21 0 37 14 37 44 0 33-20 43-36 43-11 0-35-3-46-19 13-1 16-10 16-15 0-9-6-15-15-15-7 0-15 5-15 16 0 25 29 41 60 41 39 0 64-25 64-51 0-22-16-43-47-48 29-11 40-31 40-48 0-22-26-37-55-37-30 0-53 14-53 36 0 9 5 15 14 15 8 0 13-7 13-15 0-7-5-13-13-13 9-12 28-15 37-15 13 0 30 6 30 29 0 11-4 25-11 32-9 10-16 11-30 12-7 0-7 0-8 0s-4 1-4 5c0 3 4 3 8 3s10 0 14 0z"><text:p/></draw:path><draw:path draw:style-name="gr3" draw:text-style-name="P9" svg:width="0.0921in" svg:height="0.0055in" svg:x="0.7043in" svg:y="0.0917in" svg:viewBox="0 0 235 15" svg:d="M222 15c7 0 13 0 13-7 0-8-6-8-13-8-69 0-140 0-209 0-6 0-13 0-13 8 0 7 7 7 13 7 69 0 140 0 209 0z"><text:p/></draw:path><draw:path draw:style-name="gr3" draw:text-style-name="P9" svg:width="0.0602in" svg:height="0.1039in" svg:x="0.8516in" svg:y="0.0323in" svg:viewBox="0 0 154 265" svg:d="M154 178c0-44-32-82-74-82-18 0-35 5-49 18 0-25 0-50 0-74 7 2 21 5 33 5 47 0 75-35 75-41 0-2-2-4-4-4-1 0-2 0-3 1-8 3-28 12-53 12-15 0-33-3-52-11-3-1-3-1-4-1-4 0-4 2-4 9 0 38 0 76 0 114 0 7 0 10 5 10 3 0 5-1 6-3 4-7 18-28 49-28 21 0 30 18 33 26 7 14 7 28 7 48 0 12 0 35-9 52-9 15-23 25-42 25-27 0-49-21-56-43 1 0 2 0 7 0 12 0 18-10 18-19 0-8-6-17-18-17-6 0-19 2-19 18 0 34 26 72 69 72 45 0 85-38 85-87z"><text:p/></draw:path><draw:path draw:style-name="gr3" draw:text-style-name="P9" svg:width="0.0504in" svg:height="0.0134in" svg:x="0.9417in" svg:y="0.0323in" svg:viewBox="0 0 129 35" svg:d="M129 5c-3-2-4-3-6-5-11 5-15 18-32 18-9 0-18-6-25-9-11-7-18-9-24-9-15 0-22 8-42 30 2 2 4 3 7 5 11-6 14-19 31-19 9 0 18 7 25 10 11 7 17 9 24 9 15 0 22-9 42-30z"><text:p/></draw:path><draw:path draw:style-name="gr3" draw:text-style-name="P9" svg:width="0.0752in" svg:height="0.0685in" svg:x="0.924in" svg:y="0.0661in" svg:viewBox="0 0 192 175" svg:d="M118 54c2-10 11-45 38-45 2 0 11 0 19 4-10 2-18 12-18 21 0 7 4 13 15 13 8 0 20-6 20-22 0-20-23-25-36-25-22 0-35 20-41 30-8-27-29-30-41-30-40 0-62 49-62 59 0 4 3 4 4 4 4 0 5 0 6-4 13-41 38-50 52-50 6 0 21 3 21 25 0 12-7 37-21 92-7 23-20 40-38 40-2 0-11 0-18-4 8-3 17-11 17-21 0-11-9-15-14-15-11 0-21 10-21 23 0 18 19 26 36 26 26 0 40-28 41-30 4 14 19 30 42 30 39 0 61-50 61-60 0-4-3-4-4-4-3 0-4 2-6 4-12 42-38 51-51 51-15 0-21-12-21-25 0-9 2-17 6-34 5-18 9-36 14-53z"><text:p/></draw:path><draw:path draw:style-name="gr3" draw:text-style-name="P9" svg:width="0.0469in" svg:height="0.0697in" svg:x="1.0134in" svg:y="0in" svg:viewBox="0 0 120 178" svg:d="M120 130c-3 0-7 0-10 0 0 6-3 22-7 25-2 1-23 1-26 1-17 0-34 0-51 0 29-25 39-33 55-45 20-16 39-33 39-58 0-33-29-53-64-53-33 0-56 23-56 48 0 14 12 16 14 16 7 0 15-5 15-15 0-5-3-14-16-14 8-20 27-25 40-25 26 0 40 21 40 43 0 23-16 42-25 51-22 21-44 43-66 65-2 2-2 2-2 9 37 0 74 0 111 0 3-15 6-32 9-48z"><text:p/></draw:path><draw:path draw:style-name="gr3" draw:text-style-name="P9" svg:width="0.0925in" svg:height="0.0055in" svg:x="1.1209in" svg:y="0.0917in" svg:viewBox="0 0 236 15" svg:d="M223 15c7 0 13 0 13-7 0-8-6-8-13-8-69 0-139 0-209 0-6 0-14 0-14 8 0 7 8 7 14 7 70 0 140 0 209 0z"><text:p/></draw:path><draw:path draw:style-name="gr3" draw:text-style-name="P9" svg:width="0.05in" svg:height="0.1004in" svg:x="1.274in" svg:y="0.0323in" svg:viewBox="0 0 128 256" svg:d="M79 10c0-9 0-10-9-10-24 25-58 25-70 25 0 5 0 8 0 12 8 0 31 0 51-11 0 66 0 133 0 199 0 15-2 19-37 19-4 0-7 0-12 0 0 4 0 9 0 12 13-1 47-1 63-1 15 0 49 0 63 1 0-3 0-8 0-12-5 0-8 0-13 0-35 0-36-4-36-19 0-71 0-144 0-215z"><text:p/></draw:path><draw:path draw:style-name="gr3" draw:text-style-name="P9" svg:width="0.0638in" svg:height="0.1039in" svg:x="1.3425in" svg:y="0.0323in" svg:viewBox="0 0 163 265" svg:d="M163 134c0-31-2-61-16-90-17-37-49-44-66-44-23 0-50 10-67 46-12 27-14 57-14 88 0 29 2 63 18 91 16 32 45 40 63 40 21 0 51-9 67-45 13-27 15-56 15-86zM81 256c-15 0-38-10-45-46-4-24-4-58-4-81 0-25 0-50 3-71 8-46 36-49 46-49 12 0 39 6 45 45 5 22 5 50 5 75 0 29 0 55-5 79-5 36-27 48-45 48z"><text:p/></draw:path><draw:path draw:style-name="gr3" draw:text-style-name="P9" svg:width="0.0504in" svg:height="0.0134in" svg:x="1.435in" svg:y="0.0323in" svg:viewBox="0 0 129 35" svg:d="M129 5c-3-2-5-3-7-5-11 5-14 18-32 18-9 0-19-6-25-9-10-7-17-9-23-9-16 0-22 8-42 30 2 2 3 3 5 5 11-6 16-19 32-19 9 0 19 7 26 10 10 7 17 9 24 9 14 0 22-9 42-30z"><text:p/></draw:path><draw:path draw:style-name="gr3" draw:text-style-name="P9" svg:width="0.0752in" svg:height="0.0685in" svg:x="1.4169in" svg:y="0.0661in" svg:viewBox="0 0 192 175" svg:d="M118 54c3-10 12-45 38-45 2 0 11 0 20 4-11 2-19 12-19 21 0 7 5 13 15 13 8 0 20-6 20-22 0-20-22-25-35-25-23 0-36 20-40 30-10-27-31-30-42-30-41 0-63 49-63 59 0 4 3 3 4 4 4 0 5 0 6-4 13-41 38-50 52-50 7 0 21 3 21 25 0 12-7 37-21 92-7 23-20 40-37 40-2 0-12 0-19-4 9-3 18-11 18-21 0-11-9-15-14-15-12 0-22 10-22 23 0 18 20 26 36 26 27 0 40-28 41-30 4 14 19 30 42 30 39 0 61-50 61-60 0-4-3-4-4-4-3 0-4 2-4 4-14 42-40 51-52 51-16 0-21-12-21-25 0-9 2-17 7-34 4-18 7-36 12-53z"><text:p/></draw:path><draw:path draw:style-name="gr3" draw:text-style-name="P9" svg:width="0.0925in" svg:height="0.0055in" svg:x="1.5461in" svg:y="0.0917in" svg:viewBox="0 0 236 15" svg:d="M223 15c7 0 13 0 13-7 0-8-6-8-13-8-70 0-139 0-210 0-5 0-13 0-13 8 0 7 8 7 13 7 71 0 140 0 210 0z"><text:p/></draw:path><draw:path draw:style-name="gr3" draw:text-style-name="P9" svg:width="0.0602in" svg:height="0.1004in" svg:x="1.6933in" svg:y="0.0323in" svg:viewBox="0 0 154 256" svg:d="M30 226c13-13 27-26 40-39 61-53 84-74 84-112 0-44-34-75-81-75-44 0-73 36-73 70 0 21 20 21 21 21 6 0 20-4 20-20 0-9-7-19-21-19-4 0-4 0-5 0 9-26 30-40 52-40 35 0 52 32 52 63 0 30-19 61-41 85-24 27-49 54-74 82-4 4-4 5-4 14 47 0 96 0 143 0 3-22 8-44 11-67-3 0-7 0-10 0-1 11-4 29-8 34-3 3-28 3-37 3-23 0-46 0-69 0z"><text:p/></draw:path><draw:path draw:style-name="gr3" draw:text-style-name="P9" svg:width="0.0638in" svg:height="0.1039in" svg:x="1.7677in" svg:y="0.0323in" svg:viewBox="0 0 163 265" svg:d="M163 134c0-31-2-61-16-90-17-37-49-44-66-44-23 0-51 10-67 46-12 27-14 57-14 88 0 29 1 63 18 91 16 32 44 40 63 40 21 0 50-9 67-45 13-27 15-56 15-86zM81 256c-15 0-38-10-45-46-4-24-4-58-4-81 0-25 0-50 3-71 8-46 36-49 46-49 12 0 38 6 45 45 5 22 5 50 5 75 0 29 0 55-5 79-6 36-28 48-45 48z"><text:p/></draw:path><draw:path draw:style-name="gr3" draw:text-style-name="P9" svg:width="0.1008in" svg:height="0.035in" svg:x="1.8886in" svg:y="0.07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63in" svg:height="0.1039in" svg:x="2.0469in" svg:y="0.0323in" svg:viewBox="0 0 161 265" svg:d="M47 81c-17-12-20-25-20-32 0-23 26-39 53-39 29 0 53 20 53 48 0 22-15 40-38 54-16-11-32-21-48-31zM103 118c28-15 48-34 48-60 0-36-36-58-71-58-38 0-69 29-69 65 0 6 0 24 16 42 5 5 19 14 29 20-23 13-56 33-56 71 0 40 40 67 80 67 44 0 81-32 81-74 0-14-5-29-19-46-8-9-14-12-39-27zM65 134c15 10 32 20 47 30 11 7 29 17 29 41 0 29-29 49-61 49-33 0-60-24-60-56 0-21 12-46 45-64z"><text:p/></draw:path></draw:g>).</text:p>
        </text:list-item>
        <text:list-item>
          <text:p text:style-name="P71"><text:span text:style-name="T29">לא נכון – </text:span><text:span text:style-name="T30">נגדיר </text:span><text:span text:style-name="T30"><draw:g text:anchor-type="as-char" svg:y="-0.1134in" draw:z-index="133" draw:name="Shape103" draw:style-name="gr1"><svg:title>TexMaths</svg:title><svg:desc>11§display§A := \{6, 17, 19\}§svg§600§FALSE§</svg:desc><draw:path draw:style-name="gr2" draw:text-style-name="P8" svg:width="0.9996in" svg:height="0.1358in" svg:x="0.0028in" svg:y="0.0071in" svg:viewBox="0 0 2540 346" svg:d="M1270 346c-423 0-847 0-1270 0 0-116 0-230 0-346 847 0 1693 0 2540 0 0 116 0 230 0 346-424 0-847 0-1270 0z"><text:p/></draw:path><draw:path draw:style-name="gr3" draw:text-style-name="P9" svg:width="0.1039in" svg:height="0.1079in" svg:x="0.0004in" svg:y="0.0043in" svg:viewBox="0 0 265 275" svg:d="M55 231c-15 26-31 31-47 32-5 1-8 1-8 8 0 2 1 4 4 4 11 0 22-1 33-1 14 0 27 1 39 1 3 0 8 0 8-7 0-4-4-5-7-5-9 0-18-3-18-13 0-4 3-9 6-14 10-17 20-32 30-49 31 0 64 0 96 0 0 9 6 60 6 64 0 11-20 12-28 12-5 0-8 0-8 8 0 4 4 4 5 4 15 0 32-1 47-1 10 0 34 1 44 1 3 0 8 0 8-7 0-5-4-5-10-5-23 0-23-2-24-13-8-79-17-160-24-240-1-8-1-10-8-10-5 0-8 3-10 7-45 74-89 149-134 224zM101 175c25-43 51-85 76-127 4 42 9 84 13 127-29 0-59 0-89 0z"><text:p/></draw:path><draw:path draw:style-name="gr3" draw:text-style-name="P9" svg:width="0.0161in" svg:height="0.065in" svg:x="0.1642in" svg:y="0.048in" svg:viewBox="0 0 42 166" svg:d="M42 21c0-12-10-21-21-21s-21 9-21 21c0 11 10 20 21 20s21-9 21-20zM42 146c0-12-10-20-21-20s-21 8-21 20c0 11 10 20 21 20s21-9 21-20z"><text:p/></draw:path><draw:path draw:style-name="gr3" draw:text-style-name="P9" svg:width="0.1004in" svg:height="0.0354in" svg:x="0.2024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9" svg:width="0.0535in" svg:height="0.1512in" svg:x="0.365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9" svg:width="0.063in" svg:height="0.1035in" svg:x="0.4366in" svg:y="0.013in" svg:viewBox="0 0 161 264" svg:d="M35 130c0-3 0-7 0-9 0-98 47-112 67-112 10 0 26 3 34 15-5 0-21 0-21 18 0 12 9 17 18 17 7 0 18-3 18-17 0-24-17-42-50-42-49 0-101 50-101 134 0 103 45 130 80 130 43 0 81-36 81-86 0-49-35-87-77-87-27 0-41 20-49 39zM80 253c-24 0-35-23-37-28-8-18-8-49-8-55 0-30 13-69 47-69 7 0 25 0 37 23 6 15 6 35 6 53 0 19 0 38-6 51-11 23-29 25-39 25z"><text:p/></draw:path><draw:path draw:style-name="gr3" draw:text-style-name="P9" svg:width="0.0173in" svg:height="0.0453in" svg:x="0.5189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9" svg:width="0.05in" svg:height="0.1in" svg:x="0.5866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9" svg:width="0.065in" svg:height="0.1055in" svg:x="0.6579in" svg:y="0.0102in" svg:viewBox="0 0 166 269" svg:d="M163 26c3-5 3-5 3-14-31 0-63 0-93 0-48 0-49-4-50-12-3 0-7 0-10 0-4 26-9 53-13 79 3 0 7 0 10 0 1-5 4-29 10-35 2-2 33-2 37-2 27 0 54 0 80 0-4 6-35 48-42 61-36 52-48 105-48 145 0 3 0 21 18 21 17 0 17-18 17-21 0-7 0-13 0-20 0-21 2-42 5-63 1-9 6-42 24-66s34-48 52-73z"><text:p/></draw:path><draw:path draw:style-name="gr3" draw:text-style-name="P9" svg:width="0.0173in" svg:height="0.0453in" svg:x="0.7386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9" svg:width="0.05in" svg:height="0.1in" svg:x="0.8067in" svg:y="0.013in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3" draw:text-style-name="P9" svg:width="0.063in" svg:height="0.1035in" svg:x="0.8756in" svg:y="0.013in" svg:viewBox="0 0 161 264" svg:d="M125 134c0 4 0 8 0 12 0 90-39 107-62 107-7 0-28-1-38-14 17 0 20-11 20-18 0-12-9-16-18-16-6 0-17 3-17 17 0 26 21 42 53 42 50 0 98-53 98-134 0-105-46-130-80-130-21 0-40 7-57 24-15 18-24 33-24 63 0 47 34 86 77 86 24 0 40-17 48-39zM77 164c-6 0-23 0-35-24-7-14-7-34-7-53 0-21 0-40 8-53 10-20 25-25 38-25 18 0 31 13 38 31 4 12 5 36 5 55 0 32-13 69-47 69z"><text:p/></draw:path><draw:path draw:style-name="gr3" draw:text-style-name="P9" svg:width="0.0535in" svg:height="0.1512in" svg:x="0.9563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30">. </text:span><text:span text:style-name="T29">לכן, לפי עקרון ההפרדה, הטענה הבאה נכונה </text:span><text:span text:style-name="T31">בעבור </text:span><text:span text:style-name="T31"><draw:g text:anchor-type="as-char" svg:y="-0.1083in" draw:z-index="127" draw:name="Shape104" draw:style-name="gr1"><svg:title>TexMaths</svg:title><svg:desc>11§display§A§svg§600§FALSE§</svg:desc><draw:path draw:style-name="gr2" draw:text-style-name="P8" svg:width="0.0929in" svg:height="0.0921in" svg:x="0.0031in" svg:y="0.0079in" svg:viewBox="0 0 237 235" svg:d="M0 0c79 0 158 0 237 0 0 78 0 157 0 235-79 0-158 0-237 0 0-78 0-157 0-235z"><text:p/></draw:path><draw:path draw:style-name="gr3" draw:text-style-name="P9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9">: </text:span><text:span text:style-name="T29"><draw:g text:anchor-type="as-char" svg:y="-0.1744in" draw:z-index="132" draw:name="Shape105" draw:style-name="gr1"><svg:title>TexMaths</svg:title><svg:desc>11§display§\big(A \in \powerset(N)\big) \land \Big(\forall a, b \in A. a &gt; b \rightarrow \big(\exists k \in \N_{&gt;1}. \tfrac{a - b}{k} \in \N_{&gt;1}\big) \Big)§svg§600§FALSE§</svg:desc><draw:path draw:style-name="gr2" draw:text-style-name="P8" svg:width="3.8681in" svg:height="0.2571in" svg:x="0.0004in" svg:y="0.0071in" svg:viewBox="0 0 9826 654" svg:d="M0 0c3276 0 6550 0 9826 0 0 218 0 436 0 654-3276 0-6550 0-9826 0 0-218 0-436 0-654z"><text:p/></draw:path><draw:path draw:style-name="gr3" draw:text-style-name="P9" svg:width="0.0394in" svg:height="0.1815in" svg:x="0.0157in" svg:y="0.0453in" svg:viewBox="0 0 101 462" svg:d="M101 458c0-1-1-2-1-3-18-19-44-50-60-113-9-35-13-74-13-110 0-102 25-173 71-223 3-3 2-3 3-5 0-4-3-4-4-4-6 0-27 23-32 30-40 46-65 115-65 201 0 55 10 132 60 197 5 5 30 34 37 34 1 0 4 0 4-4z"><text:p/></draw:path><draw:path draw:style-name="gr3" draw:text-style-name="P9" svg:width="0.1039in" svg:height="0.1083in" svg:x="0.0677in" svg:y="0.0661in" svg:viewBox="0 0 265 276" svg:d="M56 232c-15 27-31 31-47 32-5 1-9 1-9 9 0 2 2 3 5 3 10 0 22-1 33-1 14 0 27 1 39 1 2 0 8 0 8-6 0-5-4-6-7-6-9 0-18-3-18-13 0-4 3-9 6-14 10-17 19-33 29-50 33 0 64 0 97 0 0 9 6 61 6 65 0 11-20 12-28 12-5 0-8 0-8 9 0 3 3 2 4 3 17 0 33-1 48-1 10 0 35 1 44 1 3 0 7 0 7-7 0-5-3-5-9-5-23 0-23-2-24-13-8-80-16-161-24-241-1-8-1-10-8-10-5 0-8 3-10 7-45 74-89 149-134 225zM102 175c26-43 51-85 76-127 5 42 9 84 13 127-29 0-59 0-89 0z"><text:p/></draw:path><draw:path draw:style-name="gr3" draw:text-style-name="P9" svg:width="0.076in" svg:height="0.0874in" svg:x="0.2311in" svg:y="0.0925in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3" draw:text-style-name="P9" svg:width="0.1079in" svg:height="0.111in" svg:x="0.3657in" svg:y="0.0713in" svg:viewBox="0 0 275 283" svg:d="M125 0c-54 0-95 26-111 44-13 15-14 26-14 28s1 3 3 3c7 0 16-6 19-8 8-5 9-8 11-14 5-17 16-30 65-32-7 87-30 172-63 252-2 6-1 4-2 7 0 2 1 3 4 3 6 0 25-9 29-19 20-47 52-135 64-243 6 0 13 0 20 0 47 0 92 19 92 57 0 29-28 83-103 85-8 1-13 1-24 8-6 4-9 8-9 11 0 2 2 2 7 2 71 0 162-60 162-122 0-44-53-62-97-62-17 0-35 0-53 0z"><text:p/></draw:path><draw:path draw:style-name="gr3" draw:text-style-name="P9" svg:width="0.035in" svg:height="0.1512in" svg:x="0.4957in" svg:y="0.0598in" svg:viewBox="0 0 90 385" svg:d="M90 382c0-2 0-2-6-9-49-47-61-121-61-179 0-67 14-135 62-183 5-4 5-5 5-7 0-3-2-4-4-4-4 0-39 26-62 76-19 42-24 85-24 118 0 29 4 76 25 120 24 46 57 71 61 71 2 0 4-1 4-3z"><text:p/></draw:path><draw:path draw:style-name="gr3" draw:text-style-name="P9" svg:width="0.128in" svg:height="0.1031in" svg:x="0.5461in" svg:y="0.0713in" svg:viewBox="0 0 326 263" svg:d="M277 41c3-16 11-28 42-29 2 0 7-1 7-8 0-1 0-4-6-4-12 0-26 1-38 1-14 0-28-1-40-1-2 0-7 0-7 8 0 4 4 4 7 4 22 0 26 8 26 17 0 1-1 6-1 7-14 58-29 115-44 173-28-68-56-135-84-202-4-7-4-7-14-7-17 0-34 0-51 0-8 0-11 0-11 8 0 4 3 4 11 4 2 0 26 0 26 3-18 70-34 138-52 207-4 16-11 28-41 29-3 0-7 1-7 9 0 2 2 3 4 3 14 0 27-1 40-1s26 1 40 1c2 0 6 0 6-8 0-3-3-4-8-4-22 0-25-9-25-17 0-2 0-4 1-8 18-69 34-136 52-204 1 2 1 3 3 7 32 76 64 152 96 227 3 7 4 7 8 7s4-1 6-8c18-71 37-143 54-214z"><text:p/></draw:path><draw:path draw:style-name="gr3" draw:text-style-name="P9" svg:width="0.0346in" svg:height="0.1512in" svg:x="0.6878in" svg:y="0.0598in" svg:viewBox="0 0 89 385" svg:d="M89 194c0-31-3-77-25-121-23-48-56-73-61-73-2 0-3 2-3 4s0 3 8 9c37 39 59 99 59 181 0 66-14 133-63 181-4 5-4 5-4 7s1 3 3 3c5 0 40-26 62-73 20-43 24-86 24-118z"><text:p/></draw:path><draw:path draw:style-name="gr3" draw:text-style-name="P9" svg:width="0.0394in" svg:height="0.1815in" svg:x="0.7449in" svg:y="0.0453in" svg:viewBox="0 0 101 462" svg:d="M101 232c0-55-10-133-60-198-5-4-29-34-37-34-2 0-4 1-4 4 0 2 1 3 2 4 19 20 44 51 60 113 8 35 12 75 12 110 0 40-4 79-14 117-14 53-37 84-57 106-3 3-2 3-3 4 0 3 2 4 4 4 6 0 28-24 32-29 40-47 65-115 65-201z"><text:p/></draw:path><draw:path draw:style-name="gr3" draw:text-style-name="P9" svg:width="0.0839in" svg:height="0.0937in" svg:x="0.85in" svg:y="0.0835in" svg:viewBox="0 0 214 239" svg:d="M117 8c-4-7-6-8-9-8-6 0-7 2-9 8-32 71-65 143-97 215-2 6-2 6-2 8 0 5 3 8 8 8 3 0 5-1 8-8 31-68 61-136 92-205 29 69 60 137 90 205 3 8 8 8 9 8 4 0 7-3 7-8 0-1 0-1-2-6-32-73-64-145-95-217z"><text:p/></draw:path><draw:path draw:style-name="gr3" draw:text-style-name="P9" svg:width="0.0575in" svg:height="0.2728in" svg:x="1.0043in" svg:y="0in" svg:viewBox="0 0 147 694" svg:d="M130 689c1 0 3 3 4 5 3 0 6 0 9 0 1 0 4 0 4-5 0-1-1-2-2-3-13-13-34-35-58-77-42-75-57-170-57-261 0-172 48-273 116-341 1-1 1-1 1-3 0-4-3-4-7-4-5 0-6 0-9 3-38 32-78 85-105 167-17 51-26 113-26 177 0 90 16 194 78 284 10 15 17 21 24 31 5 4 10 11 12 14 6 4 10 9 16 13z"><text:p/></draw:path><draw:path draw:style-name="gr3" draw:text-style-name="P9" svg:width="0.0839in" svg:height="0.1083in" svg:x="1.0677in" svg:y="0.0689in" svg:viewBox="0 0 214 276" svg:d="M213 14c1-4 1-4 1-6 0-5-2-8-7-8s-7 4-9 9c-11 28-21 56-32 85-40 0-78 0-118 0-11-29-21-57-32-85-2-6-3-9-8-9s-8 3-8 8c0 1 0 1 2 6 32 85 65 169 97 254 1 5 3 8 9 8 5 0 6-4 7-7 33-85 65-170 98-255zM55 109c35 0 69 0 104 0-17 45-34 91-51 138-18-47-35-93-53-138z"><text:p/></draw:path><draw:path draw:style-name="gr3" draw:text-style-name="P9" svg:width="0.0693in" svg:height="0.0685in" svg:x="1.1583in" svg:y="0.1071in" svg:viewBox="0 0 177 175" svg:d="M129 25c-7-14-18-25-36-25-45 0-93 57-93 113 0 37 22 62 52 62 7 0 27-1 50-29 2 17 17 29 35 29 14 0 22-9 29-21 7-14 11-37 11-38 0-4-3-4-4-4-5 0-5 1-6 7-6 25-13 48-30 48-9 0-11-11-11-18 0-8 2-11 5-29 4-15 5-20 9-34 4-18 10-36 14-54 2-11 2-12 2-13 0-7-4-11-11-11-9 0-15 9-16 17zM103 125c-1 7-1 8-7 15-17 21-32 27-43 27-20 0-26-22-26-36 0-20 13-67 22-85 11-23 29-37 44-37 26 0 31 32 31 34s-1 4-1 7c-6 25-13 50-20 75z"><text:p/></draw:path><draw:path draw:style-name="gr3" draw:text-style-name="P9" svg:width="0.0173in" svg:height="0.0453in" svg:x="1.2461in" svg:y="0.1583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555in" svg:height="0.1067in" svg:x="1.3079in" svg:y="0.0689in" svg:viewBox="0 0 142 272" svg:d="M74 4c0-1 0-4-5-4-10 0-37 3-47 3-3 1-8 1-8 8 0 6 4 6 9 6 19 0 20 2 20 6 0 2-3 16-6 23-11 42-21 84-32 127-4 19-5 25-5 38 0 37 20 61 48 61 47 0 94-57 94-113 0-35-21-62-52-62-17 0-33 12-45 23 10-39 19-77 29-116zM37 150c3-8 3-9 6-13 20-26 36-31 47-31 13 0 24 12 24 36 0 23-13 67-19 81-14 27-31 41-47 41-13 0-25-11-25-39 0-8 0-15 6-39 3-12 5-24 8-36z"><text:p/></draw:path><draw:path draw:style-name="gr3" draw:text-style-name="P9" svg:width="0.0752in" svg:height="0.0874in" svg:x="1.4209in" svg:y="0.0925in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3" draw:text-style-name="P9" svg:width="0.1039in" svg:height="0.1083in" svg:x="1.5571in" svg:y="0.0661in" svg:viewBox="0 0 265 276" svg:d="M55 232c-15 27-30 31-47 32-5 1-8 1-8 9 0 2 2 3 4 3 11 0 23-1 34-1 13 0 26 1 39 1 2 0 7 0 7-6 0-5-4-6-6-6-9 0-19-3-19-13 0-4 3-9 6-14 10-17 20-33 30-50 31 0 64 0 96 0 1 9 7 61 7 65 0 11-21 12-29 12-5 0-8 0-8 9 0 3 4 3 5 3 15 0 32-1 48-1 10 0 35 1 44 1 3 0 7 0 7-7 0-5-4-5-9-5-24 0-24-2-25-13-8-80-15-161-23-241-1-8-1-10-8-10-6 0-8 3-10 7-45 74-90 149-135 225zM102 175c26-43 51-85 76-127 5 42 8 84 12 127-29 0-58 0-88 0z"><text:p/></draw:path><draw:path draw:style-name="gr3" draw:text-style-name="P9" svg:width="0.0161in" svg:height="0.0157in" svg:x="1.6787in" svg:y="0.1583in" svg:viewBox="0 0 42 41" svg:d="M42 21c0-11-10-21-21-21s-21 10-21 21 10 20 21 20 21-9 21-20z"><text:p/></draw:path><draw:path draw:style-name="gr3" draw:text-style-name="P9" svg:width="0.0693in" svg:height="0.0685in" svg:x="1.7146in" svg:y="0.1071in" svg:viewBox="0 0 177 175" svg:d="M129 25c-8-14-19-25-37-25-45 0-92 57-92 113 0 37 21 62 51 62 8 0 27-1 50-29 3 17 17 29 35 29 14 0 23-9 29-21 7-14 12-37 12-38 0-4-3-4-5-4-4 0-4 1-5 7-6 25-14 48-30 48-11 0-12-11-12-18 0-8 1-11 6-29 4-15 4-20 9-34 4-18 8-36 13-54 3-11 3-12 3-13 0-7-5-11-11-11-10 0-15 9-16 17zM103 125c-2 7-2 8-7 15-18 21-33 27-44 27-19 0-25-22-25-36 0-20 13-67 21-85 12-23 30-37 45-37 26 0 31 32 31 34s-1 4-2 7c-7 25-12 50-19 75z"><text:p/></draw:path><draw:path draw:style-name="gr3" draw:text-style-name="P9" svg:width="0.0925in" svg:height="0.0874in" svg:x="1.8433in" svg:y="0.0925in" svg:viewBox="0 0 236 223" svg:d="M229 120c4-1 7-3 7-8s-3-6-7-9c-72-34-142-67-214-101-5-2-6-2-7-2-5 0-8 3-8 8 0 3 2 5 8 9 67 31 135 63 202 95-67 32-135 64-202 96-6 2-8 4-8 8s3 7 8 7c1 0 2 0 7-2 72-34 142-68 214-101z"><text:p/></draw:path><draw:path draw:style-name="gr3" draw:text-style-name="P9" svg:width="0.0555in" svg:height="0.1067in" svg:x="1.9984in" svg:y="0.0689in" svg:viewBox="0 0 142 272" svg:d="M74 4c0-1 0-4-6-4-9 0-36 3-46 3-3 1-8 1-8 8 0 6 4 6 9 6 19 0 20 2 20 6 0 2-3 16-6 23-11 42-21 84-32 127-4 19-5 25-5 38 0 37 20 61 48 61 47 0 94-57 94-113 0-35-21-62-52-62-17 0-33 12-45 23 10-39 19-77 29-116zM37 150c3-8 3-9 6-13 19-26 36-31 46-31 14 0 25 12 25 36 0 23-13 67-19 81-14 27-31 41-47 41-13 0-25-11-25-39 0-8 0-15 6-39 3-12 5-24 8-36z"><text:p/></draw:path><draw:path draw:style-name="gr3" draw:text-style-name="P9" svg:width="0.1346in" svg:height="0.0787in" svg:x="2.1071in" svg:y="0.0972in" svg:viewBox="0 0 343 201" svg:d="M301 109c-22 15-32 32-35 36-17 28-14 34-21 52 0 4 6 4 8 4 7 0 8 0 9-7 9-38 32-71 76-88 4-1 5-3 5-5 0-3-2-4-3-4-17-7-64-27-78-91-1-5-2-6-9-6-2 0-8 0-8 4 0 2 4 26 20 52 8 11 19 24 36 38-95 0-192 0-288 0-6 0-13 0-13 7 0 8 7 8 13 8 96 0 193 0 288 0z"><text:p/></draw:path><draw:path draw:style-name="gr3" draw:text-style-name="P9" svg:width="0.0394in" svg:height="0.1815in" svg:x="2.3165in" svg:y="0.0453in" svg:viewBox="0 0 101 462" svg:d="M101 458c0-1-1-2-2-3-18-19-44-50-61-113-8-35-12-74-12-110 0-102 25-173 71-223 4-3 3-3 4-5 0-4-3-4-5-4-6 0-27 23-31 30-40 46-65 115-65 201 0 55 10 132 60 197 4 5 29 34 36 34 2 0 5 0 5-4z"><text:p/></draw:path><draw:path draw:style-name="gr3" draw:text-style-name="P9" svg:width="0.0673in" svg:height="0.1051in" svg:x="2.3713in" svg:y="0.0689in" svg:viewBox="0 0 172 268" svg:d="M172 14c0-13-2-14-14-14-48 0-96 0-145 0-6 0-13 0-13 8 0 7 7 7 13 7 47 0 96 0 143 0 0 38 0 74 0 112-46 0-91 0-137 0-7 0-14 0-14 7 0 8 7 8 14 8 46 0 91 0 137 0 0 36 0 73 0 110-47 0-96 0-143 0-6 0-13 0-13 8s7 8 13 8c49 0 97 0 145 0 12 0 14-2 14-14 0-80 0-159 0-240z"><text:p/></draw:path><draw:path draw:style-name="gr3" draw:text-style-name="P9" svg:width="0.0685in" svg:height="0.1067in" svg:x="2.4559in" svg:y="0.0689in" svg:viewBox="0 0 175 272" svg:d="M90 4c0-1 0-4-5-4-9 0-38 3-48 3-3 1-6 1-6 8 0 6 3 6 9 6 18 0 19 2 19 6 0 2-1 6-1 8-18 74-37 147-56 222-2 6-2 6-2 8 0 9 8 11 11 11 5 0 11-3 13-8 2-3 20-75 22-85 13 2 45 8 45 33 0 3 0 5-1 8-1 5-2 10-2 14 0 22 15 38 36 38 11 0 22-6 30-20 10-18 14-38 14-40 0-3-3-3-4-3-5 0-5 1-6 7-7 28-16 48-34 48-6 0-12-4-12-19 0-6 1-15 3-22 2-6 2-7 2-11 0-25-25-36-58-40 12-8 25-20 33-29 19-21 38-37 56-37 3 0 3 0 4 0 4 1 4 1 7 3 2 1 2 1 3 2-19 1-22 16-22 21 0 6 4 13 14 13s21-8 21-24c0-11-9-24-27-24-9 0-28 3-56 34-13 15-28 31-43 36 14-54 28-109 41-163z"><text:p/></draw:path><draw:path draw:style-name="gr3" draw:text-style-name="P9" svg:width="0.0752in" svg:height="0.0874in" svg:x="2.5866in" svg:y="0.0925in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3" draw:text-style-name="P9" svg:width="0.1028in" svg:height="0.1067in" svg:x="2.7213in" svg:y="0.0709in" svg:viewBox="0 0 262 272" svg:d="M34 35c0 63 0 126 0 188 0 20-3 28-23 28-4 0-11 0-11 7 0 6 7 6 13 6 20 0 41 0 61 0 6 0 12 0 12-6 0-7-6-7-11-7-22 0-26-9-26-29 0-59 0-117 0-177 57 74 112 148 168 221 3 5 5 6 8 6 7 0 7-7 7-13 0-73 0-146 0-218 0-21 3-27 21-28 2 0 9 0 9-6 0-7-6-7-13-7-19 0-38 0-57 0-6 0-13 0-13 7 0 6 8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3" draw:text-style-name="P9" svg:width="0.0717in" svg:height="0.0693in" svg:x="2.839in" svg:y="0.1362in" svg:viewBox="0 0 183 177" svg:d="M177 96c3-1 6-4 6-7 0-4-4-6-6-8-55-26-110-52-165-79-4-2-3-1-5-2-5 0-7 3-7 7s3 6 5 7c52 25 104 50 156 74-52 25-104 50-156 75-3 2-5 3-5 8 0 3 2 6 7 6 1-1 1 0 4-2 55-26 111-53 166-79z"><text:p/></draw:path><draw:path draw:style-name="gr3" draw:text-style-name="P9" svg:width="0.0382in" svg:height="0.0701in" svg:x="2.9343in" svg:y="0.1272in" svg:viewBox="0 0 98 179" svg:d="M60 8c0-8 0-8-7-8-18 17-42 18-53 18 0 3 0 6 0 10 7 0 24 0 38-8 0 46 0 91 0 137 0 9 0 13-26 13-3 0-8 0-11 0 0 3 0 6 0 9 6 0 39-1 48-1s43 1 49 1c0-3 0-6 0-9-3 0-7 0-10 0-28 0-28-4-28-13 0-49 0-100 0-149z"><text:p/></draw:path><draw:path draw:style-name="gr3" draw:text-style-name="P9" svg:width="0.0157in" svg:height="0.0157in" svg:x="3.0039in" svg:y="0.1583in" svg:viewBox="0 0 41 41" svg:d="M41 21c0-11-10-21-21-21-12 0-20 10-20 21s8 20 20 20c11 0 21-9 21-20z"><text:p/></draw:path><draw:path draw:style-name="gr3" draw:text-style-name="P9" svg:width="0.0543in" svg:height="0.0476in" svg:x="3.0579in" svg:y="0.0681in" svg:viewBox="0 0 139 122" svg:d="M98 15c-6-8-14-15-28-15-35 0-70 39-70 77 0 26 18 45 41 45 15 0 28-9 38-19 6 16 21 19 29 19 10 0 16-6 21-14 6-11 10-27 10-28 0-3-4-3-5-3-4 0-4 1-6 9-4 12-8 28-20 28-7 0-9-6-9-13 0-4 2-14 4-22 3-6 5-17 6-24 2-7 3-13 5-20 3-7 6-20 6-21 0-6-6-8-10-8s-10 3-12 9zM80 86c-1 6-7 12-13 17-2 3-13 11-25 11-10 0-20-7-20-26 0-14 8-44 14-55 12-21 27-25 34-25 19 0 25 21 25 23 0 1-2 3-2 4-4 17-8 34-13 51z"><text:p/></draw:path><draw:path draw:style-name="gr3" draw:text-style-name="P9" svg:width="0.072in" svg:height="0.0047in" svg:x="3.1287in" svg:y="0.0858in" svg:viewBox="0 0 184 13" svg:d="M173 13c4 0 11 0 11-6 0-7-7-7-11-7-54 0-108 0-162 0-4 0-11 0-11 7 0 6 7 6 11 6 54 0 108 0 162 0z"><text:p/></draw:path><draw:path draw:style-name="gr3" draw:text-style-name="P9" svg:width="0.0425in" svg:height="0.0744in" svg:x="3.2197in" svg:y="0.0413in" svg:viewBox="0 0 109 190" svg:d="M53 8c1 0 1-4 1-5s-1-3-5-3c-5 0-27 2-34 2-2 1-6 1-6 7 0 3 4 3 7 3 14 0 14 2 14 5 0 2-4 13-5 18-2 9-4 17-6 26-3 8-18 68-18 71-1 7-1 10-1 13 0 28 16 45 40 45 33 0 69-37 69-77 0-32-22-45-41-45-13 0-25 8-34 15 7-26 12-50 19-75zM40 183c-14 0-21-12-21-28 0-10 2-20 10-49 2-6 2-7 6-12 11-13 23-18 33-18s20 8 20 26c0 11-7 39-14 54-7 14-20 27-34 27z"><text:p/></draw:path><draw:path draw:style-name="gr3" draw:text-style-name="P9" svg:width="0.2146in" svg:height="0.0055in" svg:x="3.0512in" svg:y="0.1335in" svg:viewBox="0 0 546 15" svg:d="M0 0c181 0 364 0 546 0 0 6 0 10 0 15-182 0-365 0-546 0 0-5 0-9 0-15z"><text:p/></draw:path><draw:path draw:style-name="gr3" draw:text-style-name="P9" svg:width="0.052in" svg:height="0.0744in" svg:x="3.1331in" svg:y="0.1531in" svg:viewBox="0 0 133 190" svg:d="M64 8c1 0 1-4 1-5s-1-3-5-3-27 2-34 2c-2 1-5 1-5 7 0 3 3 3 6 3 14 0 14 2 14 5 0 2-1 3-1 6-14 51-26 101-39 153-1 5-1 5-1 6 0 4 3 8 9 8 7 0 11-5 13-12 0-1 12-48 13-51 19 2 34 7 34 22 0 1 0 2 0 5-1 5-1 6-1 8 0 20 16 28 29 28 26 0 23-28 34-41 0-4-3-4-5-4-3 0-4 1-5 7-3 11-11 31-24 31-7 0-9-7-9-15 0-4 0-5 1-12 1-1 2-5 2-8 0-24-33-28-44-29 8-5 18-13 22-18 15-13 28-25 43-25 3 0 7 1 9 3-12 2-14 11-14 16s4 10 11 10 15-6 15-18c0-9-7-19-21-19-15 0-30 11-43 24-12 10-21 19-32 24 9-37 18-72 27-108z"><text:p/></draw:path><draw:path draw:style-name="gr3" draw:text-style-name="P9" svg:width="0.076in" svg:height="0.0874in" svg:x="3.3394in" svg:y="0.0925in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3" draw:text-style-name="P9" svg:width="0.1028in" svg:height="0.1067in" svg:x="3.474in" svg:y="0.0709in" svg:viewBox="0 0 262 272" svg:d="M34 35c0 63 0 126 0 188 0 20-3 28-23 28-4 0-11 0-11 7 0 6 7 6 13 6 20 0 41 0 61 0 6 0 12 0 12-6 0-7-6-7-11-7-21 0-24-9-24-29 0-59 0-117 0-177 56 74 111 148 167 221 3 5 4 6 7 6 7 0 7-7 7-13 0-73 0-146 0-218 0-21 3-27 21-28 2 0 9 0 9-6 0-7-6-7-12-7-19 0-39 0-58 0-6 0-13 0-13 7 0 6 8 6 12 6 21 1 25 9 25 29 0 41 0 80 0 121-39-53-79-105-117-157-3-6-6-6-14-6-22 0-45 0-67 0-7 0-13 0-13 7 0 6 6 6 8 6 10 1 18 8 22 12-1 4-1 5-1 10zM219 244c-56-73-112-147-168-221-5-4-5-5-9-10 15 0 31 0 46 0 44 59 87 117 131 176 0 18 0 37 0 55z"><text:p/></draw:path><draw:path draw:style-name="gr3" draw:text-style-name="P9" svg:width="0.0717in" svg:height="0.0693in" svg:x="3.5917in" svg:y="0.1362in" svg:viewBox="0 0 183 177" svg:d="M177 96c3-1 6-4 6-7 0-4-3-6-6-8-55-26-110-52-165-79-3-2-4-2-5-2-4 0-7 3-7 7s3 6 5 7c52 25 104 50 156 74-52 25-104 50-156 75-3 2-5 3-5 8 0 3 3 6 7 6 2-1 2 0 5-2 55-26 110-53 165-79z"><text:p/></draw:path><draw:path draw:style-name="gr3" draw:text-style-name="P9" svg:width="0.0382in" svg:height="0.0701in" svg:x="3.687in" svg:y="0.1272in" svg:viewBox="0 0 98 179" svg:d="M60 8c0-8 0-8-7-8-18 17-42 18-53 18 0 3 0 6 0 10 7 0 24 0 40-8 0 46 0 91 0 137 0 9 0 13-28 13-3 0-7 0-10 0 0 3 0 6 0 9 5 0 38-1 47-1s43 1 49 1c0-3 0-6 0-9-3 0-7 0-10 0-28 0-28-4-28-13 0-49 0-100 0-149z"><text:p/></draw:path><draw:path draw:style-name="gr3" draw:text-style-name="P9" svg:width="0.0394in" svg:height="0.1815in" svg:x="3.75in" svg:y="0.0453in" svg:viewBox="0 0 101 462" svg:d="M101 232c0-55-10-133-60-198-4-4-29-34-37-34-1 0-4 1-4 4 0 2 1 3 2 4 19 20 44 51 60 113 9 35 13 75 13 110 0 40-4 79-15 117-14 53-37 84-57 106-3 3-2 3-3 4 0 3 3 4 4 4 7 0 28-24 32-29 40-47 65-115 65-201z"><text:p/></draw:path><draw:path draw:style-name="gr3" draw:text-style-name="P9" svg:width="0.0575in" svg:height="0.2728in" svg:x="3.8185in" svg:y="0in" svg:viewBox="0 0 147 694" svg:d="M147 347c0-110-26-228-102-315-5-7-20-22-29-30-3-2-3-2-8-2-4 0-8 0-8 4 0 2 2 3 3 4 13 13 33 35 57 77 42 75 58 169 58 262 0 167-47 268-116 340-1 0-2 1-2 2 0 5 4 5 8 5 5 0 5 0 10-4 36-32 78-85 104-166 17-53 25-116 25-177z"><text:p/></draw:path></draw:g></text:span>. <text:span text:style-name="T29">נבדוק ידנית: בעבור </text:span><text:span text:style-name="T29"><draw:g text:anchor-type="as-char" svg:y="-0.1016in" draw:z-index="131" draw:name="Shape106" draw:style-name="gr1"><svg:title>TexMaths</svg:title><svg:desc>11§display§17 &gt; 6§svg§600§FALSE§</svg:desc><draw:path draw:style-name="gr2" draw:text-style-name="P8" svg:width="0.4083in" svg:height="0.0921in" svg:x="0.0004in" svg:y="0.0071in" svg:viewBox="0 0 1038 235" svg:d="M520 235c-174 0-347 0-520 0 0-78 0-157 0-235 346 0 693 0 1038 0 0 78 0 157 0 235-173 0-345 0-518 0z"><text:p/></draw:path><draw:path draw:style-name="gr3" draw:text-style-name="P9" svg:width="0.05in" svg:height="0.1in" svg:x="0.0059in" svg:y="0.0016in" svg:viewBox="0 0 128 255" svg:d="M79 10c0-10 0-10-9-10-23 24-57 24-70 24 0 5 0 8 0 12 8 0 31 0 51-10 0 66 0 132 0 198 0 15-1 19-36 19-4 0-7 0-12 0 0 4 0 9 0 12 14-1 47-1 62-1s50 0 63 1c0-3 0-8 0-12-5 0-8 0-12 0-36 0-37-4-37-19 0-71 0-143 0-214z"><text:p/></draw:path><draw:path draw:style-name="gr3" draw:text-style-name="P9" svg:width="0.065in" svg:height="0.1051in" svg:x="0.0772in" svg:y="0in" svg:viewBox="0 0 166 268" svg:d="M163 26c3-5 3-5 3-14-31 0-62 0-93 0-48 0-49-4-50-12-3 0-6 0-10 0-4 26-9 53-13 79 3 0 7 0 10 0 1-5 4-30 10-35 2-2 33-2 37-2 27 0 54 0 81 0-5 6-36 48-43 61-36 51-48 105-48 143 0 5 0 22 18 22s18-17 18-22c0-6 0-13 0-20 0-20 1-41 4-62 1-9 7-41 23-65 18-24 35-48 53-73z"><text:p/></draw:path><draw:path draw:style-name="gr3" draw:text-style-name="P9" svg:width="0.0925in" svg:height="0.087in" svg:x="0.2in" svg:y="0.0197in" svg:viewBox="0 0 236 222" svg:d="M229 120c4-2 7-5 7-9 0-5-3-7-7-8-72-34-143-67-215-101-4-2-5-2-6-2-5 0-8 3-8 8 0 3 2 5 8 7 67 32 135 64 202 96-67 32-135 63-202 95-6 3-8 5-8 8 0 5 3 8 8 8 1 0 2 0 6-3 72-33 143-66 215-99z"><text:p/></draw:path><draw:path draw:style-name="gr3" draw:text-style-name="P9" svg:width="0.063in" svg:height="0.1035in" svg:x="0.3539in" svg:y="0.0016in" svg:viewBox="0 0 161 264" svg:d="M35 130c0-4 0-7 0-9 0-98 48-112 67-112 10 0 26 3 35 15-6 0-21 0-21 18 0 12 8 17 17 17 6 0 18-3 18-18 0-23-17-41-50-41-49 0-101 49-101 134 0 102 45 130 80 130 43 0 81-36 81-88 0-47-34-85-77-85-27 0-41 20-49 39zM80 253c-24 0-35-23-37-30-8-17-8-48-8-55 0-29 13-68 48-68 6 0 24 0 36 24 7 15 7 33 7 52s0 37-7 52c-11 23-29 25-39 25z"><text:p/></draw:path></draw:g></text:span><text:span text:style-name="T29"><text:s/>הטענה לא מתקיימת כי </text:span><text:span text:style-name="T29"><draw:g text:anchor-type="as-char" svg:y="-0.0929in" draw:z-index="130" draw:name="Shape107" draw:style-name="gr1"><svg:title>TexMaths</svg:title><svg:desc>11§display§17 - 6§svg§600§FALSE§</svg:desc><draw:path draw:style-name="gr2" draw:text-style-name="P8" svg:width="0.3909in" svg:height="0.0894in" svg:x="0.0004in" svg:y="0.0075in" svg:viewBox="0 0 994 228" svg:d="M497 228c-166 0-331 0-497 0 0-76 0-152 0-228 331 0 663 0 994 0 0 76 0 152 0 228-166 0-332 0-497 0z"><text:p/></draw:path><draw:path draw:style-name="gr3" draw:text-style-name="P9" svg:width="0.05in" svg:height="0.0996in" svg:x="0.0059in" svg:y="0.002in" svg:viewBox="0 0 128 254" svg:d="M79 10c0-10 0-10-9-10-23 24-57 24-70 24 0 4 0 8 0 12 8 0 31 0 51-10 0 66 0 132 0 197 0 14-2 19-36 19-4 0-7 0-12 0 0 4 0 7 0 12 13-1 46-1 62-1 15 0 49 0 63 1 0-5 0-8 0-12-5 0-8 0-13 0-35 0-36-5-36-19 0-71 0-142 0-213z"><text:p/></draw:path><draw:path draw:style-name="gr3" draw:text-style-name="P9" svg:width="0.065in" svg:height="0.1047in" svg:x="0.0772in" svg:y="0in" svg:viewBox="0 0 166 267" svg:d="M163 26c3-5 3-5 3-14-31 0-63 0-93 0-48 0-49-4-50-12-3 0-7 0-10 0-4 26-9 53-13 79 3 0 7 0 10 0 1-6 4-30 10-35 2-2 33-2 37-2 27 0 54 0 80 0-4 6-35 48-42 61-36 50-48 104-48 143 0 3 0 21 18 21 17 0 17-18 17-21 0-6 0-13 0-19 0-22 2-43 5-64 1-9 6-40 23-65 18-24 35-48 53-72z"><text:p/></draw:path><draw:path draw:style-name="gr3" draw:text-style-name="P9" svg:width="0.0925in" svg:height="0.0055in" svg:x="0.1909in" svg:y="0.0606in" svg:viewBox="0 0 236 15" svg:d="M223 15c7 0 13 0 13-7 0-8-6-8-13-8-69 0-139 0-209 0-6 0-14 0-14 8 0 7 8 7 14 7 70 0 140 0 209 0z"><text:p/></draw:path><draw:path draw:style-name="gr3" draw:text-style-name="P9" svg:width="0.063in" svg:height="0.1031in" svg:x="0.3362in" svg:y="0.002in" svg:viewBox="0 0 161 263" svg:d="M35 129c0-3 0-6 0-9 0-97 47-111 67-111 10 0 26 3 34 15-5 0-21 0-21 18 0 12 9 17 18 17 6 0 18-3 18-17 0-23-17-42-50-42-49 0-101 49-101 133 0 102 45 130 80 130 43 0 81-36 81-87 0-48-35-85-77-85-27 0-41 20-49 38zM80 252c-24 0-35-23-37-29-8-18-8-49-8-56 0-28 13-66 47-66 7 0 25 0 37 23 6 14 6 32 6 51s0 38-6 51c-11 23-29 26-39 26z"><text:p/></draw:path></draw:g></text:span><text:span text:style-name="T29"><text:s/>ראשוני, והן </text:span><text:span text:style-name="T29"><draw:g text:anchor-type="as-char" svg:y="-0.1008in" draw:z-index="129" draw:name="Shape108" draw:style-name="gr1"><svg:title>TexMaths</svg:title><svg:desc>11§display§1§svg§600§FALSE§</svg:desc><draw:path draw:style-name="gr2" draw:text-style-name="P8" svg:width="0.0476in" svg:height="0.0843in" svg:x="0.0004in" svg:y="0.0071in" svg:viewBox="0 0 122 215" svg:d="M0 0c41 0 81 0 122 0 0 71 0 144 0 215-41 0-81 0-122 0 0-71 0-144 0-215z"><text:p/></draw:path><draw:path draw:style-name="gr3" draw:text-style-name="P9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29"><text:s/>(כמחלק) והן </text:span><text:span text:style-name="T29"><draw:g text:anchor-type="as-char" svg:y="-0.1299in" draw:z-index="128" draw:name="Shape109" draw:style-name="gr1"><svg:title>TexMaths</svg:title><svg:desc>11§display§\tfrac{11}{11}§svg§600§FALSE§</svg:desc><draw:path draw:style-name="gr2" draw:text-style-name="P8" svg:width="0.1047in" svg:height="0.1665in" svg:x="0.0079in" svg:y="0.0071in" svg:viewBox="0 0 267 424" svg:d="M0 0c89 0 177 0 267 0 0 141 0 283 0 424-90 0-178 0-267 0 0-141 0-283 0-424z"><text:p/></draw:path><draw:path draw:style-name="gr3" draw:text-style-name="P9" svg:width="0.0382in" svg:height="0.0701in" svg:x="0.0118in" svg:y="0in" svg:viewBox="0 0 98 179" svg:d="M61 8c0-8 0-8-8-8-18 17-42 18-53 18 0 3 0 6 0 10 7 0 24 0 39-8 0 46 0 91 0 137 0 9 0 12-27 12-3 0-8 0-11 0 0 4 0 7 0 10 6 0 39-1 49-1 8 0 41 1 48 1 0-3 0-6 0-10-3 0-7 0-10 0-27 0-27-3-27-12 0-50 0-100 0-149z"><text:p/></draw:path><draw:path draw:style-name="gr3" draw:text-style-name="P9" svg:width="0.0382in" svg:height="0.0701in" svg:x="0.0717in" svg:y="0in" svg:viewBox="0 0 98 179" svg:d="M62 8c0-8-1-8-9-8-17 17-42 18-53 18 0 3 0 6 0 10 7 0 24 0 40-8 0 46 0 91 0 137 0 9 0 12-28 12-3 0-6 0-10 0 0 4 0 7 0 10 5 0 38-1 49-1 7 0 42 1 47 1 0-3 0-6 0-10-3 0-7 0-10 0-26 0-26-3-26-12 0-50 0-100 0-149z"><text:p/></draw:path><draw:path draw:style-name="gr3" draw:text-style-name="P9" svg:width="0.1201in" svg:height="0.0055in" svg:x="0in" svg:y="0.0894in" svg:viewBox="0 0 306 15" svg:d="M0 0c102 0 204 0 306 0 0 6 0 10 0 15-102 0-204 0-306 0 0-5 0-9 0-15z"><text:p/></draw:path><draw:path draw:style-name="gr3" draw:text-style-name="P9" svg:width="0.0382in" svg:height="0.0701in" svg:x="0.0118in" svg:y="0.1118in" svg:viewBox="0 0 98 179" svg:d="M61 8c0-8 0-8-8-8-18 17-42 18-53 18 0 3 0 6 0 10 7 0 24 0 39-8 0 46 0 91 0 137 0 9 0 12-27 12-3 0-8 0-11 0 0 4 0 7 0 10 6 0 39-1 49-1 8 0 41 1 48 1 0-3 0-6 0-10-3 0-7 0-10 0-27 0-27-3-27-12 0-50 0-100 0-149z"><text:p/></draw:path><draw:path draw:style-name="gr3" draw:text-style-name="P9" svg:width="0.0382in" svg:height="0.0701in" svg:x="0.0717in" svg:y="0.1118in" svg:viewBox="0 0 98 179" svg:d="M62 8c0-8-1-8-9-8-17 17-42 18-53 18 0 3 0 6 0 10 7 0 24 0 40-8 0 46 0 91 0 137 0 9 0 12-28 12-3 0-6 0-10 0 0 4 0 7 0 10 5 0 38-1 49-1 7 0 42 1 47 1 0-3 0-6 0-10-3 0-7 0-10 0-26 0-26-3-26-12 0-50 0-100 0-149z"><text:p/></draw:path></draw:g></text:span><text:span text:style-name="T29"><text:s/>(לאחר חילוק) לא מתאימים להגדרה כטבעיים גדולים מ־1. </text:span></text:p>
        </text:list-item>
        <text:list-item>
          <text:p text:style-name="P72">נכון – לפי הגדרת קבוצת חזקה, <draw:g text:anchor-type="as-char" svg:y="-0.1161in" draw:z-index="126" draw:name="Shape110" draw:style-name="gr1"><svg:title>TexMaths</svg:title><svg:desc>11§display§\emptyset \in \powerset(\emptyset) \iff \emptyset \subseteq \emptyset§svg§600§FALSE§</svg:desc><draw:path draw:style-name="gr2" draw:text-style-name="P8" svg:width="1.3547in" svg:height="0.1386in" svg:x="0.0008in" svg:y="0.0071in" svg:viewBox="0 0 3442 353" svg:d="M0 0c1148 0 2294 0 3442 0 0 118 0 235 0 353-1148 0-2294 0-3442 0 0-118 0-235 0-353z"><text:p/></draw:path><draw:path draw:style-name="gr3" draw:text-style-name="P9" svg:width="0.061in" svg:height="0.128in" svg:x="0.0004in" svg:y="0in" svg:viewBox="0 0 156 326" svg:d="M131 8c0-5-2-8-8-8-5 0-6 4-9 12-4 15-1 2-5 18-4-3-17-8-31-8-22 0-47 11-61 41-16 30-17 66-17 102 0 24 0 92 33 122-9 30-9 31-9 32 0 4 4 7 8 7 5 0 7-4 9-12 5-15 1-2 5-17 9 4 21 7 31 7 44 0 61-36 68-55 10-26 11-57 11-84 0-29 0-92-34-125 3-11 6-21 9-32zM39 269c-14-26-14-72-14-110 0-30 0-57 6-82 8-35 30-47 47-47 8 0 18 2 28 11-22 75-45 152-67 228zM118 56c12 22 12 67 12 103 0 29 0 56-5 82-6 40-27 55-48 55-9 0-18-3-26-11 22-76 45-153 67-229z"><text:p/></draw:path><draw:path draw:style-name="gr3" draw:text-style-name="P9" svg:width="0.076in" svg:height="0.087in" svg:x="0.124in" svg:y="0.0343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9" svg:width="0.1079in" svg:height="0.1102in" svg:x="0.2587in" svg:y="0.0134in" svg:viewBox="0 0 275 281" svg:d="M125 0c-53 0-95 26-111 44-13 15-10 19-14 27 0 3 1 4 3 4 7 0 16-6 19-8 8-4 9-8 11-14 6-16 17-29 65-32-7 87-30 171-63 250-2 6-1 5-2 7 0 2 1 3 4 3 6 0 25-8 29-18 20-48 52-134 64-242 6 0 13 0 20 0 47 0 92 19 92 57 0 29-27 82-103 85-8 1-12 1-23 7-7 5-10 9-10 11 0 4 2 4 7 4 71 0 162-60 162-123 0-44-53-62-97-62-17 0-35 0-53 0z"><text:p/></draw:path><draw:path draw:style-name="gr3" draw:text-style-name="P9" svg:width="0.035in" svg:height="0.1508in" svg:x="0.3886in" svg:y="0.0035in" svg:viewBox="0 0 90 384" svg:d="M90 379c0-1 0-1-6-8-49-48-61-122-61-179 0-67 14-134 62-182 5-5 5-6 5-7 0-2-2-3-4-3-3 0-39 26-62 75-20 43-24 84-24 117 0 29 4 76 25 119 23 47 58 73 61 73 2 0 4-2 4-5z"><text:p/></draw:path><draw:path draw:style-name="gr3" draw:text-style-name="P9" svg:width="0.061in" svg:height="0.128in" svg:x="0.4402in" svg:y="0in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10 0-19-3-27-11 22-76 45-153 67-229z"><text:p/></draw:path><draw:path draw:style-name="gr3" draw:text-style-name="P9" svg:width="0.0346in" svg:height="0.1508in" svg:x="0.5177in" svg:y="0.0035in" svg:viewBox="0 0 89 384" svg:d="M89 192c0-29-4-77-25-119-23-49-56-73-61-73-2 0-3 1-3 3 0 1 0 2 7 9 38 39 60 100 60 180 0 65-14 132-63 182-4 4-4 4-4 5 0 3 1 5 3 5 5 0 39-27 62-75 20-43 24-86 24-117z"><text:p/></draw:path><draw:path draw:style-name="gr3" draw:text-style-name="P9" svg:width="0.1346in" svg:height="0.0823in" svg:x="0.661in" svg:y="0.037in" svg:viewBox="0 0 343 210" svg:d="M330 151c7 0 13 0 13-8s-6-8-13-8c-81 0-164 0-245 0-17-14-37-24-50-29 15-7 33-17 50-30 81 0 164 0 245 0 7 0 13 0 13-8s-6-8-13-8c-76 0-153 0-229 0 19-17 39-51 39-57 0-3-5-3-7-3-3 0-5 0-8 2-7 16-18 35-44 58-26 24-52 33-72 40-7 2-7 2-8 3-1 0-1 1-1 3 0 1 0 1 1 2 0 0 1 0 1 1 2 0 1 0 8 2 53 15 91 51 113 91 5 8 5 8 10 8 2 0 7 0 7-4 0-5-19-38-39-55 76 0 153 0 229 0z"><text:p/></draw:path><draw:path draw:style-name="gr3" draw:text-style-name="P9" svg:width="0.1346in" svg:height="0.0823in" svg:x="0.7874in" svg:y="0.037in" svg:viewBox="0 0 343 210" svg:d="M260 76c15 13 35 24 48 30-14 5-33 16-48 29-83 0-164 0-247 0-6 0-13 0-13 8s7 8 13 8c76 0 153 0 229 0-19 17-38 50-38 55 0 4 4 4 6 4 3 0 7 0 8-3 8-14 19-33 44-56 26-24 53-35 73-40 6-2 6-2 7-3 1 0 1-1 1-2 0-2 0-3-1-3 0-1-1-1-1-1-2-1-1-1-8-3-52-15-91-51-113-91-3-8-4-8-10-8-2 0-6 0-6 3 0 6 18 39 38 57-76 0-153 0-229 0-6 0-13 0-13 8s7 8 13 8c83 0 164 0 247 0z"><text:p/></draw:path><draw:path draw:style-name="gr3" draw:text-style-name="P9" svg:width="0.061in" svg:height="0.128in" svg:x="1.0232in" svg:y="0in" svg:viewBox="0 0 156 326" svg:d="M131 8c0-5-2-8-8-8-5 0-6 4-9 12-4 15-1 2-5 18-4-3-17-8-31-8-22 0-47 11-61 41-16 30-17 66-17 102 0 24 0 92 33 122-9 30-9 31-9 32 0 4 4 7 8 7 5 0 7-4 9-12 5-15 1-2 5-17 9 4 21 7 31 7 44 0 61-36 68-55 10-26 11-57 11-84 0-29 0-92-34-125 3-11 6-21 9-32zM39 269c-14-26-14-72-14-110 0-30 0-57 6-82 8-35 30-47 47-47 8 0 18 2 28 11-22 75-45 152-67 228zM118 56c12 22 12 67 12 103 0 29 0 56-5 82-6 40-27 55-48 55-9 0-18-3-26-11 22-76 45-153 67-229z"><text:p/></draw:path><draw:path draw:style-name="gr3" draw:text-style-name="P9" svg:width="0.0929in" svg:height="0.1161in" svg:x="1.1469in" svg:y="0.0209in" svg:viewBox="0 0 237 296" svg:d="M223 15c7 0 14 0 14-7 0-8-7-8-14-8-35 0-69 0-104 0-66 0-119 51-119 111 0 62 54 110 119 110 35 0 69 0 104 0 7 0 14 0 14-8 0-7-7-7-14-7-34 0-69 0-103 0-61 0-103-44-103-95 0-52 44-96 103-96 34 0 69 0 103 0zM22 280c-7 0-14 0-14 8s7 8 14 8c67 0 134 0 201 0 7 0 14 0 14-8s-7-8-14-8c-67 0-134 0-201 0z"><text:p/></draw:path><draw:path draw:style-name="gr3" draw:text-style-name="P9" svg:width="0.061in" svg:height="0.128in" svg:x="1.3024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אשר פסוק אמת כי <draw:g text:anchor-type="as-char" svg:y="-0.1193in" draw:z-index="125" draw:name="Shape111" draw:style-name="gr1"><svg:title>TexMaths</svg:title><svg:desc>11§display§\emptyset = \emptyset§svg§600§FALSE§</svg:desc><draw:path draw:style-name="gr2" draw:text-style-name="P8" svg:width="0.3311in" svg:height="0.1126in" svg:x="0.0012in" svg:y="0.0075in" svg:viewBox="0 0 842 287" svg:d="M0 0c281 0 562 0 842 0 0 96 0 192 0 287-280 0-561 0-842 0 0-95 0-191 0-287z"><text:p/></draw:path><draw:path draw:style-name="gr3" draw:text-style-name="P9" svg:width="0.0614in" svg:height="0.1283in" svg:x="0.0004in" svg:y="0in" svg:viewBox="0 0 157 327" svg:d="M132 8c0-5-3-8-8-8s-6 4-8 12c-5 16-1 2-6 18-4-2-16-8-31-8-22 0-47 11-61 41-16 32-18 66-18 101 0 24 0 94 34 123-9 30-9 31-9 32 0 5 4 8 8 8 6 0 7-4 9-12 5-15 1-2 5-18 9 6 21 8 31 8 44 0 61-36 67-54 11-27 12-59 12-87 0-27 0-91-34-124 4-11 6-21 9-32zM40 270c-14-27-14-74-14-110 0-31 0-58 6-83 8-35 30-47 47-47 8 0 18 2 28 11-22 76-45 153-67 229zM119 56c12 23 12 67 12 104 0 27 0 56-4 82-7 40-28 55-49 55-9 0-17-3-27-12 23-76 45-153 68-229z"><text:p/></draw:path><draw:path draw:style-name="gr3" draw:text-style-name="P9" svg:width="0.1008in" svg:height="0.035in" svg:x="0.1205in" svg:y="0.0614in" svg:viewBox="0 0 257 90" svg:d="M243 15c6 0 14 0 14-7 0-8-8-8-14-8-77 0-154 0-231 0-5 0-12 0-12 8 0 7 7 7 13 7 77 0 153 0 230 0zM243 90c6 0 14 0 14-7 0-8-8-8-14-8-77 0-153 0-230 0-6 0-13 0-13 8 0 7 7 7 12 7 77 0 154 0 231 0z"><text:p/></draw:path><draw:path draw:style-name="gr3" draw:text-style-name="P9" svg:width="0.061in" svg:height="0.1283in" svg:x="0.2791in" svg:y="0in" svg:viewBox="0 0 156 327" svg:d="M132 8c0-5-3-8-8-8-6 0-7 4-9 12-5 16-2 2-5 18-5-2-18-8-32-8-22 0-47 11-61 41-15 32-17 66-17 101 0 24 0 94 33 123-9 30-9 31-9 32 0 5 4 8 8 8 7 0 8-4 10-12 4-15 0-2 4-18 10 6 21 8 32 8 43 0 61-36 67-54 10-27 11-59 11-87 0-27 0-91-34-124 4-11 7-21 10-32zM39 270c-14-27-14-74-14-110 0-31 0-58 6-83 8-35 30-47 47-47 8 0 18 2 28 11-22 76-45 153-67 229zM118 56c12 23 12 67 12 104 0 27 0 56-4 82-7 40-28 55-48 55-9 0-19-3-27-12 22-76 45-153 67-229z"><text:p/></draw:path></draw:g>. </text:p>
        </text:list-item>
        <text:list-item>
          <text:p text:style-name="P72">נכון – <text:span text:style-name="T32">נגדיר </text:span><text:span text:style-name="T32"><draw:g text:anchor-type="as-char" svg:y="-0.1134in" draw:z-index="124" draw:name="Shape112" draw:style-name="gr1"><svg:title>TexMaths</svg:title><svg:desc>11§display§A := \powerset(A)§svg§600§FALSE§</svg:desc><draw:path draw:style-name="gr2" draw:text-style-name="P8" svg:width="0.6783in" svg:height="0.1358in" svg:x="0.0028in" svg:y="0.0071in" svg:viewBox="0 0 1724 346" svg:d="M862 346c-288 0-575 0-862 0 0-116 0-230 0-346 574 0 1149 0 1724 0 0 116 0 230 0 346-288 0-575 0-862 0z"><text:p/></draw:path><draw:path draw:style-name="gr3" draw:text-style-name="P9" svg:width="0.1035in" svg:height="0.1079in" svg:x="0.0004in" svg:y="0.0043in" svg:viewBox="0 0 264 275" svg:d="M55 231c-15 26-31 31-47 32-5 1-8 1-8 8 0 2 1 4 4 4 11 0 22-1 33-1 14 0 27 1 39 1 2 0 8 0 8-7 0-4-4-5-7-5-9 0-18-3-18-13 0-4 3-9 6-14 10-17 20-32 30-49 31 0 64 0 96 0 0 9 6 60 6 64 0 11-20 12-28 12-5 0-8 0-8 8 0 4 3 3 4 4 16 0 33-1 48-1 10 0 34 1 44 1 3 0 7 0 7-7 0-5-3-5-9-5-23 0-23-2-25-13-8-79-16-160-23-240-1-8-1-10-8-10-5 0-8 3-10 7-45 74-89 149-134 224zM101 175c25-43 51-85 76-127 4 42 9 84 13 127-29 0-59 0-89 0z"><text:p/></draw:path><draw:path draw:style-name="gr3" draw:text-style-name="P9" svg:width="0.0161in" svg:height="0.065in" svg:x="0.1642in" svg:y="0.048in" svg:viewBox="0 0 42 166" svg:d="M42 21c0-12-10-21-21-21s-21 9-21 21c0 11 10 20 21 20s21-9 21-20zM42 146c0-12-10-20-21-20s-21 8-21 20c0 11 10 20 21 20s21-9 21-20z"><text:p/></draw:path><draw:path draw:style-name="gr3" draw:text-style-name="P9" svg:width="0.1008in" svg:height="0.0354in" svg:x="0.2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9" svg:width="0.1079in" svg:height="0.1106in" svg:x="0.3567in" svg:y="0.0098in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3" draw:text-style-name="P9" svg:width="0.035in" svg:height="0.1512in" svg:x="0.4866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9" svg:width="0.1039in" svg:height="0.1079in" svg:x="0.5362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" draw:text-style-name="P9" svg:width="0.035in" svg:height="0.1512in" svg:x="0.6535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32">. כל קבוצה שווה לעצמה, לכן </text:span><text:span text:style-name="T32"><draw:g text:anchor-type="as-char" svg:y="-0.1075in" draw:z-index="123" draw:name="Shape113" draw:style-name="gr1"><svg:title>TexMaths</svg:title><svg:desc>11§display§A \subseteq A§svg§600§FALSE§</svg:desc><draw:path draw:style-name="gr2" draw:text-style-name="P8" svg:width="0.4102in" svg:height="0.113in" svg:x="0.0031in" svg:y="0.0075in" svg:viewBox="0 0 1043 288" svg:d="M0 0c348 0 695 0 1043 0 0 96 0 193 0 288-348 0-695 0-1043 0 0-95 0-192 0-288z"><text:p/></draw:path><draw:path draw:style-name="gr3" draw:text-style-name="P9" svg:width="0.1039in" svg:height="0.1079in" svg:x="0.0004in" svg:y="0in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3" draw:text-style-name="P9" svg:width="0.0925in" svg:height="0.1165in" svg:x="0.1642in" svg:y="0.0118in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9" svg:width="0.1039in" svg:height="0.1079in" svg:x="0.3169in" svg:y="0in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32">, לכן לפי הגדרת קבוצת חזקה </text:span><text:span text:style-name="T32"><draw:g text:anchor-type="as-char" svg:y="-0.1134in" draw:z-index="122" draw:name="Shape114" draw:style-name="gr1"><svg:title>TexMaths</svg:title><svg:desc>11§display§A \in \powerset(A)§svg§600§FALSE§</svg:desc><draw:path draw:style-name="gr2" draw:text-style-name="P8" svg:width="0.6185in" svg:height="0.1354in" svg:x="0.0031in" svg:y="0.0071in" svg:viewBox="0 0 1572 345" svg:d="M0 0c524 0 1048 0 1572 0 0 115 0 230 0 345-524 0-1048 0-1572 0 0-115 0-230 0-345z"><text:p/></draw:path><draw:path draw:style-name="gr3" draw:text-style-name="P9" svg:width="0.1039in" svg:height="0.1079in" svg:x="0.0004in" svg:y="0.0047in" svg:viewBox="0 0 265 275" svg:d="M56 230c-15 27-31 32-47 33-6 0-9 0-9 8 0 2 2 4 5 4 10 0 22-2 33-2 14 0 27 2 39 2 2 0 8 0 8-7 0-5-4-5-7-5-9-1-18-4-18-14 0-5 3-9 6-14 10-16 19-32 29-48 31 0 64 0 96 0 1 7 7 60 7 63 0 12-20 13-28 13-5 0-9 0-9 8 0 4 3 3 5 4 17 0 33-2 48-2 10 0 34 2 44 2 3 0 7 0 7-9 0-3-3-3-9-3-24 0-24-3-25-14-8-79-15-160-23-240-1-8-1-9-8-9-5 0-8 2-10 7-45 74-89 149-134 223zM102 175c26-43 51-86 76-128 5 42 8 85 12 128-29 0-58 0-88 0z"><text:p/></draw:path><draw:path draw:style-name="gr3" draw:text-style-name="P9" svg:width="0.076in" svg:height="0.087in" svg:x="0.1642in" svg:y="0.0311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9" svg:width="0.1079in" svg:height="0.1106in" svg:x="0.2984in" svg:y="0.0098in" svg:viewBox="0 0 275 282" svg:d="M126 0c-55 0-95 26-112 45-13 16-14 27-14 28 0 2 1 2 3 2 7 0 16-6 19-7 8-5 9-7 11-15 5-16 16-29 65-31-7 86-30 171-62 250-3 5-3 7-3 8s1 2 4 2c7 0 25-9 29-19 21-47 52-134 64-241 6 0 13 0 20 0 47 0 92 18 92 56 0 29-28 83-102 85-9 1-14 1-23 8-8 4-11 8-11 11s3 3 7 3c71 0 162-59 162-123 0-44-53-62-97-62-17 0-34 0-52 0z"><text:p/></draw:path><draw:path draw:style-name="gr3" draw:text-style-name="P9" svg:width="0.035in" svg:height="0.1508in" svg:x="0.4276in" svg:y="0in" svg:viewBox="0 0 90 384" svg:d="M90 380c0-1 0-1-6-8-49-48-61-121-61-179 0-67 14-135 62-183 5-4 5-4 5-7 0-2-2-3-4-3-4 0-39 26-61 75-20 43-25 86-25 118 0 28 4 76 26 119 23 47 56 72 60 72 2 0 4-1 4-4z"><text:p/></draw:path><draw:path draw:style-name="gr3" draw:text-style-name="P9" svg:width="0.1039in" svg:height="0.1079in" svg:x="0.4772in" svg:y="0.0047in" svg:viewBox="0 0 265 275" svg:d="M56 230c-15 27-31 32-47 33-5 0-9 0-9 8 0 2 2 4 5 4 11 0 22-2 33-2 14 0 27 2 39 2 2 0 8 0 8-7 0-5-4-5-7-5-9-1-18-4-18-14 0-5 3-9 6-14 10-16 19-32 29-48 33 0 64 0 97 0 0 7 6 60 6 63 0 12-20 13-28 13-5 0-8 0-8 8 0 4 3 3 4 4 17 0 33-2 48-2 10 0 34 2 44 2 3 0 7 0 7-9 0-3-3-3-9-3-24 0-24-3-25-14-8-79-15-160-23-240-1-8-1-9-8-9-5 0-8 2-10 7-45 74-89 149-134 223zM102 175c26-43 51-86 76-128 5 42 9 85 13 128-29 0-59 0-89 0z"><text:p/></draw:path><draw:path draw:style-name="gr3" draw:text-style-name="P9" svg:width="0.0346in" svg:height="0.1508in" svg:x="0.594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2"><text:s/></text:span><text:span text:style-name="T33">(נציב ונמצא את הטענה שצ.ל.). </text:span></text:p>
        </text:list-item>
        <text:list-item>
          <text:p text:style-name="P73">לא נכון – ניקח דוגמא <draw:g text:anchor-type="as-char" svg:y="-0.1134in" draw:z-index="121" draw:name="Shape115" draw:style-name="gr1"><svg:title>TexMaths</svg:title><svg:desc>11§display§A = \{1\}§svg§600§FALSE§</svg:desc><draw:path draw:style-name="gr2" draw:text-style-name="P8" svg:width="0.5173in" svg:height="0.1354in" svg:x="0.0031in" svg:y="0.0071in" svg:viewBox="0 0 1315 345" svg:d="M0 0c439 0 877 0 1315 0 0 115 0 230 0 345-438 0-876 0-1315 0 0-115 0-230 0-345z"><text:p/></draw:path><draw:path draw:style-name="gr3" draw:text-style-name="P9" svg:width="0.1039in" svg:height="0.1079in" svg:x="0.0004in" svg:y="0.0047in" svg:viewBox="0 0 265 275" svg:d="M56 230c-15 27-31 32-47 33-6 0-9 0-9 8 0 2 2 4 5 4 10 0 22-2 33-2 14 0 27 2 39 2 2 0 8 0 8-7 0-5-4-5-7-5-9-1-18-4-18-14 0-5 3-9 6-14 10-16 19-32 29-48 33 0 64 0 97 0 0 7 6 60 6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9" svg:width="0.1004in" svg:height="0.035in" svg:x="0.1602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535in" svg:height="0.1508in" svg:x="0.3224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3" draw:text-style-name="P9" svg:width="0.05in" svg:height="0.1008in" svg:x="0.4016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9" svg:width="0.0535in" svg:height="0.1508in" svg:x="0.4748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19 12 30 16-31 7-45 25-45 47 0 31 0 62 0 93z"><text:p/></draw:path></draw:g>; לכן, <draw:g text:anchor-type="as-char" svg:y="-0.1283in" draw:z-index="120" draw:name="Shape116" draw:style-name="gr1"><svg:title>TexMaths</svg:title><svg:desc>11§display§P(A) = \big\{\emptyset, \big\{\{1\}\big\}\big\}§svg§600§FALSE§</svg:desc><draw:path draw:style-name="gr2" draw:text-style-name="P8" svg:width="1.2476in" svg:height="0.1661in" svg:x="0.0024in" svg:y="0.0079in" svg:viewBox="0 0 3170 423" svg:d="M1586 423c-530 0-1058 0-1586 0 0-141 0-282 0-423 1056 0 2114 0 3170 0 0 141 0 282 0 423-528 0-1056 0-1584 0z"><text:p/></draw:path><draw:path draw:style-name="gr3" draw:text-style-name="P9" svg:width="0.1083in" svg:height="0.1028in" svg:x="0.0004in" svg:y="0.026in" svg:viewBox="0 0 276 262" svg:d="M102 142c22 0 43 0 65 0 55 0 109-41 109-84 0-29-25-58-76-58-42 0-83 0-125 0-8 0-11 0-11 7 0 5 3 5 11 5 4 0 12 0 16 0 6 1 9 2 9 7 0 1-1 2-2 7-18 69-34 138-52 207-3 15-4 17-35 17-7 0-11 0-11 8 0 4 4 4 7 4 10 0 37-1 48-1 9 0 17 1 25 1s17 0 25 0c3 0 7 0 7-8 0-4-3-4-10-4-14 0-25 0-25-6 0-2 1-4 1-6 8-32 17-64 24-96zM130 26c3-13 4-14 21-14 12 0 25 0 37 0 32 0 52 10 52 36 0 16-8 49-22 63-20 18-43 20-60 20-18 0-36 0-55 0 9-35 18-69 27-105z"><text:p/></draw:path><draw:path draw:style-name="gr3" draw:text-style-name="P9" svg:width="0.035in" svg:height="0.1512in" svg:x="0.1283in" svg:y="0.0154in" svg:viewBox="0 0 90 385" svg:d="M90 382c0-1 0-2-6-9-49-48-61-122-61-179 0-67 14-135 62-183 5-4 5-5 5-7 0-3-2-4-4-4-3 0-39 26-62 76-18 42-24 85-24 118 0 29 4 75 26 119 24 47 57 72 60 72 2 0 4-1 4-3z"><text:p/></draw:path><draw:path draw:style-name="gr3" draw:text-style-name="P9" svg:width="0.1039in" svg:height="0.1079in" svg:x="0.1776in" svg:y="0.0205in" svg:viewBox="0 0 265 275" svg:d="M56 232c-15 26-31 30-47 31-5 1-9 1-9 9 0 2 2 3 6 3 9 0 22-1 33-1 13 0 26 1 38 1 2 0 8 0 8-6 0-5-4-6-7-6-9 0-17-3-17-13 0-3 2-8 5-13 10-17 20-33 30-50 32 0 65 0 97 0 0 9 5 60 5 64 0 11-20 12-27 12-6 0-9 0-9 9 0 3 3 2 4 3 17 0 33-1 49-1 9 0 34 1 44 1 2 0 6 0 6-7 0-5-3-5-9-5-23 0-23-2-24-13-8-79-16-160-24-240-1-8-1-10-8-10-5 0-7 3-10 7-45 74-89 149-134 225zM102 175c26-43 51-85 76-127 5 42 9 84 13 127-29 0-59 0-89 0z"><text:p/></draw:path><draw:path draw:style-name="gr3" draw:text-style-name="P9" svg:width="0.0346in" svg:height="0.1512in" svg:x="0.2953in" svg:y="0.0154in" svg:viewBox="0 0 89 385" svg:d="M89 194c0-31-4-77-25-121-23-48-56-73-61-73-2 0-3 2-3 4s0 3 7 9c38 39 60 99 60 181 0 65-14 132-63 181-4 5-4 6-4 7 0 2 1 3 3 3 5 0 39-26 62-75 20-42 24-84 24-116z"><text:p/></draw:path><draw:path draw:style-name="gr3" draw:text-style-name="P9" svg:width="0.1008in" svg:height="0.035in" svg:x="0.3965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539in" svg:height="0.1815in" svg:x="0.5657in" svg:y="0in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3" draw:text-style-name="P9" svg:width="0.061in" svg:height="0.1283in" svg:x="0.6441in" svg:y="0.0126in" svg:viewBox="0 0 156 327" svg:d="M132 8c0-5-3-8-8-8s-7 3-10 12c-4 16 0 2-4 18-4-4-18-9-32-9-22 0-47 12-61 42-15 31-17 66-17 101 0 24 0 94 34 123-10 30-10 31-10 32 0 5 4 8 9 8 6 0 7-4 9-12 4-17 1-2 5-18 9 5 20 8 31 8 43 0 61-36 67-55 10-25 11-57 11-86s0-92-33-124c4-11 6-21 9-32zM39 270c-13-26-13-74-13-110 0-31 0-58 5-83 8-36 31-47 47-47 8 0 18 2 29 11-23 76-45 153-68 229zM118 56c13 22 13 67 13 104 0 28 0 57-4 82-8 40-28 54-49 54-9 0-19-2-27-11 22-76 45-153 67-229z"><text:p/></draw:path><draw:path draw:style-name="gr3" draw:text-style-name="P9" svg:width="0.0173in" svg:height="0.0453in" svg:x="0.726in" svg:y="0.1134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539in" svg:height="0.1815in" svg:x="0.798in" svg:y="0in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3" draw:text-style-name="P9" svg:width="0.0539in" svg:height="0.1512in" svg:x="0.8803in" svg:y="0.0154in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5-16-37-9-9-20-12-31-14 32-9 47-28 47-50 0-31 0-61 0-92z"><text:p/></draw:path><draw:path draw:style-name="gr3" draw:text-style-name="P9" svg:width="0.05in" svg:height="0.1in" svg:x="0.9591in" svg:y="0.0283in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3" draw:text-style-name="P9" svg:width="0.0531in" svg:height="0.1512in" svg:x="1.0327in" svg:y="0.0154in" svg:viewBox="0 0 136 385" svg:d="M55 334c0 15-10 40-52 42-2 2-3 3-3 5 0 4 4 4 8 4 37 0 73-18 73-48 0-29 0-58 0-88 0-13 0-27 16-39 13-11 28-12 36-12 2-1 3-2 3-4 0-5-2-5-5-5-25-2-44-15-48-34-2-4-2-5-2-20 0-25 0-50 0-76 0-16 0-28-18-42-16-13-42-17-55-17-4 0-8 0-8 4 0 5 2 5 6 5 25 1 44 14 48 34 1 3 1 3 1 18 0 26 0 53 0 81 0 18 3 24 15 36 9 8 20 12 31 16-32 9-46 26-46 48 0 30 0 61 0 92z"><text:p/></draw:path><draw:path draw:style-name="gr3" draw:text-style-name="P9" svg:width="0.0539in" svg:height="0.1815in" svg:x="1.115in" svg:y="0in" svg:viewBox="0 0 138 462" svg:d="M83 293c0-13 0-38 49-55 4-2 6-2 6-7-2-2 0-3-4-4-51-20-51-41-51-63 0-36 0-72 0-107-2-21-19-33-25-37-16-11-49-20-54-20-3 0-4 2-4 6 0 3 2 4 4 4 51 20 51 38 51 60 0 31 0 63 0 95 0 21 0 47 63 66-63 20-63 43-63 66 0 32 0 64 0 95 0 21 0 41-49 59-5 3-6 3-6 6s1 5 4 5c2 0 52-10 71-35 8-11 8-20 8-34 0-33 0-66 0-100z"><text:p/></draw:path><draw:path draw:style-name="gr3" draw:text-style-name="P9" svg:width="0.0539in" svg:height="0.1815in" svg:x="1.2039in" svg:y="0in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. <text:span text:style-name="T34">לפיכך </text:span><text:span text:style-name="T34"><draw:g text:anchor-type="as-char" svg:y="-0.1283in" draw:z-index="119" draw:name="Shape117" draw:style-name="gr1"><svg:title>TexMaths</svg:title><svg:desc>11§display§\{1\} \subseteq  \big\{\emptyset, \big\{\{1\}\big\}\big\}§svg§600§FALSE§</svg:desc><draw:path draw:style-name="gr2" draw:text-style-name="P8" svg:width="1.124in" svg:height="0.1661in" svg:x="0.0004in" svg:y="0.0079in" svg:viewBox="0 0 2856 423" svg:d="M1429 423c-477 0-953 0-1429 0 0-141 0-282 0-423 952 0 1904 0 2856 0 0 141 0 282 0 423-476 0-952 0-1427 0z"><text:p/></draw:path><draw:path draw:style-name="gr3" draw:text-style-name="P9" svg:width="0.0531in" svg:height="0.1512in" svg:x="0.0039in" svg:y="0.0154in" svg:viewBox="0 0 136 385" svg:d="M81 52c0-16 10-41 52-43 2 0 3-2 3-5 0-4-3-4-6-4-40 0-75 20-75 48 0 30 0 59 0 89 0 15 0 27-15 40-14 11-29 11-37 12-2 0-3 3-3 5 0 3 2 3 5 4 26 1 44 16 49 34 1 5 1 5 1 18 0 25 0 51 0 76 0 16 0 28 19 44 15 11 40 15 56 15 3 0 6 0 6-4 0-3-2-3-5-5-25-1-44-13-49-33-1-3-1-4-1-18 0-27 0-53 0-80 0-17-3-24-15-37-9-8-20-12-31-14 32-9 46-28 46-50 0-31 0-61 0-92z"><text:p/></draw:path><draw:path draw:style-name="gr3" draw:text-style-name="P9" svg:width="0.05in" svg:height="0.1in" svg:x="0.0823in" svg:y="0.0283in" svg:viewBox="0 0 128 255" svg:d="M79 10c0-10 0-10-9-10-24 24-58 24-70 24 0 5 0 8 0 12 8 0 31 0 51-10 0 66 0 134 0 201 0 13-2 17-37 17-4 0-7 0-12 0 0 4 0 8 0 11 14-1 47-1 63-1 15 0 49 0 63 1 0-3 0-7 0-11-5 0-8 0-13 0-35 0-36-3-36-17 0-73 0-146 0-217z"><text:p/></draw:path><draw:path draw:style-name="gr3" draw:text-style-name="P9" svg:width="0.0535in" svg:height="0.1512in" svg:x="0.1559in" svg:y="0.0154in" svg:viewBox="0 0 137 385" svg:d="M55 334c0 15-10 40-52 42-2 2-3 3-3 5 0 4 4 4 8 4 37 0 73-18 73-48 0-29 0-58 0-88 0-13 0-27 16-39 13-11 28-12 36-12 2-1 4-2 4-4 0-5-3-5-6-5-25-2-44-15-49-34-1-4-1-5-1-20 0-25 0-50 0-76 0-16 0-28-18-42-16-13-42-17-55-17-4 0-8 0-8 4 0 5 2 5 5 5 26 1 44 14 49 34 1 3 1 3 1 18 0 26 0 53 0 81 0 18 3 24 15 36 9 8 20 12 31 16-32 9-46 26-46 48 0 30 0 61 0 92z"><text:p/></draw:path><draw:path draw:style-name="gr3" draw:text-style-name="P9" svg:width="0.0925in" svg:height="0.1165in" svg:x="0.276in" svg:y="0.0323in" svg:viewBox="0 0 236 297" svg:d="M222 15c7 0 14 0 14-7 0-8-7-8-14-8-34 0-69 0-103 0-67 0-119 51-119 112 0 62 53 111 119 111 34 0 69 0 103 0 7 0 14 0 14-7 0-8-7-8-14-8-34 0-69 0-103 0-61 0-104-45-104-96 0-53 44-97 104-97 34 0 69 0 103 0zM21 282c-7 0-13 0-13 8 0 7 6 7 13 7 67 0 134 0 201 0 7 0 14 0 14-7 0-8-7-8-14-8-67 0-134 0-201 0z"><text:p/></draw:path><draw:path draw:style-name="gr3" draw:text-style-name="P9" svg:width="0.0535in" svg:height="0.1815in" svg:x="0.4409in" svg:y="0in" svg:viewBox="0 0 137 462" svg:d="M56 170c0 27-13 41-53 57-2 1-3 2-3 4 0 3 1 5 4 6 52 18 52 39 52 61 0 37 0 72 0 107 0 10 6 24 23 36 19 13 51 21 54 21s4-2 4-5 0-3-6-6c-11-4-41-16-47-39-2-5-2-6-2-20 0-31 0-63 0-95 0-20 0-48-62-65 62-20 62-46 62-67 0-32 0-64 0-95 0-22 0-41 53-60 2-1 1-3 2-4 0-4-1-6-4-6s-57 12-71 39c-6 11-6 14-6 30 0 33 0 66 0 101z"><text:p/></draw:path><draw:path draw:style-name="gr3" draw:text-style-name="P9" svg:width="0.061in" svg:height="0.1283in" svg:x="0.5197in" svg:y="0.0126in" svg:viewBox="0 0 156 327" svg:d="M132 8c0-5-3-8-8-8-6 0-7 3-10 12-4 16 0 2-4 18-4-4-18-9-32-9-22 0-47 12-62 42-14 31-16 66-16 101 0 24 0 94 34 123-10 30-10 31-10 32 0 5 3 8 8 8 6 0 8-4 10-12 4-17 1-2 4-18 10 5 21 8 32 8 43 0 61-36 67-55 10-25 11-57 11-86s0-92-33-124c3-11 6-21 9-32zM38 270c-12-26-12-74-12-110 0-31 0-58 5-83 7-36 29-47 47-47 8 0 18 2 29 11-23 76-45 153-69 229zM118 56c13 22 13 67 13 104 0 28 0 57-6 82-6 40-26 54-47 54-9 0-19-2-27-11 22-76 45-153 67-229z"><text:p/></draw:path><draw:path draw:style-name="gr3" draw:text-style-name="P9" svg:width="0.0173in" svg:height="0.0453in" svg:x="0.6012in" svg:y="0.1134in" svg:viewBox="0 0 45 116" svg:d="M45 41c0-26-9-41-24-41-13 0-21 10-21 21 0 10 8 20 21 20 4 0 10-1 13-5 1-1 1-1 2-1 0 2 1 0 1 6 0 28-13 51-26 65-4 3-4 4-4 5 0 3 2 5 3 5 4 0 35-30 35-75z"><text:p/></draw:path><draw:path draw:style-name="gr3" draw:text-style-name="P9" svg:width="0.0535in" svg:height="0.1815in" svg:x="0.6728in" svg:y="0in" svg:viewBox="0 0 137 462" svg:d="M56 170c0 27-14 41-53 57-2 1-3 2-3 4 0 3 1 5 3 6 53 18 53 39 53 61 0 37 0 72 0 107 0 10 6 24 23 36 19 13 50 21 53 21 4 0 5-2 5-5s-1-3-6-6c-11-4-42-16-47-39-2-5-2-6-2-20 0-31 0-63 0-95 0-20 0-48-62-65 62-20 62-46 62-67 0-32 0-64 0-95 0-22 0-41 53-60 2-1 1-3 2-4 0-4-1-6-5-6-2 0-57 12-70 39-6 11-6 14-6 30 0 33 0 66 0 101z"><text:p/></draw:path><draw:path draw:style-name="gr3" draw:text-style-name="P9" svg:width="0.0535in" svg:height="0.1512in" svg:x="0.7551in" svg:y="0.0154in" svg:viewBox="0 0 137 385" svg:d="M82 52c0-16 10-41 52-43 2 0 3-2 3-5 0-4-3-4-7-4-39 0-74 20-74 48 0 30 0 59 0 89 0 15 0 27-15 40-14 11-29 11-37 12-2 0-4 3-4 5 0 3 3 3 7 4 25 1 44 16 48 34 1 5 1 5 1 18 0 25 0 51 0 76 0 16 0 28 19 44 15 11 40 15 55 15 4 0 7 0 7-4 0-3-2-3-5-5-25-1-44-13-48-33-2-3-2-4-2-18 0-27 0-53 0-80 0-17-3-25-15-37-9-9-20-12-31-14 32-9 46-28 46-50 0-31 0-61 0-92z"><text:p/></draw:path><draw:path draw:style-name="gr3" draw:text-style-name="P9" svg:width="0.05in" svg:height="0.1in" svg:x="0.8339in" svg:y="0.0283in" svg:viewBox="0 0 128 255" svg:d="M79 10c0-10 0-10-9-10-24 24-58 24-70 24 0 5 0 8 0 12 8 0 31 0 51-10 0 66 0 134 0 201 0 13-2 17-37 17-4 0-7 0-12 0 0 4 0 8 0 11 13-1 47-1 63-1 15 0 49 0 63 1 0-3 0-7 0-11-5 0-8 0-13 0-35 0-36-3-36-17 0-73 0-146 0-217z"><text:p/></draw:path><draw:path draw:style-name="gr3" draw:text-style-name="P9" svg:width="0.0531in" svg:height="0.1512in" svg:x="0.9075in" svg:y="0.0154in" svg:viewBox="0 0 136 385" svg:d="M55 334c0 15-10 40-52 42-2 2-3 3-3 5 0 4 4 4 8 4 37 0 73-18 73-48 0-29 0-58 0-88 0-13 0-27 16-39 13-11 28-12 36-12 2-1 3-2 3-4 0-5-2-5-5-5-25-2-44-15-49-34-1-4-1-5-1-20 0-25 0-50 0-76 0-16 0-28-18-42-16-13-42-17-55-17-4 0-8 0-8 4 0 5 2 5 5 5 25 1 44 14 49 34 1 3 1 3 1 18 0 26 0 53 0 81 0 18 3 24 15 36 9 8 20 12 31 16-32 9-46 26-46 48 0 30 0 61 0 92z"><text:p/></draw:path><draw:path draw:style-name="gr3" draw:text-style-name="P9" svg:width="0.0535in" svg:height="0.1815in" svg:x="0.9898in" svg:y="0in" svg:viewBox="0 0 137 462" svg:d="M82 293c0-13 0-38 50-55 4-2 5-2 5-7-1-2 0-3-3-4-52-20-52-41-52-63 0-36 0-72 0-107-1-21-18-33-24-37-16-11-49-20-54-20-3 0-4 2-4 6 0 3 2 4 4 4 51 20 51 38 51 60 0 31 0 63 0 95 0 21 0 47 63 66-63 20-63 43-63 66 0 32 0 64 0 95 0 21 0 41-50 59-4 3-5 3-5 6s1 5 4 5c1 0 52-10 71-35 7-11 7-20 7-34 0-33 0-66 0-100z"><text:p/></draw:path><draw:path draw:style-name="gr3" draw:text-style-name="P9" svg:width="0.0535in" svg:height="0.1815in" svg:x="1.0787in" svg:y="0in" svg:viewBox="0 0 137 462" svg:d="M82 293c0-13 0-38 50-55 4-2 5-2 5-7-1-2 0-3-3-4-52-20-52-41-52-63 0-36 0-72 0-107-1-21-18-33-24-37-16-11-49-20-54-20-3 0-4 2-4 6 0 3 1 4 4 4 51 20 51 38 51 60 0 31 0 63 0 95 0 21 0 47 63 66-63 20-63 43-63 66 0 32 0 64 0 95 0 21 0 41-50 59-4 3-5 3-5 6s1 5 4 5c1 0 52-10 71-35 7-11 7-20 7-34 0-33 0-66 0-100z"><text:p/></draw:path></draw:g></text:span><text:span text:style-name="T34"><text:s/></text:span><text:span text:style-name="T35">אשר פסוק שקר. </text:span></text:p>
        </text:list-item>
        <text:list-item>
          <text:p text:style-name="P74">נכון – <text:span text:style-name="T36">במילים אחרות, עבור כל קבוצה </text:span><text:span text:style-name="T36"><draw:g text:anchor-type="as-char" svg:y="-0.1083in" draw:z-index="47" draw:name="Shape118" draw:style-name="gr1"><svg:title>TexMaths</svg:title><svg:desc>11§display§A§svg§600§FALSE§</svg:desc><draw:path draw:style-name="gr2" draw:text-style-name="P8" svg:width="0.0929in" svg:height="0.0921in" svg:x="0.0031in" svg:y="0.0079in" svg:viewBox="0 0 237 235" svg:d="M0 0c79 0 158 0 237 0 0 78 0 157 0 235-79 0-158 0-237 0 0-78 0-157 0-235z"><text:p/></draw:path><draw:path draw:style-name="gr3" draw:text-style-name="P9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6"><text:s/>כל האיברים בה נמצאים בקבוצת החזקה שלה. מנגד, לפי הגדרת קבוצת חזקה, היא תכיל אך ורק קבוצות שמקוננות בתוך כל אחת מהקבוצות + קבוצה ריקה, לכן לא נוכל להרכיב ממנה את </text:span><text:span text:style-name="T36"><draw:g text:anchor-type="as-char" svg:y="-0.1083in" draw:z-index="46" draw:name="Shape119" draw:style-name="gr1"><svg:title>TexMaths</svg:title><svg:desc>11§display§A§svg§600§FALSE§</svg:desc><draw:path draw:style-name="gr2" draw:text-style-name="P8" svg:width="0.0929in" svg:height="0.0921in" svg:x="0.0031in" svg:y="0.0079in" svg:viewBox="0 0 237 235" svg:d="M0 0c79 0 158 0 237 0 0 78 0 157 0 235-79 0-158 0-237 0 0-78 0-157 0-235z"><text:p/></draw:path><draw:path draw:style-name="gr3" draw:text-style-name="P9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6"><text:s/>אלא אם היא קבוצה ריקה בעצמה. </text:span></text:p>
        </text:list-item>
      </text:list>
      <text:h text:style-name="P75" text:outline-level="2">7. הוכחה כי הכלת קבוצות אמ"מ הכלת קבוצות חזקה</text:h>
      <text:list text:style-name="L15">
        <text:list-item>
          <text:p text:style-name="P76">צ.ל. <text:span text:style-name="T37">+ פישוט</text:span>:</text:p>
          <text:p text:style-name="P77"><draw:g text:anchor-type="as-char" svg:y="-0.761in" draw:z-index="41" draw:name="Shape120" draw:style-name="gr1"><svg:title>TexMaths</svg:title><svg:desc>11§latex§\begin{alignat}{3}
  &amp;\; &amp;\big(\powerset(A) \subseteq \powerset(B) &amp;\iff A \subseteq B \big) \\
  &amp;\iff &amp;\Big(\big(\forall x \in \powerset(A). x \in \powerset(B) \big) &amp;\iff \big(\forall y \in A. y \in B\big) \Big) \\
  &amp;\iff &amp;\Big(\big(\forall x \subseteq A. x \subseteq B \big) &amp;\iff \big(\forall y \in A. y \in B \big) \Big) \\
  &amp;\iff &amp;\Big(\big(\forall(\forall t \in x. t \in A). \forall t \in x. t \in B \big) &amp;\iff \big(\forall y \in A. y \in B \big) \Big) \\
  &amp;\iff &amp;\Big(\big(\forall t \in A. t \in B \big) &amp;\iff \big(\forall y \in A. y \in B \big) \Big)
\end{align}§svg§600§FALSE§</svg:desc><draw:path draw:style-name="gr2" draw:text-style-name="P8" svg:width="4.5516in" svg:height="1.5063in" svg:x="0.0004in" svg:y="0.0083in" svg:viewBox="0 0 11562 3827" svg:d="M5782 3827c-1928 0-3855 0-5782 0 0-1275 0-2551 0-3827 3854 0 7708 0 11562 0 0 1276 0 2552 0 3827-1927 0-3854 0-5780 0z"><text:p/></draw:path><draw:path draw:style-name="gr3" draw:text-style-name="P9" svg:width="0.039in" svg:height="0.1819in" svg:x="1.4583in" svg:y="0.0004in" svg:viewBox="0 0 100 463" svg:d="M100 460c0-1 0-2-1-4-18-18-44-50-60-113-9-35-13-75-13-111 0-101 25-173 71-223 3-4 2-4 3-5 0-4-2-4-4-4-6 0-27 23-32 30-39 46-64 115-64 202 0 55 10 132 61 198 3 4 28 33 35 33 2 0 4 0 4-3z"><text:p/></draw:path><draw:path draw:style-name="gr3" draw:text-style-name="P9" svg:width="0.1079in" svg:height="0.111in" svg:x="1.5079in" svg:y="0.0264in" svg:viewBox="0 0 275 283" svg:d="M127 0c-55 0-96 26-113 44-13 15-10 19-14 27 0 3 1 4 3 4 7 0 16-6 19-8 8-5 9-8 11-14 6-16 17-30 65-32-7 87-30 171-63 253-2 5-1 4-2 6 0 2 1 3 4 3 6 0 25-8 29-18 20-47 52-136 64-244 6 0 13 0 20 0 47 0 92 19 92 57 0 29-27 83-102 86-9 0-13 0-23 6-8 5-11 9-11 11 0 4 3 4 7 4 71 0 162-60 162-123 0-44-52-62-97-62-17 0-34 0-51 0z"><text:p/></draw:path><draw:path draw:style-name="gr3" draw:text-style-name="P9" svg:width="0.0346in" svg:height="0.152in" svg:x="1.6382in" svg:y="0.0154in" svg:viewBox="0 0 89 387" svg:d="M89 383c0-1 0-2-6-9-49-48-61-121-61-180 0-68 14-135 62-183 5-4 5-6 5-7 0-3-1-4-3-4-5 0-40 26-62 76-20 43-24 86-24 118 0 29 3 77 25 121 23 47 56 72 61 72 2 0 3-1 3-4z"><text:p/></draw:path><draw:path draw:style-name="gr3" draw:text-style-name="P9" svg:width="0.1039in" svg:height="0.1087in" svg:x="1.6878in" svg:y="0.0209in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2-25-14-8-81-16-161-24-241 0-8 0-10-7-10-6 0-7 3-10 7-45 74-90 150-135 225zM101 176c26-43 52-85 77-128 5 43 8 85 12 128-29 0-59 0-89 0z"><text:p/></draw:path><draw:path draw:style-name="gr3" draw:text-style-name="P9" svg:width="0.0346in" svg:height="0.152in" svg:x="1.8051in" svg:y="0.0154in" svg:viewBox="0 0 89 387" svg:d="M89 194c0-30-3-77-25-121-23-48-56-73-61-73-2 0-3 2-3 4 0 1 0 3 8 9 37 39 59 100 59 181 0 66-14 134-61 182-6 5-6 6-6 7 0 2 1 4 3 4 5 0 40-26 62-76 20-42 24-84 24-117z"><text:p/></draw:path><draw:path draw:style-name="gr3" draw:text-style-name="P9" svg:width="0.0929in" svg:height="0.1173in" svg:x="1.9102in" svg:y="0.0327in" svg:viewBox="0 0 237 299" svg:d="M223 15c7 0 14 0 14-7 0-8-7-8-14-8-35 0-69 0-104 0-66 0-119 51-119 112 0 63 54 112 119 112 35 0 69 0 104 0 7 0 14 0 14-7 0-8-7-8-14-8-34 0-69 0-103 0-62 0-105-45-105-97s44-97 105-97c34 0 69 0 103 0zM22 284c-7 0-14 0-14 7 0 8 7 8 14 8 67 0 134 0 201 0 7 0 14 0 14-8 0-7-7-7-14-7-67 0-134 0-201 0z"><text:p/></draw:path><draw:path draw:style-name="gr3" draw:text-style-name="P9" svg:width="0.1079in" svg:height="0.111in" svg:x="2.0618in" svg:y="0.0264in" svg:viewBox="0 0 275 283" svg:d="M125 0c-53 0-95 26-111 44-13 15-10 19-14 27 0 3 1 4 3 4 7 0 16-6 19-8 8-5 9-8 11-14 6-16 17-30 65-32-7 87-30 171-63 253-2 5-1 4-2 6 0 2 1 3 4 3 6 0 25-8 29-18 20-47 52-136 64-244 6 0 13 0 20 0 47 0 92 19 92 57 0 29-27 83-103 86-8 0-12 0-23 6-7 5-10 9-10 11 0 4 2 4 7 4 71 0 162-60 162-123 0-44-53-62-97-62-17 0-35 0-53 0z"><text:p/></draw:path><draw:path draw:style-name="gr3" draw:text-style-name="P9" svg:width="0.035in" svg:height="0.152in" svg:x="2.1917in" svg:y="0.0154in" svg:viewBox="0 0 90 387" svg:d="M90 383c0-1 0-2-6-9-49-48-61-121-61-180 0-68 14-135 62-183 5-4 5-6 5-7 0-3-2-4-4-4-3 0-39 26-62 76-20 43-24 86-24 118 0 29 4 77 25 121 25 47 58 72 61 72 2 0 4-1 4-4z"><text:p/></draw:path><draw:path draw:style-name="gr3" draw:text-style-name="P9" svg:width="0.1083in" svg:height="0.1035in" svg:x="2.2425in" svg:y="0.0264in" svg:viewBox="0 0 276 264" svg:d="M45 233c-3 16-4 19-35 19-7 0-10 0-10 8 0 4 3 4 10 4 46 0 92 0 139 0 60 0 106-46 106-84 0-27-23-50-60-55 40-6 81-35 81-72 0-29-25-53-72-53-43 0-87 0-130 0-7 0-11 0-11 8 0 4 3 4 11 4 1 0 7 0 14 0 8 1 11 2 11 7 0 2-1 3-2 7-18 70-34 138-52 207zM103 122c8-32 17-64 25-96 3-13 4-14 21-14 16 0 34 0 50 0 33 0 42 23 42 40 0 34-33 70-80 70-19 0-39 0-58 0zM87 252c-6 0-7 0-9 0-4-1-5-1-5-5 0-1 0-2 2-8 9-37 17-72 26-108 24 0 50 0 74 0 36 0 44 28 44 45 0 38-34 76-80 76-18 0-34 0-52 0z"><text:p/></draw:path><draw:path draw:style-name="gr3" draw:text-style-name="P9" svg:width="0.035in" svg:height="0.152in" svg:x="2.3673in" svg:y="0.0154in" svg:viewBox="0 0 90 387" svg:d="M90 194c0-30-4-77-25-121-23-48-57-73-61-73-2 0-4 2-4 4 0 1 0 3 8 9 37 39 59 100 59 181 0 66-14 134-61 182-6 5-6 6-6 7 0 2 2 4 4 4 4 0 39-26 62-76 20-42 24-84 24-117z"><text:p/></draw:path><draw:path draw:style-name="gr3" draw:text-style-name="P9" svg:width="0.1346in" svg:height="0.0835in" svg:x="2.511in" svg:y="0.0496in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1 9 3 52 16 91 51 112 92 5 7 5 8 10 8 3 0 8 0 8-4 0-6-20-39-39-57 76 0 153 0 229 0z"><text:p/></draw:path><draw:path draw:style-name="gr3" draw:text-style-name="P9" svg:width="0.1346in" svg:height="0.0835in" svg:x="2.6374in" svg:y="0.0496in" svg:viewBox="0 0 343 213" svg:d="M260 77c16 14 36 24 48 30-13 6-32 16-48 29-82 0-164 0-246 0-6 0-14 0-14 8s8 8 14 8c76 0 152 0 228 0-19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3" draw:text-style-name="P9" svg:width="0.1039in" svg:height="0.1087in" svg:x="2.8713in" svg:y="0.0209in" svg:viewBox="0 0 265 277" svg:d="M56 232c-15 26-31 32-48 33-5 0-8 0-8 8 0 2 2 4 6 4 9 0 22-1 33-1 12 0 26 1 38 1 2 0 8 0 8-8 0-4-5-4-7-4-9-1-19-4-19-13 0-6 4-9 6-14 10-17 20-33 30-50 32 0 65 0 96 0 2 8 7 61 7 64 0 12-20 13-27 13-6 0-10 0-10 8 0 4 4 4 5 4 16 0 33-1 49-1 9 0 34 1 44 1 2 0 6 0 6-8 0-4-3-4-9-4-24 0-24-2-25-14-8-81-15-161-23-241-1-8-1-10-8-10-6 0-7 3-10 7-45 74-89 150-134 225zM102 176c26-43 51-85 76-128 5 43 8 85 12 128-29 0-58 0-88 0z"><text:p/></draw:path><draw:path draw:style-name="gr3" draw:text-style-name="P9" svg:width="0.0929in" svg:height="0.1173in" svg:x="3.035in" svg:y="0.0327in" svg:viewBox="0 0 237 299" svg:d="M222 15c7 0 15 0 15-7 0-8-8-8-15-8-34 0-69 0-103 0-67 0-119 51-119 112 0 63 54 112 119 112 34 0 69 0 103 0 7 0 15 0 15-7 0-8-8-8-15-8-34 0-68 0-102 0-62 0-105-45-105-97s44-97 105-97c34 0 68 0 102 0zM21 284c-7 0-13 0-13 7 0 8 6 8 13 8 67 0 134 0 201 0 7 0 15 0 15-8 0-7-8-7-15-7-67 0-134 0-201 0z"><text:p/></draw:path><draw:path draw:style-name="gr3" draw:text-style-name="P9" svg:width="0.1079in" svg:height="0.1035in" svg:x="3.1898in" svg:y="0.0264in" svg:viewBox="0 0 275 264" svg:d="M45 233c-4 16-4 19-35 19-7 0-10 0-10 8 0 4 3 4 10 4 46 0 91 0 137 0 62 0 107-46 107-84 0-27-22-50-59-55 40-6 80-35 80-72 0-29-25-53-71-53-43 0-87 0-130 0-8 0-11 0-11 8 0 4 3 4 11 4 4 0 7 0 14 0 7 1 10 2 10 7 0 2 0 3-1 7-18 70-34 138-52 207zM103 122c8-32 17-64 25-96 3-13 4-14 21-14 16 0 33 0 49 0 34 0 42 23 42 40 0 34-33 70-80 70-19 0-38 0-57 0zM86 252c-6 0-6 0-8 0-4-1-5-1-5-5 0-1 0-2 2-8 9-37 17-72 26-108 24 0 49 0 73 0 37 0 45 28 45 45 0 38-34 76-80 76-18 0-36 0-53 0z"><text:p/></draw:path><draw:path draw:style-name="gr3" draw:text-style-name="P9" svg:width="0.0394in" svg:height="0.1819in" svg:x="3.3126in" svg:y="0.0004in" svg:viewBox="0 0 101 463" svg:d="M101 232c0-55-10-132-60-198-4-4-29-34-35-34-3 0-6 1-6 4 0 1 1 3 3 4 18 21 43 51 60 113 9 35 12 75 12 111 0 39-3 78-13 116-16 55-39 85-58 106-4 5-4 5-4 6 0 3 3 3 6 3 5 0 26-23 30-29 40-46 65-116 65-202z"><text:p/></draw:path><draw:path draw:style-name="gr3" draw:text-style-name="P9" svg:width="0.0346in" svg:height="0.152in" svg:x="4.3961in" svg:y="0.0154in" svg:viewBox="0 0 89 387" svg:d="M89 383c0-1 0-2-6-9-49-48-61-121-61-180 0-68 14-135 63-183 4-4 4-6 4-7 0-3-1-4-3-4-5 0-39 26-62 76-20 43-24 86-24 118 0 29 4 77 25 121 23 47 56 72 61 72 2 0 3-1 3-4z"><text:p/></draw:path><draw:path draw:style-name="gr3" draw:text-style-name="P9" svg:width="0.05in" svg:height="0.1008in" svg:x="4.4539in" svg:y="0.0287in" svg:viewBox="0 0 128 257" svg:d="M79 10c0-9 0-10-9-10-24 24-58 24-70 24 0 5 0 8 0 12 8 0 31 0 51-10 0 67 0 133 0 201 0 14-1 18-37 18-4 0-7 0-12 0 0 5 0 8 0 12 13-1 48-1 63-1s48 0 63 1c0-4 0-7 0-12-5 0-8 0-12 0-36 0-37-4-37-18 0-73 0-145 0-217z"><text:p/></draw:path><draw:path draw:style-name="gr3" draw:text-style-name="P9" svg:width="0.035in" svg:height="0.152in" svg:x="4.5248in" svg:y="0.0154in" svg:viewBox="0 0 90 387" svg:d="M90 194c0-30-4-77-25-121-24-48-57-73-61-73-2 0-4 2-4 4 0 1 0 3 8 9 37 39 59 100 59 181 0 66-14 134-61 182-6 5-6 6-6 7 0 2 2 4 4 4 4 0 39-26 62-76 20-42 24-84 24-117z"><text:p/></draw:path><draw:path draw:style-name="gr3" draw:text-style-name="P9" svg:width="0.1346in" svg:height="0.0835in" svg:x="0.0012in" svg:y="0.3406in" svg:viewBox="0 0 343 213" svg:d="M330 152c7 0 13 0 13-8s-6-8-14-8c-81 0-164 0-245 0-17-14-37-24-49-29 15-7 33-17 49-30 81 0 164 0 245 0 8 0 14 0 14-8 0-7-6-7-13-7-76 0-153 0-229 0 19-18 39-52 39-58 0-4-5-4-8-4-2 0-5 0-7 3-8 16-18 35-44 59-27 23-52 34-72 39-7 2-8 2-8 3-1 0-1 2-1 3s0 1 0 2l1 1c1 0 1 1 9 3 52 16 91 51 112 92 5 7 6 8 10 8 3 0 8 0 8-4 0-6-20-39-39-57 76 0 153 0 229 0z"><text:p/></draw:path><draw:path draw:style-name="gr3" draw:text-style-name="P9" svg:width="0.1346in" svg:height="0.0835in" svg:x="0.128in" svg:y="0.3406in" svg:viewBox="0 0 343 213" svg:d="M260 77c16 14 36 24 48 30-13 6-32 16-48 29-82 0-164 0-246 0-6 0-14 0-14 8s8 8 14 8c76 0 152 0 228 0-18 17-38 51-38 57 0 4 5 4 7 4 4 0 6 0 8-3 8-14 19-35 44-57 26-24 52-34 73-41 6-2 6-2 7-3 0-1 0-1 0-2s0-1 0-3l-1-1c-1 0-1 0-9-3-51-15-90-51-112-91-4-8-4-9-10-9-2 0-7 0-7 4 0 6 19 39 38 58-76 0-152 0-228 0-6 0-14 0-14 7 0 8 8 8 14 8 82 0 164 0 246 0z"><text:p/></draw:path><draw:path draw:style-name="gr3" draw:text-style-name="P9" svg:width="0.0571in" svg:height="0.2732in" svg:x="0.8319in" svg:y="0.2457in" svg:viewBox="0 0 146 695" svg:d="M129 691c1 0 4 4 5 4 2 0 6 0 8 0 1 0 4 0 4-4 0-1 0-2-1-4-14-13-35-35-59-77-42-74-57-170-57-262 0-172 49-273 116-341 1-2 1-3 1-4 0-3-2-3-6-3-6 0-7 0-10 3-36 32-78 85-105 166-16 52-25 114-25 179 0 91 17 194 77 284 10 15 17 20 24 31 5 5 10 11 13 13 5 5 10 9 15 15z"><text:p/></draw:path><draw:path draw:style-name="gr3" draw:text-style-name="P9" svg:width="0.039in" svg:height="0.1823in" svg:x="0.9185in" svg:y="0.2909in" svg:viewBox="0 0 100 464" svg:d="M100 460c0-1 0-2-1-4-18-18-44-50-60-113-9-35-13-75-13-111 0-101 25-173 71-223 3-4 2-4 3-5 0-4-2-4-4-4-6 0-27 23-32 30-39 46-64 115-64 202 0 55 9 132 61 198 3 4 28 34 35 34 2 0 4 0 4-4z"><text:p/></draw:path><draw:path draw:style-name="gr3" draw:text-style-name="P9" svg:width="0.0846in" svg:height="0.1087in" svg:x="0.965in" svg:y="0.3146in" svg:viewBox="0 0 216 277" svg:d="M213 14c3-3 3-4 3-6 0-4-4-8-8-8-6 0-8 4-9 9-11 28-22 56-33 84-38 0-78 0-116 0-11-28-22-56-33-84-2-6-4-9-9-9-4 0-8 4-8 8 0 1 0 2 2 6 32 85 65 170 97 254 2 5 3 9 9 9 5 0 6-4 9-9 32-84 65-169 96-254zM55 110c35 0 70 0 106 0-18 46-36 91-53 137-18-46-35-91-53-137z"><text:p/></draw:path><draw:path draw:style-name="gr3" draw:text-style-name="P9" svg:width="0.0756in" svg:height="0.0685in" svg:x="1.0543in" svg:y="0.3531in" svg:viewBox="0 0 193 175" svg:d="M118 54c2-10 11-46 38-46 1 0 11 0 19 5-11 2-19 11-19 21 0 7 5 13 16 13 8 0 21-6 21-22 0-20-24-25-37-25-22 0-36 20-40 29-10-26-31-29-42-29-40 0-62 49-62 59 0 4 3 4 5 4 3 0 4 0 4-5 13-40 40-50 53-50 6 0 21 4 21 26 0 12-7 37-21 92-7 24-20 40-38 40-2 0-11 0-18-5 8-2 17-10 17-20 0-11-9-15-14-15-11 0-21 10-21 24 0 17 19 25 36 25 26 0 40-28 41-30 4 14 19 30 42 30 39 0 61-51 61-60 0-4-3-4-4-4-4 0-4 2-5 4-14 42-39 51-52 51-14 0-21-12-21-25 0-9 2-18 7-34 4-18 8-36 13-53z"><text:p/></draw:path><draw:path draw:style-name="gr3" draw:text-style-name="P9" svg:width="0.076in" svg:height="0.0878in" svg:x="1.1913in" svg:y="0.3382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11in" svg:x="1.3256in" svg:y="0.3169in" svg:viewBox="0 0 276 283" svg:d="M127 0c-54 0-96 26-112 44-14 15-9 19-15 27 0 3 2 4 4 4 6 0 16-6 18-8 9-4 10-8 12-14 6-16 17-30 65-32-7 87-31 171-63 253-2 5-1 4-2 6 0 2 1 3 3 3 7 0 26-8 30-18 20-47 52-136 63-244 6 0 14 0 21 0 47 0 92 19 92 57 0 29-28 83-103 86-8 0-12 0-23 6-7 5-10 9-10 11 0 4 2 4 7 4 71 0 162-60 162-123 0-44-53-62-98-62-17 0-34 0-51 0z"><text:p/></draw:path><draw:path draw:style-name="gr3" draw:text-style-name="P9" svg:width="0.035in" svg:height="0.152in" svg:x="1.4559in" svg:y="0.3059in" svg:viewBox="0 0 90 387" svg:d="M90 383c0-1 0-2-6-8-49-49-62-122-62-181 0-68 15-135 63-183 5-4 5-6 5-7 0-3-2-4-4-4-3 0-39 26-62 76-20 43-24 86-24 118 0 29 4 77 25 121 23 47 58 72 61 72 2 0 4-1 4-4z"><text:p/></draw:path><draw:path draw:style-name="gr3" draw:text-style-name="P9" svg:width="0.1039in" svg:height="0.1087in" svg:x="1.5055in" svg:y="0.3114in" svg:viewBox="0 0 265 277" svg:d="M56 233c-15 25-31 31-47 32-6 0-9 0-9 8 0 2 2 4 6 4 9 0 22-1 33-1 13 0 26 1 38 1 2 0 8 0 8-8 0-4-4-4-7-4-9-1-17-3-17-13 0-5 2-9 5-14 10-17 19-33 29-50 33 0 65 0 98 0 0 8 5 61 5 64 0 12-20 13-27 13-6 0-10 0-10 8 0 4 3 3 5 4 17 0 33-1 49-1 9 0 34 1 44 1 2 0 6 0 6-8 0-4-3-4-9-4-24 0-24-2-25-14-8-81-15-161-23-241-1-8-1-10-8-10-5 0-7 3-10 7-45 75-89 150-134 226zM102 176c26-43 51-85 76-128 5 43 8 85 12 128-29 0-58 0-88 0z"><text:p/></draw:path><draw:path draw:style-name="gr3" draw:text-style-name="P9" svg:width="0.035in" svg:height="0.152in" svg:x="1.6228in" svg:y="0.3059in" svg:viewBox="0 0 90 387" svg:d="M90 194c0-30-4-77-25-121-23-48-56-73-61-73-2 0-4 2-4 4 0 1 0 3 8 9 38 39 60 100 60 181 0 66-14 134-62 182-6 5-6 6-6 7 0 2 2 4 4 4 5 0 39-26 62-76 20-42 24-84 24-117z"><text:p/></draw:path><draw:path draw:style-name="gr3" draw:text-style-name="P9" svg:width="0.0161in" svg:height="0.0157in" svg:x="1.6866in" svg:y="0.4047in" svg:viewBox="0 0 42 41" svg:d="M42 20c0-11-10-20-21-20s-21 9-21 20 10 21 21 21 21-10 21-21z"><text:p/></draw:path><draw:path draw:style-name="gr3" draw:text-style-name="P9" svg:width="0.0756in" svg:height="0.0685in" svg:x="1.7201in" svg:y="0.3531in" svg:viewBox="0 0 193 175" svg:d="M118 54c2-10 11-46 38-46 2 0 11 0 19 5-10 2-18 11-18 21 0 7 4 13 15 13 8 0 21-6 21-22 0-20-24-25-37-25-22 0-35 20-40 29-9-26-30-29-42-29-40 0-62 49-62 59 0 4 3 4 5 4 3 0 4 0 5-5 13-40 39-50 52-50 6 0 21 4 21 26 0 12-7 37-21 92-7 24-20 40-38 40-2 0-11 0-18-5 10-2 17-10 17-20 0-11-7-15-14-15-11 0-21 10-21 24 0 17 19 25 36 25 26 0 40-28 41-30 4 14 19 30 42 30 39 0 61-51 61-60 0-4-3-4-4-4-3 0-4 2-5 4-13 42-39 51-51 51-15 0-22-12-22-25 0-9 2-18 7-34 4-18 8-36 13-53z"><text:p/></draw:path><draw:path draw:style-name="gr3" draw:text-style-name="P9" svg:width="0.076in" svg:height="0.0878in" svg:x="1.8575in" svg:y="0.3382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11in" svg:x="1.9917in" svg:y="0.3169in" svg:viewBox="0 0 276 283" svg:d="M127 0c-54 0-96 26-112 44-13 15-9 19-15 27 0 3 2 4 4 4 7 0 16-6 18-8 9-4 10-8 12-14 6-16 17-30 65-32-7 87-30 171-63 253-2 5-1 4-2 6 0 2 1 3 5 3 5 0 24-8 28-18 20-47 52-136 64-244 7 0 13 0 20 0 47 0 92 19 92 57 0 29-28 83-103 86-8 0-12 0-23 6-7 5-10 9-10 11 0 4 2 4 7 4 71 0 162-60 162-123 0-44-53-62-98-62-17 0-34 0-51 0z"><text:p/></draw:path><draw:path draw:style-name="gr3" draw:text-style-name="P9" svg:width="0.035in" svg:height="0.152in" svg:x="2.122in" svg:y="0.3059in" svg:viewBox="0 0 90 387" svg:d="M90 383c0-1 0-2-6-8-49-49-61-122-61-181 0-68 14-135 62-183 5-4 5-6 5-7 0-3-2-4-4-4-3 0-39 26-62 76-20 43-24 86-24 118 0 29 4 77 25 121 23 47 58 72 61 72 2 0 4-1 4-4z"><text:p/></draw:path><draw:path draw:style-name="gr3" draw:text-style-name="P9" svg:width="0.1083in" svg:height="0.1035in" svg:x="2.1728in" svg:y="0.3169in" svg:viewBox="0 0 276 264" svg:d="M45 234c-3 15-4 18-35 18-7 0-10 0-10 8 0 4 3 4 10 4 46 0 92 0 139 0 60 0 106-46 106-84 0-27-23-50-60-55 40-6 81-35 81-72 0-29-25-53-72-53-43 0-87 0-130 0-7 0-11 0-11 8 0 4 3 4 11 4 1 0 7 0 14 1 8 0 11 1 11 6 0 2-1 3-2 7-18 70-34 139-52 208zM103 122c8-32 17-64 25-96 3-13 4-14 21-14 16 0 33 0 49 0 34 0 43 23 43 40 0 34-33 70-80 70-19 0-39 0-58 0zM87 252c-6 0-7 0-9 0-4-1-5-1-5-5 0-1 0-2 2-8 9-37 17-72 26-108 24 0 50 0 74 0 36 0 44 28 44 45 0 38-34 76-80 76-18 0-34 0-52 0z"><text:p/></draw:path><draw:path draw:style-name="gr3" draw:text-style-name="P9" svg:width="0.035in" svg:height="0.152in" svg:x="2.2976in" svg:y="0.3059in" svg:viewBox="0 0 90 387" svg:d="M90 194c0-30-4-77-25-121-23-48-57-73-61-73-2 0-4 2-4 4 0 1 0 3 8 9 37 39 59 100 59 181 0 66-14 134-61 182-6 5-6 6-6 7 0 2 2 4 4 4 4 0 39-26 62-76 20-42 24-84 24-117z"><text:p/></draw:path><draw:path draw:style-name="gr3" draw:text-style-name="P9" svg:width="0.0394in" svg:height="0.1823in" svg:x="2.3547in" svg:y="0.2909in" svg:viewBox="0 0 101 464" svg:d="M101 232c0-55-10-132-60-198-4-4-29-34-35-34-3 0-6 1-6 4 0 1 1 3 2 4 19 21 44 51 61 113 9 35 12 75 12 111 0 39-3 78-13 116-16 55-39 85-58 106-4 5-4 5-4 6 0 3 3 4 6 4 5 0 26-24 30-30 40-46 65-116 65-202z"><text:p/></draw:path><draw:path draw:style-name="gr3" draw:text-style-name="P9" svg:width="0.1346in" svg:height="0.0835in" svg:x="2.511in" svg:y="0.3406in" svg:viewBox="0 0 343 213" svg:d="M330 152c7 0 13 0 13-8s-6-8-14-8c-81 0-164 0-245 0-17-14-37-24-49-29 13-7 33-17 49-30 81 0 164 0 245 0 8 0 14 0 14-8 0-7-6-7-13-7-76 0-153 0-229 0 19-18 39-52 39-58 0-4-5-4-8-4-2 0-5 0-7 3-8 16-18 35-44 59-27 23-52 34-72 39-7 2-8 2-8 3-1 0-1 2-1 3s0 1 0 2l1 1c1 0 1 1 9 3 52 16 91 51 112 92 5 7 5 8 10 8 3 0 8 0 8-4 0-6-20-39-39-57 76 0 153 0 229 0z"><text:p/></draw:path><draw:path draw:style-name="gr3" draw:text-style-name="P9" svg:width="0.1346in" svg:height="0.0835in" svg:x="2.6374in" svg:y="0.3406in" svg:viewBox="0 0 343 213" svg:d="M260 77c16 14 36 24 48 30-13 6-32 16-48 29-82 0-164 0-246 0-6 0-14 0-14 8s8 8 14 8c76 0 152 0 228 0-19 17-38 51-38 57 0 4 5 4 7 4 4 0 6 0 8-3 8-14 19-35 44-57 26-24 52-34 73-41 6-2 6-2 7-3 0-1 0-1 0-2s0-1 0-3l-1-1c-1 0-1 0-9-3-51-15-90-51-112-91-4-8-4-9-10-9-2 0-7 0-7 4 0 6 19 39 38 58-76 0-152 0-228 0-6 0-14 0-14 7 0 8 8 8 14 8 82 0 164 0 246 0z"><text:p/></draw:path><draw:path draw:style-name="gr3" draw:text-style-name="P9" svg:width="0.0394in" svg:height="0.1823in" svg:x="2.889in" svg:y="0.2909in" svg:viewBox="0 0 101 464" svg:d="M101 460c0-1-1-2-2-4-18-18-44-50-59-113-10-35-14-75-14-111 0-101 25-173 72-223 3-4 2-4 3-5 0-4-3-4-4-4-7 0-28 23-32 30-40 46-65 115-65 202 0 55 10 132 61 198 3 4 28 34 36 34 1 0 4 0 4-4z"><text:p/></draw:path><draw:path draw:style-name="gr3" draw:text-style-name="P9" svg:width="0.0843in" svg:height="0.1087in" svg:x="2.9358in" svg:y="0.3146in" svg:viewBox="0 0 215 277" svg:d="M212 14c3-3 3-4 3-6 0-4-4-8-8-8-5 0-8 4-9 9-11 28-21 56-32 84-39 0-78 0-118 0-11-28-20-56-31-84-3-6-5-9-9-9-5 0-8 4-8 8 0 1 0 2 2 6 32 85 64 170 96 254 2 5 4 9 9 9s7-4 9-9c31-84 64-169 96-254zM55 110c35 0 69 0 105 0-18 46-36 91-53 137-18-46-34-91-52-137z"><text:p/></draw:path><draw:path draw:style-name="gr3" draw:text-style-name="P9" svg:width="0.0697in" svg:height="0.098in" svg:x="3.0248in" svg:y="0.3531in" svg:viewBox="0 0 178 250" svg:d="M177 23c1-5 1-7 1-9 0-6-5-11-11-11-4 0-10 4-13 9-1 2-4 14-5 21-4 10-6 20-8 31-6 23-12 46-18 69-2 6-18 33-44 33-20 0-24-16-24-31 0-18 7-42 20-76 6-16 8-21 8-28 0-17-13-31-31-31-38 0-52 56-52 59 0 4 3 3 4 4 5 0 5 0 7-7 10-36 26-48 39-48 3 0 9 0 9 13 0 9-3 20-6 26-16 41-22 63-22 82 0 34 24 46 47 46 14 0 28-7 39-18-5 20-10 39-26 60-10 13-24 24-41 24-6 0-24-1-30-17 6 0 11 0 16-4 5-3 8-8 8-15 0-13-10-14-14-14-9 0-21 6-21 25s16 34 41 34c39 0 79-36 90-80 12-49 25-97 37-147z"><text:p/></draw:path><draw:path draw:style-name="gr3" draw:text-style-name="P9" svg:width="0.0756in" svg:height="0.0878in" svg:x="3.1555in" svg:y="0.3382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9" svg:width="0.1039in" svg:height="0.1087in" svg:x="3.2917in" svg:y="0.3114in" svg:viewBox="0 0 265 277" svg:d="M55 233c-15 25-30 31-47 32-5 0-8 0-8 8 0 2 1 4 4 4 11 0 24-1 33-1 14 0 27 1 40 1 2 0 7 0 7-8 0-4-4-4-6-4-9-1-19-3-19-13 0-5 3-9 6-14 10-17 20-33 30-50 32 0 65 0 96 0 2 8 7 61 7 64 0 12-21 13-29 13-5 0-8 0-8 8 0 4 4 4 5 4 16 0 32-1 49-1 8 0 34 1 42 1 4 0 8 0 8-8 0-4-4-4-9-4-24 0-24-2-25-14-8-81-16-161-24-241 0-8 0-10-7-10-6 0-7 3-10 7-45 75-90 150-135 226zM101 176c26-43 52-85 77-128 5 43 8 85 12 128-29 0-59 0-89 0z"><text:p/></draw:path><draw:path draw:style-name="gr3" draw:text-style-name="P9" svg:width="0.0157in" svg:height="0.0157in" svg:x="3.4134in" svg:y="0.4047in" svg:viewBox="0 0 41 41" svg:d="M41 20c0-11-9-20-20-20s-21 9-21 20 10 21 21 21 20-10 20-21z"><text:p/></draw:path><draw:path draw:style-name="gr3" draw:text-style-name="P9" svg:width="0.0697in" svg:height="0.098in" svg:x="3.4472in" svg:y="0.3531in" svg:viewBox="0 0 178 250" svg:d="M176 23c2-5 2-7 2-9 0-6-5-11-11-11-4 0-11 4-14 9 0 2-3 14-6 21-2 10-5 20-7 31-6 23-12 46-18 69-1 6-17 33-43 33-20 0-24-16-24-31 0-18 7-42 20-76 6-16 8-21 8-28 0-17-13-31-32-31-37 0-51 56-51 59 0 4 3 4 4 4 4 0 5 0 7-7 10-36 25-48 39-48 3 0 9 0 9 13 0 9-4 20-6 26-16 41-23 63-23 82 0 34 25 46 47 46 15 0 29-7 40-18-6 20-10 39-26 60-10 13-24 24-43 24-5 0-22-1-28-17 5 0 11 0 16-4 4-3 8-8 8-15 0-13-11-14-14-14-9 0-22 6-22 25s17 34 40 34c41 0 81-36 92-80 12-49 24-97 36-147z"><text:p/></draw:path><draw:path draw:style-name="gr3" draw:text-style-name="P9" svg:width="0.076in" svg:height="0.0878in" svg:x="3.5776in" svg:y="0.3382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035in" svg:x="3.7154in" svg:y="0.3169in" svg:viewBox="0 0 276 264" svg:d="M45 234c-3 15-4 18-35 18-7 0-10 0-10 8 0 4 3 4 10 4 46 0 92 0 139 0 60 0 106-46 106-84 0-27-23-50-60-55 40-6 81-35 81-72 0-29-26-53-72-53-43 0-87 0-130 0-8 0-11 0-11 8 0 4 3 4 11 4 1 0 7 0 14 1 7 0 11 1 11 6 0 2-1 3-2 7-18 70-34 139-52 208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3" draw:text-style-name="P9" svg:width="0.039in" svg:height="0.1823in" svg:x="3.839in" svg:y="0.2909in" svg:viewBox="0 0 100 464" svg:d="M100 232c0-55-9-132-60-198-4-4-29-34-36-34-2 0-4 1-4 4 0 1 0 3 2 4 19 21 43 51 60 113 8 35 12 75 12 111 0 39-4 78-13 116-16 55-38 85-58 106-3 5-3 5-3 6 0 3 2 4 4 4 6 0 27-24 32-30 39-46 64-116 64-202z"><text:p/></draw:path><draw:path draw:style-name="gr3" draw:text-style-name="P9" svg:width="0.0571in" svg:height="0.2732in" svg:x="3.9071in" svg:y="0.2457in" svg:viewBox="0 0 146 695" svg:d="M146 348c0-112-25-229-101-316-5-7-20-22-30-30-2-2-3-2-7-2-5 0-8 0-8 3 0 2 1 4 2 5 13 13 34 35 59 77 41 74 57 169 57 263 0 167-48 269-117 341 0 0-1 1-1 2 0 4 3 4 8 4 4 0 5 0 9-3 36-32 78-86 104-167 18-53 25-116 25-177z"><text:p/></draw:path><draw:path draw:style-name="gr3" draw:text-style-name="P9" svg:width="0.0346in" svg:height="0.152in" svg:x="4.3961in" svg:y="0.3059in" svg:viewBox="0 0 89 387" svg:d="M89 383c0-1 0-2-6-8-49-49-61-122-61-181 0-68 14-135 63-183 4-4 4-6 4-7 0-3-1-4-3-4-5 0-39 26-62 76-20 43-24 86-24 118 0 29 4 77 25 121 23 47 56 72 61 72 2 0 3-1 3-4z"><text:p/></draw:path><draw:path draw:style-name="gr3" draw:text-style-name="P9" svg:width="0.0602in" svg:height="0.1008in" svg:x="4.4476in" svg:y="0.3193in" svg:viewBox="0 0 154 257" svg:d="M30 228c13-14 27-27 40-40 61-54 84-75 84-113 0-44-34-75-81-75-44 0-73 35-73 70 0 21 20 21 21 21 7 0 20-4 20-20 0-11-7-20-21-20-2 0-3 0-5 1 9-26 30-40 52-40 35 0 52 31 52 63 0 31-19 61-41 86-24 27-49 55-74 82-4 4-4 4-4 14 47 0 96 0 143 0 3-22 8-45 11-67-3 0-5 0-9 0-2 11-5 29-9 34-3 4-28 4-37 4-23 0-46 0-69 0z"><text:p/></draw:path><draw:path draw:style-name="gr3" draw:text-style-name="P9" svg:width="0.035in" svg:height="0.152in" svg:x="4.5248in" svg:y="0.3059in" svg:viewBox="0 0 90 387" svg:d="M90 194c0-30-4-77-25-121-24-48-57-73-61-73-2 0-4 2-4 4 0 1 0 3 8 9 37 39 59 100 59 181 0 66-14 134-61 182-6 5-6 6-6 7 0 2 2 4 4 4 4 0 39-26 62-76 20-42 24-84 24-117z"><text:p/></draw:path><draw:path draw:style-name="gr3" draw:text-style-name="P9" svg:width="0.1346in" svg:height="0.0835in" svg:x="0.0012in" svg:y="0.6756in" svg:viewBox="0 0 343 213" svg:d="M330 152c7 0 13 0 13-8s-6-8-14-8c-81 0-164 0-245 0-17-14-37-24-49-29 15-7 33-17 49-30 81 0 164 0 245 0 8 0 14 0 14-8 0-7-6-7-13-7-76 0-153 0-229 0 19-18 39-52 39-58 0-4-5-4-8-4-2 0-5 0-7 3-8 16-18 35-44 59-27 23-52 33-72 39-7 2-8 2-8 3-1 0-1 2-1 3s0 1 0 2l1 1c1 0 1 1 9 3 52 16 91 51 112 92 5 7 6 8 10 8 3 0 8 0 8-4 0-6-20-39-39-57 76 0 153 0 229 0z"><text:p/></draw:path><draw:path draw:style-name="gr3" draw:text-style-name="P9" svg:width="0.1346in" svg:height="0.0835in" svg:x="0.128in" svg:y="0.6756in" svg:viewBox="0 0 343 213" svg:d="M260 77c16 14 36 24 48 30-13 6-32 16-48 29-82 0-164 0-246 0-6 0-14 0-14 8s8 8 14 8c76 0 152 0 228 0-18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3" draw:text-style-name="P9" svg:width="0.0571in" svg:height="0.2732in" svg:x="1.2717in" svg:y="0.5807in" svg:viewBox="0 0 146 695" svg:d="M130 691c1 1 3 4 4 4 4 0 6 0 9 0 1 0 3 0 3-4 0-1 0-2-1-4-14-13-35-35-58-77-42-74-57-170-57-262 0-172 48-273 115-341 1-2 1-3 1-4 0-3-2-3-6-3-6 0-7 0-10 3-36 31-78 85-105 166-16 52-25 114-25 179 0 91 17 194 77 284 11 15 17 20 25 31 4 5 9 11 12 13 6 5 10 9 16 15z"><text:p/></draw:path><draw:path draw:style-name="gr3" draw:text-style-name="P9" svg:width="0.0394in" svg:height="0.1819in" svg:x="1.3583in" svg:y="0.626in" svg:viewBox="0 0 101 463" svg:d="M101 460c0-1-1-2-2-4-18-18-44-50-60-113-9-35-13-75-13-111 0-101 25-173 71-223 4-4 3-4 4-5 0-4-3-4-5-4-6 0-27 23-31 30-40 46-65 115-65 202 0 55 10 132 61 198 3 4 28 33 35 33 2 0 5 0 5-3z"><text:p/></draw:path><draw:path draw:style-name="gr3" draw:text-style-name="P9" svg:width="0.0843in" svg:height="0.1087in" svg:x="1.4051in" svg:y="0.6496in" svg:viewBox="0 0 215 277" svg:d="M212 14c3-3 3-4 3-6 0-4-4-8-8-8-6 0-8 4-9 9-11 28-21 56-32 84-39 0-78 0-118 0-11-28-20-56-31-84-3-6-5-9-9-9-5 0-8 4-8 8 0 1 0 1 2 6 32 85 64 170 96 254 2 5 4 9 9 9s7-4 9-9c31-84 64-169 96-254zM54 109c35 0 70 0 106 0-18 46-36 92-53 138-18-46-35-92-53-138z"><text:p/></draw:path><draw:path draw:style-name="gr3" draw:text-style-name="P9" svg:width="0.0756in" svg:height="0.0685in" svg:x="1.4937in" svg:y="0.6878in" svg:viewBox="0 0 193 175" svg:d="M118 54c2-10 11-46 38-46 2 0 11 0 20 5-11 2-19 11-19 21 0 6 5 13 15 13 8 0 21-6 21-22 0-21-24-25-37-25-22 0-35 20-40 29-9-26-30-29-42-29-40 0-62 49-62 59 0 4 3 4 5 4 3 0 4-1 5-5 13-40 39-50 52-50 6 0 21 3 21 26 0 12-7 37-21 91-7 25-20 41-38 41-2 0-11 0-18-5 10-2 17-10 17-21 0-10-7-14-14-14-11 0-21 10-21 24 0 17 20 25 36 25 26 0 40-28 41-30 4 14 19 30 42 30 39 0 61-51 61-60 0-4-3-4-4-4-3 0-4 2-5 4-13 42-39 51-51 51-15 0-22-12-22-25 0-9 2-18 7-34 4-18 8-36 13-53z"><text:p/></draw:path><draw:path draw:style-name="gr3" draw:text-style-name="P9" svg:width="0.0929in" svg:height="0.1173in" svg:x="1.6311in" svg:y="0.6583in" svg:viewBox="0 0 237 299" svg:d="M223 15c7 0 14 0 14-7 0-8-7-8-14-8-35 0-69 0-104 0-66 0-119 51-119 112 0 63 54 112 119 112 35 0 69 0 104 0 7 0 14 0 14-7 0-8-7-8-14-8-34 0-69 0-103 0-62 0-105-45-105-97s46-97 105-97c34 0 69 0 103 0zM22 284c-7 0-14 0-14 7 0 8 7 8 14 8 67 0 134 0 201 0 7 0 14 0 14-8 0-7-7-7-14-7-67 0-134 0-201 0z"><text:p/></draw:path><draw:path draw:style-name="gr3" draw:text-style-name="P9" svg:width="0.1043in" svg:height="0.1087in" svg:x="1.7843in" svg:y="0.6465in" svg:viewBox="0 0 266 277" svg:d="M56 232c-15 26-31 32-47 33-5 0-9 0-9 8 0 2 2 4 6 4 11 0 22-1 33-1 13 0 26 1 38 1 2 0 8 0 8-8 0-4-4-4-7-4-9-1-17-4-17-13 0-6 2-9 5-14 10-17 20-33 30-50 32 0 65 0 97 0 0 8 5 61 5 64 0 12-20 13-27 13-6 0-9 0-9 8 0 4 4 4 5 4 16 0 32-1 48-1 9 0 34 1 44 1 2 0 7 0 7-8 0-4-4-4-10-4-23 0-23-2-24-14-8-81-16-161-24-241-1-8-1-10-8-10-5 0-7 3-10 7-45 74-89 150-134 225zM102 176c26-43 51-85 76-128 5 43 9 85 13 128-29 0-59 0-89 0z"><text:p/></draw:path><draw:path draw:style-name="gr3" draw:text-style-name="P9" svg:width="0.0157in" svg:height="0.0157in" svg:x="1.9063in" svg:y="0.739in" svg:viewBox="0 0 41 41" svg:d="M41 20c0-11-9-20-20-20-12 0-21 9-21 20s9 21 21 21c11 0 20-10 20-21z"><text:p/></draw:path><draw:path draw:style-name="gr3" draw:text-style-name="P9" svg:width="0.0756in" svg:height="0.0685in" svg:x="1.9402in" svg:y="0.6878in" svg:viewBox="0 0 193 175" svg:d="M118 54c2-10 11-46 37-46 2 0 12 0 20 5-11 2-19 11-19 21 0 6 5 13 16 13 7 0 21-6 21-22 0-21-24-25-37-25-23 0-36 20-40 29-10-26-31-29-42-29-41 0-63 49-63 59 0 4 4 4 6 4s3-1 4-5c13-40 38-50 52-50 7 0 21 3 21 26 0 12-7 37-21 91-6 25-20 41-37 41-2 0-11 0-19-5 9-2 18-10 18-21 0-10-9-14-14-14-12 0-21 10-21 24 0 17 19 25 36 25 26 0 39-28 40-30 5 14 19 30 42 30 40 0 62-51 62-60 0-4-4-4-5-4-3 0-3 2-4 4-14 42-40 51-52 51-16 0-21-12-21-25 0-9 2-18 7-34 4-18 8-36 13-53z"><text:p/></draw:path><draw:path draw:style-name="gr3" draw:text-style-name="P9" svg:width="0.0929in" svg:height="0.1173in" svg:x="2.0776in" svg:y="0.6583in" svg:viewBox="0 0 237 299" svg:d="M222 15c7 0 15 0 15-7 0-8-8-8-15-8-34 0-69 0-103 0-67 0-119 51-119 112 0 63 53 112 119 112 34 0 69 0 103 0 7 0 15 0 15-7 0-8-8-8-15-8-34 0-68 0-102 0-62 0-105-45-105-97s44-97 105-97c34 0 68 0 102 0zM21 284c-7 0-13 0-13 7 0 8 6 8 13 8 67 0 134 0 201 0 7 0 15 0 15-8 0-7-8-7-15-7-67 0-134 0-201 0z"><text:p/></draw:path><draw:path draw:style-name="gr3" draw:text-style-name="P9" svg:width="0.1083in" svg:height="0.1035in" svg:x="2.2315in" svg:y="0.6516in" svg:viewBox="0 0 276 264" svg:d="M46 233c-4 16-4 19-35 19-7 0-11 0-11 8 0 4 4 4 11 4 46 0 91 0 138 0 61 0 106-46 106-84 0-27-22-50-59-55 39-6 80-35 80-72 0-29-25-53-71-53-43 0-87 0-130 0-8 0-11 0-11 8 0 4 3 4 11 4 4 0 8 0 14 0 7 1 10 2 10 7 0 2 0 3-1 7-18 70-34 138-52 207zM105 122c7-32 16-64 24-96 3-13 4-14 21-14 16 0 33 0 49 0 34 0 42 23 42 40 0 34-33 70-80 70-19 0-38 0-56 0zM87 252c-6 0-6 0-9 0-3-1-4-1-4-5 0-1 0-2 2-8 9-37 18-72 26-108 25 0 49 0 73 0 37 0 45 28 45 45 0 38-35 76-80 76-18 0-35 0-53 0z"><text:p/></draw:path><draw:path draw:style-name="gr3" draw:text-style-name="P9" svg:width="0.0394in" svg:height="0.1819in" svg:x="2.3547in" svg:y="0.626in" svg:viewBox="0 0 101 463" svg:d="M101 232c0-55-10-132-60-198-4-4-29-34-35-34-3 0-6 1-6 4 0 1 1 3 2 4 19 21 44 51 61 113 9 35 12 75 12 111 0 39-3 78-13 116-16 55-39 85-58 106-4 5-4 5-4 6 0 3 3 3 6 3 5 0 26-23 30-29 40-46 65-116 65-202z"><text:p/></draw:path><draw:path draw:style-name="gr3" draw:text-style-name="P9" svg:width="0.1346in" svg:height="0.0835in" svg:x="2.511in" svg:y="0.6756in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1 9 3 52 16 91 51 112 92 5 7 5 8 10 8 3 0 8 0 8-4 0-6-20-39-39-57 76 0 153 0 229 0z"><text:p/></draw:path><draw:path draw:style-name="gr3" draw:text-style-name="P9" svg:width="0.1346in" svg:height="0.0835in" svg:x="2.6374in" svg:y="0.6756in" svg:viewBox="0 0 343 213" svg:d="M260 77c16 14 36 24 48 30-13 6-32 16-48 29-82 0-164 0-246 0-6 0-14 0-14 8s8 8 14 8c76 0 152 0 228 0-19 17-38 51-38 57 0 4 5 4 7 4 4 0 6 0 8-3 8-15 19-35 44-58 26-23 52-33 73-40 6-2 6-2 7-3 0-1 0-1 0-2s0-1 0-3l-1-1c-1 0-1 0-9-3-51-15-90-51-112-91-4-8-4-9-10-9-2 0-7 0-7 4 0 6 19 39 38 58-76 0-152 0-228 0-6 0-14 0-14 7 0 8 8 8 14 8 82 0 164 0 246 0z"><text:p/></draw:path><draw:path draw:style-name="gr3" draw:text-style-name="P9" svg:width="0.0394in" svg:height="0.1819in" svg:x="2.889in" svg:y="0.626in" svg:viewBox="0 0 101 463" svg:d="M101 460c0-1-1-2-2-4-18-18-44-50-59-113-10-35-14-75-14-111 0-101 25-173 72-223 3-4 2-4 3-5 0-4-3-4-4-4-7 0-28 23-32 30-40 46-65 115-65 202 0 55 10 132 61 198 3 4 28 33 36 33 1 0 4 0 4-3z"><text:p/></draw:path><draw:path draw:style-name="gr3" draw:text-style-name="P9" svg:width="0.0843in" svg:height="0.1087in" svg:x="2.9358in" svg:y="0.6496in" svg:viewBox="0 0 215 277" svg:d="M212 14c3-3 3-4 3-6 0-4-4-8-8-8-5 0-8 4-9 9-11 28-21 56-32 84-39 0-78 0-118 0-11-28-20-56-31-84-3-6-5-9-9-9-5 0-8 4-8 8 0 1 0 1 2 6 32 85 64 170 96 254 2 5 4 9 9 9s7-4 9-9c31-84 64-169 96-254zM55 109c35 0 69 0 105 0-18 46-36 92-53 138-18-46-34-92-52-138z"><text:p/></draw:path><draw:path draw:style-name="gr3" draw:text-style-name="P9" svg:width="0.0697in" svg:height="0.098in" svg:x="3.0248in" svg:y="0.6878in" svg:viewBox="0 0 178 250" svg:d="M177 23c1-5 1-7 1-9 0-6-5-11-11-11-4 0-10 4-13 9-1 2-4 13-5 21-4 10-6 20-8 31-6 23-12 46-18 69-2 6-18 33-44 33-20 0-24-16-24-31 0-18 7-42 20-76 6-16 8-21 8-28 0-17-13-31-31-31-38 0-52 56-52 59 0 4 3 3 4 4 5 0 5-1 7-7 10-36 26-48 39-48 3 0 9 0 9 13 0 9-3 19-6 26-16 41-22 63-22 82 0 34 24 46 47 46 14 0 28-7 39-18-5 20-10 39-26 60-10 13-24 24-41 24-6 0-24-1-30-17 6 0 11 0 16-4 5-3 8-9 8-15 0-13-10-15-14-15-9 0-21 7-21 26s16 34 41 34c39 0 79-36 90-80 12-49 25-97 37-147z"><text:p/></draw:path><draw:path draw:style-name="gr3" draw:text-style-name="P9" svg:width="0.0756in" svg:height="0.0878in" svg:x="3.1555in" svg:y="0.6728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9" svg:width="0.1039in" svg:height="0.1087in" svg:x="3.2917in" svg:y="0.6465in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2-25-14-8-81-16-161-24-241 0-8 0-10-7-10-6 0-7 3-10 7-45 74-90 150-135 225zM101 176c26-43 52-85 77-128 5 43 8 85 12 128-29 0-59 0-89 0z"><text:p/></draw:path><draw:path draw:style-name="gr3" draw:text-style-name="P9" svg:width="0.0157in" svg:height="0.0157in" svg:x="3.4134in" svg:y="0.739in" svg:viewBox="0 0 41 41" svg:d="M41 20c0-11-9-20-20-20s-21 9-21 20 10 21 21 21 20-10 20-21z"><text:p/></draw:path><draw:path draw:style-name="gr3" draw:text-style-name="P9" svg:width="0.0697in" svg:height="0.098in" svg:x="3.4472in" svg:y="0.6878in" svg:viewBox="0 0 178 250" svg:d="M176 23c2-5 2-7 2-9 0-6-5-11-11-11-4 0-11 4-14 9 0 2-3 13-6 21-2 10-5 20-7 31-6 23-12 46-18 69-1 6-17 33-43 33-20 0-24-16-24-31 0-18 7-42 20-76 6-16 8-21 8-28 0-17-13-31-32-31-37 0-51 56-51 59 0 4 3 4 4 4 4 0 5-1 7-7 10-36 25-48 39-48 3 0 9 0 9 13 0 9-4 19-6 26-16 41-23 63-23 82 0 34 25 46 47 46 15 0 29-7 40-18-6 20-10 39-26 60-10 13-24 24-43 24-5 0-22-1-28-17 5 0 11 0 16-4 4-3 8-9 8-15 0-13-11-15-14-15-9 0-22 7-22 26s17 34 40 34c41 0 81-36 92-80 12-49 24-97 36-147z"><text:p/></draw:path><draw:path draw:style-name="gr3" draw:text-style-name="P9" svg:width="0.076in" svg:height="0.0878in" svg:x="3.5776in" svg:y="0.6728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035in" svg:x="3.7154in" svg:y="0.6516in" svg:viewBox="0 0 276 264" svg:d="M45 233c-3 16-4 19-35 19-7 0-10 0-10 8 0 4 3 4 10 4 46 0 92 0 139 0 60 0 106-46 106-84 0-27-23-50-60-55 40-6 81-35 81-72 0-29-26-53-72-53-43 0-87 0-130 0-8 0-11 0-11 8 0 4 3 4 11 4 1 0 7 0 14 0 7 1 11 2 11 7 0 2-1 3-2 7-18 70-34 138-52 207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3" draw:text-style-name="P9" svg:width="0.039in" svg:height="0.1819in" svg:x="3.839in" svg:y="0.626in" svg:viewBox="0 0 100 463" svg:d="M100 232c0-55-9-132-60-198-4-4-29-34-36-34-2 0-4 1-4 4 0 1 0 3 2 4 19 21 43 51 60 113 8 35 12 75 12 111 0 39-4 78-13 116-16 55-38 85-58 106-3 5-3 5-3 6 0 3 2 3 4 3 6 0 27-23 32-29 39-46 64-116 64-202z"><text:p/></draw:path><draw:path draw:style-name="gr3" draw:text-style-name="P9" svg:width="0.0571in" svg:height="0.2732in" svg:x="3.9071in" svg:y="0.5807in" svg:viewBox="0 0 146 695" svg:d="M146 348c0-112-25-229-101-316-5-7-20-22-30-30-2-2-3-2-7-2-5 0-8 0-8 3 0 2 1 4 2 5 13 13 34 34 59 77 41 74 57 169 57 263 0 167-48 269-117 341 0 0-1 1-1 2 0 4 3 4 8 4 4 0 5 0 9-3 36-32 78-86 104-167 18-53 25-116 25-177z"><text:p/></draw:path><draw:path draw:style-name="gr3" draw:text-style-name="P9" svg:width="0.0346in" svg:height="0.152in" svg:x="4.3961in" svg:y="0.6409in" svg:viewBox="0 0 89 387" svg:d="M89 383c0-1 0-2-6-9-49-48-61-121-61-180 0-68 14-135 63-183 4-4 4-6 4-7 0-3-1-4-3-4-5 0-39 26-62 76-20 43-24 86-24 118 0 29 4 77 25 121 23 47 56 72 61 72 2 0 3-1 3-4z"><text:p/></draw:path><draw:path draw:style-name="gr3" draw:text-style-name="P9" svg:width="0.063in" svg:height="0.1043in" svg:x="4.4465in" svg:y="0.6543in" svg:viewBox="0 0 161 266" svg:d="M96 121c32-10 55-37 55-68s-34-53-72-53c-39 0-68 23-68 53 0 12 8 20 20 20s20-9 20-20c0-20-19-20-25-20 13-19 38-23 52-23 16 0 36 8 36 43 0 4 0 27-11 44-11 18-24 20-34 20-3 1-12 1-15 1-2 1-6 1-6 5 0 3 4 3 10 3s11 0 17 0c32 0 46 27 46 65 0 53-26 64-44 64-16 0-45-6-59-30 14 3 26-6 26-20 0-15-11-22-22-22-9 0-22 5-22 22 0 35 36 61 78 61 47 0 83-35 83-75 0-32-25-61-65-70z"><text:p/></draw:path><draw:path draw:style-name="gr3" draw:text-style-name="P9" svg:width="0.035in" svg:height="0.152in" svg:x="4.5248in" svg:y="0.6409in" svg:viewBox="0 0 90 387" svg:d="M90 194c0-30-4-77-25-121-24-48-57-73-61-73-2 0-4 2-4 4 0 1 0 3 8 9 37 39 59 100 59 181 0 66-14 134-61 182-6 5-6 6-6 7 0 2 2 4 4 4 4 0 39-26 62-76 20-42 24-84 24-117z"><text:p/></draw:path><draw:path draw:style-name="gr3" draw:text-style-name="P9" svg:width="0.1346in" svg:height="0.0835in" svg:x="0.0012in" svg:y="1.0094in" svg:viewBox="0 0 343 213" svg:d="M330 152c7 0 13 0 13-8s-6-8-14-8c-81 0-164 0-245 0-17-14-37-24-49-29 15-7 33-17 49-30 81 0 164 0 245 0 8 0 14 0 14-8 0-7-6-7-13-7-76 0-153 0-229 0 19-18 39-52 39-58 0-4-5-4-8-4-2 0-5 0-7 3-8 16-18 35-44 59-27 23-52 33-72 39-7 2-8 2-8 3-1 0-1 2-1 3s0 1 0 2l1 1c1 0 1 0 9 3 52 16 91 51 112 92 5 7 6 8 10 8 3 0 8 0 8-4 0-6-20-39-39-57 76 0 153 0 229 0z"><text:p/></draw:path><draw:path draw:style-name="gr3" draw:text-style-name="P9" svg:width="0.1346in" svg:height="0.0835in" svg:x="0.128in" svg:y="1.0094in" svg:viewBox="0 0 343 213" svg:d="M260 77c16 14 36 24 48 30-13 6-32 16-48 29-82 0-164 0-246 0-6 0-14 0-14 8s8 8 14 8c76 0 152 0 228 0-18 17-38 51-38 57 0 4 5 4 7 4 4 0 6 0 8-3 8-15 19-35 44-58 26-23 52-33 73-40 6-2 6-2 7-3 0-1 0-1 0-2s0-1 0-3l-1-1c-1 0-1-1-9-3-51-15-90-51-112-91-4-8-4-9-10-9-2 0-7 0-7 4 0 6 19 39 38 58-76 0-152 0-228 0-6 0-14 0-14 7 0 8 8 8 14 8 82 0 164 0 246 0z"><text:p/></draw:path><draw:path draw:style-name="gr3" draw:text-style-name="P9" svg:width="0.0575in" svg:height="0.2732in" svg:x="0.3413in" svg:y="0.9146in" svg:viewBox="0 0 147 695" svg:d="M130 691c1 0 3 2 4 4 4 0 6 0 9 0 1 0 4-1 4-4 0-1-1-2-2-4-13-13-34-35-58-77-42-74-57-170-57-262 0-172 48-273 116-341 1-2 1-3 1-4 0-3-3-3-7-3-5 0-6 0-9 3-37 31-78 85-105 166-17 52-26 114-26 179 0 91 17 194 78 284 10 15 17 20 24 31 5 5 10 11 12 13 6 5 10 9 16 15z"><text:p/></draw:path><draw:path draw:style-name="gr3" draw:text-style-name="P9" svg:width="0.0394in" svg:height="0.1819in" svg:x="0.428in" svg:y="0.9602in" svg:viewBox="0 0 101 463" svg:d="M101 460c0-1-1-2-1-4-17-18-44-50-60-113-9-35-12-75-12-111 0-101 24-173 70-223 3-4 2-4 3-5 0-4-3-4-4-4-6 0-27 23-32 30-40 46-65 115-65 202 0 55 10 132 61 198 4 4 29 33 36 33 1 0 4 0 4-3z"><text:p/></draw:path><draw:path draw:style-name="gr3" draw:text-style-name="P9" svg:width="0.0843in" svg:height="0.1087in" svg:x="0.4748in" svg:y="0.9843in" svg:viewBox="0 0 215 277" svg:d="M213 14c2-4 2-4 2-6 0-5-3-8-8-8s-7 4-9 9c-11 28-21 56-32 84-39 0-78 0-118 0-11-28-20-56-31-84-3-6-4-9-9-9-4 0-8 3-8 8 0 1 0 1 2 6 32 85 65 169 97 253 1 6 3 10 9 10 5 0 6-4 8-9 33-84 64-169 97-254zM55 109c35 0 70 0 106 0-18 46-36 91-53 137-18-46-35-91-53-137z"><text:p/></draw:path><draw:path draw:style-name="gr3" draw:text-style-name="P9" svg:width="0.035in" svg:height="0.152in" svg:x="0.5744in" svg:y="0.9756in" svg:viewBox="0 0 90 387" svg:d="M90 383c0-1 0-2-6-9-49-48-62-121-62-180 0-68 15-135 63-183 5-4 5-6 5-7 0-3-2-4-4-4-3 0-39 26-62 76-20 42-24 85-24 118 0 29 4 77 25 121 23 47 58 72 61 72 2 0 4-1 4-4z"><text:p/></draw:path><draw:path draw:style-name="gr3" draw:text-style-name="P9" svg:width="0.0843in" svg:height="0.1087in" svg:x="0.6185in" svg:y="0.9843in" svg:viewBox="0 0 215 277" svg:d="M213 14c2-4 2-4 2-6 0-5-4-8-8-8-5 0-7 4-9 9-11 28-21 56-32 84-39 0-78 0-118 0-11-28-20-56-31-84-3-6-4-9-9-9s-8 3-8 8c0 1 0 1 2 6 32 85 65 169 97 253 1 6 3 10 9 10 5 0 6-4 8-9 33-84 64-169 97-254zM55 109c35 0 69 0 105 0-18 46-35 91-52 137-18-46-35-91-53-137z"><text:p/></draw:path><draw:path draw:style-name="gr3" draw:text-style-name="P9" svg:width="0.0465in" svg:height="0.0965in" svg:x="0.7063in" svg:y="0.9941in" svg:viewBox="0 0 119 246" svg:d="M72 87c12 0 24 0 36 0 8 0 11 0 11-8 0-4-3-4-11-4-11 0-23 0-34 0 14-55 16-63 16-65 0-7-4-10-11-10-1 0-12 0-15 14-6 20-10 41-16 61-12 0-24 0-36 0-8 0-12 0-12 7 0 5 3 5 11 5 11 0 23 0 34 0-27 110-30 116-30 123 0 21 16 36 37 36 38 0 60-57 60-59 0-4-2-4-4-4-3 0-3 1-6 5-16 41-37 50-50 50-8 0-12-6-12-18 0-10 1-12 3-19 10-38 19-76 29-114z"><text:p/></draw:path><draw:path draw:style-name="gr3" draw:text-style-name="P9" svg:width="0.076in" svg:height="0.0878in" svg:x="0.813in" svg:y="1.0075in" svg:viewBox="0 0 194 224" svg:d="M179 120c7 0 15 0 15-8s-8-8-15-8c-55 0-109 0-164 0 5-51 50-89 104-89 20 0 41 0 60 0 7 0 15 0 15-7 0-8-8-8-15-8-19 0-40 0-60 0-66 0-119 51-119 112 0 62 53 112 119 112 20 0 41 0 60 0 7 0 15 0 15-7 0-8-8-8-15-8-19 0-40 0-60 0-54 0-99-37-104-89 55 0 109 0 164 0z"><text:p/></draw:path><draw:path draw:style-name="gr3" draw:text-style-name="P9" svg:width="0.0756in" svg:height="0.0685in" svg:x="0.9484in" svg:y="1.0228in" svg:viewBox="0 0 193 175" svg:d="M118 54c2-10 11-46 38-46 1 0 11 0 19 5-11 2-19 11-19 21 0 6 5 13 16 13 7 0 21-6 21-22 0-21-24-25-37-25-22 0-36 20-40 29-10-26-31-29-42-29-40 0-62 49-62 59 0 4 3 4 5 4 3 0 4-1 4-5 13-40 40-50 53-50 6 0 20 3 20 26 0 12-6 37-20 91-7 25-20 41-38 41-2 0-11 0-18-5 8-2 17-10 17-21 0-10-9-14-14-14-11 0-21 10-21 22 0 19 19 27 36 27 26 0 40-28 41-30 4 14 19 30 42 30 39 0 61-51 61-60 0-4-3-4-4-4-4 0-4 1-5 4-14 42-39 51-52 51-14 0-21-12-21-25 0-9 2-18 7-34 4-18 8-36 13-53z"><text:p/></draw:path><draw:path draw:style-name="gr3" draw:text-style-name="P9" svg:width="0.0157in" svg:height="0.0157in" svg:x="1.0441in" svg:y="1.0732in" svg:viewBox="0 0 41 41" svg:d="M41 20c0-11-10-20-21-20s-20 9-20 20 9 21 20 21 21-10 21-21z"><text:p/></draw:path><draw:path draw:style-name="gr3" draw:text-style-name="P9" svg:width="0.0465in" svg:height="0.0965in" svg:x="1.0768in" svg:y="0.9941in" svg:viewBox="0 0 119 246" svg:d="M70 87c13 0 25 0 37 0 7 0 12 0 12-8 0-4-5-4-11-4-11 0-23 0-34 0 14-55 16-63 16-65 0-7-5-10-12-10-1 0-11 0-15 14-5 20-10 41-15 61-12 0-24 0-36 0-8 0-12 0-12 7 0 5 3 5 11 5 11 0 23 0 34 0-27 110-30 116-30 123 0 21 15 36 36 36 39 0 61-57 61-59 0-4-2-4-4-4-3 0-3 1-6 5-16 41-37 50-50 50-8 0-12-6-12-18 0-10 1-12 2-19 10-38 19-76 28-114z"><text:p/></draw:path><draw:path draw:style-name="gr3" draw:text-style-name="P9" svg:width="0.0756in" svg:height="0.0878in" svg:x="1.1831in" svg:y="1.0075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9" svg:width="0.1039in" svg:height="0.1087in" svg:x="1.3197in" svg:y="0.9807in" svg:viewBox="0 0 265 277" svg:d="M55 232c-15 26-30 32-47 33-5 0-8 0-8 8 0 2 1 4 4 4 11 0 24-1 33-1 14 0 27 1 40 1 2 0 7 0 7-8 0-4-4-4-6-4-9-1-19-4-19-13 0-6 3-9 6-14 10-17 20-33 30-50 32 0 65 0 96 0 2 8 7 61 7 64 0 12-21 13-29 13-5 0-8 0-8 8 0 4 4 4 5 4 16 0 32-1 49-1 9 0 34 1 42 1 4 0 8 0 8-8 0-4-4-4-9-4-24 0-24-3-25-14-8-81-16-161-24-241 0-8 0-10-7-10-6 0-7 3-10 7-45 74-90 150-135 225zM101 176c26-43 52-85 77-128 5 43 8 85 12 128-29 0-59 0-89 0z"><text:p/></draw:path><draw:path draw:style-name="gr3" draw:text-style-name="P9" svg:width="0.035in" svg:height="0.152in" svg:x="1.437in" svg:y="0.9756in" svg:viewBox="0 0 90 387" svg:d="M90 194c0-30-4-77-26-121-23-48-56-73-60-73-3 0-4 2-4 4 0 1 0 3 8 9 37 39 59 100 59 181 0 66-14 134-61 182-6 5-6 6-6 7 0 2 1 4 4 4 4 0 39-26 61-76 20-43 25-86 25-117z"><text:p/></draw:path><draw:path draw:style-name="gr3" draw:text-style-name="P9" svg:width="0.0157in" svg:height="0.0157in" svg:x="1.5008in" svg:y="1.0732in" svg:viewBox="0 0 41 41" svg:d="M41 20c0-11-10-20-21-20-12 0-20 9-20 20s8 21 20 21c11 0 21-10 21-21z"><text:p/></draw:path><draw:path draw:style-name="gr3" draw:text-style-name="P9" svg:width="0.0846in" svg:height="0.1087in" svg:x="1.5295in" svg:y="0.9843in" svg:viewBox="0 0 216 277" svg:d="M213 14c3-4 3-4 3-6 0-5-4-8-8-8-6 0-8 4-9 9-11 28-22 56-33 84-38 0-78 0-116 0-11-28-22-56-33-84-2-6-4-9-9-9-4 0-8 3-8 8 0 1 0 1 2 6 32 85 65 169 97 253 2 6 3 10 9 10 5 0 6-4 9-9 32-84 65-169 96-254zM55 109c35 0 70 0 106 0-18 46-36 91-53 137-18-46-35-91-53-137z"><text:p/></draw:path><draw:path draw:style-name="gr3" draw:text-style-name="P9" svg:width="0.0461in" svg:height="0.0965in" svg:x="1.6181in" svg:y="0.9941in" svg:viewBox="0 0 118 246" svg:d="M70 87c13 0 25 0 37 0 7 0 11 0 11-8 0-4-4-4-10-4-11 0-23 0-34 0 13-55 15-63 15-65 0-7-4-10-11-10-1 0-12 0-15 14-6 20-10 41-16 61-12 0-24 0-36 0-8 0-11 0-11 7 0 5 2 5 10 5 11 0 23 0 34 0-27 110-29 116-29 123 0 21 15 36 36 36 39 0 61-57 61-59 0-4-3-4-4-4-5 0-5 1-7 5-16 41-36 50-49 50-9 0-12-6-12-18 0-10 0-12 2-19 10-38 19-76 28-114z"><text:p/></draw:path><draw:path draw:style-name="gr3" draw:text-style-name="P9" svg:width="0.076in" svg:height="0.0878in" svg:x="1.724in" svg:y="1.0075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0756in" svg:height="0.0685in" svg:x="1.8598in" svg:y="1.0228in" svg:viewBox="0 0 193 175" svg:d="M118 54c2-10 11-46 38-46 2 0 11 0 20 5-11 2-19 11-19 21 0 6 5 13 15 13 8 0 21-6 21-22 0-21-24-25-37-25-22 0-35 20-40 29-9-26-30-29-41-29-41 0-63 49-63 59 0 4 3 4 5 4 3 0 4-1 5-5 13-40 39-50 52-50 7 0 21 3 21 26 0 12-7 37-21 91-7 25-20 41-38 41-2 0-11 0-18-5 10-2 17-10 17-21 0-10-7-14-14-14-11 0-21 10-21 22 0 19 20 27 36 27 26 0 40-28 41-30 4 14 19 30 42 30 39 0 61-51 61-60 0-4-3-4-4-4-3 0-4 1-5 4-13 42-39 51-51 51-15 0-22-12-22-25 0-9 2-18 7-34 4-18 8-36 13-53z"><text:p/></draw:path><draw:path draw:style-name="gr3" draw:text-style-name="P9" svg:width="0.0157in" svg:height="0.0157in" svg:x="1.9555in" svg:y="1.0732in" svg:viewBox="0 0 41 41" svg:d="M41 20c0-11-9-20-20-20-12 0-21 9-21 20s9 21 21 21c11 0 20-10 20-21z"><text:p/></draw:path><draw:path draw:style-name="gr3" draw:text-style-name="P9" svg:width="0.0465in" svg:height="0.0965in" svg:x="1.9878in" svg:y="0.9941in" svg:viewBox="0 0 119 246" svg:d="M72 87c12 0 24 0 36 0 8 0 11 0 11-8 0-4-3-4-11-4-11 0-22 0-33 0 13-55 15-63 15-65 0-7-4-10-11-10-1 0-12 0-15 14-6 20-10 41-16 61-12 0-24 0-36 0-8 0-12 0-12 7 0 5 3 5 11 5 11 0 23 0 34 0-27 110-30 116-30 123 0 21 16 36 37 36 39 0 61-57 61-59 0-4-3-4-5-4-3 0-3 1-6 5-16 41-37 50-50 50-8 0-11-6-11-18 0-10 0-12 2-19 10-38 19-76 29-114z"><text:p/></draw:path><draw:path draw:style-name="gr3" draw:text-style-name="P9" svg:width="0.076in" svg:height="0.0878in" svg:x="2.0945in" svg:y="1.0075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9" svg:width="0.1083in" svg:height="0.1035in" svg:x="2.2315in" svg:y="0.9854in" svg:viewBox="0 0 276 264" svg:d="M46 233c-4 16-4 19-35 19-7 0-11 0-11 8 0 4 4 4 11 4 46 0 91 0 138 0 61 0 106-46 106-84 0-27-22-50-59-55 39-6 80-35 80-72 0-29-25-53-71-53-43 0-87 0-130 0-8 0-11 0-11 8 0 4 3 4 11 4 4 0 8 0 14 0 7 1 10 1 10 7 0 1 0 3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3" draw:text-style-name="P9" svg:width="0.0394in" svg:height="0.1819in" svg:x="2.3547in" svg:y="0.9602in" svg:viewBox="0 0 101 463" svg:d="M101 232c0-55-10-133-60-198-4-4-29-34-35-34-3 0-6 1-6 4 0 1 1 3 2 4 19 19 44 51 61 113 9 35 12 75 12 111 0 39-3 78-13 116-16 55-39 85-58 106-4 5-4 5-4 6 0 3 3 3 6 3 5 0 26-23 30-29 40-46 65-116 65-202z"><text:p/></draw:path><draw:path draw:style-name="gr3" draw:text-style-name="P9" svg:width="0.1346in" svg:height="0.0835in" svg:x="2.511in" svg:y="1.0094in" svg:viewBox="0 0 343 213" svg:d="M330 152c7 0 13 0 13-8s-6-8-14-8c-81 0-164 0-245 0-17-14-37-24-49-29 13-7 33-17 49-30 81 0 164 0 245 0 8 0 14 0 14-8 0-7-6-7-13-7-76 0-153 0-229 0 19-18 39-52 39-58 0-4-5-4-8-4-2 0-5 0-7 3-8 16-18 35-44 59-27 23-52 33-72 39-7 2-8 2-8 3-1 0-1 2-1 3s0 1 0 2l1 1c1 0 1 0 9 3 52 16 91 51 112 92 5 7 5 8 10 8 3 0 8 0 8-4 0-6-20-39-39-57 76 0 153 0 229 0z"><text:p/></draw:path><draw:path draw:style-name="gr3" draw:text-style-name="P9" svg:width="0.1346in" svg:height="0.0835in" svg:x="2.6374in" svg:y="1.0094in" svg:viewBox="0 0 343 213" svg:d="M260 77c16 14 36 24 48 30-13 6-32 16-48 29-82 0-164 0-246 0-6 0-14 0-14 8s8 8 14 8c76 0 152 0 228 0-19 17-38 51-38 57 0 4 5 4 7 4 4 0 6 0 8-3 8-15 19-35 44-58 26-23 52-33 73-40 6-2 6-2 7-3 0-1 0-1 0-2s0-1 0-3l-1-1c-1 0-1-1-9-3-51-15-90-51-112-91-4-8-4-9-10-9-2 0-7 0-7 4 0 6 19 39 38 58-76 0-152 0-228 0-6 0-14 0-14 7 0 8 8 8 14 8 82 0 164 0 246 0z"><text:p/></draw:path><draw:path draw:style-name="gr3" draw:text-style-name="P9" svg:width="0.0394in" svg:height="0.1819in" svg:x="2.889in" svg:y="0.9602in" svg:viewBox="0 0 101 463" svg:d="M101 460c0-1-1-2-2-4-18-18-44-50-59-113-10-35-14-75-14-111 0-101 25-173 72-223 3-4 2-4 3-5 0-4-3-4-4-4-7 0-28 23-32 30-40 46-65 115-65 202 0 55 10 132 61 198 3 4 28 33 36 33 1 0 4 0 4-3z"><text:p/></draw:path><draw:path draw:style-name="gr3" draw:text-style-name="P9" svg:width="0.0843in" svg:height="0.1087in" svg:x="2.9358in" svg:y="0.9843in" svg:viewBox="0 0 215 277" svg:d="M212 14c3-4 3-4 3-6 0-5-4-8-8-8-5 0-8 4-9 9-11 28-21 56-32 84-39 0-78 0-118 0-11-28-20-56-31-84-3-6-5-9-9-9-5 0-8 3-8 8 0 1 0 1 2 6 32 85 64 169 96 253 2 6 4 10 9 10s7-4 9-9c31-84 64-169 96-254zM55 109c35 0 69 0 105 0-18 46-36 91-53 137-18-46-34-91-52-137z"><text:p/></draw:path><draw:path draw:style-name="gr3" draw:text-style-name="P9" svg:width="0.0697in" svg:height="0.098in" svg:x="3.0248in" svg:y="1.0228in" svg:viewBox="0 0 178 250" svg:d="M177 23c1-5 1-7 1-9 0-6-5-11-11-11-4 0-10 2-13 9-1 2-4 13-5 21-4 10-6 20-8 31-6 23-12 46-18 69-2 6-18 33-44 33-20 0-24-18-24-32 0-17 7-41 20-75 6-16 8-21 8-28 0-17-13-31-31-31-38 0-52 55-52 59s3 3 4 4c5 0 5-1 7-7 10-36 26-48 39-48 3 0 9 0 9 12 0 10-3 20-6 27-16 41-22 63-22 82 0 34 24 46 47 46 14 0 28-7 39-18-5 20-10 39-26 60-10 13-24 24-41 24-6 0-24-1-30-17 6 0 11 0 16-4 5-3 8-9 8-15 0-13-10-15-14-15-9 0-21 7-21 26s16 34 41 34c39 0 79-36 90-80 12-49 25-97 37-147z"><text:p/></draw:path><draw:path draw:style-name="gr3" draw:text-style-name="P9" svg:width="0.0756in" svg:height="0.0878in" svg:x="3.1555in" svg:y="1.0075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9" svg:width="0.1039in" svg:height="0.1087in" svg:x="3.2917in" svg:y="0.9807in" svg:viewBox="0 0 265 277" svg:d="M55 232c-15 26-30 32-47 33-5 0-8 0-8 8 0 2 1 4 4 4 11 0 24-1 33-1 14 0 27 1 40 1 2 0 7 0 7-8 0-4-4-4-6-4-9-1-19-4-19-13 0-6 3-9 6-14 10-17 20-33 30-50 32 0 65 0 96 0 2 8 7 61 7 64 0 12-21 13-29 13-5 0-8 0-8 8 0 4 4 4 5 4 16 0 32-1 49-1 8 0 34 1 42 1 4 0 8 0 8-8 0-4-4-4-9-4-24 0-24-3-25-14-8-81-16-161-24-241 0-8 0-10-7-10-6 0-7 3-10 7-45 74-90 150-135 225zM101 176c26-43 52-85 77-128 5 43 8 85 12 128-29 0-59 0-89 0z"><text:p/></draw:path><draw:path draw:style-name="gr3" draw:text-style-name="P9" svg:width="0.0157in" svg:height="0.0157in" svg:x="3.4134in" svg:y="1.0732in" svg:viewBox="0 0 41 41" svg:d="M41 20c0-11-9-20-20-20s-21 9-21 20 10 21 21 21 20-10 20-21z"><text:p/></draw:path><draw:path draw:style-name="gr3" draw:text-style-name="P9" svg:width="0.0697in" svg:height="0.098in" svg:x="3.4472in" svg:y="1.0228in" svg:viewBox="0 0 178 250" svg:d="M176 23c2-5 2-7 2-9 0-6-5-11-11-11-4 0-11 2-14 9 0 2-3 13-6 21-2 10-5 20-7 31-6 23-12 46-18 69-1 6-17 33-43 33-20 0-24-18-24-32 0-17 7-41 20-75 6-16 8-21 8-28 0-17-13-31-32-31-37 0-51 55-51 59s3 4 4 4c4 0 5-1 7-7 10-36 25-48 39-48 3 0 9 0 9 12 0 10-4 20-6 27-16 41-23 63-23 82 0 34 25 46 47 46 15 0 29-7 40-18-6 20-10 39-26 60-10 13-24 24-43 24-5 0-22-1-28-17 5 0 11 0 16-4 4-3 8-9 8-15 0-13-11-15-14-15-9 0-22 7-22 26s17 34 40 34c41 0 81-36 92-80 12-49 24-97 36-147z"><text:p/></draw:path><draw:path draw:style-name="gr3" draw:text-style-name="P9" svg:width="0.076in" svg:height="0.0878in" svg:x="3.5776in" svg:y="1.0075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035in" svg:x="3.7154in" svg:y="0.9854in" svg:viewBox="0 0 276 264" svg:d="M45 233c-3 16-4 19-35 19-7 0-10 0-10 8 0 4 3 4 10 4 46 0 92 0 139 0 60 0 106-46 106-84 0-27-23-50-60-55 40-6 81-35 81-72 0-29-26-53-72-53-43 0-87 0-130 0-8 0-11 0-11 8 0 4 3 4 11 4 1 0 7 0 14 0 7 1 11 1 11 7 0 1-1 3-2 7-18 70-34 138-52 207zM103 122c8-32 17-64 25-96 3-13 4-14 21-14 16 0 33 0 49 0 34 0 43 22 43 40 0 34-34 70-80 70-19 0-39 0-58 0zM86 252c-6 0-6 0-8 0-4-1-5-1-5-5 0-1 0-2 2-8 9-37 17-72 26-108 24 0 50 0 74 0 36 0 44 28 44 45 0 38-34 76-80 76-18 0-36 0-53 0z"><text:p/></draw:path><draw:path draw:style-name="gr3" draw:text-style-name="P9" svg:width="0.039in" svg:height="0.1819in" svg:x="3.839in" svg:y="0.9602in" svg:viewBox="0 0 100 463" svg:d="M100 232c0-55-9-133-60-198-4-4-29-34-36-34-2 0-4 1-4 4 0 1 0 3 2 4 19 19 43 51 60 113 8 35 12 75 12 111 0 39-4 78-13 116-16 55-38 85-58 106-3 5-3 5-3 6 0 3 2 3 4 3 6 0 27-23 32-29 39-46 64-116 64-202z"><text:p/></draw:path><draw:path draw:style-name="gr3" draw:text-style-name="P9" svg:width="0.0571in" svg:height="0.2732in" svg:x="3.9071in" svg:y="0.9146in" svg:viewBox="0 0 146 695" svg:d="M146 348c0-112-25-229-101-316-5-7-20-22-30-30-2-2-3-2-7-2-5 0-8 0-8 3 0 2 1 4 2 5 13 13 34 34 59 77 41 74 57 169 57 263 0 167-48 269-117 341 0 0-1 1-1 2 0 4 3 4 8 4 4 0 5 0 9-3 36-32 78-86 104-167 18-53 25-116 25-177z"><text:p/></draw:path><draw:path draw:style-name="gr3" draw:text-style-name="P9" svg:width="0.0346in" svg:height="0.152in" svg:x="4.3961in" svg:y="0.9756in" svg:viewBox="0 0 89 387" svg:d="M89 383c0-1 0-2-6-9-49-48-61-121-61-180 0-68 14-135 63-183 4-4 4-6 4-7 0-3-1-4-3-4-5 0-39 26-62 76-20 42-24 85-24 118 0 29 4 77 25 121 23 47 56 72 61 72 2 0 3-1 3-4z"><text:p/></draw:path><draw:path draw:style-name="gr3" draw:text-style-name="P9" svg:width="0.0673in" svg:height="0.1028in" svg:x="4.4441in" svg:y="0.9862in" svg:viewBox="0 0 172 262" svg:d="M103 198c0 11 0 22 0 33 0 14-1 19-29 19-2 0-6 0-8 0 0 4 0 7 0 12 15-1 35-1 52-1 16 0 37 0 53 1 0-5 0-8 0-12-3 0-6 0-8 0-29 0-30-5-30-19 0-11 0-22 0-33 13 0 25 0 39 0 0-4 0-8 0-12-14 0-26 0-39 0 0-58 0-118 0-176 0-8 0-10-6-10-4 0-5 0-8 4-40 61-79 121-119 182 0 4 0 8 0 12 34 0 69 0 103 0zM106 186c-32 0-63 0-95 0 32-49 63-96 95-144 0 48 0 95 0 144z"><text:p/></draw:path><draw:path draw:style-name="gr3" draw:text-style-name="P9" svg:width="0.035in" svg:height="0.152in" svg:x="4.5248in" svg:y="0.9756in" svg:viewBox="0 0 90 387" svg:d="M90 194c0-30-4-77-25-121-24-48-57-73-61-73-2 0-4 2-4 4 0 1 0 3 8 9 37 39 59 100 59 181 0 66-14 134-61 182-6 5-6 6-6 7 0 2 2 4 4 4 4 0 39-26 62-76 20-43 24-86 24-117z"><text:p/></draw:path><draw:path draw:style-name="gr3" draw:text-style-name="P9" svg:width="0.1346in" svg:height="0.0835in" svg:x="0.0012in" svg:y="1.3441in" svg:viewBox="0 0 343 213" svg:d="M330 152c7 0 13 0 13-8s-6-8-14-8c-81 0-164 0-245 0-17-14-37-24-49-29 15-7 33-17 49-30 81 0 164 0 245 0 8 0 14 0 14-8 0-7-6-7-13-7-76 0-153 0-229 0 19-18 39-52 39-58 0-4-5-4-8-4-2 0-5 0-7 3-8 15-18 35-44 57-27 25-52 35-72 41-7 2-8 2-8 3-1 0-1 2-1 3s0 1 0 2l1 1c1 0 1 0 9 3 52 16 91 51 112 92 5 7 6 8 10 8 3 0 8 0 8-4 0-6-20-39-39-57 76 0 153 0 229 0z"><text:p/></draw:path><draw:path draw:style-name="gr3" draw:text-style-name="P9" svg:width="0.1346in" svg:height="0.0835in" svg:x="0.128in" svg:y="1.3441in" svg:viewBox="0 0 343 213" svg:d="M260 77c16 14 36 24 48 30-13 6-32 16-48 29-82 0-164 0-246 0-6 0-14 0-14 8s8 8 14 8c76 0 152 0 228 0-18 17-38 51-38 57 0 4 5 4 7 4 4 0 6 0 8-3 8-15 19-35 44-58 26-23 52-34 73-40 6-2 6-2 7-3 0-1 0-1 0-2s0-1 0-3l-1-1c-1 0-1-1-9-3-51-15-90-51-112-91-4-8-4-9-10-9-2 0-7 0-7 4 0 6 19 39 38 58-76 0-152 0-228 0-6 0-14 0-14 7 0 8 8 8 14 8 82 0 164 0 246 0z"><text:p/></draw:path><draw:path draw:style-name="gr3" draw:text-style-name="P9" svg:width="0.0571in" svg:height="0.2732in" svg:x="1.3693in" svg:y="1.2492in" svg:viewBox="0 0 146 695" svg:d="M130 691c1 1 3 4 4 4 4 0 6 0 9 0 1 0 3-1 3-4 0-1 0-2-1-4-14-14-35-35-58-78-42-73-57-169-57-261 0-172 48-273 115-341 1-2 1-3 1-4 0-3-2-3-6-3-6 0-7 0-10 3-36 31-78 85-105 166-16 52-25 114-25 179 0 91 17 194 77 284 11 15 17 20 25 31 4 5 9 11 12 13 6 5 10 9 16 15z"><text:p/></draw:path><draw:path draw:style-name="gr3" draw:text-style-name="P9" svg:width="0.0394in" svg:height="0.1819in" svg:x="1.4559in" svg:y="1.2945in" svg:viewBox="0 0 101 463" svg:d="M101 460c0-2-1-2-2-4-18-19-44-50-60-113-9-35-13-75-13-111 0-101 25-173 71-223 4-4 3-4 4-5 0-4-3-4-5-4-6 0-27 23-31 29-40 47-65 116-65 203 0 54 10 132 61 197 3 5 28 34 35 34 2 0 5 0 5-3z"><text:p/></draw:path><draw:path draw:style-name="gr3" draw:text-style-name="P9" svg:width="0.0843in" svg:height="0.1083in" svg:x="1.5028in" svg:y="1.3189in" svg:viewBox="0 0 215 276" svg:d="M212 14c3-4 3-4 3-6 0-5-4-8-8-8-6 0-8 4-9 9-11 28-21 56-32 84-39 0-78 0-118 0-11-28-20-56-31-84-3-6-5-9-9-9-5 0-8 3-8 8 0 1 0 1 2 6 32 85 64 169 96 253 2 6 4 9 9 9s7-3 9-8c31-84 64-169 96-254zM54 109c35 0 70 0 106 0-18 46-36 91-53 137-18-46-35-91-53-137z"><text:p/></draw:path><draw:path draw:style-name="gr3" draw:text-style-name="P9" svg:width="0.0465in" svg:height="0.0965in" svg:x="1.5906in" svg:y="1.3287in" svg:viewBox="0 0 119 246" svg:d="M70 87c13 0 25 0 37 0 7 0 12 0 12-8 0-4-5-4-11-4-11 0-23 0-34 0 14-55 15-63 15-65 0-7-4-10-11-10-1 0-12 0-15 13-6 21-10 41-16 62-12 0-24 0-36 0-8 0-11 0-11 7 0 5 3 5 11 5 11 0 23 0 34 0-28 110-30 116-30 123 0 21 15 36 36 36 39 0 61-57 61-59 0-4-3-4-4-4-3 0-5 1-6 5-17 40-37 50-50 50-8 0-12-6-12-18 0-10 1-12 2-19 10-38 19-76 28-114z"><text:p/></draw:path><draw:path draw:style-name="gr3" draw:text-style-name="P9" svg:width="0.076in" svg:height="0.0878in" svg:x="1.6969in" svg:y="1.3417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43in" svg:height="0.1087in" svg:x="1.8331in" svg:y="1.315in" svg:viewBox="0 0 266 277" svg:d="M56 232c-15 26-31 32-47 33-5 0-9 0-9 8 0 2 2 4 6 4 11 0 22-1 33-1 13 0 26 1 38 1 2 0 8 0 8-8 0-4-4-4-7-4-9-1-17-4-17-13 0-6 2-10 5-14 10-17 20-33 30-50 32 0 65 0 97 0 0 8 5 61 5 64 0 12-20 13-27 13-6 0-9 0-9 8 0 4 4 4 5 4 16 0 32-1 48-1 9 0 34 1 44 1 2 0 7 0 7-8 0-4-4-4-10-4-23 0-23-3-24-14-8-81-16-161-24-241-1-8-1-10-8-10-5 0-7 3-10 7-45 74-89 150-134 225zM102 176c26-43 51-85 76-128 5 43 9 85 13 128-29 0-59 0-89 0z"><text:p/></draw:path><draw:path draw:style-name="gr3" draw:text-style-name="P9" svg:width="0.0157in" svg:height="0.0157in" svg:x="1.9555in" svg:y="1.4083in" svg:viewBox="0 0 41 41" svg:d="M41 20c0-11-9-20-20-20-12 0-21 9-21 20s9 21 21 21c11 0 20-10 20-21z"><text:p/></draw:path><draw:path draw:style-name="gr3" draw:text-style-name="P9" svg:width="0.0465in" svg:height="0.0965in" svg:x="1.9878in" svg:y="1.3287in" svg:viewBox="0 0 119 246" svg:d="M72 87c12 0 24 0 36 0 8 0 11 0 11-8 0-4-3-4-11-4-11 0-22 0-33 0 13-55 15-63 15-65 0-7-4-10-11-10-1 0-12 0-15 13-6 21-10 41-16 62-12 0-24 0-36 0-8 0-12 0-12 7 0 5 3 5 11 5 11 0 23 0 34 0-27 110-30 116-30 123 0 21 16 36 37 36 39 0 61-57 61-59 0-4-3-4-5-4-3 0-3 1-6 5-16 40-37 50-50 50-8 0-11-6-11-18 0-10 0-12 2-19 10-38 19-76 29-114z"><text:p/></draw:path><draw:path draw:style-name="gr3" draw:text-style-name="P9" svg:width="0.076in" svg:height="0.0878in" svg:x="2.0945in" svg:y="1.3417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9" svg:width="0.1083in" svg:height="0.1035in" svg:x="2.2315in" svg:y="1.3201in" svg:viewBox="0 0 276 264" svg:d="M46 233c-4 16-4 19-35 19-7 0-11 0-11 8 0 4 4 4 11 4 46 0 91 0 138 0 61 0 106-46 106-84 0-27-22-50-59-55 39-6 80-35 80-72 0-29-25-53-71-53-43 0-87 0-130 0-8 0-11 0-11 8 0 4 3 4 11 4 4 0 8 0 14 0 7 1 10 1 10 7 0 1 0 2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3" draw:text-style-name="P9" svg:width="0.0394in" svg:height="0.1819in" svg:x="2.3547in" svg:y="1.2945in" svg:viewBox="0 0 101 463" svg:d="M101 232c0-55-10-133-60-198-4-4-29-34-35-34-3 0-6 1-6 4 0 1 1 3 2 4 19 19 44 51 61 113 9 35 12 75 12 111 0 39-3 78-13 116-16 55-39 85-58 106-4 4-4 5-4 6 0 3 3 3 6 3 5 0 26-23 30-29 40-46 65-116 65-202z"><text:p/></draw:path><draw:path draw:style-name="gr3" draw:text-style-name="P9" svg:width="0.1346in" svg:height="0.0835in" svg:x="2.511in" svg:y="1.3441in" svg:viewBox="0 0 343 213" svg:d="M330 152c7 0 13 0 13-8s-6-8-14-8c-81 0-164 0-245 0-17-14-37-24-49-29 13-7 33-17 49-30 81 0 164 0 245 0 8 0 14 0 14-8 0-7-6-7-13-7-76 0-153 0-229 0 19-18 39-52 39-58 0-4-5-4-8-4-2 0-5 0-7 3-8 15-18 35-44 57-27 25-52 35-72 41-7 2-8 2-8 3-1 0-1 2-1 3s0 1 0 2l1 1c1 0 1 0 9 3 52 16 91 51 112 92 5 7 5 8 10 8 3 0 8 0 8-4 0-6-20-39-39-57 76 0 153 0 229 0z"><text:p/></draw:path><draw:path draw:style-name="gr3" draw:text-style-name="P9" svg:width="0.1346in" svg:height="0.0835in" svg:x="2.6374in" svg:y="1.3441in" svg:viewBox="0 0 343 213" svg:d="M260 77c16 14 36 24 48 30-13 6-32 16-48 29-82 0-164 0-246 0-6 0-14 0-14 8s8 8 14 8c76 0 152 0 228 0-19 17-38 51-38 57 0 4 5 4 7 4 4 0 6 0 8-3 8-15 19-35 44-58 26-23 52-34 73-40 6-2 6-2 7-3 0-1 0-1 0-2s0-1 0-3l-1-1c-1 0-1-1-9-3-51-15-90-51-112-91-4-8-4-9-10-9-2 0-7 0-7 4 0 6 19 39 38 58-76 0-152 0-228 0-6 0-14 0-14 7 0 8 8 8 14 8 82 0 164 0 246 0z"><text:p/></draw:path><draw:path draw:style-name="gr3" draw:text-style-name="P9" svg:width="0.0394in" svg:height="0.1819in" svg:x="2.889in" svg:y="1.2945in" svg:viewBox="0 0 101 463" svg:d="M101 460c0-2-1-2-2-4-18-19-44-50-59-113-10-35-14-75-14-111 0-101 25-173 72-223 3-4 2-4 3-5 0-4-3-4-4-4-7 0-28 23-32 29-40 47-65 116-65 203 0 54 10 132 61 197 3 5 28 34 36 34 1 0 4 0 4-3z"><text:p/></draw:path><draw:path draw:style-name="gr3" draw:text-style-name="P9" svg:width="0.0843in" svg:height="0.1083in" svg:x="2.9358in" svg:y="1.3189in" svg:viewBox="0 0 215 276" svg:d="M212 14c3-4 3-4 3-6 0-5-4-8-8-8-5 0-8 4-9 9-11 28-21 56-32 84-39 0-78 0-118 0-11-28-20-56-31-84-3-6-5-9-9-9-5 0-8 3-8 8 0 1 0 1 2 6 32 85 64 169 96 253 2 6 4 9 9 9s7-3 9-8c31-84 64-169 96-254zM55 109c35 0 69 0 105 0-18 46-36 91-53 137-18-46-34-91-52-137z"><text:p/></draw:path><draw:path draw:style-name="gr3" draw:text-style-name="P9" svg:width="0.0697in" svg:height="0.0984in" svg:x="3.0248in" svg:y="1.3571in" svg:viewBox="0 0 178 251" svg:d="M177 24c1-5 1-6 1-9 0-7-5-11-11-11-4 0-10 3-13 9-1 1-4 13-5 21-4 10-6 20-8 31-6 23-12 46-18 69-2 6-18 33-44 33-20 0-24-17-24-32 0-17 7-42 20-75 6-16 8-20 8-28 0-18-13-32-31-32-38 0-52 56-52 60s3 3 4 4c5 0 5-1 7-7 10-36 26-48 39-48 3 0 9 0 9 12 0 10-3 20-6 27-16 41-22 63-22 82 0 34 24 46 47 46 14 0 28-7 39-18-5 20-10 39-26 60-10 13-24 24-41 24-6 0-24-1-30-17 6 0 11 0 16-4 5-3 8-9 8-15 0-12-10-15-14-15-9 0-21 7-21 26s16 34 41 34c39 0 79-35 90-79 12-50 25-98 37-148z"><text:p/></draw:path><draw:path draw:style-name="gr3" draw:text-style-name="P9" svg:width="0.0756in" svg:height="0.0878in" svg:x="3.1555in" svg:y="1.3417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9" svg:width="0.1039in" svg:height="0.1087in" svg:x="3.2917in" svg:y="1.315in" svg:viewBox="0 0 265 277" svg:d="M55 232c-15 26-30 32-47 33-5 0-8 0-8 8 0 2 1 4 4 4 11 0 24-1 33-1 14 0 27 1 40 1 2 0 7 0 7-8 0-4-4-4-6-4-9-1-19-4-19-13 0-6 3-10 6-14 10-17 20-33 30-50 32 0 65 0 96 0 2 8 7 61 7 64 0 12-21 13-29 13-5 0-8 0-8 8 0 4 4 4 5 4 16 0 32-1 49-1 8 0 34 1 42 1 4 0 8 0 8-8 0-4-4-4-9-4-24 0-24-3-25-14-8-81-16-161-24-241 0-8 0-10-7-10-6 0-7 3-10 7-45 74-90 150-135 225zM101 176c26-43 52-85 77-128 5 43 8 85 12 128-29 0-59 0-89 0z"><text:p/></draw:path><draw:path draw:style-name="gr3" draw:text-style-name="P9" svg:width="0.0157in" svg:height="0.0157in" svg:x="3.4134in" svg:y="1.4083in" svg:viewBox="0 0 41 41" svg:d="M41 20c0-11-9-20-20-20s-21 9-21 20 10 21 21 21 20-10 20-21z"><text:p/></draw:path><draw:path draw:style-name="gr3" draw:text-style-name="P9" svg:width="0.0697in" svg:height="0.0984in" svg:x="3.4472in" svg:y="1.3571in" svg:viewBox="0 0 178 251" svg:d="M176 24c2-5 2-6 2-9 0-7-5-11-11-11-4 0-11 3-14 9 0 1-3 13-6 21-2 10-5 20-7 31-6 23-12 46-18 69-1 6-17 33-43 33-20 0-24-17-24-32 0-17 7-42 20-75 6-16 8-20 8-28 0-18-13-32-32-32-37 0-51 56-51 60s3 4 4 4c4 0 5-1 7-7 10-36 25-48 39-48 3 0 9 0 9 12 0 10-4 20-6 27-16 41-23 63-23 82 0 34 25 46 47 46 15 0 29-7 40-18-6 20-10 39-26 60-10 13-24 24-43 24-5 0-22-1-28-17 5 0 11 0 16-4 4-3 8-9 8-15 0-12-11-15-14-15-9 0-22 7-22 26s17 34 40 34c41 0 81-35 92-79 12-50 24-98 36-148z"><text:p/></draw:path><draw:path draw:style-name="gr3" draw:text-style-name="P9" svg:width="0.076in" svg:height="0.0878in" svg:x="3.5776in" svg:y="1.3417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035in" svg:x="3.7154in" svg:y="1.3201in" svg:viewBox="0 0 276 264" svg:d="M45 233c-3 16-4 19-35 19-7 0-10 0-10 8 0 4 3 4 10 4 46 0 92 0 139 0 60 0 106-46 106-84 0-27-23-50-60-55 40-6 81-35 81-72 0-29-26-53-72-53-43 0-87 0-130 0-8 0-11 0-11 8 0 4 3 4 11 4 1 0 7 0 14 0 7 1 11 1 11 7 0 1-1 2-2 7-18 70-34 138-52 207zM103 122c8-32 17-64 25-96 3-13 4-14 21-14 16 0 33 0 49 0 34 0 43 22 43 40 0 34-34 70-80 70-19 0-39 0-58 0zM86 252c-6 0-6 0-8 0-4-1-5-1-5-5 0-1 0-2 2-8 9-37 17-72 26-108 24 0 50 0 74 0 36 0 44 28 44 45 0 38-34 76-80 76-18 0-36 0-53 0z"><text:p/></draw:path><draw:path draw:style-name="gr3" draw:text-style-name="P9" svg:width="0.039in" svg:height="0.1819in" svg:x="3.839in" svg:y="1.2945in" svg:viewBox="0 0 100 463" svg:d="M100 232c0-55-9-133-60-198-4-4-29-34-36-34-2 0-4 1-4 4 0 1 0 3 2 4 19 19 43 51 60 113 8 35 12 75 12 111 0 39-4 78-13 116-16 55-38 85-58 106-3 4-3 5-3 6 0 3 2 3 4 3 6 0 27-23 32-29 39-46 64-116 64-202z"><text:p/></draw:path><draw:path draw:style-name="gr3" draw:text-style-name="P9" svg:width="0.0571in" svg:height="0.2732in" svg:x="3.9071in" svg:y="1.2492in" svg:viewBox="0 0 146 695" svg:d="M146 348c0-112-25-229-101-316-5-7-20-22-30-30-2-2-3-2-7-2-5 0-8 0-8 3 0 2 1 4 2 5 13 13 34 34 59 77 41 73 57 169 57 263 0 167-48 269-117 339 0 2-1 3-1 4 0 4 3 4 8 4 4 0 5 0 9-3 36-32 78-86 104-167 18-53 25-116 25-177z"><text:p/></draw:path><draw:path draw:style-name="gr3" draw:text-style-name="P9" svg:width="0.0346in" svg:height="0.152in" svg:x="4.3961in" svg:y="1.3102in" svg:viewBox="0 0 89 387" svg:d="M89 383c0-1 0-2-6-9-49-48-61-121-61-180 0-68 14-135 63-183 4-4 4-6 4-7 0-3-1-4-3-4-5 0-39 26-62 76-20 42-24 85-24 118 0 29 4 77 25 121 23 47 56 72 61 72 2 0 3-1 3-4z"><text:p/></draw:path><draw:path draw:style-name="gr3" draw:text-style-name="P9" svg:width="0.0602in" svg:height="0.1039in" svg:x="4.4476in" svg:y="1.3228in" svg:viewBox="0 0 154 265" svg:d="M154 179c0-46-32-84-73-84-18 0-35 6-49 19 0-25 0-49 0-74 8 2 21 4 33 4 47 0 75-35 75-40 0-2-1-4-5-4-1 0-1 0-3 1-8 3-26 11-53 11-15 0-33-2-50-11-4-1-4-1-5-1-4 0-4 3-4 10 0 38 0 76 0 114 0 7 0 10 5 10 3 0 4-1 5-3 4-7 18-28 50-28 20 0 30 18 33 25 6 14 7 29 7 49 0 13 0 36-9 53-10 15-24 25-42 25-28 0-50-21-57-44 1 1 2 1 7 1 13 0 20-10 20-18 0-10-7-19-20-19-6 0-19 2-19 20 0 33 26 70 70 70s84-36 84-86z"><text:p/></draw:path><draw:path draw:style-name="gr3" draw:text-style-name="P9" svg:width="0.035in" svg:height="0.152in" svg:x="4.5248in" svg:y="1.3102in" svg:viewBox="0 0 90 387" svg:d="M90 194c0-30-4-77-25-121-24-48-57-73-61-73-2 0-4 2-4 4 0 1 0 3 8 9 37 39 59 99 59 181 0 66-14 134-61 182-6 5-6 6-6 7 0 2 2 4 4 4 4 0 39-26 62-76 20-43 24-86 24-117z"><text:p/></draw:path></draw:g></text:p>
        </text:list-item>
        <text:list-item>
          <text:p text:style-name="P78">המעבר בין <draw:g text:anchor-type="as-char" svg:y="-0.1134in" draw:z-index="118" draw:name="Shape121" draw:style-name="gr1"><svg:title>TexMaths</svg:title><svg:desc>11§display§(1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492in" svg:height="0.1008in" svg:x="0.0654in" svg:y="0.0126in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117" draw:name="Shape122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והמעבר בין <draw:g text:anchor-type="as-char" svg:y="-0.1134in" draw:z-index="114" draw:name="Shape123" draw:style-name="gr1"><svg:title>TexMaths</svg:title><svg:desc>11§display§(3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26in" svg:height="0.1035in" svg:x="0.0579in" svg:y="0.0126in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113" draw:name="Shape124" draw:style-name="gr1"><svg:title>TexMaths</svg:title><svg:desc>11§display§(4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69in" svg:height="0.102in" svg:x="0.0559in" svg:y="0.0106in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נכו<text:span text:style-name="T38">נים</text:span> לפי הגדרת הכלה, בעוד המעבר בין <draw:g text:anchor-type="as-char" svg:y="-0.1134in" draw:z-index="116" draw:name="Shape125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115" draw:name="Shape126" draw:style-name="gr1"><svg:title>TexMaths</svg:title><svg:desc>11§display§(3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26in" svg:height="0.1035in" svg:x="0.0579in" svg:y="0.0126in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נכון לפי הגדרת קבוצת חזקה <text:span text:style-name="T38">והמעבר בין </text:span><text:span text:style-name="T38"><draw:g text:anchor-type="as-char" svg:y="-0.1134in" draw:z-index="112" draw:name="Shape127" draw:style-name="gr1"><svg:title>TexMaths</svg:title><svg:desc>11§display§(4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69in" svg:height="0.102in" svg:x="0.0559in" svg:y="0.0106in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8"><text:s/>ל־</text:span><text:span text:style-name="T38"><draw:g text:anchor-type="as-char" svg:y="-0.1134in" draw:z-index="111" draw:name="Shape128" draw:style-name="gr1"><svg:title>TexMaths</svg:title><svg:desc>11§display§(5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35in" svg:x="0.0594in" svg:y="0.0126in" svg:viewBox="0 0 154 264" svg:d="M154 179c0-46-32-84-74-84-18 0-35 6-48 20 0-26 0-51 0-75 8 2 20 5 32 5 48 0 74-35 74-41 0-2-1-4-3-4-1 0-1 0-3 1-8 5-27 12-53 12-15 0-33-3-52-11-2-1-3-1-4-1-3 0-3 3-3 9 0 38 0 76 0 114 0 7 0 10 5 10 2 0 4-1 5-3 4-7 18-28 49-28 21 0 30 18 33 26 7 14 8 28 8 48 0 13 0 35-10 52-9 14-23 24-41 24-28 0-50-20-57-43 1 1 2 1 7 1 13 0 19-8 19-18 0-9-6-18-19-18-6 0-19 2-19 19 0 33 26 70 69 70 45 0 85-36 85-85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8"> כי בשני המקרים מתואר מה נכון עבור </text:span><text:span text:style-name="T38"><draw:g text:anchor-type="as-char" svg:y="-0.1047in" draw:z-index="110" draw:name="Shape129" draw:style-name="gr1"><svg:title>TexMaths</svg:title><svg:desc>11§display§\forall t \in x§svg§600§FALSE§</svg:desc><draw:path draw:style-name="gr2" draw:text-style-name="P8" svg:width="0.389in" svg:height="0.0953in" svg:x="0.0079in" svg:y="0.0079in" svg:viewBox="0 0 989 243" svg:d="M0 0c330 0 659 0 989 0 0 81 0 162 0 243-330 0-659 0-989 0 0-81 0-162 0-243z"><text:p/></draw:path><draw:path draw:style-name="gr3" draw:text-style-name="P9" svg:width="0.0839in" svg:height="0.1083in" svg:x="0in" svg:y="0in" svg:viewBox="0 0 214 276" svg:d="M212 14c3-4 2-4 2-6 0-4-3-8-7-8-5 0-7 4-9 9-11 29-22 56-32 85-40 0-78 0-118 0-11-29-21-56-32-85-2-6-3-9-8-9-4 0-8 4-8 8 0 1 0 1 2 6 32 84 65 169 97 253 1 6 3 9 9 9 5 0 6-5 7-9 32-84 64-169 97-253zM55 109c35 0 69 0 104 0-17 45-34 92-51 137-18-45-35-92-53-137z"><text:p/></draw:path><draw:path draw:style-name="gr3" draw:text-style-name="P9" svg:width="0.0465in" svg:height="0.0961in" svg:x="0.0878in" svg:y="0.0102in" svg:viewBox="0 0 119 245" svg:d="M70 87c13 0 25 0 37 0 7 0 12 0 12-8 0-4-5-4-11-4-11 0-23 0-34 0 14-55 16-63 16-65 0-7-5-10-12-10-1 0-11 0-15 13-5 21-10 41-15 62-12 0-24 0-36 0-8 0-12 0-12 8 0 4 3 4 11 4 11 0 23 0 34 0-27 108-30 115-30 123 0 21 16 35 36 35 39 0 61-56 61-60s-3-4-4-4c-3 0-3 1-6 5-16 41-37 50-50 50-8 0-12-4-12-18 0-8 1-12 2-18 10-38 19-75 28-113z"><text:p/></draw:path><draw:path draw:style-name="gr3" draw:text-style-name="P9" svg:width="0.0752in" svg:height="0.0874in" svg:x="0.1945in" svg:y="0.0232in" svg:viewBox="0 0 192 223" svg:d="M179 119c7 0 13 0 13-8 0-7-6-7-13-7-55 0-109 0-164 0 5-51 49-89 104-89 20 0 40 0 60 0 7 0 13 0 13-7 0-8-6-8-13-8-21 0-40 0-61 0-66 0-118 50-118 111s52 112 118 112c21 0 40 0 61 0 7 0 13 0 13-8s-6-8-13-8c-20 0-40 0-60 0-55 0-99-37-104-88 55 0 109 0 164 0z"><text:p/></draw:path><draw:path draw:style-name="gr3" draw:text-style-name="P9" svg:width="0.0752in" svg:height="0.0681in" svg:x="0.3291in" svg:y="0.0382in" svg:viewBox="0 0 192 174" svg:d="M118 54c2-10 11-45 38-45 2 0 11 0 20 4-11 2-19 12-19 21 0 7 5 15 15 15 8 0 20-8 20-24 0-19-23-25-36-25-22 0-35 21-40 30-9-26-30-30-41-30-41 0-63 50-63 60 0 4 3 2 5 4 3 0 4-1 5-4 13-41 39-51 52-51 7 0 21 3 21 25 0 12-7 39-21 93-7 22-20 39-37 39-3 0-12 0-19-5 9-2 17-11 17-20 0-11-8-14-14-14-11 0-21 11-21 22 0 18 20 25 36 25 26 0 40-27 41-29 4 14 19 29 42 29 39 0 61-48 61-58 0-5-3-5-4-5-3 0-4 3-6 5-12 41-38 50-50 50-16 0-22-13-22-25 0-9 2-16 6-34 5-18 9-35 14-53z"><text:p/></draw:path></draw:g></text:span><text:span text:style-name="T38"><text:s/>כך שאפשר להוריד את </text:span><text:span text:style-name="T39">הכמת</text:span><text:span text:style-name="T38">. קיבלנו טענה שקולה </text:span><text:span text:style-name="T38"><draw:g text:anchor-type="as-char" svg:y="-0.1134in" draw:z-index="109" draw:name="Shape130" draw:style-name="gr1"><svg:title>TexMaths</svg:title><svg:desc>11§display§(5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35in" svg:x="0.0594in" svg:y="0.0126in" svg:viewBox="0 0 154 264" svg:d="M154 179c0-46-32-84-74-84-18 0-35 6-48 20 0-26 0-51 0-75 8 2 20 5 32 5 48 0 74-35 74-41 0-2-1-4-3-4-1 0-1 0-3 1-8 5-27 12-53 12-15 0-33-3-52-11-2-1-3-1-4-1-3 0-3 3-3 9 0 38 0 76 0 114 0 7 0 10 5 10 2 0 4-1 5-3 4-7 18-28 49-28 21 0 30 18 33 26 7 14 8 28 8 48 0 13 0 35-10 52-9 14-23 24-41 24-28 0-50-20-57-43 1 1 2 1 7 1 13 0 19-8 19-18 0-9-6-18-19-18-6 0-19 2-19 19 0 33 26 70 69 70 45 0 85-36 85-85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8"><text:s/>– </text:span><text:span text:style-name="T40">מש"ל</text:span><text:span text:style-name="T41"> </text:span><text:span text:style-name="T41"><draw:g text:anchor-type="as-char" svg:y="-0.1043in" draw:z-index="108" draw:name="Shape131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P79" text:outline-level="2">8. הוכחות על הרציונלים לפי הגדרת הקבוצה</text:h>
      <text:p text:style-name="P80">הכנה:</text:p>
      <text:list text:style-name="L16">
        <text:list-item>
          <text:p text:style-name="P81">נתון + עקרון ההפרדה:</text:p>
          <text:p text:style-name="P82"><draw:g text:anchor-type="as-char" svg:y="-0.1283in" draw:z-index="95" draw:name="Shape132" draw:style-name="gr1"><svg:title>TexMaths</svg:title><svg:desc>11§display§\Q = \big\{x \in \R \mid \exists m \in \Z. \exists n \in N_+.x = \tfrac{m}{n} \big\}
\implies x \in \Q \longleftrightarrow x \in \R \land \exists m \in \Z. \exits n \in \N_+.x = \tfrac{m}{n}§svg§600§FALSE§</svg:desc><draw:path draw:style-name="gr2" draw:text-style-name="P8" svg:width="5.8185in" svg:height="0.1665in" svg:x="0.0031in" svg:y="0.0079in" svg:viewBox="0 0 14780 424" svg:d="M7391 424c-2464 0-4927 0-7391 0 0-141 0-283 0-424 4927 0 9853 0 14780 0 0 141 0 283 0 424-2463 0-4926 0-7389 0z"><text:p/></draw:path><draw:path draw:style-name="gr3" draw:text-style-name="P9" svg:width="0.1079in" svg:height="0.1335in" svg:x="0.0004in" svg:y="0.0224in" svg:viewBox="0 0 275 340" svg:d="M172 275c55-12 103-54 103-135 0-97-68-140-137-140-71 0-138 45-138 140 0 82 49 121 95 133 17 40 56 67 103 67 20 0 41-3 62-11 6-3 10-3 10-9 0-4-4-7-6-7-1 0-2 0-4 1-11 2-16 2-21 2-37 0-59-22-67-41zM84 25c-23 27-30 72-30 115 0 37 5 86 31 115-27-8-72-40-72-115 0-78 49-107 71-116zM191 24c26 10 71 41 71 116 0 79-49 107-72 115 25-27 30-72 30-115 0-38-4-86-30-115zM138 265c-63 0-70-81-70-125 0-46 8-126 70-126s69 82 69 126c0 46-8 125-69 125zM112 276c11 3 17 3 26 3 2 0 9 0 20-2 10 25 29 39 48 47 4 2 3 2 4 2 0 1-6 1-12 1-32 0-66-15-86-51z"><text:p/></draw:path><draw:path draw:style-name="gr3" draw:text-style-name="P9" svg:width="0.1008in" svg:height="0.035in" svg:x="0.1646in" svg:y="0.073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9" svg:width="0.0539in" svg:height="0.1815in" svg:x="0.3339in" svg:y="0in" svg:viewBox="0 0 138 462" svg:d="M55 170c0 27-13 41-52 57-2 1-3 2-3 4 0 3 1 5 3 6 52 18 52 39 52 61 0 37 0 72 0 107 1 10 7 24 24 36 19 13 50 21 53 21 4 0 6-2 6-5s-2-3-7-6c-11-4-42-16-47-39-1-5-2-6-2-20 0-31 0-63 0-95 0-20 0-48-63-65 63-20 63-46 63-67 0-32 0-64 0-95 0-22 0-41 53-60 2-1 1-3 3-4 0-4-2-6-6-6-2 0-57 12-70 39-7 11-7 14-7 30 0 33 0 66 0 101z"><text:p/></draw:path><draw:path draw:style-name="gr3" draw:text-style-name="P9" svg:width="0.0756in" svg:height="0.0685in" svg:x="0.4098in" svg:y="0.0618in" svg:viewBox="0 0 193 175" svg:d="M119 54c2-10 11-45 37-45 2 0 12 0 20 5-11 1-19 11-19 21 0 6 5 13 15 13 8 0 21-6 21-23 0-19-22-25-36-25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3-21-26 0-8 2-17 7-34 4-18 8-35 13-53z"><text:p/></draw:path><draw:path draw:style-name="gr3" draw:text-style-name="P9" svg:width="0.076in" svg:height="0.0874in" svg:x="0.5472in" svg:y="0.0472in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3" draw:text-style-name="P9" svg:width="0.1043in" svg:height="0.1031in" svg:x="0.6807in" svg:y="0.0256in" svg:viewBox="0 0 266 263" svg:d="M98 143c4 0 9 0 13 0 20 30 39 60 58 90 5 6 14 20 18 26 2 4 3 4 13 4 18 0 35 0 53 0 7 0 13 0 13-7 0-3-3-5-6-6-15-3-33-28-42-40-3-4-22-29-49-71 34-6 69-21 69-66 0-54-58-73-104-73-41 0-80 0-121 0-6 0-13 0-13 7 0 6 8 6 11 6 22 0 23 4 23 22 0 64 0 129 0 194 0 19-1 21-23 21-3 0-11 0-11 6 0 7 7 7 13 7 35 0 71 0 106 0 8 0 13 0 13-7 0-6-7-6-11-6-22 0-23-3-23-21 0-29 0-57 0-86zM173 124c10-14 11-35 11-51 0-19-3-39-15-55 17 3 54 15 54 55 0 24-11 44-50 51zM98 34c0-8 0-21 24-21 32 0 48 15 48 60 0 49-12 57-72 57 0-32 0-64 0-96zM45 250c3-6 3-17 3-20 0-65 0-130 0-195 0-4 0-14-3-22 14 0 30 0 44 0-5 7-5 15-5 20 0 65 0 131 0 197 0 3 0 14 3 20-14 0-28 0-42 0zM128 143c2 0 4 0 6 0 7 0 14-1 21-2 6 10 47 78 79 109-12 0-25 0-37 0-23-35-46-72-69-107z"><text:p/></draw:path><draw:path draw:style-name="gr3" draw:text-style-name="P9" svg:width="0.0055in" svg:height="0.1512in" svg:x="0.8488in" svg:y="0.0154in" svg:viewBox="0 0 15 385" svg:d="M15 14c0-6 0-14-7-14-8 0-8 8-8 14 0 119 0 238 0 357 0 8 0 14 8 14 7 0 7-6 7-14 0-119 0-238 0-357z"><text:p/></draw:path><draw:path draw:style-name="gr3" draw:text-style-name="P9" svg:width="0.0673in" svg:height="0.1043in" svg:x="0.9236in" svg:y="0.0236in" svg:viewBox="0 0 172 266" svg:d="M172 14c0-13-1-14-14-14-48 0-96 0-145 0-6 0-13 0-13 8 0 7 7 7 13 7 47 0 96 0 143 0 0 38 0 74 0 112-46 0-91 0-137 0-7 0-15 0-15 7 0 8 8 8 15 8 46 0 91 0 137 0 0 36 0 73 0 109-47 0-96 0-143 0-6 0-13 0-13 8 0 7 7 7 13 7 49 0 97 0 145 0 13 0 14-1 14-13 0-79 0-159 0-239z"><text:p/></draw:path><draw:path draw:style-name="gr3" draw:text-style-name="P9" svg:width="0.124in" svg:height="0.0685in" svg:x="1.0043in" svg:y="0.0618in" svg:viewBox="0 0 316 175" svg:d="M22 149c-1 5-3 14-3 16 0 7 5 10 11 10 5 0 12-3 14-11 1 0 5-19 8-29 3-12 5-23 8-34 3-9 5-17 7-26 1-7 4-18 4-19 7-12 27-47 64-47 17 0 21 14 21 27 0 9-3 20-6 32-4 15-7 29-10 44-4 10-6 20-9 30-1 8-5 21-5 23 0 7 6 10 11 10 13 0 15-10 18-22 6-21 20-78 23-92 1-6 22-52 64-52 17 0 21 13 21 27 0 22-17 66-24 86-4 10-5 13-5 21 0 19 13 32 31 32 36 0 51-56 51-59 0-4-4-4-5-4-3 0-3 1-5 7-6 21-19 48-40 48-6 0-9-4-9-13 0-10 4-19 7-27 8-20 23-63 23-85 0-25-15-42-44-42s-48 18-63 37c-1-4-2-17-12-27-10-8-23-10-32-10-35 0-54 25-60 34-2-22-19-34-35-34-19 0-26 15-29 22-8 14-12 36-12 37 0 5 3 5 4 5 4 0 5 0 7-9 7-27 14-46 27-46 7 0 13 3 13 17 0 9-2 13-6 33-8 30-15 60-23 90z"><text:p/></draw:path><draw:path draw:style-name="gr3" draw:text-style-name="P9" svg:width="0.076in" svg:height="0.0874in" svg:x="1.1882in" svg:y="0.0472in" svg:viewBox="0 0 194 223" svg:d="M179 120c7 0 15 0 15-8 0-7-8-7-15-7-55 0-109 0-164 0 5-52 50-90 104-90 20 0 40 0 60 0 7 0 15 0 15-7 0-8-8-8-15-8-20 0-40 0-60 0-66 0-119 51-119 112 0 62 53 111 119 111 20 0 40 0 60 0 7 0 15 0 15-7 0-8-8-8-15-8-20 0-40 0-60 0-54 0-99-36-104-88 55 0 109 0 164 0z"><text:p/></draw:path><draw:path draw:style-name="gr3" draw:text-style-name="P9" svg:width="0.0921in" svg:height="0.1031in" svg:x="1.3236in" svg:y="0.0256in" svg:viewBox="0 0 235 263" svg:d="M220 14c3-5 3-6 3-7 0-7-5-7-12-7-59 0-117 0-177 0-13 0-13 1-14 11-2 18-3 35-6 53 0 1-1 3-1 4 0 6 5 8 8 8s5-3 7-6c1-9 4-26 28-41 22-15 49-16 62-16 11 0 21 0 32 0-49 79-97 159-146 237-4 4-4 5-4 6 0 7 7 7 13 7 66 0 133 0 199 0 11 0 11 0 14-10 3-25 6-50 9-76 0-3-3-6-6-6-6 0-7 4-8 12-6 31-36 67-91 67-19 0-37 0-55 0 48-78 97-158 145-236zM33 13c7 0 14 0 21 0v1c-11 6-18 12-22 17 0-6 1-12 1-18zM165 13c13 0 26 0 40 0-49 79-98 159-147 237-13 0-25 0-38 0 48-78 97-158 145-237zM186 250c11-6 21-14 30-24-1 7-3 11-4 24-8 0-17 0-26 0z"><text:p/></draw:path><draw:path draw:style-name="gr3" draw:text-style-name="P9" svg:width="0.0157in" svg:height="0.0157in" svg:x="1.4339in" svg:y="0.1134in" svg:viewBox="0 0 41 41" svg:d="M41 21c0-11-9-21-20-21s-21 10-21 21 10 20 21 20 20-9 20-20z"><text:p/></draw:path><draw:path draw:style-name="gr3" draw:text-style-name="P9" svg:width="0.0673in" svg:height="0.1043in" svg:x="1.4717in" svg:y="0.0236in" svg:viewBox="0 0 172 266" svg:d="M172 14c0-13-2-14-14-14-48 0-96 0-145 0-6 0-13 0-13 8 0 7 7 7 13 7 47 0 96 0 143 0 0 38 0 74 0 112-46 0-91 0-137 0-7 0-14 0-14 7 0 8 7 8 14 8 46 0 91 0 137 0 0 36 0 73 0 109-47 0-96 0-143 0-6 0-13 0-13 8 0 7 7 7 13 7 49 0 97 0 145 0 12 0 14-1 14-13 0-79 0-159 0-239z"><text:p/></draw:path><draw:path draw:style-name="gr3" draw:text-style-name="P9" svg:width="0.0819in" svg:height="0.0685in" svg:x="1.552in" svg:y="0.0618in" svg:viewBox="0 0 209 175" svg:d="M23 149c-1 5-4 14-4 16 0 7 5 10 12 10 4 0 11-3 14-11 2-10 4-19 7-29 3-12 5-23 8-34 3-9 5-17 7-26 1-7 4-18 6-19 5-12 26-47 62-47 18 0 21 14 21 27 0 23-19 73-25 89-3 9-3 15-3 18 0 19 13 32 30 32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3" draw:text-style-name="P9" svg:width="0.076in" svg:height="0.0874in" svg:x="1.6937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28in" svg:height="0.1028in" svg:x="1.8311in" svg:y="0.026in" svg:viewBox="0 0 326 262" svg:d="M277 41c4-16 11-28 42-29 2 0 7-1 7-8 0-1 0-4-6-4-12 0-26 1-38 1-14 0-28-1-40-1-2 0-7 0-7 8 0 4 4 4 7 4 22 0 26 8 26 17 0 1-1 6-1 7-14 58-29 115-44 173-28-68-56-135-84-202-4-7-4-7-14-7-17 0-34 0-51 0-8 0-11 0-11 8 0 4 3 4 11 4 2 0 26 0 26 3-18 69-34 138-52 207-4 16-11 27-41 29-3 0-7 0-7 8 0 2 2 3 4 3 14 0 27-1 40-1s26 1 40 1c2 0 6 0 6-8 0-3-3-3-8-3-22-1-25-9-25-17 0-2 0-4 1-8 18-69 34-137 52-204 1 2 1 3 3 7 32 76 64 152 96 226 3 7 4 7 8 7s4-1 6-8c18-70 37-142 54-213z"><text:p/></draw:path><draw:path draw:style-name="gr3" draw:text-style-name="P9" svg:width="0.078in" svg:height="0.078in" svg:x="1.9547in" svg:y="0.0866in" svg:viewBox="0 0 199 199" svg:d="M106 106c27 0 56 0 83 0 3 0 10 0 10-6 0-8-7-8-10-8-27 0-56 0-83 0 0-27 0-55 0-82 0-3 0-10-6-10-8 0-8 7-8 10 0 27 0 55 0 82-27 0-55 0-82 0-3 0-10 0-10 7s5 7 10 7c27 0 55 0 82 0 0 27 0 55 0 83 0 4 0 10 7 10s7-6 7-10c0-28 0-56 0-83z"><text:p/></draw:path><draw:path draw:style-name="gr3" draw:text-style-name="P9" svg:width="0.0157in" svg:height="0.0157in" svg:x="2.0614in" svg:y="0.1134in" svg:viewBox="0 0 41 41" svg:d="M41 21c0-11-9-21-20-21s-21 10-21 21 10 20 21 20 20-9 20-20z"><text:p/></draw:path><draw:path draw:style-name="gr3" draw:text-style-name="P9" svg:width="0.0752in" svg:height="0.0685in" svg:x="2.0953in" svg:y="0.0618in" svg:viewBox="0 0 192 175" svg:d="M118 54c2-10 11-45 38-45 1 0 11 0 19 5-11 1-19 11-19 21 0 6 5 13 16 13 7 0 20-6 20-23 0-19-23-25-36-25-22 0-36 21-41 30-9-26-30-30-41-30-40 0-62 51-62 59 0 5 3 5 5 5 3 0 4-1 4-5 13-40 40-50 52-50 7 0 20 3 20 26 0 11-6 38-20 92-6 24-19 40-37 40-2 0-11 0-18-5 8-2 17-10 17-21 0-10-9-13-14-13-12 0-21 10-21 22 0 17 19 25 36 25 26 0 40-26 41-29 4 15 18 29 42 29 39 0 61-50 61-59 0-4-3-4-4-4-4 0-4 1-5 5-14 40-39 50-52 50-14 0-21-13-21-26 0-8 2-17 7-34 4-18 8-35 13-53z"><text:p/></draw:path><draw:path draw:style-name="gr3" draw:text-style-name="P9" svg:width="0.1004in" svg:height="0.035in" svg:x="2.2287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969in" svg:height="0.0476in" svg:x="2.4039in" svg:y="0.0224in" svg:viewBox="0 0 247 122" svg:d="M105 97c-2 5-5 15-5 16 0 6 6 9 10 9s8-4 10-6c2-4 4-11 5-17 1-5 5-18 6-24 2-6 3-12 4-18 4-12 4-13 9-21 9-13 22-28 43-28 15 0 17 12 17 18 0 17-13 47-17 58-2 7-3 10-3 15 0 14 12 23 25 23 28 0 38-37 38-42 0-3-2-2-3-3-4 0-4 1-5 4-7 22-18 33-29 33-5 0-6-4-6-9 0-6 1-10 5-22 3-8 14-37 14-52 0-5 0-16-10-23-4-5-12-8-25-8-24 0-38 15-47 28-2-24-22-28-35-28-23 0-38 13-47 24-1-18-17-24-28-24-12 0-18 9-21 14-7 10-10 26-10 28 0 3 3 3 4 3 4 0 5-1 6-9 4-15 10-28 20-28 7 0 9 5 9 13 0 5-3 14-5 22-2 7-4 19-5 24-4 12-6 23-9 35-1 4-2 10-2 11 0 6 4 9 8 9 5 0 9-4 11-6 3-4 4-11 5-17 1-5 4-18 5-24 2-6 4-12 6-18 2-12 3-13 11-25 7-10 20-24 41-24 15 0 15 13 15 18 0 7 0 10-4 26-4 15-8 29-11 45z"><text:p/></draw:path><draw:path draw:style-name="gr3" draw:text-style-name="P9" svg:width="0.1075in" svg:height="0.0055in" svg:x="2.3988in" svg:y="0.0882in" svg:viewBox="0 0 274 15" svg:d="M137 15c-46 0-91 0-137 0 0-5 0-9 0-15 91 0 183 0 274 0 0 6 0 10 0 15-45 0-91 0-137 0z"><text:p/></draw:path><draw:path draw:style-name="gr3" draw:text-style-name="P9" svg:width="0.065in" svg:height="0.0476in" svg:x="2.4201in" svg:y="0.1343in" svg:viewBox="0 0 166 122" svg:d="M21 102c-1 4-3 10-3 11 0 6 5 9 10 9 4 0 7-4 9-6 3-4 5-11 6-17 1-4 4-18 5-24 3-6 4-12 5-18 3-11 4-13 12-24s20-25 41-25c15 0 15 13 15 18 0 17-11 47-15 58-4 7-5 11-5 15 0 14 12 23 26 23 27 0 39-37 39-42 0-3-3-3-4-3-5 0-5 2-6 4-5 22-17 33-28 33-6 0-7-4-7-9 0-6 1-10 7-22 3-8 14-37 14-52 0-27-21-31-35-31-23 0-39 14-46 24-3-18-18-24-29-24-12 0-18 9-22 14-6 10-10 26-10 28 0 3 4 3 5 3 4 0 4-1 6-9 4-15 9-28 20-28 6 0 9 5 9 13 0 5-3 14-5 22-2 7-4 19-5 24-4 12-6 23-9 35z"><text:p/></draw:path><draw:path draw:style-name="gr3" draw:text-style-name="P9" svg:width="0.0539in" svg:height="0.1815in" svg:x="2.5421in" svg:y="0in" svg:viewBox="0 0 138 462" svg:d="M82 293c0-13 1-38 50-55 6-2 6-2 6-7-2-2 0-3-3-4-52-20-53-41-53-63 0-36 0-72 0-107 0-21-17-33-24-37-16-11-48-20-52-20-5 0-6 2-6 6 0 3 2 4 6 4 50 20 50 38 50 60 0 31 0 63 0 95 0 21 0 47 63 66-63 20-63 43-63 66 0 32 0 64 0 95 0 21 0 41-49 59-5 3-7 3-7 6s1 5 6 5c23-12 51-10 69-35 8-11 7-20 7-34 0-33 0-66 0-100z"><text:p/></draw:path><draw:path draw:style-name="gr3" draw:text-style-name="P9" svg:width="0.1004in" svg:height="0.035in" svg:x="2.7071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346in" svg:height="0.0831in" svg:x="2.8in" svg:y="0.0492in" svg:viewBox="0 0 343 212" svg:d="M260 77c16 13 35 23 48 30-14 5-33 15-48 30-82 0-164 0-246 0-6 0-14 0-14 7 0 8 7 8 13 8 76 0 153 0 229 0-19 18-39 52-39 56s5 4 8 4c2 0 6 0 7-3 9-14 18-35 44-57 27-23 53-34 72-40 7-2 6-2 8-3 1-1 1-2 1-2 0-1 0-2 0-2 0-2-1-2-1-2-1 0-1-1-9-3-53-15-91-50-112-91-4-8-5-9-10-9-3 0-8 0-8 4 0 6 20 39 39 58-76 0-153 0-229 0-6 0-13 0-13 7 0 8 8 8 14 8 82 0 164 0 246 0z"><text:p/></draw:path><draw:path draw:style-name="gr3" draw:text-style-name="P9" svg:width="0.0752in" svg:height="0.0685in" svg:x="3.0323in" svg:y="0.0618in" svg:viewBox="0 0 192 175" svg:d="M118 54c2-10 11-45 38-45 1 0 11 0 19 5-11 1-19 11-19 21 0 6 5 13 16 13 7 0 20-6 20-23 0-19-23-25-36-25-23 0-36 21-41 30-9-26-30-30-41-30-41 0-63 51-63 59 0 5 4 5 6 5s4-1 4-5c13-40 38-50 52-50 7 0 20 3 20 26 0 11-6 38-20 92-6 24-20 40-37 40-2 0-11 0-19-5 9-2 18-10 18-21 0-10-9-13-14-13-12 0-21 10-21 22 0 17 19 25 36 25 26 0 39-26 40-29 5 15 19 29 42 29 40 0 62-50 62-59 0-4-4-4-5-4-3 0-3 1-5 5-13 40-39 50-51 50-16 0-21-13-21-26 0-8 2-17 7-34 4-18 8-35 13-53z"><text:p/></draw:path><draw:path draw:style-name="gr3" draw:text-style-name="P9" svg:width="0.076in" svg:height="0.0874in" svg:x="3.1697in" svg:y="0.0472in" svg:viewBox="0 0 194 223" svg:d="M179 120c7 0 15 0 15-8 0-7-8-7-15-7-55 0-109 0-164 0 6-52 50-90 105-90 20 0 39 0 59 0 7 0 15 0 15-7 0-8-8-8-15-8-20 0-40 0-60 0-66 0-119 51-119 112 0 62 53 111 119 111 20 0 40 0 60 0 7 0 15 0 15-7 0-8-8-8-15-8-20 0-39 0-59 0-55 0-99-36-105-88 55 0 109 0 164 0z"><text:p/></draw:path><draw:path draw:style-name="gr3" draw:text-style-name="P9" svg:width="0.1083in" svg:height="0.1335in" svg:x="3.3055in" svg:y="0.0224in" svg:viewBox="0 0 276 340" svg:d="M173 275c54-12 103-54 103-135 0-97-69-140-139-140s-137 45-137 140c0 82 49 121 96 133 17 40 55 67 103 67 20 0 41-3 61-11 6-3 11-3 11-9 0-4-4-7-7-7-1 0-1 0-4 1-10 2-15 2-21 2-36 0-58-22-66-41zM85 25c-23 27-30 72-30 115 0 37 4 86 30 115-27-8-71-40-71-115 0-78 48-107 71-116zM191 24c27 10 71 41 71 116 0 79-48 107-71 115 23-27 30-72 30-115 0-38-4-86-30-115zM137 265c-61 0-69-81-69-125 0-46 8-126 69-126 63 0 71 82 71 126 0 46-8 125-71 125zM112 276c11 3 17 3 25 3 3 0 11 0 21-2 11 25 29 39 49 47 4 2 3 2 4 2 0 1-6 1-12 1-33 0-66-15-87-51z"><text:p/></draw:path><draw:path draw:style-name="gr3" draw:text-style-name="P9" svg:width="0.1346in" svg:height="0.0787in" svg:x="3.4697in" svg:y="0.052in" svg:viewBox="0 0 343 201" svg:d="M330 109c7 0 13 0 13-8 0-7-6-7-13-7-96 0-191 0-287 0 21-17 31-32 34-38 18-26 21-50 21-52 0-4-5-4-8-4-6 0-6 1-9 8-8 38-32 70-74 88-5 2-7 2-7 5 0 2 2 4 7 5 39 16 66 47 75 90 2 4 2 5 8 5 3 0 8 0 8-4 0-1-3-25-20-51-8-12-19-25-35-37 96 0 191 0 287 0z"><text:p/></draw:path><draw:path draw:style-name="gr3" draw:text-style-name="P9" svg:width="0.1346in" svg:height="0.0787in" svg:x="3.5969in" svg:y="0.052in" svg:viewBox="0 0 343 201" svg:d="M301 109c-22 15-32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3" draw:text-style-name="P9" svg:width="0.0752in" svg:height="0.0685in" svg:x="3.7874in" svg:y="0.0618in" svg:viewBox="0 0 192 175" svg:d="M118 54c2-10 11-45 38-45 2 0 11 0 19 5-10 1-19 11-19 21 0 6 5 13 16 13 8 0 20-6 20-23 0-19-23-25-36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6 5-12 40-38 50-51 50-14 0-21-13-21-26 0-8 2-17 6-34 5-18 9-35 14-53z"><text:p/></draw:path><draw:path draw:style-name="gr3" draw:text-style-name="P9" svg:width="0.076in" svg:height="0.0874in" svg:x="3.9244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39in" svg:height="0.1031in" svg:x="4.0583in" svg:y="0.0256in" svg:viewBox="0 0 265 263" svg:d="M97 143c4 0 10 0 14 0 20 30 39 60 58 90 4 6 14 20 17 26 3 4 4 4 13 4 18 0 35 0 53 0 8 0 13 0 13-7 0-3-2-5-5-6-15-3-33-28-43-40-3-4-22-29-48-71 34-6 67-21 67-66 0-54-57-73-102-73-40 0-80 0-121 0-8 0-13 0-13 7 0 6 7 6 10 6 22 0 24 4 24 22 0 64 0 129 0 194 0 19-2 21-24 21-3 0-10 0-10 6 0 7 5 7 13 7 35 0 71 0 106 0 6 0 12 0 12-7 0-6-7-6-10-6-22 0-24-3-24-21 0-29 0-57 0-86zM172 124c11-14 12-35 12-51 0-19-3-39-15-55 16 3 54 15 54 55 0 24-12 44-51 51zM97 34c0-8 0-21 24-21 33 0 49 15 49 60 0 49-12 57-73 57 0-32 0-64 0-96zM44 250c3-6 3-17 3-20 0-65 0-130 0-195 0-4 0-14-3-22 14 0 30 0 44 0-4 7-4 15-4 20 0 65 0 131 0 197 0 3 0 14 3 20-14 0-29 0-43 0zM127 143c3 0 4 0 7 0 6 0 14-1 20-2 5 10 47 78 80 109-12 0-25 0-37 0-23-35-47-72-70-107z"><text:p/></draw:path><draw:path draw:style-name="gr3" draw:text-style-name="P9" svg:width="0.0846in" svg:height="0.0937in" svg:x="4.2079in" svg:y="0.039in" svg:viewBox="0 0 216 239" svg:d="M117 8c-4-7-6-8-9-8-6 0-7 2-9 8-32 71-64 143-96 215-2 6-3 6-3 8 0 5 3 8 8 8 3 0 6-1 9-8 30-68 60-136 91-205 31 69 60 137 91 205 3 8 7 8 9 8 3 0 8-3 8-8 0-1 0-1-3-6-32-73-64-145-96-217z"><text:p/></draw:path><draw:path draw:style-name="gr3" draw:text-style-name="P9" svg:width="0.0673in" svg:height="0.1043in" svg:x="4.3433in" svg:y="0.0236in" svg:viewBox="0 0 172 266" svg:d="M172 14c0-13-1-14-14-14-48 0-96 0-145 0-6 0-13 0-13 8 0 7 7 7 13 7 47 0 96 0 143 0 0 38 0 74 0 112-46 0-91 0-137 0-7 0-14 0-14 7 0 8 7 8 14 8 46 0 91 0 137 0 0 36 0 73 0 109-47 0-96 0-143 0-6 0-13 0-13 8 0 7 7 7 13 7 49 0 97 0 145 0 13 0 14-1 14-13 0-79 0-159 0-239z"><text:p/></draw:path><draw:path draw:style-name="gr3" draw:text-style-name="P9" svg:width="0.1244in" svg:height="0.0685in" svg:x="4.424in" svg:y="0.0618in" svg:viewBox="0 0 317 175" svg:d="M22 149c-1 5-3 14-3 16 0 7 5 10 11 10 5 0 12-3 15-11 2-10 4-19 7-29 3-12 5-23 9-34 2-9 4-17 6-26 1-7 4-18 4-19 7-12 27-47 64-47 18 0 21 14 21 27 0 9-3 20-6 32-4 15-7 29-10 44-2 10-6 20-8 30-2 8-5 21-5 23 0 7 5 10 10 10 13 0 15-10 18-22 6-21 20-78 23-92 1-6 22-52 64-52 17 0 21 13 21 27 0 22-17 66-24 86-4 10-5 13-5 21 0 19 14 32 32 32 37 0 51-56 51-59 0-4-5-4-6-4-3 0-3 1-5 7-6 21-18 48-40 48-6 0-9-4-9-13 0-10 4-19 7-27 8-20 24-63 24-85 0-25-16-42-45-42s-48 18-63 37c0-4-2-17-12-27-10-8-22-10-32-10-35 0-54 25-60 34-2-22-19-34-35-34-19 0-26 15-29 22-8 14-12 36-12 37 0 5 3 5 4 5 4 0 5 0 7-9 7-27 14-46 29-46 5 0 11 3 11 17 0 9-2 13-6 33-8 30-15 60-23 90z"><text:p/></draw:path><draw:path draw:style-name="gr3" draw:text-style-name="P9" svg:width="0.076in" svg:height="0.0874in" svg:x="4.6079in" svg:y="0.0472in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3" draw:text-style-name="P9" svg:width="0.0921in" svg:height="0.1031in" svg:x="4.7429in" svg:y="0.0256in" svg:viewBox="0 0 235 263" svg:d="M220 14c3-5 3-6 3-7 0-7-5-7-12-7-59 0-118 0-177 0-13 0-13 1-14 11-2 18-3 35-6 53 0 1-1 3-1 4 0 6 5 8 8 8s5-3 7-6c1-9 4-26 28-41 22-15 48-16 62-16 11 0 21 0 32 0-49 79-97 159-146 237-4 4-4 5-4 6 0 7 7 7 13 7 66 0 133 0 199 0 11 0 11 0 14-10 3-25 6-50 9-76 0-3-3-6-6-6-6 0-7 4-8 12-6 31-36 67-91 67-19 0-37 0-55 0 48-78 97-158 145-236zM33 13c7 0 14 0 21 0v1c-11 6-18 12-22 17 0-6 1-12 1-18zM165 13c13 0 26 0 40 0-49 79-97 159-146 237-13 0-26 0-39 0 48-78 97-158 145-237zM186 250c11-6 21-14 30-24-2 7-3 11-4 24-8 0-17 0-26 0z"><text:p/></draw:path><draw:path draw:style-name="gr3" draw:text-style-name="P9" svg:width="0.0157in" svg:height="0.0157in" svg:x="4.8535in" svg:y="0.1134in" svg:viewBox="0 0 41 41" svg:d="M41 21c0-11-9-21-20-21s-21 10-21 21 10 20 21 20 20-9 20-20z"><text:p/></draw:path><draw:path draw:style-name="gr3" draw:text-style-name="P9" svg:width="0.0819in" svg:height="0.0685in" svg:x="4.8874in" svg:y="0.0618in" svg:viewBox="0 0 209 175" svg:d="M22 149c-1 5-3 14-3 16 0 7 5 10 12 10 4 0 11-3 14-11 2-10 5-19 7-29 3-12 5-23 9-34 2-9 4-17 6-26 1-7 4-18 4-19 7-12 27-47 64-47 18 0 21 14 21 27 0 23-18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2 13-6 33-8 30-15 60-23 90z"><text:p/></draw:path><draw:path draw:style-name="gr3" draw:text-style-name="P9" svg:width="0.076in" svg:height="0.0874in" svg:x="5.0287in" svg:y="0.0472in" svg:viewBox="0 0 194 223" svg:d="M180 120c7 0 14 0 14-8 0-7-7-7-14-7-55 0-108 0-163 0 4-52 48-90 103-90 20 0 41 0 60 0 7 0 14 0 14-7 0-8-7-8-14-8-21 0-40 0-61 0-66 0-119 51-119 112 0 62 53 111 119 111 21 0 40 0 61 0 7 0 14 0 14-7 0-8-7-8-14-8-19 0-40 0-60 0-55 0-99-36-103-88 55 0 108 0 163 0z"><text:p/></draw:path><draw:path draw:style-name="gr3" draw:text-style-name="P9" svg:width="0.1028in" svg:height="0.1063in" svg:x="5.1638in" svg:y="0.0256in" svg:viewBox="0 0 262 271" svg:d="M33 35c0 63 0 126 0 188 0 20-2 27-22 27-4 0-11 0-11 6 0 7 6 7 13 7 20 0 40 0 60 0 7 0 13 0 13-7 0-6-7-6-12-6-21 0-24-8-24-28 0-59 0-119 0-177 56 74 111 148 167 220 3 5 5 6 7 6 7 0 7-7 7-13 0-72 0-145 0-217 0-21 3-27 22-28 2 0 9 0 9-6 0-7-7-7-13-7-19 0-38 0-56 0-7 0-14 0-14 7 0 6 7 6 11 6 22 1 26 9 26 29 0 41 0 80 0 121-40-53-78-105-118-157-3-6-4-6-13-6-22 0-45 0-67 0-8 0-14 0-14 7 0 6 6 6 8 6 11 1 19 8 22 12-1 4-1 5-1 10zM218 244c-56-73-112-147-168-221-4-4-4-5-8-10 15 0 31 0 46 0 43 59 87 117 130 176 0 18 0 37 0 55z"><text:p/></draw:path><draw:path draw:style-name="gr3" draw:text-style-name="P9" svg:width="0.078in" svg:height="0.078in" svg:x="5.2776in" svg:y="0.0866in" svg:viewBox="0 0 199 199" svg:d="M107 106c27 0 55 0 82 0 4 0 10 0 10-6 0-8-6-8-10-8-27 0-55 0-82 0 0-27 0-55 0-82 0-3 0-10-7-10-6 0-6 7-6 10 0 27 0 55 0 82-28 0-57 0-84 0-3 0-10 0-10 7s7 7 10 7c27 0 56 0 84 0 0 27 0 55 0 83 0 4 0 10 6 10 7 0 7-6 7-10 0-28 0-56 0-83z"><text:p/></draw:path><draw:path draw:style-name="gr3" draw:text-style-name="P9" svg:width="0.0161in" svg:height="0.0157in" svg:x="5.3839in" svg:y="0.1134in" svg:viewBox="0 0 42 41" svg:d="M42 21c0-11-10-21-21-21s-21 10-21 21 10 20 21 20 21-9 21-20z"><text:p/></draw:path><draw:path draw:style-name="gr3" draw:text-style-name="P9" svg:width="0.0752in" svg:height="0.0685in" svg:x="5.4177in" svg:y="0.0618in" svg:viewBox="0 0 192 175" svg:d="M118 54c2-10 11-45 38-45 2 0 11 0 20 5-11 1-19 11-19 21 0 6 5 13 15 13 8 0 20-6 20-23 0-19-23-25-36-25-22 0-35 21-41 30-8-26-29-30-41-30-40 0-62 51-62 59 0 5 3 5 5 5 3 0 4-1 5-5 13-40 38-50 52-50 6 0 21 3 21 26 0 11-7 38-21 92-7 24-20 40-38 40-2 0-11 0-18-5 10-2 17-10 17-21 0-10-8-13-14-13-11 0-21 10-21 22 0 17 20 25 36 25 26 0 40-26 41-29 4 15 19 29 42 29 39 0 61-50 61-59 0-4-3-4-4-4-3 0-4 1-6 5-12 40-38 50-50 50-16 0-22-13-22-26 0-8 2-17 6-34 5-18 9-35 14-53z"><text:p/></draw:path><draw:path draw:style-name="gr3" draw:text-style-name="P9" svg:width="0.1008in" svg:height="0.035in" svg:x="5.5512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976in" svg:height="0.0476in" svg:x="5.7264in" svg:y="0.0224in" svg:viewBox="0 0 249 122" svg:d="M105 97c-2 5-4 15-4 16 0 6 5 9 9 9 6 0 9-4 11-6 1-4 3-11 4-17 1-5 5-18 7-24 1-6 2-12 4-18 3-12 3-13 8-21 9-13 22-28 44-28 14 0 16 12 16 18 0 17-11 47-16 58-3 7-4 10-4 15 0 14 12 23 25 23 28 0 40-37 40-42 0-3-4-3-5-3-4 0-4 1-5 4-6 22-18 33-29 33-5 0-6-4-6-9 0-6 1-10 6-22 3-8 14-37 14-52 0-5 0-16-10-23-5-5-13-8-25-8-24 0-39 15-48 28-2-24-21-28-35-28-22 0-38 13-45 24-3-18-19-24-30-24s-18 9-21 14c-7 10-10 26-10 28 0 3 3 3 4 3 5 0 5-1 7-9 3-15 9-28 20-28 6 0 9 5 9 13 0 5-4 14-5 22-2 7-4 19-6 24-4 12-6 23-9 35-1 4-2 10-2 11 0 6 4 9 8 9 6 0 10-4 11-6 1-4 4-11 5-17 2-5 4-18 6-24s4-12 5-18c3-12 3-13 11-25 8-10 21-24 41-24 15 0 16 13 16 18 0 7-1 10-5 26-4 15-8 29-11 45z"><text:p/></draw:path><draw:path draw:style-name="gr3" draw:text-style-name="P9" svg:width="0.1079in" svg:height="0.0055in" svg:x="5.7213in" svg:y="0.0882in" svg:viewBox="0 0 275 15" svg:d="M137 15c-46 0-91 0-137 0 0-5 0-9 0-15 91 0 184 0 275 0 0 6 0 10 0 15-46 0-91 0-138 0z"><text:p/></draw:path><draw:path draw:style-name="gr3" draw:text-style-name="P9" svg:width="0.0646in" svg:height="0.0476in" svg:x="5.7429in" svg:y="0.1343in" svg:viewBox="0 0 165 122" svg:d="M20 102c-1 4-2 10-2 11 0 6 4 9 8 9 6 0 9-4 11-6 3-4 4-11 5-17 1-4 4-18 6-24s4-12 5-18c2-11 3-13 11-24s21-25 41-25c15 0 15 13 15 18 0 17-11 47-15 58-4 7-5 11-5 15 0 14 12 23 27 23 26 0 38-37 38-42 0-3-3-3-4-3-4 0-5 2-6 4-5 22-17 33-28 33-6 0-7-4-7-9 0-6 1-10 7-22 3-8 14-37 14-52 0-27-21-31-35-31-22 0-38 14-47 24-1-18-17-24-28-24-12 0-18 9-21 14-7 10-10 26-10 28 0 3 3 3 4 3 4 0 5-1 6-9 4-15 10-28 20-28 7 0 9 5 9 13 0 5-3 14-4 22-2 7-5 19-6 24-4 12-6 23-9 35z"><text:p/></draw:path></draw:g></text:p>
        </text:list-item>
        <text:list-item>
          <text:p text:style-name="P83"><text:span text:style-name="T42">למטרות ההוכחה, </text:span>נכנה טענה זו "הגדרת הרציונלים". </text:p>
        </text:list-item>
      </text:list>
      <text:h text:style-name="P84" text:outline-level="3"><text:soft-page-break/>סעיף א’</text:h>
      <text:h text:style-name="P85" text:outline-level="4"><text:span text:style-name="T43">חלק ראשון – </text:span>חיבור רציונלים</text:h>
      <text:list text:style-name="L17">
        <text:list-item>
          <text:p text:style-name="P86">צ.ל.:</text:p>
          <text:p text:style-name="P87"><draw:g text:anchor-type="as-char" svg:y="-0.1063in" draw:z-index="107" draw:name="Shape133" draw:style-name="gr1"><svg:title>TexMaths</svg:title><svg:desc>11§display§\forall q_1, q_2 \in \Q. q_1 + q_2 \in \Q§svg§600§FALSE§</svg:desc><draw:path draw:style-name="gr2" draw:text-style-name="P8" svg:width="1.5126in" svg:height="0.1201in" svg:x="0.0083in" svg:y="0.0075in" svg:viewBox="0 0 3843 306" svg:d="M1923 306c-642 0-1282 0-1923 0 0-102 0-204 0-306 1281 0 2562 0 3843 0 0 102 0 204 0 306-640 0-1280 0-1920 0z"><text:p/></draw:path><draw:path draw:style-name="gr3" draw:text-style-name="P9" svg:width="0.0846in" svg:height="0.1079in" svg:x="0.0004in" svg:y="0.0024in" svg:viewBox="0 0 216 275" svg:d="M213 14c3-4 3-5 3-6 0-5-4-8-8-8-6 0-8 4-10 9-11 28-21 56-32 85-38 0-78 0-117 0-11-29-22-57-33-85-1-6-3-9-8-9-4 0-8 3-8 8 1 2 0 1 2 6 32 84 65 168 97 251 2 6 3 10 9 10 5 0 6-4 9-9 31-83 64-168 96-252zM55 109c35 0 70 0 106 0-18 45-36 91-53 137-18-46-35-92-53-137z"><text:p/></draw:path><draw:path draw:style-name="gr3" draw:text-style-name="P9" svg:width="0.0618in" svg:height="0.0957in" svg:x="0.0913in" svg:y="0.0406in" svg:viewBox="0 0 158 244" svg:d="M158 4c0-2-1-4-3-4-4 0-20 15-26 28-9-21-25-28-37-28-45 0-92 57-92 113 0 38 22 62 51 62 16 0 31-10 45-23-4 13-16 64-17 67-3 11-6 13-28 13-5 0-9 0-9 8 2 2 0 4 5 4 12 0 26-1 39-1s26 1 39 1c3 0 7 0 7-7 0-5-3-5-10-5-19 0-19-3-19-6 0-2 1-5 3-8 17-70 35-142 52-214zM52 166c-23 0-26-29-26-36 0-19 12-61 19-77 12-29 32-44 47-44 26 0 31 31 31 34 0 2-21 86-22 88-6 11-27 35-49 35z"><text:p/></draw:path><draw:path draw:style-name="gr3" draw:text-style-name="P9" svg:width="0.0386in" svg:height="0.0697in" svg:x="0.1646in" svg:y="0.0598in" svg:viewBox="0 0 99 178" svg:d="M62 7c0-7-2-7-9-7-17 17-42 17-53 17 0 3 0 6 0 9 7 0 24 0 40-7 0 45 0 91 0 137 0 9 0 14-28 14-3 0-7 0-10 0 0 2 0 5 0 8 5 0 39-1 49-1 7 0 41 1 48 1 0-3 0-6 0-8-3 0-8 0-11 0-26 0-26-5-26-14 0-50 0-100 0-149z"><text:p/></draw:path><draw:path draw:style-name="gr3" draw:text-style-name="P9" svg:width="0.0173in" svg:height="0.0449in" svg:x="0.2343in" svg:y="0.0909in" svg:viewBox="0 0 45 115" svg:d="M45 40c0-26-10-40-24-40-13 0-21 9-21 20s8 21 21 21c4 0 10-2 13-6 1 0 1-1 2-1 0 2 1 1 1 6 0 28-14 51-26 65-4 4-4 5-4 6 0 2 2 4 3 4 4 0 35-30 35-75z"><text:p/></draw:path><draw:path draw:style-name="gr3" draw:text-style-name="P9" svg:width="0.0622in" svg:height="0.0957in" svg:x="0.2949in" svg:y="0.0406in" svg:viewBox="0 0 159 244" svg:d="M159 4c0-2-1-4-4-4s-19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3" draw:text-style-name="P9" svg:width="0.0469in" svg:height="0.0697in" svg:x="0.3634in" svg:y="0.0598in" svg:viewBox="0 0 120 178" svg:d="M120 130c-3 0-6 0-9 0-1 5-3 22-8 24-2 2-22 2-26 2-17 0-33 0-50 0 29-25 38-33 54-46 20-15 39-32 39-58 0-32-29-52-63-52s-57 23-57 47c0 15 12 16 15 16 6 0 15-5 15-15 0-4-3-14-17-14 9-19 27-25 40-25 27 0 40 22 40 43 0 24-16 43-25 52-22 20-43 42-65 64-3 3-3 4-3 10 37 0 75 0 112 0 2-16 6-33 8-48z"><text:p/></draw:path><draw:path draw:style-name="gr3" draw:text-style-name="P9" svg:width="0.076in" svg:height="0.087in" svg:x="0.4799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0.6161in" svg:y="0.0004in" svg:viewBox="0 0 275 340" svg:d="M172 274c55-11 103-54 103-134 0-97-68-140-138-140-71 0-137 44-137 140 0 81 49 120 95 132 17 40 56 68 103 68 20 0 41-4 60-12 8-2 11-4 11-9 0-4-3-6-6-6-1 0-1 0-3 0-11 3-16 3-21 3-37 0-59-22-67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3" draw:text-style-name="P9" svg:width="0.0157in" svg:height="0.0157in" svg:x="0.7425in" svg:y="0.0909in" svg:viewBox="0 0 41 41" svg:d="M41 20c0-11-10-20-21-20s-20 9-20 20 9 21 20 21 21-10 21-21z"><text:p/></draw:path><draw:path draw:style-name="gr3" draw:text-style-name="P9" svg:width="0.0622in" svg:height="0.0957in" svg:x="0.7772in" svg:y="0.0406in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3" draw:text-style-name="P9" svg:width="0.0382in" svg:height="0.0697in" svg:x="0.8508in" svg:y="0.0598in" svg:viewBox="0 0 98 178" svg:d="M60 7c0-7 0-7-7-7-18 17-42 17-53 17 0 3 0 6 0 9 7 0 24 0 38-7 0 45 0 91 0 137 0 9 0 14-26 14-3 0-8 0-11 0 0 2 0 5 0 8 6 0 39-1 48-1s43 1 49 1c0-3 0-6 0-8-3 0-7 0-10 0-28 0-28-5-28-14 0-50 0-100 0-149z"><text:p/></draw:path><draw:path draw:style-name="gr3" draw:text-style-name="P9" svg:width="0.1008in" svg:height="0.1in" svg:x="0.9496in" svg:y="0.0189in" svg:viewBox="0 0 257 255" svg:d="M136 135c37 0 72 0 108 0 6 0 13 0 13-7 0-8-7-8-13-8-36 0-71 0-108 0 0-36 0-72 0-108 0-5 0-12-7-12-8 0-8 7-8 12 0 36 0 72 0 108-36 0-72 0-108 0-5 0-13 0-13 8 0 7 8 7 13 7 36 0 72 0 108 0 0 36 0 72 0 107 0 6 0 13 8 13 7 0 7-7 7-13 0-35 0-71 0-107z"><text:p/></draw:path><draw:path draw:style-name="gr3" draw:text-style-name="P9" svg:width="0.0622in" svg:height="0.0957in" svg:x="1.0996in" svg:y="0.0406in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2 166c-23 0-25-29-25-36 0-19 11-61 18-77 12-29 32-44 48-44 26 0 31 31 31 34 0 2-22 86-23 88-5 11-27 35-49 35z"><text:p/></draw:path><draw:path draw:style-name="gr3" draw:text-style-name="P9" svg:width="0.0469in" svg:height="0.0697in" svg:x="1.1681in" svg:y="0.0598in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3" draw:text-style-name="P9" svg:width="0.076in" svg:height="0.087in" svg:x="1.2846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1.4209in" svg:y="0.0004in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1 276c11 1 25 1 26 1 2 0 10 0 21-1 10 26 29 40 48 48 4 1 4 1 4 2-4 0-7 0-12 0-33 0-66-15-87-50z"><text:p/></draw:path></draw:g></text:p>
        </text:list-item>
        <text:list-item>
          <text:p text:style-name="P88"><text:span text:style-name="T44">יהי </text:span><text:span text:style-name="T44"><draw:g text:anchor-type="as-char" svg:y="-0.0661in" draw:z-index="106" draw:name="Shape134" draw:style-name="gr1"><svg:title>TexMaths</svg:title><svg:desc>11§display§q_1, q_2§svg§600§FALSE§</svg:desc><draw:path draw:style-name="gr2" draw:text-style-name="P8" svg:width="0.3091in" svg:height="0.0799in" svg:x="0.0024in" svg:y="0.0071in" svg:viewBox="0 0 786 204" svg:d="M394 204c-132 0-263 0-394 0 0-68 0-136 0-204 262 0 524 0 786 0 0 68 0 136 0 204-131 0-262 0-392 0z"><text:p/></draw:path><draw:path draw:style-name="gr3" draw:text-style-name="P9" svg:width="0.0626in" svg:height="0.0953in" svg:x="0.0004in" svg:y="0in" svg:viewBox="0 0 160 243" svg:d="M160 4c0-1-1-3-5-3s-20 15-26 26c-8-20-23-27-35-27-47 0-94 57-94 113 0 36 23 60 52 60 16 0 31-10 45-23-3 13-17 65-18 68-3 11-5 13-27 13-6 0-9 0-9 8 1 1 0 4 4 4 14 0 27-1 39-1 13 0 27 1 41 1 1 0 6 0 6-7 0-5-4-5-10-5-18 0-18-2-18-6 0-3 1-5 1-8 17-71 36-141 54-213zM53 164c-23 0-25-28-25-35 0-18 11-60 17-76 12-28 32-44 49-44 25 0 30 30 30 34 0 2-22 85-23 87-5 10-27 34-48 34z"><text:p/></draw:path><draw:path draw:style-name="gr3" draw:text-style-name="P9" svg:width="0.0382in" svg:height="0.0689in" svg:x="0.074in" svg:y="0.0189in" svg:viewBox="0 0 98 176" svg:d="M61 8c0-8 0-8-8-8-18 16-42 16-53 16 0 4 0 7 0 10 6 0 24 0 39-7 0 45 0 91 0 136 0 8 0 13-27 13-3 0-8 0-11 0 0 3 0 6 0 8 6 0 39-1 49-1 8 0 42 1 48 1 0-2 0-5 0-8-3 0-7 0-10 0-27 0-27-5-27-13 0-49 0-98 0-147z"><text:p/></draw:path><draw:path draw:style-name="gr3" draw:text-style-name="P9" svg:width="0.0173in" svg:height="0.0445in" svg:x="0.1433in" svg:y="0.0504in" svg:viewBox="0 0 45 114" svg:d="M45 41c0-27-9-41-24-41-13 0-21 10-21 20 0 11 8 21 21 21 4 0 10-2 13-6 1 0 1-1 2-1 0 2 1 1 1 7 0 27-14 50-26 63-4 5-4 6-4 7 0 2 2 3 4 3 3 0 34-29 34-73z"><text:p/></draw:path><draw:path draw:style-name="gr3" draw:text-style-name="P9" svg:width="0.0626in" svg:height="0.0953in" svg:x="0.2035in" svg:y="0in" svg:viewBox="0 0 160 243" svg:d="M160 4c0-1-1-3-5-3s-20 15-26 26c-8-20-23-27-35-27-47 0-94 57-94 113 0 36 23 60 51 60 17 0 32-10 46-23-3 13-17 65-18 68-3 11-6 13-27 13-6 0-9 0-9 8 1 1 0 4 4 4 14 0 27-1 39-1 13 0 27 1 41 1 1 0 6 0 6-7 0-5-4-5-10-5-18 0-18-2-18-6 0-3 1-5 1-8 17-71 36-141 54-213zM53 164c-24 0-25-28-25-35 0-18 11-60 17-76 12-28 32-44 49-44 25 0 29 30 29 34 0 2-21 85-22 87-5 10-27 34-48 34z"><text:p/></draw:path><draw:path draw:style-name="gr3" draw:text-style-name="P9" svg:width="0.0469in" svg:height="0.0689in" svg:x="0.272in" svg:y="0.0189in" svg:viewBox="0 0 120 176" svg:d="M120 129c-3 0-7 0-10 0 0 6-3 21-7 23-2 3-23 3-26 3-16 0-33 0-49 0 27-25 37-32 53-45 20-16 39-32 39-58 0-32-29-52-64-52-33 0-56 23-56 48 0 13 12 14 14 14 7 0 15-4 15-14 0-4-1-14-16-14 8-19 27-24 40-24 26 0 41 21 41 42 0 24-17 42-26 52-22 21-43 42-65 63-3 2-3 3-3 9 37 0 74 0 111 0 3-15 6-31 9-47z"><text:p/></draw:path></draw:g></text:span><text:span text:style-name="T44"><text:s/>מספרים רציונלים. נוכיח ש־</text:span><text:span text:style-name="T44"><draw:g text:anchor-type="as-char" svg:y="-0.0882in" draw:z-index="105" draw:name="Shape135" draw:style-name="gr1"><svg:title>TexMaths</svg:title><svg:desc>11§display§q_1 + q_2§svg§600§FALSE§</svg:desc><draw:path draw:style-name="gr2" draw:text-style-name="P8" svg:width="0.4268in" svg:height="0.1016in" svg:x="0.0024in" svg:y="0.0079in" svg:viewBox="0 0 1085 259" svg:d="M0 0c362 0 724 0 1085 0 0 86 0 173 0 259-361 0-723 0-1085 0 0-86 0-173 0-259z"><text:p/></draw:path><draw:path draw:style-name="gr3" draw:text-style-name="P9" svg:width="0.0622in" svg:height="0.0961in" svg:x="0.0004in" svg:y="0.0213in" svg:viewBox="0 0 159 245" svg:d="M159 4c0-1-1-3-4-3-4 0-20 16-26 27-8-21-23-28-36-28-46 0-93 57-93 114 0 36 23 60 51 60 16 0 31-8 46-23-4 13-17 65-18 70-3 10-6 12-27 12-6 0-9 0-9 8 1 2 0 4 4 4 12 0 27-1 39-1 13 0 27 1 39 1 3 0 8 0 8-8 0-4-4-4-10-4-19 0-19-2-19-6 0-3 2-5 2-8 17-71 36-143 53-215zM52 166c-23 0-25-29-25-36 0-17 11-60 18-76 12-29 32-45 48-45 25 0 30 31 30 34 0 2-21 87-22 88-5 11-27 35-49 35z"><text:p/></draw:path><draw:path draw:style-name="gr3" draw:text-style-name="P9" svg:width="0.0386in" svg:height="0.0701in" svg:x="0.0736in" svg:y="0.0409in" svg:viewBox="0 0 99 179" svg:d="M62 8c0-8 0-8-8-8-18 17-42 18-54 18 0 3 0 5 0 8 7 0 25 0 40-6 0 45 0 91 0 137 0 9 0 12-27 12-3 0-8 0-11 0 0 3 0 7 0 10 6-1 39-1 49-1 8 0 42 0 48 1 0-3 0-7 0-10-3 0-7 0-10 0-27 0-27-3-27-12 0-50 0-100 0-149z"><text:p/></draw:path><draw:path draw:style-name="gr3" draw:text-style-name="P9" svg:width="0.1004in" svg:height="0.1004in" svg:x="0.1728in" svg:y="0in" svg:viewBox="0 0 256 256" svg:d="M136 137c37 0 72 0 108 0 6 0 12 0 12-8s-6-8-12-8c-36 0-71 0-108 0 0-36 0-71 0-108 0-5 0-13-7-13-8 0-8 8-8 13 0 37 0 72 0 108-36 0-73 0-109 0-4 0-12 0-12 8s8 8 12 8c36 0 73 0 109 0 0 35 0 72 0 107 0 4 0 12 8 12 7 0 7-8 7-12 0-35 0-72 0-107z"><text:p/></draw:path><draw:path draw:style-name="gr3" draw:text-style-name="P9" svg:width="0.0622in" svg:height="0.0961in" svg:x="0.3217in" svg:y="0.0213in" svg:viewBox="0 0 159 245" svg:d="M159 4c0-1-1-3-4-3s-20 16-26 27c-8-21-23-28-36-28-46 0-93 57-93 114 0 36 23 60 52 60 16 0 30-8 45-23-4 13-17 65-18 70-3 10-5 12-27 12-6 0-9 0-9 8 1 2 0 4 4 4 13 0 27-1 40-1 12 0 26 1 39 1 2 0 7 0 7-8 0-4-4-4-10-4-19 0-19-2-19-6 0-3 2-5 2-8 17-71 36-143 53-215zM53 166c-23 0-26-29-26-36 0-17 11-60 18-76 12-29 32-45 48-45 26 0 31 31 31 34 0 2-22 87-23 88-5 11-27 35-48 35z"><text:p/></draw:path><draw:path draw:style-name="gr3" draw:text-style-name="P9" svg:width="0.0469in" svg:height="0.0701in" svg:x="0.3902in" svg:y="0.0409in" svg:viewBox="0 0 120 179" svg:d="M120 130c-3 0-6 0-9 0-1 6-4 21-8 23-2 3-23 3-26 3-17 0-33 0-50 0 29-25 38-32 54-45 20-16 39-33 39-58 0-33-29-53-63-53s-57 23-57 49c0 13 12 14 14 14 7 0 15-4 15-14 0-5-2-15-16-15 9-19 27-24 40-24 26 0 40 21 40 43 0 23-16 42-25 52-22 21-43 42-65 63-3 2-3 3-3 11 37 0 75 0 112 0 2-17 6-32 8-49z"><text:p/></draw:path></draw:g></text:span><text:span text:style-name="T44"> גם רציונלי. לפי הגדרת הרציונלים, המספרים האלו יכולים להיות מבוטאים ע"י </text:span><text:span text:style-name="T45">שברים </text:span><text:span text:style-name="T45"><draw:g text:anchor-type="as-char" svg:y="-0.1083in" draw:z-index="104" draw:name="Shape136" draw:style-name="gr1"><svg:title>TexMaths</svg:title><svg:desc>11§display§q_1 = \tfrac{m_1}{n_1}, q_2 = \tfrac{m_2}{n_2}§svg§600§FALSE§</svg:desc><draw:path draw:style-name="gr2" draw:text-style-name="P8" svg:width="1.1193in" svg:height="0.1602in" svg:x="0.0024in" svg:y="0.0083in" svg:viewBox="0 0 2844 408" svg:d="M1422 408c-474 0-948 0-1422 0 0-136 0-272 0-408 948 0 1896 0 2844 0 0 136 0 272 0 408-474 0-948 0-1422 0z"><text:p/></draw:path><draw:path draw:style-name="gr3" draw:text-style-name="P9" svg:width="0.0626in" svg:height="0.0957in" svg:x="0.0004in" svg:y="0.0429in" svg:viewBox="0 0 160 244" svg:d="M160 4c0-1-2-4-4-4-4 0-20 15-26 27-9-20-24-27-36-27-47 0-94 57-94 113 0 38 23 62 52 62 16 0 31-10 45-23-3 13-17 65-18 69-2 10-5 12-27 12-6 0-9 0-9 7 1 2 0 4 4 4 14 0 27-1 40-1s26 1 40 1c2 0 6 0 6-6 0-5-3-5-10-5-18 0-18-2-18-6 0-3 1-5 2-8 17-72 35-143 53-215zM53 166c-23 0-25-30-25-36 0-19 11-61 17-77 12-28 33-44 49-44 25 0 30 31 30 34 0 2-22 86-23 88-5 11-27 35-48 35z"><text:p/></draw:path><draw:path draw:style-name="gr3" draw:text-style-name="P9" svg:width="0.0382in" svg:height="0.0701in" svg:x="0.074in" svg:y="0.0618in" svg:viewBox="0 0 98 179" svg:d="M61 8c0-8 0-8-8-8-18 17-42 17-53 17 0 3 0 6 0 9 7 0 24 0 40-7 0 46 0 91 0 137 0 10 0 13-28 13-3 0-6 0-10 0 0 4 0 7 0 10 5-1 38-1 48-1 8 0 42 0 48 1 0-3 0-6 0-10-3 0-7 0-10 0-27 0-27-3-27-13 0-49 0-99 0-148z"><text:p/></draw:path><draw:path draw:style-name="gr3" draw:text-style-name="P9" svg:width="0.1008in" svg:height="0.035in" svg:x="0.1815in" svg:y="0.053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976in" svg:height="0.0476in" svg:x="0.3571in" svg:y="0.0004in" svg:viewBox="0 0 249 122" svg:d="M105 97c-2 5-4 15-4 16 0 6 5 9 9 9s9-4 11-6c1-4 3-11 4-17 2-4 5-18 6-24 2-6 3-12 5-18 3-12 3-12 8-21 9-13 22-28 44-28 14 0 16 12 16 18 0 17-11 47-16 58-3 7-4 11-4 15 0 14 12 23 25 23 28 0 40-37 40-42 0-3-4-3-5-3-4 0-4 2-5 4-7 22-18 33-29 33-5 0-6-4-6-9 0-6 1-9 6-22 2-8 14-37 14-52 0-5 0-16-11-23-4-4-12-8-24-8-25 0-39 16-48 27-2-23-21-27-35-27-22 0-38 14-45 25-3-18-19-25-30-25s-18 9-21 14c-7 11-10 26-10 28 0 3 3 3 4 3 5 0 5-1 7-8 3-16 9-29 19-29 7 0 10 5 10 13 0 5-4 14-5 22-2 6-5 19-6 24-4 12-6 23-9 35-1 4-2 10-2 11 0 6 4 9 8 9 6 0 10-4 11-6 2-4 4-11 5-17 2-4 4-18 6-24s4-12 5-18c3-11 3-13 11-24s21-25 41-25c15 0 16 14 16 18 0 7-1 11-5 26s-8 29-11 45z"><text:p/></draw:path><draw:path draw:style-name="gr3" draw:text-style-name="P9" svg:width="0.0307in" svg:height="0.05in" svg:x="0.4709in" svg:y="0.0122in" svg:viewBox="0 0 79 128" svg:d="M50 5c0-5-2-5-8-5-13 12-35 12-39 12-1 0-2 0-3 0 0 3 0 6 0 9 1 0 2 0 3 0 5 0 17-1 28-6 0 32 0 64 0 96 0 7 0 9-20 9-3 0-7 0-10 0 0 2 0 4 0 8 11 0 28 0 40 0 11 0 27 0 38 0 0-4 0-6 0-8-3 0-6 0-10 0-19 0-19-2-19-9 0-35 0-70 0-106z"><text:p/></draw:path><draw:path draw:style-name="gr3" draw:text-style-name="P9" svg:width="0.1673in" svg:height="0.0055in" svg:x="0.3516in" svg:y="0.0689in" svg:viewBox="0 0 426 15" svg:d="M213 15c-71 0-141 0-213 0 0-5 0-9 0-15 142 0 284 0 426 0 0 6 0 10 0 15-71 0-142 0-213 0z"><text:p/></draw:path><draw:path draw:style-name="gr3" draw:text-style-name="P9" svg:width="0.0646in" svg:height="0.0472in" svg:x="0.3732in" svg:y="0.1146in" svg:viewBox="0 0 165 121" svg:d="M20 101c-1 5-1 7-2 11 0 7 4 9 8 9 6 0 9-3 11-5 3-3 4-11 5-17 1-5 4-18 6-24 2-7 3-12 5-19 2-11 3-13 11-24s20-25 41-25c15 0 15 14 15 19 0 16-11 47-15 58-4 7-5 9-5 14 0 14 12 23 27 23 26 0 38-37 38-41 0-3-3-3-4-3-4 0-5 1-6 4-5 21-17 32-28 32-6 0-7-3-7-8 0-7 1-10 7-22 3-9 14-38 14-52 0-27-21-31-35-31-22 0-38 13-47 24-1-19-17-24-28-24-12 0-18 8-21 14-7 10-10 26-10 27 0 3 3 3 4 3 4 0 5 0 6-8 4-15 10-29 20-29 7 0 9 6 9 14 0 4-4 14-5 22-2 6-4 19-5 24-4 11-6 22-9 34z"><text:p/></draw:path><draw:path draw:style-name="gr3" draw:text-style-name="P9" svg:width="0.0307in" svg:height="0.0504in" svg:x="0.4543in" svg:y="0.1264in" svg:viewBox="0 0 79 129" svg:d="M50 5c0-5-2-5-8-5-13 12-34 12-39 12-1 0-2 0-3 0 0 3 0 6 0 9 1 0 2 0 3 0 5 0 17 0 29-6 0 32 0 64 0 97 0 6 0 8-21 8-3 0-7 0-10 0 0 2 0 5 0 9 11-1 29-1 40-1s28 0 38 1c0-4 0-7 0-9-3 0-6 0-10 0-19 0-19-2-19-8 0-35 0-71 0-107z"><text:p/></draw:path><draw:path draw:style-name="gr3" draw:text-style-name="P9" svg:width="0.0173in" svg:height="0.0453in" svg:x="0.5504in" svg:y="0.0933in" svg:viewBox="0 0 45 116" svg:d="M45 41c0-27-9-41-24-41-13 0-21 10-21 20 0 11 8 21 21 21 4 0 10-1 13-6 1 0 1-1 2-1 0 2 1 1 1 7 0 28-14 51-26 64-4 4-4 5-4 6 0 2 2 5 3 5 4 0 35-30 35-75z"><text:p/></draw:path><draw:path draw:style-name="gr3" draw:text-style-name="P9" svg:width="0.0626in" svg:height="0.0957in" svg:x="0.6106in" svg:y="0.0429in" svg:viewBox="0 0 160 244" svg:d="M160 4c0-1-2-4-5-4s-19 15-25 27c-9-20-24-27-36-27-47 0-94 57-94 113 0 38 23 62 52 62 16 0 31-10 45-23-3 13-17 65-18 69-3 10-5 12-27 12-6 0-9 0-9 7 1 2 0 4 4 4 14 0 27-1 40-1s26 1 40 1c2 0 6 0 6-6 0-5-3-5-10-5-18 0-18-2-18-6 0-3 1-5 1-8 17-72 36-143 54-215zM53 166c-23 0-25-30-25-36 0-19 11-61 17-77 12-28 32-44 49-44 25 0 30 31 30 34 0 2-22 86-23 88-5 11-27 35-48 35z"><text:p/></draw:path><draw:path draw:style-name="gr3" draw:text-style-name="P9" svg:width="0.0465in" svg:height="0.0701in" svg:x="0.6795in" svg:y="0.0618in" svg:viewBox="0 0 119 179" svg:d="M119 130c-3 0-6 0-9 0-1 5-3 22-8 24-1 2-22 2-26 2-17 0-33 0-50 0 29-25 38-33 54-46 20-15 39-32 39-57 0-33-29-53-63-53s-56 23-56 48c0 14 11 15 14 15 6 0 15-5 15-15 0-4-3-14-17-14 9-19 27-24 40-24 27 0 40 21 40 43 0 23-16 42-25 52-22 20-43 41-65 63-2 2-2 4-2 11 37 0 74 0 111 0 2-16 6-33 8-49z"><text:p/></draw:path><draw:path draw:style-name="gr3" draw:text-style-name="P9" svg:width="0.1008in" svg:height="0.035in" svg:x="0.7917in" svg:y="0.053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976in" svg:height="0.0476in" svg:x="0.9673in" svg:y="0.0004in" svg:viewBox="0 0 249 122" svg:d="M105 97c-2 5-4 15-4 16 0 6 5 9 9 9s9-4 11-6c1-4 3-11 4-17 2-4 5-18 6-24 2-6 3-12 5-18 3-12 3-12 8-21 9-13 22-28 44-28 14 0 16 12 16 18 0 17-13 47-16 58-3 7-4 11-4 15 0 14 12 23 25 23 28 0 40-37 40-42 0-3-4-2-5-3-4 0-4 2-5 4-7 22-18 33-29 33-5 0-6-4-6-9 0-6 1-9 5-22 3-8 15-37 15-52 0-5 0-16-11-23-4-4-12-8-24-8-25 0-39 16-48 27-2-23-21-27-35-27-22 0-38 14-47 25-1-18-17-25-28-25s-18 9-21 14c-7 11-10 26-10 28 0 3 3 3 4 3 4 0 5-1 6-8 4-16 10-29 20-29 7 0 10 5 10 13 0 5-4 14-5 22-2 6-5 19-6 24-4 12-6 23-9 35-1 4-2 10-2 11 0 6 4 9 8 9 6 0 10-4 11-6 2-4 4-11 5-17 1-4 4-18 6-24s4-12 5-18c3-11 3-13 11-24s21-25 41-25c15 0 16 14 16 18 0 7-1 11-5 26s-8 29-11 45z"><text:p/></draw:path><draw:path draw:style-name="gr3" draw:text-style-name="P9" svg:width="0.0374in" svg:height="0.05in" svg:x="1.0772in" svg:y="0.0122in" svg:viewBox="0 0 96 128" svg:d="M96 91c-2 0-6 0-8 0-1 4-3 16-5 18-3 1-19 1-21 1-14 0-26 0-39 0 13-10 28-21 40-29 16-12 33-23 33-42 0-26-23-39-51-39-26 0-45 14-45 34 0 10 8 11 11 11 6 0 11-3 11-11 0-6-4-11-11-11 6-9 17-15 30-15 18 0 34 12 34 31 0 15-11 28-25 40-16 13-32 27-48 40-2 2-2 2-2 3s0 3 0 6c30 0 59 0 89 0 2-13 5-25 7-37z"><text:p/></draw:path><draw:path draw:style-name="gr3" draw:text-style-name="P9" svg:width="0.1673in" svg:height="0.0055in" svg:x="0.9618in" svg:y="0.0689in" svg:viewBox="0 0 426 15" svg:d="M213 15c-71 0-141 0-213 0 0-5 0-9 0-15 142 0 284 0 426 0 0 6 0 10 0 15-71 0-142 0-213 0z"><text:p/></draw:path><draw:path draw:style-name="gr3" draw:text-style-name="P9" svg:width="0.0646in" svg:height="0.0472in" svg:x="0.9835in" svg:y="0.1146in" svg:viewBox="0 0 165 121" svg:d="M20 101c-1 5-1 7-2 11 0 7 4 9 8 9 5 0 9-3 11-5 3-3 4-11 5-17 1-5 4-18 5-24 3-7 4-12 6-19 2-11 3-13 11-24s20-25 41-25c15 0 15 14 15 19 0 16-11 47-15 58-4 7-5 9-5 14 0 14 12 23 27 23 26 0 38-37 38-41 0-3-3-3-4-3-4 0-5 1-6 4-5 21-17 32-28 32-6 0-7-3-7-8 0-7 1-10 7-22 3-9 14-38 14-52 0-27-21-31-35-31-23 0-38 13-47 24-1-19-17-24-28-24-12 0-18 8-21 14-7 10-10 26-10 27 0 3 3 3 4 3 4 0 5 0 6-8 4-15 10-29 20-29 7 0 9 6 9 14 0 4-4 14-5 22-2 6-4 19-5 24-4 11-6 22-9 34z"><text:p/></draw:path><draw:path draw:style-name="gr3" draw:text-style-name="P9" svg:width="0.0374in" svg:height="0.0504in" svg:x="1.0606in" svg:y="0.1264in" svg:viewBox="0 0 96 129" svg:d="M96 91c-2 0-6 0-8 0-1 4-2 16-5 18-3 1-18 1-21 1-12 0-26 0-38 0 12-10 27-20 39-27 17-13 33-24 33-44 0-25-23-39-51-39-26 0-45 15-45 34 0 10 9 12 11 12 6 0 11-3 11-12 0-7-4-10-11-11 6-9 17-14 30-14 18 0 34 11 34 30 0 16-11 28-25 40-16 13-32 27-48 41-2 1-2 1-2 3 0 1 0 4 0 6 30 0 61 0 90 0 2-13 4-26 6-38z"><text:p/></draw:path></draw:g></text:span><text:span text:style-name="T45">, </text:span><text:span text:style-name="T46">כאשר </text:span><text:span text:style-name="T46"><draw:g text:anchor-type="as-char" svg:y="-0.1043in" draw:z-index="102" draw:name="Shape137" draw:style-name="gr1"><svg:title>TexMaths</svg:title><svg:desc>11§display§m_1, m_2 \in \Z§svg§600§FALSE§</svg:desc><draw:path draw:style-name="gr2" draw:text-style-name="P8" svg:width="0.7374in" svg:height="0.1173in" svg:x="0.0039in" svg:y="0.0071in" svg:viewBox="0 0 1874 299" svg:d="M938 299c-313 0-626 0-938 0 0-99 0-200 0-299 625 0 1250 0 1874 0 0 99 0 200 0 299-312 0-624 0-936 0z"><text:p/></draw:path><draw:path draw:style-name="gr3" draw:text-style-name="P9" svg:width="0.1244in" svg:height="0.0685in" svg:x="0.0004in" svg:y="0.0362in" svg:viewBox="0 0 317 175" svg:d="M23 149c-1 5-3 14-3 17 0 6 5 9 11 9 4 0 12-3 14-11 2-10 6-18 8-28 3-12 5-23 9-34 2-9 4-18 6-27 1-7 5-18 5-19 5-12 26-47 62-47 18 0 21 14 21 27 0 9-2 20-5 32-4 15-8 29-11 45-2 9-6 19-8 29-1 8-4 21-4 24 0 6 5 9 11 9 12 0 14-9 17-22 6-22 20-78 23-92 1-6 21-52 64-52 17 0 21 13 21 27 0 22-17 66-24 86-4 9-6 14-6 21 0 19 15 32 32 32 37 0 51-56 51-59s-4-3-5-3c-4 0-4 1-5 6-7 20-19 48-40 48-6 0-10-4-10-13s4-18 8-27c7-20 23-63 23-85 0-25-15-42-44-42s-49 18-64 38c0-5-1-18-12-28-10-8-22-10-32-10-34 0-52 25-59 34-2-22-19-34-36-34-18 0-26 15-29 22-6 14-12 36-12 38 0 4 4 4 6 4 3 0 3-1 6-9 7-27 14-46 28-46 6 0 12 3 12 17 0 9-1 13-7 34-8 29-14 59-22 89z"><text:p/></draw:path><draw:path draw:style-name="gr3" draw:text-style-name="P9" svg:width="0.0386in" svg:height="0.0705in" svg:x="0.1413in" svg:y="0.0563in" svg:viewBox="0 0 99 180" svg:d="M62 8c0-8-2-8-8-8-18 17-43 18-54 18 0 3 0 5 0 8 7 0 25 0 40-6 0 45 0 91 0 138 0 9 0 12-28 12-3 0-7 0-10 0 0 3 0 7 0 10 6 0 39-1 49-1 7 0 41 1 48 1 0-3 0-7 0-10-3 0-7 0-10 0-27 0-27-3-27-12 0-51 0-101 0-150z"><text:p/></draw:path><draw:path draw:style-name="gr3" draw:text-style-name="P9" svg:width="0.0173in" svg:height="0.0453in" svg:x="0.211in" svg:y="0.0866in" svg:viewBox="0 0 45 116" svg:d="M45 41c0-26-9-41-24-41-13 0-21 10-21 21 0 10 8 20 21 20 4 0 10-1 13-5 1-1 1-1 2-1 0 3 1 0 1 6 0 29-14 52-26 64-4 4-4 5-4 6 0 3 2 5 3 5 4 0 35-30 35-75z"><text:p/></draw:path><draw:path draw:style-name="gr3" draw:text-style-name="P9" svg:width="0.1244in" svg:height="0.0685in" svg:x="0.2697in" svg:y="0.0362in" svg:viewBox="0 0 317 175" svg:d="M23 149c-1 5-3 14-3 17 0 6 5 9 11 9 4 0 12-3 14-11 1 0 6-18 8-28 3-12 5-23 9-34 2-9 4-18 6-27 1-7 5-18 5-19 5-12 26-47 62-47 18 0 21 14 21 27 0 9-2 20-5 32-4 15-8 29-11 45-3 9-6 19-8 29-1 8-4 21-4 24 0 6 5 9 11 9 12 0 14-9 17-22 6-22 20-78 23-92 1-6 21-52 64-52 17 0 21 13 21 27 0 22-17 66-24 86-4 9-6 14-6 21 0 19 15 32 32 32 37 0 51-56 51-59s-4-3-5-3c-4 0-4 1-5 6-7 20-19 48-40 48-6 0-10-4-10-13s4-18 8-27c7-20 23-63 23-85 0-25-15-42-44-42-30 0-49 18-64 38 0-5-1-18-12-28-10-8-22-10-32-10-34 0-52 25-59 34-2-22-19-34-36-34-18 0-26 15-29 22-7 14-12 36-12 38 0 4 4 4 5 4 4 0 4-1 7-9 7-27 14-46 28-46 6 0 12 3 12 17 0 9-1 13-6 34-8 29-15 59-23 89z"><text:p/></draw:path><draw:path draw:style-name="gr3" draw:text-style-name="P9" svg:width="0.0469in" svg:height="0.0705in" svg:x="0.4055in" svg:y="0.0563in" svg:viewBox="0 0 120 180" svg:d="M120 130c-3 0-7 0-10 0 0 7-3 22-7 24-2 3-23 3-26 3-16 0-34 0-51 0 29-26 39-33 55-46 20-16 39-33 39-58 0-33-29-53-64-53-33 0-56 23-56 49 0 13 12 15 14 15 7 0 15-6 15-14 0-6-3-15-16-15 8-20 27-25 40-25 26 0 41 21 41 43 0 23-17 42-26 52-22 21-43 42-65 64-3 2-3 3-3 11 37 0 74 0 111 0 3-17 6-33 9-50z"><text:p/></draw:path><draw:path draw:style-name="gr3" draw:text-style-name="P9" svg:width="0.0756in" svg:height="0.0874in" svg:x="0.522in" svg:y="0.0217in" svg:viewBox="0 0 193 223" svg:d="M179 120c7 0 14 0 14-7 0-8-7-8-14-8-55 0-109 0-164 0 5-52 50-90 104-90 20 0 40 0 60 0 7 0 14 0 14-7 0-8-7-8-14-8-20 0-40 0-60 0-66 0-119 51-119 113 0 61 53 110 119 110 20 0 40 0 60 0 7 0 14 0 14-8s-7-8-14-8c-20 0-40 0-60 0-54 0-99-35-104-87 55 0 109 0 164 0z"><text:p/></draw:path><draw:path draw:style-name="gr3" draw:text-style-name="P9" svg:width="0.0921in" svg:height="0.1035in" svg:x="0.6571in" svg:y="0in" svg:viewBox="0 0 235 264" svg:d="M220 14c3-5 3-5 3-7 0-7-5-7-13-7-59 0-118 0-177 0-12 0-12 1-13 11-2 18-3 35-6 53 0 1-1 2-1 4 0 6 5 8 8 8s5-3 5-5c3-10 6-27 29-42 22-14 50-16 63-16 10 0 21 0 31 0-49 80-97 159-146 237-3 5-3 6-3 7 0 7 7 7 13 7 66 0 132 0 198 0 12 0 12-1 13-11 4-26 8-51 11-75 0-4-3-7-6-7-6 0-7 4-8 12-6 30-37 67-91 67-19 0-37 0-55 0 48-78 97-157 145-236zM33 13c7 0 14 0 21 0v1c-11 6-18 12-23 17 1-6 1-12 2-18zM165 13c13 0 26 0 40 0-49 80-98 159-147 237-13 0-26 0-39 0 48-78 98-157 146-237zM185 250c11-6 21-15 31-26-2 8-3 12-5 26-9 0-17 0-26 0z"><text:p/></draw:path></draw:g></text:span><text:span text:style-name="T46"><text:s/>ו־</text:span><text:span text:style-name="T46"><draw:g text:anchor-type="as-char" svg:y="-0.1043in" draw:z-index="101" draw:name="Shape138" draw:style-name="gr1"><svg:title>TexMaths</svg:title><svg:desc>11§display§n_1, n_2 \in \N§svg§600§FALSE§</svg:desc><draw:path draw:style-name="gr2" draw:text-style-name="P8" svg:width="0.6634in" svg:height="0.1173in" svg:x="0.0039in" svg:y="0.0071in" svg:viewBox="0 0 1686 299" svg:d="M0 0c563 0 1124 0 1686 0 0 99 0 200 0 299-562 0-1123 0-1686 0 0-99 0-200 0-299z"><text:p/></draw:path><draw:path draw:style-name="gr3" draw:text-style-name="P9" svg:width="0.0823in" svg:height="0.0681in" svg:x="0.0004in" svg:y="0.0362in" svg:viewBox="0 0 210 174" svg:d="M23 149c-1 5-3 14-3 17 0 5 5 8 11 8 4 0 11-3 14-10 2-10 6-18 8-28 2-12 5-23 8-34 2-9 5-18 6-27 2-7 6-18 6-19 5-12 26-47 62-47 18 0 21 14 21 27 0 24-18 73-25 90-3 9-3 14-3 17 0 19 13 31 32 31 36 0 50-55 50-58s-4-3-5-3c-4 0-4 1-6 6-7 27-21 48-39 48-7 0-9-4-9-13s3-18 6-27c8-21 25-63 25-85 0-27-18-42-46-42-34 0-53 25-60 34-1-22-18-34-35-34-18 0-26 15-29 22-6 13-12 36-12 38 0 4 3 2 4 4 5 0 5-1 7-9 7-27 14-46 29-46 7 0 12 5 12 17 0 8-1 13-7 34-8 29-14 59-22 89z"><text:p/></draw:path><draw:path draw:style-name="gr3" draw:text-style-name="P9" svg:width="0.0382in" svg:height="0.0701in" svg:x="0.0992in" svg:y="0.0567in" svg:viewBox="0 0 98 179" svg:d="M61 8c0-8 0-8-8-8-18 17-42 18-53 18 0 3 0 5 0 8 7 0 24 0 39-6 0 45 0 91 0 138 0 9 0 12-27 12-3 0-8 0-11 0 0 2 0 5 0 9 6 0 39-1 49-1 8 0 42 1 48 1 0-4 0-7 0-9-3 0-7 0-10 0-27 0-27-3-27-12 0-51 0-101 0-150z"><text:p/></draw:path><draw:path draw:style-name="gr3" draw:text-style-name="P9" svg:width="0.0173in" svg:height="0.0453in" svg:x="0.1689in" svg:y="0.087in" svg:viewBox="0 0 45 116" svg:d="M45 41c0-26-10-41-25-41-12 0-20 10-20 21 0 10 8 20 20 20 4 0 10-1 14-5 1-1 1-1 1-1 1 0 1 0 1 6 0 29-13 52-26 65-4 3-4 4-4 5 0 4 2 5 4 5 4 0 35-30 35-75z"><text:p/></draw:path><draw:path draw:style-name="gr3" draw:text-style-name="P9" svg:width="0.0819in" svg:height="0.0681in" svg:x="0.228in" svg:y="0.0362in" svg:viewBox="0 0 209 174" svg:d="M22 149c-1 5-3 14-3 17 0 5 5 8 12 8 4 0 11-3 14-10 2-10 5-18 7-28 3-12 5-23 9-34 2-9 4-18 6-27 1-7 5-18 5-19 6-12 26-47 63-47 18 0 21 14 21 27 0 24-20 73-25 90-3 9-4 14-4 17 0 19 14 31 32 31 36 0 50-55 50-58s-3-3-4-3c-5 0-5 1-6 6-7 27-21 48-39 48-7 0-10-4-10-13s4-18 7-27c7-21 24-63 24-85 0-27-17-42-45-42-35 0-53 25-60 34-2-22-18-34-35-34-19 0-26 15-30 22-5 13-11 36-11 38 0 4 3 4 4 4 4 0 5-1 7-9 7-27 14-46 29-46 7 0 11 5 11 17 0 8-1 13-6 34-8 29-15 59-23 89z"><text:p/></draw:path><draw:path draw:style-name="gr3" draw:text-style-name="P9" svg:width="0.0469in" svg:height="0.0701in" svg:x="0.3217in" svg:y="0.0567in" svg:viewBox="0 0 120 179" svg:d="M120 130c-3 0-7 0-10 0 0 7-3 22-7 26-2 1-23 1-26 1-16 0-34 0-51 0 29-26 39-33 54-46 21-16 40-33 40-58 0-33-29-53-64-53-33 0-56 23-56 49 0 13 12 15 14 15 7 0 15-6 15-14 0-6-3-15-17-15 9-20 28-25 40-25 27 0 42 21 42 43 0 23-17 42-26 52-22 21-44 42-66 64-2 2-2 2-2 10 37 0 74 0 111 0 3-16 6-32 9-49z"><text:p/></draw:path><draw:path draw:style-name="gr3" draw:text-style-name="P9" svg:width="0.0756in" svg:height="0.0874in" svg:x="0.4378in" svg:y="0.0217in" svg:viewBox="0 0 193 223" svg:d="M179 120c7 0 14 0 14-7 0-8-7-8-14-8-55 0-109 0-164 0 5-52 50-90 104-90 20 0 41 0 60 0 7 0 14 0 14-7 0-8-7-8-14-8-19 0-40 0-60 0-66 0-119 50-119 113 0 61 53 110 119 110 20 0 41 0 60 0 7 0 14 0 14-8s-7-8-14-8c-19 0-40 0-60 0-54 0-99-36-104-87 55 0 109 0 164 0z"><text:p/></draw:path><draw:path draw:style-name="gr3" draw:text-style-name="P9" svg:width="0.1028in" svg:height="0.1063in" svg:x="0.5724in" svg:y="0in" svg:viewBox="0 0 262 271" svg:d="M34 35c0 63 0 126 0 188 0 20-3 27-23 27-4 0-11 0-11 7s7 7 13 7c20 0 41 0 61 0 6 0 12 0 12-7s-6-7-11-7c-22 0-25-8-25-28 0-59 0-118 0-177 56 74 111 147 167 221 3 4 5 5 9 5 6 0 6-6 6-13 0-73 0-144 0-217 0-21 4-27 21-28 2 0 9 0 9-6 0-7-6-7-13-7-19 0-38 0-56 0-7 0-14 0-14 7 0 6 7 6 11 6 22 1 26 9 26 29 0 40 0 80 0 121-39-53-78-106-117-157-4-6-5-6-14-6-22 0-45 0-67 0-7 0-14 0-14 7 0 6 7 6 9 6 10 1 18 8 21 12 0 4 0 5 0 10zM218 244c-56-74-112-147-168-221-4-5-4-5-8-10 15 0 31 0 46 0 43 59 87 117 130 176 0 18 0 37 0 55z"><text:p/></draw:path></draw:g></text:span><text:span text:style-name="T46"> </text:span><text:span text:style-name="T45">לכן:</text:span></text:p>
          <text:p text:style-name="P87"><draw:g text:anchor-type="as-char" svg:y="-0.1917in" draw:z-index="103" draw:name="Shape139" draw:style-name="gr1"><svg:title>TexMaths</svg:title><svg:desc>11§display§\frac{m_1}{n_1} + \frac{m_2}{n_2} = \frac{m_1 n_2 + m_2 n_2}{n_1 n_2}§svg§600§FALSE§</svg:desc><draw:path draw:style-name="gr2" draw:text-style-name="P8" svg:width="1.7591in" svg:height="0.3024in" svg:x="0.0079in" svg:y="0.0071in" svg:viewBox="0 0 4469 769" svg:d="M0 0c1490 0 2980 0 4469 0 0 256 0 513 0 769-1489 0-2979 0-4469 0 0-256 0-513 0-769z"><text:p/></draw:path><draw:path draw:style-name="gr3" draw:text-style-name="P9" svg:width="0.1244in" svg:height="0.0685in" svg:x="0.0043in" svg:y="0.0213in" svg:viewBox="0 0 317 175" svg:d="M23 149c-1 5-3 14-3 16 0 7 5 10 11 10 4 0 11-2 14-10 0-1 6-20 8-29 2-12 5-23 8-35 2-9 5-16 6-25 2-7 6-19 6-20 5-12 26-47 62-47 18 0 21 14 21 27 0 9-2 20-5 32-4 16-8 30-11 45-2 10-6 19-8 29-1 8-5 21-5 23 0 7 5 10 12 10 12 0 14-9 16-22 6-21 20-77 24-92 1-6 21-52 64-52 17 0 20 13 20 27 0 22-15 66-23 86-3 10-6 14-6 22 0 18 14 31 32 31 37 0 51-56 51-59 0-4-3-4-5-4-4 0-4 1-6 7-6 21-18 48-39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3" draw:text-style-name="P9" svg:width="0.0386in" svg:height="0.0701in" svg:x="0.1453in" svg:y="0.0409in" svg:viewBox="0 0 99 179" svg:d="M62 8c0-8-1-8-8-8-18 18-43 18-54 18 0 3 0 6 0 10 7 0 24 0 40-8 0 46 0 91 0 137 0 9 0 13-28 13-3 0-6 0-10 0 0 3 0 6 0 9 5 0 39-1 49-1 7 0 41 1 48 1 0-3 0-6 0-9-3 0-7 0-10 0-27 0-27-4-27-13 0-49 0-100 0-149z"><text:p/></draw:path><draw:path draw:style-name="gr3" draw:text-style-name="P9" svg:width="0.2016in" svg:height="0.0055in" svg:x="0in" svg:y="0.1504in" svg:viewBox="0 0 513 15" svg:d="M0 0c171 0 342 0 513 0 0 6 0 10 0 15-171 0-342 0-513 0 0-5 0-9 0-15z"><text:p/></draw:path><draw:path draw:style-name="gr3" draw:text-style-name="P9" svg:width="0.0819in" svg:height="0.0685in" svg:x="0.0256in" svg:y="0.2283in" svg:viewBox="0 0 209 175" svg:d="M23 149c-1 5-3 14-3 16 0 7 4 10 11 10 4 0 11-3 14-11 2-10 5-19 7-29 3-11 5-23 9-34 2-9 4-17 6-26 2-7 5-18 6-19 5-12 26-47 62-47 18 0 21 14 21 27 0 23-18 73-25 89-3 9-3 15-3 18 0 19 13 32 30 32 37 0 51-56 51-59 0-4-3-4-4-4-4 0-4 1-6 7-8 26-21 48-39 48-7 0-9-4-9-13 0-10 3-19 6-27 8-21 23-63 23-85 0-27-16-42-44-42-35 0-53 25-60 34-2-22-18-34-35-34-18 0-26 15-29 22-6 13-12 36-12 37 0 5 3 4 4 5 5 0 5 0 7-9 7-27 14-46 29-46 7 0 12 5 12 17 0 9-1 13-7 33-8 30-14 60-22 90z"><text:p/></draw:path><draw:path draw:style-name="gr3" draw:text-style-name="P9" svg:width="0.0382in" svg:height="0.0701in" svg:x="0.1244in" svg:y="0.248in" svg:viewBox="0 0 98 179" svg:d="M61 8c0-8 0-8-8-8-18 17-42 18-53 18 0 3 0 6 0 10 6 0 24 0 39-8 0 46 0 91 0 137 0 9 0 13-27 13-3 0-8 0-11 0 0 3 0 6 0 9 6 0 39-1 49-1 8 0 42 1 48 1 0-3 0-6 0-9-3 0-7 0-10 0-27 0-27-4-27-13 0-49 0-100 0-149z"><text:p/></draw:path><draw:path draw:style-name="gr3" draw:text-style-name="P9" svg:width="0.1008in" svg:height="0.1012in" svg:x="0.2626in" svg:y="0.1028in" svg:viewBox="0 0 257 258" svg:d="M136 136c37 0 72 0 108 0 6 0 13 0 13-7 0-8-7-8-13-8-36 0-71 0-108 0 0-36 0-71 0-108 0-5 0-13-7-13-8 0-8 8-8 13 0 37 0 72 0 108-36 0-71 0-108 0-5 0-13 0-13 8 0 7 8 7 13 7 37 0 72 0 108 0 0 37 0 72 0 108 0 6 0 14 8 14 7 0 7-8 7-14 0-36 0-71 0-108z"><text:p/></draw:path><draw:path draw:style-name="gr3" draw:text-style-name="P9" svg:width="0.1244in" svg:height="0.0685in" svg:x="0.4287in" svg:y="0.0213in" svg:viewBox="0 0 317 175" svg:d="M23 149c-1 5-3 14-3 16 0 7 5 10 11 10 4 0 11-2 14-10 0-1 6-20 8-29 2-12 5-23 8-35 2-9 5-16 6-25 2-7 6-19 6-20 5-12 26-47 62-47 18 0 21 14 21 27 0 9-2 20-5 32-4 16-8 30-11 45-2 10-6 19-8 29-1 8-5 21-5 23 0 7 5 10 12 10 12 0 14-9 16-22 6-21 20-77 24-92 1-6 21-52 64-52 17 0 20 13 20 27 0 22-15 66-23 86-3 10-6 14-6 22 0 18 14 31 32 31 37 0 51-56 51-59 0-4-3-4-5-4-4 0-4 1-6 7-6 21-18 48-39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3" draw:text-style-name="P9" svg:width="0.0469in" svg:height="0.0701in" svg:x="0.565in" svg:y="0.0409in" svg:viewBox="0 0 120 179" svg:d="M120 130c-3 0-7 0-10 0 0 6-3 22-7 25-2 1-23 1-26 1-16 0-34 0-51 0 29-25 39-32 55-45 20-15 39-33 39-58 0-33-29-53-64-53-33 0-56 23-56 48 0 15 12 16 14 16 7 0 15-5 15-14 0-6-3-15-16-15 8-20 27-25 40-25 26 0 41 21 41 43 0 23-17 42-26 52-22 22-44 42-66 65-2 2-2 2-2 9 37 0 74 0 111 0 3-16 6-33 9-49z"><text:p/></draw:path><draw:path draw:style-name="gr3" draw:text-style-name="P9" svg:width="0.2016in" svg:height="0.0055in" svg:x="0.4244in" svg:y="0.1504in" svg:viewBox="0 0 513 15" svg:d="M0 0c171 0 342 0 513 0 0 6 0 10 0 15-171 0-342 0-513 0 0-5 0-9 0-15z"><text:p/></draw:path><draw:path draw:style-name="gr3" draw:text-style-name="P9" svg:width="0.0819in" svg:height="0.0685in" svg:x="0.45in" svg:y="0.2283in" svg:viewBox="0 0 209 175" svg:d="M23 149c-1 5-3 14-3 16 0 7 4 10 11 10 4 0 11-3 14-11 2-10 5-19 7-29 3-11 5-23 9-34 2-9 4-17 6-26 2-7 5-18 6-19 5-12 26-47 62-47 18 0 21 14 21 27 0 23-18 73-25 89-3 9-3 15-3 18 0 19 13 32 30 32 37 0 51-56 51-59 0-4-3-4-4-4-4 0-4 1-6 7-8 26-21 48-39 48-7 0-9-4-9-13 0-10 3-19 6-27 8-21 23-63 23-85 0-27-16-42-44-42-35 0-53 25-60 34-2-22-18-34-35-34-18 0-26 15-29 22-6 13-12 36-12 37 0 5 3 4 4 5 5 0 5 0 7-9 7-27 14-46 29-46 7 0 12 5 12 17 0 9-1 13-7 33-8 30-14 60-22 90z"><text:p/></draw:path><draw:path draw:style-name="gr3" draw:text-style-name="P9" svg:width="0.0469in" svg:height="0.0701in" svg:x="0.5437in" svg:y="0.248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2-65 63-3 4-3 4-3 11 37 0 75 0 112 0 2-16 6-33 8-49z"><text:p/></draw:path><draw:path draw:style-name="gr3" draw:text-style-name="P9" svg:width="0.1004in" svg:height="0.035in" svg:x="0.6957in" svg:y="0.135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244in" svg:height="0.0685in" svg:x="0.8705in" svg:y="0.0213in" svg:viewBox="0 0 317 175" svg:d="M23 149c-1 5-3 14-3 16 0 7 5 10 11 10 4 0 12-2 14-10 0-1 6-20 8-29 2-12 5-23 8-35 3-9 5-16 6-25 2-7 6-19 6-20 5-12 26-47 62-47 18 0 21 14 21 27 0 9-2 20-5 32-4 16-8 30-11 45-2 10-6 19-8 29-1 8-5 21-5 23 0 7 5 10 12 10 12 0 14-9 16-22 6-21 20-77 24-92 1-6 21-52 64-52 17 0 21 13 21 27 0 22-16 66-24 86-3 10-6 14-6 22 0 18 14 31 32 31 37 0 51-56 51-59 0-4-3-4-5-4-4 0-4 1-5 7-7 21-19 48-40 48-6 0-10-4-10-13 0-10 4-19 8-27 7-20 23-63 23-85 0-25-14-42-44-42-28 0-49 18-64 37 0-4-1-17-12-26-10-9-22-11-32-11-34 0-53 25-60 34-1-22-18-34-35-34-18 0-26 15-29 22-6 14-12 36-12 37 0 5 3 4 4 5 5 0 5 0 7-9 7-27 14-46 29-46 6 0 12 3 12 17 0 9-1 14-7 33-8 30-14 60-22 90z"><text:p/></draw:path><draw:path draw:style-name="gr3" draw:text-style-name="P9" svg:width="0.0386in" svg:height="0.0701in" svg:x="1.011in" svg:y="0.0409in" svg:viewBox="0 0 99 179" svg:d="M62 8c0-8-1-8-8-8-18 18-43 18-54 18 0 3 0 6 0 10 7 0 25 0 40-8 0 46 0 91 0 137 0 9 0 13-28 13-3 0-6 0-10 0 0 3 0 6 0 9 6 0 39-1 49-1 8 0 43 1 48 1 0-3 0-6 0-9-3 0-7 0-10 0-27 0-27-4-27-13 0-49 0-100 0-149z"><text:p/></draw:path><draw:path draw:style-name="gr3" draw:text-style-name="P9" svg:width="0.0823in" svg:height="0.0685in" svg:x="1.072in" svg:y="0.0213in" svg:viewBox="0 0 210 175" svg:d="M23 149c-1 5-3 14-3 16 0 7 5 10 11 10 4 0 12-2 14-10 1-1 6-20 8-29 3-12 5-23 9-35 2-9 4-16 6-25 1-7 5-19 5-20 5-12 26-47 62-47 18 0 21 14 21 27 0 23-18 73-24 89-4 10-4 15-4 19 0 18 13 31 32 31 36 0 50-56 50-59 0-4-3-4-4-4-5 0-5 1-7 7-8 26-20 48-38 48-7 0-10-4-10-13 0-10 3-19 6-27 8-20 25-63 25-85 0-27-17-42-46-42-34 0-52 25-59 34-2-22-19-34-36-34-18 0-26 15-29 22-6 13-12 36-12 37 0 5 4 5 6 5 3 0 3 0 6-9 7-27 14-46 28-46 7 0 12 5 12 17 0 9-1 14-6 33-7 30-15 60-23 90z"><text:p/></draw:path><draw:path draw:style-name="gr3" draw:text-style-name="P9" svg:width="0.0465in" svg:height="0.0701in" svg:x="1.1661in" svg:y="0.0409in" svg:viewBox="0 0 119 179" svg:d="M119 130c-3 0-6 0-9 0-1 6-3 22-7 25-2 1-23 1-27 1-17 0-33 0-50 0 29-25 38-32 54-45 20-15 39-33 39-58 0-33-29-53-63-53s-56 23-56 48c0 15 11 16 14 16 7 0 15-5 15-14 0-6-3-15-17-15 9-20 28-25 40-25 27 0 40 21 40 43 0 23-16 42-25 52-22 22-43 42-65 65-2 2-2 2-2 9 37 0 74 0 111 0 2-16 6-33 8-49z"><text:p/></draw:path><draw:path draw:style-name="gr3" draw:text-style-name="P9" svg:width="0.1004in" svg:height="0.1012in" svg:x="1.2701in" svg:y="0in" svg:viewBox="0 0 256 258" svg:d="M136 136c37 0 72 0 108 0 6 0 12 0 12-7 0-8-6-8-12-8-36 0-71 0-108 0 0-36 0-71 0-108 0-5 0-13-7-13-8 0-8 8-8 13 0 37 0 72 0 108-36 0-73 0-109 0-5 0-12 0-12 8 0 7 7 7 12 7 36 0 73 0 109 0 0 37 0 72 0 108 0 6 0 14 8 14 7 0 7-8 7-14 0-36 0-71 0-108z"><text:p/></draw:path><draw:path draw:style-name="gr3" draw:text-style-name="P9" svg:width="0.1244in" svg:height="0.0685in" svg:x="1.4177in" svg:y="0.0213in" svg:viewBox="0 0 317 175" svg:d="M23 149c-1 5-3 14-3 16 0 7 5 10 11 10 4 0 12-2 14-10 1-1 6-20 8-29 3-12 5-23 9-35 2-9 4-16 6-25 1-7 5-19 5-20 5-12 26-47 62-47 18 0 21 14 21 27 0 9-2 20-5 32-4 16-8 30-11 45-2 10-6 19-8 29-1 8-4 21-4 23 0 7 5 10 11 10 12 0 14-9 17-22 6-21 20-77 23-92 1-6 21-52 64-52 17 0 21 13 21 27 0 22-16 66-24 86-3 10-6 14-6 22 0 18 15 31 32 31 37 0 51-56 51-59 0-4-3-4-5-4-3 0-3 1-5 7-7 21-19 48-40 48-6 0-10-4-10-13 0-10 5-19 8-27 7-20 23-63 23-85 0-25-14-42-44-42-28 0-48 18-62 37-2-4-3-17-14-26-8-9-22-11-32-11-34 0-52 25-59 34-2-22-19-34-36-34-18 0-24 15-29 22-6 14-12 36-12 37 0 5 4 5 6 5 3 0 4 0 6-9 7-27 14-46 28-46 6 0 12 3 12 17 0 9-1 14-6 33-7 30-15 60-23 90z"><text:p/></draw:path><draw:path draw:style-name="gr3" draw:text-style-name="P9" svg:width="0.0469in" svg:height="0.0701in" svg:x="1.5539in" svg:y="0.0409in" svg:viewBox="0 0 120 179" svg:d="M120 130c-3 0-6 0-9 0-1 6-4 22-8 25-2 1-23 1-26 1-16 0-33 0-49 0 27-25 37-32 53-45 20-15 39-33 39-58 0-33-29-53-64-53-33 0-56 23-56 48 0 15 12 16 14 16 7 0 15-5 15-14 0-6-1-15-16-15 8-20 27-25 40-25 26 0 41 21 41 43 0 23-17 42-26 52-22 22-43 42-65 65-3 2-3 2-3 9 37 0 75 0 112 0 2-16 6-33 8-49z"><text:p/></draw:path><draw:path draw:style-name="gr3" draw:text-style-name="P9" svg:width="0.0819in" svg:height="0.0685in" svg:x="1.6201in" svg:y="0.0213in" svg:viewBox="0 0 209 175" svg:d="M22 149c-1 5-3 14-3 16 0 7 5 10 11 10 5 0 12-2 14-10 1-1 6-20 8-29 3-12 5-23 9-35 2-9 4-16 6-25 1-7 5-19 5-20 6-12 26-47 63-47 17 0 21 14 21 27 0 23-20 73-25 89-3 10-4 15-4 19 0 18 14 31 31 31 37 0 51-56 51-59 0-4-3-4-4-4-5 0-5 1-6 7-8 26-21 48-39 48-7 0-10-4-10-13 0-10 3-19 7-27 7-20 23-63 23-85 0-27-16-42-44-42-35 0-53 25-60 34-2-22-17-34-35-34s-26 15-30 22c-5 13-11 36-11 37 0 5 3 5 4 5 4 0 5 0 7-9 7-27 14-46 28-46 7 0 12 5 12 17 0 9-1 14-6 33-8 30-15 60-23 90z"><text:p/></draw:path><draw:path draw:style-name="gr3" draw:text-style-name="P9" svg:width="0.0469in" svg:height="0.0701in" svg:x="1.7138in" svg:y="0.0409in" svg:viewBox="0 0 120 179" svg:d="M120 130c-3 0-7 0-10 0-1 6-3 22-7 25-2 1-23 1-27 1-17 0-33 0-50 0 29-25 39-32 54-45 21-15 40-33 40-58 0-33-29-53-64-53-33 0-56 23-56 48 0 15 11 16 14 16 7 0 15-5 15-14 0-6-3-15-17-15 9-20 28-25 40-25 27 0 42 21 42 43 0 23-18 42-26 52-22 22-44 42-66 65-2 2-2 2-2 9 37 0 74 0 111 0 3-16 6-33 9-49z"><text:p/></draw:path><draw:path draw:style-name="gr3" draw:text-style-name="P9" svg:width="0.9091in" svg:height="0.0055in" svg:x="0.8661in" svg:y="0.1504in" svg:viewBox="0 0 2310 15" svg:d="M0 0c770 0 1539 0 2310 0 0 6 0 10 0 15-771 0-1540 0-2310 0 0-5 0-9 0-15z"><text:p/></draw:path><draw:path draw:style-name="gr3" draw:text-style-name="P9" svg:width="0.0823in" svg:height="0.0685in" svg:x="1.1654in" svg:y="0.2283in" svg:viewBox="0 0 210 175" svg:d="M23 149c-1 5-3 14-3 16 0 7 5 10 11 10 4 0 11-3 14-11 2-10 5-19 8-29 2-11 5-23 8-34 2-9 5-17 6-26 2-7 6-18 6-19 5-12 26-47 62-47 18 0 21 14 21 27 0 23-18 73-25 89-3 9-3 15-3 18 0 19 13 32 32 32 36 0 50-56 50-59 0-4-4-4-5-4-4 0-4 1-6 7-8 26-21 48-39 48-7 0-9-4-9-13 0-10 3-19 6-27 8-21 25-63 25-85 0-27-18-42-46-42-34 0-53 25-60 34-1-22-18-34-35-34-18 0-26 15-29 22-6 13-12 36-12 37 0 5 3 4 4 5 5 0 5 0 7-9 7-27 14-46 29-46 7 0 12 5 12 17 0 9-1 13-7 33-8 30-14 60-22 90z"><text:p/></draw:path><draw:path draw:style-name="gr3" draw:text-style-name="P9" svg:width="0.0382in" svg:height="0.0701in" svg:x="1.2642in" svg:y="0.248in" svg:viewBox="0 0 98 179" svg:d="M61 8c0-8 0-8-8-8-18 17-42 18-53 18 0 3 0 6 0 10 7 0 24 0 39-8 0 46 0 91 0 137 0 9 0 13-27 13-3 0-8 0-11 0 0 3 0 6 0 9 6 0 39-1 49-1 8 0 42 1 48 1 0-3 0-6 0-9-3 0-7 0-10 0-27 0-27-4-27-13 0-49 0-100 0-149z"><text:p/></draw:path><draw:path draw:style-name="gr3" draw:text-style-name="P9" svg:width="0.0819in" svg:height="0.0685in" svg:x="1.3252in" svg:y="0.2283in" svg:viewBox="0 0 209 175" svg:d="M22 149c-1 5-3 14-3 16 0 7 5 10 11 10 5 0 12-3 14-11 1 0 6-19 8-29 3-11 5-23 9-34 2-9 4-17 6-26 1-7 5-18 5-19 6-12 26-47 63-47 18 0 21 14 21 27 0 23-20 73-25 89-3 9-4 15-4 18 0 19 14 32 31 32 37 0 51-56 51-59 0-4-3-4-4-4-5 0-5 1-6 7-8 26-21 48-39 48-7 0-10-4-10-13 0-10 4-19 7-27 7-21 23-63 23-85 0-27-16-42-44-42-35 0-53 25-60 34-2-22-17-34-35-34s-26 15-30 22c-5 13-11 36-11 37 0 5 3 5 4 5 4 0 5 0 7-9 7-27 14-46 29-46 7 0 11 5 11 17 0 9-1 13-6 33-8 30-15 60-23 90z"><text:p/></draw:path><draw:path draw:style-name="gr3" draw:text-style-name="P9" svg:width="0.0469in" svg:height="0.0701in" svg:x="1.4185in" svg:y="0.248in" svg:viewBox="0 0 120 179" svg:d="M120 130c-3 0-7 0-10 0 0 6-3 22-7 25-2 1-23 1-26 1-16 0-34 0-51 0 29-25 39-33 54-45 21-16 40-33 40-58 0-33-29-53-64-53-33 0-56 23-56 48 0 14 12 16 14 16 7 0 15-6 15-14 0-6-3-15-17-15 9-20 28-25 40-25 27 0 42 21 42 43 0 23-17 42-26 52-22 20-44 42-66 63-2 4-2 4-2 11 37 0 74 0 111 0 3-16 6-33 9-49z"><text:p/></draw:path></draw:g></text:p>
        </text:list-item>
        <text:list-item>
          <text:p text:style-name="P89">ניתן לדעת כי <draw:g text:anchor-type="as-char" svg:y="-0.0882in" draw:z-index="100" draw:name="Shape140" draw:style-name="gr1"><svg:title>TexMaths</svg:title><svg:desc>11§display§a:= m_1 n_2 + m_2 n_2§svg§600§FALSE§</svg:desc><draw:path draw:style-name="gr2" draw:text-style-name="P8" svg:width="1.2035in" svg:height="0.0953in" svg:x="0.0024in" svg:y="0.0079in" svg:viewBox="0 0 3058 243" svg:d="M0 0c1020 0 2039 0 3058 0 0 81 0 162 0 243-1019 0-2038 0-3058 0 0-81 0-162 0-243z"><text:p/></draw:path><draw:path draw:style-name="gr3" draw:text-style-name="P9" svg:width="0.0693in" svg:height="0.0681in" svg:x="0.0004in" svg:y="0.0213in" svg:viewBox="0 0 177 174" svg:d="M129 25c-7-14-18-25-35-25-46 0-94 57-94 114 0 35 21 60 52 60 7 0 26-1 49-28 4 16 18 28 35 28 15 0 24-8 29-21 7-13 12-36 12-37 0-3-3-3-4-3-5 0-5 1-6 6-6 24-13 48-29 48-10 0-11-11-11-19 0-7 0-10 4-28 4-15 5-20 9-34 4-19 10-36 14-54 2-11 2-12 2-13 0-7-4-11-11-11-10 0-15 9-16 17zM103 126c-2 6-2 8-7 14-17 20-33 27-44 27-19 0-24-22-24-36 0-20 12-67 20-85 13-23 30-37 46-37 25 0 30 32 30 34s-1 4-1 7c-6 25-13 50-20 76z"><text:p/></draw:path><draw:path draw:style-name="gr3" draw:text-style-name="P9" svg:width="0.0157in" svg:height="0.065in" svg:x="0.1303in" svg:y="0.0228in" svg:viewBox="0 0 41 166" svg:d="M41 21c0-11-10-21-21-21s-20 10-20 21 9 20 20 20 21-9 21-20zM41 146c0-10-10-20-21-20s-20 10-20 20c0 11 9 20 20 20s21-9 21-20z"><text:p/></draw:path><draw:path draw:style-name="gr3" draw:text-style-name="P9" svg:width="0.1004in" svg:height="0.035in" svg:x="0.1681in" svg:y="0.03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1244in" svg:height="0.0681in" svg:x="0.3244in" svg:y="0.0213in" svg:viewBox="0 0 317 174" svg:d="M23 148c-1 5-3 14-3 16 0 7 4 10 11 10 4 0 11-3 14-11 2-9 5-18 7-26 3-12 5-24 9-35 2-9 4-17 6-27 2-7 5-18 6-19 5-12 26-47 62-47 18 0 21 14 21 27 0 9-3 20-5 32-4 15-8 29-11 45-2 9-6 19-8 29-2 7-5 20-5 22 0 7 5 10 11 10 12 0 14-10 17-22 6-20 20-77 23-91 1-6 22-52 64-52 17 0 21 13 21 27 0 22-17 67-24 86-4 10-5 15-5 21 0 18 14 31 32 31 37 0 51-55 51-58s-3-3-6-3-3 1-5 6c-6 21-18 48-40 48-6 0-9-5-9-14 0-10 4-17 7-26 8-20 24-63 24-85 0-25-16-42-45-42-30 0-48 18-63 38 0-5-1-18-12-27-10-9-22-11-32-11-35 0-53 25-60 34-2-22-18-34-35-34-18 0-26 15-29 22-6 14-12 36-12 38 0 4 3 4 4 4 5 0 5 0 7-9 7-27 14-46 29-46 5 0 12 3 12 17 0 9-1 13-7 34-8 29-14 59-22 88z"><text:p/></draw:path><draw:path draw:style-name="gr3" draw:text-style-name="P9" svg:width="0.0386in" svg:height="0.0701in" svg:x="0.4654in" svg:y="0.0409in" svg:viewBox="0 0 99 179" svg:d="M62 8c0-8-1-8-9-8-17 17-42 18-53 18 0 3 0 6 0 10 7 0 24 0 40-8 0 45 0 91 0 137 0 9 0 12-28 12-3 0-6 0-10 0 0 3 0 6 0 10 5 0 38-1 49-1 7 0 41 1 48 1 0-4 0-7 0-10-3 0-8 0-11 0-26 0-26-3-26-12 0-50 0-100 0-149z"><text:p/></draw:path><draw:path draw:style-name="gr3" draw:text-style-name="P9" svg:width="0.0819in" svg:height="0.0681in" svg:x="0.5264in" svg:y="0.0213in" svg:viewBox="0 0 209 174" svg:d="M23 148c-1 5-3 14-3 16 0 7 5 10 11 10 4 0 11-3 14-11 2-9 5-18 7-26 3-12 5-24 9-35 2-9 4-17 6-27 2-7 5-18 6-19 5-12 26-47 62-47 18 0 21 14 21 27 0 24-18 73-25 90-3 9-3 14-3 17 0 18 13 31 30 31 37 0 51-55 51-58s-3-3-4-3c-4 0-4 1-6 6-8 26-21 48-39 48-7 0-9-5-9-14 0-10 3-17 6-26 8-20 23-63 23-85 0-27-16-42-44-42-35 0-53 25-60 34-1-22-18-34-35-34-18 0-26 15-29 22-6 13-12 36-12 38 0 4 3 2 4 4 5 0 5 0 7-9 7-27 14-46 29-46 7 0 12 5 12 17 0 9-1 13-7 34-8 29-14 59-22 88z"><text:p/></draw:path><draw:path draw:style-name="gr3" draw:text-style-name="P9" svg:width="0.0469in" svg:height="0.0701in" svg:x="0.6193in" svg:y="0.0409in" svg:viewBox="0 0 120 179" svg:d="M120 130c-3 0-6 0-9 0-1 7-4 21-8 24-2 2-23 2-26 2-16 0-33 0-49 0 27-25 37-32 53-45 20-16 39-33 39-58 0-33-29-53-64-53-33 0-56 23-56 49 0 13 12 15 14 15 7 0 15-4 15-14 0-6-1-15-16-15 8-20 27-25 40-25 26 0 41 21 41 43 0 23-17 42-26 52-22 21-43 42-65 63-3 3-3 3-3 11 37 0 75 0 112 0 2-17 6-33 8-49z"><text:p/></draw:path><draw:path draw:style-name="gr3" draw:text-style-name="P9" svg:width="0.1008in" svg:height="0.1008in" svg:x="0.7232in" svg:y="0in" svg:viewBox="0 0 257 257" svg:d="M136 137c37 0 72 0 108 0 6 0 13 0 13-8s-7-8-13-8c-36 0-71 0-108 0 0-36 0-72 0-108 0-5 0-13-7-13-8 0-8 8-8 13 0 36 0 72 0 108-36 0-71 0-108 0-5 0-13 0-13 8s8 8 13 8c37 0 72 0 108 0 0 35 0 72 0 107 0 5 0 13 8 13 7 0 7-8 7-13 0-35 0-72 0-107z"><text:p/></draw:path><draw:path draw:style-name="gr3" draw:text-style-name="P9" svg:width="0.1244in" svg:height="0.0681in" svg:x="0.8717in" svg:y="0.0213in" svg:viewBox="0 0 317 174" svg:d="M23 148c-1 5-3 14-3 16 0 7 4 10 11 10 4 0 11-3 14-11 2-9 5-18 7-26 3-12 5-24 9-35 2-9 4-17 6-27 2-7 5-18 6-19 5-12 26-47 62-47 18 0 21 14 21 27 0 9-3 20-5 32-4 15-8 29-11 45-2 9-6 19-8 29-2 7-5 20-5 22 0 7 5 10 11 10 12 0 14-10 17-22 6-20 20-77 23-91 1-6 22-52 64-52 17 0 21 13 21 27 0 22-15 67-24 86-4 10-5 15-5 21 0 18 14 31 32 31 37 0 51-55 51-58s-3-3-5-3c-4 0-4 1-6 6-6 21-18 48-40 48-6 0-9-5-9-14 0-10 4-17 7-26 8-20 24-63 24-85 0-25-16-42-45-42-30 0-48 18-63 38 0-5-1-18-12-27-10-9-22-11-32-11-35 0-53 25-60 34-2-22-18-34-35-34-18 0-26 15-29 22-6 14-12 36-12 38 0 4 3 2 4 4 5 0 5 0 7-9 7-27 14-46 29-46 5 0 12 3 12 17 0 9-1 13-7 34-8 29-14 59-22 88z"><text:p/></draw:path><draw:path draw:style-name="gr3" draw:text-style-name="P9" svg:width="0.0465in" svg:height="0.0701in" svg:x="1.0075in" svg:y="0.0409in" svg:viewBox="0 0 119 179" svg:d="M119 130c-3 0-6 0-9 0-1 7-3 21-7 24-2 2-23 2-27 2-17 0-33 0-50 0 29-25 39-32 54-45 21-16 39-33 39-58 0-33-29-53-63-53s-56 23-56 49c0 13 11 15 14 15 7 0 15-4 15-14 0-6-3-15-17-15 9-20 28-25 40-25 27 0 42 21 42 43 0 23-18 42-26 52-22 21-44 42-66 63-2 3-2 3-2 11 37 0 74 0 111 0 2-17 6-33 8-49z"><text:p/></draw:path><draw:path draw:style-name="gr3" draw:text-style-name="P9" svg:width="0.0823in" svg:height="0.0681in" svg:x="1.0732in" svg:y="0.0213in" svg:viewBox="0 0 210 174" svg:d="M23 148c-1 5-3 14-3 16 0 7 5 10 11 10 4 0 11-3 14-11 2-9 5-18 8-26 2-12 5-24 8-35 2-9 4-17 6-27 2-7 5-18 6-19 5-12 26-47 62-47 18 0 21 14 21 27 0 24-18 73-25 90-3 9-3 14-3 17 0 18 13 31 32 31 36 0 50-55 50-58s-4-3-5-3c-4 0-4 1-6 6-8 26-21 48-39 48-7 0-9-5-9-14 0-10 3-17 6-26 8-20 25-63 25-85 0-27-18-42-46-42-34 0-53 25-60 34-1-22-18-34-35-34-18 0-26 15-29 22-6 13-12 36-12 38 0 4 3 2 4 4 5 0 5 0 7-9 7-27 14-46 29-46 7 0 12 5 12 17 0 9-1 13-7 34-8 29-14 59-22 88z"><text:p/></draw:path><draw:path draw:style-name="gr3" draw:text-style-name="P9" svg:width="0.0469in" svg:height="0.0701in" svg:x="1.1669in" svg:y="0.0409in" svg:viewBox="0 0 120 179" svg:d="M120 130c-3 0-6 0-9 0-1 7-4 21-8 24-2 2-23 2-26 2-16 0-33 0-49 0 27-25 37-32 53-45 20-16 39-33 39-58 0-33-29-53-64-53-33 0-56 23-56 49 0 13 12 15 14 15 7 0 15-4 15-14 0-6-1-15-16-15 8-20 27-25 40-25 26 0 41 21 41 43 0 23-17 42-26 52-22 21-43 42-65 63-3 3-3 3-3 11 37 0 75 0 112 0 2-17 6-33 8-49z"><text:p/></draw:path></draw:g><text:s/>שלם כי הוא מורכב ממספרים שלמים, כלומר <draw:g text:anchor-type="as-char" svg:y="-0.1035in" draw:z-index="99" draw:name="Shape141" draw:style-name="gr1"><svg:title>TexMaths</svg:title><svg:desc>11§display§a \in \Z§svg§600§FALSE§</svg:desc><draw:path draw:style-name="gr2" draw:text-style-name="P8" svg:width="0.3469in" svg:height="0.0933in" svg:x="0.0024in" svg:y="0.0075in" svg:viewBox="0 0 882 238" svg:d="M441 238c-147 0-293 0-441 0 0-79 0-159 0-238 294 0 588 0 882 0 0 79 0 159 0 238-147 0-294 0-441 0z"><text:p/></draw:path><draw:path draw:style-name="gr3" draw:text-style-name="P9" svg:width="0.0693in" svg:height="0.0677in" svg:x="0.0004in" svg:y="0.0374in" svg:viewBox="0 0 177 173" svg:d="M129 25c-7-14-18-25-35-25-46 0-94 57-94 113 0 36 22 60 52 60 7 0 26-2 50-28 3 15 17 28 35 28 14 0 23-8 28-20 7-14 12-37 12-38 0-4-3-4-4-4-5 0-5 2-6 8-6 24-13 46-29 46-10 0-11-10-11-17 0-9 0-12 4-28 4-17 6-20 9-34 4-19 10-37 14-54 2-11 2-12 2-13 0-7-4-11-11-11-10 0-15 8-16 17zM103 124c-1 7-1 8-7 14-17 20-33 27-43 27-20 0-25-20-25-35 0-19 12-66 20-85 13-22 30-36 46-36 25 0 30 32 30 34s-1 4-1 6c-6 25-13 50-20 75z"><text:p/></draw:path><draw:path draw:style-name="gr3" draw:text-style-name="P9" svg:width="0.076in" svg:height="0.087in" svg:x="0.1295in" svg:y="0.022in" svg:viewBox="0 0 194 222" svg:d="M179 119c7 0 15 0 15-8s-8-8-15-8c-54 0-109 0-162 0 4-51 48-88 103-88 20 0 40 0 59 0 7 0 15 0 15-7 0-8-8-8-15-8-20 0-40 0-60 0-66 0-119 49-119 111 0 60 53 111 119 111 20 0 40 0 60 0 7 0 15 0 15-8s-8-8-15-8c-19 0-39 0-59 0-55 0-99-37-103-87 53 0 108 0 162 0z"><text:p/></draw:path><draw:path draw:style-name="gr3" draw:text-style-name="P9" svg:width="0.0925in" svg:height="0.1028in" svg:x="0.2646in" svg:y="0.0004in" svg:viewBox="0 0 236 262" svg:d="M220 14c3-5 3-5 3-7 0-7-5-7-13-7-58 0-118 0-176 0-13 0-13 1-14 11-2 18-3 35-6 53 0 1-1 2-1 4 0 6 5 8 8 8s5-4 7-7c1-9 4-25 28-40 22-15 49-16 62-16 11 0 21 0 32 0-49 78-97 157-146 235-4 6-4 6-4 8 0 6 7 6 13 6 66 0 132 0 198 0 12 0 12-1 14-11 3-25 6-50 11-75 0-5-4-7-7-7-6 0-7 3-8 11-6 32-37 69-91 69-19 0-36 0-55 0 48-78 97-157 145-235zM33 13c7 0 14 0 21 0v1c-11 6-18 12-22 17 0-6 1-12 1-18zM165 13c13 0 27 0 40 0-49 79-98 157-147 236-13 0-25 0-38 0 48-79 97-157 145-236zM186 248c10-5 20-14 30-25-1 8-2 12-5 26-8 0-17 0-25 0z"><text:p/></draw:path></draw:g>.</text:p>
        </text:list-item>
        <text:list-item>
          <text:p text:style-name="P89">ניתן לדעת ש־<draw:g text:anchor-type="as-char" svg:y="-0.1055in" draw:z-index="91" draw:name="Shape142" draw:style-name="gr1"><svg:title>TexMaths</svg:title><svg:desc>11§display§b := n_1 n_2 \in \N_+§svg§600§FALSE§</svg:desc><draw:path draw:style-name="gr2" draw:text-style-name="P8" svg:width="0.9953in" svg:height="0.1248in" svg:x="0.0008in" svg:y="0.0079in" svg:viewBox="0 0 2529 318" svg:d="M0 0c843 0 1686 0 2529 0 0 106 0 212 0 318-843 0-1686 0-2529 0 0-106 0-212 0-318z"><text:p/></draw:path><draw:path draw:style-name="gr3" draw:text-style-name="P9" svg:width="0.0555in" svg:height="0.1063in" svg:x="0.0004in" svg:y="0in" svg:viewBox="0 0 142 271" svg:d="M74 4c-2-1 0-4-6-4-9 0-36 3-46 4-3 0-8 0-8 8 0 5 4 5 9 5 19 0 20 2 20 6 0 2-3 16-6 23-11 42-20 84-31 127-5 18-6 24-6 38 0 37 20 60 48 60 47 0 94-57 94-111 0-35-21-63-52-63-17 0-33 12-45 23 10-38 19-77 29-116zM37 150c3-8 3-9 6-13 19-26 36-31 46-31 14 0 24 12 24 36 0 23-12 67-18 81-14 26-31 41-47 41-13 0-25-11-25-40 0-8 0-14 6-39 3-11 5-23 8-35z"><text:p/></draw:path><draw:path draw:style-name="gr3" draw:text-style-name="P9" svg:width="0.0157in" svg:height="0.0654in" svg:x="0.1138in" svg:y="0.0402in" svg:viewBox="0 0 41 167" svg:d="M41 21c0-11-10-21-21-21s-20 10-20 21 9 20 20 20 21-9 21-20zM41 147c0-11-10-21-21-21s-20 10-20 21 9 20 20 20 21-9 21-20z"><text:p/></draw:path><draw:path draw:style-name="gr3" draw:text-style-name="P9" svg:width="0.1004in" svg:height="0.035in" svg:x="0.1516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819in" svg:height="0.0685in" svg:x="0.3083in" svg:y="0.0382in" svg:viewBox="0 0 209 175" svg:d="M23 149c-1 5-3 14-3 16 0 7 4 10 11 10 4 0 11-3 14-11 2-10 5-18 7-28 3-12 5-23 9-35 2-8 4-17 6-26 1-7 5-18 6-19 5-12 26-47 62-47 18 0 21 14 21 27 0 24-18 73-25 90-3 9-3 14-3 19 0 17 13 30 30 30 37 0 51-56 51-59s-3-3-4-3c-4 0-4 1-6 6-8 27-21 49-39 49-7 0-9-5-9-14s3-18 6-27c8-21 23-63 23-85 0-27-16-42-44-42-35 0-53 25-60 34-2-22-18-34-35-34-18 0-26 15-30 22-5 13-11 36-11 38 0 4 3 4 4 4 5 0 5 0 7-9 7-27 14-46 29-46 7 0 12 5 12 17 0 9-1 13-7 34-8 29-14 59-22 89z"><text:p/></draw:path><draw:path draw:style-name="gr3" draw:text-style-name="P9" svg:width="0.0386in" svg:height="0.0701in" svg:x="0.4063in" svg:y="0.0579in" svg:viewBox="0 0 99 179" svg:d="M62 8c0-8 0-8-8-8-18 17-42 18-54 18 0 3 0 6 0 10 7 0 25 0 40-8 0 45 0 91 0 138 0 9 0 12-28 12-3 0-6 0-10 0 0 3 0 7 0 9 6 0 39 0 49 0 8 0 43 0 48 0 0-2 0-6 0-9-3 0-7 0-10 0-27 0-27-3-27-12 0-51 0-101 0-150z"><text:p/></draw:path><draw:path draw:style-name="gr3" draw:text-style-name="P9" svg:width="0.0823in" svg:height="0.0685in" svg:x="0.4677in" svg:y="0.0382in" svg:viewBox="0 0 210 175" svg:d="M23 149c-1 5-3 14-3 16 0 7 5 10 11 10 4 0 12-3 14-11 1 0 6-18 8-28 3-12 5-23 9-35 2-8 4-17 6-26 1-7 5-18 5-19 5-12 26-47 62-47 18 0 21 14 21 27 0 24-18 73-24 90-4 9-4 14-4 19 0 17 13 30 32 30 36 0 50-56 50-59s-3-3-4-3c-5 0-5 1-7 6-8 27-20 49-38 49-7 0-10-5-10-14s3-18 6-27c8-21 25-63 25-85 0-27-17-42-46-42-34 0-52 25-59 34-2-22-19-34-36-34-18 0-26 15-29 22-6 13-12 36-12 38 0 4 4 4 6 4 3 0 3 0 6-9 7-27 14-46 28-46 7 0 12 5 12 17 0 9-1 13-6 34-7 29-15 59-23 89z"><text:p/></draw:path><draw:path draw:style-name="gr3" draw:text-style-name="P9" svg:width="0.0465in" svg:height="0.0701in" svg:x="0.561in" svg:y="0.0579in" svg:viewBox="0 0 119 179" svg:d="M119 130c-3 0-6 0-9 0-1 7-3 22-7 26-2 1-23 1-27 1-17 0-33 0-50 0 29-26 38-33 54-46 20-16 39-33 39-58 0-33-29-53-63-53s-56 23-56 49c0 13 11 15 14 15 7 0 15-4 15-14 0-6-3-15-17-15 9-20 27-25 40-25 27 0 40 21 40 43 0 23-16 42-25 52-22 21-43 42-65 64-2 3-2 3-2 10 37 0 74 0 111 0 2-16 6-32 8-49z"><text:p/></draw:path><draw:path draw:style-name="gr3" draw:text-style-name="P9" svg:width="0.076in" svg:height="0.0874in" svg:x="0.6772in" svg:y="0.0232in" svg:viewBox="0 0 194 223" svg:d="M180 120c7 0 14 0 14-7 0-8-7-8-14-8-55 0-108 0-163 0 4-52 48-90 103-90 20 0 41 0 60 0 7 0 14 0 14-7 0-8-7-8-14-8-20 0-40 0-61 0-66 0-119 51-119 113 0 61 53 110 119 110 21 0 41 0 61 0 7 0 14 0 14-8s-7-8-14-8c-19 0-40 0-60 0-55 0-99-35-103-87 55 0 108 0 163 0z"><text:p/></draw:path><draw:path draw:style-name="gr3" draw:text-style-name="P9" svg:width="0.1028in" svg:height="0.1063in" svg:x="0.8126in" svg:y="0.002in" svg:viewBox="0 0 262 271" svg:d="M33 35c0 63 0 126 0 188 0 20-2 27-22 27-4 0-11 0-11 7s6 7 13 7c20 0 40 0 60 0 7 0 13 0 13-7s-7-7-12-7c-21 0-24-8-24-28 0-59 0-117 0-176 56 73 111 147 167 220 3 4 5 5 8 5 6 0 6-6 6-12 0-73 0-145 0-218 0-21 3-27 22-28 2 0 9 0 9-6 0-7-7-7-13-7-19 0-38 0-56 0-8 0-14 0-14 7 0 6 7 6 11 6 22 1 26 9 26 29 0 40 0 80 0 121-40-53-78-105-118-157-3-6-4-6-13-6-22 0-45 0-67 0-8 0-14 0-14 7 0 6 6 6 8 6 11 1 19 8 22 12-1 4-1 5-1 10zM218 245c-56-74-112-148-168-222-4-4-4-5-8-10 15 0 31 0 46 0 43 59 87 117 130 176 0 18 0 37 0 56z"><text:p/></draw:path><draw:path draw:style-name="gr3" draw:text-style-name="P9" svg:width="0.078in" svg:height="0.078in" svg:x="0.926in" svg:y="0.0626in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 כי הוא מורכב ממכפלה של טבעיים, אשר היא טבעית, לכן <draw:g text:anchor-type="as-char" svg:y="-0.1055in" draw:z-index="98" draw:name="Shape143" draw:style-name="gr1"><svg:title>TexMaths</svg:title><svg:desc>11§display§b \in \N_+§svg§600§FALSE§</svg:desc><draw:path draw:style-name="gr2" draw:text-style-name="P8" svg:width="0.4307in" svg:height="0.1252in" svg:x="0.0004in" svg:y="0.0079in" svg:viewBox="0 0 1095 319" svg:d="M0 0c365 0 730 0 1095 0 0 106 0 213 0 319-365 0-730 0-1095 0 0-106 0-213 0-319z"><text:p/></draw:path><draw:path draw:style-name="gr3" draw:text-style-name="P9" svg:width="0.0555in" svg:height="0.1071in" svg:x="0in" svg:y="0in" svg:viewBox="0 0 142 273" svg:d="M74 4c-3-1 0-4-6-4-9 0-36 3-46 4-3 0-8 0-8 8 0 5 4 5 9 5 19 0 20 2 20 6 0 2-3 16-6 23-11 42-21 85-32 127-4 19-5 26-5 39 0 37 20 61 48 61 47 0 94-58 94-113 0-35-21-63-52-63-17 0-33 12-45 23 10-38 19-77 29-116zM37 150c3-8 3-9 6-13 19-26 36-31 46-31 14 0 24 12 24 36 0 23-12 68-18 82-14 26-31 41-47 41-13 0-25-11-25-40 0-8 0-14 6-39 3-12 5-24 8-36z"><text:p/></draw:path><draw:path draw:style-name="gr3" draw:text-style-name="P9" svg:width="0.0756in" svg:height="0.0878in" svg:x="0.1126in" svg:y="0.0232in" svg:viewBox="0 0 193 224" svg:d="M180 120c7 0 13 0 13-7 0-8-6-8-13-8-55 0-109 0-164 0 5-52 50-90 104-90 20 0 40 0 60 0 7 0 13 0 13-7 0-8-6-8-13-8-21 0-40 0-61 0-66 0-119 51-119 113 0 61 53 111 119 111 21 0 40 0 61 0 7 0 13 0 13-8 0-7-6-7-13-7-20 0-40 0-60 0-54 0-99-37-104-89 55 0 109 0 164 0z"><text:p/></draw:path><draw:path draw:style-name="gr3" draw:text-style-name="P9" svg:width="0.1028in" svg:height="0.1071in" svg:x="0.2476in" svg:y="0.002in" svg:viewBox="0 0 262 273" svg:d="M33 35c0 63 0 126 0 189 0 20-2 28-22 28-4 0-11 0-11 6 0 7 7 7 13 7 20 0 40 0 60 0 7 0 13 0 13-7 0-6-7-6-12-6-21 0-25-9-25-29 0-59 0-118 0-177 57 74 111 147 168 221 3 4 5 6 7 6 7 0 7-7 7-13 0-72 0-146 0-219 0-21 3-27 22-28 2 0 9 0 9-6 0-7-7-7-14-7-18 0-37 0-56 0-7 0-13 0-13 7 0 6 7 6 11 6 22 1 25 9 25 29 0 41 0 80 0 121-39-53-78-105-117-157-3-6-5-6-13-6-22 0-45 0-67 0-8 0-14 0-14 7 0 6 6 6 8 6 11 1 19 8 22 12-1 4-1 5-1 10zM218 246c-56-74-112-149-169-223-3-4-3-5-7-10 15 0 31 0 46 0 43 59 87 118 130 177 0 19 0 37 0 56z"><text:p/></draw:path><draw:path draw:style-name="gr3" draw:text-style-name="P9" svg:width="0.078in" svg:height="0.0783in" svg:x="0.361in" svg:y="0.0626in" svg:viewBox="0 0 199 200" svg:d="M107 107c27 0 55 0 82 0 3 0 10 0 10-7 0-6-7-6-10-6-27 0-55 0-82 0 0-28 0-56 0-84 0-3 0-10-7-10s-7 7-7 10c0 28 0 56 0 84-27 0-56 0-83 0-3 0-10 0-10 5 0 8 7 8 10 8 27 0 56 0 83 0 0 28 0 55 0 83 0 3 0 10 7 10s7-7 7-10c0-28 0-55 0-83z"><text:p/></draw:path></draw:g>. </text:p>
        </text:list-item>
        <text:list-item>
          <text:p text:style-name="P89">נסכם – ניתן לדעת כי <draw:g text:anchor-type="as-char" svg:y="-0.1071in" draw:z-index="97" draw:name="Shape144" draw:style-name="gr1"><svg:title>TexMaths</svg:title><svg:desc>11§display§\exists a \in \Z. \exists b \in \N_+. q_1 + q_2 = \tfrac{a}{b}§svg§600§FALSE§</svg:desc><draw:path draw:style-name="gr2" draw:text-style-name="P8" svg:width="1.8134in" svg:height="0.1437in" svg:x="0.0004in" svg:y="0.0071in" svg:viewBox="0 0 4607 366" svg:d="M2304 366c-768 0-1536 0-2304 0 0-122 0-244 0-366 1536 0 3071 0 4607 0 0 122 0 244 0 366-768 0-1536 0-2303 0z"><text:p/></draw:path><draw:path draw:style-name="gr3" draw:text-style-name="P9" svg:width="0.0673in" svg:height="0.1043in" svg:x="0.0012in" svg:y="0.0012in" svg:viewBox="0 0 172 266" svg:d="M172 14c0-13-1-14-14-14-48 0-96 0-145 0-6 0-13 0-13 8 0 7 7 7 13 7 48 0 96 0 143 0 0 38 0 74 0 112-46 0-91 0-137 0-7 0-15 0-15 7 0 8 8 8 15 8 46 0 91 0 137 0 0 36 0 73 0 109-47 0-95 0-143 0-6 0-13 0-13 8 0 7 7 7 13 7 49 0 97 0 145 0 13 0 14-1 14-13 0-79 0-159 0-239z"><text:p/></draw:path><draw:path draw:style-name="gr3" draw:text-style-name="P9" svg:width="0.0693in" svg:height="0.0685in" svg:x="0.0831in" svg:y="0.0394in" svg:viewBox="0 0 177 175" svg:d="M129 25c-7-14-18-25-35-25-46 0-94 57-94 113 0 37 22 62 52 62 7 0 27-1 50-29 4 17 17 29 36 29 13 0 22-9 28-21 7-14 11-37 11-38 0-4-3-4-4-4-4 0-5 1-6 7-6 25-13 48-28 48-11 0-12-11-12-18 0-8 1-11 5-28 3-16 4-21 8-35 4-18 10-36 14-54 2-11 2-12 2-13 0-7-4-10-11-10-9 0-14 8-16 16zM105 125c-3 7-3 8-8 15-18 21-33 27-44 27-20 0-25-22-25-36 0-20 13-67 22-85 12-23 28-37 44-37 25 0 30 32 30 34s0 4-1 7c-6 25-12 50-18 75z"><text:p/></draw:path><draw:path draw:style-name="gr3" draw:text-style-name="P9" svg:width="0.076in" svg:height="0.087in" svg:x="0.2126in" svg:y="0.0244in" svg:viewBox="0 0 194 222" svg:d="M179 120c7 0 15 0 15-8 0-7-8-7-15-7-55 0-109 0-164 0 6-52 50-90 104-90 20 0 41 0 60 0 7 0 15 0 15-7 0-8-8-8-15-8-19 0-40 0-60 0-66 0-119 51-119 112 0 62 53 110 119 110 20 0 41 0 60 0 7 0 15 0 15-6 0-8-8-8-15-8-19 0-40 0-60 0-54 0-98-36-104-88 55 0 109 0 164 0z"><text:p/></draw:path><draw:path draw:style-name="gr3" draw:text-style-name="P9" svg:width="0.0921in" svg:height="0.1031in" svg:x="0.348in" svg:y="0.0016in" svg:viewBox="0 0 235 263" svg:d="M220 14c3-5 3-5 3-6 0-8-5-8-12-8-59 0-117 0-177 0-13 0-13 1-14 11-2 18-3 35-6 53 0 1-1 3-1 4 0 6 5 8 8 8s5-2 7-6c1-9 4-26 28-40 22-15 49-16 62-16 11 0 21 0 32 0-49 78-97 158-146 236-4 4-4 5-4 6 0 7 7 7 13 7 66 0 133 0 199 0 11 0 11 0 14-10 3-25 6-49 9-75 0-4-3-7-6-7-6 0-7 4-8 12-6 32-36 67-91 67-19 0-36 0-55 0 48-78 97-158 145-236zM33 14c7 0 14 0 21 0-11 6-18 12-22 17 0-6 1-11 1-17zM165 14c13 0 26 0 40 0-49 78-98 158-147 236-13 0-25 0-38 0 48-78 97-158 145-236zM186 250c11-7 21-14 30-26-1 8-3 13-4 26-8 0-17 0-26 0z"><text:p/></draw:path><draw:path draw:style-name="gr3" draw:text-style-name="P9" svg:width="0.0157in" svg:height="0.0157in" svg:x="0.4583in" svg:y="0.0898in" svg:viewBox="0 0 41 41" svg:d="M41 21c0-11-9-21-20-21-12 0-21 10-21 21s9 20 21 20c11 0 20-9 20-20z"><text:p/></draw:path><draw:path draw:style-name="gr3" draw:text-style-name="P9" svg:width="0.0673in" svg:height="0.1043in" svg:x="0.4961in" svg:y="0.0012in" svg:viewBox="0 0 172 266" svg:d="M172 14c0-13-1-14-14-14-48 0-96 0-145 0-6 0-13 0-13 8 0 7 7 7 13 7 48 0 96 0 143 0 0 38 0 74 0 112-46 0-91 0-137 0-7 0-13 0-13 7 0 8 6 8 13 8 46 0 91 0 137 0 0 36 0 73 0 109-47 0-95 0-143 0-6 0-13 0-13 8 0 7 7 7 13 7 49 0 97 0 145 0 13 0 14-1 14-13 0-79 0-159 0-239z"><text:p/></draw:path><draw:path draw:style-name="gr3" draw:text-style-name="P9" svg:width="0.0555in" svg:height="0.1063in" svg:x="0.5791in" svg:y="0.0012in" svg:viewBox="0 0 142 271" svg:d="M75 4c-2-1 0-4-6-4-8 0-37 3-47 4-3 0-8 0-8 8 0 5 5 5 10 5 19 0 19 2 19 6 0 2-3 16-4 24-11 42-21 84-32 126-5 18-7 25-7 38 0 37 21 60 50 60 45 0 92-56 92-111 0-36-20-63-51-63-17 0-34 12-45 24 10-40 19-78 29-117zM39 151c2-9 2-10 5-15 19-25 36-30 46-30 15 0 24 12 24 36 0 23-12 67-19 80-12 27-31 41-45 41s-27-11-27-40c0-5 0-13 7-37 3-12 5-24 9-35z"><text:p/></draw:path><draw:path draw:style-name="gr3" draw:text-style-name="P9" svg:width="0.076in" svg:height="0.087in" svg:x="0.6921in" svg:y="0.0244in" svg:viewBox="0 0 194 222" svg:d="M180 120c6 0 14 0 14-8 0-7-8-7-14-7-55 0-108 0-163 0 4-52 48-90 103-90 20 0 41 0 60 0 6 0 14 0 14-7 0-8-8-8-14-8-20 0-40 0-61 0-66 0-119 51-119 112 0 62 53 110 119 110 21 0 41 0 61 0 6 0 14 0 14-6 0-8-8-8-14-8-19 0-40 0-60 0-55 0-99-36-103-88 55 0 108 0 163 0z"><text:p/></draw:path><draw:path draw:style-name="gr3" draw:text-style-name="P9" svg:width="0.1024in" svg:height="0.1063in" svg:x="0.8276in" svg:y="0.0016in" svg:viewBox="0 0 261 271" svg:d="M33 35c0 63 0 126 0 187 0 21-3 28-23 28-3 0-10 1-10 6 0 7 6 7 13 7 20 0 40 0 60 0 6 0 13 0 13-7 0-5-7-6-12-6-21 0-24-9-24-29 0-58 0-116 0-175 56 73 111 147 167 219 3 5 5 6 7 6 7 0 7-6 7-12 0-73 0-146 0-218 0-21 3-27 21-27 2 0 9-1 9-6 0-8-6-8-12-8-19 0-38 0-56 0-8 0-14 0-14 8 0 6 7 6 11 6 21 0 25 8 25 29 0 40 0 79 0 120-39-53-79-105-117-157-3-6-4-6-13-6-23 0-45 0-68 0-7 0-13 0-13 8 0 5 6 6 8 6 11 1 18 7 22 11-1 4-1 5-1 10zM218 244c-56-73-112-147-168-221-5-4-5-5-8-9 15 0 30 0 45 0 44 59 87 117 131 175 0 19 0 37 0 55z"><text:p/></draw:path><draw:path draw:style-name="gr3" draw:text-style-name="P9" svg:width="0.078in" svg:height="0.078in" svg:x="0.9406in" svg:y="0.0634in" svg:viewBox="0 0 199 199" svg:d="M106 107c27 0 56 0 83 0 4 0 10 0 10-7 0-6-6-6-10-6-27 0-56 0-83 0 0-28 0-57 0-84 0-3 0-10-6-10-8 0-8 7-8 10 0 27 0 56 0 84-27 0-55 0-82 0-3 0-10 0-10 5 0 8 6 8 10 8 27 0 55 0 82 0 0 27 0 55 0 82 0 4 0 10 7 10s7-6 7-10c0-27 0-55 0-82z"><text:p/></draw:path><draw:path draw:style-name="gr3" draw:text-style-name="P9" svg:width="0.0157in" svg:height="0.0157in" svg:x="1.0469in" svg:y="0.0898in" svg:viewBox="0 0 41 41" svg:d="M41 21c0-11-9-21-20-21-12 0-21 10-21 21s9 20 21 20c11 0 20-9 20-20z"><text:p/></draw:path><draw:path draw:style-name="gr3" draw:text-style-name="P9" svg:width="0.0626in" svg:height="0.0957in" svg:x="1.0819in" svg:y="0.0394in" svg:viewBox="0 0 160 244" svg:d="M160 4c0-1-2-3-4-3-4 0-20 16-26 27-9-21-24-28-36-28-46 0-94 57-94 113 0 39 23 62 52 62 16 0 32-9 45-23-3 14-16 66-18 68-2 11-5 12-27 13-5 0-9 0-9 8 2 1 0 3 5 3 13 0 26-1 39-1s26 1 40 1c2 0 6 0 6-7 0-4-3-4-10-4-18 0-18-3-18-6s1-6 2-9c17-71 35-142 53-214zM53 167c-23 0-25-29-25-36 0-19 12-61 18-77 11-29 32-45 48-45 25 0 30 32 30 34s-21 87-22 88c-6 11-27 36-49 36z"><text:p/></draw:path><draw:path draw:style-name="gr3" draw:text-style-name="P9" svg:width="0.0386in" svg:height="0.0701in" svg:x="1.1559in" svg:y="0.0579in" svg:viewBox="0 0 99 179" svg:d="M62 8c0-8-1-8-9-8-17 18-42 18-53 18 0 3 0 6 0 10 7 0 24 0 40-8 0 46 0 91 0 137 0 9 0 12-28 12-3 0-6 0-10 0 0 4 0 7 0 10 5 0 38-1 49-1 7 0 41 1 48 1 0-3 0-6 0-10-3 0-8 0-11 0-26 0-26-3-26-12 0-50 0-100 0-149z"><text:p/></draw:path><draw:path draw:style-name="gr3" draw:text-style-name="P9" svg:width="0.1004in" svg:height="0.1004in" svg:x="1.2547in" svg:y="0.0181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3" draw:text-style-name="P9" svg:width="0.0626in" svg:height="0.0957in" svg:x="1.4043in" svg:y="0.0394in" svg:viewBox="0 0 160 244" svg:d="M160 4c0-1-2-3-4-3-4 0-20 16-26 27-9-21-24-28-36-28-46 0-94 57-94 113 0 39 23 62 52 62 16 0 32-9 45-23-3 14-17 66-18 68-2 11-5 12-27 13-5 0-9 0-9 8 2 1 0 3 5 3 13 0 26-1 39-1s26 1 40 1c2 0 6 0 6-7 0-4-3-4-10-4-18 0-18-3-18-6s1-6 2-9c17-71 35-142 53-214zM53 167c-23 0-25-29-25-36 0-19 11-61 17-77 12-29 33-45 49-45 25 0 30 32 30 34s-22 87-23 88c-5 11-27 36-48 36z"><text:p/></draw:path><draw:path draw:style-name="gr3" draw:text-style-name="P9" svg:width="0.0465in" svg:height="0.0701in" svg:x="1.4732in" svg:y="0.0579in" svg:viewBox="0 0 119 179" svg:d="M119 130c-3 0-6 0-9 0-1 6-3 22-7 25-2 1-23 1-27 1-17 0-33 0-50 0 29-25 38-33 54-45 20-16 39-33 39-58 0-33-29-53-63-53s-56 23-56 48c0 15 11 16 14 16 7 0 15-5 15-14 0-6-3-15-17-15 9-20 28-25 40-25 27 0 40 21 40 43 0 23-16 42-25 52-22 20-43 41-65 63-2 4-2 4-2 11 37 0 74 0 111 0 2-16 6-33 8-49z"><text:p/></draw:path><draw:path draw:style-name="gr3" draw:text-style-name="P9" svg:width="0.1008in" svg:height="0.035in" svg:x="1.5854in" svg:y="0.050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0543in" svg:height="0.0476in" svg:x="1.7622in" svg:y="0in" svg:viewBox="0 0 139 122" svg:d="M98 17c-6-9-14-17-28-17-35 0-70 39-70 77 0 26 18 45 42 45 14 0 27-9 37-19 6 16 21 19 29 19 10 0 16-6 21-14 6-11 10-27 10-28 0-3-4-3-5-3-4 0-4 1-6 9-3 13-8 28-19 28-8 0-10-5-10-13 0-4 2-14 4-21 3-7 5-18 6-24 2-6 3-14 5-21 3-7 6-20 6-21 0-6-6-8-10-8s-10 3-12 11zM80 86c-1 8-7 13-13 17-2 3-13 11-25 11-10 0-20-6-20-26 0-14 8-44 14-55 12-21 27-25 34-25 19 0 25 21 25 23 0 1-1 3-1 4-5 17-9 34-14 51z"><text:p/></draw:path><draw:path draw:style-name="gr3" draw:text-style-name="P9" svg:width="0.0657in" svg:height="0.0055in" svg:x="1.7555in" svg:y="0.0657in" svg:viewBox="0 0 168 15" svg:d="M85 15c-29 0-56 0-85 0 0-5 0-9 0-15 56 0 112 0 168 0 0 6 0 10 0 15-27 0-56 0-83 0z"><text:p/></draw:path><draw:path draw:style-name="gr3" draw:text-style-name="P9" svg:width="0.0429in" svg:height="0.0744in" svg:x="1.7689in" svg:y="0.0839in" svg:viewBox="0 0 110 190" svg:d="M54 8c0-1 1-4 1-5s-1-3-4-3c-6 0-29 2-36 2-2 1-5 1-5 7 0 4 3 4 7 4 13 0 13 1 13 4 0 2-2 13-5 18-2 9-4 17-6 26-2 8-17 68-18 71-1 7-1 10-1 13 0 28 18 45 40 45 34 0 70-37 70-77 0-32-22-45-41-45-14 0-26 8-34 16 7-26 12-51 19-76zM40 183c-14 0-21-12-21-28 0-10 3-20 11-49 1-6 1-6 6-12 10-13 22-18 32-18 11 0 20 8 20 26 0 11-5 39-14 54-7 13-20 27-34 27z"><text:p/></draw:path></draw:g>, <text:span text:style-name="T47">שעונה על הגדרת הרציונלים ולכן הטענה הוכחה. </text:span></text:p>
        </text:list-item>
      </text:list>
      <text:h text:style-name="Heading_20_4" text:outline-level="4">חלק שני – חיסור רציונלים</text:h>
      <text:list text:style-name="L18">
        <text:list-item>
          <text:p text:style-name="P90">צ.ל.:</text:p>
          <text:p text:style-name="P91"><draw:g text:anchor-type="as-char" svg:y="-0.1063in" draw:z-index="10" draw:name="Shape145" draw:style-name="gr1"><svg:title>TexMaths</svg:title><svg:desc>11§display§\forall q_1, q_2 \in \Q. q_1 - q_2 \in \Q§svg§600§FALSE§</svg:desc><draw:path draw:style-name="gr2" draw:text-style-name="P8" svg:width="1.5126in" svg:height="0.1201in" svg:x="0.0083in" svg:y="0.0075in" svg:viewBox="0 0 3843 306" svg:d="M1923 306c-642 0-1282 0-1923 0 0-102 0-204 0-306 1281 0 2562 0 3843 0 0 102 0 204 0 306-640 0-1280 0-1920 0z"><text:p/></draw:path><draw:path draw:style-name="gr3" draw:text-style-name="P9" svg:width="0.0846in" svg:height="0.1079in" svg:x="0.0004in" svg:y="0.0024in" svg:viewBox="0 0 216 275" svg:d="M213 14c3-4 3-5 3-6 0-5-4-8-8-8-6 0-8 4-10 9-11 28-21 56-32 85-38 0-78 0-117 0-11-29-22-57-33-85-1-6-3-9-8-9-4 0-8 3-8 8 1 2 0 1 2 6 32 84 65 168 97 251 2 6 3 10 9 10 5 0 6-4 9-9 31-83 64-168 96-252zM55 109c35 0 70 0 106 0-18 45-36 91-53 137-18-46-35-92-53-137z"><text:p/></draw:path><draw:path draw:style-name="gr3" draw:text-style-name="P9" svg:width="0.0618in" svg:height="0.0957in" svg:x="0.0913in" svg:y="0.0406in" svg:viewBox="0 0 158 244" svg:d="M158 4c0-2-1-4-3-4-4 0-20 15-26 28-9-21-25-28-37-28-45 0-92 57-92 113 0 38 22 62 51 62 16 0 31-10 45-23-4 13-16 64-17 67-3 11-6 13-28 13-5 0-9 0-9 8 2 2 0 4 5 4 12 0 26-1 39-1s26 1 39 1c3 0 7 0 7-7 0-5-3-5-10-5-19 0-19-3-19-6 0-2 1-5 3-8 17-70 35-142 52-214zM52 166c-23 0-26-29-26-36 0-19 12-61 19-77 12-29 32-44 47-44 26 0 31 31 31 34 0 2-21 86-22 88-6 11-27 35-49 35z"><text:p/></draw:path><draw:path draw:style-name="gr3" draw:text-style-name="P9" svg:width="0.0386in" svg:height="0.0697in" svg:x="0.1646in" svg:y="0.0598in" svg:viewBox="0 0 99 178" svg:d="M62 7c0-7-2-7-9-7-17 17-42 17-53 17 0 3 0 6 0 9 7 0 24 0 40-7 0 45 0 91 0 137 0 9 0 14-28 14-3 0-7 0-10 0 0 2 0 5 0 8 5 0 39-1 49-1 7 0 41 1 48 1 0-3 0-6 0-8-3 0-8 0-11 0-26 0-26-5-26-14 0-50 0-100 0-149z"><text:p/></draw:path><draw:path draw:style-name="gr3" draw:text-style-name="P9" svg:width="0.0173in" svg:height="0.0449in" svg:x="0.2343in" svg:y="0.0909in" svg:viewBox="0 0 45 115" svg:d="M45 40c0-26-10-40-24-40-13 0-21 9-21 20s8 21 21 21c4 0 10-2 13-6 1 0 1-1 2-1 0 2 1 1 1 6 0 28-14 51-26 65-4 4-4 5-4 6 0 2 2 4 3 4 4 0 35-30 35-75z"><text:p/></draw:path><draw:path draw:style-name="gr3" draw:text-style-name="P9" svg:width="0.0622in" svg:height="0.0957in" svg:x="0.2949in" svg:y="0.0406in" svg:viewBox="0 0 159 244" svg:d="M159 4c0-2-1-4-4-4s-19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3" draw:text-style-name="P9" svg:width="0.0469in" svg:height="0.0697in" svg:x="0.3634in" svg:y="0.0598in" svg:viewBox="0 0 120 178" svg:d="M120 130c-3 0-6 0-9 0-1 5-3 22-8 24-2 2-22 2-26 2-17 0-33 0-50 0 29-25 38-33 54-46 20-15 39-32 39-58 0-32-29-52-63-52s-57 23-57 47c0 15 12 16 15 16 6 0 15-5 15-15 0-4-3-14-17-14 9-19 27-25 40-25 27 0 40 22 40 43 0 24-16 43-25 52-22 20-43 42-65 64-3 3-3 4-3 10 37 0 75 0 112 0 2-16 6-33 8-48z"><text:p/></draw:path><draw:path draw:style-name="gr3" draw:text-style-name="P9" svg:width="0.076in" svg:height="0.087in" svg:x="0.4799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0.6161in" svg:y="0.0004in" svg:viewBox="0 0 275 340" svg:d="M172 274c55-11 103-54 103-134 0-97-68-140-138-140-71 0-137 44-137 140 0 81 49 120 95 132 17 40 56 68 103 68 20 0 41-4 60-12 8-2 11-4 11-9 0-4-3-6-6-6-1 0-1 0-3 0-11 3-16 3-21 3-37 0-59-22-67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3" draw:text-style-name="P9" svg:width="0.0157in" svg:height="0.0157in" svg:x="0.7425in" svg:y="0.0909in" svg:viewBox="0 0 41 41" svg:d="M41 20c0-11-10-20-21-20s-20 9-20 20 9 21 20 21 21-10 21-21z"><text:p/></draw:path><draw:path draw:style-name="gr3" draw:text-style-name="P9" svg:width="0.0622in" svg:height="0.0957in" svg:x="0.7772in" svg:y="0.0406in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3" draw:text-style-name="P9" svg:width="0.0382in" svg:height="0.0697in" svg:x="0.8508in" svg:y="0.0598in" svg:viewBox="0 0 98 178" svg:d="M60 7c0-7 0-7-7-7-18 17-42 17-53 17 0 3 0 6 0 9 7 0 24 0 38-7 0 45 0 91 0 137 0 9 0 14-26 14-3 0-8 0-11 0 0 2 0 5 0 8 6 0 39-1 48-1s43 1 49 1c0-3 0-6 0-8-3 0-7 0-10 0-28 0-28-5-28-14 0-50 0-100 0-149z"><text:p/></draw:path><draw:path draw:style-name="gr3" draw:text-style-name="P9" svg:width="0.0921in" svg:height="0.0055in" svg:x="0.9539in" svg:y="0.0665in" svg:viewBox="0 0 235 15" svg:d="M222 15c7 0 13 0 13-7 0-8-6-8-13-8-69 0-140 0-209 0-6 0-13 0-13 8 0 7 7 7 13 7 69 0 140 0 209 0z"><text:p/></draw:path><draw:path draw:style-name="gr3" draw:text-style-name="P9" svg:width="0.0622in" svg:height="0.0957in" svg:x="1.0996in" svg:y="0.0406in" svg:viewBox="0 0 159 244" svg:d="M159 4c0-2-1-4-4-4-4 0-20 15-26 28-8-21-23-28-36-28-46 0-93 57-93 113 0 38 23 62 51 62 17 0 31-10 46-23-4 13-17 64-18 67-3 11-6 13-27 13-6 0-9 0-9 8 1 2 0 4 4 4 13 0 27-1 39-1 13 0 27 1 40 1 2 0 7 0 7-7 0-5-4-5-10-5-19 0-19-3-19-6 0-2 2-5 2-8 17-70 36-142 53-214zM52 166c-23 0-25-29-25-36 0-19 11-61 18-77 12-29 32-44 48-44 26 0 31 31 31 34 0 2-22 86-23 88-5 11-27 35-49 35z"><text:p/></draw:path><draw:path draw:style-name="gr3" draw:text-style-name="P9" svg:width="0.0469in" svg:height="0.0697in" svg:x="1.1681in" svg:y="0.0598in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3" draw:text-style-name="P9" svg:width="0.076in" svg:height="0.087in" svg:x="1.2846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1.4209in" svg:y="0.0004in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1 276c11 1 25 1 26 1 2 0 10 0 21-1 10 26 29 40 48 48 4 1 4 1 4 2-4 0-7 0-12 0-33 0-66-15-87-50z"><text:p/></draw:path></draw:g></text:p>
        </text:list-item>
        <text:list-item>
          <text:p text:style-name="P92">ידוע ש־<draw:g text:anchor-type="as-char" svg:y="-0.072in" draw:z-index="5" draw:name="Shape146" draw:style-name="gr1"><svg:title>TexMaths</svg:title><svg:desc>11§display§-q_2§svg§600§FALSE§</svg:desc><draw:path draw:style-name="gr2" draw:text-style-name="P8" svg:width="0.2228in" svg:height="0.0799in" svg:x="0.0004in" svg:y="0.0075in" svg:viewBox="0 0 567 204" svg:d="M0 0c189 0 378 0 567 0 0 68 0 136 0 204-189 0-378 0-567 0 0-68 0-136 0-204z"><text:p/></draw:path><draw:path draw:style-name="gr3" draw:text-style-name="P9" svg:width="0.0921in" svg:height="0.0055in" svg:x="0.0051in" svg:y="0.0256in" svg:viewBox="0 0 235 15" svg:d="M222 15c7 0 13 0 13-7 0-8-6-8-13-8-70 0-140 0-209 0-6 0-13 0-13 8 0 7 7 7 13 7 69 0 139 0 209 0z"><text:p/></draw:path><draw:path draw:style-name="gr3" draw:text-style-name="P9" svg:width="0.0618in" svg:height="0.0953in" svg:x="0.1165in" svg:y="0in" svg:viewBox="0 0 158 243" svg:d="M158 4c0-2-1-4-3-4-4 0-20 15-26 27-9-20-25-27-37-27-45 0-92 57-92 113 0 36 22 60 51 60 16 0 31-10 45-23-4 13-16 65-18 69-2 10-5 12-27 12-5 0-9 0-9 8 2 1 0 4 5 4 12 0 26-1 39-1s26 1 39 1c3 0 7 0 7-8 0-4-3-4-10-4-19 0-19-2-19-5 0-4 1-6 3-9 17-71 35-141 52-213zM52 164c-23 0-25-29-25-36 0-17 11-59 18-75 12-29 32-44 47-44 26 0 31 30 31 34 0 2-21 84-23 86-5 11-26 35-48 35z"><text:p/></draw:path><draw:path draw:style-name="gr3" draw:text-style-name="P9" svg:width="0.0465in" svg:height="0.0693in" svg:x="0.1846in" svg:y="0.0193in" svg:viewBox="0 0 119 177" svg:d="M119 128c-4 0-7 0-9 0-1 6-4 22-8 24-2 2-23 2-26 2-17 0-33 0-50 0 29-25 38-31 54-44 20-16 39-32 39-59 0-31-29-51-63-51s-56 23-56 48c0 13 11 14 14 14 6 0 15-4 15-14 0-4-3-14-17-14 9-19 26-25 40-25 26 0 40 22 40 42 0 25-16 43-25 53-22 21-43 42-65 62-2 3-2 4-2 11 37 0 74 0 111 0 2-16 4-32 8-49z"><text:p/></draw:path></draw:g> רציונלי כי מתוך האקסיומות לכל רציונלי קיים הופכי רציונלי. הגענו ל־<draw:g text:anchor-type="as-char" svg:y="-0.1134in" draw:z-index="4" draw:name="Shape147" draw:style-name="gr1"><svg:title>TexMaths</svg:title><svg:desc>11§display§q_1 + (-q_2)§svg§600§FALSE§</svg:desc><draw:path draw:style-name="gr2" draw:text-style-name="P8" svg:width="0.663in" svg:height="0.1354in" svg:x="0.0024in" svg:y="0.0071in" svg:viewBox="0 0 1685 345" svg:d="M0 0c562 0 1123 0 1685 0 0 115 0 230 0 345-562 0-1123 0-1685 0 0-115 0-230 0-345z"><text:p/></draw:path><draw:path draw:style-name="gr3" draw:text-style-name="P9" svg:width="0.0622in" svg:height="0.0953in" svg:x="0.0004in" svg:y="0.0461in" svg:viewBox="0 0 159 243" svg:d="M159 4c0-2-1-4-4-4-4 0-20 15-26 26-8-20-23-26-36-26-46 0-93 57-93 112 0 39 23 62 51 62 17 0 31-9 46-23-4 14-17 65-18 68-3 11-6 12-27 13-6 0-9 0-9 8 1 1 0 3 4 3 12 0 27-1 39-1 13 0 27 1 40 1 2 0 7 0 7-7 0-4-4-4-10-4-19 0-19-3-19-6 0-4 2-6 2-9 17-71 36-142 53-213zM52 166c-23 0-25-29-25-36 0-19 11-61 18-77 12-29 32-45 48-45 26 0 30 32 30 34s-21 87-22 88c-5 11-27 36-49 36z"><text:p/></draw:path><draw:path draw:style-name="gr3" draw:text-style-name="P9" svg:width="0.0382in" svg:height="0.0701in" svg:x="0.074in" svg:y="0.0661in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3" draw:text-style-name="P9" svg:width="0.1008in" svg:height="0.1008in" svg:x="0.1728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9" svg:width="0.035in" svg:height="0.1508in" svg:x="0.3311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9" svg:width="0.0925in" svg:height="0.0055in" svg:x="0.3874in" svg:y="0.072in" svg:viewBox="0 0 236 15" svg:d="M222 15c7 0 14 0 14-7 0-8-7-8-14-8-69 0-138 0-208 0-6 0-14 0-14 8 0 7 8 7 14 7 70 0 139 0 208 0z"><text:p/></draw:path><draw:path draw:style-name="gr3" draw:text-style-name="P9" svg:width="0.0622in" svg:height="0.0953in" svg:x="0.4992in" svg:y="0.0461in" svg:viewBox="0 0 159 243" svg:d="M159 4c0-2-1-4-4-4s-19 15-25 26c-9-20-24-26-37-26-46 0-93 57-93 112 0 39 23 62 52 62 16 0 30-9 45-23-4 14-17 65-18 68-3 11-5 12-27 13-6 0-9 0-9 8 1 1 0 3 4 3 13 0 27-1 40-1s26 1 39 1c2 0 7 0 7-7 0-4-3-4-10-4-19 0-19-3-19-6 0-4 2-6 2-9 17-71 36-142 53-213zM53 166c-23 0-26-29-26-36 0-19 11-61 18-77 12-29 32-45 48-45 26 0 31 32 31 34s-22 87-23 88c-5 11-27 36-48 36z"><text:p/></draw:path><draw:path draw:style-name="gr3" draw:text-style-name="P9" svg:width="0.0469in" svg:height="0.0701in" svg:x="0.5677in" svg:y="0.0661in" svg:viewBox="0 0 120 179" svg:d="M120 130c-3 0-6 0-9 0-1 7-3 22-8 25-2 1-23 1-26 1-17 0-33 0-50 0 29-25 38-32 54-45 20-15 39-33 39-58 0-33-29-53-63-53s-57 24-57 48c0 15 12 16 14 16 7 0 16-5 16-14 0-6-3-15-17-15 9-18 27-25 40-25 26 0 40 21 40 43 0 23-16 42-25 52-22 21-43 41-65 63-3 4-3 4-3 11 37 0 75 0 112 0 2-16 6-33 8-49z"><text:p/></draw:path><draw:path draw:style-name="gr3" draw:text-style-name="P9" svg:width="0.0346in" svg:height="0.1508in" svg:x="0.6382in" svg:y="0in" svg:viewBox="0 0 89 384" svg:d="M89 193c0-30-4-77-25-120-23-48-56-73-61-73-2 0-3 1-3 3 0 3 0 3 7 10 38 38 60 99 60 180 0 65-14 132-63 181-4 5-4 5-4 6 0 3 1 4 3 4 5 0 39-26 62-75 20-43 24-85 24-116z"><text:p/></draw:path></draw:g>, שנכון כי הוכחנו כי חיבור רציונלים רציונלי. </text:p>
        </text:list-item>
      </text:list>
      <text:h text:style-name="Heading_20_4" text:outline-level="4">חלק <text:span text:style-name="T48">שלישי</text:span> – כפל רציונלים</text:h>
      <text:list text:style-name="L19">
        <text:list-item>
          <text:p text:style-name="P93">צ.ל.:</text:p>
          <text:p text:style-name="P94"><draw:g text:anchor-type="as-char" svg:y="-0.1063in" draw:z-index="96" draw:name="Shape148" draw:style-name="gr1"><svg:title>TexMaths</svg:title><svg:desc>11§display§\forall q_1, q_2 \in \Q. q_1 \cdot q_2 \in \Q§svg§600§FALSE§</svg:desc><draw:path draw:style-name="gr2" draw:text-style-name="P8" svg:width="1.4366in" svg:height="0.1201in" svg:x="0.0083in" svg:y="0.0075in" svg:viewBox="0 0 3650 306" svg:d="M1826 306c-609 0-1218 0-1826 0 0-102 0-204 0-306 1217 0 2433 0 3650 0 0 102 0 204 0 306-609 0-1217 0-1824 0z"><text:p/></draw:path><draw:path draw:style-name="gr3" draw:text-style-name="P9" svg:width="0.0846in" svg:height="0.1079in" svg:x="0.0004in" svg:y="0.0024in" svg:viewBox="0 0 216 275" svg:d="M213 14c3-4 3-5 3-6 0-5-4-8-8-8-6 0-8 4-10 9-11 28-21 56-32 85-40 0-78 0-118 0-11-29-21-57-32-85-1-6-3-9-8-9-4 0-8 3-8 8 1 2 0 1 2 6 32 84 65 168 97 251 2 6 3 10 9 10 5 0 6-4 9-9 31-83 64-168 96-252zM55 109c35 0 70 0 106 0-18 45-36 91-53 137-18-46-35-92-53-137z"><text:p/></draw:path><draw:path draw:style-name="gr3" draw:text-style-name="P9" svg:width="0.0622in" svg:height="0.0957in" svg:x="0.0909in" svg:y="0.0406in" svg:viewBox="0 0 159 244" svg:d="M159 4c0-2-1-4-3-4-4 0-20 15-26 28-9-21-24-28-37-28-45 0-93 57-93 113 0 38 23 62 52 62 16 0 32-10 45-23-4 13-16 64-17 67-3 11-6 13-28 13-5 0-9 0-9 8 2 2 0 4 5 4 12 0 26-1 39-1s26 1 39 1c3 0 7 0 7-7 0-5-3-5-10-5-19 0-19-3-19-6 0-2 2-5 3-8 17-70 35-142 52-214zM53 166c-23 0-26-29-26-36 0-19 13-61 19-77 11-29 32-44 47-44 26 0 31 31 31 34 0 2-21 86-22 88-6 11-27 35-49 35z"><text:p/></draw:path><draw:path draw:style-name="gr3" draw:text-style-name="P9" svg:width="0.0386in" svg:height="0.0697in" svg:x="0.1646in" svg:y="0.0598in" svg:viewBox="0 0 99 178" svg:d="M62 7c0-7-2-7-9-7-17 17-42 17-53 17 0 3 0 6 0 9 7 0 24 0 40-7 0 45 0 91 0 137 0 9 0 14-28 14-3 0-7 0-10 0 0 2 0 5 0 8 5 0 38-1 49-1 7 0 41 1 48 1 0-3 0-6 0-8-3 0-8 0-11 0-26 0-26-5-26-14 0-50 0-100 0-149z"><text:p/></draw:path><draw:path draw:style-name="gr3" draw:text-style-name="P9" svg:width="0.0173in" svg:height="0.0449in" svg:x="0.2343in" svg:y="0.0909in" svg:viewBox="0 0 45 115" svg:d="M45 40c0-26-10-40-24-40-13 0-21 9-21 20s8 21 21 21c4 0 10-2 13-6 1 0 1-1 2-1 0 2 1 1 1 6 0 28-14 51-26 65-4 4-4 5-4 6 0 2 1 4 3 4 4 0 35-30 35-75z"><text:p/></draw:path><draw:path draw:style-name="gr3" draw:text-style-name="P9" svg:width="0.0622in" svg:height="0.0957in" svg:x="0.2949in" svg:y="0.0406in" svg:viewBox="0 0 159 244" svg:d="M159 4c0-2-1-4-4-4s-20 15-26 28c-8-21-23-28-36-28-46 0-93 57-93 113 0 38 23 62 51 62 17 0 31-10 46-23-4 13-17 64-18 67-3 11-5 13-27 13-6 0-9 0-9 8 1 2 0 4 4 4 13 0 27-1 39-1 13 0 27 1 40 1 2 0 7 0 7-7 0-5-4-5-10-5-19 0-19-3-19-6 0-2 2-5 2-8 17-70 36-142 53-214zM53 166c-24 0-26-29-26-36 0-19 11-61 18-77 12-29 32-44 48-44 26 0 31 31 31 34 0 2-22 86-23 88-5 11-27 35-48 35z"><text:p/></draw:path><draw:path draw:style-name="gr3" draw:text-style-name="P9" svg:width="0.0469in" svg:height="0.0697in" svg:x="0.3634in" svg:y="0.0598in" svg:viewBox="0 0 120 178" svg:d="M120 130c-3 0-6 0-9 0-1 5-3 22-8 24-2 2-23 2-26 2-17 0-33 0-50 0 29-25 38-33 54-46 20-15 39-32 39-58 0-32-29-52-63-52s-57 23-57 47c0 15 12 16 14 16 7 0 15-5 15-15 0-4-2-14-16-14 9-19 27-25 40-25 26 0 40 22 40 43 0 24-16 43-25 52-22 20-43 42-65 64-3 3-3 4-3 10 37 0 75 0 112 0 2-16 6-33 8-48z"><text:p/></draw:path><draw:path draw:style-name="gr3" draw:text-style-name="P9" svg:width="0.076in" svg:height="0.087in" svg:x="0.4799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0.6161in" svg:y="0.0004in" svg:viewBox="0 0 275 340" svg:d="M172 274c53-11 103-54 103-134 0-97-68-140-138-140-71 0-137 44-137 140 0 81 49 120 95 132 17 40 56 68 103 68 20 0 41-4 60-12 8-2 11-4 11-9 0-4-3-6-6-6-1 0-1 0-3 0-11 3-16 3-22 3-36 0-58-22-66-42zM84 24c-24 28-30 73-30 116 0 37 4 85 31 114-28-10-72-40-72-114 0-78 47-107 71-116zM190 24c27 10 71 41 71 116 0 77-48 106-71 114 24-27 30-71 30-114 0-38-4-86-30-116zM137 264c-62 0-70-80-70-124 0-46 8-127 70-127 63 0 70 83 70 127 0 46-8 124-70 124zM111 276c11 1 25 1 26 1 2 0 10 0 21-1 10 26 29 40 48 48 4 1 4 1 4 2-4 0-7 0-12 0-33 0-66-15-87-50z"><text:p/></draw:path><draw:path draw:style-name="gr3" draw:text-style-name="P9" svg:width="0.0161in" svg:height="0.0157in" svg:x="0.7417in" svg:y="0.0909in" svg:viewBox="0 0 42 41" svg:d="M42 20c0-11-10-20-21-20s-21 9-21 20 10 21 21 21 21-10 21-21z"><text:p/></draw:path><draw:path draw:style-name="gr3" draw:text-style-name="P9" svg:width="0.0622in" svg:height="0.0957in" svg:x="0.7772in" svg:y="0.0406in" svg:viewBox="0 0 159 244" svg:d="M159 4c0-2-1-4-4-4-4 0-20 15-26 28-8-21-23-28-36-28-46 0-93 57-93 113 0 38 23 62 51 62 16 0 31-10 46-23-4 13-17 64-18 67-3 11-6 13-27 13-6 0-9 0-9 8 1 2 0 4 4 4 12 0 27-1 39-1 13 0 27 1 39 1 3 0 8 0 8-7 0-5-4-5-10-5-19 0-19-3-19-6 0-2 0-5 2-8 17-70 36-142 53-214zM52 166c-23 0-25-29-25-36 0-19 11-61 18-77 12-29 32-44 48-44 25 0 30 31 30 34 0 2-21 86-22 88-5 11-27 35-49 35z"><text:p/></draw:path><draw:path draw:style-name="gr3" draw:text-style-name="P9" svg:width="0.0382in" svg:height="0.0697in" svg:x="0.8508in" svg:y="0.0598in" svg:viewBox="0 0 98 178" svg:d="M60 7c0-7 0-7-7-7-18 17-42 17-53 17 0 3 0 6 0 9 5 0 24 0 38-7 0 45 0 91 0 137 0 9 0 14-26 14-3 0-8 0-11 0 0 2 0 5 0 8 6 0 39-1 48-1s43 1 49 1c0-3 0-6 0-8-3 0-7 0-10 0-28 0-28-5-28-14 0-50 0-100 0-149z"><text:p/></draw:path><draw:path draw:style-name="gr3" draw:text-style-name="P9" svg:width="0.0157in" svg:height="0.0157in" svg:x="0.9543in" svg:y="0.0618in" svg:viewBox="0 0 41 41" svg:d="M41 20c0-11-10-20-21-20s-20 9-20 20 9 21 20 21 21-10 21-21z"><text:p/></draw:path><draw:path draw:style-name="gr3" draw:text-style-name="P9" svg:width="0.0622in" svg:height="0.0957in" svg:x="1.0232in" svg:y="0.0406in" svg:viewBox="0 0 159 244" svg:d="M159 4c0-2-1-4-4-4s-20 15-25 28c-9-21-24-28-37-28-46 0-93 57-93 113 0 38 23 62 52 62 16 0 30-10 45-23-4 13-17 64-18 67-3 11-5 13-27 13-6 0-9 0-9 8 1 2 0 4 4 4 13 0 27-1 40-1 12 0 26 1 39 1 2 0 7 0 7-7 0-5-3-5-10-5-19 0-19-3-19-6 0-2 2-5 2-8 17-70 36-142 53-214zM53 166c-23 0-26-29-26-36 0-19 11-61 18-77 12-29 32-44 48-44 26 0 31 31 31 34 0 2-22 86-23 88-5 11-27 35-48 35z"><text:p/></draw:path><draw:path draw:style-name="gr3" draw:text-style-name="P9" svg:width="0.0469in" svg:height="0.0697in" svg:x="1.0917in" svg:y="0.0598in" svg:viewBox="0 0 120 178" svg:d="M120 130c-3 0-6 0-9 0-1 5-3 22-8 24-2 2-23 2-26 2-17 0-33 0-50 0 29-25 38-33 54-46 20-15 39-32 39-58 0-32-29-52-63-52s-57 23-57 47c0 15 12 16 14 16 7 0 16-5 16-15 0-4-3-14-17-14 9-19 27-25 40-25 27 0 40 22 40 43 0 24-16 43-25 52-22 20-43 42-65 64-3 3-3 4-3 10 37 0 75 0 112 0 2-16 6-33 8-48z"><text:p/></draw:path><draw:path draw:style-name="gr3" draw:text-style-name="P9" svg:width="0.076in" svg:height="0.087in" svg:x="1.2083in" svg:y="0.0256in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3" draw:text-style-name="P9" svg:width="0.1079in" svg:height="0.1335in" svg:x="1.3445in" svg:y="0.0004in" svg:viewBox="0 0 275 340" svg:d="M172 274c55-11 103-54 103-134 0-97-68-140-138-140-71 0-137 44-137 140 0 81 49 120 95 132 17 40 56 68 103 68 20 0 41-4 60-12 8-2 11-4 11-9 0-4-3-6-6-6-1 0-1 0-3 0-11 3-16 3-22 3-36 0-58-22-66-42zM84 24c-24 28-30 73-30 116 0 37 4 85 31 114-28-10-72-40-72-114 0-78 47-107 71-116zM191 24c26 10 70 41 70 116 0 77-48 106-71 114 24-27 30-71 30-114 0-38-4-86-30-116zM137 264c-62 0-70-80-70-124 0-46 8-127 70-127 63 0 70 83 70 127 0 46-8 124-70 124zM112 276c10 1 24 1 25 1 2 0 10 0 21-1 10 26 29 40 48 48 4 1 4 1 4 2-4 0-7 0-12 0-33 0-66-15-86-50z"><text:p/></draw:path></draw:g></text:p>
        </text:list-item>
        <text:list-item>
          <text:p text:style-name="P93">כלומר:</text:p>
          <text:p text:style-name="P94"><draw:g text:anchor-type="as-char" svg:y="-0.1689in" draw:z-index="94" draw:name="Shape149" draw:style-name="gr1"><svg:title>TexMaths</svg:title><svg:desc>11§display§\forall m_1, m_2 \in \Z. \forall n_1, n_2 \in \N. \frac{m_1}{n_1} \cdot \frac{m_2}{n_2} = \frac{m_1 m_2}{n_1 n_2}§svg§600§FALSE§</svg:desc><draw:path draw:style-name="gr2" draw:text-style-name="P8" svg:width="2.8909in" svg:height="0.2803in" svg:x="0.0083in" svg:y="0.0071in" svg:viewBox="0 0 7344 713" svg:d="M3672 713c-1224 0-2448 0-3672 0 0-238 0-476 0-713 2448 0 4897 0 7344 0 0 237 0 475 0 713-1224 0-2448 0-3672 0z"><text:p/></draw:path><draw:path draw:style-name="gr3" draw:text-style-name="P9" svg:width="0.0846in" svg:height="0.1083in" svg:x="0.0004in" svg:y="0.0634in" svg:viewBox="0 0 216 276" svg:d="M213 14c3-3 3-4 3-6 0-4-4-8-8-8-6 0-8 4-10 9-11 28-21 56-32 84-38 0-78 0-116 0-11-28-22-56-33-84-2-6-4-9-9-9-4 0-8 4-8 8 0 1 0 2 2 6 32 85 65 168 97 253 2 5 3 9 9 9 5 0 6-5 9-8 32-85 65-169 96-254zM55 109c35 0 70 0 106 0-18 45-36 91-53 137-18-46-35-92-53-137z"><text:p/></draw:path><draw:path draw:style-name="gr3" draw:text-style-name="P9" svg:width="0.124in" svg:height="0.0677in" svg:x="0.0898in" svg:y="0.1028in" svg:viewBox="0 0 316 173" svg:d="M22 147c-1 6-3 14-3 17 0 6 5 9 11 9 5 0 12-2 14-9 1-2 6-20 8-29 3-12 5-23 9-35 2-9 4-17 6-25 1-7 5-19 5-20 6-12 26-47 63-47 17 0 21 14 21 27 0 10-3 20-6 32-4 15-7 30-10 45-4 10-6 19-9 29-1 7-4 20-4 23 0 6 5 9 11 9 12 0 14-8 17-21 6-21 20-77 23-93 1-5 22-51 64-51 17 0 21 13 21 27 0 22-17 66-24 86-4 10-5 14-5 22 0 17 14 30 31 30 36 0 51-56 51-59s-4-3-5-3c-3 0-3 1-5 6-6 21-19 49-40 49-6 0-9-5-9-13 0-10 4-19 7-28 8-20 23-62 23-84 0-26-15-41-44-41-28 0-48 16-63 37-1-5-2-18-12-27s-23-10-32-10c-35 0-53 24-60 33-2-22-19-33-35-33-19 0-26 14-29 22-8 13-12 35-12 37 0 4 3 4 4 4 4 0 5 0 7-9 7-28 14-46 28-46 6 0 12 3 12 17 0 9-1 13-6 33-8 30-15 59-23 89z"><text:p/></draw:path><draw:path draw:style-name="gr3" draw:text-style-name="P9" svg:width="0.0382in" svg:height="0.0701in" svg:x="0.2303in" svg:y="0.1217in" svg:viewBox="0 0 98 179" svg:d="M61 8c0-8 0-8-8-8-18 18-42 18-53 18 0 3 0 6 0 9 7 0 24 0 39-7 0 46 0 91 0 137 0 9 0 12-27 12-3 0-6 0-10 0 0 3 0 7 0 10 5 0 38-1 48-1 8 0 42 1 48 1 0-3 0-7 0-10-3 0-7 0-10 0-27 0-27-3-27-12 0-49 0-100 0-149z"><text:p/></draw:path><draw:path draw:style-name="gr3" draw:text-style-name="P9" svg:width="0.0173in" svg:height="0.0449in" svg:x="0.3in" svg:y="0.1528in" svg:viewBox="0 0 45 115" svg:d="M45 41c0-26-10-41-25-41-12 0-20 10-20 21 0 10 8 21 20 21 5 0 10-2 14-6 1-1 1-1 2-1 0 2 0 0 0 6 0 28-13 51-26 64-4 5-4 5-4 6 0 3 2 4 4 4 4 0 35-29 35-74z"><text:p/></draw:path><draw:path draw:style-name="gr3" draw:text-style-name="P9" svg:width="0.1244in" svg:height="0.0677in" svg:x="0.3591in" svg:y="0.1028in" svg:viewBox="0 0 317 173" svg:d="M23 147c-1 6-3 14-3 17 0 6 5 9 11 9 4 0 11-2 14-9 0-2 5-20 7-29 3-12 5-23 9-35 2-9 4-17 6-25 2-7 5-19 6-20 5-12 26-47 62-47 18 0 21 14 21 27 0 10-2 20-5 32-4 15-8 30-11 45-2 10-6 19-8 29-2 7-5 20-5 23 0 6 5 9 11 9 12 0 14-8 17-21 6-21 20-77 23-93 1-5 22-51 64-51 17 0 21 13 21 27 0 22-15 66-23 86-5 10-6 14-6 22 0 17 14 30 32 30 37 0 51-56 51-59s-3-3-5-3c-4 0-4 1-6 6-6 21-18 49-40 49-5 0-9-5-9-13 0-10 4-19 7-28 8-20 24-62 24-84 0-26-16-41-45-41-30 0-48 16-63 37 0-5-1-18-12-27-10-9-22-10-32-10-35 0-53 24-60 33-2-22-18-33-35-33-18 0-26 14-29 22-6 13-12 35-12 37 0 4 3 2 4 4 5 0 5 0 7-9 7-28 14-46 29-46 5 0 12 3 12 17 0 9-1 13-7 33-8 30-14 59-22 89z"><text:p/></draw:path><draw:path draw:style-name="gr3" draw:text-style-name="P9" svg:width="0.0469in" svg:height="0.0701in" svg:x="0.4953in" svg:y="0.1217in" svg:viewBox="0 0 120 179" svg:d="M120 130c-3 0-7 0-10 0-1 6-3 22-7 25-2 1-23 1-27 1-17 0-33 0-50 0 29-25 39-32 54-45 21-15 40-33 40-58 0-33-29-53-64-53-33 0-56 23-56 48 0 15 11 16 14 16 7 0 15-5 15-15 0-5-3-14-17-14 9-20 28-25 40-25 27 0 42 21 42 43 0 23-18 41-26 51-22 22-44 43-66 65-2 2-2 2-2 10 37 0 74 0 111 0 3-17 6-33 9-49z"><text:p/></draw:path><draw:path draw:style-name="gr3" draw:text-style-name="P9" svg:width="0.0756in" svg:height="0.0878in" svg:x="0.6114in" svg:y="0.0866in" svg:viewBox="0 0 193 224" svg:d="M179 120c7 0 14 0 14-8s-7-8-14-8c-55 0-109 0-164 0 5-51 50-89 104-89 20 0 41 0 60 0 7 0 14 0 14-7 0-8-7-8-14-8-19 0-40 0-60 0-66 0-119 51-119 112s53 112 119 112c20 0 41 0 60 0 7 0 14 0 14-8 0-7-7-7-14-7-19 0-40 0-60 0-54 0-99-38-104-89 55 0 109 0 164 0z"><text:p/></draw:path><draw:path draw:style-name="gr3" draw:text-style-name="P9" svg:width="0.0921in" svg:height="0.1039in" svg:x="0.7469in" svg:y="0.0654in" svg:viewBox="0 0 235 265" svg:d="M220 14c3-5 3-5 3-6 0-8-5-8-12-8-59 0-117 0-177 0-13 0-13 1-14 11-2 18-3 35-6 53 0 1-1 3-1 4 0 6 5 8 8 8s5-2 7-6c1-10 4-26 28-40 22-15 49-16 62-16 11 0 21 0 32 0-49 79-97 157-146 236-4 5-4 6-4 7 0 8 7 8 13 8 66 0 133 0 199 0 11 0 11-1 14-11 3-26 6-51 9-76 0-5-3-8-6-8-6 0-7 5-8 12-6 32-36 68-91 68-19 0-36 0-55 0 48-79 97-157 145-236zM33 14c7 0 14 0 21 0-11 6-18 12-23 17 1-6 1-11 2-17zM165 14c13 0 26 0 40 0-49 79-98 157-147 236-13 0-25 0-38 0 48-79 97-157 145-236zM186 250c11-6 21-14 30-25-1 8-3 12-4 25-8 0-17 0-26 0z"><text:p/></draw:path><draw:path draw:style-name="gr3" draw:text-style-name="P9" svg:width="0.0157in" svg:height="0.0161in" svg:x="0.8571in" svg:y="0.1528in" svg:viewBox="0 0 41 42" svg:d="M41 21c0-11-9-21-20-21-12 0-21 10-21 21s9 21 21 21c11 0 20-10 20-21z"><text:p/></draw:path><draw:path draw:style-name="gr3" draw:text-style-name="P9" svg:width="0.0846in" svg:height="0.1083in" svg:x="0.8862in" svg:y="0.0634in" svg:viewBox="0 0 216 276" svg:d="M213 14c3-3 3-4 3-6 0-4-4-8-8-8-6 0-8 4-9 9-11 28-22 56-33 84-38 0-78 0-116 0-11-28-21-56-32-84-3-6-5-9-10-9-4 0-8 4-8 8 0 1 0 2 2 6 32 85 65 168 97 253 2 5 4 9 9 9s6-5 9-8c32-85 65-169 96-254zM55 109c35 0 70 0 106 0-18 45-36 91-53 137-18-46-35-92-53-137z"><text:p/></draw:path><draw:path draw:style-name="gr3" draw:text-style-name="P9" svg:width="0.0819in" svg:height="0.0677in" svg:x="0.9756in" svg:y="0.1028in" svg:viewBox="0 0 209 173" svg:d="M23 147c-2 6-4 14-4 17 0 6 5 9 12 9 4 0 11-2 14-9 0-2 5-20 7-29 3-12 5-23 9-35 2-9 4-17 6-25 1-7 5-19 6-20 5-12 25-47 62-47 18 0 21 14 21 27 0 24-18 73-25 90-3 9-4 13-4 18 0 17 14 30 31 30 37 0 51-56 51-59s-3-3-4-3c-4 0-4 1-6 6-8 27-21 49-39 49-7 0-9-5-9-13 0-10 3-19 6-28 8-20 23-62 23-84 0-26-16-41-44-41-35 0-53 24-60 33-2-22-18-33-35-33-18 0-26 14-30 22-5 12-11 35-11 37 0 4 3 4 4 4 5 0 5 0 7-9 7-28 14-46 29-46 7 0 12 5 12 17 0 9-2 13-7 33-8 30-14 59-22 89z"><text:p/></draw:path><draw:path draw:style-name="gr3" draw:text-style-name="P9" svg:width="0.0386in" svg:height="0.0701in" svg:x="1.0736in" svg:y="0.1217in" svg:viewBox="0 0 99 179" svg:d="M62 8c0-8-1-8-8-8-18 18-43 18-54 18 0 3 0 6 0 9 7 0 24 0 40-7 0 46 0 91 0 137 0 9 0 12-28 12-3 0-6 0-10 0 0 3 0 7 0 10 6 0 39-1 49-1 7 0 41 1 48 1 0-3 0-7 0-10-3 0-7 0-10 0-27 0-27-3-27-12 0-49 0-100 0-149z"><text:p/></draw:path><draw:path draw:style-name="gr3" draw:text-style-name="P9" svg:width="0.0177in" svg:height="0.0449in" svg:x="1.1433in" svg:y="0.1528in" svg:viewBox="0 0 46 115" svg:d="M46 41c0-26-10-41-25-41-13 0-21 10-21 21 0 10 8 21 21 21 4 0 10-2 13-6 1-1 1-1 2-1 0 2 1 0 1 6 0 28-14 51-26 64-4 5-4 5-4 6 0 3 2 4 4 4 3 0 35-29 35-74z"><text:p/></draw:path><draw:path draw:style-name="gr3" draw:text-style-name="P9" svg:width="0.0819in" svg:height="0.0677in" svg:x="1.2028in" svg:y="0.1028in" svg:viewBox="0 0 209 173" svg:d="M22 147c-1 6-3 14-3 17 0 6 5 9 11 9 5 0 12-2 14-9 1-2 6-20 8-29 3-12 5-23 9-35 2-9 4-17 6-25 1-7 5-19 5-20 6-12 26-47 63-47 17 0 21 14 21 27 0 24-20 73-25 90-3 9-4 13-4 18 0 17 13 30 31 30 37 0 51-56 51-59s-3-3-4-3c-5 0-5 1-6 6-8 27-21 49-39 49-7 0-10-5-10-13 0-10 3-19 7-28 7-20 23-62 23-84 0-26-16-41-44-41-35 0-53 24-60 33-2-22-19-33-36-33-19 0-25 14-29 22-7 12-11 35-11 37 0 4 3 4 4 4 4 0 5 0 7-9 7-28 14-46 28-46 7 0 12 5 12 17 0 9-1 13-6 33-8 30-15 59-23 89z"><text:p/></draw:path><draw:path draw:style-name="gr3" draw:text-style-name="P9" svg:width="0.0469in" svg:height="0.0701in" svg:x="1.2965in" svg:y="0.1217in" svg:viewBox="0 0 120 179" svg:d="M120 130c-3 0-7 0-10 0-1 6-3 22-7 25-2 1-23 1-27 1-17 0-33 0-50 0 29-25 39-32 54-45 21-15 40-33 40-58 0-33-30-53-64-53s-56 23-56 48c0 15 11 16 14 16 7 0 15-5 15-15 0-5-3-14-17-14 9-20 28-25 40-25 27 0 42 21 42 43 0 23-18 41-26 51-22 22-44 43-66 65-2 2-2 2-2 10 37 0 74 0 111 0 3-17 6-33 9-49z"><text:p/></draw:path><draw:path draw:style-name="gr3" draw:text-style-name="P9" svg:width="0.0756in" svg:height="0.0878in" svg:x="1.413in" svg:y="0.0866in" svg:viewBox="0 0 193 224" svg:d="M179 120c7 0 14 0 14-8s-7-8-14-8c-55 0-109 0-164 0 5-51 50-89 104-89 20 0 41 0 60 0 7 0 14 0 14-7 0-8-7-8-14-8-19 0-40 0-60 0-66 0-119 51-119 112s53 112 119 112c20 0 41 0 60 0 7 0 14 0 14-8 0-7-7-7-14-7-19 0-40 0-60 0-54 0-99-38-104-89 55 0 109 0 164 0z"><text:p/></draw:path><draw:path draw:style-name="gr3" draw:text-style-name="P9" svg:width="0.1028in" svg:height="0.1063in" svg:x="1.5472in" svg:y="0.0654in" svg:viewBox="0 0 262 271" svg:d="M34 35c0 63 0 125 0 188 0 21-3 27-23 27-4 0-11 1-11 7 0 8 7 8 13 8 20 0 41 0 61 0 6 0 12 0 12-8 0-6-6-7-11-7-22 0-24-7-24-28 0-60 0-118 0-176 55 74 111 146 166 220 4 4 5 5 9 5 6 0 6-5 6-12 0-73 0-146 0-218 0-21 3-27 21-27 2 0 9-1 9-6 0-8-6-8-12-8-19 0-39 0-57 0-7 0-14 0-14 8 0 6 8 6 11 6 22 0 26 8 26 29 0 39 0 80 0 119-39-52-78-104-117-157-4-5-5-5-14-5-22 0-45 0-67 0-7 0-14 0-14 8 0 5 7 6 9 6 10 1 18 7 21 11 0 4 0 5 0 10zM218 245c-56-75-111-148-167-222-5-4-5-5-9-9 15 0 31 0 46 0 43 58 87 117 130 175 0 19 0 37 0 56z"><text:p/></draw:path><draw:path draw:style-name="gr3" draw:text-style-name="P9" svg:width="0.0161in" svg:height="0.0161in" svg:x="1.6661in" svg:y="0.1528in" svg:viewBox="0 0 42 42" svg:d="M42 21c0-11-10-21-21-21s-21 10-21 21 10 21 21 21 21-10 21-21z"><text:p/></draw:path><draw:path draw:style-name="gr3" draw:text-style-name="P9" svg:width="0.1244in" svg:height="0.0685in" svg:x="1.7181in" svg:y="0in" svg:viewBox="0 0 317 175" svg:d="M23 148c-1 6-3 14-3 17 0 6 5 10 11 10 4 0 12-4 14-11 2-10 6-19 8-29 2-11 5-23 8-34 2-9 5-18 6-26 2-7 6-18 6-19 5-12 26-47 62-47 18 0 21 14 21 26 0 10-2 21-5 33-4 14-8 30-11 44-2 10-6 20-8 30-1 7-5 20-5 23 0 6 5 10 12 10 12 0 14-10 16-22 6-22 20-78 24-93 1-5 21-51 64-51 17 0 21 13 21 26 0 22-16 66-24 87-3 9-6 13-6 21 0 18 14 32 32 32 37 0 51-56 51-60 0-3-3-3-5-3-4 0-4 1-5 7-7 19-19 47-40 47-6 0-10-4-10-12 0-10 4-19 8-28 7-19 23-62 23-84 0-26-15-42-44-42s-49 18-64 37c0-4-1-17-12-27-10-8-22-10-32-10-34 0-53 25-60 34-1-22-18-34-35-34-18 0-26 15-29 22-6 13-12 36-12 37 0 5 3 4 4 5 5 0 5-1 7-9 7-28 14-46 29-46 6 0 12 3 12 17 0 8-1 12-7 33-8 30-14 60-22 89z"><text:p/></draw:path><draw:path draw:style-name="gr3" draw:text-style-name="P9" svg:width="0.0386in" svg:height="0.0701in" svg:x="1.8591in" svg:y="0.0189in" svg:viewBox="0 0 99 179" svg:d="M62 8c0-8-1-8-8-8-18 16-43 18-54 18 0 3 0 5 0 8 7 0 25 0 40-6 0 46 0 91 0 137 0 9 0 12-28 12-3 0-6 0-10 0 0 3 0 7 0 10 6 0 39-1 49-1 8 0 41 1 48 1 0-3 0-7 0-10-3 0-7 0-10 0-27 0-27-3-27-12 0-49 0-100 0-149z"><text:p/></draw:path><draw:path draw:style-name="gr3" draw:text-style-name="P9" svg:width="0.2016in" svg:height="0.0055in" svg:x="1.7138in" svg:y="0.128in" svg:viewBox="0 0 513 15" svg:d="M256 15c-85 0-170 0-256 0 0-5 0-10 0-15 171 0 342 0 513 0 0 5 0 10 0 15-86 0-171 0-257 0z"><text:p/></draw:path><draw:path draw:style-name="gr3" draw:text-style-name="P9" svg:width="0.0819in" svg:height="0.0685in" svg:x="1.7394in" svg:y="0.2059in" svg:viewBox="0 0 209 175" svg:d="M23 147c-1 7-3 15-3 18 0 6 5 10 11 10 4 0 11-4 14-11 2-10 5-19 7-29 3-11 5-23 9-34 2-9 4-18 6-26 2-7 5-18 6-19 5-12 26-47 62-47 18 0 21 14 21 26 0 24-18 74-25 90-3 9-3 13-3 18 0 18 13 32 30 32 37 0 51-56 51-60 0-3-3-3-4-3-4 0-4 1-6 7-8 26-21 47-39 47-7 0-9-4-9-12 0-10 3-19 6-28 8-21 23-62 23-84 0-27-16-42-44-42-35 0-53 25-60 34-2-22-18-34-35-34-18 0-26 15-29 22-6 13-12 36-12 37 0 5 3 4 4 5 5 0 5-1 7-9 7-28 14-46 29-46 7 0 12 4 12 17 0 8-1 12-7 32-8 30-14 59-22 89z"><text:p/></draw:path><draw:path draw:style-name="gr3" draw:text-style-name="P9" svg:width="0.0382in" svg:height="0.0701in" svg:x="1.8382in" svg:y="0.2252in" svg:viewBox="0 0 98 179" svg:d="M61 8c0-8 0-8-8-8-18 16-42 16-53 16 0 4 0 7 0 10 6 0 24 0 39-7 0 46 0 92 0 138 0 9 0 12-27 12-3 0-8 0-11 0 0 3 0 7 0 10 6 0 39-1 49-1 8 0 42 1 48 1 0-3 0-7 0-10-3 0-7 0-10 0-27 0-27-3-27-12 0-49 0-100 0-149z"><text:p/></draw:path><draw:path draw:style-name="gr3" draw:text-style-name="P9" svg:width="0.0157in" svg:height="0.0157in" svg:x="1.9811in" svg:y="0.1236in" svg:viewBox="0 0 41 41" svg:d="M41 21c0-11-10-21-21-21s-20 10-20 21 9 20 20 20 21-9 21-20z"><text:p/></draw:path><draw:path draw:style-name="gr3" draw:text-style-name="P9" svg:width="0.124in" svg:height="0.0685in" svg:x="2.0669in" svg:y="0in" svg:viewBox="0 0 316 175" svg:d="M22 148c-1 6-3 14-3 17 0 6 5 10 11 10 5 0 12-4 14-11 1 0 6-19 8-29 3-11 5-23 9-34 2-9 4-18 6-26 1-7 5-18 5-19 6-12 26-47 63-47 17 0 20 14 20 26 0 10-2 21-5 33-4 14-8 30-11 44-3 10-6 20-8 30-1 7-4 20-4 23 0 6 5 10 11 10 12 0 14-10 17-22 6-22 20-78 23-93 1-5 22-51 64-51 17 0 21 13 21 26 0 22-17 66-24 87-4 9-6 13-6 21 0 18 15 32 32 32 36 0 51-56 51-60 0-3-4-3-5-3-3 0-3 1-5 7-6 19-19 47-40 47-6 0-9-4-9-12 0-10 4-19 7-28 8-19 23-62 23-84 0-26-15-42-44-42-28 0-48 18-63 37-1-4-2-17-13-27-9-8-22-10-31-10-35 0-53 25-60 34-2-22-19-34-36-34-18 0-25 15-29 22-7 13-11 36-11 37 0 5 3 5 4 5 4 0 5-1 7-9 7-28 14-46 28-46 6 0 12 3 12 17 0 8-1 12-6 33-8 30-15 60-23 89z"><text:p/></draw:path><draw:path draw:style-name="gr3" draw:text-style-name="P9" svg:width="0.0469in" svg:height="0.0701in" svg:x="2.2024in" svg:y="0.0189in" svg:viewBox="0 0 120 179" svg:d="M120 130c-3 0-6 0-9 0-1 6-3 22-8 25-2 1-23 1-26 1-16 0-33 0-49 0 28-25 37-33 53-45 20-17 39-33 39-58 0-33-29-53-63-53s-57 23-57 48c0 13 12 16 14 16 7 0 15-6 15-15 0-5-1-15-16-15 9-19 27-24 40-24 26 0 41 21 41 43 0 23-17 41-26 51-22 21-43 42-65 64-3 3-3 3-3 11 37 0 75 0 112 0 2-17 6-33 8-49z"><text:p/></draw:path><draw:path draw:style-name="gr3" draw:text-style-name="P9" svg:width="0.202in" svg:height="0.0055in" svg:x="2.0622in" svg:y="0.128in" svg:viewBox="0 0 514 15" svg:d="M256 15c-85 0-170 0-256 0 0-5 0-10 0-15 172 0 342 0 514 0 0 5 0 10 0 15-86 0-172 0-258 0z"><text:p/></draw:path><draw:path draw:style-name="gr3" draw:text-style-name="P9" svg:width="0.0823in" svg:height="0.0685in" svg:x="2.0878in" svg:y="0.2059in" svg:viewBox="0 0 210 175" svg:d="M23 147c-1 7-3 15-3 18 0 6 5 10 11 10 4 0 12-4 14-11 2-10 6-19 8-29 3-11 5-23 9-34 2-9 4-18 5-26 2-7 6-18 6-19 5-12 26-47 62-47 18 0 21 14 21 26 0 24-18 74-25 90-3 9-3 13-3 18 0 18 13 32 32 32 36 0 50-56 50-60 0-3-3-3-4-3-5 0-5 1-7 7-8 26-20 47-39 47-7 0-9-4-9-12 0-10 3-19 6-28 8-21 25-62 25-84 0-27-17-42-46-42-34 0-52 25-59 34-2-22-19-34-36-34-18 0-26 15-29 22-6 13-12 36-12 37 0 5 4 5 6 5 3 0 3-1 6-9 6-28 14-46 28-46 7 0 12 4 12 17 0 8-1 12-7 32-8 30-14 59-22 89z"><text:p/></draw:path><draw:path draw:style-name="gr3" draw:text-style-name="P9" svg:width="0.0465in" svg:height="0.0701in" svg:x="2.1815in" svg:y="0.2252in" svg:viewBox="0 0 119 179" svg:d="M119 130c-3 0-6 0-9 0-1 6-3 22-7 24-2 2-23 2-27 2-17 0-33 0-50 0 29-25 38-33 54-45 20-17 39-33 39-58 0-33-29-53-63-53s-56 23-56 48c0 13 11 15 14 15 7 0 15-5 15-15 0-4-3-14-17-14 9-19 27-24 40-24 27 0 40 21 40 43 0 23-16 41-25 51-22 21-43 42-65 64-2 2-2 3-2 11 37 0 74 0 111 0 2-17 6-33 8-49z"><text:p/></draw:path><draw:path draw:style-name="gr3" draw:text-style-name="P9" svg:width="0.1008in" svg:height="0.035in" svg:x="2.3331in" svg:y="0.113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124in" svg:height="0.0685in" svg:x="2.5083in" svg:y="0in" svg:viewBox="0 0 316 175" svg:d="M22 148c-1 6-3 14-3 17 0 6 5 10 11 10 5 0 12-4 14-11 1 0 6-19 8-29 3-11 5-23 9-34 2-9 4-18 6-26 1-7 5-18 5-19 6-12 26-47 63-47 17 0 21 14 21 26 0 10-3 21-6 33-4 14-8 30-11 44-3 10-6 20-8 30-1 7-4 20-4 23 0 6 5 10 11 10 12 0 14-10 17-22 6-22 20-78 23-93 1-5 22-51 64-51 17 0 21 13 21 26 0 22-17 66-24 87-4 9-5 13-5 21 0 18 14 32 31 32 36 0 51-56 51-60 0-3-4-3-5-3-3 0-3 1-5 7-6 19-19 47-40 47-6 0-9-4-9-12 0-10 4-19 7-28 8-19 23-62 23-84 0-26-15-42-44-42-28 0-48 18-63 37-1-4-2-17-13-27-9-8-22-10-31-10-35 0-53 25-60 34-2-22-19-34-36-34-18 0-25 15-29 22-7 13-11 36-11 37 0 5 3 5 4 5 4 0 5-1 7-9 7-28 14-46 28-46 6 0 12 3 12 17 0 8-1 12-6 33-8 30-15 60-23 89z"><text:p/></draw:path><draw:path draw:style-name="gr3" draw:text-style-name="P9" svg:width="0.0382in" svg:height="0.0701in" svg:x="2.6488in" svg:y="0.0189in" svg:viewBox="0 0 98 179" svg:d="M61 8c0-8 0-8-8-8-18 16-42 18-53 18 0 3 0 5 0 8 7 0 24 0 39-6 0 46 0 91 0 137 0 9 0 12-27 12-3 0-8 0-11 0 0 3 0 7 0 10 6 0 39-1 49-1 8 0 42 1 48 1 0-3 0-7 0-10-3 0-7 0-10 0-27 0-27-3-27-12 0-49 0-100 0-149z"><text:p/></draw:path><draw:path draw:style-name="gr3" draw:text-style-name="P9" svg:width="0.1244in" svg:height="0.0685in" svg:x="2.7102in" svg:y="0in" svg:viewBox="0 0 317 175" svg:d="M23 148c-2 6-4 14-4 17 0 6 5 10 12 10 4 0 11-4 14-11 2-10 5-19 7-29 3-11 5-23 9-34 2-9 4-18 6-26 1-7 5-18 5-19 6-12 26-47 63-47 18 0 21 14 21 26 0 10-3 21-6 33-4 14-7 30-10 44-2 10-6 20-8 30-2 7-5 20-5 23 0 6 5 10 11 10 12 0 14-10 17-22 6-22 20-78 23-93 1-5 22-51 64-51 17 0 21 13 21 26 0 22-17 66-24 87-4 9-5 13-5 21 0 18 14 32 32 32 37 0 51-56 51-60 0-3-5-3-6-3-3 0-3 1-5 7-6 19-18 47-40 47-6 0-9-4-9-12 0-10 4-19 7-28 8-19 24-62 24-84 0-26-16-42-45-42-30 0-48 18-63 37 0-4-2-17-12-27-10-8-22-10-32-10-35 0-53 25-60 34-2-22-19-34-35-34-18 0-26 15-29 22-8 13-12 36-12 37 0 5 3 5 4 5 5 0 5-1 7-9 7-28 14-46 29-46 5 0 12 3 12 17 0 8-2 12-7 33-8 30-14 60-22 89z"><text:p/></draw:path><draw:path draw:style-name="gr3" draw:text-style-name="P9" svg:width="0.0465in" svg:height="0.0701in" svg:x="2.8461in" svg:y="0.0189in" svg:viewBox="0 0 119 179" svg:d="M119 130c-3 0-6 0-9 0-1 6-3 22-7 25-2 1-23 1-27 1-17 0-33 0-50 0 29-25 38-33 54-45 20-17 39-33 39-58 0-33-29-53-63-53s-56 23-56 48c0 13 11 16 14 16 7 0 15-6 15-15 0-5-3-15-17-15 9-19 28-24 40-24 27 0 40 21 40 43 0 23-16 41-25 51-22 21-43 42-65 64-2 3-2 3-2 11 37 0 74 0 111 0 2-17 6-33 8-49z"><text:p/></draw:path><draw:path draw:style-name="gr3" draw:text-style-name="P9" svg:width="0.4035in" svg:height="0.0055in" svg:x="2.5035in" svg:y="0.128in" svg:viewBox="0 0 1026 15" svg:d="M514 15c-172 0-342 0-514 0 0-5 0-10 0-15 342 0 684 0 1026 0 0 5 0 10 0 15-170 0-342 0-512 0z"><text:p/></draw:path><draw:path draw:style-name="gr3" draw:text-style-name="P9" svg:width="0.0823in" svg:height="0.0685in" svg:x="2.5504in" svg:y="0.2059in" svg:viewBox="0 0 210 175" svg:d="M23 147c-1 7-3 15-3 18 0 6 5 10 11 10 4 0 12-4 14-11 2-10 6-19 8-29 2-11 5-23 8-34 2-9 5-18 6-26 2-7 6-18 6-19 5-12 26-47 62-47 18 0 21 14 21 26 0 24-18 74-25 90-3 9-3 13-3 18 0 18 13 32 32 32 36 0 50-56 50-60 0-3-3-3-5-3-4 0-4 1-6 7-8 26-20 47-39 47-7 0-9-4-9-12 0-10 3-19 6-28 8-21 25-62 25-84 0-27-17-42-46-42-34 0-53 25-60 34-1-22-18-34-35-34-18 0-26 15-29 22-6 13-12 36-12 37 0 5 3 4 4 5 5 0 5-1 7-9 7-28 14-46 29-46 7 0 12 4 12 17 0 8-1 12-7 32-8 30-14 59-22 89z"><text:p/></draw:path><draw:path draw:style-name="gr3" draw:text-style-name="P9" svg:width="0.0382in" svg:height="0.0701in" svg:x="2.6488in" svg:y="0.2252in" svg:viewBox="0 0 98 179" svg:d="M61 8c0-8 0-8-8-8-18 16-42 16-53 16 0 4 0 7 0 10 7 0 24 0 39-7 0 46 0 92 0 138 0 9 0 12-27 12-3 0-8 0-11 0 0 3 0 7 0 10 6 0 39-1 49-1 8 0 42 1 48 1 0-3 0-7 0-10-3 0-7 0-10 0-27 0-27-3-27-12 0-49 0-100 0-149z"><text:p/></draw:path><draw:path draw:style-name="gr3" draw:text-style-name="P9" svg:width="0.0819in" svg:height="0.0685in" svg:x="2.7102in" svg:y="0.2059in" svg:viewBox="0 0 209 175" svg:d="M23 147c-2 7-4 15-4 18 0 6 5 10 12 10 4 0 11-4 14-11 2-10 5-19 7-29 3-11 5-23 9-34 2-9 4-18 6-26 1-7 5-18 5-19 6-12 26-47 63-47 18 0 21 14 21 26 0 24-18 74-25 90-3 9-4 13-4 18 0 18 14 32 31 32 37 0 51-56 51-60 0-3-3-3-4-3-4 0-4 1-6 7-8 26-21 47-39 47-7 0-10-4-10-12 0-10 4-19 7-28 7-21 23-62 23-84 0-27-16-42-44-42-35 0-53 25-60 34-2-22-18-34-35-34-18 0-26 15-30 22-5 13-11 36-11 37 0 5 3 5 4 5 5 0 5-1 7-9 7-28 14-46 29-46 7 0 12 4 12 17 0 8-2 12-7 32-8 30-14 59-22 89z"><text:p/></draw:path><draw:path draw:style-name="gr3" draw:text-style-name="P9" svg:width="0.0469in" svg:height="0.0701in" svg:x="2.8035in" svg:y="0.2252in" svg:viewBox="0 0 120 179" svg:d="M120 130c-3 0-7 0-10 0 0 6-3 22-7 24-2 2-23 2-26 2-16 0-34 0-51 0 29-25 39-33 55-45 20-17 39-33 39-58 0-33-29-53-64-53-33 0-56 23-56 48 0 13 12 15 14 15 7 0 15-5 15-15 0-4-3-14-16-14 8-19 27-24 39-24 27 0 42 21 42 43 0 23-17 41-26 51-22 21-44 42-66 64-2 2-2 3-2 11 37 0 74 0 111 0 3-17 6-33 9-49z"><text:p/></draw:path></draw:g></text:p>
        </text:list-item>
        <text:list-item>
          <text:p text:style-name="P95">כפל שלמים הוא שלם, לכן <draw:g text:anchor-type="as-char" svg:y="-0.1035in" draw:z-index="93" draw:name="Shape150" draw:style-name="gr1"><svg:title>TexMaths</svg:title><svg:desc>11§display§m_1 m_2 \in \Z§svg§600§FALSE§</svg:desc><draw:path draw:style-name="gr2" draw:text-style-name="P8" svg:width="0.6697in" svg:height="0.1102in" svg:x="0.0039in" svg:y="0.0075in" svg:viewBox="0 0 1702 281" svg:d="M851 281c-284 0-567 0-851 0 0-93 0-188 0-281 567 0 1135 0 1702 0 0 93 0 188 0 281-283 0-567 0-851 0z"><text:p/></draw:path><draw:path draw:style-name="gr3" draw:text-style-name="P9" svg:width="0.1244in" svg:height="0.0681in" svg:x="0.0004in" svg:y="0.0374in" svg:viewBox="0 0 317 174" svg:d="M23 148c-1 6-3 14-3 17 0 6 5 9 11 9 4 0 12-3 14-11 2-9 6-18 8-28 3-12 5-23 9-34 2-9 4-18 6-26 1-7 5-18 5-19 5-12 26-47 62-47 18 0 21 14 21 27 0 9-2 20-5 32-4 14-8 29-11 44-3 10-6 20-8 30-1 7-4 20-4 23 0 6 5 9 11 9 12 0 14-9 17-22 6-21 20-77 23-92 1-5 21-51 64-51 17 0 21 13 21 27 0 22-17 66-24 86-4 9-6 13-6 21 0 18 15 31 32 31 36 0 51-56 51-59s-4-3-5-3c-4 0-4 1-5 6-7 21-19 48-40 48-6 0-10-4-10-12 0-10 4-19 8-28 7-20 23-62 23-84 0-26-15-42-44-42-30 0-49 18-64 37 0-4-1-17-12-27-10-8-22-10-32-10-34 0-52 25-59 34-2-22-19-34-36-34-18 0-26 15-29 22-7 14-12 36-12 37 0 5 4 5 5 5 4 0 4-1 7-9 7-28 14-46 28-46 6 0 12 3 12 17 0 9-1 12-7 33-8 30-14 59-22 89z"><text:p/></draw:path><draw:path draw:style-name="gr3" draw:text-style-name="P9" svg:width="0.0386in" svg:height="0.0697in" svg:x="0.1413in" svg:y="0.0567in" svg:viewBox="0 0 99 178" svg:d="M62 8c0-8-2-8-8-8-18 16-43 18-54 18 0 3 0 5 0 8 7 0 25 0 40-6 0 45 0 91 0 137 0 9 0 12-28 12-3 0-7 0-10 0 0 3 0 5 0 9 6 0 39-1 49-1 8 0 41 1 48 1 0-4 0-6 0-9-3 0-7 0-10 0-27 0-27-3-27-12 0-51 0-100 0-149z"><text:p/></draw:path><draw:path draw:style-name="gr3" draw:text-style-name="P9" svg:width="0.1244in" svg:height="0.0681in" svg:x="0.2024in" svg:y="0.0374in" svg:viewBox="0 0 317 174" svg:d="M23 148c-1 6-3 14-3 17 0 6 5 9 11 9 4 0 12-3 14-11 2-9 6-18 8-28 2-12 5-23 7-34 4-9 6-18 7-26 2-7 6-18 6-19 5-12 26-47 62-47 18 0 21 14 21 27 0 9-2 20-5 32-4 14-8 29-11 44-3 10-6 20-8 30-1 7-4 20-4 23 0 6 4 9 11 9 12 0 14-9 17-22 5-21 19-77 23-92 1-5 21-51 64-51 17 0 21 13 21 27 0 22-17 66-24 86-4 9-6 13-6 21 0 18 13 31 32 31 36 0 51-56 51-59s-4-3-5-3c-4 0-4 1-5 6-7 21-19 48-40 48-6 0-10-4-10-12 0-10 4-19 8-28 7-20 23-62 23-84 0-26-15-42-44-42-30 0-49 18-64 37 0-4-1-17-12-27-10-8-22-10-32-10-34 0-52 25-59 34-2-22-19-34-36-34-18 0-26 15-29 22-7 14-12 36-12 37 0 5 4 5 5 5 4 0 4-1 7-9 7-28 14-46 28-46 6 0 12 3 12 17 0 9-1 12-7 33-8 30-14 59-22 89z"><text:p/></draw:path><draw:path draw:style-name="gr3" draw:text-style-name="P9" svg:width="0.0469in" svg:height="0.0697in" svg:x="0.3382in" svg:y="0.0567in" svg:viewBox="0 0 120 178" svg:d="M120 129c-3 0-7 0-10 0 0 7-3 22-7 25-2 2-23 2-26 2-17 0-34 0-51 0 29-25 39-33 55-45 20-17 39-33 39-58 0-33-29-53-64-53-33 0-56 23-56 48 0 13 12 16 14 16 7 0 15-6 15-15 0-5-3-14-16-14 8-20 27-25 39-25 27 0 41 21 41 43 0 23-16 41-25 51-22 21-43 42-65 64-3 2-3 3-3 10 37 0 74 0 111 0 3-16 6-32 9-49z"><text:p/></draw:path><draw:path draw:style-name="gr3" draw:text-style-name="P9" svg:width="0.0752in" svg:height="0.087in" svg:x="0.4543in" svg:y="0.022in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3" draw:text-style-name="P9" svg:width="0.0921in" svg:height="0.1028in" svg:x="0.5894in" svg:y="0.0004in" svg:viewBox="0 0 235 262" svg:d="M220 14c3-5 3-5 3-7 0-7-5-7-13-7-59 0-118 0-177 0-12 0-12 1-13 11-2 18-4 35-6 53 0 1-1 2-1 4 0 5 5 8 7 8 4 0 6-4 6-6 3-10 6-26 29-41 22-14 49-16 63-16 10 0 21 0 30 0-48 79-96 158-145 236-3 4-3 5-3 7 0 6 7 6 13 6 66 0 132 0 198 0 12 0 12 0 13-11 4-25 8-50 11-75 0-3-3-6-6-6-6 0-7 4-8 11-7 31-37 68-91 68-19 0-37 0-55 0 48-78 97-157 145-235zM33 13c7 0 14 0 21 0v1c-11 6-18 12-23 17 1-6 1-12 2-18zM165 13c13 0 26 0 40 0-49 79-98 158-147 236-13 0-26 0-39 0 48-78 98-157 146-236zM185 249c11-7 21-15 31-26-2 8-3 12-5 26-9 0-17 0-26 0z"><text:p/></draw:path></draw:g>. כמו כן כפל טבעיים טבעי לכן <draw:g text:anchor-type="as-char" svg:y="-0.1035in" draw:z-index="92" draw:name="Shape151" draw:style-name="gr1"><svg:title>TexMaths</svg:title><svg:desc>11§display§n_1 n_2 \in \N§svg§600§FALSE§</svg:desc><draw:path draw:style-name="gr2" draw:text-style-name="P8" svg:width="0.5961in" svg:height="0.1102in" svg:x="0.0039in" svg:y="0.0075in" svg:viewBox="0 0 1515 281" svg:d="M758 281c-253 0-505 0-758 0 0-93 0-188 0-281 505 0 1009 0 1515 0 0 93 0 188 0 281-252 0-505 0-757 0z"><text:p/></draw:path><draw:path draw:style-name="gr3" draw:text-style-name="P9" svg:width="0.0823in" svg:height="0.0681in" svg:x="0.0004in" svg:y="0.0374in" svg:viewBox="0 0 210 174" svg:d="M23 148c-1 6-3 14-3 17 0 6 5 9 11 9 4 0 12-3 14-11 2-9 6-18 8-28 3-12 5-23 9-34 2-9 4-18 6-26 1-7 5-18 5-19 5-12 26-47 62-47 18 0 21 14 21 27 0 23-18 73-25 89-3 9-3 14-3 18 0 18 13 31 32 31 36 0 50-56 50-59s-3-3-4-3c-5 0-5 1-7 6-7 27-20 48-39 48-7 0-9-4-9-12 0-10 3-19 6-28 8-21 25-62 25-84 0-27-17-42-46-42-34 0-52 25-59 34-2-22-19-34-36-34-18 0-26 15-29 22-6 13-12 36-12 37 0 5 4 5 6 5 3 0 3-1 6-9 7-28 14-46 28-46 7 0 12 5 12 17 0 9-1 12-7 33-8 30-14 59-22 89z"><text:p/></draw:path><draw:path draw:style-name="gr3" draw:text-style-name="P9" svg:width="0.0382in" svg:height="0.0697in" svg:x="0.0992in" svg:y="0.0567in" svg:viewBox="0 0 98 178" svg:d="M61 8c0-8 0-8-8-8-18 16-42 18-53 18 0 3 0 5 0 8 7 0 24 0 39-6 0 45 0 91 0 137 0 9 0 12-27 12-3 0-6 0-10 0 0 3 0 5 0 9 5 0 38-1 48-1 8 0 42 1 48 1 0-4 0-6 0-9-3 0-7 0-10 0-27 0-27-3-27-12 0-51 0-100 0-149z"><text:p/></draw:path><draw:path draw:style-name="gr3" draw:text-style-name="P9" svg:width="0.0819in" svg:height="0.0681in" svg:x="0.1602in" svg:y="0.0374in" svg:viewBox="0 0 209 174" svg:d="M22 148c-1 6-3 14-3 17 0 6 5 9 12 9 4 0 11-3 14-11 2-9 5-18 7-28 3-12 5-23 9-34 2-9 4-18 6-26 1-7 5-18 5-19 6-12 26-47 63-47 18 0 21 14 21 27 0 23-20 73-25 89-3 9-4 14-4 18 0 18 14 31 32 31 36 0 50-56 50-59s-3-3-4-3c-5 0-5 1-6 6-7 27-21 48-39 48-7 0-10-4-10-12 0-10 4-19 7-28 7-21 24-62 24-84 0-27-17-42-45-42-35 0-53 25-60 34-2-22-18-34-35-34-19 0-26 15-30 22-5 13-11 36-11 37 0 5 3 5 4 5 5 0 5-1 7-9 7-28 14-46 29-46 7 0 11 5 11 17 0 9-1 12-6 33-8 30-15 59-23 89z"><text:p/></draw:path><draw:path draw:style-name="gr3" draw:text-style-name="P9" svg:width="0.0469in" svg:height="0.0697in" svg:x="0.2539in" svg:y="0.0567in" svg:viewBox="0 0 120 178" svg:d="M120 129c-3 0-7 0-10 0-1 7-3 22-7 25-2 2-23 2-27 2-17 0-33 0-50 0 29-25 39-33 54-45 21-17 40-33 40-58 0-33-30-53-64-53-33 0-56 23-56 48 0 13 11 16 14 16 7 0 15-6 15-15 0-5-3-14-17-14 9-20 28-25 40-25 27 0 42 21 42 43 0 23-18 41-26 51-22 21-44 42-66 64-2 2-2 3-2 10 37 0 74 0 111 0 3-16 6-32 9-49z"><text:p/></draw:path><draw:path draw:style-name="gr3" draw:text-style-name="P9" svg:width="0.0756in" svg:height="0.087in" svg:x="0.3701in" svg:y="0.022in" svg:viewBox="0 0 193 222" svg:d="M179 120c7 0 14 0 14-8s-7-8-14-8c-55 0-109 0-164 0 5-51 50-89 104-89 20 0 41 0 60 0 7 0 14 0 14-7 0-8-7-8-14-8-20 0-40 0-61 0-66 0-118 50-118 112 0 61 52 110 118 110 21 0 41 0 61 0 7 0 14 0 14-8s-7-8-14-8c-19 0-40 0-60 0-54 0-99-35-104-86 55 0 109 0 164 0z"><text:p/></draw:path><draw:path draw:style-name="gr3" draw:text-style-name="P9" svg:width="0.1028in" svg:height="0.1059in" svg:x="0.5047in" svg:y="0.0004in" svg:viewBox="0 0 262 270" svg:d="M34 35c0 63 0 125 0 187 0 19-3 27-23 27-4 0-11 0-11 7 0 6 7 6 13 6 20 0 40 0 60 0 7 0 13 0 13-6 0-7-7-7-12-7-21 0-24-9-24-29 0-58 0-116 0-174 56 72 111 146 167 218 3 5 5 6 8 6 6 0 6-7 6-13 0-73 0-144 0-216 0-21 5-27 22-28 2 0 9 0 9-6 0-7-6-7-13-7-19 0-38 0-56 0-7 0-14 0-14 7 0 6 7 6 11 6 22 1 26 9 26 29 0 39 0 80 0 120-39-52-78-104-117-157-4-5-5-5-14-5-22 0-45 0-67 0-8 0-14 0-14 7 0 6 6 6 9 6 10 2 18 8 21 12 0 4 0 5 0 10zM218 242c-56-72-112-145-168-219-4-4-4-5-8-10 15 0 31 0 46 0 43 58 87 116 130 175 0 18 0 37 0 54z"><text:p/></draw:path></draw:g>. לכן כפל רציונלים עונה להגדרת הרציונלים. </text:p>
        </text:list-item>
      </text:list>
      <text:h text:style-name="Heading_20_4" text:outline-level="4">חלק <text:span text:style-name="T48">רביעי</text:span> – חילוק רציונלים</text:h>
      <text:list text:style-name="L20">
        <text:list-item>
          <text:p text:style-name="P96">צ.ל.:</text:p>
          <text:p text:style-name="P97"><draw:g text:anchor-type="as-char" svg:y="-0.1689in" draw:z-index="90" draw:name="Shape152" draw:style-name="gr1"><svg:title>TexMaths</svg:title><svg:desc>11§display§\forall q_1, q_2 \in \Q. \frac{q_1}{q_2} = q_1 \cdot q_2 \\^{-1} \in \Q§svg§600§FALSE§</svg:desc><draw:path draw:style-name="gr2" draw:text-style-name="P8" svg:width="1.9756in" svg:height="0.2874in" svg:x="0.0079in" svg:y="0.0071in" svg:viewBox="0 0 5019 731" svg:d="M0 0c1673 0 3345 0 5019 0 0 243 0 488 0 731-1674 0-3346 0-5019 0 0-243 0-488 0-731z"><text:p/></draw:path><draw:path draw:style-name="gr3" draw:text-style-name="P9" svg:width="0.0843in" svg:height="0.1083in" svg:x="0in" svg:y="0.0646in" svg:viewBox="0 0 215 276" svg:d="M213 14c2-4 2-4 2-6 0-5-3-8-8-8s-7 4-9 9c-11 28-21 56-32 85-39 0-78 0-118 0-11-29-20-57-31-85-3-6-4-9-9-9-4 0-8 3-8 8 0 1 0 1 2 6 32 85 65 169 97 253 1 6 3 9 9 9 5 0 6-4 8-7 33-85 64-170 97-255zM55 109c35 0 69 0 105 0-18 45-35 91-52 138-18-47-35-93-53-138z"><text:p/></draw:path><draw:path draw:style-name="gr3" draw:text-style-name="P9" svg:width="0.0626in" svg:height="0.0961in" svg:x="0.0906in" svg:y="0.1028in" svg:viewBox="0 0 160 245" svg:d="M160 4c0-1-2-3-5-3s-19 16-25 27c-9-21-24-28-36-28-47 0-94 57-94 113 0 38 23 62 52 62 16 0 31-9 45-23-3 13-17 66-18 69-3 11-5 12-27 13-6 0-9 0-9 8 1 1 0 3 4 3 14 0 27-1 40-1s26 1 40 1c2 0 6 0 6-7 0-4-3-4-10-4-18 0-18-3-18-6s1-6 2-9c17-71 35-143 53-215zM53 166c-23 0-25-30-25-35 0-19 11-62 17-77 12-29 33-45 49-45 25 0 30 31 30 34 0 2-22 87-23 88-5 11-27 35-48 35z"><text:p/></draw:path><draw:path draw:style-name="gr3" draw:text-style-name="P9" svg:width="0.0382in" svg:height="0.0701in" svg:x="0.1642in" svg:y="0.1217in" svg:viewBox="0 0 98 179" svg:d="M61 8c0-8 0-8-8-8-18 17-42 18-53 18 0 3 0 5 0 8 7 0 24 0 40-6 0 46 0 91 0 137 0 9 0 13-28 13-3 0-6 0-10 0 0 3 0 6 0 9 5 0 38-1 48-1 8 0 42 1 48 1 0-3 0-6 0-9-3 0-7 0-10 0-27 0-27-4-27-13 0-49 0-100 0-149z"><text:p/></draw:path><draw:path draw:style-name="gr3" draw:text-style-name="P9" svg:width="0.0173in" svg:height="0.0453in" svg:x="0.2339in" svg:y="0.1535in" svg:viewBox="0 0 45 116" svg:d="M45 41c0-26-10-41-24-41-13 0-21 10-21 21 0 10 8 20 21 20 4 0 9-1 13-5 1-1 1-1 2-1 0 2 0 0 0 6 0 28-13 51-26 65-3 3-3 4-3 5 0 3 1 5 3 5 4 0 35-30 35-75z"><text:p/></draw:path><draw:path draw:style-name="gr3" draw:text-style-name="P9" svg:width="0.0626in" svg:height="0.0961in" svg:x="0.2945in" svg:y="0.1028in" svg:viewBox="0 0 160 245" svg:d="M160 4c0-1-2-3-5-3-4 0-20 16-26 27-8-21-23-28-35-28-47 0-94 57-94 113 0 38 23 62 51 62 16 0 32-9 46-23-3 13-17 66-18 69-3 11-6 12-27 13-6 0-9 0-9 8 1 1 0 3 4 3 12 0 27-1 39-1 13 0 27 1 39 1 3 0 8 0 8-7 0-4-4-4-10-4-18 0-18-3-18-6s0-6 1-9c17-71 36-143 54-215zM52 166c-23 0-24-30-24-35 0-19 11-62 17-77 12-29 32-45 49-45 24 0 29 31 29 34 0 2-21 87-22 88-5 11-27 35-49 35z"><text:p/></draw:path><draw:path draw:style-name="gr3" draw:text-style-name="P9" svg:width="0.0469in" svg:height="0.0701in" svg:x="0.363in" svg:y="0.1217in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4-3 4-3 11 37 0 75 0 112 0 2-16 6-33 8-49z"><text:p/></draw:path><draw:path draw:style-name="gr3" draw:text-style-name="P9" svg:width="0.076in" svg:height="0.0874in" svg:x="0.4795in" svg:y="0.0882in" svg:viewBox="0 0 194 223" svg:d="M179 120c7 0 15 0 15-8 0-7-8-7-15-7-55 0-109 0-164 0 6-52 50-90 105-90 20 0 40 0 59 0 7 0 15 0 15-7 0-8-8-8-15-8-19 0-40 0-60 0-66 0-119 51-119 112 0 62 53 111 119 111 20 0 41 0 60 0 7 0 15 0 15-7 0-8-8-8-15-8-19 0-39 0-59 0-55 0-99-36-105-88 55 0 109 0 164 0z"><text:p/></draw:path><draw:path draw:style-name="gr3" draw:text-style-name="P9" svg:width="0.1079in" svg:height="0.1339in" svg:x="0.6154in" svg:y="0.063in" svg:viewBox="0 0 275 341" svg:d="M173 275c54-11 102-54 102-135 0-97-68-140-137-140-71 0-138 45-138 140 0 82 50 122 96 134 17 40 55 67 103 67 19 0 41-3 61-11 6-3 11-4 11-9s-4-7-7-7c-1 0-1 0-4 1-10 2-15 2-21 2-35 0-57-22-66-42zM85 24c-24 28-30 73-30 116 0 37 4 86 30 116-27-11-71-41-71-116 0-78 48-107 71-116zM191 24c27 10 71 41 71 116 0 79-47 108-71 116 24-28 30-73 30-116 0-38-4-86-30-116zM138 266c-63 0-70-82-70-126 0-46 8-126 70-126s70 82 70 126c0 46-8 126-70 126zM112 277c11 3 17 1 26 3 2 0 11 0 20-2 11 25 29 39 49 47 3 2 3 1 4 2 0 1-7 1-12 1-33 0-67-15-87-51z"><text:p/></draw:path><draw:path draw:style-name="gr3" draw:text-style-name="P9" svg:width="0.0157in" svg:height="0.0157in" svg:x="0.7417in" svg:y="0.1535in" svg:viewBox="0 0 41 41" svg:d="M41 21c0-11-9-21-20-21s-21 10-21 21 10 20 21 20 20-9 20-20z"><text:p/></draw:path><draw:path draw:style-name="gr3" draw:text-style-name="P9" svg:width="0.0626in" svg:height="0.0961in" svg:x="0.7957in" svg:y="0in" svg:viewBox="0 0 160 245" svg:d="M160 4c0-2-2-4-5-4-4 0-20 15-26 28-9-21-23-28-35-28-47 0-94 57-94 113 0 38 23 62 51 62 16 0 32-10 46-23-3 13-17 65-18 69-3 10-6 12-27 12-6 0-10 0-10 8 0 1 0 4 5 4 12 0 27-1 39-1 13 0 27 1 39 1 3 0 8 0 8-7 0-5-4-5-10-5-18 0-18-2-18-5s0-6 1-9c17-71 36-143 54-215zM52 166c-23 0-24-30-24-36 0-19 11-61 17-77 12-29 32-44 49-44 24 0 29 31 29 34 0 2-21 87-22 88-5 11-27 35-49 35z"><text:p/></draw:path><draw:path draw:style-name="gr3" draw:text-style-name="P9" svg:width="0.0386in" svg:height="0.0701in" svg:x="0.8689in" svg:y="0.0189in" svg:viewBox="0 0 99 179" svg:d="M62 7c0-7 0-7-8-7-18 17-42 17-54 17 0 3 0 6 0 9 7 0 25 0 40-7 0 46 0 92 0 138 0 9 0 13-27 13-3 0-7 0-11 0 0 3 0 6 0 9 6-1 39-1 49-1 8 0 43 0 48 1 0-3 0-6 0-9-3 0-7 0-10 0-27 0-27-4-27-13 0-50 0-100 0-150z"><text:p/></draw:path><draw:path draw:style-name="gr3" draw:text-style-name="P9" svg:width="0.1354in" svg:height="0.0055in" svg:x="0.7898in" svg:y="0.1291in" svg:viewBox="0 0 345 15" svg:d="M0 0c116 0 230 0 345 0 0 6 0 10 0 15-115 0-229 0-345 0 0-5 0-9 0-15z"><text:p/></draw:path><draw:path draw:style-name="gr3" draw:text-style-name="P9" svg:width="0.0626in" svg:height="0.0961in" svg:x="0.7957in" svg:y="0.2067in" svg:viewBox="0 0 160 245" svg:d="M160 4c0-2-2-4-5-4-4 0-20 15-26 26-9-19-23-26-35-26-47 0-94 57-94 113 0 38 23 62 51 62 16 0 32-10 46-23-3 13-17 65-18 69-3 10-6 12-27 12-6 0-10 0-10 8 2 1 0 4 5 4 12 0 27-1 39-1 13 0 27 1 39 1 3 0 8 0 8-7 0-5-4-5-10-5-18 0-18-2-18-5s0-6 1-9c17-71 36-143 54-215zM52 166c-23 0-24-30-24-36 0-19 11-61 17-77 12-29 32-44 49-44 24 0 29 31 29 33 0 3-21 87-22 89-5 11-27 35-49 35z"><text:p/></draw:path><draw:path draw:style-name="gr3" draw:text-style-name="P9" svg:width="0.0469in" svg:height="0.0701in" svg:x="0.8642in" svg:y="0.2264in" svg:viewBox="0 0 120 179" svg:d="M120 130c-3 0-7 0-10 0 0 5-3 22-7 24-2 2-23 2-26 2-16 0-34 0-51 0 29-25 39-33 55-46 20-15 39-32 39-58 0-32-29-52-64-52-33 0-56 23-56 47 0 15 12 16 14 16 7 0 15-5 15-15 0-4-3-14-16-14 8-19 27-25 40-25 26 0 41 22 41 43 0 24-17 43-26 53-22 20-43 41-65 63-3 3-3 4-3 11 37 0 74 0 111 0 3-16 6-33 9-49z"><text:p/></draw:path><draw:path draw:style-name="gr3" draw:text-style-name="P9" svg:width="0.1004in" svg:height="0.035in" svg:x="0.9949in" svg:y="0.114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626in" svg:height="0.0961in" svg:x="1.1524in" svg:y="0.1028in" svg:viewBox="0 0 160 245" svg:d="M160 4c0-1-2-3-5-3-4 0-20 16-26 27-8-21-23-28-35-28-47 0-94 57-94 113 0 38 23 62 51 62 16 0 32-9 46-23-3 13-17 66-18 69-3 11-6 12-27 13-6 0-9 0-9 8 1 1 0 3 4 3 12 0 27-1 39-1 13 0 27 1 39 1 3 0 8 0 8-7 0-4-4-4-10-4-18 0-18-3-18-6s1-6 1-9c17-71 36-143 54-215zM52 166c-23 0-24-30-24-35 0-19 11-62 17-77 12-29 32-45 49-45 24 0 29 31 29 34 0 2-21 87-22 88-5 11-27 35-49 35z"><text:p/></draw:path><draw:path draw:style-name="gr3" draw:text-style-name="P9" svg:width="0.0382in" svg:height="0.0701in" svg:x="1.226in" svg:y="0.1217in" svg:viewBox="0 0 98 179" svg:d="M61 8c0-8 0-8-8-8-18 17-42 18-53 18 0 3 0 5 0 8 6 0 24 0 39-6 0 46 0 91 0 137 0 9 0 13-27 13-3 0-8 0-11 0 0 3 0 6 0 9 6 0 39-1 49-1 8 0 42 1 48 1 0-3 0-6 0-9-3 0-7 0-10 0-27 0-27-4-27-13 0-49 0-100 0-149z"><text:p/></draw:path><draw:path draw:style-name="gr3" draw:text-style-name="P9" svg:width="0.0157in" svg:height="0.0157in" svg:x="1.3295in" svg:y="0.124in" svg:viewBox="0 0 41 41" svg:d="M41 21c0-12-10-21-21-21s-20 9-20 21c0 11 9 20 20 20s21-9 21-20z"><text:p/></draw:path><draw:path draw:style-name="gr3" draw:text-style-name="P9" svg:width="0.0626in" svg:height="0.0961in" svg:x="1.3984in" svg:y="0.1028in" svg:viewBox="0 0 160 245" svg:d="M160 4c0-1-2-3-5-3s-20 16-25 27c-9-21-24-28-36-28-47 0-94 57-94 113 0 38 23 62 52 62 16 0 31-9 45-23-3 13-17 66-18 69-3 11-5 12-27 13-6 0-9 0-9 8 1 1 0 3 4 3 14 0 27-1 40-1 12 0 26 1 40 1 1 0 6 0 6-7 0-4-3-4-10-4-18 0-18-3-18-6s1-6 1-9c17-71 36-143 54-215zM53 166c-23 0-25-30-25-35 0-19 11-62 17-77 12-29 32-45 49-45 25 0 30 31 30 34 0 2-22 87-23 88-5 11-27 35-48 35z"><text:p/></draw:path><draw:path draw:style-name="gr3" draw:text-style-name="P9" svg:width="0.0469in" svg:height="0.0701in" svg:x="1.4669in" svg:y="0.1217in" svg:viewBox="0 0 120 179" svg:d="M120 130c-3 0-6 0-9 0-1 6-3 22-8 25-2 1-22 1-26 1-16 0-33 0-49 0 28-25 37-33 53-45 20-16 39-33 39-58 0-33-29-53-63-53s-57 23-57 48c0 14 12 16 14 16 7 0 16-6 16-14 0-6-2-15-17-15 9-20 27-25 40-25 27 0 41 21 41 43 0 23-17 42-26 52-22 20-43 41-65 63-3 4-3 4-3 11 37 0 75 0 112 0 2-16 6-33 8-49z"><text:p/></draw:path><draw:path draw:style-name="gr3" draw:text-style-name="P9" svg:width="0.0717in" svg:height="0.0047in" svg:x="1.5402in" svg:y="0.078in" svg:viewBox="0 0 183 13" svg:d="M173 13c4 0 10 0 10-6 0-7-6-7-10-7-54 0-108 0-162 0-4 0-11 0-11 7 0 6 7 6 11 6 54 0 108 0 162 0z"><text:p/></draw:path><draw:path draw:style-name="gr3" draw:text-style-name="P9" svg:width="0.0386in" svg:height="0.0709in" svg:x="1.6354in" svg:y="0.0362in" svg:viewBox="0 0 99 181" svg:d="M62 8c0-7-1-8-9-8-18 18-42 18-53 18 0 3 0 6 0 10 7 0 24 0 40-8 0 46 0 91 0 137 0 9 0 14-28 14-3 0-6 0-10 0 0 3 0 6 0 10 5-2 38-2 48-2 8 0 42 0 49 2 0-4 0-7 0-10-3 0-8 0-11 0-26 0-26-5-26-14 0-49 0-100 0-149z"><text:p/></draw:path><draw:path draw:style-name="gr3" draw:text-style-name="P9" svg:width="0.0756in" svg:height="0.0874in" svg:x="1.7472in" svg:y="0.0882in" svg:viewBox="0 0 193 223" svg:d="M179 120c7 0 14 0 14-8 0-7-7-7-14-7-55 0-109 0-164 0 5-52 50-90 104-90 20 0 41 0 60 0 7 0 14 0 14-7 0-8-7-8-14-8-21 0-40 0-61 0-66 0-118 51-118 112 0 62 52 111 118 111 21 0 40 0 61 0 7 0 14 0 14-7 0-8-7-8-14-8-19 0-40 0-60 0-54 0-99-36-104-88 55 0 109 0 164 0z"><text:p/></draw:path><draw:path draw:style-name="gr3" draw:text-style-name="P9" svg:width="0.1079in" svg:height="0.1339in" svg:x="1.8831in" svg:y="0.063in" svg:viewBox="0 0 275 341" svg:d="M172 275c55-11 103-54 103-135 0-97-68-140-137-140-71 0-138 45-138 140 0 82 50 122 95 134 17 40 56 67 103 67 20 0 41-3 62-11 6-3 10-4 10-9s-4-7-7-7c-1 0-1 0-3 1-11 2-16 2-21 2-37 0-59-22-67-42zM84 24c-23 28-30 73-30 116 0 37 5 86 31 116-27-11-72-41-72-116 0-78 49-107 71-116zM191 24c26 10 71 41 71 116 0 79-49 108-72 116 25-28 30-73 30-116 0-38-4-86-30-116zM138 266c-63 0-70-82-70-126 0-46 8-126 70-126s69 82 69 126c0 46-8 126-69 126zM112 277c11 3 17 1 26 3 2 0 9 0 20-2 10 25 29 39 48 47 4 2 3 1 4 2 0 1-6 1-12 1-32 0-66-15-86-51z"><text:p/></draw:path></draw:g></text:p>
        </text:list-item>
        <text:list-item>
          <text:p text:style-name="P98"><text:soft-page-break/>כלומר צריך להוכיח ש־<draw:g text:anchor-type="as-char" svg:y="-0.1319in" draw:z-index="89" draw:name="Shape153" draw:style-name="gr1"><svg:title>TexMaths</svg:title><svg:desc>11§display§q_2\\^{-1} \in \Q§svg§600§FALSE§</svg:desc><draw:path draw:style-name="gr2" draw:text-style-name="P8" svg:width="0.5827in" svg:height="0.1465in" svg:x="0.0024in" svg:y="0.0083in" svg:viewBox="0 0 1481 373" svg:d="M742 373c-248 0-494 0-742 0 0-125 0-249 0-373 494 0 987 0 1481 0 0 124 0 248 0 373-246 0-493 0-739 0z"><text:p/></draw:path><draw:path draw:style-name="gr3" draw:text-style-name="P9" svg:width="0.0626in" svg:height="0.0957in" svg:x="0.0004in" svg:y="0.0669in" svg:viewBox="0 0 160 244" svg:d="M160 4c0-2-2-4-5-4s-19 15-25 26c-9-19-24-26-36-26-47 0-94 57-94 113 0 38 23 62 52 62 16 0 31-10 45-23-3 13-17 65-18 68-3 10-5 12-27 12-6 0-9 0-9 8 1 2 0 4 4 4 14 0 27-1 40-1s26 1 40 1c2 0 6 0 6-8 0-4-3-4-10-4-18 0-18-3-18-7 0-2 1-4 2-6 17-72 35-143 53-215zM53 166c-23 0-25-30-25-36 0-19 11-61 17-77 12-29 33-44 49-44 25 0 30 31 30 33 0 3-22 87-23 89-5 11-27 35-48 35z"><text:p/></draw:path><draw:path draw:style-name="gr3" draw:text-style-name="P9" svg:width="0.0465in" svg:height="0.0701in" svg:x="0.0693in" svg:y="0.085in" svg:viewBox="0 0 119 179" svg:d="M119 131c-3 0-6 0-9 0-1 5-3 22-8 24-2 2-22 2-26 2-17 0-33 0-50 0 29-25 38-33 54-46 20-15 39-32 39-58 0-32-29-53-63-53s-56 24-56 48c0 15 11 16 14 16 6 0 15-5 15-15 0-4-3-14-17-14 9-19 27-25 40-25 27 0 40 21 40 43 0 24-16 43-25 51-22 21-43 43-65 65-2 2-2 4-2 10 37 0 74 0 111 0 2-16 6-33 8-48z"><text:p/></draw:path><draw:path draw:style-name="gr3" draw:text-style-name="P9" svg:width="0.0717in" svg:height="0.0047in" svg:x="0.1421in" svg:y="0.0425in" svg:viewBox="0 0 183 13" svg:d="M173 13c3 0 10 0 10-6 0-7-6-7-10-7-54 0-108 0-162 0-4 0-11 0-11 7 0 6 7 6 11 6 54 0 108 0 162 0z"><text:p/></draw:path><draw:path draw:style-name="gr3" draw:text-style-name="P9" svg:width="0.0382in" svg:height="0.0701in" svg:x="0.2374in" svg:y="0.0004in" svg:viewBox="0 0 98 179" svg:d="M62 8c0-8-1-8-9-8-18 18-42 18-53 18 0 3 0 6 0 9 7 0 24 0 40-7 0 46 0 91 0 137 0 9 0 12-28 12-3 0-6 0-10 0 0 4 0 7 0 10 5 0 38-1 48-1 8 0 42 1 48 1 0-3 0-6 0-10-3 0-7 0-10 0-26 0-26-3-26-12 0-50 0-100 0-149z"><text:p/></draw:path><draw:path draw:style-name="gr3" draw:text-style-name="P9" svg:width="0.076in" svg:height="0.087in" svg:x="0.3484in" svg:y="0.0524in" svg:viewBox="0 0 194 222" svg:d="M181 119c6 0 13 0 13-8s-7-8-13-8c-56 0-109 0-164 0 4-51 48-88 103-88 20 0 41 0 61 0 6 0 13 0 13-7 0-8-7-8-13-8-21 0-41 0-62 0-66 0-119 49-119 111s53 111 119 111c21 0 41 0 62 0 6 0 13 0 13-7s-7-7-13-7c-20 0-41 0-61 0-55 0-99-38-103-89 55 0 108 0 164 0z"><text:p/></draw:path><draw:path draw:style-name="gr3" draw:text-style-name="P9" svg:width="0.1079in" svg:height="0.1335in" svg:x="0.485in" svg:y="0.0268in" svg:viewBox="0 0 275 340" svg:d="M172 274c55-11 103-53 103-134 0-97-68-140-137-140-72 0-138 44-138 140 0 81 50 119 95 131 17 40 56 69 103 69 20 0 41-5 61-12 7-3 11-5 11-9 0-5-4-7-7-7-1 0-1 0-3 0-11 3-16 3-22 3-35 0-57-23-66-41zM84 24c-23 28-30 73-30 116 0 37 4 84 31 114-28-10-72-40-72-114 0-80 49-107 71-116zM192 24c25 10 69 41 69 116 0 78-47 105-71 114 25-28 30-73 30-114 0-38-4-86-30-116zM138 264c-63 0-71-80-71-124 0-47 9-127 71-127s69 83 69 127c0 46-8 124-69 124zM112 276c10 1 24 1 26 1 1 0 9 0 20-1 10 25 29 39 48 47 4 1 4 1 4 2-4 0-6 0-12 0-33 0-66-15-86-49z"><text:p/></draw:path></draw:g>, כי כבר הוכחנו שכפל רציונלים רציונלי. לפי הגדרת הרציונלים, זה אומר ש־<draw:g text:anchor-type="as-char" svg:y="-0.1071in" draw:z-index="88" draw:name="Shape154" draw:style-name="gr1"><svg:title>TexMaths</svg:title><svg:desc>11§display§\forall t \in \Z. \forall m \in \N. \tfrac{m}{t} \in \Q§svg§600§FALSE§</svg:desc><draw:path draw:style-name="gr2" draw:text-style-name="P8" svg:width="1.4528in" svg:height="0.1445in" svg:x="0.0083in" svg:y="0.0071in" svg:viewBox="0 0 3691 368" svg:d="M1847 368c-616 0-1231 0-1847 0 0-123 0-246 0-368 1231 0 2460 0 3691 0 0 122 0 245 0 368-615 0-1230 0-1844 0z"><text:p/></draw:path><draw:path draw:style-name="gr3" draw:text-style-name="P9" svg:width="0.0846in" svg:height="0.1079in" svg:x="0.0004in" svg:y="0.0016in" svg:viewBox="0 0 216 275" svg:d="M213 14c3-4 3-5 3-6 0-5-4-8-8-8-6 0-8 4-10 9-11 28-21 56-32 85-40 0-78 0-118 0-11-29-21-57-32-85-1-6-3-9-8-9-4 0-8 3-8 8 1 2 0 1 2 6 32 84 65 169 97 252 2 6 3 9 9 9 5 0 6-4 9-8 31-83 64-168 96-253zM55 109c35 0 70 0 106 0-18 45-36 91-53 136-18-45-35-91-53-136z"><text:p/></draw:path><draw:path draw:style-name="gr3" draw:text-style-name="P9" svg:width="0.0465in" svg:height="0.0957in" svg:x="0.0882in" svg:y="0.0118in" svg:viewBox="0 0 119 244" svg:d="M71 87c13 0 25 0 37 0 7 0 11 0 11-8 0-4-4-4-10-4-11 0-23 0-34 0 13-55 15-63 15-65 0-7-4-10-11-10-1 0-12 0-15 13-6 21-10 41-16 62-12 0-24 0-36 0-8 0-12 0-12 8 0 4 3 4 11 4 11 0 23 0 34 0-27 110-29 117-29 123 0 20 15 34 36 34 39 0 61-55 61-58s-3-3-4-3c-5 0-5 1-7 5-16 39-36 48-49 48-9 0-12-5-12-17 0-9 0-12 2-19 10-38 19-76 28-113z"><text:p/></draw:path><draw:path draw:style-name="gr3" draw:text-style-name="P9" svg:width="0.076in" svg:height="0.087in" svg:x="0.1949in" svg:y="0.0248in" svg:viewBox="0 0 194 222" svg:d="M179 120c7 0 15 0 15-8 0-7-8-7-15-7-55 0-109 0-164 0 6-52 50-90 105-90 20 0 39 0 59 0 7 0 15 0 15-7 0-8-8-8-15-8-20 0-40 0-60 0-66 0-119 50-119 112s53 110 119 110c20 0 40 0 60 0 7 0 15 0 15-6 0-8-8-8-15-8-20 0-39 0-59 0-55 0-99-36-105-88 55 0 109 0 164 0z"><text:p/></draw:path><draw:path draw:style-name="gr3" draw:text-style-name="P9" svg:width="0.0917in" svg:height="0.1031in" svg:x="0.3303in" svg:y="0.0028in" svg:viewBox="0 0 234 263" svg:d="M219 14c3-5 3-6 3-7 0-7-5-7-12-7-59 0-118 0-177 0-12 0-12 1-14 11-3 18-4 34-6 52 0 2-1 3-1 5 0 6 4 8 8 8 3 0 5-3 6-7 1-8 5-25 29-40 22-15 48-16 62-16 11 0 20 0 31 0-48 79-96 159-145 237-3 4-3 5-3 6 0 7 5 7 12 7 66 0 133 0 199 0 11 0 11 0 13-11 4-25 7-50 10-75 0-4-3-6-6-6-6 0-7 4-8 12-7 30-36 67-91 67-19 0-37 0-55 0 48-78 96-158 145-236zM32 13c6 0 14 0 21 0v1c-10 6-18 12-22 17 0-6 1-12 1-18zM164 13c13 0 26 0 39 0-48 79-96 159-145 237-13 0-26 0-39 0 48-78 96-158 145-237zM185 250c11-7 21-16 29-26-1 8-2 12-3 26-9 0-17 0-26 0z"><text:p/></draw:path><draw:path draw:style-name="gr3" draw:text-style-name="P9" svg:width="0.0157in" svg:height="0.0157in" svg:x="0.4406in" svg:y="0.0898in" svg:viewBox="0 0 41 41" svg:d="M41 21c0-11-9-21-20-21s-21 10-21 21 10 20 21 20 20-9 20-20z"><text:p/></draw:path><draw:path draw:style-name="gr3" draw:text-style-name="P9" svg:width="0.0839in" svg:height="0.1079in" svg:x="0.4697in" svg:y="0.0016in" svg:viewBox="0 0 214 275" svg:d="M212 14c2-4 2-5 2-6 0-5-3-8-7-8-6 0-8 4-9 9-11 28-21 56-32 85-40 0-78 0-118 0-11-29-21-57-32-85-2-6-4-9-8-9-5 0-8 3-8 8 1 2 0 1 2 6 32 84 64 169 96 252 2 6 4 9 9 9s7-4 8-8c32-83 65-168 97-253zM54 109c35 0 70 0 105 0-17 45-35 91-52 136-18-45-36-91-53-136z"><text:p/></draw:path><draw:path draw:style-name="gr3" draw:text-style-name="P9" svg:width="0.1244in" svg:height="0.0685in" svg:x="0.5587in" svg:y="0.0398in" svg:viewBox="0 0 317 175" svg:d="M23 149c-1 5-4 14-4 16 0 7 5 10 12 10 4 0 11-3 14-11 2-10 4-19 7-29 3-12 5-23 8-34 3-9 5-17 7-26 1-7 4-18 6-19 5-12 26-47 62-47 18 0 21 14 21 26 0 10-3 21-5 33-4 15-8 29-11 44-3 10-6 20-8 30-2 8-6 21-6 23 0 7 6 10 11 10 13 0 15-10 18-22 6-21 20-78 23-92 1-6 22-52 64-52 16 0 21 13 21 26 0 22-17 66-24 87-4 10-5 13-5 21 0 19 13 32 32 32 36 0 51-56 51-59 0-4-4-4-6-4-3 0-3 1-5 7-6 21-18 47-40 47-6 0-9-3-9-12 0-10 4-19 7-27 8-20 24-63 24-85 0-25-16-42-45-42-30 0-48 18-63 37 0-4-1-17-12-27-10-8-22-10-32-10-35 0-54 25-60 34-2-22-18-34-35-34-18 0-26 15-29 22-8 13-12 36-12 37 0 5 3 5 4 5 5 0 5-1 7-9 7-27 14-46 29-46 5 0 12 3 12 17 0 8-1 13-7 33-8 30-14 60-22 90z"><text:p/></draw:path><draw:path draw:style-name="gr3" draw:text-style-name="P9" svg:width="0.076in" svg:height="0.087in" svg:x="0.7421in" svg:y="0.0248in" svg:viewBox="0 0 194 222" svg:d="M179 120c7 0 15 0 15-8 0-7-8-7-15-7-55 0-109 0-164 0 6-52 50-90 105-90 20 0 39 0 59 0 7 0 15 0 15-7 0-8-8-8-15-8-20 0-40 0-60 0-66 0-119 50-119 112s53 110 119 110c20 0 40 0 60 0 7 0 15 0 15-6 0-8-8-8-15-8-20 0-39 0-59 0-55 0-99-36-105-88 55 0 109 0 164 0z"><text:p/></draw:path><draw:path draw:style-name="gr3" draw:text-style-name="P9" svg:width="0.1028in" svg:height="0.1063in" svg:x="0.8768in" svg:y="0.0028in" svg:viewBox="0 0 262 271" svg:d="M34 34c0 63 0 126 0 188 0 20-3 28-23 28-4 0-11 0-11 6 0 7 7 7 13 7 20 0 41 0 61 0 6 0 12 0 12-7 0-6-6-6-11-6-21 0-24-9-24-29 0-58 0-118 0-176 56 74 111 148 167 220 3 5 4 6 7 6 7 0 7-7 7-13 0-72 0-145 0-217 0-22 3-27 21-28 2 0 9 0 9-6 0-7-6-7-12-7-19 0-39 0-58 0-6 0-13 0-13 7 0 6 8 6 12 6 21 1 25 9 25 29 0 39 0 80 0 121-39-53-79-105-117-157-4-6-6-6-14-6-22 0-45 0-67 0-7 0-13 0-13 7 0 5 6 6 8 6 10 1 18 8 22 12-1 4-1 5-1 9zM219 243c-56-72-112-146-168-220-5-5-5-5-9-10 15 0 31 0 46 0 44 59 87 117 131 176 0 18 0 37 0 54z"><text:p/></draw:path><draw:path draw:style-name="gr3" draw:text-style-name="P9" svg:width="0.0157in" svg:height="0.0157in" svg:x="0.9965in" svg:y="0.0898in" svg:viewBox="0 0 41 41" svg:d="M41 21c0-11-10-21-21-21s-20 10-20 21 9 20 20 20 21-9 21-20z"><text:p/></draw:path><draw:path draw:style-name="gr3" draw:text-style-name="P9" svg:width="0.0969in" svg:height="0.0476in" svg:x="1.0488in" svg:y="0.0004in" svg:viewBox="0 0 247 122" svg:d="M104 97c-1 5-4 14-4 16 0 6 6 9 10 9s8-4 10-6c1-3 4-11 5-17 1-5 5-18 6-24 2-7 3-12 4-19 4-11 4-12 9-20 9-13 22-28 43-28 15 0 16 12 16 18 0 17-12 47-16 58-2 7-3 10-3 14 0 14 12 24 25 24 27 0 38-37 38-42 0-3-2-2-3-3-4 0-4 1-5 4-7 22-18 33-29 33-5 0-7-4-7-9 0-7 2-10 6-22 3-8 14-37 14-52 0-5 0-16-10-24-4-4-12-7-25-7-24 0-38 15-47 28-2-24-22-28-35-28-24 0-38 13-47 24-1-18-17-24-28-24-12 0-18 8-21 14-7 10-10 26-10 27 0 4 3 4 4 4 4 0 5-1 6-9 4-15 10-28 20-28 7 0 8 5 8 13 0 4-3 14-4 22-2 8-4 19-5 24-4 11-6 23-9 35-1 4-2 10-2 11 0 6 4 9 8 9 5 0 9-4 11-6 3-3 4-11 5-17 1-5 4-18 5-24 2-7 4-12 6-19 2-11 3-13 11-24 7-11 20-24 40-24 16 0 16 13 16 18 0 7 0 10-5 26-3 15-7 29-11 45z"><text:p/></draw:path><draw:path draw:style-name="gr3" draw:text-style-name="P9" svg:width="0.1075in" svg:height="0.0055in" svg:x="1.0437in" svg:y="0.0661in" svg:viewBox="0 0 274 15" svg:d="M137 15c-46 0-91 0-137 0 0-5 0-9 0-15 91 0 183 0 274 0 0 6 0 10 0 15-45 0-91 0-137 0z"><text:p/></draw:path><draw:path draw:style-name="gr3" draw:text-style-name="P9" svg:width="0.0354in" svg:height="0.0673in" svg:x="1.0791in" svg:y="0.0925in" svg:viewBox="0 0 91 172" svg:d="M55 62c9 0 19 0 27 0 6 0 9 0 9-6 0-4-3-4-7-4-9 0-18 0-27 0 3-13 8-27 11-40 0-1 0-2 0-3 0-6-3-9-9-9s-11 4-13 11c-1 7 2-5-10 41-9 0-18 0-27 0-6 0-9 0-9 6 0 4 3 4 8 4 8 0 17 0 26 0-5 21-11 41-16 63-2 7-4 17-4 20 0 17 13 27 29 27 30 0 47-39 47-42s-3-3-4-3c-4 0-4 0-6 5-7 17-22 32-36 32-7 0-10-3-10-13 0-4 1-9 2-11 7-27 12-53 19-78z"><text:p/></draw:path><draw:path draw:style-name="gr3" draw:text-style-name="P9" svg:width="0.076in" svg:height="0.087in" svg:x="1.2244in" svg:y="0.0248in" svg:viewBox="0 0 194 222" svg:d="M180 120c7 0 14 0 14-8 0-7-7-7-14-7-55 0-109 0-164 0 5-52 49-90 104-90 20 0 41 0 60 0 7 0 14 0 14-7 0-8-7-8-14-8-21 0-40 0-61 0-66 0-119 50-119 112s53 110 119 110c21 0 40 0 61 0 7 0 14 0 14-6 0-8-7-8-14-8-19 0-40 0-60 0-55 0-99-36-104-88 55 0 109 0 164 0z"><text:p/></draw:path><draw:path draw:style-name="gr3" draw:text-style-name="P9" svg:width="0.1079in" svg:height="0.1335in" svg:x="1.361in" svg:y="0in" svg:viewBox="0 0 275 340" svg:d="M172 274c55-11 103-54 103-134 0-97-68-140-138-140-71 0-137 45-137 140 0 81 49 121 95 133 17 40 56 67 103 67 20 0 41-3 60-11 8-3 11-3 11-9 0-4-3-7-6-7-1 1-1 0-3 1-11 2-16 2-22 2-36 0-58-22-66-42zM84 24c-24 28-30 73-30 116 0 37 4 84 31 115-28-11-72-40-72-115 0-78 47-107 71-116zM191 24c26 10 70 41 70 116 0 79-48 105-71 115 24-28 30-72 30-115 0-38-4-86-30-116zM137 265c-62 0-70-81-70-125 0-46 8-127 70-127 63 0 70 83 70 127 0 46-8 125-70 125zM112 276c10 2 24 2 25 2 2 0 10 0 21-1 10 25 29 39 48 47 4 2 3 2 4 2 0 1-7 1-12 1-33 0-66-16-86-51z"><text:p/></draw:path></draw:g>. נפלג למקרים: במקרה ש־<draw:g text:anchor-type="as-char" svg:y="-0.1008in" draw:z-index="87" draw:name="Shape155" draw:style-name="gr1"><svg:title>TexMaths</svg:title><svg:desc>11§display§t &gt; 1§svg§600§FALSE§</svg:desc><draw:path draw:style-name="gr2" draw:text-style-name="P8" svg:width="0.3047in" svg:height="0.0906in" svg:x="0.0047in" svg:y="0.0071in" svg:viewBox="0 0 775 231" svg:d="M0 0c258 0 516 0 775 0 0 77 0 154 0 231-259 0-517 0-775 0 0-77 0-154 0-231z"><text:p/></draw:path><draw:path draw:style-name="gr3" draw:text-style-name="P9" svg:width="0.0465in" svg:height="0.0957in" svg:x="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9" svg:width="0.0925in" svg:height="0.087in" svg:x="0.1063in" svg:y="0.0189in" svg:viewBox="0 0 236 222" svg:d="M229 120c4-2 7-3 7-8s-3-6-7-9c-72-34-142-67-214-100-5-3-5-3-7-3-4 0-8 3-8 8 0 3 2 5 8 9 67 31 134 63 202 95-68 31-135 63-202 94-6 3-8 5-8 9s4 7 8 7c2 0 2 0 7-2 72-33 142-67 214-100z"><text:p/></draw:path><draw:path draw:style-name="gr3" draw:text-style-name="P9" svg:width="0.0496in" svg:height="0.1in" svg:x="0.2673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 זה טואוטולגיה לפי הגדרת הרציונלים, בעוד אם <draw:g text:anchor-type="as-char" svg:y="-0.1008in" draw:z-index="86" draw:name="Shape156" draw:style-name="gr1"><svg:title>TexMaths</svg:title><svg:desc>11§display§t &lt; 1§svg§600§FALSE§</svg:desc><draw:path draw:style-name="gr2" draw:text-style-name="P8" svg:width="0.3047in" svg:height="0.0906in" svg:x="0.0047in" svg:y="0.0071in" svg:viewBox="0 0 775 231" svg:d="M0 0c258 0 516 0 775 0 0 77 0 154 0 231-259 0-517 0-775 0 0-77 0-154 0-231z"><text:p/></draw:path><draw:path draw:style-name="gr3" draw:text-style-name="P9" svg:width="0.0465in" svg:height="0.0957in" svg:x="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9" svg:width="0.0925in" svg:height="0.087in" svg:x="0.1063in" svg:y="0.0189in" svg:viewBox="0 0 236 222" svg:d="M229 17c5-3 7-5 7-9 0-5-3-8-7-8-2 0-3 0-7 3-71 33-143 66-214 100-5 3-8 4-8 9s3 6 8 8c71 33 143 67 214 100 4 2 5 2 7 2 4 0 7-3 7-7 0-5-2-7-7-9-69-31-136-63-203-94 67-32 134-64 203-95z"><text:p/></draw:path><draw:path draw:style-name="gr3" draw:text-style-name="P9" svg:width="0.0496in" svg:height="0.1in" svg:x="0.2673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text:s/>ניתן להכפיל את השבר ב־<draw:g text:anchor-type="as-char" svg:y="-0.0898in" draw:z-index="85" draw:name="Shape157" draw:style-name="gr1"><svg:title>TexMaths</svg:title><svg:desc>11§display§-1§svg§600§FALSE§</svg:desc><draw:path draw:style-name="gr2" draw:text-style-name="P8" svg:width="0.165in" svg:height="0.0843in" svg:x="0.0004in" svg:y="0.0071in" svg:viewBox="0 0 420 215" svg:d="M0 0c140 0 280 0 420 0 0 71 0 144 0 215-140 0-280 0-420 0 0-71 0-144 0-215z"><text:p/></draw:path><draw:path draw:style-name="gr3" draw:text-style-name="P9" svg:width="0.0921in" svg:height="0.0055in" svg:x="0.0051in" svg:y="0.0598in" svg:viewBox="0 0 235 15" svg:d="M222 15c6 0 13 0 13-7 0-8-7-8-13-8-71 0-140 0-209 0-6 0-13 0-13 8 0 7 7 7 13 7 69 0 138 0 209 0z"><text:p/></draw:path><draw:path draw:style-name="gr3" draw:text-style-name="P9" svg:width="0.0496in" svg:height="0.1in" svg:x="0.1236in" svg:y="0in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 כך ש־<draw:g text:anchor-type="as-char" svg:y="-0.1008in" draw:z-index="84" draw:name="Shape158" draw:style-name="gr1"><svg:title>TexMaths</svg:title><svg:desc>11§display§t &gt; 1§svg§600§FALSE§</svg:desc><draw:path draw:style-name="gr2" draw:text-style-name="P8" svg:width="0.3047in" svg:height="0.0906in" svg:x="0.0047in" svg:y="0.0071in" svg:viewBox="0 0 775 231" svg:d="M0 0c258 0 516 0 775 0 0 77 0 154 0 231-259 0-517 0-775 0 0-77 0-154 0-231z"><text:p/></draw:path><draw:path draw:style-name="gr3" draw:text-style-name="P9" svg:width="0.0465in" svg:height="0.0957in" svg:x="0.0004in" svg:y="0.0063in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3" draw:text-style-name="P9" svg:width="0.0925in" svg:height="0.087in" svg:x="0.1063in" svg:y="0.0189in" svg:viewBox="0 0 236 222" svg:d="M229 120c4-2 7-3 7-8s-3-6-7-9c-72-34-142-67-214-100-5-3-5-3-7-3-4 0-8 3-8 8 0 3 2 5 8 9 67 31 134 63 202 95-68 31-135 63-202 94-6 3-8 5-8 9s4 7 8 7c2 0 2 0 7-2 72-33 142-67 214-100z"><text:p/></draw:path><draw:path draw:style-name="gr3" draw:text-style-name="P9" svg:width="0.0496in" svg:height="0.1in" svg:x="0.2673in" svg:y="0in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 ואז זו עדיין טואוטולוגיה. לכן חילוק רציונלים גם הוא רציונלי. </text:p>
        </text:list-item>
      </text:list>
      <text:h text:style-name="P99" text:outline-level="4">מש"ל <draw:g text:anchor-type="as-char" svg:y="-0.1043in" draw:z-index="83" draw:name="Shape159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h>
      <text:h text:style-name="Heading_20_3" text:outline-level="3">סעיף ב’</text:h>
      <text:list text:style-name="L21">
        <text:list-item>
          <text:p text:style-name="P100">צ.ל. + פישוט:<text:tab/></text:p>
          <text:p text:style-name="P101"><draw:g text:anchor-type="as-char" svg:y="-0.9063in" draw:z-index="8" draw:name="Shape160" draw:style-name="gr1"><svg:title>TexMaths</svg:title><svg:desc>11§latex§\begin{align}
    &amp;\forall r. \big\{ q + r \mid q \in \Q \big\} = \Q \siff r \in \Q \\
    \iff &amp;\forall r. \big\{ q + r \mid q \in \Q \big\} \subseteq \Q
        \land \Q \subseteq \big\{ q + r \mid q \in \Q \big\} \siff r \in \Q \\
    \iff &amp;\forall r. \Big(\big(\forall (\exists q \in \Q. q + r = x ). x \in \Q \big) \land \big(\forall x \in \Q. \exists q \in \Q. r + q = x \big) \siff r \in \Q \Big) \\
    \iff &amp;\forall r. \Big(\big(\forall (\exists q \in \Q. q + r = x ). x \in \Q \big) \land \big(\forall x \in \Q. \exists q \in \Q. r + q = x \big) \rightarrow r \in \Q \Big) \nonumber \\
&amp;\land \Big(r \in \Q \rightarrow \big(\forall (\exists q \in \Q. q + r = x). x \in \Q\big) \land \big(\forall x \in \Q. \exists q \in \Q. r + q = x \big)\Big)
\end{align}§svg§600§FALSE§</svg:desc><draw:path draw:style-name="gr2" draw:text-style-name="P8" svg:width="5.2488in" svg:height="1.7957in" svg:x="0.0004in" svg:y="0.0075in" svg:viewBox="0 0 13333 4562" svg:d="M6667 4562c-2222 0-4445 0-6667 0 0-1521 0-3041 0-4562 4445 0 8888 0 13333 0 0 1521 0 3041 0 4562-2223 0-4445 0-6666 0z"><text:p/></draw:path><draw:path draw:style-name="gr3" draw:text-style-name="P9" svg:width="0.0846in" svg:height="0.1087in" svg:x="0.3142in" svg:y="0.0244in" svg:viewBox="0 0 216 277" svg:d="M213 14c3-3 3-4 3-6 0-4-4-8-8-8-6 0-8 4-10 9-11 28-21 56-32 84-39 0-78 0-118 0-11-28-20-56-31-84-3-6-4-9-9-9-4 0-8 4-8 8 0 1 0 1 2 6 32 85 65 170 97 254 2 5 3 9 9 9 5 0 6-4 9-9 32-84 65-169 96-254zM55 109c35 0 70 0 106 0-18 46-36 92-53 138-18-46-35-92-53-138z"><text:p/></draw:path><draw:path draw:style-name="gr3" draw:text-style-name="P9" svg:width="0.0614in" svg:height="0.0685in" svg:x="0.4031in" svg:y="0.063in" svg:viewBox="0 0 157 175" svg:d="M22 147c-1 6-3 15-3 17 0 8 5 11 11 11 5 0 12-3 14-11 1-2 14-54 15-62 4-12 11-39 14-49 1-6 12-23 21-32 3-3 14-13 30-13 11 0 11 3 17 5-11 1-20 11-20 21 0 6 3 13 14 13 10 0 22-9 22-23 0-13-13-24-33-24-24 0-41 19-49 30-2-18-17-30-35-30s-25 14-29 22c-7 13-11 36-11 37 0 4 3 4 4 4 4 0 5 0 7-9 7-28 14-46 28-46 6 0 12 3 12 17 0 9-1 13-6 33-8 30-15 60-23 89z"><text:p/></draw:path><draw:path draw:style-name="gr3" draw:text-style-name="P9" svg:width="0.0161in" svg:height="0.0157in" svg:x="0.476in" svg:y="0.1138in" svg:viewBox="0 0 42 41" svg:d="M42 20c0-11-10-20-21-20s-21 9-21 20 10 21 21 21 21-10 21-21z"><text:p/></draw:path><draw:path draw:style-name="gr3" draw:text-style-name="P9" svg:width="0.0539in" svg:height="0.1819in" svg:x="0.5228in" svg:y="0.0004in" svg:viewBox="0 0 138 463" svg:d="M55 169c0 28-13 42-53 58-1 1-2 3-2 5s0 4 3 6c52 19 52 40 52 62 0 35 0 71 0 106 0 11 7 25 23 37 19 12 51 20 54 20 4 0 6-1 6-4 0-4-2-5-7-6-12-4-42-16-48-41-2-4-2-4-2-18 0-32 0-64 0-96 0-20 0-47-62-66 62-20 62-45 62-67 0-32 0-63 0-95 0-22 0-41 53-60 4-1 2-3 4-5 0-3-2-5-6-5-2 0-57 12-70 38-7 11-7 15-7 31 0 33 0 67 0 100z"><text:p/></draw:path><draw:path draw:style-name="gr3" draw:text-style-name="P9" svg:width="0.0626in" svg:height="0.0961in" svg:x="0.6004in" svg:y="0.063in" svg:viewBox="0 0 160 245" svg:d="M160 3c0-1-2-3-5-3-4 0-20 15-26 26-9-21-23-26-35-26-47 0-94 57-94 113 0 38 23 62 51 62 16 0 32-10 46-23-3 13-17 65-18 69-3 10-6 12-27 12-6 0-9 0-9 8 0 1 0 4 4 4 12 0 27-1 39-1 13 0 27 1 39 1 3 0 8 0 8-7 0-5-4-5-10-5-18 0-18-2-18-5 0-4 0-6 1-9 17-72 36-144 54-216zM52 166c-23 0-24-30-24-36 0-19 11-61 17-77 12-29 32-45 49-45 24 0 29 32 29 34s-21 87-22 89c-5 11-27 35-49 35z"><text:p/></draw:path><draw:path draw:style-name="gr3" draw:text-style-name="P9" svg:width="0.1008in" svg:height="0.1008in" svg:x="0.7098in" svg:y="0.0413in" svg:viewBox="0 0 257 257" svg:d="M136 136c37 0 72 0 108 0 6 0 13 0 13-7 0-8-7-8-13-8-36 0-71 0-108 0 0-36 0-72 0-108 0-5 0-13-7-13-8 0-8 8-8 13 0 36 0 72 0 108-36 0-71 0-108 0-5 0-13 0-13 8 0 7 8 7 13 7 37 0 72 0 108 0 0 37 0 72 0 108 0 6 0 13 8 13 7 0 7-7 7-13 0-36 0-71 0-108z"><text:p/></draw:path><draw:path draw:style-name="gr3" draw:text-style-name="P9" svg:width="0.0614in" svg:height="0.0685in" svg:x="0.8579in" svg:y="0.063in" svg:viewBox="0 0 157 175" svg:d="M23 147c-1 6-3 15-3 17 0 8 4 11 11 11 4 0 11-3 14-11 0-2 13-54 16-62 3-12 9-39 12-49 1-6 12-23 22-32 3-3 14-13 30-13 10 0 16 5 17 5-12 1-21 11-21 21 0 6 4 13 15 13 10 0 21-9 21-23 0-13-12-24-32-24-25 0-41 19-49 30-3-18-18-30-35-30-18 0-26 14-29 22-6 13-12 36-12 37 0 4 3 3 4 4 5 0 5 0 7-9 7-28 14-46 29-46 6 0 12 3 12 17 0 9-1 13-7 33-8 30-14 60-22 89z"><text:p/></draw:path><draw:path draw:style-name="gr3" draw:text-style-name="P9" svg:width="0.0055in" svg:height="0.152in" svg:x="0.987in" svg:y="0.0157in" svg:viewBox="0 0 15 387" svg:d="M15 14c0-6 0-14-7-14-8 0-8 8-8 14 0 120 0 239 0 359 0 6 0 14 8 14 7 0 7-8 7-14 0-120 0-239 0-359z"><text:p/></draw:path><draw:path draw:style-name="gr3" draw:text-style-name="P9" svg:width="0.0626in" svg:height="0.0961in" svg:x="1.0594in" svg:y="0.063in" svg:viewBox="0 0 160 245" svg:d="M160 3c0-1-2-3-5-3-4 0-20 15-26 26-8-21-23-26-35-26-47 0-94 57-94 113 0 38 23 62 51 62 17 0 32-10 46-23-3 13-17 65-18 69-3 10-6 12-27 12-6 0-9 0-9 8 0 1 0 4 4 4 14 0 27-1 39-1 13 0 27 1 41 1 1 0 6 0 6-7 0-5-4-5-10-5-18 0-18-2-18-5 0-4 1-6 1-9 17-72 36-144 54-216zM52 166c-23 0-24-30-24-36 0-19 11-61 17-77 12-29 32-45 49-45 25 0 29 32 29 34s-21 87-22 89c-5 11-27 35-49 35z"><text:p/></draw:path><draw:path draw:style-name="gr3" draw:text-style-name="P9" svg:width="0.076in" svg:height="0.0878in" svg:x="1.1815in" svg:y="0.0476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79in" svg:height="0.1339in" svg:x="1.3181in" svg:y="0.022in" svg:viewBox="0 0 275 341" svg:d="M172 275c55-11 103-55 103-135 0-98-68-140-137-140-72 0-138 44-138 139 0 83 50 122 95 134 17 39 56 68 103 68 20 0 41-4 61-12 7-2 11-5 11-9s-4-7-7-7c-1 0-1 0-3 2-11 2-16 2-22 2-36 0-58-22-66-42zM84 24c-23 28-30 73-30 115 0 38 4 86 31 116-28-10-72-41-72-115 0-80 48-108 71-117zM191 23c26 10 71 41 71 116 0 79-49 107-72 116 25-28 30-74 30-115 0-39-4-87-30-116zM138 265c-63 0-71-81-71-125 0-47 8-127 71-127 62 0 69 82 69 126 0 47-8 126-69 126zM112 277c10 2 24 2 26 2 1 0 9 0 20-2 10 25 29 40 48 47 4 2 4 2 4 3-4 0-6 0-12 0-33 0-66-16-86-50z"><text:p/></draw:path><draw:path draw:style-name="gr3" draw:text-style-name="P9" svg:width="0.0539in" svg:height="0.1819in" svg:x="1.4484in" svg:y="0.0004in" svg:viewBox="0 0 138 463" svg:d="M83 294c0-12 0-37 49-56 4-3 6-3 6-6 0-1 0-3-3-4-52-21-52-42-52-64 0-35 0-72 0-107-2-21-18-33-25-37-16-11-49-20-52-20-5 0-6 2-6 5 0 4 2 5 4 5 52 20 52 38 52 60 0 32 0 63 0 95 0 22 0 47 63 67-63 21-63 43-63 67 0 32 0 63 0 95 0 20 0 40-49 59-6 1-7 2-7 6 0 3 1 4 6 4 23-11 50-9 69-34 8-12 8-20 8-35 0-33 0-67 0-100z"><text:p/></draw:path><draw:path draw:style-name="gr3" draw:text-style-name="P9" svg:width="0.1004in" svg:height="0.035in" svg:x="1.5709in" svg:y="0.07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1079in" svg:height="0.1339in" svg:x="1.7283in" svg:y="0.022in" svg:viewBox="0 0 275 341" svg:d="M172 275c54-11 103-55 103-135 0-98-68-140-137-140-72 0-138 44-138 139 0 83 48 122 95 134 17 39 56 68 103 68 20 0 41-4 61-12 7-2 11-5 11-9s-4-7-7-7c-1 0-1 0-3 2-11 2-16 2-22 2-36 0-58-22-66-42zM84 24c-23 28-30 73-30 115 0 38 4 86 30 116-27-10-71-41-71-115 0-80 48-108 71-117zM190 23c27 10 71 41 71 116 0 79-48 107-71 116 25-28 30-74 30-115 0-39-4-87-30-116zM138 265c-63 0-71-81-71-125 0-47 8-127 71-127 62 0 69 82 69 126 0 47-8 126-69 126zM111 277c11 2 25 2 27 2 1 0 9 0 20-2 10 25 29 40 48 47 4 2 4 2 4 3-4 0-6 0-12 0-33 0-66-16-87-50z"><text:p/></draw:path><draw:path draw:style-name="gr3" draw:text-style-name="P9" svg:width="0.1346in" svg:height="0.0791in" svg:x="1.8925in" svg:y="0.052in" svg:viewBox="0 0 343 202" svg:d="M329 109c7 0 14 0 14-8s-7-8-14-8c-96 0-191 0-287 0 21-16 32-31 34-37 18-26 14-34 21-51 0-5-5-5-8-5-6 0-6 1-9 8-8 38-30 70-74 88-5 2-6 3-6 5s1 3 6 6c39 16 66 46 75 89 2 5 2 6 8 6 3 0 8 0 8-4 0-1-3-25-20-52-8-11-19-25-35-37 96 0 191 0 287 0z"><text:p/></draw:path><draw:path draw:style-name="gr3" draw:text-style-name="P9" svg:width="0.1346in" svg:height="0.0791in" svg:x="2.0189in" svg:y="0.052in" svg:viewBox="0 0 343 202" svg:d="M301 109c-22 16-31 32-35 37-17 27-20 51-20 52 0 4 5 4 8 4 7 0 7-1 8-7 9-39 32-71 76-88 4-3 5-4 5-6s-2-3-3-4c-17-7-64-26-78-90-1-6-1-7-8-7-3 0-8 0-8 5 7 17 4 25 19 51 9 11 20 25 36 37-95 0-191 0-287 0-7 0-14 0-14 8s7 8 14 8c96 0 192 0 287 0z"><text:p/></draw:path><draw:path draw:style-name="gr3" draw:text-style-name="P9" svg:width="0.0614in" svg:height="0.0685in" svg:x="2.2094in" svg:y="0.063in" svg:viewBox="0 0 157 175" svg:d="M23 147c-1 6-3 15-3 17 0 8 4 11 11 11 4 0 11-3 14-11 0-2 13-54 16-62 3-12 9-39 12-49 1-6 12-23 22-32 3-3 14-13 30-13 10 0 16 5 17 5-12 1-21 11-21 21 0 6 4 13 15 13 10 0 21-9 21-23 0-13-12-24-32-24-25 0-41 19-49 30-3-18-18-30-35-30-18 0-26 14-29 22-6 13-12 36-12 37 0 4 3 4 4 4 5 0 5 0 7-9 7-28 14-46 29-46 6 0 12 3 12 17 0 9-1 13-7 33-8 30-14 60-22 89z"><text:p/></draw:path><draw:path draw:style-name="gr3" draw:text-style-name="P9" svg:width="0.076in" svg:height="0.0878in" svg:x="2.3327in" svg:y="0.0476in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3" draw:text-style-name="P9" svg:width="0.1079in" svg:height="0.1339in" svg:x="2.4689in" svg:y="0.022in" svg:viewBox="0 0 275 341" svg:d="M173 275c54-11 102-55 102-135 0-98-68-140-137-140-71 0-138 44-138 139 0 83 50 122 96 134 16 39 55 68 103 68 19 0 41-4 61-12 6-2 11-5 11-9s-4-7-7-7c-1 0-1 0-4 2-10 2-15 2-21 2-35 0-57-22-66-42zM85 24c-24 28-30 73-30 115 0 38 4 86 30 116-27-10-71-41-71-115 0-80 48-108 70-117zM191 23c27 10 71 41 71 116 0 79-47 107-72 116 25-28 31-74 31-115 0-39-4-87-30-116zM138 265c-63 0-70-81-70-125 0-47 8-127 70-127s70 82 70 126c0 47-8 126-70 126zM112 277c11 2 17 1 26 2 2 0 9 0 20-2 11 25 29 40 49 47 3 2 4 2 4 3-4 0-7 0-12 0-33 0-67-16-87-50z"><text:p/></draw:path><draw:path draw:style-name="gr3" draw:text-style-name="P9" svg:width="0.0346in" svg:height="0.152in" svg:x="5.022in" svg:y="0.0157in" svg:viewBox="0 0 89 387" svg:d="M89 383c0-1 0-2-6-9-49-48-61-121-61-180 0-68 14-135 63-183 4-4 4-6 4-7 0-3-1-4-3-4-5 0-39 26-62 76-20 43-24 86-24 118 0 29 4 77 25 121 23 47 56 72 61 72 2 0 3-1 3-4z"><text:p/></draw:path><draw:path draw:style-name="gr3" draw:text-style-name="P9" svg:width="0.05in" svg:height="0.1008in" svg:x="5.0799in" svg:y="0.0287in" svg:viewBox="0 0 128 257" svg:d="M79 10c0-9 0-10-9-10-24 24-58 24-70 24 0 5 0 8 0 12 8 0 31 0 51-10 0 67 0 133 0 201 0 14-1 18-37 18-4 0-7 0-12 0 0 5 0 8 0 12 13-1 48-1 63-1s49 0 63 1c0-4 0-7 0-12-5 0-8 0-12 0-36 0-37-4-37-18 0-73 0-145 0-217z"><text:p/></draw:path><draw:path draw:style-name="gr3" draw:text-style-name="P9" svg:width="0.035in" svg:height="0.152in" svg:x="5.1508in" svg:y="0.0157in" svg:viewBox="0 0 90 387" svg:d="M90 194c0-30-4-77-25-121-23-48-57-73-61-73-2 0-4 2-4 4 0 1 0 3 8 9 37 39 60 100 60 181 0 66-14 134-62 182-6 5-6 6-6 7 0 2 2 4 4 4 4 0 39-26 62-76 20-42 24-84 24-117z"><text:p/></draw:path><draw:path draw:style-name="gr3" draw:text-style-name="P9" svg:width="0.1346in" svg:height="0.0831in" svg:x="0.0012in" svg:y="0.2949in" svg:viewBox="0 0 343 212" svg:d="M330 152c7 0 13 0 13-8s-6-8-14-8c-81 0-164 0-245 0-17-14-37-24-49-29 15-7 33-17 49-30 81 0 164 0 245 0 8 0 14 0 14-8 0-7-6-7-13-7-76 0-153 0-229 0 19-19 39-52 39-58 0-4-5-4-8-4-2 0-5 0-7 3-8 15-18 35-44 57-27 25-52 35-72 40-7 3-8 3-8 4-1 0-1 2-1 3s0 1 0 2l1 1c1 0 1 0 9 2 52 16 91 51 112 93 5 7 6 7 10 7 3 0 8 0 8-4 0-5-20-39-39-56 76 0 153 0 229 0z"><text:p/></draw:path><draw:path draw:style-name="gr3" draw:text-style-name="P9" svg:width="0.1346in" svg:height="0.0831in" svg:x="0.128in" svg:y="0.2949in" svg:viewBox="0 0 343 212" svg:d="M260 77c16 13 36 23 49 30-14 5-33 15-49 29-82 0-164 0-246 0-6 0-14 0-14 8s8 8 14 8c76 0 152 0 228 0-18 17-38 51-38 56 0 4 5 4 7 4 4 0 6 0 8-2 8-15 19-35 44-58 26-23 52-34 73-40 6-2 6-2 7-3 0-1 0-1 0-2s0-1 0-3l-1-1c-1 0-1-1-9-3-51-15-90-51-112-92-4-8-4-8-10-8-2 0-7 0-7 4 0 6 19 39 38 58-76 0-152 0-228 0-6 0-14 0-14 7 0 8 8 8 14 8 82 0 164 0 246 0z"><text:p/></draw:path><draw:path draw:style-name="gr3" draw:text-style-name="P9" svg:width="0.0846in" svg:height="0.1083in" svg:x="0.3142in" svg:y="0.2689in" svg:viewBox="0 0 216 276" svg:d="M213 14c3-4 3-5 3-6 0-5-4-8-8-8-6 0-8 4-10 9-11 28-21 56-32 84-39 0-78 0-118 0-11-28-20-56-31-84-3-6-4-9-9-9-4 0-8 3-8 8 1 2 0 1 2 6 32 85 65 169 97 253 2 6 3 9 9 9 5 0 6-4 9-8 32-84 65-169 96-254zM55 109c35 0 70 0 106 0-18 46-36 91-53 137-18-46-35-91-53-137z"><text:p/></draw:path><draw:path draw:style-name="gr3" draw:text-style-name="P9" svg:width="0.0614in" svg:height="0.0685in" svg:x="0.4031in" svg:y="0.3071in" svg:viewBox="0 0 157 175" svg:d="M22 148c-1 6-3 15-3 17 0 7 5 10 11 10 5 0 12-2 14-10 1-2 14-55 15-62 4-13 11-39 14-50 1-5 12-23 21-31 3-3 14-13 30-13 11 0 11 3 17 4-11 2-20 11-20 22 0 6 3 13 14 13 10 0 22-8 22-23 0-13-13-25-33-25-24 0-41 19-49 30-2-18-17-30-35-30s-25 15-29 22c-7 13-11 36-11 37 0 5 3 5 4 5 4 0 5 0 7-9 7-28 14-46 28-46 6 0 12 3 12 17 0 9-1 12-6 33-8 30-15 60-23 89z"><text:p/></draw:path><draw:path draw:style-name="gr3" draw:text-style-name="P9" svg:width="0.0161in" svg:height="0.0161in" svg:x="0.476in" svg:y="0.3583in" svg:viewBox="0 0 42 42" svg:d="M42 21c0-11-10-21-21-21s-21 10-21 21 10 21 21 21 21-10 21-21z"><text:p/></draw:path><draw:path draw:style-name="gr3" draw:text-style-name="P9" svg:width="0.0539in" svg:height="0.1819in" svg:x="0.5228in" svg:y="0.2453in" svg:viewBox="0 0 138 463" svg:d="M55 169c0 28-13 42-53 58-1 1-2 2-2 4 0 3 0 4 3 5 52 21 52 42 52 63 0 35 0 72 0 107 0 11 7 25 23 36 19 13 51 21 54 21 4 0 6-1 6-4 0-5-2-5-7-7-12-4-42-15-48-40-2-4-2-5-2-19 0-32 0-63 0-95 0-20 0-48-62-66 62-20 62-46 62-67 0-32 0-64 0-96 0-21 0-40 53-60 4 0 4-4 4-5 0-3-2-4-6-4-2 0-57 12-70 37-7 12-7 16-7 32 0 33 0 67 0 100z"><text:p/></draw:path><draw:path draw:style-name="gr3" draw:text-style-name="P9" svg:width="0.0626in" svg:height="0.0965in" svg:x="0.6004in" svg:y="0.3071in" svg:viewBox="0 0 160 246" svg:d="M160 4c0-1-2-3-5-3-4 0-20 15-26 26-9-20-23-27-35-27-47 0-94 57-94 113 0 39 23 62 51 62 16 0 32-9 46-23-3 14-17 66-18 69-3 11-6 12-27 13-6 0-9 0-9 8 1 1 0 4 4 4 12 0 27-1 39-1 13 0 27 1 39 1 3 0 8 0 8-7 0-5-4-5-10-5-18 0-18-3-18-6s0-5 1-9c17-72 36-143 54-215zM52 167c-23 0-24-30-24-36 0-19 11-62 17-77 12-29 32-45 49-45 24 0 29 31 29 34 0 2-21 87-22 88-5 11-27 36-49 36z"><text:p/></draw:path><draw:path draw:style-name="gr3" draw:text-style-name="P9" svg:width="0.1008in" svg:height="0.1008in" svg:x="0.7098in" svg:y="0.2862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9" svg:width="0.0614in" svg:height="0.0685in" svg:x="0.8579in" svg:y="0.3071in" svg:viewBox="0 0 157 175" svg:d="M23 148c-1 6-3 15-3 17 0 7 4 10 11 10 4 0 11-2 14-10 0-2 13-55 16-62 3-13 9-39 12-50 1-5 12-23 22-31 3-3 14-13 30-13 10 0 16 4 17 4-12 2-21 11-21 22 0 6 4 13 15 13 10 0 21-8 21-23 0-13-12-25-32-25-25 0-41 19-49 30-3-18-18-30-35-30-18 0-26 15-29 22-6 13-12 36-12 37 0 5 3 4 4 5 5 0 5 0 7-9 7-28 14-46 29-46 6 0 12 3 12 17 0 9-1 12-7 33-8 30-14 60-22 89z"><text:p/></draw:path><draw:path draw:style-name="gr3" draw:text-style-name="P9" svg:width="0.0055in" svg:height="0.1516in" svg:x="0.987in" svg:y="0.2602in" svg:viewBox="0 0 15 386" svg:d="M15 14c0-7 0-14-7-14-8 0-8 7-8 14 0 120 0 239 0 359 0 6 0 13 8 13 7 0 7-7 7-13 0-120 0-239 0-359z"><text:p/></draw:path><draw:path draw:style-name="gr3" draw:text-style-name="P9" svg:width="0.0626in" svg:height="0.0965in" svg:x="1.0594in" svg:y="0.3071in" svg:viewBox="0 0 160 246" svg:d="M160 4c0-1-2-3-5-3-4 0-20 15-26 26-8-20-23-27-35-27-47 0-94 57-94 113 0 39 23 62 51 62 17 0 32-9 46-23-3 14-17 66-18 69-3 11-6 12-27 13-6 0-9 0-9 8 1 1 0 4 4 4 14 0 27-1 39-1 13 0 27 1 41 1 1 0 6 0 6-7 0-5-4-5-10-5-18 0-18-3-18-6s1-5 1-9c17-72 36-143 54-215zM52 167c-23 0-24-30-24-36 0-19 11-62 17-77 12-29 32-45 49-45 25 0 29 31 29 34 0 2-21 87-22 88-5 11-27 36-49 36z"><text:p/></draw:path><draw:path draw:style-name="gr3" draw:text-style-name="P9" svg:width="0.076in" svg:height="0.0878in" svg:x="1.1815in" svg:y="0.2929in" svg:viewBox="0 0 194 224" svg:d="M180 120c7 0 14 0 14-8s-7-8-14-8c-55 0-108 0-163 0 4-51 48-89 103-89 20 0 41 0 60 0 7 0 14 0 14-7 0-8-7-8-14-8-20 0-40 0-61 0-66 0-119 49-119 112 0 62 53 112 119 112 21 0 41 0 61 0 7 0 14 0 14-7 0-8-7-8-14-8-19 0-40 0-60 0-55 0-99-37-103-89 55 0 108 0 163 0z"><text:p/></draw:path><draw:path draw:style-name="gr3" draw:text-style-name="P9" svg:width="0.1079in" svg:height="0.1339in" svg:x="1.3181in" svg:y="0.2677in" svg:viewBox="0 0 275 341" svg:d="M172 276c55-11 103-55 103-136 0-97-68-140-137-140-72 0-138 45-138 140 0 82 50 122 95 134 17 39 56 67 103 67 20 0 41-3 61-11 7-3 11-4 11-9 0-4-4-8-7-8-1 0-1 0-3 2-11 3-16 3-22 3-36 0-58-23-66-42zM84 24c-23 28-30 73-30 116 0 37 4 85 31 116-28-10-72-40-72-116 0-78 48-107 71-116zM191 24c26 10 71 41 71 116 0 79-49 107-72 116 25-28 30-73 30-116 0-38-4-86-30-116zM138 266c-63 0-71-82-71-126 0-47 8-127 71-127 62 0 69 83 69 127 0 46-8 126-69 126zM112 277c10 2 24 2 26 2 1 0 9 0 20-1 10 24 29 40 48 48 4 1 3 1 4 1 0 1-6 1-12 1-33 0-66-16-86-51z"><text:p/></draw:path><draw:path draw:style-name="gr3" draw:text-style-name="P9" svg:width="0.0539in" svg:height="0.1819in" svg:x="1.4484in" svg:y="0.2453in" svg:viewBox="0 0 138 463" svg:d="M83 294c0-14 0-37 49-56 4-3 6-3 6-7-2-1 0-3-3-4-52-20-52-41-52-63 0-35 0-72 0-107-2-21-18-33-25-37-16-11-49-20-52-20-5 0-6 2-6 4 0 5 2 5 4 6 52 20 52 38 52 60 0 32 0 63 0 95 0 21 0 47 63 66-63 21-63 44-63 67 0 32 0 64 0 96 0 20 0 39-49 58-6 2-7 2-7 7 0 2 1 4 6 4 23-12 50-10 69-35 8-11 8-20 8-34 0-33 0-67 0-100z"><text:p/></draw:path><draw:path draw:style-name="gr3" draw:text-style-name="P9" svg:width="0.0929in" svg:height="0.1173in" svg:x="1.5748in" svg:y="0.278in" svg:viewBox="0 0 237 299" svg:d="M223 15c7 0 14 0 14-7 0-8-7-8-14-8-35 0-69 0-104 0-66 0-119 51-119 112 0 62 54 112 119 112 35 0 69 0 104 0 7 0 14-1 14-8 0-9-7-8-14-8-34 0-69 0-103 0-62 0-105-45-105-96 0-53 44-97 105-97 34 0 69 0 103 0zM21 284c-7 0-13 0-13 7 0 8 6 8 13 8 67 0 135 0 202 0 7 0 14 0 14-8 0-7-7-7-14-7-67 0-135 0-202 0z"><text:p/></draw:path><draw:path draw:style-name="gr3" draw:text-style-name="P9" svg:width="0.1079in" svg:height="0.1339in" svg:x="1.7283in" svg:y="0.2677in" svg:viewBox="0 0 275 341" svg:d="M172 276c54-11 103-55 103-136 0-97-68-140-137-140-72 0-138 45-138 140 0 82 48 122 95 134 17 39 56 67 103 67 20 0 41-3 61-11 7-3 11-4 11-9 0-4-4-8-7-8-1 0-1 0-3 2-11 3-16 3-22 3-36 0-58-23-66-42zM84 24c-23 28-30 73-30 116 0 37 4 85 30 116-27-10-71-40-71-116 0-78 48-107 71-116zM190 24c27 10 71 41 71 116 0 79-48 107-71 116 25-28 30-73 30-116 0-38-4-86-30-116zM138 266c-63 0-71-82-71-126 0-47 8-127 71-127 62 0 69 83 69 127 0 46-8 126-69 126zM111 277c11 2 25 2 27 2 1 0 9 0 20-1 10 24 29 40 48 48 4 1 3 1 4 1 0 1-6 1-12 1-33 0-66-16-87-51z"><text:p/></draw:path><draw:path draw:style-name="gr3" draw:text-style-name="P9" svg:width="0.0843in" svg:height="0.0941in" svg:x="1.8839in" svg:y="0.2835in" svg:viewBox="0 0 215 240" svg:d="M116 9c-3-7-5-9-9-9-5 0-6 3-8 9-32 71-65 144-97 215-2 6-2 6-2 8 0 4 3 8 8 8 2 0 5 0 9-8 29-68 60-136 90-205 31 69 60 137 91 205 3 8 8 8 9 8 4 0 8-4 8-8-2-2 0-1-3-5-32-73-65-146-96-218z"><text:p/></draw:path><draw:path draw:style-name="gr3" draw:text-style-name="P9" svg:width="0.1083in" svg:height="0.1339in" svg:x="2.0154in" svg:y="0.2677in" svg:viewBox="0 0 276 341" svg:d="M173 276c54-11 103-55 103-136 0-97-69-140-138-140-71 0-138 45-138 140 0 82 50 122 96 134 17 39 55 67 103 67 20 0 41-3 61-11 6-3 11-4 11-9 0-4-4-8-7-8-1 0-1 0-4 2-10 3-15 3-21 3-35 0-57-23-66-42zM85 24c-24 28-30 73-30 116 0 37 4 85 30 116-27-10-71-40-71-116 0-78 48-107 71-116zM191 24c27 10 71 41 71 116 0 79-47 107-71 116 24-28 30-73 30-116 0-38-4-86-30-116zM138 266c-63 0-70-82-70-126 0-47 8-127 70-127s70 83 70 127c0 46-8 126-70 126zM112 277c11 2 17 1 26 2 2 0 11 0 20-1 11 24 29 40 49 48 3 1 3 1 4 1 0 1-6 1-12 1-33 0-66-16-87-51z"><text:p/></draw:path><draw:path draw:style-name="gr3" draw:text-style-name="P9" svg:width="0.0929in" svg:height="0.1173in" svg:x="2.1839in" svg:y="0.278in" svg:viewBox="0 0 237 299" svg:d="M222 15c7 0 15 0 15-7 0-8-8-8-15-8-34 0-69 0-103 0-67 0-119 51-119 112 0 62 53 112 119 112 34 0 69 0 103 0 7 0 15-1 15-8 0-9-8-8-15-8-34 0-69 0-103 0-61 0-104-45-104-96 0-53 44-97 104-97 34 0 69 0 103 0zM21 284c-7 0-13 0-13 7 0 8 6 8 13 8 67 0 134 0 201 0 7 0 15 0 15-8 0-7-8-7-15-7-67 0-134 0-201 0z"><text:p/></draw:path><draw:path draw:style-name="gr3" draw:text-style-name="P9" svg:width="0.0539in" svg:height="0.1819in" svg:x="2.3488in" svg:y="0.2453in" svg:viewBox="0 0 138 463" svg:d="M56 169c0 28-13 42-53 58-2 1-3 2-3 4 0 3 1 4 4 5 52 21 52 42 52 63 0 35 0 72 0 107 0 11 7 25 23 36 19 13 51 21 54 21s5-1 5-4c0-5 0-5-7-7-11-4-41-15-47-40-1-4-1-5-1-19 0-32 0-63 0-95 0-20 0-48-63-66 63-20 63-46 63-67 0-32 0-64 0-96 0-21 0-40 52-60 3 0 3-4 3-5 0-3-2-4-5-4s-57 12-70 37c-7 12-7 16-7 32 0 33 0 67 0 100z"><text:p/></draw:path><draw:path draw:style-name="gr3" draw:text-style-name="P9" svg:width="0.0618in" svg:height="0.0965in" svg:x="2.4268in" svg:y="0.3071in" svg:viewBox="0 0 158 246" svg:d="M158 4c0-1-1-3-3-3-4 0-20 15-26 26-9-20-23-27-37-27-45 0-92 57-92 113 0 39 22 62 51 62 16 0 32-9 46-23-5 14-17 66-18 69-3 11-6 12-28 13-5 0-9 0-9 8 2 1 0 4 5 4 12 0 26-1 39-1s27 1 39 1c3 0 8 0 8-7 0-5-4-5-11-5-17 0-17-3-17-6s0-5 1-9c17-72 35-143 52-215zM52 167c-23 0-24-30-24-36 0-19 11-62 17-77 12-29 32-45 47-45 26 0 31 31 31 34 0 2-21 87-22 88-6 11-27 36-49 36z"><text:p/></draw:path><draw:path draw:style-name="gr3" draw:text-style-name="P9" svg:width="0.1008in" svg:height="0.1008in" svg:x="2.5366in" svg:y="0.2862in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9" svg:width="0.0614in" svg:height="0.0685in" svg:x="2.6843in" svg:y="0.3071in" svg:viewBox="0 0 157 175" svg:d="M23 148c-1 6-4 15-4 17 0 7 5 10 12 10 4 0 11-2 14-10 0-2 13-55 16-62 2-13 9-39 12-50 1-5 12-23 22-31 2-3 14-13 30-13 10 0 10 3 16 4-11 2-20 11-20 22 0 6 4 13 15 13 10 0 21-8 21-23 0-13-12-25-32-25-25 0-42 19-49 30-3-18-18-30-35-30-18 0-26 15-29 22-8 13-12 36-12 37 0 5 3 5 4 5 5 0 5 0 7-9 7-28 14-46 29-46 6 0 12 3 12 17 0 9-1 12-7 33-8 30-14 60-22 89z"><text:p/></draw:path><draw:path draw:style-name="gr3" draw:text-style-name="P9" svg:width="0.0055in" svg:height="0.1516in" svg:x="2.8126in" svg:y="0.2602in" svg:viewBox="0 0 15 386" svg:d="M15 14c0-7 0-14-7-14-8 0-8 7-8 14 0 120 0 239 0 359 0 6 0 13 8 13 7 0 7-7 7-13 0-120 0-239 0-359z"><text:p/></draw:path><draw:path draw:style-name="gr3" draw:text-style-name="P9" svg:width="0.0626in" svg:height="0.0965in" svg:x="2.8854in" svg:y="0.3071in" svg:viewBox="0 0 160 246" svg:d="M160 4c0-1-2-3-5-3-4 0-20 15-26 26-8-20-23-27-35-27-47 0-94 57-94 113 0 39 23 62 51 62 16 0 32-9 46-23-3 14-17 66-18 69-3 11-6 12-27 13-6 0-9 0-9 8 1 1 0 4 4 4 12 0 27-1 39-1 13 0 27 1 39 1 3 0 8 0 8-7 0-5-4-5-10-5-18 0-18-3-18-6s0-5 1-9c17-72 36-143 54-215zM52 167c-23 0-24-30-24-36 0-19 11-62 17-77 12-29 32-45 49-45 24 0 29 31 29 34 0 2-21 87-22 88-5 11-27 36-49 36z"><text:p/></draw:path><draw:path draw:style-name="gr3" draw:text-style-name="P9" svg:width="0.076in" svg:height="0.0878in" svg:x="3.0075in" svg:y="0.2929in" svg:viewBox="0 0 194 224" svg:d="M180 120c6 0 14 0 14-8s-8-8-14-8c-55 0-108 0-163 0 4-51 48-89 103-89 20 0 41 0 60 0 6 0 14 0 14-7 0-8-8-8-14-8-20 0-40 0-61 0-66 0-119 49-119 112 0 62 53 112 119 112 21 0 41 0 61 0 6 0 14 0 14-7 0-8-8-8-14-8-19 0-40 0-60 0-55 0-99-37-103-89 55 0 108 0 163 0z"><text:p/></draw:path><draw:path draw:style-name="gr3" draw:text-style-name="P9" svg:width="0.1083in" svg:height="0.1339in" svg:x="3.1437in" svg:y="0.2677in" svg:viewBox="0 0 276 341" svg:d="M173 276c54-11 103-55 103-136 0-97-69-140-137-140-72 0-139 45-139 140 0 82 50 122 96 134 17 39 55 67 103 67 20 0 41-3 61-11 7-3 11-4 11-9 0-4-4-8-7-8-1 0-1 0-3 2-11 3-16 3-22 3-35 0-57-23-66-42zM85 24c-23 28-30 73-30 116 0 37 4 85 30 116-27-10-71-40-71-116 0-78 48-107 71-116zM191 24c27 10 71 41 71 116 0 79-47 107-71 116 24-28 30-73 30-116 0-38-4-86-30-116zM139 266c-63 0-71-82-71-126 0-47 8-127 71-127 61 0 69 83 69 127 0 46-8 126-69 126zM112 277c11 2 26 2 27 2s10 0 21-1c9 24 28 40 47 48 4 1 3 1 4 1 0 1-6 1-12 1-33 0-66-16-87-51z"><text:p/></draw:path><draw:path draw:style-name="gr3" draw:text-style-name="P9" svg:width="0.0539in" svg:height="0.1819in" svg:x="3.2744in" svg:y="0.2453in" svg:viewBox="0 0 138 463" svg:d="M83 294c0-14 0-37 49-56 4-3 6-3 6-7-2-1 0-3-3-4-52-20-52-41-52-63 0-35 0-72 0-107-2-21-18-33-25-37-16-11-49-20-54-20-3 0-4 2-4 4 0 5 2 5 4 6 51 20 51 38 51 60 0 32 0 63 0 95 0 21 0 47 63 66-63 21-63 44-63 67 0 32 0 64 0 96 0 20 0 39-48 58-6 2-7 2-7 7 0 2 1 4 4 4 2 0 52-10 71-35 8-11 8-20 8-34 0-33 0-67 0-100z"><text:p/></draw:path><draw:path draw:style-name="gr3" draw:text-style-name="P9" svg:width="0.135in" svg:height="0.0787in" svg:x="3.3965in" svg:y="0.2972in" svg:viewBox="0 0 344 201" svg:d="M330 109c7 0 14 0 14-8s-7-8-14-8c-96 0-191 0-287 0 21-16 32-31 34-37 18-26 21-51 21-52 0-4-4-4-8-4-6 0-6 1-9 8-8 37-31 70-74 88-5 2-7 2-7 5 0 2 2 3 7 5 39 16 66 47 76 90 1 4 1 5 7 5 4 0 8 0 8-4 0-1-3-25-20-51-8-12-19-25-35-37 96 0 191 0 287 0z"><text:p/></draw:path><draw:path draw:style-name="gr3" draw:text-style-name="P9" svg:width="0.1346in" svg:height="0.0787in" svg:x="3.5236in" svg:y="0.2972in" svg:viewBox="0 0 343 201" svg:d="M301 109c-22 15-31 32-35 36-17 28-14 34-21 52 0 4 6 4 9 4 6 0 7 0 8-7 9-38 32-71 76-88 4-2 5-3 5-5 0-3-2-4-3-4-17-7-64-27-78-92-1-4-2-5-8-5-3 0-9 0-9 4 0 1 5 26 20 52 8 11 20 24 36 37-95 0-191 0-287 0-7 0-14 0-14 8s7 8 14 8c96 0 192 0 287 0z"><text:p/></draw:path><draw:path draw:style-name="gr3" draw:text-style-name="P9" svg:width="0.0614in" svg:height="0.0685in" svg:x="3.7142in" svg:y="0.3071in" svg:viewBox="0 0 157 175" svg:d="M23 148c-1 6-4 15-4 17 0 7 5 10 12 10 4 0 11-2 14-10 0-2 13-55 16-62 3-13 9-39 12-50 1-5 12-23 22-31 2-3 14-13 30-13 10 0 16 4 17 4-12 2-21 11-21 22 0 6 4 13 15 13 10 0 21-8 21-23 0-13-12-25-32-25-25 0-42 19-49 30-3-18-18-30-35-30-18 0-26 15-29 22-8 13-12 36-12 37 0 5 3 5 4 5 5 0 5 0 7-9 7-28 14-46 29-46 6 0 12 3 12 17 0 9-1 12-7 33-8 30-14 60-22 89z"><text:p/></draw:path><draw:path draw:style-name="gr3" draw:text-style-name="P9" svg:width="0.076in" svg:height="0.0878in" svg:x="3.8374in" svg:y="0.2929in" svg:viewBox="0 0 194 224" svg:d="M179 120c7 0 15 0 15-8s-8-8-15-8c-55 0-109 0-164 0 5-51 50-89 104-89 20 0 41 0 60 0 7 0 15 0 15-7 0-8-8-8-15-8-19 0-40 0-60 0-66 0-119 49-119 112 0 62 53 112 119 112 20 0 41 0 60 0 7 0 15 0 15-7 0-8-8-8-15-8-19 0-40 0-60 0-54 0-99-37-104-89 55 0 109 0 164 0z"><text:p/></draw:path><draw:path draw:style-name="gr3" draw:text-style-name="P9" svg:width="0.1079in" svg:height="0.1339in" svg:x="3.9736in" svg:y="0.2677in" svg:viewBox="0 0 275 341" svg:d="M173 276c54-11 102-55 102-136 0-97-68-140-137-140-71 0-138 45-138 140 0 82 50 122 96 134 16 39 55 67 103 67 19 0 41-3 61-11 6-3 11-4 11-9 0-4-4-8-7-8-1 0-1 0-4 2-11 3-15 3-21 3-35 0-57-23-66-42zM85 24c-24 28-30 73-30 116 0 37 4 85 30 116-27-10-72-40-72-116 0-78 49-107 71-116zM191 24c27 10 71 41 71 116 0 79-49 107-72 116 25-28 31-73 31-116 0-38-4-86-30-116zM138 266c-63 0-70-82-70-126 0-47 8-127 70-127s70 83 70 127c0 46-9 126-70 126zM112 277c11 2 17 1 26 2 2 0 9 0 20-1 11 24 29 40 49 48 3 1 3 1 4 1 0 1-7 1-12 1-33 0-67-16-87-51z"><text:p/></draw:path><draw:path draw:style-name="gr3" draw:text-style-name="P9" svg:width="0.0346in" svg:height="0.1516in" svg:x="5.022in" svg:y="0.2602in" svg:viewBox="0 0 89 386" svg:d="M89 383c0-1 0-2-6-9-49-48-61-122-61-180 0-68 14-136 63-183 4-6 4-6 4-7 0-3-1-4-3-4-5 0-39 26-62 76-20 42-24 85-24 118 0 29 4 77 25 119 23 49 56 73 61 73 2 0 3-1 3-3z"><text:p/></draw:path><draw:path draw:style-name="gr3" draw:text-style-name="P9" svg:width="0.0602in" svg:height="0.1008in" svg:x="5.0736in" svg:y="0.2736in" svg:viewBox="0 0 154 257" svg:d="M30 227c14-14 27-27 42-40 59-53 82-74 82-112 0-44-34-75-81-75-44 0-73 35-73 69 0 22 20 22 21 22 7 0 20-4 20-21 0-10-7-19-21-19-2 0-3 0-5 0 9-26 30-40 52-40 35 0 52 32 52 64 0 31-19 61-40 84-25 28-49 57-75 84-4 3-4 4-4 14 48 0 96 0 144 0 3-23 7-45 10-68-3 0-5 0-9 0-2 12-5 29-9 35-3 3-28 3-36 3-23 0-47 0-70 0z"><text:p/></draw:path><draw:path draw:style-name="gr3" draw:text-style-name="P9" svg:width="0.035in" svg:height="0.1516in" svg:x="5.1508in" svg:y="0.2602in" svg:viewBox="0 0 90 386" svg:d="M90 194c0-31-4-77-25-121-23-48-57-73-61-73-2 0-4 1-4 4 0 1 0 1 8 9 37 38 60 99 60 181 0 66-14 134-62 182-6 5-6 6-6 7 0 2 2 3 4 3 4 0 39-26 62-75 20-43 24-86 24-117z"><text:p/></draw:path><draw:path draw:style-name="gr3" draw:text-style-name="P9" svg:width="0.1346in" svg:height="0.0831in" svg:x="0.0012in" svg:y="0.5854in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6 91 51 112 93 5 7 6 7 10 7 3 0 8 0 8-3 0-6-20-40-39-57 76 0 153 0 229 0z"><text:p/></draw:path><draw:path draw:style-name="gr3" draw:text-style-name="P9" svg:width="0.1346in" svg:height="0.0831in" svg:x="0.128in" svg:y="0.5854in" svg:viewBox="0 0 343 212" svg:d="M260 77c16 13 36 24 49 30-14 5-33 16-49 29-82 0-164 0-246 0-6 0-14 0-14 8s8 8 14 8c76 0 152 0 228 0-18 17-38 51-38 57 0 3 5 3 7 3 4 0 6 0 8-2 8-15 19-35 44-58 26-23 52-34 73-40 6-2 6-2 7-3 0-1 0-1 0-2s0-1 0-3l-1-1c-1 0-1-1-9-3-51-15-90-51-112-91-4-8-4-9-10-9-2 0-7 0-7 4 0 6 19 39 38 58-76 0-152 0-228 0-6 0-14 0-14 7 0 8 8 8 14 8 82 0 164 0 246 0z"><text:p/></draw:path><draw:path draw:style-name="gr3" draw:text-style-name="P9" svg:width="0.0846in" svg:height="0.1083in" svg:x="0.3142in" svg:y="0.5598in" svg:viewBox="0 0 216 276" svg:d="M213 14c3-4 3-4 3-6 0-5-4-8-8-8-6 0-8 4-10 9-11 28-21 56-32 84-39 0-78 0-118 0-11-28-20-56-31-84-3-6-4-9-9-9-4 0-8 3-8 8 0 1 0 1 2 6 32 85 65 169 97 253 2 6 3 9 9 9 5 0 6-4 9-8 32-84 65-169 96-254zM55 109c35 0 70 0 106 0-18 46-36 91-53 137-18-46-35-91-53-137z"><text:p/></draw:path><draw:path draw:style-name="gr3" draw:text-style-name="P9" svg:width="0.0614in" svg:height="0.0685in" svg:x="0.4031in" svg:y="0.598in" svg:viewBox="0 0 157 175" svg:d="M22 148c-1 6-3 15-3 17 0 7 5 10 11 10 5 0 12-2 14-10 1-2 14-55 15-62 4-12 11-39 14-50 1-5 12-23 21-31 3-3 14-13 30-13 11 0 11 3 17 4-11 2-20 11-20 22 0 6 3 13 14 13 10 0 22-8 22-23 0-13-13-25-33-25-24 0-41 20-49 30-2-17-17-30-35-30s-25 15-29 22c-7 13-11 36-11 37 0 5 3 5 4 5 4 0 5 0 7-9 7-28 14-46 28-46 6 0 12 3 12 17 0 9-1 12-6 33-8 30-15 60-23 89z"><text:p/></draw:path><draw:path draw:style-name="gr3" draw:text-style-name="P9" svg:width="0.0161in" svg:height="0.0161in" svg:x="0.476in" svg:y="0.6484in" svg:viewBox="0 0 42 42" svg:d="M42 21c0-11-10-21-21-21s-21 10-21 21 10 21 21 21 21-10 21-21z"><text:p/></draw:path><draw:path draw:style-name="gr3" draw:text-style-name="P9" svg:width="0.0575in" svg:height="0.2732in" svg:x="0.5327in" svg:y="0.4906in" svg:viewBox="0 0 147 695" svg:d="M130 691c1 1 3 3 4 4 4 0 6 0 9 0 1 0 4-1 4-4 0-1-1-2-2-4-13-14-34-35-58-78-42-73-57-169-57-261 0-172 48-273 116-341 1-2 1-3 1-4 0-3-3-3-7-3-6 0-6 0-10 2-36 32-78 86-105 167-16 52-25 114-25 177 0 93 17 196 77 285 11 16 25 31 25 32 4 5 9 11 12 13 6 5 10 10 16 15z"><text:p/></draw:path><draw:path draw:style-name="gr3" draw:text-style-name="P9" svg:width="0.0394in" svg:height="0.1819in" svg:x="0.6193in" svg:y="0.5362in" svg:viewBox="0 0 101 463" svg:d="M101 460c0-2-1-2-2-4-18-19-44-50-59-113-9-35-14-76-14-111 0-102 25-173 72-223 3-4 3-5 3-6 0-3-3-3-4-3-7 0-28 23-32 29-40 47-65 116-65 202 0 55 10 133 61 198 3 5 28 34 36 34 1 0 4 0 4-3z"><text:p/></draw:path><draw:path draw:style-name="gr3" draw:text-style-name="P9" svg:width="0.0843in" svg:height="0.1083in" svg:x="0.6661in" svg:y="0.5598in" svg:viewBox="0 0 215 276" svg:d="M212 14c3-4 3-4 3-6 0-5-4-8-8-8-5 0-8 4-9 9-11 28-21 56-32 84-39 0-78 0-118 0-11-28-20-56-31-84-3-6-5-9-9-9-5 0-8 3-8 8 0 1 0 1 2 6 32 85 64 169 96 253 2 6 4 9 9 9s7-4 9-8c31-84 64-169 96-254zM55 109c35 0 69 0 105 0-18 46-36 91-53 137-18-46-34-91-52-137z"><text:p/></draw:path><draw:path draw:style-name="gr3" draw:text-style-name="P9" svg:width="0.0346in" svg:height="0.1516in" svg:x="0.7657in" svg:y="0.5512in" svg:viewBox="0 0 89 386" svg:d="M89 383c0-1 0-2-6-9-49-48-61-121-61-180 0-68 15-135 63-183 4-6 4-6 4-7 0-3-1-4-3-4-5 0-39 26-62 76-20 42-24 85-24 118 0 29 4 77 25 119 23 49 56 73 61 73 2 0 3-1 3-3z"><text:p/></draw:path><draw:path draw:style-name="gr3" draw:text-style-name="P9" svg:width="0.0673in" svg:height="0.1051in" svg:x="0.8181in" svg:y="0.5598in" svg:viewBox="0 0 172 268" svg:d="M172 13c0-12-1-13-14-13-48 0-96 0-145 0-6 0-13 0-13 8 0 7 7 7 13 7 48 0 96 0 143 0 0 38 0 74 0 111-46 0-91 0-137 0-7 0-13 0-13 8s6 8 13 8c46 0 91 0 137 0 0 37 0 74 0 111-47 0-95 0-143 0-6 0-13 0-13 8 0 7 7 7 13 7 49 0 97 0 145 0 13 0 14-1 14-14 0-80 0-161 0-241z"><text:p/></draw:path><draw:path draw:style-name="gr3" draw:text-style-name="P9" svg:width="0.0626in" svg:height="0.0965in" svg:x="0.9004in" svg:y="0.598in" svg:viewBox="0 0 160 246" svg:d="M160 4c0-1-2-3-5-3-4 0-20 15-26 26-8-20-23-27-35-27-47 0-94 57-94 113 0 39 23 62 51 62 16 0 32-9 46-23-3 14-17 66-18 69-3 11-6 13-27 13-6 0-9 0-9 8 1 1 0 4 4 4 12 0 27-1 39-1 13 0 27 1 41 1 1 0 6 0 6-7 0-5-4-5-10-5-18 0-18-3-18-6s1-5 1-8c17-72 36-144 54-216zM52 167c-23 0-24-30-24-36 0-19 11-61 17-77 12-29 32-45 49-45 24 0 29 32 29 34s-21 87-22 88c-5 11-27 36-49 36z"><text:p/></draw:path><draw:path draw:style-name="gr3" draw:text-style-name="P9" svg:width="0.076in" svg:height="0.0878in" svg:x="1.0228in" svg:y="0.5835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79in" svg:height="0.1343in" svg:x="1.1591in" svg:y="0.5575in" svg:viewBox="0 0 275 342" svg:d="M172 276c54-11 103-55 103-136 0-97-68-140-137-140-72 0-138 45-138 140 0 82 48 122 95 134 17 39 56 68 103 68 20 0 41-4 61-12 7-2 11-4 11-9 0-4-4-6-7-6-1 0-1 0-3 0-11 3-16 3-22 3-36 0-58-23-66-42zM84 24c-23 28-30 73-30 116 0 38 4 85 30 116-27-10-71-40-71-116 0-78 48-107 71-116zM190 24c27 10 71 41 71 116 0 79-48 107-71 116 25-28 30-73 30-116 0-38-4-86-30-116zM138 266c-63 0-71-81-71-126 0-47 8-126 71-126 62 0 69 82 69 126 0 46-8 126-69 126zM111 278c11 1 25 1 27 1 1 0 9 0 20-1 10 24 29 40 48 48 4 1 4 1 4 2-4 0-6 0-12 0-33 0-66-16-87-50z"><text:p/></draw:path><draw:path draw:style-name="gr3" draw:text-style-name="P9" svg:width="0.0161in" svg:height="0.0161in" svg:x="1.285in" svg:y="0.6484in" svg:viewBox="0 0 42 42" svg:d="M42 21c0-11-10-21-21-21s-21 10-21 21 10 21 21 21 21-10 21-21z"><text:p/></draw:path><draw:path draw:style-name="gr3" draw:text-style-name="P9" svg:width="0.0626in" svg:height="0.0965in" svg:x="1.3205in" svg:y="0.598in" svg:viewBox="0 0 160 246" svg:d="M160 4c0-1-2-3-5-3-4 0-20 15-26 26-8-20-23-27-35-27-47 0-94 57-94 113 0 39 23 62 51 62 16 0 32-9 46-23-3 14-17 66-18 69-3 11-6 13-27 13-6 0-9 0-9 8 1 1 0 4 4 4 12 0 27-1 39-1 13 0 27 1 39 1 3 0 8 0 8-7 0-5-4-5-10-5-18 0-18-3-18-6s1-5 1-8c17-72 36-144 54-216zM52 167c-23 0-24-30-24-36 0-19 11-61 17-77 12-29 32-45 49-45 24 0 29 32 29 34s-21 87-22 88c-5 11-27 36-49 36z"><text:p/></draw:path><draw:path draw:style-name="gr3" draw:text-style-name="P9" svg:width="0.1008in" svg:height="0.1008in" svg:x="1.4303in" svg:y="0.5768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9" svg:width="0.0614in" svg:height="0.0685in" svg:x="1.5783in" svg:y="0.598in" svg:viewBox="0 0 157 175" svg:d="M23 148c-1 6-3 15-3 17 0 7 5 10 11 10 4 0 11-2 14-10 1-2 13-55 16-62 3-12 9-39 12-50 2-5 12-23 22-31 3-3 14-13 30-13 10 0 16 4 17 4-12 2-21 11-21 22 0 6 4 13 15 13 10 0 21-8 21-23 0-13-12-25-32-25-25 0-41 20-49 30-3-17-18-30-35-30-18 0-26 15-29 22-6 13-12 36-12 37 0 5 3 4 4 5 5 0 5 0 7-9 7-28 14-46 29-46 6 0 12 3 12 17 0 9-1 12-7 33-8 30-14 60-22 89z"><text:p/></draw:path><draw:path draw:style-name="gr3" draw:text-style-name="P9" svg:width="0.1008in" svg:height="0.035in" svg:x="1.6976in" svg:y="0.6098in" svg:viewBox="0 0 257 90" svg:d="M244 15c7 0 13 0 13-7 0-8-6-8-12-8-77 0-155 0-232 0-5 0-13 0-13 8 0 7 8 7 13 7 77 0 154 0 231 0zM245 90c6 0 12 0 12-8 0-7-6-7-13-7-77 0-154 0-231 0-5 0-13 0-13 7 0 8 8 8 13 8 77 0 155 0 232 0z"><text:p/></draw:path><draw:path draw:style-name="gr3" draw:text-style-name="P9" svg:width="0.0756in" svg:height="0.0685in" svg:x="1.8543in" svg:y="0.598in" svg:viewBox="0 0 193 175" svg:d="M118 55c2-11 11-46 38-46 2 0 11 0 20 5-11 1-19 11-19 21 0 6 5 13 15 13 8 0 21-6 21-22 0-21-24-26-37-26-22 0-35 21-40 30-9-26-30-30-42-30-40 0-62 51-62 59 0 5 3 5 5 5 3 0 4-1 5-5 13-40 39-50 52-50 6 0 21 3 21 26 0 11-7 38-21 91-7 25-20 41-38 41-2 0-11 0-18-5 10-3 17-10 17-21 0-10-7-13-14-13-11 0-21 9-21 22 0 17 20 25 36 25 26 0 40-27 41-29 4 15 19 29 42 29 39 0 61-50 61-60 0-3-3-3-4-3-3 0-4 1-5 5-13 40-39 50-51 50-15 0-22-12-22-25 0-9 2-18 7-34 4-18 8-35 13-53z"><text:p/></draw:path><draw:path draw:style-name="gr3" draw:text-style-name="P9" svg:width="0.0346in" svg:height="0.1516in" svg:x="1.9457in" svg:y="0.5512in" svg:viewBox="0 0 89 386" svg:d="M89 194c0-31-4-77-25-121-23-48-56-73-61-73-2 0-3 2-3 4 0 1 0 1 7 9 38 38 60 99 60 181 0 66-14 134-63 182-4 5-4 6-4 7 0 2 1 3 3 3 5 0 39-25 62-75 20-43 24-86 24-117z"><text:p/></draw:path><draw:path draw:style-name="gr3" draw:text-style-name="P9" svg:width="0.0157in" svg:height="0.0161in" svg:x="2.0094in" svg:y="0.6484in" svg:viewBox="0 0 41 42" svg:d="M41 21c0-11-10-21-21-21s-20 10-20 21 9 21 20 21 21-10 21-21z"><text:p/></draw:path><draw:path draw:style-name="gr3" draw:text-style-name="P9" svg:width="0.0756in" svg:height="0.0685in" svg:x="2.0425in" svg:y="0.598in" svg:viewBox="0 0 193 175" svg:d="M118 55c2-11 11-46 38-46 2 0 11 0 20 5-11 1-19 11-19 21 0 6 5 13 15 13 8 0 21-6 21-22 0-21-24-26-37-26-22 0-35 21-39 30-10-26-31-30-42-30-41 0-63 51-63 59 0 5 3 4 5 5 3 0 4-1 5-5 13-40 39-50 52-50 7 0 21 3 21 26 0 11-7 38-21 91-7 25-20 41-38 41-2 0-11 0-18-5 10-3 17-10 17-21 0-10-7-13-14-13-11 0-21 9-21 22 0 17 20 25 36 25 26 0 40-27 41-29 4 15 19 29 42 29 39 0 61-50 61-60 0-3-3-3-4-3-3 0-4 1-5 5-13 40-39 50-51 50-15 0-22-12-22-25 0-9 2-18 7-34 4-18 8-35 13-53z"><text:p/></draw:path><draw:path draw:style-name="gr3" draw:text-style-name="P9" svg:width="0.0756in" svg:height="0.0878in" svg:x="2.1803in" svg:y="0.5835in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3" draw:text-style-name="P9" svg:width="0.1079in" svg:height="0.1343in" svg:x="2.3165in" svg:y="0.5575in" svg:viewBox="0 0 275 342" svg:d="M172 276c55-11 103-55 103-136 0-97-68-140-137-140-71 0-138 45-138 140 0 82 50 122 95 134 17 39 56 68 104 68 19 0 40-4 61-12 6-2 11-4 11-9 0-4-5-6-7-6-1 0-1 0-4 0-11 3-16 3-21 3-37 0-59-23-67-42zM85 24c-24 28-31 73-31 116 0 38 5 85 31 116-27-10-72-40-72-116 0-78 49-107 71-116zM191 24c26 10 71 41 71 116 0 79-49 107-72 116 25-28 31-73 31-116 0-38-5-86-31-116zM138 266c-63 0-70-81-70-126 0-47 8-126 70-126s69 82 69 126c0 46-8 126-69 126zM112 278c11 1 17 1 26 1 2 0 9 0 20-1 10 24 29 40 49 48 3 1 3 1 3 2-3 0-6 0-11 0-33 0-67-16-87-50z"><text:p/></draw:path><draw:path draw:style-name="gr3" draw:text-style-name="P9" svg:width="0.0394in" svg:height="0.1819in" svg:x="2.4362in" svg:y="0.5362in" svg:viewBox="0 0 101 463" svg:d="M101 232c0-55-10-133-60-198-5-4-29-34-37-34-1 0-4 1-4 3s1 4 2 5c19 19 44 51 60 113 8 35 13 75 13 110 0 40-5 79-14 117-15 53-38 84-58 106-3 4-3 5-3 6 0 3 3 3 4 3 7 0 28-23 32-29 40-47 65-116 65-202z"><text:p/></draw:path><draw:path draw:style-name="gr3" draw:text-style-name="P9" svg:width="0.0846in" svg:height="0.0937in" svg:x="2.5417in" svg:y="0.5748in" svg:viewBox="0 0 216 239" svg:d="M117 8c-4-7-6-8-9-8-6 0-7 2-9 8-32 71-64 144-96 215-3 6-3 7-3 8 0 4 3 8 8 8 3 0 5 0 9-8 30-68 60-136 91-205 30 69 60 137 90 205 4 8 8 8 9 8 4 0 9-4 9-8-1-2 0-1-4-6-32-72-63-145-95-217z"><text:p/></draw:path><draw:path draw:style-name="gr3" draw:text-style-name="P9" svg:width="0.039in" svg:height="0.1819in" svg:x="2.6913in" svg:y="0.5362in" svg:viewBox="0 0 100 463" svg:d="M100 460c0-2 0-2-1-4-18-19-44-50-60-113-9-35-13-76-13-111 0-102 25-173 71-223 3-4 3-5 3-6 0-3-2-3-4-3-6 0-27 23-32 29-40 47-64 116-64 202 0 55 9 133 59 198 5 5 30 34 37 34 2 0 4 0 4-3z"><text:p/></draw:path><draw:path draw:style-name="gr3" draw:text-style-name="P9" svg:width="0.0846in" svg:height="0.1083in" svg:x="2.7378in" svg:y="0.5598in" svg:viewBox="0 0 216 276" svg:d="M213 14c3-4 3-4 3-6 0-5-4-8-8-8-6 0-8 4-9 9-11 28-22 56-33 84-38 0-78 0-116 0-11-28-22-56-33-84-2-6-4-9-9-9-4 0-8 3-8 8 0 1 0 1 2 6 32 85 65 169 97 253 2 6 3 9 9 9 5 0 6-4 9-8 32-84 65-169 96-254zM55 109c35 0 70 0 106 0-18 46-36 91-53 137-18-46-35-91-53-137z"><text:p/></draw:path><draw:path draw:style-name="gr3" draw:text-style-name="P9" svg:width="0.0756in" svg:height="0.0685in" svg:x="2.8272in" svg:y="0.598in" svg:viewBox="0 0 193 175" svg:d="M118 55c2-11 11-46 38-46 1 0 11 0 19 5-11 1-19 11-19 21 0 6 5 13 16 13 7 0 21-6 21-22 0-21-24-26-37-26-22 0-36 21-40 30-10-26-31-30-42-30-40 0-62 51-62 59 0 5 3 5 5 5 3 0 4-1 4-5 13-40 40-50 52-50 7 0 21 3 21 26 0 11-7 38-21 91-6 25-19 41-37 41-2 0-11 0-19-5 9-3 18-10 18-21 0-10-9-13-14-13-12 0-21 9-21 22 0 17 19 25 36 25 26 0 40-27 41-29 4 15 18 29 42 29 39 0 61-50 61-60 0-3-3-3-4-3-4 0-4 1-5 5-14 40-39 50-52 50-14 0-21-12-21-25 0-9 2-18 7-34 4-18 8-35 13-53z"><text:p/></draw:path><draw:path draw:style-name="gr3" draw:text-style-name="P9" svg:width="0.076in" svg:height="0.0878in" svg:x="2.9642in" svg:y="0.5835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83in" svg:height="0.1343in" svg:x="3.1004in" svg:y="0.5575in" svg:viewBox="0 0 276 342" svg:d="M173 276c54-11 103-55 103-136 0-97-69-140-137-140-72 0-139 45-139 140 0 82 50 122 96 134 17 39 56 68 103 68 20 0 41-4 61-12 7-2 11-4 11-9 0-4-4-6-7-6-1 0-1 0-3 0-11 3-16 3-22 3-35 0-57-23-66-42zM85 24c-23 28-30 73-30 116 0 38 4 85 30 116-27-10-71-40-71-116 0-78 48-107 71-116zM191 24c27 10 71 41 71 116 0 79-47 107-71 116 25-28 30-73 30-116 0-38-4-86-30-116zM139 266c-63 0-71-81-71-126 0-47 8-126 71-126 62 0 69 82 69 126 0 46-8 126-69 126zM112 278c11 1 26 1 27 1s10 0 21-1c9 24 28 40 47 48 4 1 4 1 4 2-4 0-6 0-12 0-33 0-66-16-87-50z"><text:p/></draw:path><draw:path draw:style-name="gr3" draw:text-style-name="P9" svg:width="0.0161in" svg:height="0.0161in" svg:x="3.2268in" svg:y="0.6484in" svg:viewBox="0 0 42 42" svg:d="M42 21c0-11-10-21-21-21s-21 10-21 21 10 21 21 21 21-10 21-21z"><text:p/></draw:path><draw:path draw:style-name="gr3" draw:text-style-name="P9" svg:width="0.0677in" svg:height="0.1051in" svg:x="3.2646in" svg:y="0.5598in" svg:viewBox="0 0 173 268" svg:d="M173 13c0-12-2-13-15-13-48 0-96 0-145 0-6 0-13 0-13 8 0 7 7 7 13 7 48 0 96 0 143 0 0 38 0 74 0 111-46 0-91 0-137 0-7 0-13 0-13 8s6 8 13 8c46 0 91 0 137 0 0 37 0 74 0 111-47 0-95 0-143 0-6 0-13 0-13 8 0 7 7 7 13 7 49 0 97 0 145 0 13 0 15-1 15-14 0-80 0-161 0-241z"><text:p/></draw:path><draw:path draw:style-name="gr3" draw:text-style-name="P9" svg:width="0.0626in" svg:height="0.0965in" svg:x="3.3469in" svg:y="0.598in" svg:viewBox="0 0 160 246" svg:d="M160 4c0-1-2-3-5-3s-20 15-25 26c-9-20-24-27-36-27-47 0-94 57-94 113 0 39 23 62 52 62 16 0 31-9 45-23-3 14-17 66-18 69-3 11-5 13-27 13-6 0-9 0-9 8 1 1 0 4 4 4 14 0 27-1 39-1 13 0 27 1 41 1 1 0 6 0 6-7 0-5-3-5-10-5-18 0-18-3-18-6s1-5 1-8c17-72 36-144 54-216zM53 167c-24 0-25-30-25-36 0-19 11-61 17-77 12-29 32-45 49-45 25 0 30 32 30 34s-22 87-23 88c-5 11-27 36-48 36z"><text:p/></draw:path><draw:path draw:style-name="gr3" draw:text-style-name="P9" svg:width="0.076in" svg:height="0.0878in" svg:x="3.4689in" svg:y="0.5835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9" svg:width="0.1079in" svg:height="0.1343in" svg:x="3.6055in" svg:y="0.5575in" svg:viewBox="0 0 275 342" svg:d="M172 276c55-11 103-55 103-136 0-97-68-140-137-140-72 0-138 45-138 140 0 82 50 122 95 134 17 39 56 68 103 68 20 0 41-4 61-12 7-2 11-4 11-9 0-4-4-6-7-6-1 0-1 0-3 0-11 3-16 3-21 3-37 0-59-23-67-42zM84 24c-23 28-30 73-30 116 0 38 4 85 31 116-28-10-72-40-72-116 0-78 49-107 71-116zM191 24c26 10 71 41 71 116 0 79-49 107-72 116 25-28 30-73 30-116 0-38-4-86-30-116zM138 266c-63 0-70-81-70-126 0-47 8-126 70-126s69 82 69 126c0 46-8 126-69 126zM112 278c10 1 24 1 26 1s9 0 20-1c10 24 29 40 48 48 4 1 4 1 4 2-4 0-6 0-12 0-33 0-66-16-86-50z"><text:p/></draw:path><draw:path draw:style-name="gr3" draw:text-style-name="P9" svg:width="0.0157in" svg:height="0.0161in" svg:x="3.7319in" svg:y="0.6484in" svg:viewBox="0 0 41 42" svg:d="M41 21c0-11-10-21-21-21s-20 10-20 21 9 21 20 21 21-10 21-21z"><text:p/></draw:path><draw:path draw:style-name="gr3" draw:text-style-name="P9" svg:width="0.0614in" svg:height="0.0685in" svg:x="3.7654in" svg:y="0.598in" svg:viewBox="0 0 157 175" svg:d="M23 148c-1 6-3 15-3 17 0 7 5 10 11 10 4 0 12-2 14-10 1-2 14-55 16-62 3-12 9-39 12-50 2-5 13-23 22-31 3-3 14-13 30-13 10 0 11 3 17 4-12 2-20 11-20 22 0 6 3 13 14 13 10 0 21-8 21-23 0-13-12-25-32-25-25 0-41 20-49 30-3-17-17-30-35-30s-26 15-29 22c-6 13-12 36-12 37 0 5 3 4 4 5 5 0 5 0 7-9 7-28 14-46 29-46 6 0 12 3 12 17 0 9-1 12-7 33-8 30-14 60-22 89z"><text:p/></draw:path><draw:path draw:style-name="gr3" draw:text-style-name="P9" svg:width="0.1008in" svg:height="0.1008in" svg:x="3.876in" svg:y="0.5768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9" svg:width="0.0626in" svg:height="0.0965in" svg:x="4.026in" svg:y="0.598in" svg:viewBox="0 0 160 246" svg:d="M160 4c0-1-2-3-5-3-4 0-20 15-26 26-8-20-23-27-35-27-47 0-94 57-94 113 0 39 23 62 51 62 16 0 32-9 46-23-3 14-17 66-18 69-3 11-6 13-27 13-6 0-9 0-9 8 1 1 0 4 4 4 12 0 27-1 39-1 13 0 27 1 41 1 1 0 6 0 6-7 0-5-4-5-10-5-18 0-18-3-18-6s1-5 1-8c17-72 36-144 54-216zM52 167c-23 0-24-30-24-36 0-19 11-61 17-77 12-29 32-45 49-45 24 0 29 32 29 34s-21 87-22 88c-5 11-27 36-49 36z"><text:p/></draw:path><draw:path draw:style-name="gr3" draw:text-style-name="P9" svg:width="0.1004in" svg:height="0.035in" svg:x="4.1441in" svg:y="0.60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756in" svg:height="0.0685in" svg:x="4.3004in" svg:y="0.598in" svg:viewBox="0 0 193 175" svg:d="M118 55c2-11 12-46 38-46 2 0 11 0 20 5-11 1-19 11-19 21 0 6 5 13 15 13 8 0 21-6 21-22 0-21-24-26-37-26-22 0-35 21-39 30-10-26-31-30-42-30-41 0-63 51-63 59 0 5 3 4 5 5 3 0 4-1 5-5 13-40 39-50 52-50 7 0 21 3 21 26 0 11-7 38-21 91-7 25-20 41-37 41-3 0-12 0-19-5 10-3 17-10 17-21 0-10-7-13-14-13-11 0-21 9-21 22 0 17 20 25 36 25 26 0 40-27 41-29 4 15 19 29 42 29 39 0 61-50 61-60 0-3-3-3-4-3-3 0-4 1-5 5-13 40-39 50-51 50-15 0-22-12-22-25 0-9 3-18 7-34 4-18 8-35 13-53z"><text:p/></draw:path><draw:path draw:style-name="gr3" draw:text-style-name="P9" svg:width="0.0394in" svg:height="0.1819in" svg:x="4.3898in" svg:y="0.5362in" svg:viewBox="0 0 101 463" svg:d="M101 232c0-55-10-133-60-198-4-4-29-34-37-34-1 0-4 1-4 3s1 4 2 5c19 19 44 51 60 113 10 35 13 75 13 110 0 40-3 79-14 117-15 53-38 84-58 106-3 4-3 5-3 6 0 3 3 3 4 3 7 0 28-23 32-29 40-47 65-116 65-202z"><text:p/></draw:path><draw:path draw:style-name="gr3" draw:text-style-name="P9" svg:width="0.1346in" svg:height="0.0787in" svg:x="4.5035in" svg:y="0.5874in" svg:viewBox="0 0 343 201" svg:d="M330 109c7 0 13 0 13-8s-6-8-13-8c-96 0-192 0-288 0 22-16 32-31 35-37 18-26 21-51 21-52 0-4-4-4-8-4-6 0-7 1-9 8-8 38-31 70-75 88-4 2-6 2-6 5 0 2 2 3 6 5 40 16 67 47 75 90 2 4 3 5 9 5 4 0 8 0 8-4-7-17-3-25-20-51-8-12-19-25-36-37 96 0 192 0 288 0z"><text:p/></draw:path><draw:path draw:style-name="gr3" draw:text-style-name="P9" svg:width="0.1346in" svg:height="0.0787in" svg:x="4.6307in" svg:y="0.5874in" svg:viewBox="0 0 343 201" svg:d="M300 109c-21 16-30 32-34 37-17 27-14 34-21 51 0 4 5 4 8 4 7 0 8 0 9-7 9-38 32-70 75-88 5-2 6-3 6-5 0-3-2-4-3-4-18-7-64-27-78-92-1-4-2-5-9-5-3 0-8 0-8 4 0 1 4 26 20 52 8 11 19 25 35 37-95 0-191 0-287 0-6 0-13 0-13 8s7 8 13 8c96 0 192 0 287 0z"><text:p/></draw:path><draw:path draw:style-name="gr3" draw:text-style-name="P9" svg:width="0.0614in" svg:height="0.0685in" svg:x="4.8213in" svg:y="0.598in" svg:viewBox="0 0 157 175" svg:d="M22 148c-1 6-3 15-3 17 0 7 5 10 11 10 5 0 12-2 14-10 1-2 14-55 15-62 4-12 11-39 14-50 1-5 12-23 21-31 3-3 14-13 30-13 11 0 11 3 17 4-11 2-20 11-20 22 0 6 3 13 14 13 10 0 22-8 22-23 0-13-13-25-33-25-24 0-41 20-49 30-2-17-17-30-35-30s-25 15-29 22c-7 13-11 36-11 37 0 5 3 5 4 5 4 0 5 0 7-9 7-28 14-46 28-46 6 0 12 3 12 17 0 9-1 12-6 33-8 30-15 60-23 89z"><text:p/></draw:path><draw:path draw:style-name="gr3" draw:text-style-name="P9" svg:width="0.0756in" svg:height="0.0878in" svg:x="4.9445in" svg:y="0.5835in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3" draw:text-style-name="P9" svg:width="0.1079in" svg:height="0.1343in" svg:x="5.0807in" svg:y="0.5575in" svg:viewBox="0 0 275 342" svg:d="M172 276c55-11 103-55 103-136 0-97-68-140-137-140-71 0-138 45-138 140 0 82 50 122 95 134 17 39 56 68 103 68 20 0 41-4 62-12 6-2 10-4 10-9 0-4-4-6-6-6-1 0-2 0-4 0-11 3-16 3-21 3-37 0-59-23-67-42zM84 24c-23 28-30 73-30 116 0 38 5 85 31 116-27-10-72-40-72-116 0-78 49-107 71-116zM191 24c26 10 71 41 71 116 0 79-49 107-72 116 25-28 31-73 31-116 0-38-5-86-31-116zM138 266c-63 0-70-81-70-126 0-47 8-126 70-126s69 82 69 126c0 46-8 126-69 126zM112 278c11 1 17 1 26 1 2 0 9 0 20-1 10 24 29 40 49 48 3 1 3 1 3 2-4 0-6 0-12 0-32 0-66-16-86-50z"><text:p/></draw:path><draw:path draw:style-name="gr3" draw:text-style-name="P9" svg:width="0.0575in" svg:height="0.2732in" svg:x="5.1992in" svg:y="0.4906in" svg:viewBox="0 0 147 695" svg:d="M147 346c0-110-26-228-102-315-5-6-20-21-28-29-4-2-5-2-9-2-5 0-8 0-8 3 0 1 2 4 2 5 13 13 34 34 59 77 41 73 57 169 57 261 0 169-46 271-116 341-1 2-2 3-2 4 0 4 3 4 8 4 4 0 5 0 9-3 37-32 78-86 105-167 17-53 25-116 25-179z"><text:p/></draw:path><draw:path draw:style-name="gr3" draw:text-style-name="P9" svg:width="0.0346in" svg:height="0.1516in" svg:x="5.022in" svg:y="0.7933in" svg:viewBox="0 0 89 386" svg:d="M89 383c0-1 0-2-6-9-49-48-61-122-61-182 0-67 14-134 63-182 4-5 4-6 4-7 0-2-1-3-3-3-5 0-39 26-62 75-20 43-24 86-24 117s4 77 25 121c23 48 56 73 61 73 2 0 3-1 3-3z"><text:p/></draw:path><draw:path draw:style-name="gr3" draw:text-style-name="P9" svg:width="0.063in" svg:height="0.1043in" svg:x="5.0724in" svg:y="0.8059in" svg:viewBox="0 0 161 266" svg:d="M97 122c31-11 54-37 54-68 0-32-34-54-72-54s-68 23-68 53c0 13 9 20 20 20 12 0 20-8 20-20 0-19-19-19-25-19 13-19 38-24 52-24 16 0 36 9 36 43 0 5 0 27-9 44-13 18-26 20-36 21-3 0-12 1-14 1-3 0-7 0-7 4 0 5 4 5 10 5s11 0 17 0c32 0 46 26 46 63 0 53-26 64-44 64-16 0-45-6-58-30 13 3 25-6 25-20 0-15-11-22-22-22-9 0-22 5-22 23 0 35 36 60 78 60 47 0 83-35 83-75 0-32-25-61-64-69z"><text:p/></draw:path><draw:path draw:style-name="gr3" draw:text-style-name="P9" svg:width="0.035in" svg:height="0.1516in" svg:x="5.1508in" svg:y="0.7933in" svg:viewBox="0 0 90 386" svg:d="M90 192c0-29-4-75-25-119-23-48-57-73-61-73-2 0-4 1-4 3 0 1 0 2 8 9 37 39 60 100 60 180 0 68-14 135-62 184-6 5-6 6-6 7 0 2 2 3 4 3 4 0 39-26 62-75 20-43 24-86 24-119z"><text:p/></draw:path><draw:path draw:style-name="gr3" draw:text-style-name="P9" svg:width="0.1346in" svg:height="0.0831in" svg:x="0.0012in" svg:y="1.1177in" svg:viewBox="0 0 343 212" svg:d="M330 152c7 0 13 0 13-8s-6-8-14-8c-81 0-164 0-245 0-17-14-37-24-49-30 15-6 33-16 49-30 81 0 164 0 245 0 8 0 14 0 14-8s-6-8-13-8c-76 0-153 0-229 0 19-17 39-51 39-56 0-4-5-4-8-4-2 0-5 0-7 3-8 15-18 35-44 57-27 24-52 35-72 40-7 2-6 2-8 3-1 1-1 1-1 3 0 1 0 2 0 3h1c1 1 1 1 9 3 52 16 91 51 112 93 5 7 6 7 10 7 3 0 8 0 8-4 0-5-20-39-39-56 76 0 153 0 229 0z"><text:p/></draw:path><draw:path draw:style-name="gr3" draw:text-style-name="P9" svg:width="0.1346in" svg:height="0.0831in" svg:x="0.128in" svg:y="1.1177in" svg:viewBox="0 0 343 212" svg:d="M260 76c16 14 36 24 49 30-14 6-33 16-49 30-82 0-164 0-246 0-6 0-14 0-14 8s8 8 14 8c76 0 152 0 228 0-18 17-38 51-38 56 0 4 5 4 7 4 4 0 6 0 8-3 8-14 19-35 44-57 26-23 52-34 73-40 6-2 6-3 7-3 0-1 0-2 0-3 0-2 0-2 0-3h-1c-1-1-1-1-9-3-51-15-90-51-112-92-4-8-4-8-10-8-2 0-7 0-7 4 0 5 19 39 38 56-76 0-152 0-228 0-6 0-14 0-14 8s8 8 14 8c82 0 164 0 246 0z"><text:p/></draw:path><draw:path draw:style-name="gr3" draw:text-style-name="P9" svg:width="0.0846in" svg:height="0.1087in" svg:x="0.3142in" svg:y="1.0917in" svg:viewBox="0 0 216 277" svg:d="M213 15c3-4 3-5 3-6 0-5-4-9-8-9-6 0-8 5-10 10-11 28-21 56-32 85-39 0-78 0-118 0-11-29-20-57-31-85-3-6-4-10-9-10-4 0-8 4-8 9 1 2 0 1 2 6 32 85 65 169 97 253 2 6 3 9 9 9 5 0 6-4 9-8 32-84 65-169 96-254zM55 110c35 0 70 0 106 0-18 46-36 91-53 137-18-46-35-91-53-137z"><text:p/></draw:path><draw:path draw:style-name="gr3" draw:text-style-name="P9" svg:width="0.0614in" svg:height="0.0685in" svg:x="0.4031in" svg:y="1.1303in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8 14-46 28-46 6 0 12 3 12 17 0 8-1 12-6 32-8 30-15 61-23 90z"><text:p/></draw:path><draw:path draw:style-name="gr3" draw:text-style-name="P9" svg:width="0.0161in" svg:height="0.0157in" svg:x="0.476in" svg:y="1.1811in" svg:viewBox="0 0 42 41" svg:d="M42 21c0-11-10-21-21-21s-21 10-21 21 10 20 21 20 21-9 21-20z"><text:p/></draw:path><draw:path draw:style-name="gr3" draw:text-style-name="P9" svg:width="0.0575in" svg:height="0.2732in" svg:x="0.5327in" svg:y="1.022in" svg:viewBox="0 0 147 695" svg:d="M130 691c0 1 3 3 4 4 4 0 6 0 9 0 1 0 4 0 4-3 0-2-1-2-2-3-13-15-34-36-58-79-42-73-57-169-57-262 0-172 48-272 116-340 1-1 1-3 1-4 0-4-3-4-7-4-6 0-6 0-10 3-36 32-78 86-105 167-16 51-25 114-25 178 0 91 17 195 77 284 11 16 25 31 25 32 4 5 9 10 12 14 6 4 10 8 16 13z"><text:p/></draw:path><draw:path draw:style-name="gr3" draw:text-style-name="P9" svg:width="0.0394in" svg:height="0.1819in" svg:x="0.6193in" svg:y="1.0685in" svg:viewBox="0 0 101 463" svg:d="M101 459c0-1-1-3-2-4-18-18-44-49-59-113-9-35-14-75-14-111 0-101 25-173 72-222 3-4 3-5 3-6 0-3-3-3-4-3-7 0-28 23-32 29-40 47-65 116-65 202 0 55 10 133 61 198 3 4 28 34 36 34 1 0 4 0 4-4z"><text:p/></draw:path><draw:path draw:style-name="gr3" draw:text-style-name="P9" svg:width="0.0843in" svg:height="0.1087in" svg:x="0.6661in" svg:y="1.0917in" svg:viewBox="0 0 215 277" svg:d="M212 15c3-4 3-5 3-6 0-5-4-9-8-9-5 0-8 5-9 10-11 28-21 56-32 85-39 0-78 0-118 0-11-29-20-57-31-85-3-6-5-10-9-10-5 0-8 4-8 9 1 2 0 1 2 6 32 85 64 169 96 253 2 6 4 9 9 9s7-4 9-8c31-84 64-169 96-254zM55 110c35 0 69 0 105 0-18 46-36 91-53 137-18-46-34-91-52-137z"><text:p/></draw:path><draw:path draw:style-name="gr3" draw:text-style-name="P9" svg:width="0.0346in" svg:height="0.1516in" svg:x="0.7657in" svg:y="1.0835in" svg:viewBox="0 0 89 386" svg:d="M89 383c0-1 0-2-6-9-49-48-61-122-61-182 0-67 15-134 63-182 4-5 4-6 4-7 0-2-1-3-3-3-5 0-39 26-62 75-20 43-24 86-24 117s4 77 25 121c23 48 56 73 61 73 2 0 3-1 3-3z"><text:p/></draw:path><draw:path draw:style-name="gr3" draw:text-style-name="P9" svg:width="0.0673in" svg:height="0.1051in" svg:x="0.8181in" svg:y="1.0917in" svg:viewBox="0 0 172 268" svg:d="M172 14c0-12-1-14-14-14-48 0-96 0-145 0-6 0-13 0-13 9 0 7 7 7 13 7 48 0 96 0 143 0 0 37 0 74 0 110-46 0-91 0-137 0-7 0-13 0-13 8s6 8 13 8c46 0 91 0 137 0 0 37 0 74 0 111-47 0-95 0-143 0-6 0-13 0-13 8 0 7 7 7 13 7 49 0 97 0 145 0 13 0 14-1 14-13 0-80 0-160 0-241z"><text:p/></draw:path><draw:path draw:style-name="gr3" draw:text-style-name="P9" svg:width="0.0626in" svg:height="0.0961in" svg:x="0.9004in" svg:y="1.1303in" svg:viewBox="0 0 160 245" svg:d="M160 4c0-2-2-4-5-4-4 0-20 15-26 27-8-20-23-27-35-27-47 0-94 57-94 113 0 38 23 62 51 62 16 0 32-9 46-23-3 13-17 66-18 69-3 11-6 12-27 13-6 0-9 0-9 8 1 1 0 3 4 3 12 0 27-1 39-1 13 0 27 1 41 1 1 0 6 0 6-7 0-4-4-4-10-4-18 0-18-3-18-6s1-6 1-9c17-72 36-143 54-215zM52 166c-23 0-24-30-24-36 0-18 11-61 17-76 12-29 32-45 49-45 24 0 29 31 29 34 0 2-21 87-22 88-5 11-27 35-49 35z"><text:p/></draw:path><draw:path draw:style-name="gr3" draw:text-style-name="P9" svg:width="0.076in" svg:height="0.0874in" svg:x="1.0228in" svg:y="1.1157in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3" draw:text-style-name="P9" svg:width="0.1079in" svg:height="0.1339in" svg:x="1.1591in" svg:y="1.0906in" svg:viewBox="0 0 275 341" svg:d="M172 275c54-11 103-54 103-135 0-97-68-140-137-140-72 0-138 44-138 140 0 82 48 122 95 134 17 39 56 67 103 67 20 0 41-3 61-11 7-3 11-4 11-9s-4-8-7-8c-1 0-1 0-3 2-11 2-16 2-22 2-36 0-58-22-66-42zM84 24c-23 28-30 73-30 116 0 37 4 85 30 116-27-11-71-42-71-116 0-80 48-108 71-116zM190 24c27 10 71 41 71 116 0 78-48 106-71 116 25-28 30-73 30-116 0-38-4-86-30-116zM138 266c-63 0-71-82-71-126 0-47 8-127 71-127 62 0 69 83 69 127 0 46-8 126-69 126zM111 277c11 2 25 2 27 2 1 0 9 0 20-1 10 24 29 39 48 46 4 3 3 2 4 3 0 1-6 1-12 1-33 0-66-16-87-51z"><text:p/></draw:path><draw:path draw:style-name="gr3" draw:text-style-name="P9" svg:width="0.0161in" svg:height="0.0157in" svg:x="1.285in" svg:y="1.1811in" svg:viewBox="0 0 42 41" svg:d="M42 21c0-11-10-21-21-21s-21 10-21 21 10 20 21 20 21-9 21-20z"><text:p/></draw:path><draw:path draw:style-name="gr3" draw:text-style-name="P9" svg:width="0.0626in" svg:height="0.0961in" svg:x="1.3205in" svg:y="1.1303in" svg:viewBox="0 0 160 245" svg:d="M160 4c0-2-2-4-5-4-4 0-20 15-26 27-8-20-23-27-35-27-47 0-94 57-94 113 0 38 23 62 51 62 16 0 32-9 46-23-3 13-17 66-18 69-3 11-6 12-27 13-6 0-9 0-9 8 1 1 0 3 4 3 12 0 27-1 39-1 13 0 27 1 39 1 3 0 8 0 8-7 0-4-4-4-10-4-18 0-18-3-18-6s1-6 1-9c17-72 36-143 54-215zM52 166c-23 0-24-30-24-36 0-18 11-61 17-76 12-29 32-45 49-45 24 0 29 31 29 34 0 2-21 87-22 88-5 11-27 35-49 35z"><text:p/></draw:path><draw:path draw:style-name="gr3" draw:text-style-name="P9" svg:width="0.1008in" svg:height="0.1008in" svg:x="1.4303in" svg:y="1.1083in" svg:viewBox="0 0 257 257" svg:d="M136 137c37 0 72 0 108 0 6 0 13-1 13-8 0-9-7-8-13-8-36 0-71 0-108 0 0-36 0-72 0-108 0-5 0-13-7-13-8 0-8 8-8 13 0 36 0 72 0 108-36 0-71 0-108 0-5 0-13-1-13 8 0 7 8 8 13 8 37 0 72 0 108 0 0 37 0 72 0 108 0 6 0 12 8 12 7 0 7-6 7-12 0-36 0-71 0-108z"><text:p/></draw:path><draw:path draw:style-name="gr3" draw:text-style-name="P9" svg:width="0.0614in" svg:height="0.0685in" svg:x="1.5783in" svg:y="1.1303in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8 14-46 29-46 6 0 12 3 12 17 0 8-1 12-7 32-8 30-14 61-22 90z"><text:p/></draw:path><draw:path draw:style-name="gr3" draw:text-style-name="P9" svg:width="0.1008in" svg:height="0.0354in" svg:x="1.6976in" svg:y="1.1417in" svg:viewBox="0 0 257 91" svg:d="M244 15c7 0 13 0 13-7 0-8-6-8-12-8-77 0-155 0-232 0-5 0-13 0-13 8 0 7 8 7 13 7 77 0 154 0 231 0zM245 91c6 0 12 0 12-7 0-8-6-8-13-8-77 0-154 0-231 0-5 0-13 0-13 8 0 7 8 7 13 7 77 0 155 0 232 0z"><text:p/></draw:path><draw:path draw:style-name="gr3" draw:text-style-name="P9" svg:width="0.0756in" svg:height="0.0685in" svg:x="1.8543in" svg:y="1.1303in" svg:viewBox="0 0 193 175" svg:d="M118 54c2-10 11-45 38-45 2 0 11 0 20 4-11 2-19 12-19 21 0 7 5 14 15 14 8 0 21-7 21-23 0-20-24-25-37-25-22 0-35 21-40 30-9-26-30-30-42-30-40 0-62 49-62 59 0 5 3 5 5 5 3 0 4-1 5-5 13-40 39-50 52-50 6 0 21 3 21 25 0 12-7 39-21 92-7 25-20 40-38 40-2 0-11 0-18-4 10-3 17-10 17-21s-7-13-14-13c-11 0-21 9-21 22 0 17 20 25 36 25 26 0 40-27 41-30 4 14 19 30 42 30 39 0 61-50 61-60 0-3-3-3-4-3-3 0-4 1-5 3-13 42-39 51-51 51-15 0-22-12-22-25 0-8 2-17 7-34 4-18 8-36 13-53z"><text:p/></draw:path><draw:path draw:style-name="gr3" draw:text-style-name="P9" svg:width="0.0346in" svg:height="0.1516in" svg:x="1.9457in" svg:y="1.0835in" svg:viewBox="0 0 89 386" svg:d="M89 192c0-29-4-75-25-119-23-48-56-73-61-73-2 0-3 1-3 3 0 1 0 2 7 9 38 39 60 100 60 180 0 68-14 135-63 184-4 5-4 6-4 7 0 2 1 3 3 3 5 0 39-26 62-75 20-43 24-86 24-119z"><text:p/></draw:path><draw:path draw:style-name="gr3" draw:text-style-name="P9" svg:width="0.0157in" svg:height="0.0157in" svg:x="2.0094in" svg:y="1.1811in" svg:viewBox="0 0 41 41" svg:d="M41 21c0-11-10-21-21-21s-20 10-20 21 9 20 20 20 21-9 21-20z"><text:p/></draw:path><draw:path draw:style-name="gr3" draw:text-style-name="P9" svg:width="0.0756in" svg:height="0.0685in" svg:x="2.0425in" svg:y="1.1303in" svg:viewBox="0 0 193 175" svg:d="M118 54c2-10 11-45 38-45 2 0 11 0 20 4-11 2-19 12-19 21 0 7 5 14 15 14 8 0 21-7 21-23 0-20-24-25-37-25-22 0-35 21-39 30-10-26-31-30-42-30-41 0-63 49-63 59 0 5 3 4 5 5 3 0 4-1 5-5 13-40 39-50 52-50 7 0 21 3 21 25 0 12-7 39-21 92-7 25-20 40-38 40-2 0-11 0-18-4 10-3 17-10 17-21s-7-13-14-13c-11 0-21 9-21 22 0 17 20 25 36 25 26 0 40-27 41-30 4 14 19 30 42 30 39 0 61-50 61-60 0-3-3-3-4-3-3 0-4 1-5 3-13 42-39 51-51 51-15 0-22-12-22-25 0-8 2-17 7-34 4-18 8-36 13-53z"><text:p/></draw:path><draw:path draw:style-name="gr3" draw:text-style-name="P9" svg:width="0.0756in" svg:height="0.0874in" svg:x="2.1803in" svg:y="1.1157in" svg:viewBox="0 0 193 223" svg:d="M179 120c7 0 14-1 14-9 0-9-7-8-14-8-55 0-109 0-164 0 5-51 50-88 104-88 20 0 41 0 60 0 7 0 14 0 14-7 0-8-7-8-14-8-21 0-40 0-61 0-66 0-118 48-118 111 0 62 52 112 118 112 21 0 40 0 61 0 7 0 14 0 14-7 0-8-7-8-14-8-19 0-40 0-60 0-54 0-99-36-104-88 55 0 109 0 164 0z"><text:p/></draw:path><draw:path draw:style-name="gr3" draw:text-style-name="P9" svg:width="0.1079in" svg:height="0.1339in" svg:x="2.3165in" svg:y="1.0906in" svg:viewBox="0 0 275 341" svg:d="M172 275c55-11 103-54 103-135 0-97-68-140-137-140-71 0-138 44-138 140 0 82 50 122 95 134 17 39 56 67 104 67 19 0 40-3 61-11 6-3 11-4 11-9s-5-8-7-8c-1 0-1 0-4 2-11 2-16 2-21 2-37 0-59-22-67-42zM85 24c-24 28-31 73-31 116 0 37 5 85 31 116-27-11-72-42-72-116 0-80 49-108 71-116zM191 24c26 10 71 41 71 116 0 78-49 106-72 116 25-28 31-73 31-116 0-38-5-86-31-116zM138 266c-63 0-70-82-70-126 0-47 8-127 70-127s69 83 69 127c0 46-8 126-69 126zM112 277c11 2 17 1 26 2 2 0 9 0 20-1 10 24 29 39 49 46 3 3 2 2 3 3 0 1-6 1-11 1-33 0-67-16-87-51z"><text:p/></draw:path><draw:path draw:style-name="gr3" draw:text-style-name="P9" svg:width="0.0394in" svg:height="0.1819in" svg:x="2.4362in" svg:y="1.0685in" svg:viewBox="0 0 101 463" svg:d="M101 231c0-54-10-132-60-197-5-5-29-34-37-34-1 0-4 0-4 3 0 2 1 4 2 5 19 19 44 50 60 112 8 35 13 75 13 111 0 40-5 78-14 117-15 53-38 84-58 106-3 4-2 4-3 5 0 3 3 4 4 4 7 0 28-23 32-29 40-47 65-116 65-203z"><text:p/></draw:path><draw:path draw:style-name="gr3" draw:text-style-name="P9" svg:width="0.0846in" svg:height="0.0941in" svg:x="2.5417in" svg:y="1.1063in" svg:viewBox="0 0 216 240" svg:d="M117 9c-4-7-6-9-9-9-6 0-7 3-9 9-32 71-64 144-96 215-3 6-3 6-3 8 0 4 3 8 8 8 3 0 5-1 9-8 30-68 60-137 91-206 30 69 60 138 90 206 4 8 8 8 9 8 4 0 9-4 9-8 0-1 0-1-4-7-32-72-63-144-95-216z"><text:p/></draw:path><draw:path draw:style-name="gr3" draw:text-style-name="P9" svg:width="0.039in" svg:height="0.1819in" svg:x="2.6913in" svg:y="1.0685in" svg:viewBox="0 0 100 463" svg:d="M100 459c0-1 0-3-1-4-18-18-44-49-60-113-9-35-13-75-13-111 0-101 25-173 71-222 3-4 3-5 3-6 0-3-2-3-4-3-6 0-27 23-32 29-40 47-64 116-64 202 0 55 9 133 59 198 5 4 30 34 37 34 2 0 4 0 4-4z"><text:p/></draw:path><draw:path draw:style-name="gr3" draw:text-style-name="P9" svg:width="0.0846in" svg:height="0.1087in" svg:x="2.7378in" svg:y="1.0917in" svg:viewBox="0 0 216 277" svg:d="M213 15c3-4 3-5 3-6 0-5-4-9-8-9-6 0-8 5-9 10-11 28-22 56-33 85-38 0-78 0-116 0-11-29-22-57-33-85-2-6-4-10-9-10-4 0-8 4-8 9 1 2 0 1 2 6 32 85 65 169 97 253 2 6 3 9 9 9 5 0 6-4 9-8 32-84 65-169 96-254zM55 110c35 0 70 0 106 0-18 46-36 91-53 137-18-46-35-91-53-137z"><text:p/></draw:path><draw:path draw:style-name="gr3" draw:text-style-name="P9" svg:width="0.0756in" svg:height="0.0685in" svg:x="2.8272in" svg:y="1.1303in" svg:viewBox="0 0 193 175" svg:d="M118 54c2-10 11-45 38-45 1 0 11 0 19 4-11 2-19 12-19 21 0 7 5 14 16 14 7 0 21-7 21-23 0-20-24-25-37-25-22 0-36 21-40 30-10-26-31-30-42-30-40 0-62 49-62 59 0 5 3 5 5 5 3 0 4-1 4-5 13-40 40-50 52-50 7 0 21 3 21 25 0 12-7 39-21 92-6 25-19 40-37 40-2 0-11 0-19-4 9-3 18-10 18-21s-9-13-14-13c-12 0-21 9-21 22 0 17 19 25 36 25 26 0 40-27 41-30 4 14 18 30 42 30 39 0 61-50 61-60 0-3-3-3-4-3-4 0-4 1-5 3-14 42-39 51-52 51-14 0-21-12-21-25 0-8 2-17 7-34 4-18 8-36 13-53z"><text:p/></draw:path><draw:path draw:style-name="gr3" draw:text-style-name="P9" svg:width="0.076in" svg:height="0.0874in" svg:x="2.9642in" svg:y="1.1157in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3" draw:text-style-name="P9" svg:width="0.1083in" svg:height="0.1339in" svg:x="3.1004in" svg:y="1.0906in" svg:viewBox="0 0 276 341" svg:d="M173 275c54-11 103-54 103-135 0-97-69-140-137-140-72 0-139 44-139 140 0 82 50 122 96 134 17 39 56 67 103 67 20 0 41-3 61-11 7-3 11-4 11-9s-4-8-7-8c-1 0-1 0-3 2-11 2-16 2-22 2-35 0-57-22-66-42zM85 24c-23 28-30 73-30 116 0 37 4 85 30 116-27-11-71-42-71-116 0-80 48-108 71-116zM191 24c27 10 71 41 71 116 0 78-47 106-71 116 25-28 30-73 30-116 0-38-4-86-30-116zM139 266c-63 0-71-82-71-126 0-47 8-127 71-127 62 0 69 83 69 127 0 46-8 126-69 126zM112 277c11 2 26 2 27 2s10 0 21-1c9 24 28 39 47 46 4 3 3 2 4 3 0 1-6 1-12 1-33 0-66-16-87-51z"><text:p/></draw:path><draw:path draw:style-name="gr3" draw:text-style-name="P9" svg:width="0.0161in" svg:height="0.0157in" svg:x="3.2268in" svg:y="1.1811in" svg:viewBox="0 0 42 41" svg:d="M42 21c0-11-10-21-21-21s-21 10-21 21 10 20 21 20 21-9 21-20z"><text:p/></draw:path><draw:path draw:style-name="gr3" draw:text-style-name="P9" svg:width="0.0677in" svg:height="0.1051in" svg:x="3.2646in" svg:y="1.0917in" svg:viewBox="0 0 173 268" svg:d="M173 14c0-12-2-14-15-14-48 0-96 0-145 0-6 0-13 0-13 9 0 7 7 7 13 7 48 0 96 0 143 0 0 37 0 74 0 110-46 0-91 0-137 0-7 0-13 0-13 8s6 8 13 8c46 0 91 0 137 0 0 37 0 74 0 111-47 0-95 0-143 0-6 0-13 0-13 8 0 7 7 7 13 7 49 0 97 0 145 0 13 0 15-1 15-13 0-80 0-160 0-241z"><text:p/></draw:path><draw:path draw:style-name="gr3" draw:text-style-name="P9" svg:width="0.0626in" svg:height="0.0961in" svg:x="3.3469in" svg:y="1.1303in" svg:viewBox="0 0 160 245" svg:d="M160 4c0-2-2-4-5-4s-20 15-25 27c-9-20-24-27-36-27-47 0-94 57-94 113 0 38 23 62 52 62 16 0 31-9 45-23-3 13-17 66-18 69-3 11-5 12-27 13-6 0-9 0-9 8 1 1 0 3 4 3 14 0 27-1 39-1 13 0 27 1 41 1 1 0 6 0 6-7 0-4-3-4-10-4-18 0-18-3-18-6s1-6 1-9c17-72 36-143 54-215zM53 166c-24 0-25-30-25-36 0-18 11-61 17-76 12-29 32-45 49-45 25 0 30 31 30 34 0 2-22 87-23 88-5 11-27 35-48 35z"><text:p/></draw:path><draw:path draw:style-name="gr3" draw:text-style-name="P9" svg:width="0.076in" svg:height="0.0874in" svg:x="3.4689in" svg:y="1.1157in" svg:viewBox="0 0 194 223" svg:d="M180 120c7 0 14-1 14-9 0-9-7-8-14-8-55 0-108 0-163 0 4-51 48-88 103-88 20 0 41 0 60 0 7 0 14 0 14-7 0-8-7-8-14-8-20 0-40 0-61 0-66 0-119 48-119 111 0 62 53 112 119 112 21 0 41 0 61 0 7 0 14 0 14-7 0-8-7-8-14-8-19 0-40 0-60 0-55 0-99-36-103-88 55 0 108 0 163 0z"><text:p/></draw:path><draw:path draw:style-name="gr3" draw:text-style-name="P9" svg:width="0.1079in" svg:height="0.1339in" svg:x="3.6055in" svg:y="1.0906in" svg:viewBox="0 0 275 341" svg:d="M172 275c55-11 103-54 103-135 0-97-68-140-137-140-72 0-138 44-138 140 0 82 50 122 95 134 17 39 56 67 103 67 20 0 41-3 61-11 7-3 11-4 11-9s-4-8-7-8c-1 0-1 0-3 2-11 2-16 2-21 2-37 0-59-22-67-42zM84 24c-23 28-30 73-30 116 0 37 4 85 31 116-28-11-72-42-72-116 0-80 49-108 71-116zM191 24c26 10 71 41 71 116 0 78-49 106-72 116 25-28 30-73 30-116 0-38-4-86-30-116zM138 266c-63 0-70-82-70-126 0-47 8-127 70-127s69 83 69 127c0 46-8 126-69 126zM112 277c10 2 24 2 26 2s9 0 20-1c10 24 29 39 48 46 4 3 3 2 4 3 0 1-6 1-12 1-33 0-66-16-86-51z"><text:p/></draw:path><draw:path draw:style-name="gr3" draw:text-style-name="P9" svg:width="0.0157in" svg:height="0.0157in" svg:x="3.7319in" svg:y="1.1811in" svg:viewBox="0 0 41 41" svg:d="M41 21c0-11-10-21-21-21s-20 10-20 21 9 20 20 20 21-9 21-20z"><text:p/></draw:path><draw:path draw:style-name="gr3" draw:text-style-name="P9" svg:width="0.0614in" svg:height="0.0685in" svg:x="3.7654in" svg:y="1.130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3 4 4 5 5 0 5-1 7-9 7-28 14-46 29-46 6 0 12 3 12 17 0 8-1 12-7 32-8 30-14 61-22 90z"><text:p/></draw:path><draw:path draw:style-name="gr3" draw:text-style-name="P9" svg:width="0.1008in" svg:height="0.1008in" svg:x="3.876in" svg:y="1.1083in" svg:viewBox="0 0 257 257" svg:d="M136 137c37 0 72 0 108 0 6 0 13-1 13-8 0-9-7-8-13-8-36 0-71 0-108 0 0-36 0-72 0-108 0-5 0-13-7-13-8 0-8 8-8 13 0 36 0 72 0 108-36 0-71 0-108 0-5 0-13-1-13 8 0 7 8 8 13 8 37 0 72 0 108 0 0 37 0 72 0 108 0 6 0 12 8 12 7 0 7-6 7-12 0-36 0-71 0-108z"><text:p/></draw:path><draw:path draw:style-name="gr3" draw:text-style-name="P9" svg:width="0.0626in" svg:height="0.0961in" svg:x="4.026in" svg:y="1.1303in" svg:viewBox="0 0 160 245" svg:d="M160 4c0-2-2-4-5-4-4 0-20 15-26 27-8-20-23-27-35-27-47 0-94 57-94 113 0 38 23 62 51 62 16 0 32-9 46-23-3 13-17 66-18 69-3 11-6 12-27 13-6 0-9 0-9 8 1 1 0 3 4 3 12 0 27-1 39-1 13 0 27 1 41 1 1 0 6 0 6-7 0-4-4-4-10-4-18 0-18-3-18-6s1-6 1-9c17-72 36-143 54-215zM52 166c-23 0-24-30-24-36 0-18 11-61 17-76 12-29 32-45 49-45 24 0 29 31 29 34 0 2-21 87-22 88-5 11-27 35-49 35z"><text:p/></draw:path><draw:path draw:style-name="gr3" draw:text-style-name="P9" svg:width="0.1004in" svg:height="0.0354in" svg:x="4.1441in" svg:y="1.1417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9" svg:width="0.0756in" svg:height="0.0685in" svg:x="4.3004in" svg:y="1.1303in" svg:viewBox="0 0 193 175" svg:d="M118 54c2-10 12-45 38-45 2 0 11 0 20 4-11 2-19 12-19 21 0 7 5 14 15 14 8 0 21-7 21-23 0-20-24-25-37-25-22 0-35 21-39 30-10-26-31-30-42-30-41 0-63 49-63 59 0 5 3 4 5 5 3 0 4-1 5-5 13-40 39-50 52-50 7 0 21 3 21 25 0 12-7 39-21 92-7 25-20 40-37 40-3 0-12 0-19-4 10-3 17-10 17-21s-7-13-14-13c-11 0-21 9-21 22 0 17 20 25 36 25 26 0 40-27 41-30 4 14 19 30 42 30 39 0 61-50 61-60 0-3-3-3-4-3-3 0-4 1-5 3-13 42-39 51-51 51-15 0-22-12-22-25 0-8 3-17 7-34 4-18 8-36 13-53z"><text:p/></draw:path><draw:path draw:style-name="gr3" draw:text-style-name="P9" svg:width="0.0394in" svg:height="0.1819in" svg:x="4.3898in" svg:y="1.0685in" svg:viewBox="0 0 101 463" svg:d="M101 231c0-54-10-132-60-197-4-5-29-34-37-34-1 0-4 0-4 3 0 2 1 4 2 5 19 19 44 50 60 112 10 35 13 75 13 111 0 40-3 78-14 117-15 53-38 84-58 106-3 4-2 4-3 5 0 3 3 4 4 4 7 0 28-23 32-29 40-47 65-116 65-203z"><text:p/></draw:path><draw:path draw:style-name="gr3" draw:text-style-name="P9" svg:width="0.1346in" svg:height="0.0787in" svg:x="4.5035in" svg:y="1.1201in" svg:viewBox="0 0 343 201" svg:d="M301 109c-22 15-31 32-35 36-17 27-14 34-21 52 0 4 6 4 8 4 7 0 8-1 9-7 9-38 32-71 76-88 4-2 5-4 5-6 0-3-2-3-3-3-17-7-64-27-78-92-1-4-2-5-9-5-2 0-8 0-8 4 0 1 4 26 20 51 8 12 19 25 36 37-95 0-192 0-288 0-6 0-13-1-13 8 0 8 7 9 13 9 96 0 193 0 288 0z"><text:p/></draw:path><draw:path draw:style-name="gr3" draw:text-style-name="P9" svg:width="0.0614in" svg:height="0.0685in" svg:x="4.6941in" svg:y="1.1303in" svg:viewBox="0 0 157 175" svg:d="M22 148c-1 6-3 15-3 17 0 7 5 10 11 10 5 0 12-3 14-11 1-1 14-54 17-61 2-13 9-39 12-50 1-5 12-23 21-32 3-2 14-12 31-12 10 0 10 3 16 4-11 2-20 11-20 21 0 7 3 14 14 14 10 0 22-8 22-23 0-13-12-25-32-25-25 0-42 19-49 30-3-18-18-30-35-30-19 0-26 15-29 22-8 13-12 36-12 37 0 5 3 5 4 5 4 0 5-1 7-9 7-28 14-46 29-46 6 0 11 3 11 17 0 8-1 12-6 32-8 30-15 61-23 90z"><text:p/></draw:path><draw:path draw:style-name="gr3" draw:text-style-name="P9" svg:width="0.0756in" svg:height="0.0874in" svg:x="4.8177in" svg:y="1.1157in" svg:viewBox="0 0 193 223" svg:d="M179 120c7 0 14-1 14-9 0-9-7-8-14-8-55 0-109 0-164 0 5-51 50-88 104-88 20 0 41 0 60 0 7 0 14 0 14-7 0-8-7-8-14-8-19 0-40 0-60 0-67 0-119 48-119 111 0 62 52 112 119 112 20 0 41 0 60 0 7 0 14 0 14-7 0-8-7-8-14-8-19 0-40 0-60 0-54 0-99-36-104-88 55 0 109 0 164 0z"><text:p/></draw:path><draw:path draw:style-name="gr3" draw:text-style-name="P9" svg:width="0.1079in" svg:height="0.1339in" svg:x="4.9535in" svg:y="1.0906in" svg:viewBox="0 0 275 341" svg:d="M172 275c55-11 103-54 103-135 0-97-68-140-137-140-71 0-138 44-138 140 0 82 50 122 95 134 17 39 56 67 104 67 19 0 41-3 61-11 6-3 11-4 11-9s-5-8-7-8c-1 0-1 0-4 2-11 2-16 2-21 2-37 0-59-22-67-42zM85 24c-24 28-30 73-30 116 0 37 4 85 30 116-27-11-72-42-72-116 0-80 49-108 71-116zM191 24c26 10 71 41 71 116 0 78-49 106-72 116 25-28 31-73 31-116 0-38-5-86-30-116zM138 266c-63 0-70-82-70-126 0-47 8-127 70-127s69 83 69 127c0 46-8 126-69 126zM112 277c11 2 17 1 26 2 2 0 9 0 20-1 11 24 29 39 49 46 3 3 3 2 4 3 0 1-7 1-12 1-33 0-67-16-87-51z"><text:p/></draw:path><draw:path draw:style-name="gr3" draw:text-style-name="P9" svg:width="0.0575in" svg:height="0.2732in" svg:x="5.0724in" svg:y="1.022in" svg:viewBox="0 0 147 695" svg:d="M147 348c0-112-26-229-102-316-5-7-20-21-28-30-4-2-4-2-9-2-4 0-8 0-8 4 0 1 1 3 2 4 13 14 34 35 59 78 41 73 57 169 57 262 0 168-46 270-116 341-1 1-2 2-2 3 0 3 4 3 8 3 5 0 5 0 9-2 37-32 78-86 105-167 17-53 25-116 25-178z"><text:p/></draw:path><draw:path draw:style-name="gr3" draw:text-style-name="P9" svg:width="0.0843in" svg:height="0.0941in" svg:x="0.3563in" svg:y="1.4413in" svg:viewBox="0 0 215 240" svg:d="M116 9c-3-7-6-9-9-9-5 0-6 3-8 9-32 71-65 144-97 215-2 6-2 6-2 8 0 4 3 8 8 8 2 0 5-1 9-8 29-68 60-137 90-206 31 69 60 138 91 206 3 8 8 8 9 8 4 0 8-4 8-8 0-1 0-1-3-7-32-72-65-144-96-216z"><text:p/></draw:path><draw:path draw:style-name="gr3" draw:text-style-name="P9" svg:width="0.0571in" svg:height="0.2732in" svg:x="0.5106in" svg:y="1.3571in" svg:viewBox="0 0 146 695" svg:d="M130 691c0 1 3 4 4 4 4 0 6 0 9 0 1 0 3 0 3-3 0-2 0-2-1-3-14-15-35-36-58-79-42-73-57-169-57-262 0-172 48-272 115-340 1-1 1-3 1-4 0-4-2-4-6-4-6 0-7 0-10 3-36 32-78 86-105 167-16 51-25 114-25 178 0 91 17 195 77 284 11 16 25 31 25 32 4 5 9 10 12 14 6 4 10 8 16 13z"><text:p/></draw:path><draw:path draw:style-name="gr3" draw:text-style-name="P9" svg:width="0.0614in" svg:height="0.0685in" svg:x="0.5787in" svg:y="1.465in" svg:viewBox="0 0 157 175" svg:d="M22 148c-1 6-3 15-3 17 0 7 5 10 11 10 5 0 12-3 14-11 1-1 14-54 17-61 2-13 9-39 12-50 1-5 12-23 21-32 3-2 14-12 31-12 10 0 10 3 16 4-11 2-20 11-20 21 0 7 3 14 14 14 10 0 22-10 22-23s-13-25-32-25c-25 0-42 19-49 30-3-18-18-30-35-30-19 0-26 15-29 22-8 13-12 36-12 37 0 5 3 5 4 5 4 0 5-1 7-9 7-28 14-46 29-46 6 0 11 3 11 17 0 8-1 12-6 32-8 30-15 61-23 90z"><text:p/></draw:path><draw:path draw:style-name="gr3" draw:text-style-name="P9" svg:width="0.0756in" svg:height="0.0874in" svg:x="0.702in" svg:y="1.4504in" svg:viewBox="0 0 193 223" svg:d="M179 119c7 0 14 0 14-8s-7-8-14-8c-55 0-109 0-164 0 5-51 50-88 104-88 20 0 41 0 60 0 7 0 14 0 14-7 0-8-7-8-14-8-21 0-40 0-61 0-66 0-118 48-118 111 0 62 52 112 118 112 21 0 40 0 61 0 7 0 14 0 14-7 0-8-7-8-14-8-19 0-40 0-60 0-54 0-99-36-104-89 55 0 109 0 164 0z"><text:p/></draw:path><draw:path draw:style-name="gr3" draw:text-style-name="P9" svg:width="0.1079in" svg:height="0.1339in" svg:x="0.8382in" svg:y="1.4252in" svg:viewBox="0 0 275 341" svg:d="M172 275c55-11 103-54 103-135 0-97-68-140-137-140-71 0-138 44-138 140 0 82 50 122 95 134 17 39 56 67 104 67 19 0 40-3 61-11 6-3 11-4 11-9s-5-8-7-8c-1 0-1 0-4 2-11 2-16 2-21 2-37 0-59-22-67-42zM85 24c-24 28-31 73-31 116 0 37 5 85 31 116-27-11-72-42-72-116 0-80 49-108 71-116zM191 24c26 10 71 41 71 116 0 78-49 106-72 116 25-28 31-73 31-116 0-38-5-86-30-116zM138 266c-63 0-70-82-70-126 0-47 8-127 70-127s69 83 69 127c0 46-8 126-69 126zM112 277c11 2 17 1 26 2 2 0 9 0 20-1 11 24 29 39 49 46 3 3 2 2 3 3 0 1-6 1-11 1-33 0-67-16-87-51z"><text:p/></draw:path><draw:path draw:style-name="gr3" draw:text-style-name="P9" svg:width="0.1346in" svg:height="0.0787in" svg:x="1.0024in" svg:y="1.4547in" svg:viewBox="0 0 343 201" svg:d="M300 108c-21 16-30 33-34 37-17 27-14 34-21 52 0 4 5 4 8 4 7 0 7-1 9-7 9-38 32-71 75-88 5-2 6-4 6-6 0-3-2-3-3-3-18-7-64-27-78-92-2-4-2-5-9-5-3 0-8 0-8 4 0 1 4 26 20 51 8 12 19 25 35 37-95 0-191 0-287 0-6 0-13 0-13 8s7 8 13 8c96 0 192 0 287 0z"><text:p/></draw:path><draw:path draw:style-name="gr3" draw:text-style-name="P9" svg:width="0.039in" svg:height="0.1819in" svg:x="1.2114in" svg:y="1.4031in" svg:viewBox="0 0 100 463" svg:d="M100 459c0-1 0-3-1-4-18-18-44-49-60-113-9-35-13-75-13-111 0-101 25-173 71-222 3-4 3-5 3-6 0-3-2-3-4-3-6 0-27 23-32 29-39 47-64 116-64 202 0 55 10 133 61 198 3 4 28 34 35 34 2 0 4 0 4-4z"><text:p/></draw:path><draw:path draw:style-name="gr3" draw:text-style-name="P9" svg:width="0.0846in" svg:height="0.1087in" svg:x="1.2579in" svg:y="1.4264in" svg:viewBox="0 0 216 277" svg:d="M213 15c3-4 3-5 3-7 0-4-4-8-8-8-6 0-8 5-9 10-11 28-21 56-32 85-39 0-78 0-117 0-11-29-21-57-32-85-3-6-5-10-10-10-4 0-8 4-8 8 0 1 0 2 3 7 32 85 64 169 96 253 2 6 4 9 9 9s6-4 9-8c32-84 65-169 96-254zM55 110c35 0 70 0 106 0-18 46-36 91-53 137-18-46-35-91-53-137z"><text:p/></draw:path><draw:path draw:style-name="gr3" draw:text-style-name="P9" svg:width="0.035in" svg:height="0.1516in" svg:x="1.3575in" svg:y="1.4181in" svg:viewBox="0 0 90 386" svg:d="M90 383c0-1 0-2-6-9-49-48-61-122-61-182 0-67 14-134 62-182 5-5 5-6 5-7 0-2-1-3-4-3s-39 26-61 75c-19 43-25 86-25 117s4 77 26 121c24 48 57 73 60 73s4-1 4-3z"><text:p/></draw:path><draw:path draw:style-name="gr3" draw:text-style-name="P9" svg:width="0.0673in" svg:height="0.1051in" svg:x="1.4102in" svg:y="1.4264in" svg:viewBox="0 0 172 268" svg:d="M172 14c0-12-1-14-14-14-48 0-96 0-145 0-6 0-13 0-13 8s7 8 13 8c48 0 96 0 143 0 0 37 0 74 0 110-46 0-91 0-137 0-7 0-13 0-13 8s6 8 13 8c46 0 91 0 137 0 0 37 0 74 0 111-47 0-95 0-143 0-6 0-13 0-13 8 0 7 7 7 13 7 49 0 97 0 145 0 13 0 14-1 14-13 0-80 0-160 0-241z"><text:p/></draw:path><draw:path draw:style-name="gr3" draw:text-style-name="P9" svg:width="0.0618in" svg:height="0.0961in" svg:x="1.4925in" svg:y="1.465in" svg:viewBox="0 0 158 245" svg:d="M158 4c0-2-1-4-3-4-4 0-20 15-26 27-9-20-23-27-37-27-45 0-92 57-92 113 0 38 22 62 51 62 16 0 32-9 45-23-4 13-16 66-17 69-3 11-6 12-28 13-5 0-9 0-9 8 2 1 0 3 5 3 12 0 26-1 39-1s27 1 39 1c3 0 8 0 8-7 0-4-4-4-11-4-17 0-17-3-17-6 0-4 0-6 1-9 17-72 35-143 52-215zM52 166c-23 0-24-30-24-36 0-18 11-61 17-77 12-29 32-44 47-44 26 0 31 31 31 34 0 2-21 87-22 88-6 11-27 35-49 35z"><text:p/></draw:path><draw:path draw:style-name="gr3" draw:text-style-name="P9" svg:width="0.076in" svg:height="0.0874in" svg:x="1.6146in" svg:y="1.4504in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3" draw:text-style-name="P9" svg:width="0.1079in" svg:height="0.1339in" svg:x="1.7508in" svg:y="1.4252in" svg:viewBox="0 0 275 341" svg:d="M173 275c54-11 102-54 102-135 0-97-68-140-137-140-71 0-138 44-138 140 0 82 50 122 96 134 16 39 55 67 103 67 19 0 41-3 61-11 6-3 11-4 11-9s-4-8-7-8c-1 0-1 0-4 2-10 2-15 2-21 2-35 0-57-22-66-42zM85 24c-24 28-30 73-30 116 0 37 4 85 30 116-27-11-72-42-72-116 0-80 49-108 71-116zM191 24c27 10 71 41 71 116 0 78-47 106-72 116 25-28 31-73 31-116 0-38-4-86-30-116zM138 266c-63 0-70-82-70-126 0-47 8-127 70-127s70 83 70 127c0 46-8 126-70 126zM112 277c11 2 17 1 26 2 2 0 9 0 20-1 11 24 29 39 49 46 3 3 3 2 4 3 0 1-7 1-12 1-33 0-67-16-87-51z"><text:p/></draw:path><draw:path draw:style-name="gr3" draw:text-style-name="P9" svg:width="0.0157in" svg:height="0.0157in" svg:x="1.8772in" svg:y="1.5161in" svg:viewBox="0 0 41 41" svg:d="M41 21c0-12-9-21-20-21s-21 9-21 21c0 11 10 20 21 20s20-9 20-20z"><text:p/></draw:path><draw:path draw:style-name="gr3" draw:text-style-name="P9" svg:width="0.0618in" svg:height="0.0961in" svg:x="1.9126in" svg:y="1.465in" svg:viewBox="0 0 158 245" svg:d="M158 4c0-2-1-4-3-4-4 0-20 15-26 27-9-20-23-27-37-27-45 0-92 57-92 113 0 38 22 62 51 62 16 0 32-9 45-23-4 13-16 66-17 69-3 11-6 12-28 13-5 0-9 0-9 8 2 1 0 3 5 3 12 0 26-1 39-1s27 1 39 1c3 0 7 0 7-7 0-4-3-4-10-4-19 0-19-3-19-6 0-4 2-6 3-9 17-72 35-143 52-215zM52 166c-23 0-24-30-24-36 0-18 11-61 17-77 12-29 32-44 47-44 26 0 31 31 31 34 0 2-21 87-22 88-6 11-27 35-49 35z"><text:p/></draw:path><draw:path draw:style-name="gr3" draw:text-style-name="P9" svg:width="0.1008in" svg:height="0.1008in" svg:x="2.0224in" svg:y="1.4433in" svg:viewBox="0 0 257 257" svg:d="M136 136c37 0 72 0 108 0 6 0 13 0 13-7 0-8-7-8-13-8-36 0-71 0-108 0 0-36 0-72 0-108 0-5 0-13-7-13-8 0-8 8-8 13 0 36 0 72 0 108-36 0-73 0-109 0-5 0-12 0-12 8 0 7 7 7 12 7 36 0 73 0 109 0 0 37 0 73 0 109 0 6 0 12 8 12 7 0 7-6 7-12 0-36 0-72 0-109z"><text:p/></draw:path><draw:path draw:style-name="gr3" draw:text-style-name="P9" svg:width="0.0614in" svg:height="0.0685in" svg:x="2.1705in" svg:y="1.465in" svg:viewBox="0 0 157 175" svg:d="M22 148c-1 6-3 15-3 17 0 7 5 10 12 10 4 0 11-3 14-11 0-1 13-54 16-61 2-13 9-39 12-50 1-5 12-23 21-32 3-2 14-12 31-12 10 0 10 3 16 4-11 2-20 11-20 21 0 7 3 14 14 14 10 0 22-10 22-23s-12-25-32-25c-25 0-42 19-49 30-3-18-18-30-35-30-19 0-26 15-29 22-8 13-12 36-12 37 0 5 3 5 4 5 4 0 5-1 7-9 7-28 14-46 29-46 6 0 11 3 11 17 0 8-1 12-6 32-8 30-15 61-23 90z"><text:p/></draw:path><draw:path draw:style-name="gr3" draw:text-style-name="P9" svg:width="0.1008in" svg:height="0.0354in" svg:x="2.2894in" svg:y="1.476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9" svg:width="0.0756in" svg:height="0.0685in" svg:x="2.4465in" svg:y="1.465in" svg:viewBox="0 0 193 175" svg:d="M118 54c2-10 11-45 38-45 1 0 11 0 19 4-11 2-19 12-19 21 0 7 5 14 16 14 7 0 21-7 21-23 0-20-24-25-37-25-22 0-36 21-40 30-10-26-31-30-42-30-40 0-62 49-62 59 0 5 3 5 5 5 3 0 4-1 4-5 13-40 38-50 52-50 7 0 21 3 21 25 0 12-7 39-21 92-6 25-20 40-37 40-2 0-11 0-19-4 9-3 18-10 18-21s-9-13-14-13c-12 0-21 9-21 22 0 17 19 25 36 25 26 0 40-27 41-30 4 14 18 30 42 30 39 0 61-50 61-60 0-3-3-3-4-3-4 0-4 1-5 3-14 42-40 51-52 51-14 0-21-12-21-25 0-8 2-17 7-34 4-18 8-36 13-53z"><text:p/></draw:path><draw:path draw:style-name="gr3" draw:text-style-name="P9" svg:width="0.035in" svg:height="0.1516in" svg:x="2.5374in" svg:y="1.4181in" svg:viewBox="0 0 90 386" svg:d="M90 192c0-29-4-75-25-119-23-48-57-73-61-73-2 0-4 1-4 3 0 1 0 2 8 9 37 39 59 100 59 180 0 68-14 135-61 184-6 5-6 6-6 7 0 2 2 3 4 3 4 0 39-26 62-75 20-43 24-86 24-119z"><text:p/></draw:path><draw:path draw:style-name="gr3" draw:text-style-name="P9" svg:width="0.0157in" svg:height="0.0157in" svg:x="2.6008in" svg:y="1.5161in" svg:viewBox="0 0 41 41" svg:d="M41 21c0-12-9-21-20-21s-21 9-21 21c0 11 10 20 21 20s20-9 20-20z"><text:p/></draw:path><draw:path draw:style-name="gr3" draw:text-style-name="P9" svg:width="0.0756in" svg:height="0.0685in" svg:x="2.6343in" svg:y="1.465in" svg:viewBox="0 0 193 175" svg:d="M118 54c2-10 11-45 38-45 2 0 11 0 19 4-11 2-19 12-19 21 0 7 5 14 16 14 8 0 21-7 21-23 0-20-24-25-37-25-22 0-36 21-40 30-10-26-31-30-42-30-40 0-62 49-62 59 0 5 3 5 5 5 3 0 4-1 4-5 13-40 40-50 53-50 6 0 21 3 21 25 0 12-7 39-21 92-7 25-20 40-38 40-2 0-11 0-18-4 8-3 17-10 17-21s-9-13-14-13c-11 0-21 9-21 22 0 17 19 25 36 25 26 0 40-27 41-30 4 14 19 30 42 30 39 0 61-50 61-60 0-3-3-3-4-3-3 0-4 1-5 3-13 42-39 51-52 51-14 0-21-12-21-25 0-8 2-17 7-34 4-18 8-36 13-53z"><text:p/></draw:path><draw:path draw:style-name="gr3" draw:text-style-name="P9" svg:width="0.076in" svg:height="0.0874in" svg:x="2.7717in" svg:y="1.4504in" svg:viewBox="0 0 194 223" svg:d="M180 119c7 0 14 0 14-8s-7-8-14-8c-55 0-108 0-163 0 4-51 48-88 103-88 20 0 41 0 60 0 7 0 14 0 14-7 0-8-7-8-14-8-20 0-40 0-61 0-66 0-119 48-119 111 0 62 53 112 119 112 21 0 41 0 61 0 7 0 14 0 14-7 0-8-7-8-14-8-19 0-40 0-60 0-55 0-99-36-103-89 55 0 108 0 163 0z"><text:p/></draw:path><draw:path draw:style-name="gr3" draw:text-style-name="P9" svg:width="0.1079in" svg:height="0.1339in" svg:x="2.9079in" svg:y="1.4252in" svg:viewBox="0 0 275 341" svg:d="M172 275c54-11 103-54 103-135 0-97-68-140-137-140-72 0-138 44-138 140 0 82 50 122 95 134 17 39 56 67 103 67 20 0 41-3 61-11 7-3 11-4 11-9s-4-8-7-8c-1 0-1 0-3 2-11 2-16 2-22 2-36 0-58-22-66-42zM84 24c-23 28-30 73-30 116 0 37 4 85 31 116-28-11-72-42-72-116 0-80 48-108 71-116zM191 24c26 10 70 41 70 116 0 78-48 106-71 116 25-28 30-73 30-116 0-38-4-86-30-116zM138 266c-63 0-71-82-71-126 0-47 8-127 71-127 62 0 69 83 69 127 0 46-8 126-69 126zM111 277c11 2 25 2 27 2 1 0 9 0 20-1 10 24 29 39 48 46 4 3 3 2 4 3 0 1-6 1-12 1-33 0-66-16-87-51z"><text:p/></draw:path><draw:path draw:style-name="gr3" draw:text-style-name="P9" svg:width="0.039in" svg:height="0.1819in" svg:x="3.028in" svg:y="1.4031in" svg:viewBox="0 0 100 463" svg:d="M100 231c0-54-9-132-59-197-5-5-30-34-37-34-2 0-4 0-4 3 0 2 0 4 2 5 19 19 44 50 60 112 8 35 12 75 12 111 0 40-4 78-13 117-15 53-38 84-58 106-3 4-2 4-3 5 0 3 2 4 4 4 6 0 28-24 32-29 40-47 64-116 64-203z"><text:p/></draw:path><draw:path draw:style-name="gr3" draw:text-style-name="P9" svg:width="0.0843in" svg:height="0.0941in" svg:x="3.1335in" svg:y="1.4413in" svg:viewBox="0 0 215 240" svg:d="M117 9c-4-7-6-9-10-9-5 0-6 3-8 9-32 71-65 144-97 215-2 6-2 6-2 8 0 4 3 8 8 8 2 0 5-1 9-8 29-68 60-137 90-206 31 69 60 138 91 206 3 8 8 8 9 8 4 0 8-4 8-8 0-1 0-1-3-7-32-72-63-144-95-216z"><text:p/></draw:path><draw:path draw:style-name="gr3" draw:text-style-name="P9" svg:width="0.0394in" svg:height="0.1819in" svg:x="3.2831in" svg:y="1.4031in" svg:viewBox="0 0 101 463" svg:d="M101 459c0-1-1-3-1-4-19-18-44-49-60-113-9-35-12-75-12-111 0-101 24-173 70-222 3-4 3-5 3-6 0-3-3-3-4-3-6 0-27 23-32 29-40 47-65 116-65 202 0 55 10 133 61 198 4 4 28 34 36 34 1 0 4 0 4-4z"><text:p/></draw:path><draw:path draw:style-name="gr3" draw:text-style-name="P9" svg:width="0.0843in" svg:height="0.1087in" svg:x="3.3299in" svg:y="1.4264in" svg:viewBox="0 0 215 277" svg:d="M213 15c2-4 2-5 2-7 0-4-3-8-8-8s-7 5-9 10c-11 28-21 56-32 85-39 0-78 0-118 0-11-29-20-57-31-85-3-6-4-10-9-10s-8 4-8 8c0 1 0 2 2 7 32 85 65 169 97 253 1 6 3 9 9 9 5 0 6-4 8-8 33-84 64-169 97-254zM55 110c35 0 69 0 105 0-18 46-35 91-52 137-18-46-35-91-53-137z"><text:p/></draw:path><draw:path draw:style-name="gr3" draw:text-style-name="P9" svg:width="0.0756in" svg:height="0.0685in" svg:x="3.4189in" svg:y="1.465in" svg:viewBox="0 0 193 175" svg:d="M119 54c2-10 11-45 37-45 2 0 12 0 20 4-11 2-19 12-19 21 0 7 5 14 15 14 8 0 21-7 21-23 0-20-22-25-36-25-23 0-36 21-40 30-10-26-31-30-42-30-41 0-63 49-63 59 0 5 3 4 5 5 3 0 4-1 5-5 13-40 39-50 52-50 7 0 21 3 21 25 0 12-7 39-21 92-6 25-20 40-37 40-2 0-11 0-19-4 10-3 18-10 18-21s-8-13-14-13c-12 0-22 9-22 22 0 17 20 25 36 25 27 0 40-27 41-30 6 14 19 30 42 30 39 0 61-50 61-60 0-3-3-3-4-3-3 0-4 1-4 3-14 42-40 51-52 51-15 0-21-12-21-25 0-8 2-17 7-34 4-18 8-36 13-53z"><text:p/></draw:path><draw:path draw:style-name="gr3" draw:text-style-name="P9" svg:width="0.076in" svg:height="0.0874in" svg:x="3.5563in" svg:y="1.4504in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3" draw:text-style-name="P9" svg:width="0.1079in" svg:height="0.1339in" svg:x="3.6925in" svg:y="1.4252in" svg:viewBox="0 0 275 341" svg:d="M173 275c54-11 102-54 102-135 0-97-68-140-137-140-71 0-138 44-138 140 0 82 50 122 96 134 16 39 55 67 103 67 19 0 41-3 61-11 6-3 11-4 11-9s-4-8-7-8c-1 0-1 0-4 2-11 2-15 2-21 2-35 0-57-22-66-42zM85 24c-24 28-30 73-30 116 0 37 4 85 30 116-27-11-72-42-72-116 0-80 49-108 71-116zM191 24c27 10 71 41 71 116 0 78-49 106-72 116 25-28 31-73 31-116 0-38-4-86-30-116zM138 266c-63 0-70-82-70-126 0-47 8-127 70-127s70 83 70 127c0 46-9 126-70 126zM112 277c11 2 17 1 26 2 2 0 9 0 20-1 11 24 29 39 49 46 3 3 3 2 4 3 0 1-7 1-12 1-33 0-67-16-87-51z"><text:p/></draw:path><draw:path draw:style-name="gr3" draw:text-style-name="P9" svg:width="0.0157in" svg:height="0.0157in" svg:x="3.8189in" svg:y="1.5161in" svg:viewBox="0 0 41 41" svg:d="M41 21c0-12-9-21-20-21s-21 9-21 21c0 11 10 20 21 20s20-9 20-20z"><text:p/></draw:path><draw:path draw:style-name="gr3" draw:text-style-name="P9" svg:width="0.0673in" svg:height="0.1051in" svg:x="3.8567in" svg:y="1.4264in" svg:viewBox="0 0 172 268" svg:d="M172 14c0-12-1-14-14-14-48 0-96 0-145 0-6 0-13 0-13 8s7 8 13 8c48 0 96 0 143 0 0 37 0 74 0 110-46 0-91 0-137 0-7 0-13 0-13 8s6 8 13 8c46 0 91 0 137 0 0 37 0 74 0 111-47 0-95 0-143 0-6 0-13 0-13 8 0 7 7 7 13 7 49 0 97 0 145 0 13 0 14-1 14-13 0-80 0-160 0-241z"><text:p/></draw:path><draw:path draw:style-name="gr3" draw:text-style-name="P9" svg:width="0.0626in" svg:height="0.0961in" svg:x="3.939in" svg:y="1.465in" svg:viewBox="0 0 160 245" svg:d="M160 4c0-2-2-4-5-4-4 0-20 15-26 27-9-20-23-27-37-27-45 0-92 57-92 113 0 38 23 62 51 62 16 0 32-9 46-23-5 13-17 66-18 69-3 11-6 12-27 13-6 0-10 0-10 8 2 1 0 3 5 3 12 0 27-1 39-1 13 0 27 1 39 1 3 0 8 0 8-7 0-4-4-4-10-4-18 0-18-3-18-6 0-4 0-6 1-9 17-72 36-143 54-215zM52 166c-23 0-24-30-24-36 0-18 11-61 17-77 12-29 32-44 47-44 26 0 31 31 31 34 0 2-21 87-22 88-5 11-27 35-49 35z"><text:p/></draw:path><draw:path draw:style-name="gr3" draw:text-style-name="P9" svg:width="0.076in" svg:height="0.0874in" svg:x="4.061in" svg:y="1.4504in" svg:viewBox="0 0 194 223" svg:d="M179 119c7 0 15 0 15-8s-8-8-15-8c-55 0-109 0-164 0 6-51 50-88 105-88 20 0 40 0 59 0 7 0 15 0 15-7 0-8-8-8-15-8-19 0-40 0-60 0-66 0-119 48-119 111 0 62 53 112 119 112 20 0 41 0 60 0 7 0 15 0 15-7 0-8-8-8-15-8-19 0-39 0-59 0-55 0-99-36-105-89 55 0 109 0 164 0z"><text:p/></draw:path><draw:path draw:style-name="gr3" draw:text-style-name="P9" svg:width="0.1083in" svg:height="0.1339in" svg:x="4.1969in" svg:y="1.4252in" svg:viewBox="0 0 276 341" svg:d="M173 275c54-11 103-54 103-135 0-97-69-140-138-140-71 0-138 44-138 140 0 82 50 122 96 134 17 39 55 67 103 67 20 0 41-3 61-11 6-3 11-4 11-9s-4-8-7-8c-1 0-1 0-3 2-11 2-16 2-22 2-35 0-57-22-66-42zM85 24c-23 28-30 73-30 116 0 37 4 85 30 116-27-11-71-42-71-116 0-80 48-108 71-116zM191 24c27 10 71 41 71 116 0 78-47 106-71 116 24-28 30-73 30-116 0-38-4-86-30-116zM138 266c-62 0-70-82-70-126 0-47 8-127 70-127s70 83 70 127c0 46-8 126-70 126zM112 277c11 2 17 1 26 2 2 0 11 0 20-1 11 24 29 39 49 46 4 3 3 2 4 3 0 1-6 1-12 1-33 0-66-16-87-51z"><text:p/></draw:path><draw:path draw:style-name="gr3" draw:text-style-name="P9" svg:width="0.0161in" svg:height="0.0157in" svg:x="4.3236in" svg:y="1.5161in" svg:viewBox="0 0 42 41" svg:d="M42 21c0-12-10-21-21-21s-21 9-21 21c0 11 10 20 21 20s21-9 21-20z"><text:p/></draw:path><draw:path draw:style-name="gr3" draw:text-style-name="P9" svg:width="0.0614in" svg:height="0.0685in" svg:x="4.3575in" svg:y="1.465in" svg:viewBox="0 0 157 175" svg:d="M23 148c-1 6-4 15-4 17 0 7 5 10 12 10 4 0 11-3 14-11 0-1 13-54 16-61 3-13 9-39 12-50 1-5 12-23 22-32 2-2 14-12 30-12 10 0 16 4 17 4-12 2-21 11-21 21 0 7 4 14 15 14 10 0 21-10 21-23s-12-25-32-25c-25 0-42 19-49 30-3-18-18-30-35-30-18 0-26 15-29 22-8 13-12 36-12 37 0 5 3 5 4 5 5 0 5-1 7-9 7-28 14-46 29-46 6 0 12 3 12 17 0 8-1 12-7 32-8 30-14 61-22 90z"><text:p/></draw:path><draw:path draw:style-name="gr3" draw:text-style-name="P9" svg:width="0.1004in" svg:height="0.1008in" svg:x="4.4681in" svg:y="1.4433in" svg:viewBox="0 0 256 257" svg:d="M136 136c37 0 72 0 108 0 6 0 12 0 12-7 0-8-6-8-12-8-36 0-71 0-108 0 0-36 0-72 0-108 0-5 0-13-7-13-8 0-8 8-8 13 0 36 0 72 0 108-36 0-73 0-109 0-5 0-12 0-12 8 0 7 7 7 12 7 36 0 73 0 109 0 0 37 0 73 0 109 0 6 0 12 8 12 7 0 7-6 7-12 0-36 0-72 0-109z"><text:p/></draw:path><draw:path draw:style-name="gr3" draw:text-style-name="P9" svg:width="0.0618in" svg:height="0.0961in" svg:x="4.6181in" svg:y="1.465in" svg:viewBox="0 0 158 245" svg:d="M158 4c0-2-1-4-3-4-4 0-20 15-26 27-9-20-23-27-37-27-45 0-92 57-92 113 0 38 22 62 51 62 16 0 32-9 45-23-4 13-16 66-17 69-3 11-6 12-28 13-5 0-9 0-9 8 2 1 0 3 5 3 12 0 26-1 39-1s27 1 39 1c3 0 7 0 7-7 0-4-3-4-10-4-19 0-19-3-19-6 0-4 2-6 3-9 17-72 35-143 52-215zM52 166c-23 0-24-30-24-36 0-18 11-61 17-77 12-29 32-44 47-44 26 0 31 31 31 34 0 2-21 87-22 88-6 11-27 35-49 35z"><text:p/></draw:path><draw:path draw:style-name="gr3" draw:text-style-name="P9" svg:width="0.1008in" svg:height="0.0354in" svg:x="4.7358in" svg:y="1.476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9" svg:width="0.0756in" svg:height="0.0685in" svg:x="4.8925in" svg:y="1.465in" svg:viewBox="0 0 193 175" svg:d="M118 54c2-10 11-45 38-45 2 0 11 0 19 4-10 2-19 12-19 21 0 7 5 14 16 14 8 0 21-7 21-23 0-20-24-25-37-25-22 0-36 21-40 30-10-26-31-30-42-30-40 0-62 49-62 59 0 5 3 5 5 5 3 0 4-1 4-5 13-40 40-50 53-50 6 0 21 3 21 25 0 12-7 39-21 92-7 25-20 40-38 40-2 0-11 0-18-4 8-3 17-10 17-21s-9-13-14-13c-11 0-21 9-21 22 0 17 19 25 36 25 26 0 40-27 41-30 4 14 19 30 42 30 39 0 61-50 61-60 0-3-3-3-4-3-3 0-4 1-5 3-13 42-39 51-52 51-14 0-21-12-21-25 0-8 2-17 7-34 4-18 8-36 13-53z"><text:p/></draw:path><draw:path draw:style-name="gr3" draw:text-style-name="P9" svg:width="0.0394in" svg:height="0.1819in" svg:x="4.9819in" svg:y="1.4031in" svg:viewBox="0 0 101 463" svg:d="M101 231c0-54-10-132-60-197-5-5-30-34-37-34-2 0-4 0-4 3 0 2 1 4 2 5 19 19 44 50 60 112 8 35 12 75 12 111 0 40-4 78-13 117-15 53-38 84-58 106-3 4-2 4-3 5 0 3 2 4 4 4 6 0 28-24 32-29 40-47 65-116 65-203z"><text:p/></draw:path><draw:path draw:style-name="gr3" draw:text-style-name="P9" svg:width="0.0575in" svg:height="0.2732in" svg:x="5.0504in" svg:y="1.3571in" svg:viewBox="0 0 147 695" svg:d="M147 348c0-112-26-229-102-316-5-7-20-21-28-30-4-2-5-2-9-2-5 0-8 0-8 4 0 1 1 3 2 4 13 14 34 35 59 78 41 73 57 169 57 262 0 168-46 270-116 341-1 1-2 2-2 3 0 3 3 3 8 3 4 0 5 0 9-2 37-32 78-86 105-167 17-53 25-116 25-178z"><text:p/></draw:path><draw:path draw:style-name="gr3" draw:text-style-name="P9" svg:width="0.0346in" svg:height="0.152in" svg:x="5.022in" svg:y="1.6598in" svg:viewBox="0 0 89 387" svg:d="M89 383c0-1 0-1-6-8-49-49-61-122-61-181 0-68 14-135 63-183 4-4 4-6 4-7 0-3-1-4-3-4-5 0-39 26-62 76-20 43-24 86-24 118 0 30 4 77 25 121 23 47 56 72 61 72 2 0 3-1 3-4z"><text:p/></draw:path><draw:path draw:style-name="gr3" draw:text-style-name="P9" svg:width="0.0673in" svg:height="0.1028in" svg:x="5.0701in" svg:y="1.6713in" svg:viewBox="0 0 172 262" svg:d="M103 198c0 11 0 23 0 34 0 13-1 18-29 18-2 0-6 0-8 0 0 4 0 7 0 12 15-1 35-1 52-1 15 0 37 0 53 1 0-5 0-8 0-12-3 0-6 0-8 0-29 0-30-5-30-18 0-11 0-23 0-34 13 0 25 0 39 0 0-4 0-8 0-12-14 0-26 0-39 0 0-58 0-118 0-176 0-8 0-10-6-10-4 0-5 0-8 4-40 61-79 121-119 182 0 4 0 8 0 12 34 0 69 0 103 0zM106 186c-32 0-63 0-95 0 32-49 63-96 95-144 0 48 0 95 0 144z"><text:p/></draw:path><draw:path draw:style-name="gr3" draw:text-style-name="P9" svg:width="0.035in" svg:height="0.152in" svg:x="5.1508in" svg:y="1.6598in" svg:viewBox="0 0 90 387" svg:d="M90 194c0-30-4-77-25-121-23-48-57-73-61-73-2 0-4 2-4 4 0 1 0 3 8 9 37 39 60 100 60 181 0 66-14 134-62 182-6 6-6 6-6 7 0 2 2 4 4 4 4 0 39-26 62-76 20-42 24-84 24-117z"><text:p/></draw:path></draw:g></text:p>
        </text:list-item>
        <text:list-item>
          <text:p text:style-name="P102">המעבר בין <draw:g text:anchor-type="as-char" svg:y="-0.1134in" draw:z-index="34" draw:name="Shape161" draw:style-name="gr1"><svg:title>TexMaths</svg:title><svg:desc>11§display§(1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492in" svg:height="0.1008in" svg:x="0.0654in" svg:y="0.0126in" svg:viewBox="0 0 126 257" svg:d="M78 10c0-9 0-10-9-10-23 25-57 25-69 25 0 5 0 8 0 12 8 0 30 0 49-9 0 66 0 132 0 198 0 13-1 18-35 18-4 0-7 0-12 0 0 5 0 9 0 13 13-3 46-3 62-3 15 0 49 0 62 3 0-4 0-8 0-13-4 0-8 0-12 0-35 0-36-4-36-18 0-72 0-145 0-216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33" draw:name="Shape162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נכון לפי הכלה דו כיוונית, ובין <draw:g text:anchor-type="as-char" svg:y="-0.1134in" draw:z-index="32" draw:name="Shape163" draw:style-name="gr1"><svg:title>TexMaths</svg:title><svg:desc>11§display§(2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02in" svg:height="0.1008in" svg:x="0.0594in" svg:y="0.0126in" svg:viewBox="0 0 154 257" svg:d="M30 227c13-13 27-27 40-40 61-53 84-74 84-112 0-44-35-75-83-75-42 0-71 36-71 70 0 21 19 21 20 21 6 0 21-4 21-19 0-10-8-20-21-20-4 0-4 0-5 0 9-26 30-40 52-40 35 0 52 32 52 63s-20 62-41 86c-24 27-49 54-74 81-4 4-4 5-4 15 47 0 94 0 143 0 3-22 6-45 11-67-3 0-7 0-10 0-2 10-4 27-9 34-2 3-27 3-36 3-23 0-46 0-69 0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text:s/>ל־<draw:g text:anchor-type="as-char" svg:y="-0.1134in" draw:z-index="31" draw:name="Shape164" draw:style-name="gr1"><svg:title>TexMaths</svg:title><svg:desc>11§display§(3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26in" svg:height="0.1035in" svg:x="0.0579in" svg:y="0.0126in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 לפי הגדרת הכלה, הגדרת עקרון ההחלפה <text:span text:style-name="T49">והמעבר בין </text:span><text:span text:style-name="T49"><draw:g text:anchor-type="as-char" svg:y="-0.1134in" draw:z-index="7" draw:name="Shape165" draw:style-name="gr1"><svg:title>TexMaths</svg:title><svg:desc>11§display§(3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26in" svg:height="0.1035in" svg:x="0.0579in" svg:y="0.0126in" svg:viewBox="0 0 160 264" svg:d="M96 121c31-10 53-37 53-67 0-32-34-54-70-54-39 0-68 23-68 53 0 13 8 20 19 20 12 0 19-9 19-20 0-19-17-19-23-19 11-19 38-24 51-24 16 0 37 9 37 43 0 5-1 27-11 44-11 19-24 20-34 20-3 1-12 1-15 1-3 1-6 1-6 5 0 5 3 5 9 5s12 0 18 0c32 0 45 25 45 64 0 50-27 61-43 61-17 0-46-6-59-28 13 2 25-7 25-21s-10-21-21-21c-10 0-22 5-22 21 0 35 36 60 78 60 47 0 82-35 82-72 0-32-24-62-64-71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9"><text:s/>ל־</text:span><text:span text:style-name="T49"><draw:g text:anchor-type="as-char" svg:y="-0.1134in" draw:z-index="6" draw:name="Shape166" draw:style-name="gr1"><svg:title>TexMaths</svg:title><svg:desc>11§display§(4)§svg§600§FALSE§</svg:desc><draw:path draw:style-name="gr2" draw:text-style-name="P8" svg:width="0.1622in" svg:height="0.1354in" svg:x="0.0004in" svg:y="0.0071in" svg:viewBox="0 0 413 345" svg:d="M0 0c137 0 276 0 413 0 0 115 0 230 0 345-137 0-276 0-413 0 0-115 0-230 0-345z"><text:p/></draw:path><draw:path draw:style-name="gr3" draw:text-style-name="P9" svg:width="0.0346in" svg:height="0.1508in" svg:x="0.0079in" svg:y="0in" svg:viewBox="0 0 89 384" svg:d="M89 380c0-1 0-1-7-8-48-48-60-121-60-179 0-67 14-135 61-183 6-4 6-4 6-7 0-2-1-3-3-3-5 0-40 26-62 75-20 43-24 86-24 118 0 28 4 76 25 119 23 47 56 72 61 72 2 0 3-1 3-4z"><text:p/></draw:path><draw:path draw:style-name="gr3" draw:text-style-name="P9" svg:width="0.0669in" svg:height="0.102in" svg:x="0.0559in" svg:y="0.0106in" svg:viewBox="0 0 171 260" svg:d="M102 196c0 11 0 22 0 33 0 14 0 19-28 19-4 0-6 0-9 0 0 4 0 9 0 12 16-2 36-2 53-2 15 0 36 0 51 2 0-3 0-8 0-12-3 0-5 0-7 0-29 0-30-5-30-19 0-11 0-22 0-33 13 0 26 0 39 0 0-3 0-8 0-11-13 0-26 0-39 0 0-58 0-117 0-175 0-8 0-10-6-10-3 0-4 0-7 4-40 60-79 120-119 181 0 3 0 8 0 11 34 0 68 0 102 0zM105 185c-31 0-62 0-94 0 32-48 63-97 94-144 0 47 0 96 0 144z"><text:p/></draw:path><draw:path draw:style-name="gr3" draw:text-style-name="P9" svg:width="0.0346in" svg:height="0.1508in" svg:x="0.135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9"> לפי גרירה דו כיוונית</text:span>. </text:p>
        </text:list-item>
        <text:list-item>
          <text:p text:style-name="P102">נוכיח את הגרירה הראשונה: נניח <draw:g text:anchor-type="as-char" svg:y="-0.1075in" draw:z-index="30" draw:name="Shape167" draw:style-name="gr1"><svg:title>TexMaths</svg:title><svg:desc>11§display§r \in \Q§svg§600§FALSE§</svg:desc><draw:path draw:style-name="gr2" draw:text-style-name="P8" svg:width="0.3555in" svg:height="0.1177in" svg:x="0.0039in" svg:y="0.0075in" svg:viewBox="0 0 904 300" svg:d="M0 0c301 0 603 0 904 0 0 100 0 200 0 300-301 0-603 0-904 0 0-100 0-200 0-300z"><text:p/></draw:path><draw:path draw:style-name="gr3" draw:text-style-name="P9" svg:width="0.0614in" svg:height="0.0677in" svg:x="0.0004in" svg:y="0.0402in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3" draw:text-style-name="P9" svg:width="0.0756in" svg:height="0.0874in" svg:x="0.124in" svg:y="0.0252in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3" draw:text-style-name="P9" svg:width="0.1079in" svg:height="0.1335in" svg:x="0.2594in" svg:y="0in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, ונוכיח:</text:p>
          <text:p text:style-name="P103"><text:s/><draw:g text:anchor-type="as-char" svg:y="-0.1283in" draw:z-index="29" draw:name="Shape168" draw:style-name="gr1"><svg:title>TexMaths</svg:title><svg:desc>11§display§\big(\forall (\exists q \in \Q. q + r = x). x \in \Q\big) \land \big(\forall x \in \Q. \exists q \in \Q. r + q = x \big)§svg§600§FALSE§</svg:desc><draw:path draw:style-name="gr2" draw:text-style-name="P8" svg:width="3.8169in" svg:height="0.1661in" svg:x="0.0004in" svg:y="0.0079in" svg:viewBox="0 0 9696 423" svg:d="M4849 423c-1617 0-3233 0-4849 0 0-141 0-282 0-423 3232 0 6464 0 9696 0 0 141 0 282 0 423-1616 0-3232 0-4847 0z"><text:p/></draw:path><draw:path draw:style-name="gr3" draw:text-style-name="P9" svg:width="0.039in" svg:height="0.1815in" svg:x="0.0161in" svg:y="0in" svg:viewBox="0 0 100 462" svg:d="M100 458c0-1 0-2-1-3-18-19-44-50-60-114-9-35-13-75-13-109 0-102 25-173 71-223 3-3 2-3 3-5 0-4-2-4-4-4-6 0-27 23-32 30-40 46-64 115-64 201 0 54 9 132 59 197 5 5 30 34 37 34 2 0 4 0 4-4z"><text:p/></draw:path><draw:path draw:style-name="gr3" draw:text-style-name="P9" svg:width="0.0846in" svg:height="0.1079in" svg:x="0.0622in" svg:y="0.0236in" svg:viewBox="0 0 216 275" svg:d="M213 14c3-4 3-4 3-6 0-5-4-8-8-8-6 0-8 4-9 9-11 28-22 56-33 85-38 0-78 0-116 0-11-29-22-57-33-85-2-6-4-9-9-9-4 0-8 3-8 8 0 1 0 1 2 6 32 84 65 169 97 252 2 6 3 9 9 9 5 0 6-4 9-7 32-84 65-169 96-254zM55 109c35 0 70 0 106 0-18 45-36 91-53 138-18-47-35-93-53-138z"><text:p/></draw:path><draw:path draw:style-name="gr3" draw:text-style-name="P9" svg:width="0.035in" svg:height="0.1512in" svg:x="0.1618in" svg:y="0.0154in" svg:viewBox="0 0 90 385" svg:d="M90 382c0-1 0-2-6-9-49-48-61-122-61-179 0-67 14-135 62-183 5-4 5-5 5-7 0-3-2-4-4-4-3 0-39 26-62 76-18 42-24 85-24 118 0 29 4 75 25 119 25 47 58 72 61 72 2 0 4-1 4-3z"><text:p/></draw:path><draw:path draw:style-name="gr3" draw:text-style-name="P9" svg:width="0.0677in" svg:height="0.1043in" svg:x="0.2146in" svg:y="0.0236in" svg:viewBox="0 0 173 266" svg:d="M173 14c0-13-1-14-13-14-49 0-97 0-146 0-6 0-14 0-14 8 0 7 8 7 14 7 48 0 96 0 143 0 0 38 0 74 0 112-46 0-91 0-137 0-7 0-14 0-14 7 0 8 7 8 14 8 46 0 91 0 137 0 0 36 0 73 0 109-47 0-95 0-143 0-6 0-14 0-14 8 0 7 8 7 14 7 49 0 97 0 146 0 12 0 13-1 13-13 0-79 0-159 0-239z"><text:p/></draw:path><draw:path draw:style-name="gr3" draw:text-style-name="P9" svg:width="0.0626in" svg:height="0.0961in" svg:x="0.2969in" svg:y="0.0618in" svg:viewBox="0 0 160 245" svg:d="M160 4c0-1-2-3-4-3-4 0-20 16-26 27-9-21-24-28-36-28-46 0-94 57-94 113 0 38 23 62 52 62 16 0 32-9 45-23-3 13-16 66-18 69-2 11-5 12-27 13-5 0-9 0-9 8 2 1 0 3 5 3 13 0 26-1 39-1s26 1 40 1c2 0 6 0 6-7 0-4-3-4-10-4-18 0-18-3-18-6s1-6 2-9c17-71 35-143 53-215zM53 167c-23 0-25-29-25-36 0-19 12-62 18-77 11-29 32-45 48-45 25 0 30 31 30 34 0 2-21 87-22 88-6 11-27 36-49 36z"><text:p/></draw:path><draw:path draw:style-name="gr3" draw:text-style-name="P9" svg:width="0.0756in" svg:height="0.0874in" svg:x="0.4193in" svg:y="0.0472in" svg:viewBox="0 0 193 223" svg:d="M179 120c7 0 14 0 14-8 0-7-7-7-14-7-55 0-109 0-164 0 5-52 50-90 104-90 20 0 41 0 60 0 7 0 14 0 14-7 0-8-7-8-14-8-19 0-40 0-60 0-67 0-119 51-119 112 0 62 52 111 119 111 20 0 41 0 60 0 7 0 14 0 14-7 0-8-7-8-14-8-19 0-40 0-60 0-54 0-99-36-104-88 55 0 109 0 164 0z"><text:p/></draw:path><draw:path draw:style-name="gr3" draw:text-style-name="P9" svg:width="0.1079in" svg:height="0.1335in" svg:x="0.5551in" svg:y="0.0224in" svg:viewBox="0 0 275 340" svg:d="M172 275c55-12 103-54 103-135 0-97-68-140-137-140-71 0-138 45-138 140 0 82 50 121 95 133 17 40 56 67 104 67 19 0 40-3 61-11 6-3 11-3 11-9 0-4-5-7-7-7-1 0-1 0-4 1-11 2-16 2-21 2-37 0-59-22-67-41zM85 25c-24 27-31 72-31 115 0 37 5 86 31 115-27-10-72-40-72-115 0-78 49-107 71-116zM191 24c26 10 71 41 71 116 0 79-49 107-72 115 25-27 31-72 31-115 0-38-5-86-30-115zM138 265c-63 0-70-81-70-125 0-46 8-126 70-126s69 82 69 126c0 46-8 125-69 125zM112 276c11 3 17 3 26 3 2 0 9 0 20-2 11 25 29 39 49 47 3 2 2 2 3 2 0 1-6 1-11 1-33 0-67-15-87-51z"><text:p/></draw:path><draw:path draw:style-name="gr3" draw:text-style-name="P9" svg:width="0.0157in" svg:height="0.0157in" svg:x="0.6819in" svg:y="0.1134in" svg:viewBox="0 0 41 41" svg:d="M41 21c0-11-9-21-20-21-12 0-21 10-21 21s9 20 21 20c11 0 20-9 20-20z"><text:p/></draw:path><draw:path draw:style-name="gr3" draw:text-style-name="P9" svg:width="0.0626in" svg:height="0.0961in" svg:x="0.7169in" svg:y="0.0618in" svg:viewBox="0 0 160 245" svg:d="M160 4c0-1-2-3-4-3-4 0-20 16-26 27-9-21-24-28-36-28-46 0-94 57-94 113 0 38 23 62 52 62 16 0 32-9 45-23-3 13-17 66-18 69-2 11-5 12-27 13-5 0-9 0-9 8 2 1 0 3 5 3 13 0 26-1 39-1s26 1 40 1c2 0 6 0 6-7 0-4-3-4-10-4-18 0-18-3-18-6s1-6 2-9c17-71 35-143 53-215zM53 167c-23 0-25-29-25-36 0-19 11-62 17-77 12-29 33-45 49-45 25 0 30 31 30 34 0 2-22 87-23 88-5 11-27 36-48 36z"><text:p/></draw:path><draw:path draw:style-name="gr3" draw:text-style-name="P9" svg:width="0.1004in" svg:height="0.1in" svg:x="0.8268in" svg:y="0.0406in" svg:viewBox="0 0 256 255" svg:d="M136 137c37 0 72 0 108 0 6 0 12 0 12-8s-6-8-12-8c-36 0-71 0-108 0 0-36 0-73 0-109 0-4 0-12-7-12-8 0-8 8-8 12 0 36 0 73 0 109-36 0-73 0-109 0-5 0-12 0-12 8s7 8 12 8c36 0 73 0 109 0 0 35 0 71 0 107 0 5 0 11 8 11 7 0 7-6 7-11 0-36 0-72 0-107z"><text:p/></draw:path><draw:path draw:style-name="gr3" draw:text-style-name="P9" svg:width="0.0614in" svg:height="0.0685in" svg:x="0.9744in" svg:y="0.0618in" svg:viewBox="0 0 157 175" svg:d="M23 149c-1 5-3 14-3 16 0 7 5 10 11 10 4 0 12-3 14-11 1-1 14-54 16-61 3-13 9-39 12-50 2-5 13-23 22-31 3-3 14-13 30-13 10 0 11 3 17 4-11 2-20 11-20 22 0 6 3 13 14 13 10 0 21-8 21-23 0-13-12-25-32-25-25 0-41 20-49 30-3-17-17-30-35-30s-26 15-29 22c-6 13-12 36-12 37 0 5 4 5 6 5 3 0 4 0 6-9 7-27 14-46 28-46 6 0 12 3 12 17 0 9-1 13-6 33-7 30-15 60-23 90z"><text:p/></draw:path><draw:path draw:style-name="gr3" draw:text-style-name="P9" svg:width="0.1008in" svg:height="0.035in" svg:x="1.0941in" svg:y="0.073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9" svg:width="0.0756in" svg:height="0.0685in" svg:x="1.2504in" svg:y="0.0618in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2 0-19-5 10-2 18-10 18-21 0-10-8-13-14-13-12 0-22 10-22 22 0 17 20 25 36 25 26 0 40-26 41-29 4 15 19 29 42 29 39 0 61-50 61-59 0-4-3-4-4-4-3 0-4 1-4 5-14 40-40 50-52 50-15 0-21-13-21-26 0-8 2-17 6-34 4-18 8-35 13-53z"><text:p/></draw:path><draw:path draw:style-name="gr3" draw:text-style-name="P9" svg:width="0.0346in" svg:height="0.1512in" svg:x="1.3417in" svg:y="0.0154in" svg:viewBox="0 0 89 385" svg:d="M89 194c0-31-3-77-25-121-23-48-56-73-61-73-2 0-3 2-3 4s0 3 8 9c37 39 59 99 59 181 0 65-14 132-61 181-6 5-6 6-6 7 0 2 1 3 3 3 5 0 40-26 62-75 20-42 24-84 24-116z"><text:p/></draw:path><draw:path draw:style-name="gr3" draw:text-style-name="P9" svg:width="0.0157in" svg:height="0.0157in" svg:x="1.4055in" svg:y="0.1134in" svg:viewBox="0 0 41 41" svg:d="M41 21c0-11-10-21-21-21-12 0-20 10-20 21s8 20 20 20c11 0 21-9 21-20z"><text:p/></draw:path><draw:path draw:style-name="gr3" draw:text-style-name="P9" svg:width="0.0756in" svg:height="0.0685in" svg:x="1.4386in" svg:y="0.0618in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3" draw:text-style-name="P9" svg:width="0.0756in" svg:height="0.0874in" svg:x="1.5764in" svg:y="0.0472in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3" draw:text-style-name="P9" svg:width="0.1079in" svg:height="0.1335in" svg:x="1.7126in" svg:y="0.0224in" svg:viewBox="0 0 275 340" svg:d="M172 275c55-12 103-54 103-135 0-97-68-140-137-140-71 0-138 45-138 140 0 82 50 121 96 133 16 40 55 67 103 67 19 0 41-3 61-11 6-3 11-3 11-9 0-4-4-7-7-7-1 0-1 0-4 1-11 2-15 2-21 2-35 0-57-22-67-41zM85 25c-24 27-30 72-30 115 0 37 4 86 30 115-27-10-72-40-72-115 0-78 49-107 71-116zM191 24c27 10 71 41 71 116 0 79-49 107-72 115 25-27 31-72 31-115 0-38-4-86-30-115zM138 265c-63 0-70-81-70-125 0-46 8-126 70-126s69 82 69 126c0 46-8 125-69 125zM112 276c11 3 17 3 26 3 2 0 9 0 20-2 11 25 29 39 49 47 3 2 3 2 4 2 0 1-7 1-12 1-33 0-67-15-87-51z"><text:p/></draw:path><draw:path draw:style-name="gr3" draw:text-style-name="P9" svg:width="0.0394in" svg:height="0.1815in" svg:x="1.8323in" svg:y="0in" svg:viewBox="0 0 101 462" svg:d="M101 232c0-55-10-133-60-198-4-4-29-34-37-34-1 0-4 1-4 4 0 2 1 3 2 4 19 20 44 51 61 113 9 35 12 75 12 110 0 39-3 78-14 116-15 54-38 85-58 107-3 3-2 3-3 4 0 3 3 4 4 4 7 0 28-24 32-29 40-47 65-116 65-201z"><text:p/></draw:path><draw:path draw:style-name="gr3" draw:text-style-name="P9" svg:width="0.0846in" svg:height="0.0937in" svg:x="1.9374in" svg:y="0.039in" svg:viewBox="0 0 216 239" svg:d="M117 8c-4-7-6-8-9-8-6 0-7 2-9 8-32 71-64 143-96 215-2 6-3 6-3 8 0 5 3 8 8 8 3 0 6-1 9-8 30-68 60-136 91-205 31 69 60 137 91 205 3 8 7 8 9 8 4 0 8-3 8-8 0-1 0-1-3-6-31-73-64-145-96-217z"><text:p/></draw:path><draw:path draw:style-name="gr3" draw:text-style-name="P9" svg:width="0.039in" svg:height="0.1815in" svg:x="2.0874in" svg:y="0in" svg:viewBox="0 0 100 462" svg:d="M100 458c0-1 0-2-1-3-18-19-44-50-60-114-9-35-13-75-13-109 0-102 25-173 71-223 3-3 2-3 3-5 0-4-2-4-4-4-6 0-27 23-32 30-39 46-64 115-64 201 0 54 10 132 61 197 3 5 28 34 35 34 2 0 4 0 4-4z"><text:p/></draw:path><draw:path draw:style-name="gr3" draw:text-style-name="P9" svg:width="0.0846in" svg:height="0.1079in" svg:x="2.1339in" svg:y="0.0236in" svg:viewBox="0 0 216 275" svg:d="M213 14c3-4 3-4 3-6 0-5-4-8-8-8-6 0-8 4-9 9-11 28-22 56-33 85-38 0-78 0-116 0-11-29-22-57-33-85-2-6-4-9-9-9-4 0-8 3-8 8 0 1 0 1 2 6 32 84 65 169 97 252 2 6 4 9 9 9s6-4 9-7c32-84 65-169 96-254zM55 109c35 0 70 0 106 0-18 45-36 91-53 138-18-47-35-93-53-138z"><text:p/></draw:path><draw:path draw:style-name="gr3" draw:text-style-name="P9" svg:width="0.0756in" svg:height="0.0685in" svg:x="2.2232in" svg:y="0.0618in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9" svg:width="0.076in" svg:height="0.0874in" svg:x="2.3602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79in" svg:height="0.1335in" svg:x="2.4969in" svg:y="0.0224in" svg:viewBox="0 0 275 340" svg:d="M172 275c54-12 103-54 103-135 0-97-68-140-137-140-72 0-138 45-138 140 0 82 50 121 95 133 17 40 56 67 103 67 20 0 41-3 61-11 7-3 11-3 11-9 0-4-4-7-7-7-1 0-1 0-3 1-11 2-16 2-22 2-36 0-58-22-66-41zM84 25c-23 27-30 72-30 115 0 37 4 86 30 115-27-10-71-40-71-115 0-78 48-107 71-116zM190 24c27 10 71 41 71 116 0 79-48 107-71 115 25-27 30-72 30-115 0-38-4-86-30-115zM138 265c-63 0-71-81-71-125 0-46 8-126 71-126 62 0 69 82 69 126 0 46-8 125-69 125zM111 276c11 3 25 3 27 3 1 0 9 0 20-2 10 25 29 39 48 47 4 2 3 2 4 2 0 1-6 1-12 1-33 0-66-15-87-51z"><text:p/></draw:path><draw:path draw:style-name="gr3" draw:text-style-name="P9" svg:width="0.0161in" svg:height="0.0157in" svg:x="2.6228in" svg:y="0.1134in" svg:viewBox="0 0 42 41" svg:d="M42 21c0-11-10-21-21-21s-21 10-21 21 10 20 21 20 21-9 21-20z"><text:p/></draw:path><draw:path draw:style-name="gr3" draw:text-style-name="P9" svg:width="0.0677in" svg:height="0.1043in" svg:x="2.6606in" svg:y="0.0236in" svg:viewBox="0 0 173 266" svg:d="M173 14c0-13-2-14-15-14-48 0-96 0-145 0-5 0-13 0-13 8 0 7 8 7 13 7 48 0 96 0 143 0 0 38 0 74 0 112-46 0-91 0-137 0-7 0-13 0-13 7 0 8 6 8 13 8 46 0 91 0 137 0 0 36 0 73 0 109-47 0-95 0-143 0-5 0-13 0-13 8 0 7 8 7 13 7 49 0 97 0 145 0 13 0 15-1 15-13 0-79 0-159 0-239z"><text:p/></draw:path><draw:path draw:style-name="gr3" draw:text-style-name="P9" svg:width="0.0626in" svg:height="0.0961in" svg:x="2.7429in" svg:y="0.0618in" svg:viewBox="0 0 160 245" svg:d="M160 4c0-1-2-3-5-3s-20 16-26 27c-8-21-23-28-35-28-47 0-94 57-94 113 0 38 23 62 52 62 16 0 31-9 45-23-3 13-17 66-18 69-3 11-5 12-27 13-6 0-9 0-9 8 1 1 0 3 4 3 14 0 27-1 39-1 13 0 27 1 41 1 1 0 6 0 6-7 0-4-4-4-10-4-18 0-18-3-18-6s1-6 1-9c17-71 36-143 54-215zM53 167c-24 0-25-29-25-36 0-19 11-62 17-77 12-29 32-45 49-45 25 0 30 31 30 34 0 2-22 87-23 88-5 11-27 36-48 36z"><text:p/></draw:path><draw:path draw:style-name="gr3" draw:text-style-name="P9" svg:width="0.076in" svg:height="0.0874in" svg:x="2.865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79in" svg:height="0.1335in" svg:x="3.0012in" svg:y="0.0224in" svg:viewBox="0 0 275 340" svg:d="M172 275c55-12 103-54 103-135 0-97-68-140-137-140-72 0-138 45-138 140 0 82 50 121 95 133 17 40 56 67 103 67 20 0 41-3 61-11 7-3 11-3 11-9 0-4-4-7-7-7-1 1-1 0-3 1-11 2-16 2-22 2-36 0-58-22-66-41zM84 25c-23 27-30 72-30 115 0 37 4 86 31 115-28-10-72-40-72-115 0-78 49-107 71-116zM191 24c26 10 71 41 71 116 0 79-49 107-72 115 25-27 30-72 30-115 0-38-4-86-30-115zM138 265c-63 0-71-81-71-125 0-46 9-126 71-126s69 82 69 126c0 46-8 125-69 125zM112 276c10 3 24 3 26 3 1 0 9 0 20-2 10 25 29 39 48 47 4 2 3 2 4 2 0 1-6 1-12 1-33 0-66-15-86-51z"><text:p/></draw:path><draw:path draw:style-name="gr3" draw:text-style-name="P9" svg:width="0.0157in" svg:height="0.0157in" svg:x="3.128in" svg:y="0.1134in" svg:viewBox="0 0 41 41" svg:d="M41 21c0-11-10-21-21-21s-20 10-20 21 9 20 20 20 21-9 21-20z"><text:p/></draw:path><draw:path draw:style-name="gr3" draw:text-style-name="P9" svg:width="0.0614in" svg:height="0.0685in" svg:x="3.161in" svg:y="0.0618in" svg:viewBox="0 0 157 175" svg:d="M23 149c-1 5-3 14-3 16 0 7 5 10 11 10 4 0 11-3 14-11 1-1 14-54 16-61 3-13 9-39 12-50 2-5 12-23 22-31 3-3 14-13 30-13 10 0 16 4 17 4-12 2-21 11-21 22 0 6 4 13 15 13 10 0 21-8 21-23 0-13-12-25-32-25-25 0-41 20-49 30-3-17-17-30-35-30s-26 15-29 22c-6 13-12 36-12 37 0 5 3 4 4 5 5 0 5 0 7-9 7-27 14-46 29-46 6 0 12 3 12 17 0 9-1 13-7 33-8 30-14 60-22 90z"><text:p/></draw:path><draw:path draw:style-name="gr3" draw:text-style-name="P9" svg:width="0.1008in" svg:height="0.1in" svg:x="3.272in" svg:y="0.0406in" svg:viewBox="0 0 257 255" svg:d="M136 137c37 0 72 0 108 0 6 0 13 0 13-8s-7-8-13-8c-36 0-71 0-108 0 0-36 0-73 0-109 0-4 0-12-7-12-8 0-8 8-8 12 0 36 0 73 0 109-36 0-71 0-108 0-5 0-13 0-13 8s8 8 13 8c37 0 72 0 108 0 0 35 0 71 0 107 0 5 0 11 8 11 7 0 7-6 7-11 0-36 0-72 0-107z"><text:p/></draw:path><draw:path draw:style-name="gr3" draw:text-style-name="P9" svg:width="0.0626in" svg:height="0.0961in" svg:x="3.422in" svg:y="0.0618in" svg:viewBox="0 0 160 245" svg:d="M160 4c0-1-2-3-5-3-4 0-20 16-26 27-9-21-23-28-37-28-45 0-92 57-92 113 0 38 23 62 51 62 16 0 32-9 46-23-5 13-17 66-18 69-3 11-6 12-27 13-6 0-10 0-10 8 2 1 0 3 5 3 12 0 27-1 39-1 13 0 27 1 39 1 3 0 8 0 8-7 0-4-4-4-10-4-18 0-18-3-18-6s0-6 1-9c17-71 36-143 54-215zM52 167c-23 0-24-29-24-36 0-19 11-62 17-77 12-29 32-45 47-45 26 0 31 31 31 34 0 2-21 87-22 88-5 11-27 36-49 36z"><text:p/></draw:path><draw:path draw:style-name="gr3" draw:text-style-name="P9" svg:width="0.1004in" svg:height="0.035in" svg:x="3.5402in" svg:y="0.073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9" svg:width="0.0756in" svg:height="0.0685in" svg:x="3.6965in" svg:y="0.0618in" svg:viewBox="0 0 193 175" svg:d="M118 54c2-10 11-45 38-45 2 0 11 0 19 5-10 1-18 11-18 21 0 6 4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9" svg:width="0.0394in" svg:height="0.1815in" svg:x="3.7858in" svg:y="0in" svg:viewBox="0 0 101 462" svg:d="M101 232c0-55-10-133-60-198-5-4-29-34-37-34-1 0-4 1-4 4 0 2 1 3 2 4 19 20 44 51 60 113 8 35 13 75 13 110 0 39-5 78-14 116-15 54-38 85-58 107-3 3-2 3-3 4 0 3 3 4 4 4 7 0 28-24 32-29 40-47 65-116 65-201z"><text:p/></draw:path></draw:g></text:p>
          <text:list>
            <text:list-item>
              <text:p text:style-name="P104">נוכיח את התנאי הראשון: </text:p>
              <text:list>
                <text:list-item>
                  <text:p text:style-name="P105"><text:span text:style-name="T50">צ.ל. </text:span><text:span text:style-name="T50"><draw:g text:anchor-type="as-char" svg:y="-0.1134in" draw:z-index="27" draw:name="Shape169" draw:style-name="gr1"><svg:title>TexMaths</svg:title><svg:desc>11§display§\exists (q \in \Q. q + r = x). x \in \Q§svg§600§FALSE§</svg:desc><draw:path draw:style-name="gr2" draw:text-style-name="P8" svg:width="1.6571in" svg:height="0.1354in" svg:x="0.0004in" svg:y="0.0071in" svg:viewBox="0 0 4210 345" svg:d="M0 0c1404 0 2806 0 4210 0 0 115 0 230 0 345-1404 0-2806 0-4210 0 0-115 0-230 0-345z"><text:p/></draw:path><draw:path draw:style-name="gr3" draw:text-style-name="P9" svg:width="0.0677in" svg:height="0.1043in" svg:x="0.0008in" svg:y="0.0083in" svg:viewBox="0 0 173 266" svg:d="M173 13c0-12-1-13-15-13-48 0-95 0-144 0-6 0-14 0-14 8 0 7 8 7 14 7 48 0 96 0 143 0 0 37 0 73 0 111-46 0-91 0-137 0-7 0-14 0-14 7 0 8 7 8 14 8 46 0 91 0 137 0 0 36 0 73 0 109-47 0-95 0-143 0-6 0-14 0-14 8s8 8 14 8c49 0 96 0 144 0 14 0 15-2 15-14 0-79 0-160 0-239z"><text:p/></draw:path><draw:path draw:style-name="gr3" draw:text-style-name="P9" svg:width="0.0346in" svg:height="0.1508in" svg:x="0.0921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9" svg:width="0.0626in" svg:height="0.0953in" svg:x="0.1425in" svg:y="0.0461in" svg:viewBox="0 0 160 243" svg:d="M160 4c0-2-2-4-5-4-4 0-20 15-26 26-9-20-23-26-35-26-47 0-94 57-94 112 0 39 23 62 51 62 16 0 32-9 46-23-3 14-17 65-18 68-3 11-6 12-27 13-6 0-9 0-9 8 1 1 0 3 4 3 12 0 27-1 39-1 13 0 27 1 39 1 3 0 8 0 8-7 0-4-4-4-10-4-18 0-18-3-18-6 0-4 0-6 1-9 17-71 36-142 54-213zM52 166c-23 0-24-29-24-36 0-19 11-61 17-77 12-29 32-45 49-45 24 0 29 32 29 34s-21 87-22 88c-5 11-27 36-49 36z"><text:p/></draw:path><draw:path draw:style-name="gr3" draw:text-style-name="P9" svg:width="0.076in" svg:height="0.087in" svg:x="0.2646in" svg:y="0.0311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9" svg:width="0.1079in" svg:height="0.1331in" svg:x="0.4008in" svg:y="0.0071in" svg:viewBox="0 0 275 339" svg:d="M173 274c54-12 102-55 102-134 0-97-68-140-137-140-71 0-138 44-138 139 0 81 50 121 96 133 16 40 55 67 103 67 19 0 41-3 61-11 6-3 11-3 11-9 0-4-4-7-7-7-1 0-1 0-4 1-10 2-15 2-21 2-35 0-57-22-66-41zM85 24c-24 28-30 73-30 115 0 38 4 85 30 115-27-10-71-40-71-114 0-79 48-108 70-116zM191 24c27 10 71 41 71 115 0 78-47 107-72 115 25-28 31-72 31-114 0-39-4-86-30-116zM138 264c-63 0-70-80-70-124 0-46 8-127 70-127s70 83 70 126c0 46-8 125-70 125zM112 275c11 2 17 2 26 2 2 0 9 0 20-1 11 25 29 39 49 47 3 2 3 1 4 2 0 1-7 1-12 1-33 0-67-16-87-51z"><text:p/></draw:path><draw:path draw:style-name="gr3" draw:text-style-name="P9" svg:width="0.0157in" svg:height="0.0161in" svg:x="0.5272in" svg:y="0.0972in" svg:viewBox="0 0 41 42" svg:d="M41 21c0-11-9-21-20-21s-21 10-21 21 10 21 21 21 20-10 20-21z"><text:p/></draw:path><draw:path draw:style-name="gr3" draw:text-style-name="P9" svg:width="0.0618in" svg:height="0.0953in" svg:x="0.5626in" svg:y="0.0461in" svg:viewBox="0 0 158 243" svg:d="M158 4c0-2-1-4-3-4-4 0-20 15-26 26-9-20-24-26-37-26-45 0-92 57-92 112 0 39 22 62 51 62 16 0 32-9 45-23-4 14-16 65-17 68-3 11-6 12-28 13-5 0-9 0-9 8 2 1 0 3 5 3 12 0 26-1 39-1s26 1 39 1c3 0 7 0 7-7 0-4-3-4-10-4-19 0-19-3-19-6 0-4 2-6 3-9 17-71 35-142 52-213zM52 166c-23 0-24-29-24-36 0-19 11-61 17-77 12-29 32-45 47-45 26 0 31 32 31 34s-21 87-22 88c-6 11-27 36-49 36z"><text:p/></draw:path><draw:path draw:style-name="gr3" draw:text-style-name="P9" svg:width="0.1004in" svg:height="0.1008in" svg:x="0.672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9" svg:width="0.0614in" svg:height="0.0681in" svg:x="0.8205in" svg:y="0.0461in" svg:viewBox="0 0 157 174" svg:d="M22 148c-1 5-3 14-3 16 0 7 5 10 11 10 5 0 12-2 14-10 1-2 14-54 15-62 4-12 10-39 14-49 1-6 12-23 21-32 3-2 14-13 30-13 11 0 11 3 17 5-11 1-20 11-20 21 0 7 3 13 14 13 10 0 22-8 22-22s-13-25-33-25c-24 0-41 19-49 30-2-18-17-30-35-30s-25 14-29 22c-7 13-11 36-11 37 0 4 3 4 4 4 4 0 5 0 7-9 7-28 14-46 28-46 6 0 12 3 12 18 0 8-1 13-6 32-8 30-15 60-23 90z"><text:p/></draw:path><draw:path draw:style-name="gr3" draw:text-style-name="P9" svg:width="0.1008in" svg:height="0.035in" svg:x="0.939in" svg:y="0.057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9" svg:width="0.0756in" svg:height="0.0681in" svg:x="1.0953in" svg:y="0.0461in" svg:viewBox="0 0 193 174" svg:d="M118 54c3-10 12-46 38-46 2 0 11 0 20 5-11 2-19 12-19 21 0 7 5 13 15 13 8 0 21-6 21-22 0-19-24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2-13-22-25 0-9 3-18 7-34 4-18 8-35 13-53z"><text:p/></draw:path><draw:path draw:style-name="gr3" draw:text-style-name="P9" svg:width="0.0346in" svg:height="0.1508in" svg:x="1.186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9" svg:width="0.0157in" svg:height="0.0161in" svg:x="1.2504in" svg:y="0.0972in" svg:viewBox="0 0 41 42" svg:d="M41 21c0-11-10-21-21-21s-20 10-20 21 9 21 20 21 21-10 21-21z"><text:p/></draw:path><draw:path draw:style-name="gr3" draw:text-style-name="P9" svg:width="0.0756in" svg:height="0.0681in" svg:x="1.2839in" svg:y="0.0461in" svg:viewBox="0 0 193 174" svg:d="M118 54c3-10 12-46 38-46 2 0 11 0 20 5-11 2-19 12-19 21 0 7 5 13 15 13 8 0 21-6 21-22 0-19-24-25-36-25-23 0-36 20-40 29-10-26-31-29-42-29-41 0-63 50-63 59 0 4 3 3 5 4 3 0 4-1 5-5 13-40 39-50 52-50 7 0 21 4 21 26 0 12-7 38-21 92-7 24-20 40-37 40-2 0-12 0-19-5 10-2 18-10 18-21 0-10-8-13-14-13-12 0-22 10-22 22 0 17 20 25 36 25 26 0 40-26 41-29 4 15 19 29 42 29 39 0 61-50 61-59 0-4-3-4-4-4-3 0-4 1-4 5-14 40-40 50-52 50-15 0-22-13-22-25 0-9 3-18 7-34 4-18 8-35 13-53z"><text:p/></draw:path><draw:path draw:style-name="gr3" draw:text-style-name="P9" svg:width="0.0756in" svg:height="0.087in" svg:x="1.4213in" svg:y="0.0311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9" svg:width="0.1079in" svg:height="0.1331in" svg:x="1.5575in" svg:y="0.0071in" svg:viewBox="0 0 275 339" svg:d="M172 274c55-12 103-55 103-134 0-97-68-140-137-140-71 0-138 44-138 139 0 81 50 121 95 133 17 40 56 67 103 67 20 0 41-3 62-11 6-3 10-3 10-9 0-4-4-7-7-7-1 1-1 0-3 1-11 2-16 2-21 2-37 0-59-22-67-41zM84 24c-23 28-30 73-30 115 0 38 5 85 31 115-27-10-72-40-72-114 0-79 49-108 71-116zM191 24c26 10 71 41 71 115 0 78-49 107-72 115 25-28 30-72 30-114 0-39-4-86-30-116zM138 264c-63 0-70-80-70-124 0-46 8-127 70-127s69 83 69 126c0 46-8 125-69 125zM112 275c11 2 17 2 26 2 2 0 9 0 20-1 10 25 29 39 48 47 4 2 3 1 4 2 0 1-6 1-12 1-32 0-66-16-86-51z"><text:p/></draw:path></draw:g></text:span></text:p>
                </text:list-item>
                <text:list-item>
                  <text:p text:style-name="P106">מכיוון ש־<draw:g text:anchor-type="as-char" svg:y="-0.0681in" draw:z-index="28" draw:name="Shape170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 נתון הוא חיבור של רציונלים, לכן הוא בעצמו רציונלי. </text:p>
                </text:list-item>
              </text:list>
            </text:list-item>
            <text:list-item>
              <text:p text:style-name="P107">נוכיח את התנאי השני:</text:p>
              <text:list>
                <text:list-item>
                  <text:p text:style-name="P108">צ.ל. <draw:g text:anchor-type="as-char" svg:y="-0.1063in" draw:z-index="25" draw:name="Shape171" draw:style-name="gr1"><svg:title>TexMaths</svg:title><svg:desc>11§display§\forall x \in \Q. \exists q \in \Q. r + q = x§svg§600§FALSE§</svg:desc><draw:path draw:style-name="gr2" draw:text-style-name="P8" svg:width="1.6213in" svg:height="0.1201in" svg:x="0.0079in" svg:y="0.0071in" svg:viewBox="0 0 4119 306" svg:d="M0 0c1373 0 2746 0 4119 0 0 102 0 204 0 306-1373 0-2746 0-4119 0 0-102 0-204 0-306z"><text:p/></draw:path><draw:path draw:style-name="gr3" draw:text-style-name="P9" svg:width="0.0839in" svg:height="0.1079in" svg:x="0in" svg:y="0.002in" svg:viewBox="0 0 214 275" svg:d="M213 14c1-4 1-5 1-6 0-5-2-8-7-8s-7 4-9 9c-11 28-21 56-32 85-40 0-78 0-118 0-11-29-21-57-32-85-2-6-3-9-8-9-4 0-8 3-8 8 1 2 0 1 2 6 32 84 65 169 97 252 1 6 3 9 9 9 5 0 6-4 7-9 33-83 65-168 98-252zM55 109c35 0 69 0 104 0-17 45-34 91-51 137-18-46-35-92-53-137z"><text:p/></draw:path><draw:path draw:style-name="gr3" draw:text-style-name="P9" svg:width="0.0752in" svg:height="0.0681in" svg:x="0.0886in" svg:y="0.0398in" svg:viewBox="0 0 192 174" svg:d="M119 54c2-10 11-45 37-45 2 0 12 0 20 4-11 2-19 12-19 21 0 7 5 13 15 13 8 0 20-6 20-22 0-19-22-25-35-25-23 0-36 20-40 30-10-27-31-30-42-30-41 0-63 50-63 59 0 4 3 3 4 4 4 0 5 0 6-4 13-41 38-50 52-50 7 0 21 3 21 25 0 12-7 38-21 93-6 23-20 39-37 39-2 0-11 0-19-4 9-2 18-11 18-21 0-11-9-14-14-14-12 0-22 10-22 23 0 17 20 24 36 24 27 0 40-26 41-29 5 15 19 29 42 29 39 0 61-48 61-58 0-5-3-5-4-5-3 0-4 2-4 5-14 41-40 50-52 50-16 0-21-12-21-25 0-9 2-17 7-34 4-18 8-35 13-53z"><text:p/></draw:path><draw:path draw:style-name="gr3" draw:text-style-name="P9" svg:width="0.0752in" svg:height="0.087in" svg:x="0.2264in" svg:y="0.0252in" svg:viewBox="0 0 192 222" svg:d="M179 119c7 0 13 0 13-8 0-7-6-7-13-7-55 0-109 0-164 0 5-52 50-89 104-89 20 0 40 0 60 0 7 0 13 0 13-7 0-8-6-8-13-8-20 0-40 0-60 0-66 0-119 50-119 111 0 62 53 111 119 111 20 0 40 0 60 0 7 0 13 0 13-7 0-8-6-8-13-8-20 0-40 0-60 0-54 0-99-36-104-88 55 0 109 0 164 0z"><text:p/></draw:path><draw:path draw:style-name="gr3" draw:text-style-name="P9" svg:width="0.1079in" svg:height="0.1335in" svg:x="0.3626in" svg:y="0in" svg:viewBox="0 0 275 340" svg:d="M172 274c55-11 103-54 103-134 0-97-68-140-138-140s-137 44-137 140c0 81 49 120 95 132 17 40 56 68 104 68 19 0 41-4 61-12 6-2 11-4 11-9 0-4-5-6-7-6-1 0-1 0-4 1-11 2-16 2-21 2-37 0-59-22-67-42zM85 24c-25 28-30 73-30 116 0 36 4 85 30 114-27-10-72-40-72-114 0-79 49-108 71-116zM191 24c26 10 71 41 71 116 0 77-49 106-72 114 24-27 31-72 31-114 0-38-5-86-30-116zM137 264c-62 0-69-81-69-124 0-46 8-127 69-127 63 0 70 83 70 127 0 45-8 124-70 124zM112 276c11 3 17 3 25 3 3 0 10 0 21-2 11 25 29 39 49 47 3 1 4 1 4 2-4 0-8 0-12 0-33 0-67-15-87-50z"><text:p/></draw:path><draw:path draw:style-name="gr3" draw:text-style-name="P9" svg:width="0.0157in" svg:height="0.0157in" svg:x="0.489in" svg:y="0.0906in" svg:viewBox="0 0 41 41" svg:d="M41 20c0-11-9-20-20-20-12 0-21 8-21 20 0 11 9 21 21 21 11 0 20-9 20-21z"><text:p/></draw:path><draw:path draw:style-name="gr3" draw:text-style-name="P9" svg:width="0.0673in" svg:height="0.1043in" svg:x="0.5264in" svg:y="0.002in" svg:viewBox="0 0 172 266" svg:d="M172 13c0-12-2-13-14-13-48 0-96 0-145 0-6 0-13 0-13 8 0 7 7 7 13 7 47 0 96 0 143 0 0 37 0 73 0 111-46 0-91 0-137 0-7 0-14 0-14 7 0 8 7 8 14 8 46 0 91 0 137 0 0 36 0 74 0 110-47 0-96 0-143 0-6 0-13 0-13 8 0 7 7 7 13 7 49 0 97 0 145 0 12 0 14-1 14-14 0-79 0-160 0-239z"><text:p/></draw:path><draw:path draw:style-name="gr3" draw:text-style-name="P9" svg:width="0.0618in" svg:height="0.0957in" svg:x="0.6087in" svg:y="0.0398in" svg:viewBox="0 0 158 244" svg:d="M158 4c0-2-1-4-3-4-4 0-20 15-26 26-9-19-25-26-37-26-45 0-92 57-92 113 0 38 22 61 51 61 16 0 31-9 45-22-4 13-16 64-17 68-3 10-6 12-28 12-5 0-9 0-9 8 2 2 0 4 5 4 12 0 26-1 39-1s26 1 39 1c3 0 7 0 7-7 0-5-3-5-10-5-19 0-19-2-19-5s1-6 3-9c17-70 35-142 52-214zM52 166c-23 0-26-29-26-36 0-19 12-61 19-77 12-29 32-44 47-44 26 0 31 31 31 33 0 3-21 87-22 89-6 11-27 35-49 35z"><text:p/></draw:path><draw:path draw:style-name="gr3" draw:text-style-name="P9" svg:width="0.0752in" svg:height="0.087in" svg:x="0.7307in" svg:y="0.0252in" svg:viewBox="0 0 192 222" svg:d="M179 119c7 0 13 0 13-8 0-7-6-7-13-7-55 0-109 0-164 0 5-52 50-89 104-89 20 0 40 0 60 0 7 0 13 0 13-7 0-8-6-8-13-8-20 0-40 0-60 0-67 0-119 50-119 111 0 62 52 111 119 111 20 0 40 0 60 0 7 0 13 0 13-7 0-8-6-8-13-8-20 0-40 0-60 0-54 0-99-36-104-88 55 0 109 0 164 0z"><text:p/></draw:path><draw:path draw:style-name="gr3" draw:text-style-name="P9" svg:width="0.1079in" svg:height="0.1335in" svg:x="0.8665in" svg:y="0in" svg:viewBox="0 0 275 340" svg:d="M172 274c55-11 103-54 103-134 0-97-68-140-138-140s-137 44-137 140c0 81 49 120 95 132 17 40 56 68 104 68 19 0 40-4 61-12 6-2 11-4 11-9 0-4-5-6-7-6-1 0-1 0-4 1-11 2-16 2-21 2-37 0-59-22-67-42zM85 24c-25 28-31 73-31 116 0 36 5 85 31 114-27-10-72-40-72-114 0-79 49-108 71-116zM191 24c26 10 71 41 71 116 0 77-49 106-72 114 24-27 31-72 31-114 0-38-5-86-30-116zM137 264c-62 0-69-81-69-124 0-46 8-127 69-127 63 0 70 83 70 127 0 45-8 124-70 124zM112 276c11 3 17 3 25 3 3 0 10 0 21-2 10 25 29 39 49 47 3 1 3 1 3 2-3 0-7 0-11 0-33 0-67-15-87-50z"><text:p/></draw:path><draw:path draw:style-name="gr3" draw:text-style-name="P9" svg:width="0.0157in" svg:height="0.0157in" svg:x="0.9929in" svg:y="0.0906in" svg:viewBox="0 0 41 41" svg:d="M41 20c0-11-10-20-21-20-12 0-20 8-20 20 0 11 8 21 20 21 11 0 21-9 21-21z"><text:p/></draw:path><draw:path draw:style-name="gr3" draw:text-style-name="P9" svg:width="0.0614in" svg:height="0.0681in" svg:x="1.0264in" svg:y="0.0398in" svg:viewBox="0 0 157 174" svg:d="M23 148c-1 6-3 15-3 16 0 8 5 10 11 10 4 0 12-2 14-10 1-1 14-54 15-60 4-14 10-41 13-51 2-6 13-23 22-32 3-2 14-12 30-12 10 0 11 3 17 4-12 2-20 11-20 21 0 7 3 13 14 13 10 0 21-8 21-22s-12-25-32-25c-25 0-41 19-49 30-3-18-17-30-35-30s-26 15-29 22c-7 13-12 36-12 37 0 4 4 4 5 4 4 0 4 0 7-9 7-28 14-45 28-45 6 0 12 2 12 17 0 8-1 13-6 32-8 30-15 60-23 90z"><text:p/></draw:path><draw:path draw:style-name="gr3" draw:text-style-name="P9" svg:width="0.1008in" svg:height="0.1008in" svg:x="1.137in" svg:y="0.0181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9" svg:width="0.0622in" svg:height="0.0957in" svg:x="1.287in" svg:y="0.0398in" svg:viewBox="0 0 159 244" svg:d="M159 4c0-2-1-4-4-4-4 0-20 15-26 26-8-19-23-26-36-26-46 0-93 57-93 113 0 38 23 61 51 61 16 0 31-9 46-22-4 13-17 64-18 68-3 10-6 12-27 12-6 0-9 0-9 8 1 2 0 4 4 4 12 0 27-1 39-1 13 0 27 1 40 1 2 0 7 0 7-7 0-5-4-5-10-5-19 0-19-2-19-5s2-6 2-9c17-70 36-142 53-214zM52 166c-23 0-25-29-25-36 0-19 11-61 18-77 12-29 32-44 48-44 25 0 30 31 30 33 0 3-21 87-22 89-5 11-27 35-49 35z"><text:p/></draw:path><draw:path draw:style-name="gr3" draw:text-style-name="P9" svg:width="0.1004in" svg:height="0.035in" svg:x="1.4051in" svg:y="0.051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752in" svg:height="0.0681in" svg:x="1.5614in" svg:y="0.0398in" svg:viewBox="0 0 192 174" svg:d="M118 54c2-10 11-45 38-45 2 0 11 0 20 4-11 2-19 12-19 21 0 7 5 13 15 13 8 0 20-6 20-22 0-19-23-25-36-25-22 0-35 20-41 30-8-27-29-30-41-30-40 0-62 50-62 59 0 4 3 4 4 4 4 0 5 0 6-4 13-41 38-50 52-50 6 0 21 3 21 25 0 12-7 38-21 93-7 23-20 39-38 39-2 0-11 0-18-4 9-2 17-11 17-21 0-11-8-14-14-14-11 0-21 10-21 23 0 17 20 24 36 24 26 0 40-26 41-29 4 15 19 29 42 29 39 0 61-48 61-58 0-5-3-5-4-5-3 0-4 2-6 5-12 41-38 50-50 50-16 0-22-12-22-25 0-9 2-17 6-34 5-18 9-35 14-53z"><text:p/></draw:path></draw:g>. </text:p>
                </text:list-item>
                <text:list-item>
                  <text:p text:style-name="P109">יהי <draw:g text:anchor-type="as-char" svg:y="-0.1075in" draw:z-index="26" draw:name="Shape172" draw:style-name="gr1"><svg:title>TexMaths</svg:title><svg:desc>11§display§x \in \Q§svg§600§FALSE§</svg:desc><draw:path draw:style-name="gr2" draw:text-style-name="P8" svg:width="0.3697in" svg:height="0.1177in" svg:x="0.0039in" svg:y="0.0075in" svg:viewBox="0 0 940 300" svg:d="M0 0c314 0 626 0 940 0 0 100 0 200 0 300-314 0-626 0-940 0 0-100 0-200 0-300z"><text:p/></draw:path><draw:path draw:style-name="gr3" draw:text-style-name="P9" svg:width="0.0756in" svg:height="0.0677in" svg:x="0.0004in" svg:y="0.0402in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3" draw:text-style-name="P9" svg:width="0.076in" svg:height="0.0874in" svg:x="0.1378in" svg:y="0.0252in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3" draw:text-style-name="P9" svg:width="0.1079in" svg:height="0.1335in" svg:x="0.2732in" svg:y="0in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. <text:span text:style-name="T51">ידוע שקיים </text:span><text:span text:style-name="T51"><draw:g text:anchor-type="as-char" svg:y="-0.1075in" draw:z-index="23" draw:name="Shape173" draw:style-name="gr1"><svg:title>TexMaths</svg:title><svg:desc>11§display§r \in \Q§svg§600§FALSE§</svg:desc><draw:path draw:style-name="gr2" draw:text-style-name="P8" svg:width="0.3555in" svg:height="0.1177in" svg:x="0.0039in" svg:y="0.0075in" svg:viewBox="0 0 904 300" svg:d="M0 0c301 0 603 0 904 0 0 100 0 200 0 300-301 0-603 0-904 0 0-100 0-200 0-300z"><text:p/></draw:path><draw:path draw:style-name="gr3" draw:text-style-name="P9" svg:width="0.0614in" svg:height="0.0677in" svg:x="0.0004in" svg:y="0.0402in" svg:viewBox="0 0 157 173" svg:d="M23 148c-1 5-3 14-3 16 0 7 5 9 11 9 4 0 11-2 14-10 1-1 14-54 16-60 3-13 9-40 12-50 2-6 12-23 22-32 3-3 14-13 30-13 10 0 16 5 17 5-12 1-21 11-21 21 0 6 4 13 15 13 10 0 21-8 21-23 0-13-12-24-32-24-25 0-41 19-49 30-3-18-17-30-35-30s-26 14-29 22c-7 13-12 36-12 38 0 3 3 2 4 3 5 0 5 0 7-9 7-28 14-46 29-46 6 0 12 3 12 17 0 9-1 14-7 33-8 30-14 60-22 90z"><text:p/></draw:path><draw:path draw:style-name="gr3" draw:text-style-name="P9" svg:width="0.0756in" svg:height="0.0874in" svg:x="0.124in" svg:y="0.0252in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3" draw:text-style-name="P9" svg:width="0.1079in" svg:height="0.1335in" svg:x="0.2594in" svg:y="0in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</text:span><text:span text:style-name="T51">. נתבונן בשיוויון </text:span><text:span text:style-name="T51"><draw:g text:anchor-type="as-char" svg:y="-0.0882in" draw:z-index="24" draw:name="Shape174" draw:style-name="gr1"><svg:title>TexMaths</svg:title><svg:desc>11§display§r +q = x§svg§600§FALSE§</svg:desc><draw:path draw:style-name="gr2" draw:text-style-name="P8" svg:width="0.5988in" svg:height="0.1016in" svg:x="0.0039in" svg:y="0.0079in" svg:viewBox="0 0 1522 259" svg:d="M0 0c507 0 1014 0 1522 0 0 86 0 173 0 259-508 0-1015 0-1522 0 0-86 0-173 0-259z"><text:p/></draw:path><draw:path draw:style-name="gr3" draw:text-style-name="P9" svg:width="0.0614in" svg:height="0.0681in" svg:x="0.0004in" svg:y="0.0213in" svg:viewBox="0 0 157 174" svg:d="M23 148c-1 5-3 14-3 15 0 8 5 11 11 11 4 0 11-3 14-11 1-1 14-53 16-59 3-13 9-40 12-51 2-4 12-23 22-31 3-3 14-13 30-13 10 0 16 4 17 4-12 2-21 11-21 22 0 6 4 14 15 14 10 0 21-9 21-24 0-13-12-25-32-25-25 0-41 20-49 30-3-17-17-30-35-30s-26 15-29 22c-6 13-12 37-12 38 0 4 3 2 4 4 5 0 5-1 7-9 7-27 14-46 29-46 6 0 12 3 12 17 0 9-1 13-7 34-8 28-14 58-22 88z"><text:p/></draw:path><draw:path draw:style-name="gr3" draw:text-style-name="P9" svg:width="0.1004in" svg:height="0.1004in" svg:x="0.1114in" svg:y="0in" svg:viewBox="0 0 256 256" svg:d="M136 137c37 0 72 0 108 0 6 0 12 0 12-8s-6-8-12-8c-36 0-71 0-108 0 0-36 0-71 0-108 0-5 0-13-7-13-8 0-8 8-8 13 0 37 0 72 0 108-36 0-73 0-109 0-4 0-12 0-12 8s8 8 12 8c36 0 73 0 109 0 0 35 0 72 0 107 0 4 0 12 8 12 7 0 7-8 7-12 0-35 0-72 0-107z"><text:p/></draw:path><draw:path draw:style-name="gr3" draw:text-style-name="P9" svg:width="0.0626in" svg:height="0.0961in" svg:x="0.2606in" svg:y="0.0213in" svg:viewBox="0 0 160 245" svg:d="M160 4c0-1-2-3-4-3-4 0-20 16-26 27-9-21-24-28-36-28-46 0-94 57-94 114 0 36 23 60 52 60 16 0 32-8 45-23-3 13-17 65-18 70-2 10-5 12-27 12-5 0-9 0-9 8 2 2 0 4 5 4 13 0 26-1 39-1s26 1 40 1c2 0 6 0 6-8 0-4-3-4-10-4-18 0-18-2-18-6 0-3 1-5 2-8 17-71 35-143 53-215zM53 166c-23 0-25-29-25-36 0-17 12-60 18-76 11-29 32-45 48-45 25 0 30 31 30 34 0 2-22 87-23 88-5 11-27 35-48 35z"><text:p/></draw:path><draw:path draw:style-name="gr3" draw:text-style-name="P9" svg:width="0.1004in" svg:height="0.0354in" svg:x="0.3787in" svg:y="0.0331in" svg:viewBox="0 0 256 91" svg:d="M244 15c6 0 12 0 12-7 0-8-6-8-12-8-77 0-154 0-231 0-5 0-13 0-13 8 0 7 8 7 13 7 77 0 154 0 231 0zM244 91c6 0 12 0 12-8s-6-8-12-8c-77 0-154 0-231 0-5 0-13 0-13 8s8 8 13 8c77 0 154 0 231 0z"><text:p/></draw:path><draw:path draw:style-name="gr3" draw:text-style-name="P9" svg:width="0.0756in" svg:height="0.0681in" svg:x="0.535in" svg:y="0.0213in" svg:viewBox="0 0 193 174" svg:d="M118 54c2-10 11-45 38-45 2 0 11 0 20 5-11 1-19 11-19 21 0 6 5 14 15 14 8 0 21-8 21-24 0-19-24-25-37-25-22 0-35 21-40 30-9-26-30-30-41-30-41 0-63 51-63 60 0 4 3 2 5 4 3 0 4-1 5-4 13-41 39-51 52-51 7 0 21 3 21 26 0 11-7 38-21 92-7 23-20 39-38 39-2 0-11 0-18-5 10-2 17-10 17-20 0-11-7-13-14-13-11 0-21 10-21 22 0 17 20 24 36 24 26 0 40-26 41-28 4 13 19 28 42 28 39 0 61-48 61-58 0-3-3-3-4-3-3 0-4 1-5 3-13 41-39 50-51 50-15 0-22-13-22-25 0-9 2-16 7-34 4-18 8-35 13-53z"><text:p/></draw:path></draw:g></text:span><text:span text:style-name="T51">, נחסיר את </text:span><text:span text:style-name="T51"><draw:g text:anchor-type="as-char" svg:y="-0.0681in" draw:z-index="22" draw:name="Shape175" draw:style-name="gr1"><svg:title>TexMaths</svg:title><svg:desc>11§display§r§svg§600§FALSE§</svg:desc><draw:path draw:style-name="gr2" draw:text-style-name="P8" svg:width="0.0504in" svg:height="0.052in" svg:x="0.0035in" svg:y="0.0071in" svg:viewBox="0 0 129 133" svg:d="M0 0c43 0 86 0 129 0 0 44 0 89 0 133-43 0-86 0-129 0 0-44 0-89 0-133z"><text:p/></draw:path><draw:path draw:style-name="gr3" draw:text-style-name="P9" svg:width="0.0606in" svg:height="0.0677in" svg:x="0.0004in" svg:y="0in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6 13-12 36-12 37 0 4 3 3 4 4 5 0 5 0 7-9 7-28 14-45 29-45 6 0 11 2 11 17 0 8-1 13-6 32-8 29-15 59-22 88z"><text:p/></draw:path></draw:g></text:span><text:span text:style-name="T51"><text:s/>ונקבל </text:span><text:span text:style-name="T51"><draw:g text:anchor-type="as-char" svg:y="-0.0717in" draw:z-index="21" draw:name="Shape176" draw:style-name="gr1"><svg:title>TexMaths</svg:title><svg:desc>11§display§q = x - r§svg§600§FALSE§</svg:desc><draw:path draw:style-name="gr2" draw:text-style-name="P8" svg:width="0.5992in" svg:height="0.0799in" svg:x="0.0024in" svg:y="0.0075in" svg:viewBox="0 0 1523 204" svg:d="M763 204c-255 0-509 0-763 0 0-68 0-136 0-204 507 0 1016 0 1523 0 0 68 0 136 0 204-253 0-507 0-760 0z"><text:p/></draw:path><draw:path draw:style-name="gr3" draw:text-style-name="P9" svg:width="0.0626in" svg:height="0.0953in" svg:x="0.0004in" svg:y="0.0004in" svg:viewBox="0 0 160 243" svg:d="M160 4c0-1-2-3-5-3s-19 15-25 26c-9-20-24-27-36-27-47 0-94 57-94 113 0 36 23 60 52 60 16 0 31-10 45-23-3 13-17 65-18 68-3 11-5 13-27 13-6 0-9 0-9 8 1 1 0 4 4 4 14 0 27-1 40-1s26 1 40 1c1 0 6 0 6-7 0-5-3-5-10-5-18 0-18-2-18-6 0-3 1-5 1-8 17-71 36-141 54-213zM53 164c-23 0-25-28-25-35 0-18 11-60 17-76 12-28 32-44 49-44 25 0 30 30 30 34 0 2-22 85-23 87-5 10-27 34-48 34z"><text:p/></draw:path><draw:path draw:style-name="gr3" draw:text-style-name="P9" svg:width="0.1004in" svg:height="0.035in" svg:x="0.1189in" svg:y="0.01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756in" svg:height="0.0677in" svg:x="0.2752in" svg:y="0.0004in" svg:viewBox="0 0 193 173" svg:d="M118 54c2-10 11-45 38-45 2 0 11 0 19 4-10 2-18 12-18 21 0 7 4 14 15 14 8 0 21-7 21-23 0-20-24-25-37-25-22 0-35 21-40 30-9-26-30-30-42-30-40 0-62 49-62 59 0 5 3 5 5 5 3 0 4-2 5-5 13-40 39-50 52-50 6 0 21 3 21 25 0 12-7 38-21 92-7 22-20 38-38 38-2 0-11 0-18-4 10-2 17-11 17-21s-7-13-14-13c-11 0-21 10-21 22 0 17 20 25 36 25 26 0 40-27 41-29 4 14 19 29 42 29 39 0 61-48 61-58 0-4-3-4-4-4-3 0-4 2-5 4-13 41-39 49-52 49-14 0-21-12-21-25 0-7 2-15 7-33 4-17 8-35 13-52z"><text:p/></draw:path><draw:path draw:style-name="gr3" draw:text-style-name="P9" svg:width="0.0921in" svg:height="0.0055in" svg:x="0.4039in" svg:y="0.0256in" svg:viewBox="0 0 235 15" svg:d="M222 15c7 0 13 0 13-7 0-8-6-8-13-8-69 0-139 0-209 0-6 0-13 0-13 8 0 7 7 7 13 7 70 0 140 0 209 0z"><text:p/></draw:path><draw:path draw:style-name="gr3" draw:text-style-name="P9" svg:width="0.0614in" svg:height="0.0677in" svg:x="0.5476in" svg:y="0.0004in" svg:viewBox="0 0 157 173" svg:d="M23 146c-1 6-4 15-4 16 0 8 5 11 12 11 4 0 11-3 14-11 0-1 13-52 16-59 2-13 9-39 12-50 1-5 12-23 22-32 2-2 14-12 30-12 10 0 10 3 16 4-11 2-20 11-20 21 0 7 3 14 14 14 10 0 22-9 22-23 0-13-12-25-32-25-25 0-42 19-49 30-3-18-18-30-35-30-18 0-26 15-29 22-8 13-12 36-12 37 0 5 3 5 4 5 5 0 5-2 7-9 7-28 14-46 29-46 6 0 12 3 12 17 0 8-1 12-7 32-8 30-14 59-22 88z"><text:p/></draw:path></draw:g></text:span><text:span text:style-name="T51">, ומכיוון ש־</text:span><text:span text:style-name="T51"><draw:g text:anchor-type="as-char" svg:y="-0.0681in" draw:z-index="20" draw:name="Shape177" draw:style-name="gr1"><svg:title>TexMaths</svg:title><svg:desc>11§display§x§svg§600§FALSE§</svg:desc><draw:path draw:style-name="gr2" draw:text-style-name="P8" svg:width="0.0634in" svg:height="0.052in" svg:x="0.0039in" svg:y="0.0071in" svg:viewBox="0 0 162 133" svg:d="M0 0c54 0 108 0 162 0 0 44 0 89 0 133-54 0-108 0-162 0 0-44 0-89 0-133z"><text:p/></draw:path><draw:path draw:style-name="gr3" draw:text-style-name="P9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1"> ו־</text:span><text:span text:style-name="T51"><draw:g text:anchor-type="as-char" svg:y="-0.0681in" draw:z-index="19" draw:name="Shape178" draw:style-name="gr1"><svg:title>TexMaths</svg:title><svg:desc>11§display§r§svg§600§FALSE§</svg:desc><draw:path draw:style-name="gr2" draw:text-style-name="P8" svg:width="0.0504in" svg:height="0.052in" svg:x="0.0035in" svg:y="0.0071in" svg:viewBox="0 0 129 133" svg:d="M0 0c43 0 86 0 129 0 0 44 0 89 0 133-43 0-86 0-129 0 0-44 0-89 0-133z"><text:p/></draw:path><draw:path draw:style-name="gr3" draw:text-style-name="P9" svg:width="0.0606in" svg:height="0.0677in" svg:x="0.0004in" svg:y="0in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7 13-12 36-12 37 0 4 3 3 4 4 5 0 5 0 7-9 7-28 14-45 29-45 6 0 11 2 11 17 0 8-2 13-6 32-8 29-15 59-22 88z"><text:p/></draw:path></draw:g></text:span><text:span text:style-name="T51"> ומכאן ש־</text:span><text:span text:style-name="T51"><draw:g text:anchor-type="as-char" svg:y="-0.0661in" draw:z-index="18" draw:name="Shape179" draw:style-name="gr1"><svg:title>TexMaths</svg:title><svg:desc>11§display§q§svg§600§FALSE§</svg:desc><draw:path draw:style-name="gr2" draw:text-style-name="P8" svg:width="0.052in" svg:height="0.0799in" svg:x="0.0024in" svg:y="0.0071in" svg:viewBox="0 0 133 204" svg:d="M67 204c-23 0-45 0-67 0 0-68 0-136 0-204 44 0 89 0 133 0 0 68 0 136 0 204-22 0-44 0-66 0z"><text:p/></draw:path><draw:path draw:style-name="gr3" draw:text-style-name="P9" svg:width="0.0614in" svg:height="0.0953in" svg:x="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51"> קיים. </text:span></text:p>
                </text:list-item>
              </text:list>
            </text:list-item>
          </text:list>
        </text:list-item>
        <text:list-item>
          <text:p text:style-name="P110">נוכיח את הגרירה הראשונה:<draw:g text:anchor-type="as-char" svg:y="-0.1063in" draw:z-index="11" draw:name="Shape180" draw:style-name="gr1"><svg:title>TexMaths</svg:title><svg:desc>11§display§q \in \Q§svg§600§FALSE§</svg:desc><draw:path draw:style-name="gr2" draw:text-style-name="P8" svg:width="0.3559in" svg:height="0.1201in" svg:x="0.0024in" svg:y="0.0075in" svg:viewBox="0 0 905 306" svg:d="M453 306c-152 0-302 0-453 0 0-102 0-204 0-306 301 0 604 0 905 0 0 102 0 204 0 306-150 0-301 0-452 0z"><text:p/></draw:path><draw:path draw:style-name="gr3" draw:text-style-name="P9" svg:width="0.0626in" svg:height="0.0957in" svg:x="0.0004in" svg:y="0.0406in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3" draw:text-style-name="P9" svg:width="0.076in" svg:height="0.087in" svg:x="0.1224in" svg:y="0.0256in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3" draw:text-style-name="P9" svg:width="0.1079in" svg:height="0.1335in" svg:x="0.2583in" svg:y="0.0004in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 נניח:<draw:g text:anchor-type="as-char" svg:y="-0.1075in" draw:z-index="9" draw:name="Shape181" draw:style-name="gr1"><svg:title>TexMaths</svg:title><svg:desc>11§display§r \in \Q§svg§600§FALSE§</svg:desc><draw:path draw:style-name="gr2" draw:text-style-name="P8" svg:width="0.3555in" svg:height="0.1177in" svg:x="0.0039in" svg:y="0.0075in" svg:viewBox="0 0 904 300" svg:d="M0 0c301 0 603 0 904 0 0 100 0 200 0 300-301 0-603 0-904 0 0-100 0-200 0-300z"><text:p/></draw:path><draw:path draw:style-name="gr3" draw:text-style-name="P9" svg:width="0.0614in" svg:height="0.0677in" svg:x="0.0004in" svg:y="0.0402in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3" draw:text-style-name="P9" svg:width="0.0756in" svg:height="0.0874in" svg:x="0.124in" svg:y="0.0252in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3" draw:text-style-name="P9" svg:width="0.1079in" svg:height="0.1335in" svg:x="0.2594in" svg:y="0in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5-29 30-74 30-115 0-39-4-86-30-116zM138 265c-63 0-70-82-70-125 0-46 8-127 70-127s69 82 69 126c0 45-8 126-69 126zM112 276c11 2 17 2 26 2 2 0 9 0 20-1 10 24 29 38 48 46 4 2 2 1 4 2 0 1-7 1-12 1-32 0-66-15-86-50z"><text:p/></draw:path></draw:g></text:p>
          <text:p text:style-name="P101"><draw:g text:anchor-type="as-char" svg:y="-0.1283in" draw:z-index="17" draw:name="Shape182" draw:style-name="gr1"><svg:title>TexMaths</svg:title><svg:desc>11§display§\big(\forall (\exists q \in \Q. q + r = x ). x \in \Q \big) \land \big(\forall x \in \Q. \exists q \in \Q. r + q = x \big)§svg§600§FALSE§</svg:desc><draw:path draw:style-name="gr2" draw:text-style-name="P8" svg:width="3.8169in" svg:height="0.1661in" svg:x="0.0004in" svg:y="0.0079in" svg:viewBox="0 0 9696 423" svg:d="M4849 423c-1617 0-3233 0-4849 0 0-141 0-282 0-423 3232 0 6464 0 9696 0 0 141 0 282 0 423-1616 0-3232 0-4847 0z"><text:p/></draw:path><draw:path draw:style-name="gr3" draw:text-style-name="P9" svg:width="0.039in" svg:height="0.1815in" svg:x="0.0161in" svg:y="0in" svg:viewBox="0 0 100 462" svg:d="M100 458c0-1 0-2-1-3-18-19-44-50-60-114-9-35-13-75-13-109 0-102 25-173 71-223 3-3 2-3 3-5 0-4-2-4-4-4-6 0-27 23-32 30-40 46-64 115-64 201 0 54 9 132 59 197 5 5 30 34 37 34 2 0 4 0 4-4z"><text:p/></draw:path><draw:path draw:style-name="gr3" draw:text-style-name="P9" svg:width="0.0846in" svg:height="0.1079in" svg:x="0.0622in" svg:y="0.0236in" svg:viewBox="0 0 216 275" svg:d="M213 14c3-4 3-4 3-6 0-5-4-8-8-8-6 0-8 4-9 9-11 28-22 56-33 85-38 0-78 0-116 0-11-29-22-57-33-85-2-6-4-9-9-9-4 0-8 3-8 8 0 1 0 1 2 6 32 84 65 169 97 252 2 6 3 9 9 9 5 0 6-4 9-7 32-84 65-169 96-254zM55 109c35 0 70 0 106 0-18 45-36 91-53 138-18-47-35-93-53-138z"><text:p/></draw:path><draw:path draw:style-name="gr3" draw:text-style-name="P9" svg:width="0.035in" svg:height="0.1512in" svg:x="0.1618in" svg:y="0.0154in" svg:viewBox="0 0 90 385" svg:d="M90 382c0-1 0-2-6-9-49-48-61-122-61-179 0-67 14-135 62-183 5-4 5-5 5-7 0-3-2-4-4-4-3 0-39 26-62 76-18 42-24 85-24 118 0 29 4 75 25 119 25 47 58 72 61 72 2 0 4-1 4-3z"><text:p/></draw:path><draw:path draw:style-name="gr3" draw:text-style-name="P9" svg:width="0.0677in" svg:height="0.1043in" svg:x="0.2146in" svg:y="0.0236in" svg:viewBox="0 0 173 266" svg:d="M173 14c0-13-1-14-13-14-49 0-97 0-146 0-6 0-14 0-14 8 0 7 8 7 14 7 48 0 96 0 143 0 0 38 0 74 0 112-46 0-91 0-137 0-7 0-14 0-14 7 0 8 7 8 14 8 46 0 91 0 137 0 0 36 0 73 0 109-47 0-95 0-143 0-6 0-14 0-14 8 0 7 8 7 14 7 49 0 97 0 146 0 12 0 13-1 13-13 0-79 0-159 0-239z"><text:p/></draw:path><draw:path draw:style-name="gr3" draw:text-style-name="P9" svg:width="0.0626in" svg:height="0.0961in" svg:x="0.2969in" svg:y="0.0618in" svg:viewBox="0 0 160 245" svg:d="M160 4c0-1-2-3-4-3-4 0-20 16-26 27-9-21-24-28-36-28-46 0-94 57-94 113 0 38 23 62 52 62 16 0 32-9 45-23-3 13-16 66-18 69-2 11-5 12-27 13-5 0-9 0-9 8 2 1 0 3 5 3 13 0 26-1 39-1s26 1 40 1c2 0 6 0 6-7 0-4-3-4-10-4-18 0-18-3-18-6s1-6 2-9c17-71 35-143 53-215zM53 167c-23 0-25-29-25-36 0-19 12-62 18-77 11-29 32-45 48-45 25 0 30 31 30 34 0 2-21 87-22 88-6 11-27 36-49 36z"><text:p/></draw:path><draw:path draw:style-name="gr3" draw:text-style-name="P9" svg:width="0.0756in" svg:height="0.0874in" svg:x="0.4193in" svg:y="0.0472in" svg:viewBox="0 0 193 223" svg:d="M179 120c7 0 14 0 14-8 0-7-7-7-14-7-55 0-109 0-164 0 5-52 50-90 104-90 20 0 41 0 60 0 7 0 14 0 14-7 0-8-7-8-14-8-19 0-40 0-60 0-67 0-119 51-119 112 0 62 52 111 119 111 20 0 41 0 60 0 7 0 14 0 14-7 0-8-7-8-14-8-19 0-40 0-60 0-54 0-99-36-104-88 55 0 109 0 164 0z"><text:p/></draw:path><draw:path draw:style-name="gr3" draw:text-style-name="P9" svg:width="0.1079in" svg:height="0.1335in" svg:x="0.5551in" svg:y="0.0224in" svg:viewBox="0 0 275 340" svg:d="M172 275c55-12 103-54 103-135 0-97-68-140-137-140-71 0-138 45-138 140 0 82 50 121 95 133 17 40 56 67 104 67 19 0 40-3 61-11 6-3 11-3 11-9 0-4-5-7-7-7-1 0-1 0-4 1-11 2-16 2-21 2-37 0-59-22-67-41zM85 25c-24 27-31 72-31 115 0 37 5 86 31 115-27-10-72-40-72-115 0-78 49-107 71-116zM191 24c26 10 71 41 71 116 0 79-49 107-72 115 25-27 31-72 31-115 0-38-5-86-30-115zM138 265c-63 0-70-81-70-125 0-46 8-126 70-126s69 82 69 126c0 46-8 125-69 125zM112 276c11 3 17 3 26 3 2 0 9 0 20-2 11 25 29 39 49 47 3 2 2 2 3 2 0 1-6 1-11 1-33 0-67-15-87-51z"><text:p/></draw:path><draw:path draw:style-name="gr3" draw:text-style-name="P9" svg:width="0.0157in" svg:height="0.0157in" svg:x="0.6819in" svg:y="0.1134in" svg:viewBox="0 0 41 41" svg:d="M41 21c0-11-9-21-20-21-12 0-21 10-21 21s9 20 21 20c11 0 20-9 20-20z"><text:p/></draw:path><draw:path draw:style-name="gr3" draw:text-style-name="P9" svg:width="0.0626in" svg:height="0.0961in" svg:x="0.7169in" svg:y="0.0618in" svg:viewBox="0 0 160 245" svg:d="M160 4c0-1-2-3-4-3-4 0-20 16-26 27-9-21-24-28-36-28-46 0-94 57-94 113 0 38 23 62 52 62 16 0 32-9 45-23-3 13-17 66-18 69-2 11-5 12-27 13-5 0-9 0-9 8 2 1 0 3 5 3 13 0 26-1 39-1s26 1 40 1c2 0 6 0 6-7 0-4-3-4-10-4-18 0-18-3-18-6s1-6 2-9c17-71 35-143 53-215zM53 167c-23 0-25-29-25-36 0-19 11-62 17-77 12-29 33-45 49-45 25 0 30 31 30 34 0 2-22 87-23 88-5 11-27 36-48 36z"><text:p/></draw:path><draw:path draw:style-name="gr3" draw:text-style-name="P9" svg:width="0.1004in" svg:height="0.1in" svg:x="0.8268in" svg:y="0.0406in" svg:viewBox="0 0 256 255" svg:d="M136 137c37 0 72 0 108 0 6 0 12 0 12-8s-6-8-12-8c-36 0-71 0-108 0 0-36 0-73 0-109 0-4 0-12-7-12-8 0-8 8-8 12 0 36 0 73 0 109-36 0-73 0-109 0-5 0-12 0-12 8s7 8 12 8c36 0 73 0 109 0 0 35 0 71 0 107 0 5 0 11 8 11 7 0 7-6 7-11 0-36 0-72 0-107z"><text:p/></draw:path><draw:path draw:style-name="gr3" draw:text-style-name="P9" svg:width="0.0614in" svg:height="0.0685in" svg:x="0.9744in" svg:y="0.0618in" svg:viewBox="0 0 157 175" svg:d="M23 149c-1 5-3 14-3 16 0 7 5 10 11 10 4 0 12-3 14-11 1-1 14-54 16-61 3-13 9-39 12-50 2-5 13-23 22-31 3-3 14-13 30-13 10 0 11 3 17 4-11 2-20 11-20 22 0 6 3 13 14 13 10 0 21-8 21-23 0-13-12-25-32-25-25 0-41 20-49 30-3-17-17-30-35-30s-26 15-29 22c-6 13-12 36-12 37 0 5 4 5 6 5 3 0 4 0 6-9 7-27 14-46 28-46 6 0 12 3 12 17 0 9-1 13-6 33-7 30-15 60-23 90z"><text:p/></draw:path><draw:path draw:style-name="gr3" draw:text-style-name="P9" svg:width="0.1008in" svg:height="0.035in" svg:x="1.0941in" svg:y="0.073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9" svg:width="0.0756in" svg:height="0.0685in" svg:x="1.2504in" svg:y="0.0618in" svg:viewBox="0 0 193 175" svg:d="M118 54c3-10 12-45 38-45 2 0 11 0 20 5-11 1-19 11-19 21 0 6 5 13 15 13 8 0 21-6 21-23 0-19-22-25-36-25-23 0-36 21-40 30-10-26-31-30-42-30-41 0-63 51-63 59 0 5 3 4 5 5 3 0 4-1 5-5 13-40 39-50 52-50 7 0 21 3 21 26 0 11-7 38-21 92-7 24-20 40-37 40-2 0-12 0-19-5 10-2 18-10 18-21 0-10-8-13-14-13-12 0-22 10-22 22 0 17 20 25 36 25 26 0 40-26 41-29 4 15 19 29 42 29 39 0 61-50 61-59 0-4-3-4-4-4-3 0-4 1-4 5-14 40-40 50-52 50-15 0-21-13-21-26 0-8 2-17 6-34 4-18 8-35 13-53z"><text:p/></draw:path><draw:path draw:style-name="gr3" draw:text-style-name="P9" svg:width="0.0346in" svg:height="0.1512in" svg:x="1.3417in" svg:y="0.0154in" svg:viewBox="0 0 89 385" svg:d="M89 194c0-31-3-77-25-121-23-48-56-73-61-73-2 0-3 2-3 4s0 3 8 9c37 39 59 99 59 181 0 65-14 132-61 181-6 5-6 6-6 7 0 2 1 3 3 3 5 0 40-26 62-75 20-42 24-84 24-116z"><text:p/></draw:path><draw:path draw:style-name="gr3" draw:text-style-name="P9" svg:width="0.0157in" svg:height="0.0157in" svg:x="1.4055in" svg:y="0.1134in" svg:viewBox="0 0 41 41" svg:d="M41 21c0-11-10-21-21-21-12 0-20 10-20 21s8 20 20 20c11 0 21-9 21-20z"><text:p/></draw:path><draw:path draw:style-name="gr3" draw:text-style-name="P9" svg:width="0.0756in" svg:height="0.0685in" svg:x="1.4386in" svg:y="0.0618in" svg:viewBox="0 0 193 175" svg:d="M119 54c2-10 11-45 37-45 2 0 12 0 20 5-11 1-19 11-19 21 0 6 5 13 15 13 8 0 21-6 21-23 0-19-22-25-36-25-23 0-36 21-40 30-10-26-31-30-42-30-41 0-63 51-63 59 0 5 3 4 5 5 3 0 4-1 5-5 13-40 39-50 52-50 7 0 21 3 21 26 0 11-7 38-21 92-6 24-20 40-37 40-2 0-11 0-19-5 10-2 18-10 18-21 0-10-8-13-14-13-12 0-22 10-22 22 0 17 20 25 36 25 27 0 40-26 41-29 6 15 19 29 42 29 39 0 61-50 61-59 0-4-3-4-4-4-3 0-4 1-4 5-14 40-40 50-52 50-15 0-21-13-21-26 0-8 2-17 7-34 4-18 8-35 13-53z"><text:p/></draw:path><draw:path draw:style-name="gr3" draw:text-style-name="P9" svg:width="0.0756in" svg:height="0.0874in" svg:x="1.5764in" svg:y="0.0472in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3" draw:text-style-name="P9" svg:width="0.1079in" svg:height="0.1335in" svg:x="1.7126in" svg:y="0.0224in" svg:viewBox="0 0 275 340" svg:d="M172 275c55-12 103-54 103-135 0-97-68-140-137-140-71 0-138 45-138 140 0 82 50 121 96 133 16 40 55 67 103 67 19 0 41-3 61-11 6-3 11-3 11-9 0-4-4-7-7-7-1 0-1 0-4 1-11 2-15 2-21 2-35 0-57-22-67-41zM85 25c-24 27-30 72-30 115 0 37 4 86 30 115-27-10-72-40-72-115 0-78 49-107 71-116zM191 24c27 10 71 41 71 116 0 79-49 107-72 115 25-27 31-72 31-115 0-38-4-86-30-115zM138 265c-63 0-70-81-70-125 0-46 8-126 70-126s69 82 69 126c0 46-8 125-69 125zM112 276c11 3 17 3 26 3 2 0 9 0 20-2 11 25 29 39 49 47 3 2 3 2 4 2 0 1-7 1-12 1-33 0-67-15-87-51z"><text:p/></draw:path><draw:path draw:style-name="gr3" draw:text-style-name="P9" svg:width="0.0394in" svg:height="0.1815in" svg:x="1.8323in" svg:y="0in" svg:viewBox="0 0 101 462" svg:d="M101 232c0-55-10-133-60-198-4-4-29-34-37-34-1 0-4 1-4 4 0 2 1 3 2 4 19 20 44 51 61 113 9 35 12 75 12 110 0 39-3 78-14 116-15 54-38 85-58 107-3 3-2 3-3 4 0 3 3 4 4 4 7 0 28-24 32-29 40-47 65-116 65-201z"><text:p/></draw:path><draw:path draw:style-name="gr3" draw:text-style-name="P9" svg:width="0.0846in" svg:height="0.0937in" svg:x="1.9374in" svg:y="0.039in" svg:viewBox="0 0 216 239" svg:d="M117 8c-4-7-6-8-9-8-6 0-7 2-9 8-32 71-64 143-96 215-2 6-3 6-3 8 0 5 3 8 8 8 3 0 6-1 9-8 30-68 60-136 91-205 31 69 60 137 91 205 3 8 7 8 9 8 4 0 8-3 8-8 0-1 0-1-3-6-31-73-64-145-96-217z"><text:p/></draw:path><draw:path draw:style-name="gr3" draw:text-style-name="P9" svg:width="0.039in" svg:height="0.1815in" svg:x="2.0874in" svg:y="0in" svg:viewBox="0 0 100 462" svg:d="M100 458c0-1 0-2-1-3-18-19-44-50-60-114-9-35-13-75-13-109 0-102 25-173 71-223 3-3 2-3 3-5 0-4-2-4-4-4-6 0-27 23-32 30-39 46-64 115-64 201 0 54 10 132 61 197 3 5 28 34 35 34 2 0 4 0 4-4z"><text:p/></draw:path><draw:path draw:style-name="gr3" draw:text-style-name="P9" svg:width="0.0846in" svg:height="0.1079in" svg:x="2.1339in" svg:y="0.0236in" svg:viewBox="0 0 216 275" svg:d="M213 14c3-4 3-4 3-6 0-5-4-8-8-8-6 0-8 4-9 9-11 28-22 56-33 85-38 0-78 0-116 0-11-29-22-57-33-85-2-6-4-9-9-9-4 0-8 3-8 8 0 1 0 1 2 6 32 84 65 169 97 252 2 6 4 9 9 9s6-4 9-7c32-84 65-169 96-254zM55 109c35 0 70 0 106 0-18 45-36 91-53 138-18-47-35-93-53-138z"><text:p/></draw:path><draw:path draw:style-name="gr3" draw:text-style-name="P9" svg:width="0.0756in" svg:height="0.0685in" svg:x="2.2232in" svg:y="0.0618in" svg:viewBox="0 0 193 175" svg:d="M118 54c2-10 11-45 38-45 2 0 11 0 19 5-11 1-19 11-19 21 0 6 5 13 16 13 8 0 21-6 21-23 0-19-24-25-37-25-22 0-36 21-40 30-10-26-31-30-42-30-40 0-62 51-62 59 0 5 3 5 5 5 3 0 4-1 4-5 13-40 40-50 53-50 6 0 21 3 21 26 0 11-7 38-21 92-7 24-20 40-38 40-2 0-11 0-18-5 8-2 17-10 17-21 0-10-9-13-14-13-11 0-21 10-21 22 0 17 19 25 36 25 26 0 40-26 41-29 4 15 19 29 42 29 39 0 61-50 61-59 0-4-3-4-4-4-3 0-4 1-5 5-13 40-39 50-52 50-14 0-21-13-21-26 0-8 2-17 7-34 4-18 8-35 13-53z"><text:p/></draw:path><draw:path draw:style-name="gr3" draw:text-style-name="P9" svg:width="0.076in" svg:height="0.0874in" svg:x="2.3602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79in" svg:height="0.1335in" svg:x="2.4969in" svg:y="0.0224in" svg:viewBox="0 0 275 340" svg:d="M172 275c54-12 103-54 103-135 0-97-68-140-137-140-72 0-138 45-138 140 0 82 50 121 95 133 17 40 56 67 103 67 20 0 41-3 61-11 7-3 11-3 11-9 0-4-4-7-7-7-1 0-1 0-3 1-11 2-16 2-22 2-36 0-58-22-66-41zM84 25c-23 27-30 72-30 115 0 37 4 86 30 115-27-10-71-40-71-115 0-78 48-107 71-116zM190 24c27 10 71 41 71 116 0 79-48 107-71 115 25-27 30-72 30-115 0-38-4-86-30-115zM138 265c-63 0-71-81-71-125 0-46 8-126 71-126 62 0 69 82 69 126 0 46-8 125-69 125zM111 276c11 3 25 3 27 3 1 0 9 0 20-2 10 25 29 39 48 47 4 2 3 2 4 2 0 1-6 1-12 1-33 0-66-15-87-51z"><text:p/></draw:path><draw:path draw:style-name="gr3" draw:text-style-name="P9" svg:width="0.0161in" svg:height="0.0157in" svg:x="2.6228in" svg:y="0.1134in" svg:viewBox="0 0 42 41" svg:d="M42 21c0-11-10-21-21-21s-21 10-21 21 10 20 21 20 21-9 21-20z"><text:p/></draw:path><draw:path draw:style-name="gr3" draw:text-style-name="P9" svg:width="0.0677in" svg:height="0.1043in" svg:x="2.6606in" svg:y="0.0236in" svg:viewBox="0 0 173 266" svg:d="M173 14c0-13-2-14-15-14-48 0-96 0-145 0-5 0-13 0-13 8 0 7 8 7 13 7 48 0 96 0 143 0 0 38 0 74 0 112-46 0-91 0-137 0-7 0-13 0-13 7 0 8 6 8 13 8 46 0 91 0 137 0 0 36 0 73 0 109-47 0-95 0-143 0-5 0-13 0-13 8 0 7 8 7 13 7 49 0 97 0 145 0 13 0 15-1 15-13 0-79 0-159 0-239z"><text:p/></draw:path><draw:path draw:style-name="gr3" draw:text-style-name="P9" svg:width="0.0626in" svg:height="0.0961in" svg:x="2.7429in" svg:y="0.0618in" svg:viewBox="0 0 160 245" svg:d="M160 4c0-1-2-3-5-3s-20 16-26 27c-8-21-23-28-35-28-47 0-94 57-94 113 0 38 23 62 52 62 16 0 31-9 45-23-3 13-17 66-18 69-3 11-5 12-27 13-6 0-9 0-9 8 1 1 0 3 4 3 14 0 27-1 39-1 13 0 27 1 41 1 1 0 6 0 6-7 0-4-4-4-10-4-18 0-18-3-18-6s1-6 1-9c17-71 36-143 54-215zM53 167c-24 0-25-29-25-36 0-19 11-62 17-77 12-29 32-45 49-45 25 0 30 31 30 34 0 2-22 87-23 88-5 11-27 36-48 36z"><text:p/></draw:path><draw:path draw:style-name="gr3" draw:text-style-name="P9" svg:width="0.076in" svg:height="0.0874in" svg:x="2.865in" svg:y="0.0472in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3" draw:text-style-name="P9" svg:width="0.1079in" svg:height="0.1335in" svg:x="3.0012in" svg:y="0.0224in" svg:viewBox="0 0 275 340" svg:d="M172 275c55-12 103-54 103-135 0-97-68-140-137-140-72 0-138 45-138 140 0 82 50 121 95 133 17 40 56 67 103 67 20 0 41-3 61-11 7-3 11-3 11-9 0-4-4-7-7-7-1 1-1 0-3 1-11 2-16 2-22 2-36 0-58-22-66-41zM84 25c-23 27-30 72-30 115 0 37 4 86 31 115-28-10-72-40-72-115 0-78 49-107 71-116zM191 24c26 10 71 41 71 116 0 79-49 107-72 115 25-27 30-72 30-115 0-38-4-86-30-115zM138 265c-63 0-71-81-71-125 0-46 9-126 71-126s69 82 69 126c0 46-8 125-69 125zM112 276c10 3 24 3 26 3 1 0 9 0 20-2 10 25 29 39 48 47 4 2 3 2 4 2 0 1-6 1-12 1-33 0-66-15-86-51z"><text:p/></draw:path><draw:path draw:style-name="gr3" draw:text-style-name="P9" svg:width="0.0157in" svg:height="0.0157in" svg:x="3.128in" svg:y="0.1134in" svg:viewBox="0 0 41 41" svg:d="M41 21c0-11-10-21-21-21s-20 10-20 21 9 20 20 20 21-9 21-20z"><text:p/></draw:path><draw:path draw:style-name="gr3" draw:text-style-name="P9" svg:width="0.0614in" svg:height="0.0685in" svg:x="3.161in" svg:y="0.0618in" svg:viewBox="0 0 157 175" svg:d="M23 149c-1 5-3 14-3 16 0 7 5 10 11 10 4 0 11-3 14-11 1-1 14-54 16-61 3-13 9-39 12-50 2-5 12-23 22-31 3-3 14-13 30-13 10 0 16 4 17 4-12 2-21 11-21 22 0 6 4 13 15 13 10 0 21-8 21-23 0-13-12-25-32-25-25 0-41 20-49 30-3-17-17-30-35-30s-26 15-29 22c-6 13-12 36-12 37 0 5 3 4 4 5 5 0 5 0 7-9 7-27 14-46 29-46 6 0 12 3 12 17 0 9-1 13-7 33-8 30-14 60-22 90z"><text:p/></draw:path><draw:path draw:style-name="gr3" draw:text-style-name="P9" svg:width="0.1008in" svg:height="0.1in" svg:x="3.272in" svg:y="0.0406in" svg:viewBox="0 0 257 255" svg:d="M136 137c37 0 72 0 108 0 6 0 13 0 13-8s-7-8-13-8c-36 0-71 0-108 0 0-36 0-73 0-109 0-4 0-12-7-12-8 0-8 8-8 12 0 36 0 73 0 109-36 0-71 0-108 0-5 0-13 0-13 8s8 8 13 8c37 0 72 0 108 0 0 35 0 71 0 107 0 5 0 11 8 11 7 0 7-6 7-11 0-36 0-72 0-107z"><text:p/></draw:path><draw:path draw:style-name="gr3" draw:text-style-name="P9" svg:width="0.0626in" svg:height="0.0961in" svg:x="3.422in" svg:y="0.0618in" svg:viewBox="0 0 160 245" svg:d="M160 4c0-1-2-3-5-3-4 0-20 16-26 27-9-21-23-28-37-28-45 0-92 57-92 113 0 38 23 62 51 62 16 0 32-9 46-23-5 13-17 66-18 69-3 11-6 12-27 13-6 0-10 0-10 8 2 1 0 3 5 3 12 0 27-1 39-1 13 0 27 1 39 1 3 0 8 0 8-7 0-4-4-4-10-4-18 0-18-3-18-6s0-6 1-9c17-71 36-143 54-215zM52 167c-23 0-24-29-24-36 0-19 11-62 17-77 12-29 32-45 47-45 26 0 31 31 31 34 0 2-21 87-22 88-5 11-27 36-49 36z"><text:p/></draw:path><draw:path draw:style-name="gr3" draw:text-style-name="P9" svg:width="0.1004in" svg:height="0.035in" svg:x="3.5402in" svg:y="0.073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9" svg:width="0.0756in" svg:height="0.0685in" svg:x="3.6965in" svg:y="0.0618in" svg:viewBox="0 0 193 175" svg:d="M118 54c2-10 11-45 38-45 2 0 11 0 19 5-10 1-18 11-18 21 0 6 4 13 15 13 8 0 21-6 21-23 0-19-24-25-37-25-22 0-35 21-40 30-9-26-30-30-42-30-40 0-62 51-62 59 0 5 3 5 5 5 3 0 4-1 5-5 13-40 39-50 52-50 6 0 21 3 21 26 0 11-7 38-21 92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9" svg:width="0.0394in" svg:height="0.1815in" svg:x="3.7858in" svg:y="0in" svg:viewBox="0 0 101 462" svg:d="M101 232c0-55-10-133-60-198-5-4-29-34-37-34-1 0-4 1-4 4 0 2 1 3 2 4 19 20 44 51 60 113 8 35 13 75 13 110 0 39-5 78-14 116-15 54-38 85-58 107-3 3-2 3-3 4 0 3 3 4 4 4 7 0 28-24 32-29 40-47 65-116 65-201z"><text:p/></draw:path></draw:g></text:p>
          <text:list>
            <text:list-item>
              <text:p text:style-name="P111">(אני מניח את כל הדבר הזה <text:span text:style-name="T52">רק כי אני צריך </text:span>אבל אני אשתמש רק בחצי הימני)</text:p>
            </text:list-item>
            <text:list-item>
              <text:p text:style-name="P112">ונוכיח <draw:g text:anchor-type="as-char" svg:y="-0.1075in" draw:z-index="16" draw:name="Shape183" draw:style-name="gr1"><svg:title>TexMaths</svg:title><svg:desc>11§display§r \in \Q§svg§600§FALSE§</svg:desc><draw:path draw:style-name="gr2" draw:text-style-name="P8" svg:width="0.3555in" svg:height="0.1177in" svg:x="0.0039in" svg:y="0.0075in" svg:viewBox="0 0 904 300" svg:d="M0 0c301 0 603 0 904 0 0 100 0 200 0 300-301 0-603 0-904 0 0-100 0-200 0-300z"><text:p/></draw:path><draw:path draw:style-name="gr3" draw:text-style-name="P9" svg:width="0.0614in" svg:height="0.0677in" svg:x="0.0004in" svg:y="0.0402in" svg:viewBox="0 0 157 173" svg:d="M23 148c-1 5-3 14-3 16 0 7 5 9 11 9 4 0 11-2 14-10 1-1 14-54 16-60 3-13 9-40 12-50 2-6 12-23 22-32 3-3 14-13 30-13 10 0 16 5 17 5-12 1-21 11-21 21 0 6 4 13 15 13 10 0 21-8 21-23 0-13-12-24-32-24-25 0-41 19-49 30-3-18-17-30-35-30s-26 14-29 22c-6 13-12 36-12 38 0 3 3 2 4 3 5 0 5 0 7-9 7-28 14-46 29-46 6 0 12 3 12 17 0 9-1 14-7 33-8 30-14 60-22 90z"><text:p/></draw:path><draw:path draw:style-name="gr3" draw:text-style-name="P9" svg:width="0.0756in" svg:height="0.0874in" svg:x="0.124in" svg:y="0.0252in" svg:viewBox="0 0 193 223" svg:d="M179 120c7 0 14 0 14-8 0-7-7-7-14-7-55 0-109 0-164 0 5-52 50-90 104-90 20 0 39 0 60 0 7 0 14 0 14-7 0-8-7-8-14-8-21 0-40 0-60 0-66 0-119 51-119 112s53 111 119 111c20 0 39 0 60 0 7 0 14 0 14-8s-7-8-14-8c-21 0-40 0-60 0-54 0-99-36-104-87 55 0 109 0 164 0z"><text:p/></draw:path><draw:path draw:style-name="gr3" draw:text-style-name="P9" svg:width="0.1079in" svg:height="0.1335in" svg:x="0.2594in" svg:y="0in" svg:viewBox="0 0 275 340" svg:d="M172 275c55-13 103-56 103-135 0-98-68-140-137-140-71 0-138 44-138 139 0 82 50 121 95 133 17 40 56 68 103 68 20 0 41-4 62-11 6-4 10-5 10-10s-4-7-7-7c-1 0-1 0-3 1-11 2-16 2-21 2-37 0-59-22-67-40zM85 24c-24 28-31 73-31 115 0 37 5 85 31 116-27-10-72-41-72-115 0-79 49-108 71-116zM191 24c26 9 71 40 71 115 0 78-49 107-72 116 24-29 30-74 30-115 0-39-4-86-30-116zM138 265c-63 0-70-82-70-125 0-46 8-127 70-127s69 82 69 126c0 45-8 126-69 126zM112 276c11 2 17 2 26 2 2 0 9 0 20-1 10 24 29 38 48 46 4 2 2 1 4 2 0 1-7 1-12 1-32 0-66-15-86-50z"><text:p/></draw:path></draw:g>;</text:p>
            </text:list-item>
            <text:list-item>
              <text:p text:style-name="P113"><text:soft-page-break/>ידוע ש־<draw:g text:anchor-type="as-char" svg:y="-0.1063in" draw:z-index="15" draw:name="Shape184" draw:style-name="gr1"><svg:title>TexMaths</svg:title><svg:desc>11§display§\forall x \in \Q. \exists q \in \Q. r + q = x§svg§600§FALSE§</svg:desc><draw:path draw:style-name="gr2" draw:text-style-name="P8" svg:width="1.6213in" svg:height="0.1201in" svg:x="0.0079in" svg:y="0.0071in" svg:viewBox="0 0 4119 306" svg:d="M0 0c1373 0 2746 0 4119 0 0 102 0 204 0 306-1373 0-2746 0-4119 0 0-102 0-204 0-306z"><text:p/></draw:path><draw:path draw:style-name="gr3" draw:text-style-name="P9" svg:width="0.0839in" svg:height="0.1079in" svg:x="0in" svg:y="0.002in" svg:viewBox="0 0 214 275" svg:d="M213 14c1-4 1-5 1-6 0-5-2-8-7-8s-7 4-9 9c-11 28-21 56-32 85-40 0-78 0-118 0-11-29-21-57-32-85-2-6-3-9-8-9-4 0-8 3-8 8 1 2 0 1 2 6 32 84 65 169 97 252 1 6 3 9 9 9 5 0 6-4 7-9 33-83 65-168 98-252zM55 109c35 0 69 0 104 0-17 45-34 91-51 137-18-46-35-92-53-137z"><text:p/></draw:path><draw:path draw:style-name="gr3" draw:text-style-name="P9" svg:width="0.0752in" svg:height="0.0681in" svg:x="0.0886in" svg:y="0.0398in" svg:viewBox="0 0 192 174" svg:d="M119 54c2-10 11-45 37-45 2 0 12 0 20 4-11 2-19 12-19 21 0 7 5 13 15 13 8 0 20-6 20-22 0-19-22-25-35-25-23 0-36 20-40 30-10-27-31-30-42-30-41 0-63 50-63 59 0 4 3 3 4 4 4 0 5 0 6-4 13-41 38-50 52-50 7 0 21 3 21 25 0 12-7 38-21 93-6 23-20 39-37 39-2 0-11 0-19-4 9-2 18-11 18-21 0-11-9-14-14-14-12 0-22 10-22 23 0 17 20 24 36 24 27 0 40-26 41-29 5 15 19 29 42 29 39 0 61-48 61-58 0-5-3-5-4-5-3 0-4 2-4 5-14 41-40 50-52 50-16 0-21-12-21-25 0-9 2-17 7-34 4-18 8-35 13-53z"><text:p/></draw:path><draw:path draw:style-name="gr3" draw:text-style-name="P9" svg:width="0.0752in" svg:height="0.087in" svg:x="0.2264in" svg:y="0.0252in" svg:viewBox="0 0 192 222" svg:d="M179 119c7 0 13 0 13-8 0-7-6-7-13-7-55 0-109 0-164 0 5-52 50-89 104-89 20 0 40 0 60 0 7 0 13 0 13-7 0-8-6-8-13-8-20 0-40 0-60 0-66 0-119 50-119 111 0 62 53 111 119 111 20 0 40 0 60 0 7 0 13 0 13-7 0-8-6-8-13-8-20 0-40 0-60 0-54 0-99-36-104-88 55 0 109 0 164 0z"><text:p/></draw:path><draw:path draw:style-name="gr3" draw:text-style-name="P9" svg:width="0.1079in" svg:height="0.1335in" svg:x="0.3626in" svg:y="0in" svg:viewBox="0 0 275 340" svg:d="M172 274c55-11 103-54 103-134 0-97-68-140-138-140s-137 44-137 140c0 81 49 120 95 132 17 40 56 68 104 68 19 0 41-4 61-12 6-2 11-4 11-9 0-4-5-6-7-6-1 0-1 0-4 1-11 2-16 2-21 2-37 0-59-22-67-42zM85 24c-25 28-30 73-30 116 0 36 4 85 30 114-27-10-72-40-72-114 0-79 49-108 71-116zM191 24c26 10 71 41 71 116 0 77-49 106-72 114 24-27 31-72 31-114 0-38-5-86-30-116zM137 264c-62 0-69-81-69-124 0-46 8-127 69-127 63 0 70 83 70 127 0 45-8 124-70 124zM112 276c11 3 17 3 25 3 3 0 10 0 21-2 11 25 29 39 49 47 3 1 4 1 4 2-4 0-8 0-12 0-33 0-67-15-87-50z"><text:p/></draw:path><draw:path draw:style-name="gr3" draw:text-style-name="P9" svg:width="0.0157in" svg:height="0.0157in" svg:x="0.489in" svg:y="0.0906in" svg:viewBox="0 0 41 41" svg:d="M41 20c0-11-9-20-20-20-12 0-21 8-21 20 0 11 9 21 21 21 11 0 20-9 20-21z"><text:p/></draw:path><draw:path draw:style-name="gr3" draw:text-style-name="P9" svg:width="0.0673in" svg:height="0.1043in" svg:x="0.5264in" svg:y="0.002in" svg:viewBox="0 0 172 266" svg:d="M172 13c0-12-2-13-14-13-48 0-96 0-145 0-6 0-13 0-13 8 0 7 7 7 13 7 47 0 96 0 143 0 0 37 0 73 0 111-46 0-91 0-137 0-7 0-14 0-14 7 0 8 7 8 14 8 46 0 91 0 137 0 0 36 0 74 0 110-47 0-96 0-143 0-6 0-13 0-13 8 0 7 7 7 13 7 49 0 97 0 145 0 12 0 14-1 14-14 0-79 0-160 0-239z"><text:p/></draw:path><draw:path draw:style-name="gr3" draw:text-style-name="P9" svg:width="0.0618in" svg:height="0.0957in" svg:x="0.6087in" svg:y="0.0398in" svg:viewBox="0 0 158 244" svg:d="M158 4c0-2-1-4-3-4-4 0-20 15-26 26-9-19-25-26-37-26-45 0-92 57-92 113 0 38 22 61 51 61 16 0 31-9 45-22-4 13-16 64-17 68-3 10-6 12-28 12-5 0-9 0-9 8 2 2 0 4 5 4 12 0 26-1 39-1s26 1 39 1c3 0 7 0 7-7 0-5-3-5-10-5-19 0-19-2-19-5s1-6 3-9c17-70 35-142 52-214zM52 166c-23 0-26-29-26-36 0-19 12-61 19-77 12-29 32-44 47-44 26 0 31 31 31 33 0 3-21 87-22 89-6 11-27 35-49 35z"><text:p/></draw:path><draw:path draw:style-name="gr3" draw:text-style-name="P9" svg:width="0.0752in" svg:height="0.087in" svg:x="0.7307in" svg:y="0.0252in" svg:viewBox="0 0 192 222" svg:d="M179 119c7 0 13 0 13-8 0-7-6-7-13-7-55 0-109 0-164 0 5-52 50-89 104-89 20 0 40 0 60 0 7 0 13 0 13-7 0-8-6-8-13-8-20 0-40 0-60 0-67 0-119 50-119 111 0 62 52 111 119 111 20 0 40 0 60 0 7 0 13 0 13-7 0-8-6-8-13-8-20 0-40 0-60 0-54 0-99-36-104-88 55 0 109 0 164 0z"><text:p/></draw:path><draw:path draw:style-name="gr3" draw:text-style-name="P9" svg:width="0.1079in" svg:height="0.1335in" svg:x="0.8665in" svg:y="0in" svg:viewBox="0 0 275 340" svg:d="M172 274c55-11 103-54 103-134 0-97-68-140-138-140s-137 44-137 140c0 81 49 120 95 132 17 40 56 68 104 68 19 0 40-4 61-12 6-2 11-4 11-9 0-4-5-6-7-6-1 0-1 0-4 1-11 2-16 2-21 2-37 0-59-22-67-42zM85 24c-25 28-31 73-31 116 0 36 5 85 31 114-27-10-72-40-72-114 0-79 49-108 71-116zM191 24c26 10 71 41 71 116 0 77-49 106-72 114 24-27 31-72 31-114 0-38-5-86-30-116zM137 264c-62 0-69-81-69-124 0-46 8-127 69-127 63 0 70 83 70 127 0 45-8 124-70 124zM112 276c11 3 17 3 25 3 3 0 10 0 21-2 10 25 29 39 49 47 3 1 3 1 3 2-3 0-7 0-11 0-33 0-67-15-87-50z"><text:p/></draw:path><draw:path draw:style-name="gr3" draw:text-style-name="P9" svg:width="0.0157in" svg:height="0.0157in" svg:x="0.9929in" svg:y="0.0906in" svg:viewBox="0 0 41 41" svg:d="M41 20c0-11-10-20-21-20-12 0-20 8-20 20 0 11 8 21 20 21 11 0 21-9 21-21z"><text:p/></draw:path><draw:path draw:style-name="gr3" draw:text-style-name="P9" svg:width="0.0614in" svg:height="0.0681in" svg:x="1.0264in" svg:y="0.0398in" svg:viewBox="0 0 157 174" svg:d="M23 148c-1 6-3 15-3 16 0 8 5 10 11 10 4 0 12-2 14-10 1-1 14-54 15-60 4-14 10-41 13-51 2-6 13-23 22-32 3-2 14-12 30-12 10 0 11 3 17 4-12 2-20 11-20 21 0 7 3 13 14 13 10 0 21-8 21-22s-12-25-32-25c-25 0-41 19-49 30-3-18-17-30-35-30s-26 15-29 22c-7 13-12 36-12 37 0 4 4 4 5 4 4 0 4 0 7-9 7-28 14-45 28-45 6 0 12 2 12 17 0 8-1 13-6 32-8 30-15 60-23 90z"><text:p/></draw:path><draw:path draw:style-name="gr3" draw:text-style-name="P9" svg:width="0.1008in" svg:height="0.1008in" svg:x="1.137in" svg:y="0.0181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9" svg:width="0.0622in" svg:height="0.0957in" svg:x="1.287in" svg:y="0.0398in" svg:viewBox="0 0 159 244" svg:d="M159 4c0-2-1-4-4-4-4 0-20 15-26 26-8-19-23-26-36-26-46 0-93 57-93 113 0 38 23 61 51 61 16 0 31-9 46-22-4 13-17 64-18 68-3 10-6 12-27 12-6 0-9 0-9 8 1 2 0 4 4 4 12 0 27-1 39-1 13 0 27 1 40 1 2 0 7 0 7-7 0-5-4-5-10-5-19 0-19-2-19-5s2-6 2-9c17-70 36-142 53-214zM52 166c-23 0-25-29-25-36 0-19 11-61 18-77 12-29 32-44 48-44 25 0 30 31 30 33 0 3-21 87-22 89-5 11-27 35-49 35z"><text:p/></draw:path><draw:path draw:style-name="gr3" draw:text-style-name="P9" svg:width="0.1004in" svg:height="0.035in" svg:x="1.4051in" svg:y="0.051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752in" svg:height="0.0681in" svg:x="1.5614in" svg:y="0.0398in" svg:viewBox="0 0 192 174" svg:d="M118 54c2-10 11-45 38-45 2 0 11 0 20 4-11 2-19 12-19 21 0 7 5 13 15 13 8 0 20-6 20-22 0-19-23-25-36-25-22 0-35 20-41 30-8-27-29-30-41-30-40 0-62 50-62 59 0 4 3 4 4 4 4 0 5 0 6-4 13-41 38-50 52-50 6 0 21 3 21 25 0 12-7 38-21 93-7 23-20 39-38 39-2 0-11 0-18-4 9-2 17-11 17-21 0-11-8-14-14-14-11 0-21 10-21 23 0 17 20 24 36 24 26 0 40-26 41-29 4 15 19 29 42 29 39 0 61-48 61-58 0-5-3-5-4-5-3 0-4 2-6 5-12 41-38 50-50 50-16 0-22-12-22-25 0-9 2-17 6-34 5-18 9-35 14-53z"><text:p/></draw:path></draw:g>. נחסר את המשוואה בפנים ב־<draw:g text:anchor-type="as-char" svg:y="-0.0661in" draw:z-index="14" draw:name="Shape185" draw:style-name="gr1"><svg:title>TexMaths</svg:title><svg:desc>11§display§q§svg§600§FALSE§</svg:desc><draw:path draw:style-name="gr2" draw:text-style-name="P8" svg:width="0.052in" svg:height="0.0799in" svg:x="0.0024in" svg:y="0.0071in" svg:viewBox="0 0 133 204" svg:d="M67 204c-23 0-45 0-67 0 0-68 0-136 0-204 44 0 89 0 133 0 0 68 0 136 0 204-22 0-44 0-66 0z"><text:p/></draw:path><draw:path draw:style-name="gr3" draw:text-style-name="P9" svg:width="0.0614in" svg:height="0.0953in" svg:x="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, ומכאן נקבל ש־<draw:g text:anchor-type="as-char" svg:y="-0.0717in" draw:z-index="13" draw:name="Shape186" draw:style-name="gr1"><svg:title>TexMaths</svg:title><svg:desc>11§display§r = q - x§svg§600§FALSE§</svg:desc><draw:path draw:style-name="gr2" draw:text-style-name="P8" svg:width="0.5992in" svg:height="0.0799in" svg:x="0.0039in" svg:y="0.0075in" svg:viewBox="0 0 1523 204" svg:d="M762 204c-254 0-508 0-762 0 0-68 0-136 0-204 507 0 1015 0 1523 0 0 68 0 136 0 204-253 0-508 0-761 0z"><text:p/></draw:path><draw:path draw:style-name="gr3" draw:text-style-name="P9" svg:width="0.0614in" svg:height="0.0677in" svg:x="0.0004in" svg:y="0.0004in" svg:viewBox="0 0 157 173" svg:d="M23 146c-1 6-3 15-3 16 0 8 5 11 11 11 4 0 12-3 14-11 1-1 14-52 16-59 3-13 9-39 12-50 2-5 13-23 22-32 3-2 14-12 30-12 10 0 11 3 17 4-12 2-20 11-20 21 0 7 3 14 14 14 10 0 21-9 21-23 0-13-12-25-32-25-25 0-41 19-49 30-3-18-17-30-35-30s-26 15-29 22c-6 13-12 36-12 37 0 5 4 5 6 5 3 0 3-2 6-9 7-28 14-46 28-46 6 0 12 3 12 17 0 8-1 12-6 32-7 30-15 59-23 88z"><text:p/></draw:path><draw:path draw:style-name="gr3" draw:text-style-name="P9" svg:width="0.1004in" svg:height="0.035in" svg:x="0.1201in" svg:y="0.01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626in" svg:height="0.0953in" svg:x="0.278in" svg:y="0.0004in" svg:viewBox="0 0 160 243" svg:d="M160 4c0-1-2-3-5-3-4 0-20 15-26 26-8-20-23-27-35-27-47 0-94 57-94 113 0 36 23 60 51 60 16 0 32-10 46-23-3 13-17 65-18 68-3 11-6 13-27 13-6 0-9 0-9 8 1 1 0 4 4 4 12 0 27-1 39-1 13 0 27 1 39 1 3 0 8 0 8-7 0-5-4-5-10-5-18 0-18-2-18-6 0-3 0-5 1-8 17-71 36-141 54-213zM52 164c-23 0-24-28-24-35 0-18 11-60 17-76 12-28 32-44 49-44 24 0 29 30 29 34 0 2-21 85-22 87-5 10-27 34-49 34z"><text:p/></draw:path><draw:path draw:style-name="gr3" draw:text-style-name="P9" svg:width="0.0921in" svg:height="0.0055in" svg:x="0.3917in" svg:y="0.0256in" svg:viewBox="0 0 235 15" svg:d="M222 15c7 0 13 0 13-7 0-8-6-8-13-8-69 0-139 0-209 0-6 0-13 0-13 8 0 7 7 7 13 7 70 0 140 0 209 0z"><text:p/></draw:path><draw:path draw:style-name="gr3" draw:text-style-name="P9" svg:width="0.0756in" svg:height="0.0677in" svg:x="0.5354in" svg:y="0.0004in" svg:viewBox="0 0 193 173" svg:d="M118 54c2-10 11-45 38-45 2 0 11 0 19 4-11 2-19 12-19 21 0 7 5 14 16 14 8 0 21-7 21-23 0-20-24-25-37-25-22 0-36 21-40 30-10-26-31-30-42-30-40 0-62 49-62 59 0 5 3 5 5 5 3 0 4-2 5-5 12-40 39-50 52-50 6 0 21 3 21 25 0 12-7 38-21 92-7 22-20 38-38 38-2 0-11 0-18-4 8-2 17-11 17-21s-9-13-14-13c-11 0-21 10-21 22 0 17 19 25 36 25 26 0 40-27 41-29 4 14 19 29 42 29 39 0 61-48 61-58 0-4-3-4-4-4-3 0-4 2-5 4-13 41-39 49-52 49-14 0-21-12-21-25 0-7 2-15 7-33 4-17 8-35 13-52z"><text:p/></draw:path></draw:g>. מכיוון שידוע <draw:g text:anchor-type="as-char" svg:y="-0.1075in" draw:z-index="12" draw:name="Shape187" draw:style-name="gr1"><svg:title>TexMaths</svg:title><svg:desc>11§display§x \in \Q§svg§600§FALSE§</svg:desc><draw:path draw:style-name="gr2" draw:text-style-name="P8" svg:width="0.3697in" svg:height="0.1177in" svg:x="0.0039in" svg:y="0.0075in" svg:viewBox="0 0 940 300" svg:d="M0 0c314 0 626 0 940 0 0 100 0 200 0 300-314 0-626 0-940 0 0-100 0-200 0-300z"><text:p/></draw:path><draw:path draw:style-name="gr3" draw:text-style-name="P9" svg:width="0.0756in" svg:height="0.0677in" svg:x="0.0004in" svg:y="0.0402in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3" draw:text-style-name="P9" svg:width="0.076in" svg:height="0.0874in" svg:x="0.1378in" svg:y="0.0252in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3" draw:text-style-name="P9" svg:width="0.1079in" svg:height="0.1335in" svg:x="0.2732in" svg:y="0in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<text:s/>וגם <text:s/>ומשום <text:span text:style-name="T53">שחיסור </text:span>רציונלים הוא רציונלי (כמו שהוכחתי בסעיף הקודם), <text:span text:style-name="T53">אזי </text:span></text:p>
            </text:list-item>
          </text:list>
        </text:list-item>
        <text:list-item>
          <text:p text:style-name="P114"><text:span text:style-name="T8">מש"ל</text:span> <draw:g text:anchor-type="as-char" svg:y="-0.1043in" draw:z-index="57" draw:name="Shape188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2 1 15 13 15 76 0 152 0 228 0 13 0 14-1 14-14 0-79 0-158 0-238z"><text:p/></draw:path></draw:g><text:s/></text:p>
        </text:list-item>
      </text:list>
      <text:h text:style-name="P115" text:outline-level="2">9. הוכחה נוספת</text:h>
      <text:list text:style-name="L22">
        <text:list-item>
          <text:p text:style-name="P116">צ.ל. <text:span text:style-name="T54">(לפי עקרון ההפרדה, הגדרת הכלה והגדרת קטע)</text:span>:</text:p>
          <text:p text:style-name="P117"><draw:g text:anchor-type="as-char" svg:y="-0.1902in" draw:z-index="76" draw:name="Shape189" draw:style-name="gr1"><svg:title>TexMaths</svg:title><svg:desc>11§latex§\begin{alignat*}{3}
    &amp;&amp;\forall a, b, c, d \in \R. a &lt; b &lt; c &lt; d &amp;\rightarrow \exists \vepsi &gt; 0. [b-\vepsi, c + \vepsi] \subseteq (a, b) \\
    &amp;\iff &amp;\forall a, b, c, d \in \R. a &lt; b &lt; c &lt; d &amp;\rightarrow \exists \vepsi_1, \vepsi_2 &gt; 0. 
       [b - \vepsi_1, c + \vepsi_2] \subseteq (a, b) \land \vepsi_1 = \vepsi_2
\end{alignat}§svg§600§FALSE§</svg:desc><draw:path draw:style-name="gr2" draw:text-style-name="P8" svg:width="5.2146in" svg:height="0.3642in" svg:x="0.0004in" svg:y="0.0079in" svg:viewBox="0 0 13246 926" svg:d="M0 0c4416 0 8830 0 13246 0 0 308 0 617 0 926-4416 0-8830 0-13246 0 0-309 0-618 0-926z"><text:p/></draw:path><draw:path draw:style-name="gr3" draw:text-style-name="P9" svg:width="0.0843in" svg:height="0.1083in" svg:x="0.3142in" svg:y="0.0087in" svg:viewBox="0 0 215 276" svg:d="M213 14c2-4 2-5 2-6 0-5-4-8-8-8-5 0-7 4-9 9-11 28-21 56-32 85-39 0-78 0-118 0-11-29-20-57-31-85-3-6-5-9-9-9-5 0-8 3-8 8 1 2 0 1 2 6 32 85 64 169 96 253 2 6 4 9 10 9 4 0 6-4 8-7 33-85 64-170 97-255zM55 109c35 0 69 0 105 0-18 46-35 91-52 138-18-47-35-92-53-138z"><text:p/></draw:path><draw:path draw:style-name="gr3" draw:text-style-name="P9" svg:width="0.0693in" svg:height="0.0685in" svg:x="0.4047in" svg:y="0.0469in" svg:viewBox="0 0 177 175" svg:d="M129 25c-7-14-18-25-35-25-46 0-94 57-94 113 0 37 21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3" draw:text-style-name="P9" svg:width="0.0173in" svg:height="0.0453in" svg:x="0.4921in" svg:y="0.0984in" svg:viewBox="0 0 45 116" svg:d="M45 41c0-26-10-41-24-41-13 0-21 10-21 21 0 10 8 20 21 20 4 0 10-1 13-5 1-1 1-1 2-1 0 2 0 0 0 6 0 28-13 51-25 65-4 4-4 4-4 5 0 3 1 5 3 5 4 0 35-30 35-75z"><text:p/></draw:path><draw:path draw:style-name="gr3" draw:text-style-name="P9" svg:width="0.0555in" svg:height="0.1067in" svg:x="0.5539in" svg:y="0.0087in" svg:viewBox="0 0 142 272" svg:d="M74 4c0-1 0-4-6-4-9 0-36 2-46 3-3 1-8 1-8 8 0 4 4 4 9 4 19 0 20 4 20 7s-3 17-6 24c-11 42-20 85-31 127-5 19-6 25-6 38 0 37 20 61 48 61 47 0 94-57 94-114 0-35-21-61-52-61-17 0-33 11-45 23 10-39 19-77 29-116zM37 150c3-8 3-9 6-14 20-25 36-30 46-30 14 0 25 11 25 36 0 23-13 67-19 81-14 27-31 41-47 41-13 0-25-11-25-39 0-8 0-15 6-39 3-12 5-24 8-36z"><text:p/></draw:path><draw:path draw:style-name="gr3" draw:text-style-name="P9" svg:width="0.0173in" svg:height="0.0453in" svg:x="0.6248in" svg:y="0.0984in" svg:viewBox="0 0 45 116" svg:d="M45 41c0-26-10-41-24-41-13 0-21 10-21 21 0 10 8 20 21 20 4 0 10-1 13-5 1-1 1-1 2-1 0 2 0 0 0 6 0 28-13 51-25 65-4 4-4 4-4 5 0 3 1 5 3 5 4 0 35-30 35-75z"><text:p/></draw:path><draw:path draw:style-name="gr3" draw:text-style-name="P9" svg:width="0.0591in" svg:height="0.0685in" svg:x="0.6854in" svg:y="0.0469in" svg:viewBox="0 0 151 175" svg:d="M138 24c-6 0-11 0-17 6-7 5-8 12-8 15 0 9 8 13 15 13 12 0 22-10 22-25 0-19-18-33-45-33-53 0-105 55-105 110 0 35 23 65 63 65 56 0 88-41 88-45 0-2-2-6-5-6-2 0-3 1-5 5-30 38-73 38-77 38-24 0-35-20-35-43 0-15 7-52 21-77 12-22 34-38 55-38 13 0 27 4 33 15z"><text:p/></draw:path><draw:path draw:style-name="gr3" draw:text-style-name="P9" svg:width="0.0173in" svg:height="0.0453in" svg:x="0.7583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9" svg:width="0.0724in" svg:height="0.1067in" svg:x="0.8189in" svg:y="0.0087in" svg:viewBox="0 0 185 272" svg:d="M185 4c0-1 0-4-6-4-5 0-43 3-49 4-2 0-5 3-5 7s4 4 9 4c19 0 20 4 20 7-1 2-1 6-2 8-8 31-16 61-23 92-7-14-18-25-35-25-46 0-94 57-94 113 0 37 22 62 52 62 7 0 27-1 50-29 4 17 17 29 36 29 13 0 22-9 28-21 7-14 11-37 11-39 0-3-3-3-4-3-4 0-5 1-6 7-6 25-13 48-29 48-10 0-11-11-11-19s1-12 2-17c18-75 37-149 56-224zM105 222c-3 7-3 8-8 15-18 21-33 27-44 27-20 0-25-22-25-36 0-20 13-67 22-85 12-23 28-37 44-37 25 0 30 32 30 34s-1 4-1 6c-6 26-12 51-18 76z"><text:p/></draw:path><draw:path draw:style-name="gr3" draw:text-style-name="P9" svg:width="0.076in" svg:height="0.0874in" svg:x="0.9472in" svg:y="0.0319in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3" draw:text-style-name="P9" svg:width="0.1043in" svg:height="0.1035in" svg:x="1.0807in" svg:y="0.0102in" svg:viewBox="0 0 266 264" svg:d="M98 143c4 0 10 0 14 0 19 30 39 60 57 90 5 6 14 21 18 27 3 4 4 4 13 4 18 0 35 0 53 0 8 0 13 0 13-6 0-4-2-6-5-7-15-3-34-29-43-41-3-4-22-30-49-71 36-6 69-21 69-66 0-54-58-73-103-73-40 0-81 0-122 0-6 0-13 0-13 7 0 6 8 6 11 6 22 0 24 4 24 22 0 65 0 129 0 194 0 20-2 22-24 22-3 0-11 0-11 7 0 6 7 6 13 6 35 0 72 0 107 0 7 0 12 0 12-6 0-7-7-7-11-7-22 0-23-3-23-22 0-29 0-57 0-86zM173 124c11-14 12-35 12-51 0-19-2-40-16-55 17 3 54 15 54 55 0 24-11 44-50 51zM98 34c0-8 0-21 24-21 33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" draw:text-style-name="P9" svg:width="0.0157in" svg:height="0.0157in" svg:x="1.2016in" svg:y="0.0984in" svg:viewBox="0 0 41 41" svg:d="M41 21c0-11-10-21-21-21-12 0-20 10-20 21s8 20 20 20c11 0 21-9 21-20z"><text:p/></draw:path><draw:path draw:style-name="gr3" draw:text-style-name="P9" svg:width="0.0693in" svg:height="0.0685in" svg:x="1.2366in" svg:y="0.0469in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3" draw:text-style-name="P9" svg:width="0.0921in" svg:height="0.0874in" svg:x="1.3661in" svg:y="0.0319in" svg:viewBox="0 0 235 223" svg:d="M229 17c4-4 6-5 6-9 0-5-3-8-7-8-1 0-1 0-7 2-71 34-143 67-214 101-4 3-7 4-7 9s3 7 7 8c71 34 143 67 214 101 6 2 6 2 7 2 4 0 7-4 7-7 0-5-2-6-6-8-68-32-135-64-204-96 69-32 136-64 204-95z"><text:p/></draw:path><draw:path draw:style-name="gr3" draw:text-style-name="P9" svg:width="0.0555in" svg:height="0.1067in" svg:x="1.5209in" svg:y="0.0087in" svg:viewBox="0 0 142 272" svg:d="M74 4c0-1 0-4-5-4-8 0-37 2-47 3-3 1-8 1-8 8 0 4 4 4 10 4 19 0 19 4 19 7s-3 17-6 24c-9 42-20 85-30 127-6 19-7 25-7 38 0 37 21 61 50 61 45 0 92-57 92-114 0-35-20-61-51-61-18 0-34 11-46 23 10-39 19-77 29-116zM37 150c4-8 4-9 7-14 19-25 36-30 46-30 15 0 24 11 24 36 0 23-13 67-19 81-14 27-31 41-45 41s-27-11-27-39c0-8 0-15 7-39 2-12 5-24 7-36z"><text:p/></draw:path><draw:path draw:style-name="gr3" draw:text-style-name="P9" svg:width="0.0929in" svg:height="0.0874in" svg:x="1.6343in" svg:y="0.0319in" svg:viewBox="0 0 237 223" svg:d="M229 17c4-4 8-5 8-9 0-5-4-8-8-8-1 0-2 0-8 2-71 34-142 67-213 101-5 3-8 4-8 9s3 7 8 8c71 34 142 67 213 101 6 2 7 2 8 2 4 0 8-4 8-7 0-5-4-6-8-8-67-32-135-64-203-96 68-32 136-64 203-95z"><text:p/></draw:path><draw:path draw:style-name="gr3" draw:text-style-name="P9" svg:width="0.0591in" svg:height="0.0685in" svg:x="1.7882in" svg:y="0.0469in" svg:viewBox="0 0 151 175" svg:d="M138 24c-7 0-13 0-17 6-7 5-8 12-8 15 0 9 8 13 15 13 11 0 22-10 22-25 0-19-19-33-47-33-51 0-103 55-103 110 0 35 23 65 63 65 55 0 88-41 88-45 0-2-2-6-5-6-2 0-3 1-5 5-31 38-73 38-77 38-24 0-35-20-35-43 0-15 7-52 21-77 12-22 33-38 55-38 13 0 27 4 33 15z"><text:p/></draw:path><draw:path draw:style-name="gr3" draw:text-style-name="P9" svg:width="0.0921in" svg:height="0.0874in" svg:x="1.9031in" svg:y="0.0319in" svg:viewBox="0 0 235 223" svg:d="M229 17c4-4 6-5 6-9 0-5-3-8-7-8-1 0-1 0-7 2-71 34-143 67-214 101-4 3-7 4-7 9s3 7 7 8c71 34 143 67 214 101 6 2 6 2 7 2 4 0 7-4 7-7 0-5-2-6-6-8-68-32-135-64-204-96 69-32 136-64 204-95z"><text:p/></draw:path><draw:path draw:style-name="gr3" draw:text-style-name="P9" svg:width="0.072in" svg:height="0.1067in" svg:x="2.0571in" svg:y="0.0087in" svg:viewBox="0 0 184 272" svg:d="M184 4c0-1 0-4-6-4-5 0-42 3-48 4-3 0-6 3-6 7s4 4 9 4c19 0 20 4 20 7 0 2-1 6-1 8-8 31-16 61-23 92-8-14-19-25-37-25-45 0-92 57-92 113 0 37 21 62 51 62 7 0 27-1 50-29 4 17 17 29 35 29 14 0 22-9 29-21 7-14 11-37 11-39 0-3-3-3-4-3-4 0-5 1-6 7-6 25-13 48-28 48-11 0-13-11-13-19s2-12 3-17c18-75 37-149 56-224zM103 222c-2 7-2 8-7 15-18 21-33 27-44 27-20 0-26-22-26-36 0-20 14-67 22-85 13-23 30-37 46-37 24 0 29 32 29 34s0 4-1 6c-6 26-12 51-19 76z"><text:p/></draw:path><draw:path draw:style-name="gr3" draw:text-style-name="P9" svg:width="0.1346in" svg:height="0.0787in" svg:x="2.1807in" svg:y="0.0366in" svg:viewBox="0 0 343 201" svg:d="M301 109c-20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9" svg:width="0.0677in" svg:height="0.1047in" svg:x="2.3752in" svg:y="0.0087in" svg:viewBox="0 0 173 267" svg:d="M173 13c0-12-1-13-15-13-48 0-95 0-144 0-6 0-14 0-14 8 0 7 8 7 14 7 48 0 96 0 143 0 0 38 0 74 0 112-46 0-91 0-137 0-7 0-14 0-14 7 0 8 7 8 14 8 46 0 91 0 137 0 0 36 0 73 0 110-47 0-95 0-143 0-6 0-14 0-14 8 0 7 8 7 14 7 49 0 96 0 144 0 14 0 15-1 15-13 0-80 0-160 0-241z"><text:p/></draw:path><draw:path draw:style-name="gr3" draw:text-style-name="P9" svg:width="0.061in" svg:height="0.072in" svg:x="2.4551in" svg:y="0.0457in" svg:viewBox="0 0 156 184" svg:d="M45 88c12 6 24 6 33 6 10 0 31 0 31-13 0-9-13-11-28-11-8 0-22 2-36 8-9-4-15-12-15-22 0-24 38-38 72-38 7 0 20 0 36 11 4 3 5 4 8 4 5 0 10-5 10-11 0-7-23-22-49-22-45 0-87 26-87 56 0 17 14 25 15 27-22 13-35 35-35 52 0 26 22 49 64 49 50 0 72-34 72-40 0-2-2-4-4-4s-3 2-4 3c-6 9-15 23-61 23-24 0-56-5-56-33 0-13 10-34 34-45zM57 83c9-4 18-4 24-4 10 0 11 0 18 2-5 4-7 4-21 4-9 0-13 0-21-2z"><text:p/></draw:path><draw:path draw:style-name="gr3" draw:text-style-name="P9" svg:width="0.0929in" svg:height="0.0874in" svg:x="2.5776in" svg:y="0.0319in" svg:viewBox="0 0 237 223" svg:d="M229 120c4-1 8-3 8-8s-4-6-8-9c-72-34-143-67-215-101-4-2-5-2-6-2-5 0-8 3-8 8 0 3 2 5 8 9 67 31 135 63 202 95-67 32-135 64-202 96-6 2-8 4-8 8s3 7 8 7c1 0 2 0 6-2 72-34 143-67 215-101z"><text:p/></draw:path><draw:path draw:style-name="gr3" draw:text-style-name="P9" svg:width="0.0638in" svg:height="0.1039in" svg:x="2.7307in" svg:y="0.0138in" svg:viewBox="0 0 163 265" svg:d="M163 133c0-31-1-61-16-90-17-37-49-43-64-43-25 0-52 10-69 45-12 28-14 57-14 88 0 29 2 64 18 94 16 31 45 38 63 38 21 0 51-7 68-45 13-26 14-56 14-87zM81 256c-15 0-37-8-45-46-3-23-3-58-3-81 0-26 0-51 2-72 8-46 37-49 46-49 14 0 39 7 47 45 3 22 3 52 3 76 0 28 0 55-4 80-6 36-28 47-46 47z"><text:p/></draw:path><draw:path draw:style-name="gr3" draw:text-style-name="P9" svg:width="0.0157in" svg:height="0.0157in" svg:x="2.8142in" svg:y="0.0984in" svg:viewBox="0 0 41 41" svg:d="M41 21c0-11-10-21-21-21s-20 10-20 21 9 20 20 20 21-9 21-20z"><text:p/></draw:path><draw:path draw:style-name="gr3" draw:text-style-name="P9" svg:width="0.0209in" svg:height="0.1516in" svg:x="2.861in" svg:y="0in" svg:viewBox="0 0 54 386" svg:d="M54 386c0-5 0-11 0-15-12 0-25 0-37 0 0-119 0-237 0-356 12 0 25 0 37 0 0-5 0-9 0-15-18 0-36 0-54 0 0 129 0 258 0 386 18 0 36 0 54 0z"><text:p/></draw:path><draw:path draw:style-name="gr3" draw:text-style-name="P9" svg:width="0.0555in" svg:height="0.1067in" svg:x="2.8925in" svg:y="0.0087in" svg:viewBox="0 0 142 272" svg:d="M75 4c0-1 0-4-6-4-8 0-37 2-47 3-3 1-8 1-8 8 0 4 5 4 10 4 19 0 19 4 19 7s-3 17-4 24c-11 42-21 85-32 127-5 19-7 25-7 38 0 37 21 61 50 61 45 0 92-57 92-114 0-35-20-61-51-61-17 0-34 11-45 23 10-39 19-77 29-116zM39 150c2-8 2-9 5-14 19-25 36-30 46-30 15 0 24 11 24 36 0 23-12 67-19 81-12 27-31 41-45 41s-27-11-27-39c0-8 0-15 7-39 3-12 5-24 9-36z"><text:p/></draw:path><draw:path draw:style-name="gr3" draw:text-style-name="P9" svg:width="0.0921in" svg:height="0.0055in" svg:x="2.9976in" svg:y="0.0732in" svg:viewBox="0 0 235 15" svg:d="M222 15c7 0 13 0 13-7 0-8-6-8-13-8-69 0-139 0-209 0-6 0-13 0-13 8 0 7 7 7 13 7 70 0 140 0 209 0z"><text:p/></draw:path><draw:path draw:style-name="gr3" draw:text-style-name="P9" svg:width="0.061in" svg:height="0.072in" svg:x="3.1409in" svg:y="0.0457in" svg:viewBox="0 0 156 184" svg:d="M44 88c13 6 24 6 34 6s31 0 31-13c0-9-13-11-28-11-8 0-22 2-36 8-9-4-15-12-15-22 0-24 37-38 72-38 6 0 20 0 36 11 4 3 5 4 7 4 6 0 11-5 11-11 0-7-24-22-50-22-44 0-86 26-86 56 0 17 14 25 15 27-23 13-35 35-35 52 0 26 22 49 63 49 51 0 72-34 72-40 0-2-1-4-3-4s-3 2-4 3c-6 9-15 23-61 23-24 0-57-5-57-33 0-13 11-34 34-45zM57 83c9-4 18-4 24-4 9 0 11 0 18 2-5 4-7 4-21 4-9 0-13 0-21-2z"><text:p/></draw:path><draw:path draw:style-name="gr3" draw:text-style-name="P9" svg:width="0.0173in" svg:height="0.0453in" svg:x="3.2209in" svg:y="0.0984in" svg:viewBox="0 0 45 116" svg:d="M45 41c0-26-10-41-24-41-13 0-21 10-21 21 0 10 8 20 21 20 4 0 9-1 13-5 1-1 1-1 2-1 0 2 0 0 0 6 0 28-13 51-25 65-4 4-4 4-4 5 0 3 1 5 3 5 4 0 35-30 35-75z"><text:p/></draw:path><draw:path draw:style-name="gr3" draw:text-style-name="P9" svg:width="0.0591in" svg:height="0.0685in" svg:x="3.2815in" svg:y="0.0469in" svg:viewBox="0 0 151 175" svg:d="M138 24c-6 0-11 0-17 6-7 5-8 12-8 15 0 9 8 13 15 13 12 0 22-10 22-25 0-19-18-33-45-33-53 0-105 55-105 110 0 35 23 65 63 65 56 0 88-41 88-45 0-2-2-6-5-6-2 0-3 1-5 5-30 38-73 38-77 38-24 0-35-20-35-43 0-15 7-52 21-77 12-22 34-38 55-38 13 0 27 4 33 15z"><text:p/></draw:path><draw:path draw:style-name="gr3" draw:text-style-name="P9" svg:width="0.1008in" svg:height="0.1012in" svg:x="3.3839in" svg:y="0.0256in" svg:viewBox="0 0 257 258" svg:d="M136 136c37 0 72 0 108 0 6 0 13 0 13-7 0-8-7-8-13-8-36 0-71 0-108 0 0-36 0-73 0-109 0-5 0-12-7-12-8 0-8 7-8 12 0 36 0 73 0 109-36 0-73 0-109 0-4 0-12 0-12 8 0 7 8 7 12 7 36 0 73 0 109 0 0 36 0 72 0 108 0 6 0 14 8 14 7 0 7-8 7-14 0-36 0-72 0-108z"><text:p/></draw:path><draw:path draw:style-name="gr3" draw:text-style-name="P9" svg:width="0.0606in" svg:height="0.072in" svg:x="3.5315in" svg:y="0.0457in" svg:viewBox="0 0 155 184" svg:d="M44 88c13 6 24 6 33 6 10 0 32 0 32-13 0-9-13-11-29-11-7 0-22 2-36 8-9-4-15-12-15-22 0-24 38-38 72-38 7 0 21 0 37 11 4 3 4 4 7 4 5 0 10-5 10-11 0-7-23-22-49-22-44 0-86 26-86 56 0 17 13 25 15 27-23 13-35 35-35 52 0 26 22 49 63 49 50 0 72-34 72-40 0-2-2-4-4-4s-3 2-3 3c-6 9-16 23-62 23-23 0-56-5-56-33 0-13 11-34 34-45zM57 83c9-4 17-4 23-4 10 0 11 0 19 2-7 4-7 4-22 4-8 0-13 0-20-2z"><text:p/></draw:path><draw:path draw:style-name="gr3" draw:text-style-name="P9" svg:width="0.0205in" svg:height="0.1516in" svg:x="3.6016in" svg:y="0in" svg:viewBox="0 0 53 386" svg:d="M53 0c-18 0-35 0-53 0 0 6 0 10 0 15 12 0 25 0 37 0 0 119 0 237 0 356-12 0-25 0-37 0 0 4 0 10 0 15 18 0 35 0 53 0 0-128 0-257 0-386z"><text:p/></draw:path><draw:path draw:style-name="gr3" draw:text-style-name="P9" svg:width="0.0929in" svg:height="0.1173in" svg:x="3.6957in" svg:y="0.0173in" svg:viewBox="0 0 237 299" svg:d="M222 15c7 0 15 0 15-7 0-8-8-8-15-8-34 0-69 0-103 0-67 0-119 51-119 112 0 62 53 111 119 111 34 0 69 0 103 0 7 0 15 0 15-7 0-8-8-8-15-8-34 0-69 0-103 0-61 0-104-45-104-96 0-53 44-97 104-97 34 0 69 0 103 0zM21 283c-7 0-13-1-13 8 0 7 6 8 13 8 67 0 134 0 201 0 7 0 15-1 15-8 0-9-8-8-15-8-67 0-134 0-201 0z"><text:p/></draw:path><draw:path draw:style-name="gr3" draw:text-style-name="P9" svg:width="0.035in" svg:height="0.1516in" svg:x="3.8583in" svg:y="0in" svg:viewBox="0 0 90 386" svg:d="M90 383c0-1 0-2-6-9-49-48-61-122-61-180 0-69 14-136 62-184 5-4 5-4 5-6 0-3-1-4-4-4s-39 26-61 75c-19 43-25 86-25 119 0 29 4 76 26 120 24 47 57 72 60 72s4-1 4-3z"><text:p/></draw:path><draw:path draw:style-name="gr3" draw:text-style-name="P9" svg:width="0.0693in" svg:height="0.0685in" svg:x="3.9087in" svg:y="0.0469in" svg:viewBox="0 0 177 175" svg:d="M129 25c-7-14-18-25-35-25-46 0-94 57-94 113 0 37 22 62 52 62 7 0 27-1 50-29 4 17 17 29 36 29 13 0 22-9 28-21 7-14 11-37 11-38 0-4-3-4-4-4-4 0-5 1-6 7-6 25-13 48-29 48-10 0-11-11-11-18 0-8 1-11 4-29 4-15 5-20 9-34 4-18 10-36 14-54 2-11 2-12 2-13 0-7-4-11-11-11-9 0-15 9-16 17zM105 125c-3 7-3 8-9 15-17 21-32 27-43 27-20 0-25-22-25-36 0-20 13-67 22-85 12-23 28-37 44-37 25 0 30 32 30 34s-1 4-1 7c-6 25-12 50-18 75z"><text:p/></draw:path><draw:path draw:style-name="gr3" draw:text-style-name="P9" svg:width="0.0173in" svg:height="0.0453in" svg:x="3.9961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9" svg:width="0.0555in" svg:height="0.1067in" svg:x="4.0583in" svg:y="0.0087in" svg:viewBox="0 0 142 272" svg:d="M74 4c0-1 0-4-5-4-8 0-37 2-47 3-3 1-8 1-8 8 0 4 4 4 10 4 18 0 19 4 19 7s-3 17-6 24c-11 42-20 85-31 127-5 19-6 25-6 38 0 37 20 61 48 61 47 0 94-57 94-114 0-35-21-61-52-61-17 0-33 11-45 23 10-39 19-77 29-116zM37 150c3-8 3-9 6-14 20-25 36-30 47-30 13 0 24 11 24 36 0 23-13 67-19 81-14 27-31 41-47 41-13 0-25-11-25-39 0-8 0-15 6-39 3-12 5-24 8-36z"><text:p/></draw:path><draw:path draw:style-name="gr3" draw:text-style-name="P9" svg:width="0.035in" svg:height="0.1516in" svg:x="4.1248in" svg:y="0in" svg:viewBox="0 0 90 386" svg:d="M90 194c0-31-4-77-26-121-23-48-56-73-60-73-3 0-4 1-4 4 0 2 0 2 8 9 37 38 59 99 59 181 0 66-14 133-61 182-6 5-6 6-6 7 0 2 1 3 4 3 4 0 39-26 61-75 20-42 25-85 25-117z"><text:p/></draw:path><draw:path draw:style-name="gr3" draw:text-style-name="P9" svg:width="0.1346in" svg:height="0.0831in" svg:x="0.0012in" svg:y="0.2626in" svg:viewBox="0 0 343 212" svg:d="M329 151c7 0 14 0 14-8s-7-8-14-8c-81 0-164 0-245 0-17-13-37-23-49-29 13-6 33-16 49-30 81 0 164 0 245 0 7 0 14 0 14-8 0-7-7-7-14-7-76 0-152 0-228 0 19-18 39-52 39-57 0-4-6-4-8-4-3 0-5 0-7 3-8 15-19 36-45 58-26 23-51 34-72 39-7 2-7 3-8 3 0 2 0 2 0 3s0 2 0 3h1c1 1 1 1 9 3 52 16 90 51 112 93 5 7 5 7 10 7 2 0 8 0 8-4s-20-39-39-57c76 0 152 0 228 0z"><text:p/></draw:path><draw:path draw:style-name="gr3" draw:text-style-name="P9" svg:width="0.1346in" svg:height="0.0831in" svg:x="0.128in" svg:y="0.2626in" svg:viewBox="0 0 343 212" svg:d="M260 76c16 14 36 24 48 30-13 6-33 16-48 29-82 0-164 0-246 0-6 0-14 0-14 8s8 8 13 8c76 0 153 0 229 0-19 18-38 53-38 57s5 4 7 4c4 0 6 0 7-3 9-14 20-35 44-57 27-24 53-34 74-40 5-2 6-3 7-3 0-1 0-2 0-3s0-1 0-3h-1c-1-1-1-1-9-3-51-15-90-50-112-92-4-8-4-8-10-8-2 0-7 0-7 4 0 5 19 39 38 57-76 0-153 0-229 0-5 0-13 0-13 7 0 8 8 8 14 8 82 0 164 0 246 0z"><text:p/></draw:path><draw:path draw:style-name="gr3" draw:text-style-name="P9" svg:width="0.0843in" svg:height="0.1087in" svg:x="0.3142in" svg:y="0.2366in" svg:viewBox="0 0 215 277" svg:d="M213 15c2-4 2-5 2-7 0-4-4-8-8-8-5 0-7 6-9 10-11 29-21 56-32 85-39 0-78 0-118 0-11-29-20-56-31-85-3-6-5-10-9-10-5 0-8 4-8 8 0 1 0 2 2 7 32 85 64 169 96 254 2 5 4 8 10 8 4 0 6-4 8-7 33-85 64-170 97-255zM55 110c35 0 69 0 105 0-18 46-35 91-52 138-18-47-35-92-53-138z"><text:p/></draw:path><draw:path draw:style-name="gr3" draw:text-style-name="P9" svg:width="0.0693in" svg:height="0.0685in" svg:x="0.4047in" svg:y="0.2752in" svg:viewBox="0 0 177 175" svg:d="M129 24c-7-14-18-24-35-24-46 0-94 57-94 113 0 37 21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3" draw:text-style-name="P9" svg:width="0.0173in" svg:height="0.0453in" svg:x="0.4921in" svg:y="0.3256in" svg:viewBox="0 0 45 116" svg:d="M45 41c0-26-10-41-24-41-13 0-21 10-21 21 0 10 8 20 21 20 4 0 10-1 13-5 1-1 1-1 2-1 0 2 0 0 0 6 0 28-13 51-25 64-4 4-4 5-4 6 0 3 1 5 3 5 4 0 35-30 35-75z"><text:p/></draw:path><draw:path draw:style-name="gr3" draw:text-style-name="P9" svg:width="0.0555in" svg:height="0.1071in" svg:x="0.5539in" svg:y="0.2366in" svg:viewBox="0 0 142 273" svg:d="M74 4c-2-1 0-4-6-4-9 0-36 3-46 4-3 0-8 2-8 8 0 5 4 5 9 5 19 0 20 3 20 6s-3 17-6 24c-11 42-20 84-31 126-5 20-6 26-6 39 0 37 20 61 48 61 47 0 94-57 94-113 0-36-21-62-52-62-17 0-33 11-45 23 10-38 19-78 29-117zM37 151c3-9 3-9 6-13 20-26 36-31 46-31 14 0 25 11 25 36 0 22-13 67-19 82-14 26-31 39-47 39-13 0-25-10-25-38 0-8 0-15 6-40 3-12 5-24 8-35z"><text:p/></draw:path><draw:path draw:style-name="gr3" draw:text-style-name="P9" svg:width="0.0173in" svg:height="0.0453in" svg:x="0.6248in" svg:y="0.3256in" svg:viewBox="0 0 45 116" svg:d="M45 41c0-26-10-41-24-41-13 0-21 10-21 21 0 10 8 20 21 20 4 0 10-1 13-5 1-1 1-1 2-1 0 2 0 0 0 6 0 28-13 51-25 64-4 4-4 5-4 6 0 3 1 5 3 5 4 0 35-30 35-75z"><text:p/></draw:path><draw:path draw:style-name="gr3" draw:text-style-name="P9" svg:width="0.0591in" svg:height="0.0685in" svg:x="0.6854in" svg:y="0.2752in" svg:viewBox="0 0 151 175" svg:d="M138 24c-6 0-11 0-17 6-7 5-8 12-8 14 0 10 8 14 15 14 12 0 22-10 22-25 0-19-18-33-45-33-53 0-105 55-105 110 0 34 23 65 63 65 56 0 88-41 88-45 0-2-2-6-5-6-2 0-3 1-5 5-30 37-73 37-77 37-24 0-35-19-35-42 0-15 7-52 21-77 12-22 34-38 55-38 13 0 27 4 33 15z"><text:p/></draw:path><draw:path draw:style-name="gr3" draw:text-style-name="P9" svg:width="0.0173in" svg:height="0.0453in" svg:x="0.7583in" svg:y="0.3256in" svg:viewBox="0 0 45 116" svg:d="M45 41c0-26-9-41-24-41-13 0-21 10-21 21 0 10 8 20 21 20 4 0 10-1 13-5 1-1 1-1 2-1 0 2 1 0 1 6 0 28-14 51-26 64-4 4-4 5-4 6 0 3 2 5 3 5 4 0 35-30 35-75z"><text:p/></draw:path><draw:path draw:style-name="gr3" draw:text-style-name="P9" svg:width="0.0724in" svg:height="0.1071in" svg:x="0.8189in" svg:y="0.2366in" svg:viewBox="0 0 185 273" svg:d="M185 4c-2-1 0-4-6-4-5 0-43 4-49 4-2 2-5 3-5 8s4 5 9 5c19 0 20 3 20 6-1 2-1 6-2 8-8 31-16 60-23 91-7-14-18-24-35-24-46 0-94 57-94 113 0 37 22 62 52 62 7 0 27-1 50-29 4 16 17 29 36 29 13 0 22-9 28-21 7-14 11-37 11-38 0-5-3-5-4-5-4 0-5 2-6 8-6 25-13 47-29 47-10 0-11-10-11-17 0-9 1-13 2-19 18-75 37-149 56-224zM105 222c-3 8-3 8-8 15-18 22-33 27-44 27-20 0-25-21-25-36 0-19 13-66 22-85 12-22 28-36 44-36 25 0 30 31 30 34 0 2-1 4-1 6-6 25-12 50-18 75z"><text:p/></draw:path><draw:path draw:style-name="gr3" draw:text-style-name="P9" svg:width="0.076in" svg:height="0.0874in" svg:x="0.9472in" svg:y="0.2602in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3" draw:text-style-name="P9" svg:width="0.1043in" svg:height="0.1035in" svg:x="1.0807in" svg:y="0.2378in" svg:viewBox="0 0 266 264" svg:d="M98 143c4 0 10 0 14 0 19 30 39 60 57 89 5 7 14 22 18 28 3 4 4 4 13 4 18 0 35 0 53 0 8 0 13 0 13-6 0-4-2-6-5-7-15-3-34-29-43-41-3-4-22-30-49-71 36-7 69-21 69-67 0-54-58-72-103-72-40 0-81 0-122 0-6 0-13 0-13 7 0 6 8 6 11 6 22 0 24 2 24 22 0 65 0 129 0 194 0 19-2 22-24 22-3 0-11 0-11 7 0 6 7 6 13 6 35 0 72 0 107 0 7 0 12 0 12-6 0-7-7-7-11-7-22 0-23-3-23-22 0-29 0-57 0-86zM173 124c11-14 12-35 12-51 0-19-2-40-16-55 17 3 54 15 54 54 0 25-11 45-50 52zM98 34c0-8 0-21 24-21 33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" draw:text-style-name="P9" svg:width="0.0157in" svg:height="0.0157in" svg:x="1.2016in" svg:y="0.3256in" svg:viewBox="0 0 41 41" svg:d="M41 21c0-12-10-21-21-21-12 0-20 9-20 21 0 11 8 20 20 20 11 0 21-9 21-20z"><text:p/></draw:path><draw:path draw:style-name="gr3" draw:text-style-name="P9" svg:width="0.0693in" svg:height="0.0685in" svg:x="1.2366in" svg:y="0.2752in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3" draw:text-style-name="P9" svg:width="0.0921in" svg:height="0.0874in" svg:x="1.3661in" svg:y="0.2602in" svg:viewBox="0 0 235 223" svg:d="M229 15c4-2 6-4 6-7 0-5-3-8-7-8-1 0-1 0-7 2-71 34-143 67-214 101-4 2-7 3-7 8s3 7 7 9c71 34 143 67 214 101 6 2 6 2 7 2 4 0 7-3 7-7 0-5-2-6-6-9-68-32-135-64-204-96 69-32 136-64 204-96z"><text:p/></draw:path><draw:path draw:style-name="gr3" draw:text-style-name="P9" svg:width="0.0555in" svg:height="0.1071in" svg:x="1.5209in" svg:y="0.2366in" svg:viewBox="0 0 142 273" svg:d="M74 4c-1-1 0-4-5-4-8 0-37 3-47 4-3 0-8 2-8 8 0 5 4 5 10 5 19 0 19 3 19 6s-3 17-6 24c-9 42-20 84-30 126-6 20-7 26-7 39 0 37 21 61 50 61 45 0 92-57 92-113 0-36-20-62-51-62-18 0-34 11-46 23 10-38 19-78 29-117zM37 151c4-9 4-9 7-13 19-26 36-31 46-31 15 0 24 11 24 36 0 22-13 67-19 82-14 26-31 39-45 39s-27-10-27-38c0-8 0-15 7-40 2-12 5-24 7-35z"><text:p/></draw:path><draw:path draw:style-name="gr3" draw:text-style-name="P9" svg:width="0.0929in" svg:height="0.0874in" svg:x="1.6343in" svg:y="0.2602in" svg:viewBox="0 0 237 223" svg:d="M229 15c4-2 8-4 8-7 0-5-4-8-8-8-1 0-2 0-8 2-71 34-142 67-213 101-5 2-8 3-8 8s3 7 8 9c71 34 142 67 213 101 6 2 7 2 8 2 4 0 8-3 8-7 0-5-4-6-8-9-67-32-135-64-203-96 68-32 136-64 203-96z"><text:p/></draw:path><draw:path draw:style-name="gr3" draw:text-style-name="P9" svg:width="0.0591in" svg:height="0.0685in" svg:x="1.7882in" svg:y="0.2752in" svg:viewBox="0 0 151 175" svg:d="M138 24c-7 0-13 0-17 6-7 5-8 12-8 14 0 10 8 14 15 14 11 0 22-10 22-25 0-19-19-33-47-33-51 0-103 55-103 110 0 34 23 65 63 65 55 0 88-41 88-45 0-2-2-6-5-6-2 0-3 1-5 5-31 37-73 37-77 37-24 0-35-19-35-42 0-15 7-52 21-77 12-22 33-38 55-38 13 0 27 4 33 15z"><text:p/></draw:path><draw:path draw:style-name="gr3" draw:text-style-name="P9" svg:width="0.0921in" svg:height="0.0874in" svg:x="1.9031in" svg:y="0.2602in" svg:viewBox="0 0 235 223" svg:d="M229 15c4-2 6-4 6-7 0-5-3-8-7-8-1 0-1 0-7 2-71 34-143 67-214 101-4 2-7 3-7 8s3 7 7 9c71 34 143 67 214 101 6 2 6 2 7 2 4 0 7-3 7-7 0-5-2-6-6-9-68-32-135-64-204-96 69-32 136-64 204-96z"><text:p/></draw:path><draw:path draw:style-name="gr3" draw:text-style-name="P9" svg:width="0.072in" svg:height="0.1071in" svg:x="2.0571in" svg:y="0.2366in" svg:viewBox="0 0 184 273" svg:d="M184 4c-2-1 0-4-6-4-5 0-42 4-48 4-3 2-6 3-6 8s4 5 9 5c19 0 20 3 20 6 0 2-1 6-1 8-8 31-16 60-23 91-8-14-19-24-37-24-45 0-92 57-92 113 0 37 21 62 51 62 7 0 27-1 50-29 4 16 17 29 35 29 14 0 22-9 29-21 7-14 11-37 11-38 0-5-3-5-4-5-4 0-5 2-6 8-6 25-13 47-28 47-11 0-13-10-13-17 0-9 2-13 3-19 18-75 37-149 56-224zM103 222c-2 8-2 8-7 15-18 22-33 27-44 27-20 0-26-21-26-36 0-19 14-66 22-85 13-22 30-36 46-36 24 0 29 31 29 34 0 2 0 4-1 6-6 25-12 50-19 75z"><text:p/></draw:path><draw:path draw:style-name="gr3" draw:text-style-name="P9" svg:width="0.1346in" svg:height="0.0787in" svg:x="2.1807in" svg:y="0.2642in" svg:viewBox="0 0 343 201" svg:d="M301 108c-20 16-31 33-35 37-16 27-20 51-20 52 0 4 5 4 8 4 7 0 7-1 9-7 9-38 31-71 75-88 4-1 5-4 5-6 0-3-1-2-2-3-18-7-64-27-79-91-1-5-1-6-8-6-3 0-8 0-8 4 0 2 4 26 20 51 8 12 19 25 35 37-95 0-191 0-287 0-6 0-14 0-14 8s8 8 14 8c96 0 192 0 287 0z"><text:p/></draw:path><draw:path draw:style-name="gr3" draw:text-style-name="P9" svg:width="0.0677in" svg:height="0.1055in" svg:x="2.3752in" svg:y="0.2366in" svg:viewBox="0 0 173 269" svg:d="M173 14c0-12-1-14-15-14-48 0-95 0-144 0-6 0-14 0-14 8 0 7 8 9 14 9 48 0 96 0 143 0 0 36 0 73 0 110-46 0-91 0-137 0-7 0-14 0-14 7 0 8 7 8 14 8 46 0 91 0 137 0 0 36 0 74 0 111-47 0-95 0-143 0-6 0-14 0-14 8s8 8 14 8c49 0 96 0 144 0 14 0 15-2 15-14 0-80 0-160 0-241z"><text:p/></draw:path><draw:path draw:style-name="gr3" draw:text-style-name="P9" svg:width="0.061in" svg:height="0.072in" svg:x="2.4551in" svg:y="0.2728in" svg:viewBox="0 0 156 184" svg:d="M45 87c12 5 24 5 33 5 10 0 31 0 31-11 0-9-13-11-28-11-8 0-22 2-36 8-9-5-15-12-15-23 0-23 38-37 72-37 7 0 20 0 36 11 4 3 5 4 8 4 5 0 10-5 10-11 0-8-23-22-49-22-45 0-87 26-87 55 0 17 14 26 15 28-22 13-35 35-35 52 0 26 22 49 64 49 50 0 72-34 72-40 0-2-2-4-4-4s-3 2-4 3c-6 9-15 23-61 23-24 0-56-5-56-33 0-13 10-34 34-46zM57 83c9-4 18-4 24-4 10 0 11 0 18 2-5 3-7 4-21 4-9 0-13 0-21-2z"><text:p/></draw:path><draw:path draw:style-name="gr3" draw:text-style-name="P9" svg:width="0.0382in" svg:height="0.0701in" svg:x="2.5343in" svg:y="0.2941in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3" draw:text-style-name="P9" svg:width="0.0173in" svg:height="0.0453in" svg:x="2.6039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61in" svg:height="0.072in" svg:x="2.6618in" svg:y="0.2728in" svg:viewBox="0 0 156 184" svg:d="M45 87c12 5 23 5 33 5s31 0 31-11c0-9-13-11-28-11-8 0-22 2-36 8-9-5-15-12-15-23 0-23 37-37 72-37 6 0 20 0 36 11 4 3 5 4 7 4 6 0 11-5 11-11 0-8-24-22-50-22-44 0-86 26-86 55 0 17 14 26 15 28-23 13-35 35-35 52 0 26 22 49 63 49 51 0 72-34 72-40 0-2-1-4-3-4s-3 2-4 3c-6 9-15 23-61 23-24 0-57-5-57-33 0-13 11-34 35-46zM57 83c9-4 18-4 24-4 9 0 11 0 18 2-5 3-7 4-21 4-9 0-13 0-21-2z"><text:p/></draw:path><draw:path draw:style-name="gr3" draw:text-style-name="P9" svg:width="0.0469in" svg:height="0.0701in" svg:x="2.7354in" svg:y="0.2941in" svg:viewBox="0 0 120 179" svg:d="M120 130c-3 0-6 0-9 0-1 6-4 22-8 25-2 1-23 1-26 1-16 0-33 0-49 0 28-25 37-33 53-45 20-16 39-33 39-58 0-33-29-53-64-53-33 0-56 23-56 48 0 14 12 15 14 15 7 0 15-5 15-15 0-4-1-14-16-14 9-19 27-25 40-25 26 0 41 22 41 44 0 23-17 42-26 52-22 20-43 42-65 63-3 4-3 4-3 11 37 0 75 0 112 0 2-16 6-33 8-49z"><text:p/></draw:path><draw:path draw:style-name="gr3" draw:text-style-name="P9" svg:width="0.0929in" svg:height="0.0874in" svg:x="2.852in" svg:y="0.2602in" svg:viewBox="0 0 237 223" svg:d="M229 120c4-2 8-4 8-9s-4-6-8-8c-72-34-142-67-214-101-5-2-6-2-7-2-5 0-8 3-8 8 0 3 2 5 8 7 67 32 135 64 202 96-67 32-135 64-202 96-6 3-8 5-8 9s3 7 8 7c1 0 2 0 7-2 72-34 142-67 214-101z"><text:p/></draw:path><draw:path draw:style-name="gr3" draw:text-style-name="P9" svg:width="0.0638in" svg:height="0.1043in" svg:x="3.0063in" svg:y="0.2406in" svg:viewBox="0 0 163 266" svg:d="M163 134c0-31-2-61-16-90-18-37-49-44-66-44-23 0-51 10-67 46-13 27-14 57-14 88 0 29 1 64 18 93 16 32 44 39 63 39 21 0 50-7 68-45 12-26 14-56 14-87zM81 258c-15 0-38-10-45-47-4-23-4-59-4-81 0-25 0-51 3-72 7-46 37-49 46-49 13 0 38 6 46 45 4 22 4 51 4 76 0 28 0 55-4 79-7 38-29 49-46 49z"><text:p/></draw:path><draw:path draw:style-name="gr3" draw:text-style-name="P9" svg:width="0.0157in" svg:height="0.0157in" svg:x="3.0894in" svg:y="0.3256in" svg:viewBox="0 0 41 41" svg:d="M41 21c0-12-9-21-20-21-12 0-21 9-21 21 0 11 9 20 21 20 11 0 20-9 20-20z"><text:p/></draw:path><draw:path draw:style-name="gr3" draw:text-style-name="P9" svg:width="0.0205in" svg:height="0.1516in" svg:x="3.1366in" svg:y="0.2283in" svg:viewBox="0 0 53 386" svg:d="M53 386c0-5 0-11 0-15-12 0-25 0-38 0 0-119 0-237 0-356 13 0 26 0 38 0 0-5 0-9 0-15-18 0-35 0-53 0 0 129 0 258 0 386 18 0 35 0 53 0z"><text:p/></draw:path><draw:path draw:style-name="gr3" draw:text-style-name="P9" svg:width="0.0559in" svg:height="0.1071in" svg:x="3.1677in" svg:y="0.2366in" svg:viewBox="0 0 143 273" svg:d="M75 4c-2-1 0-4-6-4-8 0-36 3-46 4-3 0-8 2-8 8 0 5 4 5 9 5 19 0 20 3 20 6s-3 17-5 24c-11 42-21 84-32 126-5 20-7 26-7 39 0 37 21 61 50 61 46 0 93-57 93-113 0-36-21-62-52-62-17 0-34 11-45 23 10-38 19-78 29-117zM39 151c2-9 2-9 5-13 19-26 36-31 46-31 15 0 26 11 26 36 0 22-14 67-20 82-13 26-31 39-46 39-14 0-26-10-26-38 0-8 0-15 6-40 3-12 5-24 9-35z"><text:p/></draw:path><draw:path draw:style-name="gr3" draw:text-style-name="P9" svg:width="0.0929in" svg:height="0.0055in" svg:x="3.2724in" svg:y="0.3016in" svg:viewBox="0 0 237 15" svg:d="M222 15c7 0 15 0 15-7 0-8-8-8-15-8-69 0-139 0-209 0-6 0-13 0-13 8 0 7 7 7 13 7 70 0 140 0 209 0z"><text:p/></draw:path><draw:path draw:style-name="gr3" draw:text-style-name="P9" svg:width="0.061in" svg:height="0.072in" svg:x="3.4157in" svg:y="0.2728in" svg:viewBox="0 0 156 184" svg:d="M45 87c12 5 24 5 33 5 10 0 32 0 32-11 0-9-14-11-29-11-8 0-22 2-36 8-9-5-15-12-15-23 0-23 38-37 72-37 7 0 20 0 37 11 3 3 4 4 7 4 5 0 10-5 10-11 0-8-23-22-49-22-45 0-87 26-87 55 0 17 14 26 15 28-22 13-35 35-35 52 0 26 22 49 64 49 50 0 72-34 72-40 0-2-2-4-4-4s-3 2-4 3c-6 9-15 23-61 23-24 0-56-5-56-33 0-13 10-34 34-46zM57 83c10-4 18-4 24-4 10 0 11 0 18 2-5 3-7 4-21 4-9 0-13 0-21-2z"><text:p/></draw:path><draw:path draw:style-name="gr3" draw:text-style-name="P9" svg:width="0.0386in" svg:height="0.0701in" svg:x="3.4945in" svg:y="0.2941in" svg:viewBox="0 0 99 179" svg:d="M62 8c0-8-1-8-9-8-18 17-42 17-53 17 0 3 0 6 0 9 7 0 24 0 40-7 0 46 0 92 0 138 0 9 0 12-28 12-3 0-6 0-10 0 0 4 0 7 0 10 5 0 38-1 48-1 8 0 42 1 49 1 0-3 0-6 0-10-3 0-8 0-11 0-26 0-26-3-26-12 0-49 0-100 0-149z"><text:p/></draw:path><draw:path draw:style-name="gr3" draw:text-style-name="P9" svg:width="0.0173in" svg:height="0.0453in" svg:x="3.5646in" svg:y="0.3256in" svg:viewBox="0 0 45 116" svg:d="M45 41c0-26-10-41-24-41-13 0-21 10-21 21 0 10 8 20 21 20 4 0 9-1 13-5 1-1 1-1 2-1 0 2 0 0 0 6 0 28-13 51-25 64-4 4-4 5-4 6 0 3 1 5 3 5 4 0 35-30 35-75z"><text:p/></draw:path><draw:path draw:style-name="gr3" draw:text-style-name="P9" svg:width="0.0591in" svg:height="0.0685in" svg:x="3.6252in" svg:y="0.2752in" svg:viewBox="0 0 151 175" svg:d="M138 24c-6 0-11 0-17 6-7 5-8 12-8 14 0 10 8 14 15 14 12 0 22-10 22-25 0-19-18-33-45-33-53 0-105 55-105 110 0 34 23 65 63 65 56 0 88-41 88-45 0-2-2-6-5-6-2 0-3 1-5 5-30 37-73 37-77 37-24 0-35-19-35-42 0-15 7-52 21-77 12-22 34-38 55-38 13 0 27 4 33 15z"><text:p/></draw:path><draw:path draw:style-name="gr3" draw:text-style-name="P9" svg:width="0.1008in" svg:height="0.1012in" svg:x="3.7272in" svg:y="0.2528in" svg:viewBox="0 0 257 258" svg:d="M136 136c37 0 72 0 108 0 6 0 13 0 13-7 0-8-7-8-13-8-36 0-71 0-108 0 0-36 0-71 0-108 0-5 0-13-7-13-8 0-8 8-8 13 0 37 0 72 0 108-36 0-73 0-109 0-4 0-12 0-12 8 0 7 8 7 12 7 36 0 73 0 109 0 0 37 0 73 0 109 0 6 0 13 8 13 7 0 7-7 7-13 0-36 0-72 0-109z"><text:p/></draw:path><draw:path draw:style-name="gr3" draw:text-style-name="P9" svg:width="0.0606in" svg:height="0.072in" svg:x="3.8748in" svg:y="0.2728in" svg:viewBox="0 0 155 184" svg:d="M44 87c13 5 24 5 33 5 10 0 32 0 32-11 0-9-13-11-29-11-7 0-22 2-36 8-9-5-15-12-15-23 0-23 38-37 73-37 6 0 20 0 36 11 4 3 4 4 7 4 5 0 10-5 10-11 0-8-23-22-49-22-44 0-86 26-86 55 0 17 13 26 15 28-23 13-35 35-35 52 0 26 22 49 63 49 50 0 72-34 72-40 0-2-2-4-4-4s-3 2-3 3c-6 9-16 23-62 23-23 0-56-5-56-33 0-13 11-34 34-46zM57 83c9-4 17-4 23-4 10 0 11 0 19 2-7 3-7 4-22 4-8 0-13 0-20-2z"><text:p/></draw:path><draw:path draw:style-name="gr3" draw:text-style-name="P9" svg:width="0.0469in" svg:height="0.0701in" svg:x="3.9484in" svg:y="0.2941in" svg:viewBox="0 0 120 179" svg:d="M120 130c-3 0-7 0-10 0 0 6-3 22-7 25-2 1-23 1-26 1-16 0-34 0-51 0 29-25 39-33 55-45 20-16 39-33 39-58 0-33-29-53-64-53-33 0-56 23-56 48 0 14 12 15 14 15 7 0 15-5 15-15 0-4-3-14-16-14 8-19 27-25 39-25 27 0 42 22 42 44 0 23-17 42-26 52-22 20-44 42-66 63-2 4-2 4-2 11 37 0 74 0 111 0 3-16 6-33 9-49z"><text:p/></draw:path><draw:path draw:style-name="gr3" draw:text-style-name="P9" svg:width="0.0205in" svg:height="0.1516in" svg:x="4.0134in" svg:y="0.2283in" svg:viewBox="0 0 53 386" svg:d="M53 0c-18 0-35 0-53 0 0 6 0 10 0 15 12 0 25 0 37 0 0 119 0 237 0 356-12 0-25 0-37 0 0 4 0 10 0 15 18 0 35 0 53 0 0-128 0-257 0-386z"><text:p/></draw:path><draw:path draw:style-name="gr3" draw:text-style-name="P9" svg:width="0.0921in" svg:height="0.1169in" svg:x="4.1075in" svg:y="0.2457in" svg:viewBox="0 0 235 298" svg:d="M222 15c7 0 13 0 13-7 0-8-6-8-13-8-35 0-69 0-104 0-66 0-118 51-118 111 0 63 53 112 118 112 35 0 69 0 104 0 7 0 13 0 13-7 0-8-6-8-13-8-34 0-69 0-103 0-61 0-104-45-104-96 0-53 44-97 104-97 34 0 69 0 103 0zM21 283c-7 0-13 0-13 8 0 7 6 7 13 7 67 0 134 0 201 0 7 0 13 0 13-7 0-8-6-8-13-8-67 0-134 0-201 0z"><text:p/></draw:path><draw:path draw:style-name="gr3" draw:text-style-name="P9" svg:width="0.035in" svg:height="0.1516in" svg:x="4.2705in" svg:y="0.2283in" svg:viewBox="0 0 90 386" svg:d="M90 382c0-1 0-1-6-8-49-48-62-122-62-181 0-68 15-135 63-183 5-4 5-6 5-7 0-2-2-3-4-3-3 0-39 26-62 75-20 43-24 86-24 118 0 30 4 77 25 121 23 47 58 72 61 72 2 0 4-1 4-4z"><text:p/></draw:path><draw:path draw:style-name="gr3" draw:text-style-name="P9" svg:width="0.0693in" svg:height="0.0685in" svg:x="4.3205in" svg:y="0.2752in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3" draw:text-style-name="P9" svg:width="0.0173in" svg:height="0.0453in" svg:x="4.4079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9" svg:width="0.0559in" svg:height="0.1071in" svg:x="4.4697in" svg:y="0.2366in" svg:viewBox="0 0 143 273" svg:d="M75 4c-2-1 0-4-6-4-8 0-36 3-47 4-2 0-7 2-7 8 0 5 4 5 9 5 19 0 20 3 20 6s-3 17-5 24c-11 42-21 84-32 126-5 20-7 26-7 39 0 37 21 61 50 61 45 0 93-57 93-113 0-36-21-62-52-62-17 0-34 11-45 23 10-38 19-78 29-117zM39 151c2-9 2-9 5-13 19-26 36-31 46-31 15 0 24 11 24 36 0 22-12 67-19 82-12 26-30 39-45 39-14 0-27-10-27-38 0-8 0-15 7-40 3-12 5-24 9-35z"><text:p/></draw:path><draw:path draw:style-name="gr3" draw:text-style-name="P9" svg:width="0.0346in" svg:height="0.1516in" svg:x="4.5366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9" svg:width="0.0843in" svg:height="0.0941in" svg:x="4.6295in" svg:y="0.2516in" svg:viewBox="0 0 215 240" svg:d="M117 9c-4-7-6-9-10-9-5 0-6 3-8 9-32 71-65 144-97 216-2 4-2 5-2 7 0 5 3 8 8 8 2 0 5-1 9-8 29-69 60-137 90-206 31 69 60 137 91 206 3 8 8 8 9 8 4 0 8-3 8-8 0-1 0-2-3-6-32-73-63-145-95-217z"><text:p/></draw:path><draw:path draw:style-name="gr3" draw:text-style-name="P9" svg:width="0.061in" svg:height="0.072in" svg:x="4.7602in" svg:y="0.2728in" svg:viewBox="0 0 156 184" svg:d="M44 87c13 5 24 5 34 5s31 0 31-11c0-9-13-11-29-11-7 0-21 2-35 8-9-5-15-12-15-23 0-23 37-37 72-37 6 0 20 0 36 11 4 3 5 4 7 4 6 0 11-5 11-11 0-8-24-22-50-22-44 0-86 26-86 55 0 17 14 26 15 28-23 13-35 35-35 52 0 26 22 49 63 49 51 0 72-34 72-40 0-2-1-4-4-4-1 0-2 2-3 3-6 9-15 23-62 23-23 0-56-5-56-33 0-13 11-34 34-46zM57 83c9-4 17-4 23-4 10 0 12 0 19 2-5 3-7 4-21 4-9 0-13 0-21-2z"><text:p/></draw:path><draw:path draw:style-name="gr3" draw:text-style-name="P9" svg:width="0.0382in" svg:height="0.0701in" svg:x="4.839in" svg:y="0.2941in" svg:viewBox="0 0 98 179" svg:d="M61 8c0-8 0-8-8-8-18 17-42 17-53 17 0 3 0 6 0 9 6 0 24 0 39-7 0 46 0 92 0 138 0 9 0 12-27 12-3 0-8 0-11 0 0 4 0 7 0 10 6 0 39-1 49-1 8 0 42 1 48 1 0-3 0-6 0-10-3 0-7 0-10 0-27 0-27-3-27-12 0-49 0-100 0-149z"><text:p/></draw:path><draw:path draw:style-name="gr3" draw:text-style-name="P9" svg:width="0.1004in" svg:height="0.035in" svg:x="4.9465in" svg:y="0.286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9" svg:width="0.061in" svg:height="0.072in" svg:x="5.1024in" svg:y="0.2728in" svg:viewBox="0 0 156 184" svg:d="M44 87c13 5 24 5 34 5s31 0 31-11c0-9-13-11-29-11-7 0-21 2-35 8-9-5-15-12-15-23 0-23 37-37 72-37 6 0 20 0 36 11 4 3 5 4 7 4 6 0 11-5 11-11 0-8-24-22-50-22-44 0-86 26-86 55 0 17 14 26 15 28-23 13-35 35-35 52 0 26 22 49 63 49 51 0 72-34 72-40 0-2-1-4-3-4s-3 2-4 3c-6 9-15 23-62 23-23 0-56-5-56-33 0-13 11-34 34-46zM57 83c9-4 18-4 23-4 10 0 12 0 19 2-5 3-7 4-21 4-9 0-13 0-21-2z"><text:p/></draw:path><draw:path draw:style-name="gr3" draw:text-style-name="P9" svg:width="0.0469in" svg:height="0.0701in" svg:x="5.176in" svg:y="0.2941in" svg:viewBox="0 0 120 179" svg:d="M120 130c-3 0-6 0-9 0-1 6-4 22-8 25-2 1-23 1-26 1-16 0-33 0-49 0 27-25 37-33 53-45 20-16 39-33 39-58 0-33-29-53-64-53-33 0-56 23-56 48 0 14 12 15 14 15 7 0 15-5 15-15 0-4-1-14-16-14 8-19 27-25 40-25 26 0 41 22 41 44 0 23-17 42-26 52-22 20-43 42-65 63-3 4-3 4-3 11 37 0 75 0 112 0 2-16 6-33 8-49z"><text:p/></draw:path></draw:g></text:p>
        </text:list-item>
        <text:list-item>
          <text:p text:style-name="P118"><text:span text:style-name="T55">(</text:span>אלא אם מצוין אחרת, כל טענה קשורה ע"<text:span text:style-name="T56">י</text:span> <draw:g text:anchor-type="as-char" svg:y="-0.1134in" draw:z-index="58" draw:name="Shape190" draw:style-name="gr1"><svg:title>TexMaths</svg:title><svg:desc>11§display§\forall a, b, c, d \in \R. a &lt; b &lt; c &lt; d \rightarrow \exists \vepsi_1, \vepsi_2. \varphi(a, b, c, d, \vepsi)§svg§600§FALSE§</svg:desc><draw:path draw:style-name="gr2" draw:text-style-name="P8" svg:width="3.3449in" svg:height="0.1358in" svg:x="0.0083in" svg:y="0.0071in" svg:viewBox="0 0 8497 346" svg:d="M4249 346c-1416 0-2832 0-4249 0 0-116 0-230 0-346 2833 0 5664 0 8497 0 0 116 0 230 0 346-1416 0-2832 0-4248 0z"><text:p/></draw:path><draw:path draw:style-name="gr3" draw:text-style-name="P9" svg:width="0.0846in" svg:height="0.1079in" svg:x="0.0004in" svg:y="0.0079in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3" draw:text-style-name="P9" svg:width="0.0689in" svg:height="0.0685in" svg:x="0.0913in" svg:y="0.0461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9" svg:width="0.0177in" svg:height="0.0453in" svg:x="0.178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9" svg:width="0.0555in" svg:height="0.1063in" svg:x="0.2406in" svg:y="0.0079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9" svg:width="0.0177in" svg:height="0.0453in" svg:x="0.3114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9" svg:width="0.0591in" svg:height="0.0685in" svg:x="0.3724in" svg:y="0.0461in" svg:viewBox="0 0 151 175" svg:d="M138 24c-7 0-13 0-18 6-7 5-7 12-7 15 0 9 7 13 15 13 11 0 21-10 21-25 0-19-18-33-46-33-51 0-103 55-103 110 0 34 22 65 63 65 55 0 88-41 88-45 0-2-4-6-6-6-1 0-2 2-4 5-31 37-73 37-78 37-24 0-34-18-34-42 0-15 7-52 21-77 12-22 33-38 53-38 14 0 29 4 35 15z"><text:p/></draw:path><draw:path draw:style-name="gr3" draw:text-style-name="P9" svg:width="0.0173in" svg:height="0.0453in" svg:x="0.445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9" svg:width="0.072in" svg:height="0.1063in" svg:x="0.5059in" svg:y="0.0079in" svg:viewBox="0 0 184 271" svg:d="M184 4c0-1 0-4-6-4-5 0-42 3-48 4-3 0-6 3-6 7 0 6 4 6 9 6 19 0 20 2 20 6 0 2-1 6-1 8-8 31-16 60-23 91-8-14-19-25-37-25-45 0-92 57-92 112 0 37 21 62 51 62 7 0 27-1 50-29 4 16 17 29 35 29 14 0 24-9 29-21 7-14 12-38 12-39 0-3-3-3-5-3-4 0-4 1-5 7-6 25-14 47-29 47-11 0-13-10-13-18s2-12 3-18c18-74 37-148 56-222zM103 220c-2 8-2 8-7 15-18 22-33 27-44 27-19 0-24-21-24-36 0-18 12-65 20-83 13-23 30-37 46-37 25 0 30 32 30 34s-1 4-2 6c-6 25-12 50-19 74z"><text:p/></draw:path><draw:path draw:style-name="gr3" draw:text-style-name="P9" svg:width="0.076in" svg:height="0.087in" svg:x="0.6335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9" svg:width="0.1039in" svg:height="0.1031in" svg:x="0.7673in" svg:y="0.0098in" svg:viewBox="0 0 265 263" svg:d="M97 143c4 0 10 0 14 0 20 30 39 60 58 88 4 7 14 22 17 28 3 4 4 4 13 4 18 0 36 0 54 0 7 0 12 0 12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7 9 48 77 80 109-12 0-25 0-37 0-23-35-47-72-70-107z"><text:p/></draw:path><draw:path draw:style-name="gr3" draw:text-style-name="P9" svg:width="0.0157in" svg:height="0.0157in" svg:x="0.8878in" svg:y="0.0972in" svg:viewBox="0 0 41 41" svg:d="M41 21c0-12-9-21-20-21s-21 9-21 21c0 11 10 20 21 20s20-9 20-20z"><text:p/></draw:path><draw:path draw:style-name="gr3" draw:text-style-name="P9" svg:width="0.0693in" svg:height="0.0685in" svg:x="0.9232in" svg:y="0.0461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9" svg:width="0.0929in" svg:height="0.087in" svg:x="1.0524in" svg:y="0.0311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9" svg:width="0.0559in" svg:height="0.1063in" svg:x="1.2075in" svg:y="0.0079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9" svg:width="0.0929in" svg:height="0.087in" svg:x="1.3205in" svg:y="0.0311in" svg:viewBox="0 0 237 222" svg:d="M229 17c5-4 8-5 8-9 0-5-4-8-8-8-1 0-2 0-7 2-71 34-143 67-214 101-5 3-8 3-8 8s3 7 8 9c71 33 143 67 214 100 5 2 6 2 7 2 4 0 8-3 8-7 0-5-3-6-8-8-67-32-135-64-203-96 68-32 136-63 203-94z"><text:p/></draw:path><draw:path draw:style-name="gr3" draw:text-style-name="P9" svg:width="0.0587in" svg:height="0.0685in" svg:x="1.4752in" svg:y="0.0461in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3" draw:text-style-name="P9" svg:width="0.0929in" svg:height="0.087in" svg:x="1.5894in" svg:y="0.0311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9" svg:width="0.072in" svg:height="0.1063in" svg:x="1.7433in" svg:y="0.0079in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0 0-13-10-13-18s2-12 4-18c18-74 36-148 55-222zM103 220c-2 8-2 8-7 15-17 22-33 27-44 27-19 0-24-21-24-36 0-18 12-65 20-83 13-23 30-37 46-37 25 0 30 32 30 34s-1 4-1 6c-6 25-13 50-20 74z"><text:p/></draw:path><draw:path draw:style-name="gr3" draw:text-style-name="P9" svg:width="0.1346in" svg:height="0.0787in" svg:x="1.8669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9" svg:width="0.0673in" svg:height="0.1043in" svg:x="2.0614in" svg:y="0.0079in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3" draw:text-style-name="P9" svg:width="0.0606in" svg:height="0.072in" svg:x="2.1417in" svg:y="0.0449in" svg:viewBox="0 0 155 184" svg:d="M44 88c13 4 24 4 33 4 11 0 32 0 32-11 0-9-13-11-29-11-7 0-21 2-35 8-10-4-16-12-16-23 0-23 38-37 73-37 6 0 20 0 36 11 4 3 4 4 7 4 5 0 10-5 10-11 0-7-23-22-49-22-44 0-86 26-86 55 0 18 13 26 15 28-23 13-35 35-35 52 0 25 22 49 63 49 50 0 72-34 72-40 0-2-2-4-4-4s-3 2-3 3c-6 9-16 23-62 23-23 0-56-6-56-33 0-13 11-34 34-45zM57 83c9-4 17-4 23-4 10 0 11 0 19 2-7 3-7 4-22 4-8 0-13 0-20-2z"><text:p/></draw:path><draw:path draw:style-name="gr3" draw:text-style-name="P9" svg:width="0.0386in" svg:height="0.0701in" svg:x="2.2201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9" svg:width="0.0173in" svg:height="0.0453in" svg:x="2.2898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9" svg:width="0.061in" svg:height="0.072in" svg:x="2.348in" svg:y="0.0449in" svg:viewBox="0 0 156 184" svg:d="M45 88c12 4 24 4 33 4 10 0 32 0 32-11 0-9-14-11-29-11-7 0-22 2-36 8-9-4-15-12-15-23 0-23 38-37 72-37 7 0 21 0 37 11 3 3 4 4 7 4 5 0 10-5 10-11 0-7-23-22-49-22-45 0-87 26-87 55 0 18 14 26 15 28-22 13-35 35-35 52 0 25 23 49 64 49 50 0 72-34 72-40 0-2-2-4-4-4s-3 2-4 3c-5 9-15 23-61 23-24 0-56-6-56-33 0-13 10-34 34-45zM57 83c10-4 18-4 24-4 10 0 11 0 18 2-5 3-7 4-21 4-9 0-13 0-21-2z"><text:p/></draw:path><draw:path draw:style-name="gr3" draw:text-style-name="P9" svg:width="0.0465in" svg:height="0.0701in" svg:x="2.422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9" svg:width="0.0157in" svg:height="0.0157in" svg:x="2.4969in" svg:y="0.0972in" svg:viewBox="0 0 41 41" svg:d="M41 21c0-12-9-21-20-21s-21 9-21 21c0 11 10 20 21 20s20-9 20-20z"><text:p/></draw:path><draw:path draw:style-name="gr3" draw:text-style-name="P9" svg:width="0.0862in" svg:height="0.0996in" svg:x="2.5335in" svg:y="0.0461in" svg:viewBox="0 0 220 254" svg:d="M46 236c-1 4-2 5-2 7 0 8 8 11 12 11 1 0 10-1 14-11 2-2 3-15 14-69 3 1 6 1 13 1 64 0 123-60 123-121 0-31-15-54-44-54-56 0-79 75-102 151-42-8-64-30-64-57 0-11 9-54 32-81 3-3 2-3 3-4 0-2-1-5-4-5-11 0-41 57-41 94 0 35 25 64 67 74-6 21-14 43-21 64zM100 153c-3 0-4 0-8-1-4 0-4 0-4-1s7-36 8-42c12-50 42-86 76-86 27 0 37 20 37 39 0 44-49 91-109 91z"><text:p/></draw:path><draw:path draw:style-name="gr3" draw:text-style-name="P9" svg:width="0.035in" svg:height="0.1512in" svg:x="2.640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9" svg:width="0.0693in" svg:height="0.0685in" svg:x="2.6909in" svg:y="0.0461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9" svg:width="0.0173in" svg:height="0.0453in" svg:x="2.7783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9" svg:width="0.0559in" svg:height="0.1063in" svg:x="2.8398in" svg:y="0.0079in" svg:viewBox="0 0 143 271" svg:d="M75 4c0-1 0-4-6-4-8 0-36 3-46 3-3 1-8 1-8 8 0 6 4 6 9 6 19 0 20 2 20 6 0 2-3 16-5 23-11 42-21 84-32 127-5 19-7 25-7 37 0 37 21 61 50 61 46 0 93-57 93-112 0-36-21-62-52-62-17 0-33 11-45 23 10-39 19-77 29-116zM39 150c2-8 2-9 5-13 19-26 36-31 46-31 15 0 26 11 26 36 0 23-14 66-20 80-13 27-31 40-46 40-14 0-26-10-26-38 0-8 0-15 6-39 3-12 5-24 9-35z"><text:p/></draw:path><draw:path draw:style-name="gr3" draw:text-style-name="P9" svg:width="0.0173in" svg:height="0.0453in" svg:x="2.911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9" svg:width="0.0591in" svg:height="0.0685in" svg:x="2.9717in" svg:y="0.0461in" svg:viewBox="0 0 151 175" svg:d="M138 24c-6 0-11 0-17 6-7 5-8 12-8 15 0 9 8 13 15 13 12 0 22-10 22-25 0-19-18-33-45-33-53 0-105 55-105 110 0 34 23 65 63 65 56 0 88-41 88-45 0-2-2-6-5-6-2 0-3 2-5 5-30 37-73 37-77 37-24 0-35-18-35-42 0-15 7-52 21-77 12-22 34-38 55-38 13 0 27 4 33 15z"><text:p/></draw:path><draw:path draw:style-name="gr3" draw:text-style-name="P9" svg:width="0.0173in" svg:height="0.0453in" svg:x="3.0445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9" svg:width="0.0724in" svg:height="0.1063in" svg:x="3.1051in" svg:y="0.0079in" svg:viewBox="0 0 185 271" svg:d="M185 4c0-1 0-4-6-4-5 0-43 3-49 4-2 0-6 3-6 7 0 6 5 6 10 6 19 0 19 2 19 6 0 2-1 6-1 8-8 31-16 60-23 91-7-14-18-25-35-25-46 0-94 57-94 112 0 37 22 62 52 62 7 0 27-1 50-29 4 16 17 29 36 29 13 0 22-9 28-21 7-14 11-38 11-39 0-3-3-3-4-3-4 0-5 1-6 7-6 25-13 47-29 47-10 0-11-10-11-18s1-12 2-18c18-74 37-148 56-222zM103 220c-1 8-1 8-7 15-17 22-32 27-43 27-20 0-25-21-25-36 0-18 12-65 22-83 11-23 28-37 44-37 25 0 30 32 30 34s-1 4-1 6c-6 25-13 50-20 74z"><text:p/></draw:path><draw:path draw:style-name="gr3" draw:text-style-name="P9" svg:width="0.0173in" svg:height="0.0453in" svg:x="3.1913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9" svg:width="0.061in" svg:height="0.072in" svg:x="3.25in" svg:y="0.0449in" svg:viewBox="0 0 156 184" svg:d="M45 88c12 4 24 4 33 4 10 0 32 0 32-11 0-9-14-11-29-11-7 0-22 2-36 8-9-4-15-12-15-23 0-23 38-37 72-37 7 0 21 0 37 11 3 3 4 4 7 4 5 0 10-5 10-11 0-7-23-22-49-22-45 0-87 26-87 55 0 18 14 26 15 28-22 13-35 35-35 52 0 25 23 49 64 49 50 0 72-34 72-40 0-2-2-4-4-4s-3 2-4 3c-5 9-15 23-61 23-24 0-56-6-56-33 0-13 10-34 34-45zM57 83c10-4 18-4 24-4 10 0 11 0 18 2-5 3-7 4-21 4-9 0-13 0-21-2z"><text:p/></draw:path><draw:path draw:style-name="gr3" draw:text-style-name="P9" svg:width="0.035in" svg:height="0.1512in" svg:x="3.3256in" svg:y="0in" svg:viewBox="0 0 90 385" svg:d="M90 193c0-30-4-76-25-120-24-48-57-73-61-73-2 0-4 2-4 4s0 2 8 9c37 38 59 99 59 180 0 65-14 133-61 181-6 6-6 6-6 7 0 2 2 4 4 4 4 0 39-26 62-76 20-41 24-84 24-116z"><text:p/></draw:path></draw:g><text:span text:style-name="T55">)</text:span></text:p>
        </text:list-item>
        <text:list-item>
          <text:p text:style-name="P118">נציב <draw:g text:anchor-type="as-char" svg:y="-0.1047in" draw:z-index="67" draw:name="Shape191" draw:style-name="gr1"><svg:title>TexMaths</svg:title><svg:desc>11§display§b - a = \vepsi_1, d - c = \vepsi_2§svg§600§FALSE§</svg:desc><draw:path draw:style-name="gr2" draw:text-style-name="P8" svg:width="1.3835in" svg:height="0.1177in" svg:x="0.0008in" svg:y="0.0075in" svg:viewBox="0 0 3515 300" svg:d="M0 0c1171 0 2344 0 3515 0 0 100 0 201 0 300-1171 0-2344 0-3515 0 0-99 0-200 0-300z"><text:p/></draw:path><draw:path draw:style-name="gr3" draw:text-style-name="P9" svg:width="0.0555in" svg:height="0.1059in" svg:x="0.0004in" svg:y="0in" svg:viewBox="0 0 142 270" svg:d="M74 4c-3-1 0-4-6-4-9 0-36 3-46 4-3 0-8 0-8 8 0 4 4 4 9 4 19 0 20 3 20 7 0 2-3 15-6 23-11 42-21 83-32 125-4 19-5 25-5 38 0 37 20 61 48 61 47 0 94-57 94-112 0-34-21-61-52-61-17 0-33 12-45 23 10-39 19-77 29-116zM37 149c3-8 3-9 6-13 19-25 36-31 46-31 14 0 25 12 25 36 0 23-13 66-19 81-14 26-31 39-47 39-13 0-25-10-25-38 0-8 0-15 6-39 3-12 5-23 8-35z"><text:p/></draw:path><draw:path draw:style-name="gr3" draw:text-style-name="P9" svg:width="0.0925in" svg:height="0.0055in" svg:x="0.1047in" svg:y="0.0642in" svg:viewBox="0 0 236 15" svg:d="M222 15c7 0 14 0 14-7 0-8-7-8-14-8-69 0-140 0-209 0-6 0-13 0-13 8 0 7 7 7 13 7 69 0 140 0 209 0z"><text:p/></draw:path><draw:path draw:style-name="gr3" draw:text-style-name="P9" svg:width="0.0693in" svg:height="0.0677in" svg:x="0.2504in" svg:y="0.0378in" svg:viewBox="0 0 177 173" svg:d="M129 25c-7-14-18-25-36-25-45 0-93 57-93 113 0 36 22 60 52 60 7 0 27-1 50-27 4 16 17 27 35 27 14 0 22-7 29-19 7-15 11-38 11-39 0-3-3-3-4-3-5 0-5 1-6 6-6 26-13 48-30 48-9 0-11-10-11-18s2-11 5-28c4-16 5-20 9-34 4-19 10-37 14-54 2-11 2-12 2-13 0-7-4-11-11-11-9 0-15 8-16 17zM103 125c-1 7-1 8-7 14-17 21-32 27-43 27-20 0-26-21-26-36 0-19 13-66 22-84 11-23 29-37 44-37 26 0 31 32 31 34s-1 4-1 6c-6 26-13 51-20 76z"><text:p/></draw:path><draw:path draw:style-name="gr3" draw:text-style-name="P9" svg:width="0.1008in" svg:height="0.035in" svg:x="0.375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9" svg:width="0.0606in" svg:height="0.0713in" svg:x="0.5319in" svg:y="0.0366in" svg:viewBox="0 0 155 182" svg:d="M44 88c13 5 24 5 33 5 10 0 32 0 32-12 0-10-14-11-29-11-7 0-22 1-36 8-9-5-15-12-15-22 0-24 38-37 72-37 7 0 21 0 36 10 5 3 5 4 8 4 5 0 10-6 10-11 0-7-23-22-49-22-46 0-86 26-86 56 0 16 13 25 15 27-23 12-35 34-35 52 0 25 22 47 63 47 50 0 72-33 72-38 0-3-2-5-4-5s-3 2-3 4c-6 8-16 23-62 23-23 0-56-6-56-33 0-13 11-34 34-45zM57 82c9-3 17-3 23-3 10 0 11 0 19 2-7 3-7 3-22 3-9 0-13 0-20-2z"><text:p/></draw:path><draw:path draw:style-name="gr3" draw:text-style-name="P9" svg:width="0.0386in" svg:height="0.0697in" svg:x="0.6102in" svg:y="0.0575in" svg:viewBox="0 0 99 178" svg:d="M62 8c0-8-2-8-9-8-17 16-42 18-53 18 0 3 0 5 0 8 7 0 24 0 40-6 0 45 0 91 0 137 0 9 0 12-28 12-3 0-7 0-10 0 0 2 0 5 0 9 5 0 39-1 49-1 7 0 41 1 48 1 0-4 0-7 0-9-3 0-8 0-11 0-26 0-26-3-26-12 0-51 0-100 0-149z"><text:p/></draw:path><draw:path draw:style-name="gr3" draw:text-style-name="P9" svg:width="0.0173in" svg:height="0.0449in" svg:x="0.6799in" svg:y="0.0882in" svg:viewBox="0 0 45 115" svg:d="M45 41c0-26-10-41-24-41-13 0-21 10-21 21 0 10 8 20 21 20 4 0 10-2 13-5 1-1 1-1 2-1 0 2 1 0 1 6 0 28-13 51-26 64-4 4-4 5-4 6 0 3 2 4 3 4 4 0 35-29 35-74z"><text:p/></draw:path><draw:path draw:style-name="gr3" draw:text-style-name="P9" svg:width="0.072in" svg:height="0.1059in" svg:x="0.7402in" svg:y="0in" svg:viewBox="0 0 184 270" svg:d="M184 4c-1-1 0-4-5-4s-43 3-49 4c-4 0-6 3-6 8 0 4 4 4 10 4 19 0 19 3 19 7 0 2-1 6-1 8-8 29-16 60-23 91-7-15-18-25-36-25-45 0-93 57-93 111 0 37 21 62 52 62 7 0 26-1 50-29 2 17 17 29 35 29 14 0 22-9 29-21 6-14 11-37 11-38 0-4-3-4-4-4-5 0-5 1-6 7-6 25-13 47-30 47-9 0-11-10-11-18s0-12 3-17c18-74 36-148 55-222zM103 220c-1 7-1 8-7 15-17 21-33 26-43 26-20 0-26-21-26-35 0-20 13-66 21-83 12-23 30-38 45-38 26 0 31 32 31 34s-1 5-1 7c-6 25-13 49-20 74z"><text:p/></draw:path><draw:path draw:style-name="gr3" draw:text-style-name="P9" svg:width="0.0925in" svg:height="0.0055in" svg:x="0.8594in" svg:y="0.0642in" svg:viewBox="0 0 236 15" svg:d="M223 15c7 0 13 0 13-7 0-8-6-8-13-8-69 0-139 0-209 0-6 0-14 0-14 8 0 7 8 7 14 7 70 0 140 0 209 0z"><text:p/></draw:path><draw:path draw:style-name="gr3" draw:text-style-name="P9" svg:width="0.0587in" svg:height="0.0677in" svg:x="1.0055in" svg:y="0.0378in" svg:viewBox="0 0 150 173" svg:d="M137 24c-6 0-12 0-17 6-7 5-7 12-7 15 0 9 7 13 15 13 11 0 20-9 20-24 0-20-17-34-45-34-51 0-103 55-103 110 0 34 22 63 63 63 55 0 87-39 87-44 0-2-3-5-5-5-1 0-2 1-4 4-31 38-73 38-78 38-25 0-34-19-34-42 0-15 7-53 20-77 13-22 33-38 54-38 14 0 29 5 34 15z"><text:p/></draw:path><draw:path draw:style-name="gr3" draw:text-style-name="P9" svg:width="0.1004in" svg:height="0.035in" svg:x="1.1157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9" svg:width="0.061in" svg:height="0.0713in" svg:x="1.2717in" svg:y="0.0366in" svg:viewBox="0 0 156 182" svg:d="M44 88c13 5 24 5 34 5s31 0 31-12c0-10-13-11-28-11-8 0-22 1-36 8-9-5-15-12-15-22 0-24 37-37 72-37 6 0 20 0 35 10 5 3 6 4 8 4 6 0 11-6 11-11 0-7-24-22-50-22-44 0-86 26-86 56 0 16 14 25 15 27-23 12-35 34-35 52 0 25 22 47 63 47 51 0 72-33 72-38 0-3-1-5-3-5s-3 2-4 4c-6 8-15 23-61 23-24 0-57-6-57-33 0-13 11-34 34-45zM57 82c9-3 18-3 24-3 9 0 11 0 18 2-6 3-7 3-21 3-9 0-13 0-21-2z"><text:p/></draw:path><draw:path draw:style-name="gr3" draw:text-style-name="P9" svg:width="0.0469in" svg:height="0.0697in" svg:x="1.3453in" svg:y="0.0575in" svg:viewBox="0 0 120 178" svg:d="M120 129c-3 0-6 0-9 0-1 7-4 22-8 26-2 1-23 1-26 1-17 0-33 0-50 0 28-26 38-33 54-45 20-17 39-33 39-58 0-33-29-53-64-53-33 0-56 23-56 48 0 13 12 16 14 16 7 0 15-6 15-15 0-5-2-14-16-14 8-20 27-25 40-25 26 0 40 21 40 43 0 23-16 41-25 51-22 21-43 42-65 64-3 2-3 3-3 10 37 0 75 0 112 0 2-16 6-32 8-49z"><text:p/></draw:path></draw:g><text:s/><text:span text:style-name="T57">(ידוע שהם קיימים כי קיימים </text:span><text:span text:style-name="T57"><draw:g text:anchor-type="as-char" svg:y="-0.1047in" draw:z-index="59" draw:name="Shape192" draw:style-name="gr1"><svg:title>TexMaths</svg:title><svg:desc>11§display§a, b, c, d§svg§600§FALSE§</svg:desc><draw:path draw:style-name="gr2" draw:text-style-name="P8" svg:width="0.4768in" svg:height="0.1177in" svg:x="0.0024in" svg:y="0.0075in" svg:viewBox="0 0 1212 300" svg:d="M0 0c404 0 808 0 1212 0 0 100 0 201 0 300-404 0-808 0-1212 0 0-99 0-200 0-300z"><text:p/></draw:path><draw:path draw:style-name="gr3" draw:text-style-name="P9" svg:width="0.0693in" svg:height="0.0677in" svg:x="0.0004in" svg:y="0.0378in" svg:viewBox="0 0 177 173" svg:d="M129 25c-7-14-18-25-35-25-46 0-94 57-94 113 0 36 21 60 52 60 7 0 26-1 49-27 4 16 18 27 35 27 15 0 24-7 29-19 7-15 12-38 12-39 0-3-3-3-4-3-5 0-5 1-6 6-6 26-14 48-29 48-10 0-11-10-11-18s0-11 4-28c4-16 5-20 9-34 4-19 9-37 13-54 3-11 3-12 3-13 0-7-4-11-11-11-10 0-15 8-16 17zM103 125c-2 7-2 8-7 14-17 21-33 27-44 27-19 0-24-21-24-36 0-19 12-66 20-84 13-23 30-37 46-37 25 0 30 32 30 34s-1 4-1 6c-6 26-13 51-20 76z"><text:p/></draw:path><draw:path draw:style-name="gr3" draw:text-style-name="P9" svg:width="0.0173in" svg:height="0.0449in" svg:x="0.0878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9" svg:width="0.0559in" svg:height="0.1059in" svg:x="0.1496in" svg:y="0in" svg:viewBox="0 0 143 270" svg:d="M75 4c-2-1 0-4-6-4-8 0-37 3-47 4-3 0-7 0-7 8 0 4 4 4 9 4 19 0 20 3 20 7 0 2-4 15-5 23-11 42-21 83-32 125-5 19-7 25-7 38 0 37 21 61 50 61 45 0 93-57 93-112 0-34-21-61-52-61-17 0-34 12-45 23 10-39 19-77 29-116zM39 149c2-8 2-9 5-13 19-25 36-31 46-31 15 0 24 12 24 36 0 23-12 66-19 81-12 26-30 39-45 39-14 0-27-10-27-38 0-8 0-15 7-39 3-12 5-23 9-35z"><text:p/></draw:path><draw:path draw:style-name="gr3" draw:text-style-name="P9" svg:width="0.0173in" svg:height="0.0449in" svg:x="0.2209in" svg:y="0.0882in" svg:viewBox="0 0 45 115" svg:d="M45 41c0-26-10-41-25-41-12 0-20 10-20 21 0 10 8 20 20 20 5 0 10-2 14-5 1-1 1-1 1-1 1 0 1 0 1 6 0 28-13 51-26 64-4 4-4 5-4 6 0 3 2 4 4 4 4 0 35-29 35-74z"><text:p/></draw:path><draw:path draw:style-name="gr3" draw:text-style-name="P9" svg:width="0.0591in" svg:height="0.0677in" svg:x="0.2811in" svg:y="0.0378in" svg:viewBox="0 0 151 173" svg:d="M138 24c-7 0-13 0-18 6-6 5-7 12-7 15 0 9 7 13 15 13 11 0 22-9 22-24 0-20-19-34-47-34-51 0-103 55-103 110 0 34 22 63 63 63 55 0 88-39 88-44 0-2-2-5-6-5-1 0-2 1-4 4-31 38-73 38-77 38-24 0-35-19-35-42 0-15 7-53 21-77 12-22 33-38 55-38 12 0 27 5 33 15z"><text:p/></draw:path><draw:path draw:style-name="gr3" draw:text-style-name="P9" svg:width="0.0173in" svg:height="0.0449in" svg:x="0.3539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9" svg:width="0.072in" svg:height="0.1059in" svg:x="0.4146in" svg:y="0in" svg:viewBox="0 0 184 270" svg:d="M184 4c-2-1 0-4-6-4-5 0-42 3-48 4-3 0-6 3-6 8 0 4 4 4 9 4 19 0 20 3 20 7 0 2-1 6-1 8-8 29-16 60-23 91-8-15-19-25-37-25-45 0-92 57-92 111 0 37 21 62 52 62 7 0 26-1 49-29 4 17 17 29 35 29 14 0 24-9 29-21 7-14 12-37 12-38 0-4-3-4-5-4-4 0-4 1-5 7-6 25-14 47-29 47-11 0-13-10-13-18s2-12 3-17c18-74 37-148 56-222zM103 220c-2 7-2 8-7 15-18 21-33 26-44 26-19 0-24-21-24-35 0-20 12-66 20-83 13-23 30-38 46-38 25 0 30 32 30 34s-1 5-1 7c-6 25-13 49-20 74z"><text:p/></draw:path></draw:g></text:span><text:span text:style-name="T57"><text:s/>כחלק מהנתונים)</text:span>. נציב <draw:g text:anchor-type="as-char" svg:y="-0.1134in" draw:z-index="75" draw:name="Shape193" draw:style-name="gr1"><svg:title>TexMaths</svg:title><svg:desc>11§display§\vepsi = \min\{\vepsi_1, \vepsi_2\}§svg§600§FALSE§</svg:desc><draw:path draw:style-name="gr2" draw:text-style-name="P8" svg:width="0.998in" svg:height="0.1358in" svg:x="0.0043in" svg:y="0.0071in" svg:viewBox="0 0 2536 346" svg:d="M1269 346c-423 0-846 0-1269 0 0-116 0-230 0-346 846 0 1690 0 2536 0 0 116 0 230 0 346-422 0-844 0-1267 0z"><text:p/></draw:path><draw:path draw:style-name="gr3" draw:text-style-name="P9" svg:width="0.061in" svg:height="0.072in" svg:x="0.0004in" svg:y="0.0449in" svg:viewBox="0 0 156 184" svg:d="M45 88c12 4 24 4 33 4 10 0 31 0 31-11 0-9-13-11-28-11-8 0-22 2-36 8-9-4-15-12-15-23 0-23 37-37 72-37 7 0 20 0 35 11 5 3 6 4 8 4 6 0 11-5 11-11 0-7-23-22-49-22-45 0-87 26-87 55 0 18 14 26 15 28-22 13-35 35-35 52 0 25 22 49 64 49 50 0 72-34 72-40 0-2-2-4-4-4s-3 2-4 3c-6 9-15 23-61 23-24 0-57-6-57-33 0-13 11-34 35-45zM57 83c9-4 18-4 24-4 10 0 11 0 18 2-6 3-7 4-21 4-9 0-13 0-21-2z"><text:p/></draw:path><draw:path draw:style-name="gr3" draw:text-style-name="P9" svg:width="0.1008in" svg:height="0.0354in" svg:x="0.118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9" svg:width="0.1181in" svg:height="0.0669in" svg:x="0.2756in" svg:y="0.0461in" svg:viewBox="0 0 301 171" svg:d="M30 39c0 34 0 68 0 103 0 17-5 17-30 17 0 3 0 7 0 12 13 0 33-1 43-1 11 0 31 1 44 1 0-5 0-9 0-12-27 0-31 0-31-17 0-24 0-48 0-72 0-39 28-61 53-61 24 0 28 21 28 43 0 29 0 59 0 90 0 17-4 17-30 17 0 3 0 7 0 12 14 0 34-1 44-1s30 1 43 1c0-5 0-9 0-12-26 0-30 0-30-17 0-24 0-48 0-72 0-39 27-61 52-61s28 21 28 43c0 29 0 59 0 90 0 17-3 17-30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9" svg:width="0.0319in" svg:height="0.1008in" svg:x="0.4024in" svg:y="0.0126in" svg:viewBox="0 0 82 257" svg:d="M55 87c-18 1-36 2-54 4 0 4 0 8 0 12 25 0 29 3 29 21 0 35 0 70 0 104 0 16-5 16-30 16 0 5 0 9 0 13 12 0 33-2 43-2 13 0 26 2 39 2 0-4 0-8 0-13-25 0-27-1-27-16 0-46 0-94 0-141zM57 20c0-12-10-20-21-20-12 0-20 10-20 20 0 11 8 21 20 21 11 0 21-9 21-21z"><text:p/></draw:path><draw:path draw:style-name="gr3" draw:text-style-name="P9" svg:width="0.0764in" svg:height="0.0669in" svg:x="0.4445in" svg:y="0.0461in" svg:viewBox="0 0 195 171" svg:d="M31 39c0 34 0 68 0 103 0 17-5 17-31 17 0 3 0 7 0 12 13 0 33-1 44-1 10 0 30 1 43 1 0-5 0-9 0-12-25 0-30 0-30-17 0-24 0-48 0-72 0-39 28-61 52-61s28 21 28 43c0 29 0 59 0 90 0 17-4 17-29 17 0 3 0 7 0 12 13 0 33-1 43-1 11 0 30 1 44 1 0-5 0-9 0-12-20 0-30 0-31-11 0-26 0-50 0-74 0-33 0-45-11-60-6-6-19-14-41-14-28 0-47 17-57 41 0-13 0-28 0-41-19 1-36 3-55 4 0 5 0 8 0 13 27 0 31 2 31 22z"><text:p/></draw:path><draw:path draw:style-name="gr3" draw:text-style-name="P9" svg:width="0.0535in" svg:height="0.1512in" svg:x="0.5343in" svg:y="0in" svg:viewBox="0 0 137 385" svg:d="M81 52c0-16 11-41 53-43 2 0 3-2 3-5 0-4-3-4-7-4-39 0-74 20-74 48 0 29 0 59 0 89 0 15 0 27-15 39-14 12-29 12-37 13-2 0-4 1-4 4 0 4 2 4 7 4 25 2 44 14 48 34 1 4 1 5 1 19 0 25 0 51 0 76 0 16 0 29 19 43 15 12 40 16 55 16 4 0 7 0 7-4s-2-4-6-4c-24-2-43-15-47-33-3-5-3-5-3-19 0-27 0-54 0-82 0-17-2-24-15-35-8-8-19-12-30-15 32-9 45-27 45-49 0-31 0-61 0-92z"><text:p/></draw:path><draw:path draw:style-name="gr3" draw:text-style-name="P9" svg:width="0.0606in" svg:height="0.072in" svg:x="0.6035in" svg:y="0.0449in" svg:viewBox="0 0 155 184" svg:d="M44 88c13 4 24 4 33 4 11 0 32 0 32-11 0-9-13-11-29-11-7 0-21 2-35 8-9-4-15-12-15-23 0-23 37-37 72-37 6 0 20 0 35 11 5 3 5 4 8 4 6 0 10-5 10-11 0-7-23-22-49-22-44 0-86 26-86 55 0 18 13 26 15 28-23 13-35 35-35 52 0 25 22 49 63 49 50 0 72-34 72-40 0-2-2-4-4-4-1 0-3 2-3 3-6 9-16 23-62 23-23 0-56-6-56-33 0-13 11-34 34-45zM57 83c9-4 17-4 23-4 10 0 11 0 19 2-6 3-7 4-22 4-8 0-12 0-20-2z"><text:p/></draw:path><draw:path draw:style-name="gr3" draw:text-style-name="P9" svg:width="0.0386in" svg:height="0.0701in" svg:x="0.6819in" svg:y="0.0661in" svg:viewBox="0 0 99 179" svg:d="M62 8c0-8-2-8-8-8-18 17-43 17-54 17 0 3 0 6 0 9 7 0 24 0 40-7 0 46 0 92 0 138 0 9 0 13-28 13-3 0-7 0-10 0 0 3 0 6 0 9 6-1 39-1 49-1 7 0 41 0 48 1 0-3 0-6 0-9-3 0-7 0-10 0-27 0-27-4-27-13 0-50 0-100 0-149z"><text:p/></draw:path><draw:path draw:style-name="gr3" draw:text-style-name="P9" svg:width="0.0173in" svg:height="0.0453in" svg:x="0.7516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9" svg:width="0.061in" svg:height="0.072in" svg:x="0.8102in" svg:y="0.0449in" svg:viewBox="0 0 156 184" svg:d="M45 88c12 4 24 4 33 4 10 0 32 0 32-11 0-9-14-11-29-11-8 0-22 2-36 8-9-4-15-12-15-23 0-23 38-37 72-37 7 0 20 0 37 11 3 3 4 4 7 4 5 0 10-5 10-11 0-7-23-22-49-22-45 0-87 26-87 55 0 18 14 26 15 28-22 13-35 35-35 52 0 25 22 49 64 49 50 0 72-34 72-40 0-2-2-4-4-4s-3 2-4 3c-6 9-15 23-61 23-24 0-56-6-56-33 0-13 10-34 34-45zM57 83c10-4 18-4 24-4 10 0 11 0 18 2-6 3-7 4-21 4-9 0-13 0-21-2z"><text:p/></draw:path><draw:path draw:style-name="gr3" draw:text-style-name="P9" svg:width="0.0465in" svg:height="0.0701in" svg:x="0.8843in" svg:y="0.0661in" svg:viewBox="0 0 119 179" svg:d="M119 130c-4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9" svg:width="0.0535in" svg:height="0.1512in" svg:x="0.956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. נוכיח <draw:g text:anchor-type="as-char" svg:y="-0.1134in" draw:z-index="74" draw:name="Shape194" draw:style-name="gr1"><svg:title>TexMaths</svg:title><svg:desc>11§display§[b - \vepsi, c + \vepsi] \subseteq (a, b)§svg§600§FALSE§</svg:desc><draw:path draw:style-name="gr2" draw:text-style-name="P8" svg:width="1.3in" svg:height="0.1354in" svg:x="0.0004in" svg:y="0.0071in" svg:viewBox="0 0 3303 345" svg:d="M0 0c1101 0 2202 0 3303 0 0 115 0 230 0 345-1101 0-2202 0-3303 0 0-115 0-230 0-345z"><text:p/></draw:path><draw:path draw:style-name="gr3" draw:text-style-name="P9" svg:width="0.0209in" svg:height="0.1508in" svg:x="0.0102in" svg:y="0in" svg:viewBox="0 0 54 384" svg:d="M54 384c0-5 0-10 0-15-12 0-25 0-38 0 0-118 0-236 0-354 13 0 26 0 38 0 0-5 0-9 0-15-18 0-36 0-54 0 0 128 0 257 0 384 18 0 36 0 54 0z"><text:p/></draw:path><draw:path draw:style-name="gr3" draw:text-style-name="P9" svg:width="0.0555in" svg:height="0.1059in" svg:x="0.0421in" svg:y="0.0083in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3" draw:text-style-name="P9" svg:width="0.0921in" svg:height="0.0055in" svg:x="0.1469in" svg:y="0.072in" svg:viewBox="0 0 235 15" svg:d="M222 15c7 0 13 0 13-7 0-8-6-8-13-8-69 0-140 0-209 0-6 0-13 0-13 8 0 7 7 7 13 7 69 0 140 0 209 0z"><text:p/></draw:path><draw:path draw:style-name="gr3" draw:text-style-name="P9" svg:width="0.061in" svg:height="0.0717in" svg:x="0.2902in" svg:y="0.0453in" svg:viewBox="0 0 156 183" svg:d="M44 87c13 5 24 5 34 5s31 0 31-12c0-8-13-10-29-10-7 0-21 0-35 7-9-4-15-12-15-22 0-23 37-37 72-37 6 0 20 0 35 11 5 3 6 3 8 3 6 0 11-4 11-10 0-8-24-22-50-22-44 0-86 25-86 55 0 17 14 26 15 28-23 12-35 34-35 51 0 26 22 49 63 49 51 0 72-34 72-40 0-2-1-3-4-3-1 0-2 1-3 2-6 9-15 23-62 23-23 0-56-5-56-33 0-13 11-33 34-45zM57 81c9-2 17-3 23-3 10 0 12 1 19 2-6 4-7 4-21 4-9 0-13 0-21-3z"><text:p/></draw:path><draw:path draw:style-name="gr3" draw:text-style-name="P9" svg:width="0.0173in" svg:height="0.0453in" svg:x="0.3701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9" svg:width="0.0591in" svg:height="0.0681in" svg:x="0.4307in" svg:y="0.0461in" svg:viewBox="0 0 151 174" svg:d="M137 23c-6 0-12 0-17 6-6 6-7 13-7 15 0 9 7 13 15 13 11 0 22-9 22-24 0-19-19-33-47-33-51 0-103 55-103 109 0 35 23 65 63 65 55 0 88-41 88-45 0-2-3-6-5-6s-3 1-5 5c-31 38-73 38-77 38-24 0-35-20-35-43 0-15 7-53 20-77 13-21 33-38 55-38 14 0 28 5 33 15z"><text:p/></draw:path><draw:path draw:style-name="gr3" draw:text-style-name="P9" svg:width="0.1004in" svg:height="0.1008in" svg:x="0.5331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9" svg:width="0.061in" svg:height="0.0717in" svg:x="0.6799in" svg:y="0.0453in" svg:viewBox="0 0 156 183" svg:d="M45 87c12 5 24 5 33 5 10 0 31 0 31-12 0-8-13-10-28-10-8 0-22 0-36 7-9-4-15-12-15-22 0-23 38-37 72-37 7 0 20 0 35 11 5 3 6 3 9 3 5 0 10-4 10-10 0-8-23-22-49-22-45 0-87 25-87 55 0 17 14 26 15 28-22 12-35 34-35 51 0 26 22 49 64 49 50 0 72-34 72-40 0-2-2-3-4-3s-3 1-4 2c-6 9-15 23-61 23-24 0-56-5-56-33 0-13 10-33 34-45zM57 81c9-2 18-3 24-3 10 0 11 1 18 2-6 4-7 4-21 4-9 0-13 0-21-3z"><text:p/></draw:path><draw:path draw:style-name="gr3" draw:text-style-name="P9" svg:width="0.0205in" svg:height="0.1508in" svg:x="0.7504in" svg:y="0in" svg:viewBox="0 0 53 384" svg:d="M53 0c-18 0-35 0-53 0 0 6 0 10 0 15 12 0 25 0 37 0 0 118 0 236 0 354-12 0-25 0-37 0 0 5 0 10 0 15 18 0 35 0 53 0 0-127 0-256 0-384z"><text:p/></draw:path><draw:path draw:style-name="gr3" draw:text-style-name="P9" svg:width="0.0925in" svg:height="0.1161in" svg:x="0.8441in" svg:y="0.0169in" svg:viewBox="0 0 236 296" svg:d="M223 15c7 0 13 0 13-7 0-8-6-8-13-8-35 0-69 0-104 0-66 0-119 51-119 111 0 62 54 111 119 111 35 0 69 0 104 0 7 0 13 0 13-7 0-8-6-8-13-8-34 0-69 0-103 0-61 0-104-44-104-96s44-96 104-96c34 0 69 0 103 0zM22 281c-7 0-14 0-14 7 0 8 7 8 14 8 67 0 134 0 201 0 7 0 13 0 13-8 0-7-6-7-13-7-67 0-134 0-201 0z"><text:p/></draw:path><draw:path draw:style-name="gr3" draw:text-style-name="P9" svg:width="0.0346in" svg:height="0.1508in" svg:x="1.0071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9" svg:width="0.0693in" svg:height="0.0681in" svg:x="1.0575in" svg:y="0.0461in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9" svg:width="0.0173in" svg:height="0.0453in" svg:x="1.1449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9" svg:width="0.0555in" svg:height="0.1059in" svg:x="1.2063in" svg:y="0.0083in" svg:viewBox="0 0 142 270" svg:d="M75 3c-2-1 0-3-6-3-9 0-37 2-47 3-3 0-7 1-7 8 0 4 4 4 9 4 19 0 20 4 20 7s-4 17-6 24c-11 42-20 84-31 126-5 20-7 24-7 37 0 38 21 61 49 61 46 0 93-58 93-111 0-36-20-62-51-62-17 0-34 11-45 23 10-40 19-78 29-117zM38 150c3-9 3-10 6-15 19-24 36-30 46-30 14 0 24 12 24 36 0 23-12 66-19 81-13 26-30 40-46 40-13 0-26-11-26-40 0-6 0-14 7-37 3-12 5-24 8-35z"><text:p/></draw:path><draw:path draw:style-name="gr3" draw:text-style-name="P9" svg:width="0.035in" svg:height="0.1508in" svg:x="1.2732in" svg:y="0in" svg:viewBox="0 0 90 384" svg:d="M90 193c0-30-4-77-25-120-23-48-56-73-61-73-2 0-4 1-4 3 0 3 0 3 8 10 38 38 60 99 60 180 0 65-14 132-63 181-5 5-5 5-5 6 0 3 2 4 4 4 5 0 39-26 62-75 20-43 24-85 24-116z"><text:p/></draw:path></draw:g>, או במילים אחרות (הגדרת הכלה), <draw:g text:anchor-type="as-char" svg:y="-0.1134in" draw:z-index="73" draw:name="Shape195" draw:style-name="gr1"><svg:title>TexMaths</svg:title><svg:desc>11§display§\forall x \in [b - \vepsi, c + \vepsi] \implies x \in (a, d)§svg§600§FALSE§</svg:desc><draw:path draw:style-name="gr2" draw:text-style-name="P8" svg:width="2.1563in" svg:height="0.1354in" svg:x="0.0079in" svg:y="0.0071in" svg:viewBox="0 0 5478 345" svg:d="M0 0c1826 0 3652 0 5478 0 0 115 0 230 0 345-1826 0-3652 0-5478 0 0-115 0-230 0-345z"><text:p/></draw:path><draw:path draw:style-name="gr3" draw:text-style-name="P9" svg:width="0.0843in" svg:height="0.1075in" svg:x="0in" svg:y="0.0083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9" svg:width="0.0756in" svg:height="0.0681in" svg:x="0.089in" svg:y="0.0461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9" svg:width="0.0756in" svg:height="0.087in" svg:x="0.2264in" svg:y="0.0311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9" svg:width="0.0205in" svg:height="0.1508in" svg:x="0.3756in" svg:y="0in" svg:viewBox="0 0 53 384" svg:d="M53 384c0-5 0-10 0-15-12 0-25 0-38 0 0-118 0-236 0-354 13 0 26 0 38 0 0-5 0-9 0-15-18 0-35 0-53 0 0 128 0 257 0 384 18 0 35 0 53 0z"><text:p/></draw:path><draw:path draw:style-name="gr3" draw:text-style-name="P9" svg:width="0.0555in" svg:height="0.1059in" svg:x="0.4071in" svg:y="0.0083in" svg:viewBox="0 0 142 270" svg:d="M74 3c-2-1 0-3-6-3-9 0-36 2-46 3-3 0-8 1-8 8 0 4 4 4 9 4 19 0 20 4 20 7s-3 17-6 24c-11 42-20 84-31 126-5 20-6 24-6 37 0 38 20 61 48 61 47 0 94-58 94-111 0-36-21-62-52-62-17 0-33 11-45 23 10-40 19-78 29-117zM37 150c3-9 3-10 6-15 20-24 36-30 46-30 14 0 25 12 25 36 0 23-13 66-19 81-14 26-31 40-47 40-13 0-25-11-25-40 0-6 0-14 6-37 3-12 5-24 8-35z"><text:p/></draw:path><draw:path draw:style-name="gr3" draw:text-style-name="P9" svg:width="0.0929in" svg:height="0.0055in" svg:x="0.5114in" svg:y="0.072in" svg:viewBox="0 0 237 15" svg:d="M222 15c7 0 15 0 15-7 0-8-8-8-15-8-69 0-139 0-209 0-6 0-13 0-13 8 0 7 7 7 13 7 70 0 140 0 209 0z"><text:p/></draw:path><draw:path draw:style-name="gr3" draw:text-style-name="P9" svg:width="0.061in" svg:height="0.0717in" svg:x="0.6551in" svg:y="0.0453in" svg:viewBox="0 0 156 183" svg:d="M45 87c12 5 24 5 33 5 10 0 32 0 32-12 0-8-14-10-29-10-7 0-22 0-36 7-9-4-15-12-15-22 0-23 38-37 72-37 7 0 20 0 37 11 3 3 4 3 7 3 5 0 10-4 10-10 0-8-23-22-49-22-45 0-87 25-87 55 0 17 14 26 15 28-22 12-35 34-35 51 0 26 22 49 64 49 50 0 72-34 72-40 0-2-2-3-4-3s-3 1-4 2c-6 9-15 23-61 23-24 0-56-5-56-33 0-13 10-33 34-45zM57 81c10-2 18-3 24-3 10 0 11 1 18 2-5 4-7 4-21 4-9 0-13 0-21-3z"><text:p/></draw:path><draw:path draw:style-name="gr3" draw:text-style-name="P9" svg:width="0.0173in" svg:height="0.0453in" svg:x="0.735in" svg:y="0.0972in" svg:viewBox="0 0 45 116" svg:d="M45 41c0-26-9-41-24-41-13 0-21 10-21 21 0 10 8 21 21 21 4 0 10-2 13-6 1-1 1-1 2-1 0 2 1 0 1 6 0 28-13 51-26 65-4 3-4 4-4 5 0 4 2 5 4 5 3 0 34-30 34-75z"><text:p/></draw:path><draw:path draw:style-name="gr3" draw:text-style-name="P9" svg:width="0.0587in" svg:height="0.0681in" svg:x="0.7961in" svg:y="0.0461in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3" draw:text-style-name="P9" svg:width="0.1008in" svg:height="0.1008in" svg:x="0.898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9" svg:width="0.061in" svg:height="0.0717in" svg:x="1.0457in" svg:y="0.0453in" svg:viewBox="0 0 156 183" svg:d="M44 87c13 5 24 5 34 5s31 0 31-12c0-8-13-10-29-10-7 0-21 0-35 7-9-4-15-12-15-22 0-23 37-37 72-37 6 0 20 0 36 11 4 3 5 3 7 3 6 0 11-4 11-10 0-8-24-22-50-22-44 0-86 25-86 55 0 17 14 26 15 28-23 12-35 34-35 51 0 26 22 49 63 49 51 0 72-34 72-40 0-2-1-3-4-3-1 0-2 1-3 2-6 9-15 23-62 23-23 0-56-5-56-33 0-13 11-33 34-45zM57 81c9-2 17-3 23-3 10 0 12 1 19 2-5 4-7 4-21 4-9 0-13 0-21-3z"><text:p/></draw:path><draw:path draw:style-name="gr3" draw:text-style-name="P9" svg:width="0.0209in" svg:height="0.1508in" svg:x="1.1154in" svg:y="0in" svg:viewBox="0 0 54 384" svg:d="M54 0c-18 0-36 0-54 0 0 6 0 10 0 15 12 0 25 0 37 0 0 118 0 236 0 354-12 0-25 0-37 0 0 5 0 10 0 15 18 0 36 0 54 0 0-127 0-256 0-384z"><text:p/></draw:path><draw:path draw:style-name="gr3" draw:text-style-name="P9" svg:width="0.1008in" svg:height="0.035in" svg:x="1.2476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9" svg:width="0.1346in" svg:height="0.0823in" svg:x="1.3406in" svg:y="0.0335in" svg:viewBox="0 0 343 210" svg:d="M259 76c16 14 36 24 49 30-14 6-33 16-49 29-82 0-164 0-246 0-6 0-13 0-13 8s7 8 13 8c76 0 152 0 228 0-18 17-39 50-39 55 0 4 6 4 8 4 3 0 6 0 8-3 8-14 19-33 44-56 26-23 53-34 72-40 7-2 7-2 8-3 1 0 1-1 1-2s0-1-1-3c0-1-1-1-1-1-1 0-1-1-9-3-51-15-90-49-112-91-4-8-4-8-10-8-2 0-8 0-8 4 0 5 20 39 39 57-76 0-152 0-228 0-6 0-13 0-13 7 0 8 7 8 13 8 82 0 164 0 246 0z"><text:p/></draw:path><draw:path draw:style-name="gr3" draw:text-style-name="P9" svg:width="0.0756in" svg:height="0.0681in" svg:x="1.5732in" svg:y="0.0461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9" svg:width="0.076in" svg:height="0.087in" svg:x="1.7106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9" svg:width="0.0346in" svg:height="0.1508in" svg:x="1.857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9" svg:width="0.0693in" svg:height="0.0681in" svg:x="1.9071in" svg:y="0.0461in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3" draw:text-style-name="P9" svg:width="0.0173in" svg:height="0.0453in" svg:x="1.9949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9" svg:width="0.072in" svg:height="0.1059in" svg:x="2.0555in" svg:y="0.0083in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2-12 3-18 18-74 37-149 56-223zM103 220c-2 7-2 8-7 15-18 20-33 27-44 27-20 0-24-22-24-36 0-20 12-66 20-84 13-23 30-37 46-37 24 0 29 32 29 34s0 4-1 6c-6 26-12 50-19 75z"><text:p/></draw:path><draw:path draw:style-name="gr3" draw:text-style-name="P9" svg:width="0.035in" svg:height="0.1508in" svg:x="2.137in" svg:y="0in" svg:viewBox="0 0 90 384" svg:d="M90 193c0-30-4-77-25-120-23-48-56-73-61-73-2 0-4 1-4 3 0 3 0 3 8 10 38 38 60 99 60 180 0 65-14 132-62 181-6 5-6 5-6 6 0 3 2 4 4 4 5 0 39-26 62-75 20-43 24-85 24-116z"><text:p/></draw:path></draw:g>;</text:p>
        </text:list-item>
        <text:list-item>
          <text:p text:style-name="P118">יהי <draw:g text:anchor-type="as-char" svg:y="-0.1134in" draw:z-index="72" draw:name="Shape196" draw:style-name="gr1"><svg:title>TexMaths</svg:title><svg:desc>11§display§x \in [b - \vepsi, c + \vepsi]§svg§600§FALSE§</svg:desc><draw:path draw:style-name="gr2" draw:text-style-name="P8" svg:width="1.0354in" svg:height="0.1358in" svg:x="0.0039in" svg:y="0.0071in" svg:viewBox="0 0 2631 346" svg:d="M1316 346c-439 0-877 0-1316 0 0-116 0-230 0-346 877 0 1755 0 2631 0 0 116 0 230 0 346-439 0-878 0-1315 0z"><text:p/></draw:path><draw:path draw:style-name="gr3" draw:text-style-name="P9" svg:width="0.0756in" svg:height="0.0685in" svg:x="0.0004in" svg:y="0.0461in" svg:viewBox="0 0 193 175" svg:d="M119 54c2-10 11-45 37-45 2 0 12 0 20 4-11 2-19 12-19 21 0 7 5 14 15 14 8 0 21-7 21-23 0-19-23-25-36-25-23 0-36 21-40 30-10-26-31-30-42-30-41 0-63 50-63 59 0 5 4 5 6 5s3-1 4-5c13-40 39-50 52-50 7 0 21 3 21 25 0 12-7 39-21 93-6 24-20 39-37 39-2 0-11 0-19-4 9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9" svg:width="0.0752in" svg:height="0.087in" svg:x="0.1382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9" svg:width="0.0205in" svg:height="0.1512in" svg:x="0.287in" svg:y="0in" svg:viewBox="0 0 53 385" svg:d="M53 385c0-5 0-10 0-15-12 0-26 0-38 0 0-118 0-237 0-355 12 0 26 0 38 0 0-5 0-9 0-15-18 0-35 0-53 0 0 129 0 257 0 385 18 0 35 0 53 0z"><text:p/></draw:path><draw:path draw:style-name="gr3" draw:text-style-name="P9" svg:width="0.0559in" svg:height="0.1063in" svg:x="0.3185in" svg:y="0.0079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9" svg:width="0.0921in" svg:height="0.0063in" svg:x="0.4232in" svg:y="0.072in" svg:viewBox="0 0 235 17" svg:d="M222 17c7 0 13-2 13-9 0-8-6-8-13-8-69 0-140 0-209 0-6 0-13 0-13 8 0 7 7 9 13 9 69 0 140 0 209 0z"><text:p/></draw:path><draw:path draw:style-name="gr3" draw:text-style-name="P9" svg:width="0.061in" svg:height="0.072in" svg:x="0.5661in" svg:y="0.0449in" svg:viewBox="0 0 156 184" svg:d="M44 88c13 4 24 4 34 4s31 0 31-11c0-9-13-11-29-11-7 0-21 2-35 8-9-4-15-12-15-23 0-23 37-37 72-37 6 0 20 0 36 11 4 3 5 4 7 4 6 0 11-5 11-11 0-7-24-22-50-22-44 0-86 26-86 55 0 18 14 26 15 28-23 13-35 35-35 52 0 25 22 49 63 49 51 0 72-34 72-40 0-2-1-4-4-4-1 0-2 2-3 3-6 9-15 23-62 23-23 0-56-6-56-33 0-13 11-34 34-45zM57 83c9-4 17-4 23-4 10 0 12 0 19 2-6 3-7 4-21 4-9 0-13 0-21-2z"><text:p/></draw:path><draw:path draw:style-name="gr3" draw:text-style-name="P9" svg:width="0.0173in" svg:height="0.0453in" svg:x="0.6461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9" svg:width="0.0591in" svg:height="0.0685in" svg:x="0.7067in" svg:y="0.0461in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3" draw:text-style-name="P9" svg:width="0.1004in" svg:height="0.1in" svg:x="0.8091in" svg:y="0.0252in" svg:viewBox="0 0 256 255" svg:d="M136 137c37 0 72 0 108 0 5 0 12-2 12-9 0-9-7-8-12-8-36 0-71 0-108 0 0-36 0-72 0-108 0-5 0-12-7-12-9 0-9 7-9 12 0 36 0 72 0 108-36 0-72 0-108 0-5 0-12-1-12 8 0 7 7 9 12 9 36 0 72 0 108 0 0 35 0 71 0 106 0 6 0 12 9 12 7 0 7-6 7-12 0-35 0-71 0-106z"><text:p/></draw:path><draw:path draw:style-name="gr3" draw:text-style-name="P9" svg:width="0.061in" svg:height="0.072in" svg:x="0.9563in" svg:y="0.0449in" svg:viewBox="0 0 156 184" svg:d="M45 88c12 4 23 4 33 4s31 0 31-11c0-9-13-11-28-11-8 0-22 2-36 8-9-4-15-12-15-23 0-23 37-37 72-37 7 0 20 0 35 11 5 3 6 4 8 4 6 0 11-5 11-11 0-7-24-22-49-22-45 0-87 26-87 55 0 18 14 26 15 28-22 13-35 35-35 52 0 25 22 49 64 49 50 0 72-34 72-40 0-2-2-4-4-4s-3 2-4 3c-6 9-15 23-61 23-24 0-57-6-57-33 0-13 11-34 35-45zM57 83c9-4 18-4 24-4 9 0 11 0 18 2-6 3-7 4-21 4-9 0-13 0-21-2z"><text:p/></draw:path><draw:path draw:style-name="gr3" draw:text-style-name="P9" svg:width="0.0205in" svg:height="0.1512in" svg:x="1.0268in" svg:y="0in" svg:viewBox="0 0 53 385" svg:d="M53 0c-18 0-35 0-53 0 0 6 0 10 0 15 12 0 25 0 37 0 0 118 0 237 0 355-12 0-25 0-37 0 0 5 0 10 0 15 18 0 35 0 53 0 0-128 0-256 0-385z"><text:p/></draw:path></draw:g><text:s/>משמע <draw:g text:anchor-type="as-char" svg:y="-0.1055in" draw:z-index="71" draw:name="Shape197" draw:style-name="gr1"><svg:title>TexMaths</svg:title><svg:desc>11§display§b - \vepsi \le x \le c + \vepsi§svg§600§FALSE§</svg:desc><draw:path draw:style-name="gr2" draw:text-style-name="P8" svg:width="1.1161in" svg:height="0.1098in" svg:x="0.0008in" svg:y="0.0083in" svg:viewBox="0 0 2836 280" svg:d="M1419 280c-474 0-946 0-1419 0 0-94 0-187 0-280 945 0 1891 0 2836 0 0 93 0 186 0 280-472 0-945 0-1417 0z"><text:p/></draw:path><draw:path draw:style-name="gr3" draw:text-style-name="P9" svg:width="0.0555in" svg:height="0.1063in" svg:x="0.0004in" svg:y="0.0004in" svg:viewBox="0 0 142 271" svg:d="M74 4c-1-1 0-4-5-4-8 0-37 3-47 4-3 0-8 0-8 8 0 4 4 4 10 4 18 0 19 3 19 7 0 2-3 15-6 24-11 42-20 84-31 125-5 19-6 24-6 38 0 37 20 61 48 61 47 0 94-58 94-112 0-35-21-61-52-61-17 0-33 11-45 23 10-40 19-78 29-117zM37 150c3-8 3-10 6-14 20-24 36-31 47-31 13 0 24 12 24 37 0 23-13 65-19 81-14 25-31 39-47 39-13 0-25-11-25-39 0-7 0-15 6-39 3-11 5-23 8-34z"><text:p/></draw:path><draw:path draw:style-name="gr3" draw:text-style-name="P9" svg:width="0.0929in" svg:height="0.0055in" svg:x="0.1047in" svg:y="0.0642in" svg:viewBox="0 0 237 15" svg:d="M223 15c7 0 14 0 14-7 0-8-7-8-14-8-69 0-139 0-209 0-6 0-14 0-14 8 0 7 8 7 14 7 70 0 140 0 209 0z"><text:p/></draw:path><draw:path draw:style-name="gr3" draw:text-style-name="P9" svg:width="0.061in" svg:height="0.0709in" svg:x="0.2484in" svg:y="0.037in" svg:viewBox="0 0 156 181" svg:d="M45 87c12 5 24 5 33 5 10 0 32 0 32-12 0-9-14-10-29-10-7 0-22 0-36 7-9-5-15-12-15-22 0-23 38-37 72-37 7 0 20 0 37 11 3 3 4 3 7 3 5 0 10-5 10-10 0-8-23-22-49-22-45 0-87 25-87 55 0 16 14 26 15 27-22 12-35 34-35 52 0 25 22 47 64 47 50 0 72-32 72-38 0-3-2-4-4-4s-3 1-4 3c-6 8-15 23-61 23-24 0-56-6-56-33 0-14 10-33 34-45zM57 82c10-3 18-4 24-4 10 0 11 1 18 2-5 3-7 3-21 3-9 0-13 0-21-1z"><text:p/></draw:path><draw:path draw:style-name="gr3" draw:text-style-name="P9" svg:width="0.0929in" svg:height="0.1161in" svg:x="0.3705in" svg:y="0.0094in" svg:viewBox="0 0 237 296" svg:d="M229 15c4-1 8-3 8-7 0-5-4-8-8-8-2 0-6 1-8 2-71 33-142 66-213 100-7 3-8 7-8 9 0 3 2 6 8 9 71 32 142 65 213 98 6 4 6 4 8 4 3 0 8-4 8-8 0-3-3-7-9-9-67-31-136-62-203-94 69-32 136-64 204-96zM222 296c7 0 15 0 15-7 0-8-9-8-15-8-69 0-138 0-208 0-6 0-14 0-14 8 0 7 7 7 13 7 70 0 140 0 209 0z"><text:p/></draw:path><draw:path draw:style-name="gr3" draw:text-style-name="P9" svg:width="0.0756in" svg:height="0.0681in" svg:x="0.5228in" svg:y="0.039in" svg:viewBox="0 0 193 174" svg:d="M118 54c2-10 11-46 38-46 1 0 11 0 19 5-11 2-19 11-19 21 0 5 5 13 16 13 7 0 21-6 21-22 0-20-24-25-37-25-22 0-36 20-40 29-10-26-31-29-42-29-40 0-62 49-62 59 0 4 3 4 5 4 3 0 4-2 4-5 13-40 40-50 52-50 7 0 21 4 21 26 0 12-7 37-21 91-6 24-19 41-37 41-2 0-11 0-18-6 8-1 17-10 17-21 0-10-9-13-14-13-11 0-21 10-21 22 0 19 19 26 36 26 26 0 40-27 41-29 4 14 18 29 42 29 39 0 62-50 62-59 0-4-4-4-5-4-4 0-4 1-5 4-14 41-39 51-52 51-14 0-21-12-21-26 0-8 2-17 7-34 4-17 8-35 13-52z"><text:p/></draw:path><draw:path draw:style-name="gr3" draw:text-style-name="P9" svg:width="0.0929in" svg:height="0.1161in" svg:x="0.6598in" svg:y="0.0094in" svg:viewBox="0 0 237 296" svg:d="M229 15c4-1 8-3 8-7 0-5-4-8-8-8-2 0-6 1-8 2-71 33-142 66-213 100-7 3-8 7-8 9 0 3 2 6 8 9 71 32 142 65 213 98 6 4 7 4 8 4 4 0 8-4 8-8 0-3-3-7-9-9-67-31-134-62-202-94 68-32 136-64 203-96zM222 296c7 0 15 0 15-7 0-8-9-8-15-8-69 0-138 0-208 0-6 0-14 0-14 8 0 7 7 7 13 7 70 0 140 0 209 0z"><text:p/></draw:path><draw:path draw:style-name="gr3" draw:text-style-name="P9" svg:width="0.0591in" svg:height="0.0681in" svg:x="0.8142in" svg:y="0.039in" svg:viewBox="0 0 151 174" svg:d="M138 23c-7 0-13 0-18 6-6 6-7 13-7 15 0 9 7 13 15 13 11 0 22-9 22-24 0-19-19-33-47-33-51 0-103 55-103 109 0 35 22 65 63 65 55 0 88-41 88-46 0-2-2-4-5-4-2 0-3 0-5 3-31 39-73 39-77 39-24 0-35-19-35-42 0-16 7-54 21-78 12-22 33-38 55-38 13 0 27 5 33 15z"><text:p/></draw:path><draw:path draw:style-name="gr3" draw:text-style-name="P9" svg:width="0.1012in" svg:height="0.1004in" svg:x="0.9161in" svg:y="0.0173in" svg:viewBox="0 0 258 256" svg:d="M136 136c37 0 72 0 108 0 6 0 14 0 14-8 0-7-8-7-14-7-36 0-71 0-108 0 0-37 0-72 0-108 0-5 0-13-7-13-8 0-8 8-8 13 0 36 0 71 0 108-36 0-71 0-108 0-5 0-13 0-13 7 0 8 8 8 13 8 37 0 72 0 108 0 0 35 0 71 0 106 0 6 0 14 8 14 7 0 7-8 7-14 0-35 0-71 0-106z"><text:p/></draw:path><draw:path draw:style-name="gr3" draw:text-style-name="P9" svg:width="0.061in" svg:height="0.0709in" svg:x="1.0638in" svg:y="0.037in" svg:viewBox="0 0 156 181" svg:d="M45 87c12 5 23 5 33 5s31 0 31-12c0-9-13-10-28-10-8 0-22 0-36 7-9-5-15-12-15-22 0-23 37-37 72-37 7 0 20 0 36 11 4 3 5 3 7 3 6 0 11-5 11-10 0-8-24-22-50-22-44 0-86 25-86 55 0 16 14 26 15 27-23 12-35 34-35 52 0 25 22 47 63 47 51 0 73-32 73-38 0-3-2-4-4-4s-3 1-4 3c-6 8-15 23-61 23-24 0-57-6-57-33 0-14 11-33 35-45zM57 82c9-3 18-4 24-4 9 0 11 1 18 2-5 3-7 3-21 3-9 0-13 0-21-1z"><text:p/></draw:path></draw:g><text:s/>("<text:span text:style-name="T58">הנחה 1</text:span>"). צ.ל. <draw:g text:anchor-type="as-char" svg:y="-0.1047in" draw:z-index="70" draw:name="Shape198" draw:style-name="gr1"><svg:title>TexMaths</svg:title><svg:desc>11§display§a &lt; x &lt; d§svg§600§FALSE§</svg:desc><draw:path draw:style-name="gr2" draw:text-style-name="P8" svg:width="0.6358in" svg:height="0.0953in" svg:x="0.0024in" svg:y="0.0079in" svg:viewBox="0 0 1616 243" svg:d="M809 243c-270 0-539 0-809 0 0-81 0-162 0-243 538 0 1078 0 1616 0 0 81 0 162 0 243-269 0-538 0-807 0z"><text:p/></draw:path><draw:path draw:style-name="gr3" draw:text-style-name="P9" svg:width="0.0693in" svg:height="0.0681in" svg:x="0.0004in" svg:y="0.0382in" svg:viewBox="0 0 177 174" svg:d="M129 25c-7-14-18-25-35-25-46 0-94 57-94 114 0 36 22 60 52 60 7 0 27-2 50-28 3 15 17 28 36 28 13 0 22-8 28-21 7-13 11-36 11-37 0-5-3-5-4-5-5 0-5 3-6 8-6 24-13 47-29 47-10 0-11-9-11-17 0-9 1-12 4-29 4-16 5-20 9-34 4-19 10-36 14-54 2-11 2-12 2-13 0-7-4-11-11-11-9 0-15 9-16 17zM103 125c-1 7-1 7-7 14-17 20-32 27-43 27-20 0-25-20-25-36 0-19 12-66 22-84 11-23 28-37 44-37 25 0 30 32 30 34s-1 4-1 7c-6 24-13 49-20 75z"><text:p/></draw:path><draw:path draw:style-name="gr3" draw:text-style-name="P9" svg:width="0.0925in" svg:height="0.0874in" svg:x="0.1299in" svg:y="0.0232in" svg:viewBox="0 0 236 223" svg:d="M229 17c4-3 7-5 7-9 0-5-4-8-8-8-1 0-1 0-7 2-71 34-143 68-214 102-5 1-7 2-7 7s2 7 7 9c71 33 143 66 214 100 6 3 6 3 7 3 4 0 8-3 8-8 0-4-3-6-7-9-68-32-135-63-204-95 69-32 136-62 204-94z"><text:p/></draw:path><draw:path draw:style-name="gr3" draw:text-style-name="P9" svg:width="0.0752in" svg:height="0.0681in" svg:x="0.2827in" svg:y="0.0382in" svg:viewBox="0 0 192 174" svg:d="M118 54c2-10 11-45 37-45 2 0 12 0 20 5-11 1-19 11-19 20 0 7 5 15 15 15 8 0 21-8 21-24 0-19-22-25-36-25-23 0-36 21-40 30-10-26-31-30-42-30-41 0-63 50-63 60 0 4 4 4 6 4s3-1 4-4c13-41 38-51 52-51 7 0 21 3 21 25 0 12-7 39-21 93-6 23-20 39-37 39-2 0-11 0-19-6 9-1 18-9 18-19 0-11-9-14-14-14-12 0-21 10-21 23 0 17 19 24 36 24 26 0 39-26 40-28 5 13 19 28 42 28 41 0 63-48 63-58 0-5-5-5-6-5-3 0-4 3-4 5-14 41-40 50-52 50-16 0-21-12-21-25 0-9 2-16 7-34 4-18 8-35 13-53z"><text:p/></draw:path><draw:path draw:style-name="gr3" draw:text-style-name="P9" svg:width="0.0925in" svg:height="0.0874in" svg:x="0.4197in" svg:y="0.0232in" svg:viewBox="0 0 236 223" svg:d="M229 17c4-3 7-5 7-9 0-5-4-8-8-8-1 0-1 0-7 2-71 34-142 68-213 102-5 1-8 2-8 7s3 7 8 9c71 33 142 66 213 100 6 3 6 3 7 3 4 0 8-3 8-8 0-4-3-6-7-9-68-32-135-63-204-95 69-32 136-62 204-94z"><text:p/></draw:path><draw:path draw:style-name="gr3" draw:text-style-name="P9" svg:width="0.072in" svg:height="0.1063in" svg:x="0.5736in" svg:y="0in" svg:viewBox="0 0 184 271" svg:d="M184 4c-2-1 0-4-6-4-5 0-42 3-48 4-3 0-6 3-6 8s4 5 9 5c19 0 20 2 20 6 0 2-1 6-1 8-8 30-16 61-23 91-8-14-19-25-37-25-45 0-92 57-92 113 0 36 21 61 51 61 7 0 27-2 50-29 4 16 17 29 35 29 14 0 23-8 29-22 7-13 11-36 11-37 0-5-3-5-4-5-4 0-5 3-6 8-6 24-13 48-28 48-11 0-13-10-13-18 0-9 2-12 3-19 18-74 37-148 56-222zM103 221c-2 7-2 7-7 14-18 21-33 28-44 28-20 0-26-21-26-37 0-19 14-66 22-83 13-23 30-37 46-37 24 0 29 32 29 34s0 5-1 7c-6 24-12 49-19 74z"><text:p/></draw:path></draw:g><text:s/>("טענה <text:span text:style-name="T58">1</text:span>"). </text:p>
        </text:list-item>
        <text:list-item>
          <text:p text:style-name="P118">נתבונן ב־<draw:g text:anchor-type="as-char" svg:y="-0.1047in" draw:z-index="69" draw:name="Shape199" draw:style-name="gr1"><svg:title>TexMaths</svg:title><svg:desc>11§display§b - \vepsi_1 \le x \le c + \vepsi_2§svg§600§FALSE§</svg:desc><draw:path draw:style-name="gr2" draw:text-style-name="P8" svg:width="1.2433in" svg:height="0.1118in" svg:x="0.0008in" svg:y="0.0079in" svg:viewBox="0 0 3159 285" svg:d="M1581 285c-527 0-1054 0-1581 0 0-94 0-190 0-285 1053 0 2107 0 3159 0 0 95 0 191 0 285-525 0-1052 0-1578 0z"><text:p/></draw:path><draw:path draw:style-name="gr3" draw:text-style-name="P9" svg:width="0.0555in" svg:height="0.1063in" svg:x="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9" svg:width="0.0929in" svg:height="0.0055in" svg:x="0.1047in" svg:y="0.0642in" svg:viewBox="0 0 237 15" svg:d="M223 15c7 0 14 0 14-7 0-8-7-8-14-8-69 0-139 0-209 0-6 0-14 0-14 8 0 7 8 7 14 7 70 0 140 0 209 0z"><text:p/></draw:path><draw:path draw:style-name="gr3" draw:text-style-name="P9" svg:width="0.061in" svg:height="0.0713in" svg:x="0.248in" svg:y="0.0366in" svg:viewBox="0 0 156 182" svg:d="M45 87c12 6 24 6 33 6 10 0 32 0 32-13 0-9-14-11-29-11-7 0-22 2-36 8-9-4-15-12-15-22 0-24 38-37 72-37 7 0 21 0 37 11 3 2 4 3 7 3 5 0 10-6 10-10 0-8-23-22-49-22-45 0-87 25-87 55 0 17 14 27 15 28-22 12-35 34-35 51 0 26 23 48 64 48 50 0 72-33 72-39 0-2-2-4-4-4s-3 2-4 3c-5 9-15 23-61 23-24 0-56-5-56-33 0-13 10-34 34-45zM57 82c10-4 18-4 24-4 10 0 11 0 18 2-5 4-7 4-21 4-9 0-13 0-21-2z"><text:p/></draw:path><draw:path draw:style-name="gr3" draw:text-style-name="P9" svg:width="0.0382in" svg:height="0.0697in" svg:x="0.3272in" svg:y="0.0575in" svg:viewBox="0 0 98 178" svg:d="M62 8c0-8-1-8-9-8-18 17-42 18-53 18 0 3 0 6 0 10 7 0 24 0 40-8 0 45 0 91 0 138 0 8 0 12-28 12-3 0-6 0-10 0 0 3 0 6 0 8 5 0 38-1 48-1 8 0 42 1 48 1 0-2 0-5 0-8-3 0-7 0-10 0-26 0-26-4-26-12 0-51 0-101 0-150z"><text:p/></draw:path><draw:path draw:style-name="gr3" draw:text-style-name="P9" svg:width="0.0921in" svg:height="0.1161in" svg:x="0.4386in" svg:y="0.0091in" svg:viewBox="0 0 235 296" svg:d="M228 15c4-2 7-3 7-7 0-5-3-8-7-8-2 0-6 1-7 2-71 33-142 66-213 100-7 4-8 6-8 9 0 4 2 7 8 9 71 33 142 66 213 99 5 2 6 2 7 2 4 0 7-3 7-7s-1-6-7-9c-67-31-136-63-203-94 67-32 136-64 203-96zM222 296c7 0 13 0 13-7 0-8-7-8-13-8-69 0-139 0-209 0-5 0-13 0-13 8 0 7 7 7 13 7 70 0 140 0 209 0z"><text:p/></draw:path><draw:path draw:style-name="gr3" draw:text-style-name="P9" svg:width="0.0756in" svg:height="0.0685in" svg:x="0.5909in" svg:y="0.0382in" svg:viewBox="0 0 193 175" svg:d="M119 54c2-10 11-45 37-45 2 0 11 0 20 5-11 1-19 11-19 21 0 6 5 13 15 13 8 0 21-6 21-22 0-20-22-26-36-26-23 0-36 21-40 30-10-26-31-30-42-30-41 0-63 51-63 59 0 5 3 3 5 5 3 0 4-1 5-5 13-40 39-50 52-50 7 0 21 3 21 26 0 11-7 38-21 92-6 24-20 39-37 39-2 0-11 0-19-4 10-2 18-10 18-21s-8-13-14-13c-12 0-22 10-22 22 0 17 20 25 36 25 27 0 40-26 41-28 4 13 19 28 42 28 39 0 61-49 61-59 0-4-3-4-4-4-3 0-4 1-4 5-14 41-40 49-52 49-15 0-21-12-21-25 0-8 2-16 7-34 4-18 8-35 13-53z"><text:p/></draw:path><draw:path draw:style-name="gr3" draw:text-style-name="P9" svg:width="0.0921in" svg:height="0.1161in" svg:x="0.728in" svg:y="0.0091in" svg:viewBox="0 0 235 296" svg:d="M229 15c4-2 6-3 6-7 0-5-2-8-7-8-1 0-6 1-7 2-71 33-142 66-213 100-7 4-8 6-8 9 0 4 2 7 8 9 71 33 142 66 213 99 6 2 6 2 7 2 4 0 7-3 7-7s-1-6-7-9c-67-31-136-63-203-94 69-32 136-64 204-96zM222 296c7 0 13 0 13-7 0-8-7-8-13-8-69 0-139 0-209 0-5 0-13 0-13 8 0 7 7 7 13 7 70 0 140 0 209 0z"><text:p/></draw:path><draw:path draw:style-name="gr3" draw:text-style-name="P9" svg:width="0.0587in" svg:height="0.0685in" svg:x="0.8823in" svg:y="0.0382in" svg:viewBox="0 0 150 175" svg:d="M136 24c-5 0-11 0-16 6-7 5-7 12-7 15 0 9 7 13 15 13 11 0 21-8 21-24 0-20-18-34-46-34-52 0-103 56-103 110 0 34 22 65 63 65 55 0 87-41 87-45 0-2-3-5-5-5s-2 1-4 4c-31 37-73 37-78 37-24 0-34-18-34-41 0-16 7-53 21-78 12-22 33-38 53-38 14 0 29 5 33 15z"><text:p/></draw:path><draw:path draw:style-name="gr3" draw:text-style-name="P9" svg:width="0.1008in" svg:height="0.1004in" svg:x="0.9839in" svg:y="0.0169in" svg:viewBox="0 0 257 256" svg:d="M136 137c37 0 72 0 108 0 6 0 13 0 13-8s-7-8-13-8c-36 0-71 0-108 0 0-36 0-71 0-108 0-5 0-13-7-13-8 0-8 8-8 13 0 37 0 72 0 108-36 0-71 0-108 0-5 0-13 0-13 8s8 8 13 8c37 0 72 0 108 0 0 35 0 71 0 106 0 6 0 13 8 13 7 0 7-7 7-13 0-35 0-71 0-106z"><text:p/></draw:path><draw:path draw:style-name="gr3" draw:text-style-name="P9" svg:width="0.0606in" svg:height="0.0713in" svg:x="1.1319in" svg:y="0.0366in" svg:viewBox="0 0 155 182" svg:d="M44 87c13 6 24 6 34 6s31 0 31-13c0-9-13-11-29-11-7 0-21 2-35 8-9-4-15-12-15-22 0-24 37-37 72-37 6 0 20 0 36 11 4 2 5 3 7 3 6 0 10-6 10-10 0-8-23-22-49-22-44 0-86 25-86 55 0 17 13 27 15 28-23 12-35 34-35 51 0 26 22 48 63 48 51 0 72-33 72-39 0-2-2-4-4-4-1 0-2 2-3 3-6 9-16 23-62 23-23 0-56-5-56-33 0-13 11-34 34-45zM57 82c9-4 17-4 23-4 10 0 12 0 19 2-5 4-7 4-21 4-9 0-13 0-21-2z"><text:p/></draw:path><draw:path draw:style-name="gr3" draw:text-style-name="P9" svg:width="0.0469in" svg:height="0.0697in" svg:x="1.2055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 <text:span text:style-name="T58">("הנחה 2")</text:span>. נציב לפי הגדרתם; <draw:g text:anchor-type="as-char" svg:y="-0.1047in" draw:z-index="68" draw:name="Shape200" draw:style-name="gr1"><svg:title>TexMaths</svg:title><svg:desc>11§display§b - b + a \le x \le c + d - c§svg§600§FALSE§</svg:desc><draw:path draw:style-name="gr2" draw:text-style-name="P8" svg:width="1.6417in" svg:height="0.1094in" svg:x="0.0008in" svg:y="0.0075in" svg:viewBox="0 0 4171 279" svg:d="M0 0c1390 0 2781 0 4171 0 0 93 0 185 0 279-1390 0-2781 0-4171 0 0-94 0-186 0-279z"><text:p/></draw:path><draw:path draw:style-name="gr3" draw:text-style-name="P9" svg:width="0.0555in" svg:height="0.1059in" svg:x="0.0004in" svg:y="0in" svg:viewBox="0 0 142 270" svg:d="M74 4c-2-1 0-4-6-4-9 0-36 3-46 4-3 0-8 0-8 8 0 4 4 4 9 4 19 0 20 3 20 7 0 2-3 15-6 23-11 42-20 84-31 125-5 19-6 25-6 39 0 36 20 60 48 60 47 0 94-57 94-112 0-35-21-61-52-61-17 0-33 11-45 23 10-39 19-77 29-116zM37 149c3-7 3-9 6-13 19-25 36-31 46-31 14 0 25 11 25 37 0 22-13 65-19 80-14 26-31 39-47 39-13 0-25-10-25-38 0-8 0-16 6-40 3-11 5-23 8-34z"><text:p/></draw:path><draw:path draw:style-name="gr3" draw:text-style-name="P9" svg:width="0.0925in" svg:height="0.0055in" svg:x="0.1047in" svg:y="0.0638in" svg:viewBox="0 0 236 15" svg:d="M222 15c7 0 14 0 14-7 0-8-7-8-14-8-69 0-140 0-209 0-6 0-13 0-13 8 0 7 7 7 13 7 69 0 140 0 209 0z"><text:p/></draw:path><draw:path draw:style-name="gr3" draw:text-style-name="P9" svg:width="0.0555in" svg:height="0.1059in" svg:x="0.2516in" svg:y="0in" svg:viewBox="0 0 142 270" svg:d="M74 4c-1-1 0-4-5-4-9 0-37 3-47 4-3 0-8 0-8 8 0 4 4 4 10 4 18 0 19 3 19 7 0 2-3 15-6 23-11 42-21 84-32 125-4 19-5 25-5 39 0 36 20 60 48 60 47 0 94-57 94-112 0-35-21-61-52-61-17 0-33 11-45 23 10-39 19-77 29-116zM37 149c3-7 3-9 6-13 20-25 37-31 47-31 13 0 24 11 24 37 0 22-13 65-19 80-14 26-31 39-47 39-13 0-25-10-25-38 0-8 0-16 6-40 3-11 5-23 8-34z"><text:p/></draw:path><draw:path draw:style-name="gr3" draw:text-style-name="P9" svg:width="0.1004in" svg:height="0.1in" svg:x="0.352in" svg:y="0.0165in" svg:viewBox="0 0 256 255" svg:d="M136 135c37 0 72 0 108 0 6 0 12 0 12-8 0-7-6-7-12-7-36 0-71 0-108 0 0-37 0-72 0-108 0-4 0-12-7-12-8 0-8 8-8 12 0 36 0 71 0 108-36 0-73 0-109 0-5 0-12 0-12 7 0 8 7 8 12 8 36 0 73 0 109 0 0 35 0 71 0 108 0 4 0 12 8 12 7 0 7-8 7-12 0-37 0-73 0-108z"><text:p/></draw:path><draw:path draw:style-name="gr3" draw:text-style-name="P9" svg:width="0.0689in" svg:height="0.0677in" svg:x="0.502in" svg:y="0.0378in" svg:viewBox="0 0 176 173" svg:d="M129 25c-8-14-19-25-37-25-45 0-92 57-92 113 0 36 21 60 51 60 7 0 27-2 50-27 4 14 17 27 35 27 14 0 22-8 29-19 7-15 11-38 11-39 0-4-3-4-4-4-4 0-5 2-6 8-6 25-13 46-28 46-11 0-13-9-13-17 0-9 1-11 6-28 4-17 4-20 8-34 4-19 10-37 14-54 3-11 3-12 3-13 0-7-5-11-12-11-9 0-14 8-15 17zM103 124c-2 8-2 8-7 14-18 22-33 27-44 27-20 0-24-20-24-35 0-19 12-66 20-84 13-23 30-37 45-37 25 0 30 32 30 34s0 4-1 6c-6 25-12 50-19 75z"><text:p/></draw:path><draw:path draw:style-name="gr3" draw:text-style-name="P9" svg:width="0.0929in" svg:height="0.1161in" svg:x="0.6311in" svg:y="0.0087in" svg:viewBox="0 0 237 296" svg:d="M229 16c4-2 8-3 8-8s-4-8-8-8c-2 0-6 2-8 2-71 34-142 67-213 101-7 3-8 6-8 9s2 5 8 9c71 33 142 66 213 99 6 2 7 2 8 2 4 0 8-4 8-8 0-3-3-5-9-9-67-30-135-62-202-93 67-32 136-64 203-96zM222 296c7 0 15 0 15-7 0-8-9-8-15-8-69 0-138 0-208 0-6 0-14 0-14 8 0 7 7 7 13 7 69 0 140 0 209 0z"><text:p/></draw:path><draw:path draw:style-name="gr3" draw:text-style-name="P9" svg:width="0.0752in" svg:height="0.0677in" svg:x="0.7835in" svg:y="0.0378in" svg:viewBox="0 0 192 173" svg:d="M118 54c2-10 11-45 38-45 2 0 11 0 19 5-10 1-18 11-18 20 0 7 4 14 15 14 8 0 20-7 20-23 0-20-23-25-36-25-22 0-35 21-41 30-8-26-29-30-41-30-40 0-62 49-62 59 0 5 3 5 4 5 4 0 5-1 6-5 13-40 38-50 52-50 6 0 21 3 21 25 0 12-7 38-21 92-7 23-20 39-38 39-2 0-11 0-18-5 9-1 17-9 17-20 0-10-7-14-14-14-11 0-21 11-21 23 0 17 19 24 36 24 26 0 40-26 41-28 4 14 19 28 42 28 39 0 61-48 61-58 0-4-3-4-4-4-3 0-4 2-5 4-13 42-39 50-51 50-15 0-22-11-22-25 0-8 2-16 7-34 4-17 8-35 13-52z"><text:p/></draw:path><draw:path draw:style-name="gr3" draw:text-style-name="P9" svg:width="0.0925in" svg:height="0.1161in" svg:x="0.9205in" svg:y="0.0087in" svg:viewBox="0 0 236 296" svg:d="M229 16c4-2 7-3 7-8s-3-8-7-8c-2 0-6 2-7 2-71 34-143 67-214 101-7 3-8 6-8 9s2 5 8 9c71 33 143 66 214 99 5 2 6 2 7 2 4 0 7-4 7-8 0-3-1-5-7-9-67-30-136-62-203-93 67-32 136-64 203-96zM223 296c7 0 13 0 13-7 0-8-7-8-14-8-69 0-138 0-208 0-5 0-14 0-14 8 0 7 8 7 14 7 70 0 140 0 209 0z"><text:p/></draw:path><draw:path draw:style-name="gr3" draw:text-style-name="P9" svg:width="0.0591in" svg:height="0.0677in" svg:x="1.0744in" svg:y="0.0378in" svg:viewBox="0 0 151 173" svg:d="M138 24c-6 0-11 0-17 6-7 5-8 12-8 15 0 9 8 13 15 13 12 0 22-10 22-25 0-19-18-33-45-33-53 0-105 55-105 110 0 34 23 63 63 63 56 0 88-39 88-43s-2-6-5-6c-2 0-3 1-5 4-30 37-73 37-77 37-24 0-35-18-35-41 0-15 7-53 20-77 13-22 35-38 56-38 13 0 27 5 33 15z"><text:p/></draw:path><draw:path draw:style-name="gr3" draw:text-style-name="P9" svg:width="0.1008in" svg:height="0.1in" svg:x="1.1768in" svg:y="0.0165in" svg:viewBox="0 0 257 255" svg:d="M136 135c37 0 72 0 108 0 6 0 13 0 13-8 0-7-7-7-13-7-36 0-71 0-108 0 0-37 0-72 0-108 0-4 0-12-7-12-8 0-8 8-8 12 0 36 0 71 0 108-36 0-73 0-109 0-4 0-12 0-12 7 0 8 8 8 12 8 36 0 73 0 109 0 0 35 0 71 0 108 0 4 0 12 8 12 7 0 7-8 7-12 0-37 0-73 0-108z"><text:p/></draw:path><draw:path draw:style-name="gr3" draw:text-style-name="P9" svg:width="0.072in" svg:height="0.1059in" svg:x="1.3264in" svg:y="0in" svg:viewBox="0 0 184 270" svg:d="M184 4c-2-1 0-4-6-4-5 0-42 3-48 4-3 0-6 3-6 8 0 4 4 4 9 4 19 0 20 3 20 7 0 2-1 6-1 8-8 29-16 60-23 91-8-14-19-25-37-25-45 0-92 57-92 112 0 36 21 61 51 61 7 0 27-2 50-29 4 16 17 29 35 29 14 0 22-9 29-21 7-14 12-37 12-38 0-5-4-5-5-5-4 0-5 3-6 8-7 25-13 47-28 47-11 0-13-10-13-17 0-9 1-12 3-19 18-74 37-147 56-221zM103 220c-2 7-2 7-7 14-18 22-33 27-44 27-20 0-24-21-24-36 0-19 12-65 20-82 13-23 30-38 45-38 25 0 30 32 30 34 0 3 0 5-1 7-6 24-12 49-19 74z"><text:p/></draw:path><draw:path draw:style-name="gr3" draw:text-style-name="P9" svg:width="0.0921in" svg:height="0.0055in" svg:x="1.4461in" svg:y="0.0638in" svg:viewBox="0 0 235 15" svg:d="M222 15c7 0 13 0 13-7 0-8-6-8-13-8-69 0-140 0-209 0-6 0-13 0-13 8 0 7 7 7 13 7 69 0 140 0 209 0z"><text:p/></draw:path><draw:path draw:style-name="gr3" draw:text-style-name="P9" svg:width="0.0591in" svg:height="0.0677in" svg:x="1.5917in" svg:y="0.0378in" svg:viewBox="0 0 151 173" svg:d="M137 24c-6 0-11 0-16 6-7 5-8 12-8 15 0 9 8 13 15 13 11 0 22-10 22-25 0-19-19-33-47-33-51 0-103 55-103 110 0 34 23 63 63 63 55 0 88-39 88-43s-2-6-5-6c-2 0-3 1-5 4-31 37-73 37-77 37-24 0-35-18-35-41 0-15 7-53 20-77 13-22 35-38 55-38 14 0 28 5 33 15z"><text:p/></draw:path></draw:g><text:s/>כלומר <draw:g text:anchor-type="as-char" svg:y="-0.1055in" draw:z-index="66" draw:name="Shape201" draw:style-name="gr1"><svg:title>TexMaths</svg:title><svg:desc>11§display§a \le x \le d§svg§600§FALSE§</svg:desc><draw:path draw:style-name="gr2" draw:text-style-name="P8" svg:width="0.6358in" svg:height="0.1098in" svg:x="0.0024in" svg:y="0.0083in" svg:viewBox="0 0 1616 280" svg:d="M809 280c-270 0-539 0-809 0 0-94 0-187 0-280 538 0 1078 0 1616 0 0 93 0 186 0 280-269 0-538 0-807 0z"><text:p/></draw:path><draw:path draw:style-name="gr3" draw:text-style-name="P9" svg:width="0.0693in" svg:height="0.0681in" svg:x="0.0004in" svg:y="0.039in" svg:viewBox="0 0 177 174" svg:d="M129 24c-7-14-18-24-35-24-46 0-94 56-94 112 0 36 22 62 52 62 7 0 27-2 50-29 3 16 17 29 36 29 13 0 22-8 28-22 7-13 8-25 11-37 0-4-3-4-4-4-5 0-5 1-6 6-6 26-13 49-29 49-10 0-11-10-11-18 0-9 1-12 4-28 4-17 5-20 9-36 4-18 10-36 14-53 2-11 2-11 2-13 0-7-4-10-11-10-9 0-15 7-16 16zM103 124c-1 7-1 8-7 14-17 21-32 28-43 28-20 0-25-21-25-37 0-19 12-66 22-84 11-23 28-37 44-37 25 0 30 31 30 34 0 2-1 4-1 6-6 25-13 51-20 76z"><text:p/></draw:path><draw:path draw:style-name="gr3" draw:text-style-name="P9" svg:width="0.0925in" svg:height="0.1161in" svg:x="0.1299in" svg:y="0.0094in" svg:viewBox="0 0 236 296" svg:d="M229 15c3-1 7-3 7-7 0-5-4-8-8-8-1 0-6 1-7 2-71 33-142 66-213 100-7 3-8 7-8 9 0 3 2 6 8 9 71 32 142 65 213 98 6 4 6 4 7 4 4 0 8-4 8-8 0-3-2-7-8-9-67-31-136-62-203-94 69-32 136-64 204-96zM222 296c7 0 14 0 14-7 0-8-8-8-14-8-69 0-139 0-209 0-5 0-13 0-13 8 0 7 7 7 13 7 70 0 140 0 209 0z"><text:p/></draw:path><draw:path draw:style-name="gr3" draw:text-style-name="P9" svg:width="0.0752in" svg:height="0.0681in" svg:x="0.2827in" svg:y="0.039in" svg:viewBox="0 0 192 174" svg:d="M118 54c2-10 11-46 37-46 2 0 12 0 20 5-11 2-19 11-19 21 0 5 5 13 15 13 8 0 21-6 21-22 0-20-22-25-36-25-23 0-36 20-40 29-10-26-31-29-42-29-41 0-63 49-63 59 0 4 4 4 6 4s3-2 4-5c13-40 38-50 52-50 7 0 21 4 21 26 0 12-7 37-21 91-6 24-20 41-37 41-2 0-11 0-19-6 9-1 18-10 18-21 0-10-9-13-14-13-12 0-21 10-21 22 0 19 19 26 36 26 26 0 39-27 40-29 5 14 19 29 42 29 41 0 63-50 63-59 0-4-5-4-6-4-3 0-4 1-4 4-14 41-40 51-52 51-16 0-21-12-21-26 0-8 2-17 7-34 4-17 8-35 13-52z"><text:p/></draw:path><draw:path draw:style-name="gr3" draw:text-style-name="P9" svg:width="0.0925in" svg:height="0.1161in" svg:x="0.4197in" svg:y="0.0094in" svg:viewBox="0 0 236 296" svg:d="M229 15c4-1 7-3 7-7 0-5-3-8-8-8-1 0-5 1-7 2-71 33-142 66-213 100-7 3-8 7-8 9 0 3 2 6 8 9 71 32 142 65 213 98 6 4 6 4 7 4 4 0 8-4 8-8 0-3-2-7-8-9-67-31-136-62-203-94 69-32 136-64 204-96zM222 296c7 0 14 0 14-7 0-8-8-8-14-8-69 0-139 0-209 0-5 0-13 0-13 8 0 7 7 7 13 7 70 0 140 0 209 0z"><text:p/></draw:path><draw:path draw:style-name="gr3" draw:text-style-name="P9" svg:width="0.072in" svg:height="0.1063in" svg:x="0.5736in" svg:y="0.0004in" svg:viewBox="0 0 184 271" svg:d="M184 4c-2-1 0-4-6-4-5 0-42 3-48 4-3 0-6 3-6 8 0 4 4 4 9 4 19 0 20 3 20 7 0 2-1 6-1 8-8 29-16 60-23 91-8-14-19-24-37-24-45 0-92 56-92 110 0 37 21 63 51 63 7 0 27-2 50-30 4 17 17 30 35 30 14 0 23-9 29-22 7-13 8-24 11-37 0-5-3-5-4-5-4 0-5 1-6 7-6 25-13 48-28 48-11 0-13-10-13-17 0-10 2-12 3-19 18-74 37-148 56-222zM103 220c-2 7-2 8-7 15-18 21-33 27-44 27-20 0-26-21-26-36 0-20 14-66 22-83 13-23 30-38 46-38 24 0 29 32 29 34 0 3 0 5-1 7-6 25-12 49-19 74z"><text:p/></draw:path></draw:g><text:s/><text:span text:style-name="T58">("טענה 3")</text:span>.</text:p>
        </text:list-item>
        <text:list-item>
          <text:p text:style-name="P118">לפי הגדרת מרחק (הגדול ביותר פחות הקטן ביותר), ולפי הגדרת <draw:g text:anchor-type="as-char" svg:y="-0.1047in" draw:z-index="64" draw:name="Shape202" draw:style-name="gr1"><svg:title>TexMaths</svg:title><svg:desc>11§display§a, b, c, d§svg§600§FALSE§</svg:desc><draw:path draw:style-name="gr2" draw:text-style-name="P8" svg:width="0.4768in" svg:height="0.1177in" svg:x="0.0024in" svg:y="0.0075in" svg:viewBox="0 0 1212 300" svg:d="M0 0c404 0 808 0 1212 0 0 100 0 201 0 300-404 0-808 0-1212 0 0-99 0-200 0-300z"><text:p/></draw:path><draw:path draw:style-name="gr3" draw:text-style-name="P9" svg:width="0.0693in" svg:height="0.0677in" svg:x="0.0004in" svg:y="0.0378in" svg:viewBox="0 0 177 173" svg:d="M129 25c-7-14-18-25-35-25-46 0-94 57-94 113 0 36 21 60 52 60 7 0 26-1 49-27 4 16 18 27 35 27 15 0 24-7 29-19 7-15 12-38 12-39 0-3-3-3-4-3-5 0-5 1-6 6-6 26-14 48-29 48-10 0-11-10-11-18s0-11 4-28c4-16 5-20 9-34 4-19 9-37 13-54 3-11 3-12 3-13 0-7-4-11-11-11-10 0-15 8-16 17zM103 125c-2 7-2 8-7 14-17 21-33 27-44 27-19 0-24-21-24-36 0-19 12-66 20-84 13-23 30-37 46-37 25 0 30 32 30 34s-1 4-1 6c-6 26-13 51-20 76z"><text:p/></draw:path><draw:path draw:style-name="gr3" draw:text-style-name="P9" svg:width="0.0173in" svg:height="0.0449in" svg:x="0.0878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9" svg:width="0.0559in" svg:height="0.1059in" svg:x="0.1496in" svg:y="0in" svg:viewBox="0 0 143 270" svg:d="M75 4c-2-1 0-4-6-4-8 0-37 3-47 4-3 0-7 0-7 8 0 4 4 4 9 4 19 0 20 3 20 7 0 2-4 15-5 23-11 42-21 83-32 125-5 19-7 25-7 38 0 37 21 61 50 61 45 0 93-57 93-112 0-34-21-62-52-62-17 0-34 13-45 24 10-39 19-77 29-116zM39 149c2-8 2-9 5-13 19-25 36-31 46-31 15 0 24 12 24 36 0 23-12 66-19 81-12 26-30 39-45 39-14 0-27-10-27-38 0-8 0-15 7-39 3-12 5-23 9-35z"><text:p/></draw:path><draw:path draw:style-name="gr3" draw:text-style-name="P9" svg:width="0.0173in" svg:height="0.0449in" svg:x="0.2209in" svg:y="0.0882in" svg:viewBox="0 0 45 115" svg:d="M45 41c0-26-10-41-25-41-12 0-20 10-20 21 0 10 8 20 20 20 5 0 10-2 14-5 1-1 1-1 1-1 1 0 1 0 1 6 0 28-13 51-26 64-4 4-4 5-4 6 0 3 2 4 4 4 4 0 35-29 35-74z"><text:p/></draw:path><draw:path draw:style-name="gr3" draw:text-style-name="P9" svg:width="0.0591in" svg:height="0.0677in" svg:x="0.2811in" svg:y="0.0378in" svg:viewBox="0 0 151 173" svg:d="M138 24c-7 0-13 0-18 6-6 5-7 12-7 15 0 9 7 13 15 13 11 0 22-9 22-24 0-20-19-34-47-34-51 0-103 55-103 110 0 34 22 63 63 63 55 0 88-39 88-44 0-2-2-5-6-5-1 0-2 1-4 4-31 38-73 38-77 38-24 0-35-19-35-42 0-15 7-53 21-77 12-22 33-38 55-38 12 0 27 5 33 15z"><text:p/></draw:path><draw:path draw:style-name="gr3" draw:text-style-name="P9" svg:width="0.0173in" svg:height="0.0449in" svg:x="0.3539in" svg:y="0.0882in" svg:viewBox="0 0 45 115" svg:d="M45 41c0-26-10-41-25-41-12 0-20 10-20 21 0 10 8 20 20 20 5 0 10-2 14-5 1-1 1-1 2-1 0 2 0 0 0 6 0 28-13 51-26 64-4 4-4 5-4 6 0 3 2 4 4 4 4 0 35-29 35-74z"><text:p/></draw:path><draw:path draw:style-name="gr3" draw:text-style-name="P9" svg:width="0.072in" svg:height="0.1059in" svg:x="0.4146in" svg:y="0in" svg:viewBox="0 0 184 270" svg:d="M184 4c-2-1 0-4-6-4-5 0-42 3-48 4-3 0-6 3-6 8 0 4 4 4 9 4 19 0 20 3 20 7 0 2-1 6-1 8-8 29-16 60-23 91-8-15-19-26-37-26-45 0-92 58-92 112 0 37 21 62 52 62 7 0 26-1 49-29 4 17 17 29 35 29 14 0 24-9 29-21 7-14 12-37 12-38 0-4-3-4-5-4-4 0-4 1-5 7-6 25-14 47-29 47-11 0-13-10-13-18s2-12 3-17c18-74 37-148 56-222zM103 220c-2 7-2 8-7 15-18 21-33 26-44 26-19 0-24-21-24-35 0-20 12-66 20-83 13-23 30-38 46-38 25 0 30 32 30 34s-1 5-1 7c-6 25-13 49-20 74z"><text:p/></draw:path></draw:g>, נוכל לדעת ש־<draw:g text:anchor-type="as-char" svg:y="-0.1in" draw:z-index="65" draw:name="Shape203" draw:style-name="gr1"><svg:title>TexMaths</svg:title><svg:desc>11§display§\vepsi_1, \vepsi_2 \ge 0§svg§600§FALSE§</svg:desc><draw:path draw:style-name="gr2" draw:text-style-name="P8" svg:width="0.6024in" svg:height="0.1138in" svg:x="0.0043in" svg:y="0.0079in" svg:viewBox="0 0 1531 290" svg:d="M0 0c510 0 1020 0 1531 0 0 97 0 194 0 290-511 0-1021 0-1531 0 0-96 0-193 0-290z"><text:p/></draw:path><draw:path draw:style-name="gr3" draw:text-style-name="P9" svg:width="0.061in" svg:height="0.0709in" svg:x="0.0004in" svg:y="0.0327in" svg:viewBox="0 0 156 181" svg:d="M45 87c12 5 23 5 33 5s31 0 31-12c0-10-13-11-28-11-8 0-22 1-36 8-9-4-15-12-15-22 0-24 37-37 72-37 7 0 20 0 35 11 5 2 6 3 8 3 6 0 11-5 11-10 0-8-24-22-50-22-44 0-86 25-86 55 0 16 14 26 15 27-23 13-35 35-35 52 0 25 22 47 63 47 51 0 72-33 72-38 0-2-1-4-3-4s-3 2-4 3c-6 9-15 23-61 23-24 0-57-5-57-33 0-13 11-34 35-45zM57 81c9-3 18-3 24-3 9 0 11 0 18 2-6 4-7 4-21 4-9 0-13 0-21-3z"><text:p/></draw:path><draw:path draw:style-name="gr3" draw:text-style-name="P9" svg:width="0.0382in" svg:height="0.0697in" svg:x="0.0791in" svg:y="0.0531in" svg:viewBox="0 0 98 178" svg:d="M60 8c0-8 0-8-7-8-18 18-42 18-53 18 0 3 0 6 0 10 7 0 24 0 38-8 0 45 0 91 0 137 0 9 0 11-26 11-3 0-8 0-11 0 0 4 0 7 0 10 6 0 39-1 48-1s43 1 49 1c0-3 0-6 0-10-3 0-7 0-10 0-28 0-28-2-28-11 0-50 0-100 0-149z"><text:p/></draw:path><draw:path draw:style-name="gr3" draw:text-style-name="P9" svg:width="0.0173in" svg:height="0.0449in" svg:x="0.1488in" svg:y="0.0846in" svg:viewBox="0 0 45 115" svg:d="M45 41c0-26-10-41-25-41-12 0-20 10-20 21 0 10 8 20 20 20 4 0 10-1 14-5 1-1 1-1 1-1 1 0 1 0 1 6 0 28-13 51-26 65-5 3-5 4-5 5 0 3 3 4 5 4 4 0 35-29 35-74z"><text:p/></draw:path><draw:path draw:style-name="gr3" draw:text-style-name="P9" svg:width="0.0606in" svg:height="0.0709in" svg:x="0.2075in" svg:y="0.0327in" svg:viewBox="0 0 155 181" svg:d="M44 87c13 5 24 5 33 5 10 0 32 0 32-12 0-10-14-11-29-11-7 0-22 1-36 8-9-4-15-12-15-22 0-24 38-37 72-37 7 0 21 0 36 11 5 2 5 3 8 3 5 0 10-5 10-10 0-8-23-22-49-22-44 0-86 25-86 55 0 16 13 26 15 27-23 13-35 35-35 52 0 25 22 47 63 47 50 0 72-33 72-38 0-2-2-4-4-4s-3 2-3 3c-6 9-16 23-62 23-23 0-56-5-56-33 0-13 11-34 34-45zM57 81c9-3 17-3 23-3 10 0 11 0 19 2-7 4-7 4-22 4-8 0-13 0-20-3z"><text:p/></draw:path><draw:path draw:style-name="gr3" draw:text-style-name="P9" svg:width="0.0469in" svg:height="0.0697in" svg:x="0.2811in" svg:y="0.0531in" svg:viewBox="0 0 120 178" svg:d="M120 130c-3 0-7 0-10 0-1 6-3 22-7 25-2 1-23 1-27 1-17 0-33 0-50 0 29-25 39-33 54-45 21-16 40-33 40-58 0-33-29-53-64-53-33 0-56 23-56 48 0 14 11 16 14 16 7 0 15-5 15-14 0-6-3-15-17-15 9-20 28-25 40-25 27 0 41 21 41 43 0 23-17 42-25 52-22 20-44 41-66 62-2 3-2 4-2 11 37 0 74 0 111 0 3-15 6-32 9-48z"><text:p/></draw:path><draw:path draw:style-name="gr3" draw:text-style-name="P9" svg:width="0.0921in" svg:height="0.1161in" svg:x="0.3969in" svg:y="0.0047in" svg:viewBox="0 0 235 296" svg:d="M228 120c5-2 7-6 7-9s-1-5-7-9c-71-34-142-67-213-100-5-2-5-1-7-2-5 0-8 3-8 8 0 4 3 5 7 7 68 32 135 64 203 96-67 31-135 63-202 94-8 3-8 6-8 8 0 5 3 8 8 8 1 0 2 0 6-2 72-33 142-66 214-99zM222 296c7 0 13 0 13-8 0-7-7-7-13-7-69 0-140 0-209 0-5 0-13 0-13 7 0 8 7 8 13 8 69 0 140 0 209 0z"><text:p/></draw:path><draw:path draw:style-name="gr3" draw:text-style-name="P9" svg:width="0.0638in" svg:height="0.1035in" svg:x="0.5508in" svg:y="0in" svg:viewBox="0 0 163 264" svg:d="M163 133c0-31-2-62-16-90-17-36-49-43-66-43-23 0-50 10-67 46-12 27-14 56-14 87 0 30 2 63 18 92 16 31 45 39 63 39 21 0 51-8 67-45 13-27 15-55 15-86zM81 255c-15 0-38-9-45-46-4-23-4-57-4-80 0-25 0-51 3-71 8-46 36-49 46-49 12 0 39 6 45 45 5 21 5 50 5 75 0 28 0 54-5 79-5 36-27 47-45 47z"><text:p/></draw:path></draw:g> ("טענה <text:span text:style-name="T58">2</text:span>"). </text:p>
        </text:list-item>
        <text:list-item>
          <text:p text:style-name="P118">לפי טענה <text:span text:style-name="T58">2</text:span>, <text:span text:style-name="T58">נוכל להחליף את </text:span><text:span text:style-name="T58"><draw:g text:anchor-type="as-char" svg:y="-0.0681in" draw:z-index="63" draw:name="Shape204" draw:style-name="gr1"><svg:title>TexMaths</svg:title><svg:desc>11§display§\vepsi_1, \vepsi_2§svg§600§FALSE§</svg:desc><draw:path draw:style-name="gr2" draw:text-style-name="P8" svg:width="0.315in" svg:height="0.0815in" svg:x="0.0043in" svg:y="0.0071in" svg:viewBox="0 0 801 208" svg:d="M0 0c267 0 534 0 801 0 0 69 0 139 0 208-267 0-534 0-801 0 0-69 0-139 0-208z"><text:p/></draw:path><draw:path draw:style-name="gr3" draw:text-style-name="P9" svg:width="0.061in" svg:height="0.0713in" svg:x="0.0004in" svg:y="0in" svg:viewBox="0 0 156 182" svg:d="M44 87c13 6 24 6 34 6s31 0 31-13c0-8-13-9-29-9-7 0-21 0-35 6-9-4-15-12-15-22 0-23 37-37 72-37 6 0 20 0 36 11 4 3 5 3 7 3 6 0 11-4 11-10 0-8-24-22-50-22-44 0-86 25-86 55 0 17 14 27 15 28-23 12-35 34-35 50 0 26 22 49 63 49 51 0 72-34 72-40 0-2-1-3-4-3-1 0-2 1-3 2-6 9-15 23-61 23-24 0-57-5-57-33 0-12 11-32 34-44zM57 83c9-4 18-5 23-5 10 0 12 1 19 2-5 4-7 4-21 4-9 0-13 0-21-1z"><text:p/></draw:path><draw:path draw:style-name="gr3" draw:text-style-name="P9" svg:width="0.0386in" svg:height="0.0697in" svg:x="0.0787in" svg:y="0.0209in" svg:viewBox="0 0 99 178" svg:d="M62 8c0-7 0-8-8-8-18 18-42 18-54 18 0 3 0 6 0 10 7 0 25 0 40-8 0 45 0 91 0 136 0 9 0 13-27 13-3 0-7 0-11 0 0 3 0 6 0 9 6 0 39-1 49-1 8 0 43 1 48 1 0-3 0-6 0-9-3 0-7 0-10 0-27 0-27-4-27-13 0-49 0-99 0-148z"><text:p/></draw:path><draw:path draw:style-name="gr3" draw:text-style-name="P9" svg:width="0.0173in" svg:height="0.0453in" svg:x="0.1488in" svg:y="0.052in" svg:viewBox="0 0 45 116" svg:d="M45 41c0-26-9-41-24-41-13 0-21 10-21 21 0 10 8 20 21 20 4 0 10-1 13-5 1-1 1-1 2-1 0 2 1 0 1 6 0 28-14 52-26 65-4 3-4 4-4 5 0 4 2 5 4 5 3 0 34-30 34-75z"><text:p/></draw:path><draw:path draw:style-name="gr3" draw:text-style-name="P9" svg:width="0.061in" svg:height="0.0713in" svg:x="0.2067in" svg:y="0in" svg:viewBox="0 0 156 182" svg:d="M45 87c12 6 23 6 33 6s31 0 31-13c0-8-13-9-28-9-8 0-22 0-36 6-9-4-15-12-15-22 0-23 37-37 72-37 7 0 20 0 36 11 4 3 5 3 7 3 6 0 11-4 11-10 0-8-24-22-49-22-45 0-87 25-87 55 0 17 14 27 15 28-22 12-35 34-35 50 0 26 22 49 64 49 50 0 72-34 72-40 0-2-2-3-4-3s-3 1-4 2c-6 9-15 23-61 23-24 0-57-5-57-33 0-12 11-32 35-44zM57 83c9-4 18-5 24-5 9 0 11 1 18 2-5 4-7 4-21 4-9 0-13 0-21-1z"><text:p/></draw:path><draw:path draw:style-name="gr3" draw:text-style-name="P9" svg:width="0.0469in" svg:height="0.0697in" svg:x="0.2803in" svg:y="0.0209in" svg:viewBox="0 0 120 178" svg:d="M120 129c-3 0-6 0-9 0-1 6-4 22-8 25-2 1-23 1-26 1-16 0-33 0-49 0 28-25 37-31 53-44 20-15 39-33 39-58 0-33-29-53-64-53-33 0-56 24-56 48 0 15 12 16 14 16 7 0 15-5 15-14 0-5-1-15-16-15 9-18 27-25 40-25 26 0 41 21 41 43 0 23-17 42-26 52-22 21-43 42-65 62-3 4-3 4-3 11 37 0 75 0 112 0 2-16 6-33 8-49z"><text:p/></draw:path></draw:g></text:span><text:span text:style-name="T58"><text:s/>בהנחה 2 ב־</text:span><text:span text:style-name="T58"><draw:g text:anchor-type="as-char" svg:y="-0.072in" draw:z-index="62" draw:name="Shape205" draw:style-name="gr1"><svg:title>TexMaths</svg:title><svg:desc>11§display§\vepsi§svg§600§FALSE§</svg:desc><draw:path draw:style-name="gr2" draw:text-style-name="P8" svg:width="0.0484in" svg:height="0.0559in" svg:x="0.0043in" svg:y="0.0075in" svg:viewBox="0 0 124 143" svg:d="M0 0c42 0 83 0 124 0 0 48 0 95 0 143-41 0-82 0-124 0 0-48 0-95 0-143z"><text:p/></draw:path><draw:path draw:style-name="gr3" draw:text-style-name="P9" svg:width="0.0602in" svg:height="0.0717in" svg:x="0.0004in" svg:y="0in" svg:viewBox="0 0 154 183" svg:d="M44 87c13 5 24 5 33 5s31 0 31-11c0-9-14-10-28-10-7 0-21 0-35 6-9-4-15-12-15-22 0-23 37-37 70-37 7 0 21 0 37 11 3 3 4 3 7 3 5 0 10-4 10-10 0-8-23-22-49-22-43 0-85 25-85 55 0 17 14 27 15 28-23 11-35 33-35 51 0 25 22 49 63 49 49 0 71-35 71-40 0-2-2-4-4-4s-3 2-4 3c-5 8-15 23-60 23-23 0-56-6-56-33 0-14 11-35 34-45zM57 82c9-2 17-3 23-3 9 0 10 1 18 2-7 3-7 3-21 3-8 0-13 0-20-2z"><text:p/></draw:path></draw:g></text:span><text:span text:style-name="T58"> (כי האי שיוויון קטן/גדל בצורה מתאימה) ולכן הנחה 2 שקולה להנחה 1. מכאן נובע כי טענה 1 (שצ.ל.) נגררת מהנחה 1 </text:span><text:span text:style-name="T59">(שנתונה). </text:span><text:span text:style-name="T60">מש"ל</text:span><text:span text:style-name="T61"> </text:span><text:span text:style-name="T61"><draw:g text:anchor-type="as-char" svg:y="-0.1043in" draw:z-index="61" draw:name="Shape206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p text:style-name="P119"><text:span text:style-name="T60">ס</text:span><text:span text:style-name="T8">וף </text:span><text:span text:style-name="T8"><draw:g text:anchor-type="as-char" svg:y="-0.1043in" draw:z-index="0" draw:name="Shape207" draw:style-name="gr1"><svg:title>TexMaths</svg:title><svg:desc>11§display§\blacksquare§svg§600§FALSE§</svg:desc><draw:path draw:style-name="gr2" draw:text-style-name="P8" svg:width="0.0929in" svg:height="0.0882in" svg:x="0.0004in" svg:y="0.0071in" svg:viewBox="0 0 237 225" svg:d="M120 225c-41 0-80 0-120 0 0-75 0-150 0-225 79 0 158 0 237 0 0 75 0 150 0 225-39 0-79 0-117 0z"><text:p/></draw:path><draw:path draw:style-name="gr3" draw:text-style-name="P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Noto Sans Display" fo:font-family="'Noto Sans Display'" style:font-style-name="Regular" style:font-family-generic="swiss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38:16.683919856</meta:creation-date>
    <meta:editing-duration>P1DT15H31M6S</meta:editing-duration>
    <meta:editing-cycles>263</meta:editing-cycles>
    <meta:generator>LibreOffice/24.8.3.2$Linux_X86_64 LibreOffice_project/480$Build-2</meta:generator>
    <dc:title>math</dc:title>
    <dc:date>2024-12-30T20:29:30.972199136</dc:date>
    <meta:print-date>2024-12-30T20:29:27.418393161</meta:print-date>
    <meta:printed-by>PDF files</meta:printed-by>
    <meta:document-statistic meta:table-count="0" meta:image-count="0" meta:object-count="0" meta:page-count="10" meta:paragraph-count="185" meta:word-count="1426" meta:character-count="6964" meta:non-whitespace-character-count="5693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def\N{\mathbb{N}}§\def\Z{\mathbb{Z}}§\def\R{\mathbb{R}}§\def\Q{\mathbb{Q}}§\def\powerset{\mathcal{P}}§\def\siff{\longleftrightarrow}§\def\vepsi{\varepsilon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1-16T14:38:16.381985529"/>
  </office:meta>
</office:document-meta>
</file>